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2" svg:font-family="Mangal"/>
    <style:font-face style:name="Consolas1" svg:font-family="Consolas" style:font-family-generic="roman"/>
    <style:font-face style:name="Liberation Sans3" svg:font-family="'Liberation Sans'" style:font-family-generic="swiss"/>
    <style:font-face style:name="Liberation Sans2" svg:font-family="'Liberation Sans'" style:font-adornments="Regular" style:font-family-generic="swiss"/>
    <style:font-face style:name="Consolas2" svg:font-family="Consolas" style:font-family-generic="modern" style:font-pitch="fixed"/>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SimSun1" svg:font-family="SimSun"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automatic-styles>
    <style:style style:name="HistoryRevision" style:family="table">
      <style:table-properties style:width="17.013cm" fo:margin-left="0cm" table:align="left"/>
    </style:style>
    <style:style style:name="HistoryRevision.A" style:family="table-column">
      <style:table-column-properties style:column-width="2.09cm"/>
    </style:style>
    <style:style style:name="HistoryRevision.B" style:family="table-column">
      <style:table-column-properties style:column-width="12.197cm"/>
    </style:style>
    <style:style style:name="HistoryRevision.C" style:family="table-column">
      <style:table-column-properties style:column-width="2.725cm"/>
    </style:style>
    <style:style style:name="HistoryRevision.A1" style:family="table-cell">
      <style:table-cell-properties fo:padding="0.097cm" fo:border-left="0.05pt solid #000000" fo:border-right="none" fo:border-top="0.05pt solid #000000" fo:border-bottom="0.05pt solid #000000"/>
    </style:style>
    <style:style style:name="HistoryRevision.C1" style:family="table-cell">
      <style:table-cell-properties fo:padding="0.097cm" fo:border="0.05pt solid #000000"/>
    </style:style>
    <style:style style:name="HistoryRevision.A2" style:family="table-cell">
      <style:table-cell-properties fo:padding="0.097cm" fo:border-left="0.05pt solid #000000" fo:border-right="none" fo:border-top="none" fo:border-bottom="0.05pt solid #000000"/>
    </style:style>
    <style:style style:name="HistoryRevision.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17.013cm"/>
    </style:style>
    <style:style style:name="Table3.1" style:family="table-row">
      <style:table-row-properties style:min-row-height="5.001cm"/>
    </style:style>
    <style:style style:name="Table17" style:family="table">
      <style:table-properties style:width="17.013cm" fo:margin-left="0cm" table:align="left"/>
    </style:style>
    <style:style style:name="Table17.A" style:family="table-column">
      <style:table-column-properties style:column-width="17.013cm"/>
    </style:style>
    <style:style style:name="Table17.1" style:family="table-row">
      <style:table-row-properties style:min-row-height="5.001cm"/>
    </style:style>
    <style:style style:name="Table2" style:family="table">
      <style:table-properties style:width="18.997cm" fo:margin-left="-1.101cm" table:align="left"/>
    </style:style>
    <style:style style:name="Table2.A" style:family="table-column">
      <style:table-column-properties style:column-width="18.997cm"/>
    </style:style>
    <style:style style:name="Table2.1" style:family="table-row">
      <style:table-row-properties style:min-row-height="7.303cm"/>
    </style:style>
    <style:style style:name="Table7" style:family="table">
      <style:table-properties style:width="17.013cm" fo:margin-left="0cm" table:align="left"/>
    </style:style>
    <style:style style:name="Table7.A" style:family="table-column">
      <style:table-column-properties style:column-width="3.81cm"/>
    </style:style>
    <style:style style:name="Table7.B" style:family="table-column">
      <style:table-column-properties style:column-width="6.297cm"/>
    </style:style>
    <style:style style:name="Table7.C" style:family="table-column">
      <style:table-column-properties style:column-width="2.487cm"/>
    </style:style>
    <style:style style:name="Table7.D" style:family="table-column">
      <style:table-column-properties style:column-width="4.419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4.207cm"/>
    </style:style>
    <style:style style:name="Table4.B" style:family="table-column">
      <style:table-column-properties style:column-width="4.392cm"/>
    </style:style>
    <style:style style:name="Table4.C" style:family="table-column">
      <style:table-column-properties style:column-width="3.829cm"/>
    </style:style>
    <style:style style:name="Table4.D" style:family="table-column">
      <style:table-column-properties style:column-width="4.584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21.802cm"/>
    </style:style>
    <style:style style:name="Table8" style:family="table">
      <style:table-properties style:width="17.198cm" table:align="left"/>
    </style:style>
    <style:style style:name="Table8.A" style:family="table-column">
      <style:table-column-properties style:column-width="17.198cm"/>
    </style:style>
    <style:style style:name="Table8.1" style:family="table-row">
      <style:table-row-properties style:min-row-height="8.308cm"/>
    </style:style>
    <style:style style:name="Table28" style:family="table">
      <style:table-properties style:width="17.013cm" fo:margin-left="0cm" table:align="left"/>
    </style:style>
    <style:style style:name="Table28.A" style:family="table-column">
      <style:table-column-properties style:column-width="3.493cm"/>
    </style:style>
    <style:style style:name="Table28.B" style:family="table-column">
      <style:table-column-properties style:column-width="8.705cm"/>
    </style:style>
    <style:style style:name="Table28.C" style:family="table-column">
      <style:table-column-properties style:column-width="4.815cm"/>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3.725cm"/>
    </style:style>
    <style:style style:name="Table26.B" style:family="table-column">
      <style:table-column-properties style:column-width="6.645cm"/>
    </style:style>
    <style:style style:name="Table26.C" style:family="table-column">
      <style:table-column-properties style:column-width="6.643cm"/>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3.493cm"/>
    </style:style>
    <style:style style:name="Table5.B" style:family="table-column">
      <style:table-column-properties style:column-width="8.705cm"/>
    </style:style>
    <style:style style:name="Table5.C" style:family="table-column">
      <style:table-column-properties style:column-width="4.815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895cm"/>
    </style:style>
    <style:style style:name="Table14.B" style:family="table-column">
      <style:table-column-properties style:column-width="6.438cm"/>
    </style:style>
    <style:style style:name="Table14.C" style:family="table-column">
      <style:table-column-properties style:column-width="5.68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table:align="left"/>
    </style:style>
    <style:style style:name="Table19.A" style:family="table-column">
      <style:table-column-properties style:column-width="4.895cm"/>
    </style:style>
    <style:style style:name="Table19.B" style:family="table-column">
      <style:table-column-properties style:column-width="6.438cm"/>
    </style:style>
    <style:style style:name="Table19.C" style:family="table-column">
      <style:table-column-properties style:column-width="5.68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4.895cm"/>
    </style:style>
    <style:style style:name="Table20.B" style:family="table-column">
      <style:table-column-properties style:column-width="6.438cm"/>
    </style:style>
    <style:style style:name="Table20.C" style:family="table-column">
      <style:table-column-properties style:column-width="5.68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895cm"/>
    </style:style>
    <style:style style:name="Table21.B" style:family="table-column">
      <style:table-column-properties style:column-width="6.438cm"/>
    </style:style>
    <style:style style:name="Table21.C" style:family="table-column">
      <style:table-column-properties style:column-width="5.68cm"/>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895cm"/>
    </style:style>
    <style:style style:name="Table22.B" style:family="table-column">
      <style:table-column-properties style:column-width="6.438cm"/>
    </style:style>
    <style:style style:name="Table22.C" style:family="table-column">
      <style:table-column-properties style:column-width="5.68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table:align="left"/>
    </style:style>
    <style:style style:name="Table27.A" style:family="table-column">
      <style:table-column-properties style:column-width="4.101cm"/>
    </style:style>
    <style:style style:name="Table27.B" style:family="table-column">
      <style:table-column-properties style:column-width="6.8cm"/>
    </style:style>
    <style:style style:name="Table27.C" style:family="table-column">
      <style:table-column-properties style:column-width="6.11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6.8cm"/>
    </style:style>
    <style:style style:name="Table16.C" style:family="table-column">
      <style:table-column-properties style:column-width="6.112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4.101cm"/>
    </style:style>
    <style:style style:name="Table6.B" style:family="table-column">
      <style:table-column-properties style:column-width="6.8cm"/>
    </style:style>
    <style:style style:name="Table6.C" style:family="table-column">
      <style:table-column-properties style:column-width="6.112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6.8cm"/>
    </style:style>
    <style:style style:name="Table18.C" style:family="table-column">
      <style:table-column-properties style:column-width="6.112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4.101cm"/>
    </style:style>
    <style:style style:name="Table11.B" style:family="table-column">
      <style:table-column-properties style:column-width="6.8cm"/>
    </style:style>
    <style:style style:name="Table11.C" style:family="table-column">
      <style:table-column-properties style:column-width="6.112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6.8cm"/>
    </style:style>
    <style:style style:name="Table12.C" style:family="table-column">
      <style:table-column-properties style:column-width="6.112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6.8cm"/>
    </style:style>
    <style:style style:name="Table13.C" style:family="table-column">
      <style:table-column-properties style:column-width="6.112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725cm"/>
    </style:style>
    <style:style style:name="Table10.B" style:family="table-column">
      <style:table-column-properties style:column-width="6.645cm"/>
    </style:style>
    <style:style style:name="Table10.C" style:family="table-column">
      <style:table-column-properties style:column-width="6.643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3.725cm"/>
    </style:style>
    <style:style style:name="Table23.B" style:family="table-column">
      <style:table-column-properties style:column-width="6.645cm"/>
    </style:style>
    <style:style style:name="Table23.C" style:family="table-column">
      <style:table-column-properties style:column-width="6.643cm"/>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table:align="left"/>
    </style:style>
    <style:style style:name="Table24.A" style:family="table-column">
      <style:table-column-properties style:column-width="3.725cm"/>
    </style:style>
    <style:style style:name="Table24.B" style:family="table-column">
      <style:table-column-properties style:column-width="6.645cm"/>
    </style:style>
    <style:style style:name="Table24.C" style:family="table-column">
      <style:table-column-properties style:column-width="6.643cm"/>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3.725cm"/>
    </style:style>
    <style:style style:name="Table25.B" style:family="table-column">
      <style:table-column-properties style:column-width="6.645cm"/>
    </style:style>
    <style:style style:name="Table25.C" style:family="table-column">
      <style:table-column-properties style:column-width="6.643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a13a5" officeooo:paragraph-rsid="0001ebe6"/>
    </style:style>
    <style:style style:name="P2" style:family="paragraph" style:parent-style-name="Text_20_body">
      <style:text-properties officeooo:rsid="00280115" officeooo:paragraph-rsid="0001ebe6"/>
    </style:style>
    <style:style style:name="P3" style:family="paragraph" style:parent-style-name="Text_20_body">
      <style:text-properties officeooo:rsid="00280115" officeooo:paragraph-rsid="0470382c"/>
    </style:style>
    <style:style style:name="P4" style:family="paragraph" style:parent-style-name="Text_20_body">
      <style:text-properties officeooo:rsid="00280115" officeooo:paragraph-rsid="04714344"/>
    </style:style>
    <style:style style:name="P5" style:family="paragraph" style:parent-style-name="Text_20_body">
      <style:text-properties officeooo:rsid="00280115" officeooo:paragraph-rsid="0475e4bf"/>
    </style:style>
    <style:style style:name="P6" style:family="paragraph" style:parent-style-name="Text_20_body">
      <style:text-properties officeooo:rsid="00280115" officeooo:paragraph-rsid="04762c6f"/>
    </style:style>
    <style:style style:name="P7" style:family="paragraph" style:parent-style-name="Text_20_body">
      <style:text-properties officeooo:rsid="00280115" officeooo:paragraph-rsid="04a315d7"/>
    </style:style>
    <style:style style:name="P8" style:family="paragraph" style:parent-style-name="Text_20_body">
      <style:text-properties officeooo:rsid="00280115" officeooo:paragraph-rsid="04b0dd62"/>
    </style:style>
    <style:style style:name="P9" style:family="paragraph" style:parent-style-name="Text_20_body">
      <style:text-properties officeooo:rsid="0047bbf3" officeooo:paragraph-rsid="0001ebe6"/>
    </style:style>
    <style:style style:name="P10" style:family="paragraph" style:parent-style-name="Text_20_body">
      <style:text-properties officeooo:rsid="0056e684" officeooo:paragraph-rsid="0001ebe6"/>
    </style:style>
    <style:style style:name="P11" style:family="paragraph" style:parent-style-name="Text_20_body">
      <style:text-properties officeooo:rsid="0311e0b0" officeooo:paragraph-rsid="0001ebe6"/>
    </style:style>
    <style:style style:name="P12" style:family="paragraph" style:parent-style-name="Text_20_body">
      <style:text-properties officeooo:rsid="0310002f" officeooo:paragraph-rsid="0001ebe6"/>
    </style:style>
    <style:style style:name="P13" style:family="paragraph" style:parent-style-name="Text_20_body">
      <style:text-properties officeooo:rsid="031522ad" officeooo:paragraph-rsid="0001ebe6"/>
    </style:style>
    <style:style style:name="P14" style:family="paragraph" style:parent-style-name="Text_20_body">
      <style:text-properties officeooo:rsid="031c30a5" officeooo:paragraph-rsid="0001ebe6"/>
    </style:style>
    <style:style style:name="P15" style:family="paragraph" style:parent-style-name="Text_20_body">
      <style:text-properties officeooo:rsid="007f3886" officeooo:paragraph-rsid="0001ebe6"/>
    </style:style>
    <style:style style:name="P16" style:family="paragraph" style:parent-style-name="Text_20_body">
      <style:text-properties officeooo:rsid="002e2312" officeooo:paragraph-rsid="0001ebe6"/>
    </style:style>
    <style:style style:name="P17" style:family="paragraph" style:parent-style-name="Text_20_body">
      <style:text-properties officeooo:rsid="005f1089" officeooo:paragraph-rsid="0001ebe6"/>
    </style:style>
    <style:style style:name="P18" style:family="paragraph" style:parent-style-name="Text_20_body">
      <style:text-properties officeooo:rsid="005f1089" officeooo:paragraph-rsid="03a77504"/>
    </style:style>
    <style:style style:name="P19" style:family="paragraph" style:parent-style-name="Text_20_body">
      <style:text-properties officeooo:rsid="005f1089" officeooo:paragraph-rsid="03a78bf0"/>
    </style:style>
    <style:style style:name="P20" style:family="paragraph" style:parent-style-name="Text_20_body">
      <style:text-properties officeooo:rsid="006afff7" officeooo:paragraph-rsid="000de455"/>
    </style:style>
    <style:style style:name="P21" style:family="paragraph" style:parent-style-name="Text_20_body">
      <style:text-properties officeooo:rsid="007a7773" officeooo:paragraph-rsid="0001ebe6"/>
    </style:style>
    <style:style style:name="P22" style:family="paragraph" style:parent-style-name="Text_20_body">
      <style:text-properties officeooo:rsid="00c6c111" officeooo:paragraph-rsid="0001ebe6"/>
    </style:style>
    <style:style style:name="P23" style:family="paragraph" style:parent-style-name="Text_20_body">
      <style:text-properties officeooo:rsid="02093b18" officeooo:paragraph-rsid="0001ebe6"/>
    </style:style>
    <style:style style:name="P24" style:family="paragraph" style:parent-style-name="Text_20_body">
      <style:text-properties officeooo:rsid="020abafd" officeooo:paragraph-rsid="0001ebe6"/>
    </style:style>
    <style:style style:name="P25" style:family="paragraph" style:parent-style-name="Text_20_body">
      <style:text-properties officeooo:rsid="020f81f1" officeooo:paragraph-rsid="0001ebe6"/>
    </style:style>
    <style:style style:name="P26" style:family="paragraph" style:parent-style-name="Text_20_body">
      <style:text-properties style:use-window-font-color="true" officeooo:rsid="00d15800" officeooo:paragraph-rsid="0001ebe6"/>
    </style:style>
    <style:style style:name="P27" style:family="paragraph" style:parent-style-name="Text_20_body">
      <style:text-properties style:use-window-font-color="true" style:text-underline-style="none" officeooo:rsid="00ce657c" officeooo:paragraph-rsid="0001ebe6"/>
    </style:style>
    <style:style style:name="P28" style:family="paragraph" style:parent-style-name="Text_20_body">
      <style:text-properties style:use-window-font-color="true" style:text-underline-style="none" officeooo:rsid="0206628b" officeooo:paragraph-rsid="0001ebe6"/>
    </style:style>
    <style:style style:name="P29" style:family="paragraph" style:parent-style-name="Text_20_body">
      <style:text-properties style:use-window-font-color="true" style:text-underline-style="none" officeooo:rsid="02145fc0" officeooo:paragraph-rsid="0001ebe6"/>
    </style:style>
    <style:style style:name="P30" style:family="paragraph" style:parent-style-name="Text_20_body">
      <style:text-properties style:use-window-font-color="true" style:text-underline-style="none" officeooo:rsid="02145fc0" officeooo:paragraph-rsid="041eda9e"/>
    </style:style>
    <style:style style:name="P31" style:family="paragraph" style:parent-style-name="Text_20_body">
      <style:text-properties style:use-window-font-color="true" style:text-underline-style="none" officeooo:rsid="010bd9ac" officeooo:paragraph-rsid="02dbc56a"/>
    </style:style>
    <style:style style:name="P32" style:family="paragraph" style:parent-style-name="Text_20_body">
      <style:text-properties style:use-window-font-color="true" style:text-underline-style="none" officeooo:rsid="042032ef" officeooo:paragraph-rsid="042032ef"/>
    </style:style>
    <style:style style:name="P33" style:family="paragraph" style:parent-style-name="Text_20_body">
      <style:text-properties style:use-window-font-color="true" officeooo:rsid="02611f31" officeooo:paragraph-rsid="0001ebe6"/>
    </style:style>
    <style:style style:name="P34" style:family="paragraph" style:parent-style-name="Text_20_body">
      <style:text-properties style:use-window-font-color="true" officeooo:paragraph-rsid="0001ebe6"/>
    </style:style>
    <style:style style:name="P35" style:family="paragraph" style:parent-style-name="Text_20_body">
      <style:text-properties style:use-window-font-color="true" officeooo:rsid="01c82771" officeooo:paragraph-rsid="0027b340"/>
    </style:style>
    <style:style style:name="P36" style:family="paragraph" style:parent-style-name="Text_20_body">
      <style:text-properties style:use-window-font-color="true" style:font-name="Liberation Serif" fo:font-size="12pt" officeooo:rsid="009f75f1" officeooo:paragraph-rsid="008de974" style:font-size-asian="12pt" style:font-size-complex="12pt"/>
    </style:style>
    <style:style style:name="P37" style:family="paragraph" style:parent-style-name="Text_20_body">
      <style:text-properties style:use-window-font-color="true" style:font-name="Liberation Serif" fo:font-size="12pt" officeooo:rsid="00e177e6" officeooo:paragraph-rsid="00ee50d2" style:font-size-asian="12pt" style:font-size-complex="12pt"/>
    </style:style>
    <style:style style:name="P38" style:family="paragraph" style:parent-style-name="Text_20_body">
      <style:text-properties style:use-window-font-color="true" style:font-name="Liberation Serif" fo:font-size="12pt" officeooo:rsid="00e177e6" officeooo:paragraph-rsid="00f2be59" style:font-size-asian="12pt" style:font-size-complex="12pt"/>
    </style:style>
    <style:style style:name="P39" style:family="paragraph" style:parent-style-name="Text_20_body">
      <style:text-properties style:use-window-font-color="true" style:font-name="Liberation Serif" fo:font-size="12pt" officeooo:rsid="021558b5" officeooo:paragraph-rsid="021f9286" style:font-size-asian="12pt" style:font-size-complex="12pt"/>
    </style:style>
    <style:style style:name="P40" style:family="paragraph" style:parent-style-name="Text_20_body">
      <style:text-properties style:use-window-font-color="true" style:font-name="Liberation Serif" fo:font-size="12pt" officeooo:rsid="021558b5" officeooo:paragraph-rsid="02244251" style:font-size-asian="12pt" style:font-size-complex="12pt"/>
    </style:style>
    <style:style style:name="P41" style:family="paragraph" style:parent-style-name="Text_20_body">
      <style:text-properties style:use-window-font-color="true" officeooo:rsid="00d64d58" officeooo:paragraph-rsid="00d64d58"/>
    </style:style>
    <style:style style:name="P42" style:family="paragraph" style:parent-style-name="Text_20_body">
      <style:text-properties style:use-window-font-color="true" officeooo:rsid="00d64d58" officeooo:paragraph-rsid="00d78e23"/>
    </style:style>
    <style:style style:name="P43" style:family="paragraph" style:parent-style-name="Text_20_body">
      <style:text-properties style:use-window-font-color="true" officeooo:rsid="00d64d58" officeooo:paragraph-rsid="00ee50d2"/>
    </style:style>
    <style:style style:name="P44" style:family="paragraph" style:parent-style-name="Text_20_body">
      <style:text-properties style:use-window-font-color="true" officeooo:rsid="00d64d58" officeooo:paragraph-rsid="00f2be59"/>
    </style:style>
    <style:style style:name="P45" style:family="paragraph" style:parent-style-name="Text_20_body">
      <style:text-properties style:use-window-font-color="true" officeooo:rsid="00d78e23" officeooo:paragraph-rsid="00d78e23"/>
    </style:style>
    <style:style style:name="P46" style:family="paragraph" style:parent-style-name="Text_20_body">
      <style:text-properties style:use-window-font-color="true" officeooo:rsid="00d78e23" officeooo:paragraph-rsid="00ee50d2"/>
    </style:style>
    <style:style style:name="P47" style:family="paragraph" style:parent-style-name="Text_20_body">
      <style:text-properties style:use-window-font-color="true" officeooo:rsid="00d78e23" officeooo:paragraph-rsid="00f89f01"/>
    </style:style>
    <style:style style:name="P48" style:family="paragraph" style:parent-style-name="Text_20_body">
      <style:text-properties style:use-window-font-color="true" officeooo:rsid="00d81a47" officeooo:paragraph-rsid="00d81a47"/>
    </style:style>
    <style:style style:name="P49" style:family="paragraph" style:parent-style-name="Text_20_body">
      <style:text-properties style:use-window-font-color="true" officeooo:rsid="00d81a47" officeooo:paragraph-rsid="00e3a6bd"/>
    </style:style>
    <style:style style:name="P50" style:family="paragraph" style:parent-style-name="Text_20_body">
      <style:text-properties style:use-window-font-color="true" officeooo:rsid="00d81a47" officeooo:paragraph-rsid="00ee50d2"/>
    </style:style>
    <style:style style:name="P51" style:family="paragraph" style:parent-style-name="Text_20_body">
      <style:text-properties style:use-window-font-color="true" officeooo:rsid="00d81a47" officeooo:paragraph-rsid="00f2be59"/>
    </style:style>
    <style:style style:name="P52" style:family="paragraph" style:parent-style-name="Text_20_body">
      <style:text-properties style:use-window-font-color="true" officeooo:rsid="00d81a47" officeooo:paragraph-rsid="02226184"/>
    </style:style>
    <style:style style:name="P53" style:family="paragraph" style:parent-style-name="Text_20_body">
      <style:text-properties style:use-window-font-color="true" officeooo:paragraph-rsid="00ee50d2"/>
    </style:style>
    <style:style style:name="P54" style:family="paragraph" style:parent-style-name="Text_20_body">
      <style:text-properties style:use-window-font-color="true" officeooo:rsid="01140c68" officeooo:paragraph-rsid="01157368"/>
    </style:style>
    <style:style style:name="P55" style:family="paragraph" style:parent-style-name="Text_20_body">
      <style:text-properties style:use-window-font-color="true" officeooo:rsid="01140c68" officeooo:paragraph-rsid="01140c68"/>
    </style:style>
    <style:style style:name="P56" style:family="paragraph" style:parent-style-name="Text_20_body">
      <style:text-properties style:use-window-font-color="true" officeooo:rsid="01547ccc" officeooo:paragraph-rsid="01547ccc"/>
    </style:style>
    <style:style style:name="P57" style:family="paragraph" style:parent-style-name="Text_20_body">
      <style:text-properties style:use-window-font-color="true" officeooo:rsid="01547ccc" officeooo:paragraph-rsid="0158924d"/>
    </style:style>
    <style:style style:name="P58" style:family="paragraph" style:parent-style-name="Text_20_body">
      <style:text-properties style:use-window-font-color="true" officeooo:rsid="01547ccc" officeooo:paragraph-rsid="0170adce"/>
    </style:style>
    <style:style style:name="P59" style:family="paragraph" style:parent-style-name="Text_20_body">
      <style:text-properties style:use-window-font-color="true" officeooo:rsid="01547ccc" officeooo:paragraph-rsid="0175c3b1"/>
    </style:style>
    <style:style style:name="P60" style:family="paragraph" style:parent-style-name="Text_20_body">
      <style:text-properties style:use-window-font-color="true" officeooo:rsid="01547ccc" officeooo:paragraph-rsid="01764882"/>
    </style:style>
    <style:style style:name="P61" style:family="paragraph" style:parent-style-name="Text_20_body">
      <style:text-properties style:use-window-font-color="true" officeooo:rsid="0158924d" officeooo:paragraph-rsid="0158924d"/>
    </style:style>
    <style:style style:name="P62" style:family="paragraph" style:parent-style-name="Text_20_body">
      <style:text-properties style:use-window-font-color="true" officeooo:rsid="0158924d" officeooo:paragraph-rsid="0170adce"/>
    </style:style>
    <style:style style:name="P63" style:family="paragraph" style:parent-style-name="Text_20_body">
      <style:text-properties style:use-window-font-color="true" officeooo:rsid="0158924d" officeooo:paragraph-rsid="0175c3b1"/>
    </style:style>
    <style:style style:name="P64" style:family="paragraph" style:parent-style-name="Text_20_body">
      <style:text-properties style:use-window-font-color="true" officeooo:rsid="0158924d" officeooo:paragraph-rsid="01764882"/>
    </style:style>
    <style:style style:name="P65" style:family="paragraph" style:parent-style-name="Text_20_body">
      <style:text-properties style:use-window-font-color="true" officeooo:paragraph-rsid="002916af"/>
    </style:style>
    <style:style style:name="P66" style:family="paragraph" style:parent-style-name="Text_20_body">
      <style:text-properties style:use-window-font-color="true" officeooo:rsid="02ac9f4a" officeooo:paragraph-rsid="0001ebe6" fo:background-color="transparent"/>
    </style:style>
    <style:style style:name="P67" style:family="paragraph" style:parent-style-name="Text_20_body">
      <style:text-properties style:use-window-font-color="true" officeooo:rsid="02ac9f4a" officeooo:paragraph-rsid="02ff2bbe" fo:background-color="transparent"/>
    </style:style>
    <style:style style:name="P68" style:family="paragraph" style:parent-style-name="Text_20_body">
      <style:text-properties style:use-window-font-color="true" officeooo:rsid="02ac9f4a" officeooo:paragraph-rsid="0314ff7a" fo:background-color="transparent"/>
    </style:style>
    <style:style style:name="P69" style:family="paragraph" style:parent-style-name="Text_20_body">
      <style:text-properties style:use-window-font-color="true" officeooo:rsid="02ac9f4a" officeooo:paragraph-rsid="031736c0" fo:background-color="transparent"/>
    </style:style>
    <style:style style:name="P70" style:family="paragraph" style:parent-style-name="Text_20_body">
      <style:text-properties style:use-window-font-color="true" officeooo:rsid="02ac9f4a" officeooo:paragraph-rsid="0300abd1" fo:background-color="transparent"/>
    </style:style>
    <style:style style:name="P71" style:family="paragraph" style:parent-style-name="Text_20_body">
      <style:text-properties style:use-window-font-color="true" officeooo:rsid="02ac9f4a" officeooo:paragraph-rsid="04caaff2" fo:background-color="transparent"/>
    </style:style>
    <style:style style:name="P72" style:family="paragraph" style:parent-style-name="Text_20_body">
      <style:text-properties style:use-window-font-color="true" officeooo:rsid="0314ff7a" officeooo:paragraph-rsid="0316c3bb" fo:background-color="transparent"/>
    </style:style>
    <style:style style:name="P73" style:family="paragraph" style:parent-style-name="Text_20_body">
      <style:text-properties style:use-window-font-color="true" officeooo:rsid="0314ff7a" officeooo:paragraph-rsid="031736c0" fo:background-color="transparent"/>
    </style:style>
    <style:style style:name="P74" style:family="paragraph" style:parent-style-name="Text_20_body">
      <style:text-properties style:use-window-font-color="true" officeooo:rsid="0205f28c" officeooo:paragraph-rsid="020a1add"/>
    </style:style>
    <style:style style:name="P75" style:family="paragraph" style:parent-style-name="Text_20_body">
      <style:text-properties style:use-window-font-color="true" style:font-name="Consolas" fo:font-size="9.5pt" officeooo:paragraph-rsid="02f8cda1" style:font-size-asian="9.5pt"/>
    </style:style>
    <style:style style:name="P76" style:family="paragraph" style:parent-style-name="Text_20_body">
      <style:text-properties style:use-window-font-color="true" officeooo:rsid="020b3d50" officeooo:paragraph-rsid="020bc4cf"/>
    </style:style>
    <style:style style:name="P77" style:family="paragraph" style:parent-style-name="Text_20_body">
      <style:text-properties style:use-window-font-color="true" officeooo:rsid="020b3d50" officeooo:paragraph-rsid="020b3d50"/>
    </style:style>
    <style:style style:name="P78" style:family="paragraph" style:parent-style-name="Text_20_body">
      <style:text-properties style:use-window-font-color="true" officeooo:paragraph-rsid="036036ec"/>
    </style:style>
    <style:style style:name="P79" style:family="paragraph" style:parent-style-name="Text_20_body">
      <style:text-properties style:use-window-font-color="true" officeooo:rsid="048a5456" officeooo:paragraph-rsid="048a5456"/>
    </style:style>
    <style:style style:name="P80" style:family="paragraph" style:parent-style-name="Text_20_body">
      <style:text-properties style:use-window-font-color="true" officeooo:rsid="014eff73" officeooo:paragraph-rsid="049e8a71"/>
    </style:style>
    <style:style style:name="P81" style:family="paragraph" style:parent-style-name="Text_20_body">
      <style:text-properties style:use-window-font-color="true" officeooo:rsid="0465d3b1" officeooo:paragraph-rsid="0479b4e3"/>
    </style:style>
    <style:style style:name="P82" style:family="paragraph" style:parent-style-name="Text_20_body">
      <style:text-properties style:use-window-font-color="true" officeooo:rsid="0465d3b1" officeooo:paragraph-rsid="0465d3b1"/>
    </style:style>
    <style:style style:name="P83" style:family="paragraph" style:parent-style-name="Text_20_body">
      <style:text-properties style:use-window-font-color="true" officeooo:rsid="04853074" officeooo:paragraph-rsid="04853074"/>
    </style:style>
    <style:style style:name="P84" style:family="paragraph" style:parent-style-name="Text_20_body">
      <style:paragraph-properties>
        <style:tab-stops/>
      </style:paragraph-properties>
      <style:text-properties style:use-window-font-color="true" officeooo:rsid="04a5ccd0" officeooo:paragraph-rsid="04af96b3"/>
    </style:style>
    <style:style style:name="P85" style:family="paragraph" style:parent-style-name="Text_20_body">
      <style:text-properties officeooo:rsid="01f40478" officeooo:paragraph-rsid="0001ebe6"/>
    </style:style>
    <style:style style:name="P86" style:family="paragraph" style:parent-style-name="Text_20_body">
      <style:text-properties officeooo:rsid="01f40478" officeooo:paragraph-rsid="041eda9e"/>
    </style:style>
    <style:style style:name="P87" style:family="paragraph" style:parent-style-name="Text_20_body">
      <style:text-properties officeooo:rsid="00e21985" officeooo:paragraph-rsid="0001ebe6"/>
    </style:style>
    <style:style style:name="P88" style:family="paragraph" style:parent-style-name="Text_20_body">
      <style:text-properties officeooo:rsid="00e21985" officeooo:paragraph-rsid="028fed47"/>
    </style:style>
    <style:style style:name="P89" style:family="paragraph" style:parent-style-name="Text_20_body">
      <style:text-properties officeooo:rsid="00e21985" officeooo:paragraph-rsid="02f6ee5c"/>
    </style:style>
    <style:style style:name="P90" style:family="paragraph" style:parent-style-name="Text_20_body">
      <style:text-properties officeooo:rsid="00e21985" officeooo:paragraph-rsid="041eda9e"/>
    </style:style>
    <style:style style:name="P91" style:family="paragraph" style:parent-style-name="Text_20_body">
      <style:text-properties officeooo:rsid="01ff009a" officeooo:paragraph-rsid="0001ebe6"/>
    </style:style>
    <style:style style:name="P92" style:family="paragraph" style:parent-style-name="Text_20_body">
      <style:text-properties officeooo:rsid="01ff009a" officeooo:paragraph-rsid="0186d01a"/>
    </style:style>
    <style:style style:name="P93" style:family="paragraph" style:parent-style-name="Text_20_body">
      <style:text-properties officeooo:rsid="01ff009a" officeooo:paragraph-rsid="041eda9e"/>
    </style:style>
    <style:style style:name="P94" style:family="paragraph" style:parent-style-name="Text_20_body">
      <style:text-properties officeooo:rsid="006197b5" officeooo:paragraph-rsid="0001ebe6"/>
    </style:style>
    <style:style style:name="P95" style:family="paragraph" style:parent-style-name="Text_20_body">
      <style:text-properties officeooo:rsid="006197b5" officeooo:paragraph-rsid="01920bd2"/>
    </style:style>
    <style:style style:name="P96" style:family="paragraph" style:parent-style-name="Text_20_body">
      <style:text-properties officeooo:rsid="006197b5" officeooo:paragraph-rsid="041eda9e"/>
    </style:style>
    <style:style style:name="P97" style:family="paragraph" style:parent-style-name="Text_20_body">
      <style:text-properties officeooo:rsid="01f447aa" officeooo:paragraph-rsid="0001ebe6"/>
    </style:style>
    <style:style style:name="P98" style:family="paragraph" style:parent-style-name="Text_20_body">
      <style:text-properties style:text-underline-style="solid" style:text-underline-width="auto" style:text-underline-color="font-color" officeooo:rsid="00e9ee6c" officeooo:paragraph-rsid="0001ebe6"/>
    </style:style>
    <style:style style:name="P99" style:family="paragraph" style:parent-style-name="Text_20_body">
      <style:text-properties style:text-underline-style="solid" style:text-underline-width="auto" style:text-underline-color="font-color" officeooo:rsid="00747ff3" officeooo:paragraph-rsid="0077da84"/>
    </style:style>
    <style:style style:name="P100" style:family="paragraph" style:parent-style-name="Text_20_body">
      <style:text-properties officeooo:rsid="011c9f84" officeooo:paragraph-rsid="0001ebe6"/>
    </style:style>
    <style:style style:name="P101" style:family="paragraph" style:parent-style-name="Text_20_body">
      <style:text-properties officeooo:rsid="00de644d" officeooo:paragraph-rsid="0001ebe6"/>
    </style:style>
    <style:style style:name="P102" style:family="paragraph" style:parent-style-name="Text_20_body">
      <style:text-properties officeooo:rsid="00ff14c4" officeooo:paragraph-rsid="0001ebe6"/>
    </style:style>
    <style:style style:name="P103" style:family="paragraph" style:parent-style-name="Text_20_body">
      <style:text-properties style:font-name="Consolas2" fo:font-size="9.5pt" officeooo:paragraph-rsid="0001ebe6" style:font-size-asian="9.5pt" style:font-size-complex="9.5pt"/>
    </style:style>
    <style:style style:name="P104" style:family="paragraph" style:parent-style-name="Text_20_body">
      <style:text-properties officeooo:rsid="00eab7f8" officeooo:paragraph-rsid="0001ebe6"/>
    </style:style>
    <style:style style:name="P105" style:family="paragraph" style:parent-style-name="Text_20_body">
      <style:text-properties officeooo:rsid="00eab7f8" officeooo:paragraph-rsid="018e3f98"/>
    </style:style>
    <style:style style:name="P106" style:family="paragraph" style:parent-style-name="Text_20_body">
      <style:text-properties officeooo:rsid="00f6ebcf" officeooo:paragraph-rsid="0001ebe6"/>
    </style:style>
    <style:style style:name="P107" style:family="paragraph" style:parent-style-name="Text_20_body">
      <style:text-properties officeooo:rsid="00f6ebcf" officeooo:paragraph-rsid="01928234"/>
    </style:style>
    <style:style style:name="P108" style:family="paragraph" style:parent-style-name="Text_20_body">
      <style:text-properties officeooo:rsid="00f6ebcf" officeooo:paragraph-rsid="029f827c"/>
    </style:style>
    <style:style style:name="P109" style:family="paragraph" style:parent-style-name="Text_20_body">
      <style:text-properties officeooo:rsid="00f6ebcf" officeooo:paragraph-rsid="02f6ee5c"/>
    </style:style>
    <style:style style:name="P110" style:family="paragraph" style:parent-style-name="Text_20_body">
      <style:text-properties officeooo:rsid="00f7af63" officeooo:paragraph-rsid="0001ebe6"/>
    </style:style>
    <style:style style:name="P111" style:family="paragraph" style:parent-style-name="Text_20_body">
      <style:text-properties officeooo:rsid="00f7af63" officeooo:paragraph-rsid="02f6ee5c"/>
    </style:style>
    <style:style style:name="P112" style:family="paragraph" style:parent-style-name="Text_20_body">
      <style:text-properties officeooo:rsid="00f99f69" officeooo:paragraph-rsid="0001ebe6"/>
    </style:style>
    <style:style style:name="P113" style:family="paragraph" style:parent-style-name="Text_20_body">
      <style:text-properties officeooo:rsid="00fcd3d6" officeooo:paragraph-rsid="0001ebe6"/>
    </style:style>
    <style:style style:name="P114" style:family="paragraph" style:parent-style-name="Text_20_body">
      <style:text-properties officeooo:rsid="00fcd3d6" officeooo:paragraph-rsid="0297fbbc"/>
    </style:style>
    <style:style style:name="P115" style:family="paragraph" style:parent-style-name="Text_20_body">
      <style:text-properties officeooo:rsid="01040c34" officeooo:paragraph-rsid="0001ebe6"/>
    </style:style>
    <style:style style:name="P116" style:family="paragraph" style:parent-style-name="Text_20_body">
      <style:text-properties officeooo:rsid="00ff7b52" officeooo:paragraph-rsid="0001ebe6"/>
    </style:style>
    <style:style style:name="P117" style:family="paragraph" style:parent-style-name="Text_20_body">
      <style:text-properties officeooo:rsid="01226e65" officeooo:paragraph-rsid="0001ebe6"/>
    </style:style>
    <style:style style:name="P118" style:family="paragraph" style:parent-style-name="Text_20_body">
      <style:text-properties officeooo:rsid="0120e904" officeooo:paragraph-rsid="0001ebe6"/>
    </style:style>
    <style:style style:name="P119" style:family="paragraph" style:parent-style-name="Text_20_body">
      <style:text-properties officeooo:rsid="0128a032" officeooo:paragraph-rsid="0001ebe6"/>
    </style:style>
    <style:style style:name="P120" style:family="paragraph" style:parent-style-name="Text_20_body">
      <style:text-properties officeooo:rsid="0128a032" officeooo:paragraph-rsid="029b7fce"/>
    </style:style>
    <style:style style:name="P121" style:family="paragraph" style:parent-style-name="Text_20_body">
      <style:text-properties officeooo:rsid="0129dedd" officeooo:paragraph-rsid="0001ebe6"/>
    </style:style>
    <style:style style:name="P122" style:family="paragraph" style:parent-style-name="Text_20_body">
      <style:text-properties officeooo:rsid="012abb86" officeooo:paragraph-rsid="0001ebe6"/>
    </style:style>
    <style:style style:name="P123" style:family="paragraph" style:parent-style-name="Text_20_body">
      <style:text-properties officeooo:rsid="013219eb" officeooo:paragraph-rsid="0001ebe6"/>
    </style:style>
    <style:style style:name="P124" style:family="paragraph" style:parent-style-name="Text_20_body">
      <style:text-properties officeooo:rsid="0134065f" officeooo:paragraph-rsid="0001ebe6"/>
    </style:style>
    <style:style style:name="P125" style:family="paragraph" style:parent-style-name="Text_20_body">
      <style:text-properties officeooo:rsid="0134065f" officeooo:paragraph-rsid="029b7fce"/>
    </style:style>
    <style:style style:name="P126" style:family="paragraph" style:parent-style-name="Text_20_body">
      <style:text-properties officeooo:rsid="0135cb95" officeooo:paragraph-rsid="0001ebe6"/>
    </style:style>
    <style:style style:name="P127" style:family="paragraph" style:parent-style-name="Text_20_body">
      <style:text-properties officeooo:rsid="0138e8ac" officeooo:paragraph-rsid="0001ebe6"/>
    </style:style>
    <style:style style:name="P128" style:family="paragraph" style:parent-style-name="Text_20_body">
      <style:text-properties officeooo:rsid="0143696e" officeooo:paragraph-rsid="0001ebe6"/>
    </style:style>
    <style:style style:name="P129" style:family="paragraph" style:parent-style-name="Text_20_body">
      <style:text-properties officeooo:rsid="0143696e" officeooo:paragraph-rsid="040ee8d7"/>
    </style:style>
    <style:style style:name="P130" style:family="paragraph" style:parent-style-name="Text_20_body">
      <style:text-properties officeooo:rsid="008016d6" officeooo:paragraph-rsid="0001ebe6"/>
    </style:style>
    <style:style style:name="P131" style:family="paragraph" style:parent-style-name="Text_20_body">
      <style:text-properties officeooo:rsid="0159c307" officeooo:paragraph-rsid="0001ebe6"/>
    </style:style>
    <style:style style:name="P132" style:family="paragraph" style:parent-style-name="Text_20_body">
      <style:text-properties officeooo:rsid="0159c307" officeooo:paragraph-rsid="01a4e42b"/>
    </style:style>
    <style:style style:name="P133" style:family="paragraph" style:parent-style-name="Text_20_body">
      <style:text-properties officeooo:rsid="0159c307" officeooo:paragraph-rsid="029bbd91"/>
    </style:style>
    <style:style style:name="P134" style:family="paragraph" style:parent-style-name="Text_20_body">
      <style:text-properties officeooo:rsid="0159c307" officeooo:paragraph-rsid="048e5082"/>
    </style:style>
    <style:style style:name="P135" style:family="paragraph" style:parent-style-name="Text_20_body">
      <style:text-properties officeooo:rsid="0159c307" officeooo:paragraph-rsid="0497ab0b"/>
    </style:style>
    <style:style style:name="P136" style:family="paragraph" style:parent-style-name="Text_20_body">
      <style:text-properties officeooo:rsid="0159c307" officeooo:paragraph-rsid="0509ef55"/>
    </style:style>
    <style:style style:name="P137" style:family="paragraph" style:parent-style-name="Text_20_body">
      <style:text-properties officeooo:rsid="015f1fb5" officeooo:paragraph-rsid="0001ebe6"/>
    </style:style>
    <style:style style:name="P138" style:family="paragraph" style:parent-style-name="Text_20_body">
      <style:text-properties officeooo:rsid="0162a096" officeooo:paragraph-rsid="0001ebe6"/>
    </style:style>
    <style:style style:name="P139" style:family="paragraph" style:parent-style-name="Text_20_body">
      <style:text-properties officeooo:rsid="01a74264" officeooo:paragraph-rsid="0001ebe6"/>
    </style:style>
    <style:style style:name="P140" style:family="paragraph" style:parent-style-name="Text_20_body">
      <style:text-properties officeooo:rsid="01a74264" officeooo:paragraph-rsid="02f6ee5c"/>
    </style:style>
    <style:style style:name="P141" style:family="paragraph" style:parent-style-name="Text_20_body">
      <style:text-properties officeooo:rsid="01a89a81" officeooo:paragraph-rsid="0001ebe6"/>
    </style:style>
    <style:style style:name="P142" style:family="paragraph" style:parent-style-name="Text_20_body">
      <style:text-properties officeooo:rsid="01a98066" officeooo:paragraph-rsid="0001ebe6"/>
    </style:style>
    <style:style style:name="P143" style:family="paragraph" style:parent-style-name="Text_20_body">
      <style:text-properties officeooo:rsid="01a98066" officeooo:paragraph-rsid="002e26d0"/>
    </style:style>
    <style:style style:name="P144" style:family="paragraph" style:parent-style-name="Text_20_body">
      <style:text-properties officeooo:rsid="01ab5474" officeooo:paragraph-rsid="0001ebe6"/>
    </style:style>
    <style:style style:name="P145" style:family="paragraph" style:parent-style-name="Text_20_body">
      <style:text-properties officeooo:rsid="01a9a01d" officeooo:paragraph-rsid="0001ebe6"/>
    </style:style>
    <style:style style:name="P146" style:family="paragraph" style:parent-style-name="Text_20_body">
      <style:text-properties officeooo:rsid="0197ad12" officeooo:paragraph-rsid="0001ebe6"/>
    </style:style>
    <style:style style:name="P147" style:family="paragraph" style:parent-style-name="Text_20_body">
      <style:text-properties officeooo:rsid="01a4755d" officeooo:paragraph-rsid="0001ebe6"/>
    </style:style>
    <style:style style:name="P148" style:family="paragraph" style:parent-style-name="Text_20_body">
      <style:text-properties officeooo:rsid="01a6b27a" officeooo:paragraph-rsid="0001ebe6"/>
    </style:style>
    <style:style style:name="P149" style:family="paragraph" style:parent-style-name="Text_20_body">
      <style:text-properties officeooo:rsid="00833035" officeooo:paragraph-rsid="0001ebe6"/>
    </style:style>
    <style:style style:name="P150" style:family="paragraph" style:parent-style-name="Text_20_body">
      <style:paragraph-properties fo:text-align="center" style:justify-single-word="false"/>
      <style:text-properties officeooo:rsid="00833035" officeooo:paragraph-rsid="0001ebe6"/>
    </style:style>
    <style:style style:name="P151" style:family="paragraph" style:parent-style-name="Text_20_body">
      <style:text-properties officeooo:rsid="00833035" officeooo:paragraph-rsid="02d94911"/>
    </style:style>
    <style:style style:name="P152" style:family="paragraph" style:parent-style-name="Text_20_body">
      <style:text-properties officeooo:rsid="00833035" officeooo:paragraph-rsid="02da3ccd"/>
    </style:style>
    <style:style style:name="P153" style:family="paragraph" style:parent-style-name="Text_20_body">
      <style:text-properties officeooo:rsid="02a9b37e" officeooo:paragraph-rsid="0001ebe6"/>
    </style:style>
    <style:style style:name="P154" style:family="paragraph" style:parent-style-name="Text_20_body">
      <style:text-properties officeooo:rsid="02c0ea33" officeooo:paragraph-rsid="0001ebe6"/>
    </style:style>
    <style:style style:name="P155" style:family="paragraph" style:parent-style-name="Text_20_body">
      <style:text-properties officeooo:rsid="03005c8c" officeooo:paragraph-rsid="0001ebe6"/>
    </style:style>
    <style:style style:name="P156" style:family="paragraph" style:parent-style-name="Text_20_body">
      <style:text-properties officeooo:rsid="03020084" officeooo:paragraph-rsid="0001ebe6"/>
    </style:style>
    <style:style style:name="P157" style:family="paragraph" style:parent-style-name="Text_20_body">
      <style:text-properties officeooo:rsid="03020084" officeooo:paragraph-rsid="0508311f"/>
    </style:style>
    <style:style style:name="P158" style:family="paragraph" style:parent-style-name="Text_20_body">
      <style:text-properties officeooo:rsid="000c5dd5" officeooo:paragraph-rsid="0001ebe6"/>
    </style:style>
    <style:style style:name="P159" style:family="paragraph" style:parent-style-name="Text_20_body">
      <style:text-properties officeooo:rsid="00844930" officeooo:paragraph-rsid="0001ebe6"/>
    </style:style>
    <style:style style:name="P160" style:family="paragraph" style:parent-style-name="Text_20_body">
      <style:text-properties officeooo:rsid="00844930" officeooo:paragraph-rsid="02f52730"/>
    </style:style>
    <style:style style:name="P161" style:family="paragraph" style:parent-style-name="Text_20_body">
      <style:text-properties officeooo:rsid="02bacb72" officeooo:paragraph-rsid="0001ebe6"/>
    </style:style>
    <style:style style:name="P162" style:family="paragraph" style:parent-style-name="Text_20_body">
      <style:text-properties officeooo:rsid="02bacb72" officeooo:paragraph-rsid="02f6ee5c"/>
    </style:style>
    <style:style style:name="P163" style:family="paragraph" style:parent-style-name="Text_20_body">
      <style:text-properties officeooo:rsid="02b14659" officeooo:paragraph-rsid="0001ebe6"/>
    </style:style>
    <style:style style:name="P164" style:family="paragraph" style:parent-style-name="Text_20_body">
      <style:text-properties officeooo:rsid="02b14659" officeooo:paragraph-rsid="02f52730"/>
    </style:style>
    <style:style style:name="P165" style:family="paragraph" style:parent-style-name="Text_20_body">
      <style:text-properties officeooo:rsid="02b14659" officeooo:paragraph-rsid="02ff2bbe"/>
    </style:style>
    <style:style style:name="P166" style:family="paragraph" style:parent-style-name="Text_20_body">
      <style:text-properties officeooo:rsid="02b14659" officeooo:paragraph-rsid="0300abd1"/>
    </style:style>
    <style:style style:name="P167" style:family="paragraph" style:parent-style-name="Text_20_body">
      <style:text-properties officeooo:rsid="02b14659" officeooo:paragraph-rsid="0314ff7a"/>
    </style:style>
    <style:style style:name="P168" style:family="paragraph" style:parent-style-name="Text_20_body">
      <style:text-properties officeooo:rsid="02b14659" officeooo:paragraph-rsid="031736c0"/>
    </style:style>
    <style:style style:name="P169" style:family="paragraph" style:parent-style-name="Text_20_body">
      <style:text-properties officeooo:rsid="02ac9f4a" officeooo:paragraph-rsid="02f52730"/>
    </style:style>
    <style:style style:name="P170" style:family="paragraph" style:parent-style-name="Text_20_body">
      <style:text-properties officeooo:rsid="02b18b6c" officeooo:paragraph-rsid="02f52730"/>
    </style:style>
    <style:style style:name="P171" style:family="paragraph" style:parent-style-name="Text_20_body">
      <style:text-properties officeooo:rsid="02b18b6c" officeooo:paragraph-rsid="0300abd1"/>
    </style:style>
    <style:style style:name="P172" style:family="paragraph" style:parent-style-name="Text_20_body">
      <style:text-properties officeooo:rsid="02b18b6c" officeooo:paragraph-rsid="0314ff7a"/>
    </style:style>
    <style:style style:name="P173" style:family="paragraph" style:parent-style-name="Text_20_body">
      <style:text-properties officeooo:rsid="02b18b6c" officeooo:paragraph-rsid="031736c0"/>
    </style:style>
    <style:style style:name="P174" style:family="paragraph" style:parent-style-name="Text_20_body">
      <style:text-properties officeooo:rsid="02b18b6c" officeooo:paragraph-rsid="0001ebe6"/>
    </style:style>
    <style:style style:name="P175" style:family="paragraph" style:parent-style-name="Text_20_body">
      <style:text-properties officeooo:rsid="02b18b6c" officeooo:paragraph-rsid="04c69537"/>
    </style:style>
    <style:style style:name="P176" style:family="paragraph" style:parent-style-name="Text_20_body">
      <style:text-properties officeooo:rsid="02b56fa5" officeooo:paragraph-rsid="0001ebe6"/>
    </style:style>
    <style:style style:name="P177" style:family="paragraph" style:parent-style-name="Text_20_body">
      <style:text-properties officeooo:rsid="02b56fa5" officeooo:paragraph-rsid="02f52730"/>
    </style:style>
    <style:style style:name="P178" style:family="paragraph" style:parent-style-name="Text_20_body">
      <style:text-properties officeooo:rsid="02b56fa5" officeooo:paragraph-rsid="02ff2bbe"/>
    </style:style>
    <style:style style:name="P179" style:family="paragraph" style:parent-style-name="Text_20_body">
      <style:text-properties officeooo:rsid="02b56fa5" officeooo:paragraph-rsid="0300abd1"/>
    </style:style>
    <style:style style:name="P180" style:family="paragraph" style:parent-style-name="Text_20_body">
      <style:text-properties officeooo:rsid="02b56fa5" officeooo:paragraph-rsid="0314ff7a"/>
    </style:style>
    <style:style style:name="P181" style:family="paragraph" style:parent-style-name="Text_20_body">
      <style:text-properties officeooo:rsid="02b56fa5" officeooo:paragraph-rsid="031736c0"/>
    </style:style>
    <style:style style:name="P182" style:family="paragraph" style:parent-style-name="Text_20_body">
      <style:text-properties officeooo:rsid="02cfe803" officeooo:paragraph-rsid="0001ebe6"/>
    </style:style>
    <style:style style:name="P183" style:family="paragraph" style:parent-style-name="Text_20_body">
      <style:text-properties officeooo:rsid="02d14c27" officeooo:paragraph-rsid="0001ebe6"/>
    </style:style>
    <style:style style:name="P184" style:family="paragraph" style:parent-style-name="Text_20_body">
      <style:text-properties fo:color="#000000" style:font-name="Liberation Serif" fo:font-size="12pt" officeooo:rsid="009f75f1" officeooo:paragraph-rsid="0001ebe6" style:font-size-asian="12pt" style:font-size-complex="12pt"/>
    </style:style>
    <style:style style:name="P185" style:family="paragraph" style:parent-style-name="Text_20_body">
      <style:text-properties fo:color="#000000" style:font-name="Liberation Serif" fo:font-size="12pt" officeooo:rsid="009f75f1" officeooo:paragraph-rsid="008de974" style:font-size-asian="12pt" style:font-size-complex="12pt"/>
    </style:style>
    <style:style style:name="P186" style:family="paragraph" style:parent-style-name="Text_20_body">
      <style:text-properties fo:color="#000000" style:font-name="Liberation Serif" fo:font-size="12pt" officeooo:rsid="009f75f1" officeooo:paragraph-rsid="0091661d" style:font-size-asian="12pt" style:font-size-complex="12pt"/>
    </style:style>
    <style:style style:name="P187" style:family="paragraph" style:parent-style-name="Text_20_body">
      <style:text-properties fo:color="#000000" style:font-name="Liberation Serif" fo:font-size="12pt" officeooo:rsid="009f75f1" officeooo:paragraph-rsid="009c035a" style:font-size-asian="12pt" style:font-size-complex="12pt"/>
    </style:style>
    <style:style style:name="P188" style:family="paragraph" style:parent-style-name="Text_20_body">
      <style:text-properties fo:color="#000000" style:font-name="Liberation Serif" fo:font-size="12pt" officeooo:rsid="009f75f1" officeooo:paragraph-rsid="00a1c73b" style:font-size-asian="12pt" style:font-size-complex="12pt"/>
    </style:style>
    <style:style style:name="P189" style:family="paragraph" style:parent-style-name="Text_20_body">
      <style:text-properties fo:color="#000000" style:font-name="Liberation Serif" fo:font-size="12pt" officeooo:rsid="009f75f1" officeooo:paragraph-rsid="00e0ec70" style:font-size-asian="12pt" style:font-size-complex="12pt"/>
    </style:style>
    <style:style style:name="P190" style:family="paragraph" style:parent-style-name="Text_20_body">
      <style:text-properties fo:color="#000000" style:font-name="Liberation Serif" fo:font-size="12pt" officeooo:rsid="009f75f1" officeooo:paragraph-rsid="00e7d366" style:font-size-asian="12pt" style:font-size-complex="12pt"/>
    </style:style>
    <style:style style:name="P191" style:family="paragraph" style:parent-style-name="Text_20_body">
      <style:text-properties fo:color="#000000" style:font-name="Liberation Serif" fo:font-size="12pt" officeooo:rsid="009f75f1" officeooo:paragraph-rsid="00e92f73" style:font-size-asian="12pt" style:font-size-complex="12pt"/>
    </style:style>
    <style:style style:name="P192" style:family="paragraph" style:parent-style-name="Text_20_body">
      <style:text-properties fo:color="#000000" style:font-name="Liberation Serif" fo:font-size="12pt" officeooo:rsid="009f75f1" officeooo:paragraph-rsid="00eab174" style:font-size-asian="12pt" style:font-size-complex="12pt"/>
    </style:style>
    <style:style style:name="P193" style:family="paragraph" style:parent-style-name="Text_20_body">
      <style:text-properties fo:color="#000000" style:font-name="Liberation Serif" fo:font-size="12pt" officeooo:rsid="009f75f1" officeooo:paragraph-rsid="00ec58a9" style:font-size-asian="12pt" style:font-size-complex="12pt"/>
    </style:style>
    <style:style style:name="P194" style:family="paragraph" style:parent-style-name="Text_20_body">
      <style:text-properties fo:color="#000000" style:font-name="Liberation Serif" fo:font-size="12pt" officeooo:rsid="009f75f1" officeooo:paragraph-rsid="011de8ea" style:font-size-asian="12pt" style:font-size-complex="12pt"/>
    </style:style>
    <style:style style:name="P195" style:family="paragraph" style:parent-style-name="Text_20_body">
      <style:text-properties fo:color="#000000" style:font-name="Liberation Serif" fo:font-size="12pt" officeooo:rsid="009f75f1" officeooo:paragraph-rsid="01216f08" style:font-size-asian="12pt" style:font-size-complex="12pt"/>
    </style:style>
    <style:style style:name="P196" style:family="paragraph" style:parent-style-name="Text_20_body">
      <style:text-properties fo:color="#000000" style:font-name="Liberation Serif" fo:font-size="12pt" officeooo:rsid="009f75f1" officeooo:paragraph-rsid="012312e6" style:font-size-asian="12pt" style:font-size-complex="12pt"/>
    </style:style>
    <style:style style:name="P197" style:family="paragraph" style:parent-style-name="Text_20_body">
      <style:text-properties fo:color="#000000" style:font-name="Liberation Serif" fo:font-size="12pt" officeooo:rsid="009f75f1" officeooo:paragraph-rsid="022e74d1" style:font-size-asian="12pt" style:font-size-complex="12pt"/>
    </style:style>
    <style:style style:name="P198" style:family="paragraph" style:parent-style-name="Text_20_body">
      <style:text-properties fo:color="#000000" style:font-name="Liberation Serif" fo:font-size="12pt" officeooo:rsid="009f75f1" officeooo:paragraph-rsid="02f52730" style:font-size-asian="12pt" style:font-size-complex="12pt"/>
    </style:style>
    <style:style style:name="P199" style:family="paragraph" style:parent-style-name="Text_20_body">
      <style:text-properties fo:color="#000000" style:font-name="Liberation Serif" fo:font-size="12pt" officeooo:rsid="009f75f1" officeooo:paragraph-rsid="02f65567" style:font-size-asian="12pt" style:font-size-complex="12pt"/>
    </style:style>
    <style:style style:name="P200" style:family="paragraph" style:parent-style-name="Text_20_body">
      <style:text-properties fo:color="#000000" style:font-name="Liberation Serif" fo:font-size="12pt" officeooo:rsid="009f75f1" officeooo:paragraph-rsid="02f8cda1" style:font-size-asian="12pt" style:font-size-complex="12pt"/>
    </style:style>
    <style:style style:name="P201" style:family="paragraph" style:parent-style-name="Text_20_body">
      <style:text-properties fo:color="#000000" style:font-name="Liberation Serif" fo:font-size="12pt" officeooo:rsid="009f75f1" officeooo:paragraph-rsid="02fe1ccb" style:font-size-asian="12pt" style:font-size-complex="12pt"/>
    </style:style>
    <style:style style:name="P202" style:family="paragraph" style:parent-style-name="Text_20_body">
      <style:text-properties fo:color="#000000" style:font-name="Liberation Serif" fo:font-size="12pt" officeooo:rsid="009f75f1" officeooo:paragraph-rsid="02ff2bbe" style:font-size-asian="12pt" style:font-size-complex="12pt"/>
    </style:style>
    <style:style style:name="P203" style:family="paragraph" style:parent-style-name="Text_20_body">
      <style:text-properties fo:color="#000000" style:font-name="Liberation Serif" fo:font-size="12pt" officeooo:rsid="009f75f1" officeooo:paragraph-rsid="0300abd1" style:font-size-asian="12pt" style:font-size-complex="12pt"/>
    </style:style>
    <style:style style:name="P204" style:family="paragraph" style:parent-style-name="Text_20_body">
      <style:text-properties fo:color="#000000" style:font-name="Liberation Serif" fo:font-size="12pt" officeooo:rsid="009f75f1" officeooo:paragraph-rsid="0314ff7a" style:font-size-asian="12pt" style:font-size-complex="12pt"/>
    </style:style>
    <style:style style:name="P205" style:family="paragraph" style:parent-style-name="Text_20_body">
      <style:text-properties fo:color="#000000" style:font-name="Liberation Serif" fo:font-size="12pt" officeooo:rsid="009f75f1" officeooo:paragraph-rsid="031736c0" style:font-size-asian="12pt" style:font-size-complex="12pt"/>
    </style:style>
    <style:style style:name="P206" style:family="paragraph" style:parent-style-name="Text_20_body">
      <style:text-properties fo:color="#000000" style:font-name="Liberation Serif" fo:font-size="12pt" officeooo:rsid="009f75f1" officeooo:paragraph-rsid="011d4b35" style:font-size-asian="12pt" style:font-size-complex="12pt"/>
    </style:style>
    <style:style style:name="P207" style:family="paragraph" style:parent-style-name="Text_20_body">
      <style:text-properties fo:color="#000000" style:font-name="Liberation Serif" fo:font-size="12pt" officeooo:rsid="009f75f1" officeooo:paragraph-rsid="0412678d" style:font-size-asian="12pt" style:font-size-complex="12pt"/>
    </style:style>
    <style:style style:name="P208" style:family="paragraph" style:parent-style-name="Text_20_body">
      <style:text-properties fo:color="#000000" style:font-name="Liberation Serif" fo:font-size="12pt" officeooo:rsid="009f75f1" officeooo:paragraph-rsid="0422db15" style:font-size-asian="12pt" style:font-size-complex="12pt"/>
    </style:style>
    <style:style style:name="P209" style:family="paragraph" style:parent-style-name="Text_20_body">
      <style:text-properties fo:color="#000000" style:font-name="Liberation Serif" fo:font-size="12pt" officeooo:rsid="009f75f1" officeooo:paragraph-rsid="042386bb" style:font-size-asian="12pt" style:font-size-complex="12pt"/>
    </style:style>
    <style:style style:name="P210" style:family="paragraph" style:parent-style-name="Text_20_body">
      <style:text-properties fo:color="#000000" style:font-name="Liberation Serif" fo:font-size="12pt" officeooo:rsid="009f75f1" officeooo:paragraph-rsid="04fdb793" style:font-size-asian="12pt" style:font-size-complex="12pt"/>
    </style:style>
    <style:style style:name="P211" style:family="paragraph" style:parent-style-name="Text_20_body">
      <style:text-properties fo:color="#000000" style:font-name="Liberation Serif" fo:font-size="12pt" officeooo:rsid="02d14c27" officeooo:paragraph-rsid="0001ebe6" style:font-size-asian="12pt" style:font-size-complex="12pt"/>
    </style:style>
    <style:style style:name="P212" style:family="paragraph" style:parent-style-name="Text_20_body">
      <style:text-properties fo:color="#000000" style:font-name="Liberation Serif" fo:font-size="12pt" officeooo:rsid="02d2d7a5" officeooo:paragraph-rsid="0001ebe6" style:font-size-asian="12pt" style:font-size-complex="12pt"/>
    </style:style>
    <style:style style:name="P213" style:family="paragraph" style:parent-style-name="Text_20_body">
      <style:text-properties fo:color="#000000" style:font-name="Liberation Serif" fo:font-size="12pt" officeooo:rsid="021cdee2" officeooo:paragraph-rsid="0001ebe6" style:font-size-asian="12pt" style:font-size-complex="12pt"/>
    </style:style>
    <style:style style:name="P214" style:family="paragraph" style:parent-style-name="Text_20_body">
      <style:text-properties fo:color="#000000" style:font-name="Liberation Serif" fo:font-size="12pt" officeooo:rsid="021cdee2" officeooo:paragraph-rsid="042386bb" style:font-size-asian="12pt" style:font-size-complex="12pt"/>
    </style:style>
    <style:style style:name="P215" style:family="paragraph" style:parent-style-name="Text_20_body">
      <style:text-properties fo:color="#000000" style:font-name="Liberation Serif" fo:font-size="12pt" officeooo:rsid="00a7e28a" officeooo:paragraph-rsid="0001ebe6" style:font-size-asian="12pt" style:font-size-complex="12pt"/>
    </style:style>
    <style:style style:name="P216" style:family="paragraph" style:parent-style-name="Text_20_body">
      <style:text-properties fo:color="#000000" style:font-name="Liberation Serif" fo:font-size="12pt" officeooo:rsid="00a7e28a" officeooo:paragraph-rsid="008de974" style:font-size-asian="12pt" style:font-size-complex="12pt"/>
    </style:style>
    <style:style style:name="P217" style:family="paragraph" style:parent-style-name="Text_20_body">
      <style:text-properties fo:color="#000000" style:font-name="Liberation Serif" fo:font-size="12pt" officeooo:rsid="00a7e28a" officeooo:paragraph-rsid="009c035a" style:font-size-asian="12pt" style:font-size-complex="12pt"/>
    </style:style>
    <style:style style:name="P218" style:family="paragraph" style:parent-style-name="Text_20_body">
      <style:text-properties fo:color="#000000" style:font-name="Liberation Serif" fo:font-size="12pt" officeooo:rsid="00a7e28a" officeooo:paragraph-rsid="00dea1e4" style:font-size-asian="12pt" style:font-size-complex="12pt"/>
    </style:style>
    <style:style style:name="P219" style:family="paragraph" style:parent-style-name="Text_20_body">
      <style:text-properties fo:color="#000000" style:font-name="Liberation Serif" fo:font-size="12pt" officeooo:rsid="00a7e28a" officeooo:paragraph-rsid="00e0ec70" style:font-size-asian="12pt" style:font-size-complex="12pt"/>
    </style:style>
    <style:style style:name="P220" style:family="paragraph" style:parent-style-name="Text_20_body">
      <style:text-properties fo:color="#000000" style:font-name="Liberation Serif" fo:font-size="12pt" officeooo:rsid="00a7e28a" officeooo:paragraph-rsid="00e6abd1" style:font-size-asian="12pt" style:font-size-complex="12pt"/>
    </style:style>
    <style:style style:name="P221" style:family="paragraph" style:parent-style-name="Text_20_body">
      <style:text-properties fo:color="#000000" style:font-name="Liberation Serif" fo:font-size="12pt" officeooo:rsid="00a7e28a" officeooo:paragraph-rsid="00e7d366" style:font-size-asian="12pt" style:font-size-complex="12pt"/>
    </style:style>
    <style:style style:name="P222" style:family="paragraph" style:parent-style-name="Text_20_body">
      <style:text-properties fo:color="#000000" style:font-name="Liberation Serif" fo:font-size="12pt" officeooo:rsid="00a7e28a" officeooo:paragraph-rsid="00e92f73" style:font-size-asian="12pt" style:font-size-complex="12pt"/>
    </style:style>
    <style:style style:name="P223" style:family="paragraph" style:parent-style-name="Text_20_body">
      <style:text-properties fo:color="#000000" style:font-name="Liberation Serif" fo:font-size="12pt" officeooo:rsid="00a7e28a" officeooo:paragraph-rsid="00ee50d2" style:font-size-asian="12pt" style:font-size-complex="12pt"/>
    </style:style>
    <style:style style:name="P224" style:family="paragraph" style:parent-style-name="Text_20_body">
      <style:text-properties fo:color="#000000" style:font-name="Liberation Serif" fo:font-size="12pt" officeooo:rsid="00a7e28a" officeooo:paragraph-rsid="02031eff" style:font-size-asian="12pt" style:font-size-complex="12pt"/>
    </style:style>
    <style:style style:name="P225" style:family="paragraph" style:parent-style-name="Text_20_body">
      <style:text-properties fo:color="#000000" style:font-name="Liberation Serif" fo:font-size="12pt" officeooo:rsid="00a7e28a" officeooo:paragraph-rsid="022e74d1" style:font-size-asian="12pt" style:font-size-complex="12pt"/>
    </style:style>
    <style:style style:name="P226" style:family="paragraph" style:parent-style-name="Text_20_body">
      <style:text-properties fo:color="#000000" style:font-name="Liberation Serif" fo:font-size="12pt" officeooo:rsid="00a7e28a" officeooo:paragraph-rsid="042386bb" style:font-size-asian="12pt" style:font-size-complex="12pt"/>
    </style:style>
    <style:style style:name="P227" style:family="paragraph" style:parent-style-name="Text_20_body">
      <style:text-properties fo:color="#000000" style:font-name="Liberation Serif" fo:font-size="12pt" officeooo:rsid="022d5790" officeooo:paragraph-rsid="0001ebe6" style:font-size-asian="12pt" style:font-size-complex="12pt"/>
    </style:style>
    <style:style style:name="P228" style:family="paragraph" style:parent-style-name="Text_20_body">
      <style:text-properties fo:color="#000000" style:font-name="Liberation Serif" fo:font-size="12pt" officeooo:rsid="00a5c257" officeooo:paragraph-rsid="0001ebe6" style:font-size-asian="12pt" style:font-size-complex="12pt"/>
    </style:style>
    <style:style style:name="P229" style:family="paragraph" style:parent-style-name="Text_20_body">
      <style:text-properties fo:color="#000000" style:font-name="Liberation Serif" fo:font-size="12pt" officeooo:rsid="00a5c257" officeooo:paragraph-rsid="008de974" style:font-size-asian="12pt" style:font-size-complex="12pt"/>
    </style:style>
    <style:style style:name="P230" style:family="paragraph" style:parent-style-name="Text_20_body">
      <style:text-properties fo:color="#000000" style:font-name="Liberation Serif" fo:font-size="12pt" officeooo:rsid="00a5c257" officeooo:paragraph-rsid="009c035a" style:font-size-asian="12pt" style:font-size-complex="12pt"/>
    </style:style>
    <style:style style:name="P231" style:family="paragraph" style:parent-style-name="Text_20_body">
      <style:text-properties fo:color="#000000" style:font-name="Liberation Serif" fo:font-size="12pt" officeooo:rsid="00a5c257" officeooo:paragraph-rsid="00a1c73b" style:font-size-asian="12pt" style:font-size-complex="12pt"/>
    </style:style>
    <style:style style:name="P232" style:family="paragraph" style:parent-style-name="Text_20_body">
      <style:text-properties fo:color="#000000" style:font-name="Liberation Serif" fo:font-size="12pt" officeooo:rsid="00a5c257" officeooo:paragraph-rsid="00dc5d08" style:font-size-asian="12pt" style:font-size-complex="12pt"/>
    </style:style>
    <style:style style:name="P233" style:family="paragraph" style:parent-style-name="Text_20_body">
      <style:text-properties fo:color="#000000" style:font-name="Liberation Serif" fo:font-size="12pt" officeooo:rsid="00a5c257" officeooo:paragraph-rsid="00dea1e4" style:font-size-asian="12pt" style:font-size-complex="12pt"/>
    </style:style>
    <style:style style:name="P234" style:family="paragraph" style:parent-style-name="Text_20_body">
      <style:text-properties fo:color="#000000" style:font-name="Liberation Serif" fo:font-size="12pt" officeooo:rsid="00a5c257" officeooo:paragraph-rsid="00e0ec70" style:font-size-asian="12pt" style:font-size-complex="12pt"/>
    </style:style>
    <style:style style:name="P235" style:family="paragraph" style:parent-style-name="Text_20_body">
      <style:text-properties fo:color="#000000" style:font-name="Liberation Serif" fo:font-size="12pt" officeooo:rsid="00a5c257" officeooo:paragraph-rsid="00e6abd1" style:font-size-asian="12pt" style:font-size-complex="12pt"/>
    </style:style>
    <style:style style:name="P236" style:family="paragraph" style:parent-style-name="Text_20_body">
      <style:text-properties fo:color="#000000" style:font-name="Liberation Serif" fo:font-size="12pt" officeooo:rsid="00a5c257" officeooo:paragraph-rsid="00e7d366" style:font-size-asian="12pt" style:font-size-complex="12pt"/>
    </style:style>
    <style:style style:name="P237" style:family="paragraph" style:parent-style-name="Text_20_body">
      <style:text-properties fo:color="#000000" style:font-name="Liberation Serif" fo:font-size="12pt" officeooo:rsid="00a5c257" officeooo:paragraph-rsid="00e92f73" style:font-size-asian="12pt" style:font-size-complex="12pt"/>
    </style:style>
    <style:style style:name="P238" style:family="paragraph" style:parent-style-name="Text_20_body">
      <style:text-properties fo:color="#000000" style:font-name="Liberation Serif" fo:font-size="12pt" officeooo:rsid="00a5c257" officeooo:paragraph-rsid="00eab174" style:font-size-asian="12pt" style:font-size-complex="12pt"/>
    </style:style>
    <style:style style:name="P239" style:family="paragraph" style:parent-style-name="Text_20_body">
      <style:text-properties fo:color="#000000" style:font-name="Liberation Serif" fo:font-size="12pt" officeooo:rsid="00a5c257" officeooo:paragraph-rsid="00ec58a9" style:font-size-asian="12pt" style:font-size-complex="12pt"/>
    </style:style>
    <style:style style:name="P240" style:family="paragraph" style:parent-style-name="Text_20_body">
      <style:text-properties fo:color="#000000" style:font-name="Liberation Serif" fo:font-size="12pt" officeooo:rsid="00a5c257" officeooo:paragraph-rsid="00ee50d2" style:font-size-asian="12pt" style:font-size-complex="12pt"/>
    </style:style>
    <style:style style:name="P241" style:family="paragraph" style:parent-style-name="Text_20_body">
      <style:text-properties fo:color="#000000" style:font-name="Liberation Serif" fo:font-size="12pt" officeooo:rsid="00a5c257" officeooo:paragraph-rsid="00f89f01" style:font-size-asian="12pt" style:font-size-complex="12pt"/>
    </style:style>
    <style:style style:name="P242" style:family="paragraph" style:parent-style-name="Text_20_body">
      <style:text-properties fo:color="#000000" style:font-name="Liberation Serif" fo:font-size="12pt" officeooo:rsid="00a5c257" officeooo:paragraph-rsid="02031eff" style:font-size-asian="12pt" style:font-size-complex="12pt"/>
    </style:style>
    <style:style style:name="P243" style:family="paragraph" style:parent-style-name="Text_20_body">
      <style:text-properties fo:color="#000000" style:font-name="Liberation Serif" fo:font-size="12pt" officeooo:rsid="00a5c257" officeooo:paragraph-rsid="022e74d1" style:font-size-asian="12pt" style:font-size-complex="12pt"/>
    </style:style>
    <style:style style:name="P244" style:family="paragraph" style:parent-style-name="Text_20_body">
      <style:text-properties fo:color="#000000" style:font-name="Liberation Serif" fo:font-size="12pt" officeooo:rsid="00a5c257" officeooo:paragraph-rsid="033b6589" style:font-size-asian="12pt" style:font-size-complex="12pt"/>
    </style:style>
    <style:style style:name="P245" style:family="paragraph" style:parent-style-name="Text_20_body">
      <style:text-properties fo:color="#000000" style:font-name="Liberation Serif" fo:font-size="12pt" officeooo:rsid="00a5c257" officeooo:paragraph-rsid="0422db15" style:font-size-asian="12pt" style:font-size-complex="12pt"/>
    </style:style>
    <style:style style:name="P246" style:family="paragraph" style:parent-style-name="Text_20_body">
      <style:text-properties fo:color="#000000" style:font-name="Liberation Serif" fo:font-size="12pt" officeooo:rsid="00a5c257" officeooo:paragraph-rsid="00c8c1d8" style:font-size-asian="12pt" style:font-size-complex="12pt"/>
    </style:style>
    <style:style style:name="P247" style:family="paragraph" style:parent-style-name="Text_20_body">
      <style:text-properties fo:color="#000000" style:font-name="Liberation Serif" fo:font-size="12pt" officeooo:rsid="00a5c257" officeooo:paragraph-rsid="04fdb793" style:font-size-asian="12pt" style:font-size-complex="12pt"/>
    </style:style>
    <style:style style:name="P248" style:family="paragraph" style:parent-style-name="Text_20_body">
      <style:text-properties fo:color="#000000" style:font-name="Liberation Serif" fo:font-size="12pt" officeooo:rsid="0237693a" officeooo:paragraph-rsid="0001ebe6" style:font-size-asian="12pt" style:font-size-complex="12pt"/>
    </style:style>
    <style:style style:name="P249" style:family="paragraph" style:parent-style-name="Text_20_body">
      <style:text-properties fo:color="#000000" style:font-name="Liberation Serif" fo:font-size="12pt" officeooo:rsid="0235e986" officeooo:paragraph-rsid="0001ebe6" style:font-size-asian="12pt" style:font-size-complex="12pt"/>
    </style:style>
    <style:style style:name="P250" style:family="paragraph" style:parent-style-name="Text_20_body">
      <style:text-properties fo:color="#000000" style:font-name="Liberation Serif" fo:font-size="12pt" officeooo:rsid="023e9f78" officeooo:paragraph-rsid="0001ebe6" style:font-size-asian="12pt" style:font-size-complex="12pt"/>
    </style:style>
    <style:style style:name="P251" style:family="paragraph" style:parent-style-name="Text_20_body">
      <style:text-properties fo:color="#000000" style:font-name="Liberation Serif" fo:font-size="12pt" officeooo:rsid="023ff54e" officeooo:paragraph-rsid="0001ebe6" style:font-size-asian="12pt" style:font-size-complex="12pt"/>
    </style:style>
    <style:style style:name="P252" style:family="paragraph" style:parent-style-name="Text_20_body">
      <style:text-properties fo:color="#000000" style:font-name="Liberation Serif" fo:font-size="12pt" officeooo:rsid="0240523e" officeooo:paragraph-rsid="0001ebe6" style:font-size-asian="12pt" style:font-size-complex="12pt"/>
    </style:style>
    <style:style style:name="P253" style:family="paragraph" style:parent-style-name="Text_20_body">
      <style:text-properties fo:color="#000000" style:font-name="Liberation Serif" fo:font-size="12pt" officeooo:rsid="0240c585" officeooo:paragraph-rsid="0001ebe6" style:font-size-asian="12pt" style:font-size-complex="12pt"/>
    </style:style>
    <style:style style:name="P254" style:family="paragraph" style:parent-style-name="Text_20_body">
      <style:text-properties fo:color="#000000" style:font-name="Liberation Serif" fo:font-size="12pt" officeooo:rsid="0242aab0" officeooo:paragraph-rsid="0001ebe6" style:font-size-asian="12pt" style:font-size-complex="12pt"/>
    </style:style>
    <style:style style:name="P255" style:family="paragraph" style:parent-style-name="Text_20_body">
      <style:text-properties fo:color="#000000" style:font-name="Liberation Serif" fo:font-size="12pt" officeooo:rsid="00b25f66" officeooo:paragraph-rsid="0001ebe6" style:font-size-asian="12pt" style:font-size-complex="12pt"/>
    </style:style>
    <style:style style:name="P256" style:family="paragraph" style:parent-style-name="Text_20_body">
      <style:text-properties fo:color="#000000" style:font-name="Liberation Serif" fo:font-size="12pt" officeooo:rsid="0242f4d4" officeooo:paragraph-rsid="0001ebe6" style:font-size-asian="12pt" style:font-size-complex="12pt"/>
    </style:style>
    <style:style style:name="P257" style:family="paragraph" style:parent-style-name="Text_20_body">
      <style:text-properties fo:color="#000000" style:font-name="Liberation Serif" fo:font-size="12pt" officeooo:rsid="0248498f" officeooo:paragraph-rsid="0001ebe6" style:font-size-asian="12pt" style:font-size-complex="12pt"/>
    </style:style>
    <style:style style:name="P258" style:family="paragraph" style:parent-style-name="Text_20_body">
      <style:text-properties fo:color="#000000" style:font-name="Liberation Serif" fo:font-size="12pt" officeooo:rsid="0249c173" officeooo:paragraph-rsid="0001ebe6" style:font-size-asian="12pt" style:font-size-complex="12pt"/>
    </style:style>
    <style:style style:name="P259" style:family="paragraph" style:parent-style-name="Text_20_body">
      <style:text-properties fo:color="#000000" style:font-name="Liberation Serif" fo:font-size="12pt" officeooo:rsid="0251b42d" officeooo:paragraph-rsid="0001ebe6" style:font-size-asian="12pt" style:font-size-complex="12pt"/>
    </style:style>
    <style:style style:name="P260" style:family="paragraph" style:parent-style-name="Text_20_body">
      <style:text-properties fo:color="#000000" style:font-name="Liberation Serif" fo:font-size="12pt" officeooo:rsid="0251b42d" officeooo:paragraph-rsid="008de974" style:font-size-asian="12pt" style:font-size-complex="12pt"/>
    </style:style>
    <style:style style:name="P261" style:family="paragraph" style:parent-style-name="Text_20_body">
      <style:text-properties fo:color="#000000" style:font-name="Liberation Serif" fo:font-size="12pt" officeooo:rsid="0251b42d" officeooo:paragraph-rsid="009c035a" style:font-size-asian="12pt" style:font-size-complex="12pt"/>
    </style:style>
    <style:style style:name="P262" style:family="paragraph" style:parent-style-name="Text_20_body">
      <style:text-properties fo:color="#000000" style:font-name="Liberation Serif" fo:font-size="12pt" officeooo:rsid="0251b42d" officeooo:paragraph-rsid="00dea1e4" style:font-size-asian="12pt" style:font-size-complex="12pt"/>
    </style:style>
    <style:style style:name="P263" style:family="paragraph" style:parent-style-name="Text_20_body">
      <style:text-properties fo:color="#000000" style:font-name="Liberation Serif" fo:font-size="12pt" officeooo:rsid="0251b42d" officeooo:paragraph-rsid="00e0ec70" style:font-size-asian="12pt" style:font-size-complex="12pt"/>
    </style:style>
    <style:style style:name="P264" style:family="paragraph" style:parent-style-name="Text_20_body">
      <style:text-properties fo:color="#000000" style:font-name="Liberation Serif" fo:font-size="12pt" officeooo:rsid="0251b42d" officeooo:paragraph-rsid="00e7d366" style:font-size-asian="12pt" style:font-size-complex="12pt"/>
    </style:style>
    <style:style style:name="P265" style:family="paragraph" style:parent-style-name="Text_20_body">
      <style:text-properties fo:color="#000000" style:font-name="Liberation Serif" fo:font-size="12pt" officeooo:rsid="0251b42d" officeooo:paragraph-rsid="00e92f73" style:font-size-asian="12pt" style:font-size-complex="12pt"/>
    </style:style>
    <style:style style:name="P266" style:family="paragraph" style:parent-style-name="Text_20_body">
      <style:text-properties fo:color="#000000" style:font-name="Liberation Serif" fo:font-size="12pt" officeooo:rsid="0251b42d" officeooo:paragraph-rsid="00ee50d2" style:font-size-asian="12pt" style:font-size-complex="12pt"/>
    </style:style>
    <style:style style:name="P267" style:family="paragraph" style:parent-style-name="Text_20_body">
      <style:text-properties fo:color="#000000" style:font-name="Liberation Serif" fo:font-size="12pt" officeooo:rsid="0251b42d" officeooo:paragraph-rsid="00f89f01" style:font-size-asian="12pt" style:font-size-complex="12pt"/>
    </style:style>
    <style:style style:name="P268" style:family="paragraph" style:parent-style-name="Text_20_body">
      <style:text-properties fo:color="#000000" style:font-name="Liberation Serif" fo:font-size="12pt" officeooo:rsid="0251b42d" officeooo:paragraph-rsid="02031eff" style:font-size-asian="12pt" style:font-size-complex="12pt"/>
    </style:style>
    <style:style style:name="P269" style:family="paragraph" style:parent-style-name="Text_20_body">
      <style:text-properties fo:color="#000000" style:font-name="Liberation Serif" fo:font-size="12pt" officeooo:rsid="0251b42d" officeooo:paragraph-rsid="021be405" style:font-size-asian="12pt" style:font-size-complex="12pt"/>
    </style:style>
    <style:style style:name="P270" style:family="paragraph" style:parent-style-name="Text_20_body">
      <style:text-properties fo:color="#000000" style:font-name="Liberation Serif" fo:font-size="12pt" officeooo:rsid="0251b42d" officeooo:paragraph-rsid="022e74d1" style:font-size-asian="12pt" style:font-size-complex="12pt"/>
    </style:style>
    <style:style style:name="P271" style:family="paragraph" style:parent-style-name="Text_20_body">
      <style:text-properties fo:color="#000000" style:font-name="Liberation Serif" fo:font-size="12pt" officeooo:rsid="02521c43" officeooo:paragraph-rsid="0001ebe6" style:font-size-asian="12pt" style:font-size-complex="12pt"/>
    </style:style>
    <style:style style:name="P272" style:family="paragraph" style:parent-style-name="Text_20_body">
      <style:text-properties fo:color="#000000" style:font-name="Liberation Serif" fo:font-size="12pt" officeooo:rsid="02521c43" officeooo:paragraph-rsid="008de974" style:font-size-asian="12pt" style:font-size-complex="12pt"/>
    </style:style>
    <style:style style:name="P273" style:family="paragraph" style:parent-style-name="Text_20_body">
      <style:text-properties fo:color="#000000" style:font-name="Liberation Serif" fo:font-size="12pt" officeooo:rsid="02521c43" officeooo:paragraph-rsid="009c035a" style:font-size-asian="12pt" style:font-size-complex="12pt"/>
    </style:style>
    <style:style style:name="P274" style:family="paragraph" style:parent-style-name="Text_20_body">
      <style:text-properties fo:color="#000000" style:font-name="Liberation Serif" fo:font-size="12pt" officeooo:rsid="02521c43" officeooo:paragraph-rsid="00ca9147" style:font-size-asian="12pt" style:font-size-complex="12pt"/>
    </style:style>
    <style:style style:name="P275" style:family="paragraph" style:parent-style-name="Text_20_body">
      <style:text-properties fo:color="#000000" style:font-name="Liberation Serif" fo:font-size="12pt" officeooo:rsid="02521c43" officeooo:paragraph-rsid="00dea1e4" style:font-size-asian="12pt" style:font-size-complex="12pt"/>
    </style:style>
    <style:style style:name="P276" style:family="paragraph" style:parent-style-name="Text_20_body">
      <style:text-properties fo:color="#000000" style:font-name="Liberation Serif" fo:font-size="12pt" officeooo:rsid="02521c43" officeooo:paragraph-rsid="00e7d366" style:font-size-asian="12pt" style:font-size-complex="12pt"/>
    </style:style>
    <style:style style:name="P277" style:family="paragraph" style:parent-style-name="Text_20_body">
      <style:text-properties fo:color="#000000" style:font-name="Liberation Serif" fo:font-size="12pt" officeooo:rsid="02521c43" officeooo:paragraph-rsid="00e92f73" style:font-size-asian="12pt" style:font-size-complex="12pt"/>
    </style:style>
    <style:style style:name="P278" style:family="paragraph" style:parent-style-name="Text_20_body">
      <style:text-properties fo:color="#000000" style:font-name="Liberation Serif" fo:font-size="12pt" officeooo:rsid="02521c43" officeooo:paragraph-rsid="00ec58a9" style:font-size-asian="12pt" style:font-size-complex="12pt"/>
    </style:style>
    <style:style style:name="P279" style:family="paragraph" style:parent-style-name="Text_20_body">
      <style:text-properties fo:color="#000000" style:font-name="Liberation Serif" fo:font-size="12pt" officeooo:rsid="02521c43" officeooo:paragraph-rsid="00ee50d2" style:font-size-asian="12pt" style:font-size-complex="12pt"/>
    </style:style>
    <style:style style:name="P280" style:family="paragraph" style:parent-style-name="Text_20_body">
      <style:text-properties fo:color="#000000" style:font-name="Liberation Serif" fo:font-size="12pt" officeooo:rsid="02521c43" officeooo:paragraph-rsid="02031eff" style:font-size-asian="12pt" style:font-size-complex="12pt"/>
    </style:style>
    <style:style style:name="P281" style:family="paragraph" style:parent-style-name="Text_20_body">
      <style:text-properties fo:color="#000000" style:font-name="Liberation Serif" fo:font-size="12pt" officeooo:rsid="02521c43" officeooo:paragraph-rsid="022e74d1" style:font-size-asian="12pt" style:font-size-complex="12pt"/>
    </style:style>
    <style:style style:name="P282" style:family="paragraph" style:parent-style-name="Text_20_body">
      <style:text-properties fo:color="#000000" style:font-name="Liberation Serif" fo:font-size="12pt" officeooo:rsid="02521c43" officeooo:paragraph-rsid="0422db15" style:font-size-asian="12pt" style:font-size-complex="12pt"/>
    </style:style>
    <style:style style:name="P283" style:family="paragraph" style:parent-style-name="Text_20_body">
      <style:text-properties fo:color="#000000" style:font-name="Liberation Serif" fo:font-size="12pt" officeooo:rsid="0254d1d0" officeooo:paragraph-rsid="0001ebe6" style:font-size-asian="12pt" style:font-size-complex="12pt"/>
    </style:style>
    <style:style style:name="P284" style:family="paragraph" style:parent-style-name="Text_20_body">
      <style:text-properties fo:color="#000000" style:font-name="Liberation Serif" fo:font-size="12pt" officeooo:rsid="0254d1d0" officeooo:paragraph-rsid="04edc630" style:font-size-asian="12pt" style:font-size-complex="12pt"/>
    </style:style>
    <style:style style:name="P285" style:family="paragraph" style:parent-style-name="Text_20_body">
      <style:text-properties fo:color="#000000" style:font-name="Liberation Serif" fo:font-size="12pt" officeooo:rsid="0254d1d0" officeooo:paragraph-rsid="04fdb793" style:font-size-asian="12pt" style:font-size-complex="12pt"/>
    </style:style>
    <style:style style:name="P286" style:family="paragraph" style:parent-style-name="Text_20_body">
      <style:text-properties fo:color="#000000" style:font-name="Liberation Serif" fo:font-size="12pt" officeooo:rsid="025474ab" officeooo:paragraph-rsid="02031eff" style:font-size-asian="12pt" style:font-size-complex="12pt"/>
    </style:style>
    <style:style style:name="P287" style:family="paragraph" style:parent-style-name="Text_20_body">
      <style:text-properties fo:color="#000000" style:font-name="Liberation Serif" fo:font-size="12pt" officeooo:rsid="025474ab" officeooo:paragraph-rsid="0001ebe6" style:font-size-asian="12pt" style:font-size-complex="12pt"/>
    </style:style>
    <style:style style:name="P288" style:family="paragraph" style:parent-style-name="Text_20_body">
      <style:text-properties fo:color="#000000" style:font-name="Liberation Serif" fo:font-size="12pt" officeooo:rsid="025474ab" officeooo:paragraph-rsid="04edc630" style:font-size-asian="12pt" style:font-size-complex="12pt"/>
    </style:style>
    <style:style style:name="P289" style:family="paragraph" style:parent-style-name="Text_20_body">
      <style:text-properties fo:color="#000000" style:font-name="Liberation Serif" fo:font-size="12pt" officeooo:rsid="02569847" officeooo:paragraph-rsid="0001ebe6" style:font-size-asian="12pt" style:font-size-complex="12pt"/>
    </style:style>
    <style:style style:name="P290" style:family="paragraph" style:parent-style-name="Text_20_body">
      <style:text-properties fo:color="#000000" style:font-name="Liberation Serif" fo:font-size="12pt" officeooo:rsid="02569847" officeooo:paragraph-rsid="02031eff" style:font-size-asian="12pt" style:font-size-complex="12pt"/>
    </style:style>
    <style:style style:name="P291" style:family="paragraph" style:parent-style-name="Text_20_body">
      <style:text-properties fo:color="#000000" style:font-name="Liberation Serif" fo:font-size="12pt" officeooo:rsid="02575228" officeooo:paragraph-rsid="0001ebe6" style:font-size-asian="12pt" style:font-size-complex="12pt"/>
    </style:style>
    <style:style style:name="P292" style:family="paragraph" style:parent-style-name="Text_20_body">
      <style:text-properties fo:color="#000000" style:font-name="Liberation Serif" fo:font-size="12pt" officeooo:rsid="02741dc8" officeooo:paragraph-rsid="0001ebe6" style:font-size-asian="12pt" style:font-size-complex="12pt"/>
    </style:style>
    <style:style style:name="P293" style:family="paragraph" style:parent-style-name="Text_20_body">
      <style:text-properties fo:color="#000000" style:font-name="Liberation Serif" fo:font-size="12pt" officeooo:rsid="0275f1a4" officeooo:paragraph-rsid="0001ebe6" style:font-size-asian="12pt" style:font-size-complex="12pt"/>
    </style:style>
    <style:style style:name="P294" style:family="paragraph" style:parent-style-name="Text_20_body">
      <style:text-properties fo:color="#000000" style:font-name="Liberation Serif" fo:font-size="12pt" officeooo:rsid="027a3410" officeooo:paragraph-rsid="0001ebe6" style:font-size-asian="12pt" style:font-size-complex="12pt"/>
    </style:style>
    <style:style style:name="P295" style:family="paragraph" style:parent-style-name="Text_20_body">
      <style:text-properties fo:color="#000000" style:font-name="Liberation Serif" fo:font-size="12pt" officeooo:rsid="027322df" officeooo:paragraph-rsid="0001ebe6" style:font-size-asian="12pt" style:font-size-complex="12pt"/>
    </style:style>
    <style:style style:name="P296" style:family="paragraph" style:parent-style-name="Text_20_body">
      <style:text-properties fo:color="#000000" style:font-name="Liberation Serif" fo:font-size="12pt" officeooo:rsid="027e7452" officeooo:paragraph-rsid="0001ebe6" style:font-size-asian="12pt" style:font-size-complex="12pt"/>
    </style:style>
    <style:style style:name="P297" style:family="paragraph" style:parent-style-name="Text_20_body">
      <style:text-properties fo:color="#000000" style:font-name="Liberation Serif" fo:font-size="12pt" officeooo:rsid="027e7452" officeooo:paragraph-rsid="02031eff" style:font-size-asian="12pt" style:font-size-complex="12pt"/>
    </style:style>
    <style:style style:name="P298" style:family="paragraph" style:parent-style-name="Text_20_body">
      <style:text-properties fo:color="#000000" style:font-name="Liberation Serif" fo:font-size="12pt" officeooo:paragraph-rsid="0001ebe6" style:font-size-asian="12pt" style:font-size-complex="12pt"/>
    </style:style>
    <style:style style:name="P299" style:family="paragraph" style:parent-style-name="Text_20_body">
      <style:text-properties fo:color="#000000" style:font-name="Liberation Serif" fo:font-size="12pt" officeooo:paragraph-rsid="008de974" style:font-size-asian="12pt" style:font-size-complex="12pt"/>
    </style:style>
    <style:style style:name="P300" style:family="paragraph" style:parent-style-name="Text_20_body">
      <style:text-properties fo:color="#000000" style:font-name="Liberation Serif" fo:font-size="12pt" officeooo:rsid="008de974" officeooo:paragraph-rsid="008de974" style:font-size-asian="12pt" style:font-size-complex="12pt"/>
    </style:style>
    <style:style style:name="P301" style:family="paragraph" style:parent-style-name="Text_20_body">
      <style:text-properties fo:color="#000000" style:font-name="Liberation Serif" fo:font-size="12pt" officeooo:rsid="008de974" officeooo:paragraph-rsid="00d7dafa" style:font-size-asian="12pt" style:font-size-complex="12pt"/>
    </style:style>
    <style:style style:name="P302" style:family="paragraph" style:parent-style-name="Text_20_body">
      <style:text-properties fo:color="#000000" style:font-name="Liberation Serif" fo:font-size="12pt" officeooo:rsid="008de974" officeooo:paragraph-rsid="00e2e131" style:font-size-asian="12pt" style:font-size-complex="12pt"/>
    </style:style>
    <style:style style:name="P303" style:family="paragraph" style:parent-style-name="Text_20_body">
      <style:text-properties fo:color="#000000" style:font-name="Liberation Serif" fo:font-size="12pt" officeooo:rsid="008de974" officeooo:paragraph-rsid="00ee50d2" style:font-size-asian="12pt" style:font-size-complex="12pt"/>
    </style:style>
    <style:style style:name="P304" style:family="paragraph" style:parent-style-name="Text_20_body">
      <style:text-properties fo:color="#000000" style:font-name="Liberation Serif" fo:font-size="12pt" officeooo:rsid="008de974" officeooo:paragraph-rsid="00f2be59" style:font-size-asian="12pt" style:font-size-complex="12pt"/>
    </style:style>
    <style:style style:name="P305" style:family="paragraph" style:parent-style-name="Text_20_body">
      <style:text-properties fo:color="#000000" style:font-name="Liberation Serif" fo:font-size="12pt" officeooo:rsid="008de974" officeooo:paragraph-rsid="021f9286" style:font-size-asian="12pt" style:font-size-complex="12pt"/>
    </style:style>
    <style:style style:name="P306" style:family="paragraph" style:parent-style-name="Text_20_body">
      <style:text-properties fo:color="#000000" style:font-name="Liberation Serif" fo:font-size="12pt" officeooo:rsid="009361d7" officeooo:paragraph-rsid="009361d7" style:font-size-asian="12pt" style:font-size-complex="12pt"/>
    </style:style>
    <style:style style:name="P307" style:family="paragraph" style:parent-style-name="Text_20_body">
      <style:text-properties fo:color="#000000" style:font-name="Liberation Serif" fo:font-size="12pt" officeooo:rsid="009361d7" officeooo:paragraph-rsid="00e6abd1" style:font-size-asian="12pt" style:font-size-complex="12pt"/>
    </style:style>
    <style:style style:name="P308" style:family="paragraph" style:parent-style-name="Text_20_body">
      <style:text-properties fo:color="#000000" style:font-name="Liberation Serif" fo:font-size="12pt" officeooo:paragraph-rsid="009c035a" style:font-size-asian="12pt" style:font-size-complex="12pt"/>
    </style:style>
    <style:style style:name="P309" style:family="paragraph" style:parent-style-name="Text_20_body">
      <style:text-properties fo:color="#000000" style:font-name="Liberation Serif" fo:font-size="12pt" officeooo:rsid="009c035a" officeooo:paragraph-rsid="009c035a" style:font-size-asian="12pt" style:font-size-complex="12pt"/>
    </style:style>
    <style:style style:name="P310" style:family="paragraph" style:parent-style-name="Text_20_body">
      <style:text-properties fo:color="#000000" style:font-name="Liberation Serif" fo:font-size="12pt" officeooo:rsid="009c035a" officeooo:paragraph-rsid="00ddf54a" style:font-size-asian="12pt" style:font-size-complex="12pt"/>
    </style:style>
    <style:style style:name="P311" style:family="paragraph" style:parent-style-name="Text_20_body">
      <style:text-properties fo:color="#000000" style:font-name="Liberation Serif" fo:font-size="12pt" officeooo:rsid="009c035a" officeooo:paragraph-rsid="00dea1e4" style:font-size-asian="12pt" style:font-size-complex="12pt"/>
    </style:style>
    <style:style style:name="P312" style:family="paragraph" style:parent-style-name="Text_20_body">
      <style:text-properties fo:color="#000000" style:font-name="Liberation Serif" fo:font-size="12pt" officeooo:rsid="009c035a" officeooo:paragraph-rsid="00e7d366" style:font-size-asian="12pt" style:font-size-complex="12pt"/>
    </style:style>
    <style:style style:name="P313" style:family="paragraph" style:parent-style-name="Text_20_body">
      <style:text-properties fo:color="#000000" style:font-name="Liberation Serif" fo:font-size="12pt" officeooo:rsid="009c035a" officeooo:paragraph-rsid="00ee50d2" style:font-size-asian="12pt" style:font-size-complex="12pt"/>
    </style:style>
    <style:style style:name="P314" style:family="paragraph" style:parent-style-name="Text_20_body">
      <style:text-properties fo:color="#000000" style:font-name="Liberation Serif" fo:font-size="12pt" officeooo:rsid="009c035a" officeooo:paragraph-rsid="00f89f01" style:font-size-asian="12pt" style:font-size-complex="12pt"/>
    </style:style>
    <style:style style:name="P315" style:family="paragraph" style:parent-style-name="Text_20_body">
      <style:text-properties fo:color="#000000" style:font-name="Liberation Serif" fo:font-size="12pt" officeooo:rsid="009c035a" officeooo:paragraph-rsid="0236fb72" style:font-size-asian="12pt" style:font-size-complex="12pt"/>
    </style:style>
    <style:style style:name="P316" style:family="paragraph" style:parent-style-name="Text_20_body">
      <style:text-properties fo:color="#000000" style:font-name="Liberation Serif" fo:font-size="12pt" officeooo:rsid="009c4def" officeooo:paragraph-rsid="00dea1e4" style:font-size-asian="12pt" style:font-size-complex="12pt"/>
    </style:style>
    <style:style style:name="P317" style:family="paragraph" style:parent-style-name="Text_20_body">
      <style:text-properties fo:color="#000000" style:font-name="Liberation Serif" fo:font-size="12pt" officeooo:rsid="009c4def" officeooo:paragraph-rsid="00e7d366" style:font-size-asian="12pt" style:font-size-complex="12pt"/>
    </style:style>
    <style:style style:name="P318" style:family="paragraph" style:parent-style-name="Text_20_body">
      <style:text-properties fo:color="#000000" style:font-name="Liberation Serif" fo:font-size="12pt" officeooo:rsid="009c4def" officeooo:paragraph-rsid="00ee50d2" style:font-size-asian="12pt" style:font-size-complex="12pt"/>
    </style:style>
    <style:style style:name="P319" style:family="paragraph" style:parent-style-name="Text_20_body">
      <style:text-properties fo:color="#000000" style:font-name="Liberation Serif" fo:font-size="12pt" officeooo:rsid="009c4def" officeooo:paragraph-rsid="00f89f01" style:font-size-asian="12pt" style:font-size-complex="12pt"/>
    </style:style>
    <style:style style:name="P320" style:family="paragraph" style:parent-style-name="Text_20_body">
      <style:text-properties fo:color="#000000" style:font-name="Liberation Serif" fo:font-size="12pt" officeooo:rsid="009cfba8" officeooo:paragraph-rsid="009cfba8" style:font-size-asian="12pt" style:font-size-complex="12pt"/>
    </style:style>
    <style:style style:name="P321" style:family="paragraph" style:parent-style-name="Text_20_body">
      <style:text-properties fo:color="#000000" style:font-name="Liberation Serif" fo:font-size="12pt" officeooo:rsid="009cfba8" officeooo:paragraph-rsid="00e92f73" style:font-size-asian="12pt" style:font-size-complex="12pt"/>
    </style:style>
    <style:style style:name="P322" style:family="paragraph" style:parent-style-name="Text_20_body">
      <style:text-properties fo:color="#000000" style:font-name="Liberation Serif" fo:font-size="12pt" officeooo:rsid="009ea286" officeooo:paragraph-rsid="009ea286" style:font-size-asian="12pt" style:font-size-complex="12pt"/>
    </style:style>
    <style:style style:name="P323" style:family="paragraph" style:parent-style-name="Text_20_body">
      <style:text-properties fo:color="#000000" style:font-name="Liberation Serif" fo:font-size="12pt" officeooo:rsid="009ea286" officeooo:paragraph-rsid="00e92f73" style:font-size-asian="12pt" style:font-size-complex="12pt"/>
    </style:style>
    <style:style style:name="P324" style:family="paragraph" style:parent-style-name="Text_20_body">
      <style:text-properties fo:color="#000000" style:font-name="Liberation Serif" fo:font-size="12pt" officeooo:paragraph-rsid="00a1c73b" style:font-size-asian="12pt" style:font-size-complex="12pt"/>
    </style:style>
    <style:style style:name="P325" style:family="paragraph" style:parent-style-name="Text_20_body">
      <style:text-properties fo:color="#000000" style:font-name="Liberation Serif" fo:font-size="12pt" officeooo:rsid="00a1c73b" officeooo:paragraph-rsid="00a1c73b" style:font-size-asian="12pt" style:font-size-complex="12pt"/>
    </style:style>
    <style:style style:name="P326" style:family="paragraph" style:parent-style-name="Text_20_body">
      <style:text-properties fo:color="#000000" style:font-name="Liberation Serif" fo:font-size="12pt" officeooo:rsid="00a1c73b" officeooo:paragraph-rsid="00c7f7f2" style:font-size-asian="12pt" style:font-size-complex="12pt"/>
    </style:style>
    <style:style style:name="P327" style:family="paragraph" style:parent-style-name="Text_20_body">
      <style:text-properties fo:color="#000000" style:font-name="Liberation Serif" fo:font-size="12pt" officeooo:rsid="00a1c73b" officeooo:paragraph-rsid="00dc5d08" style:font-size-asian="12pt" style:font-size-complex="12pt"/>
    </style:style>
    <style:style style:name="P328" style:family="paragraph" style:parent-style-name="Text_20_body">
      <style:text-properties fo:color="#000000" style:font-name="Liberation Serif" fo:font-size="12pt" officeooo:rsid="00a1c73b" officeooo:paragraph-rsid="00dea1e4" style:font-size-asian="12pt" style:font-size-complex="12pt"/>
    </style:style>
    <style:style style:name="P329" style:family="paragraph" style:parent-style-name="Text_20_body">
      <style:text-properties fo:color="#000000" style:font-name="Liberation Serif" fo:font-size="12pt" officeooo:rsid="00a1c73b" officeooo:paragraph-rsid="00eab174" style:font-size-asian="12pt" style:font-size-complex="12pt"/>
    </style:style>
    <style:style style:name="P330" style:family="paragraph" style:parent-style-name="Text_20_body">
      <style:text-properties fo:color="#000000" style:font-name="Liberation Serif" fo:font-size="12pt" officeooo:rsid="00a1c73b" officeooo:paragraph-rsid="00ee50d2" style:font-size-asian="12pt" style:font-size-complex="12pt"/>
    </style:style>
    <style:style style:name="P331" style:family="paragraph" style:parent-style-name="Text_20_body">
      <style:text-properties fo:color="#000000" style:font-name="Liberation Serif" fo:font-size="12pt" officeooo:rsid="00a1c73b" officeooo:paragraph-rsid="022e74d1" style:font-size-asian="12pt" style:font-size-complex="12pt"/>
    </style:style>
    <style:style style:name="P332" style:family="paragraph" style:parent-style-name="Text_20_body">
      <style:text-properties fo:color="#000000" style:font-name="Liberation Serif" fo:font-size="12pt" officeooo:rsid="00a2abea" officeooo:paragraph-rsid="00a2abea" style:font-size-asian="12pt" style:font-size-complex="12pt"/>
    </style:style>
    <style:style style:name="P333" style:family="paragraph" style:parent-style-name="Text_20_body">
      <style:text-properties fo:color="#000000" style:font-name="Liberation Serif" fo:font-size="12pt" officeooo:rsid="00a2abea" officeooo:paragraph-rsid="00c8c1d8" style:font-size-asian="12pt" style:font-size-complex="12pt"/>
    </style:style>
    <style:style style:name="P334" style:family="paragraph" style:parent-style-name="Text_20_body">
      <style:text-properties fo:color="#000000" style:font-name="Liberation Serif" fo:font-size="12pt" officeooo:rsid="00a2abea" officeooo:paragraph-rsid="00dc5d08" style:font-size-asian="12pt" style:font-size-complex="12pt"/>
    </style:style>
    <style:style style:name="P335" style:family="paragraph" style:parent-style-name="Text_20_body">
      <style:text-properties fo:color="#000000" style:font-name="Liberation Serif" fo:font-size="12pt" officeooo:rsid="00a2abea" officeooo:paragraph-rsid="00dea1e4" style:font-size-asian="12pt" style:font-size-complex="12pt"/>
    </style:style>
    <style:style style:name="P336" style:family="paragraph" style:parent-style-name="Text_20_body">
      <style:text-properties fo:color="#000000" style:font-name="Liberation Serif" fo:font-size="12pt" officeooo:rsid="00a2abea" officeooo:paragraph-rsid="00eab174" style:font-size-asian="12pt" style:font-size-complex="12pt"/>
    </style:style>
    <style:style style:name="P337" style:family="paragraph" style:parent-style-name="Text_20_body">
      <style:text-properties fo:color="#000000" style:font-name="Liberation Serif" fo:font-size="12pt" officeooo:rsid="00a2abea" officeooo:paragraph-rsid="00ec58a9" style:font-size-asian="12pt" style:font-size-complex="12pt"/>
    </style:style>
    <style:style style:name="P338" style:family="paragraph" style:parent-style-name="Text_20_body">
      <style:text-properties fo:color="#000000" style:font-name="Liberation Serif" fo:font-size="12pt" officeooo:rsid="00a2abea" officeooo:paragraph-rsid="00ee50d2" style:font-size-asian="12pt" style:font-size-complex="12pt"/>
    </style:style>
    <style:style style:name="P339" style:family="paragraph" style:parent-style-name="Text_20_body">
      <style:text-properties fo:color="#000000" style:font-name="Liberation Serif" fo:font-size="12pt" officeooo:rsid="00a2abea" officeooo:paragraph-rsid="022e74d1" style:font-size-asian="12pt" style:font-size-complex="12pt"/>
    </style:style>
    <style:style style:name="P340" style:family="paragraph" style:parent-style-name="Text_20_body">
      <style:text-properties fo:color="#000000" style:font-name="Liberation Serif" fo:font-size="12pt" officeooo:rsid="00a38a22" officeooo:paragraph-rsid="00ec58a9" style:font-size-asian="12pt" style:font-size-complex="12pt"/>
    </style:style>
    <style:style style:name="P341" style:family="paragraph" style:parent-style-name="Text_20_body">
      <style:text-properties fo:color="#000000" style:font-name="Liberation Serif" fo:font-size="12pt" officeooo:rsid="00a38a22" officeooo:paragraph-rsid="00a38a22" style:font-size-asian="12pt" style:font-size-complex="12pt"/>
    </style:style>
    <style:style style:name="P342" style:family="paragraph" style:parent-style-name="Text_20_body">
      <style:text-properties fo:color="#000000" style:font-name="Liberation Serif" fo:font-size="12pt" officeooo:rsid="00a43344" officeooo:paragraph-rsid="00a43344" style:font-size-asian="12pt" style:font-size-complex="12pt"/>
    </style:style>
    <style:style style:name="P343" style:family="paragraph" style:parent-style-name="Text_20_body">
      <style:text-properties fo:color="#000000" style:font-name="Liberation Serif" fo:font-size="12pt" officeooo:rsid="00a624aa" officeooo:paragraph-rsid="00a624aa" style:font-size-asian="12pt" style:font-size-complex="12pt"/>
    </style:style>
    <style:style style:name="P344" style:family="paragraph" style:parent-style-name="Text_20_body">
      <style:text-properties fo:color="#000000" style:font-name="Liberation Serif" fo:font-size="12pt" officeooo:rsid="00a6cb5f" officeooo:paragraph-rsid="00a6cb5f" style:font-size-asian="12pt" style:font-size-complex="12pt"/>
    </style:style>
    <style:style style:name="P345" style:family="paragraph" style:parent-style-name="Text_20_body">
      <style:text-properties fo:color="#000000" style:font-name="Liberation Serif" fo:font-size="12pt" officeooo:rsid="00a84908" officeooo:paragraph-rsid="00a84908" style:font-size-asian="12pt" style:font-size-complex="12pt"/>
    </style:style>
    <style:style style:name="P346" style:family="paragraph" style:parent-style-name="Text_20_body">
      <style:text-properties fo:color="#000000" style:font-name="Liberation Serif" fo:font-size="12pt" officeooo:rsid="00a84908" officeooo:paragraph-rsid="021acce6" style:font-size-asian="12pt" style:font-size-complex="12pt"/>
    </style:style>
    <style:style style:name="P347" style:family="paragraph" style:parent-style-name="Text_20_body">
      <style:text-properties fo:color="#000000" style:font-name="Liberation Serif" fo:font-size="12pt" officeooo:rsid="00a84908" officeooo:paragraph-rsid="021be405" style:font-size-asian="12pt" style:font-size-complex="12pt"/>
    </style:style>
    <style:style style:name="P348" style:family="paragraph" style:parent-style-name="Text_20_body">
      <style:text-properties fo:color="#000000" style:font-name="Liberation Serif" fo:font-size="12pt" officeooo:rsid="00a88fd2" officeooo:paragraph-rsid="00a88fd2" style:font-size-asian="12pt" style:font-size-complex="12pt"/>
    </style:style>
    <style:style style:name="P349" style:family="paragraph" style:parent-style-name="Text_20_body">
      <style:text-properties fo:color="#000000" style:font-name="Liberation Serif" fo:font-size="12pt" officeooo:rsid="00a88fd2" officeooo:paragraph-rsid="00b6e7c1" style:font-size-asian="12pt" style:font-size-complex="12pt"/>
    </style:style>
    <style:style style:name="P350" style:family="paragraph" style:parent-style-name="Text_20_body">
      <style:text-properties fo:color="#000000" style:font-name="Liberation Serif" fo:font-size="12pt" officeooo:rsid="00ad9de0" officeooo:paragraph-rsid="00ad9de0" style:font-size-asian="12pt" style:font-size-complex="12pt"/>
    </style:style>
    <style:style style:name="P351" style:family="paragraph" style:parent-style-name="Text_20_body">
      <style:text-properties fo:color="#000000" style:font-name="Liberation Serif" fo:font-size="12pt" officeooo:rsid="00b9be98" officeooo:paragraph-rsid="00b9be98" style:font-size-asian="12pt" style:font-size-complex="12pt"/>
    </style:style>
    <style:style style:name="P352" style:family="paragraph" style:parent-style-name="Text_20_body">
      <style:text-properties fo:color="#000000" style:font-name="Liberation Serif" fo:font-size="12pt" officeooo:rsid="0091661d" officeooo:paragraph-rsid="0091661d" style:font-size-asian="12pt" style:font-size-complex="12pt"/>
    </style:style>
    <style:style style:name="P353" style:family="paragraph" style:parent-style-name="Text_20_body">
      <style:text-properties fo:color="#000000" style:font-name="Liberation Serif" fo:font-size="12pt" officeooo:rsid="00c00cd2" officeooo:paragraph-rsid="00c00cd2" style:font-size-asian="12pt" style:font-size-complex="12pt"/>
    </style:style>
    <style:style style:name="P354" style:family="paragraph" style:parent-style-name="Text_20_body">
      <style:text-properties fo:color="#000000" style:font-name="Liberation Serif" fo:font-size="12pt" officeooo:rsid="00c00cd2" officeooo:paragraph-rsid="021be405" style:font-size-asian="12pt" style:font-size-complex="12pt"/>
    </style:style>
    <style:style style:name="P355" style:family="paragraph" style:parent-style-name="Text_20_body">
      <style:text-properties fo:color="#000000" style:font-name="Liberation Serif" fo:font-size="12pt" officeooo:rsid="00c72a4d" officeooo:paragraph-rsid="00c72a4d" style:font-size-asian="12pt" style:font-size-complex="12pt"/>
    </style:style>
    <style:style style:name="P356" style:family="paragraph" style:parent-style-name="Text_20_body">
      <style:text-properties fo:color="#000000" style:font-name="Liberation Serif" fo:font-size="12pt" officeooo:rsid="00c7f7f2" officeooo:paragraph-rsid="00c7f7f2" style:font-size-asian="12pt" style:font-size-complex="12pt"/>
    </style:style>
    <style:style style:name="P357" style:family="paragraph" style:parent-style-name="Text_20_body">
      <style:text-properties fo:color="#000000" style:font-name="Liberation Serif" fo:font-size="12pt" officeooo:rsid="00c7f7f2" officeooo:paragraph-rsid="00dea1e4" style:font-size-asian="12pt" style:font-size-complex="12pt"/>
    </style:style>
    <style:style style:name="P358" style:family="paragraph" style:parent-style-name="Text_20_body">
      <style:text-properties fo:color="#000000" style:font-name="Liberation Serif" fo:font-size="12pt" officeooo:rsid="00c7f7f2" officeooo:paragraph-rsid="00ee50d2" style:font-size-asian="12pt" style:font-size-complex="12pt"/>
    </style:style>
    <style:style style:name="P359" style:family="paragraph" style:parent-style-name="Text_20_body">
      <style:text-properties fo:color="#000000" style:font-name="Liberation Serif" fo:font-size="12pt" officeooo:rsid="00c7f7f2" officeooo:paragraph-rsid="022e74d1" style:font-size-asian="12pt" style:font-size-complex="12pt"/>
    </style:style>
    <style:style style:name="P360" style:family="paragraph" style:parent-style-name="Text_20_body">
      <style:text-properties fo:color="#000000" style:font-name="Liberation Serif" fo:font-size="12pt" officeooo:rsid="00c8c1d8" officeooo:paragraph-rsid="00c8c1d8" style:font-size-asian="12pt" style:font-size-complex="12pt"/>
    </style:style>
    <style:style style:name="P361" style:family="paragraph" style:parent-style-name="Text_20_body">
      <style:text-properties fo:color="#000000" style:font-name="Liberation Serif" fo:font-size="12pt" officeooo:rsid="00c8c1d8" officeooo:paragraph-rsid="00dea1e4" style:font-size-asian="12pt" style:font-size-complex="12pt"/>
    </style:style>
    <style:style style:name="P362" style:family="paragraph" style:parent-style-name="Text_20_body">
      <style:text-properties fo:color="#000000" style:font-name="Liberation Serif" fo:font-size="12pt" officeooo:rsid="00c8c1d8" officeooo:paragraph-rsid="00ee50d2" style:font-size-asian="12pt" style:font-size-complex="12pt"/>
    </style:style>
    <style:style style:name="P363" style:family="paragraph" style:parent-style-name="Text_20_body">
      <style:text-properties fo:color="#000000" style:font-name="Liberation Serif" fo:font-size="12pt" officeooo:rsid="00c8c1d8" officeooo:paragraph-rsid="022e74d1" style:font-size-asian="12pt" style:font-size-complex="12pt"/>
    </style:style>
    <style:style style:name="P364" style:family="paragraph" style:parent-style-name="Text_20_body">
      <style:text-properties fo:color="#000000" style:font-name="Liberation Serif" fo:font-size="12pt" officeooo:rsid="00ca212a" officeooo:paragraph-rsid="00ca212a" style:font-size-asian="12pt" style:font-size-complex="12pt"/>
    </style:style>
    <style:style style:name="P365" style:family="paragraph" style:parent-style-name="Text_20_body">
      <style:text-properties fo:color="#000000" style:font-name="Liberation Serif" fo:font-size="12pt" officeooo:rsid="00ca9147" officeooo:paragraph-rsid="00ca9147" style:font-size-asian="12pt" style:font-size-complex="12pt"/>
    </style:style>
    <style:style style:name="P366" style:family="paragraph" style:parent-style-name="Text_20_body">
      <style:text-properties fo:color="#000000" style:font-name="Liberation Serif" fo:font-size="12pt" officeooo:rsid="00cb9e1c" officeooo:paragraph-rsid="00cb9e1c" style:font-size-asian="12pt" style:font-size-complex="12pt"/>
    </style:style>
    <style:style style:name="P367" style:family="paragraph" style:parent-style-name="Text_20_body">
      <style:text-properties fo:color="#000000" style:font-name="Liberation Serif" fo:font-size="12pt" officeooo:rsid="00cb9e1c" officeooo:paragraph-rsid="00cfdace" style:font-size-asian="12pt" style:font-size-complex="12pt"/>
    </style:style>
    <style:style style:name="P368" style:family="paragraph" style:parent-style-name="Text_20_body">
      <style:text-properties fo:color="#000000" style:font-name="Liberation Serif" fo:font-size="12pt" officeooo:rsid="00ccd243" officeooo:paragraph-rsid="00ccd243" style:font-size-asian="12pt" style:font-size-complex="12pt"/>
    </style:style>
    <style:style style:name="P369" style:family="paragraph" style:parent-style-name="Text_20_body">
      <style:text-properties fo:color="#000000" style:font-name="Liberation Serif" fo:font-size="12pt" officeooo:rsid="00ceb093" officeooo:paragraph-rsid="00ceb093" style:font-size-asian="12pt" style:font-size-complex="12pt"/>
    </style:style>
    <style:style style:name="P370" style:family="paragraph" style:parent-style-name="Text_20_body">
      <style:text-properties fo:color="#000000" style:font-name="Liberation Serif" fo:font-size="12pt" officeooo:rsid="00ceb093" officeooo:paragraph-rsid="0422db15" style:font-size-asian="12pt" style:font-size-complex="12pt"/>
    </style:style>
    <style:style style:name="P371" style:family="paragraph" style:parent-style-name="Text_20_body">
      <style:text-properties fo:color="#000000" style:font-name="Liberation Serif" fo:font-size="12pt" officeooo:rsid="00d0b0e7" officeooo:paragraph-rsid="00d0b0e7" style:font-size-asian="12pt" style:font-size-complex="12pt"/>
    </style:style>
    <style:style style:name="P372" style:family="paragraph" style:parent-style-name="Text_20_body">
      <style:text-properties fo:color="#000000" style:font-name="Liberation Serif" fo:font-size="12pt" officeooo:rsid="00d359ac" officeooo:paragraph-rsid="00d359ac" style:font-size-asian="12pt" style:font-size-complex="12pt"/>
    </style:style>
    <style:style style:name="P373" style:family="paragraph" style:parent-style-name="Text_20_body">
      <style:text-properties fo:color="#000000" style:font-name="Liberation Serif" fo:font-size="12pt" officeooo:rsid="00d359ac" officeooo:paragraph-rsid="00e0ec70" style:font-size-asian="12pt" style:font-size-complex="12pt"/>
    </style:style>
    <style:style style:name="P374" style:family="paragraph" style:parent-style-name="Text_20_body">
      <style:text-properties fo:color="#000000" style:font-name="Liberation Serif" fo:font-size="12pt" officeooo:rsid="00d4734b" officeooo:paragraph-rsid="00e0ec70" style:font-size-asian="12pt" style:font-size-complex="12pt"/>
    </style:style>
    <style:style style:name="P375" style:family="paragraph" style:parent-style-name="Text_20_body">
      <style:text-properties fo:color="#000000" style:font-name="Liberation Serif" fo:font-size="12pt" officeooo:rsid="00d4734b" officeooo:paragraph-rsid="022759b1" style:font-size-asian="12pt" style:font-size-complex="12pt"/>
    </style:style>
    <style:style style:name="P376" style:family="paragraph" style:parent-style-name="Text_20_body">
      <style:text-properties fo:color="#000000" style:font-name="Liberation Serif" fo:font-size="12pt" officeooo:rsid="00d7dafa" officeooo:paragraph-rsid="00d7dafa" style:font-size-asian="12pt" style:font-size-complex="12pt"/>
    </style:style>
    <style:style style:name="P377" style:family="paragraph" style:parent-style-name="Text_20_body">
      <style:text-properties fo:color="#000000" style:font-name="Liberation Serif" fo:font-size="12pt" officeooo:paragraph-rsid="00dc5d08" style:font-size-asian="12pt" style:font-size-complex="12pt"/>
    </style:style>
    <style:style style:name="P378" style:family="paragraph" style:parent-style-name="Text_20_body">
      <style:text-properties fo:color="#000000" style:font-name="Liberation Serif" fo:font-size="12pt" officeooo:rsid="00dea1e4" officeooo:paragraph-rsid="00dea1e4" style:font-size-asian="12pt" style:font-size-complex="12pt"/>
    </style:style>
    <style:style style:name="P379" style:family="paragraph" style:parent-style-name="Text_20_body">
      <style:text-properties fo:color="#000000" style:font-name="Liberation Serif" fo:font-size="12pt" officeooo:rsid="00dea1e4" officeooo:paragraph-rsid="00ee50d2" style:font-size-asian="12pt" style:font-size-complex="12pt"/>
    </style:style>
    <style:style style:name="P380" style:family="paragraph" style:parent-style-name="Text_20_body">
      <style:text-properties fo:color="#000000" style:font-name="Liberation Serif" fo:font-size="12pt" officeooo:rsid="00dea1e4" officeooo:paragraph-rsid="00f89f01" style:font-size-asian="12pt" style:font-size-complex="12pt"/>
    </style:style>
    <style:style style:name="P381" style:family="paragraph" style:parent-style-name="Text_20_body">
      <style:text-properties fo:color="#000000" style:font-name="Liberation Serif" fo:font-size="12pt" officeooo:paragraph-rsid="00dea1e4" style:font-size-asian="12pt" style:font-size-complex="12pt"/>
    </style:style>
    <style:style style:name="P382" style:family="paragraph" style:parent-style-name="Text_20_body">
      <style:text-properties fo:color="#000000" style:font-name="Liberation Serif" fo:font-size="12pt" officeooo:paragraph-rsid="00e0ec70" style:font-size-asian="12pt" style:font-size-complex="12pt"/>
    </style:style>
    <style:style style:name="P383" style:family="paragraph" style:parent-style-name="Text_20_body">
      <style:text-properties fo:color="#000000" style:font-name="Liberation Serif" fo:font-size="12pt" officeooo:paragraph-rsid="00e6abd1" style:font-size-asian="12pt" style:font-size-complex="12pt"/>
    </style:style>
    <style:style style:name="P384" style:family="paragraph" style:parent-style-name="Text_20_body">
      <style:text-properties fo:color="#000000" style:font-name="Liberation Serif" fo:font-size="12pt" officeooo:paragraph-rsid="00e7d366" style:font-size-asian="12pt" style:font-size-complex="12pt"/>
    </style:style>
    <style:style style:name="P385" style:family="paragraph" style:parent-style-name="Text_20_body">
      <style:text-properties fo:color="#000000" style:font-name="Liberation Serif" fo:font-size="12pt" officeooo:paragraph-rsid="00e92f73" style:font-size-asian="12pt" style:font-size-complex="12pt"/>
    </style:style>
    <style:style style:name="P386" style:family="paragraph" style:parent-style-name="Text_20_body">
      <style:text-properties fo:color="#000000" style:font-name="Liberation Serif" fo:font-size="12pt" officeooo:paragraph-rsid="00eab174" style:font-size-asian="12pt" style:font-size-complex="12pt"/>
    </style:style>
    <style:style style:name="P387" style:family="paragraph" style:parent-style-name="Text_20_body">
      <style:text-properties fo:color="#000000" style:font-name="Liberation Serif" fo:font-size="12pt" officeooo:paragraph-rsid="00ec58a9" style:font-size-asian="12pt" style:font-size-complex="12pt"/>
    </style:style>
    <style:style style:name="P388" style:family="paragraph" style:parent-style-name="Text_20_body">
      <style:text-properties fo:color="#000000" style:font-name="Liberation Serif" fo:font-size="12pt" officeooo:paragraph-rsid="00ee50d2" style:font-size-asian="12pt" style:font-size-complex="12pt"/>
    </style:style>
    <style:style style:name="P389" style:family="paragraph" style:parent-style-name="Text_20_body">
      <style:text-properties fo:color="#000000" style:font-name="Liberation Serif" fo:font-size="12pt" officeooo:rsid="008e671c" officeooo:paragraph-rsid="00e3a6bd" style:font-size-asian="12pt" style:font-size-complex="12pt"/>
    </style:style>
    <style:style style:name="P390" style:family="paragraph" style:parent-style-name="Text_20_body">
      <style:text-properties fo:color="#000000" style:font-name="Liberation Serif" fo:font-size="12pt" officeooo:rsid="008e671c" officeooo:paragraph-rsid="00ee50d2" style:font-size-asian="12pt" style:font-size-complex="12pt"/>
    </style:style>
    <style:style style:name="P391" style:family="paragraph" style:parent-style-name="Text_20_body">
      <style:text-properties fo:color="#000000" style:font-name="Liberation Serif" fo:font-size="12pt" officeooo:rsid="008e671c" officeooo:paragraph-rsid="00f2be59" style:font-size-asian="12pt" style:font-size-complex="12pt"/>
    </style:style>
    <style:style style:name="P392" style:family="paragraph" style:parent-style-name="Text_20_body">
      <style:text-properties fo:color="#000000" style:font-name="Liberation Serif" fo:font-size="12pt" officeooo:rsid="00f7ad23" officeooo:paragraph-rsid="00f7ad23" style:font-size-asian="12pt" style:font-size-complex="12pt"/>
    </style:style>
    <style:style style:name="P393" style:family="paragraph" style:parent-style-name="Text_20_body">
      <style:text-properties fo:color="#000000" style:font-name="Liberation Serif" fo:font-size="12pt" officeooo:paragraph-rsid="011d4b35" style:font-size-asian="12pt" style:font-size-complex="12pt"/>
    </style:style>
    <style:style style:name="P394" style:family="paragraph" style:parent-style-name="Text_20_body">
      <style:text-properties fo:color="#000000" style:font-name="Liberation Serif" fo:font-size="12pt" officeooo:rsid="011d4b35" officeooo:paragraph-rsid="011d4b35" style:font-size-asian="12pt" style:font-size-complex="12pt"/>
    </style:style>
    <style:style style:name="P395" style:family="paragraph" style:parent-style-name="Text_20_body">
      <style:text-properties fo:color="#000000" style:font-name="Liberation Serif" fo:font-size="12pt" officeooo:rsid="011d4b35" officeooo:paragraph-rsid="0122596d" style:font-size-asian="12pt" style:font-size-complex="12pt"/>
    </style:style>
    <style:style style:name="P396" style:family="paragraph" style:parent-style-name="Text_20_body">
      <style:text-properties fo:color="#000000" style:font-name="Liberation Serif" fo:font-size="12pt" officeooo:rsid="011d4b35" officeooo:paragraph-rsid="012312e6" style:font-size-asian="12pt" style:font-size-complex="12pt"/>
    </style:style>
    <style:style style:name="P397" style:family="paragraph" style:parent-style-name="Text_20_body">
      <style:text-properties fo:color="#000000" style:font-name="Liberation Serif" fo:font-size="12pt" officeooo:rsid="011d4b35" officeooo:paragraph-rsid="0124bdb2" style:font-size-asian="12pt" style:font-size-complex="12pt"/>
    </style:style>
    <style:style style:name="P398" style:family="paragraph" style:parent-style-name="Text_20_body">
      <style:text-properties fo:color="#000000" style:font-name="Liberation Serif" fo:font-size="12pt" officeooo:rsid="011d4b35" officeooo:paragraph-rsid="0412678d" style:font-size-asian="12pt" style:font-size-complex="12pt"/>
    </style:style>
    <style:style style:name="P399" style:family="paragraph" style:parent-style-name="Text_20_body">
      <style:text-properties fo:color="#000000" style:font-name="Liberation Serif" fo:font-size="12pt" officeooo:rsid="011d4b35" officeooo:paragraph-rsid="041b1cef" style:font-size-asian="12pt" style:font-size-complex="12pt"/>
    </style:style>
    <style:style style:name="P400" style:family="paragraph" style:parent-style-name="Text_20_body">
      <style:text-properties fo:color="#000000" style:font-name="Liberation Serif" fo:font-size="12pt" officeooo:rsid="011d4b35" officeooo:paragraph-rsid="041b4e5e" style:font-size-asian="12pt" style:font-size-complex="12pt"/>
    </style:style>
    <style:style style:name="P401" style:family="paragraph" style:parent-style-name="Text_20_body">
      <style:text-properties fo:color="#000000" style:font-name="Liberation Serif" fo:font-size="12pt" officeooo:paragraph-rsid="011de8ea" style:font-size-asian="12pt" style:font-size-complex="12pt"/>
    </style:style>
    <style:style style:name="P402" style:family="paragraph" style:parent-style-name="Text_20_body">
      <style:text-properties fo:color="#000000" style:font-name="Liberation Serif" fo:font-size="12pt" officeooo:paragraph-rsid="01216f08" style:font-size-asian="12pt" style:font-size-complex="12pt"/>
    </style:style>
    <style:style style:name="P403" style:family="paragraph" style:parent-style-name="Text_20_body">
      <style:text-properties fo:color="#000000" style:font-name="Liberation Serif" fo:font-size="12pt" officeooo:paragraph-rsid="012312e6" style:font-size-asian="12pt" style:font-size-complex="12pt"/>
    </style:style>
    <style:style style:name="P404" style:family="paragraph" style:parent-style-name="Text_20_body">
      <style:text-properties fo:color="#000000" style:font-name="Liberation Serif" fo:font-size="12pt" officeooo:rsid="01d779c2" officeooo:paragraph-rsid="01d779c2" style:font-size-asian="12pt" style:font-size-complex="12pt"/>
    </style:style>
    <style:style style:name="P405" style:family="paragraph" style:parent-style-name="Text_20_body">
      <style:text-properties fo:color="#000000" style:font-name="Liberation Serif" fo:font-size="12pt" officeooo:rsid="00a3f5c8" officeooo:paragraph-rsid="01d8a204" style:font-size-asian="12pt" style:font-size-complex="12pt"/>
    </style:style>
    <style:style style:name="P406" style:family="paragraph" style:parent-style-name="Text_20_body">
      <style:text-properties fo:color="#000000" style:font-name="Liberation Serif" fo:font-size="12pt" officeooo:paragraph-rsid="01da44bc" style:font-size-asian="12pt" style:font-size-complex="12pt"/>
    </style:style>
    <style:style style:name="P407" style:family="paragraph" style:parent-style-name="Text_20_body">
      <style:text-properties fo:color="#000000" style:font-name="Liberation Serif" fo:font-size="12pt" officeooo:rsid="01f4bcbc" officeooo:paragraph-rsid="01f4bcbc" style:font-size-asian="12pt" style:font-size-complex="12pt"/>
    </style:style>
    <style:style style:name="P408" style:family="paragraph" style:parent-style-name="Text_20_body">
      <style:text-properties fo:color="#000000" style:font-name="Liberation Serif" fo:font-size="12pt" officeooo:paragraph-rsid="022e74d1" style:font-size-asian="12pt" style:font-size-complex="12pt"/>
    </style:style>
    <style:style style:name="P409" style:family="paragraph" style:parent-style-name="Text_20_body">
      <style:text-properties fo:color="#000000" style:font-name="Liberation Serif" fo:font-size="12pt" officeooo:rsid="02e5abdf" officeooo:paragraph-rsid="02f52730" style:font-size-asian="12pt" style:font-size-complex="12pt"/>
    </style:style>
    <style:style style:name="P410" style:family="paragraph" style:parent-style-name="Text_20_body">
      <style:text-properties fo:color="#000000" style:font-name="Liberation Serif" fo:font-size="12pt" officeooo:rsid="02e5246a" officeooo:paragraph-rsid="02f52730" style:font-size-asian="12pt" style:font-size-complex="12pt"/>
    </style:style>
    <style:style style:name="P411" style:family="paragraph" style:parent-style-name="Text_20_body">
      <style:text-properties fo:color="#000000" style:font-name="Liberation Serif" fo:font-size="12pt" officeooo:rsid="02e83db0" officeooo:paragraph-rsid="02f52730" style:font-size-asian="12pt" style:font-size-complex="12pt"/>
    </style:style>
    <style:style style:name="P412" style:family="paragraph" style:parent-style-name="Text_20_body">
      <style:text-properties fo:color="#000000" style:font-name="Liberation Serif" fo:font-size="12pt" officeooo:rsid="02eac654" officeooo:paragraph-rsid="02f52730" style:font-size-asian="12pt" style:font-size-complex="12pt"/>
    </style:style>
    <style:style style:name="P413" style:family="paragraph" style:parent-style-name="Text_20_body">
      <style:text-properties fo:color="#000000" style:font-name="Liberation Serif" fo:font-size="12pt" officeooo:rsid="02ed1cb1" officeooo:paragraph-rsid="02f52730" style:font-size-asian="12pt" style:font-size-complex="12pt"/>
    </style:style>
    <style:style style:name="P414" style:family="paragraph" style:parent-style-name="Text_20_body">
      <style:text-properties fo:color="#000000" style:font-name="Liberation Serif" fo:font-size="12pt" officeooo:rsid="02f1dbbb" officeooo:paragraph-rsid="02f52730" style:font-size-asian="12pt" style:font-size-complex="12pt"/>
    </style:style>
    <style:style style:name="P415" style:family="paragraph" style:parent-style-name="Text_20_body">
      <style:text-properties fo:color="#000000" style:font-name="Liberation Serif" fo:font-size="12pt" officeooo:rsid="02f1dbbb" officeooo:paragraph-rsid="02f65567" style:font-size-asian="12pt" style:font-size-complex="12pt"/>
    </style:style>
    <style:style style:name="P416" style:family="paragraph" style:parent-style-name="Text_20_body">
      <style:text-properties fo:color="#000000" style:font-name="Liberation Serif" fo:font-size="12pt" officeooo:rsid="02c87fbd" officeooo:paragraph-rsid="02f52730" style:font-size-asian="12pt" style:font-size-complex="12pt"/>
    </style:style>
    <style:style style:name="P417" style:family="paragraph" style:parent-style-name="Text_20_body">
      <style:text-properties fo:color="#000000" style:font-name="Liberation Serif" fo:font-size="12pt" officeooo:rsid="02c87fbd" officeooo:paragraph-rsid="02f65567" style:font-size-asian="12pt" style:font-size-complex="12pt"/>
    </style:style>
    <style:style style:name="P418" style:family="paragraph" style:parent-style-name="Text_20_body">
      <style:text-properties fo:color="#000000" style:font-name="Liberation Serif" fo:font-size="12pt" officeooo:rsid="02c87fbd" officeooo:paragraph-rsid="02f8cda1" style:font-size-asian="12pt" style:font-size-complex="12pt"/>
    </style:style>
    <style:style style:name="P419" style:family="paragraph" style:parent-style-name="Text_20_body">
      <style:text-properties fo:color="#000000" style:font-name="Liberation Serif" fo:font-size="12pt" officeooo:rsid="02c87fbd" officeooo:paragraph-rsid="02fe1ccb" style:font-size-asian="12pt" style:font-size-complex="12pt"/>
    </style:style>
    <style:style style:name="P420" style:family="paragraph" style:parent-style-name="Text_20_body">
      <style:text-properties fo:color="#000000" style:font-name="Liberation Serif" fo:font-size="12pt" officeooo:rsid="02f3761b" officeooo:paragraph-rsid="02f52730" style:font-size-asian="12pt" style:font-size-complex="12pt"/>
    </style:style>
    <style:style style:name="P421" style:family="paragraph" style:parent-style-name="Text_20_body">
      <style:text-properties fo:color="#000000" style:font-name="Liberation Serif" fo:font-size="12pt" officeooo:rsid="02de840f" officeooo:paragraph-rsid="02f52730" style:font-size-asian="12pt" style:font-size-complex="12pt"/>
    </style:style>
    <style:style style:name="P422" style:family="paragraph" style:parent-style-name="Text_20_body">
      <style:text-properties fo:color="#000000" style:font-name="Liberation Serif" fo:font-size="12pt" officeooo:rsid="02de840f" officeooo:paragraph-rsid="02fe1ccb" style:font-size-asian="12pt" style:font-size-complex="12pt"/>
    </style:style>
    <style:style style:name="P423" style:family="paragraph" style:parent-style-name="Text_20_body">
      <style:text-properties fo:color="#000000" style:font-name="Liberation Serif" fo:font-size="12pt" officeooo:rsid="02ac9f4a" officeooo:paragraph-rsid="02f52730" style:font-size-asian="12pt" style:font-size-complex="12pt"/>
    </style:style>
    <style:style style:name="P424" style:family="paragraph" style:parent-style-name="Text_20_body">
      <style:text-properties fo:color="#000000" style:font-name="Liberation Serif" fo:font-size="12pt" officeooo:rsid="01c85e61" officeooo:paragraph-rsid="02f52730" style:font-size-asian="12pt" style:font-size-complex="12pt"/>
    </style:style>
    <style:style style:name="P425" style:family="paragraph" style:parent-style-name="Text_20_body">
      <style:text-properties fo:color="#000000" style:font-name="Liberation Serif" fo:font-size="12pt" officeooo:rsid="02bf85a3" officeooo:paragraph-rsid="02f52730" style:font-size-asian="12pt" style:font-size-complex="12pt"/>
    </style:style>
    <style:style style:name="P426" style:family="paragraph" style:parent-style-name="Text_20_body">
      <style:text-properties fo:color="#000000" style:font-name="Liberation Serif" fo:font-size="12pt" officeooo:rsid="02bf85a3" officeooo:paragraph-rsid="02fe1ccb" style:font-size-asian="12pt" style:font-size-complex="12pt"/>
    </style:style>
    <style:style style:name="P427" style:family="paragraph" style:parent-style-name="Text_20_body">
      <style:text-properties fo:color="#000000" style:font-name="Liberation Serif" fo:font-size="12pt" officeooo:rsid="02dfff36" officeooo:paragraph-rsid="02f52730" style:font-size-asian="12pt" style:font-size-complex="12pt"/>
    </style:style>
    <style:style style:name="P428" style:family="paragraph" style:parent-style-name="Text_20_body">
      <style:text-properties fo:color="#000000" style:font-name="Liberation Serif" fo:font-size="12pt" officeooo:rsid="02dfff36" officeooo:paragraph-rsid="02fe1ccb" style:font-size-asian="12pt" style:font-size-complex="12pt"/>
    </style:style>
    <style:style style:name="P429" style:family="paragraph" style:parent-style-name="Text_20_body">
      <style:text-properties fo:color="#000000" style:font-name="Liberation Serif" fo:font-size="12pt" officeooo:rsid="02e2480a" officeooo:paragraph-rsid="02f52730" style:font-size-asian="12pt" style:font-size-complex="12pt"/>
    </style:style>
    <style:style style:name="P430" style:family="paragraph" style:parent-style-name="Text_20_body">
      <style:text-properties fo:color="#000000" style:font-name="Liberation Serif" fo:font-size="12pt" officeooo:rsid="02e2480a" officeooo:paragraph-rsid="02f65567" style:font-size-asian="12pt" style:font-size-complex="12pt"/>
    </style:style>
    <style:style style:name="P431" style:family="paragraph" style:parent-style-name="Text_20_body">
      <style:text-properties fo:color="#000000" style:font-name="Liberation Serif" fo:font-size="12pt" officeooo:rsid="02edfb67" officeooo:paragraph-rsid="02f52730" style:font-size-asian="12pt" style:font-size-complex="12pt"/>
    </style:style>
    <style:style style:name="P432" style:family="paragraph" style:parent-style-name="Text_20_body">
      <style:text-properties fo:color="#000000" style:font-name="Liberation Serif" fo:font-size="12pt" officeooo:rsid="02ef4963" officeooo:paragraph-rsid="02f52730" style:font-size-asian="12pt" style:font-size-complex="12pt"/>
    </style:style>
    <style:style style:name="P433" style:family="paragraph" style:parent-style-name="Text_20_body">
      <style:text-properties fo:color="#000000" style:font-name="Liberation Serif" fo:font-size="12pt" officeooo:rsid="02ee46bf" officeooo:paragraph-rsid="02f52730" style:font-size-asian="12pt" style:font-size-complex="12pt"/>
    </style:style>
    <style:style style:name="P434" style:family="paragraph" style:parent-style-name="Text_20_body">
      <style:text-properties fo:color="#000000" style:font-name="Liberation Serif" fo:font-size="12pt" officeooo:rsid="02f0afbb" officeooo:paragraph-rsid="02f52730" style:font-size-asian="12pt" style:font-size-complex="12pt"/>
    </style:style>
    <style:style style:name="P435" style:family="paragraph" style:parent-style-name="Text_20_body">
      <style:text-properties fo:color="#000000" style:font-name="Liberation Serif" fo:font-size="12pt" officeooo:rsid="02f2ce6b" officeooo:paragraph-rsid="02f65567" style:font-size-asian="12pt" style:font-size-complex="12pt"/>
    </style:style>
    <style:style style:name="P436" style:family="paragraph" style:parent-style-name="Text_20_body">
      <style:text-properties fo:color="#000000" style:font-name="Liberation Serif" fo:font-size="12pt" officeooo:rsid="02f45c23" officeooo:paragraph-rsid="02f65567" style:font-size-asian="12pt" style:font-size-complex="12pt"/>
    </style:style>
    <style:style style:name="P437" style:family="paragraph" style:parent-style-name="Text_20_body">
      <style:text-properties fo:color="#000000" style:font-name="Liberation Serif" fo:font-size="12pt" officeooo:rsid="02f8df80" officeooo:paragraph-rsid="02f52730" style:font-size-asian="12pt" style:font-size-complex="12pt"/>
    </style:style>
    <style:style style:name="P438" style:family="paragraph" style:parent-style-name="Text_20_body">
      <style:text-properties fo:color="#000000" style:font-name="Liberation Serif" fo:font-size="12pt" officeooo:paragraph-rsid="02f52730" style:font-size-asian="12pt" style:font-size-complex="12pt"/>
    </style:style>
    <style:style style:name="P439" style:family="paragraph" style:parent-style-name="Text_20_body">
      <style:text-properties fo:color="#000000" style:font-name="Liberation Serif" fo:font-size="12pt" officeooo:paragraph-rsid="02f65567" style:font-size-asian="12pt" style:font-size-complex="12pt"/>
    </style:style>
    <style:style style:name="P440" style:family="paragraph" style:parent-style-name="Text_20_body">
      <style:text-properties fo:color="#000000" style:font-name="Liberation Serif" fo:font-size="12pt" officeooo:rsid="00833035" officeooo:paragraph-rsid="02f65567" style:font-size-asian="12pt" style:font-size-complex="12pt"/>
    </style:style>
    <style:style style:name="P441" style:family="paragraph" style:parent-style-name="Text_20_body">
      <style:text-properties fo:color="#000000" style:font-name="Liberation Serif" fo:font-size="12pt" officeooo:rsid="00833035" officeooo:paragraph-rsid="02f6ee5c" style:font-size-asian="12pt" style:font-size-complex="12pt"/>
    </style:style>
    <style:style style:name="P442" style:family="paragraph" style:parent-style-name="Text_20_body">
      <style:text-properties fo:color="#000000" style:font-name="Liberation Serif" fo:font-size="12pt" officeooo:rsid="02d79076" officeooo:paragraph-rsid="02f8cda1" style:font-size-asian="12pt" style:font-size-complex="12pt"/>
    </style:style>
    <style:style style:name="P443" style:family="paragraph" style:parent-style-name="Text_20_body">
      <style:text-properties fo:color="#000000" style:font-name="Liberation Serif" fo:font-size="12pt" officeooo:rsid="02d95e8f" officeooo:paragraph-rsid="02f8cda1" style:font-size-asian="12pt" style:font-size-complex="12pt"/>
    </style:style>
    <style:style style:name="P444" style:family="paragraph" style:parent-style-name="Text_20_body">
      <style:text-properties fo:color="#000000" style:font-name="Liberation Serif" fo:font-size="12pt" officeooo:rsid="02db3d46" officeooo:paragraph-rsid="02f8cda1" style:font-size-asian="12pt" style:font-size-complex="12pt"/>
    </style:style>
    <style:style style:name="P445" style:family="paragraph" style:parent-style-name="Text_20_body">
      <style:text-properties fo:color="#000000" style:font-name="Liberation Serif" fo:font-size="12pt" officeooo:rsid="02dcff0c" officeooo:paragraph-rsid="02f8cda1" style:font-size-asian="12pt" style:font-size-complex="12pt"/>
    </style:style>
    <style:style style:name="P446" style:family="paragraph" style:parent-style-name="Text_20_body">
      <style:text-properties fo:color="#000000" style:font-name="Liberation Serif" fo:font-size="12pt" officeooo:paragraph-rsid="02f8cda1" style:font-size-asian="12pt" style:font-size-complex="12pt"/>
    </style:style>
    <style:style style:name="P447" style:family="paragraph" style:parent-style-name="Text_20_body">
      <style:text-properties fo:color="#000000" style:font-name="Liberation Serif" fo:font-size="12pt" officeooo:rsid="02f8cda1" officeooo:paragraph-rsid="02f8cda1" style:font-size-asian="12pt" style:font-size-complex="12pt"/>
    </style:style>
    <style:style style:name="P448" style:family="paragraph" style:parent-style-name="Text_20_body">
      <style:text-properties fo:color="#000000" style:font-name="Liberation Serif" fo:font-size="12pt" officeooo:rsid="02f8cda1" officeooo:paragraph-rsid="02ff2bbe" style:font-size-asian="12pt" style:font-size-complex="12pt"/>
    </style:style>
    <style:style style:name="P449" style:family="paragraph" style:parent-style-name="Text_20_body">
      <style:text-properties fo:color="#000000" style:font-name="Liberation Serif" fo:font-size="12pt" officeooo:rsid="02f8cda1" officeooo:paragraph-rsid="0300abd1" style:font-size-asian="12pt" style:font-size-complex="12pt"/>
    </style:style>
    <style:style style:name="P450" style:family="paragraph" style:parent-style-name="Text_20_body">
      <style:text-properties fo:color="#000000" style:font-name="Liberation Serif" fo:font-size="12pt" officeooo:paragraph-rsid="02fe1ccb" style:font-size-asian="12pt" style:font-size-complex="12pt"/>
    </style:style>
    <style:style style:name="P451" style:family="paragraph" style:parent-style-name="Text_20_body">
      <style:text-properties fo:color="#000000" style:font-name="Liberation Serif" fo:font-size="12pt" officeooo:rsid="02fe1ccb" officeooo:paragraph-rsid="02fe1ccb" style:font-size-asian="12pt" style:font-size-complex="12pt"/>
    </style:style>
    <style:style style:name="P452" style:family="paragraph" style:parent-style-name="Text_20_body">
      <style:text-properties fo:color="#000000" style:font-name="Liberation Serif" fo:font-size="12pt" officeooo:rsid="02ff2bbe" officeooo:paragraph-rsid="02ff2bbe" style:font-size-asian="12pt" style:font-size-complex="12pt"/>
    </style:style>
    <style:style style:name="P453" style:family="paragraph" style:parent-style-name="Text_20_body">
      <style:text-properties fo:color="#000000" style:font-name="Liberation Serif" fo:font-size="12pt" officeooo:rsid="02ff2bbe" officeooo:paragraph-rsid="0300abd1" style:font-size-asian="12pt" style:font-size-complex="12pt"/>
    </style:style>
    <style:style style:name="P454" style:family="paragraph" style:parent-style-name="Text_20_body">
      <style:text-properties fo:color="#000000" style:font-name="Liberation Serif" fo:font-size="12pt" officeooo:rsid="0300c661" style:font-size-asian="12pt" style:font-size-complex="12pt"/>
    </style:style>
    <style:style style:name="P455" style:family="paragraph" style:parent-style-name="Text_20_body">
      <style:text-properties fo:color="#000000" style:font-name="Liberation Serif" fo:font-size="12pt" officeooo:rsid="0300c661" officeooo:paragraph-rsid="0300c661" style:font-size-asian="12pt" style:font-size-complex="12pt"/>
    </style:style>
    <style:style style:name="P456" style:family="paragraph" style:parent-style-name="Text_20_body">
      <style:text-properties fo:color="#000000" style:font-name="Liberation Serif" fo:font-size="12pt" officeooo:rsid="0300c661" officeooo:paragraph-rsid="0302bbdf" style:font-size-asian="12pt" style:font-size-complex="12pt"/>
    </style:style>
    <style:style style:name="P457" style:family="paragraph" style:parent-style-name="Text_20_body">
      <style:text-properties fo:color="#000000" style:font-name="Liberation Serif" fo:font-size="12pt" officeooo:rsid="0300c661" officeooo:paragraph-rsid="0308619b" style:font-size-asian="12pt" style:font-size-complex="12pt"/>
    </style:style>
    <style:style style:name="P458" style:family="paragraph" style:parent-style-name="Text_20_body">
      <style:text-properties fo:color="#000000" style:font-name="Liberation Serif" fo:font-size="12pt" officeooo:rsid="0300c661" officeooo:paragraph-rsid="03194044" style:font-size-asian="12pt" style:font-size-complex="12pt"/>
    </style:style>
    <style:style style:name="P459" style:family="paragraph" style:parent-style-name="Text_20_body">
      <style:text-properties fo:color="#000000" style:font-name="Liberation Serif" fo:font-size="12pt" officeooo:rsid="0300c661" officeooo:paragraph-rsid="031b15cf" style:font-size-asian="12pt" style:font-size-complex="12pt"/>
    </style:style>
    <style:style style:name="P460" style:family="paragraph" style:parent-style-name="Text_20_body">
      <style:text-properties fo:color="#000000" style:font-name="Liberation Serif" fo:font-size="12pt" officeooo:rsid="0300c661" officeooo:paragraph-rsid="03322ca8" style:font-size-asian="12pt" style:font-size-complex="12pt"/>
    </style:style>
    <style:style style:name="P461" style:family="paragraph" style:parent-style-name="Text_20_body">
      <style:text-properties fo:color="#000000" style:font-name="Liberation Serif" fo:font-size="12pt" officeooo:rsid="0302b18b" officeooo:paragraph-rsid="0302b18b" style:font-size-asian="12pt" style:font-size-complex="12pt"/>
    </style:style>
    <style:style style:name="P462" style:family="paragraph" style:parent-style-name="Text_20_body">
      <style:text-properties fo:color="#000000" style:font-name="Liberation Serif" fo:font-size="12pt" officeooo:rsid="0302b18b" officeooo:paragraph-rsid="0302bbdf" style:font-size-asian="12pt" style:font-size-complex="12pt"/>
    </style:style>
    <style:style style:name="P463" style:family="paragraph" style:parent-style-name="Text_20_body">
      <style:text-properties fo:color="#000000" style:font-name="Liberation Serif" fo:font-size="12pt" officeooo:rsid="0302b18b" officeooo:paragraph-rsid="03069116" style:font-size-asian="12pt" style:font-size-complex="12pt"/>
    </style:style>
    <style:style style:name="P464" style:family="paragraph" style:parent-style-name="Text_20_body">
      <style:text-properties fo:color="#000000" style:font-name="Liberation Serif" fo:font-size="12pt" officeooo:rsid="0302b18b" officeooo:paragraph-rsid="03322ca8" style:font-size-asian="12pt" style:font-size-complex="12pt"/>
    </style:style>
    <style:style style:name="P465" style:family="paragraph" style:parent-style-name="Text_20_body">
      <style:text-properties fo:color="#000000" style:font-name="Liberation Serif" fo:font-size="12pt" officeooo:rsid="03060d53" officeooo:paragraph-rsid="03060d53" style:font-size-asian="12pt" style:font-size-complex="12pt"/>
    </style:style>
    <style:style style:name="P466" style:family="paragraph" style:parent-style-name="Text_20_body">
      <style:text-properties fo:color="#000000" style:font-name="Liberation Serif" fo:font-size="12pt" officeooo:rsid="03074964" officeooo:paragraph-rsid="03074964" style:font-size-asian="12pt" style:font-size-complex="12pt"/>
    </style:style>
    <style:style style:name="P467" style:family="paragraph" style:parent-style-name="Text_20_body">
      <style:text-properties fo:color="#000000" style:font-name="Liberation Serif" fo:font-size="12pt" officeooo:rsid="03074964" officeooo:paragraph-rsid="0308619b" style:font-size-asian="12pt" style:font-size-complex="12pt"/>
    </style:style>
    <style:style style:name="P468" style:family="paragraph" style:parent-style-name="Text_20_body">
      <style:text-properties fo:color="#000000" style:font-name="Liberation Serif" fo:font-size="12pt" officeooo:rsid="030795b3" officeooo:paragraph-rsid="030795b3" style:font-size-asian="12pt" style:font-size-complex="12pt"/>
    </style:style>
    <style:style style:name="P469" style:family="paragraph" style:parent-style-name="Text_20_body">
      <style:text-properties fo:color="#000000" style:font-name="Liberation Serif" fo:font-size="12pt" officeooo:rsid="030795b3" officeooo:paragraph-rsid="030a6140" style:font-size-asian="12pt" style:font-size-complex="12pt"/>
    </style:style>
    <style:style style:name="P470" style:family="paragraph" style:parent-style-name="Text_20_body">
      <style:text-properties fo:color="#000000" style:font-name="Liberation Serif" fo:font-size="12pt" officeooo:rsid="0308619b" officeooo:paragraph-rsid="0308619b" style:font-size-asian="12pt" style:font-size-complex="12pt"/>
    </style:style>
    <style:style style:name="P471" style:family="paragraph" style:parent-style-name="Text_20_body">
      <style:text-properties fo:color="#000000" style:font-name="Liberation Serif" fo:font-size="12pt" officeooo:rsid="030a6140" officeooo:paragraph-rsid="030a6140" style:font-size-asian="12pt" style:font-size-complex="12pt"/>
    </style:style>
    <style:style style:name="P472" style:family="paragraph" style:parent-style-name="Text_20_body">
      <style:text-properties fo:color="#000000" style:font-name="Liberation Serif" fo:font-size="12pt" officeooo:rsid="030ca1e9" officeooo:paragraph-rsid="030ca1e9" style:font-size-asian="12pt" style:font-size-complex="12pt"/>
    </style:style>
    <style:style style:name="P473" style:family="paragraph" style:parent-style-name="Text_20_body">
      <style:text-properties fo:color="#000000" style:font-name="Liberation Serif" fo:font-size="12pt" officeooo:rsid="030d5947" officeooo:paragraph-rsid="030d5947" style:font-size-asian="12pt" style:font-size-complex="12pt"/>
    </style:style>
    <style:style style:name="P474" style:family="paragraph" style:parent-style-name="Text_20_body">
      <style:text-properties fo:color="#000000" style:font-name="Liberation Serif" fo:font-size="12pt" officeooo:rsid="030da5af" officeooo:paragraph-rsid="030f45e0" style:font-size-asian="12pt" style:font-size-complex="12pt"/>
    </style:style>
    <style:style style:name="P475" style:family="paragraph" style:parent-style-name="Text_20_body">
      <style:text-properties fo:color="#000000" style:font-name="Liberation Serif" fo:font-size="12pt" officeooo:rsid="0310cc25" officeooo:paragraph-rsid="0310cc25" style:font-size-asian="12pt" style:font-size-complex="12pt"/>
    </style:style>
    <style:style style:name="P476" style:family="paragraph" style:parent-style-name="Text_20_body">
      <style:text-properties fo:color="#000000" style:font-name="Liberation Serif" fo:font-size="12pt" officeooo:rsid="0310cc25" officeooo:paragraph-rsid="03194044" style:font-size-asian="12pt" style:font-size-complex="12pt"/>
    </style:style>
    <style:style style:name="P477" style:family="paragraph" style:parent-style-name="Text_20_body">
      <style:text-properties fo:color="#000000" style:font-name="Liberation Serif" fo:font-size="12pt" officeooo:rsid="0310cc25" officeooo:paragraph-rsid="031b15cf" style:font-size-asian="12pt" style:font-size-complex="12pt"/>
    </style:style>
    <style:style style:name="P478" style:family="paragraph" style:parent-style-name="Text_20_body">
      <style:text-properties fo:color="#000000" style:font-name="Liberation Serif" fo:font-size="12pt" officeooo:rsid="0312e5f9" officeooo:paragraph-rsid="0312e5f9" style:font-size-asian="12pt" style:font-size-complex="12pt"/>
    </style:style>
    <style:style style:name="P479" style:family="paragraph" style:parent-style-name="Text_20_body">
      <style:text-properties fo:color="#000000" style:font-name="Liberation Serif" fo:font-size="12pt" officeooo:rsid="0316c3bb" officeooo:paragraph-rsid="0316c3bb" style:font-size-asian="12pt" style:font-size-complex="12pt"/>
    </style:style>
    <style:style style:name="P480" style:family="paragraph" style:parent-style-name="Text_20_body">
      <style:text-properties fo:color="#000000" style:font-name="Liberation Serif" fo:font-size="12pt" officeooo:rsid="0316c3bb" officeooo:paragraph-rsid="031736c0" style:font-size-asian="12pt" style:font-size-complex="12pt"/>
    </style:style>
    <style:style style:name="P481" style:family="paragraph" style:parent-style-name="Text_20_body">
      <style:text-properties fo:color="#000000" style:font-name="Liberation Serif" fo:font-size="12pt" officeooo:rsid="03194044" officeooo:paragraph-rsid="03194044" style:font-size-asian="12pt" style:font-size-complex="12pt"/>
    </style:style>
    <style:style style:name="P482" style:family="paragraph" style:parent-style-name="Text_20_body">
      <style:text-properties fo:color="#000000" style:font-name="Liberation Serif" fo:font-size="12pt" officeooo:rsid="0319f6f3" officeooo:paragraph-rsid="0319f6f3" style:font-size-asian="12pt" style:font-size-complex="12pt"/>
    </style:style>
    <style:style style:name="P483" style:family="paragraph" style:parent-style-name="Text_20_body">
      <style:text-properties fo:color="#000000" style:font-name="Liberation Serif" fo:font-size="12pt" officeooo:rsid="031a30bc" officeooo:paragraph-rsid="031a30bc" style:font-size-asian="12pt" style:font-size-complex="12pt"/>
    </style:style>
    <style:style style:name="P484" style:family="paragraph" style:parent-style-name="Text_20_body">
      <style:text-properties fo:color="#000000" style:font-name="Liberation Serif" fo:font-size="12pt" officeooo:rsid="031a30bc" officeooo:paragraph-rsid="031b15cf" style:font-size-asian="12pt" style:font-size-complex="12pt"/>
    </style:style>
    <style:style style:name="P485" style:family="paragraph" style:parent-style-name="Text_20_body">
      <style:text-properties fo:color="#000000" style:font-name="Liberation Serif" fo:font-size="12pt" officeooo:rsid="031b15cf" officeooo:paragraph-rsid="031b15cf" style:font-size-asian="12pt" style:font-size-complex="12pt"/>
    </style:style>
    <style:style style:name="P486" style:family="paragraph" style:parent-style-name="Text_20_body">
      <style:text-properties fo:color="#000000" style:font-name="Liberation Serif" fo:font-size="12pt" officeooo:rsid="031cbd0d" officeooo:paragraph-rsid="031cbd0d" style:font-size-asian="12pt" style:font-size-complex="12pt"/>
    </style:style>
    <style:style style:name="P487" style:family="paragraph" style:parent-style-name="Text_20_body">
      <style:text-properties fo:color="#000000" style:font-name="Liberation Serif" fo:font-size="12pt" officeooo:rsid="031d0da3" officeooo:paragraph-rsid="031d0da3" style:font-size-asian="12pt" style:font-size-complex="12pt"/>
    </style:style>
    <style:style style:name="P488" style:family="paragraph" style:parent-style-name="Text_20_body">
      <style:text-properties fo:color="#000000" style:font-name="Liberation Serif" fo:font-size="12pt" officeooo:paragraph-rsid="03244e76" style:font-size-asian="12pt" style:font-size-complex="12pt"/>
    </style:style>
    <style:style style:name="P489" style:family="paragraph" style:parent-style-name="Text_20_body">
      <style:text-properties fo:color="#000000" style:font-name="Liberation Serif" fo:font-size="12pt" officeooo:rsid="0204715d" officeooo:paragraph-rsid="0412678d" style:font-size-asian="12pt" style:font-size-complex="12pt"/>
    </style:style>
    <style:style style:name="P490" style:family="paragraph" style:parent-style-name="Text_20_body">
      <style:text-properties fo:color="#000000" style:font-name="Liberation Serif" fo:font-size="12pt" officeooo:paragraph-rsid="0412678d" style:font-size-asian="12pt" style:font-size-complex="12pt"/>
    </style:style>
    <style:style style:name="P491" style:family="paragraph" style:parent-style-name="Text_20_body">
      <style:text-properties fo:color="#000000" style:font-name="Liberation Serif" fo:font-size="12pt" officeooo:paragraph-rsid="0422db15" style:font-size-asian="12pt" style:font-size-complex="12pt"/>
    </style:style>
    <style:style style:name="P492" style:family="paragraph" style:parent-style-name="Text_20_body">
      <style:text-properties fo:color="#000000" style:font-name="Liberation Serif" fo:font-size="12pt" officeooo:paragraph-rsid="042386bb" style:font-size-asian="12pt" style:font-size-complex="12pt"/>
    </style:style>
    <style:style style:name="P493" style:family="paragraph" style:parent-style-name="Text_20_body">
      <style:text-properties fo:color="#000000" style:font-name="Liberation Serif" fo:font-size="12pt" officeooo:rsid="026e05c7" officeooo:paragraph-rsid="02011dcd" style:font-size-asian="12pt" style:font-size-complex="12pt"/>
    </style:style>
    <style:style style:name="P494" style:family="paragraph" style:parent-style-name="Text_20_body">
      <style:text-properties fo:color="#000000" style:font-name="Liberation Serif" fo:font-size="12pt" officeooo:rsid="01ece660" style:font-size-asian="12pt" style:font-size-complex="12pt"/>
    </style:style>
    <style:style style:name="P495" style:family="paragraph" style:parent-style-name="Text_20_body">
      <style:text-properties fo:color="#000000" style:font-name="Liberation Serif" fo:font-size="12pt" officeooo:rsid="01ece660" officeooo:paragraph-rsid="02031eff" style:font-size-asian="12pt" style:font-size-complex="12pt"/>
    </style:style>
    <style:style style:name="P496" style:family="paragraph" style:parent-style-name="Text_20_body">
      <style:text-properties fo:color="#000000" style:font-name="Liberation Serif" fo:font-size="12pt" officeooo:paragraph-rsid="04fdb793" style:font-size-asian="12pt" style:font-size-complex="12pt"/>
    </style:style>
    <style:style style:name="P497" style:family="paragraph" style:parent-style-name="Text_20_body">
      <style:text-properties fo:color="#000000" officeooo:paragraph-rsid="0001ebe6"/>
    </style:style>
    <style:style style:name="P498" style:family="paragraph" style:parent-style-name="Text_20_body">
      <style:text-properties officeooo:rsid="021c2df5" officeooo:paragraph-rsid="0001ebe6"/>
    </style:style>
    <style:style style:name="P499" style:family="paragraph" style:parent-style-name="Text_20_body">
      <style:text-properties style:font-name="Liberation Serif" fo:font-size="12pt" officeooo:rsid="021cdee2" officeooo:paragraph-rsid="0001ebe6" style:font-size-asian="12pt" style:font-size-complex="12pt"/>
    </style:style>
    <style:style style:name="P500" style:family="paragraph" style:parent-style-name="Text_20_body">
      <style:text-properties style:font-name="Liberation Serif" fo:font-size="12pt" officeooo:rsid="021cdee2" officeooo:paragraph-rsid="042386bb" style:font-size-asian="12pt" style:font-size-complex="12pt"/>
    </style:style>
    <style:style style:name="P501" style:family="paragraph" style:parent-style-name="Text_20_body">
      <style:text-properties style:font-name="Liberation Serif" fo:font-size="12pt" officeooo:rsid="023fabab" officeooo:paragraph-rsid="0001ebe6" style:font-size-asian="12pt" style:font-size-complex="12pt"/>
    </style:style>
    <style:style style:name="P502" style:family="paragraph" style:parent-style-name="Text_20_body">
      <style:text-properties style:font-name="Liberation Serif" fo:font-size="12pt" officeooo:rsid="0248498f" officeooo:paragraph-rsid="0001ebe6" style:font-size-asian="12pt" style:font-size-complex="12pt"/>
    </style:style>
    <style:style style:name="P503" style:family="paragraph" style:parent-style-name="Text_20_body">
      <style:text-properties style:font-name="Liberation Serif" fo:font-size="12pt" officeooo:rsid="00c1dff0" officeooo:paragraph-rsid="0001ebe6" style:font-size-asian="12pt" style:font-size-complex="12pt"/>
    </style:style>
    <style:style style:name="P504" style:family="paragraph" style:parent-style-name="Text_20_body">
      <style:text-properties style:font-name="Liberation Serif" fo:font-size="12pt" officeooo:rsid="00c1dff0" officeooo:paragraph-rsid="008de974" style:font-size-asian="12pt" style:font-size-complex="12pt"/>
    </style:style>
    <style:style style:name="P505" style:family="paragraph" style:parent-style-name="Text_20_body">
      <style:text-properties style:font-name="Liberation Serif" fo:font-size="12pt" officeooo:rsid="00c1dff0" officeooo:paragraph-rsid="009c035a" style:font-size-asian="12pt" style:font-size-complex="12pt"/>
    </style:style>
    <style:style style:name="P506" style:family="paragraph" style:parent-style-name="Text_20_body">
      <style:text-properties style:font-name="Liberation Serif" fo:font-size="12pt" officeooo:rsid="00c1dff0" officeooo:paragraph-rsid="00a1c73b" style:font-size-asian="12pt" style:font-size-complex="12pt"/>
    </style:style>
    <style:style style:name="P507" style:family="paragraph" style:parent-style-name="Text_20_body">
      <style:text-properties style:font-name="Liberation Serif" fo:font-size="12pt" officeooo:rsid="00c1dff0" officeooo:paragraph-rsid="00b8c3d1" style:font-size-asian="12pt" style:font-size-complex="12pt"/>
    </style:style>
    <style:style style:name="P508" style:family="paragraph" style:parent-style-name="Text_20_body">
      <style:text-properties style:font-name="Liberation Serif" fo:font-size="12pt" officeooo:rsid="00c1dff0" officeooo:paragraph-rsid="00c8c1d8" style:font-size-asian="12pt" style:font-size-complex="12pt"/>
    </style:style>
    <style:style style:name="P509" style:family="paragraph" style:parent-style-name="Text_20_body">
      <style:text-properties style:font-name="Liberation Serif" fo:font-size="12pt" officeooo:rsid="00c1dff0" officeooo:paragraph-rsid="00dc5d08" style:font-size-asian="12pt" style:font-size-complex="12pt"/>
    </style:style>
    <style:style style:name="P510" style:family="paragraph" style:parent-style-name="Text_20_body">
      <style:text-properties style:font-name="Liberation Serif" fo:font-size="12pt" officeooo:rsid="00c1dff0" officeooo:paragraph-rsid="00dea1e4" style:font-size-asian="12pt" style:font-size-complex="12pt"/>
    </style:style>
    <style:style style:name="P511" style:family="paragraph" style:parent-style-name="Text_20_body">
      <style:text-properties style:font-name="Liberation Serif" fo:font-size="12pt" officeooo:rsid="00c1dff0" officeooo:paragraph-rsid="00e0ec70" style:font-size-asian="12pt" style:font-size-complex="12pt"/>
    </style:style>
    <style:style style:name="P512" style:family="paragraph" style:parent-style-name="Text_20_body">
      <style:text-properties style:font-name="Liberation Serif" fo:font-size="12pt" officeooo:rsid="00c1dff0" officeooo:paragraph-rsid="00e6abd1" style:font-size-asian="12pt" style:font-size-complex="12pt"/>
    </style:style>
    <style:style style:name="P513" style:family="paragraph" style:parent-style-name="Text_20_body">
      <style:text-properties style:font-name="Liberation Serif" fo:font-size="12pt" officeooo:rsid="00c1dff0" officeooo:paragraph-rsid="00e7d366" style:font-size-asian="12pt" style:font-size-complex="12pt"/>
    </style:style>
    <style:style style:name="P514" style:family="paragraph" style:parent-style-name="Text_20_body">
      <style:text-properties style:font-name="Liberation Serif" fo:font-size="12pt" officeooo:rsid="00c1dff0" officeooo:paragraph-rsid="00e92f73" style:font-size-asian="12pt" style:font-size-complex="12pt"/>
    </style:style>
    <style:style style:name="P515" style:family="paragraph" style:parent-style-name="Text_20_body">
      <style:text-properties style:font-name="Liberation Serif" fo:font-size="12pt" officeooo:rsid="00c1dff0" officeooo:paragraph-rsid="00ee50d2" style:font-size-asian="12pt" style:font-size-complex="12pt"/>
    </style:style>
    <style:style style:name="P516" style:family="paragraph" style:parent-style-name="Text_20_body">
      <style:text-properties style:font-name="Liberation Serif" fo:font-size="12pt" officeooo:rsid="00c1dff0" officeooo:paragraph-rsid="00f89f01" style:font-size-asian="12pt" style:font-size-complex="12pt"/>
    </style:style>
    <style:style style:name="P517" style:family="paragraph" style:parent-style-name="Text_20_body">
      <style:text-properties style:font-name="Liberation Serif" fo:font-size="12pt" officeooo:rsid="00c1dff0" officeooo:paragraph-rsid="02031eff" style:font-size-asian="12pt" style:font-size-complex="12pt"/>
    </style:style>
    <style:style style:name="P518" style:family="paragraph" style:parent-style-name="Text_20_body">
      <style:text-properties style:font-name="Liberation Serif" fo:font-size="12pt" officeooo:rsid="00c1dff0" officeooo:paragraph-rsid="022e74d1" style:font-size-asian="12pt" style:font-size-complex="12pt"/>
    </style:style>
    <style:style style:name="P519" style:family="paragraph" style:parent-style-name="Text_20_body">
      <style:text-properties style:font-name="Liberation Serif" fo:font-size="12pt" officeooo:rsid="00c1dff0" officeooo:paragraph-rsid="0422db15" style:font-size-asian="12pt" style:font-size-complex="12pt"/>
    </style:style>
    <style:style style:name="P520" style:family="paragraph" style:parent-style-name="Text_20_body">
      <style:text-properties style:font-name="Liberation Serif" fo:font-size="12pt" officeooo:rsid="02521c43" officeooo:paragraph-rsid="0001ebe6" style:font-size-asian="12pt" style:font-size-complex="12pt"/>
    </style:style>
    <style:style style:name="P521" style:family="paragraph" style:parent-style-name="Text_20_body">
      <style:text-properties style:font-name="Liberation Serif" fo:font-size="12pt" officeooo:rsid="02521c43" officeooo:paragraph-rsid="02031eff" style:font-size-asian="12pt" style:font-size-complex="12pt"/>
    </style:style>
    <style:style style:name="P522" style:family="paragraph" style:parent-style-name="Text_20_body">
      <style:text-properties style:font-name="Liberation Serif" fo:font-size="12pt" officeooo:rsid="0254d1d0" officeooo:paragraph-rsid="0001ebe6" style:font-size-asian="12pt" style:font-size-complex="12pt"/>
    </style:style>
    <style:style style:name="P523" style:family="paragraph" style:parent-style-name="Text_20_body">
      <style:text-properties style:font-name="Liberation Serif" fo:font-size="12pt" officeooo:rsid="0254d1d0" officeooo:paragraph-rsid="02031eff" style:font-size-asian="12pt" style:font-size-complex="12pt"/>
    </style:style>
    <style:style style:name="P524" style:family="paragraph" style:parent-style-name="Text_20_body">
      <style:text-properties style:font-name="Liberation Serif" fo:font-size="12pt" officeooo:rsid="02726428" officeooo:paragraph-rsid="0001ebe6" style:font-size-asian="12pt" style:font-size-complex="12pt"/>
    </style:style>
    <style:style style:name="P525" style:family="paragraph" style:parent-style-name="Text_20_body">
      <style:text-properties style:font-name="Liberation Serif" fo:font-size="12pt" officeooo:paragraph-rsid="0001ebe6" style:font-size-asian="12pt" style:font-size-complex="12pt"/>
    </style:style>
    <style:style style:name="P526" style:family="paragraph" style:parent-style-name="Text_20_body">
      <style:text-properties style:font-name="Liberation Serif" fo:font-size="12pt" officeooo:rsid="0090fee5" officeooo:paragraph-rsid="0090fee5" style:font-size-asian="12pt" style:font-size-complex="12pt"/>
    </style:style>
    <style:style style:name="P527" style:family="paragraph" style:parent-style-name="Text_20_body">
      <style:text-properties style:font-name="Liberation Serif" fo:font-size="12pt" officeooo:rsid="0090fee5" officeooo:paragraph-rsid="00d9f51c" style:font-size-asian="12pt" style:font-size-complex="12pt"/>
    </style:style>
    <style:style style:name="P528" style:family="paragraph" style:parent-style-name="Text_20_body">
      <style:text-properties style:font-name="Liberation Serif" fo:font-size="12pt" officeooo:rsid="0090fee5" officeooo:paragraph-rsid="00ee50d2" style:font-size-asian="12pt" style:font-size-complex="12pt"/>
    </style:style>
    <style:style style:name="P529" style:family="paragraph" style:parent-style-name="Text_20_body">
      <style:text-properties style:font-name="Liberation Serif" fo:font-size="12pt" officeooo:rsid="0091661d" officeooo:paragraph-rsid="009476a1" style:font-size-asian="12pt" style:font-size-complex="12pt"/>
    </style:style>
    <style:style style:name="P530" style:family="paragraph" style:parent-style-name="Text_20_body">
      <style:text-properties style:font-name="Liberation Serif" fo:font-size="12pt" officeooo:rsid="00940915" officeooo:paragraph-rsid="00940915" style:font-size-asian="12pt" style:font-size-complex="12pt"/>
    </style:style>
    <style:style style:name="P531" style:family="paragraph" style:parent-style-name="Text_20_body">
      <style:text-properties style:font-name="Liberation Serif" fo:font-size="12pt" officeooo:rsid="00940915" officeooo:paragraph-rsid="00e6abd1" style:font-size-asian="12pt" style:font-size-complex="12pt"/>
    </style:style>
    <style:style style:name="P532" style:family="paragraph" style:parent-style-name="Text_20_body">
      <style:text-properties style:font-name="Liberation Serif" fo:font-size="12pt" officeooo:rsid="009c035a" officeooo:paragraph-rsid="00e7d366" style:font-size-asian="12pt" style:font-size-complex="12pt"/>
    </style:style>
    <style:style style:name="P533" style:family="paragraph" style:parent-style-name="Text_20_body">
      <style:text-properties style:font-name="Liberation Serif" fo:font-size="12pt" officeooo:rsid="009c035a" officeooo:paragraph-rsid="02254403" style:font-size-asian="12pt" style:font-size-complex="12pt"/>
    </style:style>
    <style:style style:name="P534" style:family="paragraph" style:parent-style-name="Text_20_body">
      <style:text-properties style:font-name="Liberation Serif" fo:font-size="12pt" officeooo:rsid="009c035a" officeooo:paragraph-rsid="0234b8f3" style:font-size-asian="12pt" style:font-size-complex="12pt"/>
    </style:style>
    <style:style style:name="P535" style:family="paragraph" style:parent-style-name="Text_20_body">
      <style:text-properties style:font-name="Liberation Serif" fo:font-size="12pt" officeooo:rsid="00a2abea" officeooo:paragraph-rsid="00dea1e4" style:font-size-asian="12pt" style:font-size-complex="12pt"/>
    </style:style>
    <style:style style:name="P536" style:family="paragraph" style:parent-style-name="Text_20_body">
      <style:text-properties style:font-name="Liberation Serif" fo:font-size="12pt" officeooo:rsid="00a2abea" officeooo:paragraph-rsid="00ee50d2" style:font-size-asian="12pt" style:font-size-complex="12pt"/>
    </style:style>
    <style:style style:name="P537" style:family="paragraph" style:parent-style-name="Text_20_body">
      <style:text-properties style:font-name="Liberation Serif" fo:font-size="12pt" officeooo:rsid="00a2abea" officeooo:paragraph-rsid="021a4356" style:font-size-asian="12pt" style:font-size-complex="12pt"/>
    </style:style>
    <style:style style:name="P538" style:family="paragraph" style:parent-style-name="Text_20_body">
      <style:text-properties style:font-name="Liberation Serif" fo:font-size="12pt" officeooo:rsid="00a2abea" officeooo:paragraph-rsid="021d2dbf" style:font-size-asian="12pt" style:font-size-complex="12pt"/>
    </style:style>
    <style:style style:name="P539" style:family="paragraph" style:parent-style-name="Text_20_body">
      <style:text-properties style:font-name="Liberation Serif" fo:font-size="12pt" officeooo:rsid="00a2abea" officeooo:paragraph-rsid="00c8c1d8" style:font-size-asian="12pt" style:font-size-complex="12pt"/>
    </style:style>
    <style:style style:name="P540" style:family="paragraph" style:parent-style-name="Text_20_body">
      <style:text-properties style:font-name="Liberation Serif" fo:font-size="12pt" officeooo:rsid="00a2abea" officeooo:paragraph-rsid="022e74d1" style:font-size-asian="12pt" style:font-size-complex="12pt"/>
    </style:style>
    <style:style style:name="P541" style:family="paragraph" style:parent-style-name="Text_20_body">
      <style:text-properties style:font-name="Liberation Serif" fo:font-size="12pt" officeooo:rsid="00a2abea" officeooo:paragraph-rsid="00dc5d08" style:font-size-asian="12pt" style:font-size-complex="12pt"/>
    </style:style>
    <style:style style:name="P542" style:family="paragraph" style:parent-style-name="Text_20_body">
      <style:text-properties style:font-name="Liberation Serif" fo:font-size="12pt" officeooo:rsid="00a624aa" officeooo:paragraph-rsid="00a624aa" style:font-size-asian="12pt" style:font-size-complex="12pt"/>
    </style:style>
    <style:style style:name="P543" style:family="paragraph" style:parent-style-name="Text_20_body">
      <style:paragraph-properties>
        <style:tab-stops>
          <style:tab-stop style:position="1.402cm"/>
        </style:tab-stops>
      </style:paragraph-properties>
      <style:text-properties style:font-name="Liberation Serif" fo:font-size="12pt" officeooo:rsid="00a88fd2" officeooo:paragraph-rsid="00c54d49" style:font-size-asian="12pt" style:font-size-complex="12pt"/>
    </style:style>
    <style:style style:name="P544" style:family="paragraph" style:parent-style-name="Text_20_body">
      <style:paragraph-properties>
        <style:tab-stops>
          <style:tab-stop style:position="1.402cm"/>
        </style:tab-stops>
      </style:paragraph-properties>
      <style:text-properties style:font-name="Liberation Serif" fo:font-size="12pt" officeooo:rsid="00a88fd2" officeooo:paragraph-rsid="00e0ec70" style:font-size-asian="12pt" style:font-size-complex="12pt"/>
    </style:style>
    <style:style style:name="P545" style:family="paragraph" style:parent-style-name="Text_20_body">
      <style:paragraph-properties>
        <style:tab-stops>
          <style:tab-stop style:position="1.402cm"/>
        </style:tab-stops>
      </style:paragraph-properties>
      <style:text-properties style:font-name="Liberation Serif" fo:font-size="12pt" officeooo:rsid="00a88fd2" officeooo:paragraph-rsid="021be405" style:font-size-asian="12pt" style:font-size-complex="12pt"/>
    </style:style>
    <style:style style:name="P546" style:family="paragraph" style:parent-style-name="Text_20_body">
      <style:paragraph-properties>
        <style:tab-stops>
          <style:tab-stop style:position="1.402cm"/>
        </style:tab-stops>
      </style:paragraph-properties>
      <style:text-properties style:font-name="Liberation Serif" fo:font-size="12pt" officeooo:rsid="00a88fd2" officeooo:paragraph-rsid="02265610" style:font-size-asian="12pt" style:font-size-complex="12pt"/>
    </style:style>
    <style:style style:name="P547" style:family="paragraph" style:parent-style-name="Text_20_body">
      <style:text-properties style:font-name="Liberation Serif" fo:font-size="12pt" officeooo:rsid="00c3d325" officeooo:paragraph-rsid="00c54d49" style:font-size-asian="12pt" style:font-size-complex="12pt"/>
    </style:style>
    <style:style style:name="P548" style:family="paragraph" style:parent-style-name="Text_20_body">
      <style:text-properties style:font-name="Liberation Serif" fo:font-size="12pt" officeooo:rsid="00c8c1d8" officeooo:paragraph-rsid="00c8c1d8" style:font-size-asian="12pt" style:font-size-complex="12pt"/>
    </style:style>
    <style:style style:name="P549" style:family="paragraph" style:parent-style-name="Text_20_body">
      <style:text-properties style:font-name="Liberation Serif" fo:font-size="12pt" officeooo:rsid="00c8c1d8" officeooo:paragraph-rsid="02254403" style:font-size-asian="12pt" style:font-size-complex="12pt"/>
    </style:style>
    <style:style style:name="P550" style:family="paragraph" style:parent-style-name="Text_20_body">
      <style:text-properties style:font-name="Liberation Serif" fo:font-size="12pt" officeooo:rsid="00c8c1d8" officeooo:paragraph-rsid="022e74d1" style:font-size-asian="12pt" style:font-size-complex="12pt"/>
    </style:style>
    <style:style style:name="P551" style:family="paragraph" style:parent-style-name="Text_20_body">
      <style:text-properties style:font-name="Liberation Serif" fo:font-size="12pt" officeooo:rsid="00c8c1d8" officeooo:paragraph-rsid="0234b8f3" style:font-size-asian="12pt" style:font-size-complex="12pt"/>
    </style:style>
    <style:style style:name="P552" style:family="paragraph" style:parent-style-name="Text_20_body">
      <style:text-properties style:font-name="Liberation Serif" fo:font-size="12pt" officeooo:rsid="00ca212a" officeooo:paragraph-rsid="00ca212a" style:font-size-asian="12pt" style:font-size-complex="12pt"/>
    </style:style>
    <style:style style:name="P553" style:family="paragraph" style:parent-style-name="Text_20_body">
      <style:text-properties style:font-name="Liberation Serif" fo:font-size="12pt" officeooo:rsid="00ca9147" officeooo:paragraph-rsid="00ca9147" style:font-size-asian="12pt" style:font-size-complex="12pt"/>
    </style:style>
    <style:style style:name="P554" style:family="paragraph" style:parent-style-name="Text_20_body">
      <style:text-properties style:font-name="Liberation Serif" fo:font-size="12pt" officeooo:rsid="00cb9e1c" officeooo:paragraph-rsid="00cb9e1c" style:font-size-asian="12pt" style:font-size-complex="12pt"/>
    </style:style>
    <style:style style:name="P555" style:family="paragraph" style:parent-style-name="Text_20_body">
      <style:text-properties style:font-name="Liberation Serif" fo:font-size="12pt" officeooo:rsid="00ce528b" officeooo:paragraph-rsid="00ce528b" style:font-size-asian="12pt" style:font-size-complex="12pt"/>
    </style:style>
    <style:style style:name="P556" style:family="paragraph" style:parent-style-name="Text_20_body">
      <style:text-properties style:font-name="Liberation Serif" fo:font-size="12pt" officeooo:rsid="00ceb093" officeooo:paragraph-rsid="00ceb093" style:font-size-asian="12pt" style:font-size-complex="12pt"/>
    </style:style>
    <style:style style:name="P557" style:family="paragraph" style:parent-style-name="Text_20_body">
      <style:text-properties style:font-name="Liberation Serif" fo:font-size="12pt" officeooo:rsid="00d0b0e7" officeooo:paragraph-rsid="00d0b0e7" style:font-size-asian="12pt" style:font-size-complex="12pt"/>
    </style:style>
    <style:style style:name="P558" style:family="paragraph" style:parent-style-name="Text_20_body">
      <style:paragraph-properties>
        <style:tab-stops>
          <style:tab-stop style:position="1.402cm"/>
        </style:tab-stops>
      </style:paragraph-properties>
      <style:text-properties style:font-name="Liberation Serif" fo:font-size="12pt" officeooo:rsid="00b138bc" officeooo:paragraph-rsid="00b7969d" style:font-size-asian="12pt" style:font-size-complex="12pt"/>
    </style:style>
    <style:style style:name="P559" style:family="paragraph" style:parent-style-name="Text_20_body">
      <style:paragraph-properties>
        <style:tab-stops>
          <style:tab-stop style:position="1.402cm"/>
        </style:tab-stops>
      </style:paragraph-properties>
      <style:text-properties style:font-name="Liberation Serif" fo:font-size="12pt" officeooo:rsid="00b138bc" officeooo:paragraph-rsid="00b8c3d1" style:font-size-asian="12pt" style:font-size-complex="12pt"/>
    </style:style>
    <style:style style:name="P560" style:family="paragraph" style:parent-style-name="Text_20_body">
      <style:text-properties style:font-name="Liberation Serif" fo:font-size="12pt" officeooo:rsid="00d359ac" officeooo:paragraph-rsid="00d359ac" style:font-size-asian="12pt" style:font-size-complex="12pt"/>
    </style:style>
    <style:style style:name="P561" style:family="paragraph" style:parent-style-name="Text_20_body">
      <style:text-properties style:font-name="Liberation Serif" fo:font-size="12pt" officeooo:rsid="00d359ac" officeooo:paragraph-rsid="00e0ec70" style:font-size-asian="12pt" style:font-size-complex="12pt"/>
    </style:style>
    <style:style style:name="P562" style:family="paragraph" style:parent-style-name="Text_20_body">
      <style:text-properties style:font-name="Liberation Serif" fo:font-size="12pt" officeooo:rsid="00db0c82" officeooo:paragraph-rsid="00db0c82" style:font-size-asian="12pt" style:font-size-complex="12pt"/>
    </style:style>
    <style:style style:name="P563" style:family="paragraph" style:parent-style-name="Text_20_body">
      <style:text-properties style:font-name="Liberation Serif" fo:font-size="12pt" officeooo:rsid="00f89f01" officeooo:paragraph-rsid="00f89f01" style:font-size-asian="12pt" style:font-size-complex="12pt"/>
    </style:style>
    <style:style style:name="P564" style:family="paragraph" style:parent-style-name="Text_20_body">
      <style:text-properties style:font-name="Liberation Serif" fo:font-size="12pt" officeooo:rsid="00f89f01" officeooo:paragraph-rsid="0236fb72" style:font-size-asian="12pt" style:font-size-complex="12pt"/>
    </style:style>
    <style:style style:name="P565" style:family="paragraph" style:parent-style-name="Text_20_body">
      <style:text-properties style:font-name="Liberation Serif" fo:font-size="12pt" officeooo:rsid="02569847" officeooo:paragraph-rsid="0001ebe6" style:font-size-asian="12pt" style:font-size-complex="12pt"/>
    </style:style>
    <style:style style:name="P566" style:family="paragraph" style:parent-style-name="Text_20_body">
      <style:text-properties style:font-name="Liberation Serif" fo:font-size="12pt" officeooo:rsid="02569847" officeooo:paragraph-rsid="02031eff" style:font-size-asian="12pt" style:font-size-complex="12pt"/>
    </style:style>
    <style:style style:name="P567" style:family="paragraph" style:parent-style-name="Text_20_body">
      <style:text-properties style:font-name="Liberation Serif" fo:font-size="12pt" officeooo:rsid="021558b5" officeooo:paragraph-rsid="021558b5" style:font-size-asian="12pt" style:font-size-complex="12pt"/>
    </style:style>
    <style:style style:name="P568" style:family="paragraph" style:parent-style-name="Text_20_body">
      <style:text-properties style:font-name="Liberation Serif" fo:font-size="12pt" officeooo:rsid="021558b5" officeooo:paragraph-rsid="021f9286" style:font-size-asian="12pt" style:font-size-complex="12pt"/>
    </style:style>
    <style:style style:name="P569" style:family="paragraph" style:parent-style-name="Text_20_body">
      <style:text-properties style:font-name="Liberation Serif" fo:font-size="12pt" officeooo:rsid="021648c3" officeooo:paragraph-rsid="02244251" style:font-size-asian="12pt" style:font-size-complex="12pt"/>
    </style:style>
    <style:style style:name="P570" style:family="paragraph" style:parent-style-name="Text_20_body">
      <style:text-properties style:font-name="Liberation Serif" fo:font-size="12pt" officeooo:rsid="008e671c" officeooo:paragraph-rsid="022ae482" style:font-size-asian="12pt" style:font-size-complex="12pt"/>
    </style:style>
    <style:style style:name="P571" style:family="paragraph" style:parent-style-name="Text_20_body">
      <style:text-properties style:font-name="Liberation Serif" fo:font-size="12pt" officeooo:rsid="009ea286" officeooo:paragraph-rsid="022be53f" style:font-size-asian="12pt" style:font-size-complex="12pt"/>
    </style:style>
    <style:style style:name="P572" style:family="paragraph" style:parent-style-name="Text_20_body">
      <style:text-properties style:font-name="Liberation Serif" fo:font-size="12pt" officeooo:rsid="009ea286" officeooo:paragraph-rsid="022da7b1" style:font-size-asian="12pt" style:font-size-complex="12pt"/>
    </style:style>
    <style:style style:name="P573" style:family="paragraph" style:parent-style-name="Text_20_body">
      <style:text-properties style:font-name="Liberation Serif" fo:font-size="12pt" officeooo:rsid="0234b8f3" officeooo:paragraph-rsid="0234b8f3" style:font-size-asian="12pt" style:font-size-complex="12pt"/>
    </style:style>
    <style:style style:name="P574" style:family="paragraph" style:parent-style-name="Text_20_body">
      <style:text-properties style:font-name="Liberation Serif" fo:font-size="12pt" officeooo:rsid="0422db15" officeooo:paragraph-rsid="0422db15" style:font-size-asian="12pt" style:font-size-complex="12pt"/>
    </style:style>
    <style:style style:name="P575" style:family="paragraph" style:parent-style-name="Text_20_body">
      <style:text-properties style:font-name="Liberation Serif" fo:font-size="12pt" officeooo:paragraph-rsid="042386bb" style:font-size-asian="12pt" style:font-size-complex="12pt"/>
    </style:style>
    <style:style style:name="P576" style:family="paragraph" style:parent-style-name="Text_20_body">
      <style:text-properties style:font-name="Liberation Serif" fo:font-size="12pt" officeooo:paragraph-rsid="04ea3db2" style:font-size-asian="12pt" style:font-size-complex="12pt"/>
    </style:style>
    <style:style style:name="P577" style:family="paragraph" style:parent-style-name="Text_20_body">
      <style:text-properties style:font-name="Liberation Serif" fo:font-size="12pt" officeooo:rsid="04ef6215" officeooo:paragraph-rsid="04ef6215" style:font-size-asian="12pt" style:font-size-complex="12pt"/>
    </style:style>
    <style:style style:name="P578" style:family="paragraph" style:parent-style-name="Text_20_body">
      <style:text-properties officeooo:rsid="02318d2f" officeooo:paragraph-rsid="0001ebe6"/>
    </style:style>
    <style:style style:name="P579" style:family="paragraph" style:parent-style-name="Text_20_body">
      <style:text-properties officeooo:rsid="02338cc3" officeooo:paragraph-rsid="0001ebe6"/>
    </style:style>
    <style:style style:name="P580" style:family="paragraph" style:parent-style-name="Text_20_body">
      <style:text-properties officeooo:rsid="0235782b" officeooo:paragraph-rsid="0001ebe6"/>
    </style:style>
    <style:style style:name="P581" style:family="paragraph" style:parent-style-name="Text_20_body">
      <style:text-properties officeooo:rsid="00a3f5c8" officeooo:paragraph-rsid="0001ebe6"/>
    </style:style>
    <style:style style:name="P582" style:family="paragraph" style:parent-style-name="Text_20_body">
      <style:text-properties officeooo:rsid="00a3f5c8" officeooo:paragraph-rsid="011d4b35"/>
    </style:style>
    <style:style style:name="P583" style:family="paragraph" style:parent-style-name="Text_20_body">
      <style:text-properties officeooo:rsid="00a3f5c8" officeooo:paragraph-rsid="011de8ea"/>
    </style:style>
    <style:style style:name="P584" style:family="paragraph" style:parent-style-name="Text_20_body">
      <style:text-properties officeooo:rsid="00a3f5c8" officeooo:paragraph-rsid="01216f08"/>
    </style:style>
    <style:style style:name="P585" style:family="paragraph" style:parent-style-name="Text_20_body">
      <style:text-properties officeooo:rsid="00a3f5c8" officeooo:paragraph-rsid="012312e6"/>
    </style:style>
    <style:style style:name="P586" style:family="paragraph" style:parent-style-name="Text_20_body">
      <style:text-properties officeooo:rsid="00a3f5c8" officeooo:paragraph-rsid="0412678d"/>
    </style:style>
    <style:style style:name="P587" style:family="paragraph" style:parent-style-name="Text_20_body">
      <style:text-properties officeooo:rsid="023cb673" officeooo:paragraph-rsid="0001ebe6"/>
    </style:style>
    <style:style style:name="P588" style:family="paragraph" style:parent-style-name="Text_20_body">
      <style:text-properties officeooo:rsid="00b0850c" officeooo:paragraph-rsid="0001ebe6"/>
    </style:style>
    <style:style style:name="P589" style:family="paragraph" style:parent-style-name="Text_20_body">
      <style:text-properties officeooo:rsid="025beb60" officeooo:paragraph-rsid="0001ebe6"/>
    </style:style>
    <style:style style:name="P590" style:family="paragraph" style:parent-style-name="Text_20_body">
      <style:text-properties officeooo:rsid="025cf457" officeooo:paragraph-rsid="0001ebe6"/>
    </style:style>
    <style:style style:name="P591" style:family="paragraph" style:parent-style-name="Text_20_body">
      <style:text-properties fo:font-weight="bold" style:font-weight-asian="bold" style:font-weight-complex="bold"/>
    </style:style>
    <style:style style:name="P592" style:family="paragraph" style:parent-style-name="Text_20_body">
      <style:text-properties fo:font-weight="bold" officeooo:paragraph-rsid="02ce2d52" style:font-weight-asian="bold" style:font-weight-complex="bold"/>
    </style:style>
    <style:style style:name="P593" style:family="paragraph" style:parent-style-name="Text_20_body">
      <style:text-properties fo:font-weight="bold" officeooo:paragraph-rsid="02d0e07d" style:font-weight-asian="bold" style:font-weight-complex="bold"/>
    </style:style>
    <style:style style:name="P594" style:family="paragraph" style:parent-style-name="Text_20_body">
      <style:text-properties fo:font-weight="bold" officeooo:rsid="02ce2d52" officeooo:paragraph-rsid="02d2a94d" style:font-weight-asian="bold" style:font-weight-complex="bold"/>
    </style:style>
    <style:style style:name="P595" style:family="paragraph" style:parent-style-name="Text_20_body">
      <style:text-properties fo:font-weight="bold" officeooo:rsid="015dae12" officeooo:paragraph-rsid="04b5eac0" style:font-weight-asian="bold" style:font-weight-complex="bold"/>
    </style:style>
    <style:style style:name="P596" style:family="paragraph" style:parent-style-name="Text_20_body">
      <style:text-properties officeooo:paragraph-rsid="0001ebe6"/>
    </style:style>
    <style:style style:name="P597" style:family="paragraph" style:parent-style-name="Text_20_body">
      <style:text-properties officeooo:paragraph-rsid="0030e343"/>
    </style:style>
    <style:style style:name="P598" style:family="paragraph" style:parent-style-name="Text_20_body">
      <style:text-properties officeooo:rsid="0037741a" officeooo:paragraph-rsid="0038dea2"/>
    </style:style>
    <style:style style:name="P599" style:family="paragraph" style:parent-style-name="Text_20_body">
      <style:text-properties officeooo:rsid="0037741a" officeooo:paragraph-rsid="0063e0c4"/>
    </style:style>
    <style:style style:name="P600" style:family="paragraph" style:parent-style-name="Text_20_body">
      <style:text-properties officeooo:rsid="003e9369" officeooo:paragraph-rsid="003e9369"/>
    </style:style>
    <style:style style:name="P601" style:family="paragraph" style:parent-style-name="Text_20_body">
      <style:text-properties officeooo:rsid="003e9369" officeooo:paragraph-rsid="003fa6cc"/>
    </style:style>
    <style:style style:name="P602" style:family="paragraph" style:parent-style-name="Text_20_body">
      <style:text-properties officeooo:rsid="003e9369" officeooo:paragraph-rsid="0049d210"/>
    </style:style>
    <style:style style:name="P603" style:family="paragraph" style:parent-style-name="Text_20_body">
      <style:text-properties officeooo:rsid="003e9369" officeooo:paragraph-rsid="005f7717"/>
    </style:style>
    <style:style style:name="P604" style:family="paragraph" style:parent-style-name="Text_20_body">
      <style:text-properties officeooo:rsid="003e9369" officeooo:paragraph-rsid="016d4486"/>
    </style:style>
    <style:style style:name="P605" style:family="paragraph" style:parent-style-name="Text_20_body">
      <style:text-properties officeooo:rsid="003fa6cc" officeooo:paragraph-rsid="0044ce77"/>
    </style:style>
    <style:style style:name="P606" style:family="paragraph" style:parent-style-name="Text_20_body">
      <style:text-properties officeooo:rsid="003fa6cc" officeooo:paragraph-rsid="004d37c4"/>
    </style:style>
    <style:style style:name="P607" style:family="paragraph" style:parent-style-name="Text_20_body">
      <style:text-properties officeooo:rsid="003fa6cc" officeooo:paragraph-rsid="00602e45"/>
    </style:style>
    <style:style style:name="P608" style:family="paragraph" style:parent-style-name="Text_20_body">
      <style:text-properties officeooo:rsid="003fa6cc" officeooo:paragraph-rsid="016d4486"/>
    </style:style>
    <style:style style:name="P609" style:family="paragraph" style:parent-style-name="Text_20_body">
      <style:text-properties officeooo:rsid="0042fec2" officeooo:paragraph-rsid="0042fec2"/>
    </style:style>
    <style:style style:name="P610" style:family="paragraph" style:parent-style-name="Text_20_body">
      <style:text-properties officeooo:rsid="0044ce77" officeooo:paragraph-rsid="0044ce77"/>
    </style:style>
    <style:style style:name="P611" style:family="paragraph" style:parent-style-name="Text_20_body">
      <style:text-properties officeooo:rsid="0044ce77" officeooo:paragraph-rsid="004dd6dd"/>
    </style:style>
    <style:style style:name="P612" style:family="paragraph" style:parent-style-name="Text_20_body">
      <style:text-properties officeooo:rsid="0044ce77" officeooo:paragraph-rsid="00602e45"/>
    </style:style>
    <style:style style:name="P613" style:family="paragraph" style:parent-style-name="Text_20_body">
      <style:text-properties officeooo:rsid="0044ce77" officeooo:paragraph-rsid="01e87c15"/>
    </style:style>
    <style:style style:name="P614" style:family="paragraph" style:parent-style-name="Text_20_body">
      <style:text-properties officeooo:rsid="0046e3a5" officeooo:paragraph-rsid="0046e3a5"/>
    </style:style>
    <style:style style:name="P615" style:family="paragraph" style:parent-style-name="Text_20_body">
      <style:text-properties officeooo:rsid="0046e3a5" officeooo:paragraph-rsid="0049d210"/>
    </style:style>
    <style:style style:name="P616" style:family="paragraph" style:parent-style-name="Text_20_body">
      <style:text-properties officeooo:rsid="0046e3a5" officeooo:paragraph-rsid="005f7717"/>
    </style:style>
    <style:style style:name="P617" style:family="paragraph" style:parent-style-name="Text_20_body">
      <style:text-properties officeooo:rsid="0046e3a5" officeooo:paragraph-rsid="016d4486"/>
    </style:style>
    <style:style style:name="P618" style:family="paragraph" style:parent-style-name="Text_20_body">
      <style:text-properties officeooo:rsid="0049f74a" officeooo:paragraph-rsid="0049f74a"/>
    </style:style>
    <style:style style:name="P619" style:family="paragraph" style:parent-style-name="Text_20_body">
      <style:text-properties officeooo:rsid="004c8a65" officeooo:paragraph-rsid="00602e45"/>
    </style:style>
    <style:style style:name="P620" style:family="paragraph" style:parent-style-name="Text_20_body">
      <style:text-properties officeooo:rsid="004c8a65" officeooo:paragraph-rsid="016d4486"/>
    </style:style>
    <style:style style:name="P621" style:family="paragraph" style:parent-style-name="Text_20_body">
      <style:text-properties officeooo:rsid="004c8a65" officeooo:paragraph-rsid="01e87c15"/>
    </style:style>
    <style:style style:name="P622" style:family="paragraph" style:parent-style-name="Text_20_body">
      <style:text-properties officeooo:rsid="004dd6dd" officeooo:paragraph-rsid="004dd6dd"/>
    </style:style>
    <style:style style:name="P623" style:family="paragraph" style:parent-style-name="Text_20_body">
      <style:text-properties officeooo:rsid="00501f44" officeooo:paragraph-rsid="00501f44"/>
    </style:style>
    <style:style style:name="P624" style:family="paragraph" style:parent-style-name="Text_20_body">
      <style:text-properties officeooo:rsid="00501f44" officeooo:paragraph-rsid="0063e0c4"/>
    </style:style>
    <style:style style:name="P625" style:family="paragraph" style:parent-style-name="Text_20_body">
      <style:text-properties officeooo:rsid="00501f44" officeooo:paragraph-rsid="014017e6"/>
    </style:style>
    <style:style style:name="P626" style:family="paragraph" style:parent-style-name="Text_20_body">
      <style:text-properties officeooo:rsid="00525541" officeooo:paragraph-rsid="00525541"/>
    </style:style>
    <style:style style:name="P627" style:family="paragraph" style:parent-style-name="Text_20_body">
      <style:text-properties officeooo:rsid="00525541" officeooo:paragraph-rsid="04ebcfcd"/>
    </style:style>
    <style:style style:name="P628" style:family="paragraph" style:parent-style-name="Text_20_body">
      <style:text-properties officeooo:rsid="005461d6" officeooo:paragraph-rsid="005461d6"/>
    </style:style>
    <style:style style:name="P629" style:family="paragraph" style:parent-style-name="Text_20_body">
      <style:text-properties officeooo:rsid="005461d6" officeooo:paragraph-rsid="0065b4bc"/>
    </style:style>
    <style:style style:name="P630" style:family="paragraph" style:parent-style-name="Text_20_body">
      <style:text-properties officeooo:rsid="005952f9" officeooo:paragraph-rsid="005b1b72"/>
    </style:style>
    <style:style style:name="P631" style:family="paragraph" style:parent-style-name="Text_20_body">
      <style:text-properties officeooo:rsid="005b1b72" officeooo:paragraph-rsid="005b1b72"/>
    </style:style>
    <style:style style:name="P632" style:family="paragraph" style:parent-style-name="Text_20_body">
      <style:text-properties officeooo:rsid="005b1b72" officeooo:paragraph-rsid="005f7717"/>
    </style:style>
    <style:style style:name="P633" style:family="paragraph" style:parent-style-name="Text_20_body">
      <style:text-properties officeooo:rsid="005b1b72" officeooo:paragraph-rsid="006d6b1f"/>
    </style:style>
    <style:style style:name="P634" style:family="paragraph" style:parent-style-name="Text_20_body">
      <style:text-properties officeooo:rsid="005b1b72" officeooo:paragraph-rsid="006f97ab"/>
    </style:style>
    <style:style style:name="P635" style:family="paragraph" style:parent-style-name="Text_20_body">
      <style:text-properties officeooo:rsid="005b1b72" officeooo:paragraph-rsid="0138a8a7"/>
    </style:style>
    <style:style style:name="P636" style:family="paragraph" style:parent-style-name="Text_20_body">
      <style:text-properties officeooo:rsid="005b1b72" officeooo:paragraph-rsid="013a7033"/>
    </style:style>
    <style:style style:name="P637" style:family="paragraph" style:parent-style-name="Text_20_body">
      <style:text-properties officeooo:rsid="005b1b72" officeooo:paragraph-rsid="016d4486"/>
    </style:style>
    <style:style style:name="P638" style:family="paragraph" style:parent-style-name="Text_20_body">
      <style:text-properties officeooo:rsid="005b1b72" officeooo:paragraph-rsid="03a77504"/>
    </style:style>
    <style:style style:name="P639" style:family="paragraph" style:parent-style-name="Text_20_body">
      <style:text-properties officeooo:rsid="005b1b72" officeooo:paragraph-rsid="03aa8254"/>
    </style:style>
    <style:style style:name="P640" style:family="paragraph" style:parent-style-name="Text_20_body">
      <style:text-properties officeooo:paragraph-rsid="005b1b72"/>
    </style:style>
    <style:style style:name="P641" style:family="paragraph" style:parent-style-name="Text_20_body">
      <style:text-properties officeooo:rsid="0060ebf6" officeooo:paragraph-rsid="0060ebf6"/>
    </style:style>
    <style:style style:name="P642" style:family="paragraph" style:parent-style-name="Text_20_body">
      <style:text-properties officeooo:rsid="0062cba5" officeooo:paragraph-rsid="0062cba5"/>
    </style:style>
    <style:style style:name="P643" style:family="paragraph" style:parent-style-name="Text_20_body">
      <style:text-properties officeooo:rsid="0062cba5" officeooo:paragraph-rsid="00632b47"/>
    </style:style>
    <style:style style:name="P644" style:family="paragraph" style:parent-style-name="Text_20_body">
      <style:text-properties officeooo:paragraph-rsid="0063e0c4"/>
    </style:style>
    <style:style style:name="P645" style:family="paragraph" style:parent-style-name="Text_20_body">
      <style:text-properties officeooo:rsid="0063e0c4" officeooo:paragraph-rsid="0063e0c4"/>
    </style:style>
    <style:style style:name="P646" style:family="paragraph" style:parent-style-name="Text_20_body">
      <style:text-properties officeooo:rsid="0063e0c4" officeooo:paragraph-rsid="014017e6"/>
    </style:style>
    <style:style style:name="P647" style:family="paragraph" style:parent-style-name="Text_20_body">
      <style:text-properties officeooo:rsid="0065b4bc" officeooo:paragraph-rsid="0065b4bc"/>
    </style:style>
    <style:style style:name="P648" style:family="paragraph" style:parent-style-name="Text_20_body">
      <style:text-properties officeooo:paragraph-rsid="0065b4bc"/>
    </style:style>
    <style:style style:name="P649" style:family="paragraph" style:parent-style-name="Text_20_body">
      <style:text-properties officeooo:rsid="0065eb19" officeooo:paragraph-rsid="0065eb19"/>
    </style:style>
    <style:style style:name="P650" style:family="paragraph" style:parent-style-name="Text_20_body">
      <style:text-properties officeooo:rsid="0065eb19" officeooo:paragraph-rsid="0138a8a7"/>
    </style:style>
    <style:style style:name="P651" style:family="paragraph" style:parent-style-name="Text_20_body">
      <style:text-properties officeooo:rsid="0065eb19" officeooo:paragraph-rsid="013955e6"/>
    </style:style>
    <style:style style:name="P652" style:family="paragraph" style:parent-style-name="Text_20_body">
      <style:text-properties officeooo:rsid="0065eb19" officeooo:paragraph-rsid="03a77504"/>
    </style:style>
    <style:style style:name="P653" style:family="paragraph" style:parent-style-name="Text_20_body">
      <style:text-properties officeooo:rsid="0068f397" officeooo:paragraph-rsid="0068f397"/>
    </style:style>
    <style:style style:name="P654" style:family="paragraph" style:parent-style-name="Text_20_body">
      <style:text-properties officeooo:rsid="0068f397" officeooo:paragraph-rsid="006ad8ec"/>
    </style:style>
    <style:style style:name="P655" style:family="paragraph" style:parent-style-name="Text_20_body">
      <style:text-properties officeooo:rsid="0068f397" officeooo:paragraph-rsid="0138a8a7"/>
    </style:style>
    <style:style style:name="P656" style:family="paragraph" style:parent-style-name="Text_20_body">
      <style:text-properties officeooo:rsid="0068f397" officeooo:paragraph-rsid="013a7033"/>
    </style:style>
    <style:style style:name="P657" style:family="paragraph" style:parent-style-name="Text_20_body">
      <style:text-properties officeooo:rsid="006ad8ec" officeooo:paragraph-rsid="006ad8ec"/>
    </style:style>
    <style:style style:name="P658" style:family="paragraph" style:parent-style-name="Text_20_body">
      <style:text-properties officeooo:rsid="006ad8ec" officeooo:paragraph-rsid="0138a8a7"/>
    </style:style>
    <style:style style:name="P659" style:family="paragraph" style:parent-style-name="Text_20_body">
      <style:text-properties officeooo:rsid="006ad8ec" officeooo:paragraph-rsid="013a7033"/>
    </style:style>
    <style:style style:name="P660" style:family="paragraph" style:parent-style-name="Text_20_body">
      <style:text-properties officeooo:rsid="006d6b1f" officeooo:paragraph-rsid="006d6b1f"/>
    </style:style>
    <style:style style:name="P661" style:family="paragraph" style:parent-style-name="Text_20_body">
      <style:text-properties officeooo:rsid="006d6b1f" officeooo:paragraph-rsid="006f97ab"/>
    </style:style>
    <style:style style:name="P662" style:family="paragraph" style:parent-style-name="Text_20_body">
      <style:text-properties officeooo:rsid="0072bc42" officeooo:paragraph-rsid="0072bc42"/>
    </style:style>
    <style:style style:name="P663" style:family="paragraph" style:parent-style-name="Text_20_body">
      <style:text-properties officeooo:rsid="0072bc42" officeooo:paragraph-rsid="04b26fd2"/>
    </style:style>
    <style:style style:name="P664" style:family="paragraph" style:parent-style-name="Text_20_body">
      <style:text-properties officeooo:rsid="0072bc42" officeooo:paragraph-rsid="04b805f2"/>
    </style:style>
    <style:style style:name="P665" style:family="paragraph" style:parent-style-name="Text_20_body">
      <style:text-properties officeooo:rsid="0072bc42" officeooo:paragraph-rsid="04bb5373"/>
    </style:style>
    <style:style style:name="P666" style:family="paragraph" style:parent-style-name="Text_20_body">
      <style:text-properties officeooo:rsid="0072bc42" officeooo:paragraph-rsid="04befcc9"/>
    </style:style>
    <style:style style:name="P667" style:family="paragraph" style:parent-style-name="Text_20_body">
      <style:text-properties officeooo:rsid="0072bc42" officeooo:paragraph-rsid="04bf85af"/>
    </style:style>
    <style:style style:name="P668" style:family="paragraph" style:parent-style-name="Text_20_body">
      <style:text-properties officeooo:rsid="0072bc42" officeooo:paragraph-rsid="04d2ca41"/>
    </style:style>
    <style:style style:name="P669" style:family="paragraph" style:parent-style-name="Text_20_body">
      <style:text-properties officeooo:rsid="0072bc42" officeooo:paragraph-rsid="04d2ca72"/>
    </style:style>
    <style:style style:name="P670" style:family="paragraph" style:parent-style-name="Text_20_body">
      <style:text-properties officeooo:rsid="0072bc42" officeooo:paragraph-rsid="04d3941d"/>
    </style:style>
    <style:style style:name="P671" style:family="paragraph" style:parent-style-name="Text_20_body">
      <style:text-properties officeooo:rsid="0072bc42" officeooo:paragraph-rsid="04d5d2b8"/>
    </style:style>
    <style:style style:name="P672" style:family="paragraph" style:parent-style-name="Text_20_body">
      <style:text-properties officeooo:rsid="0072bc42" officeooo:paragraph-rsid="04e9b4a9"/>
    </style:style>
    <style:style style:name="P673" style:family="paragraph" style:parent-style-name="Text_20_body">
      <style:text-properties officeooo:rsid="00747ff3" officeooo:paragraph-rsid="0083134b"/>
    </style:style>
    <style:style style:name="P674" style:family="paragraph" style:parent-style-name="Text_20_body">
      <style:text-properties officeooo:rsid="00747ff3" officeooo:paragraph-rsid="0085a8a0"/>
    </style:style>
    <style:style style:name="P675" style:family="paragraph" style:parent-style-name="Text_20_body">
      <style:text-properties officeooo:rsid="00747ff3" officeooo:paragraph-rsid="02302970"/>
    </style:style>
    <style:style style:name="P676" style:family="paragraph" style:parent-style-name="Text_20_body">
      <style:text-properties officeooo:rsid="00747ff3" officeooo:paragraph-rsid="0077da84"/>
    </style:style>
    <style:style style:name="P677" style:family="paragraph" style:parent-style-name="Text_20_body">
      <style:text-properties officeooo:rsid="00747ff3" officeooo:paragraph-rsid="04d2ca41"/>
    </style:style>
    <style:style style:name="P678" style:family="paragraph" style:parent-style-name="Text_20_body">
      <style:text-properties officeooo:rsid="0077da84" officeooo:paragraph-rsid="0077da84"/>
    </style:style>
    <style:style style:name="P679" style:family="paragraph" style:parent-style-name="Text_20_body">
      <style:text-properties officeooo:rsid="0077da84" officeooo:paragraph-rsid="008386c0"/>
    </style:style>
    <style:style style:name="P680" style:family="paragraph" style:parent-style-name="Text_20_body">
      <style:text-properties officeooo:rsid="0077da84" officeooo:paragraph-rsid="00859f33"/>
    </style:style>
    <style:style style:name="P681" style:family="paragraph" style:parent-style-name="Text_20_body">
      <style:text-properties officeooo:rsid="007954d6" officeooo:paragraph-rsid="007954d6"/>
    </style:style>
    <style:style style:name="P682" style:family="paragraph" style:parent-style-name="Text_20_body">
      <style:text-properties officeooo:rsid="007954d6" officeooo:paragraph-rsid="02109643"/>
    </style:style>
    <style:style style:name="P683" style:family="paragraph" style:parent-style-name="Text_20_body">
      <style:text-properties officeooo:paragraph-rsid="008de974"/>
    </style:style>
    <style:style style:name="P684" style:family="paragraph" style:parent-style-name="Text_20_body">
      <style:text-properties officeooo:rsid="00963067" officeooo:paragraph-rsid="021e2d15"/>
    </style:style>
    <style:style style:name="P685" style:family="paragraph" style:parent-style-name="Text_20_body">
      <style:text-properties officeooo:rsid="00963067" officeooo:paragraph-rsid="00963067"/>
    </style:style>
    <style:style style:name="P686" style:family="paragraph" style:parent-style-name="Text_20_body">
      <style:text-properties officeooo:rsid="00963067" officeooo:paragraph-rsid="0422db15"/>
    </style:style>
    <style:style style:name="P687" style:family="paragraph" style:parent-style-name="Text_20_body">
      <style:text-properties officeooo:paragraph-rsid="00a1c73b"/>
    </style:style>
    <style:style style:name="P688" style:family="paragraph" style:parent-style-name="Text_20_body">
      <style:text-properties officeooo:rsid="00b532ad" officeooo:paragraph-rsid="00b532ad"/>
    </style:style>
    <style:style style:name="P689" style:family="paragraph" style:parent-style-name="Text_20_body">
      <style:text-properties officeooo:paragraph-rsid="00ca9147"/>
    </style:style>
    <style:style style:name="P690" style:family="paragraph" style:parent-style-name="Text_20_body">
      <style:text-properties officeooo:rsid="00e177e6" officeooo:paragraph-rsid="00e177e6"/>
    </style:style>
    <style:style style:name="P691" style:family="paragraph" style:parent-style-name="Text_20_body">
      <style:text-properties officeooo:rsid="00e177e6" officeooo:paragraph-rsid="00e2e131"/>
    </style:style>
    <style:style style:name="P692" style:family="paragraph" style:parent-style-name="Text_20_body">
      <style:text-properties officeooo:rsid="00e177e6" officeooo:paragraph-rsid="00ee50d2"/>
    </style:style>
    <style:style style:name="P693" style:family="paragraph" style:parent-style-name="Text_20_body">
      <style:text-properties officeooo:rsid="00e177e6" officeooo:paragraph-rsid="00f2be59"/>
    </style:style>
    <style:style style:name="P694" style:family="paragraph" style:parent-style-name="Text_20_body">
      <style:text-properties officeooo:rsid="00e2e131" officeooo:paragraph-rsid="00e2e131"/>
    </style:style>
    <style:style style:name="P695" style:family="paragraph" style:parent-style-name="Text_20_body">
      <style:text-properties officeooo:paragraph-rsid="00e2e131"/>
    </style:style>
    <style:style style:name="P696" style:family="paragraph" style:parent-style-name="Text_20_body">
      <style:text-properties officeooo:paragraph-rsid="00eab174"/>
    </style:style>
    <style:style style:name="P697" style:family="paragraph" style:parent-style-name="Text_20_body">
      <style:text-properties officeooo:paragraph-rsid="00ee50d2"/>
    </style:style>
    <style:style style:name="P698" style:family="paragraph" style:parent-style-name="Text_20_body">
      <style:text-properties officeooo:rsid="00f4052b" officeooo:paragraph-rsid="00f7ad23"/>
    </style:style>
    <style:style style:name="P699" style:family="paragraph" style:parent-style-name="Text_20_body">
      <style:text-properties officeooo:rsid="00f89f01" officeooo:paragraph-rsid="00f89f01"/>
    </style:style>
    <style:style style:name="P700" style:family="paragraph" style:parent-style-name="Text_20_body">
      <style:text-properties officeooo:paragraph-rsid="00f89f01"/>
    </style:style>
    <style:style style:name="P701" style:family="paragraph" style:parent-style-name="Text_20_body">
      <style:text-properties officeooo:rsid="01068220" officeooo:paragraph-rsid="01068220"/>
    </style:style>
    <style:style style:name="P702" style:family="paragraph" style:parent-style-name="Text_20_body">
      <style:text-properties officeooo:rsid="01140c68" officeooo:paragraph-rsid="01140c68"/>
    </style:style>
    <style:style style:name="P703" style:family="paragraph" style:parent-style-name="Text_20_body">
      <style:text-properties officeooo:rsid="01140c68" officeooo:paragraph-rsid="01157368"/>
    </style:style>
    <style:style style:name="P704" style:family="paragraph" style:parent-style-name="Text_20_body">
      <style:text-properties officeooo:rsid="01140c68" officeooo:paragraph-rsid="0116986c"/>
    </style:style>
    <style:style style:name="P705" style:family="paragraph" style:parent-style-name="Text_20_body">
      <style:text-properties officeooo:rsid="01140c68" officeooo:paragraph-rsid="0412678d"/>
    </style:style>
    <style:style style:name="P706" style:family="paragraph" style:parent-style-name="Text_20_body">
      <style:text-properties officeooo:paragraph-rsid="01157368"/>
    </style:style>
    <style:style style:name="P707" style:family="paragraph" style:parent-style-name="Text_20_body">
      <style:text-properties officeooo:paragraph-rsid="0116986c"/>
    </style:style>
    <style:style style:name="P708" style:family="paragraph" style:parent-style-name="Text_20_body">
      <style:text-properties officeooo:rsid="011957e6" officeooo:paragraph-rsid="011b6f61"/>
    </style:style>
    <style:style style:name="P709" style:family="paragraph" style:parent-style-name="Text_20_body">
      <style:text-properties officeooo:rsid="011957e6" officeooo:paragraph-rsid="012938aa"/>
    </style:style>
    <style:style style:name="P710" style:family="paragraph" style:parent-style-name="Text_20_body">
      <style:text-properties officeooo:rsid="011b6f61" officeooo:paragraph-rsid="011b6f61"/>
    </style:style>
    <style:style style:name="P711" style:family="paragraph" style:parent-style-name="Text_20_body">
      <style:text-properties officeooo:rsid="011d4b35" officeooo:paragraph-rsid="011d4b35"/>
    </style:style>
    <style:style style:name="P712" style:family="paragraph" style:parent-style-name="Text_20_body">
      <style:text-properties officeooo:rsid="011d4b35" officeooo:paragraph-rsid="011de8ea"/>
    </style:style>
    <style:style style:name="P713" style:family="paragraph" style:parent-style-name="Text_20_body">
      <style:text-properties officeooo:rsid="011d4b35" officeooo:paragraph-rsid="01216f08"/>
    </style:style>
    <style:style style:name="P714" style:family="paragraph" style:parent-style-name="Text_20_body">
      <style:text-properties officeooo:rsid="011d4b35" officeooo:paragraph-rsid="012312e6"/>
    </style:style>
    <style:style style:name="P715" style:family="paragraph" style:parent-style-name="Text_20_body">
      <style:text-properties officeooo:rsid="011d4b35" officeooo:paragraph-rsid="0412678d"/>
    </style:style>
    <style:style style:name="P716" style:family="paragraph" style:parent-style-name="Text_20_body">
      <style:text-properties officeooo:rsid="011d4b35" officeooo:paragraph-rsid="041b4e5e"/>
    </style:style>
    <style:style style:name="P717" style:family="paragraph" style:parent-style-name="Text_20_body">
      <style:text-properties officeooo:paragraph-rsid="011de8ea"/>
    </style:style>
    <style:style style:name="P718" style:family="paragraph" style:parent-style-name="Text_20_body">
      <style:text-properties officeooo:paragraph-rsid="01216f08"/>
    </style:style>
    <style:style style:name="P719" style:family="paragraph" style:parent-style-name="Text_20_body">
      <style:text-properties officeooo:paragraph-rsid="012312e6"/>
    </style:style>
    <style:style style:name="P720" style:family="paragraph" style:parent-style-name="Text_20_body">
      <style:text-properties officeooo:rsid="012938aa" officeooo:paragraph-rsid="012938aa"/>
    </style:style>
    <style:style style:name="P721" style:family="paragraph" style:parent-style-name="Text_20_body">
      <style:text-properties officeooo:paragraph-rsid="012d7e18"/>
    </style:style>
    <style:style style:name="P722" style:family="paragraph" style:parent-style-name="Text_20_body">
      <style:text-properties officeooo:rsid="01156277" officeooo:paragraph-rsid="012d7e18"/>
    </style:style>
    <style:style style:name="P723" style:family="paragraph" style:parent-style-name="Text_20_body">
      <style:text-properties officeooo:rsid="01156277" officeooo:paragraph-rsid="0138a8a7"/>
    </style:style>
    <style:style style:name="P724" style:family="paragraph" style:parent-style-name="Text_20_body">
      <style:text-properties officeooo:rsid="01156277" officeooo:paragraph-rsid="013a7033"/>
    </style:style>
    <style:style style:name="P725" style:family="paragraph" style:parent-style-name="Text_20_body">
      <style:text-properties officeooo:rsid="01156277" officeooo:paragraph-rsid="013bfdd4"/>
    </style:style>
    <style:style style:name="P726" style:family="paragraph" style:parent-style-name="Text_20_body">
      <style:text-properties officeooo:rsid="012faab6" officeooo:paragraph-rsid="012faab6"/>
    </style:style>
    <style:style style:name="P727" style:family="paragraph" style:parent-style-name="Text_20_body">
      <style:text-properties officeooo:rsid="0132df2a" officeooo:paragraph-rsid="0132df2a"/>
    </style:style>
    <style:style style:name="P728" style:family="paragraph" style:parent-style-name="Text_20_body">
      <style:text-properties officeooo:rsid="0136c158" officeooo:paragraph-rsid="0136c158"/>
    </style:style>
    <style:style style:name="P729" style:family="paragraph" style:parent-style-name="Text_20_body">
      <style:text-properties officeooo:paragraph-rsid="013a73e5"/>
    </style:style>
    <style:style style:name="P730" style:family="paragraph" style:parent-style-name="Text_20_body">
      <style:text-properties officeooo:paragraph-rsid="013bfdd4"/>
    </style:style>
    <style:style style:name="P731" style:family="paragraph" style:parent-style-name="Text_20_body">
      <style:text-properties officeooo:rsid="013bfdd4" officeooo:paragraph-rsid="013bfdd4"/>
    </style:style>
    <style:style style:name="P732" style:family="paragraph" style:parent-style-name="Text_20_body">
      <style:text-properties officeooo:rsid="013bfdd4" officeooo:paragraph-rsid="013c9418"/>
    </style:style>
    <style:style style:name="P733" style:family="paragraph" style:parent-style-name="Text_20_body">
      <style:text-properties officeooo:rsid="013bfdd4" officeooo:paragraph-rsid="014017e6"/>
    </style:style>
    <style:style style:name="P734" style:family="paragraph" style:parent-style-name="Text_20_body">
      <style:text-properties officeooo:rsid="01406c79" officeooo:paragraph-rsid="01406c79"/>
    </style:style>
    <style:style style:name="P735" style:family="paragraph" style:parent-style-name="Text_20_body">
      <style:text-properties officeooo:rsid="01406c79" officeooo:paragraph-rsid="014c746b"/>
    </style:style>
    <style:style style:name="P736" style:family="paragraph" style:parent-style-name="Text_20_body">
      <style:text-properties officeooo:rsid="01421541" officeooo:paragraph-rsid="01421541"/>
    </style:style>
    <style:style style:name="P737" style:family="paragraph" style:parent-style-name="Text_20_body">
      <style:text-properties officeooo:rsid="01421541" officeooo:paragraph-rsid="014c746b"/>
    </style:style>
    <style:style style:name="P738" style:family="paragraph" style:parent-style-name="Text_20_body">
      <style:text-properties officeooo:rsid="0143f29f" officeooo:paragraph-rsid="014a8076"/>
    </style:style>
    <style:style style:name="P739" style:family="paragraph" style:parent-style-name="Text_20_body">
      <style:text-properties officeooo:rsid="0143f29f" officeooo:paragraph-rsid="014c746b"/>
    </style:style>
    <style:style style:name="P740" style:family="paragraph" style:parent-style-name="Text_20_body">
      <style:text-properties officeooo:rsid="01476564" officeooo:paragraph-rsid="01476564"/>
    </style:style>
    <style:style style:name="P741" style:family="paragraph" style:parent-style-name="Text_20_body">
      <style:text-properties officeooo:rsid="01476564" officeooo:paragraph-rsid="014c746b"/>
    </style:style>
    <style:style style:name="P742" style:family="paragraph" style:parent-style-name="Text_20_body">
      <style:text-properties officeooo:rsid="01476564" officeooo:paragraph-rsid="014d117e"/>
    </style:style>
    <style:style style:name="P743" style:family="paragraph" style:parent-style-name="Text_20_body">
      <style:text-properties officeooo:rsid="014f6577" officeooo:paragraph-rsid="014f6577"/>
    </style:style>
    <style:style style:name="P744" style:family="paragraph" style:parent-style-name="Text_20_body">
      <style:text-properties officeooo:rsid="0150494b" officeooo:paragraph-rsid="0150494b"/>
    </style:style>
    <style:style style:name="P745" style:family="paragraph" style:parent-style-name="Text_20_body">
      <style:text-properties officeooo:rsid="015214cf" officeooo:paragraph-rsid="015214cf"/>
    </style:style>
    <style:style style:name="P746" style:family="paragraph" style:parent-style-name="Text_20_body">
      <style:text-properties officeooo:rsid="0155c024" officeooo:paragraph-rsid="0155c024"/>
    </style:style>
    <style:style style:name="P747" style:family="paragraph" style:parent-style-name="Text_20_body">
      <style:text-properties officeooo:rsid="0155c024" officeooo:paragraph-rsid="016e4cd2"/>
    </style:style>
    <style:style style:name="P748" style:family="paragraph" style:parent-style-name="Text_20_body">
      <style:text-properties officeooo:rsid="0155c024" officeooo:paragraph-rsid="01738872"/>
    </style:style>
    <style:style style:name="P749" style:family="paragraph" style:parent-style-name="Text_20_body">
      <style:text-properties officeooo:rsid="0155c024" officeooo:paragraph-rsid="01764882"/>
    </style:style>
    <style:style style:name="P750" style:family="paragraph" style:parent-style-name="Text_20_body">
      <style:text-properties officeooo:rsid="0155c024" officeooo:paragraph-rsid="04b26fd2"/>
    </style:style>
    <style:style style:name="P751" style:family="paragraph" style:parent-style-name="Text_20_body">
      <style:text-properties officeooo:rsid="0155c024" officeooo:paragraph-rsid="04b805f2"/>
    </style:style>
    <style:style style:name="P752" style:family="paragraph" style:parent-style-name="Text_20_body">
      <style:text-properties officeooo:rsid="0155c024" officeooo:paragraph-rsid="04befcc9"/>
    </style:style>
    <style:style style:name="P753" style:family="paragraph" style:parent-style-name="Text_20_body">
      <style:text-properties officeooo:rsid="0155c024" officeooo:paragraph-rsid="04bf85af"/>
    </style:style>
    <style:style style:name="P754" style:family="paragraph" style:parent-style-name="Text_20_body">
      <style:text-properties officeooo:rsid="0155c024" officeooo:paragraph-rsid="04e9b4a9"/>
    </style:style>
    <style:style style:name="P755" style:family="paragraph" style:parent-style-name="Text_20_body">
      <style:text-properties officeooo:rsid="016b265b" officeooo:paragraph-rsid="0170adce"/>
    </style:style>
    <style:style style:name="P756" style:family="paragraph" style:parent-style-name="Text_20_body">
      <style:text-properties officeooo:rsid="016b265b" officeooo:paragraph-rsid="0175c3b1"/>
    </style:style>
    <style:style style:name="P757" style:family="paragraph" style:parent-style-name="Text_20_body">
      <style:text-properties officeooo:rsid="016b265b" officeooo:paragraph-rsid="01764882"/>
    </style:style>
    <style:style style:name="P758" style:family="paragraph" style:parent-style-name="Text_20_body">
      <style:text-properties officeooo:rsid="016b265b" officeooo:paragraph-rsid="0205f28c"/>
    </style:style>
    <style:style style:name="P759" style:family="paragraph" style:parent-style-name="Text_20_body">
      <style:text-properties officeooo:rsid="016b6cb1" officeooo:paragraph-rsid="016b6cb1"/>
    </style:style>
    <style:style style:name="P760" style:family="paragraph" style:parent-style-name="Text_20_body">
      <style:text-properties officeooo:rsid="016b6cb1" officeooo:paragraph-rsid="0170adce"/>
    </style:style>
    <style:style style:name="P761" style:family="paragraph" style:parent-style-name="Text_20_body">
      <style:text-properties officeooo:rsid="016b6cb1" officeooo:paragraph-rsid="01764882"/>
    </style:style>
    <style:style style:name="P762" style:family="paragraph" style:parent-style-name="Text_20_body">
      <style:text-properties officeooo:rsid="016e4cd2" officeooo:paragraph-rsid="016e4cd2"/>
    </style:style>
    <style:style style:name="P763" style:family="paragraph" style:parent-style-name="Text_20_body">
      <style:text-properties officeooo:rsid="0172a4b9" officeooo:paragraph-rsid="0172a4b9"/>
    </style:style>
    <style:style style:name="P764" style:family="paragraph" style:parent-style-name="Text_20_body">
      <style:text-properties officeooo:paragraph-rsid="01764882"/>
    </style:style>
    <style:style style:name="P765" style:family="paragraph" style:parent-style-name="Text_20_body">
      <style:text-properties officeooo:rsid="00e90042" officeooo:paragraph-rsid="01920bd2"/>
    </style:style>
    <style:style style:name="P766" style:family="paragraph" style:parent-style-name="Text_20_body">
      <style:text-properties officeooo:rsid="00fb8244" officeooo:paragraph-rsid="0001ebe6"/>
    </style:style>
    <style:style style:name="P767" style:family="paragraph" style:parent-style-name="Text_20_body">
      <style:text-properties officeooo:rsid="0195298c" officeooo:paragraph-rsid="0195298c"/>
    </style:style>
    <style:style style:name="P768" style:family="paragraph" style:parent-style-name="Text_20_body">
      <style:text-properties officeooo:rsid="0195dc8a" officeooo:paragraph-rsid="0195dc8a"/>
    </style:style>
    <style:style style:name="P769" style:family="paragraph" style:parent-style-name="Text_20_body">
      <style:text-properties officeooo:rsid="0197fe1b" officeooo:paragraph-rsid="0198510e"/>
    </style:style>
    <style:style style:name="P770" style:family="paragraph" style:parent-style-name="Text_20_body">
      <style:text-properties officeooo:rsid="0198510e" officeooo:paragraph-rsid="0198510e"/>
    </style:style>
    <style:style style:name="P771" style:family="paragraph" style:parent-style-name="Text_20_body">
      <style:text-properties officeooo:rsid="012c919d" officeooo:paragraph-rsid="0199eeb7"/>
    </style:style>
    <style:style style:name="P772" style:family="paragraph" style:parent-style-name="Text_20_body">
      <style:text-properties officeooo:rsid="019cb796" officeooo:paragraph-rsid="019e0782"/>
    </style:style>
    <style:style style:name="P773" style:family="paragraph" style:parent-style-name="Text_20_body">
      <style:text-properties officeooo:rsid="01afb62c" officeooo:paragraph-rsid="01afb62c"/>
    </style:style>
    <style:style style:name="P774" style:family="paragraph" style:parent-style-name="Text_20_body">
      <style:text-properties officeooo:rsid="01b24672" officeooo:paragraph-rsid="01b24672"/>
    </style:style>
    <style:style style:name="P775" style:family="paragraph" style:parent-style-name="Text_20_body">
      <style:text-properties officeooo:rsid="01b4ab16" officeooo:paragraph-rsid="01b4ab16"/>
    </style:style>
    <style:style style:name="P776" style:family="paragraph" style:parent-style-name="Text_20_body">
      <style:text-properties officeooo:rsid="01b8e932" officeooo:paragraph-rsid="01b8e932"/>
    </style:style>
    <style:style style:name="P777" style:family="paragraph" style:parent-style-name="Text_20_body">
      <style:text-properties officeooo:rsid="01bf35bc" officeooo:paragraph-rsid="01c1f16d"/>
    </style:style>
    <style:style style:name="P778" style:family="paragraph" style:parent-style-name="Text_20_body">
      <style:text-properties officeooo:rsid="01d4d12f" officeooo:paragraph-rsid="01d4d12f"/>
    </style:style>
    <style:style style:name="P779" style:family="paragraph" style:parent-style-name="Text_20_body">
      <style:text-properties officeooo:rsid="01df5f2f" officeooo:paragraph-rsid="01e213de"/>
    </style:style>
    <style:style style:name="P780" style:family="paragraph" style:parent-style-name="Text_20_body">
      <style:text-properties officeooo:rsid="0265c41c" officeooo:paragraph-rsid="01e213de"/>
    </style:style>
    <style:style style:name="P781" style:family="paragraph" style:parent-style-name="Text_20_body">
      <style:text-properties officeooo:paragraph-rsid="01e213de"/>
    </style:style>
    <style:style style:name="P782" style:family="paragraph" style:parent-style-name="Text_20_body">
      <style:text-properties officeooo:rsid="01e87c15" officeooo:paragraph-rsid="01e87c15"/>
    </style:style>
    <style:style style:name="P783" style:family="paragraph" style:parent-style-name="Text_20_body">
      <style:text-properties officeooo:rsid="025ebdc9" officeooo:paragraph-rsid="01f4bcbc"/>
    </style:style>
    <style:style style:name="P784" style:family="paragraph" style:parent-style-name="Text_20_body">
      <style:text-properties officeooo:rsid="02611f31" officeooo:paragraph-rsid="01f55dd5"/>
    </style:style>
    <style:style style:name="P785" style:family="paragraph" style:parent-style-name="Text_20_body">
      <style:text-properties officeooo:rsid="02611f31" officeooo:paragraph-rsid="04fdb793"/>
    </style:style>
    <style:style style:name="P786" style:family="paragraph" style:parent-style-name="Text_20_body">
      <style:text-properties officeooo:rsid="006dbda3" officeooo:paragraph-rsid="01fba97b"/>
    </style:style>
    <style:style style:name="P787" style:family="paragraph" style:parent-style-name="Text_20_body">
      <style:text-properties officeooo:paragraph-rsid="02031eff"/>
    </style:style>
    <style:style style:name="P788" style:family="paragraph" style:parent-style-name="Text_20_body">
      <style:text-properties officeooo:paragraph-rsid="02035d1a"/>
    </style:style>
    <style:style style:name="P789" style:family="paragraph" style:parent-style-name="Text_20_body">
      <style:text-properties officeooo:rsid="0205f28c" officeooo:paragraph-rsid="020a1add"/>
    </style:style>
    <style:style style:name="P790" style:family="paragraph" style:parent-style-name="Text_20_body">
      <style:text-properties officeooo:rsid="0205f28c" officeooo:paragraph-rsid="020b3d50"/>
    </style:style>
    <style:style style:name="P791" style:family="paragraph" style:parent-style-name="Text_20_body">
      <style:text-properties officeooo:rsid="0205f28c" officeooo:paragraph-rsid="020bc4cf"/>
    </style:style>
    <style:style style:name="P792" style:family="paragraph" style:parent-style-name="Text_20_body">
      <style:text-properties officeooo:paragraph-rsid="0208bb76"/>
    </style:style>
    <style:style style:name="P793" style:family="paragraph" style:parent-style-name="Text_20_body">
      <style:text-properties officeooo:rsid="01fba97b" officeooo:paragraph-rsid="01fba97b"/>
    </style:style>
    <style:style style:name="P794" style:family="paragraph" style:parent-style-name="Text_20_body">
      <style:text-properties officeooo:rsid="0212313d" officeooo:paragraph-rsid="0212313d"/>
    </style:style>
    <style:style style:name="P795" style:family="paragraph" style:parent-style-name="Text_20_body">
      <style:text-properties officeooo:rsid="00770502" officeooo:paragraph-rsid="021f9286"/>
    </style:style>
    <style:style style:name="P796" style:family="paragraph" style:parent-style-name="Text_20_body">
      <style:text-properties officeooo:rsid="008386c0" officeooo:paragraph-rsid="0228bbd3"/>
    </style:style>
    <style:style style:name="P797" style:family="paragraph" style:parent-style-name="Text_20_body">
      <style:text-properties officeooo:paragraph-rsid="024097a2"/>
    </style:style>
    <style:style style:name="P798" style:family="paragraph" style:parent-style-name="Text_20_body">
      <style:text-properties officeooo:paragraph-rsid="0253b7fd"/>
    </style:style>
    <style:style style:name="P799" style:family="paragraph" style:parent-style-name="Text_20_body">
      <style:text-properties officeooo:paragraph-rsid="026e422c"/>
    </style:style>
    <style:style style:name="P800" style:family="paragraph" style:parent-style-name="Text_20_body">
      <style:text-properties officeooo:paragraph-rsid="027360ea"/>
    </style:style>
    <style:style style:name="P801" style:family="paragraph" style:parent-style-name="Text_20_body">
      <style:text-properties officeooo:paragraph-rsid="028e511f"/>
    </style:style>
    <style:style style:name="P802" style:family="paragraph" style:parent-style-name="Text_20_body">
      <style:text-properties officeooo:paragraph-rsid="028fed47"/>
    </style:style>
    <style:style style:name="P803" style:family="paragraph" style:parent-style-name="Text_20_body">
      <style:text-properties officeooo:rsid="021693a8" officeooo:paragraph-rsid="028fed47"/>
    </style:style>
    <style:style style:name="P804" style:family="paragraph" style:parent-style-name="Text_20_body">
      <style:text-properties officeooo:rsid="00e4a82d" officeooo:paragraph-rsid="0296a227"/>
    </style:style>
    <style:style style:name="P805" style:family="paragraph" style:parent-style-name="Text_20_body">
      <style:text-properties officeooo:rsid="029976c6" officeooo:paragraph-rsid="029976c6"/>
    </style:style>
    <style:style style:name="P806" style:family="paragraph" style:parent-style-name="Text_20_body">
      <style:text-properties officeooo:rsid="00f160b5" officeooo:paragraph-rsid="0001ebe6"/>
    </style:style>
    <style:style style:name="P807" style:family="paragraph" style:parent-style-name="Text_20_body">
      <style:text-properties officeooo:rsid="010aa9af" officeooo:paragraph-rsid="0297fbbc"/>
    </style:style>
    <style:style style:name="P808" style:family="paragraph" style:parent-style-name="Text_20_body">
      <style:text-properties officeooo:rsid="012e761b" officeooo:paragraph-rsid="029b7fce"/>
    </style:style>
    <style:style style:name="P809" style:family="paragraph" style:parent-style-name="Text_20_body">
      <style:text-properties officeooo:rsid="01adbe0b" officeooo:paragraph-rsid="029f827c"/>
    </style:style>
    <style:style style:name="P810" style:family="paragraph" style:parent-style-name="Text_20_body">
      <style:text-properties officeooo:rsid="02aeb69c" officeooo:paragraph-rsid="02aeb69c"/>
    </style:style>
    <style:style style:name="P811" style:family="paragraph" style:parent-style-name="Text_20_body">
      <style:text-properties officeooo:rsid="02aeb69c" officeooo:paragraph-rsid="02c92f36"/>
    </style:style>
    <style:style style:name="P812" style:family="paragraph" style:parent-style-name="Text_20_body">
      <style:text-properties officeooo:rsid="02aeb69c" officeooo:paragraph-rsid="02d5fc61"/>
    </style:style>
    <style:style style:name="P813" style:family="paragraph" style:parent-style-name="Text_20_body">
      <style:text-properties officeooo:rsid="02aeb69c" officeooo:paragraph-rsid="02e5e5a5"/>
    </style:style>
    <style:style style:name="P814" style:family="paragraph" style:parent-style-name="Text_20_body">
      <style:text-properties officeooo:rsid="02b94e06" officeooo:paragraph-rsid="02f6ee5c"/>
    </style:style>
    <style:style style:name="P815" style:family="paragraph" style:parent-style-name="Text_20_body">
      <style:text-properties officeooo:rsid="02ce2d52" officeooo:paragraph-rsid="02ce2d52"/>
    </style:style>
    <style:style style:name="P816" style:family="paragraph" style:parent-style-name="Text_20_body">
      <style:text-properties officeooo:paragraph-rsid="02ce2d52"/>
    </style:style>
    <style:style style:name="P817" style:family="paragraph" style:parent-style-name="Text_20_body">
      <style:text-properties officeooo:rsid="02ce35a3" officeooo:paragraph-rsid="02d0e07d"/>
    </style:style>
    <style:style style:name="P818" style:family="paragraph" style:parent-style-name="Text_20_body">
      <style:text-properties officeooo:rsid="02d02c54" officeooo:paragraph-rsid="02d02c54"/>
    </style:style>
    <style:style style:name="P819" style:family="paragraph" style:parent-style-name="Text_20_body">
      <style:text-properties officeooo:paragraph-rsid="02d0e07d"/>
    </style:style>
    <style:style style:name="P820" style:family="paragraph" style:parent-style-name="Text_20_body">
      <style:text-properties officeooo:rsid="02d0e07d" officeooo:paragraph-rsid="02d2a94d"/>
    </style:style>
    <style:style style:name="P821" style:family="paragraph" style:parent-style-name="Text_20_body">
      <style:text-properties officeooo:rsid="02d48526" officeooo:paragraph-rsid="02d48526"/>
    </style:style>
    <style:style style:name="P822" style:family="paragraph" style:parent-style-name="Text_20_body">
      <style:text-properties officeooo:rsid="02d5fc61" officeooo:paragraph-rsid="02d5fc61"/>
    </style:style>
    <style:style style:name="P823" style:family="paragraph" style:parent-style-name="Text_20_body">
      <style:text-properties officeooo:rsid="01e8e21c" officeooo:paragraph-rsid="02da3ccd"/>
    </style:style>
    <style:style style:name="P824" style:family="paragraph" style:parent-style-name="Text_20_body">
      <style:text-properties officeooo:rsid="01f22633" officeooo:paragraph-rsid="02db0828"/>
    </style:style>
    <style:style style:name="P825" style:family="paragraph" style:parent-style-name="Text_20_body">
      <style:text-properties officeooo:paragraph-rsid="02dbc56a"/>
    </style:style>
    <style:style style:name="P826" style:family="paragraph" style:parent-style-name="Text_20_body">
      <style:text-properties officeooo:rsid="02f1dbbb" officeooo:paragraph-rsid="02f52730"/>
    </style:style>
    <style:style style:name="P827" style:family="paragraph" style:parent-style-name="Text_20_body">
      <style:text-properties officeooo:rsid="01c682c6" officeooo:paragraph-rsid="02f52730"/>
    </style:style>
    <style:style style:name="P828" style:family="paragraph" style:parent-style-name="Text_20_body">
      <style:text-properties officeooo:rsid="01c94718" officeooo:paragraph-rsid="02f52730"/>
    </style:style>
    <style:style style:name="P829" style:family="paragraph" style:parent-style-name="Text_20_body">
      <style:text-properties officeooo:paragraph-rsid="02f52730"/>
    </style:style>
    <style:style style:name="P830" style:family="paragraph" style:parent-style-name="Text_20_body">
      <style:text-properties officeooo:paragraph-rsid="02f65567"/>
    </style:style>
    <style:style style:name="P831" style:family="paragraph" style:parent-style-name="Text_20_body">
      <style:text-properties officeooo:rsid="02bd3124" officeooo:paragraph-rsid="02f6ee5c"/>
    </style:style>
    <style:style style:name="P832" style:family="paragraph" style:parent-style-name="Text_20_body">
      <style:text-properties officeooo:rsid="02f8cda1" officeooo:paragraph-rsid="02f8cda1"/>
    </style:style>
    <style:style style:name="P833" style:family="paragraph" style:parent-style-name="Text_20_body">
      <style:text-properties officeooo:rsid="02f8cda1" officeooo:paragraph-rsid="02fe1ccb"/>
    </style:style>
    <style:style style:name="P834" style:family="paragraph" style:parent-style-name="Text_20_body">
      <style:text-properties officeooo:rsid="02f8cda1" officeooo:paragraph-rsid="02ff2bbe"/>
    </style:style>
    <style:style style:name="P835" style:family="paragraph" style:parent-style-name="Text_20_body">
      <style:text-properties officeooo:rsid="02f8cda1" officeooo:paragraph-rsid="0300abd1"/>
    </style:style>
    <style:style style:name="P836" style:family="paragraph" style:parent-style-name="Text_20_body">
      <style:text-properties officeooo:rsid="02f8cda1" officeooo:paragraph-rsid="0302b18b"/>
    </style:style>
    <style:style style:name="P837" style:family="paragraph" style:parent-style-name="Text_20_body">
      <style:text-properties officeooo:rsid="02f8cda1" officeooo:paragraph-rsid="0314ff7a"/>
    </style:style>
    <style:style style:name="P838" style:family="paragraph" style:parent-style-name="Text_20_body">
      <style:text-properties officeooo:rsid="02f8cda1" officeooo:paragraph-rsid="0316c3bb"/>
    </style:style>
    <style:style style:name="P839" style:family="paragraph" style:parent-style-name="Text_20_body">
      <style:text-properties officeooo:rsid="02f8cda1" officeooo:paragraph-rsid="031736c0"/>
    </style:style>
    <style:style style:name="P840" style:family="paragraph" style:parent-style-name="Text_20_body">
      <style:text-properties officeooo:rsid="02f8cda1" officeooo:paragraph-rsid="03194044"/>
    </style:style>
    <style:style style:name="P841" style:family="paragraph" style:parent-style-name="Text_20_body">
      <style:text-properties officeooo:rsid="02f8cda1" officeooo:paragraph-rsid="031b15cf"/>
    </style:style>
    <style:style style:name="P842" style:family="paragraph" style:parent-style-name="Text_20_body">
      <style:text-properties officeooo:rsid="02f8cda1" officeooo:paragraph-rsid="04caaff2"/>
    </style:style>
    <style:style style:name="P843" style:family="paragraph" style:parent-style-name="Text_20_body">
      <style:text-properties officeooo:rsid="02f8cda1" officeooo:paragraph-rsid="04cb2e7f"/>
    </style:style>
    <style:style style:name="P844" style:family="paragraph" style:parent-style-name="Text_20_body">
      <style:text-properties officeooo:paragraph-rsid="02f8cda1"/>
    </style:style>
    <style:style style:name="P845" style:family="paragraph" style:parent-style-name="Text_20_body">
      <style:text-properties officeooo:rsid="02cee6e3" officeooo:paragraph-rsid="0001ebe6"/>
    </style:style>
    <style:style style:name="P846" style:family="paragraph" style:parent-style-name="Text_20_body">
      <style:text-properties officeooo:rsid="02f9f3fd" officeooo:paragraph-rsid="02f9f3fd"/>
    </style:style>
    <style:style style:name="P847" style:family="paragraph" style:parent-style-name="Text_20_body">
      <style:text-properties officeooo:rsid="02fb438f" officeooo:paragraph-rsid="02fb438f"/>
    </style:style>
    <style:style style:name="P848" style:family="paragraph" style:parent-style-name="Text_20_body">
      <style:text-properties officeooo:rsid="02fb438f" officeooo:paragraph-rsid="0300abd1"/>
    </style:style>
    <style:style style:name="P849" style:family="paragraph" style:parent-style-name="Text_20_body">
      <style:text-properties officeooo:rsid="02fb438f" officeooo:paragraph-rsid="0302b18b"/>
    </style:style>
    <style:style style:name="P850" style:family="paragraph" style:parent-style-name="Text_20_body">
      <style:text-properties officeooo:rsid="02fb438f" officeooo:paragraph-rsid="0314ff7a"/>
    </style:style>
    <style:style style:name="P851" style:family="paragraph" style:parent-style-name="Text_20_body">
      <style:text-properties officeooo:rsid="02fb438f" officeooo:paragraph-rsid="031736c0"/>
    </style:style>
    <style:style style:name="P852" style:family="paragraph" style:parent-style-name="Text_20_body">
      <style:text-properties officeooo:rsid="02fd07d6" officeooo:paragraph-rsid="02fd07d6"/>
    </style:style>
    <style:style style:name="P853" style:family="paragraph" style:parent-style-name="Text_20_body">
      <style:text-properties officeooo:paragraph-rsid="02ff2bbe"/>
    </style:style>
    <style:style style:name="P854" style:family="paragraph" style:parent-style-name="Text_20_body">
      <style:text-properties officeooo:paragraph-rsid="0300abd1"/>
    </style:style>
    <style:style style:name="P855" style:family="paragraph" style:parent-style-name="Text_20_body">
      <style:text-properties officeooo:paragraph-rsid="0314ff7a"/>
    </style:style>
    <style:style style:name="P856" style:family="paragraph" style:parent-style-name="Text_20_body">
      <style:text-properties officeooo:rsid="0314ff7a" officeooo:paragraph-rsid="0314ff7a"/>
    </style:style>
    <style:style style:name="P857" style:family="paragraph" style:parent-style-name="Text_20_body">
      <style:text-properties officeooo:rsid="0314ff7a" officeooo:paragraph-rsid="031736c0"/>
    </style:style>
    <style:style style:name="P858" style:family="paragraph" style:parent-style-name="Text_20_body">
      <style:text-properties officeooo:paragraph-rsid="031736c0"/>
    </style:style>
    <style:style style:name="P859" style:family="paragraph" style:parent-style-name="Text_20_body">
      <style:text-properties officeooo:paragraph-rsid="0349ffb2"/>
    </style:style>
    <style:style style:name="P860" style:family="paragraph" style:parent-style-name="Text_20_body">
      <style:text-properties officeooo:rsid="034a2e6e" officeooo:paragraph-rsid="034a2e6e"/>
    </style:style>
    <style:style style:name="P861" style:family="paragraph" style:parent-style-name="Text_20_body">
      <style:text-properties officeooo:rsid="034a2e6e" officeooo:paragraph-rsid="03527a57"/>
    </style:style>
    <style:style style:name="P862" style:family="paragraph" style:parent-style-name="Text_20_body">
      <style:text-properties officeooo:paragraph-rsid="027c769a"/>
    </style:style>
    <style:style style:name="P863" style:family="paragraph" style:parent-style-name="Text_20_body">
      <style:text-properties officeooo:paragraph-rsid="03578310"/>
    </style:style>
    <style:style style:name="P864" style:family="paragraph" style:parent-style-name="Text_20_body">
      <style:text-properties officeooo:rsid="034e487d" officeooo:paragraph-rsid="03578310"/>
    </style:style>
    <style:style style:name="P865" style:family="paragraph" style:parent-style-name="Text_20_body">
      <style:text-properties officeooo:rsid="034e487d" officeooo:paragraph-rsid="042d9e0e"/>
    </style:style>
    <style:style style:name="P866" style:family="paragraph" style:parent-style-name="Text_20_body">
      <style:text-properties officeooo:rsid="035b9bcd" officeooo:paragraph-rsid="035e0385"/>
    </style:style>
    <style:style style:name="P867" style:family="paragraph" style:parent-style-name="Text_20_body">
      <style:text-properties officeooo:paragraph-rsid="026008ad"/>
    </style:style>
    <style:style style:name="P868" style:family="paragraph" style:parent-style-name="Text_20_body">
      <style:text-properties officeooo:paragraph-rsid="035e27e5"/>
    </style:style>
    <style:style style:name="P869" style:family="paragraph" style:parent-style-name="Text_20_body">
      <style:text-properties officeooo:rsid="036036ec" officeooo:paragraph-rsid="036036ec"/>
    </style:style>
    <style:style style:name="P870" style:family="paragraph" style:parent-style-name="Text_20_body">
      <style:text-properties officeooo:rsid="036036ec" officeooo:paragraph-rsid="037a469f"/>
    </style:style>
    <style:style style:name="P871" style:family="paragraph" style:parent-style-name="Text_20_body">
      <style:text-properties officeooo:rsid="0361fc1d" officeooo:paragraph-rsid="0364fe71"/>
    </style:style>
    <style:style style:name="P872" style:family="paragraph" style:parent-style-name="Text_20_body">
      <style:text-properties officeooo:rsid="0361fc1d" officeooo:paragraph-rsid="03827b62"/>
    </style:style>
    <style:style style:name="P873" style:family="paragraph" style:parent-style-name="Text_20_body">
      <style:text-properties officeooo:rsid="0361fc1d" officeooo:paragraph-rsid="037e4366"/>
    </style:style>
    <style:style style:name="P874" style:family="paragraph" style:parent-style-name="Text_20_body">
      <style:text-properties officeooo:rsid="0361fc1d" officeooo:paragraph-rsid="039470fa"/>
    </style:style>
    <style:style style:name="P875" style:family="paragraph" style:parent-style-name="Text_20_body">
      <style:text-properties officeooo:rsid="0361fc1d" officeooo:paragraph-rsid="0434bbdf"/>
    </style:style>
    <style:style style:name="P876" style:family="paragraph" style:parent-style-name="Text_20_body">
      <style:text-properties officeooo:rsid="0367b282" officeooo:paragraph-rsid="0376fd13"/>
    </style:style>
    <style:style style:name="P877" style:family="paragraph" style:parent-style-name="Text_20_body">
      <style:text-properties officeooo:rsid="0367b282" officeooo:paragraph-rsid="03d6647f"/>
    </style:style>
    <style:style style:name="P878" style:family="paragraph" style:parent-style-name="Text_20_body">
      <style:text-properties officeooo:rsid="0367b282" officeooo:paragraph-rsid="03d37814"/>
    </style:style>
    <style:style style:name="P879" style:family="paragraph" style:parent-style-name="Text_20_body">
      <style:text-properties officeooo:rsid="0367b282" officeooo:paragraph-rsid="043ce579"/>
    </style:style>
    <style:style style:name="P880" style:family="paragraph" style:parent-style-name="Text_20_body">
      <style:text-properties officeooo:rsid="0367b282" officeooo:paragraph-rsid="03dcfb46"/>
    </style:style>
    <style:style style:name="P881" style:family="paragraph" style:parent-style-name="Text_20_body">
      <style:text-properties officeooo:rsid="0030e343" officeooo:paragraph-rsid="0030e343" fo:background-color="#ff3333"/>
    </style:style>
    <style:style style:name="P882" style:family="paragraph" style:parent-style-name="Text_20_body">
      <style:text-properties officeooo:paragraph-rsid="036f2534"/>
    </style:style>
    <style:style style:name="P883" style:family="paragraph" style:parent-style-name="Text_20_body">
      <style:text-properties officeooo:rsid="0269d4a4" officeooo:paragraph-rsid="01e213de"/>
    </style:style>
    <style:style style:name="P884" style:family="paragraph" style:parent-style-name="Text_20_body">
      <style:text-properties officeooo:rsid="037e4cab" officeooo:paragraph-rsid="037e4cab"/>
    </style:style>
    <style:style style:name="P885" style:family="paragraph" style:parent-style-name="Text_20_body">
      <style:text-properties officeooo:rsid="037f9c40" officeooo:paragraph-rsid="037f9c40"/>
    </style:style>
    <style:style style:name="P886" style:family="paragraph" style:parent-style-name="Text_20_body">
      <style:text-properties officeooo:rsid="037f9c40" officeooo:paragraph-rsid="043165c2"/>
    </style:style>
    <style:style style:name="P887" style:family="paragraph" style:parent-style-name="Text_20_body">
      <style:text-properties officeooo:rsid="037f9c40" officeooo:paragraph-rsid="0432d8bd"/>
    </style:style>
    <style:style style:name="P888" style:family="paragraph" style:parent-style-name="Text_20_body">
      <style:text-properties officeooo:paragraph-rsid="039103d9"/>
    </style:style>
    <style:style style:name="P889" style:family="paragraph" style:parent-style-name="Text_20_body">
      <style:text-properties officeooo:paragraph-rsid="0392c1df"/>
    </style:style>
    <style:style style:name="P890" style:family="paragraph" style:parent-style-name="Text_20_body">
      <style:text-properties officeooo:paragraph-rsid="039d80c6"/>
    </style:style>
    <style:style style:name="P891" style:family="paragraph" style:parent-style-name="Text_20_body">
      <style:text-properties officeooo:paragraph-rsid="03a167d1"/>
    </style:style>
    <style:style style:name="P892" style:family="paragraph" style:parent-style-name="Text_20_body">
      <style:text-properties officeooo:rsid="03a77504" officeooo:paragraph-rsid="03a77504"/>
    </style:style>
    <style:style style:name="P893" style:family="paragraph" style:parent-style-name="Text_20_body">
      <style:text-properties officeooo:rsid="03a78bf0" officeooo:paragraph-rsid="03a78bf0"/>
    </style:style>
    <style:style style:name="P894" style:family="paragraph" style:parent-style-name="Text_20_body">
      <style:text-properties officeooo:rsid="03a93645" officeooo:paragraph-rsid="03a93645"/>
    </style:style>
    <style:style style:name="P895" style:family="paragraph" style:parent-style-name="Text_20_body">
      <style:text-properties officeooo:rsid="03a93645" officeooo:paragraph-rsid="03aa8254"/>
    </style:style>
    <style:style style:name="P896" style:family="paragraph" style:parent-style-name="Text_20_body">
      <style:text-properties officeooo:rsid="03a93645" officeooo:paragraph-rsid="03ab4be6"/>
    </style:style>
    <style:style style:name="P897" style:family="paragraph" style:parent-style-name="Text_20_body">
      <style:text-properties officeooo:rsid="03a93645" officeooo:paragraph-rsid="03ac2b12"/>
    </style:style>
    <style:style style:name="P898" style:family="paragraph" style:parent-style-name="Text_20_body">
      <style:text-properties officeooo:rsid="03aa8254" officeooo:paragraph-rsid="03aa8254"/>
    </style:style>
    <style:style style:name="P899" style:family="paragraph" style:parent-style-name="Text_20_body">
      <style:text-properties officeooo:rsid="03aa8254" officeooo:paragraph-rsid="03ab4be6"/>
    </style:style>
    <style:style style:name="P900" style:family="paragraph" style:parent-style-name="Text_20_body">
      <style:text-properties officeooo:rsid="03ab4be6" officeooo:paragraph-rsid="03ab4be6"/>
    </style:style>
    <style:style style:name="P901" style:family="paragraph" style:parent-style-name="Text_20_body">
      <style:text-properties officeooo:rsid="03ab4be6" officeooo:paragraph-rsid="03ac2b12"/>
    </style:style>
    <style:style style:name="P902" style:family="paragraph" style:parent-style-name="Text_20_body">
      <style:text-properties officeooo:rsid="03ac2b12" officeooo:paragraph-rsid="03ac2b12"/>
    </style:style>
    <style:style style:name="P903" style:family="paragraph" style:parent-style-name="Text_20_body">
      <style:text-properties officeooo:rsid="03ad432f" officeooo:paragraph-rsid="03ad432f"/>
    </style:style>
    <style:style style:name="P904" style:family="paragraph" style:parent-style-name="Text_20_body">
      <style:text-properties officeooo:rsid="03ae6944" officeooo:paragraph-rsid="03ae6944"/>
    </style:style>
    <style:style style:name="P905" style:family="paragraph" style:parent-style-name="Text_20_body">
      <style:text-properties officeooo:paragraph-rsid="03c265d6"/>
    </style:style>
    <style:style style:name="P906" style:family="paragraph" style:parent-style-name="Text_20_body">
      <style:text-properties officeooo:rsid="0193d082" officeooo:paragraph-rsid="03c8037f"/>
    </style:style>
    <style:style style:name="P907" style:family="paragraph" style:parent-style-name="Text_20_body">
      <style:text-properties officeooo:paragraph-rsid="03df0194"/>
    </style:style>
    <style:style style:name="P908" style:family="paragraph" style:parent-style-name="Text_20_body">
      <style:text-properties officeooo:paragraph-rsid="03e05817"/>
    </style:style>
    <style:style style:name="P909" style:family="paragraph" style:parent-style-name="Text_20_body">
      <style:text-properties officeooo:paragraph-rsid="03e5364b"/>
    </style:style>
    <style:style style:name="P910" style:family="paragraph" style:parent-style-name="Text_20_body">
      <style:text-properties officeooo:rsid="03e61ee4" officeooo:paragraph-rsid="03e61ee4"/>
    </style:style>
    <style:style style:name="P911" style:family="paragraph" style:parent-style-name="Text_20_body">
      <style:text-properties officeooo:rsid="03e61ee4" officeooo:paragraph-rsid="0428224e"/>
    </style:style>
    <style:style style:name="P912" style:family="paragraph" style:parent-style-name="Text_20_body">
      <style:text-properties officeooo:rsid="03e9015f" officeooo:paragraph-rsid="03e9015f"/>
    </style:style>
    <style:style style:name="P913" style:family="paragraph" style:parent-style-name="Text_20_body">
      <style:text-properties officeooo:paragraph-rsid="03ec3622"/>
    </style:style>
    <style:style style:name="P914" style:family="paragraph" style:parent-style-name="Text_20_body">
      <style:text-properties officeooo:paragraph-rsid="03f1410c"/>
    </style:style>
    <style:style style:name="P915" style:family="paragraph" style:parent-style-name="Text_20_body">
      <style:text-properties officeooo:paragraph-rsid="03f20779"/>
    </style:style>
    <style:style style:name="P916" style:family="paragraph" style:parent-style-name="Text_20_body">
      <style:text-properties officeooo:paragraph-rsid="03f776e5"/>
    </style:style>
    <style:style style:name="P917" style:family="paragraph" style:parent-style-name="Text_20_body">
      <style:text-properties officeooo:rsid="03ffc0ba" officeooo:paragraph-rsid="03ffc0ba"/>
    </style:style>
    <style:style style:name="P918" style:family="paragraph" style:parent-style-name="Text_20_body">
      <style:text-properties officeooo:rsid="03ffc0ba" officeooo:paragraph-rsid="04015ed8"/>
    </style:style>
    <style:style style:name="P919" style:family="paragraph" style:parent-style-name="Text_20_body">
      <style:text-properties officeooo:paragraph-rsid="0402ed9b"/>
    </style:style>
    <style:style style:name="P920" style:family="paragraph" style:parent-style-name="Text_20_body">
      <style:text-properties officeooo:rsid="03f064a0" officeooo:paragraph-rsid="03f20779"/>
    </style:style>
    <style:style style:name="P921" style:family="paragraph" style:parent-style-name="Text_20_body">
      <style:text-properties officeooo:rsid="03133c38" officeooo:paragraph-rsid="0001ebe6"/>
    </style:style>
    <style:style style:name="P922" style:family="paragraph" style:parent-style-name="Text_20_body">
      <style:text-properties officeooo:paragraph-rsid="040bbbf6"/>
    </style:style>
    <style:style style:name="P923" style:family="paragraph" style:parent-style-name="Text_20_body">
      <style:text-properties officeooo:paragraph-rsid="0412678d"/>
    </style:style>
    <style:style style:name="P924" style:family="paragraph" style:parent-style-name="Text_20_body">
      <style:text-properties officeooo:paragraph-rsid="041eda9e"/>
    </style:style>
    <style:style style:name="P925" style:family="paragraph" style:parent-style-name="Text_20_body">
      <style:text-properties officeooo:rsid="042032ef" officeooo:paragraph-rsid="042032ef"/>
    </style:style>
    <style:style style:name="P926" style:family="paragraph" style:parent-style-name="Text_20_body">
      <style:text-properties officeooo:rsid="04222896" officeooo:paragraph-rsid="04222896"/>
    </style:style>
    <style:style style:name="P927" style:family="paragraph" style:parent-style-name="Text_20_body">
      <style:text-properties officeooo:rsid="0222c3b8" officeooo:paragraph-rsid="042386bb"/>
    </style:style>
    <style:style style:name="P928" style:family="paragraph" style:parent-style-name="Text_20_body">
      <style:text-properties officeooo:paragraph-rsid="042386bb"/>
    </style:style>
    <style:style style:name="P929" style:family="paragraph" style:parent-style-name="Text_20_body">
      <style:text-properties officeooo:rsid="042573a0" officeooo:paragraph-rsid="042573a0"/>
    </style:style>
    <style:style style:name="P930" style:family="paragraph" style:parent-style-name="Text_20_body">
      <style:text-properties officeooo:rsid="040487f0" officeooo:paragraph-rsid="040581e6"/>
    </style:style>
    <style:style style:name="P931" style:family="paragraph" style:parent-style-name="Text_20_body">
      <style:text-properties officeooo:paragraph-rsid="042d9e0e"/>
    </style:style>
    <style:style style:name="P932" style:family="paragraph" style:parent-style-name="Text_20_body">
      <style:text-properties officeooo:rsid="0228248f" officeooo:paragraph-rsid="042386bb"/>
    </style:style>
    <style:style style:name="P933" style:family="paragraph" style:parent-style-name="Text_20_body">
      <style:text-properties officeooo:rsid="03ea0769" officeooo:paragraph-rsid="0428224e"/>
    </style:style>
    <style:style style:name="P934" style:family="paragraph" style:parent-style-name="Text_20_body">
      <style:text-properties officeooo:paragraph-rsid="042b7d30"/>
    </style:style>
    <style:style style:name="P935" style:family="paragraph" style:parent-style-name="Text_20_body">
      <style:text-properties officeooo:paragraph-rsid="042ff665"/>
    </style:style>
    <style:style style:name="P936" style:family="paragraph" style:parent-style-name="Text_20_body">
      <style:text-properties officeooo:paragraph-rsid="04361976"/>
    </style:style>
    <style:style style:name="P937" style:family="paragraph" style:parent-style-name="Text_20_body">
      <style:text-properties officeooo:rsid="01993453" officeooo:paragraph-rsid="0438874f"/>
    </style:style>
    <style:style style:name="P938" style:family="paragraph" style:parent-style-name="Text_20_body">
      <style:text-properties officeooo:paragraph-rsid="0446195d"/>
    </style:style>
    <style:style style:name="P939" style:family="paragraph" style:parent-style-name="Text_20_body">
      <style:text-properties officeooo:paragraph-rsid="0447b50d"/>
    </style:style>
    <style:style style:name="P940" style:family="paragraph" style:parent-style-name="Text_20_body">
      <style:text-properties officeooo:rsid="00662003" officeooo:paragraph-rsid="0447f70c"/>
    </style:style>
    <style:style style:name="P941" style:family="paragraph" style:parent-style-name="Text_20_body">
      <style:text-properties officeooo:paragraph-rsid="04483339"/>
    </style:style>
    <style:style style:name="P942" style:family="paragraph" style:parent-style-name="Text_20_body">
      <style:text-properties officeooo:paragraph-rsid="0455ad15"/>
    </style:style>
    <style:style style:name="P943" style:family="paragraph" style:parent-style-name="Text_20_body">
      <style:text-properties officeooo:paragraph-rsid="04565d6c"/>
    </style:style>
    <style:style style:name="P944" style:family="paragraph" style:parent-style-name="Text_20_body">
      <style:text-properties officeooo:paragraph-rsid="009c035a"/>
    </style:style>
    <style:style style:name="P945" style:family="paragraph" style:parent-style-name="Text_20_body">
      <style:text-properties officeooo:rsid="0465d3b1" officeooo:paragraph-rsid="0465d3b1"/>
    </style:style>
    <style:style style:name="P946" style:family="paragraph" style:parent-style-name="Text_20_body">
      <style:text-properties officeooo:rsid="0465d3b1" officeooo:paragraph-rsid="0479b4e3"/>
    </style:style>
    <style:style style:name="P947" style:family="paragraph" style:parent-style-name="Text_20_body">
      <style:text-properties officeooo:rsid="0465d3b1" officeooo:paragraph-rsid="04853074"/>
    </style:style>
    <style:style style:name="P948" style:family="paragraph" style:parent-style-name="Text_20_body">
      <style:text-properties officeooo:paragraph-rsid="0469de37"/>
    </style:style>
    <style:style style:name="P949" style:family="paragraph" style:parent-style-name="Text_20_body">
      <style:text-properties officeooo:rsid="014d0fcf" officeooo:paragraph-rsid="048a5456"/>
    </style:style>
    <style:style style:name="P950" style:family="paragraph" style:parent-style-name="Text_20_body">
      <style:text-properties officeooo:rsid="047dc6ec" officeooo:paragraph-rsid="047dc6ec"/>
    </style:style>
    <style:style style:name="P951" style:family="paragraph" style:parent-style-name="Text_20_body">
      <style:text-properties style:text-line-through-style="solid" style:text-line-through-type="single" officeooo:rsid="00280115" officeooo:paragraph-rsid="0001ebe6"/>
    </style:style>
    <style:style style:name="P952" style:family="paragraph" style:parent-style-name="Text_20_body">
      <style:text-properties officeooo:rsid="01a01fad" officeooo:paragraph-rsid="01a01fad"/>
    </style:style>
    <style:style style:name="P953" style:family="paragraph" style:parent-style-name="Text_20_body">
      <style:text-properties officeooo:rsid="01503189" officeooo:paragraph-rsid="048a5456"/>
    </style:style>
    <style:style style:name="P954" style:family="paragraph" style:parent-style-name="Text_20_body">
      <style:text-properties officeooo:paragraph-rsid="048a5456"/>
    </style:style>
    <style:style style:name="P955" style:family="paragraph" style:parent-style-name="Text_20_body">
      <style:text-properties officeooo:rsid="048a5456" officeooo:paragraph-rsid="048a5456"/>
    </style:style>
    <style:style style:name="P956" style:family="paragraph" style:parent-style-name="Text_20_body">
      <style:text-properties officeooo:paragraph-rsid="048e299e"/>
    </style:style>
    <style:style style:name="P957" style:family="paragraph" style:parent-style-name="Text_20_body">
      <style:text-properties officeooo:paragraph-rsid="0493be83"/>
    </style:style>
    <style:style style:name="P958" style:family="paragraph" style:parent-style-name="Text_20_body">
      <style:text-properties officeooo:paragraph-rsid="01a01fad"/>
    </style:style>
    <style:style style:name="P959" style:family="paragraph" style:parent-style-name="Text_20_body">
      <style:text-properties officeooo:paragraph-rsid="04a0f9e4"/>
    </style:style>
    <style:style style:name="P960" style:family="paragraph" style:parent-style-name="Text_20_body">
      <style:text-properties officeooo:rsid="020b02ed" officeooo:paragraph-rsid="044bdcc9"/>
    </style:style>
    <style:style style:name="P961" style:family="paragraph" style:parent-style-name="Text_20_body">
      <style:text-properties officeooo:rsid="0176b579" officeooo:paragraph-rsid="04a79ed1"/>
    </style:style>
    <style:style style:name="P962" style:family="paragraph" style:parent-style-name="Text_20_body">
      <style:text-properties officeooo:rsid="01799d74" officeooo:paragraph-rsid="04a79ed1"/>
    </style:style>
    <style:style style:name="P963" style:family="paragraph" style:parent-style-name="Text_20_body">
      <style:text-properties fo:color="#b2b2b2" officeooo:paragraph-rsid="04a79ed1"/>
    </style:style>
    <style:style style:name="P964" style:family="paragraph" style:parent-style-name="Text_20_body">
      <style:text-properties fo:color="#b2b2b2" officeooo:rsid="04b9ffc1" officeooo:paragraph-rsid="04d86eca"/>
    </style:style>
    <style:style style:name="P965" style:family="paragraph" style:parent-style-name="Text_20_body">
      <style:text-properties officeooo:rsid="0188da14" officeooo:paragraph-rsid="04a79ed1"/>
    </style:style>
    <style:style style:name="P966" style:family="paragraph" style:parent-style-name="Text_20_body">
      <style:text-properties officeooo:rsid="0188da14" officeooo:paragraph-rsid="05161011"/>
    </style:style>
    <style:style style:name="P967" style:family="paragraph" style:parent-style-name="Text_20_body">
      <style:text-properties officeooo:rsid="0188da14" officeooo:paragraph-rsid="051a7fe4"/>
    </style:style>
    <style:style style:name="P968" style:family="paragraph" style:parent-style-name="Text_20_body">
      <style:text-properties officeooo:rsid="04a79ed1" officeooo:paragraph-rsid="04a79ed1"/>
    </style:style>
    <style:style style:name="P969" style:family="paragraph" style:parent-style-name="Text_20_body">
      <style:text-properties officeooo:paragraph-rsid="04a79ed1"/>
    </style:style>
    <style:style style:name="P970" style:family="paragraph" style:parent-style-name="Text_20_body">
      <style:text-properties officeooo:rsid="00118d52" officeooo:paragraph-rsid="03194044"/>
    </style:style>
    <style:style style:name="P971" style:family="paragraph" style:parent-style-name="Text_20_body">
      <style:text-properties officeooo:rsid="015b0194" officeooo:paragraph-rsid="04b26fd2"/>
    </style:style>
    <style:style style:name="P972" style:family="paragraph" style:parent-style-name="Text_20_body">
      <style:text-properties officeooo:rsid="015b0194" officeooo:paragraph-rsid="04b805f2"/>
    </style:style>
    <style:style style:name="P973" style:family="paragraph" style:parent-style-name="Text_20_body">
      <style:text-properties officeooo:rsid="015b0194" officeooo:paragraph-rsid="04e9b4a9"/>
    </style:style>
    <style:style style:name="P974" style:family="paragraph" style:parent-style-name="Text_20_body">
      <style:text-properties officeooo:paragraph-rsid="04b26fd2"/>
    </style:style>
    <style:style style:name="P975" style:family="paragraph" style:parent-style-name="Text_20_body">
      <style:text-properties officeooo:rsid="04b5eac0" officeooo:paragraph-rsid="04b5eac0"/>
    </style:style>
    <style:style style:name="P976" style:family="paragraph" style:parent-style-name="Text_20_body">
      <style:text-properties officeooo:rsid="04b5eac0" officeooo:paragraph-rsid="04b805f2"/>
    </style:style>
    <style:style style:name="P977" style:family="paragraph" style:parent-style-name="Text_20_body">
      <style:text-properties officeooo:rsid="04b5eac0" officeooo:paragraph-rsid="04bb5373"/>
    </style:style>
    <style:style style:name="P978" style:family="paragraph" style:parent-style-name="Text_20_body">
      <style:text-properties officeooo:rsid="04b5eac0" officeooo:paragraph-rsid="04bc860f"/>
    </style:style>
    <style:style style:name="P979" style:family="paragraph" style:parent-style-name="Text_20_body">
      <style:text-properties officeooo:rsid="04b5eac0" officeooo:paragraph-rsid="04bd00e0"/>
    </style:style>
    <style:style style:name="P980" style:family="paragraph" style:parent-style-name="Text_20_body">
      <style:text-properties officeooo:rsid="04b5eac0" officeooo:paragraph-rsid="04befcc9"/>
    </style:style>
    <style:style style:name="P981" style:family="paragraph" style:parent-style-name="Text_20_body">
      <style:text-properties officeooo:rsid="04b5eac0" officeooo:paragraph-rsid="04bf85af"/>
    </style:style>
    <style:style style:name="P982" style:family="paragraph" style:parent-style-name="Text_20_body">
      <style:text-properties officeooo:rsid="04b5eac0" officeooo:paragraph-rsid="04d2ca72"/>
    </style:style>
    <style:style style:name="P983" style:family="paragraph" style:parent-style-name="Text_20_body">
      <style:text-properties officeooo:rsid="04b5eac0" officeooo:paragraph-rsid="04d5d2b8"/>
    </style:style>
    <style:style style:name="P984" style:family="paragraph" style:parent-style-name="Text_20_body">
      <style:text-properties officeooo:rsid="04b5eac0" officeooo:paragraph-rsid="04b77091"/>
    </style:style>
    <style:style style:name="P985" style:family="paragraph" style:parent-style-name="Text_20_body">
      <style:text-properties officeooo:rsid="04b5eac0" officeooo:paragraph-rsid="04d2ca41"/>
    </style:style>
    <style:style style:name="P986" style:family="paragraph" style:parent-style-name="Text_20_body">
      <style:text-properties officeooo:rsid="04b5eac0" officeooo:paragraph-rsid="04d3941d"/>
    </style:style>
    <style:style style:name="P987" style:family="paragraph" style:parent-style-name="Text_20_body">
      <style:text-properties officeooo:rsid="04b5eac0" officeooo:paragraph-rsid="04e9b4a9"/>
    </style:style>
    <style:style style:name="P988" style:family="paragraph" style:parent-style-name="Text_20_body">
      <style:text-properties officeooo:paragraph-rsid="04b805f2"/>
    </style:style>
    <style:style style:name="P989" style:family="paragraph" style:parent-style-name="Text_20_body">
      <style:text-properties fo:color="#999999" officeooo:rsid="04b9ffc1" officeooo:paragraph-rsid="04b9ffc1"/>
    </style:style>
    <style:style style:name="P990" style:family="paragraph" style:parent-style-name="Text_20_body">
      <style:text-properties fo:color="#999999" officeooo:rsid="04b9ffc1" officeooo:paragraph-rsid="04bb5373"/>
    </style:style>
    <style:style style:name="P991" style:family="paragraph" style:parent-style-name="Text_20_body">
      <style:text-properties fo:color="#999999" officeooo:rsid="04b9ffc1" officeooo:paragraph-rsid="04befcc9"/>
    </style:style>
    <style:style style:name="P992" style:family="paragraph" style:parent-style-name="Text_20_body">
      <style:text-properties fo:color="#999999" officeooo:rsid="04b9ffc1" officeooo:paragraph-rsid="04bf85af"/>
    </style:style>
    <style:style style:name="P993" style:family="paragraph" style:parent-style-name="Text_20_body">
      <style:text-properties officeooo:rsid="04bb5373" officeooo:paragraph-rsid="04bb5373"/>
    </style:style>
    <style:style style:name="P994" style:family="paragraph" style:parent-style-name="Text_20_body">
      <style:text-properties officeooo:paragraph-rsid="04bb5373"/>
    </style:style>
    <style:style style:name="P995" style:family="paragraph" style:parent-style-name="Text_20_body">
      <style:text-properties officeooo:rsid="04befcc9" officeooo:paragraph-rsid="04befcc9"/>
    </style:style>
    <style:style style:name="P996" style:family="paragraph" style:parent-style-name="Text_20_body">
      <style:text-properties officeooo:rsid="04befcc9" officeooo:paragraph-rsid="04bf85af"/>
    </style:style>
    <style:style style:name="P997" style:family="paragraph" style:parent-style-name="Text_20_body">
      <style:text-properties officeooo:rsid="015dae12" officeooo:paragraph-rsid="04bb5373"/>
    </style:style>
    <style:style style:name="P998" style:family="paragraph" style:parent-style-name="Text_20_body">
      <style:text-properties officeooo:rsid="015dae12" officeooo:paragraph-rsid="04befcc9"/>
    </style:style>
    <style:style style:name="P999" style:family="paragraph" style:parent-style-name="Text_20_body">
      <style:text-properties officeooo:rsid="015dae12" officeooo:paragraph-rsid="04bf85af"/>
    </style:style>
    <style:style style:name="P1000" style:family="paragraph" style:parent-style-name="Text_20_body">
      <style:text-properties officeooo:paragraph-rsid="04befcc9"/>
    </style:style>
    <style:style style:name="P1001" style:family="paragraph" style:parent-style-name="Text_20_body">
      <style:text-properties officeooo:paragraph-rsid="04bf85af"/>
    </style:style>
    <style:style style:name="P1002" style:family="paragraph" style:parent-style-name="Text_20_body">
      <style:text-properties officeooo:paragraph-rsid="03244e76"/>
    </style:style>
    <style:style style:name="P1003" style:family="paragraph" style:parent-style-name="Text_20_body">
      <style:text-properties officeooo:paragraph-rsid="04caaff2"/>
    </style:style>
    <style:style style:name="P1004" style:family="paragraph" style:parent-style-name="Text_20_body">
      <style:text-properties officeooo:paragraph-rsid="04cb2e7f"/>
    </style:style>
    <style:style style:name="P1005" style:family="paragraph" style:parent-style-name="Text_20_body">
      <style:text-properties officeooo:rsid="008837eb" officeooo:paragraph-rsid="04d2ca41"/>
    </style:style>
    <style:style style:name="P1006" style:family="paragraph" style:parent-style-name="Text_20_body">
      <style:text-properties officeooo:rsid="008837eb" officeooo:paragraph-rsid="04d2ca72"/>
    </style:style>
    <style:style style:name="P1007" style:family="paragraph" style:parent-style-name="Text_20_body">
      <style:text-properties officeooo:rsid="008837eb" officeooo:paragraph-rsid="04d3941d"/>
    </style:style>
    <style:style style:name="P1008" style:family="paragraph" style:parent-style-name="Text_20_body">
      <style:text-properties officeooo:paragraph-rsid="04d2ca41"/>
    </style:style>
    <style:style style:name="P1009" style:family="paragraph" style:parent-style-name="Text_20_body">
      <style:text-properties officeooo:paragraph-rsid="04d2ca72"/>
    </style:style>
    <style:style style:name="P1010" style:family="paragraph" style:parent-style-name="Text_20_body">
      <style:text-properties officeooo:paragraph-rsid="04d3941d"/>
    </style:style>
    <style:style style:name="P1011" style:family="paragraph" style:parent-style-name="Text_20_body">
      <style:text-properties officeooo:paragraph-rsid="04d5d2b8"/>
    </style:style>
    <style:style style:name="P1012" style:family="paragraph" style:parent-style-name="Text_20_body">
      <style:text-properties officeooo:rsid="04d86eca" officeooo:paragraph-rsid="04d86eca"/>
    </style:style>
    <style:style style:name="P1013" style:family="paragraph" style:parent-style-name="Text_20_body">
      <style:text-properties officeooo:rsid="04b72348" officeooo:paragraph-rsid="04d5d2b8"/>
    </style:style>
    <style:style style:name="P1014" style:family="paragraph" style:parent-style-name="Text_20_body">
      <style:text-properties officeooo:rsid="04b72348" officeooo:paragraph-rsid="04b805f2"/>
    </style:style>
    <style:style style:name="P1015" style:family="paragraph" style:parent-style-name="Text_20_body">
      <style:text-properties officeooo:rsid="04b72348" officeooo:paragraph-rsid="04b77091"/>
    </style:style>
    <style:style style:name="P1016" style:family="paragraph" style:parent-style-name="Text_20_body">
      <style:text-properties officeooo:rsid="04b72348" officeooo:paragraph-rsid="04bb5373"/>
    </style:style>
    <style:style style:name="P1017" style:family="paragraph" style:parent-style-name="Text_20_body">
      <style:text-properties officeooo:rsid="04b72348" officeooo:paragraph-rsid="04befcc9"/>
    </style:style>
    <style:style style:name="P1018" style:family="paragraph" style:parent-style-name="Text_20_body">
      <style:text-properties officeooo:rsid="04b72348" officeooo:paragraph-rsid="04bf85af"/>
    </style:style>
    <style:style style:name="P1019" style:family="paragraph" style:parent-style-name="Text_20_body">
      <style:text-properties officeooo:rsid="04b72348" officeooo:paragraph-rsid="04d2ca41"/>
    </style:style>
    <style:style style:name="P1020" style:family="paragraph" style:parent-style-name="Text_20_body">
      <style:text-properties officeooo:rsid="04b72348" officeooo:paragraph-rsid="04d2ca72"/>
    </style:style>
    <style:style style:name="P1021" style:family="paragraph" style:parent-style-name="Text_20_body">
      <style:text-properties officeooo:rsid="04b72348" officeooo:paragraph-rsid="04d3941d"/>
    </style:style>
    <style:style style:name="P1022" style:family="paragraph" style:parent-style-name="Text_20_body">
      <style:text-properties officeooo:rsid="0493be83" officeooo:paragraph-rsid="049438c1"/>
    </style:style>
    <style:style style:name="P1023" style:family="paragraph" style:parent-style-name="Text_20_body">
      <style:text-properties officeooo:rsid="04b77091" officeooo:paragraph-rsid="04b805f2"/>
    </style:style>
    <style:style style:name="P1024" style:family="paragraph" style:parent-style-name="Text_20_body">
      <style:text-properties officeooo:rsid="04b77091" officeooo:paragraph-rsid="04b77091"/>
    </style:style>
    <style:style style:name="P1025" style:family="paragraph" style:parent-style-name="Text_20_body">
      <style:text-properties officeooo:rsid="04b77091" officeooo:paragraph-rsid="04bb5373"/>
    </style:style>
    <style:style style:name="P1026" style:family="paragraph" style:parent-style-name="Text_20_body">
      <style:text-properties officeooo:rsid="04b77091" officeooo:paragraph-rsid="04befcc9"/>
    </style:style>
    <style:style style:name="P1027" style:family="paragraph" style:parent-style-name="Text_20_body">
      <style:text-properties officeooo:rsid="04b77091" officeooo:paragraph-rsid="04bf85af"/>
    </style:style>
    <style:style style:name="P1028" style:family="paragraph" style:parent-style-name="Text_20_body">
      <style:text-properties officeooo:rsid="04b77091" officeooo:paragraph-rsid="04d2ca41"/>
    </style:style>
    <style:style style:name="P1029" style:family="paragraph" style:parent-style-name="Text_20_body">
      <style:text-properties officeooo:rsid="04b77091" officeooo:paragraph-rsid="04d2ca72"/>
    </style:style>
    <style:style style:name="P1030" style:family="paragraph" style:parent-style-name="Text_20_body">
      <style:text-properties officeooo:rsid="04b77091" officeooo:paragraph-rsid="04d3941d"/>
    </style:style>
    <style:style style:name="P1031" style:family="paragraph" style:parent-style-name="Text_20_body">
      <style:text-properties officeooo:rsid="04da1d9b" officeooo:paragraph-rsid="04da1d9b"/>
    </style:style>
    <style:style style:name="P1032" style:family="paragraph" style:parent-style-name="Text_20_body">
      <style:text-properties officeooo:paragraph-rsid="04e9b4a9"/>
    </style:style>
    <style:style style:name="P1033" style:family="paragraph" style:parent-style-name="Text_20_body">
      <style:text-properties officeooo:rsid="04eaa965" officeooo:paragraph-rsid="04eaa965"/>
    </style:style>
    <style:style style:name="P1034" style:family="paragraph" style:parent-style-name="Text_20_body">
      <style:text-properties officeooo:rsid="04ebcfcd" officeooo:paragraph-rsid="04ebcfcd"/>
    </style:style>
    <style:style style:name="P1035" style:family="paragraph" style:parent-style-name="Text_20_body">
      <style:text-properties officeooo:paragraph-rsid="04ef6215"/>
    </style:style>
    <style:style style:name="P1036" style:family="paragraph" style:parent-style-name="Text_20_body">
      <style:text-properties officeooo:rsid="04ef6215" officeooo:paragraph-rsid="04ef6215"/>
    </style:style>
    <style:style style:name="P1037" style:family="paragraph" style:parent-style-name="Text_20_body">
      <style:text-properties officeooo:paragraph-rsid="01f12684"/>
    </style:style>
    <style:style style:name="P1038" style:family="paragraph" style:parent-style-name="Text_20_body">
      <style:text-properties officeooo:rsid="04f6f313" officeooo:paragraph-rsid="04f6f313"/>
    </style:style>
    <style:style style:name="P1039" style:family="paragraph" style:parent-style-name="Text_20_body">
      <style:text-properties officeooo:rsid="04f8af10" officeooo:paragraph-rsid="04f8af10"/>
    </style:style>
    <style:style style:name="P1040" style:family="paragraph" style:parent-style-name="Text_20_body">
      <style:text-properties officeooo:paragraph-rsid="04f6f313"/>
    </style:style>
    <style:style style:name="P1041" style:family="paragraph" style:parent-style-name="Text_20_body">
      <style:text-properties officeooo:rsid="04fc35ae" officeooo:paragraph-rsid="04fc35ae"/>
    </style:style>
    <style:style style:name="P1042" style:family="paragraph" style:parent-style-name="Text_20_body">
      <style:text-properties officeooo:rsid="04fc35ae" officeooo:paragraph-rsid="04fdb793"/>
    </style:style>
    <style:style style:name="P1043" style:family="paragraph" style:parent-style-name="Text_20_body">
      <style:text-properties officeooo:rsid="04fdb793" officeooo:paragraph-rsid="04fdb793"/>
    </style:style>
    <style:style style:name="P1044" style:family="paragraph" style:parent-style-name="Text_20_body">
      <style:text-properties officeooo:paragraph-rsid="04fdb793"/>
    </style:style>
    <style:style style:name="P1045" style:family="paragraph" style:parent-style-name="Text_20_body">
      <style:text-properties officeooo:rsid="02035d1a" officeooo:paragraph-rsid="050493b5"/>
    </style:style>
    <style:style style:name="P1046" style:family="paragraph" style:parent-style-name="Text_20_body">
      <style:text-properties officeooo:rsid="02fd4391" officeooo:paragraph-rsid="0001ebe6"/>
    </style:style>
    <style:style style:name="P1047" style:family="paragraph" style:parent-style-name="Text_20_body">
      <style:text-properties officeooo:rsid="02fd4391" officeooo:paragraph-rsid="0508311f"/>
    </style:style>
    <style:style style:name="P1048" style:family="paragraph" style:parent-style-name="Standard">
      <style:paragraph-properties fo:text-align="center" style:justify-single-word="false" fo:break-before="page"/>
      <style:text-properties fo:font-size="18pt" fo:font-weight="bold" officeooo:rsid="0003fe88" officeooo:paragraph-rsid="0001ebe6" style:font-size-asian="15.75pt" style:font-weight-asian="bold" style:font-size-complex="18pt" style:font-weight-complex="bold"/>
    </style:style>
    <style:style style:name="P1049" style:family="paragraph" style:parent-style-name="Standard">
      <style:paragraph-properties fo:text-align="center" style:justify-single-word="false" fo:break-before="page"/>
      <style:text-properties fo:font-size="12pt" fo:font-weight="normal" officeooo:rsid="0005f874" officeooo:paragraph-rsid="0001ebe6" style:font-size-asian="10.5pt" style:font-weight-asian="normal" style:font-size-complex="12pt" style:font-weight-complex="normal"/>
    </style:style>
    <style:style style:name="P1050" style:family="paragraph" style:parent-style-name="Standard">
      <style:paragraph-properties fo:text-align="center" style:justify-single-word="false"/>
      <style:text-properties fo:font-size="28pt" officeooo:paragraph-rsid="0001ebe6" style:font-size-asian="24.5pt" style:font-size-complex="28pt"/>
    </style:style>
    <style:style style:name="P1051" style:family="paragraph" style:parent-style-name="Standard">
      <style:paragraph-properties fo:text-align="center" style:justify-single-word="false"/>
      <style:text-properties fo:font-size="28pt" fo:font-weight="bold" officeooo:rsid="0003fe88" officeooo:paragraph-rsid="0001ebe6" style:font-size-asian="24.5pt" style:font-weight-asian="bold" style:font-size-complex="28pt" style:font-weight-complex="bold"/>
    </style:style>
    <style:style style:name="P1052" style:family="paragraph" style:parent-style-name="Standard">
      <style:paragraph-properties fo:text-align="center" style:justify-single-word="false"/>
      <style:text-properties fo:font-size="12pt" fo:font-weight="bold" officeooo:rsid="0003fe88" officeooo:paragraph-rsid="0001ebe6" style:font-size-asian="10.5pt" style:font-weight-asian="bold" style:font-size-complex="12pt" style:font-weight-complex="bold"/>
    </style:style>
    <style:style style:name="P1053" style:family="paragraph" style:parent-style-name="Standard">
      <style:paragraph-properties fo:text-align="start" style:justify-single-word="false"/>
      <style:text-properties fo:font-size="12pt" fo:font-weight="normal" officeooo:rsid="0005f874" officeooo:paragraph-rsid="0001ebe6" style:font-size-asian="10.5pt" style:font-weight-asian="normal" style:font-size-complex="12pt" style:font-weight-complex="normal"/>
    </style:style>
    <style:style style:name="P1054" style:family="paragraph" style:parent-style-name="Standard">
      <style:paragraph-properties fo:text-align="center" style:justify-single-word="false"/>
      <style:text-properties fo:font-size="18pt" fo:font-weight="normal" officeooo:rsid="0003fe88" officeooo:paragraph-rsid="0001ebe6" style:font-size-asian="15.75pt" style:font-weight-asian="normal" style:font-size-complex="18pt" style:font-weight-complex="normal"/>
    </style:style>
    <style:style style:name="P1055" style:family="paragraph" style:parent-style-name="Standard">
      <style:paragraph-properties fo:text-align="start" style:justify-single-word="false"/>
      <style:text-properties fo:font-size="18pt" fo:font-weight="normal" officeooo:rsid="0003fe88" officeooo:paragraph-rsid="0001ebe6" style:font-size-asian="15.75pt" style:font-weight-asian="normal" style:font-size-complex="18pt" style:font-weight-complex="normal"/>
    </style:style>
    <style:style style:name="P1056" style:family="paragraph" style:parent-style-name="Standard">
      <style:text-properties style:use-window-font-color="true" style:font-name="Consolas" fo:font-size="9.5pt" officeooo:rsid="02093b18" officeooo:paragraph-rsid="0001ebe6" style:font-size-asian="9.5pt"/>
    </style:style>
    <style:style style:name="P1057" style:family="paragraph" style:parent-style-name="Standard">
      <style:text-properties style:use-window-font-color="true" style:font-name="Consolas" fo:font-size="9.5pt" officeooo:rsid="01f40478" officeooo:paragraph-rsid="0001ebe6" style:font-size-asian="9.5pt"/>
    </style:style>
    <style:style style:name="P1058" style:family="paragraph" style:parent-style-name="Standard">
      <style:text-properties style:use-window-font-color="true" style:font-name="Consolas" fo:font-size="9.5pt" officeooo:rsid="00844930" officeooo:paragraph-rsid="0001ebe6" style:font-size-asian="9.5pt"/>
    </style:style>
    <style:style style:name="P1059" style:family="paragraph" style:parent-style-name="Standard">
      <style:text-properties style:use-window-font-color="true" style:font-name="Consolas" fo:font-size="9.5pt" officeooo:paragraph-rsid="0001ebe6" style:font-size-asian="9.5pt"/>
    </style:style>
    <style:style style:name="P1060" style:family="paragraph" style:parent-style-name="Standard">
      <style:text-properties style:use-window-font-color="true" style:font-name="Consolas" fo:font-size="9.5pt" officeooo:paragraph-rsid="02f52730" style:font-size-asian="9.5pt"/>
    </style:style>
    <style:style style:name="P1061" style:family="paragraph" style:parent-style-name="Standard">
      <style:text-properties style:use-window-font-color="true" style:font-name="Consolas" fo:font-size="9.5pt" officeooo:paragraph-rsid="02f65567" style:font-size-asian="9.5pt"/>
    </style:style>
    <style:style style:name="P1062" style:family="paragraph" style:parent-style-name="Standard">
      <style:text-properties style:use-window-font-color="true" style:font-name="Consolas" fo:font-size="9.5pt" officeooo:rsid="02bacb72" officeooo:paragraph-rsid="02f6ee5c" style:font-size-asian="9.5pt"/>
    </style:style>
    <style:style style:name="P1063" style:family="paragraph" style:parent-style-name="Standard">
      <style:text-properties style:use-window-font-color="true" style:font-name="Consolas" fo:font-size="9.5pt" officeooo:paragraph-rsid="02f8cda1" style:font-size-asian="9.5pt"/>
    </style:style>
    <style:style style:name="P1064" style:family="paragraph" style:parent-style-name="Standard">
      <style:paragraph-properties fo:line-height="150%"/>
      <style:text-properties style:use-window-font-color="true" style:font-name="Consolas" fo:font-size="9.5pt" officeooo:paragraph-rsid="032d5e28" style:font-size-asian="9.5pt"/>
    </style:style>
    <style:style style:name="P1065" style:family="paragraph" style:parent-style-name="Standard">
      <style:text-properties style:use-window-font-color="true" style:font-name="Consolas" fo:font-size="9.5pt" officeooo:paragraph-rsid="042386bb" style:font-size-asian="9.5pt" style:font-size-complex="12pt"/>
    </style:style>
    <style:style style:name="P1066" style:family="paragraph" style:parent-style-name="Standard">
      <style:text-properties style:use-window-font-color="true" style:font-name="Consolas" fo:font-size="9.5pt" officeooo:rsid="032d5e28" officeooo:paragraph-rsid="032d5e28" style:font-size-asian="9.5pt"/>
    </style:style>
    <style:style style:name="P1067" style:family="paragraph" style:parent-style-name="Standard">
      <style:text-properties style:use-window-font-color="true" style:font-name="Consolas" fo:font-size="9.5pt" officeooo:paragraph-rsid="04e74508" style:font-size-asian="9.5pt"/>
    </style:style>
    <style:style style:name="P1068" style:family="paragraph" style:parent-style-name="Standard">
      <style:text-properties style:use-window-font-color="true" style:font-name="Consolas" fo:font-size="9.5pt" officeooo:paragraph-rsid="04fdb793" style:font-size-asian="9.5pt"/>
    </style:style>
    <style:style style:name="P1069" style:family="paragraph" style:parent-style-name="Standard">
      <style:text-properties style:use-window-font-color="true" style:font-name="Consolas" fo:font-size="9.5pt" officeooo:rsid="04f5b85a" officeooo:paragraph-rsid="04f5b85a" style:font-size-asian="9.5pt"/>
    </style:style>
    <style:style style:name="P1070" style:family="paragraph" style:parent-style-name="Standard">
      <style:text-properties style:use-window-font-color="true" style:font-name="Consolas" fo:font-size="9.5pt" officeooo:rsid="04f5b85a" officeooo:paragraph-rsid="04ff71a9" style:font-size-asian="9.5pt"/>
    </style:style>
    <style:style style:name="P1071" style:family="paragraph" style:parent-style-name="Standard">
      <style:text-properties style:use-window-font-color="true" style:font-name="Consolas" fo:font-size="9.5pt" fo:background-color="#ffffff" style:font-size-asian="9.5pt"/>
    </style:style>
    <style:style style:name="P1072" style:family="paragraph" style:parent-style-name="Standard">
      <style:text-properties style:use-window-font-color="true" style:font-name="Consolas" fo:font-size="9.5pt" officeooo:rsid="0037741a" officeooo:paragraph-rsid="0038dea2" fo:background-color="#ffffff" style:font-size-asian="9.5pt"/>
    </style:style>
    <style:style style:name="P1073" style:family="paragraph" style:parent-style-name="Standard">
      <style:paragraph-properties fo:line-height="150%"/>
      <style:text-properties style:use-window-font-color="true" style:font-name="Consolas" fo:font-size="9.5pt" officeooo:rsid="0037741a" officeooo:paragraph-rsid="0046e3a5" fo:background-color="#ffffff" style:font-size-asian="9.5pt"/>
    </style:style>
    <style:style style:name="P1074" style:family="paragraph" style:parent-style-name="Standard">
      <style:text-properties style:use-window-font-color="true" style:font-name="Consolas" fo:font-size="9.5pt" officeooo:rsid="0046e3a5" officeooo:paragraph-rsid="0046e3a5" fo:background-color="#ffffff" style:font-size-asian="9.5pt"/>
    </style:style>
    <style:style style:name="P1075" style:family="paragraph" style:parent-style-name="Standard">
      <style:text-properties style:use-window-font-color="true" style:font-name="Consolas" fo:font-size="9.5pt" officeooo:rsid="004dd6dd" officeooo:paragraph-rsid="004dd6dd" fo:background-color="#ffffff" style:font-size-asian="9.5pt"/>
    </style:style>
    <style:style style:name="P1076" style:family="paragraph" style:parent-style-name="Standard">
      <style:text-properties style:use-window-font-color="true" style:font-name="Consolas" fo:font-size="9.5pt" officeooo:paragraph-rsid="0046e3a5" fo:background-color="#ffffff" style:font-size-asian="9.5pt"/>
    </style:style>
    <style:style style:name="P1077" style:family="paragraph" style:parent-style-name="Standard">
      <style:paragraph-properties fo:line-height="150%"/>
      <style:text-properties style:use-window-font-color="true" style:font-name="Consolas" fo:font-size="9.5pt" fo:background-color="#ffffff" style:font-size-asian="9.5pt"/>
    </style:style>
    <style:style style:name="P1078" style:family="paragraph" style:parent-style-name="Standard">
      <style:paragraph-properties fo:line-height="150%"/>
      <style:text-properties style:use-window-font-color="true" style:font-name="Consolas" fo:font-size="9.5pt" officeooo:paragraph-rsid="0046e3a5" fo:background-color="#ffffff" style:font-size-asian="9.5pt"/>
    </style:style>
    <style:style style:name="P1079" style:family="paragraph" style:parent-style-name="Standard">
      <style:paragraph-properties fo:line-height="150%"/>
      <style:text-properties style:use-window-font-color="true" style:font-name="Consolas" fo:font-size="9.5pt" officeooo:paragraph-rsid="005dd2b2" fo:background-color="#ffffff" style:font-size-asian="9.5pt"/>
    </style:style>
    <style:style style:name="P1080" style:family="paragraph" style:parent-style-name="Standard">
      <style:paragraph-properties fo:line-height="150%"/>
      <style:text-properties style:use-window-font-color="true" style:font-name="Consolas" fo:font-size="9.5pt" officeooo:paragraph-rsid="008de974" fo:background-color="#ffffff" style:font-size-asian="9.5pt"/>
    </style:style>
    <style:style style:name="P1081" style:family="paragraph" style:parent-style-name="Standard">
      <style:paragraph-properties fo:line-height="150%"/>
      <style:text-properties style:use-window-font-color="true" style:font-name="Consolas" fo:font-size="9.5pt" officeooo:paragraph-rsid="00ad9de0" fo:background-color="#ffffff" style:font-size-asian="9.5pt"/>
    </style:style>
    <style:style style:name="P1082" style:family="paragraph" style:parent-style-name="Standard">
      <style:paragraph-properties fo:line-height="150%"/>
      <style:text-properties style:use-window-font-color="true" style:font-name="Consolas" fo:font-size="9.5pt" officeooo:paragraph-rsid="00ae1ec2" fo:background-color="#ffffff" style:font-size-asian="9.5pt"/>
    </style:style>
    <style:style style:name="P1083" style:family="paragraph" style:parent-style-name="Standard">
      <style:paragraph-properties fo:line-height="150%"/>
      <style:text-properties style:use-window-font-color="true" style:font-name="Consolas" fo:font-size="9.5pt" officeooo:paragraph-rsid="00d78e23" fo:background-color="#ffffff" style:font-size-asian="9.5pt"/>
    </style:style>
    <style:style style:name="P1084" style:family="paragraph" style:parent-style-name="Standard">
      <style:paragraph-properties fo:line-height="150%"/>
      <style:text-properties style:use-window-font-color="true" style:font-name="Consolas" fo:font-size="9.5pt" officeooo:paragraph-rsid="00f23940" fo:background-color="#ffffff" style:font-size-asian="9.5pt"/>
    </style:style>
    <style:style style:name="P1085" style:family="paragraph" style:parent-style-name="Standard">
      <style:paragraph-properties fo:line-height="150%"/>
      <style:text-properties style:use-window-font-color="true" style:font-name="Consolas" fo:font-size="9.5pt" officeooo:paragraph-rsid="00e177e6" fo:background-color="#ffffff" style:font-size-asian="9.5pt"/>
    </style:style>
    <style:style style:name="P1086" style:family="paragraph" style:parent-style-name="Standard">
      <style:paragraph-properties fo:line-height="150%"/>
      <style:text-properties style:use-window-font-color="true" style:font-name="Consolas" fo:font-size="9.5pt" officeooo:paragraph-rsid="013bfdd4" fo:background-color="#ffffff" style:font-size-asian="9.5pt"/>
    </style:style>
    <style:style style:name="P1087" style:family="paragraph" style:parent-style-name="Standard">
      <style:paragraph-properties fo:line-height="150%"/>
      <style:text-properties style:use-window-font-color="true" style:font-name="Consolas" fo:font-size="9.5pt" officeooo:paragraph-rsid="02226184" fo:background-color="#ffffff" style:font-size-asian="9.5pt"/>
    </style:style>
    <style:style style:name="P1088" style:family="paragraph" style:parent-style-name="Standard">
      <style:paragraph-properties fo:line-height="150%"/>
      <style:text-properties style:use-window-font-color="true" style:font-name="Consolas" fo:font-size="9.5pt" officeooo:paragraph-rsid="0231b568" fo:background-color="#ffffff" style:font-size-asian="9.5pt"/>
    </style:style>
    <style:style style:name="P1089" style:family="paragraph" style:parent-style-name="Standard">
      <style:paragraph-properties fo:line-height="150%"/>
      <style:text-properties style:use-window-font-color="true" style:font-name="Consolas" fo:font-size="9.5pt" officeooo:paragraph-rsid="04d04a77" fo:background-color="#ffffff" style:font-size-asian="9.5pt"/>
    </style:style>
    <style:style style:name="P1090" style:family="paragraph" style:parent-style-name="Standard">
      <style:paragraph-properties fo:line-height="150%"/>
      <style:text-properties style:use-window-font-color="true" style:font-name="Consolas" fo:font-size="9.5pt" officeooo:paragraph-rsid="04d07cd5" fo:background-color="#ffffff" style:font-size-asian="9.5pt"/>
    </style:style>
    <style:style style:name="P1091" style:family="paragraph" style:parent-style-name="Standard">
      <style:paragraph-properties fo:line-height="150%"/>
      <style:text-properties style:use-window-font-color="true" style:font-name="Consolas" fo:font-size="9.5pt" officeooo:paragraph-rsid="04d2ca72" fo:background-color="#ffffff" style:font-size-asian="9.5pt"/>
    </style:style>
    <style:style style:name="P1092" style:family="paragraph" style:parent-style-name="Standard">
      <style:paragraph-properties fo:line-height="150%"/>
      <style:text-properties style:use-window-font-color="true" style:font-name="Consolas" fo:font-size="9.5pt" officeooo:paragraph-rsid="04d3941d" fo:background-color="#ffffff" style:font-size-asian="9.5pt"/>
    </style:style>
    <style:style style:name="P1093" style:family="paragraph" style:parent-style-name="Standard">
      <style:text-properties style:use-window-font-color="true" style:font-name="Consolas" fo:font-size="9.5pt" officeooo:paragraph-rsid="004dd6dd" fo:background-color="#ffffff" style:font-size-asian="9.5pt"/>
    </style:style>
    <style:style style:name="P1094" style:family="paragraph" style:parent-style-name="Standard">
      <style:text-properties style:use-window-font-color="true" style:font-name="Consolas" fo:font-size="9.5pt" officeooo:rsid="005c392e" officeooo:paragraph-rsid="005c392e" fo:background-color="#ffffff" style:font-size-asian="9.5pt"/>
    </style:style>
    <style:style style:name="P1095" style:family="paragraph" style:parent-style-name="Standard">
      <style:text-properties style:use-window-font-color="true" style:font-name="Consolas" fo:font-size="9.5pt" officeooo:rsid="005dd2b2" officeooo:paragraph-rsid="005dd2b2" fo:background-color="#ffffff" style:font-size-asian="9.5pt"/>
    </style:style>
    <style:style style:name="P1096" style:family="paragraph" style:parent-style-name="Standard">
      <style:text-properties style:use-window-font-color="true" style:font-name="Consolas" fo:font-size="9.5pt" officeooo:rsid="008de974" officeooo:paragraph-rsid="008de974" fo:background-color="#ffffff" style:font-size-asian="9.5pt"/>
    </style:style>
    <style:style style:name="P1097" style:family="paragraph" style:parent-style-name="Standard">
      <style:text-properties style:use-window-font-color="true" style:font-name="Consolas" fo:font-size="9.5pt" officeooo:rsid="009cfba8" officeooo:paragraph-rsid="009cfba8" fo:background-color="#ffffff" style:font-size-asian="9.5pt" style:font-size-complex="12pt"/>
    </style:style>
    <style:style style:name="P1098" style:family="paragraph" style:parent-style-name="Standard">
      <style:text-properties style:use-window-font-color="true" style:font-name="Consolas" fo:font-size="9.5pt" officeooo:rsid="00ad9de0" officeooo:paragraph-rsid="00ad9de0" fo:background-color="#ffffff" style:font-size-asian="9.5pt" style:font-size-complex="12pt"/>
    </style:style>
    <style:style style:name="P1099" style:family="paragraph" style:parent-style-name="Standard">
      <style:text-properties style:use-window-font-color="true" style:font-name="Consolas" fo:font-size="9.5pt" officeooo:rsid="00ae1ec2" officeooo:paragraph-rsid="00ae1ec2" fo:background-color="#ffffff" style:font-size-asian="9.5pt" style:font-size-complex="12pt"/>
    </style:style>
    <style:style style:name="P1100" style:family="paragraph" style:parent-style-name="Standard">
      <style:text-properties style:use-window-font-color="true" style:font-name="Consolas" fo:font-size="9.5pt" officeooo:rsid="00b4205d" officeooo:paragraph-rsid="00b4205d" fo:background-color="#ffffff" style:font-size-asian="9.5pt" style:font-size-complex="12pt"/>
    </style:style>
    <style:style style:name="P1101" style:family="paragraph" style:parent-style-name="Standard">
      <style:text-properties style:use-window-font-color="true" style:font-name="Consolas" fo:font-size="9.5pt" officeooo:rsid="00bab723" officeooo:paragraph-rsid="00bab723" fo:background-color="#ffffff" style:font-size-asian="9.5pt" style:font-size-complex="12pt"/>
    </style:style>
    <style:style style:name="P1102" style:family="paragraph" style:parent-style-name="Standard">
      <style:paragraph-properties fo:line-height="150%"/>
      <style:text-properties style:use-window-font-color="true" style:font-name="Consolas" fo:font-size="9.5pt" officeooo:rsid="009f75f1" officeooo:paragraph-rsid="008de974" fo:background-color="#ffffff" style:font-size-asian="9.5pt" style:font-size-complex="12pt"/>
    </style:style>
    <style:style style:name="P1103" style:family="paragraph" style:parent-style-name="Standard">
      <style:paragraph-properties fo:line-height="150%"/>
      <style:text-properties style:use-window-font-color="true" style:font-name="Consolas" fo:font-size="9.5pt" officeooo:rsid="009f75f1" officeooo:paragraph-rsid="00ad9de0" fo:background-color="#ffffff" style:font-size-asian="9.5pt" style:font-size-complex="12pt"/>
    </style:style>
    <style:style style:name="P1104" style:family="paragraph" style:parent-style-name="Standard">
      <style:paragraph-properties fo:line-height="150%"/>
      <style:text-properties style:use-window-font-color="true" style:font-name="Consolas" fo:font-size="9.5pt" officeooo:rsid="009f75f1" officeooo:paragraph-rsid="00ae1ec2" fo:background-color="#ffffff" style:font-size-asian="9.5pt" style:font-size-complex="12pt"/>
    </style:style>
    <style:style style:name="P1105" style:family="paragraph" style:parent-style-name="Standard">
      <style:paragraph-properties fo:line-height="150%"/>
      <style:text-properties style:use-window-font-color="true" style:font-name="Consolas" fo:font-size="9.5pt" officeooo:rsid="009f75f1" officeooo:paragraph-rsid="00c8c1d8" fo:background-color="#ffffff" style:font-size-asian="9.5pt" style:font-size-complex="12pt"/>
    </style:style>
    <style:style style:name="P1106" style:family="paragraph" style:parent-style-name="Standard">
      <style:paragraph-properties fo:line-height="150%"/>
      <style:text-properties style:use-window-font-color="true" style:font-name="Consolas" fo:font-size="9.5pt" officeooo:rsid="009f75f1" officeooo:paragraph-rsid="00f23940" fo:background-color="#ffffff" style:font-size-asian="9.5pt" style:font-size-complex="12pt"/>
    </style:style>
    <style:style style:name="P1107" style:family="paragraph" style:parent-style-name="Standard">
      <style:text-properties style:use-window-font-color="true" style:font-name="Consolas" fo:font-size="9.5pt" officeooo:rsid="009f75f1" officeooo:paragraph-rsid="009c035a" fo:background-color="#ffffff" style:font-size-asian="9.5pt" style:font-size-complex="12pt"/>
    </style:style>
    <style:style style:name="P1108" style:family="paragraph" style:parent-style-name="Standard">
      <style:text-properties style:use-window-font-color="true" style:font-name="Consolas" fo:font-size="9.5pt" officeooo:rsid="009f75f1" officeooo:paragraph-rsid="00a1c73b" fo:background-color="#ffffff" style:font-size-asian="9.5pt" style:font-size-complex="12pt"/>
    </style:style>
    <style:style style:name="P1109" style:family="paragraph" style:parent-style-name="Standard">
      <style:text-properties style:use-window-font-color="true" style:font-name="Consolas" fo:font-size="9.5pt" officeooo:rsid="009f75f1" officeooo:paragraph-rsid="008de974" fo:background-color="#ffffff" style:font-size-asian="9.5pt" style:font-size-complex="12pt"/>
    </style:style>
    <style:style style:name="P1110" style:family="paragraph" style:parent-style-name="Standard">
      <style:text-properties style:use-window-font-color="true" style:font-name="Consolas" fo:font-size="9.5pt" officeooo:rsid="009f75f1" officeooo:paragraph-rsid="00d21d80" fo:background-color="#ffffff" style:font-size-asian="9.5pt" style:font-size-complex="12pt"/>
    </style:style>
    <style:style style:name="P1111" style:family="paragraph" style:parent-style-name="Standard">
      <style:text-properties style:use-window-font-color="true" style:font-name="Consolas" fo:font-size="9.5pt" officeooo:rsid="009f75f1" officeooo:paragraph-rsid="00e0ec70" fo:background-color="#ffffff" style:font-size-asian="9.5pt" style:font-size-complex="12pt"/>
    </style:style>
    <style:style style:name="P1112" style:family="paragraph" style:parent-style-name="Standard">
      <style:text-properties style:use-window-font-color="true" style:font-name="Consolas" fo:font-size="9.5pt" officeooo:rsid="009f75f1" officeooo:paragraph-rsid="0422db15" fo:background-color="#ffffff" style:font-size-asian="9.5pt" style:font-size-complex="12pt"/>
    </style:style>
    <style:style style:name="P1113" style:family="paragraph" style:parent-style-name="Standard">
      <style:text-properties style:use-window-font-color="true" style:font-name="Consolas" fo:font-size="9.5pt" officeooo:rsid="00c8c1d8" officeooo:paragraph-rsid="00c8c1d8" fo:background-color="#ffffff" style:font-size-asian="9.5pt" style:font-size-complex="12pt"/>
    </style:style>
    <style:style style:name="P1114" style:family="paragraph" style:parent-style-name="Standard">
      <style:text-properties style:use-window-font-color="true" style:font-name="Consolas" fo:font-size="9.5pt" officeooo:rsid="00d21d80" officeooo:paragraph-rsid="00d21d80" fo:background-color="#ffffff" style:font-size-asian="9.5pt" style:font-size-complex="12pt"/>
    </style:style>
    <style:style style:name="P1115" style:family="paragraph" style:parent-style-name="Standard">
      <style:text-properties style:use-window-font-color="true" style:font-name="Consolas" fo:font-size="9.5pt" officeooo:rsid="00d21d80" officeooo:paragraph-rsid="00e0ec70" fo:background-color="#ffffff" style:font-size-asian="9.5pt" style:font-size-complex="12pt"/>
    </style:style>
    <style:style style:name="P1116" style:family="paragraph" style:parent-style-name="Standard">
      <style:text-properties style:use-window-font-color="true" style:font-name="Consolas" fo:font-size="9.5pt" officeooo:rsid="02f8cda1" officeooo:paragraph-rsid="02f8cda1" fo:background-color="#ffffff" style:font-size-asian="9.5pt" style:font-size-complex="12pt"/>
    </style:style>
    <style:style style:name="P1117" style:family="paragraph" style:parent-style-name="Standard">
      <style:text-properties style:use-window-font-color="true" style:font-name="Consolas" fo:font-size="9.5pt" officeooo:rsid="0300c661" officeooo:paragraph-rsid="0300c661" fo:background-color="#ffffff" style:font-size-asian="9.5pt" style:font-size-complex="12pt"/>
    </style:style>
    <style:style style:name="P1118" style:family="paragraph" style:parent-style-name="Standard">
      <style:text-properties style:use-window-font-color="true" style:font-name="Consolas" fo:font-size="9.5pt" officeooo:rsid="009cfba8" officeooo:paragraph-rsid="009cfba8" fo:background-color="#ffffff" style:font-size-asian="9.5pt"/>
    </style:style>
    <style:style style:name="P1119" style:family="paragraph" style:parent-style-name="Standard">
      <style:text-properties style:use-window-font-color="true" style:font-name="Consolas" fo:font-size="9.5pt" officeooo:rsid="00ad9de0" officeooo:paragraph-rsid="00ad9de0" fo:background-color="#ffffff" style:font-size-asian="9.5pt"/>
    </style:style>
    <style:style style:name="P1120" style:family="paragraph" style:parent-style-name="Standard">
      <style:text-properties style:use-window-font-color="true" style:font-name="Consolas" fo:font-size="9.5pt" officeooo:rsid="00ae1ec2" officeooo:paragraph-rsid="00ae1ec2" fo:background-color="#ffffff" style:font-size-asian="9.5pt"/>
    </style:style>
    <style:style style:name="P1121" style:family="paragraph" style:parent-style-name="Standard">
      <style:text-properties style:use-window-font-color="true" style:font-name="Consolas" fo:font-size="9.5pt" officeooo:rsid="00b4205d" officeooo:paragraph-rsid="00b4205d" fo:background-color="#ffffff" style:font-size-asian="9.5pt"/>
    </style:style>
    <style:style style:name="P1122" style:family="paragraph" style:parent-style-name="Standard">
      <style:text-properties style:use-window-font-color="true" style:font-name="Consolas" fo:font-size="9.5pt" officeooo:rsid="00bab723" officeooo:paragraph-rsid="00bab723" fo:background-color="#ffffff" style:font-size-asian="9.5pt"/>
    </style:style>
    <style:style style:name="P1123" style:family="paragraph" style:parent-style-name="Standard">
      <style:text-properties style:use-window-font-color="true" style:font-name="Consolas" fo:font-size="9.5pt" officeooo:paragraph-rsid="005c392e" fo:background-color="#ffffff" style:font-size-asian="9.5pt"/>
    </style:style>
    <style:style style:name="P1124" style:family="paragraph" style:parent-style-name="Standard">
      <style:text-properties style:use-window-font-color="true" style:font-name="Consolas" fo:font-size="9.5pt" officeooo:paragraph-rsid="005dd2b2" fo:background-color="#ffffff" style:font-size-asian="9.5pt"/>
    </style:style>
    <style:style style:name="P1125" style:family="paragraph" style:parent-style-name="Standard">
      <style:text-properties style:use-window-font-color="true" style:font-name="Consolas" fo:font-size="9.5pt" officeooo:paragraph-rsid="005b1b72" fo:background-color="#ffffff" style:font-size-asian="9.5pt"/>
    </style:style>
    <style:style style:name="P1126" style:family="paragraph" style:parent-style-name="Standard">
      <style:text-properties style:use-window-font-color="true" style:font-name="Consolas" fo:font-size="9.5pt" officeooo:paragraph-rsid="008de974" fo:background-color="#ffffff" style:font-size-asian="9.5pt"/>
    </style:style>
    <style:style style:name="P1127" style:family="paragraph" style:parent-style-name="Standard">
      <style:text-properties style:use-window-font-color="true" style:font-name="Consolas" fo:font-size="9.5pt" officeooo:paragraph-rsid="009cfba8" fo:background-color="#ffffff" style:font-size-asian="9.5pt"/>
    </style:style>
    <style:style style:name="P1128" style:family="paragraph" style:parent-style-name="Standard">
      <style:text-properties style:use-window-font-color="true" style:font-name="Consolas" fo:font-size="9.5pt" officeooo:paragraph-rsid="00ad9de0" fo:background-color="#ffffff" style:font-size-asian="9.5pt"/>
    </style:style>
    <style:style style:name="P1129" style:family="paragraph" style:parent-style-name="Standard">
      <style:text-properties style:use-window-font-color="true" style:font-name="Consolas" fo:font-size="9.5pt" officeooo:rsid="00c8c1d8" officeooo:paragraph-rsid="00c8c1d8" fo:background-color="#ffffff" style:font-size-asian="9.5pt"/>
    </style:style>
    <style:style style:name="P1130" style:family="paragraph" style:parent-style-name="Standard">
      <style:text-properties style:use-window-font-color="true" style:font-name="Consolas" fo:font-size="9.5pt" officeooo:rsid="00d21d80" officeooo:paragraph-rsid="00d21d80" fo:background-color="#ffffff" style:font-size-asian="9.5pt"/>
    </style:style>
    <style:style style:name="P1131" style:family="paragraph" style:parent-style-name="Standard">
      <style:text-properties style:use-window-font-color="true" style:font-name="Consolas" fo:font-size="9.5pt" officeooo:rsid="00d21d80" officeooo:paragraph-rsid="00e0ec70" fo:background-color="#ffffff" style:font-size-asian="9.5pt"/>
    </style:style>
    <style:style style:name="P1132" style:family="paragraph" style:parent-style-name="Standard">
      <style:text-properties style:use-window-font-color="true" style:font-name="Consolas" fo:font-size="9.5pt" officeooo:rsid="00dea1e4" officeooo:paragraph-rsid="00dea1e4" fo:background-color="#ffffff" style:font-size-asian="9.5pt"/>
    </style:style>
    <style:style style:name="P1133" style:family="paragraph" style:parent-style-name="Standard">
      <style:text-properties style:use-window-font-color="true" style:font-name="Consolas" fo:font-size="9.5pt" officeooo:rsid="00dea1e4" officeooo:paragraph-rsid="00ee50d2" fo:background-color="#ffffff" style:font-size-asian="9.5pt"/>
    </style:style>
    <style:style style:name="P1134" style:family="paragraph" style:parent-style-name="Standard">
      <style:text-properties style:use-window-font-color="true" style:font-name="Consolas" fo:font-size="9.5pt" officeooo:paragraph-rsid="00d21d80" fo:background-color="#ffffff" style:font-size-asian="9.5pt"/>
    </style:style>
    <style:style style:name="P1135" style:family="paragraph" style:parent-style-name="Standard">
      <style:text-properties style:use-window-font-color="true" style:font-name="Consolas" fo:font-size="9.5pt" officeooo:rsid="00d78e23" officeooo:paragraph-rsid="00d78e23" fo:background-color="#ffffff" style:font-size-asian="9.5pt"/>
    </style:style>
    <style:style style:name="P1136" style:family="paragraph" style:parent-style-name="Standard">
      <style:paragraph-properties fo:line-height="100%"/>
      <style:text-properties style:use-window-font-color="true" style:font-name="Consolas" fo:font-size="9.5pt" officeooo:rsid="00d78e23" officeooo:paragraph-rsid="00ddf54a" fo:background-color="#ffffff" style:font-size-asian="9.5pt"/>
    </style:style>
    <style:style style:name="P1137" style:family="paragraph" style:parent-style-name="Standard">
      <style:paragraph-properties fo:line-height="100%"/>
      <style:text-properties style:use-window-font-color="true" style:font-name="Consolas" fo:font-size="9.5pt" officeooo:rsid="00d78e23" officeooo:paragraph-rsid="00efd073" fo:background-color="#ffffff" style:font-size-asian="9.5pt"/>
    </style:style>
    <style:style style:name="P1138" style:family="paragraph" style:parent-style-name="Standard">
      <style:text-properties style:use-window-font-color="true" style:font-name="Consolas" fo:font-size="9.5pt" officeooo:rsid="00db0c82" officeooo:paragraph-rsid="00db0c82" fo:background-color="#ffffff" style:font-size-asian="9.5pt"/>
    </style:style>
    <style:style style:name="P1139" style:family="paragraph" style:parent-style-name="Standard">
      <style:text-properties style:use-window-font-color="true" style:font-name="Consolas" fo:font-size="9.5pt" officeooo:rsid="00db0c82" officeooo:paragraph-rsid="00ee50d2" fo:background-color="#ffffff" style:font-size-asian="9.5pt"/>
    </style:style>
    <style:style style:name="P1140" style:family="paragraph" style:parent-style-name="Standard">
      <style:text-properties style:use-window-font-color="true" style:font-name="Consolas" fo:font-size="9.5pt" officeooo:paragraph-rsid="00e0ec70" fo:background-color="#ffffff" style:font-size-asian="9.5pt"/>
    </style:style>
    <style:style style:name="P1141" style:family="paragraph" style:parent-style-name="Standard">
      <style:text-properties style:use-window-font-color="true" style:font-name="Consolas" fo:font-size="9.5pt" officeooo:paragraph-rsid="00d78e23" fo:background-color="#ffffff" style:font-size-asian="9.5pt"/>
    </style:style>
    <style:style style:name="P1142" style:family="paragraph" style:parent-style-name="Standard">
      <style:text-properties style:use-window-font-color="true" style:font-name="Consolas" fo:font-size="9.5pt" officeooo:rsid="00e177e6" officeooo:paragraph-rsid="00e177e6" fo:background-color="#ffffff" style:font-size-asian="9.5pt"/>
    </style:style>
    <style:style style:name="P1143" style:family="paragraph" style:parent-style-name="Standard">
      <style:text-properties style:use-window-font-color="true" style:font-name="Consolas" fo:font-size="9.5pt" officeooo:rsid="00e92f73" officeooo:paragraph-rsid="00e92f73" fo:background-color="#ffffff" style:font-size-asian="9.5pt"/>
    </style:style>
    <style:style style:name="P1144" style:family="paragraph" style:parent-style-name="Standard">
      <style:text-properties style:use-window-font-color="true" style:font-name="Consolas" fo:font-size="9.5pt" officeooo:paragraph-rsid="00ee50d2" fo:background-color="#ffffff" style:font-size-asian="9.5pt"/>
    </style:style>
    <style:style style:name="P1145" style:family="paragraph" style:parent-style-name="Standard">
      <style:text-properties style:use-window-font-color="true" style:font-name="Consolas" fo:font-size="9.5pt" officeooo:paragraph-rsid="00e177e6" fo:background-color="#ffffff" style:font-size-asian="9.5pt"/>
    </style:style>
    <style:style style:name="P1146" style:family="paragraph" style:parent-style-name="Standard">
      <style:text-properties style:use-window-font-color="true" style:font-name="Consolas" fo:font-size="9.5pt" officeooo:paragraph-rsid="00e2e131" fo:background-color="#ffffff" style:font-size-asian="9.5pt"/>
    </style:style>
    <style:style style:name="P1147" style:family="paragraph" style:parent-style-name="Standard">
      <style:text-properties style:use-window-font-color="true" style:font-name="Consolas" fo:font-size="9.5pt" officeooo:paragraph-rsid="00e92f73" fo:background-color="#ffffff" style:font-size-asian="9.5pt"/>
    </style:style>
    <style:style style:name="P1148" style:family="paragraph" style:parent-style-name="Standard">
      <style:text-properties style:use-window-font-color="true" style:font-name="Consolas" fo:font-size="9.5pt" officeooo:paragraph-rsid="0001ebe6" fo:background-color="#ffffff" style:font-size-asian="9.5pt"/>
    </style:style>
    <style:style style:name="P1149" style:family="paragraph" style:parent-style-name="Standard">
      <style:text-properties style:use-window-font-color="true" style:font-name="Consolas" fo:font-size="9.5pt" officeooo:rsid="01140c68" officeooo:paragraph-rsid="01140c68" fo:background-color="#ffffff" style:font-size-asian="9.5pt"/>
    </style:style>
    <style:style style:name="P1150" style:family="paragraph" style:parent-style-name="Standard">
      <style:text-properties style:use-window-font-color="true" style:font-name="Consolas" fo:font-size="9.5pt" officeooo:rsid="01140c68" officeooo:paragraph-rsid="01157368" fo:background-color="#ffffff" style:font-size-asian="9.5pt"/>
    </style:style>
    <style:style style:name="P1151" style:family="paragraph" style:parent-style-name="Standard">
      <style:text-properties style:use-window-font-color="true" style:font-name="Consolas" fo:font-size="9.5pt" officeooo:rsid="01140c68" officeooo:paragraph-rsid="0116986c" fo:background-color="#ffffff" style:font-size-asian="9.5pt"/>
    </style:style>
    <style:style style:name="P1152" style:family="paragraph" style:parent-style-name="Standard">
      <style:text-properties style:use-window-font-color="true" style:font-name="Consolas" fo:font-size="9.5pt" officeooo:rsid="01140c68" officeooo:paragraph-rsid="041b1cef" fo:background-color="#ffffff" style:font-size-asian="9.5pt"/>
    </style:style>
    <style:style style:name="P1153" style:family="paragraph" style:parent-style-name="Standard">
      <style:paragraph-properties fo:line-height="150%"/>
      <style:text-properties style:use-window-font-color="true" style:font-name="Consolas" fo:font-size="9.5pt" officeooo:rsid="01140c68" officeooo:paragraph-rsid="041b1cef" fo:background-color="#ffffff" style:font-size-asian="9.5pt"/>
    </style:style>
    <style:style style:name="P1154" style:family="paragraph" style:parent-style-name="Standard">
      <style:text-properties style:use-window-font-color="true" style:font-name="Consolas" fo:font-size="9.5pt" officeooo:rsid="01140c68" officeooo:paragraph-rsid="04d04a77" fo:background-color="#ffffff" style:font-size-asian="9.5pt"/>
    </style:style>
    <style:style style:name="P1155" style:family="paragraph" style:parent-style-name="Standard">
      <style:text-properties style:use-window-font-color="true" style:font-name="Consolas" fo:font-size="9.5pt" officeooo:rsid="01156277" officeooo:paragraph-rsid="01156277" fo:background-color="#ffffff" style:font-size-asian="9.5pt"/>
    </style:style>
    <style:style style:name="P1156" style:family="paragraph" style:parent-style-name="Standard">
      <style:text-properties style:use-window-font-color="true" style:font-name="Consolas" fo:font-size="9.5pt" officeooo:rsid="01156277" officeooo:paragraph-rsid="013bfdd4" fo:background-color="#ffffff" style:font-size-asian="9.5pt"/>
    </style:style>
    <style:style style:name="P1157" style:family="paragraph" style:parent-style-name="Standard">
      <style:text-properties style:use-window-font-color="true" style:font-name="Consolas" fo:font-size="9.5pt" officeooo:rsid="01156277" officeooo:paragraph-rsid="012d7e18" fo:background-color="#ffffff" style:font-size-asian="9.5pt"/>
    </style:style>
    <style:style style:name="P1158" style:family="paragraph" style:parent-style-name="Standard">
      <style:text-properties style:use-window-font-color="true" style:font-name="Consolas" fo:font-size="9.5pt" officeooo:rsid="01157368" officeooo:paragraph-rsid="01157368" fo:background-color="#ffffff" style:font-size-asian="9.5pt"/>
    </style:style>
    <style:style style:name="P1159" style:family="paragraph" style:parent-style-name="Standard">
      <style:text-properties style:use-window-font-color="true" style:font-name="Consolas" fo:font-size="9.5pt" officeooo:paragraph-rsid="01157368" fo:background-color="#ffffff" style:font-size-asian="9.5pt"/>
    </style:style>
    <style:style style:name="P1160" style:family="paragraph" style:parent-style-name="Standard">
      <style:text-properties style:use-window-font-color="true" style:font-name="Consolas" fo:font-size="9.5pt" officeooo:rsid="0116986c" officeooo:paragraph-rsid="0116986c" fo:background-color="#ffffff" style:font-size-asian="9.5pt"/>
    </style:style>
    <style:style style:name="P1161" style:family="paragraph" style:parent-style-name="Standard">
      <style:text-properties style:use-window-font-color="true" style:font-name="Consolas" fo:font-size="9.5pt" officeooo:paragraph-rsid="012d7e18" fo:background-color="#ffffff" style:font-size-asian="9.5pt"/>
    </style:style>
    <style:style style:name="P1162" style:family="paragraph" style:parent-style-name="Standard">
      <style:text-properties style:use-window-font-color="true" style:font-name="Consolas" fo:font-size="9.5pt" officeooo:paragraph-rsid="013bfdd4" fo:background-color="#ffffff" style:font-size-asian="9.5pt"/>
    </style:style>
    <style:style style:name="P1163" style:family="paragraph" style:parent-style-name="Standard">
      <style:text-properties style:use-window-font-color="true" style:font-name="Consolas" fo:font-size="9.5pt" officeooo:paragraph-rsid="013a73e5" fo:background-color="#ffffff" style:font-size-asian="9.5pt"/>
    </style:style>
    <style:style style:name="P1164" style:family="paragraph" style:parent-style-name="Standard">
      <style:text-properties style:use-window-font-color="true" style:font-name="Consolas" fo:font-size="9.5pt" officeooo:paragraph-rsid="01156277" fo:background-color="#ffffff" style:font-size-asian="9.5pt"/>
    </style:style>
    <style:style style:name="P1165" style:family="paragraph" style:parent-style-name="Standard">
      <style:text-properties style:use-window-font-color="true" style:font-name="Consolas" fo:font-size="9.5pt" officeooo:paragraph-rsid="0215f34a" fo:background-color="#ffffff" style:font-size-asian="9.5pt"/>
    </style:style>
    <style:style style:name="P1166" style:family="paragraph" style:parent-style-name="Standard">
      <style:text-properties style:use-window-font-color="true" style:font-name="Consolas" fo:font-size="9.5pt" officeooo:paragraph-rsid="02226184" fo:background-color="#ffffff" style:font-size-asian="9.5pt"/>
    </style:style>
    <style:style style:name="P1167" style:family="paragraph" style:parent-style-name="Standard">
      <style:text-properties style:use-window-font-color="true" style:font-name="Consolas" fo:font-size="9.5pt" officeooo:paragraph-rsid="0231b568" fo:background-color="#ffffff" style:font-size-asian="9.5pt"/>
    </style:style>
    <style:style style:name="P1168" style:family="paragraph" style:parent-style-name="Standard">
      <style:text-properties style:use-window-font-color="true" style:font-name="Consolas" fo:font-size="9.5pt" officeooo:rsid="022e74d1" officeooo:paragraph-rsid="022e74d1" fo:background-color="#ffffff" style:font-size-asian="9.5pt"/>
    </style:style>
    <style:style style:name="P1169" style:family="paragraph" style:parent-style-name="Standard">
      <style:text-properties style:use-window-font-color="true" style:font-name="Consolas" fo:font-size="9.5pt" officeooo:rsid="0231b568" officeooo:paragraph-rsid="0231b568" fo:background-color="#ffffff" style:font-size-asian="9.5pt"/>
    </style:style>
    <style:style style:name="P1170" style:family="paragraph" style:parent-style-name="Standard">
      <style:text-properties style:use-window-font-color="true" style:font-name="Consolas" fo:font-size="9.5pt" officeooo:rsid="02fd07d6" officeooo:paragraph-rsid="02fd07d6" fo:background-color="#ffffff" style:font-size-asian="9.5pt"/>
    </style:style>
    <style:style style:name="P1171" style:family="paragraph" style:parent-style-name="Standard">
      <style:text-properties style:use-window-font-color="true" style:font-name="Consolas" fo:font-size="9.5pt" officeooo:rsid="03a77504" officeooo:paragraph-rsid="03a77504" fo:background-color="#ffffff" style:font-size-asian="9.5pt"/>
    </style:style>
    <style:style style:name="P1172" style:family="paragraph" style:parent-style-name="Standard">
      <style:text-properties style:use-window-font-color="true" style:font-name="Consolas" fo:font-size="9.5pt" officeooo:rsid="005f1089" officeooo:paragraph-rsid="0001ebe6" fo:background-color="#ffffff" style:font-size-asian="9.5pt"/>
    </style:style>
    <style:style style:name="P1173" style:family="paragraph" style:parent-style-name="Standard">
      <style:text-properties style:use-window-font-color="true" style:font-name="Consolas" fo:font-size="9.5pt" officeooo:rsid="041b1cef" officeooo:paragraph-rsid="041b1cef" fo:background-color="#ffffff" style:font-size-asian="9.5pt"/>
    </style:style>
    <style:style style:name="P1174" style:family="paragraph" style:parent-style-name="Standard">
      <style:text-properties style:use-window-font-color="true" style:font-name="Consolas" fo:font-size="9.5pt" officeooo:rsid="01f40478" officeooo:paragraph-rsid="041eda9e" fo:background-color="#ffffff" style:font-size-asian="9.5pt"/>
    </style:style>
    <style:style style:name="P1175" style:family="paragraph" style:parent-style-name="Standard">
      <style:paragraph-properties fo:line-height="100%"/>
      <style:text-properties style:use-window-font-color="true" style:font-name="Consolas" fo:font-size="9.5pt" officeooo:paragraph-rsid="04d04a77" fo:background-color="#ffffff" style:font-size-asian="9.5pt"/>
    </style:style>
    <style:style style:name="P1176" style:family="paragraph" style:parent-style-name="Standard">
      <style:paragraph-properties fo:line-height="100%"/>
      <style:text-properties style:use-window-font-color="true" style:font-name="Consolas" fo:font-size="9.5pt" officeooo:paragraph-rsid="04d2ca72" fo:background-color="#ffffff" style:font-size-asian="9.5pt"/>
    </style:style>
    <style:style style:name="P1177" style:family="paragraph" style:parent-style-name="Standard">
      <style:text-properties style:use-window-font-color="true" style:font-name="Consolas" fo:font-size="9.5pt" officeooo:paragraph-rsid="04d04a77" fo:background-color="#ffffff" style:font-size-asian="9.5pt"/>
    </style:style>
    <style:style style:name="P1178" style:family="paragraph" style:parent-style-name="Standard">
      <style:text-properties style:use-window-font-color="true" style:font-name="Consolas" fo:font-size="9.5pt" officeooo:paragraph-rsid="04d07cd5" fo:background-color="#ffffff" style:font-size-asian="9.5pt"/>
    </style:style>
    <style:style style:name="P1179" style:family="paragraph" style:parent-style-name="Standard">
      <style:text-properties style:use-window-font-color="true" style:font-name="Consolas" fo:font-size="9.5pt" officeooo:paragraph-rsid="04d3941d" fo:background-color="#ffffff" style:font-size-asian="9.5pt"/>
    </style:style>
    <style:style style:name="P1180" style:family="paragraph" style:parent-style-name="Standard">
      <style:paragraph-properties fo:line-height="150%"/>
      <style:text-properties style:use-window-font-color="true" style:font-name="Consolas" fo:font-size="9.5pt" officeooo:rsid="00d64d58" officeooo:paragraph-rsid="04d3941d" fo:background-color="#ffffff" style:font-size-asian="9.5pt"/>
    </style:style>
    <style:style style:name="P1181" style:family="paragraph" style:parent-style-name="Standard">
      <style:text-properties style:use-window-font-color="true" style:font-name="Consolas" fo:font-size="9.5pt" officeooo:paragraph-rsid="04d239bc" fo:background-color="#ffffff" style:font-size-asian="9.5pt"/>
    </style:style>
    <style:style style:name="P1182" style:family="paragraph" style:parent-style-name="Standard">
      <style:text-properties style:use-window-font-color="true" style:font-name="Consolas" fo:font-size="9.5pt" officeooo:paragraph-rsid="04e74508" fo:background-color="#ffffff" style:font-size-asian="9.5pt"/>
    </style:style>
    <style:style style:name="P1183" style:family="paragraph" style:parent-style-name="Standard">
      <style:text-properties style:use-window-font-color="true" style:font-name="Consolas" fo:font-size="9.5pt" officeooo:rsid="04eaa965" officeooo:paragraph-rsid="04eaa965" fo:background-color="#ffffff" style:font-size-asian="9.5pt"/>
    </style:style>
    <style:style style:name="P1184" style:family="paragraph" style:parent-style-name="Standard">
      <style:text-properties style:use-window-font-color="true" style:font-name="Consolas" fo:font-size="9.5pt" officeooo:rsid="04edc630" officeooo:paragraph-rsid="04edc630" fo:background-color="#ffffff" style:font-size-asian="9.5pt"/>
    </style:style>
    <style:style style:name="P1185" style:family="paragraph" style:parent-style-name="Standard">
      <style:text-properties style:use-window-font-color="true" style:font-name="Consolas" fo:font-size="9.5pt" officeooo:rsid="04f5b85a" officeooo:paragraph-rsid="04ff71a9" fo:background-color="#ffffff" style:font-size-asian="9.5pt"/>
    </style:style>
    <style:style style:name="P1186" style:family="paragraph" style:parent-style-name="Standard">
      <style:text-properties style:use-window-font-color="true" style:font-name="Consolas" fo:font-size="9.5pt" officeooo:paragraph-rsid="04eaa965" fo:background-color="#ffffff" style:font-size-asian="9.5pt"/>
    </style:style>
    <style:style style:name="P1187" style:family="paragraph" style:parent-style-name="Standard">
      <style:text-properties style:use-window-font-color="true" style:font-name="Consolas" fo:font-size="9.5pt" officeooo:paragraph-rsid="04edc630" fo:background-color="#ffffff" style:font-size-asian="9.5pt"/>
    </style:style>
    <style:style style:name="P1188" style:family="paragraph" style:parent-style-name="Standard">
      <style:text-properties style:use-window-font-color="true" style:font-name="Consolas" fo:font-size="9.5pt" officeooo:rsid="04ef6215" officeooo:paragraph-rsid="04ef6215" fo:background-color="#ffffff" style:font-size-asian="9.5pt"/>
    </style:style>
    <style:style style:name="P1189" style:family="paragraph" style:parent-style-name="Standard">
      <style:text-properties style:use-window-font-color="true" style:font-name="Consolas" fo:font-size="9.5pt" officeooo:paragraph-rsid="04f6f313" fo:background-color="#ffffff" style:font-size-asian="9.5pt"/>
    </style:style>
    <style:style style:name="P1190" style:family="paragraph" style:parent-style-name="Standard">
      <style:text-properties style:use-window-font-color="true" style:font-name="Consolas" fo:font-size="9.5pt" style:text-underline-style="none" fo:font-weight="normal" fo:background-color="#ffffff" style:font-size-asian="9.5pt" style:font-weight-asian="normal" style:font-weight-complex="normal"/>
    </style:style>
    <style:style style:name="P1191" style:family="paragraph" style:parent-style-name="Standard">
      <style:text-properties style:use-window-font-color="true" style:font-name="Consolas" fo:font-size="9.5pt" style:text-underline-style="none" fo:font-weight="normal" officeooo:rsid="00e9ee6c" officeooo:paragraph-rsid="042032ef" fo:background-color="#ffffff" style:font-size-asian="9.5pt" style:font-weight-asian="normal" style:font-weight-complex="normal"/>
    </style:style>
    <style:style style:name="P1192" style:family="paragraph" style:parent-style-name="Standard">
      <style:text-properties style:use-window-font-color="true" officeooo:rsid="00b0850c" officeooo:paragraph-rsid="0001ebe6"/>
    </style:style>
    <style:style style:name="P1193" style:family="paragraph" style:parent-style-name="Standard">
      <style:text-properties style:use-window-font-color="true" officeooo:rsid="0037741a" officeooo:paragraph-rsid="0038dea2"/>
    </style:style>
    <style:style style:name="P1194" style:family="paragraph" style:parent-style-name="Standard">
      <style:paragraph-properties fo:line-height="150%"/>
      <style:text-properties style:use-window-font-color="true" officeooo:rsid="0037741a" officeooo:paragraph-rsid="004dd6dd"/>
    </style:style>
    <style:style style:name="P1195" style:family="paragraph" style:parent-style-name="Standard">
      <style:text-properties style:use-window-font-color="true" officeooo:rsid="0037741a" officeooo:paragraph-rsid="04eaa965"/>
    </style:style>
    <style:style style:name="P1196" style:family="paragraph" style:parent-style-name="Standard">
      <style:paragraph-properties fo:line-height="150%"/>
      <style:text-properties style:use-window-font-color="true" officeooo:paragraph-rsid="00ae1ec2"/>
    </style:style>
    <style:style style:name="P1197" style:family="paragraph" style:parent-style-name="Standard">
      <style:paragraph-properties fo:line-height="150%"/>
      <style:text-properties style:use-window-font-color="true" officeooo:paragraph-rsid="00c371e9"/>
    </style:style>
    <style:style style:name="P1198" style:family="paragraph" style:parent-style-name="Standard">
      <style:paragraph-properties fo:line-height="150%"/>
      <style:text-properties style:use-window-font-color="true" officeooo:paragraph-rsid="00dea1e4"/>
    </style:style>
    <style:style style:name="P1199" style:family="paragraph" style:parent-style-name="Standard">
      <style:paragraph-properties fo:line-height="150%"/>
      <style:text-properties style:use-window-font-color="true" officeooo:paragraph-rsid="00e92f73"/>
    </style:style>
    <style:style style:name="P1200" style:family="paragraph" style:parent-style-name="Standard">
      <style:paragraph-properties fo:line-height="150%"/>
      <style:text-properties style:use-window-font-color="true" officeooo:paragraph-rsid="00ee50d2"/>
    </style:style>
    <style:style style:name="P1201" style:family="paragraph" style:parent-style-name="Standard">
      <style:paragraph-properties fo:line-height="150%"/>
      <style:text-properties style:use-window-font-color="true" officeooo:paragraph-rsid="00f23940"/>
    </style:style>
    <style:style style:name="P1202" style:family="paragraph" style:parent-style-name="Standard">
      <style:paragraph-properties fo:line-height="150%"/>
      <style:text-properties style:use-window-font-color="true" officeooo:paragraph-rsid="013bfdd4"/>
    </style:style>
    <style:style style:name="P1203" style:family="paragraph" style:parent-style-name="Standard">
      <style:paragraph-properties fo:line-height="150%"/>
      <style:text-properties style:use-window-font-color="true" officeooo:paragraph-rsid="04f5b85a"/>
    </style:style>
    <style:style style:name="P1204" style:family="paragraph" style:parent-style-name="Standard">
      <style:text-properties style:use-window-font-color="true" officeooo:paragraph-rsid="004dd6dd"/>
    </style:style>
    <style:style style:name="P1205" style:family="paragraph" style:parent-style-name="Standard">
      <style:text-properties style:use-window-font-color="true" officeooo:paragraph-rsid="005b1b72"/>
    </style:style>
    <style:style style:name="P1206" style:family="paragraph" style:parent-style-name="Standard">
      <style:text-properties style:use-window-font-color="true" style:font-name="Liberation Serif" fo:font-size="12pt" officeooo:rsid="009f75f1" officeooo:paragraph-rsid="008de974" style:font-size-asian="12pt" style:font-size-complex="12pt"/>
    </style:style>
    <style:style style:name="P1207" style:family="paragraph" style:parent-style-name="Standard">
      <style:paragraph-properties fo:line-height="150%"/>
      <style:text-properties style:use-window-font-color="true" style:font-name="Liberation Serif" fo:font-size="12pt" officeooo:rsid="009f75f1" officeooo:paragraph-rsid="009cfba8" style:font-size-asian="12pt" style:font-size-complex="12pt"/>
    </style:style>
    <style:style style:name="P1208" style:family="paragraph" style:parent-style-name="Standard">
      <style:paragraph-properties fo:line-height="150%"/>
      <style:text-properties style:use-window-font-color="true" style:font-name="Liberation Serif" fo:font-size="12pt" officeooo:rsid="009f75f1" officeooo:paragraph-rsid="00bab723" style:font-size-asian="12pt" style:font-size-complex="12pt"/>
    </style:style>
    <style:style style:name="P1209" style:family="paragraph" style:parent-style-name="Standard">
      <style:text-properties style:use-window-font-color="true" style:font-name="Liberation Serif" fo:font-size="12pt" officeooo:rsid="02e5abdf" officeooo:paragraph-rsid="02f52730" style:font-size-asian="12pt" style:font-size-complex="12pt"/>
    </style:style>
    <style:style style:name="P1210" style:family="paragraph" style:parent-style-name="Standard">
      <style:text-properties style:use-window-font-color="true" style:font-name="Liberation Serif" fo:font-size="12pt" officeooo:rsid="02f8cda1" officeooo:paragraph-rsid="02f8cda1" style:font-size-asian="12pt" style:font-size-complex="12pt"/>
    </style:style>
    <style:style style:name="P1211" style:family="paragraph" style:parent-style-name="Standard">
      <style:text-properties style:use-window-font-color="true" officeooo:paragraph-rsid="00ae1ec2"/>
    </style:style>
    <style:style style:name="P1212" style:family="paragraph" style:parent-style-name="Standard">
      <style:text-properties style:use-window-font-color="true" officeooo:paragraph-rsid="00b4205d"/>
    </style:style>
    <style:style style:name="P1213" style:family="paragraph" style:parent-style-name="Standard">
      <style:text-properties style:use-window-font-color="true" officeooo:paragraph-rsid="00c371e9"/>
    </style:style>
    <style:style style:name="P1214" style:family="paragraph" style:parent-style-name="Standard">
      <style:text-properties style:use-window-font-color="true" officeooo:paragraph-rsid="00db0c82"/>
    </style:style>
    <style:style style:name="P1215" style:family="paragraph" style:parent-style-name="Standard">
      <style:text-properties style:use-window-font-color="true" officeooo:paragraph-rsid="00e2e131"/>
    </style:style>
    <style:style style:name="P1216" style:family="paragraph" style:parent-style-name="Standard">
      <style:text-properties style:use-window-font-color="true" officeooo:paragraph-rsid="00ee50d2"/>
    </style:style>
    <style:style style:name="P1217" style:family="paragraph" style:parent-style-name="Standard">
      <style:text-properties style:use-window-font-color="true" officeooo:rsid="011b6f61" officeooo:paragraph-rsid="011b9680"/>
    </style:style>
    <style:style style:name="P1218" style:family="paragraph" style:parent-style-name="Standard">
      <style:text-properties style:use-window-font-color="true" style:font-name="Consolas1" fo:font-size="9.5pt" officeooo:rsid="0120e904" officeooo:paragraph-rsid="0001ebe6" style:font-size-asian="9.5pt"/>
    </style:style>
    <style:style style:name="P1219" style:family="paragraph" style:parent-style-name="Standard">
      <style:paragraph-properties fo:text-align="start" style:justify-single-word="false"/>
      <style:text-properties style:use-window-font-color="true" fo:font-size="18pt" fo:font-weight="normal" officeooo:rsid="0003fe88" officeooo:paragraph-rsid="0001ebe6" fo:background-color="transparent" style:font-size-asian="15.75pt" style:font-weight-asian="normal" style:font-size-complex="18pt" style:font-weight-complex="normal"/>
    </style:style>
    <style:style style:name="P1220" style:family="paragraph" style:parent-style-name="Standard">
      <style:text-properties style:use-window-font-color="true" officeooo:rsid="0120e904" officeooo:paragraph-rsid="029976c6"/>
    </style:style>
    <style:style style:name="P1221" style:family="paragraph" style:parent-style-name="Standard">
      <style:text-properties style:use-window-font-color="true" officeooo:rsid="02f8cda1" officeooo:paragraph-rsid="02f8cda1"/>
    </style:style>
    <style:style style:name="P1222" style:family="paragraph" style:parent-style-name="Standard">
      <style:text-properties style:use-window-font-color="true" officeooo:rsid="02f8cda1" officeooo:paragraph-rsid="03194044"/>
    </style:style>
    <style:style style:name="P1223" style:family="paragraph" style:parent-style-name="Standard">
      <style:text-properties style:use-window-font-color="true" officeooo:rsid="02f8cda1" officeooo:paragraph-rsid="031b15cf"/>
    </style:style>
    <style:style style:name="P1224" style:family="paragraph" style:parent-style-name="Standard">
      <style:text-properties style:use-window-font-color="true" style:font-name="Consolas2" fo:font-size="9.5pt" fo:background-color="#ffffff" style:font-size-asian="9.5pt" style:font-size-complex="9.5pt"/>
    </style:style>
    <style:style style:name="P1225" style:family="paragraph" style:parent-style-name="Standard">
      <style:text-properties style:use-window-font-color="true" style:font-name="Consolas2" fo:font-size="9.5pt" officeooo:rsid="02f8cda1" fo:background-color="#ffffff" style:font-size-asian="9.5pt" style:font-size-complex="9.5pt"/>
    </style:style>
    <style:style style:name="P1226" style:family="paragraph" style:parent-style-name="Standard">
      <style:text-properties style:use-window-font-color="true" style:font-name="Consolas2" fo:font-size="9.5pt" officeooo:rsid="02f8cda1" officeooo:paragraph-rsid="031736c0" fo:background-color="#ffffff" style:font-size-asian="9.5pt" style:font-size-complex="9.5pt"/>
    </style:style>
    <style:style style:name="P1227" style:family="paragraph" style:parent-style-name="Standard">
      <style:text-properties style:use-window-font-color="true" style:font-name="Consolas2" fo:font-size="9.5pt" officeooo:paragraph-rsid="031736c0" fo:background-color="#ffffff" style:font-size-asian="9.5pt" style:font-size-complex="9.5pt"/>
    </style:style>
    <style:style style:name="P1228" style:family="paragraph" style:parent-style-name="Standard">
      <style:text-properties style:use-window-font-color="true" style:font-name="Consolas2" fo:font-size="9.5pt" officeooo:paragraph-rsid="04cb2e7f" style:font-size-asian="9.5pt" style:font-size-complex="9.5pt"/>
    </style:style>
    <style:style style:name="P1229" style:family="paragraph" style:parent-style-name="Standard">
      <style:text-properties style:use-window-font-color="true" officeooo:rsid="00844930" officeooo:paragraph-rsid="0001ebe6"/>
    </style:style>
    <style:style style:name="P1230" style:family="paragraph" style:parent-style-name="Standard">
      <style:text-properties style:use-window-font-color="true" officeooo:rsid="005f1089" officeooo:paragraph-rsid="0001ebe6"/>
    </style:style>
    <style:style style:name="P1231" style:family="paragraph" style:parent-style-name="Standard">
      <style:text-properties style:use-window-font-color="true" officeooo:rsid="01140c68" officeooo:paragraph-rsid="0412678d"/>
    </style:style>
    <style:style style:name="P1232" style:family="paragraph" style:parent-style-name="Standard">
      <style:text-properties style:use-window-font-color="true" officeooo:rsid="01140c68" officeooo:paragraph-rsid="041b1cef"/>
    </style:style>
    <style:style style:name="P1233" style:family="paragraph" style:parent-style-name="Standard">
      <style:paragraph-properties fo:line-height="150%"/>
      <style:text-properties style:use-window-font-color="true" officeooo:rsid="01140c68" officeooo:paragraph-rsid="041b1cef"/>
    </style:style>
    <style:style style:name="P1234" style:family="paragraph" style:parent-style-name="Standard">
      <style:text-properties style:use-window-font-color="true" officeooo:rsid="041b1cef" officeooo:paragraph-rsid="041b1cef"/>
    </style:style>
    <style:style style:name="P1235" style:family="paragraph" style:parent-style-name="Standard">
      <style:text-properties style:use-window-font-color="true" officeooo:paragraph-rsid="04d04a77"/>
    </style:style>
    <style:style style:name="P1236" style:family="paragraph" style:parent-style-name="Standard">
      <style:text-properties style:use-window-font-color="true" officeooo:paragraph-rsid="04dd7897"/>
    </style:style>
    <style:style style:name="P1237" style:family="paragraph" style:parent-style-name="Standard">
      <style:text-properties style:use-window-font-color="true" officeooo:rsid="04f5b85a" officeooo:paragraph-rsid="04ff71a9"/>
    </style:style>
    <style:style style:name="P1238" style:family="paragraph" style:parent-style-name="Standard">
      <style:text-properties style:use-window-font-color="true" officeooo:paragraph-rsid="0001ebe6"/>
    </style:style>
    <style:style style:name="P1239" style:family="paragraph" style:parent-style-name="Standard">
      <style:text-properties fo:color="#000000" style:font-name="Consolas" fo:font-size="9.5pt" officeooo:paragraph-rsid="0001ebe6" style:font-size-asian="9.5pt"/>
    </style:style>
    <style:style style:name="P1240" style:family="paragraph" style:parent-style-name="Standard">
      <style:text-properties fo:color="#000000" style:font-name="Consolas" fo:font-size="9.5pt" officeooo:paragraph-rsid="042386bb" style:font-size-asian="9.5pt"/>
    </style:style>
    <style:style style:name="P1241" style:family="paragraph" style:parent-style-name="Standard">
      <style:text-properties fo:color="#000000" style:font-name="Consolas" fo:font-size="9.5pt" officeooo:rsid="04ef6215" officeooo:paragraph-rsid="04ef6215" style:font-size-asian="9.5pt"/>
    </style:style>
    <style:style style:name="P1242" style:family="paragraph" style:parent-style-name="Standard">
      <style:text-properties fo:color="#000000" style:font-name="Consolas" fo:font-size="9.5pt" fo:background-color="#ffffff" style:font-size-asian="9.5pt"/>
    </style:style>
    <style:style style:name="P1243" style:family="paragraph" style:parent-style-name="Standard">
      <style:text-properties fo:color="#000000" style:font-name="Consolas" fo:font-size="9.5pt" officeooo:rsid="008de974" officeooo:paragraph-rsid="008de974" fo:background-color="#ffffff" style:font-size-asian="9.5pt" style:font-size-complex="12pt"/>
    </style:style>
    <style:style style:name="P1244" style:family="paragraph" style:parent-style-name="Standard">
      <style:text-properties fo:color="#000000" style:font-name="Consolas" fo:font-size="9.5pt" officeooo:rsid="0423cf9e" officeooo:paragraph-rsid="0423cf9e" fo:background-color="#ffffff" style:font-size-asian="9.5pt"/>
    </style:style>
    <style:style style:name="P1245" style:family="paragraph" style:parent-style-name="Standard">
      <style:paragraph-properties fo:line-height="150%"/>
      <style:text-properties fo:color="#000000" style:font-name="Consolas" fo:font-size="9.5pt" officeooo:paragraph-rsid="04e74508" fo:background-color="#ffffff" style:font-size-asian="9.5pt"/>
    </style:style>
    <style:style style:name="P1246" style:family="paragraph" style:parent-style-name="Standard">
      <style:paragraph-properties fo:line-height="150%"/>
      <style:text-properties fo:color="#000000" style:font-name="Consolas" fo:font-size="9.5pt" officeooo:paragraph-rsid="04eaa965" fo:background-color="#ffffff" style:font-size-asian="9.5pt"/>
    </style:style>
    <style:style style:name="P1247" style:family="paragraph" style:parent-style-name="Standard">
      <style:text-properties fo:color="#000000" style:font-name="Consolas" fo:font-size="9.5pt" officeooo:paragraph-rsid="04cce893" fo:background-color="#ffffff" style:font-size-asian="9.5pt"/>
    </style:style>
    <style:style style:name="P1248" style:family="paragraph" style:parent-style-name="Standard">
      <style:text-properties fo:color="#000000" style:font-name="Consolas" fo:font-size="9.5pt" officeooo:paragraph-rsid="04eaa965" fo:background-color="#ffffff" style:font-size-asian="9.5pt"/>
    </style:style>
    <style:style style:name="P1249" style:family="paragraph" style:parent-style-name="Standard">
      <style:text-properties fo:color="#000000" style:font-name="Consolas" fo:font-size="9.5pt" officeooo:rsid="04eaa965" officeooo:paragraph-rsid="04eaa965" fo:background-color="#ffffff" style:font-size-asian="9.5pt"/>
    </style:style>
    <style:style style:name="P1250" style:family="paragraph" style:parent-style-name="Standard">
      <style:text-properties fo:color="#000000" style:font-name="Consolas1" fo:font-size="9.5pt" officeooo:paragraph-rsid="0001ebe6" style:font-size-asian="9.5pt"/>
    </style:style>
    <style:style style:name="P1251" style:family="paragraph" style:parent-style-name="Standard">
      <style:paragraph-properties fo:line-height="150%"/>
      <style:text-properties fo:color="#000000" style:font-name="Consolas1" fo:font-size="9.5pt" officeooo:paragraph-rsid="04edc630" style:font-size-asian="9.5pt"/>
    </style:style>
    <style:style style:name="P1252" style:family="paragraph" style:parent-style-name="Standard">
      <style:paragraph-properties fo:line-height="150%"/>
      <style:text-properties fo:color="#000000" style:font-name="Consolas1" fo:font-size="9.5pt" officeooo:paragraph-rsid="04ef6215" style:font-size-asian="9.5pt"/>
    </style:style>
    <style:style style:name="P1253" style:family="paragraph" style:parent-style-name="Standard">
      <style:text-properties fo:color="#000000" style:font-name="Consolas1" fo:font-size="9.5pt" officeooo:rsid="04ef6215" officeooo:paragraph-rsid="04ef6215" style:font-size-asian="9.5pt"/>
    </style:style>
    <style:style style:name="P1254" style:family="paragraph" style:parent-style-name="Standard">
      <style:text-properties fo:color="#000000" style:font-name="Consolas1" fo:font-size="9.5pt" officeooo:rsid="04edc630" officeooo:paragraph-rsid="04edc630" style:font-size-asian="9.5pt"/>
    </style:style>
    <style:style style:name="P1255" style:family="paragraph" style:parent-style-name="Standard">
      <style:text-properties fo:color="#000000" style:font-name="Liberation Serif" fo:font-size="12pt" officeooo:paragraph-rsid="0001ebe6" style:font-size-asian="12pt" style:font-size-complex="12pt"/>
    </style:style>
    <style:style style:name="P1256" style:family="paragraph" style:parent-style-name="Standard">
      <style:text-properties fo:color="#000000" style:font-name="Consolas2" fo:font-size="9.5pt" officeooo:rsid="02f8cda1" fo:background-color="#ffffff" style:font-size-asian="9.5pt" style:font-size-complex="9.5pt"/>
    </style:style>
    <style:style style:name="P1257" style:family="paragraph" style:parent-style-name="Standard">
      <style:text-properties fo:color="#000000" style:font-name="Consolas2" fo:font-size="9.5pt" officeooo:rsid="02f8cda1" officeooo:paragraph-rsid="0300abd1" fo:background-color="#ffffff" style:font-size-asian="9.5pt" style:font-size-complex="9.5pt"/>
    </style:style>
    <style:style style:name="P1258" style:family="paragraph" style:parent-style-name="Standard">
      <style:text-properties style:font-name="Consolas" fo:font-size="9.5pt" officeooo:rsid="01f40478" officeooo:paragraph-rsid="0001ebe6" style:font-size-asian="9.5pt"/>
    </style:style>
    <style:style style:name="P1259" style:family="paragraph" style:parent-style-name="Standard">
      <style:text-properties style:font-name="Consolas" fo:font-size="9.5pt" officeooo:paragraph-rsid="02f52730" style:font-size-asian="9.5pt"/>
    </style:style>
    <style:style style:name="P1260" style:family="paragraph" style:parent-style-name="Standard">
      <style:text-properties style:font-name="Consolas" fo:font-size="9.5pt" officeooo:paragraph-rsid="04cce893" style:font-size-asian="9.5pt"/>
    </style:style>
    <style:style style:name="P1261" style:family="paragraph" style:parent-style-name="Standard">
      <style:text-properties style:font-name="Consolas" fo:font-size="9.5pt" officeooo:paragraph-rsid="04ced214" style:font-size-asian="9.5pt"/>
    </style:style>
    <style:style style:name="P1262" style:family="paragraph" style:parent-style-name="Standard">
      <style:text-properties style:font-name="Consolas" fo:font-size="9.5pt" officeooo:paragraph-rsid="04e9b4a9" style:font-size-asian="9.5pt"/>
    </style:style>
    <style:style style:name="P1263" style:family="paragraph" style:parent-style-name="Standard">
      <style:text-properties style:font-name="Consolas" fo:font-size="9.5pt" officeooo:paragraph-rsid="04eaa965" style:font-size-asian="9.5pt"/>
    </style:style>
    <style:style style:name="P1264" style:family="paragraph" style:parent-style-name="Standard">
      <style:text-properties style:font-name="Consolas" fo:font-size="9.5pt" officeooo:rsid="04eaa965" officeooo:paragraph-rsid="04eaa965" style:font-size-asian="9.5pt"/>
    </style:style>
    <style:style style:name="P1265" style:family="paragraph" style:parent-style-name="Standard">
      <style:paragraph-properties fo:line-height="150%"/>
      <style:text-properties style:font-name="Consolas" fo:font-size="9.5pt" officeooo:paragraph-rsid="04cce893" style:font-size-asian="9.5pt"/>
    </style:style>
    <style:style style:name="P1266" style:family="paragraph" style:parent-style-name="Standard">
      <style:text-properties style:font-name="Consolas" fo:font-size="9.5pt" officeooo:paragraph-rsid="04f5b85a" style:font-size-asian="9.5pt"/>
    </style:style>
    <style:style style:name="P1267" style:family="paragraph" style:parent-style-name="Standard">
      <style:text-properties style:font-name="Consolas" fo:font-size="9.5pt" officeooo:rsid="025cf457" officeooo:paragraph-rsid="04f5b85a" style:font-size-asian="9.5pt"/>
    </style:style>
    <style:style style:name="P1268" style:family="paragraph" style:parent-style-name="Standard">
      <style:text-properties style:font-name="Consolas1" fo:font-size="9.5pt" officeooo:rsid="006197b5" officeooo:paragraph-rsid="0001ebe6" style:font-size-asian="9.5pt"/>
    </style:style>
    <style:style style:name="P1269" style:family="paragraph" style:parent-style-name="Standard">
      <style:text-properties style:font-name="Consolas1" fo:font-size="9.5pt" officeooo:paragraph-rsid="0001ebe6" style:font-size-asian="9.5pt"/>
    </style:style>
    <style:style style:name="P1270" style:family="paragraph" style:parent-style-name="Standard">
      <style:text-properties style:font-name="Consolas1" fo:font-size="9.5pt" officeooo:paragraph-rsid="002c6558" style:font-size-asian="9.5pt"/>
    </style:style>
    <style:style style:name="P1271" style:family="paragraph" style:parent-style-name="Standard">
      <style:text-properties style:font-name="Consolas1" fo:font-size="9.5pt" officeooo:paragraph-rsid="02ff2bbe" style:font-size-asian="9.5pt"/>
    </style:style>
    <style:style style:name="P1272" style:family="paragraph" style:parent-style-name="Standard">
      <style:text-properties officeooo:rsid="006197b5" officeooo:paragraph-rsid="0001ebe6"/>
    </style:style>
    <style:style style:name="P1273" style:family="paragraph" style:parent-style-name="Standard">
      <style:text-properties officeooo:rsid="02a9b37e" officeooo:paragraph-rsid="0001ebe6"/>
    </style:style>
    <style:style style:name="P1274" style:family="paragraph" style:parent-style-name="Standard">
      <style:text-properties officeooo:paragraph-rsid="0001ebe6"/>
    </style:style>
    <style:style style:name="P1275" style:family="paragraph" style:parent-style-name="Standard">
      <style:text-properties style:font-name="Consolas2" fo:font-size="9.5pt" style:font-size-asian="9.5pt" style:font-size-complex="9.5pt"/>
    </style:style>
    <style:style style:name="P1276" style:family="paragraph" style:parent-style-name="Standard">
      <style:paragraph-properties fo:line-height="150%"/>
      <style:text-properties style:font-name="Consolas2" fo:font-size="9.5pt" style:font-size-asian="9.5pt" style:font-size-complex="9.5pt"/>
    </style:style>
    <style:style style:name="P1277" style:family="paragraph" style:parent-style-name="Standard">
      <style:text-properties style:font-name="Consolas2" fo:font-size="9.5pt" officeooo:rsid="00415f81" style:font-size-asian="9.5pt" style:font-size-complex="9.5pt"/>
    </style:style>
    <style:style style:name="P1278" style:family="paragraph" style:parent-style-name="Standard">
      <style:text-properties style:font-name="Consolas2" fo:font-size="9.5pt" officeooo:rsid="00415f81" officeooo:paragraph-rsid="00415f81" style:font-size-asian="9.5pt" style:font-size-complex="9.5pt"/>
    </style:style>
    <style:style style:name="P1279" style:family="paragraph" style:parent-style-name="Standard">
      <style:text-properties style:font-name="Consolas2" fo:font-size="9.5pt" officeooo:paragraph-rsid="0300abd1" style:font-size-asian="9.5pt" style:font-size-complex="9.5pt"/>
    </style:style>
    <style:style style:name="P1280" style:family="paragraph" style:parent-style-name="Standard">
      <style:text-properties style:font-name="Consolas2" fo:font-size="9.5pt" officeooo:paragraph-rsid="0314ff7a" style:font-size-asian="9.5pt" style:font-size-complex="9.5pt"/>
    </style:style>
    <style:style style:name="P1281" style:family="paragraph" style:parent-style-name="Standard">
      <style:text-properties style:font-name="Consolas2" fo:font-size="9.5pt" officeooo:paragraph-rsid="031736c0" style:font-size-asian="9.5pt" style:font-size-complex="9.5pt"/>
    </style:style>
    <style:style style:name="P1282" style:family="paragraph" style:parent-style-name="Standard">
      <style:text-properties officeooo:paragraph-rsid="015dae12"/>
    </style:style>
    <style:style style:name="P1283" style:family="paragraph" style:parent-style-name="Standard">
      <style:text-properties officeooo:paragraph-rsid="029976c6"/>
    </style:style>
    <style:style style:name="P1284" style:family="paragraph" style:parent-style-name="Standard">
      <style:paragraph-properties fo:text-align="center" style:justify-single-word="false"/>
      <style:text-properties officeooo:rsid="02aeb69c" officeooo:paragraph-rsid="02d7e30c"/>
    </style:style>
    <style:style style:name="P1285" style:family="paragraph" style:parent-style-name="Standard">
      <style:text-properties officeooo:paragraph-rsid="02f52730"/>
    </style:style>
    <style:style style:name="P1286" style:family="paragraph" style:parent-style-name="Standard">
      <style:text-properties officeooo:rsid="03469ba9" officeooo:paragraph-rsid="0349ffb2"/>
    </style:style>
    <style:style style:name="P1287" style:family="paragraph" style:parent-style-name="Standard">
      <style:text-properties officeooo:paragraph-rsid="0349ffb2"/>
    </style:style>
    <style:style style:name="P1288" style:family="paragraph" style:parent-style-name="Standard">
      <style:text-properties officeooo:paragraph-rsid="03f1410c"/>
    </style:style>
    <style:style style:name="P1289" style:family="paragraph" style:parent-style-name="Standard">
      <style:text-properties officeooo:rsid="0465d3b1" officeooo:paragraph-rsid="046cfc5a"/>
    </style:style>
    <style:style style:name="P1290" style:family="paragraph" style:parent-style-name="Standard">
      <style:text-properties officeooo:paragraph-rsid="04befcc9"/>
    </style:style>
    <style:style style:name="P1291" style:family="paragraph" style:parent-style-name="Standard">
      <style:text-properties officeooo:paragraph-rsid="04c6fad2"/>
    </style:style>
    <style:style style:name="P1292" style:family="paragraph" style:parent-style-name="Standard">
      <style:text-properties officeooo:paragraph-rsid="04f5b85a"/>
    </style:style>
    <style:style style:name="P1293" style:family="paragraph" style:parent-style-name="Table_20_Contents">
      <style:paragraph-properties fo:text-align="center" style:justify-single-word="false"/>
      <style:text-properties officeooo:rsid="000768d1" officeooo:paragraph-rsid="0001ebe6"/>
    </style:style>
    <style:style style:name="P1294" style:family="paragraph" style:parent-style-name="Table_20_Contents">
      <style:text-properties officeooo:rsid="000768d1" officeooo:paragraph-rsid="0001ebe6"/>
    </style:style>
    <style:style style:name="P1295" style:family="paragraph" style:parent-style-name="Table_20_Contents">
      <style:text-properties fo:font-size="9pt" officeooo:rsid="0149b5a6" officeooo:paragraph-rsid="0001ebe6" style:font-size-asian="9pt" style:font-size-complex="9pt"/>
    </style:style>
    <style:style style:name="P1296" style:family="paragraph" style:parent-style-name="Table_20_Contents">
      <style:text-properties fo:font-size="9pt" officeooo:rsid="0149b5a6" officeooo:paragraph-rsid="023f33eb" style:font-size-asian="9pt" style:font-size-complex="9pt"/>
    </style:style>
    <style:style style:name="P1297" style:family="paragraph" style:parent-style-name="Table_20_Contents">
      <style:text-properties fo:font-size="9pt" officeooo:rsid="0149b5a6" officeooo:paragraph-rsid="046cfc5a" style:font-size-asian="9pt" style:font-size-complex="9pt"/>
    </style:style>
    <style:style style:name="P1298" style:family="paragraph" style:parent-style-name="Table_20_Contents">
      <style:text-properties fo:font-size="9pt" officeooo:paragraph-rsid="0001ebe6" style:font-size-asian="9pt" style:font-size-complex="9pt"/>
    </style:style>
    <style:style style:name="P1299" style:family="paragraph" style:parent-style-name="Table_20_Contents">
      <style:text-properties fo:font-size="9pt" officeooo:paragraph-rsid="046cfc5a" style:font-size-asian="9pt" style:font-size-complex="9pt"/>
    </style:style>
    <style:style style:name="P1300" style:family="paragraph" style:parent-style-name="Table_20_Contents">
      <style:text-properties fo:font-size="9pt" officeooo:rsid="046cfc5a" officeooo:paragraph-rsid="046cfc5a" style:font-size-asian="9pt" style:font-size-complex="9pt"/>
    </style:style>
    <style:style style:name="P1301" style:family="paragraph" style:parent-style-name="Table_20_Contents">
      <style:text-properties fo:font-size="9pt" officeooo:rsid="0470382c" officeooo:paragraph-rsid="0470382c" style:font-size-asian="9pt" style:font-size-complex="9pt"/>
    </style:style>
    <style:style style:name="P1302" style:family="paragraph" style:parent-style-name="Table_20_Contents">
      <style:text-properties fo:font-size="9pt" officeooo:rsid="0476e650" officeooo:paragraph-rsid="0476e650" style:font-size-asian="9pt" style:font-size-complex="9pt"/>
    </style:style>
    <style:style style:name="P1303" style:family="paragraph" style:parent-style-name="Table_20_Contents">
      <style:text-properties fo:font-size="9pt" fo:font-weight="bold" officeooo:rsid="0149b5a6" officeooo:paragraph-rsid="0001ebe6" style:font-size-asian="9pt" style:font-weight-asian="bold" style:font-size-complex="9pt" style:font-weight-complex="bold"/>
    </style:style>
    <style:style style:name="P1304" style:family="paragraph" style:parent-style-name="Table_20_Contents">
      <style:text-properties fo:font-size="9pt" fo:font-weight="bold" officeooo:rsid="0149b5a6" officeooo:paragraph-rsid="0470382c" style:font-size-asian="9pt" style:font-weight-asian="bold" style:font-size-complex="9pt" style:font-weight-complex="bold"/>
    </style:style>
    <style:style style:name="P1305" style:family="paragraph" style:parent-style-name="Table_20_Contents">
      <style:text-properties officeooo:rsid="031d574f" officeooo:paragraph-rsid="0001ebe6"/>
    </style:style>
    <style:style style:name="P1306" style:family="paragraph" style:parent-style-name="Table_20_Contents">
      <style:text-properties officeooo:rsid="031d574f" officeooo:paragraph-rsid="0407ce38"/>
    </style:style>
    <style:style style:name="P1307" style:family="paragraph" style:parent-style-name="Table_20_Contents">
      <style:text-properties officeooo:rsid="031d574f" officeooo:paragraph-rsid="040892d5"/>
    </style:style>
    <style:style style:name="P1308" style:family="paragraph" style:parent-style-name="Table_20_Contents">
      <style:text-properties officeooo:rsid="031d574f" officeooo:paragraph-rsid="0408e8c2"/>
    </style:style>
    <style:style style:name="P1309" style:family="paragraph" style:parent-style-name="Table_20_Contents">
      <style:text-properties officeooo:rsid="031d574f" officeooo:paragraph-rsid="04094aa5"/>
    </style:style>
    <style:style style:name="P1310" style:family="paragraph" style:parent-style-name="Table_20_Contents">
      <style:text-properties officeooo:rsid="031f2a5d" officeooo:paragraph-rsid="0001ebe6"/>
    </style:style>
    <style:style style:name="P1311" style:family="paragraph" style:parent-style-name="Table_20_Contents">
      <style:text-properties officeooo:rsid="031f2a5d" officeooo:paragraph-rsid="0407ce38"/>
    </style:style>
    <style:style style:name="P1312" style:family="paragraph" style:parent-style-name="Table_20_Contents">
      <style:text-properties officeooo:rsid="031f2a5d" officeooo:paragraph-rsid="040892d5"/>
    </style:style>
    <style:style style:name="P1313" style:family="paragraph" style:parent-style-name="Table_20_Contents">
      <style:text-properties officeooo:rsid="031f2a5d" officeooo:paragraph-rsid="0408e8c2"/>
    </style:style>
    <style:style style:name="P1314" style:family="paragraph" style:parent-style-name="Table_20_Contents">
      <style:text-properties officeooo:rsid="031f2a5d" officeooo:paragraph-rsid="04094aa5"/>
    </style:style>
    <style:style style:name="P1315" style:family="paragraph" style:parent-style-name="Table_20_Contents">
      <style:text-properties officeooo:paragraph-rsid="01e213de"/>
    </style:style>
    <style:style style:name="P1316" style:family="paragraph" style:parent-style-name="Table_20_Contents">
      <style:paragraph-properties fo:text-align="center" style:justify-single-word="false"/>
      <style:text-properties officeooo:rsid="02a94e76" officeooo:paragraph-rsid="02a94e76"/>
    </style:style>
    <style:style style:name="P1317" style:family="paragraph" style:parent-style-name="Table_20_Contents">
      <style:text-properties officeooo:rsid="02a94e76" officeooo:paragraph-rsid="02a94e76"/>
    </style:style>
    <style:style style:name="P1318" style:family="paragraph" style:parent-style-name="Table_20_Contents">
      <style:text-properties officeooo:rsid="02a94e76" officeooo:paragraph-rsid="033bbf3e"/>
    </style:style>
    <style:style style:name="P1319" style:family="paragraph" style:parent-style-name="Table_20_Contents">
      <style:paragraph-properties fo:text-align="center" style:justify-single-word="false"/>
      <style:text-properties officeooo:rsid="032bd08a" officeooo:paragraph-rsid="032bd08a"/>
    </style:style>
    <style:style style:name="P1320" style:family="paragraph" style:parent-style-name="Table_20_Contents">
      <style:paragraph-properties fo:text-align="center" style:justify-single-word="false"/>
      <style:text-properties officeooo:rsid="03313663" officeooo:paragraph-rsid="03313663"/>
    </style:style>
    <style:style style:name="P1321" style:family="paragraph" style:parent-style-name="Table_20_Contents">
      <style:text-properties officeooo:rsid="0320adf7" officeooo:paragraph-rsid="0001ebe6"/>
    </style:style>
    <style:style style:name="P1322" style:family="paragraph" style:parent-style-name="Table_20_Contents">
      <style:text-properties officeooo:rsid="032265a2" officeooo:paragraph-rsid="0001ebe6"/>
    </style:style>
    <style:style style:name="P1323" style:family="paragraph" style:parent-style-name="Table_20_Contents">
      <style:paragraph-properties fo:text-align="center" style:justify-single-word="false"/>
      <style:text-properties officeooo:rsid="033bbf3e" officeooo:paragraph-rsid="033bbf3e"/>
    </style:style>
    <style:style style:name="P1324" style:family="paragraph" style:parent-style-name="Table_20_Contents">
      <style:paragraph-properties fo:text-align="center" style:justify-single-word="false"/>
      <style:text-properties officeooo:rsid="036aaabe" officeooo:paragraph-rsid="036aaabe"/>
    </style:style>
    <style:style style:name="P1325" style:family="paragraph" style:parent-style-name="Table_20_Contents">
      <style:text-properties officeooo:rsid="036aaabe" officeooo:paragraph-rsid="036aaabe"/>
    </style:style>
    <style:style style:name="P1326" style:family="paragraph" style:parent-style-name="Table_20_Contents">
      <style:paragraph-properties fo:text-align="center" style:justify-single-word="false"/>
    </style:style>
    <style:style style:name="P1327" style:family="paragraph" style:parent-style-name="Table_20_Contents">
      <style:paragraph-properties fo:text-align="center" style:justify-single-word="false"/>
      <style:text-properties officeooo:paragraph-rsid="03e5364b"/>
    </style:style>
    <style:style style:name="P1328" style:family="paragraph" style:parent-style-name="Table_20_Contents">
      <style:paragraph-properties fo:text-align="center" style:justify-single-word="false"/>
      <style:text-properties officeooo:paragraph-rsid="03f1410c"/>
    </style:style>
    <style:style style:name="P1329" style:family="paragraph" style:parent-style-name="Table_20_Contents">
      <style:paragraph-properties fo:text-align="center" style:justify-single-word="false"/>
      <style:text-properties fo:font-weight="bold" officeooo:rsid="03e9015f" officeooo:paragraph-rsid="03e9015f" style:font-weight-asian="bold" style:font-weight-complex="bold"/>
    </style:style>
    <style:style style:name="P1330" style:family="paragraph" style:parent-style-name="Table_20_Contents">
      <style:paragraph-properties fo:text-align="center" style:justify-single-word="false"/>
      <style:text-properties officeooo:rsid="03e9015f" officeooo:paragraph-rsid="03e9015f"/>
    </style:style>
    <style:style style:name="P1331" style:family="paragraph" style:parent-style-name="Table_20_Contents">
      <style:paragraph-properties fo:text-align="center" style:justify-single-word="false"/>
      <style:text-properties officeooo:rsid="01183984" officeooo:paragraph-rsid="0001ebe6"/>
    </style:style>
    <style:style style:name="P1332" style:family="paragraph" style:parent-style-name="Table_20_Contents">
      <style:text-properties officeooo:rsid="0405e633" officeooo:paragraph-rsid="0405e633"/>
    </style:style>
    <style:style style:name="P1333" style:family="paragraph" style:parent-style-name="Table_20_Contents">
      <style:text-properties officeooo:rsid="04061215" officeooo:paragraph-rsid="04061215"/>
    </style:style>
    <style:style style:name="P1334" style:family="paragraph" style:parent-style-name="Table_20_Contents">
      <style:text-properties officeooo:rsid="0408e8c2" officeooo:paragraph-rsid="0408e8c2"/>
    </style:style>
    <style:style style:name="P1335" style:family="paragraph" style:parent-style-name="Table_20_Contents">
      <style:text-properties officeooo:rsid="04094aa5" officeooo:paragraph-rsid="04094aa5"/>
    </style:style>
    <style:style style:name="P1336" style:family="paragraph" style:parent-style-name="Table_20_Contents">
      <style:paragraph-properties fo:text-align="center" style:justify-single-word="false"/>
      <style:text-properties officeooo:rsid="045b1cba" officeooo:paragraph-rsid="045b1cba"/>
    </style:style>
    <style:style style:name="P1337" style:family="paragraph" style:parent-style-name="Table_20_Contents">
      <style:paragraph-properties fo:text-align="center" style:justify-single-word="false"/>
      <style:text-properties officeooo:rsid="046262df" officeooo:paragraph-rsid="046262df"/>
    </style:style>
    <style:style style:name="P1338" style:family="paragraph" style:parent-style-name="Table_20_Contents">
      <style:text-properties officeooo:rsid="046262df" officeooo:paragraph-rsid="046262df"/>
    </style:style>
    <style:style style:name="P1339" style:family="paragraph" style:parent-style-name="Table_20_Contents">
      <style:text-properties officeooo:rsid="048f4b79" officeooo:paragraph-rsid="048f4b79"/>
    </style:style>
    <style:style style:name="P1340" style:family="paragraph" style:parent-style-name="Table_20_Contents">
      <style:text-properties officeooo:rsid="0490b738" officeooo:paragraph-rsid="0490b738"/>
    </style:style>
    <style:style style:name="P1341" style:family="paragraph" style:parent-style-name="Table_20_Contents">
      <style:text-properties officeooo:rsid="0490b738" officeooo:paragraph-rsid="0509ef55"/>
    </style:style>
    <style:style style:name="P1342" style:family="paragraph" style:parent-style-name="Table_20_Contents">
      <style:text-properties officeooo:rsid="0492092b" officeooo:paragraph-rsid="0492092b"/>
    </style:style>
    <style:style style:name="P1343" style:family="paragraph" style:parent-style-name="Table_20_Contents">
      <style:text-properties officeooo:rsid="0492092b" officeooo:paragraph-rsid="0509ef55"/>
    </style:style>
    <style:style style:name="P1344" style:family="paragraph" style:parent-style-name="Table_20_Contents">
      <style:text-properties officeooo:rsid="0493b200" officeooo:paragraph-rsid="0493b200"/>
    </style:style>
    <style:style style:name="P1345" style:family="paragraph" style:parent-style-name="Table_20_Contents">
      <style:text-properties officeooo:rsid="0493b200" officeooo:paragraph-rsid="0509ef55"/>
    </style:style>
    <style:style style:name="P1346" style:family="paragraph" style:parent-style-name="Table_20_Contents">
      <style:text-properties officeooo:rsid="0494e9d3" officeooo:paragraph-rsid="0494e9d3"/>
    </style:style>
    <style:style style:name="P1347" style:family="paragraph" style:parent-style-name="Table_20_Contents">
      <style:text-properties officeooo:rsid="0494e9d3" officeooo:paragraph-rsid="0509ef55"/>
    </style:style>
    <style:style style:name="P1348" style:family="paragraph" style:parent-style-name="Table_20_Contents">
      <style:text-properties officeooo:rsid="04a25f3d" officeooo:paragraph-rsid="04a25f3d"/>
    </style:style>
    <style:style style:name="P1349" style:family="paragraph" style:parent-style-name="Table_20_Contents">
      <style:text-properties officeooo:rsid="04a25f3d" officeooo:paragraph-rsid="0509ef55"/>
    </style:style>
    <style:style style:name="P1350" style:family="paragraph" style:parent-style-name="Table_20_Contents">
      <style:text-properties officeooo:rsid="04a2c5a5" officeooo:paragraph-rsid="04a2c5a5"/>
    </style:style>
    <style:style style:name="P1351" style:family="paragraph" style:parent-style-name="Table_20_Contents">
      <style:text-properties officeooo:rsid="04a2c5a5" officeooo:paragraph-rsid="04ea3db2"/>
    </style:style>
    <style:style style:name="P1352" style:family="paragraph" style:parent-style-name="Table_20_Contents">
      <style:text-properties officeooo:rsid="04a2c5a5" officeooo:paragraph-rsid="0509ef55"/>
    </style:style>
    <style:style style:name="P1353" style:family="paragraph" style:parent-style-name="Table_20_Contents">
      <style:text-properties officeooo:rsid="015b0194" officeooo:paragraph-rsid="04b26fd2"/>
    </style:style>
    <style:style style:name="P1354" style:family="paragraph" style:parent-style-name="Table_20_Contents">
      <style:text-properties officeooo:rsid="015b0194" officeooo:paragraph-rsid="04b805f2"/>
    </style:style>
    <style:style style:name="P1355" style:family="paragraph" style:parent-style-name="Table_20_Contents">
      <style:text-properties officeooo:rsid="015b0194" officeooo:paragraph-rsid="04bb5373"/>
    </style:style>
    <style:style style:name="P1356" style:family="paragraph" style:parent-style-name="Table_20_Contents">
      <style:text-properties officeooo:rsid="015b0194" officeooo:paragraph-rsid="04befcc9"/>
    </style:style>
    <style:style style:name="P1357" style:family="paragraph" style:parent-style-name="Table_20_Contents">
      <style:text-properties officeooo:rsid="015b0194" officeooo:paragraph-rsid="04bf85af"/>
    </style:style>
    <style:style style:name="P1358" style:family="paragraph" style:parent-style-name="Table_20_Contents">
      <style:text-properties officeooo:rsid="015b0194" officeooo:paragraph-rsid="04e9b4a9"/>
    </style:style>
    <style:style style:name="P1359" style:family="paragraph" style:parent-style-name="Table_20_Contents">
      <style:text-properties officeooo:rsid="015dae12" officeooo:paragraph-rsid="015dae12"/>
    </style:style>
    <style:style style:name="P1360" style:family="paragraph" style:parent-style-name="Table_20_Contents">
      <style:text-properties officeooo:rsid="015dae12" officeooo:paragraph-rsid="04befcc9"/>
    </style:style>
    <style:style style:name="P1361" style:family="paragraph" style:parent-style-name="Table_20_Contents">
      <style:text-properties officeooo:rsid="015dae12" officeooo:paragraph-rsid="04bf85af"/>
    </style:style>
    <style:style style:name="P1362" style:family="paragraph" style:parent-style-name="Table_20_Contents">
      <style:text-properties officeooo:rsid="04b3a9ec" officeooo:paragraph-rsid="04b3a9ec"/>
    </style:style>
    <style:style style:name="P1363" style:family="paragraph" style:parent-style-name="Table_20_Contents">
      <style:text-properties officeooo:rsid="04b3a9ec" officeooo:paragraph-rsid="04b805f2"/>
    </style:style>
    <style:style style:name="P1364" style:family="paragraph" style:parent-style-name="Table_20_Contents">
      <style:text-properties officeooo:rsid="04b3a9ec" officeooo:paragraph-rsid="04bb5373"/>
    </style:style>
    <style:style style:name="P1365" style:family="paragraph" style:parent-style-name="Table_20_Contents">
      <style:text-properties officeooo:rsid="04b3a9ec" officeooo:paragraph-rsid="04befcc9"/>
    </style:style>
    <style:style style:name="P1366" style:family="paragraph" style:parent-style-name="Table_20_Contents">
      <style:text-properties officeooo:rsid="04b3a9ec" officeooo:paragraph-rsid="04bf85af"/>
    </style:style>
    <style:style style:name="P1367" style:family="paragraph" style:parent-style-name="Table_20_Contents">
      <style:text-properties officeooo:rsid="04b3a9ec" officeooo:paragraph-rsid="04e9b4a9"/>
    </style:style>
    <style:style style:name="P1368" style:family="paragraph" style:parent-style-name="Table_20_Contents">
      <style:text-properties officeooo:rsid="04b54b9b" officeooo:paragraph-rsid="04b54b9b"/>
    </style:style>
    <style:style style:name="P1369" style:family="paragraph" style:parent-style-name="Table_20_Contents">
      <style:text-properties officeooo:rsid="04b54b9b" officeooo:paragraph-rsid="04b805f2"/>
    </style:style>
    <style:style style:name="P1370" style:family="paragraph" style:parent-style-name="Table_20_Contents">
      <style:text-properties officeooo:rsid="04b54b9b" officeooo:paragraph-rsid="04b9a765"/>
    </style:style>
    <style:style style:name="P1371" style:family="paragraph" style:parent-style-name="Table_20_Contents">
      <style:text-properties officeooo:rsid="04b54b9b" officeooo:paragraph-rsid="04bb5373"/>
    </style:style>
    <style:style style:name="P1372" style:family="paragraph" style:parent-style-name="Table_20_Contents">
      <style:text-properties officeooo:rsid="04b54b9b" officeooo:paragraph-rsid="04bec928"/>
    </style:style>
    <style:style style:name="P1373" style:family="paragraph" style:parent-style-name="Table_20_Contents">
      <style:text-properties officeooo:rsid="04b54b9b" officeooo:paragraph-rsid="04befcc9"/>
    </style:style>
    <style:style style:name="P1374" style:family="paragraph" style:parent-style-name="Table_20_Contents">
      <style:text-properties officeooo:rsid="04b54b9b" officeooo:paragraph-rsid="04bf85af"/>
    </style:style>
    <style:style style:name="P1375" style:family="paragraph" style:parent-style-name="Table_20_Contents">
      <style:text-properties fo:color="#999999" officeooo:rsid="04b54b9b" officeooo:paragraph-rsid="04b9ffc1"/>
    </style:style>
    <style:style style:name="P1376" style:family="paragraph" style:parent-style-name="Table_20_Contents">
      <style:text-properties fo:color="#999999" officeooo:rsid="04b54b9b" officeooo:paragraph-rsid="04bb5373"/>
    </style:style>
    <style:style style:name="P1377" style:family="paragraph" style:parent-style-name="Table_20_Contents">
      <style:text-properties fo:color="#999999" officeooo:rsid="04b54b9b" officeooo:paragraph-rsid="04befcc9"/>
    </style:style>
    <style:style style:name="P1378" style:family="paragraph" style:parent-style-name="Table_20_Contents">
      <style:text-properties fo:color="#999999" officeooo:rsid="04b54b9b" officeooo:paragraph-rsid="04bf85af"/>
    </style:style>
    <style:style style:name="P1379" style:family="paragraph" style:parent-style-name="Table_20_Contents">
      <style:text-properties officeooo:rsid="04bc860f" officeooo:paragraph-rsid="04bc860f"/>
    </style:style>
    <style:style style:name="P1380" style:family="paragraph" style:parent-style-name="Table_20_Contents">
      <style:text-properties officeooo:rsid="04bc860f" officeooo:paragraph-rsid="04befcc9"/>
    </style:style>
    <style:style style:name="P1381" style:family="paragraph" style:parent-style-name="Table_20_Contents">
      <style:text-properties officeooo:rsid="04c6fad2" officeooo:paragraph-rsid="04c6fad2"/>
    </style:style>
    <style:style style:name="P1382" style:family="paragraph" style:parent-style-name="Table_20_Contents">
      <style:text-properties officeooo:rsid="04c6fad2" officeooo:paragraph-rsid="04caaff2"/>
    </style:style>
    <style:style style:name="P1383" style:family="paragraph" style:parent-style-name="Table_20_Contents">
      <style:text-properties officeooo:rsid="04c6fad2" officeooo:paragraph-rsid="04cb2e7f"/>
    </style:style>
    <style:style style:name="P1384" style:family="paragraph" style:parent-style-name="Table_20_Contents">
      <style:text-properties officeooo:paragraph-rsid="04caaff2"/>
    </style:style>
    <style:style style:name="P1385" style:family="paragraph" style:parent-style-name="Table_20_Contents">
      <style:text-properties officeooo:paragraph-rsid="04cb2e7f"/>
    </style:style>
    <style:style style:name="P1386" style:family="paragraph" style:parent-style-name="Table_20_Contents">
      <style:text-properties officeooo:rsid="0072bc42" officeooo:paragraph-rsid="04d2ca41"/>
    </style:style>
    <style:style style:name="P1387" style:family="paragraph" style:parent-style-name="Table_20_Contents">
      <style:text-properties officeooo:rsid="0072bc42" officeooo:paragraph-rsid="04d2ca72"/>
    </style:style>
    <style:style style:name="P1388" style:family="paragraph" style:parent-style-name="Table_20_Contents">
      <style:text-properties officeooo:rsid="0072bc42" officeooo:paragraph-rsid="04d3941d"/>
    </style:style>
    <style:style style:name="P1389" style:family="paragraph" style:parent-style-name="Table_20_Contents">
      <style:text-properties officeooo:rsid="0072bc42" officeooo:paragraph-rsid="04d5d2b8"/>
    </style:style>
    <style:style style:name="P1390" style:family="paragraph" style:parent-style-name="Table_20_Contents">
      <style:text-properties officeooo:rsid="04d239bc" officeooo:paragraph-rsid="04d2ca41"/>
    </style:style>
    <style:style style:name="P1391" style:family="paragraph" style:parent-style-name="Table_20_Contents">
      <style:text-properties officeooo:rsid="04d239bc" officeooo:paragraph-rsid="04d2ca72"/>
    </style:style>
    <style:style style:name="P1392" style:family="paragraph" style:parent-style-name="Table_20_Contents">
      <style:text-properties officeooo:rsid="04d239bc" officeooo:paragraph-rsid="04d3941d"/>
    </style:style>
    <style:style style:name="P1393" style:family="paragraph" style:parent-style-name="Table_20_Contents">
      <style:text-properties officeooo:rsid="04d239bc" officeooo:paragraph-rsid="04d5d2b8"/>
    </style:style>
    <style:style style:name="P1394" style:family="paragraph" style:parent-style-name="Table_20_Contents">
      <style:text-properties officeooo:paragraph-rsid="04d2ca41"/>
    </style:style>
    <style:style style:name="P1395" style:family="paragraph" style:parent-style-name="Table_20_Contents">
      <style:text-properties officeooo:paragraph-rsid="04d2ca72"/>
    </style:style>
    <style:style style:name="P1396" style:family="paragraph" style:parent-style-name="Table_20_Contents">
      <style:text-properties officeooo:rsid="04d86eca" officeooo:paragraph-rsid="04d86eca"/>
    </style:style>
    <style:style style:name="P1397" style:family="paragraph" style:parent-style-name="Table_20_Contents">
      <style:text-properties fo:color="#b2b2b2" officeooo:rsid="04d86eca" officeooo:paragraph-rsid="04d86eca"/>
    </style:style>
    <style:style style:name="P1398" style:family="paragraph" style:parent-style-name="Table_20_Contents">
      <style:text-properties fo:color="#b2b2b2" officeooo:rsid="015dae12" officeooo:paragraph-rsid="015dae12"/>
    </style:style>
    <style:style style:name="P1399" style:family="paragraph" style:parent-style-name="Table_20_Contents">
      <style:text-properties officeooo:rsid="04d3941d" officeooo:paragraph-rsid="04d3941d"/>
    </style:style>
    <style:style style:name="P1400" style:family="paragraph" style:parent-style-name="Table_20_Contents">
      <style:text-properties officeooo:rsid="04eaa965" officeooo:paragraph-rsid="04eaa965"/>
    </style:style>
    <style:style style:name="P1401" style:family="paragraph" style:parent-style-name="Table_20_Contents">
      <style:text-properties officeooo:paragraph-rsid="0509ef55"/>
    </style:style>
    <style:style style:name="P1402" style:family="paragraph" style:parent-style-name="Table_20_Contents">
      <style:paragraph-properties fo:text-align="center" style:justify-single-word="false"/>
      <style:text-properties officeooo:rsid="051c8aab" officeooo:paragraph-rsid="051c8aab"/>
    </style:style>
    <style:style style:name="P1403" style:family="paragraph" style:parent-style-name="Table_20_Contents">
      <style:text-properties officeooo:rsid="051c8aab" officeooo:paragraph-rsid="051c8aab"/>
    </style:style>
    <style:style style:name="P1404" style:family="paragraph" style:parent-style-name="Table_20_Heading">
      <style:paragraph-properties fo:text-align="start" style:justify-single-word="false"/>
      <style:text-properties officeooo:rsid="000768d1" officeooo:paragraph-rsid="0001ebe6"/>
    </style:style>
    <style:style style:name="P1405" style:family="paragraph" style:parent-style-name="Table_20_Heading">
      <style:text-properties officeooo:rsid="000768d1" officeooo:paragraph-rsid="0001ebe6"/>
    </style:style>
    <style:style style:name="P1406" style:family="paragraph" style:parent-style-name="Table_20_Heading">
      <style:text-properties officeooo:rsid="0149b5a6" officeooo:paragraph-rsid="0001ebe6"/>
    </style:style>
    <style:style style:name="P1407" style:family="paragraph" style:parent-style-name="Table_20_Heading">
      <style:text-properties officeooo:rsid="0149b5a6" officeooo:paragraph-rsid="046cfc5a"/>
    </style:style>
    <style:style style:name="P1408" style:family="paragraph" style:parent-style-name="Table_20_Heading">
      <style:text-properties officeooo:rsid="031d574f" officeooo:paragraph-rsid="0001ebe6"/>
    </style:style>
    <style:style style:name="P1409" style:family="paragraph" style:parent-style-name="Table_20_Heading">
      <style:text-properties officeooo:rsid="0476e650" officeooo:paragraph-rsid="0476e650"/>
    </style:style>
    <style:style style:name="P1410" style:family="paragraph" style:parent-style-name="Table_20_Heading">
      <style:text-properties officeooo:rsid="048f4b79" officeooo:paragraph-rsid="048f4b79"/>
    </style:style>
    <style:style style:name="P1411" style:family="paragraph" style:parent-style-name="Table_20_Heading">
      <style:text-properties officeooo:rsid="048f4b79" officeooo:paragraph-rsid="0509ef55"/>
    </style:style>
    <style:style style:name="P1412" style:family="paragraph" style:parent-style-name="Table_20_Heading">
      <style:text-properties officeooo:rsid="0072bc42" officeooo:paragraph-rsid="04b26fd2"/>
    </style:style>
    <style:style style:name="P1413" style:family="paragraph" style:parent-style-name="Table_20_Heading">
      <style:text-properties officeooo:rsid="0072bc42" officeooo:paragraph-rsid="04b805f2"/>
    </style:style>
    <style:style style:name="P1414" style:family="paragraph" style:parent-style-name="Table_20_Heading">
      <style:text-properties officeooo:rsid="0072bc42" officeooo:paragraph-rsid="04bb5373"/>
    </style:style>
    <style:style style:name="P1415" style:family="paragraph" style:parent-style-name="Table_20_Heading">
      <style:text-properties officeooo:rsid="0072bc42" officeooo:paragraph-rsid="04befcc9"/>
    </style:style>
    <style:style style:name="P1416" style:family="paragraph" style:parent-style-name="Table_20_Heading">
      <style:text-properties officeooo:rsid="0072bc42" officeooo:paragraph-rsid="04bf85af"/>
    </style:style>
    <style:style style:name="P1417" style:family="paragraph" style:parent-style-name="Table_20_Heading">
      <style:text-properties officeooo:rsid="0072bc42" officeooo:paragraph-rsid="04d2ca41"/>
    </style:style>
    <style:style style:name="P1418" style:family="paragraph" style:parent-style-name="Table_20_Heading">
      <style:text-properties officeooo:rsid="0072bc42" officeooo:paragraph-rsid="04d2ca72"/>
    </style:style>
    <style:style style:name="P1419" style:family="paragraph" style:parent-style-name="Table_20_Heading">
      <style:text-properties officeooo:rsid="0072bc42" officeooo:paragraph-rsid="04d3941d"/>
    </style:style>
    <style:style style:name="P1420" style:family="paragraph" style:parent-style-name="Table_20_Heading">
      <style:text-properties officeooo:rsid="0072bc42" officeooo:paragraph-rsid="04d5d2b8"/>
    </style:style>
    <style:style style:name="P1421" style:family="paragraph" style:parent-style-name="Table_20_Heading">
      <style:text-properties officeooo:rsid="0072bc42" officeooo:paragraph-rsid="04e9b4a9"/>
    </style:style>
    <style:style style:name="P1422" style:family="paragraph" style:parent-style-name="Table_20_Heading">
      <style:text-properties officeooo:rsid="04b77091" officeooo:paragraph-rsid="04b77091"/>
    </style:style>
    <style:style style:name="P1423" style:family="paragraph" style:parent-style-name="Table_20_Heading">
      <style:text-properties officeooo:rsid="04b77091" officeooo:paragraph-rsid="04b805f2"/>
    </style:style>
    <style:style style:name="P1424" style:family="paragraph" style:parent-style-name="Table_20_Heading">
      <style:text-properties officeooo:rsid="04b77091" officeooo:paragraph-rsid="04bb5373"/>
    </style:style>
    <style:style style:name="P1425" style:family="paragraph" style:parent-style-name="Table_20_Heading">
      <style:text-properties officeooo:rsid="04b77091" officeooo:paragraph-rsid="04befcc9"/>
    </style:style>
    <style:style style:name="P1426" style:family="paragraph" style:parent-style-name="Table_20_Heading">
      <style:text-properties officeooo:rsid="04b77091" officeooo:paragraph-rsid="04bf85af"/>
    </style:style>
    <style:style style:name="P1427" style:family="paragraph" style:parent-style-name="Table_20_Heading">
      <style:text-properties officeooo:rsid="04b77091" officeooo:paragraph-rsid="04e9b4a9"/>
    </style:style>
    <style:style style:name="P1428" style:family="paragraph" style:parent-style-name="Table_20_Heading">
      <style:text-properties officeooo:rsid="04c6fad2" officeooo:paragraph-rsid="04c6fad2"/>
    </style:style>
    <style:style style:name="P1429" style:family="paragraph" style:parent-style-name="Table_20_Heading">
      <style:text-properties officeooo:rsid="04c6fad2" officeooo:paragraph-rsid="04caaff2"/>
    </style:style>
    <style:style style:name="P1430" style:family="paragraph" style:parent-style-name="Table_20_Heading">
      <style:text-properties officeooo:rsid="04c6fad2" officeooo:paragraph-rsid="04cb2e7f"/>
    </style:style>
    <style:style style:name="P1431" style:family="paragraph" style:parent-style-name="Table_20_Heading">
      <style:text-properties officeooo:rsid="04d239bc" officeooo:paragraph-rsid="04d2ca41"/>
    </style:style>
    <style:style style:name="P1432" style:family="paragraph" style:parent-style-name="Table_20_Heading">
      <style:text-properties officeooo:rsid="04d239bc" officeooo:paragraph-rsid="04d2ca72"/>
    </style:style>
    <style:style style:name="P1433" style:family="paragraph" style:parent-style-name="Table_20_Heading">
      <style:text-properties officeooo:rsid="04d239bc" officeooo:paragraph-rsid="04d3941d"/>
    </style:style>
    <style:style style:name="P1434" style:family="paragraph" style:parent-style-name="Table_20_Heading">
      <style:text-properties officeooo:rsid="04d239bc" officeooo:paragraph-rsid="04d5d2b8"/>
    </style:style>
    <style:style style:name="P1435"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rsid="00280115" officeooo:paragraph-rsid="0001ebe6"/>
    </style:style>
    <style:style style:name="P1436" style:family="paragraph" style:parent-style-name="Text_20_body" style:list-style-name="L1">
      <style:text-properties officeooo:rsid="04804f0b" officeooo:paragraph-rsid="04807878"/>
    </style:style>
    <style:style style:name="P1437" style:family="paragraph" style:parent-style-name="Text_20_body" style:list-style-name="L1">
      <style:text-properties officeooo:rsid="0481cc77" officeooo:paragraph-rsid="0481cc77"/>
    </style:style>
    <style:style style:name="P1438" style:family="paragraph" style:parent-style-name="Text_20_body" style:list-style-name="L2">
      <style:text-properties officeooo:rsid="0484b541" officeooo:paragraph-rsid="0484b541"/>
    </style:style>
    <style:style style:name="P1439" style:family="paragraph" style:parent-style-name="Text_20_body" style:list-style-name="L3">
      <style:text-properties officeooo:rsid="0311e0b0" officeooo:paragraph-rsid="0001ebe6"/>
    </style:style>
    <style:style style:name="P1440" style:family="paragraph" style:parent-style-name="Text_20_body" style:list-style-name="L3">
      <style:text-properties officeooo:rsid="0311e0b0" officeooo:paragraph-rsid="040487f0"/>
    </style:style>
    <style:style style:name="P1441" style:family="paragraph" style:parent-style-name="Text_20_body" style:list-style-name="L3">
      <style:text-properties officeooo:rsid="03133c38" officeooo:paragraph-rsid="0001ebe6"/>
    </style:style>
    <style:style style:name="P1442" style:family="paragraph" style:parent-style-name="Text_20_body" style:list-style-name="L3">
      <style:text-properties officeooo:rsid="03133c38" officeooo:paragraph-rsid="040487f0"/>
    </style:style>
    <style:style style:name="P1443" style:family="paragraph" style:parent-style-name="Text_20_body" style:list-style-name="L3">
      <style:text-properties officeooo:rsid="040487f0" officeooo:paragraph-rsid="040581e6"/>
    </style:style>
    <style:style style:name="P1444" style:family="paragraph" style:parent-style-name="Text_20_body" style:list-style-name="L3">
      <style:text-properties officeooo:rsid="042c27be" officeooo:paragraph-rsid="042c27be"/>
    </style:style>
    <style:style style:name="P1445" style:family="paragraph" style:parent-style-name="Text_20_body" style:list-style-name="L4">
      <style:text-properties officeooo:rsid="0314e814" officeooo:paragraph-rsid="0001ebe6"/>
    </style:style>
    <style:style style:name="P1446" style:family="paragraph" style:parent-style-name="Text_20_body" style:list-style-name="L4">
      <style:text-properties officeooo:rsid="031522ad" officeooo:paragraph-rsid="0001ebe6"/>
    </style:style>
    <style:style style:name="P1447" style:family="paragraph" style:parent-style-name="Text_20_body" style:list-style-name="L5">
      <style:text-properties officeooo:paragraph-rsid="042d9e0e"/>
    </style:style>
    <style:style style:name="P1448" style:family="paragraph" style:parent-style-name="Text_20_body" style:list-style-name="L5">
      <style:text-properties style:use-window-font-color="true" officeooo:rsid="034e487d" officeooo:paragraph-rsid="03578310"/>
    </style:style>
    <style:style style:name="P1449" style:family="paragraph" style:parent-style-name="Text_20_body" style:list-style-name="L9">
      <style:text-properties style:use-window-font-color="true" style:text-underline-style="none" officeooo:rsid="0206628b" officeooo:paragraph-rsid="0001ebe6"/>
    </style:style>
    <style:style style:name="P1450" style:family="paragraph" style:parent-style-name="Text_20_body" style:list-style-name="L9">
      <style:text-properties style:use-window-font-color="true" style:text-underline-style="none" officeooo:rsid="0183d0bf" officeooo:paragraph-rsid="028efbeb" fo:background-color="transparent"/>
    </style:style>
    <style:style style:name="P1451" style:family="paragraph" style:parent-style-name="Text_20_body" style:list-style-name="L5">
      <style:text-properties officeooo:rsid="034e487d" officeooo:paragraph-rsid="042d9e0e"/>
    </style:style>
    <style:style style:name="P1452" style:family="paragraph" style:parent-style-name="Text_20_body" style:list-style-name="L6">
      <style:text-properties officeooo:rsid="034e487d" officeooo:paragraph-rsid="035b4c1d"/>
    </style:style>
    <style:style style:name="P1453" style:family="paragraph" style:parent-style-name="Text_20_body" style:list-style-name="L7">
      <style:text-properties officeooo:rsid="036036ec" officeooo:paragraph-rsid="0430cd36"/>
    </style:style>
    <style:style style:name="P1454" style:family="paragraph" style:parent-style-name="Text_20_body" style:list-style-name="L8">
      <style:text-properties officeooo:rsid="037e4cab" officeooo:paragraph-rsid="037e4cab"/>
    </style:style>
    <style:style style:name="P1455" style:family="paragraph" style:parent-style-name="Text_20_body" style:list-style-name="L10">
      <style:text-properties officeooo:rsid="014d0fcf" officeooo:paragraph-rsid="049bf5eb"/>
    </style:style>
    <style:style style:name="P1456" style:family="paragraph" style:parent-style-name="Text_20_body" style:list-style-name="L11">
      <style:text-properties officeooo:rsid="02c0ea33" officeooo:paragraph-rsid="0001ebe6"/>
    </style:style>
    <style:style style:name="P1457" style:family="paragraph" style:parent-style-name="Text_20_body" style:list-style-name="L11">
      <style:text-properties officeooo:rsid="02c3b7b5" officeooo:paragraph-rsid="0001ebe6"/>
    </style:style>
    <style:style style:name="P1458" style:family="paragraph" style:parent-style-name="Text_20_body" style:list-style-name="L11">
      <style:text-properties officeooo:rsid="02c2b0dc" officeooo:paragraph-rsid="0001ebe6"/>
    </style:style>
    <style:style style:name="P1459" style:family="paragraph" style:parent-style-name="Text_20_body" style:list-style-name="L11">
      <style:text-properties officeooo:rsid="02c57034" officeooo:paragraph-rsid="0001ebe6"/>
    </style:style>
    <style:style style:name="P1460" style:family="paragraph" style:parent-style-name="Text_20_body" style:list-style-name="L11">
      <style:text-properties officeooo:rsid="01b8e932" officeooo:paragraph-rsid="01b8e932"/>
    </style:style>
    <style:style style:name="P1461" style:family="paragraph" style:parent-style-name="Text_20_body" style:list-style-name="L12">
      <style:text-properties officeooo:rsid="02b14659" officeooo:paragraph-rsid="02f52730"/>
    </style:style>
    <style:style style:name="P1462" style:family="paragraph" style:parent-style-name="Text_20_body" style:list-style-name="L12">
      <style:text-properties officeooo:rsid="02b14659" officeooo:paragraph-rsid="01c37f53"/>
    </style:style>
    <style:style style:name="P1463" style:family="paragraph" style:parent-style-name="Text_20_body" style:list-style-name="L12">
      <style:text-properties officeooo:rsid="02b14659" officeooo:paragraph-rsid="0001ebe6"/>
    </style:style>
    <style:style style:name="P1464" style:family="paragraph" style:parent-style-name="Text_20_body" style:list-style-name="L13">
      <style:text-properties officeooo:rsid="02cc92c8" officeooo:paragraph-rsid="0001ebe6"/>
    </style:style>
    <style:style style:name="P1465" style:family="paragraph" style:parent-style-name="Text_20_body" style:list-style-name="L13">
      <style:text-properties officeooo:rsid="02cfe803" officeooo:paragraph-rsid="0001ebe6"/>
    </style:style>
    <style:style style:name="P1466" style:family="paragraph" style:parent-style-name="Text_20_body" style:list-style-name="L14">
      <style:text-properties officeooo:rsid="01bf35bc" officeooo:paragraph-rsid="01c25c1c"/>
    </style:style>
    <style:style style:name="P1467" style:family="paragraph" style:parent-style-name="Text_20_body" style:list-style-name="L15">
      <style:text-properties officeooo:rsid="02d14c27" officeooo:paragraph-rsid="0001ebe6"/>
    </style:style>
    <style:style style:name="P1468" style:family="paragraph" style:parent-style-name="Text_20_body" style:list-style-name="L15">
      <style:text-properties officeooo:rsid="02d14c27" officeooo:paragraph-rsid="01c25c1c"/>
    </style:style>
    <style:style style:name="P1469" style:family="paragraph" style:parent-style-name="Text_20_body" style:list-style-name="L16">
      <style:text-properties officeooo:rsid="02d14c27" officeooo:paragraph-rsid="01c25c1c"/>
    </style:style>
    <style:style style:name="P1470" style:family="paragraph" style:parent-style-name="Text_20_body" style:list-style-name="L17">
      <style:text-properties officeooo:rsid="02b94e06" officeooo:paragraph-rsid="02f6ee5c"/>
    </style:style>
    <style:style style:name="P1471" style:family="paragraph" style:parent-style-name="Text_20_body" style:list-style-name="L17">
      <style:text-properties officeooo:rsid="02be7d9c" officeooo:paragraph-rsid="02f6ee5c"/>
    </style:style>
    <style:style style:name="P1472" style:family="paragraph" style:parent-style-name="Text_20_body" style:list-style-name="L17">
      <style:text-properties officeooo:rsid="02bf3be0" officeooo:paragraph-rsid="02f6ee5c"/>
    </style:style>
    <style:style style:name="P1473" style:family="paragraph" style:parent-style-name="Text_20_body" style:list-style-name="L17">
      <style:text-properties officeooo:rsid="02bf9193" officeooo:paragraph-rsid="02f6ee5c"/>
    </style:style>
    <style:style style:name="P1474" style:family="paragraph" style:parent-style-name="Text_20_body" style:list-style-name="L18">
      <style:text-properties fo:color="#000000" style:font-name="Liberation Serif" fo:font-size="12pt" officeooo:rsid="02d2d7a5" officeooo:paragraph-rsid="0001ebe6" style:font-size-asian="12pt" style:font-size-complex="12pt"/>
    </style:style>
    <style:style style:name="P1475" style:family="paragraph" style:parent-style-name="Text_20_body">
      <style:text-properties fo:color="#000000" style:font-name="Liberation Serif" fo:font-size="12pt" officeooo:rsid="02f1dbbb" officeooo:paragraph-rsid="02f52730" style:font-size-asian="12pt" style:font-size-complex="12pt"/>
    </style:style>
    <style:style style:name="P1476" style:family="paragraph" style:parent-style-name="Text_20_body">
      <style:text-properties fo:color="#000000" style:font-name="Liberation Serif" fo:font-size="12pt" officeooo:rsid="009f75f1" officeooo:paragraph-rsid="02f52730" style:font-size-asian="12pt" style:font-size-complex="12pt"/>
    </style:style>
    <style:style style:name="P1477" style:family="paragraph" style:parent-style-name="Text_20_body">
      <style:text-properties fo:color="#000000" style:font-name="Liberation Serif" fo:font-size="12pt" officeooo:rsid="00a5c257" officeooo:paragraph-rsid="033b6589" style:font-size-asian="12pt" style:font-size-complex="12pt"/>
    </style:style>
    <style:style style:name="P1478" style:family="paragraph" style:parent-style-name="Text_20_body">
      <style:text-properties fo:color="#000000" style:font-name="Liberation Serif" fo:font-size="12pt" officeooo:rsid="00a2abea" officeooo:paragraph-rsid="00dc5d08" style:font-size-asian="12pt" style:font-size-complex="12pt"/>
    </style:style>
    <style:style style:name="P1479" style:family="paragraph" style:parent-style-name="Text_20_body" style:list-style-name="L19">
      <style:text-properties style:font-name="Liberation Serif" fo:font-size="12pt" officeooo:rsid="0254d1d0" officeooo:paragraph-rsid="0001ebe6" style:font-size-asian="12pt" style:font-size-complex="12pt"/>
    </style:style>
    <style:style style:name="P1480" style:family="paragraph" style:parent-style-name="Text_20_body" style:list-style-name="L19">
      <style:text-properties style:font-name="Liberation Serif" fo:font-size="12pt" officeooo:rsid="0254d1d0" officeooo:paragraph-rsid="02031eff" style:font-size-asian="12pt" style:font-size-complex="12pt"/>
    </style:style>
    <style:style style:name="P1481" style:family="paragraph" style:parent-style-name="Text_20_body">
      <style:text-properties style:font-name="Liberation Serif" fo:font-size="12pt" officeooo:rsid="0090fee5" officeooo:paragraph-rsid="00e3a6bd" style:font-size-asian="12pt" style:font-size-complex="12pt"/>
    </style:style>
    <style:style style:name="P1482" style:family="paragraph" style:parent-style-name="Text_20_body">
      <style:text-properties officeooo:rsid="0037741a" officeooo:paragraph-rsid="004dd6dd"/>
    </style:style>
    <style:style style:name="P1483" style:family="paragraph" style:parent-style-name="Text_20_body">
      <style:text-properties officeooo:rsid="0037741a" officeooo:paragraph-rsid="0038dea2"/>
    </style:style>
    <style:style style:name="P1484" style:family="paragraph" style:parent-style-name="Text_20_body">
      <style:text-properties officeooo:rsid="0037741a" officeooo:paragraph-rsid="051f0743"/>
    </style:style>
    <style:style style:name="P1485" style:family="paragraph" style:parent-style-name="Text_20_body">
      <style:text-properties officeooo:rsid="0037741a" officeooo:paragraph-rsid="051f7609"/>
    </style:style>
    <style:style style:name="P1486" style:family="paragraph" style:parent-style-name="Text_20_body">
      <style:text-properties officeooo:rsid="00365225" officeooo:paragraph-rsid="0038dea2"/>
    </style:style>
    <style:style style:name="P1487" style:family="paragraph" style:parent-style-name="Text_20_body">
      <style:text-properties officeooo:rsid="00365225" officeooo:paragraph-rsid="051f0743"/>
    </style:style>
    <style:style style:name="P1488" style:family="paragraph" style:parent-style-name="Text_20_body">
      <style:text-properties officeooo:rsid="00365225" officeooo:paragraph-rsid="051f7609"/>
    </style:style>
    <style:style style:name="P1489" style:family="paragraph" style:parent-style-name="Text_20_body">
      <style:text-properties officeooo:rsid="0044ce77" officeooo:paragraph-rsid="00602e45"/>
    </style:style>
    <style:style style:name="P1490" style:family="paragraph" style:parent-style-name="Text_20_body">
      <style:text-properties officeooo:rsid="0044ce77" officeooo:paragraph-rsid="0524f783"/>
    </style:style>
    <style:style style:name="P1491" style:family="paragraph" style:parent-style-name="Text_20_body">
      <style:text-properties officeooo:rsid="0044ce77" officeooo:paragraph-rsid="05267a15"/>
    </style:style>
    <style:style style:name="P1492" style:family="paragraph" style:parent-style-name="Text_20_body">
      <style:text-properties officeooo:rsid="0044ce77" officeooo:paragraph-rsid="0528e8ee"/>
    </style:style>
    <style:style style:name="P1493" style:family="paragraph" style:parent-style-name="Text_20_body">
      <style:text-properties officeooo:rsid="0044ce77" officeooo:paragraph-rsid="0529d6f7"/>
    </style:style>
    <style:style style:name="P1494" style:family="paragraph" style:parent-style-name="Text_20_body">
      <style:text-properties officeooo:rsid="0044ce77" officeooo:paragraph-rsid="016d4486"/>
    </style:style>
    <style:style style:name="P1495" style:family="paragraph" style:parent-style-name="Text_20_body">
      <style:text-properties officeooo:rsid="0044ce77" officeooo:paragraph-rsid="052f419e"/>
    </style:style>
    <style:style style:name="P1496" style:family="paragraph" style:parent-style-name="Text_20_body">
      <style:text-properties officeooo:rsid="0046e3a5" officeooo:paragraph-rsid="051f0743"/>
    </style:style>
    <style:style style:name="P1497" style:family="paragraph" style:parent-style-name="Text_20_body">
      <style:text-properties officeooo:rsid="0046e3a5" officeooo:paragraph-rsid="051f7609"/>
    </style:style>
    <style:style style:name="P1498" style:family="paragraph" style:parent-style-name="Text_20_body">
      <style:text-properties officeooo:rsid="0046e3a5" officeooo:paragraph-rsid="005f7717"/>
    </style:style>
    <style:style style:name="P1499" style:family="paragraph" style:parent-style-name="Text_20_body">
      <style:text-properties officeooo:rsid="0046e3a5" officeooo:paragraph-rsid="0524f783"/>
    </style:style>
    <style:style style:name="P1500" style:family="paragraph" style:parent-style-name="Text_20_body">
      <style:text-properties officeooo:rsid="0046e3a5" officeooo:paragraph-rsid="05267a15"/>
    </style:style>
    <style:style style:name="P1501" style:family="paragraph" style:parent-style-name="Text_20_body">
      <style:text-properties officeooo:rsid="0046e3a5" officeooo:paragraph-rsid="0528e8ee"/>
    </style:style>
    <style:style style:name="P1502" style:family="paragraph" style:parent-style-name="Text_20_body">
      <style:text-properties officeooo:rsid="0046e3a5" officeooo:paragraph-rsid="0529d6f7"/>
    </style:style>
    <style:style style:name="P1503" style:family="paragraph" style:parent-style-name="Text_20_body">
      <style:text-properties officeooo:rsid="0046e3a5" officeooo:paragraph-rsid="052f419e"/>
    </style:style>
    <style:style style:name="P1504" style:family="paragraph" style:parent-style-name="Text_20_body">
      <style:text-properties officeooo:rsid="003e9369" officeooo:paragraph-rsid="051f0743"/>
    </style:style>
    <style:style style:name="P1505" style:family="paragraph" style:parent-style-name="Text_20_body">
      <style:text-properties officeooo:rsid="003e9369" officeooo:paragraph-rsid="051f7609"/>
    </style:style>
    <style:style style:name="P1506" style:family="paragraph" style:parent-style-name="Text_20_body">
      <style:text-properties officeooo:rsid="003e9369" officeooo:paragraph-rsid="052f419e"/>
    </style:style>
    <style:style style:name="P1507" style:family="paragraph" style:parent-style-name="Text_20_body">
      <style:text-properties officeooo:rsid="004c8a65" officeooo:paragraph-rsid="052f419e"/>
    </style:style>
    <style:style style:name="P1508" style:family="paragraph" style:parent-style-name="Text_20_body">
      <style:text-properties officeooo:rsid="003fa6cc" officeooo:paragraph-rsid="051f0743"/>
    </style:style>
    <style:style style:name="P1509" style:family="paragraph" style:parent-style-name="Text_20_body">
      <style:text-properties officeooo:rsid="003fa6cc" officeooo:paragraph-rsid="051f7609"/>
    </style:style>
    <style:style style:name="P1510" style:family="paragraph" style:parent-style-name="Text_20_body">
      <style:text-properties officeooo:rsid="003fa6cc" officeooo:paragraph-rsid="052f419e"/>
    </style:style>
    <style:style style:name="P1511" style:family="paragraph" style:parent-style-name="Text_20_body">
      <style:text-properties officeooo:rsid="0049f74a" officeooo:paragraph-rsid="051f0743"/>
    </style:style>
    <style:style style:name="P1512" style:family="paragraph" style:parent-style-name="Text_20_body">
      <style:text-properties officeooo:rsid="0049f74a" officeooo:paragraph-rsid="051f7609"/>
    </style:style>
    <style:style style:name="P1513" style:family="paragraph" style:parent-style-name="Text_20_body">
      <style:text-properties officeooo:rsid="051f0829" officeooo:paragraph-rsid="051f0829"/>
    </style:style>
    <style:style style:name="P1514" style:family="paragraph" style:parent-style-name="Text_20_body">
      <style:text-properties officeooo:rsid="051f0829" officeooo:paragraph-rsid="051f7609"/>
    </style:style>
    <style:style style:name="P1515" style:family="paragraph" style:parent-style-name="Text_20_body">
      <style:text-properties officeooo:rsid="0520ce4a" officeooo:paragraph-rsid="0520ce4a"/>
    </style:style>
    <style:style style:name="P1516" style:family="paragraph" style:parent-style-name="Text_20_body">
      <style:text-properties officeooo:rsid="0520ce4a" officeooo:paragraph-rsid="052f419e"/>
    </style:style>
    <style:style style:name="P1517" style:family="paragraph" style:parent-style-name="Text_20_body">
      <style:text-properties officeooo:rsid="05230449" officeooo:paragraph-rsid="05230449"/>
    </style:style>
    <style:style style:name="P1518" style:family="paragraph" style:parent-style-name="Text_20_body">
      <style:text-properties officeooo:rsid="05230449" officeooo:paragraph-rsid="0529d6f7"/>
    </style:style>
    <style:style style:name="P1519" style:family="paragraph" style:parent-style-name="Text_20_body">
      <style:text-properties officeooo:rsid="05230449" officeooo:paragraph-rsid="052f419e"/>
    </style:style>
    <style:style style:name="P1520" style:family="paragraph" style:parent-style-name="Text_20_body">
      <style:text-properties officeooo:paragraph-rsid="0001ebe6"/>
    </style:style>
    <style:style style:name="P1521" style:family="paragraph" style:parent-style-name="Text_20_body">
      <style:text-properties officeooo:rsid="0523db0c" officeooo:paragraph-rsid="0523db0c"/>
    </style:style>
    <style:style style:name="P1522" style:family="paragraph" style:parent-style-name="Text_20_body">
      <style:text-properties officeooo:rsid="0523db0c" officeooo:paragraph-rsid="0528e8ee"/>
    </style:style>
    <style:style style:name="P1523" style:family="paragraph" style:parent-style-name="Text_20_body">
      <style:text-properties officeooo:rsid="0523db0c" officeooo:paragraph-rsid="0529d6f7"/>
    </style:style>
    <style:style style:name="P1524" style:family="paragraph" style:parent-style-name="Text_20_body">
      <style:text-properties officeooo:rsid="0523db0c" officeooo:paragraph-rsid="052f419e"/>
    </style:style>
    <style:style style:name="P1525" style:family="paragraph" style:parent-style-name="Text_20_body">
      <style:text-properties officeooo:rsid="005b1b72" officeooo:paragraph-rsid="0524f783"/>
    </style:style>
    <style:style style:name="P1526" style:family="paragraph" style:parent-style-name="Text_20_body">
      <style:text-properties officeooo:rsid="005b1b72" officeooo:paragraph-rsid="05267a15"/>
    </style:style>
    <style:style style:name="P1527" style:family="paragraph" style:parent-style-name="Text_20_body">
      <style:text-properties officeooo:rsid="005b1b72" officeooo:paragraph-rsid="0528e8ee"/>
    </style:style>
    <style:style style:name="P1528" style:family="paragraph" style:parent-style-name="Text_20_body">
      <style:text-properties officeooo:rsid="005b1b72" officeooo:paragraph-rsid="0529d6f7"/>
    </style:style>
    <style:style style:name="P1529" style:family="paragraph" style:parent-style-name="Text_20_body">
      <style:text-properties officeooo:rsid="005b1b72" officeooo:paragraph-rsid="052f419e"/>
    </style:style>
    <style:style style:name="P1530" style:family="paragraph" style:parent-style-name="Text_20_body">
      <style:text-properties officeooo:rsid="016e4cd2" officeooo:paragraph-rsid="0524f783"/>
    </style:style>
    <style:style style:name="P1531" style:family="paragraph" style:parent-style-name="Text_20_body">
      <style:text-properties officeooo:rsid="016e4cd2" officeooo:paragraph-rsid="05267a15"/>
    </style:style>
    <style:style style:name="P1532" style:family="paragraph" style:parent-style-name="Text_20_body">
      <style:text-properties officeooo:rsid="016e4cd2" officeooo:paragraph-rsid="04d07cd5"/>
    </style:style>
    <style:style style:name="P1533" style:family="paragraph" style:parent-style-name="Text_20_body">
      <style:text-properties officeooo:rsid="016e4cd2" officeooo:paragraph-rsid="0528e8ee"/>
    </style:style>
    <style:style style:name="P1534" style:family="paragraph" style:parent-style-name="Text_20_body">
      <style:text-properties officeooo:rsid="016e4cd2" officeooo:paragraph-rsid="0529d6f7"/>
    </style:style>
    <style:style style:name="P1535" style:family="paragraph" style:parent-style-name="Text_20_body">
      <style:text-properties officeooo:rsid="016e4cd2" officeooo:paragraph-rsid="052f419e"/>
    </style:style>
    <style:style style:name="P1536" style:family="paragraph" style:parent-style-name="Text_20_body">
      <style:text-properties officeooo:rsid="0524f783" officeooo:paragraph-rsid="0524f783"/>
    </style:style>
    <style:style style:name="P1537" style:family="paragraph" style:parent-style-name="Text_20_body">
      <style:text-properties officeooo:rsid="0524f783" officeooo:paragraph-rsid="05267a15"/>
    </style:style>
    <style:style style:name="P1538" style:family="paragraph" style:parent-style-name="Text_20_body">
      <style:text-properties officeooo:rsid="0524f783" officeooo:paragraph-rsid="0528e8ee"/>
    </style:style>
    <style:style style:name="P1539" style:family="paragraph" style:parent-style-name="Text_20_body">
      <style:text-properties officeooo:rsid="0524f783" officeooo:paragraph-rsid="0529d6f7"/>
    </style:style>
    <style:style style:name="P1540" style:family="paragraph" style:parent-style-name="Text_20_body">
      <style:text-properties officeooo:rsid="0524f783" officeooo:paragraph-rsid="052dbfbb"/>
    </style:style>
    <style:style style:name="P1541" style:family="paragraph" style:parent-style-name="Text_20_body">
      <style:text-properties officeooo:rsid="0524f783" officeooo:paragraph-rsid="052f419e"/>
    </style:style>
    <style:style style:name="P1542" style:family="paragraph" style:parent-style-name="Text_20_body">
      <style:text-properties officeooo:rsid="052618c5" officeooo:paragraph-rsid="052618c5"/>
    </style:style>
    <style:style style:name="P1543" style:family="paragraph" style:parent-style-name="Text_20_body">
      <style:text-properties officeooo:rsid="052618c5" officeooo:paragraph-rsid="05285778"/>
    </style:style>
    <style:style style:name="P1544" style:family="paragraph" style:parent-style-name="Text_20_body">
      <style:text-properties officeooo:rsid="052618c5" officeooo:paragraph-rsid="0528e8ee"/>
    </style:style>
    <style:style style:name="P1545" style:family="paragraph" style:parent-style-name="Text_20_body">
      <style:text-properties officeooo:rsid="052618c5" officeooo:paragraph-rsid="0529d6f7"/>
    </style:style>
    <style:style style:name="P1546" style:family="paragraph" style:parent-style-name="Text_20_body">
      <style:text-properties officeooo:rsid="052618c5" officeooo:paragraph-rsid="052f419e"/>
    </style:style>
    <style:style style:name="P1547" style:family="paragraph" style:parent-style-name="Text_20_body">
      <style:text-properties officeooo:rsid="05267a15" officeooo:paragraph-rsid="05267a15"/>
    </style:style>
    <style:style style:name="P1548" style:family="paragraph" style:parent-style-name="Text_20_body">
      <style:text-properties officeooo:rsid="05267a15" officeooo:paragraph-rsid="0528e8ee"/>
    </style:style>
    <style:style style:name="P1549" style:family="paragraph" style:parent-style-name="Text_20_body">
      <style:text-properties officeooo:rsid="05267a15" officeooo:paragraph-rsid="0529d6f7"/>
    </style:style>
    <style:style style:name="P1550" style:family="paragraph" style:parent-style-name="Text_20_body">
      <style:text-properties officeooo:rsid="05267a15" officeooo:paragraph-rsid="052f419e"/>
    </style:style>
    <style:style style:name="P1551" style:family="paragraph" style:parent-style-name="Text_20_body">
      <style:text-properties officeooo:paragraph-rsid="0528e8ee"/>
    </style:style>
    <style:style style:name="P1552" style:family="paragraph" style:parent-style-name="Text_20_body">
      <style:text-properties officeooo:paragraph-rsid="0529d6f7"/>
    </style:style>
    <style:style style:name="P1553" style:family="paragraph" style:parent-style-name="Text_20_body">
      <style:text-properties officeooo:rsid="016b6cb1" officeooo:paragraph-rsid="052f419e"/>
    </style:style>
    <style:style style:name="P1554" style:family="paragraph" style:parent-style-name="Text_20_body">
      <style:text-properties officeooo:rsid="0172a4b9" officeooo:paragraph-rsid="052f419e"/>
    </style:style>
    <style:style style:name="P1555" style:family="paragraph" style:parent-style-name="Text_20_body">
      <style:text-properties officeooo:paragraph-rsid="052f419e"/>
    </style:style>
    <style:style style:name="P1556" style:family="paragraph" style:parent-style-name="Text_20_body">
      <style:text-properties officeooo:rsid="0155c024" officeooo:paragraph-rsid="01764882"/>
    </style:style>
    <style:style style:name="P1557" style:family="paragraph" style:parent-style-name="Text_20_body">
      <style:text-properties officeooo:rsid="010aa9af" officeooo:paragraph-rsid="0297fbbc"/>
    </style:style>
    <style:style style:name="P1558" style:family="paragraph" style:parent-style-name="Text_20_body">
      <style:text-properties officeooo:rsid="005f1089" officeooo:paragraph-rsid="0001ebe6"/>
    </style:style>
    <style:style style:name="P1559" style:family="paragraph" style:parent-style-name="Text_20_body">
      <style:text-properties officeooo:rsid="03020084" officeooo:paragraph-rsid="0508311f"/>
    </style:style>
    <style:style style:name="P1560" style:family="paragraph" style:parent-style-name="Text_20_body">
      <style:text-properties officeooo:rsid="00a3f5c8" officeooo:paragraph-rsid="0412678d"/>
    </style:style>
    <style:style style:name="P1561" style:family="paragraph" style:parent-style-name="Text_20_body">
      <style:text-properties officeooo:paragraph-rsid="04e9b4a9"/>
    </style:style>
    <style:style style:name="P1562" style:family="paragraph" style:parent-style-name="Text_20_body">
      <style:text-properties officeooo:rsid="0063e0c4" officeooo:paragraph-rsid="0063e0c4"/>
    </style:style>
    <style:style style:name="P1563" style:family="paragraph" style:parent-style-name="Text_20_body">
      <style:text-properties officeooo:paragraph-rsid="005b1b72"/>
    </style:style>
    <style:style style:name="P1564" style:family="paragraph" style:parent-style-name="Text_20_body">
      <style:text-properties officeooo:paragraph-rsid="0208bb76"/>
    </style:style>
    <style:style style:name="P1565" style:family="paragraph" style:parent-style-name="Text_20_body">
      <style:text-properties officeooo:rsid="00963067" officeooo:paragraph-rsid="021e2d15"/>
    </style:style>
    <style:style style:name="P1566" style:family="paragraph" style:parent-style-name="Text_20_body">
      <style:text-properties officeooo:rsid="00747ff3" officeooo:paragraph-rsid="0083134b"/>
    </style:style>
    <style:style style:name="P1567" style:family="paragraph" style:parent-style-name="Standard">
      <style:text-properties officeooo:rsid="00365225" officeooo:paragraph-rsid="0038dea2"/>
    </style:style>
    <style:style style:name="P1568" style:family="paragraph" style:parent-style-name="Standard">
      <style:text-properties officeooo:rsid="00365225" officeooo:paragraph-rsid="051f0743"/>
    </style:style>
    <style:style style:name="P1569" style:family="paragraph" style:parent-style-name="Standard">
      <style:text-properties style:use-window-font-color="true" style:font-name="Consolas" fo:font-size="9.5pt" officeooo:rsid="0520ce4a" officeooo:paragraph-rsid="0520ce4a" fo:background-color="#ffffff" style:font-size-asian="9.5pt"/>
    </style:style>
    <style:style style:name="P1570" style:family="paragraph" style:parent-style-name="Standard">
      <style:text-properties style:use-window-font-color="true" style:font-name="Consolas" fo:font-size="9.5pt" officeooo:rsid="0520ce4a" officeooo:paragraph-rsid="0529d6f7" fo:background-color="#ffffff" style:font-size-asian="9.5pt"/>
    </style:style>
    <style:style style:name="P1571" style:family="paragraph" style:parent-style-name="Standard">
      <style:text-properties style:use-window-font-color="true" style:font-name="Consolas" fo:font-size="9.5pt" officeooo:rsid="0520ce4a" officeooo:paragraph-rsid="052f419e" fo:background-color="#ffffff" style:font-size-asian="9.5pt"/>
    </style:style>
    <style:style style:name="P1572" style:family="paragraph" style:parent-style-name="Standard">
      <style:paragraph-properties fo:line-height="150%"/>
      <style:text-properties style:use-window-font-color="true" style:font-name="Consolas" fo:font-size="9.5pt" officeooo:paragraph-rsid="005c392e" fo:background-color="#ffffff" style:font-size-asian="9.5pt"/>
    </style:style>
    <style:style style:name="P1573" style:family="paragraph" style:parent-style-name="Standard">
      <style:paragraph-properties fo:line-height="150%"/>
      <style:text-properties style:use-window-font-color="true" style:font-name="Consolas" fo:font-size="9.5pt" officeooo:paragraph-rsid="01156277" fo:background-color="#ffffff" style:font-size-asian="9.5pt"/>
    </style:style>
    <style:style style:name="P1574" style:family="paragraph" style:parent-style-name="Standard">
      <style:paragraph-properties fo:line-height="150%"/>
      <style:text-properties style:use-window-font-color="true" style:font-name="Consolas" fo:font-size="9.5pt" officeooo:paragraph-rsid="052f419e" fo:background-color="#ffffff" style:font-size-asian="9.5pt"/>
    </style:style>
    <style:style style:name="P1575" style:family="paragraph" style:parent-style-name="Standard">
      <style:text-properties style:use-window-font-color="true" style:font-name="Consolas" fo:font-size="9.5pt" officeooo:rsid="005c392e" officeooo:paragraph-rsid="052f419e" fo:background-color="#ffffff" style:font-size-asian="9.5pt"/>
    </style:style>
    <style:style style:name="P1576" style:family="paragraph" style:parent-style-name="Standard">
      <style:text-properties style:use-window-font-color="true" style:font-name="Consolas" fo:font-size="9.5pt" officeooo:rsid="01156277" officeooo:paragraph-rsid="052f419e" fo:background-color="#ffffff" style:font-size-asian="9.5pt"/>
    </style:style>
    <style:style style:name="P1577" style:family="paragraph" style:parent-style-name="Standard">
      <style:text-properties style:use-window-font-color="true" style:font-name="Consolas" fo:font-size="9.5pt" officeooo:paragraph-rsid="052f419e" fo:background-color="#ffffff" style:font-size-asian="9.5pt"/>
    </style:style>
    <style:style style:name="P1578" style:family="paragraph" style:parent-style-name="Standard">
      <style:text-properties style:use-window-font-color="true" officeooo:rsid="0524f783" officeooo:paragraph-rsid="0524f783"/>
    </style:style>
    <style:style style:name="P1579" style:family="paragraph" style:parent-style-name="Standard">
      <style:text-properties style:use-window-font-color="true" officeooo:rsid="0524f783" officeooo:paragraph-rsid="0528e8ee"/>
    </style:style>
    <style:style style:name="P1580" style:family="paragraph" style:parent-style-name="Standard">
      <style:text-properties style:use-window-font-color="true" officeooo:rsid="0524f783" officeooo:paragraph-rsid="0529d6f7"/>
    </style:style>
    <style:style style:name="P1581" style:family="paragraph" style:parent-style-name="Standard">
      <style:text-properties style:use-window-font-color="true" officeooo:rsid="0524f783" officeooo:paragraph-rsid="052f419e"/>
    </style:style>
    <style:style style:name="P1582" style:family="paragraph" style:parent-style-name="Standard">
      <style:text-properties style:use-window-font-color="true" officeooo:rsid="05267a15" officeooo:paragraph-rsid="05267a15"/>
    </style:style>
    <style:style style:name="P1583" style:family="paragraph" style:parent-style-name="Standard">
      <style:text-properties style:use-window-font-color="true" officeooo:rsid="05267a15" officeooo:paragraph-rsid="0528e8ee"/>
    </style:style>
    <style:style style:name="P1584" style:family="paragraph" style:parent-style-name="Standard">
      <style:text-properties style:use-window-font-color="true" officeooo:rsid="05267a15" officeooo:paragraph-rsid="0529d6f7"/>
    </style:style>
    <style:style style:name="P1585" style:family="paragraph" style:parent-style-name="Standard">
      <style:text-properties style:use-window-font-color="true" officeooo:rsid="05267a15" officeooo:paragraph-rsid="052f419e"/>
    </style:style>
    <style:style style:name="P1586" style:family="paragraph" style:parent-style-name="Standard">
      <style:text-properties officeooo:paragraph-rsid="0524f783"/>
    </style:style>
    <style:style style:name="P1587" style:family="paragraph" style:parent-style-name="Standard">
      <style:text-properties officeooo:rsid="0524f783" officeooo:paragraph-rsid="0524f783"/>
    </style:style>
    <style:style style:name="P1588" style:family="paragraph" style:parent-style-name="Standard">
      <style:text-properties officeooo:rsid="0524f783" officeooo:paragraph-rsid="0528e8ee"/>
    </style:style>
    <style:style style:name="P1589" style:family="paragraph" style:parent-style-name="Standard">
      <style:text-properties officeooo:rsid="0524f783" officeooo:paragraph-rsid="0529d6f7"/>
    </style:style>
    <style:style style:name="P1590" style:family="paragraph" style:parent-style-name="Standard">
      <style:text-properties officeooo:rsid="0524f783" officeooo:paragraph-rsid="052f419e"/>
    </style:style>
    <style:style style:name="P1591" style:family="paragraph" style:parent-style-name="Standard">
      <style:paragraph-properties fo:line-height="150%"/>
      <style:text-properties officeooo:paragraph-rsid="0524f783"/>
    </style:style>
    <style:style style:name="P1592" style:family="paragraph" style:parent-style-name="Standard">
      <style:paragraph-properties fo:line-height="150%"/>
      <style:text-properties officeooo:paragraph-rsid="052618c5"/>
    </style:style>
    <style:style style:name="P1593" style:family="paragraph" style:parent-style-name="Standard">
      <style:paragraph-properties fo:line-height="150%"/>
      <style:text-properties officeooo:paragraph-rsid="0528e8ee"/>
    </style:style>
    <style:style style:name="P1594" style:family="paragraph" style:parent-style-name="Standard">
      <style:paragraph-properties fo:line-height="150%"/>
      <style:text-properties officeooo:paragraph-rsid="0529d6f7"/>
    </style:style>
    <style:style style:name="P1595" style:family="paragraph" style:parent-style-name="Standard">
      <style:paragraph-properties fo:line-height="150%"/>
      <style:text-properties officeooo:paragraph-rsid="052f419e"/>
    </style:style>
    <style:style style:name="P1596" style:family="paragraph" style:parent-style-name="Standard">
      <style:text-properties officeooo:paragraph-rsid="052618c5"/>
    </style:style>
    <style:style style:name="P1597" style:family="paragraph" style:parent-style-name="Standard">
      <style:text-properties officeooo:rsid="05267a15" officeooo:paragraph-rsid="05267a15"/>
    </style:style>
    <style:style style:name="P1598" style:family="paragraph" style:parent-style-name="Standard">
      <style:text-properties officeooo:rsid="05267a15" officeooo:paragraph-rsid="0528e8ee"/>
    </style:style>
    <style:style style:name="P1599" style:family="paragraph" style:parent-style-name="Standard">
      <style:text-properties officeooo:rsid="05267a15" officeooo:paragraph-rsid="0529d6f7"/>
    </style:style>
    <style:style style:name="P1600" style:family="paragraph" style:parent-style-name="Standard">
      <style:text-properties officeooo:rsid="05267a15" officeooo:paragraph-rsid="052f419e"/>
    </style:style>
    <style:style style:name="P1601" style:family="paragraph" style:parent-style-name="Standard">
      <style:text-properties officeooo:paragraph-rsid="0528e8ee"/>
    </style:style>
    <style:style style:name="P1602" style:family="paragraph" style:parent-style-name="Standard">
      <style:text-properties officeooo:paragraph-rsid="0529d6f7"/>
    </style:style>
    <style:style style:name="P1603" style:family="paragraph" style:parent-style-name="Standard">
      <style:text-properties officeooo:paragraph-rsid="052f419e"/>
    </style:style>
    <style:style style:name="P1604" style:family="paragraph" style:parent-style-name="Heading_20_1">
      <style:text-properties officeooo:rsid="000c7203" officeooo:paragraph-rsid="0001ebe6"/>
    </style:style>
    <style:style style:name="P1605" style:family="paragraph" style:parent-style-name="Heading_20_1">
      <style:paragraph-properties fo:break-before="page"/>
      <style:text-properties officeooo:rsid="000768d1" officeooo:paragraph-rsid="0001ebe6"/>
    </style:style>
    <style:style style:name="P1606" style:family="paragraph" style:parent-style-name="Heading_20_1">
      <style:paragraph-properties fo:break-before="page"/>
      <style:text-properties officeooo:rsid="034764a0" officeooo:paragraph-rsid="0001ebe6"/>
    </style:style>
    <style:style style:name="P1607" style:family="paragraph" style:parent-style-name="Heading_20_1">
      <style:paragraph-properties fo:break-before="page"/>
      <style:text-properties officeooo:rsid="000c5dd5" officeooo:paragraph-rsid="0001ebe6"/>
    </style:style>
    <style:style style:name="P1608" style:family="paragraph" style:parent-style-name="Table_20_Contents">
      <style:paragraph-properties fo:text-align="center" style:justify-single-word="false"/>
      <style:text-properties officeooo:rsid="051c8aab" officeooo:paragraph-rsid="051c8aab"/>
    </style:style>
    <style:style style:name="P1609" style:family="paragraph" style:parent-style-name="Table_20_Contents">
      <style:paragraph-properties fo:text-align="center" style:justify-single-word="false"/>
      <style:text-properties officeooo:rsid="0532a860" officeooo:paragraph-rsid="0532a860"/>
    </style:style>
    <style:style style:name="P1610" style:family="paragraph" style:parent-style-name="Table_20_Contents">
      <style:text-properties officeooo:rsid="0532a860" officeooo:paragraph-rsid="0532a860"/>
    </style:style>
    <style:style style:name="P1611" style:family="paragraph" style:parent-style-name="Heading_20_2">
      <style:text-properties officeooo:rsid="024097a2" officeooo:paragraph-rsid="024097a2"/>
    </style:style>
    <style:style style:name="P1612" style:family="paragraph" style:parent-style-name="Heading_20_2">
      <style:text-properties officeooo:rsid="000768d1" officeooo:paragraph-rsid="0001ebe6"/>
    </style:style>
    <style:style style:name="P1613" style:family="paragraph" style:parent-style-name="Heading_20_2">
      <style:text-properties officeooo:rsid="00090d90" officeooo:paragraph-rsid="0001ebe6"/>
    </style:style>
    <style:style style:name="P1614" style:family="paragraph" style:parent-style-name="Heading_20_2">
      <style:text-properties officeooo:rsid="000c5dd5" officeooo:paragraph-rsid="0001ebe6"/>
    </style:style>
    <style:style style:name="P1615" style:family="paragraph" style:parent-style-name="Heading_20_2">
      <style:text-properties officeooo:rsid="011c9f84" officeooo:paragraph-rsid="0001ebe6"/>
    </style:style>
    <style:style style:name="P1616" style:family="paragraph" style:parent-style-name="Heading_20_2">
      <style:text-properties officeooo:rsid="03a47ae7" officeooo:paragraph-rsid="03a47ae7"/>
    </style:style>
    <style:style style:name="P1617" style:family="paragraph" style:parent-style-name="Heading_20_2">
      <style:text-properties officeooo:paragraph-rsid="048e299e"/>
    </style:style>
    <style:style style:name="P1618" style:family="paragraph" style:parent-style-name="Heading_20_2">
      <style:text-properties officeooo:rsid="000c7203" officeooo:paragraph-rsid="0001ebe6"/>
    </style:style>
    <style:style style:name="P1619" style:family="paragraph" style:parent-style-name="Heading_20_2">
      <style:text-properties officeooo:rsid="0197ad12" officeooo:paragraph-rsid="0001ebe6"/>
    </style:style>
    <style:style style:name="P1620" style:family="paragraph" style:parent-style-name="Heading_20_2">
      <style:text-properties officeooo:rsid="00acfe26" officeooo:paragraph-rsid="0001ebe6"/>
    </style:style>
    <style:style style:name="P1621" style:family="paragraph" style:parent-style-name="Heading_20_2">
      <style:text-properties officeooo:rsid="000eaefd" officeooo:paragraph-rsid="0001ebe6"/>
    </style:style>
    <style:style style:name="P1622" style:family="paragraph" style:parent-style-name="Heading_20_2">
      <style:paragraph-properties fo:break-before="page"/>
    </style:style>
    <style:style style:name="P1623" style:family="paragraph" style:parent-style-name="Heading_20_2">
      <style:paragraph-properties fo:break-before="page"/>
      <style:text-properties officeooo:rsid="00090d90" officeooo:paragraph-rsid="0001ebe6"/>
    </style:style>
    <style:style style:name="P1624" style:family="paragraph" style:parent-style-name="Heading_20_3" style:list-style-name="">
      <style:text-properties officeooo:paragraph-rsid="03e7bd63"/>
    </style:style>
    <style:style style:name="P1625" style:family="paragraph" style:parent-style-name="Heading_20_3">
      <style:text-properties officeooo:paragraph-rsid="0001ebe6"/>
    </style:style>
    <style:style style:name="P1626" style:family="paragraph" style:parent-style-name="Heading_20_3">
      <style:text-properties officeooo:rsid="000c5dd5" officeooo:paragraph-rsid="0001ebe6"/>
    </style:style>
    <style:style style:name="P1627" style:family="paragraph" style:parent-style-name="Heading_20_3">
      <style:text-properties officeooo:paragraph-rsid="0364fe71"/>
    </style:style>
    <style:style style:name="P1628" style:family="paragraph" style:parent-style-name="Heading_20_3">
      <style:text-properties officeooo:rsid="00756c71" officeooo:paragraph-rsid="01e213de"/>
    </style:style>
    <style:style style:name="P1629" style:family="paragraph" style:parent-style-name="Heading_20_3">
      <style:text-properties officeooo:rsid="009a09a0" officeooo:paragraph-rsid="0001ebe6"/>
    </style:style>
    <style:style style:name="P1630" style:family="paragraph" style:parent-style-name="Heading_20_3">
      <style:text-properties officeooo:rsid="01226e65" officeooo:paragraph-rsid="0197691f"/>
    </style:style>
    <style:style style:name="P1631" style:family="paragraph" style:parent-style-name="Heading_20_3">
      <style:text-properties officeooo:rsid="0134065f" officeooo:paragraph-rsid="0001ebe6"/>
    </style:style>
    <style:style style:name="P1632" style:family="paragraph" style:parent-style-name="Heading_20_3">
      <style:text-properties officeooo:paragraph-rsid="04d5d2b8"/>
    </style:style>
    <style:style style:name="P1633" style:family="paragraph" style:parent-style-name="Heading_20_3">
      <style:text-properties officeooo:rsid="03a47ae7" officeooo:paragraph-rsid="04d5d2b8"/>
    </style:style>
    <style:style style:name="P1634" style:family="paragraph" style:parent-style-name="Heading_20_3">
      <style:text-properties officeooo:rsid="03a47ae7" officeooo:paragraph-rsid="03a47ae7"/>
    </style:style>
    <style:style style:name="P1635" style:family="paragraph" style:parent-style-name="Heading_20_3">
      <style:text-properties officeooo:rsid="008d92dc" officeooo:paragraph-rsid="0001ebe6"/>
    </style:style>
    <style:style style:name="P1636" style:family="paragraph" style:parent-style-name="Heading_20_3">
      <style:text-properties officeooo:rsid="00118d52" officeooo:paragraph-rsid="048e299e"/>
    </style:style>
    <style:style style:name="P1637" style:family="paragraph" style:parent-style-name="Heading_20_3">
      <style:text-properties officeooo:paragraph-rsid="0376fd13"/>
    </style:style>
    <style:style style:name="P1638" style:family="paragraph" style:parent-style-name="Heading_20_3">
      <style:text-properties officeooo:rsid="0197ad12" officeooo:paragraph-rsid="0376fd13"/>
    </style:style>
    <style:style style:name="P1639" style:family="paragraph" style:parent-style-name="Heading_20_3">
      <style:text-properties officeooo:rsid="02a9b37e" officeooo:paragraph-rsid="02dbc56a"/>
    </style:style>
    <style:style style:name="P1640" style:family="paragraph" style:parent-style-name="Heading_20_3">
      <style:text-properties officeooo:paragraph-rsid="02f52730"/>
    </style:style>
    <style:style style:name="P1641" style:family="paragraph" style:parent-style-name="Heading_20_3">
      <style:text-properties officeooo:rsid="015c1d4d" officeooo:paragraph-rsid="02f52730"/>
    </style:style>
    <style:style style:name="P1642" style:family="paragraph" style:parent-style-name="Heading_20_3">
      <style:text-properties officeooo:rsid="006f4bce" officeooo:paragraph-rsid="0001ebe6"/>
    </style:style>
    <style:style style:name="P1643" style:family="paragraph" style:parent-style-name="Heading_20_3">
      <style:text-properties officeooo:paragraph-rsid="0412678d"/>
    </style:style>
    <style:style style:name="P1644" style:family="paragraph" style:parent-style-name="Heading_20_3">
      <style:text-properties officeooo:paragraph-rsid="04e9b4a9"/>
    </style:style>
    <style:style style:name="P1645" style:family="paragraph" style:parent-style-name="Heading_20_3">
      <style:text-properties officeooo:paragraph-rsid="04b805f2"/>
    </style:style>
    <style:style style:name="P1646" style:family="paragraph" style:parent-style-name="Heading_20_3">
      <style:text-properties officeooo:rsid="007140a5" officeooo:paragraph-rsid="0001ebe6"/>
    </style:style>
    <style:style style:name="P1647" style:family="paragraph" style:parent-style-name="Heading_20_3">
      <style:text-properties officeooo:rsid="025beb60" officeooo:paragraph-rsid="0001ebe6"/>
    </style:style>
    <style:style style:name="P1648" style:family="paragraph" style:parent-style-name="Heading_20_3">
      <style:text-properties officeooo:rsid="005884ef"/>
    </style:style>
    <style:style style:name="P1649" style:family="paragraph" style:parent-style-name="Heading_20_3">
      <style:text-properties officeooo:rsid="0072fc21" officeooo:paragraph-rsid="0001ebe6"/>
    </style:style>
    <style:style style:name="P1650" style:family="paragraph" style:parent-style-name="Heading_20_3">
      <style:text-properties officeooo:paragraph-rsid="011957e6"/>
    </style:style>
    <style:style style:name="P1651" style:family="paragraph" style:parent-style-name="Heading_20_3">
      <style:text-properties officeooo:rsid="01156277" officeooo:paragraph-rsid="013a73e5"/>
    </style:style>
    <style:style style:name="P1652" style:family="paragraph" style:parent-style-name="Heading_20_3">
      <style:text-properties officeooo:paragraph-rsid="012d7e18"/>
    </style:style>
    <style:style style:name="P1653" style:family="paragraph" style:parent-style-name="Heading_20_3">
      <style:text-properties officeooo:paragraph-rsid="00e0ec70"/>
    </style:style>
    <style:style style:name="P1654" style:family="paragraph" style:parent-style-name="Heading_20_3">
      <style:paragraph-properties fo:break-before="page"/>
    </style:style>
    <style:style style:name="P1655" style:family="paragraph" style:parent-style-name="Heading_20_3">
      <style:paragraph-properties fo:break-before="page"/>
      <style:text-properties officeooo:paragraph-rsid="03e7bd63"/>
    </style:style>
    <style:style style:name="P1656" style:family="paragraph" style:parent-style-name="Heading_20_3">
      <style:paragraph-properties fo:break-before="page"/>
      <style:text-properties officeooo:rsid="006f4bce" officeooo:paragraph-rsid="0001ebe6"/>
    </style:style>
    <style:style style:name="P1657" style:family="paragraph" style:parent-style-name="Heading_20_4">
      <style:text-properties officeooo:paragraph-rsid="0001ebe6"/>
    </style:style>
    <style:style style:name="P1658" style:family="paragraph" style:parent-style-name="Heading_20_4">
      <style:text-properties officeooo:rsid="000c5dd5" officeooo:paragraph-rsid="03c0b51c"/>
    </style:style>
    <style:style style:name="P1659" style:family="paragraph" style:parent-style-name="Heading_20_4">
      <style:text-properties officeooo:rsid="01fdd950" officeooo:paragraph-rsid="0001ebe6"/>
    </style:style>
    <style:style style:name="P1660" style:family="paragraph" style:parent-style-name="Heading_20_4">
      <style:text-properties officeooo:rsid="01a3becc" officeooo:paragraph-rsid="0001ebe6"/>
    </style:style>
    <style:style style:name="P1661" style:family="paragraph" style:parent-style-name="Heading_20_4">
      <style:text-properties officeooo:paragraph-rsid="02f52730"/>
    </style:style>
    <style:style style:name="P1662" style:family="paragraph" style:parent-style-name="Heading_20_4">
      <style:text-properties officeooo:rsid="01e6128a" officeooo:paragraph-rsid="02f6ee5c"/>
    </style:style>
    <style:style style:name="P1663" style:family="paragraph" style:parent-style-name="Heading_20_4">
      <style:text-properties officeooo:paragraph-rsid="02f65567"/>
    </style:style>
    <style:style style:name="P1664" style:family="paragraph" style:parent-style-name="Heading_20_4">
      <style:text-properties officeooo:paragraph-rsid="04caaff2"/>
    </style:style>
    <style:style style:name="P1665" style:family="paragraph" style:parent-style-name="Heading_20_4">
      <style:text-properties officeooo:paragraph-rsid="02ff2bbe"/>
    </style:style>
    <style:style style:name="P1666" style:family="paragraph" style:parent-style-name="Heading_20_4">
      <style:text-properties officeooo:paragraph-rsid="02f8cda1"/>
    </style:style>
    <style:style style:name="P1667" style:family="paragraph" style:parent-style-name="Heading_20_4">
      <style:text-properties officeooo:paragraph-rsid="04cb2e7f"/>
    </style:style>
    <style:style style:name="P1668" style:family="paragraph" style:parent-style-name="Heading_20_4">
      <style:text-properties officeooo:paragraph-rsid="04fdb793"/>
    </style:style>
    <style:style style:name="P1669" style:family="paragraph" style:parent-style-name="Heading_20_4">
      <style:text-properties officeooo:paragraph-rsid="012d7e18"/>
    </style:style>
    <style:style style:name="P1670" style:family="paragraph" style:parent-style-name="Heading_20_4">
      <style:text-properties officeooo:paragraph-rsid="013bfdd4"/>
    </style:style>
    <style:style style:name="P1671" style:family="paragraph" style:parent-style-name="Heading_20_4">
      <style:text-properties officeooo:paragraph-rsid="013a73e5"/>
    </style:style>
    <style:style style:name="P1672" style:family="paragraph" style:parent-style-name="Heading_20_4">
      <style:text-properties officeooo:paragraph-rsid="04befcc9"/>
    </style:style>
    <style:style style:name="P1673" style:family="paragraph" style:parent-style-name="Heading_20_4">
      <style:text-properties officeooo:paragraph-rsid="01157368"/>
    </style:style>
    <style:style style:name="P1674" style:family="paragraph" style:parent-style-name="Heading_20_4">
      <style:text-properties officeooo:paragraph-rsid="0116986c"/>
    </style:style>
    <style:style style:name="P1675" style:family="paragraph" style:parent-style-name="Heading_20_4">
      <style:text-properties officeooo:paragraph-rsid="04d2ca41"/>
    </style:style>
    <style:style style:name="P1676" style:family="paragraph" style:parent-style-name="Heading_20_4">
      <style:text-properties officeooo:paragraph-rsid="009c035a"/>
    </style:style>
    <style:style style:name="P1677" style:family="paragraph" style:parent-style-name="Heading_20_4">
      <style:text-properties officeooo:paragraph-rsid="00a1c73b"/>
    </style:style>
    <style:style style:name="P1678" style:family="paragraph" style:parent-style-name="Heading_20_4">
      <style:text-properties officeooo:paragraph-rsid="04d2ca72"/>
    </style:style>
    <style:style style:name="P1679" style:family="paragraph" style:parent-style-name="Heading_20_4">
      <style:text-properties officeooo:paragraph-rsid="00e0ec70"/>
    </style:style>
    <style:style style:name="P1680" style:family="paragraph" style:parent-style-name="Heading_20_4">
      <style:text-properties officeooo:paragraph-rsid="04d3941d"/>
    </style:style>
    <style:style style:name="P1681" style:family="paragraph" style:parent-style-name="Heading_20_4">
      <style:text-properties officeooo:paragraph-rsid="00ee50d2"/>
    </style:style>
    <style:style style:name="P1682" style:family="paragraph" style:parent-style-name="Heading_20_4">
      <style:text-properties officeooo:paragraph-rsid="052f419e"/>
    </style:style>
    <style:style style:name="P1683" style:family="paragraph" style:parent-style-name="Heading_20_4">
      <style:text-properties officeooo:paragraph-rsid="04bf85af"/>
    </style:style>
    <style:style style:name="P1684" style:family="paragraph" style:parent-style-name="Heading_20_4">
      <style:paragraph-properties fo:break-before="page"/>
    </style:style>
    <style:style style:name="P1685" style:family="paragraph" style:parent-style-name="Heading_20_4">
      <style:paragraph-properties fo:break-before="page"/>
      <style:text-properties officeooo:paragraph-rsid="04cb2e7f"/>
    </style:style>
    <style:style style:name="P1686" style:family="paragraph" style:parent-style-name="Contents_20_1">
      <style:paragraph-properties>
        <style:tab-stops>
          <style:tab-stop style:position="17cm" style:type="right" style:leader-style="dotted" style:leader-text="."/>
        </style:tab-stops>
      </style:paragraph-properties>
    </style:style>
    <style:style style:name="P1687" style:family="paragraph" style:parent-style-name="Contents_20_2">
      <style:paragraph-properties>
        <style:tab-stops>
          <style:tab-stop style:position="17cm" style:type="right" style:leader-style="dotted" style:leader-text="."/>
        </style:tab-stops>
      </style:paragraph-properties>
    </style:style>
    <style:style style:name="P1688" style:family="paragraph" style:parent-style-name="Contents_20_3">
      <style:paragraph-properties>
        <style:tab-stops>
          <style:tab-stop style:position="17cm" style:type="right" style:leader-style="dotted" style:leader-text="."/>
        </style:tab-stops>
      </style:paragraph-properties>
    </style:style>
    <style:style style:name="P1689" style:family="paragraph" style:parent-style-name="Contents_20_4">
      <style:paragraph-properties>
        <style:tab-stops>
          <style:tab-stop style:position="17cm" style:type="right" style:leader-style="dotted" style:leader-text="."/>
        </style:tab-stops>
      </style:paragraph-properties>
    </style:style>
    <style:style style:name="P1690" style:family="paragraph" style:parent-style-name="Contents_20_5">
      <style:paragraph-properties>
        <style:tab-stops>
          <style:tab-stop style:position="17cm" style:type="right" style:leader-style="dotted" style:leader-text="."/>
        </style:tab-stops>
      </style:paragraph-properties>
    </style:style>
    <style:style style:name="P1691" style:family="paragraph" style:parent-style-name="Heading_20_5">
      <style:text-properties officeooo:paragraph-rsid="04a8a64a"/>
    </style:style>
    <style:style style:name="P1692" style:family="paragraph" style:parent-style-name="Heading_20_5">
      <style:paragraph-properties fo:break-before="page"/>
    </style:style>
    <style:style style:name="P1693" style:family="paragraph" style:parent-style-name="Contents_20_6">
      <style:paragraph-properties>
        <style:tab-stops>
          <style:tab-stop style:position="17cm" style:type="right" style:leader-style="dotted" style:leader-text="."/>
        </style:tab-stops>
      </style:paragraph-properties>
    </style:style>
    <style:style style:name="P1694" style:family="paragraph">
      <style:paragraph-properties fo:margin-left="0cm" fo:margin-right="0cm" fo:margin-top="0cm" fo:margin-bottom="0cm" fo:line-height="100%" fo:text-align="center" fo:text-indent="0cm"/>
    </style:style>
    <style:style style:name="P1695"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96" style:family="paragraph">
      <loext:graphic-properties draw:fill="solid" draw:fill-color="#ffff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9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98" style:family="paragraph">
      <loext:graphic-properties draw:fill="solid" draw:fill-color="#ff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699" style:family="paragraph">
      <loext:graphic-properties draw:fill="solid" draw:fill-color="#cc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700" style:family="paragraph">
      <loext:graphic-properties draw:fill="solid" draw:fill-color="#ccff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701"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fo:color="#999999"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702" style:family="paragraph">
      <style:paragraph-properties fo:margin-left="0cm" fo:margin-right="0cm" fo:margin-top="0cm" fo:margin-bottom="0cm" fo:line-height="100%" fo:text-indent="0cm"/>
    </style:style>
    <style:style style:name="P170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04"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705"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06" style:family="paragraph">
      <loext:graphic-properties draw:fill="solid"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707"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0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09"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10" style:family="paragraph">
      <loext:graphic-properties draw:fill="solid"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1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1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1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71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15" style:family="paragraph">
      <loext:graphic-properties draw:fill="none" draw:fill-color="#ffffff"/>
      <style:paragraph-properties fo:margin-left="0cm" fo:margin-right="0cm" fo:margin-top="0cm" fo:margin-bottom="0cm" fo:line-height="100%" fo:text-indent="0cm"/>
      <style:text-properties fo:font-variant="normal" fo:text-transform="none" fo:color="#990099"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716"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717"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fo:color="#ff3333"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718"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71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1720" style:family="paragraph">
      <loext:graphic-properties draw:fill="solid"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721"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font-size="12pt" style:font-size-asian="10.5pt" style:font-size-complex="12pt"/>
    </style:style>
    <style:style style:name="T2" style:family="text">
      <style:text-properties fo:font-size="12pt" officeooo:rsid="003ae355" style:font-size-asian="10.5pt" style:font-size-complex="12pt"/>
    </style:style>
    <style:style style:name="T3" style:family="text">
      <style:text-properties fo:font-size="12pt" officeooo:rsid="000c5dd5" style:font-size-asian="10.5pt" style:font-size-complex="12pt"/>
    </style:style>
    <style:style style:name="T4" style:family="text">
      <style:text-properties fo:font-size="12pt" officeooo:rsid="00280115" style:font-size-asian="10.5pt" style:font-size-complex="12pt"/>
    </style:style>
    <style:style style:name="T5" style:family="text">
      <style:text-properties fo:font-size="12pt" officeooo:rsid="0023b1ca" style:font-size-asian="10.5pt" style:font-size-complex="12pt"/>
    </style:style>
    <style:style style:name="T6" style:family="text">
      <style:text-properties fo:font-size="12pt" officeooo:rsid="0238357f" style:font-size-asian="10.5pt" style:font-size-complex="12pt"/>
    </style:style>
    <style:style style:name="T7" style:family="text">
      <style:text-properties fo:font-size="12pt" officeooo:rsid="023a1dbd" style:font-size-asian="10.5pt" style:font-size-complex="12pt"/>
    </style:style>
    <style:style style:name="T8" style:family="text">
      <style:text-properties fo:font-size="12pt" officeooo:rsid="023a8e8a" style:font-size-asian="10.5pt" style:font-size-complex="12pt"/>
    </style:style>
    <style:style style:name="T9" style:family="text">
      <style:text-properties fo:font-size="12pt" officeooo:rsid="04656d21" style:font-size-asian="10.5pt" style:font-size-complex="12pt"/>
    </style:style>
    <style:style style:name="T10" style:family="text">
      <style:text-properties officeooo:rsid="00114fb0"/>
    </style:style>
    <style:style style:name="T11" style:family="text">
      <style:text-properties officeooo:rsid="000768d1"/>
    </style:style>
    <style:style style:name="T12" style:family="text">
      <style:text-properties officeooo:rsid="0012562c"/>
    </style:style>
    <style:style style:name="T13" style:family="text">
      <style:text-properties officeooo:rsid="001bdb60"/>
    </style:style>
    <style:style style:name="T14" style:family="text">
      <style:text-properties officeooo:rsid="00216910"/>
    </style:style>
    <style:style style:name="T15" style:family="text">
      <style:text-properties officeooo:rsid="0149b5a6"/>
    </style:style>
    <style:style style:name="T16" style:family="text">
      <style:text-properties officeooo:rsid="014b0a7f"/>
    </style:style>
    <style:style style:name="T17" style:family="text">
      <style:text-properties officeooo:rsid="002e2312"/>
    </style:style>
    <style:style style:name="T18" style:family="text">
      <style:text-properties officeooo:rsid="0050fca5"/>
    </style:style>
    <style:style style:name="T19" style:family="text">
      <style:text-properties officeooo:rsid="031125b0"/>
    </style:style>
    <style:style style:name="T20" style:family="text">
      <style:text-properties officeooo:rsid="0311e0b0"/>
    </style:style>
    <style:style style:name="T21" style:family="text">
      <style:text-properties officeooo:rsid="031cb929"/>
    </style:style>
    <style:style style:name="T22" style:family="text">
      <style:text-properties officeooo:rsid="031f2a5d"/>
    </style:style>
    <style:style style:name="T23" style:family="text">
      <style:text-properties officeooo:rsid="032185a8"/>
    </style:style>
    <style:style style:name="T24" style:family="text">
      <style:text-properties officeooo:rsid="0320adf7"/>
    </style:style>
    <style:style style:name="T25" style:family="text">
      <style:text-properties officeooo:rsid="032265a2"/>
    </style:style>
    <style:style style:name="T26" style:family="text">
      <style:text-properties officeooo:rsid="03197162"/>
    </style:style>
    <style:style style:name="T27" style:family="text">
      <style:text-properties officeooo:rsid="005f1089"/>
    </style:style>
    <style:style style:name="T28" style:family="text">
      <style:text-properties officeooo:rsid="00968548"/>
    </style:style>
    <style:style style:name="T29" style:family="text">
      <style:text-properties officeooo:rsid="006b0349"/>
    </style:style>
    <style:style style:name="T30" style:family="text">
      <style:text-properties officeooo:rsid="006197b5"/>
    </style:style>
    <style:style style:name="T31" style:family="text">
      <style:text-properties officeooo:rsid="00d9c3cf"/>
    </style:style>
    <style:style style:name="T32" style:family="text">
      <style:text-properties officeooo:rsid="00673ef9"/>
    </style:style>
    <style:style style:name="T33" style:family="text">
      <style:text-properties officeooo:rsid="0077eb49"/>
    </style:style>
    <style:style style:name="T34" style:family="text">
      <style:text-properties officeooo:rsid="020abafd"/>
    </style:style>
    <style:style style:name="T35" style:family="text">
      <style:text-properties fo:color="#000000"/>
    </style:style>
    <style:style style:name="T36" style:family="text">
      <style:text-properties fo:color="#000000" style:font-name="Consolas" fo:font-size="9.5pt" style:font-size-asian="9.5pt"/>
    </style:style>
    <style:style style:name="T37" style:family="text">
      <style:text-properties fo:color="#000000" style:font-name="Consolas" fo:font-size="9.5pt" officeooo:rsid="020abafd" style:font-size-asian="9.5pt"/>
    </style:style>
    <style:style style:name="T38" style:family="text">
      <style:text-properties fo:color="#000000" style:font-name="Consolas" fo:font-size="9.5pt" officeooo:rsid="025beb60" style:font-size-asian="9.5pt"/>
    </style:style>
    <style:style style:name="T39" style:family="text">
      <style:text-properties fo:color="#000000" style:font-name="Consolas" fo:font-size="9.5pt" style:font-size-asian="9.5pt" fo:background-color="#ffffff"/>
    </style:style>
    <style:style style:name="T40" style:family="text">
      <style:text-properties fo:color="#000000" style:font-name="Consolas" fo:font-size="9.5pt" officeooo:rsid="051f0743" style:font-size-asian="9.5pt" fo:background-color="#ffffff"/>
    </style:style>
    <style:style style:name="T41" style:family="text">
      <style:text-properties fo:color="#000000" style:font-name="Consolas" fo:font-size="9.5pt" officeooo:rsid="0523db0c" style:font-size-asian="9.5pt" fo:background-color="#ffffff"/>
    </style:style>
    <style:style style:name="T42" style:family="text">
      <style:text-properties fo:color="#000000" style:font-name="Consolas" fo:font-size="9.5pt" officeooo:rsid="0524f783" style:font-size-asian="9.5pt" fo:background-color="#ffffff"/>
    </style:style>
    <style:style style:name="T43" style:family="text">
      <style:text-properties fo:color="#000000" style:font-name="Consolas" fo:font-size="9.5pt" officeooo:rsid="052618c5" style:font-size-asian="9.5pt" fo:background-color="#ffffff"/>
    </style:style>
    <style:style style:name="T44" style:family="text">
      <style:text-properties fo:color="#000000" style:font-name="Consolas" fo:font-size="9.5pt" fo:background-color="#ffffff" loext:char-shading-value="0" style:font-size-asian="9.5pt"/>
    </style:style>
    <style:style style:name="T45" style:family="text">
      <style:text-properties fo:color="#000000" style:font-name="Consolas" fo:font-size="9.5pt" officeooo:rsid="04f5b85a" fo:background-color="#ffffff" loext:char-shading-value="0" style:font-size-asian="9.5pt"/>
    </style:style>
    <style:style style:name="T46" style:family="text">
      <style:text-properties fo:color="#000000" style:font-name="Consolas" fo:background-color="#ffffff" loext:char-shading-value="0"/>
    </style:style>
    <style:style style:name="T47" style:family="text">
      <style:text-properties fo:color="#000000" style:font-name="Consolas" officeooo:rsid="031736c0" fo:background-color="#ffffff" loext:char-shading-value="0"/>
    </style:style>
    <style:style style:name="T48" style:family="text">
      <style:text-properties fo:color="#000000" officeooo:rsid="00e21985"/>
    </style:style>
    <style:style style:name="T49" style:family="text">
      <style:text-properties fo:color="#000000" style:font-name="Consolas1" fo:font-size="9.5pt" style:font-size-asian="9.5pt"/>
    </style:style>
    <style:style style:name="T50" style:family="text">
      <style:text-properties fo:color="#000000" style:font-name="Consolas1" fo:font-size="9.5pt" officeooo:rsid="02a4099f" style:font-size-asian="9.5pt"/>
    </style:style>
    <style:style style:name="T51" style:family="text">
      <style:text-properties fo:color="#000000" style:font-name="Consolas1" fo:font-size="9.5pt" officeooo:rsid="00264e29" style:font-size-asian="9.5pt"/>
    </style:style>
    <style:style style:name="T52" style:family="text">
      <style:text-properties fo:color="#000000" style:font-name="Consolas1" fo:font-size="9.5pt" officeooo:rsid="040ee8d7" style:font-size-asian="9.5pt"/>
    </style:style>
    <style:style style:name="T53" style:family="text">
      <style:text-properties fo:color="#000000" style:font-name="Liberation Serif" fo:font-size="12pt" style:font-size-asian="12pt" style:font-size-complex="12pt"/>
    </style:style>
    <style:style style:name="T54" style:family="text">
      <style:text-properties fo:color="#000000" style:font-name="Liberation Serif" fo:font-size="12pt" officeooo:rsid="022f56c6" style:font-size-asian="12pt" style:font-size-complex="12pt"/>
    </style:style>
    <style:style style:name="T55" style:family="text">
      <style:text-properties fo:color="#000000" style:font-name="Liberation Serif" fo:font-size="12pt" officeooo:rsid="022fc325" style:font-size-asian="12pt" style:font-size-complex="12pt"/>
    </style:style>
    <style:style style:name="T56" style:family="text">
      <style:text-properties fo:color="#000000" style:font-name="Liberation Serif" fo:font-size="12pt" officeooo:rsid="008de974" style:font-size-asian="12pt" style:font-size-complex="12pt"/>
    </style:style>
    <style:style style:name="T57" style:family="text">
      <style:text-properties fo:color="#000000" style:font-name="Liberation Serif" fo:font-size="12pt" officeooo:rsid="00bbcda6" style:font-size-asian="12pt" style:font-size-complex="12pt"/>
    </style:style>
    <style:style style:name="T58" style:family="text">
      <style:text-properties fo:color="#000000" style:font-name="Liberation Serif" fo:font-size="12pt" officeooo:rsid="008e671c" style:font-size-asian="12pt" style:font-size-complex="12pt"/>
    </style:style>
    <style:style style:name="T59" style:family="text">
      <style:text-properties fo:color="#000000" style:font-name="Liberation Serif" fo:font-size="12pt" officeooo:rsid="00f2be59" style:font-size-asian="12pt" style:font-size-complex="12pt"/>
    </style:style>
    <style:style style:name="T60" style:family="text">
      <style:text-properties fo:color="#000000" style:font-name="Liberation Serif" fo:font-size="12pt" officeooo:rsid="00f7ad23" style:font-size-asian="12pt" style:font-size-complex="12pt"/>
    </style:style>
    <style:style style:name="T61" style:family="text">
      <style:text-properties fo:color="#000000" style:font-name="Liberation Serif" fo:font-size="12pt" officeooo:rsid="011f9561" style:font-size-asian="12pt" style:font-size-complex="12pt"/>
    </style:style>
    <style:style style:name="T62" style:family="text">
      <style:text-properties fo:color="#000000" style:font-name="Liberation Serif" fo:font-size="12pt" officeooo:rsid="01216f08" style:font-size-asian="12pt" style:font-size-complex="12pt"/>
    </style:style>
    <style:style style:name="T63" style:family="text">
      <style:text-properties fo:color="#000000" style:font-name="Liberation Serif" fo:font-size="12pt" officeooo:rsid="0126449a" style:font-size-asian="12pt" style:font-size-complex="12pt"/>
    </style:style>
    <style:style style:name="T64" style:family="text">
      <style:text-properties fo:color="#000000" style:font-name="Liberation Serif" fo:font-size="12pt" officeooo:rsid="01273398" style:font-size-asian="12pt" style:font-size-complex="12pt"/>
    </style:style>
    <style:style style:name="T65" style:family="text">
      <style:text-properties fo:color="#000000" style:font-name="Liberation Serif" fo:font-size="12pt" officeooo:rsid="02ac9f4a" style:font-size-asian="12pt" style:font-size-complex="12pt"/>
    </style:style>
    <style:style style:name="T66" style:family="text">
      <style:text-properties fo:color="#000000" style:font-name="Liberation Serif" fo:font-size="12pt" officeooo:rsid="025cf457" style:font-size-asian="12pt" style:font-size-complex="12pt"/>
    </style:style>
    <style:style style:name="T67" style:family="text">
      <style:text-properties fo:color="#000000" style:font-name="Liberation Serif" fo:font-size="12pt" officeooo:rsid="01f4bcbc" style:font-size-asian="12pt" style:font-size-complex="12pt"/>
    </style:style>
    <style:style style:name="T68" style:family="text">
      <style:text-properties fo:color="#000000" style:font-name="Liberation Serif" fo:font-size="12pt" officeooo:rsid="02226184" style:font-size-asian="12pt" style:font-size-complex="12pt"/>
    </style:style>
    <style:style style:name="T69" style:family="text">
      <style:text-properties fo:color="#000000" style:font-name="Liberation Serif" fo:font-size="12pt" officeooo:rsid="02244251" style:font-size-asian="12pt" style:font-size-complex="12pt"/>
    </style:style>
    <style:style style:name="T70" style:family="text">
      <style:text-properties fo:color="#000000" style:font-name="Liberation Serif" fo:font-size="12pt" officeooo:rsid="0234b8f3" style:font-size-asian="12pt" style:font-size-complex="12pt"/>
    </style:style>
    <style:style style:name="T71" style:family="text">
      <style:text-properties fo:color="#000000" style:font-name="Liberation Serif" fo:font-size="12pt" officeooo:rsid="0236ad59" style:font-size-asian="12pt" style:font-size-complex="12pt"/>
    </style:style>
    <style:style style:name="T72" style:family="text">
      <style:text-properties fo:color="#000000" style:font-name="Liberation Serif" fo:font-size="12pt" officeooo:rsid="0312e5f9" style:font-size-asian="12pt" style:font-size-complex="12pt"/>
    </style:style>
    <style:style style:name="T73" style:family="text">
      <style:text-properties fo:color="#000000" style:font-name="Liberation Serif" fo:font-size="12pt" officeooo:rsid="041b1cef" style:font-size-asian="12pt" style:font-size-complex="12pt"/>
    </style:style>
    <style:style style:name="T74" style:family="text">
      <style:text-properties fo:color="#000000" style:font-name="Liberation Serif" fo:font-size="12pt" officeooo:rsid="041b4e5e" style:font-size-asian="12pt" style:font-size-complex="12pt"/>
    </style:style>
    <style:style style:name="T75" style:family="text">
      <style:text-properties fo:color="#000000" style:font-name="Liberation Serif" fo:font-size="12pt" officeooo:rsid="012f3f1f" style:font-size-asian="12pt" style:font-size-complex="12pt"/>
    </style:style>
    <style:style style:name="T76" style:family="text">
      <style:text-properties fo:color="#000000" officeooo:rsid="00ccd243"/>
    </style:style>
    <style:style style:name="T77" style:family="text">
      <style:text-properties fo:color="#000000" officeooo:rsid="00ce8a25"/>
    </style:style>
    <style:style style:name="T78" style:family="text">
      <style:text-properties fo:color="#000000" officeooo:rsid="02254403"/>
    </style:style>
    <style:style style:name="T79" style:family="text">
      <style:text-properties fo:color="#000000" officeooo:rsid="00ddf54a"/>
    </style:style>
    <style:style style:name="T80" style:family="text">
      <style:text-properties fo:color="#000000" officeooo:rsid="0234b8f3"/>
    </style:style>
    <style:style style:name="T81" style:family="text">
      <style:text-properties fo:color="#000000" officeooo:rsid="04dd7897"/>
    </style:style>
    <style:style style:name="T82" style:family="text">
      <style:text-properties officeooo:rsid="020eed7d"/>
    </style:style>
    <style:style style:name="T83" style:family="text">
      <style:text-properties officeooo:rsid="020b02ed"/>
    </style:style>
    <style:style style:name="T84" style:family="text">
      <style:text-properties officeooo:rsid="020b38cc"/>
    </style:style>
    <style:style style:name="T85" style:family="text">
      <style:text-properties style:text-underline-style="none" officeooo:rsid="00d02889"/>
    </style:style>
    <style:style style:name="T86" style:family="text">
      <style:text-properties style:text-underline-style="none" officeooo:rsid="0075edf5"/>
    </style:style>
    <style:style style:name="T87" style:family="text">
      <style:text-properties style:text-underline-style="none" officeooo:rsid="0072bc42"/>
    </style:style>
    <style:style style:name="T88" style:family="text">
      <style:text-properties style:text-underline-style="none" officeooo:rsid="03c48410"/>
    </style:style>
    <style:style style:name="T89" style:family="text">
      <style:text-properties style:text-underline-style="none" officeooo:rsid="01ab7516"/>
    </style:style>
    <style:style style:name="T90" style:family="text">
      <style:text-properties style:text-underline-style="none" officeooo:rsid="049a0efb"/>
    </style:style>
    <style:style style:name="T91" style:family="text">
      <style:text-properties style:text-underline-style="none" officeooo:rsid="049bf5eb"/>
    </style:style>
    <style:style style:name="T92" style:family="text">
      <style:text-properties style:text-underline-style="none" officeooo:rsid="04d2ca41"/>
    </style:style>
    <style:style style:name="T93" style:family="text">
      <style:text-properties officeooo:rsid="01fc4104"/>
    </style:style>
    <style:style style:name="T94" style:family="text">
      <style:text-properties officeooo:rsid="020d3269"/>
    </style:style>
    <style:style style:name="T95" style:family="text">
      <style:text-properties fo:background-color="transparent" loext:char-shading-value="0"/>
    </style:style>
    <style:style style:name="T96" style:family="text">
      <style:text-properties officeooo:rsid="033e5a62" fo:background-color="transparent" loext:char-shading-value="0"/>
    </style:style>
    <style:style style:name="T97" style:family="text">
      <style:text-properties officeooo:rsid="0206628b" fo:background-color="transparent" loext:char-shading-value="0"/>
    </style:style>
    <style:style style:name="T98" style:family="text">
      <style:text-properties officeooo:rsid="0185785f" fo:background-color="transparent" loext:char-shading-value="0"/>
    </style:style>
    <style:style style:name="T99" style:family="text">
      <style:text-properties officeooo:rsid="0185ec1f" fo:background-color="transparent" loext:char-shading-value="0"/>
    </style:style>
    <style:style style:name="T100" style:family="text">
      <style:text-properties officeooo:rsid="0063e0c4" fo:background-color="transparent" loext:char-shading-value="0"/>
    </style:style>
    <style:style style:name="T101" style:family="text">
      <style:text-properties officeooo:rsid="00ce657c" fo:background-color="transparent" loext:char-shading-value="0"/>
    </style:style>
    <style:style style:name="T102" style:family="text">
      <style:text-properties officeooo:rsid="028e511f" fo:background-color="transparent" loext:char-shading-value="0"/>
    </style:style>
    <style:style style:name="T103" style:family="text">
      <style:text-properties officeooo:rsid="028efbeb" fo:background-color="transparent" loext:char-shading-value="0"/>
    </style:style>
    <style:style style:name="T104" style:family="text">
      <style:text-properties officeooo:rsid="0293adc2" fo:background-color="transparent" loext:char-shading-value="0"/>
    </style:style>
    <style:style style:name="T105" style:family="text">
      <style:text-properties officeooo:rsid="00ed6840" fo:background-color="transparent" loext:char-shading-value="0"/>
    </style:style>
    <style:style style:name="T106" style:family="text">
      <style:text-properties officeooo:rsid="0296a227" fo:background-color="transparent" loext:char-shading-value="0"/>
    </style:style>
    <style:style style:name="T107" style:family="text">
      <style:text-properties officeooo:rsid="0297ae61" fo:background-color="transparent" loext:char-shading-value="0"/>
    </style:style>
    <style:style style:name="T108" style:family="text">
      <style:text-properties officeooo:rsid="00968548" fo:background-color="transparent" loext:char-shading-value="0"/>
    </style:style>
    <style:style style:name="T109" style:family="text">
      <style:text-properties officeooo:rsid="02c205e2" fo:background-color="transparent" loext:char-shading-value="0"/>
    </style:style>
    <style:style style:name="T110" style:family="text">
      <style:text-properties officeooo:rsid="03c33565" fo:background-color="transparent" loext:char-shading-value="0"/>
    </style:style>
    <style:style style:name="T111" style:family="text">
      <style:text-properties officeooo:rsid="020621eb"/>
    </style:style>
    <style:style style:name="T112" style:family="text">
      <style:text-properties officeooo:rsid="01fdd950"/>
    </style:style>
    <style:style style:name="T113" style:family="text">
      <style:text-properties officeooo:rsid="021693a8"/>
    </style:style>
    <style:style style:name="T114" style:family="text">
      <style:text-properties officeooo:rsid="0200894f"/>
    </style:style>
    <style:style style:name="T115" style:family="text">
      <style:text-properties officeooo:rsid="02047395"/>
    </style:style>
    <style:style style:name="T116" style:family="text">
      <style:text-properties officeooo:rsid="00ce657c"/>
    </style:style>
    <style:style style:name="T117" style:family="text">
      <style:text-properties officeooo:rsid="01214646"/>
    </style:style>
    <style:style style:name="T118" style:family="text">
      <style:text-properties officeooo:rsid="022aa4ee"/>
    </style:style>
    <style:style style:name="T119" style:family="text">
      <style:text-properties officeooo:rsid="00ed6840"/>
    </style:style>
    <style:style style:name="T120" style:family="text">
      <style:text-properties officeooo:rsid="00e29233"/>
    </style:style>
    <style:style style:name="T121" style:family="text">
      <style:text-properties officeooo:rsid="00e2d512"/>
    </style:style>
    <style:style style:name="T122" style:family="text">
      <style:text-properties officeooo:rsid="00e4a82d"/>
    </style:style>
    <style:style style:name="T123" style:family="text">
      <style:text-properties officeooo:rsid="00e9ee6c"/>
    </style:style>
    <style:style style:name="T124" style:family="text">
      <style:text-properties officeooo:rsid="00e6b54c"/>
    </style:style>
    <style:style style:name="T125" style:family="text">
      <style:text-properties style:font-name="Consolas1" fo:font-size="9.5pt" style:font-size-asian="9.5pt"/>
    </style:style>
    <style:style style:name="T126" style:family="text">
      <style:text-properties style:font-name="Consolas1" fo:font-size="9.5pt" officeooo:rsid="00f5c69c" style:font-size-asian="9.5pt"/>
    </style:style>
    <style:style style:name="T127" style:family="text">
      <style:text-properties style:font-name="Consolas1" fo:font-size="9.5pt" officeooo:rsid="02d0a4da" style:font-size-asian="9.5pt"/>
    </style:style>
    <style:style style:name="T128" style:family="text">
      <style:text-properties style:font-name="Consolas1" fo:font-size="9.5pt" officeooo:rsid="006f4bce" style:font-size-asian="9.5pt"/>
    </style:style>
    <style:style style:name="T129" style:family="text">
      <style:text-properties style:font-name="Consolas1" fo:font-size="9.5pt" officeooo:rsid="029976c6" style:font-size-asian="9.5pt"/>
    </style:style>
    <style:style style:name="T130" style:family="text">
      <style:text-properties style:font-name="Consolas1" fo:font-size="9.5pt" officeooo:rsid="04c5a851" style:font-size-asian="9.5pt"/>
    </style:style>
    <style:style style:name="T131" style:family="text">
      <style:text-properties officeooo:rsid="00f99f69"/>
    </style:style>
    <style:style style:name="T132" style:family="text">
      <style:text-properties officeooo:rsid="00fc56b7"/>
    </style:style>
    <style:style style:name="T133" style:family="text">
      <style:text-properties officeooo:rsid="00fb8244"/>
    </style:style>
    <style:style style:name="T134" style:family="text">
      <style:text-properties officeooo:rsid="00ff7b52"/>
    </style:style>
    <style:style style:name="T135" style:family="text">
      <style:text-properties officeooo:rsid="01016360"/>
    </style:style>
    <style:style style:name="T136" style:family="text">
      <style:text-properties officeooo:rsid="022c977a"/>
    </style:style>
    <style:style style:name="T137" style:family="text">
      <style:text-properties style:use-window-font-color="true"/>
    </style:style>
    <style:style style:name="T138" style:family="text">
      <style:text-properties style:use-window-font-color="true" style:font-name="Consolas1" fo:font-size="9.5pt" style:font-size-asian="9.5pt"/>
    </style:style>
    <style:style style:name="T139" style:family="text">
      <style:text-properties style:use-window-font-color="true" style:font-name="Consolas1" fo:font-size="9.5pt" officeooo:rsid="0128a032" style:font-size-asian="9.5pt"/>
    </style:style>
    <style:style style:name="T140" style:family="text">
      <style:text-properties style:use-window-font-color="true" style:font-name="Consolas1" fo:font-size="9.5pt" officeooo:rsid="01a74264" style:font-size-asian="9.5pt"/>
    </style:style>
    <style:style style:name="T141" style:family="text">
      <style:text-properties style:use-window-font-color="true" style:font-name="Consolas1" fo:font-size="9.5pt" officeooo:rsid="0022346b" style:font-size-asian="9.5pt"/>
    </style:style>
    <style:style style:name="T142" style:family="text">
      <style:text-properties style:use-window-font-color="true" style:font-name="Consolas1" fo:font-size="9.5pt" officeooo:rsid="0120e904" style:font-size-asian="9.5pt"/>
    </style:style>
    <style:style style:name="T143" style:family="text">
      <style:text-properties style:use-window-font-color="true" style:font-name="Consolas1" fo:font-size="9.5pt" fo:background-color="#ffffff" loext:char-shading-value="0" style:font-size-asian="9.5pt"/>
    </style:style>
    <style:style style:name="T144" style:family="text">
      <style:text-properties style:use-window-font-color="true" officeooo:rsid="01a517f3"/>
    </style:style>
    <style:style style:name="T145" style:family="text">
      <style:text-properties style:use-window-font-color="true" officeooo:rsid="01a74264"/>
    </style:style>
    <style:style style:name="T146" style:family="text">
      <style:text-properties style:use-window-font-color="true" style:font-name="Consolas" fo:font-size="9.5pt" fo:background-color="#ffffff" loext:char-shading-value="0" style:font-size-asian="9.5pt"/>
    </style:style>
    <style:style style:name="T147" style:family="text">
      <style:text-properties style:use-window-font-color="true" style:font-name="Consolas" fo:font-size="9.5pt" officeooo:rsid="04df76b2" fo:background-color="#ffffff" loext:char-shading-value="0" style:font-size-asian="9.5pt"/>
    </style:style>
    <style:style style:name="T148" style:family="text">
      <style:text-properties style:use-window-font-color="true" style:font-name="Consolas2" fo:font-size="9.5pt" officeooo:rsid="002c6558" style:font-size-asian="9.5pt" style:font-size-complex="9.5pt"/>
    </style:style>
    <style:style style:name="T149" style:family="text">
      <style:text-properties style:use-window-font-color="true" officeooo:rsid="01b4c1a9"/>
    </style:style>
    <style:style style:name="T150" style:family="text">
      <style:text-properties style:use-window-font-color="true" fo:background-color="#ffffff" loext:char-shading-value="0"/>
    </style:style>
    <style:style style:name="T151" style:family="text">
      <style:text-properties style:use-window-font-color="true" officeooo:rsid="0044ce77" fo:background-color="#ffffff" loext:char-shading-value="0"/>
    </style:style>
    <style:style style:name="T152" style:family="text">
      <style:text-properties style:use-window-font-color="true" officeooo:rsid="020a1add"/>
    </style:style>
    <style:style style:name="T153" style:family="text">
      <style:text-properties style:use-window-font-color="true" officeooo:rsid="020b3d50"/>
    </style:style>
    <style:style style:name="T154" style:family="text">
      <style:text-properties style:use-window-font-color="true" style:text-underline-style="none" officeooo:rsid="01fc4104"/>
    </style:style>
    <style:style style:name="T155" style:family="text">
      <style:text-properties style:use-window-font-color="true" style:text-underline-style="none" officeooo:rsid="010dd904"/>
    </style:style>
    <style:style style:name="T156" style:family="text">
      <style:text-properties style:use-window-font-color="true" style:text-underline-style="none" officeooo:rsid="0211635d"/>
    </style:style>
    <style:style style:name="T157" style:family="text">
      <style:text-properties style:use-window-font-color="true" style:text-underline-style="none" officeooo:rsid="010f2275"/>
    </style:style>
    <style:style style:name="T158" style:family="text">
      <style:text-properties style:use-window-font-color="true" style:text-underline-style="none" officeooo:rsid="03c48410"/>
    </style:style>
    <style:style style:name="T159" style:family="text">
      <style:text-properties style:use-window-font-color="true" style:text-underline-style="none" officeooo:rsid="01ab7516"/>
    </style:style>
    <style:style style:name="T160" style:family="text">
      <style:text-properties style:use-window-font-color="true" officeooo:rsid="034f5e80"/>
    </style:style>
    <style:style style:name="T161" style:family="text">
      <style:text-properties style:use-window-font-color="true" officeooo:rsid="034e487d"/>
    </style:style>
    <style:style style:name="T162" style:family="text">
      <style:text-properties style:use-window-font-color="true" officeooo:rsid="03578310"/>
    </style:style>
    <style:style style:name="T163" style:family="text">
      <style:text-properties style:use-window-font-color="true" officeooo:rsid="035934cf"/>
    </style:style>
    <style:style style:name="T164" style:family="text">
      <style:text-properties style:use-window-font-color="true" officeooo:rsid="035b4c1d"/>
    </style:style>
    <style:style style:name="T165" style:family="text">
      <style:text-properties style:use-window-font-color="true" officeooo:rsid="035b9bcd"/>
    </style:style>
    <style:style style:name="T166" style:family="text">
      <style:text-properties style:use-window-font-color="true" officeooo:rsid="035c7563"/>
    </style:style>
    <style:style style:name="T167" style:family="text">
      <style:text-properties style:use-window-font-color="true" officeooo:rsid="00db77bc"/>
    </style:style>
    <style:style style:name="T168" style:family="text">
      <style:text-properties style:use-window-font-color="true" officeooo:rsid="035e0385"/>
    </style:style>
    <style:style style:name="T169" style:family="text">
      <style:text-properties style:use-window-font-color="true" officeooo:rsid="040bbbf6"/>
    </style:style>
    <style:style style:name="T170" style:family="text">
      <style:text-properties style:use-window-font-color="true" officeooo:rsid="040ce6aa"/>
    </style:style>
    <style:style style:name="T171" style:family="text">
      <style:text-properties style:use-window-font-color="true" officeooo:rsid="042d9e0e"/>
    </style:style>
    <style:style style:name="T172" style:family="text">
      <style:text-properties style:use-window-font-color="true" officeooo:rsid="042f10f6"/>
    </style:style>
    <style:style style:name="T173" style:family="text">
      <style:text-properties style:use-window-font-color="true" officeooo:rsid="03783d92"/>
    </style:style>
    <style:style style:name="T174" style:family="text">
      <style:text-properties style:use-window-font-color="true" officeooo:rsid="0430cd36"/>
    </style:style>
    <style:style style:name="T175" style:family="text">
      <style:text-properties style:use-window-font-color="true" officeooo:rsid="037c6a4d"/>
    </style:style>
    <style:style style:name="T176" style:family="text">
      <style:text-properties style:use-window-font-color="true" officeooo:rsid="043165c2"/>
    </style:style>
    <style:style style:name="T177" style:family="text">
      <style:text-properties style:use-window-font-color="true" officeooo:rsid="03827b62"/>
    </style:style>
    <style:style style:name="T178" style:family="text">
      <style:text-properties style:use-window-font-color="true" officeooo:rsid="0364fe71"/>
    </style:style>
    <style:style style:name="T179" style:family="text">
      <style:text-properties style:use-window-font-color="true" officeooo:rsid="0388d71c"/>
    </style:style>
    <style:style style:name="T180" style:family="text">
      <style:text-properties style:use-window-font-color="true" officeooo:rsid="027cb670"/>
    </style:style>
    <style:style style:name="T181" style:family="text">
      <style:text-properties style:use-window-font-color="true" officeooo:rsid="0455ad15"/>
    </style:style>
    <style:style style:name="T182" style:family="text">
      <style:text-properties style:use-window-font-color="true" officeooo:rsid="04540043"/>
    </style:style>
    <style:style style:name="T183" style:family="text">
      <style:text-properties style:use-window-font-color="true" officeooo:rsid="0289678b"/>
    </style:style>
    <style:style style:name="T184" style:family="text">
      <style:text-properties style:use-window-font-color="true" officeooo:rsid="0456efd6"/>
    </style:style>
    <style:style style:name="T185" style:family="text">
      <style:text-properties style:use-window-font-color="true" officeooo:rsid="04574883"/>
    </style:style>
    <style:style style:name="T186" style:family="text">
      <style:text-properties style:use-window-font-color="true" officeooo:rsid="0479b4e3"/>
    </style:style>
    <style:style style:name="T187" style:family="text">
      <style:text-properties style:use-window-font-color="true" officeooo:rsid="04d3941d"/>
    </style:style>
    <style:style style:name="T188" style:family="text">
      <style:text-properties style:use-window-font-color="true" officeooo:rsid="02c205e2"/>
    </style:style>
    <style:style style:name="T189" style:family="text">
      <style:text-properties style:use-window-font-color="true" officeooo:rsid="02c205e2" fo:background-color="transparent" loext:char-shading-value="0"/>
    </style:style>
    <style:style style:name="T190" style:family="text">
      <style:text-properties officeooo:rsid="012d8e9b"/>
    </style:style>
    <style:style style:name="T191" style:family="text">
      <style:text-properties officeooo:rsid="012da1af"/>
    </style:style>
    <style:style style:name="T192" style:family="text">
      <style:text-properties officeooo:rsid="0134065f"/>
    </style:style>
    <style:style style:name="T193" style:family="text">
      <style:text-properties officeooo:rsid="013b4795"/>
    </style:style>
    <style:style style:name="T194" style:family="text">
      <style:text-properties officeooo:rsid="013d7011"/>
    </style:style>
    <style:style style:name="T195" style:family="text">
      <style:text-properties officeooo:rsid="02093b18"/>
    </style:style>
    <style:style style:name="T196" style:family="text">
      <style:text-properties officeooo:rsid="01525c30"/>
    </style:style>
    <style:style style:name="T197" style:family="text">
      <style:text-properties officeooo:rsid="0152a4e2"/>
    </style:style>
    <style:style style:name="T198" style:family="text">
      <style:text-properties officeooo:rsid="0156b47d"/>
    </style:style>
    <style:style style:name="T199" style:family="text">
      <style:text-properties officeooo:rsid="0154e37d"/>
    </style:style>
    <style:style style:name="T200" style:family="text">
      <style:text-properties officeooo:rsid="015ad728"/>
    </style:style>
    <style:style style:name="T201" style:family="text">
      <style:text-properties officeooo:rsid="015bfe86"/>
    </style:style>
    <style:style style:name="T202" style:family="text">
      <style:text-properties officeooo:rsid="0160f11e"/>
    </style:style>
    <style:style style:name="T203" style:family="text">
      <style:text-properties officeooo:rsid="0165d8df"/>
    </style:style>
    <style:style style:name="T204" style:family="text">
      <style:text-properties officeooo:rsid="016a0ca5"/>
    </style:style>
    <style:style style:name="T205" style:family="text">
      <style:text-properties officeooo:rsid="0176b579"/>
    </style:style>
    <style:style style:name="T206" style:family="text">
      <style:text-properties officeooo:rsid="017816b3"/>
    </style:style>
    <style:style style:name="T207" style:family="text">
      <style:text-properties officeooo:rsid="01799d74"/>
    </style:style>
    <style:style style:name="T208" style:family="text">
      <style:text-properties officeooo:rsid="018431a0"/>
    </style:style>
    <style:style style:name="T209" style:family="text">
      <style:text-properties officeooo:rsid="017aa798"/>
    </style:style>
    <style:style style:name="T210" style:family="text">
      <style:text-properties officeooo:rsid="0186147a"/>
    </style:style>
    <style:style style:name="T211" style:family="text">
      <style:text-properties officeooo:rsid="018c4895"/>
    </style:style>
    <style:style style:name="T212" style:family="text">
      <style:text-properties officeooo:rsid="01503189"/>
    </style:style>
    <style:style style:name="T213" style:family="text">
      <style:text-properties officeooo:rsid="01943701"/>
    </style:style>
    <style:style style:name="T214" style:family="text">
      <style:text-properties officeooo:rsid="01999ccc"/>
    </style:style>
    <style:style style:name="T215" style:family="text">
      <style:text-properties officeooo:rsid="01a00394"/>
    </style:style>
    <style:style style:name="T216" style:family="text">
      <style:text-properties officeooo:rsid="02a4251a"/>
    </style:style>
    <style:style style:name="T217" style:family="text">
      <style:text-properties officeooo:rsid="01a74264"/>
    </style:style>
    <style:style style:name="T218" style:family="text">
      <style:text-properties officeooo:rsid="02a589ca"/>
    </style:style>
    <style:style style:name="T219" style:family="text">
      <style:text-properties officeooo:rsid="01a9a01d"/>
    </style:style>
    <style:style style:name="T220" style:family="text">
      <style:text-properties officeooo:rsid="02a695ac"/>
    </style:style>
    <style:style style:name="T221" style:family="text">
      <style:text-properties officeooo:rsid="01c41039"/>
    </style:style>
    <style:style style:name="T222" style:family="text">
      <style:text-properties officeooo:rsid="01a57496"/>
    </style:style>
    <style:style style:name="T223" style:family="text">
      <style:text-properties officeooo:rsid="01a517f3"/>
    </style:style>
    <style:style style:name="T224" style:family="text">
      <style:text-properties officeooo:rsid="01a68bd9"/>
    </style:style>
    <style:style style:name="T225" style:family="text">
      <style:text-properties officeooo:rsid="01c0fd40"/>
    </style:style>
    <style:style style:name="T226" style:family="text">
      <style:text-properties style:font-name="Consolas"/>
    </style:style>
    <style:style style:name="T227" style:family="text">
      <style:text-properties style:font-name="Consolas" fo:font-size="9.5pt" style:font-size-asian="9.5pt"/>
    </style:style>
    <style:style style:name="T228" style:family="text">
      <style:text-properties style:font-name="Consolas" fo:font-size="9.5pt" officeooo:rsid="02c7d13b" style:font-size-asian="9.5pt"/>
    </style:style>
    <style:style style:name="T229" style:family="text">
      <style:text-properties style:font-name="Consolas" fo:font-size="9.5pt" officeooo:rsid="0248498f" style:font-size-asian="9.5pt"/>
    </style:style>
    <style:style style:name="T230" style:family="text">
      <style:text-properties style:font-name="Consolas" fo:font-size="9.5pt" officeooo:rsid="02611f31" style:font-size-asian="9.5pt"/>
    </style:style>
    <style:style style:name="T231" style:family="text">
      <style:text-properties style:font-name="Consolas" fo:font-size="9.5pt" officeooo:rsid="04c3ee1a" style:font-size-asian="9.5pt"/>
    </style:style>
    <style:style style:name="T232" style:family="text">
      <style:text-properties style:font-name="Consolas" fo:font-size="9.5pt" officeooo:rsid="04c6fad2" style:font-size-asian="9.5pt"/>
    </style:style>
    <style:style style:name="T233" style:family="text">
      <style:text-properties style:font-name="Consolas" fo:font-size="9.5pt" officeooo:rsid="04f5b85a" style:font-size-asian="9.5pt"/>
    </style:style>
    <style:style style:name="T234" style:family="text">
      <style:text-properties style:font-name="Consolas" fo:font-size="9.5pt" style:font-size-asian="9.5pt" fo:background-color="#ffffff"/>
    </style:style>
    <style:style style:name="T235" style:family="text">
      <style:text-properties style:font-name="Consolas" fo:font-size="9.5pt" style:font-size-asian="9.5pt" fo:background-color="#ffffff"/>
    </style:style>
    <style:style style:name="T236" style:family="text">
      <style:text-properties style:font-name="Consolas" fo:font-size="9.5pt" fo:background-color="#ffffff" loext:char-shading-value="0" style:font-size-asian="9.5pt"/>
    </style:style>
    <style:style style:name="T237" style:family="text">
      <style:text-properties style:font-name="Consolas" fo:font-size="9.5pt" officeooo:rsid="00463174" fo:background-color="#ffffff" loext:char-shading-value="0" style:font-size-asian="9.5pt"/>
    </style:style>
    <style:style style:name="T238" style:family="text">
      <style:text-properties style:font-name="Consolas" fo:font-size="9.5pt" officeooo:rsid="004dd6dd" fo:background-color="#ffffff" loext:char-shading-value="0" style:font-size-asian="9.5pt"/>
    </style:style>
    <style:style style:name="T239" style:family="text">
      <style:text-properties style:font-name="Consolas" fo:font-size="9.5pt" officeooo:rsid="00525541" fo:background-color="#ffffff" loext:char-shading-value="0" style:font-size-asian="9.5pt"/>
    </style:style>
    <style:style style:name="T240" style:family="text">
      <style:text-properties style:font-name="Consolas" fo:font-size="9.5pt" officeooo:rsid="005dd2b2" fo:background-color="#ffffff" loext:char-shading-value="0" style:font-size-asian="9.5pt"/>
    </style:style>
    <style:style style:name="T241" style:family="text">
      <style:text-properties style:font-name="Consolas" fo:font-size="9.5pt" officeooo:rsid="005e3f92" fo:background-color="#ffffff" loext:char-shading-value="0" style:font-size-asian="9.5pt"/>
    </style:style>
    <style:style style:name="T242" style:family="text">
      <style:text-properties style:font-name="Consolas" fo:font-size="9.5pt" officeooo:rsid="006d6b1f" fo:background-color="#ffffff" loext:char-shading-value="0" style:font-size-asian="9.5pt"/>
    </style:style>
    <style:style style:name="T243" style:family="text">
      <style:text-properties style:font-name="Consolas" fo:font-size="9.5pt" officeooo:rsid="00c371e9" fo:background-color="#ffffff" loext:char-shading-value="0" style:font-size-asian="9.5pt" style:font-size-complex="12pt"/>
    </style:style>
    <style:style style:name="T244" style:family="text">
      <style:text-properties style:font-name="Consolas" fo:font-size="9.5pt" officeooo:rsid="0091661d" fo:background-color="#ffffff" loext:char-shading-value="0" style:font-size-asian="9.5pt"/>
    </style:style>
    <style:style style:name="T245" style:family="text">
      <style:text-properties style:font-name="Consolas" fo:font-size="9.5pt" officeooo:rsid="009361d7" fo:background-color="#ffffff" loext:char-shading-value="0" style:font-size-asian="9.5pt"/>
    </style:style>
    <style:style style:name="T246" style:family="text">
      <style:text-properties style:font-name="Consolas" fo:font-size="9.5pt" officeooo:rsid="009c4def" fo:background-color="#ffffff" loext:char-shading-value="0" style:font-size-asian="9.5pt"/>
    </style:style>
    <style:style style:name="T247" style:family="text">
      <style:text-properties style:font-name="Consolas" fo:font-size="9.5pt" officeooo:rsid="00b9751b" fo:background-color="#ffffff" loext:char-shading-value="0" style:font-size-asian="9.5pt"/>
    </style:style>
    <style:style style:name="T248" style:family="text">
      <style:text-properties style:font-name="Consolas" fo:font-size="9.5pt" officeooo:rsid="00c00cd2" fo:background-color="#ffffff" loext:char-shading-value="0" style:font-size-asian="9.5pt"/>
    </style:style>
    <style:style style:name="T249" style:family="text">
      <style:text-properties style:font-name="Consolas" fo:font-size="9.5pt" officeooo:rsid="00c0a645" fo:background-color="#ffffff" loext:char-shading-value="0" style:font-size-asian="9.5pt"/>
    </style:style>
    <style:style style:name="T250" style:family="text">
      <style:text-properties style:font-name="Consolas" fo:font-size="9.5pt" officeooo:rsid="00c371e9" fo:background-color="#ffffff" loext:char-shading-value="0" style:font-size-asian="9.5pt"/>
    </style:style>
    <style:style style:name="T251" style:family="text">
      <style:text-properties style:font-name="Consolas" fo:font-size="9.5pt" officeooo:rsid="00ca212a" fo:background-color="#ffffff" loext:char-shading-value="0" style:font-size-asian="9.5pt"/>
    </style:style>
    <style:style style:name="T252" style:family="text">
      <style:text-properties style:font-name="Consolas" fo:font-size="9.5pt" officeooo:rsid="00ca9147" fo:background-color="#ffffff" loext:char-shading-value="0" style:font-size-asian="9.5pt"/>
    </style:style>
    <style:style style:name="T253" style:family="text">
      <style:text-properties style:font-name="Consolas" fo:font-size="9.5pt" officeooo:rsid="00cb9e1c" fo:background-color="#ffffff" loext:char-shading-value="0" style:font-size-asian="9.5pt"/>
    </style:style>
    <style:style style:name="T254" style:family="text">
      <style:text-properties style:font-name="Consolas" fo:font-size="9.5pt" officeooo:rsid="00ccd243" fo:background-color="#ffffff" loext:char-shading-value="0" style:font-size-asian="9.5pt"/>
    </style:style>
    <style:style style:name="T255" style:family="text">
      <style:text-properties style:font-name="Consolas" fo:font-size="9.5pt" officeooo:rsid="00d0b0e7" fo:background-color="#ffffff" loext:char-shading-value="0" style:font-size-asian="9.5pt"/>
    </style:style>
    <style:style style:name="T256" style:family="text">
      <style:text-properties style:font-name="Consolas" fo:font-size="9.5pt" officeooo:rsid="00d78e23" fo:background-color="#ffffff" loext:char-shading-value="0" style:font-size-asian="9.5pt"/>
    </style:style>
    <style:style style:name="T257" style:family="text">
      <style:text-properties style:font-name="Consolas" fo:font-size="9.5pt" officeooo:rsid="00d64d58" fo:background-color="#ffffff" loext:char-shading-value="0" style:font-size-asian="9.5pt"/>
    </style:style>
    <style:style style:name="T258" style:family="text">
      <style:text-properties style:font-name="Consolas" fo:font-size="9.5pt" officeooo:rsid="00e5b4ef" fo:background-color="#ffffff" loext:char-shading-value="0" style:font-size-asian="9.5pt"/>
    </style:style>
    <style:style style:name="T259" style:family="text">
      <style:text-properties style:font-name="Consolas" fo:font-size="9.5pt" officeooo:rsid="00e92f73" fo:background-color="#ffffff" loext:char-shading-value="0" style:font-size-asian="9.5pt"/>
    </style:style>
    <style:style style:name="T260" style:family="text">
      <style:text-properties style:font-name="Consolas" fo:font-size="9.5pt" officeooo:rsid="00f23940" fo:background-color="#ffffff" loext:char-shading-value="0" style:font-size-asian="9.5pt"/>
    </style:style>
    <style:style style:name="T261" style:family="text">
      <style:text-properties style:font-name="Consolas" fo:font-size="9.5pt" officeooo:rsid="0114cc01" fo:background-color="#ffffff" loext:char-shading-value="0" style:font-size-asian="9.5pt"/>
    </style:style>
    <style:style style:name="T262" style:family="text">
      <style:text-properties style:font-name="Consolas" fo:font-size="9.5pt" officeooo:rsid="01156277" fo:background-color="#ffffff" loext:char-shading-value="0" style:font-size-asian="9.5pt"/>
    </style:style>
    <style:style style:name="T263" style:family="text">
      <style:text-properties style:font-name="Consolas" fo:font-size="9.5pt" officeooo:rsid="011b9680" fo:background-color="#ffffff" loext:char-shading-value="0" style:font-size-asian="9.5pt"/>
    </style:style>
    <style:style style:name="T264" style:family="text">
      <style:text-properties style:font-name="Consolas" fo:font-size="9.5pt" officeooo:rsid="01fba97b" fo:background-color="#ffffff" loext:char-shading-value="0" style:font-size-asian="9.5pt"/>
    </style:style>
    <style:style style:name="T265" style:family="text">
      <style:text-properties style:font-name="Consolas" fo:font-size="9.5pt" officeooo:rsid="02ef9871" fo:background-color="#ffffff" loext:char-shading-value="0" style:font-size-asian="9.5pt"/>
    </style:style>
    <style:style style:name="T266" style:family="text">
      <style:text-properties style:font-name="Consolas" fo:font-size="9.5pt" officeooo:rsid="02f3761b" fo:background-color="#ffffff" loext:char-shading-value="0" style:font-size-asian="9.5pt"/>
    </style:style>
    <style:style style:name="T267" style:family="text">
      <style:text-properties style:font-name="Consolas" fo:font-size="9.5pt" officeooo:rsid="0302b18b" fo:background-color="#ffffff" loext:char-shading-value="0" style:font-size-asian="9.5pt"/>
    </style:style>
    <style:style style:name="T268" style:family="text">
      <style:text-properties style:font-name="Consolas" fo:font-size="9.5pt" officeooo:rsid="0309460c" fo:background-color="#ffffff" loext:char-shading-value="0" style:font-size-asian="9.5pt"/>
    </style:style>
    <style:style style:name="T269" style:family="text">
      <style:text-properties style:font-name="Consolas" fo:font-size="9.5pt" officeooo:rsid="030d5947" fo:background-color="#ffffff" loext:char-shading-value="0" style:font-size-asian="9.5pt"/>
    </style:style>
    <style:style style:name="T270" style:family="text">
      <style:text-properties style:font-name="Consolas" fo:font-size="9.5pt" officeooo:rsid="0310cc25" fo:background-color="#ffffff" loext:char-shading-value="0" style:font-size-asian="9.5pt"/>
    </style:style>
    <style:style style:name="T271" style:family="text">
      <style:text-properties style:font-name="Consolas" fo:font-size="9.5pt" officeooo:rsid="0312e5f9" fo:background-color="#ffffff" loext:char-shading-value="0" style:font-size-asian="9.5pt"/>
    </style:style>
    <style:style style:name="T272" style:family="text">
      <style:text-properties style:font-name="Consolas" fo:font-size="9.5pt" officeooo:rsid="03194044" fo:background-color="#ffffff" loext:char-shading-value="0" style:font-size-asian="9.5pt"/>
    </style:style>
    <style:style style:name="T273" style:family="text">
      <style:text-properties style:font-name="Consolas" fo:font-size="9.5pt" officeooo:rsid="0319f6f3" fo:background-color="#ffffff" loext:char-shading-value="0" style:font-size-asian="9.5pt"/>
    </style:style>
    <style:style style:name="T274" style:family="text">
      <style:text-properties style:font-name="Consolas" fo:font-size="9.5pt" officeooo:rsid="031b15cf" fo:background-color="#ffffff" loext:char-shading-value="0" style:font-size-asian="9.5pt"/>
    </style:style>
    <style:style style:name="T275" style:family="text">
      <style:text-properties style:font-name="Consolas" fo:font-size="9.5pt" officeooo:rsid="031cbd0d" fo:background-color="#ffffff" loext:char-shading-value="0" style:font-size-asian="9.5pt"/>
    </style:style>
    <style:style style:name="T276" style:family="text">
      <style:text-properties style:font-name="Consolas" fo:font-size="9.5pt" officeooo:rsid="03a78bf0" fo:background-color="#ffffff" loext:char-shading-value="0" style:font-size-asian="9.5pt"/>
    </style:style>
    <style:style style:name="T277" style:family="text">
      <style:text-properties style:font-name="Consolas" fo:font-size="9.5pt" officeooo:rsid="03a93645" fo:background-color="#ffffff" loext:char-shading-value="0" style:font-size-asian="9.5pt"/>
    </style:style>
    <style:style style:name="T278" style:family="text">
      <style:text-properties style:font-name="Consolas" fo:font-size="9.5pt" officeooo:rsid="03aa8254" fo:background-color="#ffffff" loext:char-shading-value="0" style:font-size-asian="9.5pt"/>
    </style:style>
    <style:style style:name="T279" style:family="text">
      <style:text-properties style:font-name="Consolas" fo:font-size="9.5pt" officeooo:rsid="03ab4be6" fo:background-color="#ffffff" loext:char-shading-value="0" style:font-size-asian="9.5pt"/>
    </style:style>
    <style:style style:name="T280" style:family="text">
      <style:text-properties style:font-name="Consolas" fo:font-size="9.5pt" officeooo:rsid="03ad432f" fo:background-color="#ffffff" loext:char-shading-value="0" style:font-size-asian="9.5pt"/>
    </style:style>
    <style:style style:name="T281" style:family="text">
      <style:text-properties style:font-name="Consolas" fo:font-size="9.5pt" officeooo:rsid="0412678d" fo:background-color="#ffffff" loext:char-shading-value="0" style:font-size-asian="9.5pt"/>
    </style:style>
    <style:style style:name="T282" style:family="text">
      <style:text-properties style:font-name="Consolas" fo:font-size="9.5pt" officeooo:rsid="04d04a77" fo:background-color="#ffffff" loext:char-shading-value="0" style:font-size-asian="9.5pt"/>
    </style:style>
    <style:style style:name="T283" style:family="text">
      <style:text-properties style:font-name="Consolas" fo:font-size="9.5pt" officeooo:rsid="04eaa965" fo:background-color="#ffffff" loext:char-shading-value="0" style:font-size-asian="9.5pt"/>
    </style:style>
    <style:style style:name="T284" style:family="text">
      <style:text-properties style:font-name="Consolas" fo:font-size="9.5pt" officeooo:rsid="04f6f313" fo:background-color="#ffffff" loext:char-shading-value="0" style:font-size-asian="9.5pt"/>
    </style:style>
    <style:style style:name="T285" style:family="text">
      <style:text-properties style:font-name="Consolas" fo:font-size="9.5pt" style:text-underline-style="none" fo:font-weight="normal" fo:background-color="#ffffff" loext:char-shading-value="0" style:font-size-asian="9.5pt" style:font-weight-asian="normal" style:font-weight-complex="normal"/>
    </style:style>
    <style:style style:name="T286" style:family="text">
      <style:text-properties officeooo:rsid="02c0ea33"/>
    </style:style>
    <style:style style:name="T287" style:family="text">
      <style:text-properties fo:font-weight="bold" style:font-weight-asian="bold" style:font-weight-complex="bold"/>
    </style:style>
    <style:style style:name="T288" style:family="text">
      <style:text-properties officeooo:rsid="03016ae0"/>
    </style:style>
    <style:style style:name="T289" style:family="text">
      <style:text-properties officeooo:rsid="02ff27ad"/>
    </style:style>
    <style:style style:name="T290" style:family="text">
      <style:text-properties officeooo:rsid="02c74601"/>
    </style:style>
    <style:style style:name="T291" style:family="text">
      <style:text-properties officeooo:rsid="02c7d13b"/>
    </style:style>
    <style:style style:name="T292" style:family="text">
      <style:text-properties officeooo:rsid="02ae8793"/>
    </style:style>
    <style:style style:name="T293" style:family="text">
      <style:text-properties officeooo:rsid="02d0a4da"/>
    </style:style>
    <style:style style:name="T294" style:family="text">
      <style:text-properties officeooo:rsid="02d14c27"/>
    </style:style>
    <style:style style:name="T295" style:family="text">
      <style:text-properties officeooo:rsid="02cd1242"/>
    </style:style>
    <style:style style:name="T296" style:family="text">
      <style:text-properties officeooo:rsid="02be7d9c"/>
    </style:style>
    <style:style style:name="T297" style:family="text">
      <style:text-properties officeooo:rsid="02bf9193"/>
    </style:style>
    <style:style style:name="T298" style:family="text">
      <style:text-properties officeooo:rsid="02b94e06"/>
    </style:style>
    <style:style style:name="T299" style:family="text">
      <style:text-properties officeooo:rsid="02d2d7a5"/>
    </style:style>
    <style:style style:name="T300" style:family="text">
      <style:text-properties officeooo:rsid="02d7683f"/>
    </style:style>
    <style:style style:name="T301" style:family="text">
      <style:text-properties officeooo:rsid="02d41fd9"/>
    </style:style>
    <style:style style:name="T302" style:family="text">
      <style:text-properties officeooo:rsid="02db3d46"/>
    </style:style>
    <style:style style:name="T303" style:family="text">
      <style:text-properties officeooo:rsid="02af8d9f"/>
    </style:style>
    <style:style style:name="T304" style:family="text">
      <style:text-properties officeooo:rsid="02e5246a"/>
    </style:style>
    <style:style style:name="T305" style:family="text">
      <style:text-properties officeooo:rsid="02e33339"/>
    </style:style>
    <style:style style:name="T306" style:family="text">
      <style:text-properties officeooo:rsid="02e7ade0"/>
    </style:style>
    <style:style style:name="T307" style:family="text">
      <style:text-properties officeooo:rsid="02ecc11c"/>
    </style:style>
    <style:style style:name="T308" style:family="text">
      <style:text-properties officeooo:rsid="02ee46bf"/>
    </style:style>
    <style:style style:name="T309" style:family="text">
      <style:text-properties officeooo:rsid="01eb9f51"/>
    </style:style>
    <style:style style:name="T310" style:family="text">
      <style:text-properties officeooo:rsid="01122367"/>
    </style:style>
    <style:style style:name="T311" style:family="text">
      <style:text-properties officeooo:rsid="006c9943"/>
    </style:style>
    <style:style style:name="T312" style:family="text">
      <style:text-properties officeooo:rsid="024df515"/>
    </style:style>
    <style:style style:name="T313" style:family="text">
      <style:text-properties officeooo:rsid="0222c3b8"/>
    </style:style>
    <style:style style:name="T314" style:family="text">
      <style:text-properties officeooo:rsid="021daeed"/>
    </style:style>
    <style:style style:name="T315" style:family="text">
      <style:text-properties officeooo:rsid="021e29b0"/>
    </style:style>
    <style:style style:name="T316" style:family="text">
      <style:text-properties officeooo:rsid="021cdee2"/>
    </style:style>
    <style:style style:name="T317" style:family="text">
      <style:text-properties officeooo:rsid="021fb752"/>
    </style:style>
    <style:style style:name="T318" style:family="text">
      <style:text-properties style:font-name="Liberation Serif" fo:font-size="12pt" style:font-size-asian="12pt" style:font-size-complex="12pt"/>
    </style:style>
    <style:style style:name="T319" style:family="text">
      <style:text-properties style:font-name="Liberation Serif" fo:font-size="12pt" officeooo:rsid="021cdee2" style:font-size-asian="12pt" style:font-size-complex="12pt"/>
    </style:style>
    <style:style style:name="T320" style:family="text">
      <style:text-properties style:font-name="Liberation Serif" fo:font-size="12pt" officeooo:rsid="022424b0" style:font-size-asian="12pt" style:font-size-complex="12pt"/>
    </style:style>
    <style:style style:name="T321" style:family="text">
      <style:text-properties style:font-name="Liberation Serif" fo:font-size="12pt" officeooo:rsid="021daeed" style:font-size-asian="12pt" style:font-size-complex="12pt"/>
    </style:style>
    <style:style style:name="T322" style:family="text">
      <style:text-properties style:font-name="Liberation Serif" fo:font-size="12pt" officeooo:rsid="01d560a4" style:font-size-asian="12pt" style:font-size-complex="12pt"/>
    </style:style>
    <style:style style:name="T323" style:family="text">
      <style:text-properties officeooo:rsid="022d5790"/>
    </style:style>
    <style:style style:name="T324" style:family="text">
      <style:text-properties officeooo:rsid="02318d2f"/>
    </style:style>
    <style:style style:name="T325" style:family="text">
      <style:text-properties officeooo:rsid="0235782b"/>
    </style:style>
    <style:style style:name="T326" style:family="text">
      <style:text-properties officeooo:rsid="00a15f31"/>
    </style:style>
    <style:style style:name="T327" style:family="text">
      <style:text-properties officeooo:rsid="00a206ab"/>
    </style:style>
    <style:style style:name="T328" style:family="text">
      <style:text-properties officeooo:rsid="00a5c257"/>
    </style:style>
    <style:style style:name="T329" style:family="text">
      <style:text-properties officeooo:rsid="00fee56f"/>
    </style:style>
    <style:style style:name="T330" style:family="text">
      <style:text-properties officeooo:rsid="02392bcd"/>
    </style:style>
    <style:style style:name="T331" style:family="text">
      <style:text-properties officeooo:rsid="023acd2a"/>
    </style:style>
    <style:style style:name="T332" style:family="text">
      <style:text-properties officeooo:rsid="0240c585"/>
    </style:style>
    <style:style style:name="T333" style:family="text">
      <style:text-properties officeooo:rsid="0242aab0"/>
    </style:style>
    <style:style style:name="T334" style:family="text">
      <style:text-properties officeooo:rsid="0242f4d4"/>
    </style:style>
    <style:style style:name="T335" style:family="text">
      <style:text-properties officeooo:rsid="0244c167"/>
    </style:style>
    <style:style style:name="T336" style:family="text">
      <style:text-properties officeooo:rsid="024541d1"/>
    </style:style>
    <style:style style:name="T337" style:family="text">
      <style:text-properties officeooo:rsid="0249c173"/>
    </style:style>
    <style:style style:name="T338" style:family="text">
      <style:text-properties officeooo:rsid="024f27eb"/>
    </style:style>
    <style:style style:name="T339" style:family="text">
      <style:text-properties style:font-name="Consolas2" fo:font-size="9.5pt" style:font-size-asian="9.5pt" style:font-size-complex="9.5pt"/>
    </style:style>
    <style:style style:name="T340" style:family="text">
      <style:text-properties style:font-name="Consolas2" fo:font-size="9.5pt" officeooo:rsid="0027b340" style:font-size-asian="9.5pt" style:font-size-complex="9.5pt"/>
    </style:style>
    <style:style style:name="T341" style:family="text">
      <style:text-properties style:font-name="Consolas2" fo:font-size="9.5pt" officeooo:rsid="002c6558" style:font-size-asian="9.5pt" style:font-size-complex="9.5pt"/>
    </style:style>
    <style:style style:name="T342" style:family="text">
      <style:text-properties style:font-name="Consolas2" fo:font-size="9.5pt" officeooo:rsid="002e26d0" style:font-size-asian="9.5pt" style:font-size-complex="9.5pt"/>
    </style:style>
    <style:style style:name="T343" style:family="text">
      <style:text-properties style:font-name="Consolas2" fo:font-size="9.5pt" officeooo:rsid="002f4d48" style:font-size-asian="9.5pt" style:font-size-complex="9.5pt"/>
    </style:style>
    <style:style style:name="T344" style:family="text">
      <style:text-properties style:font-name="Consolas2" fo:font-size="9.5pt" officeooo:rsid="0035160f" style:font-size-asian="9.5pt" style:font-size-complex="9.5pt"/>
    </style:style>
    <style:style style:name="T345" style:family="text">
      <style:text-properties style:font-name="Consolas2" fo:font-size="9.5pt" officeooo:rsid="0143f29f" style:font-size-asian="9.5pt" style:font-size-complex="9.5pt"/>
    </style:style>
    <style:style style:name="T346" style:family="text">
      <style:text-properties style:font-name="Consolas2" fo:font-size="9.5pt" officeooo:rsid="0145d61e" style:font-size-asian="9.5pt" style:font-size-complex="9.5pt"/>
    </style:style>
    <style:style style:name="T347" style:family="text">
      <style:text-properties style:font-name="Consolas2" fo:font-size="9.5pt" officeooo:rsid="014c746b" style:font-size-asian="9.5pt" style:font-size-complex="9.5pt"/>
    </style:style>
    <style:style style:name="T348" style:family="text">
      <style:text-properties style:font-name="Consolas2" fo:font-size="9.5pt" officeooo:rsid="04361976" style:font-size-asian="9.5pt" style:font-size-complex="9.5pt"/>
    </style:style>
    <style:style style:name="T349" style:family="text">
      <style:text-properties style:font-name="Consolas2" fo:font-size="9pt" officeooo:rsid="002e26d0" style:font-size-asian="9pt" style:font-size-complex="9pt"/>
    </style:style>
    <style:style style:name="T350" style:family="text">
      <style:text-properties officeooo:rsid="0072fdf1"/>
    </style:style>
    <style:style style:name="T351" style:family="text">
      <style:text-properties officeooo:rsid="0254d1d0"/>
    </style:style>
    <style:style style:name="T352" style:family="text">
      <style:text-properties officeooo:rsid="02569847"/>
    </style:style>
    <style:style style:name="T353" style:family="text">
      <style:text-properties officeooo:rsid="025474ab"/>
    </style:style>
    <style:style style:name="T354" style:family="text">
      <style:text-properties officeooo:rsid="02575228"/>
    </style:style>
    <style:style style:name="T355" style:family="text">
      <style:text-properties officeooo:rsid="025b091f"/>
    </style:style>
    <style:style style:name="T356" style:family="text">
      <style:text-properties officeooo:rsid="025beb60"/>
    </style:style>
    <style:style style:name="T357" style:family="text">
      <style:text-properties officeooo:rsid="025cd0ef"/>
    </style:style>
    <style:style style:name="T358" style:family="text">
      <style:text-properties officeooo:rsid="02611f31"/>
    </style:style>
    <style:style style:name="T359" style:family="text">
      <style:text-properties officeooo:rsid="0264cca8"/>
    </style:style>
    <style:style style:name="T360" style:family="text">
      <style:text-properties officeooo:rsid="02620c29"/>
    </style:style>
    <style:style style:name="T361" style:family="text">
      <style:text-properties officeooo:rsid="026264a4"/>
    </style:style>
    <style:style style:name="T362" style:family="text">
      <style:text-properties officeooo:rsid="0265c41c"/>
    </style:style>
    <style:style style:name="T363" style:family="text">
      <style:text-properties officeooo:rsid="02741dc8"/>
    </style:style>
    <style:style style:name="T364" style:family="text">
      <style:text-properties officeooo:rsid="027b0edd"/>
    </style:style>
    <style:style style:name="T365" style:family="text">
      <style:text-properties officeooo:rsid="027b9f3d"/>
    </style:style>
    <style:style style:name="T366" style:family="text">
      <style:text-properties officeooo:rsid="027cbaf2"/>
    </style:style>
    <style:style style:name="T367" style:family="text">
      <style:text-properties officeooo:rsid="027e7452"/>
    </style:style>
    <style:style style:name="T368" style:family="text">
      <style:text-properties officeooo:rsid="027f7f9a"/>
    </style:style>
    <style:style style:name="T369" style:family="text">
      <style:text-properties officeooo:rsid="0010098c"/>
    </style:style>
    <style:style style:name="T370" style:family="text">
      <style:text-properties officeooo:rsid="00101bb2"/>
    </style:style>
    <style:style style:name="T371" style:family="text">
      <style:text-properties officeooo:rsid="00169776"/>
    </style:style>
    <style:style style:name="T372" style:family="text">
      <style:text-properties officeooo:rsid="00182fcb"/>
    </style:style>
    <style:style style:name="T373" style:family="text">
      <style:text-properties officeooo:rsid="001b1f84"/>
    </style:style>
    <style:style style:name="T374" style:family="text">
      <style:text-properties officeooo:rsid="00208597"/>
    </style:style>
    <style:style style:name="T375" style:family="text">
      <style:text-properties officeooo:rsid="0022346b"/>
    </style:style>
    <style:style style:name="T376" style:family="text">
      <style:text-properties officeooo:rsid="0027b340"/>
    </style:style>
    <style:style style:name="T377" style:family="text">
      <style:text-properties fo:color="#800000" style:font-name="Consolas2" fo:font-size="9.5pt" officeooo:rsid="0027b340" style:font-size-asian="9.5pt" style:font-size-complex="9.5pt"/>
    </style:style>
    <style:style style:name="T378" style:family="text">
      <style:text-properties fo:color="#800000" style:font-name="Consolas2" fo:font-size="9.5pt" officeooo:rsid="002c6558" style:font-size-asian="9.5pt" style:font-size-complex="9.5pt"/>
    </style:style>
    <style:style style:name="T379" style:family="text">
      <style:text-properties fo:color="#800000" style:font-name="Consolas2" fo:font-size="9.5pt" officeooo:rsid="002e26d0" style:font-size-asian="9.5pt" style:font-size-complex="9.5pt"/>
    </style:style>
    <style:style style:name="T380" style:family="text">
      <style:text-properties officeooo:rsid="002c425b"/>
    </style:style>
    <style:style style:name="T381" style:family="text">
      <style:text-properties officeooo:rsid="002c6558"/>
    </style:style>
    <style:style style:name="T382" style:family="text">
      <style:text-properties officeooo:rsid="002e26d0"/>
    </style:style>
    <style:style style:name="T383" style:family="text">
      <style:text-properties officeooo:rsid="002f4d48"/>
    </style:style>
    <style:style style:name="T384" style:family="text">
      <style:text-properties officeooo:rsid="002fe708"/>
    </style:style>
    <style:style style:name="T385" style:family="text">
      <style:text-properties officeooo:rsid="0037741a"/>
    </style:style>
    <style:style style:name="T386" style:family="text">
      <style:text-properties officeooo:rsid="003fa6cc"/>
    </style:style>
    <style:style style:name="T387" style:family="text">
      <style:text-properties officeooo:rsid="0043ca04"/>
    </style:style>
    <style:style style:name="T388" style:family="text">
      <style:text-properties officeooo:rsid="0044ce77"/>
    </style:style>
    <style:style style:name="T389" style:family="text">
      <style:text-properties officeooo:rsid="00463174"/>
    </style:style>
    <style:style style:name="T390" style:family="text">
      <style:text-properties officeooo:rsid="004896e5"/>
    </style:style>
    <style:style style:name="T391" style:family="text">
      <style:text-properties officeooo:rsid="0049d210"/>
    </style:style>
    <style:style style:name="T392" style:family="text">
      <style:text-properties officeooo:rsid="004c8a65"/>
    </style:style>
    <style:style style:name="T393" style:family="text">
      <style:text-properties officeooo:rsid="004dd6dd"/>
    </style:style>
    <style:style style:name="T394" style:family="text">
      <style:text-properties officeooo:rsid="004fb170"/>
    </style:style>
    <style:style style:name="T395" style:family="text">
      <style:text-properties officeooo:rsid="00556d96"/>
    </style:style>
    <style:style style:name="T396" style:family="text">
      <style:text-properties officeooo:rsid="00602e45"/>
    </style:style>
    <style:style style:name="T397" style:family="text">
      <style:text-properties officeooo:rsid="00632b47"/>
    </style:style>
    <style:style style:name="T398" style:family="text">
      <style:text-properties officeooo:rsid="0063e0c4"/>
    </style:style>
    <style:style style:name="T399" style:family="text">
      <style:text-properties officeooo:rsid="0065b4bc"/>
    </style:style>
    <style:style style:name="T400" style:family="text">
      <style:text-properties officeooo:rsid="006ad8ec"/>
    </style:style>
    <style:style style:name="T401" style:family="text">
      <style:text-properties officeooo:rsid="006b8ffe"/>
    </style:style>
    <style:style style:name="T402" style:family="text">
      <style:text-properties officeooo:rsid="006dbda3"/>
    </style:style>
    <style:style style:name="T403" style:family="text">
      <style:text-properties officeooo:rsid="006f97ab"/>
    </style:style>
    <style:style style:name="T404" style:family="text">
      <style:text-properties officeooo:rsid="0071b681"/>
    </style:style>
    <style:style style:name="T405" style:family="text">
      <style:text-properties officeooo:rsid="0072bc42"/>
    </style:style>
    <style:style style:name="T406" style:family="text">
      <style:text-properties officeooo:rsid="00739b06"/>
    </style:style>
    <style:style style:name="T407" style:family="text">
      <style:text-properties officeooo:rsid="00747ff3"/>
    </style:style>
    <style:style style:name="T408" style:family="text">
      <style:text-properties fo:font-style="normal" style:text-underline-style="none" officeooo:rsid="0075edf5" style:font-style-asian="normal" style:font-style-complex="normal"/>
    </style:style>
    <style:style style:name="T409" style:family="text">
      <style:text-properties officeooo:rsid="00770502"/>
    </style:style>
    <style:style style:name="T410" style:family="text">
      <style:text-properties officeooo:rsid="007fc5ce"/>
    </style:style>
    <style:style style:name="T411" style:family="text">
      <style:text-properties officeooo:rsid="0083134b"/>
    </style:style>
    <style:style style:name="T412" style:family="text">
      <style:text-properties officeooo:rsid="008386c0"/>
    </style:style>
    <style:style style:name="T413" style:family="text">
      <style:text-properties officeooo:rsid="008553d7"/>
    </style:style>
    <style:style style:name="T414" style:family="text">
      <style:text-properties officeooo:rsid="008de974"/>
    </style:style>
    <style:style style:name="T415" style:family="text">
      <style:text-properties officeooo:rsid="008e671c"/>
    </style:style>
    <style:style style:name="T416" style:family="text">
      <style:text-properties officeooo:rsid="00905c39"/>
    </style:style>
    <style:style style:name="T417" style:family="text">
      <style:text-properties officeooo:rsid="009476a1"/>
    </style:style>
    <style:style style:name="T418" style:family="text">
      <style:text-properties officeooo:rsid="0096d40c"/>
    </style:style>
    <style:style style:name="T419" style:family="text">
      <style:text-properties officeooo:rsid="009c035a"/>
    </style:style>
    <style:style style:name="T420" style:family="text">
      <style:text-properties officeooo:rsid="009c4def"/>
    </style:style>
    <style:style style:name="T421" style:family="text">
      <style:text-properties officeooo:rsid="00a1c73b"/>
    </style:style>
    <style:style style:name="T422" style:family="text">
      <style:text-properties officeooo:rsid="00a2abea"/>
    </style:style>
    <style:style style:name="T423" style:family="text">
      <style:text-properties officeooo:rsid="00a38a22"/>
    </style:style>
    <style:style style:name="T424" style:family="text">
      <style:text-properties officeooo:rsid="00a84908"/>
    </style:style>
    <style:style style:name="T425" style:family="text">
      <style:text-properties officeooo:rsid="00ad9de0"/>
    </style:style>
    <style:style style:name="T426" style:family="text">
      <style:text-properties officeooo:rsid="00b138bc"/>
    </style:style>
    <style:style style:name="T427" style:family="text">
      <style:text-properties officeooo:rsid="00b532ad"/>
    </style:style>
    <style:style style:name="T428" style:family="text">
      <style:text-properties officeooo:rsid="00b68703"/>
    </style:style>
    <style:style style:name="T429" style:family="text">
      <style:text-properties officeooo:rsid="00b6e7c1"/>
    </style:style>
    <style:style style:name="T430" style:family="text">
      <style:text-properties officeooo:rsid="00bbcda6"/>
    </style:style>
    <style:style style:name="T431" style:family="text">
      <style:text-properties officeooo:rsid="00bbeab8"/>
    </style:style>
    <style:style style:name="T432" style:family="text">
      <style:text-properties officeooo:rsid="00be3c62"/>
    </style:style>
    <style:style style:name="T433" style:family="text">
      <style:text-properties officeooo:rsid="00bfe888"/>
    </style:style>
    <style:style style:name="T434" style:family="text">
      <style:text-properties officeooo:rsid="00c0a645"/>
    </style:style>
    <style:style style:name="T435" style:family="text">
      <style:text-properties officeooo:rsid="00c3d325"/>
    </style:style>
    <style:style style:name="T436" style:family="text">
      <style:text-properties officeooo:rsid="00c54d49"/>
    </style:style>
    <style:style style:name="T437" style:family="text">
      <style:text-properties officeooo:rsid="00c7f7f2"/>
    </style:style>
    <style:style style:name="T438" style:family="text">
      <style:text-properties officeooo:rsid="00c8c1d8"/>
    </style:style>
    <style:style style:name="T439" style:family="text">
      <style:text-properties officeooo:rsid="00cfdace"/>
    </style:style>
    <style:style style:name="T440" style:family="text">
      <style:text-properties officeooo:rsid="00d359ac"/>
    </style:style>
    <style:style style:name="T441" style:family="text">
      <style:text-properties officeooo:rsid="00d9f51c"/>
    </style:style>
    <style:style style:name="T442" style:family="text">
      <style:text-properties officeooo:rsid="00dc5d08"/>
    </style:style>
    <style:style style:name="T443" style:family="text">
      <style:text-properties officeooo:rsid="00ddf54a"/>
    </style:style>
    <style:style style:name="T444" style:family="text">
      <style:text-properties officeooo:rsid="00dea1e4"/>
    </style:style>
    <style:style style:name="T445" style:family="text">
      <style:text-properties officeooo:rsid="00e177e6"/>
    </style:style>
    <style:style style:name="T446" style:family="text">
      <style:text-properties officeooo:rsid="00e7d366"/>
    </style:style>
    <style:style style:name="T447" style:family="text">
      <style:text-properties officeooo:rsid="00e92f73"/>
    </style:style>
    <style:style style:name="T448" style:family="text">
      <style:text-properties officeooo:rsid="00e93532"/>
    </style:style>
    <style:style style:name="T449" style:family="text">
      <style:text-properties officeooo:rsid="00ec58a9"/>
    </style:style>
    <style:style style:name="T450" style:family="text">
      <style:text-properties officeooo:rsid="00f23940"/>
    </style:style>
    <style:style style:name="T451" style:family="text">
      <style:text-properties officeooo:rsid="00f5b8d0"/>
    </style:style>
    <style:style style:name="T452" style:family="text">
      <style:text-properties officeooo:rsid="00f7ad23"/>
    </style:style>
    <style:style style:name="T453" style:family="text">
      <style:text-properties officeooo:rsid="00f89f01"/>
    </style:style>
    <style:style style:name="T454" style:family="text">
      <style:text-properties officeooo:rsid="00f9702b"/>
    </style:style>
    <style:style style:name="T455" style:family="text">
      <style:text-properties officeooo:rsid="00faa4e9"/>
    </style:style>
    <style:style style:name="T456" style:family="text">
      <style:text-properties officeooo:rsid="00fe59a5"/>
    </style:style>
    <style:style style:name="T457" style:family="text">
      <style:text-properties officeooo:rsid="00ffedf7"/>
    </style:style>
    <style:style style:name="T458" style:family="text">
      <style:text-properties officeooo:rsid="01068220"/>
    </style:style>
    <style:style style:name="T459" style:family="text">
      <style:text-properties officeooo:rsid="0116986c"/>
    </style:style>
    <style:style style:name="T460" style:family="text">
      <style:text-properties officeooo:rsid="011957e6"/>
    </style:style>
    <style:style style:name="T461" style:family="text">
      <style:text-properties officeooo:rsid="011a73e1"/>
    </style:style>
    <style:style style:name="T462" style:family="text">
      <style:text-properties officeooo:rsid="011b6f61"/>
    </style:style>
    <style:style style:name="T463" style:family="text">
      <style:text-properties officeooo:rsid="011de8ea"/>
    </style:style>
    <style:style style:name="T464" style:family="text">
      <style:text-properties officeooo:rsid="011f9561"/>
    </style:style>
    <style:style style:name="T465" style:family="text">
      <style:text-properties officeooo:rsid="01216f08"/>
    </style:style>
    <style:style style:name="T466" style:family="text">
      <style:text-properties officeooo:rsid="0121a356"/>
    </style:style>
    <style:style style:name="T467" style:family="text">
      <style:text-properties officeooo:rsid="012312e6"/>
    </style:style>
    <style:style style:name="T468" style:family="text">
      <style:text-properties officeooo:rsid="0124bdb2"/>
    </style:style>
    <style:style style:name="T469" style:family="text">
      <style:text-properties officeooo:rsid="0126449a"/>
    </style:style>
    <style:style style:name="T470" style:family="text">
      <style:text-properties officeooo:rsid="01273398"/>
    </style:style>
    <style:style style:name="T471" style:family="text">
      <style:text-properties officeooo:rsid="012f1f11"/>
    </style:style>
    <style:style style:name="T472" style:family="text">
      <style:text-properties officeooo:rsid="012f3f1f"/>
    </style:style>
    <style:style style:name="T473" style:family="text">
      <style:text-properties officeooo:rsid="01302e3f"/>
    </style:style>
    <style:style style:name="T474" style:family="text">
      <style:text-properties officeooo:rsid="0138a8a7"/>
    </style:style>
    <style:style style:name="T475" style:family="text">
      <style:text-properties officeooo:rsid="013955e6"/>
    </style:style>
    <style:style style:name="T476" style:family="text">
      <style:text-properties officeooo:rsid="013a7033"/>
    </style:style>
    <style:style style:name="T477" style:family="text">
      <style:text-properties officeooo:rsid="013a73e5"/>
    </style:style>
    <style:style style:name="T478" style:family="text">
      <style:text-properties officeooo:rsid="013c9418"/>
    </style:style>
    <style:style style:name="T479" style:family="text">
      <style:text-properties officeooo:rsid="0145d61e"/>
    </style:style>
    <style:style style:name="T480" style:family="text">
      <style:text-properties officeooo:rsid="01488add"/>
    </style:style>
    <style:style style:name="T481" style:family="text">
      <style:text-properties officeooo:rsid="014a8076"/>
    </style:style>
    <style:style style:name="T482" style:family="text">
      <style:text-properties officeooo:rsid="014b9e41"/>
    </style:style>
    <style:style style:name="T483" style:family="text">
      <style:text-properties officeooo:rsid="014c746b"/>
    </style:style>
    <style:style style:name="T484" style:family="text">
      <style:text-properties officeooo:rsid="014d117e"/>
    </style:style>
    <style:style style:name="T485" style:family="text">
      <style:text-properties officeooo:rsid="0150494b"/>
    </style:style>
    <style:style style:name="T486" style:family="text">
      <style:text-properties officeooo:rsid="01532607"/>
    </style:style>
    <style:style style:name="T487" style:family="text">
      <style:text-properties officeooo:rsid="0154353c"/>
    </style:style>
    <style:style style:name="T488" style:family="text">
      <style:text-properties officeooo:rsid="0155fe3d"/>
    </style:style>
    <style:style style:name="T489" style:family="text">
      <style:text-properties officeooo:rsid="0159c05c"/>
    </style:style>
    <style:style style:name="T490" style:family="text">
      <style:text-properties officeooo:rsid="01608c0b"/>
    </style:style>
    <style:style style:name="T491" style:family="text">
      <style:text-properties officeooo:rsid="01630939"/>
    </style:style>
    <style:style style:name="T492" style:family="text">
      <style:text-properties officeooo:rsid="016b5976"/>
    </style:style>
    <style:style style:name="T493" style:family="text">
      <style:text-properties officeooo:rsid="016b6cb1"/>
    </style:style>
    <style:style style:name="T494" style:family="text">
      <style:text-properties officeooo:rsid="016d6fa0"/>
    </style:style>
    <style:style style:name="T495" style:family="text">
      <style:text-properties officeooo:rsid="016db382"/>
    </style:style>
    <style:style style:name="T496" style:family="text">
      <style:text-properties officeooo:rsid="0170adce"/>
    </style:style>
    <style:style style:name="T497" style:family="text">
      <style:text-properties officeooo:rsid="0171cee1"/>
    </style:style>
    <style:style style:name="T498" style:family="text">
      <style:text-properties officeooo:rsid="0172a4b9"/>
    </style:style>
    <style:style style:name="T499" style:family="text">
      <style:text-properties officeooo:rsid="0175c3b1"/>
    </style:style>
    <style:style style:name="T500" style:family="text">
      <style:text-properties officeooo:rsid="017b72b5"/>
    </style:style>
    <style:style style:name="T501" style:family="text">
      <style:text-properties officeooo:rsid="017deb9e"/>
    </style:style>
    <style:style style:name="T502" style:family="text">
      <style:text-properties officeooo:rsid="0183d0bf"/>
    </style:style>
    <style:style style:name="T503" style:family="text">
      <style:text-properties officeooo:rsid="0186d01a"/>
    </style:style>
    <style:style style:name="T504" style:family="text">
      <style:text-properties officeooo:rsid="018ac783"/>
    </style:style>
    <style:style style:name="T505" style:family="text">
      <style:text-properties officeooo:rsid="01928234"/>
    </style:style>
    <style:style style:name="T506" style:family="text">
      <style:text-properties officeooo:rsid="0193d5be"/>
    </style:style>
    <style:style style:name="T507" style:family="text">
      <style:text-properties officeooo:rsid="01059ed0"/>
    </style:style>
    <style:style style:name="T508" style:family="text">
      <style:text-properties officeooo:rsid="0195dc8a"/>
    </style:style>
    <style:style style:name="T509" style:family="text">
      <style:text-properties officeooo:rsid="0197691f"/>
    </style:style>
    <style:style style:name="T510" style:family="text">
      <style:text-properties officeooo:rsid="0198510e"/>
    </style:style>
    <style:style style:name="T511" style:family="text">
      <style:text-properties officeooo:rsid="0129dedd"/>
    </style:style>
    <style:style style:name="T512" style:family="text">
      <style:text-properties officeooo:rsid="0199eeb7"/>
    </style:style>
    <style:style style:name="T513" style:family="text">
      <style:text-properties officeooo:rsid="019b3efe"/>
    </style:style>
    <style:style style:name="T514" style:family="text">
      <style:text-properties officeooo:rsid="019cb796"/>
    </style:style>
    <style:style style:name="T515" style:family="text">
      <style:text-properties officeooo:rsid="019e0782"/>
    </style:style>
    <style:style style:name="T516" style:family="text">
      <style:text-properties officeooo:rsid="019f02ba"/>
    </style:style>
    <style:style style:name="T517" style:family="text">
      <style:text-properties officeooo:rsid="01a10a45"/>
    </style:style>
    <style:style style:name="T518" style:family="text">
      <style:text-properties officeooo:rsid="01a272b8"/>
    </style:style>
    <style:style style:name="T519" style:family="text">
      <style:text-properties officeooo:rsid="01a36c0f"/>
    </style:style>
    <style:style style:name="T520" style:family="text">
      <style:text-properties officeooo:rsid="01a4e42b"/>
    </style:style>
    <style:style style:name="T521" style:family="text">
      <style:text-properties officeooo:rsid="01a94eb5"/>
    </style:style>
    <style:style style:name="T522" style:family="text">
      <style:text-properties officeooo:rsid="01ab7516"/>
    </style:style>
    <style:style style:name="T523" style:family="text">
      <style:text-properties officeooo:rsid="01af1851"/>
    </style:style>
    <style:style style:name="T524" style:family="text">
      <style:text-properties officeooo:rsid="00284de6"/>
    </style:style>
    <style:style style:name="T525" style:family="text">
      <style:text-properties officeooo:rsid="01b4039d"/>
    </style:style>
    <style:style style:name="T526" style:family="text">
      <style:text-properties officeooo:rsid="01b7a5d5"/>
    </style:style>
    <style:style style:name="T527" style:family="text">
      <style:text-properties officeooo:rsid="01b8e932"/>
    </style:style>
    <style:style style:name="T528" style:family="text">
      <style:text-properties officeooo:rsid="01bf35bc"/>
    </style:style>
    <style:style style:name="T529" style:family="text">
      <style:text-properties officeooo:rsid="01c04703"/>
    </style:style>
    <style:style style:name="T530" style:family="text">
      <style:text-properties officeooo:rsid="01c1889b"/>
    </style:style>
    <style:style style:name="T531" style:family="text">
      <style:text-properties officeooo:rsid="01c1f16d"/>
    </style:style>
    <style:style style:name="T532" style:family="text">
      <style:text-properties officeooo:rsid="01c25c1c"/>
    </style:style>
    <style:style style:name="T533" style:family="text">
      <style:text-properties officeooo:rsid="01c3eae8"/>
    </style:style>
    <style:style style:name="T534" style:family="text">
      <style:text-properties officeooo:rsid="01c4ae1f"/>
    </style:style>
    <style:style style:name="T535" style:family="text">
      <style:text-properties officeooo:rsid="02ac9f4a"/>
    </style:style>
    <style:style style:name="T536" style:family="text">
      <style:text-properties officeooo:rsid="01c94718"/>
    </style:style>
    <style:style style:name="T537" style:family="text">
      <style:text-properties officeooo:rsid="01cbc6e5"/>
    </style:style>
    <style:style style:name="T538" style:family="text">
      <style:text-properties officeooo:rsid="01cd2749"/>
    </style:style>
    <style:style style:name="T539" style:family="text">
      <style:text-properties officeooo:rsid="01d1f93e"/>
    </style:style>
    <style:style style:name="T540" style:family="text">
      <style:text-properties officeooo:rsid="01d560a4"/>
    </style:style>
    <style:style style:name="T541" style:family="text">
      <style:text-properties officeooo:rsid="01d63c7f"/>
    </style:style>
    <style:style style:name="T542" style:family="text">
      <style:text-properties officeooo:rsid="01d776d8"/>
    </style:style>
    <style:style style:name="T543" style:family="text">
      <style:text-properties officeooo:rsid="01d779c2"/>
    </style:style>
    <style:style style:name="T544" style:family="text">
      <style:text-properties officeooo:rsid="01d8a204"/>
    </style:style>
    <style:style style:name="T545" style:family="text">
      <style:text-properties officeooo:rsid="01da44bc"/>
    </style:style>
    <style:style style:name="T546" style:family="text">
      <style:text-properties officeooo:rsid="01db4532"/>
    </style:style>
    <style:style style:name="T547" style:family="text">
      <style:text-properties officeooo:rsid="01e213de"/>
    </style:style>
    <style:style style:name="T548" style:family="text">
      <style:text-properties officeooo:rsid="01e3f4f3"/>
    </style:style>
    <style:style style:name="T549" style:family="text">
      <style:text-properties officeooo:rsid="01e50cf2"/>
    </style:style>
    <style:style style:name="T550" style:family="text">
      <style:text-properties officeooo:rsid="01e87c15"/>
    </style:style>
    <style:style style:name="T551" style:family="text">
      <style:text-properties officeooo:rsid="01e912fc"/>
    </style:style>
    <style:style style:name="T552" style:family="text">
      <style:text-properties officeooo:rsid="01ee73c8"/>
    </style:style>
    <style:style style:name="T553" style:family="text">
      <style:text-properties officeooo:rsid="01eed962"/>
    </style:style>
    <style:style style:name="T554" style:family="text">
      <style:text-properties officeooo:rsid="01eff211"/>
    </style:style>
    <style:style style:name="T555" style:family="text">
      <style:text-properties officeooo:rsid="01f12684"/>
    </style:style>
    <style:style style:name="T556" style:family="text">
      <style:text-properties officeooo:rsid="01f39a67"/>
    </style:style>
    <style:style style:name="T557" style:family="text">
      <style:text-properties officeooo:rsid="01f4bcbc"/>
    </style:style>
    <style:style style:name="T558" style:family="text">
      <style:text-properties officeooo:rsid="01f7a0a4"/>
    </style:style>
    <style:style style:name="T559" style:family="text">
      <style:text-properties officeooo:rsid="01f8e4fd"/>
    </style:style>
    <style:style style:name="T560" style:family="text">
      <style:text-properties officeooo:rsid="01faaeb0"/>
    </style:style>
    <style:style style:name="T561" style:family="text">
      <style:text-properties officeooo:rsid="01facf96"/>
    </style:style>
    <style:style style:name="T562" style:family="text">
      <style:text-properties officeooo:rsid="02009a65"/>
    </style:style>
    <style:style style:name="T563" style:family="text">
      <style:text-properties officeooo:rsid="02011dcd"/>
    </style:style>
    <style:style style:name="T564" style:family="text">
      <style:text-properties officeooo:rsid="020194f3"/>
    </style:style>
    <style:style style:name="T565" style:family="text">
      <style:text-properties officeooo:rsid="02031eff"/>
    </style:style>
    <style:style style:name="T566" style:family="text">
      <style:text-properties officeooo:rsid="0204715d"/>
    </style:style>
    <style:style style:name="T567" style:family="text">
      <style:text-properties officeooo:rsid="0204f39e"/>
    </style:style>
    <style:style style:name="T568" style:family="text">
      <style:text-properties officeooo:rsid="0205f28c"/>
    </style:style>
    <style:style style:name="T569" style:family="text">
      <style:text-properties officeooo:rsid="020695f2"/>
    </style:style>
    <style:style style:name="T570" style:family="text">
      <style:text-properties officeooo:rsid="02081d74"/>
    </style:style>
    <style:style style:name="T571" style:family="text">
      <style:text-properties officeooo:rsid="0208bb76"/>
    </style:style>
    <style:style style:name="T572" style:family="text">
      <style:text-properties officeooo:rsid="020a1add"/>
    </style:style>
    <style:style style:name="T573" style:family="text">
      <style:text-properties officeooo:rsid="020b3d50"/>
    </style:style>
    <style:style style:name="T574" style:family="text">
      <style:text-properties officeooo:rsid="020bc4cf"/>
    </style:style>
    <style:style style:name="T575" style:family="text">
      <style:text-properties officeooo:rsid="020cf62f"/>
    </style:style>
    <style:style style:name="T576" style:family="text">
      <style:text-properties officeooo:rsid="020e0bf0"/>
    </style:style>
    <style:style style:name="T577" style:family="text">
      <style:text-properties officeooo:rsid="02109643"/>
    </style:style>
    <style:style style:name="T578" style:family="text">
      <style:text-properties officeooo:rsid="0213f929"/>
    </style:style>
    <style:style style:name="T579" style:family="text">
      <style:text-properties officeooo:rsid="021558b5"/>
    </style:style>
    <style:style style:name="T580" style:family="text">
      <style:text-properties officeooo:rsid="0215f34a"/>
    </style:style>
    <style:style style:name="T581" style:family="text">
      <style:text-properties officeooo:rsid="021648c3"/>
    </style:style>
    <style:style style:name="T582" style:family="text">
      <style:text-properties officeooo:rsid="0216b09c"/>
    </style:style>
    <style:style style:name="T583" style:family="text">
      <style:text-properties officeooo:rsid="02185b5e"/>
    </style:style>
    <style:style style:name="T584" style:family="text">
      <style:text-properties officeooo:rsid="021acce6"/>
    </style:style>
    <style:style style:name="T585" style:family="text">
      <style:text-properties officeooo:rsid="021be405"/>
    </style:style>
    <style:style style:name="T586" style:family="text">
      <style:text-properties officeooo:rsid="021d248c"/>
    </style:style>
    <style:style style:name="T587" style:family="text">
      <style:text-properties officeooo:rsid="021d2dbf"/>
    </style:style>
    <style:style style:name="T588" style:family="text">
      <style:text-properties officeooo:rsid="021e2d15"/>
    </style:style>
    <style:style style:name="T589" style:family="text">
      <style:text-properties officeooo:rsid="021f9286"/>
    </style:style>
    <style:style style:name="T590" style:family="text">
      <style:text-properties officeooo:rsid="02214528"/>
    </style:style>
    <style:style style:name="T591" style:family="text">
      <style:text-properties officeooo:rsid="02254403"/>
    </style:style>
    <style:style style:name="T592" style:family="text">
      <style:text-properties officeooo:rsid="022759b1"/>
    </style:style>
    <style:style style:name="T593" style:family="text">
      <style:text-properties officeooo:rsid="022a36a0"/>
    </style:style>
    <style:style style:name="T594" style:family="text">
      <style:text-properties officeooo:rsid="022ae482"/>
    </style:style>
    <style:style style:name="T595" style:family="text">
      <style:text-properties officeooo:rsid="022be53f"/>
    </style:style>
    <style:style style:name="T596" style:family="text">
      <style:text-properties officeooo:rsid="0233ae1e"/>
    </style:style>
    <style:style style:name="T597" style:family="text">
      <style:text-properties officeooo:rsid="0234b8f3"/>
    </style:style>
    <style:style style:name="T598" style:family="text">
      <style:text-properties officeooo:rsid="0236ad59"/>
    </style:style>
    <style:style style:name="T599" style:family="text">
      <style:text-properties officeooo:rsid="02428732"/>
    </style:style>
    <style:style style:name="T600" style:family="text">
      <style:text-properties officeooo:rsid="0251c954"/>
    </style:style>
    <style:style style:name="T601" style:family="text">
      <style:text-properties officeooo:rsid="02668304"/>
    </style:style>
    <style:style style:name="T602" style:family="text">
      <style:text-properties officeooo:rsid="027360ea"/>
    </style:style>
    <style:style style:name="T603" style:family="text">
      <style:text-properties officeooo:rsid="027cb670"/>
    </style:style>
    <style:style style:name="T604" style:family="text">
      <style:text-properties officeooo:rsid="0289678b"/>
    </style:style>
    <style:style style:name="T605" style:family="text">
      <style:text-properties officeooo:rsid="028d8582"/>
    </style:style>
    <style:style style:name="T606" style:family="text">
      <style:text-properties officeooo:rsid="028efbeb"/>
    </style:style>
    <style:style style:name="T607" style:family="text">
      <style:text-properties officeooo:rsid="0293efc3"/>
    </style:style>
    <style:style style:name="T608" style:family="text">
      <style:text-properties officeooo:rsid="006530de"/>
    </style:style>
    <style:style style:name="T609" style:family="text">
      <style:text-properties officeooo:rsid="0296a227"/>
    </style:style>
    <style:style style:name="T610" style:family="text">
      <style:text-properties officeooo:rsid="029d9b92"/>
    </style:style>
    <style:style style:name="T611" style:family="text">
      <style:text-properties officeooo:rsid="02a476dd"/>
    </style:style>
    <style:style style:name="T612" style:family="text">
      <style:text-properties officeooo:rsid="02a6b9ad"/>
    </style:style>
    <style:style style:name="T613" style:family="text">
      <style:text-properties officeooo:rsid="02b1fb78"/>
    </style:style>
    <style:style style:name="T614" style:family="text">
      <style:text-properties officeooo:rsid="02b42edf"/>
    </style:style>
    <style:style style:name="T615" style:family="text">
      <style:text-properties officeooo:rsid="02bae3cd"/>
    </style:style>
    <style:style style:name="T616" style:family="text">
      <style:text-properties officeooo:rsid="02bf85a3"/>
    </style:style>
    <style:style style:name="T617" style:family="text">
      <style:text-properties officeooo:rsid="02bfaee5"/>
    </style:style>
    <style:style style:name="T618" style:family="text">
      <style:text-properties officeooo:rsid="02c205e2"/>
    </style:style>
    <style:style style:name="T619" style:family="text">
      <style:text-properties officeooo:rsid="02c6d1a0"/>
    </style:style>
    <style:style style:name="T620" style:family="text">
      <style:text-properties officeooo:rsid="02ce2d52"/>
    </style:style>
    <style:style style:name="T621" style:family="text">
      <style:text-properties officeooo:rsid="02d2a94d"/>
    </style:style>
    <style:style style:name="T622" style:family="text">
      <style:text-properties officeooo:rsid="02d46db0"/>
    </style:style>
    <style:style style:name="T623" style:family="text">
      <style:text-properties officeooo:rsid="02d54599"/>
    </style:style>
    <style:style style:name="T624" style:family="text">
      <style:text-properties officeooo:rsid="02d685b0"/>
    </style:style>
    <style:style style:name="T625" style:family="text">
      <style:text-properties officeooo:rsid="02d94911"/>
    </style:style>
    <style:style style:name="T626" style:family="text">
      <style:text-properties officeooo:rsid="02da607e"/>
    </style:style>
    <style:style style:name="T627" style:family="text">
      <style:text-properties officeooo:rsid="02db0828"/>
    </style:style>
    <style:style style:name="T628" style:family="text">
      <style:text-properties officeooo:rsid="02e082b0"/>
    </style:style>
    <style:style style:name="T629" style:family="text">
      <style:text-properties officeooo:rsid="02e1ad58"/>
    </style:style>
    <style:style style:name="T630" style:family="text">
      <style:text-properties officeooo:rsid="02e2dc19"/>
    </style:style>
    <style:style style:name="T631" style:family="text">
      <style:text-properties officeooo:rsid="02e4cb8f"/>
    </style:style>
    <style:style style:name="T632" style:family="text">
      <style:text-properties officeooo:rsid="02e77685"/>
    </style:style>
    <style:style style:name="T633" style:family="text">
      <style:text-properties officeooo:rsid="02e8d9cb"/>
    </style:style>
    <style:style style:name="T634" style:family="text">
      <style:text-properties officeooo:rsid="02ef0ab6"/>
    </style:style>
    <style:style style:name="T635" style:family="text">
      <style:text-properties officeooo:rsid="02ef9871"/>
    </style:style>
    <style:style style:name="T636" style:family="text">
      <style:text-properties officeooo:rsid="02f3d337"/>
    </style:style>
    <style:style style:name="T637" style:family="text">
      <style:text-properties officeooo:rsid="02f8cda1"/>
    </style:style>
    <style:style style:name="T638" style:family="text">
      <style:text-properties officeooo:rsid="02f9f3fd"/>
    </style:style>
    <style:style style:name="T639" style:family="text">
      <style:text-properties officeooo:rsid="02fb438f"/>
    </style:style>
    <style:style style:name="T640" style:family="text">
      <style:text-properties officeooo:rsid="02fd07d6"/>
    </style:style>
    <style:style style:name="T641" style:family="text">
      <style:text-properties officeooo:rsid="02fe1dd7"/>
    </style:style>
    <style:style style:name="T642" style:family="text">
      <style:text-properties officeooo:rsid="02ff6419"/>
    </style:style>
    <style:style style:name="T643" style:family="text">
      <style:text-properties officeooo:rsid="0300abd1"/>
    </style:style>
    <style:style style:name="T644" style:family="text">
      <style:text-properties officeooo:rsid="0302bbdf"/>
    </style:style>
    <style:style style:name="T645" style:family="text">
      <style:text-properties officeooo:rsid="0303f412"/>
    </style:style>
    <style:style style:name="T646" style:family="text">
      <style:text-properties officeooo:rsid="0302b18b"/>
    </style:style>
    <style:style style:name="T647" style:family="text">
      <style:text-properties officeooo:rsid="03069116"/>
    </style:style>
    <style:style style:name="T648" style:family="text">
      <style:text-properties officeooo:rsid="0308619b"/>
    </style:style>
    <style:style style:name="T649" style:family="text">
      <style:text-properties officeooo:rsid="0308c96b"/>
    </style:style>
    <style:style style:name="T650" style:family="text">
      <style:text-properties officeooo:rsid="0309460c"/>
    </style:style>
    <style:style style:name="T651" style:family="text">
      <style:text-properties officeooo:rsid="030a6140"/>
    </style:style>
    <style:style style:name="T652" style:family="text">
      <style:text-properties officeooo:rsid="030adfee"/>
    </style:style>
    <style:style style:name="T653" style:family="text">
      <style:text-properties officeooo:rsid="030e060d"/>
    </style:style>
    <style:style style:name="T654" style:family="text">
      <style:text-properties officeooo:rsid="0312ca0e"/>
    </style:style>
    <style:style style:name="T655" style:family="text">
      <style:text-properties officeooo:rsid="0312e5f9"/>
    </style:style>
    <style:style style:name="T656" style:family="text">
      <style:text-properties officeooo:rsid="0314ff7a"/>
    </style:style>
    <style:style style:name="T657" style:family="text">
      <style:text-properties fo:background-color="#ffffff" loext:char-shading-value="0"/>
    </style:style>
    <style:style style:name="T658" style:family="text">
      <style:text-properties officeooo:rsid="02f8cda1" fo:background-color="#ffffff" loext:char-shading-value="0"/>
    </style:style>
    <style:style style:name="T659" style:family="text">
      <style:text-properties officeooo:rsid="04cb2e7f" fo:background-color="#ffffff" loext:char-shading-value="0"/>
    </style:style>
    <style:style style:name="T660" style:family="text">
      <style:text-properties officeooo:rsid="0316c3bb"/>
    </style:style>
    <style:style style:name="T661" style:family="text">
      <style:text-properties officeooo:rsid="031736c0"/>
    </style:style>
    <style:style style:name="T662" style:family="text">
      <style:text-properties officeooo:rsid="0317c25a"/>
    </style:style>
    <style:style style:name="T663" style:family="text">
      <style:text-properties officeooo:rsid="031b15cf"/>
    </style:style>
    <style:style style:name="T664" style:family="text">
      <style:text-properties officeooo:rsid="0300c661"/>
    </style:style>
    <style:style style:name="T665" style:family="text">
      <style:text-properties officeooo:rsid="031cbd0d"/>
    </style:style>
    <style:style style:name="T666" style:family="text">
      <style:text-properties officeooo:rsid="031dae6a"/>
    </style:style>
    <style:style style:name="T667" style:family="text">
      <style:text-properties officeooo:rsid="02cfe803"/>
    </style:style>
    <style:style style:name="T668" style:family="text">
      <style:text-properties officeooo:rsid="03260603"/>
    </style:style>
    <style:style style:name="T669" style:family="text">
      <style:text-properties officeooo:rsid="032a4801"/>
    </style:style>
    <style:style style:name="T670" style:family="text">
      <style:text-properties officeooo:rsid="032d1446"/>
    </style:style>
    <style:style style:name="T671" style:family="text">
      <style:text-properties officeooo:rsid="032dcf92"/>
    </style:style>
    <style:style style:name="T672" style:family="text">
      <style:text-properties officeooo:rsid="032fc745"/>
    </style:style>
    <style:style style:name="T673" style:family="text">
      <style:text-properties officeooo:rsid="03322ca8"/>
    </style:style>
    <style:style style:name="T674" style:family="text">
      <style:text-properties officeooo:rsid="03351927"/>
    </style:style>
    <style:style style:name="T675" style:family="text">
      <style:text-properties officeooo:rsid="033bbf3e"/>
    </style:style>
    <style:style style:name="T676" style:family="text">
      <style:text-properties officeooo:rsid="03482657"/>
    </style:style>
    <style:style style:name="T677" style:family="text">
      <style:text-properties officeooo:rsid="034a2e6e"/>
    </style:style>
    <style:style style:name="T678" style:family="text">
      <style:text-properties officeooo:rsid="034b4c47"/>
    </style:style>
    <style:style style:name="T679" style:family="text">
      <style:text-properties officeooo:rsid="034e487d"/>
    </style:style>
    <style:style style:name="T680" style:family="text">
      <style:text-properties officeooo:rsid="036036ec"/>
    </style:style>
    <style:style style:name="T681" style:family="text">
      <style:text-properties officeooo:rsid="0364fe71"/>
    </style:style>
    <style:style style:name="T682" style:family="text">
      <style:text-properties officeooo:rsid="03691573"/>
    </style:style>
    <style:style style:name="T683" style:family="text">
      <style:text-properties officeooo:rsid="03783d92"/>
    </style:style>
    <style:style style:name="T684" style:family="text">
      <style:text-properties officeooo:rsid="037c6a4d"/>
    </style:style>
    <style:style style:name="T685" style:family="text">
      <style:text-properties officeooo:rsid="0380302c"/>
    </style:style>
    <style:style style:name="T686" style:family="text">
      <style:text-properties officeooo:rsid="03827b62"/>
    </style:style>
    <style:style style:name="T687" style:family="text">
      <style:text-properties officeooo:rsid="03842f69"/>
    </style:style>
    <style:style style:name="T688" style:family="text">
      <style:text-properties officeooo:rsid="038718a3"/>
    </style:style>
    <style:style style:name="T689" style:family="text">
      <style:text-properties officeooo:rsid="0388d71c"/>
    </style:style>
    <style:style style:name="T690" style:family="text">
      <style:text-properties officeooo:rsid="0392c1df"/>
    </style:style>
    <style:style style:name="T691" style:family="text">
      <style:text-properties officeooo:rsid="03937445"/>
    </style:style>
    <style:style style:name="T692" style:family="text">
      <style:text-properties officeooo:rsid="039bb9ef"/>
    </style:style>
    <style:style style:name="T693" style:family="text">
      <style:text-properties officeooo:rsid="039d80c6"/>
    </style:style>
    <style:style style:name="T694" style:family="text">
      <style:text-properties officeooo:rsid="03a167d1"/>
    </style:style>
    <style:style style:name="T695" style:family="text">
      <style:text-properties officeooo:rsid="03a77504"/>
    </style:style>
    <style:style style:name="T696" style:family="text">
      <style:text-properties officeooo:rsid="03aa8254"/>
    </style:style>
    <style:style style:name="T697" style:family="text">
      <style:text-properties officeooo:rsid="03ab4be6"/>
    </style:style>
    <style:style style:name="T698" style:family="text">
      <style:text-properties officeooo:rsid="03ac2b12"/>
    </style:style>
    <style:style style:name="T699" style:family="text">
      <style:text-properties officeooo:rsid="03ad432f"/>
    </style:style>
    <style:style style:name="T700" style:family="text">
      <style:text-properties officeooo:rsid="03badb03"/>
    </style:style>
    <style:style style:name="T701" style:family="text">
      <style:text-properties officeooo:rsid="03c33565"/>
    </style:style>
    <style:style style:name="T702" style:family="text">
      <style:text-properties officeooo:rsid="03c8037f"/>
    </style:style>
    <style:style style:name="T703" style:family="text">
      <style:text-properties officeooo:rsid="03d49858"/>
    </style:style>
    <style:style style:name="T704" style:family="text">
      <style:text-properties officeooo:rsid="03d6647f"/>
    </style:style>
    <style:style style:name="T705" style:family="text">
      <style:text-properties officeooo:rsid="03d83027"/>
    </style:style>
    <style:style style:name="T706" style:family="text">
      <style:text-properties officeooo:rsid="03e61ee4"/>
    </style:style>
    <style:style style:name="T707" style:family="text">
      <style:text-properties officeooo:rsid="03e7a883"/>
    </style:style>
    <style:style style:name="T708" style:family="text">
      <style:text-properties officeooo:rsid="03e7bd63"/>
    </style:style>
    <style:style style:name="T709" style:family="text">
      <style:text-properties officeooo:rsid="03e9015f"/>
    </style:style>
    <style:style style:name="T710" style:family="text">
      <style:text-properties officeooo:rsid="03ea0769"/>
    </style:style>
    <style:style style:name="T711" style:family="text">
      <style:text-properties officeooo:rsid="03ea5140"/>
    </style:style>
    <style:style style:name="T712" style:family="text">
      <style:text-properties officeooo:rsid="03f064a0"/>
    </style:style>
    <style:style style:name="T713" style:family="text">
      <style:text-properties officeooo:rsid="0029405a"/>
    </style:style>
    <style:style style:name="T714" style:family="text">
      <style:text-properties officeooo:rsid="040135a9"/>
    </style:style>
    <style:style style:name="T715" style:family="text">
      <style:text-properties officeooo:rsid="040487f0"/>
    </style:style>
    <style:style style:name="T716" style:family="text">
      <style:text-properties officeooo:rsid="0407ce38"/>
    </style:style>
    <style:style style:name="T717" style:family="text">
      <style:text-properties officeooo:rsid="040892d5"/>
    </style:style>
    <style:style style:name="T718" style:family="text">
      <style:text-properties officeooo:rsid="0408e8c2"/>
    </style:style>
    <style:style style:name="T719" style:family="text">
      <style:text-properties officeooo:rsid="04094aa5"/>
    </style:style>
    <style:style style:name="T720" style:family="text">
      <style:text-properties officeooo:rsid="040e8f0f"/>
    </style:style>
    <style:style style:name="T721" style:family="text">
      <style:text-properties officeooo:rsid="040ee8d7"/>
    </style:style>
    <style:style style:name="T722" style:family="text">
      <style:text-properties officeooo:rsid="0412678d"/>
    </style:style>
    <style:style style:name="T723" style:family="text">
      <style:text-properties officeooo:rsid="0415b426"/>
    </style:style>
    <style:style style:name="T724" style:family="text">
      <style:text-properties officeooo:rsid="04196a91"/>
    </style:style>
    <style:style style:name="T725" style:family="text">
      <style:text-properties officeooo:rsid="041a5569"/>
    </style:style>
    <style:style style:name="T726" style:family="text">
      <style:text-properties officeooo:rsid="041a837c"/>
    </style:style>
    <style:style style:name="T727" style:family="text">
      <style:text-properties officeooo:rsid="041b1cef"/>
    </style:style>
    <style:style style:name="T728" style:family="text">
      <style:text-properties officeooo:rsid="041b4e5e"/>
    </style:style>
    <style:style style:name="T729" style:family="text">
      <style:text-properties officeooo:rsid="041eda9e"/>
    </style:style>
    <style:style style:name="T730" style:family="text">
      <style:text-properties officeooo:rsid="0422db15"/>
    </style:style>
    <style:style style:name="T731" style:family="text">
      <style:text-properties officeooo:rsid="042386bb"/>
    </style:style>
    <style:style style:name="T732" style:family="text">
      <style:text-properties officeooo:rsid="0428224e"/>
    </style:style>
    <style:style style:name="T733" style:family="text">
      <style:text-properties officeooo:rsid="042ab47b"/>
    </style:style>
    <style:style style:name="T734" style:family="text">
      <style:text-properties officeooo:rsid="0430cd36"/>
    </style:style>
    <style:style style:name="T735" style:family="text">
      <style:text-properties officeooo:rsid="0438874f"/>
    </style:style>
    <style:style style:name="T736" style:family="text">
      <style:text-properties officeooo:rsid="043e0beb"/>
    </style:style>
    <style:style style:name="T737" style:family="text">
      <style:text-properties officeooo:rsid="04448bda"/>
    </style:style>
    <style:style style:name="T738" style:family="text">
      <style:text-properties officeooo:rsid="0447f70c"/>
    </style:style>
    <style:style style:name="T739" style:family="text">
      <style:text-properties officeooo:rsid="044bdcc9"/>
    </style:style>
    <style:style style:name="T740" style:family="text">
      <style:text-properties officeooo:rsid="044dc724"/>
    </style:style>
    <style:style style:name="T741" style:family="text">
      <style:text-properties officeooo:rsid="04656d21"/>
    </style:style>
    <style:style style:name="T742" style:family="text">
      <style:text-properties officeooo:rsid="04677766"/>
    </style:style>
    <style:style style:name="T743" style:family="text">
      <style:text-properties officeooo:rsid="046cfc5a"/>
    </style:style>
    <style:style style:name="T744" style:family="text">
      <style:text-properties officeooo:rsid="0470382c"/>
    </style:style>
    <style:style style:name="T745" style:family="text">
      <style:text-properties officeooo:rsid="04714344"/>
    </style:style>
    <style:style style:name="T746" style:family="text">
      <style:text-properties officeooo:rsid="047313df"/>
    </style:style>
    <style:style style:name="T747" style:family="text">
      <style:text-properties officeooo:rsid="0476c08e"/>
    </style:style>
    <style:style style:name="T748" style:family="text">
      <style:text-properties officeooo:rsid="0476e650"/>
    </style:style>
    <style:style style:name="T749" style:family="text">
      <style:text-properties officeooo:rsid="0478633d"/>
    </style:style>
    <style:style style:name="T750" style:family="text">
      <style:text-properties officeooo:rsid="0479b4e3"/>
    </style:style>
    <style:style style:name="T751" style:family="text">
      <style:text-properties officeooo:rsid="047c563f"/>
    </style:style>
    <style:style style:name="T752" style:family="text">
      <style:text-properties officeooo:rsid="04807878"/>
    </style:style>
    <style:style style:name="T753" style:family="text">
      <style:text-properties officeooo:rsid="04853074"/>
    </style:style>
    <style:style style:name="T754" style:family="text">
      <style:text-properties officeooo:rsid="0486fb29"/>
    </style:style>
    <style:style style:name="T755" style:family="text">
      <style:text-properties officeooo:rsid="048b9f75"/>
    </style:style>
    <style:style style:name="T756" style:family="text">
      <style:text-properties officeooo:rsid="048e5082"/>
    </style:style>
    <style:style style:name="T757" style:family="text">
      <style:text-properties officeooo:rsid="0490b738"/>
    </style:style>
    <style:style style:name="T758" style:family="text">
      <style:text-properties officeooo:rsid="0493be83"/>
    </style:style>
    <style:style style:name="T759" style:family="text">
      <style:text-properties officeooo:rsid="049494a8"/>
    </style:style>
    <style:style style:name="T760" style:family="text">
      <style:text-properties officeooo:rsid="0495f55c"/>
    </style:style>
    <style:style style:name="T761" style:family="text">
      <style:text-properties officeooo:rsid="0497ab0b"/>
    </style:style>
    <style:style style:name="T762" style:family="text">
      <style:text-properties officeooo:rsid="049a0efb"/>
    </style:style>
    <style:style style:name="T763" style:family="text">
      <style:text-properties officeooo:rsid="049e25cd"/>
    </style:style>
    <style:style style:name="T764" style:family="text">
      <style:text-properties officeooo:rsid="04a0f9e4"/>
    </style:style>
    <style:style style:name="T765" style:family="text">
      <style:text-properties officeooo:rsid="0166440a"/>
    </style:style>
    <style:style style:name="T766" style:family="text">
      <style:text-properties officeooo:rsid="04a2c5a5"/>
    </style:style>
    <style:style style:name="T767" style:family="text">
      <style:text-properties officeooo:rsid="04a315d7"/>
    </style:style>
    <style:style style:name="T768" style:family="text">
      <style:text-properties officeooo:rsid="04a422d3"/>
    </style:style>
    <style:style style:name="T769" style:family="text">
      <style:text-properties officeooo:rsid="04a99e3f"/>
    </style:style>
    <style:style style:name="T770" style:family="text">
      <style:text-properties officeooo:rsid="04b3a9ec"/>
    </style:style>
    <style:style style:name="T771" style:family="text">
      <style:text-properties officeooo:rsid="04b9a765"/>
    </style:style>
    <style:style style:name="T772" style:family="text">
      <style:text-properties officeooo:rsid="04b9ffc1"/>
    </style:style>
    <style:style style:name="T773" style:family="text">
      <style:text-properties officeooo:rsid="015b0194"/>
    </style:style>
    <style:style style:name="T774" style:family="text">
      <style:text-properties officeooo:rsid="04bc860f"/>
    </style:style>
    <style:style style:name="T775" style:family="text">
      <style:text-properties officeooo:rsid="04bec928"/>
    </style:style>
    <style:style style:name="T776" style:family="text">
      <style:text-properties officeooo:rsid="02fd4391"/>
    </style:style>
    <style:style style:name="T777" style:family="text">
      <style:text-properties officeooo:rsid="04c5a851"/>
    </style:style>
    <style:style style:name="T778" style:family="text">
      <style:text-properties officeooo:rsid="04c6fad2"/>
    </style:style>
    <style:style style:name="T779" style:family="text">
      <style:text-properties officeooo:rsid="04c74f20"/>
    </style:style>
    <style:style style:name="T780" style:family="text">
      <style:text-properties officeooo:rsid="04c8faad"/>
    </style:style>
    <style:style style:name="T781" style:family="text">
      <style:text-properties officeooo:rsid="04caaff2"/>
    </style:style>
    <style:style style:name="T782" style:family="text">
      <style:text-properties officeooo:rsid="04cb2e7f"/>
    </style:style>
    <style:style style:name="T783" style:family="text">
      <style:text-properties officeooo:rsid="04cce893"/>
    </style:style>
    <style:style style:name="T784" style:family="text">
      <style:text-properties officeooo:rsid="04ced214"/>
    </style:style>
    <style:style style:name="T785" style:family="text">
      <style:text-properties officeooo:rsid="04d04a77"/>
    </style:style>
    <style:style style:name="T786" style:family="text">
      <style:text-properties officeooo:rsid="04d07cd5"/>
    </style:style>
    <style:style style:name="T787" style:family="text">
      <style:text-properties officeooo:rsid="04d239bc"/>
    </style:style>
    <style:style style:name="T788" style:family="text">
      <style:text-properties officeooo:rsid="04d3941d"/>
    </style:style>
    <style:style style:name="T789" style:family="text">
      <style:text-properties officeooo:rsid="04d3941d" style:font-size-complex="12pt"/>
    </style:style>
    <style:style style:name="T790" style:family="text">
      <style:text-properties officeooo:rsid="04d5d2b8"/>
    </style:style>
    <style:style style:name="T791" style:family="text">
      <style:text-properties officeooo:rsid="04d86eca"/>
    </style:style>
    <style:style style:name="T792" style:family="text">
      <style:text-properties officeooo:rsid="04dba4e9"/>
    </style:style>
    <style:style style:name="T793" style:family="text">
      <style:text-properties officeooo:rsid="04dd7897"/>
    </style:style>
    <style:style style:name="T794" style:family="text">
      <style:text-properties officeooo:rsid="04de0cfa"/>
    </style:style>
    <style:style style:name="T795" style:family="text">
      <style:text-properties officeooo:rsid="04e15c12"/>
    </style:style>
    <style:style style:name="T796" style:family="text">
      <style:text-properties officeooo:rsid="04e3667c"/>
    </style:style>
    <style:style style:name="T797" style:family="text">
      <style:text-properties officeooo:rsid="04e406f0"/>
    </style:style>
    <style:style style:name="T798" style:family="text">
      <style:text-properties officeooo:rsid="04e55396"/>
    </style:style>
    <style:style style:name="T799" style:family="text">
      <style:text-properties officeooo:rsid="04e74508"/>
    </style:style>
    <style:style style:name="T800" style:family="text">
      <style:text-properties officeooo:rsid="04e9b4a9"/>
    </style:style>
    <style:style style:name="T801" style:family="text">
      <style:text-properties officeooo:rsid="04ea3db2"/>
    </style:style>
    <style:style style:name="T802" style:family="text">
      <style:text-properties officeooo:rsid="04eaa965"/>
    </style:style>
    <style:style style:name="T803" style:family="text">
      <style:text-properties officeooo:rsid="04ebcfcd"/>
    </style:style>
    <style:style style:name="T804" style:family="text">
      <style:text-properties officeooo:rsid="04edc630"/>
    </style:style>
    <style:style style:name="T805" style:family="text">
      <style:text-properties officeooo:rsid="04ef6215"/>
    </style:style>
    <style:style style:name="T806" style:family="text">
      <style:text-properties officeooo:rsid="005461d6"/>
    </style:style>
    <style:style style:name="T807" style:family="text">
      <style:text-properties officeooo:rsid="04f1584c"/>
    </style:style>
    <style:style style:name="T808" style:family="text">
      <style:text-properties officeooo:rsid="04f27812"/>
    </style:style>
    <style:style style:name="T809" style:family="text">
      <style:text-properties officeooo:rsid="04f6f313"/>
    </style:style>
    <style:style style:name="T810" style:family="text">
      <style:text-properties officeooo:rsid="04fdb793"/>
    </style:style>
    <style:style style:name="T811" style:family="text">
      <style:text-properties officeooo:rsid="04ff71a9"/>
    </style:style>
    <style:style style:name="T812" style:family="text">
      <style:text-properties officeooo:rsid="050111c8"/>
    </style:style>
    <style:style style:name="T813" style:family="text">
      <style:text-properties officeooo:rsid="050780e7"/>
    </style:style>
    <style:style style:name="T814" style:family="text">
      <style:text-properties officeooo:rsid="0509ef55"/>
    </style:style>
    <style:style style:name="T815" style:family="text">
      <style:text-properties officeooo:rsid="0512892c"/>
    </style:style>
    <style:style style:name="T816" style:family="text">
      <style:text-properties officeooo:rsid="051752a5"/>
    </style:style>
    <style:style style:name="T817" style:family="text">
      <style:text-properties officeooo:rsid="051cb4c6"/>
    </style:style>
    <style:style style:name="T818" style:family="text">
      <style:text-properties officeooo:rsid="051dad25"/>
    </style:style>
    <style:style style:name="T819" style:family="text">
      <style:text-properties officeooo:rsid="051f0743"/>
    </style:style>
    <style:style style:name="T820" style:family="text">
      <style:text-properties officeooo:rsid="051f7609"/>
    </style:style>
    <style:style style:name="T821" style:family="text">
      <style:text-properties officeooo:rsid="0520ce4a"/>
    </style:style>
    <style:style style:name="T822" style:family="text">
      <style:text-properties officeooo:rsid="05220193"/>
    </style:style>
    <style:style style:name="T823" style:family="text">
      <style:text-properties officeooo:rsid="05230449"/>
    </style:style>
    <style:style style:name="T824" style:family="text">
      <style:text-properties officeooo:rsid="05267a15"/>
    </style:style>
    <style:style style:name="T825" style:family="text">
      <style:text-properties officeooo:rsid="0529d6f7"/>
    </style:style>
    <style:style style:name="T826" style:family="text">
      <style:text-properties officeooo:rsid="052aaccd"/>
    </style:style>
    <style:style style:name="T827" style:family="text">
      <style:text-properties officeooo:rsid="052bd23e"/>
    </style:style>
    <style:style style:name="T828" style:family="text">
      <style:text-properties officeooo:rsid="05331e50"/>
    </style:style>
    <style:style style:name="T829" style:family="text">
      <style:text-properties officeooo:rsid="006f4bce"/>
    </style:style>
    <style:style style:name="T830"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3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32"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833" style:family="text">
      <style:text-properties fo:font-variant="normal" fo:text-transform="none" fo:color="#ff3333"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834" style:family="text">
      <style:text-properties fo:font-variant="normal" fo:text-transform="none" fo:color="#6666ff"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835" style:family="text">
      <style:text-properties fo:font-variant="normal" fo:text-transform="none" fo:color="#999999"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836"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837" style:family="text">
      <style:text-properties fo:font-variant="normal" fo:text-transform="none" fo:color="#000000"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838"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839" style:family="text">
      <style:text-properties fo:font-variant="normal" fo:text-transform="none" fo:color="#000000"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840"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4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842" style:family="text">
      <style:text-properties fo:font-variant="normal" fo:text-transform="none" fo:color="#990099"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84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844"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width="0.199cm" draw:marker-start-center="false" draw:marker-end-width="0.199cm" draw:marker-end-center="false" draw:fill="solid" draw:fill-color="#ffffcc" draw:textarea-horizontal-align="justify" draw:textarea-vertical-align="middle" draw:auto-grow-height="false" fo:min-height="0.751cm" fo:min-width="0.847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4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width="0.199cm" draw:marker-start-center="false" draw:marker-end-width="0.199cm" draw:marker-end-center="false" draw:fill="solid" draw:fill-color="#ffffcc" draw:textarea-horizontal-align="justify" draw:textarea-vertical-align="middle" draw:auto-grow-height="false" fo:min-height="0.751cm" fo:min-width="0.85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ff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ff"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cc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ff0000" draw:marker-start-width="0.199cm" draw:marker-start-center="false" draw:marker-end-width="0.199cm" draw:marker-end-center="false" draw:fill="solid" draw:fill-color="#ffcccc" draw:textarea-horizontal-align="justify" draw:textarea-vertical-align="middle" draw:auto-grow-height="false" fo:min-height="0.75cm" fo:min-width="3.537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ff" draw:marker-start-width="0.199cm" draw:marker-start-center="false" draw:marker-end-width="0.199cm" draw:marker-end-center="false" draw:fill="solid" draw:fill-color="#ccccff" draw:textarea-horizontal-align="justify" draw:textarea-vertical-align="middle" draw:auto-grow-height="false" fo:min-height="0.75cm" fo:min-width="3.579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cc00" draw:marker-start-width="0.199cm" draw:marker-start-center="false" draw:marker-end-width="0.199cm" draw:marker-end-center="false" draw:fill="solid" draw:fill-color="#ccffcc" draw:textarea-horizontal-align="justify" draw:textarea-vertical-align="middle" draw:auto-grow-height="false" fo:min-height="0.75cm" fo:min-width="3.522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999999"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999999" draw:marker-start-width="0.199cm" draw:marker-start-center="false" draw:marker-end-width="0.199cm" draw:marker-end-center="false" draw:fill="solid" draw:fill-color="#dddddd" draw:textarea-horizontal-align="justify" draw:textarea-vertical-align="middle" draw:auto-grow-height="false" fo:min-height="0.75cm" fo:min-width="2.19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6cm" fo:min-width="4.98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6cm" fo:min-width="2.087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298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261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013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011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258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0.377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434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0.203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0.37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258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434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297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0.545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12.688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48cm" fo:min-width="12.688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2.302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073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2.302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2.298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2.304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0.434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0.432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0.43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0.434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0.432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367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369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367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365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0.43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0.533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07cm" fo:min-width="5.433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07cm" fo:min-width="4.159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1cm" fo:min-width="3.503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1cm" fo:min-width="3.503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4cm" fo:min-width="3.216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4cm" fo:min-width="3.52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1cm" fo:min-width="3.501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1cm" fo:min-width="3.501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4cm" fo:min-width="3.537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cm" fo:min-width="2.503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1cm" fo:min-width="2.499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1.462cm" fo:min-width="2.087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1.462cm" fo:min-width="2.501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cm" fo:min-width="2.499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1cm" fo:min-width="2.503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cm" fo:min-width="2.501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cm" fo:min-width="2.498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1.462cm" fo:min-width="2.369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1cm" fo:min-width="2.501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1cm" fo:min-width="2.498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1.351cm" fo:min-width="3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cm" fo:min-width="2.505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9cm" fo:min-width="2.18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57cm" fo:min-width="4.105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9cm" fo:min-width="3.074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1.706cm" fo:min-width="0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9cm" fo:min-width="2.175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1.138cm" fo:min-width="0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dash" draw:stroke-dash="Fine_20_Dashe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svg:stroke-width="0cm" svg:stroke-color="#9900ff" draw:marker-start-width="0.199cm" draw:marker-start-center="false" draw:marker-end-width="0.199cm" draw:marker-end-center="false" draw:fill="solid" draw:fill-color="#ff99ff" draw:textarea-horizontal-align="justify" draw:textarea-vertical-align="middle" draw:auto-grow-height="false" fo:min-height="0.579cm" fo:min-width="2.175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svg:stroke-width="0cm" svg:stroke-color="#9900ff" draw:marker-start-width="0.199cm" draw:marker-start-center="false" draw:marker-end-width="0.199cm" draw:marker-end-center="false" draw:fill="solid" draw:fill-color="#ff99ff" draw:textarea-horizontal-align="justify" draw:textarea-vertical-align="middle" draw:auto-grow-height="false" fo:min-height="0.579cm" fo:min-width="2.18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cm" svg:stroke-color="#9900ff"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7cm" fo:min-width="2.177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cm" svg:stroke-color="#3333ff"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57cm" fo:min-width="0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7cm" fo:min-width="2.18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7cm" fo:min-width="2.895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9cm" fo:min-width="2.715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577cm" fo:min-width="3.609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cm" svg:stroke-color="#9900ff" draw:marker-start-width="0.199cm" draw:marker-start-center="false" draw:marker-end-width="0.199cm" draw:marker-end-center="false" draw:fill="solid" draw:fill-color="#ff99ff" draw:textarea-horizontal-align="justify" draw:textarea-vertical-align="middle" draw:auto-grow-height="false" fo:min-height="0.579cm" fo:min-width="3.074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0.499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19cm" fo:min-width="0.499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cm" fo:min-width="0.499cm"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cm" fo:min-width="0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752cm" fo:min-width="5.999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73cm" fo:min-width="4.916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73cm" fo:min-width="8.072cm"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51cm" fo:min-width="1.196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51cm" fo:min-width="1.166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51cm" fo:min-width="1.944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51cm" fo:min-width="1.337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0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51cm" fo:min-width="1.683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0.497cm"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753cm" fo:min-width="3.5cm"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753cm" fo:min-width="3.498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44cm" fo:min-width="0.697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44cm" fo:min-width="0.554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49cm" fo:min-width="1.499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cm" fo:min-width="1.499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19cm" fo:min-width="1.499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2cm" fo:min-width="1.499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49cm" fo:min-width="0.499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5cm" fo:min-width="0.499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19cm" fo:min-width="0.499cm"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22cm" fo:min-width="0.499cm"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svg:stroke-width="0cm" svg:stroke-color="#ffffff" draw:marker-start-width="0.199cm" draw:marker-start-center="false" draw:marker-end-width="0.199cm" draw:marker-end-center="false" draw:fill="solid" draw:fill-color="#eeeeee" draw:textarea-horizontal-align="justify" draw:textarea-vertical-align="middle" draw:auto-grow-height="false" fo:min-height="0.249cm" fo:min-width="0cm"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svg:stroke-width="0cm" svg:stroke-color="#ffffff" draw:marker-start-width="0.199cm" draw:marker-start-center="false" draw:marker-end-width="0.199cm" draw:marker-end-center="false" draw:fill="solid" draw:fill-color="#eeeeee" draw:textarea-horizontal-align="justify" draw:textarea-vertical-align="middle" draw:auto-grow-height="false" fo:min-height="0.25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0"/>
      <text:p text:style-name="P1050"/>
      <text:p text:style-name="P1050"/>
      <text:p text:style-name="P1050"/>
      <text:p text:style-name="P1051">B-Tree <text:span text:style-name="T818">Framework </text:span>Programmer Guide</text:p>
      <text:p text:style-name="P1052"/>
      <text:p text:style-name="P1054">by Andreas Steffens</text:p>
      <text:p text:style-name="P1054"/>
      <text:p text:style-name="P1054"/>
      <text:p text:style-name="P1054"/>
      <text:p text:style-name="P1054"/>
      <text:p text:style-name="P1054">Version: 0.0<text:span text:style-name="T828">6</text:span></text:p>
      <text:p text:style-name="P1054"/>
      <text:p text:style-name="P1048">Introduction</text:p>
      <text:p text:style-name="P1054"/>
      <text:p text:style-name="P1219"><text:tab/><text:span text:style-name="T1">This document is intended for programmers who want to </text:span><text:span text:style-name="T2">use </text:span><text:span text:style-name="T9">abstract container types as they are provided by </text:span><text:span text:style-name="T1">th</text:span><text:span text:style-name="T9">e</text:span><text:span text:style-name="T1"> b-tree </text:span><text:span text:style-name="T6">framework described in this documentation</text:span><text:span text:style-name="T1">. The reader will find information </text:span><text:span text:style-name="T6">on</text:span><text:span text:style-name="T1"> how to interface </text:span><text:span text:style-name="T6">with said framework or more specifically with the classes therein and how to extend those in terms of aiding an application to solve a problem</text:span><text:span text:style-name="T1">. </text:span><text:span text:style-name="T6">Furthermore, parts of this document are dedicated to depict </text:span><text:span text:style-name="T7">why certain design decisions have been made and what layers with which intended purpose exist. Also, sections and paragraphs with information what this framework is incapable of and what potential show stoppers a programmer want to look out for are present. Finally, a full API description of all data class' constructors, methods and operators is appended for the programmer's benefit.</text:span></text:p>
      <text:p text:style-name="P1219"/>
      <text:p text:style-name="P1055"><text:span text:style-name="T1"><text:tab/></text:span><text:span text:style-name="T3">The documentation assumes that the reader already has an understanding of what b-trees are and how they work in terms of data processing. </text:span><text:span text:style-name="T4">Also what b-tree's are useful for w</text:span><text:span text:style-name="T2">on't</text:span><text:span text:style-name="T4"> be addressed here. </text:span><text:span text:style-name="T5">This means that, </text:span><text:span text:style-name="T8">the</text:span><text:span text:style-name="T5"> examples, </text:span><text:span text:style-name="T8">which can be found in this document, </text:span><text:span text:style-name="T5">are used as a display what parts of this framework might </text:span><text:span text:style-name="T8">be </text:span><text:span text:style-name="T5">employ</text:span><text:span text:style-name="T8">ed by a programmer</text:span><text:span text:style-name="T5">.</text:span></text:p>
      <text:p text:style-name="P1055"/>
      <text:p text:style-name="P104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86"><text:a xlink:type="simple" xlink:href="#__RefHeading__106_1269792762" text:style-name="Index_20_Link" text:visited-style-name="Index_20_Link">History Revision<text:tab/>9</text:a></text:p>
          <text:p text:style-name="P1686"><text:a xlink:type="simple" xlink:href="#__RefHeading__11564_900517419" text:style-name="Index_20_Link" text:visited-style-name="Index_20_Link">Quick Start Guide<text:tab/>10</text:a></text:p>
          <text:p text:style-name="P1687"><text:a xlink:type="simple" xlink:href="#__RefHeading__61651_421610246" text:style-name="Index_20_Link" text:visited-style-name="Index_20_Link">Overview<text:tab/>10</text:a></text:p>
          <text:p text:style-name="P1687"><text:a xlink:type="simple" xlink:href="#__RefHeading___Toc18434_1418116987" text:style-name="Index_20_Link" text:visited-style-name="Index_20_Link">Associative Classes Overview<text:tab/>10</text:a></text:p>
          <text:p text:style-name="P1688"><text:a xlink:type="simple" xlink:href="#__RefHeading___Toc18436_1418116987" text:style-name="Index_20_Link" text:visited-style-name="Index_20_Link">Overview of STL Equivalent Containers<text:tab/>11</text:a></text:p>
          <text:p text:style-name="P1688"><text:a xlink:type="simple" xlink:href="#__RefHeading___Toc18438_1418116987" text:style-name="Index_20_Link" text:visited-style-name="Index_20_Link">CBTreeKeySort Overview<text:tab/>11</text:a></text:p>
          <text:p text:style-name="P1687"><text:a xlink:type="simple" xlink:href="#__RefHeading___Toc18440_1418116987" text:style-name="Index_20_Link" text:visited-style-name="Index_20_Link">CBTreeArray Overview<text:tab/>13</text:a></text:p>
          <text:p text:style-name="P1687"><text:a xlink:type="simple" xlink:href="#__RefHeading__114_1269792762" text:style-name="Index_20_Link" text:visited-style-name="Index_20_Link">Template Parameter Overview<text:tab/>14</text:a></text:p>
          <text:p text:style-name="P1688"><text:a xlink:type="simple" xlink:href="#__RefHeading___Toc19011_20832781" text:style-name="Index_20_Link" text:visited-style-name="Index_20_Link">Data Layer Dimension Types<text:tab/>15</text:a></text:p>
          <text:p text:style-name="P1688"><text:a xlink:type="simple" xlink:href="#__RefHeading___Toc25850_20832781" text:style-name="Index_20_Link" text:visited-style-name="Index_20_Link">Differences Between The STL Container and B-Tree Framework Template Parameters<text:tab/>16</text:a></text:p>
          <text:p text:style-name="P1687"><text:a xlink:type="simple" xlink:href="#__RefHeading__116_1269792762" text:style-name="Index_20_Link" text:visited-style-name="Index_20_Link">Quick Programmer Guide<text:tab/>17</text:a></text:p>
          <text:p text:style-name="P1688"><text:a xlink:type="simple" xlink:href="#__RefHeading__8557_147306980" text:style-name="Index_20_Link" text:visited-style-name="Index_20_Link">Includes Overview<text:tab/>17</text:a></text:p>
          <text:p text:style-name="P1688"><text:a xlink:type="simple" xlink:href="#__RefHeading__12192_147306980" text:style-name="Index_20_Link" text:visited-style-name="Index_20_Link">Source File List<text:tab/>19</text:a></text:p>
          <text:p text:style-name="P1686"><text:a xlink:type="simple" xlink:href="#__RefHeading__118_1269792762" text:style-name="Index_20_Link" text:visited-style-name="Index_20_Link">Programmer Guide<text:tab/>23</text:a></text:p>
          <text:p text:style-name="P1687"><text:a xlink:type="simple" xlink:href="#__RefHeading__120_1269792762" text:style-name="Index_20_Link" text:visited-style-name="Index_20_Link">Class Hierarchy<text:tab/>23</text:a></text:p>
          <text:p text:style-name="P1688"><text:a xlink:type="simple" xlink:href="#__RefHeading__12600_147306980" text:style-name="Index_20_Link" text:visited-style-name="Index_20_Link">Specific Data Classes<text:tab/>25</text:a></text:p>
          <text:p text:style-name="P1689"><text:a xlink:type="simple" xlink:href="#__RefHeading__7938_1499495845" text:style-name="Index_20_Link" text:visited-style-name="Index_20_Link">CBTreeArray<text:tab/>26</text:a></text:p>
          <text:p text:style-name="P1689"><text:a xlink:type="simple" xlink:href="#__RefHeading__12194_147306980" text:style-name="Index_20_Link" text:visited-style-name="Index_20_Link">CBTreeKeySort<text:tab/>27</text:a></text:p>
          <text:p text:style-name="P1689"><text:a xlink:type="simple" xlink:href="#__RefHeading___Toc23431_2143782557" text:style-name="Index_20_Link" text:visited-style-name="Index_20_Link">Associative Containers (CBTree[Multi]Map|Set)<text:tab/>28</text:a></text:p>
          <text:p text:style-name="P1688"><text:a xlink:type="simple" xlink:href="#__RefHeading___Toc36398_35778968" text:style-name="Index_20_Link" text:visited-style-name="Index_20_Link">Abstract Data Classes<text:tab/>29</text:a></text:p>
          <text:p text:style-name="P1688"><text:a xlink:type="simple" xlink:href="#__RefHeading___Toc36400_35778968" text:style-name="Index_20_Link" text:visited-style-name="Index_20_Link">Abstract Interface Classes<text:tab/>30</text:a></text:p>
          <text:p text:style-name="P1688"><text:a xlink:type="simple" xlink:href="#__RefHeading___Toc36402_35778968" text:style-name="Index_20_Link" text:visited-style-name="Index_20_Link">Base Class Stack<text:tab/>30</text:a></text:p>
          <text:p text:style-name="P1689"><text:a xlink:type="simple" xlink:href="#__RefHeading___Toc36404_35778968" text:style-name="Index_20_Link" text:visited-style-name="Index_20_Link">Abstract Container Interface (CBTreeIf)<text:tab/>31</text:a></text:p>
          <text:p text:style-name="P1690"><text:a xlink:type="simple" xlink:href="#__RefHeading___Toc36412_35778968" text:style-name="Index_20_Link" text:visited-style-name="Index_20_Link">Iterator Functionality Has Been Moved Into Containers<text:tab/>31</text:a></text:p>
          <text:p text:style-name="P1689"><text:a xlink:type="simple" xlink:href="#__RefHeading___Toc36406_35778968" text:style-name="Index_20_Link" text:visited-style-name="Index_20_Link">Default Specific Interface Methods (CBTreeDefaults)<text:tab/>32</text:a></text:p>
          <text:p text:style-name="P1689"><text:a xlink:type="simple" xlink:href="#__RefHeading___Toc36408_35778968" text:style-name="Index_20_Link" text:visited-style-name="Index_20_Link">Abstract Container to b-tree Interface (CBTreeBaseIf)<text:tab/>32</text:a></text:p>
          <text:p text:style-name="P1689"><text:a xlink:type="simple" xlink:href="#__RefHeading__122_1269792762" text:style-name="Index_20_Link" text:visited-style-name="Index_20_Link">Specific Default Container to b-tree Methods (CBTreeBaseDefaults)<text:tab/>32</text:a></text:p>
          <text:p text:style-name="P1690"><text:a xlink:type="simple" xlink:href="#__RefHeading__17351_1839654271" text:style-name="Index_20_Link" text:visited-style-name="Index_20_Link">Node Descriptor<text:tab/>33</text:a></text:p>
          <text:p text:style-name="P1690"><text:a xlink:type="simple" xlink:href="#__RefHeading__17353_1839654271" text:style-name="Index_20_Link" text:visited-style-name="Index_20_Link">Maintenance Vector<text:tab/>34</text:a></text:p>
          <text:p text:style-name="P1690"><text:a xlink:type="simple" xlink:href="#__RefHeading__25079_2106829580" text:style-name="Index_20_Link" text:visited-style-name="Index_20_Link">Serial Vector Pool<text:tab/>34</text:a></text:p>
          <text:p text:style-name="P1690"><text:a xlink:type="simple" xlink:href="#__RefHeading___Toc68050_20832781" text:style-name="Index_20_Link" text:visited-style-name="Index_20_Link">Internal Position Types<text:tab/>35</text:a></text:p>
          <text:p text:style-name="P1693"><text:a xlink:type="simple" xlink:href="#__RefHeading___Toc66992_20832781" text:style-name="Index_20_Link" text:visited-style-name="Index_20_Link">CBTreeArray Position Template Parameter (CBTreeArrayPos &lt;_t_sizetype&gt;)<text:tab/>35</text:a></text:p>
          <text:p text:style-name="P1693"><text:a xlink:type="simple" xlink:href="#__RefHeading__142_1269792762" text:style-name="Index_20_Link" text:visited-style-name="Index_20_Link">CBTreeKeySort Position Template Parameter (CBTreeKeySortPos &lt;_t_sizetype, _t_key&gt;)<text:tab/>35</text:a></text:p>
          <text:p text:style-name="P1690"><text:a xlink:type="simple" xlink:href="#__RefHeading___Toc19746_430131405" text:style-name="Index_20_Link" text:visited-style-name="Index_20_Link">What governs the size of the data layer?<text:tab/>36</text:a></text:p>
          <text:p text:style-name="P1688"><text:a xlink:type="simple" xlink:href="#__RefHeading__1733_1480809614" text:style-name="Index_20_Link" text:visited-style-name="Index_20_Link">Super Class (CBTreeSuper)<text:tab/>36</text:a></text:p>
          <text:p text:style-name="P1689"><text:a xlink:type="simple" xlink:href="#__RefHeading__2750_2002835030" text:style-name="Index_20_Link" text:visited-style-name="Index_20_Link">Pools (Technical Reference)<text:tab/>37</text:a></text:p>
          <text:p text:style-name="P1689"><text:a xlink:type="simple" xlink:href="#__RefHeading__11997_1839654271" text:style-name="Index_20_Link" text:visited-style-name="Index_20_Link">create_dataPool ()<text:tab/>37</text:a></text:p>
          <text:p text:style-name="P1689"><text:a xlink:type="simple" xlink:href="#__RefHeading___Toc28726_1358898467" text:style-name="Index_20_Link" text:visited-style-name="Index_20_Link">get_time_stamp ()<text:tab/>38</text:a></text:p>
          <text:p text:style-name="P1687"><text:a xlink:type="simple" xlink:href="#__RefHeading__2855_1647716225" text:style-name="Index_20_Link" text:visited-style-name="Index_20_Link">Scalability Methods<text:tab/>39</text:a></text:p>
          <text:p text:style-name="P1688"><text:a xlink:type="simple" xlink:href="#__RefHeading__2719_1647716225" text:style-name="Index_20_Link" text:visited-style-name="Index_20_Link">Virtual Base Class Methods<text:tab/>40</text:a></text:p>
          <text:p text:style-name="P1689"><text:a xlink:type="simple" xlink:href="#__RefHeading__4017_381094759" text:style-name="Index_20_Link" text:visited-style-name="Index_20_Link">determine_position ()<text:tab/>40</text:a></text:p>
          <text:p text:style-name="P1689"><text:a xlink:type="simple" xlink:href="#__RefHeading__4019_381094759" text:style-name="Index_20_Link" text:visited-style-name="Index_20_Link">generate_prev_position () and generate_next_position ()<text:tab/>42</text:a></text:p>
          <text:p text:style-name="P1689"><text:a xlink:type="simple" xlink:href="#__RefHeading__4021_381094759" text:style-name="Index_20_Link" text:visited-style-name="Index_20_Link">find_next_sub_pos ()<text:tab/>42</text:a></text:p>
          <text:p text:style-name="P1688"><text:a xlink:type="simple" xlink:href="#__RefHeading__2785_1647716225" text:style-name="Index_20_Link" text:visited-style-name="Index_20_Link">Methods Utilising Pools<text:tab/>43</text:a></text:p>
          <text:p text:style-name="P1689"><text:a xlink:type="simple" xlink:href="#__RefHeading__2759_1891390713" text:style-name="Index_20_Link" text:visited-style-name="Index_20_Link">rebuild_node ()<text:tab/>44</text:a></text:p>
          <text:p text:style-name="P1688"><text:a xlink:type="simple" xlink:href="#__RefHeading__3142_1376309923" text:style-name="Index_20_Link" text:visited-style-name="Index_20_Link">Optional Pool Utilisation Methods<text:tab/>45</text:a></text:p>
          <text:p text:style-name="P1689"><text:a xlink:type="simple" xlink:href="#__RefHeading__2761_1891390713" text:style-name="Index_20_Link" text:visited-style-name="Index_20_Link">convert_pos_to_container_pos ()<text:tab/>45</text:a></text:p>
          <text:p text:style-name="P1687"><text:a xlink:type="simple" xlink:href="#__RefHeading___Toc38756_1761799561" text:style-name="Index_20_Link" text:visited-style-name="Index_20_Link">Iterator Container Access Methods<text:tab/>46</text:a></text:p>
          <text:p text:style-name="P1688"><text:soft-page-break/><text:a xlink:type="simple" xlink:href="#__RefHeading___Toc145280_20832781" text:style-name="Index_20_Link" text:visited-style-name="Index_20_Link">Type Definitions<text:tab/>46</text:a></text:p>
          <text:p text:style-name="P1688"><text:a xlink:type="simple" xlink:href="#__RefHeading___Toc18243_1542097052" text:style-name="Index_20_Link" text:visited-style-name="Index_20_Link">get_iter_state_size ()<text:tab/>47</text:a></text:p>
          <text:p text:style-name="P1688"><text:a xlink:type="simple" xlink:href="#__RefHeading___Toc18245_1542097052" text:style-name="Index_20_Link" text:visited-style-name="Index_20_Link">reset_iter_state ()<text:tab/>47</text:a></text:p>
          <text:p text:style-name="P1688"><text:a xlink:type="simple" xlink:href="#__RefHeading___Toc18247_1542097052" text:style-name="Index_20_Link" text:visited-style-name="Index_20_Link">evaluate_iter ()<text:tab/>48</text:a></text:p>
          <text:p text:style-name="P1688"><text:a xlink:type="simple" xlink:href="#__RefHeading___Toc31683_1761799561" text:style-name="Index_20_Link" text:visited-style-name="Index_20_Link">evaluate_iter_by_seek ()<text:tab/>48</text:a></text:p>
          <text:p text:style-name="P1688"><text:a xlink:type="simple" xlink:href="#__RefHeading___Toc18249_1542097052" text:style-name="Index_20_Link" text:visited-style-name="Index_20_Link">is_iter_pos_evaluated ()<text:tab/>49</text:a></text:p>
          <text:p text:style-name="P1688"><text:a xlink:type="simple" xlink:href="#__RefHeading___Toc18251_1542097052" text:style-name="Index_20_Link" text:visited-style-name="Index_20_Link">get_iter_data ()<text:tab/>49</text:a></text:p>
          <text:p text:style-name="P1688"><text:a xlink:type="simple" xlink:href="#__RefHeading___Toc18253_1542097052" text:style-name="Index_20_Link" text:visited-style-name="Index_20_Link">set_iter_data ()<text:tab/>50</text:a></text:p>
          <text:p text:style-name="P1687"><text:a xlink:type="simple" xlink:href="#__RefHeading__130_1269792762" text:style-name="Index_20_Link" text:visited-style-name="Index_20_Link">Template Parameters<text:tab/>51</text:a></text:p>
          <text:p text:style-name="P1688"><text:a xlink:type="simple" xlink:href="#__RefHeading__1941_1480809614" text:style-name="Index_20_Link" text:visited-style-name="Index_20_Link">Data Type (_t_data)<text:tab/>51</text:a></text:p>
          <text:p text:style-name="P1688"><text:a xlink:type="simple" xlink:href="#__RefHeading___Toc37852_20832781" text:style-name="Index_20_Link" text:visited-style-name="Index_20_Link">Key Type (_t_key)<text:tab/>51</text:a></text:p>
          <text:p text:style-name="P1688"><text:a xlink:type="simple" xlink:href="#__RefHeading___Toc37854_20832781" text:style-name="Index_20_Link" text:visited-style-name="Index_20_Link">Data Layer Properties (_t_datalayerproperties)<text:tab/>52</text:a></text:p>
          <text:p text:style-name="P1689"><text:a xlink:type="simple" xlink:href="#__RefHeading__132_1269792762" text:style-name="Index_20_Link" text:visited-style-name="Index_20_Link">Size Type (_t_sizetype)<text:tab/>52</text:a></text:p>
          <text:p text:style-name="P1689"><text:a xlink:type="simple" xlink:href="#__RefHeading__1943_1480809614" text:style-name="Index_20_Link" text:visited-style-name="Index_20_Link">Node Iterator Type (_t_nodeiter)<text:tab/>53</text:a></text:p>
          <text:p text:style-name="P1689"><text:a xlink:type="simple" xlink:href="#__RefHeading__1945_1480809614" text:style-name="Index_20_Link" text:visited-style-name="Index_20_Link">Sub-Node Iterator Type (_t_subnodeiter)<text:tab/>53</text:a></text:p>
          <text:p text:style-name="P1689"><text:a xlink:type="simple" xlink:href="#__RefHeading___Toc37856_20832781" text:style-name="Index_20_Link" text:visited-style-name="Index_20_Link">Absolute Address Type (_t_addresstype)<text:tab/>53</text:a></text:p>
          <text:p text:style-name="P1689"><text:a xlink:type="simple" xlink:href="#__RefHeading___Toc37858_20832781" text:style-name="Index_20_Link" text:visited-style-name="Index_20_Link">Relative Address Type (_t_offsettype)<text:tab/>54</text:a></text:p>
          <text:p text:style-name="P1688"><text:a xlink:type="simple" xlink:href="#__RefHeading___Toc37860_20832781" text:style-name="Index_20_Link" text:visited-style-name="Index_20_Link">Internal Position Template Parameter (_ti_pos)<text:tab/>54</text:a></text:p>
          <text:p text:style-name="P1687"><text:a xlink:type="simple" xlink:href="#__RefHeading___Toc37862_20832781" text:style-name="Index_20_Link" text:visited-style-name="Index_20_Link">Container Type Definitions<text:tab/>54</text:a></text:p>
          <text:p text:style-name="P1688"><text:a xlink:type="simple" xlink:href="#__RefHeading___Toc37864_20832781" text:style-name="Index_20_Link" text:visited-style-name="Index_20_Link">Data Layer Properties Types (data_layer_properties_type)<text:tab/>56</text:a></text:p>
          <text:p text:style-name="P1689"><text:a xlink:type="simple" xlink:href="#__RefHeading__134_1269792762" text:style-name="Index_20_Link" text:visited-style-name="Index_20_Link">Data Layer Type Definition (data_layer_type)<text:tab/>56</text:a></text:p>
          <text:p text:style-name="P1689"><text:a xlink:type="simple" xlink:href="#__RefHeading___Toc37866_20832781" text:style-name="Index_20_Link" text:visited-style-name="Index_20_Link">Latency Property Definition (has_latency)<text:tab/>57</text:a></text:p>
          <text:p text:style-name="P1687"><text:a xlink:type="simple" xlink:href="#__RefHeading__144_1269792762" text:style-name="Index_20_Link" text:visited-style-name="Index_20_Link">Application Classes<text:tab/>57</text:a></text:p>
          <text:p text:style-name="P1688"><text:a xlink:type="simple" xlink:href="#__RefHeading___Toc38034_35778968" text:style-name="Index_20_Link" text:visited-style-name="Index_20_Link">Assign Methods<text:tab/>57</text:a></text:p>
          <text:p text:style-name="P1689"><text:a xlink:type="simple" xlink:href="#__RefHeading___Toc22064_1935816075" text:style-name="Index_20_Link" text:visited-style-name="Index_20_Link">Assignment During Copy-Construction<text:tab/>58</text:a></text:p>
          <text:p text:style-name="P1688"><text:a xlink:type="simple" xlink:href="#__RefHeading__148_1269792762" text:style-name="Index_20_Link" text:visited-style-name="Index_20_Link">Application Specific Key Sort Classes<text:tab/>59</text:a></text:p>
          <text:p text:style-name="P1689"><text:a xlink:type="simple" xlink:href="#__RefHeading__3579_1442666128" text:style-name="Index_20_Link" text:visited-style-name="Index_20_Link">comp ()<text:tab/>59</text:a></text:p>
          <text:p text:style-name="P1690"><text:a xlink:type="simple" xlink:href="#__RefHeading__8656_2053073568" text:style-name="Index_20_Link" text:visited-style-name="Index_20_Link">Default comp () addendum<text:tab/>60</text:a></text:p>
          <text:p text:style-name="P1689"><text:a xlink:type="simple" xlink:href="#__RefHeading__3581_1442666128" text:style-name="Index_20_Link" text:visited-style-name="Index_20_Link">extract_key ()<text:tab/>61</text:a></text:p>
          <text:p text:style-name="P1690"><text:a xlink:type="simple" xlink:href="#__RefHeading__11949_635377009" text:style-name="Index_20_Link" text:visited-style-name="Index_20_Link">extract_key () addendum<text:tab/>62</text:a></text:p>
          <text:p text:style-name="P1687"><text:a xlink:type="simple" xlink:href="#__RefHeading__3825_1702045846" text:style-name="Index_20_Link" text:visited-style-name="Index_20_Link">What are b-tree classes incapable of?<text:tab/>63</text:a></text:p>
          <text:p text:style-name="P1688"><text:a xlink:type="simple" xlink:href="#__RefHeading__4337_897436202" text:style-name="Index_20_Link" text:visited-style-name="Index_20_Link">Concurrent Accesses<text:tab/>63</text:a></text:p>
          <text:p text:style-name="P1687"><text:a xlink:type="simple" xlink:href="#__RefHeading__2197_1893551101" text:style-name="Index_20_Link" text:visited-style-name="Index_20_Link">Data Layer<text:tab/>63</text:a></text:p>
          <text:p text:style-name="P1688"><text:a xlink:type="simple" xlink:href="#__RefHeading__29589_1179839720" text:style-name="Index_20_Link" text:visited-style-name="Index_20_Link">Linear Data Layer Model<text:tab/>64</text:a></text:p>
          <text:p text:style-name="P1688"><text:a xlink:type="simple" xlink:href="#__RefHeading__15792_2086056231" text:style-name="Index_20_Link" text:visited-style-name="Index_20_Link">Block Data Layer Model<text:tab/>65</text:a></text:p>
          <text:p text:style-name="P1689"><text:a xlink:type="simple" xlink:href="#__RefHeading__23984_1179839720" text:style-name="Index_20_Link" text:visited-style-name="Index_20_Link">List of Base Class Methods Potentially Causing a Re-Allocation<text:tab/>67</text:a></text:p>
          <text:p text:style-name="P1688"><text:a xlink:type="simple" xlink:href="#__RefHeading___Toc28800_465577555" text:style-name="Index_20_Link" text:visited-style-name="Index_20_Link">Pools<text:tab/>68</text:a></text:p>
          <text:p text:style-name="P1688"><text:a xlink:type="simple" xlink:href="#__RefHeading__7771_1708703198" text:style-name="Index_20_Link" text:visited-style-name="Index_20_Link">Data Layer Types List<text:tab/>68</text:a></text:p>
          <text:p text:style-name="P1688"><text:a xlink:type="simple" xlink:href="#__RefHeading__136_1269792762" text:style-name="Index_20_Link" text:visited-style-name="Index_20_Link">Data Layer IO Template Parameters<text:tab/>69</text:a></text:p>
          <text:p text:style-name="P1689"><text:a xlink:type="simple" xlink:href="#__RefHeading__12261_1708703198" text:style-name="Index_20_Link" text:visited-style-name="Index_20_Link">_t_nodeiter<text:tab/>70</text:a></text:p>
          <text:p text:style-name="P1689"><text:a xlink:type="simple" xlink:href="#__RefHeading__12263_1708703198" text:style-name="Index_20_Link" text:visited-style-name="Index_20_Link">_t_subnodeiter<text:tab/>70</text:a></text:p>
          <text:p text:style-name="P1689"><text:a xlink:type="simple" xlink:href="#__RefHeading__12265_1708703198" text:style-name="Index_20_Link" text:visited-style-name="Index_20_Link">_t_addresstype<text:tab/>70</text:a></text:p>
          <text:p text:style-name="P1689"><text:a xlink:type="simple" xlink:href="#__RefHeading__12267_1708703198" text:style-name="Index_20_Link" text:visited-style-name="Index_20_Link">_t_offsettype<text:tab/>71</text:a></text:p>
          <text:p text:style-name="P1688"><text:a xlink:type="simple" xlink:href="#__RefHeading___Toc46923_465577555" text:style-name="Index_20_Link" text:visited-style-name="Index_20_Link">Data Layer Interface Methods<text:tab/>71</text:a></text:p>
          <text:p text:style-name="P1689"><text:a xlink:type="simple" xlink:href="#__RefHeading___Toc117470_20832781" text:style-name="Index_20_Link" text:visited-style-name="Index_20_Link">Type Definitions<text:tab/>71</text:a></text:p>
          <text:p text:style-name="P1689"><text:a xlink:type="simple" xlink:href="#__RefHeading__15166_1708703198" text:style-name="Index_20_Link" text:visited-style-name="Index_20_Link">Abstract Data Layer Constructor<text:tab/>72</text:a></text:p>
          <text:p text:style-name="P1689"><text:a xlink:type="simple" xlink:href="#__RefHeading__13233_1708703198" text:style-name="Index_20_Link" text:visited-style-name="Index_20_Link">get_pooledData ()<text:tab/>73</text:a></text:p>
          <text:p text:style-name="P1689"><text:a xlink:type="simple" xlink:href="#__RefHeading__13241_1708703198" text:style-name="Index_20_Link" text:visited-style-name="Index_20_Link">insert_dataIntoPool ()<text:tab/>74</text:a></text:p>
          <text:p text:style-name="P1689"><text:a xlink:type="simple" xlink:href="#__RefHeading__13243_1708703198" text:style-name="Index_20_Link" text:visited-style-name="Index_20_Link">set_size ()<text:tab/>75</text:a></text:p>
          <text:p text:style-name="P1689"><text:a xlink:type="simple" xlink:href="#__RefHeading__13245_1708703198" text:style-name="Index_20_Link" text:visited-style-name="Index_20_Link">unload ()<text:tab/>75</text:a></text:p>
          <text:p text:style-name="P1689"><text:a xlink:type="simple" xlink:href="#__RefHeading___Toc46165_465577555" text:style-name="Index_20_Link" text:visited-style-name="Index_20_Link">set_root_node ()<text:tab/>76</text:a></text:p>
          <text:p text:style-name="P1689"><text:a xlink:type="simple" xlink:href="#__RefHeading___Toc35266_465577555" text:style-name="Index_20_Link" text:visited-style-name="Index_20_Link">terminate_access ()<text:tab/>77</text:a></text:p>
          <text:p text:style-name="P1689"><text:soft-page-break/><text:a xlink:type="simple" xlink:href="#__RefHeading__13255_1708703198" text:style-name="Index_20_Link" text:visited-style-name="Index_20_Link">showdump ()<text:tab/>77</text:a></text:p>
          <text:p text:style-name="P1688"><text:a xlink:type="simple" xlink:href="#__RefHeading__3144_1376309923" text:style-name="Index_20_Link" text:visited-style-name="Index_20_Link">Data Layer Base Class Methods<text:tab/>78</text:a></text:p>
          <text:p text:style-name="P1689"><text:a xlink:type="simple" xlink:href="#__RefHeading__13221_1708703198" text:style-name="Index_20_Link" text:visited-style-name="Index_20_Link">CBTreeIO Base Constructor<text:tab/>78</text:a></text:p>
          <text:p text:style-name="P1689"><text:a xlink:type="simple" xlink:href="#__RefHeading___Toc49119_465577555" text:style-name="Index_20_Link" text:visited-style-name="Index_20_Link">CBTreeIO::setup ()<text:tab/>79</text:a></text:p>
          <text:p text:style-name="P1689"><text:a xlink:type="simple" xlink:href="#__RefHeading___Toc47657_465577555" text:style-name="Index_20_Link" text:visited-style-name="Index_20_Link">unload_from_cache ()<text:tab/>80</text:a></text:p>
          <text:p text:style-name="P1689"><text:a xlink:type="simple" xlink:href="#__RefHeading___Toc47661_465577555" text:style-name="Index_20_Link" text:visited-style-name="Index_20_Link">set_cacheFreeze ()<text:tab/>81</text:a></text:p>
          <text:p text:style-name="P1689"><text:a xlink:type="simple" xlink:href="#__RefHeading__13251_1708703198" text:style-name="Index_20_Link" text:visited-style-name="Index_20_Link">is_dataCached ()<text:tab/>81</text:a></text:p>
          <text:p text:style-name="P1689"><text:a xlink:type="simple" xlink:href="#__RefHeading__13223_1708703198" text:style-name="Index_20_Link" text:visited-style-name="Index_20_Link">get_maxNodes ()<text:tab/>82</text:a></text:p>
          <text:p text:style-name="P1689"><text:a xlink:type="simple" xlink:href="#__RefHeading___Toc46927_465577555" text:style-name="Index_20_Link" text:visited-style-name="Index_20_Link">get_pool_entry_size ()<text:tab/>83</text:a></text:p>
          <text:p text:style-name="P1689"><text:a xlink:type="simple" xlink:href="#__RefHeading__28883_1179839720" text:style-name="Index_20_Link" text:visited-style-name="Index_20_Link">get_pool_total_size ()<text:tab/>83</text:a></text:p>
          <text:p text:style-name="P1688"><text:a xlink:type="simple" xlink:href="#__RefHeading___Toc49851_465577555" text:style-name="Index_20_Link" text:visited-style-name="Index_20_Link">Data Layer Linear Class Methods<text:tab/>84</text:a></text:p>
          <text:p text:style-name="P1689"><text:a xlink:type="simple" xlink:href="#__RefHeading___Toc117472_20832781" text:style-name="Index_20_Link" text:visited-style-name="Index_20_Link">Type Definitions<text:tab/>84</text:a></text:p>
          <text:p text:style-name="P1689"><text:a xlink:type="simple" xlink:href="#__RefHeading___Toc49853_465577555" text:style-name="Index_20_Link" text:visited-style-name="Index_20_Link">Constructor<text:tab/>85</text:a></text:p>
          <text:p text:style-name="P1689"><text:a xlink:type="simple" xlink:href="#__RefHeading___Toc49855_465577555" text:style-name="Index_20_Link" text:visited-style-name="Index_20_Link">get_node_base ()<text:tab/>85</text:a></text:p>
          <text:p text:style-name="P1688"><text:a xlink:type="simple" xlink:href="#__RefHeading___Toc49857_465577555" text:style-name="Index_20_Link" text:visited-style-name="Index_20_Link">Data Layer Block Class Methods<text:tab/>86</text:a></text:p>
          <text:p text:style-name="P1689"><text:a xlink:type="simple" xlink:href="#__RefHeading___Toc117474_20832781" text:style-name="Index_20_Link" text:visited-style-name="Index_20_Link">Type Definitions<text:tab/>86</text:a></text:p>
          <text:p text:style-name="P1689"><text:a xlink:type="simple" xlink:href="#__RefHeading___Toc49859_465577555" text:style-name="Index_20_Link" text:visited-style-name="Index_20_Link">Constructor<text:tab/>87</text:a></text:p>
          <text:p text:style-name="P1689"><text:a xlink:type="simple" xlink:href="#__RefHeading___Toc49861_465577555" text:style-name="Index_20_Link" text:visited-style-name="Index_20_Link">get_dataAlignment ()<text:tab/>88</text:a></text:p>
          <text:p text:style-name="P1689"><text:a xlink:type="simple" xlink:href="#__RefHeading__13227_1708703198" text:style-name="Index_20_Link" text:visited-style-name="Index_20_Link">get_alignedOffset ()<text:tab/>88</text:a></text:p>
          <text:p text:style-name="P1689"><text:a xlink:type="simple" xlink:href="#__RefHeading___Toc49863_465577555" text:style-name="Index_20_Link" text:visited-style-name="Index_20_Link">get_blockAddress ()<text:tab/>89</text:a></text:p>
          <text:p text:style-name="P1689"><text:a xlink:type="simple" xlink:href="#__RefHeading___Toc49865_465577555" text:style-name="Index_20_Link" text:visited-style-name="Index_20_Link">get_poolOffset ()<text:tab/>89</text:a></text:p>
          <text:p text:style-name="P1689"><text:a xlink:type="simple" xlink:href="#__RefHeading___Toc26343_1829543551" text:style-name="Index_20_Link" text:visited-style-name="Index_20_Link">get_node_offset ()<text:tab/>90</text:a></text:p>
          <text:p text:style-name="P1689"><text:a xlink:type="simple" xlink:href="#__RefHeading___Toc49867_465577555" text:style-name="Index_20_Link" text:visited-style-name="Index_20_Link">get_nodeAddress ()<text:tab/>90</text:a></text:p>
          <text:p text:style-name="P1689"><text:a xlink:type="simple" xlink:href="#__RefHeading___Toc49869_465577555" text:style-name="Index_20_Link" text:visited-style-name="Index_20_Link">get_per_node_pool_offset ()<text:tab/>91</text:a></text:p>
          <text:p text:style-name="P1689"><text:a xlink:type="simple" xlink:href="#__RefHeading___Toc49871_465577555" text:style-name="Index_20_Link" text:visited-style-name="Index_20_Link">get_pool_address ()<text:tab/>91</text:a></text:p>
          <text:p text:style-name="P1689"><text:a xlink:type="simple" xlink:href="#__RefHeading___Toc49873_465577555" text:style-name="Index_20_Link" text:visited-style-name="Index_20_Link">generate_pool_offsets ()<text:tab/>92</text:a></text:p>
          <text:p text:style-name="P1689"><text:a xlink:type="simple" xlink:href="#__RefHeading___Toc49875_465577555" text:style-name="Index_20_Link" text:visited-style-name="Index_20_Link">realloc_descriptor_vector ()<text:tab/>93</text:a></text:p>
          <text:p text:style-name="P1689"><text:a xlink:type="simple" xlink:href="#__RefHeading___Toc49877_465577555" text:style-name="Index_20_Link" text:visited-style-name="Index_20_Link">convert_node_to_descriptor ()<text:tab/>93</text:a></text:p>
          <text:p text:style-name="P1689"><text:a xlink:type="simple" xlink:href="#__RefHeading___Toc49879_465577555" text:style-name="Index_20_Link" text:visited-style-name="Index_20_Link">increment_access_counter ()<text:tab/>94</text:a></text:p>
          <text:p text:style-name="P1688"><text:a xlink:type="simple" xlink:href="#__RefHeading___Toc49881_465577555" text:style-name="Index_20_Link" text:visited-style-name="Index_20_Link">RAM Data Layer Methods<text:tab/>95</text:a></text:p>
          <text:p text:style-name="P1689"><text:a xlink:type="simple" xlink:href="#__RefHeading___Toc117476_20832781" text:style-name="Index_20_Link" text:visited-style-name="Index_20_Link">Type Definitions<text:tab/>95</text:a></text:p>
          <text:p text:style-name="P1689"><text:a xlink:type="simple" xlink:href="#__RefHeading___Toc49883_465577555" text:style-name="Index_20_Link" text:visited-style-name="Index_20_Link">Constructor ()<text:tab/>96</text:a></text:p>
          <text:p text:style-name="P1688"><text:a xlink:type="simple" xlink:href="#__RefHeading___Toc49885_465577555" text:style-name="Index_20_Link" text:visited-style-name="Index_20_Link">File Data Layer Class Methods<text:tab/>96</text:a></text:p>
          <text:p text:style-name="P1689"><text:a xlink:type="simple" xlink:href="#__RefHeading___Toc117478_20832781" text:style-name="Index_20_Link" text:visited-style-name="Index_20_Link">Type Definitions<text:tab/>97</text:a></text:p>
          <text:p text:style-name="P1689"><text:a xlink:type="simple" xlink:href="#__RefHeading___Toc49887_465577555" text:style-name="Index_20_Link" text:visited-style-name="Index_20_Link">Constructors<text:tab/>97</text:a></text:p>
          <text:p text:style-name="P1689"><text:a xlink:type="simple" xlink:href="#__RefHeading___Toc49889_465577555" text:style-name="Index_20_Link" text:visited-style-name="Index_20_Link">init_mapping ()<text:tab/>98</text:a></text:p>
          <text:p text:style-name="P1689"><text:a xlink:type="simple" xlink:href="#__RefHeading___Toc49891_465577555" text:style-name="Index_20_Link" text:visited-style-name="Index_20_Link">exit_mapping ()<text:tab/>99</text:a></text:p>
          <text:p text:style-name="P1689"><text:a xlink:type="simple" xlink:href="#__RefHeading___Toc49893_465577555" text:style-name="Index_20_Link" text:visited-style-name="Index_20_Link">map_descriptor ()<text:tab/>99</text:a></text:p>
          <text:p text:style-name="P1689"><text:a xlink:type="simple" xlink:href="#__RefHeading___Toc49895_465577555" text:style-name="Index_20_Link" text:visited-style-name="Index_20_Link">unmap_descriptor ()<text:tab/>100</text:a></text:p>
          <text:p text:style-name="P1689"><text:a xlink:type="simple" xlink:href="#__RefHeading___Toc49897_465577555" text:style-name="Index_20_Link" text:visited-style-name="Index_20_Link">unmap_all_descriptors ()<text:tab/>100</text:a></text:p>
          <text:p text:style-name="P1686"><text:a xlink:type="simple" xlink:href="#__RefHeading__154_1269792762" text:style-name="Index_20_Link" text:visited-style-name="Index_20_Link">API Reference Guide<text:tab/>101</text:a></text:p>
          <text:p text:style-name="P1687"><text:a xlink:type="simple" xlink:href="#__RefHeading__1530_1677005904" text:style-name="Index_20_Link" text:visited-style-name="Index_20_Link">CBTree API<text:tab/>101</text:a></text:p>
          <text:p text:style-name="P1688"><text:a xlink:type="simple" xlink:href="#__RefHeading__17355_1839654271" text:style-name="Index_20_Link" text:visited-style-name="Index_20_Link">CBTreeIf Constructor<text:tab/>101</text:a></text:p>
          <text:p text:style-name="P1688"><text:a xlink:type="simple" xlink:href="#__RefHeading__1532_1677005904" text:style-name="Index_20_Link" text:visited-style-name="Index_20_Link">get_perfCtrs ()<text:tab/>102</text:a></text:p>
          <text:p text:style-name="P1688"><text:a xlink:type="simple" xlink:href="#__RefHeading__1534_1677005904" text:style-name="Index_20_Link" text:visited-style-name="Index_20_Link">empty ()<text:tab/>103</text:a></text:p>
          <text:p text:style-name="P1688"><text:a xlink:type="simple" xlink:href="#__RefHeading__1536_1677005904" text:style-name="Index_20_Link" text:visited-style-name="Index_20_Link">size ()<text:tab/>103</text:a></text:p>
          <text:p text:style-name="P1688"><text:a xlink:type="simple" xlink:href="#__RefHeading__1538_1677005904" text:style-name="Index_20_Link" text:visited-style-name="Index_20_Link">clear ()<text:tab/>104</text:a></text:p>
          <text:p text:style-name="P1688"><text:a xlink:type="simple" xlink:href="#__RefHeading___Toc32943_608037452" text:style-name="Index_20_Link" text:visited-style-name="Index_20_Link">begin ()<text:tab/>105</text:a></text:p>
          <text:p text:style-name="P1688"><text:a xlink:type="simple" xlink:href="#__RefHeading__14614_1800758390" text:style-name="Index_20_Link" text:visited-style-name="Index_20_Link">end ()<text:tab/>105</text:a></text:p>
          <text:p text:style-name="P1688"><text:a xlink:type="simple" xlink:href="#__RefHeading__14616_1800758390" text:style-name="Index_20_Link" text:visited-style-name="Index_20_Link">rbegin ()<text:tab/>106</text:a></text:p>
          <text:p text:style-name="P1688"><text:a xlink:type="simple" xlink:href="#__RefHeading__14618_1800758390" text:style-name="Index_20_Link" text:visited-style-name="Index_20_Link">rend ()<text:tab/>106</text:a></text:p>
          <text:p text:style-name="P1688"><text:a xlink:type="simple" xlink:href="#__RefHeading__14598_1800758390" text:style-name="Index_20_Link" text:visited-style-name="Index_20_Link">cbegin ()<text:tab/>107</text:a></text:p>
          <text:p text:style-name="P1688"><text:soft-page-break/><text:a xlink:type="simple" xlink:href="#__RefHeading__14600_1800758390" text:style-name="Index_20_Link" text:visited-style-name="Index_20_Link">cend ()<text:tab/>108</text:a></text:p>
          <text:p text:style-name="P1688"><text:a xlink:type="simple" xlink:href="#__RefHeading__14602_1800758390" text:style-name="Index_20_Link" text:visited-style-name="Index_20_Link">crbegin ()<text:tab/>108</text:a></text:p>
          <text:p text:style-name="P1688"><text:a xlink:type="simple" xlink:href="#__RefHeading__14604_1800758390" text:style-name="Index_20_Link" text:visited-style-name="Index_20_Link">crend ()<text:tab/>109</text:a></text:p>
          <text:p text:style-name="P1688"><text:a xlink:type="simple" xlink:href="#__RefHeading__1540_1677005904" text:style-name="Index_20_Link" text:visited-style-name="Index_20_Link">unload ()<text:tab/>109</text:a></text:p>
          <text:p text:style-name="P1687"><text:a xlink:type="simple" xlink:href="#__RefHeading___Toc30600_1358898467" text:style-name="Index_20_Link" text:visited-style-name="Index_20_Link">CBTreeBaseDefaults<text:tab/>110</text:a></text:p>
          <text:p text:style-name="P1688"><text:a xlink:type="simple" xlink:href="#__RefHeading___Toc164793_20832781" text:style-name="Index_20_Link" text:visited-style-name="Index_20_Link">Type Definitions<text:tab/>110</text:a></text:p>
          <text:p text:style-name="P1688"><text:a xlink:type="simple" xlink:href="#__RefHeading___Toc30602_1358898467" text:style-name="Index_20_Link" text:visited-style-name="Index_20_Link">Constructor<text:tab/>111</text:a></text:p>
          <text:p text:style-name="P1688"><text:a xlink:type="simple" xlink:href="#__RefHeading__1542_1677005904" text:style-name="Index_20_Link" text:visited-style-name="Index_20_Link">test_integrity ()<text:tab/>112</text:a></text:p>
          <text:p text:style-name="P1688"><text:a xlink:type="simple" xlink:href="#__RefHeading__1544_1677005904" text:style-name="Index_20_Link" text:visited-style-name="Index_20_Link">show_integrity ()<text:tab/>113</text:a></text:p>
          <text:p text:style-name="P1688"><text:a xlink:type="simple" xlink:href="#__RefHeading__5421_161159794" text:style-name="Index_20_Link" text:visited-style-name="Index_20_Link">showdata ()<text:tab/>114</text:a></text:p>
          <text:p text:style-name="P1687"><text:a xlink:type="simple" xlink:href="#__RefHeading__156_1269792762" text:style-name="Index_20_Link" text:visited-style-name="Index_20_Link">CBTreeArray API<text:tab/>115</text:a></text:p>
          <text:p text:style-name="P1688"><text:a xlink:type="simple" xlink:href="#__RefHeading___Toc117480_20832781" text:style-name="Index_20_Link" text:visited-style-name="Index_20_Link">Type Definitions<text:tab/>115</text:a></text:p>
          <text:p text:style-name="P1688"><text:a xlink:type="simple" xlink:href="#__RefHeading__9841_161159794" text:style-name="Index_20_Link" text:visited-style-name="Index_20_Link">CBTreeArray Constructor<text:tab/>116</text:a></text:p>
          <text:p text:style-name="P1688"><text:a xlink:type="simple" xlink:href="#__RefHeading__11957_635377009" text:style-name="Index_20_Link" text:visited-style-name="Index_20_Link">assign ()<text:tab/>117</text:a></text:p>
          <text:p text:style-name="P1688"><text:a xlink:type="simple" xlink:href="#__RefHeading__11959_635377009" text:style-name="Index_20_Link" text:visited-style-name="Index_20_Link">push_back ()<text:tab/>118</text:a></text:p>
          <text:p text:style-name="P1688"><text:a xlink:type="simple" xlink:href="#__RefHeading__11961_635377009" text:style-name="Index_20_Link" text:visited-style-name="Index_20_Link">pop_back ()<text:tab/>119</text:a></text:p>
          <text:p text:style-name="P1688"><text:a xlink:type="simple" xlink:href="#__RefHeading__11963_635377009" text:style-name="Index_20_Link" text:visited-style-name="Index_20_Link">insert ()<text:tab/>119</text:a></text:p>
          <text:p text:style-name="P1688"><text:a xlink:type="simple" xlink:href="#__RefHeading___Toc38053_1052419689" text:style-name="Index_20_Link" text:visited-style-name="Index_20_Link">emplace ()<text:tab/>121</text:a></text:p>
          <text:p text:style-name="P1688"><text:a xlink:type="simple" xlink:href="#__RefHeading___Toc38055_1052419689" text:style-name="Index_20_Link" text:visited-style-name="Index_20_Link">emplace_back ()<text:tab/>121</text:a></text:p>
          <text:p text:style-name="P1688"><text:a xlink:type="simple" xlink:href="#__RefHeading__11965_635377009" text:style-name="Index_20_Link" text:visited-style-name="Index_20_Link">erase ()<text:tab/>122</text:a></text:p>
          <text:p text:style-name="P1688"><text:a xlink:type="simple" xlink:href="#__RefHeading__11967_635377009" text:style-name="Index_20_Link" text:visited-style-name="Index_20_Link">swap ()<text:tab/>123</text:a></text:p>
          <text:p text:style-name="P1688"><text:a xlink:type="simple" xlink:href="#__RefHeading__1554_1677005904" text:style-name="Index_20_Link" text:visited-style-name="Index_20_Link">serialize ()<text:tab/>123</text:a></text:p>
          <text:p text:style-name="P1688"><text:a xlink:type="simple" xlink:href="#__RefHeading__1558_1677005904" text:style-name="Index_20_Link" text:visited-style-name="Index_20_Link">operator=<text:tab/>124</text:a></text:p>
          <text:p text:style-name="P1688"><text:a xlink:type="simple" xlink:href="#__RefHeading__1562_1677005904" text:style-name="Index_20_Link" text:visited-style-name="Index_20_Link">operator[]<text:tab/>125</text:a></text:p>
          <text:p text:style-name="P1688"><text:a xlink:type="simple" xlink:href="#__RefHeading__9843_161159794" text:style-name="Index_20_Link" text:visited-style-name="Index_20_Link">CBTreeArrayAccessWrapper<text:tab/>126</text:a></text:p>
          <text:p text:style-name="P1689"><text:a xlink:type="simple" xlink:href="#__RefHeading__9845_161159794" text:style-name="Index_20_Link" text:visited-style-name="Index_20_Link">CBTreeArrayAccessWrapper Constructor<text:tab/>126</text:a></text:p>
          <text:p text:style-name="P1689"><text:a xlink:type="simple" xlink:href="#__RefHeading___Toc170976_20832781" text:style-name="Index_20_Link" text:visited-style-name="Index_20_Link">set ()<text:tab/>127</text:a></text:p>
          <text:p text:style-name="P1689"><text:a xlink:type="simple" xlink:href="#__RefHeading___Toc170978_20832781" text:style-name="Index_20_Link" text:visited-style-name="Index_20_Link">operator*<text:tab/>127</text:a></text:p>
          <text:p text:style-name="P1689"><text:a xlink:type="simple" xlink:href="#__RefHeading___Toc177195_20832781" text:style-name="Index_20_Link" text:visited-style-name="Index_20_Link">operator-&gt;<text:tab/>128</text:a></text:p>
          <text:p text:style-name="P1689"><text:a xlink:type="simple" xlink:href="#__RefHeading___Toc177197_20832781" text:style-name="Index_20_Link" text:visited-style-name="Index_20_Link">operator const value_type &amp;<text:tab/>129</text:a></text:p>
          <text:p text:style-name="P1689"><text:a xlink:type="simple" xlink:href="#__RefHeading__9847_161159794" text:style-name="Index_20_Link" text:visited-style-name="Index_20_Link">operator=<text:tab/>129</text:a></text:p>
          <text:p text:style-name="P1687"><text:a xlink:type="simple" xlink:href="#__RefHeading__158_1269792762" text:style-name="Index_20_Link" text:visited-style-name="Index_20_Link">CBTreeKeySort API<text:tab/>130</text:a></text:p>
          <text:p text:style-name="P1688"><text:a xlink:type="simple" xlink:href="#__RefHeading___Toc89445_20832781" text:style-name="Index_20_Link" text:visited-style-name="Index_20_Link">Type Definitions<text:tab/>130</text:a></text:p>
          <text:p text:style-name="P1688"><text:a xlink:type="simple" xlink:href="#__RefHeading__5237_184873616" text:style-name="Index_20_Link" text:visited-style-name="Index_20_Link">CBTreeKeySort Constructor<text:tab/>131</text:a></text:p>
          <text:p text:style-name="P1688"><text:a xlink:type="simple" xlink:href="#__RefHeading__9615_200604027" text:style-name="Index_20_Link" text:visited-style-name="Index_20_Link">insert ()<text:tab/>132</text:a></text:p>
          <text:p text:style-name="P1688"><text:a xlink:type="simple" xlink:href="#__RefHeading___Toc30519_1052419689" text:style-name="Index_20_Link" text:visited-style-name="Index_20_Link">emplace ()<text:tab/>133</text:a></text:p>
          <text:p text:style-name="P1688"><text:a xlink:type="simple" xlink:href="#__RefHeading___Toc38057_1052419689" text:style-name="Index_20_Link" text:visited-style-name="Index_20_Link">emplace_back ()<text:tab/>134</text:a></text:p>
          <text:p text:style-name="P1688"><text:a xlink:type="simple" xlink:href="#__RefHeading__9617_200604027" text:style-name="Index_20_Link" text:visited-style-name="Index_20_Link">erase ()<text:tab/>134</text:a></text:p>
          <text:p text:style-name="P1688"><text:a xlink:type="simple" xlink:href="#__RefHeading__9619_200604027" text:style-name="Index_20_Link" text:visited-style-name="Index_20_Link">swap ()<text:tab/>135</text:a></text:p>
          <text:p text:style-name="P1688"><text:a xlink:type="simple" xlink:href="#__RefHeading__9621_200604027" text:style-name="Index_20_Link" text:visited-style-name="Index_20_Link">find ()<text:tab/>136</text:a></text:p>
          <text:p text:style-name="P1688"><text:a xlink:type="simple" xlink:href="#__RefHeading__9625_200604027" text:style-name="Index_20_Link" text:visited-style-name="Index_20_Link">lower_bound ()<text:tab/>137</text:a></text:p>
          <text:p text:style-name="P1688"><text:a xlink:type="simple" xlink:href="#__RefHeading__9627_200604027" text:style-name="Index_20_Link" text:visited-style-name="Index_20_Link">upper_bound ()<text:tab/>137</text:a></text:p>
          <text:p text:style-name="P1688"><text:a xlink:type="simple" xlink:href="#__RefHeading__9629_200604027" text:style-name="Index_20_Link" text:visited-style-name="Index_20_Link">get_prev_key ()<text:tab/>138</text:a></text:p>
          <text:p text:style-name="P1688"><text:a xlink:type="simple" xlink:href="#__RefHeading__9631_200604027" text:style-name="Index_20_Link" text:visited-style-name="Index_20_Link">get_next_key ()<text:tab/>139</text:a></text:p>
          <text:p text:style-name="P1688"><text:a xlink:type="simple" xlink:href="#__RefHeading__1572_1677005904" text:style-name="Index_20_Link" text:visited-style-name="Index_20_Link">count ()<text:tab/>139</text:a></text:p>
          <text:p text:style-name="P1688"><text:a xlink:type="simple" xlink:href="#__RefHeading__1576_1677005904" text:style-name="Index_20_Link" text:visited-style-name="Index_20_Link">serialize ()<text:tab/>140</text:a></text:p>
          <text:p text:style-name="P1688"><text:a xlink:type="simple" xlink:href="#__RefHeading__1578_1677005904" text:style-name="Index_20_Link" text:visited-style-name="Index_20_Link">operator=<text:tab/>141</text:a></text:p>
          <text:p text:style-name="P1687"><text:a xlink:type="simple" xlink:href="#__RefHeading__26193_200604027" text:style-name="Index_20_Link" text:visited-style-name="Index_20_Link">STL Equivalent Containers<text:tab/>142</text:a></text:p>
          <text:p text:style-name="P1688"><text:a xlink:type="simple" xlink:href="#__RefHeading__26195_200604027" text:style-name="Index_20_Link" text:visited-style-name="Index_20_Link">CBTreeMap, CBTreeMultiMap, CBTreeSet and CBTreeMultiSet API<text:tab/>143</text:a></text:p>
          <text:p text:style-name="P1689"><text:a xlink:type="simple" xlink:href="#__RefHeading__14620_1800758390" text:style-name="Index_20_Link" text:visited-style-name="Index_20_Link">max_size ()<text:tab/>144</text:a></text:p>
          <text:p text:style-name="P1689"><text:a xlink:type="simple" xlink:href="#__RefHeading__32395_1800758390" text:style-name="Index_20_Link" text:visited-style-name="Index_20_Link">erase ()<text:tab/>144</text:a></text:p>
          <text:p text:style-name="P1689"><text:a xlink:type="simple" xlink:href="#__RefHeading__14626_1800758390" text:style-name="Index_20_Link" text:visited-style-name="Index_20_Link">key_comp ()<text:tab/>145</text:a></text:p>
          <text:p text:style-name="P1689"><text:soft-page-break/><text:a xlink:type="simple" xlink:href="#__RefHeading__14628_1800758390" text:style-name="Index_20_Link" text:visited-style-name="Index_20_Link">value_comp ()<text:tab/>146</text:a></text:p>
          <text:p text:style-name="P1689"><text:a xlink:type="simple" xlink:href="#__RefHeading__22316_1800758390" text:style-name="Index_20_Link" text:visited-style-name="Index_20_Link">find ()<text:tab/>147</text:a></text:p>
          <text:p text:style-name="P1689"><text:a xlink:type="simple" xlink:href="#__RefHeading__14632_1800758390" text:style-name="Index_20_Link" text:visited-style-name="Index_20_Link">lower_bound ()<text:tab/>147</text:a></text:p>
          <text:p text:style-name="P1689"><text:a xlink:type="simple" xlink:href="#__RefHeading__14634_1800758390" text:style-name="Index_20_Link" text:visited-style-name="Index_20_Link">upper_bound ()<text:tab/>148</text:a></text:p>
          <text:p text:style-name="P1688"><text:a xlink:type="simple" xlink:href="#__RefHeading__32397_1800758390" text:style-name="Index_20_Link" text:visited-style-name="Index_20_Link">CBTreeMap and CBTreeMultiMap<text:tab/>148</text:a></text:p>
          <text:p text:style-name="P1689"><text:a xlink:type="simple" xlink:href="#__RefHeading__32399_1800758390" text:style-name="Index_20_Link" text:visited-style-name="Index_20_Link">extract_key ()<text:tab/>148</text:a></text:p>
          <text:p text:style-name="P1688"><text:a xlink:type="simple" xlink:href="#__RefHeading__20412_1800758390" text:style-name="Index_20_Link" text:visited-style-name="Index_20_Link">CBTreeMap<text:tab/>149</text:a></text:p>
          <text:p text:style-name="P1689"><text:a xlink:type="simple" xlink:href="#__RefHeading__38020_981793909" text:style-name="Index_20_Link" text:visited-style-name="Index_20_Link">Type Definitions<text:tab/>149</text:a></text:p>
          <text:p text:style-name="P1689"><text:a xlink:type="simple" xlink:href="#__RefHeading__14606_1800758390" text:style-name="Index_20_Link" text:visited-style-name="Index_20_Link">Constructor<text:tab/>151</text:a></text:p>
          <text:p text:style-name="P1689"><text:a xlink:type="simple" xlink:href="#__RefHeading__14610_1800758390" text:style-name="Index_20_Link" text:visited-style-name="Index_20_Link">Assignment Operator<text:tab/>152</text:a></text:p>
          <text:p text:style-name="P1689"><text:a xlink:type="simple" xlink:href="#__RefHeading__14622_1800758390" text:style-name="Index_20_Link" text:visited-style-name="Index_20_Link">insert ()<text:tab/>153</text:a></text:p>
          <text:p text:style-name="P1689"><text:a xlink:type="simple" xlink:href="#__RefHeading___Toc31588_1052419689" text:style-name="Index_20_Link" text:visited-style-name="Index_20_Link">emplace ()<text:tab/>154</text:a></text:p>
          <text:p text:style-name="P1689"><text:a xlink:type="simple" xlink:href="#__RefHeading___Toc38059_1052419689" text:style-name="Index_20_Link" text:visited-style-name="Index_20_Link">emplace_hint ()<text:tab/>155</text:a></text:p>
          <text:p text:style-name="P1688"><text:a xlink:type="simple" xlink:href="#__RefHeading__26197_200604027" text:style-name="Index_20_Link" text:visited-style-name="Index_20_Link">CBTreeMultiMap<text:tab/>155</text:a></text:p>
          <text:p text:style-name="P1689"><text:a xlink:type="simple" xlink:href="#__RefHeading___Toc117482_20832781" text:style-name="Index_20_Link" text:visited-style-name="Index_20_Link">Type Definitions<text:tab/>156</text:a></text:p>
          <text:p text:style-name="P1689"><text:a xlink:type="simple" xlink:href="#__RefHeading__14636_1800758390" text:style-name="Index_20_Link" text:visited-style-name="Index_20_Link">Constructor<text:tab/>157</text:a></text:p>
          <text:p text:style-name="P1689"><text:a xlink:type="simple" xlink:href="#__RefHeading__14640_1800758390" text:style-name="Index_20_Link" text:visited-style-name="Index_20_Link">Assignment Operator<text:tab/>158</text:a></text:p>
          <text:p text:style-name="P1689"><text:a xlink:type="simple" xlink:href="#__RefHeading__14652_1800758390" text:style-name="Index_20_Link" text:visited-style-name="Index_20_Link">insert ()<text:tab/>159</text:a></text:p>
          <text:p text:style-name="P1689"><text:a xlink:type="simple" xlink:href="#__RefHeading___Toc36966_1052419689" text:style-name="Index_20_Link" text:visited-style-name="Index_20_Link">emplace ()<text:tab/>160</text:a></text:p>
          <text:p text:style-name="P1689"><text:a xlink:type="simple" xlink:href="#__RefHeading___Toc38061_1052419689" text:style-name="Index_20_Link" text:visited-style-name="Index_20_Link">emplace_hint ()<text:tab/>161</text:a></text:p>
          <text:p text:style-name="P1688"><text:a xlink:type="simple" xlink:href="#__RefHeading__26199_200604027" text:style-name="Index_20_Link" text:visited-style-name="Index_20_Link">CBTreeSet<text:tab/>162</text:a></text:p>
          <text:p text:style-name="P1689"><text:a xlink:type="simple" xlink:href="#__RefHeading___Toc117484_20832781" text:style-name="Index_20_Link" text:visited-style-name="Index_20_Link">Type Definitions<text:tab/>162</text:a></text:p>
          <text:p text:style-name="P1689"><text:a xlink:type="simple" xlink:href="#__RefHeading__14666_1800758390" text:style-name="Index_20_Link" text:visited-style-name="Index_20_Link">Constructor<text:tab/>163</text:a></text:p>
          <text:p text:style-name="P1689"><text:a xlink:type="simple" xlink:href="#__RefHeading__14668_1800758390" text:style-name="Index_20_Link" text:visited-style-name="Index_20_Link">Assignment Operator<text:tab/>164</text:a></text:p>
          <text:p text:style-name="P1689"><text:a xlink:type="simple" xlink:href="#__RefHeading__14680_1800758390" text:style-name="Index_20_Link" text:visited-style-name="Index_20_Link">insert ()<text:tab/>165</text:a></text:p>
          <text:p text:style-name="P1689"><text:a xlink:type="simple" xlink:href="#__RefHeading___Toc31588_10524196893" text:style-name="Index_20_Link" text:visited-style-name="Index_20_Link">emplace ()<text:tab/>166</text:a></text:p>
          <text:p text:style-name="P1689"><text:a xlink:type="simple" xlink:href="#__RefHeading___Toc38063_1052419689" text:style-name="Index_20_Link" text:visited-style-name="Index_20_Link">emplace_hint ()<text:tab/>167</text:a></text:p>
          <text:p text:style-name="P1688"><text:a xlink:type="simple" xlink:href="#__RefHeading__26201_200604027" text:style-name="Index_20_Link" text:visited-style-name="Index_20_Link">CBTreeMultiSet<text:tab/>168</text:a></text:p>
          <text:p text:style-name="P1689"><text:a xlink:type="simple" xlink:href="#__RefHeading___Toc117486_20832781" text:style-name="Index_20_Link" text:visited-style-name="Index_20_Link">Type Definitions<text:tab/>168</text:a></text:p>
          <text:p text:style-name="P1689"><text:a xlink:type="simple" xlink:href="#__RefHeading__14694_1800758390" text:style-name="Index_20_Link" text:visited-style-name="Index_20_Link">Constructor<text:tab/>169</text:a></text:p>
          <text:p text:style-name="P1689"><text:a xlink:type="simple" xlink:href="#__RefHeading__14696_1800758390" text:style-name="Index_20_Link" text:visited-style-name="Index_20_Link">Assignment Operator<text:tab/>170</text:a></text:p>
          <text:p text:style-name="P1689"><text:a xlink:type="simple" xlink:href="#__RefHeading__14708_1800758390" text:style-name="Index_20_Link" text:visited-style-name="Index_20_Link">insert ()<text:tab/>171</text:a></text:p>
          <text:p text:style-name="P1689"><text:a xlink:type="simple" xlink:href="#__RefHeading___Toc36966_10524196891" text:style-name="Index_20_Link" text:visited-style-name="Index_20_Link">emplace ()<text:tab/>172</text:a></text:p>
          <text:p text:style-name="P1689"><text:a xlink:type="simple" xlink:href="#__RefHeading___Toc38065_1052419689" text:style-name="Index_20_Link" text:visited-style-name="Index_20_Link">emplace_hint ()<text:tab/>173</text:a></text:p>
          <text:p text:style-name="P1687"><text:a xlink:type="simple" xlink:href="#__RefHeading__26203_200604027" text:style-name="Index_20_Link" text:visited-style-name="Index_20_Link">Iterators<text:tab/>174</text:a></text:p>
          <text:p text:style-name="P1688"><text:a xlink:type="simple" xlink:href="#__RefHeading__16548_200604027" text:style-name="Index_20_Link" text:visited-style-name="Index_20_Link">CBTreeConstIterator<text:tab/>174</text:a></text:p>
          <text:p text:style-name="P1689"><text:a xlink:type="simple" xlink:href="#__RefHeading___Toc117488_20832781" text:style-name="Index_20_Link" text:visited-style-name="Index_20_Link">Type Definitions<text:tab/>175</text:a></text:p>
          <text:p text:style-name="P1689"><text:a xlink:type="simple" xlink:href="#__RefHeading__26205_200604027" text:style-name="Index_20_Link" text:visited-style-name="Index_20_Link">Constructor<text:tab/>176</text:a></text:p>
          <text:p text:style-name="P1689"><text:a xlink:type="simple" xlink:href="#__RefHeading__26207_200604027" text:style-name="Index_20_Link" text:visited-style-name="Index_20_Link">detach ()<text:tab/>177</text:a></text:p>
          <text:p text:style-name="P1689"><text:a xlink:type="simple" xlink:href="#__RefHeading__26209_200604027" text:style-name="Index_20_Link" text:visited-style-name="Index_20_Link">swap ()<text:tab/>178</text:a></text:p>
          <text:p text:style-name="P1689"><text:a xlink:type="simple" xlink:href="#__RefHeading__14213_679988836" text:style-name="Index_20_Link" text:visited-style-name="Index_20_Link">Assignment Operator<text:tab/>178</text:a></text:p>
          <text:p text:style-name="P1689"><text:a xlink:type="simple" xlink:href="#__RefHeading__26215_200604027" text:style-name="Index_20_Link" text:visited-style-name="Index_20_Link">Comparison Operators<text:tab/>179</text:a></text:p>
          <text:p text:style-name="P1689"><text:a xlink:type="simple" xlink:href="#__RefHeading__14215_679988836" text:style-name="Index_20_Link" text:visited-style-name="Index_20_Link">Indirection Operator<text:tab/>179</text:a></text:p>
          <text:p text:style-name="P1689"><text:a xlink:type="simple" xlink:href="#__RefHeading__26217_200604027" text:style-name="Index_20_Link" text:visited-style-name="Index_20_Link">De-reference Operator<text:tab/>180</text:a></text:p>
          <text:p text:style-name="P1689"><text:a xlink:type="simple" xlink:href="#__RefHeading__26219_200604027" text:style-name="Index_20_Link" text:visited-style-name="Index_20_Link">Unary Operators<text:tab/>181</text:a></text:p>
          <text:p text:style-name="P1689"><text:a xlink:type="simple" xlink:href="#__RefHeading__26221_200604027" text:style-name="Index_20_Link" text:visited-style-name="Index_20_Link">Compound Operators<text:tab/>181</text:a></text:p>
          <text:p text:style-name="P1689"><text:a xlink:type="simple" xlink:href="#__RefHeading__26223_200604027" text:style-name="Index_20_Link" text:visited-style-name="Index_20_Link">Binary Operators<text:tab/>182</text:a></text:p>
          <text:p text:style-name="P1689"><text:a xlink:type="simple" xlink:href="#__RefHeading__26225_200604027" text:style-name="Index_20_Link" text:visited-style-name="Index_20_Link">Equality Operators<text:tab/>184</text:a></text:p>
          <text:p text:style-name="P1689"><text:a xlink:type="simple" xlink:href="#__RefHeading__26227_200604027" text:style-name="Index_20_Link" text:visited-style-name="Index_20_Link">Sub-Script Operators<text:tab/>185</text:a></text:p>
          <text:p text:style-name="P1689"><text:a xlink:type="simple" xlink:href="#__RefHeading__26229_200604027" text:style-name="Index_20_Link" text:visited-style-name="Index_20_Link">get_container ()<text:tab/>185</text:a></text:p>
          <text:p text:style-name="P1689"><text:a xlink:type="simple" xlink:href="#__RefHeading__26231_200604027" text:style-name="Index_20_Link" text:visited-style-name="Index_20_Link">is_btree_valid ()<text:tab/>186</text:a></text:p>
          <text:p text:style-name="P1689"><text:a xlink:type="simple" xlink:href="#__RefHeading__26233_200604027" text:style-name="Index_20_Link" text:visited-style-name="Index_20_Link">is_evaluated ()<text:tab/>187</text:a></text:p>
          <text:p text:style-name="P1689"><text:soft-page-break/><text:a xlink:type="simple" xlink:href="#__RefHeading__26235_200604027" text:style-name="Index_20_Link" text:visited-style-name="Index_20_Link">sync ()<text:tab/>187</text:a></text:p>
          <text:p text:style-name="P1689"><text:a xlink:type="simple" xlink:href="#__RefHeading__26237_200604027" text:style-name="Index_20_Link" text:visited-style-name="Index_20_Link">get_pos ()<text:tab/>188</text:a></text:p>
          <text:p text:style-name="P1689"><text:a xlink:type="simple" xlink:href="#__RefHeading___Toc28728_1358898467" text:style-name="Index_20_Link" text:visited-style-name="Index_20_Link">get_iterator_state ()<text:tab/>189</text:a></text:p>
          <text:p text:style-name="P1689"><text:a xlink:type="simple" xlink:href="#__RefHeading__26243_200604027" text:style-name="Index_20_Link" text:visited-style-name="Index_20_Link">set_time_stamp ()<text:tab/>189</text:a></text:p>
          <text:p text:style-name="P1689"><text:a xlink:type="simple" xlink:href="#__RefHeading__26245_200604027" text:style-name="Index_20_Link" text:visited-style-name="Index_20_Link">Friend Operators<text:tab/>190</text:a></text:p>
          <text:p text:style-name="P1688"><text:a xlink:type="simple" xlink:href="#__RefHeading__21465_200604027" text:style-name="Index_20_Link" text:visited-style-name="Index_20_Link">CBTreeIterator<text:tab/>191</text:a></text:p>
          <text:p text:style-name="P1689"><text:a xlink:type="simple" xlink:href="#__RefHeading___Toc116439_20832781" text:style-name="Index_20_Link" text:visited-style-name="Index_20_Link">Type Definitions<text:tab/>191</text:a></text:p>
          <text:p text:style-name="P1689"><text:a xlink:type="simple" xlink:href="#__RefHeading__14217_679988836" text:style-name="Index_20_Link" text:visited-style-name="Index_20_Link">Constructor<text:tab/>192</text:a></text:p>
          <text:p text:style-name="P1689"><text:a xlink:type="simple" xlink:href="#__RefHeading__14219_679988836" text:style-name="Index_20_Link" text:visited-style-name="Index_20_Link">Indirection Operators<text:tab/>194</text:a></text:p>
          <text:p text:style-name="P1689"><text:a xlink:type="simple" xlink:href="#__RefHeading__14221_679988836" text:style-name="Index_20_Link" text:visited-style-name="Index_20_Link">Assignment Operator<text:tab/>194</text:a></text:p>
          <text:p text:style-name="P1689"><text:a xlink:type="simple" xlink:href="#__RefHeading__14223_679988836" text:style-name="Index_20_Link" text:visited-style-name="Index_20_Link">Sub-Script Operators<text:tab/>195</text:a></text:p>
          <text:p text:style-name="P1689"><text:a xlink:type="simple" xlink:href="#__RefHeading__14225_679988836" text:style-name="Index_20_Link" text:visited-style-name="Index_20_Link">Friend Operators<text:tab/>196</text:a></text:p>
          <text:p text:style-name="P1688"><text:a xlink:type="simple" xlink:href="#__RefHeading__20931_200604027" text:style-name="Index_20_Link" text:visited-style-name="Index_20_Link">CBTreeConstReverseIterator<text:tab/>197</text:a></text:p>
          <text:p text:style-name="P1689"><text:a xlink:type="simple" xlink:href="#__RefHeading___Toc117490_20832781" text:style-name="Index_20_Link" text:visited-style-name="Index_20_Link">Type Definitions<text:tab/>197</text:a></text:p>
          <text:p text:style-name="P1689"><text:a xlink:type="simple" xlink:href="#__RefHeading__14227_679988836" text:style-name="Index_20_Link" text:visited-style-name="Index_20_Link">Constructor<text:tab/>198</text:a></text:p>
          <text:p text:style-name="P1689"><text:a xlink:type="simple" xlink:href="#__RefHeading__14229_679988836" text:style-name="Index_20_Link" text:visited-style-name="Index_20_Link">swap ()<text:tab/>199</text:a></text:p>
          <text:p text:style-name="P1689"><text:a xlink:type="simple" xlink:href="#__RefHeading__14231_679988836" text:style-name="Index_20_Link" text:visited-style-name="Index_20_Link">Assignment Operator<text:tab/>199</text:a></text:p>
          <text:p text:style-name="P1689"><text:a xlink:type="simple" xlink:href="#__RefHeading__14233_679988836" text:style-name="Index_20_Link" text:visited-style-name="Index_20_Link">Comparison Operators<text:tab/>200</text:a></text:p>
          <text:p text:style-name="P1689"><text:a xlink:type="simple" xlink:href="#__RefHeading__14235_679988836" text:style-name="Index_20_Link" text:visited-style-name="Index_20_Link">Indirection Operator<text:tab/>200</text:a></text:p>
          <text:p text:style-name="P1689"><text:a xlink:type="simple" xlink:href="#__RefHeading__14237_679988836" text:style-name="Index_20_Link" text:visited-style-name="Index_20_Link">De-reference Operator<text:tab/>201</text:a></text:p>
          <text:p text:style-name="P1689"><text:a xlink:type="simple" xlink:href="#__RefHeading__14239_679988836" text:style-name="Index_20_Link" text:visited-style-name="Index_20_Link">Sub-Script Operator<text:tab/>202</text:a></text:p>
          <text:p text:style-name="P1688"><text:a xlink:type="simple" xlink:href="#__RefHeading__26247_200604027" text:style-name="Index_20_Link" text:visited-style-name="Index_20_Link">CBTreeReverseIterator<text:tab/>202</text:a></text:p>
          <text:p text:style-name="P1689"><text:a xlink:type="simple" xlink:href="#__RefHeading___Toc117492_20832781" text:style-name="Index_20_Link" text:visited-style-name="Index_20_Link">Type Definitions<text:tab/>203</text:a></text:p>
          <text:p text:style-name="P1689"><text:a xlink:type="simple" xlink:href="#__RefHeading__15513_679988836" text:style-name="Index_20_Link" text:visited-style-name="Index_20_Link">Constructor<text:tab/>204</text:a></text:p>
          <text:p text:style-name="P1689"><text:a xlink:type="simple" xlink:href="#__RefHeading__14219_6799888361" text:style-name="Index_20_Link" text:visited-style-name="Index_20_Link">Indirection Operators<text:tab/>204</text:a></text:p>
          <text:p text:style-name="P1689"><text:a xlink:type="simple" xlink:href="#__RefHeading__14221_6799888361" text:style-name="Index_20_Link" text:visited-style-name="Index_20_Link">Assignment Operator<text:tab/>205</text:a></text:p>
          <text:p text:style-name="P1689"><text:a xlink:type="simple" xlink:href="#__RefHeading__14223_6799888361" text:style-name="Index_20_Link" text:visited-style-name="Index_20_Link">Sub-Script Operators<text:tab/>206</text:a></text:p>
          <text:p text:style-name="P1688"><text:a xlink:type="simple" xlink:href="#__RefHeading__16806_200604027" text:style-name="Index_20_Link" text:visited-style-name="Index_20_Link">CBTreeIteratorSubScriptWrapper<text:tab/>206</text:a></text:p>
          <text:p text:style-name="P1689"><text:a xlink:type="simple" xlink:href="#__RefHeading__13294_1997614794" text:style-name="Index_20_Link" text:visited-style-name="Index_20_Link">Constructor<text:tab/>207</text:a></text:p>
          <text:p text:style-name="P1689"><text:a xlink:type="simple" xlink:href="#__RefHeading__13296_1997614794" text:style-name="Index_20_Link" text:visited-style-name="Index_20_Link">Assignment Operator<text:tab/>207</text:a></text:p>
          <text:p text:style-name="P1689"><text:a xlink:type="simple" xlink:href="#__RefHeading__13298_1997614794" text:style-name="Index_20_Link" text:visited-style-name="Index_20_Link">Cast Operator<text:tab/>208</text:a></text:p>
        </text:index-body>
      </text:table-of-content>
      <text:p text:style-name="P1053"/>
      <text:h text:style-name="P1605" text:outline-level="1"><text:bookmark-start text:name="__RefHeading__106_1269792762"/>History Revision<text:bookmark-end text:name="__RefHeading__106_1269792762"/></text:h>
      <text:p text:style-name="P596"/>
      <table:table table:name="HistoryRevision" table:style-name="HistoryRevision">
        <table:table-column table:style-name="HistoryRevision.A"/>
        <table:table-column table:style-name="HistoryRevision.B"/>
        <table:table-column table:style-name="HistoryRevision.C"/>
        <table:table-header-rows>
          <table:table-row>
            <table:table-cell table:style-name="HistoryRevision.A1" office:value-type="string">
              <text:p text:style-name="P1405">Version</text:p>
            </table:table-cell>
            <table:table-cell table:style-name="HistoryRevision.A1" office:value-type="string">
              <text:p text:style-name="P1404">Remark<text:span text:style-name="T10">s</text:span></text:p>
            </table:table-cell>
            <table:table-cell table:style-name="HistoryRevision.C1" office:value-type="string">
              <text:p text:style-name="P1405">Date</text:p>
            </table:table-cell>
          </table:table-row>
        </table:table-header-rows>
        <table:table-row>
          <table:table-cell table:style-name="HistoryRevision.A2" office:value-type="string">
            <text:p text:style-name="P1293">0.01</text:p>
          </table:table-cell>
          <table:table-cell table:style-name="HistoryRevision.A2" office:value-type="string">
            <text:p text:style-name="P1294">initial revision</text:p>
          </table:table-cell>
          <table:table-cell table:style-name="HistoryRevision.C2" office:value-type="string">
            <text:p text:style-name="P1293">2<text:span text:style-name="T612">4</text:span>/0<text:span text:style-name="T612">7</text:span>/201<text:span text:style-name="T612">5</text:span></text:p>
          </table:table-cell>
        </table:table-row>
        <table:table-row>
          <table:table-cell table:style-name="HistoryRevision.A2" office:value-type="string">
            <text:p text:style-name="P1316">0.02</text:p>
          </table:table-cell>
          <table:table-cell table:style-name="HistoryRevision.A2" office:value-type="string">
            <text:p text:style-name="P1317">data layer and data layer API sections updated after design change</text:p>
          </table:table-cell>
          <table:table-cell table:style-name="HistoryRevision.C2" office:value-type="string">
            <text:p text:style-name="P1319">24/08/2015</text:p>
          </table:table-cell>
        </table:table-row>
        <table:table-row>
          <table:table-cell table:style-name="HistoryRevision.A2" office:value-type="string">
            <text:p text:style-name="P1320">0.03</text:p>
          </table:table-cell>
          <table:table-cell table:style-name="HistoryRevision.A2" office:value-type="string">
            <text:p text:style-name="P1318">data layer API sections updated – <text:span text:style-name="T675">get_pooledData () updated – get_node_offset () created</text:span></text:p>
          </table:table-cell>
          <table:table-cell table:style-name="HistoryRevision.C2" office:value-type="string">
            <text:p text:style-name="P1323">04/09/2015</text:p>
          </table:table-cell>
        </table:table-row>
        <table:table-row>
          <table:table-cell table:style-name="HistoryRevision.A2" office:value-type="string">
            <text:p text:style-name="P1324">0.04a</text:p>
          </table:table-cell>
          <table:table-cell table:style-name="HistoryRevision.A2" office:value-type="string">
            <text:p text:style-name="P1325">framework model updated – Class Hierarchy and all interface sections updated – iterator model updated</text:p>
          </table:table-cell>
          <table:table-cell table:style-name="HistoryRevision.C2" office:value-type="string">
            <text:p text:style-name="P1336">06/04/2016</text:p>
            <text:p text:style-name="P1336"/>
          </table:table-cell>
        </table:table-row>
        <table:table-row>
          <table:table-cell table:style-name="HistoryRevision.A2" office:value-type="string">
            <text:p text:style-name="P1337">0.04b</text:p>
          </table:table-cell>
          <table:table-cell table:style-name="HistoryRevision.A2" office:value-type="string">
            <text:p text:style-name="P1338">template parameters updated – <text:span text:style-name="T741">STL compatible type definitions (size_type, value_type, etc.) - data layer dimension types are now provided by the data layer properties</text:span></text:p>
          </table:table-cell>
          <table:table-cell table:style-name="HistoryRevision.C2" office:value-type="string">
            <text:p text:style-name="P1402">04/07/2016</text:p>
          </table:table-cell>
        </table:table-row>
        <table:table-row>
          <table:table-cell table:style-name="HistoryRevision.A2" office:value-type="string">
            <text:p text:style-name="P1402">0.05</text:p>
          </table:table-cell>
          <table:table-cell table:style-name="HistoryRevision.A2" office:value-type="string">
            <text:p text:style-name="P1403"><text:span text:style-name="T817">s</text:span>ystem that govern<text:span text:style-name="T817">s</text:span> size requests to the data layer is explained in more detail</text:p>
          </table:table-cell>
          <table:table-cell table:style-name="HistoryRevision.C2" office:value-type="string">
            <text:p text:style-name="P1402">12/10/2016</text:p>
          </table:table-cell>
        </table:table-row>
        <table:table-row>
          <table:table-cell table:style-name="HistoryRevision.A2" office:value-type="string">
            <text:p text:style-name="P1609">0.06</text:p>
          </table:table-cell>
          <table:table-cell table:style-name="HistoryRevision.A2" office:value-type="string">
            <text:p text:style-name="P1610">for associative container methods emplace (), emplace_hint () and insert (hint), an API description has been added</text:p>
            <text:p text:style-name="P1610">for linear container methods emplace () and emplace_back (), an API description has been added</text:p>
          </table:table-cell>
          <table:table-cell table:style-name="HistoryRevision.C2" office:value-type="string">
            <text:p text:style-name="P1402"/>
          </table:table-cell>
        </table:table-row>
      </table:table>
      <text:p text:style-name="P596"/>
      <text:p text:style-name="P596"/>
      <text:h text:style-name="P1606" text:outline-level="1"><text:bookmark-start text:name="__RefHeading__11564_900517419"/>Quick Start Guide<text:bookmark-end text:name="__RefHeading__11564_900517419"/></text:h>
      <text:p text:style-name="P596"/>
      <text:p text:style-name="P907"><text:span text:style-name="T11"><text:tab/>The quick start section gives a brief overview what the </text:span><text:span text:style-name="T11"><text:bookmark-ref text:reference-format="text" text:ref-name="__RefHeading__12600_147306980">Specific Data Classes</text:bookmark-ref></text:span><text:span text:style-name="T11"> are, which is the most likely starting point for a new application that wants to involve the b-tree framework. Also, it displays what they are capable of. This is aimed at programmers who want to use the b-tree framework, rather than modify existing behaviour or extend functionality via derivation. If a more detailed documentation is required, then please refer to the </text:span><text:span text:style-name="T11"><text:bookmark-ref text:reference-format="text" text:ref-name="__RefHeading__118_1269792762">Programmer Guide</text:bookmark-ref></text:span><text:span text:style-name="T11"> section.</text:span></text:p>
      <text:p text:style-name="P596"/>
      <text:p text:style-name="P596"/>
      <text:h text:style-name="P1611" text:outline-level="2"><text:bookmark-start text:name="__RefHeading__61651_421610246"/>Overview<text:bookmark-end text:name="__RefHeading__61651_421610246"/></text:h>
      <text:p text:style-name="P797"/>
      <text:p text:style-name="P908"><text:tab/><text:span text:style-name="T599">The b-tree framework consists of a number of layers, which allow for several levels of abstraction. This section however, will only cover the </text:span><text:span text:style-name="T599"><text:bookmark-ref text:reference-format="text" text:ref-name="__RefHeading__12600_147306980">Specific Data Classes</text:bookmark-ref></text:span><text:span text:style-name="T599">, which are the least abstract types. Those classes are the most likely types to be used by an application and are separated into associative and linear types. The associative types always have a key value associated with every data entry that dictates where a data entry is to be stored relative to other data entries, by employing a sorting criteria. The linear type acts like an array, while at its back end is a b-tree used with linear offsets to govern the location of distinct data entries, instead of a key.</text:span></text:p>
      <text:p text:style-name="P945">This documentation assumes that the reader is familiar with the associative and linear data container types as they are provided by the Standard Template Libraries (STL).</text:p>
      <text:p text:style-name="P908"/>
      <text:p text:style-name="P908"/>
      <text:h text:style-name="Heading_20_2" text:outline-level="2"><text:bookmark-start text:name="__RefHeading___Toc18434_1418116987"/>Associative <text:span text:style-name="T706">Classes </text:span>Overview<text:bookmark-end text:name="__RefHeading___Toc18434_1418116987"/></text:h>
      <text:p text:style-name="P910"/>
      <text:p text:style-name="P911"><text:tab/>The A. are sub-divided into STL <text:span text:style-name="T732">equivalent</text:span> containers and the <text:bookmark-ref text:reference-format="text" text:ref-name="__RefHeading__12194_147306980">CBTreeKeySort</text:bookmark-ref> class. The <text:bookmark-ref text:reference-format="text" text:ref-name="__RefHeading__26193_200604027">STL Equivalent Containers</text:bookmark-ref> are, for the most <text:span text:style-name="T732">part,</text:span> compatible with their STL counterparts in terms of their API. <text:span text:style-name="T707">Whereas the template parameters between the two type sets are very different (see: </text:span><text:span text:style-name="T707"><text:bookmark-ref text:reference-format="text" text:ref-name="__RefHeading__114_1269792762">Template Parameter Overview</text:bookmark-ref></text:span><text:span text:style-name="T707">). Furthermore, t</text:span>he <text:bookmark-ref text:reference-format="text" text:ref-name="__RefHeading__12194_147306980">CBTreeKeySort</text:bookmark-ref> class <text:span text:style-name="T707">is similar to ::std::multimap, but doesn't use ::std::pair&lt;key type, map type&gt; as its value type, with the key and map type being defined via template parameters. Instead its value and key type are defined via template parameters, while the key type is extracted from the value type using a method called </text:span><text:span text:style-name="T707"><text:bookmark-ref text:reference-format="text" text:ref-name="__RefHeading__3581_1442666128">extract_key ()</text:bookmark-ref></text:span><text:span text:style-name="T707">.</text:span></text:p>
      <text:p text:style-name="P910"/>
      <text:p text:style-name="P910"/>
      <text:h text:style-name="P1624" text:outline-level="3"/>
      <text:h text:style-name="P1655" text:outline-level="3"><text:bookmark-start text:name="__RefHeading___Toc18436_1418116987"/>Overview <text:span text:style-name="T708">of </text:span>STL <text:span text:style-name="T710">Equivalent</text:span> Container<text:span text:style-name="T708">s</text:span><text:bookmark-end text:name="__RefHeading___Toc18436_1418116987"/></text:h>
      <text:p text:style-name="P908"/>
      <text:p text:style-name="P908"><text:tab/><text:span text:style-name="T709">The associative containers that are equivalent to the STL containers are listed below.</text:span></text:p>
      <text:p text:style-name="P908"/>
      <table:table table:name="Table15" table:style-name="Table15">
        <table:table-column table:style-name="Table15.A"/>
        <table:table-column table:style-name="Table15.B"/>
        <table:table-row>
          <table:table-cell table:style-name="Table15.A1" office:value-type="string">
            <text:p text:style-name="P1329">b-tree framework</text:p>
          </table:table-cell>
          <table:table-cell table:style-name="Table15.B1" office:value-type="string">
            <text:p text:style-name="P1329">STL</text:p>
          </table:table-cell>
        </table:table-row>
        <table:table-row>
          <table:table-cell table:style-name="Table15.A2" office:value-type="string">
            <text:p text:style-name="P1330">CBTreeMultiMap</text:p>
          </table:table-cell>
          <table:table-cell table:style-name="Table15.B2" office:value-type="string">
            <text:p text:style-name="P1326">::<text:span text:style-name="T709">std::multimap</text:span></text:p>
          </table:table-cell>
        </table:table-row>
        <table:table-row>
          <table:table-cell table:style-name="Table15.A2" office:value-type="string">
            <text:p text:style-name="P1330">CBTreeMap</text:p>
          </table:table-cell>
          <table:table-cell table:style-name="Table15.B2" office:value-type="string">
            <text:p text:style-name="P1326">::<text:span text:style-name="T709">std::map</text:span></text:p>
          </table:table-cell>
        </table:table-row>
        <table:table-row>
          <table:table-cell table:style-name="Table15.A2" office:value-type="string">
            <text:p text:style-name="P1330">CBTreeMultiSet</text:p>
          </table:table-cell>
          <table:table-cell table:style-name="Table15.B2" office:value-type="string">
            <text:p text:style-name="P1326">::<text:span text:style-name="T709">std::multiset</text:span></text:p>
          </table:table-cell>
        </table:table-row>
        <table:table-row>
          <table:table-cell table:style-name="Table15.A2" office:value-type="string">
            <text:p text:style-name="P1330">CBTreeSet</text:p>
          </table:table-cell>
          <table:table-cell table:style-name="Table15.B2" office:value-type="string">
            <text:p text:style-name="P1326">::<text:span text:style-name="T709">std::set</text:span></text:p>
          </table:table-cell>
        </table:table-row>
      </table:table>
      <text:p text:style-name="P908"/>
      <text:p text:style-name="P933">As stated above, the b-tree framework versions are not template parameter compatible (see <text:bookmark-ref text:reference-format="text" text:ref-name="__RefHeading__114_1269792762">Template Parameter Overview</text:bookmark-ref>) and not fully API compatible. <text:span text:style-name="T711">Some interface methods cannot be supported by design, such as get_allocator (), since the data layers between STL and this framework <text:s/>are incompatible. Methods like emplace () or emplace_hint () are not supported, because they haven't been implemented yet. Other than that, the b-tree framework containers allow for abstraction, which the STL containers are not designed for. This is not limited to containers, which are equivalent to an STL container, but involves any container type described in this documentation.</text:span></text:p>
      <text:p text:style-name="P912"/>
      <text:p text:style-name="P912"/>
      <text:h text:style-name="Heading_20_3" text:outline-level="3"><text:bookmark-start text:name="__RefHeading___Toc18438_1418116987"/>CBTreeKeySort Overview<text:bookmark-end text:name="__RefHeading___Toc18438_1418116987"/></text:h>
      <text:p text:style-name="P909"/>
      <text:p text:style-name="P913"><text:tab/><text:span text:style-name="T14">The CBTreeKeySort class is an ordered container type that sorts data entries by employing a sorting criteria and key values as its operands. The key value is either present in or can be determined from each data set. By default CBTreeKeySort treats each data entry also as its associated key value. The class uses a binary comparison as its default sorting criteria, to determine which data entry is put where.</text:span></text:p>
      <text:p text:style-name="P948"><text:tab/><text:span text:style-name="T742">At a first glance, the range of functionality seems to be already covered by the STL equivalent classes. However, CBTreeKeySort is a bit more versatile, since unlike ::std::[multi]map, the key and the map value are not separated and as a result data entries are being seen as a whole in terms of their key and associated payload data. This means that, in order to sort data entries the key values must be extracted from the respective data entries prior to sorting. This allows for a higher degree of abstraction as oppose to the existing STL containers, as the extraction is done by a virtual method called </text:span><text:span text:style-name="T742"><text:bookmark-ref text:reference-format="text" text:ref-name="__RefHeading__3581_1442666128">extract_key ()</text:bookmark-ref></text:span><text:span text:style-name="T742">. For set and multiset an extraction is not needed, because the value type is the same as the key type and for map and multimap the extraction would only involve the first element of the value type. That higher degree of abstraction allows for other options, too. For instance, it offers the ability to use any arbitrary part of a data set as its key value, by having the key extraction return a reference to the entire data set, whereas the sorting criteria itself then selects the effective parts in order to create a result. Please see the example below, where key (part 1) has </text:span><text:soft-page-break/><text:span text:style-name="T742">priority over key (part 2):</text:span></text:p>
      <table:table table:name="Table3" table:style-name="Table3">
        <table:table-column table:style-name="Table3.A"/>
        <table:table-row table:style-name="Table3.1">
          <table:table-cell office:value-type="string">
            <text:p text:style-name="P1327"><draw:g text:anchor-type="as-char" draw:z-index="3" draw:style-name="gr1"><draw:custom-shape draw:style-name="gr52" draw:text-style-name="P1709" svg:width="4.005cm" svg:height="1.003cm" svg:x="0cm" svg:y="0.961cm"><text:p text:style-name="P1694"><text:span text:style-name="T831">A</text:span></text:p><draw:enhanced-geometry svg:viewBox="0 0 21600 21600" draw:mirror-horizontal="false" draw:mirror-vertical="false" draw:type="rectangle" draw:enhanced-path="M 0 0 L 21600 0 21600 21600 0 21600 0 0 Z N"/></draw:custom-shape><draw:custom-shape draw:style-name="gr53" draw:text-style-name="P1710" svg:width="4.005cm" svg:height="1.003cm" svg:x="4.001cm" svg:y="0.961cm"><text:p text:style-name="P1694"><text:span text:style-name="T831">123456</text:span></text:p><draw:enhanced-geometry svg:viewBox="0 0 21600 21600" draw:mirror-horizontal="false" draw:mirror-vertical="false" draw:type="rectangle" draw:enhanced-path="M 0 0 L 21600 0 21600 21600 0 21600 0 0 Z N"/></draw:custom-shape><draw:frame draw:style-name="gr54" draw:text-style-name="P1703" svg:width="3.717cm" svg:height="0.996cm" svg:x="0.201cm" svg:y="0cm"><draw:text-box><text:p text:style-name="P1702"><text:span text:style-name="T831">key (part 1)</text:span></text:p></draw:text-box></draw:frame><draw:frame draw:style-name="gr55" draw:text-style-name="P1703" svg:width="4.022cm" svg:height="0.996cm" svg:x="4.004cm" svg:y="0cm"><draw:text-box><text:p text:style-name="P1702"><text:span text:style-name="T831">data (part 1)</text:span></text:p></draw:text-box></draw:frame><draw:custom-shape draw:style-name="gr52" draw:text-style-name="P1709" svg:width="4.005cm" svg:height="1.003cm" svg:x="0cm" svg:y="1.961cm"><text:p text:style-name="P1694"><text:span text:style-name="T831">A</text:span></text:p><draw:enhanced-geometry svg:viewBox="0 0 21600 21600" draw:mirror-horizontal="false" draw:mirror-vertical="false" draw:type="rectangle" draw:enhanced-path="M 0 0 L 21600 0 21600 21600 0 21600 0 0 Z N"/></draw:custom-shape><draw:custom-shape draw:style-name="gr53" draw:text-style-name="P1710" svg:width="4.005cm" svg:height="1.003cm" svg:x="4.001cm" svg:y="1.961cm"><text:p text:style-name="P1694"><text:span text:style-name="T831">987654</text:span></text:p><draw:enhanced-geometry svg:viewBox="0 0 21600 21600" draw:mirror-horizontal="false" draw:mirror-vertical="false" draw:type="rectangle" draw:enhanced-path="M 0 0 L 21600 0 21600 21600 0 21600 0 0 Z N"/></draw:custom-shape><draw:custom-shape draw:style-name="gr52" draw:text-style-name="P1709" svg:width="4.005cm" svg:height="1.003cm" svg:x="0cm" svg:y="2.962cm"><text:p text:style-name="P1694"><text:span text:style-name="T831">C</text:span></text:p><draw:enhanced-geometry svg:viewBox="0 0 21600 21600" draw:mirror-horizontal="false" draw:mirror-vertical="false" draw:type="rectangle" draw:enhanced-path="M 0 0 L 21600 0 21600 21600 0 21600 0 0 Z N"/></draw:custom-shape><draw:custom-shape draw:style-name="gr53" draw:text-style-name="P1710" svg:width="4.005cm" svg:height="1.003cm" svg:x="4.001cm" svg:y="2.962cm"><text:p text:style-name="P1694"><text:span text:style-name="T831">012345</text:span></text:p><draw:enhanced-geometry svg:viewBox="0 0 21600 21600" draw:mirror-horizontal="false" draw:mirror-vertical="false" draw:type="rectangle" draw:enhanced-path="M 0 0 L 21600 0 21600 21600 0 21600 0 0 Z N"/></draw:custom-shape><draw:custom-shape draw:style-name="gr52" draw:text-style-name="P1709" svg:width="4.005cm" svg:height="1.003cm" svg:x="0cm" svg:y="3.962cm"><text:p text:style-name="P1694"><text:span text:style-name="T831">D</text:span></text:p><draw:enhanced-geometry svg:viewBox="0 0 21600 21600" draw:mirror-horizontal="false" draw:mirror-vertical="false" draw:type="rectangle" draw:enhanced-path="M 0 0 L 21600 0 21600 21600 0 21600 0 0 Z N"/></draw:custom-shape><draw:custom-shape draw:style-name="gr53" draw:text-style-name="P1710" svg:width="4.005cm" svg:height="1.003cm" svg:x="4.001cm" svg:y="3.962cm"><text:p text:style-name="P1694"><text:span text:style-name="T831">387609</text:span></text:p><draw:enhanced-geometry svg:viewBox="0 0 21600 21600" draw:mirror-horizontal="false" draw:mirror-vertical="false" draw:type="rectangle" draw:enhanced-path="M 0 0 L 21600 0 21600 21600 0 21600 0 0 Z N"/></draw:custom-shape><draw:custom-shape draw:style-name="gr56" draw:text-style-name="P1709" svg:width="4.003cm" svg:height="1.003cm" svg:x="8.001cm" svg:y="0.961cm"><text:p text:style-name="P1694"><text:span text:style-name="T831">X</text:span></text:p><draw:enhanced-geometry svg:viewBox="0 0 21600 21600" draw:mirror-horizontal="false" draw:mirror-vertical="false" draw:type="rectangle" draw:enhanced-path="M 0 0 L 21600 0 21600 21600 0 21600 0 0 Z N"/></draw:custom-shape><draw:custom-shape draw:style-name="gr57" draw:text-style-name="P1710" svg:width="4.003cm" svg:height="1.003cm" svg:x="12.002cm" svg:y="0.961cm"><text:p text:style-name="P1694"><text:span text:style-name="T831">654321</text:span></text:p><draw:enhanced-geometry svg:viewBox="0 0 21600 21600" draw:mirror-horizontal="false" draw:mirror-vertical="false" draw:type="rectangle" draw:enhanced-path="M 0 0 L 21600 0 21600 21600 0 21600 0 0 Z N"/></draw:custom-shape><draw:frame draw:style-name="gr54" draw:text-style-name="P1703" svg:width="3.717cm" svg:height="0.996cm" svg:x="8.2cm" svg:y="0cm"><draw:text-box><text:p text:style-name="P1702"><text:span text:style-name="T831">key (part 2)</text:span></text:p></draw:text-box></draw:frame><draw:frame draw:style-name="gr58" draw:text-style-name="P1703" svg:width="4.038cm" svg:height="0.996cm" svg:x="11.968cm" svg:y="0cm"><draw:text-box><text:p text:style-name="P1702"><text:span text:style-name="T831">data (part 2)</text:span></text:p></draw:text-box></draw:frame><draw:custom-shape draw:style-name="gr56" draw:text-style-name="P1709" svg:width="4.003cm" svg:height="1.003cm" svg:x="8.001cm" svg:y="1.961cm"><text:p text:style-name="P1694"><text:span text:style-name="T831">Y</text:span></text:p><draw:enhanced-geometry svg:viewBox="0 0 21600 21600" draw:mirror-horizontal="false" draw:mirror-vertical="false" draw:type="rectangle" draw:enhanced-path="M 0 0 L 21600 0 21600 21600 0 21600 0 0 Z N"/></draw:custom-shape><draw:custom-shape draw:style-name="gr57" draw:text-style-name="P1710" svg:width="4.003cm" svg:height="1.003cm" svg:x="12.002cm" svg:y="1.961cm"><text:p text:style-name="P1694"><text:span text:style-name="T831">456789</text:span></text:p><draw:enhanced-geometry svg:viewBox="0 0 21600 21600" draw:mirror-horizontal="false" draw:mirror-vertical="false" draw:type="rectangle" draw:enhanced-path="M 0 0 L 21600 0 21600 21600 0 21600 0 0 Z N"/></draw:custom-shape><draw:custom-shape draw:style-name="gr56" draw:text-style-name="P1709" svg:width="4.003cm" svg:height="1.003cm" svg:x="8.001cm" svg:y="2.962cm"><text:p text:style-name="P1694"><text:span text:style-name="T831">Z</text:span></text:p><draw:enhanced-geometry svg:viewBox="0 0 21600 21600" draw:mirror-horizontal="false" draw:mirror-vertical="false" draw:type="rectangle" draw:enhanced-path="M 0 0 L 21600 0 21600 21600 0 21600 0 0 Z N"/></draw:custom-shape><draw:custom-shape draw:style-name="gr57" draw:text-style-name="P1710" svg:width="4.003cm" svg:height="1.003cm" svg:x="12.002cm" svg:y="2.962cm"><text:p text:style-name="P1694"><text:span text:style-name="T831">000000</text:span></text:p><draw:enhanced-geometry svg:viewBox="0 0 21600 21600" draw:mirror-horizontal="false" draw:mirror-vertical="false" draw:type="rectangle" draw:enhanced-path="M 0 0 L 21600 0 21600 21600 0 21600 0 0 Z N"/></draw:custom-shape><draw:custom-shape draw:style-name="gr56" draw:text-style-name="P1709" svg:width="4.003cm" svg:height="1.003cm" svg:x="8.001cm" svg:y="3.962cm"><text:p text:style-name="P1694"><text:span text:style-name="T831">A</text:span></text:p><draw:enhanced-geometry svg:viewBox="0 0 21600 21600" draw:mirror-horizontal="false" draw:mirror-vertical="false" draw:type="rectangle" draw:enhanced-path="M 0 0 L 21600 0 21600 21600 0 21600 0 0 Z N"/></draw:custom-shape><draw:custom-shape draw:style-name="gr57" draw:text-style-name="P1710" svg:width="4.003cm" svg:height="1.003cm" svg:x="12.002cm" svg:y="3.962cm"><text:p text:style-name="P1694"><text:span text:style-name="T831">100000</text:span></text:p><draw:enhanced-geometry svg:viewBox="0 0 21600 21600" draw:mirror-horizontal="false" draw:mirror-vertical="false" draw:type="rectangle" draw:enhanced-path="M 0 0 L 21600 0 21600 21600 0 21600 0 0 Z N"/></draw:custom-shape></draw:g> <text:s text:c="36"/></text:p>
          </table:table-cell>
        </table:table-row>
      </table:table>
      <text:p text:style-name="P909"/>
      <text:p text:style-name="P915"><text:tab/><text:span text:style-name="T712">Also, it allows for memory-time trade-offs, in cases where the key type is larger than the value type and the key value can be calculated from the data entry value. The example below displays the data entries on the left and their generated key values on the right. </text:span></text:p>
      <text:p text:style-name="P1288"/>
      <table:table table:name="Table17" table:style-name="Table17">
        <table:table-column table:style-name="Table17.A"/>
        <table:table-row table:style-name="Table17.1">
          <table:table-cell office:value-type="string">
            <text:p text:style-name="P1328"><draw:g text:anchor-type="as-char" draw:z-index="4" draw:style-name="gr1"><draw:custom-shape draw:style-name="gr59" draw:text-style-name="P1710" svg:width="3.005cm" svg:height="1.001cm" svg:x="0.002cm" svg:y="1.863cm"><text:p text:style-name="P1694"><text:span text:style-name="T831">0.0</text:span></text:p><draw:enhanced-geometry svg:viewBox="0 0 21600 21600" draw:mirror-horizontal="false" draw:mirror-vertical="false" draw:type="rectangle" draw:enhanced-path="M 0 0 L 21600 0 21600 21600 0 21600 0 0 Z N"/></draw:custom-shape><draw:custom-shape draw:style-name="gr60" draw:text-style-name="P1709" svg:width="3.001cm" svg:height="1.003cm" svg:x="11.007cm" svg:y="1.861cm"><text:p text:style-name="P1694"><text:span text:style-name="T831">0.0</text:span><text:span text:style-name="T838">°</text:span></text:p><draw:enhanced-geometry svg:viewBox="0 0 21600 21600" draw:mirror-horizontal="false" draw:mirror-vertical="false" draw:type="rectangle" draw:enhanced-path="M 0 0 L 21600 0 21600 21600 0 21600 0 0 Z N"/></draw:custom-shape><draw:frame draw:style-name="gr61" draw:text-style-name="P1711" svg:width="2.588cm" svg:height="1.714cm" svg:x="0.201cm" svg:y="0cm"><draw:text-box><text:p text:style-name="P1694"><text:span text:style-name="T831">X</text:span></text:p><text:p text:style-name="P1694"><text:span text:style-name="T831">float 32</text:span></text:p></draw:text-box></draw:frame><draw:frame draw:style-name="gr62" draw:text-style-name="P1711" svg:width="3.003cm" svg:height="1.714cm" svg:x="3.006cm" svg:y="0cm"><draw:text-box><text:p text:style-name="P1694"><text:span text:style-name="T831">Y</text:span></text:p><text:p text:style-name="P1694"><text:span text:style-name="T831">float 32</text:span></text:p></draw:text-box></draw:frame><draw:custom-shape draw:style-name="gr59" draw:text-style-name="P1710" svg:width="3.005cm" svg:height="1.001cm" svg:x="0.002cm" svg:y="2.863cm"><text:p text:style-name="P1694"><text:span text:style-name="T831">1.0</text:span></text:p><draw:enhanced-geometry svg:viewBox="0 0 21600 21600" draw:mirror-horizontal="false" draw:mirror-vertical="false" draw:type="rectangle" draw:enhanced-path="M 0 0 L 21600 0 21600 21600 0 21600 0 0 Z N"/></draw:custom-shape><draw:custom-shape draw:style-name="gr63" draw:text-style-name="P1709" svg:width="3.001cm" svg:height="1.001cm" svg:x="11.007cm" svg:y="2.863cm"><text:p text:style-name="P1694"><text:span text:style-name="T831">45.0</text:span><text:span text:style-name="T839">°</text:span></text:p><draw:enhanced-geometry svg:viewBox="0 0 21600 21600" draw:mirror-horizontal="false" draw:mirror-vertical="false" draw:type="rectangle" draw:enhanced-path="M 0 0 L 21600 0 21600 21600 0 21600 0 0 Z N"/></draw:custom-shape><draw:custom-shape draw:style-name="gr64" draw:text-style-name="P1710" svg:width="3.005cm" svg:height="1.003cm" svg:x="0.002cm" svg:y="4.861cm"><text:p text:style-name="P1694"><text:span text:style-name="T831">1.0</text:span></text:p><draw:enhanced-geometry svg:viewBox="0 0 21600 21600" draw:mirror-horizontal="false" draw:mirror-vertical="false" draw:type="rectangle" draw:enhanced-path="M 0 0 L 21600 0 21600 21600 0 21600 0 0 Z N"/></draw:custom-shape><draw:custom-shape draw:style-name="gr63" draw:text-style-name="P1709" svg:width="3.001cm" svg:height="1.001cm" svg:x="11.007cm" svg:y="4.861cm"><text:p text:style-name="P1694"><text:span text:style-name="T831">90.0</text:span><text:span text:style-name="T839">°</text:span></text:p><draw:enhanced-geometry svg:viewBox="0 0 21600 21600" draw:mirror-horizontal="false" draw:mirror-vertical="false" draw:type="rectangle" draw:enhanced-path="M 0 0 L 21600 0 21600 21600 0 21600 0 0 Z N"/></draw:custom-shape><draw:custom-shape draw:style-name="gr64" draw:text-style-name="P1710" svg:width="3.005cm" svg:height="1.003cm" svg:x="0.002cm" svg:y="5.861cm"><text:p text:style-name="P1694"><text:span text:style-name="T831">1.0</text:span></text:p><draw:enhanced-geometry svg:viewBox="0 0 21600 21600" draw:mirror-horizontal="false" draw:mirror-vertical="false" draw:type="rectangle" draw:enhanced-path="M 0 0 L 21600 0 21600 21600 0 21600 0 0 Z N"/></draw:custom-shape><draw:custom-shape draw:style-name="gr63" draw:text-style-name="P1709" svg:width="3.001cm" svg:height="1.001cm" svg:x="11.007cm" svg:y="5.861cm"><text:p text:style-name="P1694"><text:span text:style-name="T831">135.0</text:span><text:span text:style-name="T839">°</text:span></text:p><draw:enhanced-geometry svg:viewBox="0 0 21600 21600" draw:mirror-horizontal="false" draw:mirror-vertical="false" draw:type="rectangle" draw:enhanced-path="M 0 0 L 21600 0 21600 21600 0 21600 0 0 Z N"/></draw:custom-shape><draw:custom-shape draw:style-name="gr65" draw:text-style-name="P1710" svg:width="3.003cm" svg:height="1.001cm" svg:x="3.004cm" svg:y="1.863cm"><text:p text:style-name="P1694"><text:span text:style-name="T831">1.0</text:span></text:p><draw:enhanced-geometry svg:viewBox="0 0 21600 21600" draw:mirror-horizontal="false" draw:mirror-vertical="false" draw:type="rectangle" draw:enhanced-path="M 0 0 L 21600 0 21600 21600 0 21600 0 0 Z N"/></draw:custom-shape><draw:custom-shape draw:style-name="gr66" draw:text-style-name="P1709" svg:width="2.999cm" svg:height="1.001cm" svg:x="14.007cm" svg:y="1.863cm"><text:p text:style-name="P1694"><text:span text:style-name="T831">1.0</text:span></text:p><draw:enhanced-geometry svg:viewBox="0 0 21600 21600" draw:mirror-horizontal="false" draw:mirror-vertical="false" draw:type="rectangle" draw:enhanced-path="M 0 0 L 21600 0 21600 21600 0 21600 0 0 Z N"/></draw:custom-shape><draw:frame draw:style-name="gr61" draw:text-style-name="P1711" svg:width="2.588cm" svg:height="1.714cm" svg:x="11.225cm" svg:y="0.062cm"><draw:text-box><text:p text:style-name="P1694"><text:span text:style-name="T831">angle</text:span></text:p><text:p text:style-name="P1694"><text:span text:style-name="T831">float 64</text:span></text:p></draw:text-box></draw:frame><draw:frame draw:style-name="gr67" draw:text-style-name="P1711" svg:width="2.871cm" svg:height="1.714cm" svg:x="14.046cm" svg:y="0.088cm"><draw:text-box><text:p text:style-name="P1694"><text:span text:style-name="T831">distance</text:span></text:p><text:p text:style-name="P1694"><text:span text:style-name="T831">float 64</text:span></text:p></draw:text-box></draw:frame><draw:custom-shape draw:style-name="gr65" draw:text-style-name="P1710" svg:width="3.003cm" svg:height="1.001cm" svg:x="3.004cm" svg:y="2.863cm"><text:p text:style-name="P1694"><text:span text:style-name="T831">1.0</text:span></text:p><draw:enhanced-geometry svg:viewBox="0 0 21600 21600" draw:mirror-horizontal="false" draw:mirror-vertical="false" draw:type="rectangle" draw:enhanced-path="M 0 0 L 21600 0 21600 21600 0 21600 0 0 Z N"/></draw:custom-shape><draw:custom-shape draw:style-name="gr66" draw:text-style-name="P1709" svg:width="2.999cm" svg:height="1.001cm" svg:x="14.007cm" svg:y="2.863cm"><text:p text:style-name="P1694"><text:span text:style-name="T831">1.414</text:span></text:p><draw:enhanced-geometry svg:viewBox="0 0 21600 21600" draw:mirror-horizontal="false" draw:mirror-vertical="false" draw:type="rectangle" draw:enhanced-path="M 0 0 L 21600 0 21600 21600 0 21600 0 0 Z N"/></draw:custom-shape><draw:custom-shape draw:style-name="gr68" draw:text-style-name="P1710" svg:width="3.003cm" svg:height="1.003cm" svg:x="3.004cm" svg:y="4.861cm"><text:p text:style-name="P1694"><text:span text:style-name="T831">0.0</text:span></text:p><draw:enhanced-geometry svg:viewBox="0 0 21600 21600" draw:mirror-horizontal="false" draw:mirror-vertical="false" draw:type="rectangle" draw:enhanced-path="M 0 0 L 21600 0 21600 21600 0 21600 0 0 Z N"/></draw:custom-shape><draw:custom-shape draw:style-name="gr69" draw:text-style-name="P1709" svg:width="2.999cm" svg:height="1.003cm" svg:x="14.007cm" svg:y="4.861cm"><text:p text:style-name="P1694"><text:span text:style-name="T831">1.0</text:span></text:p><draw:enhanced-geometry svg:viewBox="0 0 21600 21600" draw:mirror-horizontal="false" draw:mirror-vertical="false" draw:type="rectangle" draw:enhanced-path="M 0 0 L 21600 0 21600 21600 0 21600 0 0 Z N"/></draw:custom-shape><draw:custom-shape draw:style-name="gr68" draw:text-style-name="P1710" svg:width="3.003cm" svg:height="1.003cm" svg:x="3.004cm" svg:y="5.861cm"><text:p text:style-name="P1694"><text:span text:style-name="T831">-1.0</text:span></text:p><draw:enhanced-geometry svg:viewBox="0 0 21600 21600" draw:mirror-horizontal="false" draw:mirror-vertical="false" draw:type="rectangle" draw:enhanced-path="M 0 0 L 21600 0 21600 21600 0 21600 0 0 Z N"/></draw:custom-shape><draw:custom-shape draw:style-name="gr69" draw:text-style-name="P1709" svg:width="2.999cm" svg:height="1.003cm" svg:x="14.007cm" svg:y="5.861cm"><text:p text:style-name="P1694"><text:span text:style-name="T831">1.414</text:span></text:p><draw:enhanced-geometry svg:viewBox="0 0 21600 21600" draw:mirror-horizontal="false" draw:mirror-vertical="false" draw:type="rectangle" draw:enhanced-path="M 0 0 L 21600 0 21600 21600 0 21600 0 0 Z N"/></draw:custom-shape><draw:custom-shape draw:style-name="gr70" draw:text-style-name="P1712" svg:width="4.001cm" svg:height="3.2cm" svg:x="6.606cm" svg:y="2.762cm"><text:p text:style-name="P1694"><text:span text:style-name="T840">generated</text:span></text:p><text:p text:style-name="P1694"><text:span text:style-name="T840">key values</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1" draw:text-style-name="P1710" svg:width="3.006cm" svg:height="1.001cm" svg:x="0cm" svg:y="3.861cm"><text:p text:style-name="P1694"><text:span text:style-name="T831">1.5</text:span></text:p><draw:enhanced-geometry svg:viewBox="0 0 21600 21600" draw:mirror-horizontal="false" draw:mirror-vertical="false" draw:type="rectangle" draw:enhanced-path="M 0 0 L 21600 0 21600 21600 0 21600 0 0 Z N"/></draw:custom-shape><draw:custom-shape draw:style-name="gr60" draw:text-style-name="P1709" svg:width="3.001cm" svg:height="1.003cm" svg:x="11.005cm" svg:y="3.859cm"><text:p text:style-name="P1694"><text:span text:style-name="T831">45.0</text:span><text:span text:style-name="T839">°</text:span></text:p><draw:enhanced-geometry svg:viewBox="0 0 21600 21600" draw:mirror-horizontal="false" draw:mirror-vertical="false" draw:type="rectangle" draw:enhanced-path="M 0 0 L 21600 0 21600 21600 0 21600 0 0 Z N"/></draw:custom-shape><draw:custom-shape draw:style-name="gr59" draw:text-style-name="P1710" svg:width="3.005cm" svg:height="1.001cm" svg:x="3.002cm" svg:y="3.861cm"><text:p text:style-name="P1694"><text:span text:style-name="T831">1.5</text:span></text:p><draw:enhanced-geometry svg:viewBox="0 0 21600 21600" draw:mirror-horizontal="false" draw:mirror-vertical="false" draw:type="rectangle" draw:enhanced-path="M 0 0 L 21600 0 21600 21600 0 21600 0 0 Z N"/></draw:custom-shape><draw:custom-shape draw:style-name="gr66" draw:text-style-name="P1709" svg:width="2.999cm" svg:height="1.001cm" svg:x="14.005cm" svg:y="3.861cm"><text:p text:style-name="P1694"><text:span text:style-name="T831">2.121</text:span></text:p><draw:enhanced-geometry svg:viewBox="0 0 21600 21600" draw:mirror-horizontal="false" draw:mirror-vertical="false" draw:type="rectangle" draw:enhanced-path="M 0 0 L 21600 0 21600 21600 0 21600 0 0 Z N"/></draw:custom-shape></draw:g> <text:s text:c="36"/></text:p>
          </table:table-cell>
        </table:table-row>
      </table:table>
      <text:p text:style-name="P914"/>
      <text:p text:style-name="P920">The generated key values are dictating the sorting of the data entries by the angle value in ascending order, as the top priority, and then by the distance value in ascending order. As it can be seen, data entries would be three times in size, if the key values wouldn't be generated on the fly. However, to generate the key values, extra computational time is required. <text:span text:style-name="T733">This </text:span>is interesting to investigate in case a high latency data layer, such as a file, is in use, <text:span text:style-name="T733">since computing the key values would have an insignificant impact if data layer accesses are already taking a lot of time and smaller data sets would result in less data layer accesses to begin with.</text:span></text:p>
      <text:p text:style-name="P909"><text:span text:style-name="T713"><text:tab/>The CBTreeKeySort also supports data entries sharing the same key (key set), but with that two problems need to be kept in mind. Firstly, it is not guaranteed in what order the data sets will be presented to the application, once they have been assigned from one instance to another by using the assignment operator (</text:span><text:span text:style-name="T713"><text:bookmark-ref text:reference-format="text" text:ref-name="__RefHeading__1578_1677005904">operator=</text:bookmark-ref></text:span><text:span text:style-name="T713">) or its copy-constructor (</text:span><text:span text:style-name="T713"><text:bookmark-ref text:reference-format="text" text:ref-name="__RefHeading__5237_184873616">CBTreeKeySort Constructor</text:bookmark-ref></text:span><text:span text:style-name="T713">). Secondly, if any key set gets too large (key set size &gt; maximum node size), then the result will be performance issues in terms of access time, since the key sort data class is not designed to handle large key sets.</text:span></text:p>
      <text:h text:style-name="P1612" text:outline-level="2"><text:bookmark-start text:name="__RefHeading___Toc18440_1418116987"/><text:soft-page-break/>CBTreeArray Overview<text:bookmark-end text:name="__RefHeading___Toc18440_1418116987"/></text:h>
      <text:p text:style-name="P596"/>
      <text:p text:style-name="P916"><text:tab/><text:span text:style-name="T12">The CBTreeArray class acts like a dynamic linear list, such as std::vector or std::list. Both of those classes have their strengths and weaknesses. For instance: If a vector gets very large it takes a very long time to insert data at the beginning. It is the same with very long lists, when the application wants the seek for an entry in the middle. Large instances of CBTreeArray are coming without the drawback of long processing periods in the afore mentioned scenarios, since internal mechanisms are those of a b-tree, except that instead of a key type linear offsets are used to control where data is inserted, removed or obtained from.</text:span></text:p>
      <text:p text:style-name="P596"><text:tab/><text:span text:style-name="T13">The example below shows parts of a b-tree state on the right and how the b-tree's data is presented to the application on the left. As it can be seen, the data stored by the b-tree doesn't contain any key values and instead uses the sub-tree sizes displayed by “max. index” per node to decide what data entry access or which sub-tree to recursively to trace into, when dealing with linear addresses.</text:span></text:p>
      <table:table table:name="Table2" table:style-name="Table2">
        <table:table-column table:style-name="Table2.A"/>
        <table:table-row table:style-name="Table2.1">
          <table:table-cell office:value-type="string">
            <text:p text:style-name="P1331"><draw:g text:anchor-type="as-char" draw:z-index="6" draw:style-name="gr1"><draw:custom-shape draw:style-name="gr90" draw:text-style-name="P1718" svg:width="1.001cm" svg:height="0.5cm" svg:x="3.969cm" svg:y="10.015cm"><text:p text:style-name="P1694"><text:span text:style-name="T843">14</text:span></text:p><draw:enhanced-geometry svg:viewBox="0 0 21600 21600" draw:mirror-horizontal="false" draw:mirror-vertical="false" draw:type="rectangle" draw:enhanced-path="M 0 0 L 21600 0 21600 21600 0 21600 0 0 Z N"/></draw:custom-shape><draw:custom-shape draw:style-name="gr91" draw:text-style-name="P1718" svg:width="1.001cm" svg:height="0.47cm" svg:x="7.468cm" svg:y="7.015cm"><text:p text:style-name="P1694"><text:span text:style-name="T843">53</text:span></text:p><draw:enhanced-geometry svg:viewBox="0 0 21600 21600" draw:mirror-horizontal="false" draw:mirror-vertical="false" draw:type="rectangle" draw:enhanced-path="M 0 0 L 21600 0 21600 21600 0 21600 0 0 Z N"/></draw:custom-shape><draw:custom-shape draw:style-name="gr92" draw:text-style-name="P1718" svg:width="1.001cm" svg:height="0.502cm" svg:x="13.968cm" svg:y="4.015cm"><text:p text:style-name="P1694"><text:span text:style-name="T843">63</text:span></text:p><draw:enhanced-geometry svg:viewBox="0 0 21600 21600" draw:mirror-horizontal="false" draw:mirror-vertical="false" draw:type="rectangle" draw:enhanced-path="M 0 0 L 21600 0 21600 21600 0 21600 0 0 Z N"/></draw:custom-shape><draw:custom-shape draw:style-name="gr90" draw:text-style-name="P1718" svg:width="1.001cm" svg:height="0.5cm" svg:x="5.969cm" svg:y="10.015cm"><text:p text:style-name="P1694"><text:span text:style-name="T843">3</text:span></text:p><draw:enhanced-geometry svg:viewBox="0 0 21600 21600" draw:mirror-horizontal="false" draw:mirror-vertical="false" draw:type="rectangle" draw:enhanced-path="M 0 0 L 21600 0 21600 21600 0 21600 0 0 Z N"/></draw:custom-shape><draw:custom-shape draw:style-name="gr93" draw:text-style-name="P1718" xml:id="id11" draw:id="id11" svg:width="0.5cm" svg:height="0.502cm" svg:x="12.97cm" svg:y="4.015cm"><text:p/><draw:enhanced-geometry svg:viewBox="0 0 21600 21600" draw:mirror-horizontal="false" draw:mirror-vertical="false" draw:type="rectangle" draw:enhanced-path="M 0 0 L 21600 0 21600 21600 0 21600 0 0 Z N"/></draw:custom-shape><draw:custom-shape draw:style-name="gr93" draw:text-style-name="P1718" xml:id="id13" draw:id="id13" svg:width="0.488cm" svg:height="0.502cm" svg:x="15.482cm" svg:y="4.015cm"><text:p/><draw:enhanced-geometry svg:viewBox="0 0 21600 21600" draw:mirror-horizontal="false" draw:mirror-vertical="false" draw:type="rectangle" draw:enhanced-path="M 0 0 L 21600 0 21600 21600 0 21600 0 0 Z N"/></draw:custom-shape><draw:custom-shape draw:style-name="gr94" draw:text-style-name="P1697" svg:width="6.501cm" svg:height="2.003cm" svg:x="12.469cm" svg:y="3.013cm"><text:p/><draw:enhanced-geometry svg:viewBox="0 0 21600 21600" draw:mirror-horizontal="false" draw:mirror-vertical="false" draw:type="rectangle" draw:enhanced-path="M 0 0 L 21600 0 21600 21600 0 21600 0 0 Z N"/></draw:custom-shape><draw:frame draw:style-name="gr95" draw:text-style-name="P1703" svg:width="5.418cm" svg:height="1.024cm" svg:x="0cm" svg:y="0cm"><draw:text-box><text:p text:style-name="P1702"><text:span text:style-name="T831">application view</text:span></text:p></draw:text-box></draw:frame><draw:frame draw:style-name="gr96" draw:text-style-name="P1703" svg:width="8.573cm" svg:height="1.024cm" svg:x="7.971cm" svg:y="0.005cm"><draw:text-box><text:p text:style-name="P1702"><text:span text:style-name="T831">CBTreeArray internal view</text:span></text:p></draw:text-box></draw:frame><draw:frame draw:style-name="gr97" draw:text-style-name="P1719" svg:width="1.698cm" svg:height="0.902cm" svg:x="12.472cm" svg:y="2.127cm"><draw:text-box><text:p text:style-name="P1702"><text:span text:style-name="T844">node: 0</text:span></text:p><text:p text:style-name="P1702"><text:span text:style-name="T844">root node</text:span></text:p></draw:text-box></draw:frame><draw:frame draw:style-name="gr98" draw:text-style-name="P1719" svg:width="1.668cm" svg:height="0.902cm" svg:x="3.47cm" svg:y="8.135cm"><draw:text-box><text:p text:style-name="P1702"><text:span text:style-name="T844">node: 1 </text:span></text:p><text:p text:style-name="P1702"><text:span text:style-name="T844">leaf node</text:span></text:p></draw:text-box></draw:frame><draw:frame draw:style-name="gr99" draw:text-style-name="P1719" svg:width="2.446cm" svg:height="0.902cm" svg:x="14.469cm" svg:y="3.029cm"><draw:text-box><text:p text:style-name="P1702"><text:span text:style-name="T844">size: 2</text:span></text:p><text:p text:style-name="P1702"><text:span text:style-name="T844">max. index: 17</text:span></text:p></draw:text-box></draw:frame><draw:frame draw:style-name="gr100" draw:text-style-name="P1719" svg:width="1.839cm" svg:height="0.902cm" svg:x="5.969cm" svg:y="5.115cm"><draw:text-box><text:p text:style-name="P1702"><text:span text:style-name="T844">node: 3</text:span></text:p><text:p text:style-name="P1702"><text:span text:style-name="T844">inner node</text:span></text:p></draw:text-box></draw:frame><draw:custom-shape draw:style-name="gr101" draw:text-style-name="P1718" xml:id="id15" draw:id="id15" svg:width="0.502cm" svg:height="0.5cm" svg:x="6.468cm" svg:y="7.015cm"><text:p/><draw:enhanced-geometry svg:viewBox="0 0 21600 21600" draw:mirror-horizontal="false" draw:mirror-vertical="false" draw:type="rectangle" draw:enhanced-path="M 0 0 L 21600 0 21600 21600 0 21600 0 0 Z N"/></draw:custom-shape><draw:custom-shape draw:style-name="gr101" draw:text-style-name="P1718" xml:id="id17" draw:id="id17" svg:width="0.488cm" svg:height="0.5cm" svg:x="8.982cm" svg:y="7.015cm"><text:p/><draw:enhanced-geometry svg:viewBox="0 0 21600 21600" draw:mirror-horizontal="false" draw:mirror-vertical="false" draw:type="rectangle" draw:enhanced-path="M 0 0 L 21600 0 21600 21600 0 21600 0 0 Z N"/></draw:custom-shape><draw:frame draw:style-name="gr102" draw:text-style-name="P1719" svg:width="2.184cm" svg:height="0.902cm" svg:x="6.874cm" svg:y="6.029cm"><draw:text-box><text:p text:style-name="P1702"><text:span text:style-name="T844">size: 1</text:span></text:p><text:p text:style-name="P1702"><text:span text:style-name="T844">max. index: 5</text:span></text:p></draw:text-box></draw:frame><draw:frame draw:style-name="gr102" draw:text-style-name="P1719" svg:width="2.184cm" svg:height="0.902cm" svg:x="4.374cm" svg:y="9.029cm"><draw:text-box><text:p text:style-name="P1702"><text:span text:style-name="T844">size: 2</text:span></text:p><text:p text:style-name="P1702"><text:span text:style-name="T844">max. index: 2</text:span></text:p></draw:text-box></draw:frame><draw:custom-shape draw:style-name="gr90" draw:text-style-name="P1718" svg:width="1.001cm" svg:height="0.5cm" svg:x="8.468cm" svg:y="10.015cm"><text:p text:style-name="P1694"><text:span text:style-name="T843">4</text:span></text:p><draw:enhanced-geometry svg:viewBox="0 0 21600 21600" draw:mirror-horizontal="false" draw:mirror-vertical="false" draw:type="rectangle" draw:enhanced-path="M 0 0 L 21600 0 21600 21600 0 21600 0 0 Z N"/></draw:custom-shape><draw:custom-shape draw:style-name="gr90" draw:text-style-name="P1718" svg:width="1.001cm" svg:height="0.5cm" svg:x="10.469cm" svg:y="10.015cm"><text:p text:style-name="P1694"><text:span text:style-name="T843">55</text:span></text:p><draw:enhanced-geometry svg:viewBox="0 0 21600 21600" draw:mirror-horizontal="false" draw:mirror-vertical="false" draw:type="rectangle" draw:enhanced-path="M 0 0 L 21600 0 21600 21600 0 21600 0 0 Z N"/></draw:custom-shape><draw:frame draw:style-name="gr98" draw:text-style-name="P1719" svg:width="1.668cm" svg:height="0.902cm" svg:x="7.969cm" svg:y="8.135cm"><draw:text-box><text:p text:style-name="P1702"><text:span text:style-name="T844">node: 2 </text:span></text:p><text:p text:style-name="P1702"><text:span text:style-name="T844">leaf node</text:span></text:p></draw:text-box></draw:frame><draw:frame draw:style-name="gr102" draw:text-style-name="P1719" svg:width="2.184cm" svg:height="0.902cm" svg:x="8.874cm" svg:y="9.029cm"><draw:text-box><text:p text:style-name="P1702"><text:span text:style-name="T844">size: 2</text:span></text:p><text:p text:style-name="P1702"><text:span text:style-name="T844">max. index: 2</text:span></text:p></draw:text-box></draw:frame><draw:custom-shape draw:style-name="gr103" draw:text-style-name="P1718" svg:width="0.999cm" svg:height="0.5cm" svg:x="12.97cm" svg:y="10.015cm"><text:p text:style-name="P1694"><text:span text:style-name="T843">83</text:span></text:p><draw:enhanced-geometry svg:viewBox="0 0 21600 21600" draw:mirror-horizontal="false" draw:mirror-vertical="false" draw:type="rectangle" draw:enhanced-path="M 0 0 L 21600 0 21600 21600 0 21600 0 0 Z N"/></draw:custom-shape><draw:custom-shape draw:style-name="gr91" draw:text-style-name="P1718" svg:width="1.001cm" svg:height="0.47cm" svg:x="15.469cm" svg:y="7.015cm"><text:p text:style-name="P1694"><text:span text:style-name="T843">1</text:span></text:p><draw:enhanced-geometry svg:viewBox="0 0 21600 21600" draw:mirror-horizontal="false" draw:mirror-vertical="false" draw:type="rectangle" draw:enhanced-path="M 0 0 L 21600 0 21600 21600 0 21600 0 0 Z N"/></draw:custom-shape><draw:custom-shape draw:style-name="gr90" draw:text-style-name="P1718" svg:width="1.001cm" svg:height="0.5cm" svg:x="14.968cm" svg:y="10.015cm"><text:p text:style-name="P1694"><text:span text:style-name="T843">64</text:span></text:p><draw:enhanced-geometry svg:viewBox="0 0 21600 21600" draw:mirror-horizontal="false" draw:mirror-vertical="false" draw:type="rectangle" draw:enhanced-path="M 0 0 L 21600 0 21600 21600 0 21600 0 0 Z N"/></draw:custom-shape><draw:frame draw:style-name="gr98" draw:text-style-name="P1719" svg:width="1.668cm" svg:height="0.902cm" svg:x="12.469cm" svg:y="8.135cm"><draw:text-box><text:p text:style-name="P1702"><text:span text:style-name="T844">node: 4</text:span></text:p><text:p text:style-name="P1702"><text:span text:style-name="T844">leaf node</text:span></text:p></draw:text-box></draw:frame><draw:frame draw:style-name="gr100" draw:text-style-name="P1719" svg:width="1.839cm" svg:height="0.902cm" svg:x="13.968cm" svg:y="5.115cm"><draw:text-box><text:p text:style-name="P1702"><text:span text:style-name="T844">node: 6</text:span></text:p><text:p text:style-name="P1702"><text:span text:style-name="T844">inner node</text:span></text:p></draw:text-box></draw:frame><draw:custom-shape draw:style-name="gr101" draw:text-style-name="P1718" xml:id="id19" draw:id="id19" svg:width="0.5cm" svg:height="0.5cm" svg:x="14.469cm" svg:y="7.015cm"><text:p/><draw:enhanced-geometry svg:viewBox="0 0 21600 21600" draw:mirror-horizontal="false" draw:mirror-vertical="false" draw:type="rectangle" draw:enhanced-path="M 0 0 L 21600 0 21600 21600 0 21600 0 0 Z N"/></draw:custom-shape><draw:custom-shape draw:style-name="gr101" draw:text-style-name="P1718" xml:id="id21" draw:id="id21" svg:width="0.488cm" svg:height="0.5cm" svg:x="16.983cm" svg:y="7.015cm"><text:p/><draw:enhanced-geometry svg:viewBox="0 0 21600 21600" draw:mirror-horizontal="false" draw:mirror-vertical="false" draw:type="rectangle" draw:enhanced-path="M 0 0 L 21600 0 21600 21600 0 21600 0 0 Z N"/></draw:custom-shape><draw:frame draw:style-name="gr102" draw:text-style-name="P1719" svg:width="2.184cm" svg:height="0.902cm" svg:x="14.875cm" svg:y="6.029cm"><draw:text-box><text:p text:style-name="P1702"><text:span text:style-name="T844">size: 1</text:span></text:p><text:p text:style-name="P1702"><text:span text:style-name="T844">max. index: 5</text:span></text:p></draw:text-box></draw:frame><draw:frame draw:style-name="gr102" draw:text-style-name="P1719" svg:width="2.184cm" svg:height="0.902cm" svg:x="13.376cm" svg:y="9.029cm"><draw:text-box><text:p text:style-name="P1702"><text:span text:style-name="T844">size: 2</text:span></text:p><text:p text:style-name="P1702"><text:span text:style-name="T844">max. index: 2</text:span></text:p></draw:text-box></draw:frame><draw:custom-shape draw:style-name="gr92" draw:text-style-name="P1718" svg:width="1.001cm" svg:height="0.502cm" svg:x="16.469cm" svg:y="4.015cm"><text:p text:style-name="P1694"><text:span text:style-name="T843">67</text:span></text:p><draw:enhanced-geometry svg:viewBox="0 0 21600 21600" draw:mirror-horizontal="false" draw:mirror-vertical="false" draw:type="rectangle" draw:enhanced-path="M 0 0 L 21600 0 21600 21600 0 21600 0 0 Z N"/></draw:custom-shape><draw:custom-shape draw:style-name="gr93" draw:text-style-name="P1718" xml:id="id23" draw:id="id23" svg:width="0.488cm" svg:height="0.502cm" svg:x="17.983cm" svg:y="4.015cm"><text:p/><draw:enhanced-geometry svg:viewBox="0 0 21600 21600" draw:mirror-horizontal="false" draw:mirror-vertical="false" draw:type="rectangle" draw:enhanced-path="M 0 0 L 21600 0 21600 21600 0 21600 0 0 Z N"/></draw:custom-shape><draw:connector draw:style-name="gr8" draw:text-style-name="P1697" svg:x1="12.97cm" svg:y1="4.266cm" svg:x2="7.969cm" svg:y2="6.013cm" draw:start-shape="id11" draw:start-glue-point="3" draw:end-shape="id12" draw:end-glue-point="0" svg:d="M12970-1244h-5001v1748" svg:viewBox="0 0 5002 1750"><text:p/></draw:connector><draw:custom-shape draw:style-name="gr104" draw:text-style-name="P1697" xml:id="id12" draw:id="id12" svg:width="4.001cm" svg:height="2.005cm" svg:x="5.969cm" svg:y="6.013cm"><text:p/><draw:enhanced-geometry svg:viewBox="0 0 21600 21600" draw:mirror-horizontal="false" draw:mirror-vertical="false" draw:type="rectangle" draw:enhanced-path="M 0 0 L 21600 0 21600 21600 0 21600 0 0 Z N"/></draw:custom-shape><draw:connector draw:style-name="gr8" draw:text-style-name="P1697" svg:x1="15.725cm" svg:y1="4.517cm" svg:x2="15.968cm" svg:y2="6.013cm" draw:start-shape="id13" draw:start-glue-point="2" draw:end-shape="id14" draw:end-glue-point="0" svg:d="M15725-993v750h243v747" svg:viewBox="0 0 245 1499"><text:p/></draw:connector><draw:custom-shape draw:style-name="gr104" draw:text-style-name="P1697" xml:id="id14" draw:id="id14" svg:width="4.001cm" svg:height="2.005cm" svg:x="13.968cm" svg:y="6.013cm"><text:p/><draw:enhanced-geometry svg:viewBox="0 0 21600 21600" draw:mirror-horizontal="false" draw:mirror-vertical="false" draw:type="rectangle" draw:enhanced-path="M 0 0 L 21600 0 21600 21600 0 21600 0 0 Z N"/></draw:custom-shape><draw:custom-shape draw:style-name="gr105" draw:text-style-name="P1697" xml:id="id16" draw:id="id16" svg:width="4cm" svg:height="2.005cm" svg:x="3.47cm" svg:y="9.012cm"><text:p/><draw:enhanced-geometry svg:viewBox="0 0 21600 21600" draw:mirror-horizontal="false" draw:mirror-vertical="false" draw:type="rectangle" draw:enhanced-path="M 0 0 L 21600 0 21600 21600 0 21600 0 0 Z N"/></draw:custom-shape><draw:custom-shape draw:style-name="gr104" draw:text-style-name="P1697" xml:id="id18" draw:id="id18" svg:width="4.001cm" svg:height="2.005cm" svg:x="7.969cm" svg:y="9.012cm"><text:p/><draw:enhanced-geometry svg:viewBox="0 0 21600 21600" draw:mirror-horizontal="false" draw:mirror-vertical="false" draw:type="rectangle" draw:enhanced-path="M 0 0 L 21600 0 21600 21600 0 21600 0 0 Z N"/></draw:custom-shape><draw:custom-shape draw:style-name="gr104" draw:text-style-name="P1697" xml:id="id20" draw:id="id20" svg:width="4.001cm" svg:height="2.005cm" svg:x="12.469cm" svg:y="9.012cm"><text:p/><draw:enhanced-geometry svg:viewBox="0 0 21600 21600" draw:mirror-horizontal="false" draw:mirror-vertical="false" draw:type="rectangle" draw:enhanced-path="M 0 0 L 21600 0 21600 21600 0 21600 0 0 Z N"/></draw:custom-shape><draw:connector draw:style-name="gr8" draw:text-style-name="P1697" svg:x1="6.468cm" svg:y1="7.264cm" svg:x2="5.468cm" svg:y2="9.012cm" draw:start-shape="id15" draw:start-glue-point="3" draw:end-shape="id16" draw:end-glue-point="0" svg:d="M6468 1755h-1000v1748" svg:viewBox="0 0 1002 1750"><text:p/></draw:connector><draw:connector draw:style-name="gr8" draw:text-style-name="P1697" draw:type="line" svg:x1="9.469cm" svg:y1="7.264cm" svg:x2="9.97cm" svg:y2="9.012cm" draw:start-shape="id17" draw:start-glue-point="1" draw:end-shape="id18" draw:end-glue-point="0" svg:d="M9469 1755l501 1748" svg:viewBox="0 0 503 1750"><text:p/></draw:connector><draw:connector draw:style-name="gr8" draw:text-style-name="P1697" svg:x1="14.718cm" svg:y1="7.514cm" svg:x2="14.469cm" svg:y2="9.011cm" draw:start-shape="id19" draw:start-glue-point="2" draw:end-shape="id20" draw:end-glue-point="0" svg:d="M14718 2005v747h-249v750" svg:viewBox="0 0 250 1499"><text:p/></draw:connector><draw:connector draw:style-name="gr8" draw:text-style-name="P1697" svg:x1="17.226cm" svg:y1="7.514cm" svg:x2="18.868cm" svg:y2="9.165cm" draw:start-shape="id21" draw:start-glue-point="2" draw:end-shape="id22" draw:end-glue-point="3" svg:d="M17226 2005v1651h1642" svg:viewBox="0 0 1644 1653"><text:p/></draw:connector><draw:connector draw:style-name="gr8" draw:text-style-name="P1697" svg:x1="18.226cm" svg:y1="4.517cm" svg:x2="18.868cm" svg:y2="5.964cm" draw:start-shape="id23" draw:start-glue-point="2" draw:end-shape="id24" draw:end-glue-point="3" svg:d="M18226-993v1448h642" svg:viewBox="0 0 644 1450"><text:p/></draw:connector><draw:frame draw:style-name="gr106" draw:text-style-name="P1719" svg:width="1.198cm" svg:height="0.595cm" svg:x="0.469cm" svg:y="0.921cm"><draw:text-box><text:p text:style-name="P1702"><text:span text:style-name="T844">offset</text:span></text:p></draw:text-box></draw:frame><draw:frame draw:style-name="gr107" draw:text-style-name="P1719" svg:width="1.056cm" svg:height="0.595cm" svg:x="2.372cm" svg:y="0.915cm"><draw:text-box><text:p text:style-name="P1702"><text:span text:style-name="T844">data</text:span></text:p></draw:text-box></draw:frame><draw:custom-shape draw:style-name="gr108" draw:text-style-name="P1718" svg:width="2.001cm" svg:height="0.5cm" svg:x="1.969cm" svg:y="1.515cm"><text:p text:style-name="P1694"><text:span text:style-name="T843">14</text:span></text:p><draw:enhanced-geometry svg:viewBox="0 0 21600 21600" draw:mirror-horizontal="false" draw:mirror-vertical="false" draw:type="rectangle" draw:enhanced-path="M 0 0 L 21600 0 21600 21600 0 21600 0 0 Z N"/></draw:custom-shape><draw:custom-shape draw:style-name="gr109" draw:text-style-name="P1718" svg:width="2.001cm" svg:height="0.502cm" svg:x="1.969cm" svg:y="2.014cm"><text:p text:style-name="P1694"><text:span text:style-name="T843">3</text:span></text:p><draw:enhanced-geometry svg:viewBox="0 0 21600 21600" draw:mirror-horizontal="false" draw:mirror-vertical="false" draw:type="rectangle" draw:enhanced-path="M 0 0 L 21600 0 21600 21600 0 21600 0 0 Z N"/></draw:custom-shape><draw:custom-shape draw:style-name="gr108" draw:text-style-name="P1718" svg:width="2.001cm" svg:height="0.5cm" svg:x="1.969cm" svg:y="2.515cm"><text:p text:style-name="P1694"><text:span text:style-name="T843">53</text:span></text:p><draw:enhanced-geometry svg:viewBox="0 0 21600 21600" draw:mirror-horizontal="false" draw:mirror-vertical="false" draw:type="rectangle" draw:enhanced-path="M 0 0 L 21600 0 21600 21600 0 21600 0 0 Z N"/></draw:custom-shape><draw:custom-shape draw:style-name="gr109" draw:text-style-name="P1718" svg:width="2.001cm" svg:height="0.502cm" svg:x="1.969cm" svg:y="3.014cm"><text:p text:style-name="P1694"><text:span text:style-name="T843">4</text:span></text:p><draw:enhanced-geometry svg:viewBox="0 0 21600 21600" draw:mirror-horizontal="false" draw:mirror-vertical="false" draw:type="rectangle" draw:enhanced-path="M 0 0 L 21600 0 21600 21600 0 21600 0 0 Z N"/></draw:custom-shape><draw:custom-shape draw:style-name="gr108" draw:text-style-name="P1718" svg:width="2.001cm" svg:height="0.5cm" svg:x="1.969cm" svg:y="3.515cm"><text:p text:style-name="P1694"><text:span text:style-name="T843">55</text:span></text:p><draw:enhanced-geometry svg:viewBox="0 0 21600 21600" draw:mirror-horizontal="false" draw:mirror-vertical="false" draw:type="rectangle" draw:enhanced-path="M 0 0 L 21600 0 21600 21600 0 21600 0 0 Z N"/></draw:custom-shape><draw:custom-shape draw:style-name="gr109" draw:text-style-name="P1718" svg:width="2.001cm" svg:height="0.502cm" svg:x="1.969cm" svg:y="4.015cm"><text:p text:style-name="P1694"><text:span text:style-name="T843">63</text:span></text:p><draw:enhanced-geometry svg:viewBox="0 0 21600 21600" draw:mirror-horizontal="false" draw:mirror-vertical="false" draw:type="rectangle" draw:enhanced-path="M 0 0 L 21600 0 21600 21600 0 21600 0 0 Z N"/></draw:custom-shape><draw:custom-shape draw:style-name="gr108" draw:text-style-name="P1718" svg:width="2.001cm" svg:height="0.5cm" svg:x="1.969cm" svg:y="4.516cm"><text:p text:style-name="P1694"><text:span text:style-name="T843">83</text:span></text:p><draw:enhanced-geometry svg:viewBox="0 0 21600 21600" draw:mirror-horizontal="false" draw:mirror-vertical="false" draw:type="rectangle" draw:enhanced-path="M 0 0 L 21600 0 21600 21600 0 21600 0 0 Z N"/></draw:custom-shape><draw:custom-shape draw:style-name="gr109" draw:text-style-name="P1718" svg:width="2.001cm" svg:height="0.502cm" svg:x="1.969cm" svg:y="5.015cm"><text:p text:style-name="P1694"><text:span text:style-name="T843">64</text:span></text:p><draw:enhanced-geometry svg:viewBox="0 0 21600 21600" draw:mirror-horizontal="false" draw:mirror-vertical="false" draw:type="rectangle" draw:enhanced-path="M 0 0 L 21600 0 21600 21600 0 21600 0 0 Z N"/></draw:custom-shape><draw:custom-shape draw:style-name="gr110" draw:text-style-name="P1718" svg:width="2.001cm" svg:height="0.47cm" svg:x="1.969cm" svg:y="5.516cm"><text:p text:style-name="P1694"><text:span text:style-name="T843">1</text:span></text:p><draw:enhanced-geometry svg:viewBox="0 0 21600 21600" draw:mirror-horizontal="false" draw:mirror-vertical="false" draw:type="rectangle" draw:enhanced-path="M 0 0 L 21600 0 21600 21600 0 21600 0 0 Z N"/></draw:custom-shape><draw:custom-shape draw:style-name="gr111" draw:text-style-name="P1718" svg:width="2.001cm" svg:height="0.472cm" svg:x="1.969cm" svg:y="6.015cm"><text:p text:style-name="P1694"><text:span text:style-name="T843">…</text:span></text:p><draw:enhanced-geometry svg:viewBox="0 0 21600 21600" draw:mirror-horizontal="false" draw:mirror-vertical="false" draw:type="rectangle" draw:enhanced-path="M 0 0 L 21600 0 21600 21600 0 21600 0 0 Z N"/></draw:custom-shape><draw:custom-shape draw:style-name="gr110" draw:text-style-name="P1718" svg:width="2.001cm" svg:height="0.47cm" svg:x="1.969cm" svg:y="6.516cm"><text:p text:style-name="P1694"><text:span text:style-name="T843">...</text:span></text:p><draw:enhanced-geometry svg:viewBox="0 0 21600 21600" draw:mirror-horizontal="false" draw:mirror-vertical="false" draw:type="rectangle" draw:enhanced-path="M 0 0 L 21600 0 21600 21600 0 21600 0 0 Z N"/></draw:custom-shape><draw:custom-shape draw:style-name="gr109" draw:text-style-name="P1718" svg:width="2.001cm" svg:height="0.502cm" svg:x="1.969cm" svg:y="7.015cm"><text:p text:style-name="P1694"><text:span text:style-name="T843">67</text:span></text:p><draw:enhanced-geometry svg:viewBox="0 0 21600 21600" draw:mirror-horizontal="false" draw:mirror-vertical="false" draw:type="rectangle" draw:enhanced-path="M 0 0 L 21600 0 21600 21600 0 21600 0 0 Z N"/></draw:custom-shape><draw:custom-shape draw:style-name="gr111" draw:text-style-name="P1718" svg:width="2.001cm" svg:height="0.472cm" svg:x="1.969cm" svg:y="7.514cm"><text:p text:style-name="P1694"><text:span text:style-name="T843">...</text:span></text:p><draw:enhanced-geometry svg:viewBox="0 0 21600 21600" draw:mirror-horizontal="false" draw:mirror-vertical="false" draw:type="rectangle" draw:enhanced-path="M 0 0 L 21600 0 21600 21600 0 21600 0 0 Z N"/></draw:custom-shape><draw:custom-shape draw:style-name="gr112" draw:text-style-name="P1720" svg:width="1.001cm" svg:height="0.5cm" svg:x="0.469cm" svg:y="1.515cm"><text:p text:style-name="P1694"><text:span text:style-name="T843">0</text:span></text:p><draw:enhanced-geometry svg:viewBox="0 0 21600 21600" draw:mirror-horizontal="false" draw:mirror-vertical="false" draw:type="rectangle" draw:enhanced-path="M 0 0 L 21600 0 21600 21600 0 21600 0 0 Z N"/></draw:custom-shape><draw:custom-shape draw:style-name="gr113" draw:text-style-name="P1720" svg:width="1.001cm" svg:height="0.502cm" svg:x="0.469cm" svg:y="2.014cm"><text:p text:style-name="P1694"><text:span text:style-name="T843">1</text:span></text:p><draw:enhanced-geometry svg:viewBox="0 0 21600 21600" draw:mirror-horizontal="false" draw:mirror-vertical="false" draw:type="rectangle" draw:enhanced-path="M 0 0 L 21600 0 21600 21600 0 21600 0 0 Z N"/></draw:custom-shape><draw:custom-shape draw:style-name="gr112" draw:text-style-name="P1720" svg:width="1.001cm" svg:height="0.5cm" svg:x="0.469cm" svg:y="2.515cm"><text:p text:style-name="P1694"><text:span text:style-name="T843">2</text:span></text:p><draw:enhanced-geometry svg:viewBox="0 0 21600 21600" draw:mirror-horizontal="false" draw:mirror-vertical="false" draw:type="rectangle" draw:enhanced-path="M 0 0 L 21600 0 21600 21600 0 21600 0 0 Z N"/></draw:custom-shape><draw:custom-shape draw:style-name="gr113" draw:text-style-name="P1720" svg:width="1.001cm" svg:height="0.502cm" svg:x="0.469cm" svg:y="3.014cm"><text:p text:style-name="P1694"><text:span text:style-name="T843">3</text:span></text:p><draw:enhanced-geometry svg:viewBox="0 0 21600 21600" draw:mirror-horizontal="false" draw:mirror-vertical="false" draw:type="rectangle" draw:enhanced-path="M 0 0 L 21600 0 21600 21600 0 21600 0 0 Z N"/></draw:custom-shape><draw:custom-shape draw:style-name="gr112" draw:text-style-name="P1720" svg:width="1.001cm" svg:height="0.5cm" svg:x="0.469cm" svg:y="3.515cm"><text:p text:style-name="P1694"><text:span text:style-name="T843">4</text:span></text:p><draw:enhanced-geometry svg:viewBox="0 0 21600 21600" draw:mirror-horizontal="false" draw:mirror-vertical="false" draw:type="rectangle" draw:enhanced-path="M 0 0 L 21600 0 21600 21600 0 21600 0 0 Z N"/></draw:custom-shape><draw:custom-shape draw:style-name="gr113" draw:text-style-name="P1720" svg:width="1.001cm" svg:height="0.502cm" svg:x="0.469cm" svg:y="4.015cm"><text:p text:style-name="P1694"><text:span text:style-name="T843">5</text:span></text:p><draw:enhanced-geometry svg:viewBox="0 0 21600 21600" draw:mirror-horizontal="false" draw:mirror-vertical="false" draw:type="rectangle" draw:enhanced-path="M 0 0 L 21600 0 21600 21600 0 21600 0 0 Z N"/></draw:custom-shape><draw:custom-shape draw:style-name="gr112" draw:text-style-name="P1720" svg:width="1.001cm" svg:height="0.5cm" svg:x="0.469cm" svg:y="4.516cm"><text:p text:style-name="P1694"><text:span text:style-name="T843">6</text:span></text:p><draw:enhanced-geometry svg:viewBox="0 0 21600 21600" draw:mirror-horizontal="false" draw:mirror-vertical="false" draw:type="rectangle" draw:enhanced-path="M 0 0 L 21600 0 21600 21600 0 21600 0 0 Z N"/></draw:custom-shape><draw:custom-shape draw:style-name="gr113" draw:text-style-name="P1720" svg:width="1.001cm" svg:height="0.502cm" svg:x="0.469cm" svg:y="5.015cm"><text:p text:style-name="P1694"><text:span text:style-name="T843">7</text:span></text:p><draw:enhanced-geometry svg:viewBox="0 0 21600 21600" draw:mirror-horizontal="false" draw:mirror-vertical="false" draw:type="rectangle" draw:enhanced-path="M 0 0 L 21600 0 21600 21600 0 21600 0 0 Z N"/></draw:custom-shape><draw:custom-shape draw:style-name="gr114" draw:text-style-name="P1720" svg:width="1.001cm" svg:height="0.47cm" svg:x="0.469cm" svg:y="5.516cm"><text:p text:style-name="P1694"><text:span text:style-name="T843">8</text:span></text:p><draw:enhanced-geometry svg:viewBox="0 0 21600 21600" draw:mirror-horizontal="false" draw:mirror-vertical="false" draw:type="rectangle" draw:enhanced-path="M 0 0 L 21600 0 21600 21600 0 21600 0 0 Z N"/></draw:custom-shape><draw:custom-shape draw:style-name="gr115" draw:text-style-name="P1720" svg:width="1.001cm" svg:height="0.472cm" svg:x="0.469cm" svg:y="6.015cm"><text:p text:style-name="P1694"><text:span text:style-name="T843">9</text:span></text:p><draw:enhanced-geometry svg:viewBox="0 0 21600 21600" draw:mirror-horizontal="false" draw:mirror-vertical="false" draw:type="rectangle" draw:enhanced-path="M 0 0 L 21600 0 21600 21600 0 21600 0 0 Z N"/></draw:custom-shape><draw:custom-shape draw:style-name="gr114" draw:text-style-name="P1720" svg:width="1.001cm" svg:height="0.47cm" svg:x="0.469cm" svg:y="6.516cm"><text:p text:style-name="P1694"><text:span text:style-name="T843">10</text:span></text:p><draw:enhanced-geometry svg:viewBox="0 0 21600 21600" draw:mirror-horizontal="false" draw:mirror-vertical="false" draw:type="rectangle" draw:enhanced-path="M 0 0 L 21600 0 21600 21600 0 21600 0 0 Z N"/></draw:custom-shape><draw:custom-shape draw:style-name="gr113" draw:text-style-name="P1720" svg:width="1.001cm" svg:height="0.502cm" svg:x="0.469cm" svg:y="7.015cm"><text:p text:style-name="P1694"><text:span text:style-name="T843">11</text:span></text:p><draw:enhanced-geometry svg:viewBox="0 0 21600 21600" draw:mirror-horizontal="false" draw:mirror-vertical="false" draw:type="rectangle" draw:enhanced-path="M 0 0 L 21600 0 21600 21600 0 21600 0 0 Z N"/></draw:custom-shape><draw:custom-shape draw:style-name="gr115" draw:text-style-name="P1720" svg:width="1.001cm" svg:height="0.472cm" svg:x="0.469cm" svg:y="7.514cm"><text:p text:style-name="P1694"><text:span text:style-name="T843">...</text:span></text:p><draw:enhanced-geometry svg:viewBox="0 0 21600 21600" draw:mirror-horizontal="false" draw:mirror-vertical="false" draw:type="rectangle" draw:enhanced-path="M 0 0 L 21600 0 21600 21600 0 21600 0 0 Z N"/></draw:custom-shape><draw:custom-shape draw:style-name="gr116" draw:text-style-name="P1721" xml:id="id24" draw:id="id24" svg:width="0.101cm" svg:height="0.5cm" svg:x="18.868cm" svg:y="5.715cm"><text:p/><draw:enhanced-geometry svg:viewBox="0 0 21600 21600" draw:mirror-horizontal="false" draw:mirror-vertical="false" draw:type="rectangle" draw:enhanced-path="M 0 0 L 21600 0 21600 21600 0 21600 0 0 Z N"/></draw:custom-shape><draw:custom-shape draw:style-name="gr117" draw:text-style-name="P1721" xml:id="id22" draw:id="id22" svg:width="0.101cm" svg:height="0.502cm" svg:x="18.868cm" svg:y="8.915cm"><text:p/><draw:enhanced-geometry svg:viewBox="0 0 21600 21600" draw:mirror-horizontal="false" draw:mirror-vertical="false" draw:type="rectangle" draw:enhanced-path="M 0 0 L 21600 0 21600 21600 0 21600 0 0 Z N"/></draw:custom-shape></draw:g></text:p>
          </table:table-cell>
        </table:table-row>
      </table:table>
      <text:p text:style-name="P1"/>
      <text:p text:style-name="P917">For each node, size indicates how many data entries are stored within it and also allows to determine the number of sub-tree's each node is referring to, which is size plus one. Furthermore, the maximum index displays the number of data entries plus all sub-node's maximum indexes combined. This means that, if size is equal to maximum index, then it is a leaf node, which cannot have sub-nodes. Also, the root node's maximum index displays the total number of data entries addressable by the entire b-tree.</text:p>
      <text:p text:style-name="P918"><text:tab/><text:span text:style-name="T714">When an access takes place, then sub-node references and data entries are searched in an </text:span><text:soft-page-break/><text:span text:style-name="T714">alternate order from left to right, beginning with the sub-node, which contains all lower order data entries. Key values aren't present and walking through every sub-tree, when accessing data, would be sub-optimal in terms of performance. To work around that problem, the maximum index property of sub-nodes potentially accessed is used to tell if a sub-tree can be skipped or needs to be traced into. In the example above, if data entries 0 to 4 are being accessed, then by using the maximum index of node 3 the calling method can immediately tell that node 3 needs to be accessed and has to go from their, otherwise node 3 is skipped entirely and it is determined whether the first data entry in the root is addressed or the next sub-node needs to be traced into and so on and so forth. In other words, the offset value of an access is used as a key value in order to navigate within the tree structure, while the procedures on how to insert, access and remove individual data entries still apply even with an offset as a key.</text:span></text:p>
      <text:p text:style-name="P1"/>
      <text:p text:style-name="P1"/>
      <text:h text:style-name="P1613" text:outline-level="2"><text:bookmark-start text:name="__RefHeading__114_1269792762"/>Template Parameter Overview<text:bookmark-end text:name="__RefHeading__114_1269792762"/></text:h>
      <text:p text:style-name="P596"/>
      <text:p text:style-name="P3"><text:tab/><text:span text:style-name="T744">This section explains what template parameters have to be set in order to instantiate any of the </text:span><text:span text:style-name="T744"><text:bookmark-ref text:reference-format="text" text:ref-name="__RefHeading__12600_147306980">Specific Data Classes</text:bookmark-ref></text:span><text:span text:style-name="T744"> and also provides a brief overview of what the parameter is intended for.</text:span></text:p>
      <text:p text:style-name="P2"/>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406">Parameter</text:p>
            </table:table-cell>
            <table:table-cell table:style-name="Table7.A1" office:value-type="string">
              <text:p text:style-name="P1406">Default</text:p>
            </table:table-cell>
            <table:table-cell table:style-name="Table7.A1" office:value-type="string">
              <text:p text:style-name="P1406">Class</text:p>
            </table:table-cell>
            <table:table-cell table:style-name="Table7.D1" office:value-type="string">
              <text:p text:style-name="P1406">Description</text:p>
            </table:table-cell>
          </table:table-row>
        </table:table-header-rows>
        <table:table-row>
          <table:table-cell table:style-name="Table7.A2" office:value-type="string">
            <text:p text:style-name="P1298">_<text:span text:style-name="T15">t</text:span>_<text:span text:style-name="T15">data</text:span></text:p>
          </table:table-cell>
          <table:table-cell table:style-name="Table7.A2" office:value-type="string">
            <text:p text:style-name="P1303">has to be set!</text:p>
          </table:table-cell>
          <table:table-cell table:style-name="Table7.A2" office:value-type="string">
            <text:p text:style-name="P1295">CBTree<text:span text:style-name="T744">Array</text:span></text:p>
            <text:p text:style-name="P1296">CBTreeKeySort</text:p>
          </table:table-cell>
          <table:table-cell table:style-name="Table7.D2" office:value-type="string">
            <text:p text:style-name="P1295">application data type</text:p>
          </table:table-cell>
        </table:table-row>
        <table:table-row>
          <table:table-cell table:style-name="Table7.A2" office:value-type="string">
            <text:p text:style-name="P1298">_<text:span text:style-name="T15">t</text:span>_<text:span text:style-name="T15">key</text:span></text:p>
          </table:table-cell>
          <table:table-cell table:style-name="Table7.A2" office:value-type="string">
            <text:p text:style-name="P1298">_<text:span text:style-name="T15">t</text:span>_<text:span text:style-name="T15">data</text:span></text:p>
          </table:table-cell>
          <table:table-cell table:style-name="Table7.A2" office:value-type="string">
            <text:p text:style-name="P1295">CBTreeKeySort</text:p>
          </table:table-cell>
          <table:table-cell table:style-name="Table7.D2" office:value-type="string">
            <text:p text:style-name="P1295">sort and search information <text:span text:style-name="T16">type</text:span></text:p>
          </table:table-cell>
        </table:table-row>
        <table:table-row>
          <table:table-cell table:style-name="Table7.A2" office:value-type="string">
            <text:p text:style-name="P1298">_<text:span text:style-name="T744">t_keytype</text:span></text:p>
          </table:table-cell>
          <table:table-cell table:style-name="Table7.A2" office:value-type="string">
            <text:p text:style-name="P1304">has to be set!</text:p>
          </table:table-cell>
          <table:table-cell table:style-name="Table7.A2" office:value-type="string">
            <text:p text:style-name="P1301">CBTreeSet</text:p>
            <text:p text:style-name="P1301">CBTreeMultiSet</text:p>
            <text:p text:style-name="P1301">CBTreeMap</text:p>
            <text:p text:style-name="P1301">CBTreeMultiMap</text:p>
          </table:table-cell>
          <table:table-cell table:style-name="Table7.D2" office:value-type="string">
            <text:p text:style-name="P1295"/>
          </table:table-cell>
        </table:table-row>
        <table:table-row>
          <table:table-cell table:style-name="Table7.A2" office:value-type="string">
            <text:p text:style-name="P1298">_<text:span text:style-name="T744">t_maptype</text:span></text:p>
          </table:table-cell>
          <table:table-cell table:style-name="Table7.A2" office:value-type="string">
            <text:p text:style-name="P1304">has to be set!</text:p>
          </table:table-cell>
          <table:table-cell table:style-name="Table7.A2" office:value-type="string">
            <text:p text:style-name="P1301">CBTreeMap</text:p>
            <text:p text:style-name="P1301">CBTreeMultiMap</text:p>
          </table:table-cell>
          <table:table-cell table:style-name="Table7.D2" office:value-type="string">
            <text:p text:style-name="P1295"/>
          </table:table-cell>
        </table:table-row>
        <table:table-row>
          <table:table-cell table:style-name="Table7.A6" office:value-type="string">
            <text:p text:style-name="P1298">_<text:span text:style-name="T15">t</text:span>_<text:span text:style-name="T15">datalayerproperties</text:span></text:p>
          </table:table-cell>
          <table:table-cell table:style-name="Table7.A2" office:value-type="string">
            <text:p text:style-name="P1295">CBTreeIOpropertiesRAM</text:p>
          </table:table-cell>
          <table:table-cell table:style-name="Table7.A2" office:value-type="string">
            <text:p text:style-name="P1301">all</text:p>
          </table:table-cell>
          <table:table-cell table:style-name="Table7.D2" office:value-type="string">
            <text:p text:style-name="P1295">data layer <text:span text:style-name="T16">set up</text:span> type</text:p>
          </table:table-cell>
        </table:table-row>
      </table:table>
      <text:p text:style-name="P2"/>
      <text:p text:style-name="P2"><text:span text:style-name="T745"><text:bookmark-ref text:reference-format="text" text:ref-name="__RefHeading__1941_1480809614">Data Type (_t_data)</text:bookmark-ref></text:span><text:span text:style-name="T745">: This parameter defines the type of an entire data entry used by the classes </text:span><text:span text:style-name="T745"><text:bookmark-ref text:reference-format="text" text:ref-name="__RefHeading__7938_1499495845">CBTreeArray</text:bookmark-ref></text:span><text:span text:style-name="T745"> and </text:span><text:span text:style-name="T745"><text:bookmark-ref text:reference-format="text" text:ref-name="__RefHeading__12194_147306980">CBTreeKeySort</text:bookmark-ref></text:span><text:span text:style-name="T745">, which also the type inserted or returned when using the appropriate interface methods.</text:span></text:p>
      <text:p text:style-name="P4"><text:bookmark-ref text:reference-format="text" text:ref-name="__RefHeading___Toc37852_20832781">Key Type (_t_key)</text:bookmark-ref>: <text:span text:style-name="T745">This parameter defines the type, which, when instantiated, is acting as the key value for its associated data entry and is the return type of </text:span><text:span text:style-name="T745"><text:bookmark-ref text:reference-format="text" text:ref-name="__RefHeading__3581_1442666128">extract_key ()</text:bookmark-ref></text:span><text:span text:style-name="T745">, that is then used as an operand for the sorting criteria defined by </text:span><text:span text:style-name="T745"><text:bookmark-ref text:reference-format="text" text:ref-name="__RefHeading__3579_1442666128">comp ()</text:bookmark-ref></text:span><text:span text:style-name="T745">.</text:span></text:p>
      <text:p text:style-name="P5">_<text:span text:style-name="T746">t_keytype: This parameter defines the key type used by the </text:span><text:span text:style-name="T746"><text:bookmark-ref text:reference-format="text" text:ref-name="__RefHeading___Toc23431_2143782557">Associative Containers (CBTree[Multi]Map|Set)</text:bookmark-ref></text:span><text:span text:style-name="T746">, which is the initial element of the pair type (::std::pair&lt;_t_keytype, _t_maptype&gt;) used by CBTreeMap and CBTreeMultiMap as its value type. Also, it defines the value type of CBTreeSet and CBTreeMultiSet, which is the same as the key type for those two container types.</text:span></text:p>
      <text:p text:style-name="P6"><text:soft-page-break/>_<text:span text:style-name="T746">t_maptype: This parameter defines the associated map type for the container types CBTreeMap and CBTreeMultiMap and is the final element of the pair type (::std::pair&lt;_t_keytype, _t_maptype&gt;) used by those two containers.</text:span></text:p>
      <text:p text:style-name="P8"><text:bookmark-ref text:reference-format="text" text:ref-name="__RefHeading___Toc37854_20832781">Data Layer Properties (_t_datalayerproperties)</text:bookmark-ref>: <text:span text:style-name="T747">This parameter defines the data layer properties type, which allows to set the data layer dimension types and provides the data layer type as type definitions (SFINEA - substitution failure is not an error). see: </text:span><text:span text:style-name="T747"><text:bookmark-ref text:reference-format="text" text:ref-name="__RefHeading___Toc19011_20832781">Data Layer Dimension Types</text:bookmark-ref></text:span></text:p>
      <text:p text:style-name="P1435"/>
      <text:p text:style-name="P2"/>
      <text:h text:style-name="Heading_20_3" text:outline-level="3"><text:bookmark-start text:name="__RefHeading___Toc19011_20832781"/>Data Layer <text:span text:style-name="T748">Dimension Types</text:span><text:bookmark-end text:name="__RefHeading___Toc19011_20832781"/></text:h>
      <text:p text:style-name="P945"/>
      <text:p text:style-name="P947"><text:tab/><text:span text:style-name="T753">This section provides a brief overview what template parameters can be set when defining a Data Layer Property type (</text:span><text:span text:style-name="T753"><text:bookmark-ref text:reference-format="text" text:ref-name="__RefHeading___Toc37854_20832781">Data Layer Properties (_t_datalayerproperties)</text:bookmark-ref></text:span><text:span text:style-name="T753">). See the list below:</text:span></text:p>
      <text:p text:style-name="P947"/>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407"><text:span text:style-name="T748">Template </text:span>Parameter</text:p>
            </table:table-cell>
            <table:table-cell table:style-name="Table4.A1" office:value-type="string">
              <text:p text:style-name="P1409">Type <text:span text:style-name="T749">Definition</text:span></text:p>
            </table:table-cell>
            <table:table-cell table:style-name="Table4.A1" office:value-type="string">
              <text:p text:style-name="P1407">Default</text:p>
            </table:table-cell>
            <table:table-cell table:style-name="Table4.D1" office:value-type="string">
              <text:p text:style-name="P1407">Description</text:p>
            </table:table-cell>
          </table:table-row>
        </table:table-header-rows>
        <table:table-row>
          <table:table-cell table:style-name="Table4.A2" office:value-type="string">
            <text:p text:style-name="P1299">_t_sizetype</text:p>
          </table:table-cell>
          <table:table-cell table:style-name="Table4.A2" office:value-type="string">
            <text:p text:style-name="P1302">size_type</text:p>
          </table:table-cell>
          <table:table-cell table:style-name="Table4.C2" office:value-type="string">
            <text:p text:style-name="P1297">uint64_t</text:p>
          </table:table-cell>
          <table:table-cell table:style-name="Table4.D2" office:value-type="string">
            <text:p text:style-name="P1297">application address type</text:p>
          </table:table-cell>
        </table:table-row>
        <table:table-row>
          <table:table-cell table:style-name="Table4.A5" office:value-type="string">
            <text:p text:style-name="P1299">_<text:span text:style-name="T15">t</text:span>_<text:span text:style-name="T15">nodeiter</text:span></text:p>
          </table:table-cell>
          <table:table-cell table:style-name="Table4.B3" office:value-type="string">
            <text:p text:style-name="P1302">node_iter_type</text:p>
          </table:table-cell>
          <table:table-cell table:style-name="Table4.C3" office:value-type="string">
            <text:p text:style-name="P1297">uint64_t</text:p>
          </table:table-cell>
          <table:table-cell table:style-name="Table4.D3" office:value-type="string">
            <text:p text:style-name="P1297">node address type</text:p>
          </table:table-cell>
        </table:table-row>
        <table:table-row>
          <table:table-cell table:style-name="Table4.A5" office:value-type="string">
            <text:p text:style-name="P1299">_<text:span text:style-name="T15">t</text:span>_<text:span text:style-name="T15">subnodeiter</text:span></text:p>
          </table:table-cell>
          <table:table-cell table:style-name="Table4.B4" office:value-type="string">
            <text:p text:style-name="P1302">sub_node_iter_type</text:p>
          </table:table-cell>
          <table:table-cell table:style-name="Table4.C4" office:value-type="string">
            <text:p text:style-name="P1297">uint32_t</text:p>
          </table:table-cell>
          <table:table-cell table:style-name="Table4.D4" office:value-type="string">
            <text:p text:style-name="P1297">sub-position address type</text:p>
          </table:table-cell>
        </table:table-row>
        <table:table-row>
          <table:table-cell table:style-name="Table4.A5" office:value-type="string">
            <text:p text:style-name="P1299">_<text:span text:style-name="T15">t</text:span>_<text:span text:style-name="T743">address</text:span></text:p>
          </table:table-cell>
          <table:table-cell table:style-name="Table4.B5" office:value-type="string">
            <text:p text:style-name="P1302">address_type</text:p>
          </table:table-cell>
          <table:table-cell table:style-name="Table4.C5" office:value-type="string">
            <text:p text:style-name="P1300">uint64_t</text:p>
          </table:table-cell>
          <table:table-cell table:style-name="Table4.D5" office:value-type="string">
            <text:p text:style-name="P1297"><text:span text:style-name="T743">absolute address</text:span> type</text:p>
          </table:table-cell>
        </table:table-row>
        <table:table-row>
          <table:table-cell table:style-name="Table4.A6" office:value-type="string">
            <text:p text:style-name="P1299">_<text:span text:style-name="T15">t</text:span>_<text:span text:style-name="T743">offset</text:span></text:p>
          </table:table-cell>
          <table:table-cell table:style-name="Table4.B6" office:value-type="string">
            <text:p text:style-name="P1302">offset_type</text:p>
          </table:table-cell>
          <table:table-cell table:style-name="Table4.C6" office:value-type="string">
            <text:p text:style-name="P1300">uint32_t</text:p>
          </table:table-cell>
          <table:table-cell table:style-name="Table4.D6" office:value-type="string">
            <text:p text:style-name="P1297"><text:span text:style-name="T743">relative address </text:span>type</text:p>
          </table:table-cell>
        </table:table-row>
      </table:table>
      <text:p text:style-name="P1289"/>
      <text:p text:style-name="P945"/>
      <text:p text:style-name="P946"><text:bookmark-ref text:reference-format="text" text:ref-name="__RefHeading__132_1269792762">Size Type (_t_sizetype)</text:bookmark-ref>: <text:span text:style-name="T750">This parameter defines what type is to be used by an application address individual data entries stored within the data container.</text:span></text:p>
      <text:p text:style-name="P946"><text:bookmark-ref text:reference-format="text" text:ref-name="__RefHeading__1943_1480809614">Node Iterator Type (_t_nodeiter)</text:bookmark-ref>: <text:span text:style-name="T750">This parameter defines what type is used by the container instance to address individual nodes within the b-tree structure.</text:span></text:p>
      <text:p text:style-name="P946"><text:bookmark-ref text:reference-format="text" text:ref-name="__RefHeading__1945_1480809614">Sub-Node Iterator Type (_t_subnodeiter)</text:bookmark-ref>: <text:span text:style-name="T750">This parameter defines what type is used by the container </text:span><text:span text:style-name="T186">instance to address individual data entries with a node.</text:span></text:p>
      <text:p text:style-name="P81"><text:span text:style-name="T750"><text:bookmark-ref text:reference-format="text" text:ref-name="__RefHeading___Toc37856_20832781">Absolute Address Type (_t_addresstype)</text:bookmark-ref></text:span><text:span text:style-name="T750">: This parameter defines what type is used by the data layer to calculate an absolute byte location.</text:span></text:p>
      <text:p text:style-name="P81"><text:span text:style-name="T750"><text:bookmark-ref text:reference-format="text" text:ref-name="__RefHeading___Toc37858_20832781">Relative Address Type (_t_offsettype)</text:bookmark-ref></text:span><text:span text:style-name="T750">: This parameter defines what type is used by the data layer to calculate a relative byte location.</text:span></text:p>
      <text:p text:style-name="P83"/>
      <text:p text:style-name="P82"/>
      <text:h text:style-name="P1654" text:outline-level="3"><text:bookmark-start text:name="__RefHeading___Toc25850_20832781"/>Differences Between The STL Container <text:span text:style-name="T743">and B-Tree Framework Template </text:span>Parameters<text:bookmark-end text:name="__RefHeading___Toc25850_20832781"/></text:h>
      <text:p text:style-name="P2"/>
      <text:p text:style-name="P2"><text:tab/><text:span text:style-name="T751">This section briefly describes what the differences between the STL container's and the Specific Data Classes' (</text:span><text:span text:style-name="T751"><text:bookmark-ref text:reference-format="text" text:ref-name="__RefHeading__12600_147306980">Specific Data Classes</text:bookmark-ref></text:span><text:span text:style-name="T751">) template parameters are. Since different containers use a different sets of template parameter, this section is divided into two parts. The initial part covers parameters that apply to all container types, while the second part covers parameters, which are specific to a sub-set of container types.</text:span></text:p>
      <text:p text:style-name="P951"/>
      <text:p text:style-name="P950">Differences that apply to all container types:</text:p>
      <text:list xml:id="list1245061755140009940" text:style-name="L1">
        <text:list-item>
          <text:p text:style-name="P1436">The data containers of the b-tree framework and the STL types have to store data at some point. <text:span text:style-name="T752">This is what the </text:span><text:bookmark-ref text:reference-format="text" text:ref-name="__RefHeading__134_1269792762">Data Layer Type Definition (data_layer_type)</text:bookmark-ref><text:span text:style-name="T752"> for this framework and the allocators for the STL containers are employed for. </text:span>While the framework employs the <text:bookmark-ref text:reference-format="text" text:ref-name="__RefHeading___Toc37854_20832781">Data Layer Properties (_t_datalayerproperties)</text:bookmark-ref> to determine the <text:bookmark-ref text:reference-format="text" text:ref-name="__RefHeading__134_1269792762">Data Layer Type Definition (data_layer_type)</text:bookmark-ref> using <text:span text:style-name="T339">typename _t_datalayerproperties::data_layer_type</text:span>, the STL types use allocators <text:span text:style-name="T752">directly set via their template parameters</text:span>. These two data storage types are incompatible, since the framework <text:bookmark-ref text:reference-format="text" text:ref-name="__RefHeading__134_1269792762">Data Layer Type Definition (data_layer_type)</text:bookmark-ref> isn't aware of the type that is to be stored and sees <text:span text:style-name="T752">every pool (</text:span><text:span text:style-name="T752"><text:bookmark-ref text:reference-format="text" text:ref-name="__RefHeading___Toc28800_465577555">Pools</text:bookmark-ref></text:span><text:span text:style-name="T752">) as a byte array, whereas STL allocators are type aware. As a result, anything that involves allocators on the API level cannot be supported by this framework.</text:span></text:p>
        </text:list-item>
        <text:list-item>
          <text:p text:style-name="P1437">The b-tree framework containers need to have their size_type set via one of the <text:bookmark-ref text:reference-format="text" text:ref-name="__RefHeading___Toc19011_20832781">Data Layer Dimension Types</text:bookmark-ref> when defining <text:bookmark-ref text:reference-format="text" text:ref-name="__RefHeading__12600_147306980">Specific Data Classes</text:bookmark-ref> or has to be set directly when defining <text:bookmark-ref text:reference-format="text" text:ref-name="__RefHeading___Toc36404_35778968">Abstract Container Interface (CBTreeIf)</text:bookmark-ref> type, whereas none of the STL containers has that option. Also, the size_type parameter needs to be compatible if <text:bookmark-ref text:reference-format="text" text:ref-name="__RefHeading__12600_147306980">Specific Data Classes</text:bookmark-ref> are abstracted to an <text:bookmark-ref text:reference-format="text" text:ref-name="__RefHeading___Toc36404_35778968">Abstract Container Interface (CBTreeIf)</text:bookmark-ref> type.</text:p>
        </text:list-item>
      </text:list>
      <text:p text:style-name="P950"/>
      <text:p text:style-name="P950">Differences that apply to all associative container types:</text:p>
      <text:list xml:id="list3645908211417800755" text:style-name="L2">
        <text:list-item>
          <text:p text:style-name="P1438">All associative containers employ an order operator of some sort to determine in what order individual data entries are stored. This is handled very differently between the STL containers and the b-tree framework containers. While the STL containers have a template parameter, defining a type that has to provide a comparison method, the b-tree framework containers use a virtual method called <text:bookmark-ref text:reference-format="text" text:ref-name="__RefHeading__3579_1442666128">comp ()</text:bookmark-ref> in order to allow for those container types to be abstracted.</text:p>
        </text:list-item>
      </text:list>
      <text:p text:style-name="P2"/>
      <text:p text:style-name="P2"/>
      <text:h text:style-name="P1623" text:outline-level="2"><text:bookmark-start text:name="__RefHeading__116_1269792762"/>Quick Programmer Guide<text:bookmark-end text:name="__RefHeading__116_1269792762"/></text:h>
      <text:p text:style-name="P9"/>
      <text:p text:style-name="P934"><text:span text:style-name="T17"><text:tab/>This section will discuss what is to be done in order to compile and run a program involving parts of this b-tree framework. The initial step is to create one or more </text:span><text:span text:style-name="T17"><text:bookmark-ref text:reference-format="text" text:ref-name="__RefHeading__144_1269792762">Application Classes</text:bookmark-ref></text:span><text:span text:style-name="T17"> by deriving each of those from one of the </text:span><text:span text:style-name="T17"><text:bookmark-ref text:reference-format="text" text:ref-name="__RefHeading__12600_147306980">Specific Data Classes</text:bookmark-ref></text:span><text:span text:style-name="T17"> as needed. It is very likely that these classes will end up almost empty at first, but creating </text:span><text:span text:style-name="T17"><text:bookmark-ref text:reference-format="text" text:ref-name="__RefHeading__144_1269792762">Application Classes</text:bookmark-ref></text:span><text:span text:style-name="T17"> is strongly recommended for two reasons. Firstly, it allows for quicker additions and modifications in the development process, since it is unlikely that any of the given </text:span><text:span text:style-name="T17"><text:bookmark-ref text:reference-format="text" text:ref-name="__RefHeading__12600_147306980">Specific Data Classes</text:bookmark-ref></text:span><text:span text:style-name="T17"> will be sufficient as they are. Secondly, even if the given </text:span><text:span text:style-name="T17"><text:bookmark-ref text:reference-format="text" text:ref-name="__RefHeading__12600_147306980">Specific Data Classes</text:bookmark-ref></text:span><text:span text:style-name="T17"> are sufficient, the newly created </text:span><text:span text:style-name="T17"><text:bookmark-ref text:reference-format="text" text:ref-name="__RefHeading__144_1269792762">Application Classes</text:bookmark-ref></text:span><text:span text:style-name="T17"> must be named, which makes it more obvious what the class' use is intended for. Once the </text:span><text:span text:style-name="T17"><text:bookmark-ref text:reference-format="text" text:ref-name="__RefHeading__144_1269792762">Application Classes</text:bookmark-ref></text:span><text:span text:style-name="T17"> have been defined, they may act as base classes for more specialised application container classes. Also, </text:span><text:span text:style-name="T17"><text:bookmark-ref text:reference-format="text" text:ref-name="__RefHeading__144_1269792762">Application Classes</text:bookmark-ref></text:span><text:span text:style-name="T17"> that have been derived from </text:span><text:span text:style-name="T17"><text:bookmark-ref text:reference-format="text" text:ref-name="__RefHeading__12194_147306980">CBTreeKeySort</text:bookmark-ref></text:span><text:span text:style-name="T17"> may want to provide their own versions of </text:span><text:span text:style-name="T17"><text:bookmark-ref text:reference-format="text" text:ref-name="__RefHeading__3579_1442666128">comp ()</text:bookmark-ref></text:span><text:span text:style-name="T17"> and </text:span><text:span text:style-name="T17"><text:bookmark-ref text:reference-format="text" text:ref-name="__RefHeading__3581_1442666128">extract_key ()</text:bookmark-ref></text:span><text:span text:style-name="T17">, in case their default behaviour is not sufficient. </text:span></text:p>
      <text:p text:style-name="P596"><text:span text:style-name="T18"><text:tab/>This framework also provides abstract types such as the </text:span><text:span text:style-name="T18"><text:bookmark-ref text:reference-format="text" text:ref-name="__RefHeading___Toc36400_35778968">Abstract Interface Classes</text:bookmark-ref></text:span><text:span text:style-name="T18"> and the </text:span><text:span text:style-name="T18"><text:bookmark-ref text:reference-format="text" text:ref-name="__RefHeading___Toc36404_35778968">Abstract Container Interface (CBTreeIf)</text:bookmark-ref></text:span><text:span text:style-name="T18">. These enable programmers to abstract container classes, while using instances that may employ different template parameters or use varied sorting criteria. However, using varied template parameters by an abstract type has limitations though. The template parameters </text:span><text:span text:style-name="T18"><text:bookmark-ref text:reference-format="text" text:ref-name="__RefHeading__1941_1480809614">Data Type (_t_data)</text:bookmark-ref></text:span><text:span text:style-name="T18">, </text:span><text:span text:style-name="T18"><text:bookmark-ref text:reference-format="text" text:ref-name="__RefHeading__132_1269792762">Size Type (_t_sizetype)</text:bookmark-ref></text:span><text:span text:style-name="T18"> and for associative container types </text:span><text:span text:style-name="T18"><text:bookmark-ref text:reference-format="text" text:ref-name="__RefHeading___Toc37852_20832781">Key Type (_t_key)</text:bookmark-ref></text:span><text:span text:style-name="T18"> have to be the same, since those parameters have to be set when any of the abstract types is declared.</text:span></text:p>
      <text:p text:style-name="P10"/>
      <text:p text:style-name="P10"/>
      <text:h text:style-name="P1625" text:outline-level="3"><text:bookmark-start text:name="__RefHeading__8557_147306980"/>Includes Overview<text:bookmark-end text:name="__RefHeading__8557_147306980"/></text:h>
      <text:p text:style-name="P596"/>
      <text:p text:style-name="P919"><text:tab/>The I. section <text:span text:style-name="T19">briefly </text:span>explains what files need to be included <text:span text:style-name="T19">in order to use different parts of the b-tree framework. First of all, most compilers cannot process template base code without having the definition and the declaration in the same place. This means that, either any template base declaration needs to be in the respective header file where also its definition can be found or any source file, which contains template declarations needs to be included once the associated definitions have been included. To avoid having the programmers to worry about when to include what source file along side with an include, any header file that contains template definitions also includes its respective source file, so that b-tree framework source file includes don't need to appear in the application's source code.</text:span></text:p>
      <text:p text:style-name="P596"><text:tab/><text:span text:style-name="T20">Which data class header file needs to be included, depends on what the application classes need to be derived from. Please see the list below:</text:span></text:p>
      <text:list xml:id="list885134189022952992" text:style-name="L3">
        <text:list-item>
          <text:p text:style-name="P1439">btreearray.h</text:p>
          <text:list>
            <text:list-item>
              <text:p text:style-name="P1439">data class: CBTreeArray</text:p>
            </text:list-item>
            <text:list-item>
              <text:p text:style-name="P1439"><text:soft-page-break/>interface class: CBTreeArrayIf</text:p>
              <text:p text:style-name="P1439"/>
            </text:list-item>
          </text:list>
        </text:list-item>
        <text:list-item>
          <text:p text:style-name="P1439">btreekeysort.h</text:p>
          <text:list>
            <text:list-item>
              <text:p text:style-name="P1439">data class: CBTreeKeySort</text:p>
            </text:list-item>
            <text:list-item>
              <text:p text:style-name="P1439">interface class: CBTree<text:span text:style-name="T715">Associative</text:span>If</text:p>
              <text:p text:style-name="P1439"/>
            </text:list-item>
          </text:list>
        </text:list-item>
        <text:list-item>
          <text:p text:style-name="P1441">./<text:span text:style-name="T715">associative/btreemultimap.h</text:span></text:p>
          <text:list>
            <text:list-item>
              <text:p text:style-name="P1440">data class: CBTree<text:span text:style-name="T715">MultiMap</text:span></text:p>
            </text:list-item>
            <text:list-item>
              <text:p text:style-name="P1443">interface class: <text:span text:style-name="T20">CBTree</text:span>Associative<text:span text:style-name="T20">If</text:span></text:p>
              <text:p text:style-name="P1443"/>
            </text:list-item>
          </text:list>
        </text:list-item>
        <text:list-item>
          <text:p text:style-name="P1442">./<text:span text:style-name="T715">associative/btreemap.h</text:span></text:p>
          <text:list>
            <text:list-item>
              <text:p text:style-name="P1440">data class: CBTree<text:span text:style-name="T715">Map</text:span></text:p>
            </text:list-item>
            <text:list-item>
              <text:p text:style-name="P1443">interface class: <text:span text:style-name="T20">CBTree</text:span>Associative<text:span text:style-name="T20">If</text:span></text:p>
              <text:p text:style-name="P1443"/>
            </text:list-item>
          </text:list>
        </text:list-item>
        <text:list-item>
          <text:p text:style-name="P1442">./<text:span text:style-name="T715">associative/btreemultiset.h</text:span></text:p>
          <text:list>
            <text:list-item>
              <text:p text:style-name="P1440">data class: CBTree<text:span text:style-name="T715">MultiSet</text:span></text:p>
            </text:list-item>
            <text:list-item>
              <text:p text:style-name="P1443">interface class: <text:span text:style-name="T20">CBTree</text:span>Associative<text:span text:style-name="T20">If</text:span></text:p>
              <text:p text:style-name="P1443"/>
            </text:list-item>
          </text:list>
        </text:list-item>
        <text:list-item>
          <text:p text:style-name="P1442">./<text:span text:style-name="T715">associative/btreeset.h</text:span></text:p>
          <text:list>
            <text:list-item>
              <text:p text:style-name="P1440">data class: CBTree<text:span text:style-name="T715">Set</text:span></text:p>
            </text:list-item>
            <text:list-item>
              <text:p text:style-name="P1443">interface class: <text:span text:style-name="T20">CBTree</text:span>Associative<text:span text:style-name="T20">If</text:span></text:p>
            </text:list-item>
          </text:list>
        </text:list-item>
      </text:list>
      <text:p text:style-name="P930"/>
      <text:list xml:id="list94428229041876" text:continue-numbering="true" text:style-name="L3">
        <text:list-item>
          <text:p text:style-name="P1444">btreeif.h</text:p>
          <text:list>
            <text:list-item>
              <text:p text:style-name="P1444">interface class: CBTreeIf</text:p>
            </text:list-item>
          </text:list>
        </text:list-item>
      </text:list>
      <text:p text:style-name="P11"/>
      <text:p text:style-name="P921">Furthermore, at least one data layer class needs to be included. Please see the list below:</text:p>
      <text:p text:style-name="P12"/>
      <text:list xml:id="list3577764310848029397" text:style-name="L4">
        <text:list-item>
          <text:p text:style-name="P1445">btreeioram.h</text:p>
          <text:list>
            <text:list-item>
              <text:p text:style-name="P1445">data layer type: RAM</text:p>
            </text:list-item>
            <text:list-item>
              <text:p text:style-name="P1445">includes: btreeramioprop.h containing RAM data layer property class</text:p>
              <text:p text:style-name="P1445"/>
            </text:list-item>
          </text:list>
        </text:list-item>
        <text:list-item>
          <text:p text:style-name="P1445"><text:soft-page-break/>btreeiofile.h</text:p>
          <text:list>
            <text:list-item>
              <text:p text:style-name="P1445">data layer type: file</text:p>
            </text:list-item>
            <text:list-item>
              <text:p text:style-name="P1445">includes: btreefileioprop.h containing file data layer property class</text:p>
              <text:p text:style-name="P1446"/>
            </text:list-item>
          </text:list>
        </text:list-item>
      </text:list>
      <text:p text:style-name="P13">A more detailed list of all data layers can be found here: <text:bookmark-ref text:reference-format="text" text:ref-name="__RefHeading__7771_1708703198">Data Layer Types List</text:bookmark-ref></text:p>
      <text:p text:style-name="P12"/>
      <text:p text:style-name="P12"/>
      <text:h text:style-name="P1625" text:outline-level="3"><text:bookmark-start text:name="__RefHeading__12192_147306980"/>Source File List<text:bookmark-end text:name="__RefHeading__12192_147306980"/></text:h>
      <text:p text:style-name="P12"/>
      <text:p text:style-name="P14"><text:span text:style-name="T21"><text:tab/>The b-tree framework consists of a number of files listed b</text:span>elow. <text:span text:style-name="T21">That list also has brief explanations what each files contains.</text:span></text:p>
      <text:p text:style-name="P12"/>
      <table:table table:name="Table9" table:style-name="Table9">
        <table:table-column table:style-name="Table9.A"/>
        <table:table-column table:style-name="Table9.B"/>
        <table:table-header-rows>
          <table:table-row>
            <table:table-cell table:style-name="Table9.A1" office:value-type="string">
              <text:p text:style-name="P1408">file name</text:p>
            </table:table-cell>
            <table:table-cell table:style-name="Table9.B1" office:value-type="string">
              <text:p text:style-name="P1408">file content</text:p>
            </table:table-cell>
          </table:table-row>
        </table:table-header-rows>
        <table:table-row>
          <table:table-cell table:style-name="Table9.A2" office:value-type="string">
            <text:p text:style-name="P1305">btree.cpp</text:p>
            <text:p text:style-name="P1305">btree.h</text:p>
          </table:table-cell>
          <table:table-cell table:style-name="Table9.B2" office:value-type="string">
            <text:p text:style-name="P1305">CBTreeBase declaration</text:p>
            <text:p text:style-name="P1305">CBTreeBase definition</text:p>
            <text:p text:style-name="P1305"/>
            <text:p text:style-name="P1305">These files contain the b-tree base class <text:span text:style-name="T22">required by any b-tree data class.</text:span></text:p>
          </table:table-cell>
        </table:table-row>
        <table:table-row>
          <table:table-cell table:style-name="Table9.A2" office:value-type="string">
            <text:p text:style-name="P1310">btreeaux.cpp</text:p>
            <text:p text:style-name="P1310">btreeaux.h</text:p>
          </table:table-cell>
          <table:table-cell table:style-name="Table9.B2" office:value-type="string">
            <text:p text:style-name="P1310">CBTreeSuper declaration</text:p>
            <text:p text:style-name="P1310">CBTreeSuper definition</text:p>
            <text:p text:style-name="P1310"/>
            <text:p text:style-name="P1305">These files contain the b-tree <text:span text:style-name="T22">super and interface </text:span>class<text:span text:style-name="T22">es</text:span> <text:span text:style-name="T22">required by the b-tree base data class.</text:span></text:p>
          </table:table-cell>
        </table:table-row>
        <table:table-row>
          <table:table-cell table:style-name="Table9.A2" office:value-type="string">
            <text:p text:style-name="P1332">btreebasedefaults.cpp</text:p>
            <text:p text:style-name="P1332">btreebasedefaults.h</text:p>
          </table:table-cell>
          <table:table-cell table:style-name="Table9.B2" office:value-type="string">
            <text:p text:style-name="P1313">CBTree<text:span text:style-name="T717">BaseDefaults</text:span> declaration</text:p>
            <text:p text:style-name="P1313">CBTree<text:span text:style-name="T717">BaseDefaults</text:span> definition</text:p>
            <text:p text:style-name="P1313"/>
            <text:p text:style-name="P1308">These files contain the <text:span text:style-name="T718">default code for the some of the scalability and iterator methods, required by the Abstract or Specific Data Classes.</text:span></text:p>
          </table:table-cell>
        </table:table-row>
        <table:table-row>
          <table:table-cell table:style-name="Table9.A2" office:value-type="string">
            <text:p text:style-name="P1332">btreebaseif.cpp</text:p>
            <text:p text:style-name="P1332">btreebaseif.h</text:p>
          </table:table-cell>
          <table:table-cell table:style-name="Table9.B2" office:value-type="string">
            <text:p text:style-name="P1312">CBTree<text:span text:style-name="T717">Base</text:span>If declaration</text:p>
            <text:p text:style-name="P1312">CBTree<text:span text:style-name="T717">Base</text:span>If definition</text:p>
            <text:p text:style-name="P1312"/>
            <text:p text:style-name="P1307">These files contain the <text:span text:style-name="T716">abstract class' code for the scalability methods</text:span>, <text:span text:style-name="T717">which is part of the base stack.</text:span></text:p>
          </table:table-cell>
        </table:table-row>
        <table:table-row>
          <table:table-cell table:style-name="Table9.A2" office:value-type="string">
            <text:p text:style-name="P1332">btreedefaults.cpp</text:p>
            <text:p text:style-name="P1332">btreedefaults.h</text:p>
          </table:table-cell>
          <table:table-cell table:style-name="Table9.B2" office:value-type="string">
            <text:p text:style-name="P1311">CBTree<text:span text:style-name="T716">Defaults</text:span> declaration</text:p>
            <text:p text:style-name="P1311">CBTree<text:span text:style-name="T716">Defaults</text:span> definition</text:p>
            <text:p text:style-name="P1311"/>
            <text:p text:style-name="P1307">These files contain <text:span text:style-name="T716">the class providing the default code for </text:span>the <text:span text:style-name="T716">abstract container</text:span> <text:span text:style-name="T22">interface.</text:span></text:p>
          </table:table-cell>
        </table:table-row>
        <table:table-row>
          <table:table-cell table:style-name="Table9.A2" office:value-type="string">
            <text:p text:style-name="P1332">btreeif.cpp</text:p>
            <text:p text:style-name="P1332">btreeif.h</text:p>
          </table:table-cell>
          <table:table-cell table:style-name="Table9.B2" office:value-type="string">
            <text:p text:style-name="P1311">CBTreeIf declaration</text:p>
            <text:p text:style-name="P1311">CBTreeIf definition</text:p>
            <text:p text:style-name="P1311"><text:soft-page-break/></text:p>
            <text:p text:style-name="P1306">These files contain the <text:span text:style-name="T716">abstract container</text:span> <text:span text:style-name="T22">interface </text:span>class <text:span text:style-name="T22">required by the abstract interface classes and the base stack.</text:span></text:p>
          </table:table-cell>
        </table:table-row>
        <table:table-row>
          <table:table-cell table:style-name="Table9.A2" office:value-type="string">
            <text:p text:style-name="P1333">btreeassociative.cpp</text:p>
            <text:p text:style-name="P1333">btreeassociative.h</text:p>
          </table:table-cell>
          <table:table-cell table:style-name="Table9.B2" office:value-type="string">
            <text:p text:style-name="P1335">CBTreeAssociative<text:span text:style-name="T22"> declaration</text:span></text:p>
            <text:p text:style-name="P1314"><text:span text:style-name="T719">CBTreeAssociative</text:span> definition</text:p>
            <text:p text:style-name="P1314"/>
            <text:p text:style-name="P1309">These files contain the <text:span text:style-name="T719">generic code applicable for any associative container type within this framework.</text:span></text:p>
          </table:table-cell>
        </table:table-row>
        <table:table-row>
          <table:table-cell table:style-name="Table9.A2" office:value-type="string">
            <text:p text:style-name="P1333">btreeassociativebase.cpp</text:p>
            <text:p text:style-name="P1333">btreeassociativebase.h</text:p>
          </table:table-cell>
          <table:table-cell table:style-name="Table9.B2" office:value-type="string">
            <text:p text:style-name="P1335">CBTreeAssociativeBase<text:span text:style-name="T22"> declaration</text:span></text:p>
            <text:p text:style-name="P1314"><text:span text:style-name="T719">CBTreeAssociativeBase</text:span> definition</text:p>
            <text:p text:style-name="P1314"/>
            <text:p text:style-name="P1309">These files contain the <text:span text:style-name="T719">generic code applicable for any STL equivalent container type within this framework.</text:span></text:p>
          </table:table-cell>
        </table:table-row>
        <table:table-row>
          <table:table-cell table:style-name="Table9.A2" office:value-type="string">
            <text:p text:style-name="P1333">btreeiter.cpp</text:p>
            <text:p text:style-name="P1333">btreeiter.h</text:p>
          </table:table-cell>
          <table:table-cell table:style-name="Table9.B2" office:value-type="string">
            <text:p text:style-name="P1334">CBTreeIterator, CBTreeConstIterator, CBTreeReverseIterator and CBTreeConstReverseIterator declarations and definitions</text:p>
            <text:p text:style-name="P1334"/>
            <text:p text:style-name="P1334">These files contain the b-tree framework's iterator code.</text:p>
          </table:table-cell>
        </table:table-row>
        <table:table-row>
          <table:table-cell table:style-name="Table9.A2" office:value-type="string">
            <text:p text:style-name="P1310">btreecommon.h</text:p>
          </table:table-cell>
          <table:table-cell table:style-name="Table9.B2" office:value-type="string">
            <text:p text:style-name="P1310">This file contains any commonly used definition.</text:p>
          </table:table-cell>
        </table:table-row>
        <table:table-row>
          <table:table-cell table:style-name="Table9.A2" office:value-type="string">
            <text:p text:style-name="P1310">btreearray.cpp</text:p>
            <text:p text:style-name="P1310">btreearray.h</text:p>
          </table:table-cell>
          <table:table-cell table:style-name="Table9.B2" office:value-type="string">
            <text:p text:style-name="P1310">CBTreeArray declaration</text:p>
            <text:p text:style-name="P1310">CBTreeArray definition</text:p>
            <text:p text:style-name="P1310"/>
            <text:p text:style-name="P1310">These files contain the array data class, which <text:span text:style-name="T600">also </text:span>is a data class. If an application <text:span text:style-name="T23">needs</text:span> to define an application specific array class, then btreearray.h <text:span text:style-name="T23">has</text:span> to be included and said class needs to inherit from CBTreeArray.</text:p>
          </table:table-cell>
        </table:table-row>
        <table:table-row>
          <table:table-cell table:style-name="Table9.A2" office:value-type="string">
            <text:p text:style-name="P1310">btree<text:span text:style-name="T24">ke</text:span>y<text:span text:style-name="T24">sort</text:span>.cpp</text:p>
            <text:p text:style-name="P1310">btree<text:span text:style-name="T24">ke</text:span>y<text:span text:style-name="T24">sort</text:span>.h</text:p>
          </table:table-cell>
          <table:table-cell table:style-name="Table9.B2" office:value-type="string">
            <text:p text:style-name="P1310">CBTree<text:span text:style-name="T24">KeySort</text:span> declaration</text:p>
            <text:p text:style-name="P1310">CBTree<text:span text:style-name="T24">KeySort</text:span> definition</text:p>
            <text:p text:style-name="P1310"/>
            <text:p text:style-name="P1310">These files contain the <text:span text:style-name="T23">key sort</text:span> class, which is a b-tree data class. If an application <text:span text:style-name="T23">needs</text:span> to define an application specific <text:span text:style-name="T23">key sort</text:span> class, then btree<text:span text:style-name="T23">ke</text:span>y<text:span text:style-name="T23">sort</text:span>.h <text:span text:style-name="T23">has</text:span> to be included and said class needs to inherit from CBTree<text:span text:style-name="T25">KeySort</text:span>.</text:p>
          </table:table-cell>
        </table:table-row>
        <table:table-row>
          <table:table-cell table:style-name="Table9.A2" office:value-type="string">
            <text:p text:style-name="P1333">btreemultimap.cpp</text:p>
            <text:p text:style-name="P1333">btreemultimap.h</text:p>
          </table:table-cell>
          <table:table-cell table:style-name="Table9.B2" office:value-type="string">
            <text:p text:style-name="P1335">CBTreeMultiMap declaration</text:p>
            <text:p text:style-name="P1335">CBTreeMultiMap definition</text:p>
            <text:p text:style-name="P1335"/>
            <text:p text:style-name="P1335">These file contain the code for the STL multimap container equivalent class.</text:p>
          </table:table-cell>
        </table:table-row>
        <table:table-row>
          <table:table-cell table:style-name="Table9.A2" office:value-type="string">
            <text:p text:style-name="P1333">btreemap.cpp</text:p>
            <text:p text:style-name="P1333"><text:soft-page-break/>btreemap.h</text:p>
          </table:table-cell>
          <table:table-cell table:style-name="Table9.B2" office:value-type="string">
            <text:p text:style-name="P1335">CBTreeMap declaration</text:p>
            <text:p text:style-name="P1335"><text:soft-page-break/>CBTreeMap definition</text:p>
            <text:p text:style-name="P1335"/>
            <text:p text:style-name="P1335">These file contain the code for the STL map container equivalent class.</text:p>
          </table:table-cell>
        </table:table-row>
        <table:table-row>
          <table:table-cell table:style-name="Table9.A2" office:value-type="string">
            <text:p text:style-name="P1333">btreemultiset.cpp</text:p>
            <text:p text:style-name="P1333">btreemultiset.h</text:p>
          </table:table-cell>
          <table:table-cell table:style-name="Table9.B2" office:value-type="string">
            <text:p text:style-name="P1335">CBTreeMultiSet declaration</text:p>
            <text:p text:style-name="P1335">CBTreeMultiSet definition</text:p>
            <text:p text:style-name="P1335"/>
            <text:p text:style-name="P1335">These file contain the code for the STL multiset container equivalent class.</text:p>
          </table:table-cell>
        </table:table-row>
        <table:table-row>
          <table:table-cell table:style-name="Table9.A2" office:value-type="string">
            <text:p text:style-name="P1333">btreeset.cpp</text:p>
            <text:p text:style-name="P1333">btreeset.h</text:p>
          </table:table-cell>
          <table:table-cell table:style-name="Table9.B2" office:value-type="string">
            <text:p text:style-name="P1335">CBTreeSet declaration</text:p>
            <text:p text:style-name="P1335">CBTreeSet definition</text:p>
            <text:p text:style-name="P1335"/>
            <text:p text:style-name="P1335">These file contain the code for the STL set conatiner equivalent class.</text:p>
          </table:table-cell>
        </table:table-row>
        <table:table-row>
          <table:table-cell table:style-name="Table9.A2" office:value-type="string">
            <text:p text:style-name="P1310">btreeio.cpp</text:p>
            <text:p text:style-name="P1310">btreeio.h</text:p>
          </table:table-cell>
          <table:table-cell table:style-name="Table9.B2" office:value-type="string">
            <text:p text:style-name="P1310">CBTreeIO declaration</text:p>
            <text:p text:style-name="P1310">CBTreeIO definition</text:p>
            <text:p text:style-name="P1310"/>
            <text:p text:style-name="P1310">These files contain the base data layer class required by any data layer class.</text:p>
          </table:table-cell>
        </table:table-row>
        <table:table-row>
          <table:table-cell table:style-name="Table9.A2" office:value-type="string">
            <text:p text:style-name="P1310">btreeio<text:span text:style-name="T674">linear</text:span>.cpp</text:p>
            <text:p text:style-name="P1310">btreeio<text:span text:style-name="T674">linear</text:span>.h</text:p>
          </table:table-cell>
          <table:table-cell table:style-name="Table9.B2" office:value-type="string">
            <text:p text:style-name="P1310">CBTree<text:span text:style-name="T674">Linear</text:span>IO declaration</text:p>
            <text:p text:style-name="P1310">CBTree<text:span text:style-name="T674">Linear</text:span>IO definition</text:p>
            <text:p text:style-name="P1310"/>
            <text:p text:style-name="P1310">These files contain the <text:span text:style-name="T674">base linear</text:span> data layer class required by any <text:span text:style-name="T674">linear </text:span>data layer class.</text:p>
          </table:table-cell>
        </table:table-row>
        <table:table-row>
          <table:table-cell table:style-name="Table9.A2" office:value-type="string">
            <text:p text:style-name="P1310">btreeio<text:span text:style-name="T674">block</text:span>.cpp</text:p>
            <text:p text:style-name="P1310">btreeio<text:span text:style-name="T674">block</text:span>.h</text:p>
          </table:table-cell>
          <table:table-cell table:style-name="Table9.B2" office:value-type="string">
            <text:p text:style-name="P1310">CBTree<text:span text:style-name="T674">Block</text:span>IO declaration</text:p>
            <text:p text:style-name="P1310">CBTree<text:span text:style-name="T674">Block</text:span>IO definition</text:p>
            <text:p text:style-name="P1310"/>
            <text:p text:style-name="P1310">These files contain the base <text:span text:style-name="T674">block </text:span>data layer class required by any <text:span text:style-name="T674">block </text:span>data layer class.</text:p>
          </table:table-cell>
        </table:table-row>
        <table:table-row>
          <table:table-cell table:style-name="Table9.A2" office:value-type="string">
            <text:p text:style-name="P1310">btreeio<text:span text:style-name="T24">ram</text:span>.cpp</text:p>
            <text:p text:style-name="P1310">btreeio<text:span text:style-name="T24">ram</text:span>.h</text:p>
          </table:table-cell>
          <table:table-cell table:style-name="Table9.B2" office:value-type="string">
            <text:p text:style-name="P1310">CBTree<text:span text:style-name="T24">RAM</text:span>IO declaration</text:p>
            <text:p text:style-name="P1310">CBTree<text:span text:style-name="T24">RAM</text:span>IO definition</text:p>
            <text:p text:style-name="P1310"/>
            <text:p text:style-name="P1321">These files contain the RAM data layer class, which is a <text:span text:style-name="T674">linear </text:span>data layer class. The file btreeioram.h needs to included if an application wants a b-tree data class or a class derived from that, to make use of the RAM data layer.</text:p>
          </table:table-cell>
        </table:table-row>
        <table:table-row>
          <table:table-cell table:style-name="Table9.A2" office:value-type="string">
            <text:p text:style-name="P1310">btreeiofile.cpp</text:p>
            <text:p text:style-name="P1310">btreeiofile.h</text:p>
          </table:table-cell>
          <table:table-cell table:style-name="Table9.B2" office:value-type="string">
            <text:p text:style-name="P1310">CBTreeFileIO declaration</text:p>
            <text:p text:style-name="P1310">CBTreeFileIO definition</text:p>
            <text:p text:style-name="P1310"/>
            <text:p text:style-name="P1321">These files contain the file data layer class, which is a <text:span text:style-name="T674">block </text:span>data layer class. The file btreeiofile.h needs to included if an application wants a b-tree data class or a class derived from that, to make use of the file data layer.</text:p>
          </table:table-cell>
        </table:table-row>
        <table:table-row>
          <table:table-cell table:style-name="Table9.A2" office:value-type="string">
            <text:p text:style-name="P1321">btreeioprop.cpp</text:p>
            <text:p text:style-name="P1321">btreeioprop.h</text:p>
          </table:table-cell>
          <table:table-cell table:style-name="Table9.B2" office:value-type="string">
            <text:p text:style-name="P1321">CBTreeIOproperties declaration</text:p>
            <text:p text:style-name="P1321">CBTreeIOproperties definition</text:p>
            <text:p text:style-name="P1321"><text:soft-page-break/></text:p>
            <text:p text:style-name="P1310">These files contain the <text:span text:style-name="T24">base </text:span>data layer properties class, required by <text:span text:style-name="T24">any </text:span>data layer <text:span text:style-name="T24">properties class</text:span>.</text:p>
          </table:table-cell>
        </table:table-row>
        <table:table-row>
          <table:table-cell table:style-name="Table9.A2" office:value-type="string">
            <text:p text:style-name="P1322">btreeramioprop.cpp</text:p>
            <text:p text:style-name="P1322">btreeramioprop.h</text:p>
          </table:table-cell>
          <table:table-cell table:style-name="Table9.B2" office:value-type="string">
            <text:p text:style-name="P1310">CBTreeIOproperties<text:span text:style-name="T25">RAM</text:span> declaration</text:p>
            <text:p text:style-name="P1310">CBTreeIOproperties<text:span text:style-name="T25">RAM</text:span> definition</text:p>
            <text:p text:style-name="P1310"/>
            <text:p text:style-name="P1310">These files contain the <text:span text:style-name="T25">RAM</text:span> data layer properties class, required by the <text:span text:style-name="T25">RAM</text:span> data layer.</text:p>
          </table:table-cell>
        </table:table-row>
        <table:table-row>
          <table:table-cell table:style-name="Table9.A2" office:value-type="string">
            <text:p text:style-name="P1310">btreefileioprop.cpp</text:p>
            <text:p text:style-name="P1310">btreefileioprop.h</text:p>
          </table:table-cell>
          <table:table-cell table:style-name="Table9.B2" office:value-type="string">
            <text:p text:style-name="P1310">CBTreeIOpropertiesFile declaration</text:p>
            <text:p text:style-name="P1310">CBTreeIOpropertiesFile definition</text:p>
            <text:p text:style-name="P1310"/>
            <text:p text:style-name="P1310">These files contain the file data layer properties class, required by the file data layer.</text:p>
          </table:table-cell>
        </table:table-row>
      </table:table>
      <text:p text:style-name="P12"/>
      <text:p text:style-name="P12"/>
      <text:h text:style-name="P1607" text:outline-level="1"><text:bookmark-start text:name="__RefHeading__118_1269792762"/>Programmer Guide<text:bookmark-end text:name="__RefHeading__118_1269792762"/></text:h>
      <text:p text:style-name="P596"/>
      <text:p text:style-name="P15"><text:tab/><text:span text:style-name="T26">The P. section contains everything to know from simply using to fully exploiting the existing b-tree framework. This means, there will be a remark at the beginning of every sub-section, telling the reader whom this part is intended for.</text:span></text:p>
      <text:p text:style-name="P596"/>
      <text:p text:style-name="P1274"/>
      <text:h text:style-name="P1614" text:outline-level="2"><text:bookmark-start text:name="__RefHeading__120_1269792762"/>Class Hierarchy<text:bookmark-end text:name="__RefHeading__120_1269792762"/></text:h>
      <text:p text:style-name="P596"/>
      <text:p text:style-name="P798"><text:tab/><text:span text:style-name="T27">This section will explain the layers within b-tree framework in more detail than the </text:span><text:span text:style-name="T27"><text:bookmark-ref text:reference-format="text" text:ref-name="__RefHeading__116_1269792762">Quick Programmer Guide</text:bookmark-ref></text:span><text:span text:style-name="T27"> section. For programmers that want to create an application class by inheriting from one of the existing data classes, only section </text:span><text:span text:style-name="T27"><text:bookmark-ref text:reference-format="text" text:ref-name="__RefHeading__12600_147306980">Specific Data Classes</text:bookmark-ref></text:span><text:span text:style-name="T27"> is relevant. If the creation of a new data class type is required, then this section must be read and understood in its entirety.</text:span></text:p>
      <text:p text:style-name="P798"><text:tab/><text:span text:style-name="T677">The diagram below shows an overview of the framework layers and the classes therein. Also it displays, which class inherits from where and if the inheritance is virtual.</text:span></text:p>
      <text:p text:style-name="P1287"/>
      <table:table table:name="Table1" table:style-name="Table1">
        <table:table-column table:style-name="Table1.A"/>
        <text:soft-page-break/>
        <table:table-row table:style-name="Table1.1">
          <table:table-cell office:value-type="string">
            <text:p text:style-name="P1286"><draw:g text:anchor-type="as-char" draw:z-index="5" draw:style-name="gr1"><draw:custom-shape draw:style-name="gr72" draw:text-style-name="P1704" svg:width="2.682cm" svg:height="0.83cm" svg:x="9.827cm" svg:y="0.829cm"><text:p text:style-name="P1694"><text:span text:style-name="T836">CBTreeSuper</text:span></text:p><draw:enhanced-geometry svg:viewBox="0 0 21600 21600" draw:type="rectangle" draw:enhanced-path="M 0 0 L 21600 0 21600 21600 0 21600 0 0 Z N"/></draw:custom-shape><draw:frame draw:style-name="gr73" draw:text-style-name="P1713" svg:width="4.606cm" svg:height="0.821cm" svg:x="0.129cm" svg:y="0cm"><draw:text-box><text:p text:style-name="P1702"><text:span text:style-name="T841">I. Super Class</text:span></text:p></draw:text-box></draw:frame><draw:custom-shape draw:style-name="gr74" draw:text-style-name="P1704" svg:width="3.576cm" svg:height="0.83cm" svg:x="9.379cm" svg:y="11.601cm"><text:p text:style-name="P1694"><text:span text:style-name="T836">CBTreeBaseDefaults</text:span></text:p><draw:enhanced-geometry svg:viewBox="0 0 21600 21600" draw:type="rectangle" draw:enhanced-path="M 0 0 L 21600 0 21600 21600 0 21600 0 0 Z N"/></draw:custom-shape><draw:frame draw:style-name="gr75" draw:text-style-name="P1713" svg:width="7.374cm" svg:height="1.957cm" svg:x="0.131cm" svg:y="10.804cm"><draw:text-box><text:p text:style-name="P1702"><text:span text:style-name="T841">II.d. Base Class Stack</text:span></text:p><text:p text:style-name="P1702"><text:span text:style-name="T841">default specific container to b-tree methods</text:span></text:p></draw:text-box></draw:frame><draw:custom-shape draw:style-name="gr76" draw:text-style-name="P1704" svg:width="2.677cm" svg:height="0.83cm" svg:x="5.81cm" svg:y="19.059cm"><text:p text:style-name="P1694"><text:span text:style-name="T836">CBTreeArray</text:span></text:p><draw:enhanced-geometry svg:viewBox="0 0 21600 21600" draw:type="rectangle" draw:enhanced-path="M 0 0 L 21600 0 21600 21600 0 21600 0 0 Z N"/></draw:custom-shape><draw:custom-shape draw:style-name="gr72" draw:text-style-name="P1704" svg:width="2.682cm" svg:height="0.83cm" svg:x="13.847cm" svg:y="19.059cm"><text:p text:style-name="P1694"><text:span text:style-name="T836">CBTreeKeySort</text:span></text:p><draw:enhanced-geometry svg:viewBox="0 0 21600 21600" draw:type="rectangle" draw:enhanced-path="M 0 0 L 21600 0 21600 21600 0 21600 0 0 Z N"/></draw:custom-shape><draw:frame draw:style-name="gr77" draw:text-style-name="P1713" svg:width="5.811cm" svg:height="1.389cm" svg:x="0.175cm" svg:y="19.059cm"><draw:text-box><text:p text:style-name="P1702"><text:span text:style-name="T841">III.c. Specific Data Classes</text:span></text:p></draw:text-box></draw:frame><draw:line draw:style-name="gr8" draw:text-style-name="P1714" svg:x1="7.146cm" svg:y1="19.058cm" svg:x2="11.077cm" svg:y2="12.429cm"><text:p/></draw:line><draw:line draw:style-name="gr8" draw:text-style-name="P1714" svg:x1="11.167cm" svg:y1="3.314cm" svg:x2="11.167cm" svg:y2="1.657cm"><text:p/></draw:line><draw:line draw:style-name="gr78" draw:text-style-name="P1697" svg:x1="-0.001cm" svg:y1="2.074cm" svg:x2="16.973cm" svg:y2="2.074cm"><text:p/></draw:line><draw:line draw:style-name="gr78" draw:text-style-name="P1697" svg:x1="-0.001cm" svg:y1="12.846cm" svg:x2="16.973cm" svg:y2="12.846cm"><text:p/></draw:line><draw:line draw:style-name="gr78" draw:text-style-name="P1697" svg:x1="0.023cm" svg:y1="20.302cm" svg:x2="16.997cm" svg:y2="20.302cm"><text:p/></draw:line><draw:frame draw:style-name="gr77" draw:text-style-name="P1715" svg:width="5.008cm" svg:height="1.389cm" svg:x="0.175cm" svg:y="20.715cm"><draw:text-box><text:p text:style-name="P1702"><text:span text:style-name="T842">IV. Application Classes</text:span></text:p></draw:text-box></draw:frame><draw:custom-shape draw:style-name="gr79" draw:text-style-name="P1716" svg:width="2.677cm" svg:height="0.83cm" svg:x="5.81cm" svg:y="21.544cm"><text:p text:style-name="P1694"><text:span text:style-name="T836">CAppArray</text:span></text:p><draw:enhanced-geometry svg:viewBox="0 0 21600 21600" draw:type="rectangle" draw:enhanced-path="M 0 0 L 21600 0 21600 21600 0 21600 0 0 Z N"/></draw:custom-shape><draw:custom-shape draw:style-name="gr80" draw:text-style-name="P1716" svg:width="2.682cm" svg:height="0.83cm" svg:x="13.847cm" svg:y="21.544cm"><text:p text:style-name="P1694"><text:span text:style-name="T836">CAppKeySort</text:span></text:p><draw:enhanced-geometry svg:viewBox="0 0 21600 21600" draw:type="rectangle" draw:enhanced-path="M 0 0 L 21600 0 21600 21600 0 21600 0 0 Z N"/></draw:custom-shape><draw:line draw:style-name="gr81" draw:text-style-name="P1714" svg:x1="7.146cm" svg:y1="21.545cm" svg:x2="7.146cm" svg:y2="19.887cm"><text:p/></draw:line><draw:line draw:style-name="gr81" draw:text-style-name="P1714" svg:x1="15.187cm" svg:y1="21.546cm" svg:x2="15.187cm" svg:y2="19.888cm"><text:p/></draw:line><draw:custom-shape draw:style-name="gr82" draw:text-style-name="P1704" xml:id="id8" draw:id="id8" svg:width="2.678cm" svg:height="0.828cm" svg:x="5.808cm" svg:y="14.088cm"><text:p text:style-name="P1694"><text:span text:style-name="T836">CBTreeArrayIf</text:span></text:p><draw:enhanced-geometry svg:viewBox="0 0 21600 21600" draw:type="rectangle" draw:enhanced-path="M 0 0 L 21600 0 21600 21600 0 21600 0 0 Z N"/></draw:custom-shape><draw:line draw:style-name="gr83" draw:text-style-name="P1714" svg:x1="7.146cm" svg:y1="19.058cm" svg:x2="7.146cm" svg:y2="14.915cm"><text:p/></draw:line><draw:line draw:style-name="gr83" draw:text-style-name="P1714" svg:x1="15.187cm" svg:y1="19.058cm" svg:x2="14.83cm" svg:y2="14.915cm"><text:p/></draw:line><draw:frame draw:style-name="gr84" draw:text-style-name="P1713" svg:width="8.402cm" svg:height="0.821cm" svg:x="0.175cm" svg:y="13.259cm"><draw:text-box><text:p text:style-name="P1702"><text:span text:style-name="T841">III.a. Abstract Interface Classes</text:span></text:p></draw:text-box></draw:frame><draw:line draw:style-name="gr78" draw:text-style-name="P1697" svg:x1="-0.001cm" svg:y1="15.33cm" svg:x2="16.973cm" svg:y2="15.33cm"><text:p/></draw:line><draw:line draw:style-name="gr78" draw:text-style-name="P1697" svg:x1="-0.001cm" svg:y1="4.557cm" svg:x2="16.973cm" svg:y2="4.557cm"><text:p/></draw:line><draw:line draw:style-name="gr78" draw:text-style-name="P1697" svg:x1="-0.001cm" svg:y1="7.872cm" svg:x2="16.973cm" svg:y2="7.872cm"><text:p/></draw:line><draw:line draw:style-name="gr78" draw:text-style-name="P1697" svg:x1="-0.001cm" svg:y1="10.359cm" svg:x2="16.973cm" svg:y2="10.359cm"><text:p/></draw:line><draw:custom-shape draw:style-name="gr72" draw:text-style-name="P1704" xml:id="id9" draw:id="id9" svg:width="2.682cm" svg:height="0.83cm" svg:x="9.827cm" svg:y="3.314cm"><text:p text:style-name="P1694"><text:span text:style-name="T836">CBTreeIf</text:span></text:p><draw:enhanced-geometry svg:viewBox="0 0 21600 21600" draw:type="rectangle" draw:enhanced-path="M 0 0 L 21600 0 21600 21600 0 21600 0 0 Z N"/></draw:custom-shape><draw:custom-shape draw:style-name="gr85" draw:text-style-name="P1704" svg:width="2.682cm" svg:height="0.828cm" svg:x="9.827cm" svg:y="5.801cm"><text:p text:style-name="P1694"><text:span text:style-name="T836">CBTreeDefaults</text:span></text:p><draw:enhanced-geometry svg:viewBox="0 0 21600 21600" draw:type="rectangle" draw:enhanced-path="M 0 0 L 21600 0 21600 21600 0 21600 0 0 Z N"/></draw:custom-shape><draw:custom-shape draw:style-name="gr72" draw:text-style-name="P1704" svg:width="2.682cm" svg:height="0.83cm" svg:x="9.827cm" svg:y="9.114cm"><text:p text:style-name="P1694"><text:span text:style-name="T836">CBTree</text:span><text:span text:style-name="T837">Base</text:span><text:span text:style-name="T836">If</text:span></text:p><draw:enhanced-geometry svg:viewBox="0 0 21600 21600" draw:type="rectangle" draw:enhanced-path="M 0 0 L 21600 0 21600 21600 0 21600 0 0 Z N"/></draw:custom-shape><draw:line draw:style-name="gr8" draw:text-style-name="P1714" svg:x1="11.167cm" svg:y1="11.606cm" svg:x2="11.167cm" svg:y2="9.948cm"><text:p/></draw:line><draw:line draw:style-name="gr8" draw:text-style-name="P1714" svg:x1="11.167cm" svg:y1="9.118cm" svg:x2="11.167cm" svg:y2="6.63cm"><text:p/></draw:line><draw:line draw:style-name="gr83" draw:text-style-name="P1714" svg:x1="11.167cm" svg:y1="5.8cm" svg:x2="11.167cm" svg:y2="4.145cm"><text:p/></draw:line><draw:custom-shape draw:style-name="gr86" draw:text-style-name="P1704" xml:id="id10" draw:id="id10" svg:width="3.396cm" svg:height="0.828cm" svg:x="13.042cm" svg:y="14.088cm"><text:p text:style-name="P1694"><text:span text:style-name="T836">CBTreeAssociativeIf</text:span></text:p><draw:enhanced-geometry svg:viewBox="0 0 21600 21600" draw:type="rectangle" draw:enhanced-path="M 0 0 L 21600 0 21600 21600 0 21600 0 0 Z N"/></draw:custom-shape><draw:line draw:style-name="gr8" draw:text-style-name="P1714" svg:x1="12.953cm" svg:y1="15.744cm" svg:x2="11.077cm" svg:y2="12.429cm"><text:p/></draw:line><draw:custom-shape draw:style-name="gr87" draw:text-style-name="P1704" svg:width="3.216cm" svg:height="0.83cm" svg:x="9.559cm" svg:y="19.059cm"><text:p text:style-name="P1694"><text:span text:style-name="T836">CBTree[Multi]Map</text:span></text:p><text:p text:style-name="P1694"><text:span text:style-name="T837">CBTree[Multi]Set</text:span></text:p><draw:enhanced-geometry svg:viewBox="0 0 21600 21600" draw:type="rectangle" draw:enhanced-path="M 0 0 L 21600 0 21600 21600 0 21600 0 0 Z N"/></draw:custom-shape><draw:custom-shape draw:style-name="gr88" draw:text-style-name="P1717" svg:width="4.111cm" svg:height="0.828cm" svg:x="9.11cm" svg:y="17.403cm"><text:p text:style-name="P1694"><text:span text:style-name="T837">CBTreeAssociativeBase</text:span></text:p><draw:enhanced-geometry svg:viewBox="0 0 21600 21600" draw:type="rectangle" draw:enhanced-path="M 0 0 L 21600 0 21600 21600 0 21600 0 0 Z N"/></draw:custom-shape><draw:custom-shape draw:style-name="gr74" draw:text-style-name="P1704" svg:width="3.576cm" svg:height="0.83cm" svg:x="11.165cm" svg:y="15.744cm"><text:p text:style-name="P1694"><text:span text:style-name="T836">CBTreeAssociative</text:span></text:p><draw:enhanced-geometry svg:viewBox="0 0 21600 21600" draw:type="rectangle" draw:enhanced-path="M 0 0 L 21600 0 21600 21600 0 21600 0 0 Z N"/></draw:custom-shape><draw:custom-shape draw:style-name="gr89" draw:text-style-name="P1716" svg:width="3.576cm" svg:height="0.83cm" svg:x="9.379cm" svg:y="21.546cm"><text:p text:style-name="P1694"><text:span text:style-name="T836">CAppDataContainer</text:span></text:p><draw:enhanced-geometry svg:viewBox="0 0 21600 21600" draw:type="rectangle" draw:enhanced-path="M 0 0 L 21600 0 21600 21600 0 21600 0 0 Z N"/></draw:custom-shape><draw:line draw:style-name="gr81" draw:text-style-name="P1714" svg:x1="11.167cm" svg:y1="21.549cm" svg:x2="11.167cm" svg:y2="19.891cm"><text:p/></draw:line><draw:line draw:style-name="gr8" draw:text-style-name="P1714" svg:x1="10.988cm" svg:y1="19.059cm" svg:x2="10.988cm" svg:y2="18.233cm"><text:p/></draw:line><draw:line draw:style-name="gr8" draw:text-style-name="P1714" svg:x1="11.167cm" svg:y1="17.404cm" svg:x2="12.954cm" svg:y2="16.575cm"><text:p/></draw:line><draw:line draw:style-name="gr8" draw:text-style-name="P1714" svg:x1="11.345cm" svg:y1="19.059cm" svg:x2="11.345cm" svg:y2="18.233cm"><text:p/></draw:line><draw:line draw:style-name="gr8" draw:text-style-name="P1714" svg:x1="11.703cm" svg:y1="19.06cm" svg:x2="11.703cm" svg:y2="18.234cm"><text:p/></draw:line><draw:line draw:style-name="gr8" draw:text-style-name="P1714" svg:x1="10.631cm" svg:y1="19.061cm" svg:x2="10.631cm" svg:y2="18.235cm"><text:p/></draw:line><draw:line draw:style-name="gr8" draw:text-style-name="P1714" svg:x1="15.186cm" svg:y1="19.063cm" svg:x2="12.953cm" svg:y2="16.575cm"><text:p/></draw:line><draw:line draw:style-name="gr83" draw:text-style-name="P1714" svg:x1="12.953cm" svg:y1="15.744cm" svg:x2="14.829cm" svg:y2="14.915cm"><text:p/></draw:line><draw:frame draw:style-name="gr77" draw:text-style-name="P1713" svg:width="7.462cm" svg:height="1.389cm" svg:x="0.131cm" svg:y="2.517cm"><draw:text-box><text:p text:style-name="P1702"><text:span text:style-name="T841">II.a. Base Class Stack</text:span></text:p><text:p text:style-name="P1702"><text:span text:style-name="T841">abstract container interface</text:span></text:p></draw:text-box></draw:frame><draw:connector draw:style-name="gr83" draw:text-style-name="P1697" svg:x1="8.486cm" svg:y1="14.501cm" svg:x2="9.827cm" svg:y2="3.73cm" draw:start-shape="id8" draw:start-glue-point="1" draw:end-shape="id9" draw:end-glue-point="3" svg:d="M8486 3313h670v-10772h671" svg:viewBox="0 0 1342 10774"><text:p/></draw:connector><draw:connector draw:style-name="gr83" draw:text-style-name="P1697" svg:x1="14.739cm" svg:y1="14.088cm" svg:x2="12.508cm" svg:y2="3.73cm" draw:start-shape="id10" draw:start-glue-point="0" draw:end-shape="id9" draw:end-glue-point="1" svg:d="M14739 2900v-10359h-2231" svg:viewBox="0 0 2233 10361"><text:p/></draw:connector><draw:frame draw:style-name="gr75" draw:text-style-name="P1713" svg:width="7.462cm" svg:height="1.957cm" svg:x="0.131cm" svg:y="5.004cm"><draw:text-box><text:p text:style-name="P1702"><text:span text:style-name="T841">II.b. Base Class Stack</text:span></text:p><text:p text:style-name="P1702"><text:span text:style-name="T841">default specific interface methods</text:span></text:p></draw:text-box></draw:frame><draw:frame draw:style-name="gr75" draw:text-style-name="P1713" svg:width="8cm" svg:height="1.957cm" svg:x="0.131cm" svg:y="8.32cm"><draw:text-box><text:p text:style-name="P1702"><text:span text:style-name="T841">II.c. Base Class Stack</text:span></text:p><text:p text:style-name="P1702"><text:span text:style-name="T841">abstract container to b-tree interface</text:span></text:p></draw:text-box></draw:frame><draw:line draw:style-name="gr78" draw:text-style-name="P1697" svg:x1="-0.001cm" svg:y1="18.644cm" svg:x2="16.973cm" svg:y2="18.644cm"><text:p/></draw:line><draw:frame draw:style-name="gr77" draw:text-style-name="P1713" svg:width="6.169cm" svg:height="1.389cm" svg:x="0.175cm" svg:y="15.744cm"><draw:text-box><text:p text:style-name="P1702"><text:span text:style-name="T841">III.b. Abstract Data Classes</text:span></text:p></draw:text-box></draw:frame></draw:g></text:p>
          </table:table-cell>
        </table:table-row>
      </table:table>
      <text:p text:style-name="P859"/>
      <text:p text:style-name="P861">The <text:span text:style-name="T678">above diagram shows everything that is part of the framework as black and blue. The purple segments at the bottom, however, are not part of the b-tree framework and their purpose is to display what an application class has to be derived from in order to use the framework. Furthermore, all arrows in the diagram are always connecting two classes going from one class, that </text:span><text:soft-page-break/><text:span text:style-name="T678">is higher in the hierarchy, pointing to a class or classes it is being derived from. While the derivations shown in black (and purple) are regular, those displayed in blue are virtual. Virtual inheritance has been employed to avoid presenting the compiler with ambiguous versions of virtual methods, when abstract interface classes are used by the application.</text:span></text:p>
      <text:p text:style-name="P860"><text:tab/><text:span text:style-name="T678">Since the </text:span><text:span text:style-name="T678"><text:bookmark-ref text:reference-format="text" text:ref-name="__RefHeading__12600_147306980">Specific Data Classes</text:bookmark-ref></text:span><text:span text:style-name="T678"> have to be used in any event and every remaining class is either very specific or has a lesser likelihood to be employed by an application, the following sections will explain the above diagram's layers in reverse order.</text:span></text:p>
      <text:p text:style-name="P596"/>
      <text:p text:style-name="P596"/>
      <text:h text:style-name="P1626" text:outline-level="3"><text:bookmark-start text:name="__RefHeading__12600_147306980"/><text:span text:style-name="T676">Specific </text:span>Data Classes<text:bookmark-end text:name="__RefHeading__12600_147306980"/></text:h>
      <text:p text:style-name="P596"/>
      <text:p text:style-name="P931"><text:span text:style-name="T28"><text:tab/>The S. are used by an application as the most basic layer to derive application classes from, which then form the actual container types. What the S. provide is an API (see: </text:span><text:span text:style-name="T28"><text:bookmark-ref text:reference-format="text" text:ref-name="__RefHeading__154_1269792762">API Reference Guide</text:bookmark-ref></text:span><text:span text:style-name="T28">) allowing the application to interact with the underlying container. If the set or a sub-set of the existing S. are good enough for an application to implement its solution, then only the respective sub-sections </text:span><text:span text:style-name="T28"><text:bookmark-ref text:reference-format="text" text:ref-name="__RefHeading__7938_1499495845">CBTreeArray</text:bookmark-ref></text:span><text:span text:style-name="T28">, <text:s/></text:span><text:span text:style-name="T28"><text:bookmark-ref text:reference-format="text" text:ref-name="__RefHeading__12194_147306980">CBTreeKeySort</text:bookmark-ref></text:span><text:span text:style-name="T28"> and </text:span><text:span text:style-name="T28"><text:bookmark-ref text:reference-format="text" text:ref-name="__RefHeading___Toc23431_2143782557">Associative Containers (CBTree[Multi]Map|Set)</text:bookmark-ref></text:span><text:span text:style-name="T28"> are required to be understood. This is the case, if the default </text:span><text:span text:style-name="T28"><text:bookmark-ref text:reference-format="text" text:ref-name="__RefHeading__2855_1647716225">Scalability Methods</text:bookmark-ref></text:span><text:span text:style-name="T28">, </text:span><text:span text:style-name="T28"><text:bookmark-ref text:reference-format="text" text:ref-name="__RefHeading___Toc37860_20832781">Internal Position Template Parameter (_ti_pos)</text:bookmark-ref></text:span><text:span text:style-name="T28"> and for </text:span><text:span text:style-name="T28"><text:bookmark-ref text:reference-format="text" text:ref-name="__RefHeading__12194_147306980">CBTreeKeySort</text:bookmark-ref></text:span><text:span text:style-name="T28"> and the </text:span><text:span text:style-name="T28"><text:bookmark-ref text:reference-format="text" text:ref-name="__RefHeading___Toc23431_2143782557">Associative Containers (CBTree[Multi]Map|Set)</text:bookmark-ref></text:span><text:span text:style-name="T28"> the existing sorting criteria (see: </text:span><text:span text:style-name="T28"><text:bookmark-ref text:reference-format="text" text:ref-name="__RefHeading__3579_1442666128">comp ()</text:bookmark-ref></text:span><text:span text:style-name="T28">) are meeting all requirements. If that is not the case, then the next paragraph and all following sub-sections say what needs to be done in order to create a new S. Furthermore, the sub-section </text:span><text:span text:style-name="T28"><text:bookmark-ref text:reference-format="text" text:ref-name="__RefHeading___Toc36400_35778968">Abstract Interface Classes</text:bookmark-ref></text:span><text:span text:style-name="T28"> is interesting for applications that are created with the intention to abstract data classes, which have partly different template parameters per instance, which in turn also allows for application classes to be abstracted. Every remaining sub-section within the </text:span><text:span text:style-name="T28"><text:bookmark-ref text:reference-format="text" text:ref-name="__RefHeading__120_1269792762">Class Hierarchy</text:bookmark-ref></text:span><text:span text:style-name="T28"> section has to be understood if a new data class type (</text:span><text:span text:style-name="T28"><text:bookmark-ref text:reference-format="text" text:ref-name="__RefHeading__12600_147306980">Specific Data Classes</text:bookmark-ref></text:span><text:span text:style-name="T28">) has to be created. This is also advantageous to know if a new or existing application class' behaviour needs to modify behaviour defined within the </text:span><text:span text:style-name="T28"><text:bookmark-ref text:reference-format="text" text:ref-name="__RefHeading___Toc36402_35778968">Base Class Stack</text:bookmark-ref></text:span><text:span text:style-name="T28">.</text:span></text:p>
      <text:p text:style-name="P863"><text:tab/><text:span text:style-name="T679">The following part of this section explains what needs to be done to create a new S. First of all the class needs to be derived from CBTreeBaseDefaults (</text:span><text:span text:style-name="T679"><text:bookmark-ref text:reference-format="text" text:ref-name="__RefHeading__122_1269792762">Specific Default Container to b-tree Methods (CBTreeBaseDefaults)</text:bookmark-ref></text:span><text:span text:style-name="T679">)</text:span><text:span text:style-name="T161">:</text:span></text:p>
      <text:list xml:id="list851831477600936946" text:style-name="L5">
        <text:list-item>
          <text:p text:style-name="P1447"><text:span text:style-name="T679">either the new S. has to be derived from CBTreeBaseDefaults (</text:span><text:span text:style-name="T679"><text:bookmark-ref text:reference-format="text" text:ref-name="__RefHeading__122_1269792762">Specific Default Container to b-tree Methods (CBTreeBaseDefaults)</text:bookmark-ref></text:span><text:span text:style-name="T679">) </text:span><text:span text:style-name="T162">directly</text:span></text:p>
        </text:list-item>
        <text:list-item>
          <text:p text:style-name="P1448">or the new S. is derived from an existing Abstract Data Class</text:p>
        </text:list-item>
        <text:list-item>
          <text:p text:style-name="P1451"><text:span text:style-name="T137">or new Abstract Data Class(es) need(s) to be implemented, </text:span><text:span text:style-name="T162">which is derived from </text:span><text:span text:style-name="T137">CBTreeBaseDefaults (</text:span><text:span text:style-name="T137"><text:bookmark-ref text:reference-format="text" text:ref-name="__RefHeading__122_1269792762">Specific Default Container to b-tree Methods (CBTreeBaseDefaults)</text:bookmark-ref></text:span><text:span text:style-name="T137">), while the new S. is derived from one of the Abstract Data Classes</text:span></text:p>
        </text:list-item>
      </text:list>
      <text:p text:style-name="P864"><text:span text:style-name="T162">The last point </text:span><text:span text:style-name="T137">is only required if a number of new S. will be created and they </text:span><text:span text:style-name="T162">share functionality.</text:span></text:p>
      <text:p text:style-name="P865"><text:span text:style-name="T163">The next step </text:span><text:span text:style-name="T164">is to decide if a new </text:span><text:span text:style-name="T164"><text:bookmark-ref text:reference-format="text" text:ref-name="__RefHeading___Toc37860_20832781">Internal Position Template Parameter (_ti_pos)</text:bookmark-ref></text:span><text:span text:style-name="T160"> </text:span><text:span text:style-name="T164">type </text:span><text:span text:style-name="T160">needs to be created </text:span><text:span text:style-name="T164">to be used by </text:span><text:span text:style-name="T137">CBTreeBaseDefaults (</text:span><text:span text:style-name="T137"><text:bookmark-ref text:reference-format="text" text:ref-name="__RefHeading__122_1269792762">Specific Default Container to b-tree Methods (CBTreeBaseDefaults)</text:bookmark-ref></text:span><text:soft-page-break/><text:span text:style-name="T137">)</text:span><text:span text:style-name="T160">. </text:span><text:span text:style-name="T164">The currently existing internal position types are:</text:span></text:p>
      <text:list xml:id="list4014440574323770769" text:style-name="L6">
        <text:list-item>
          <text:p text:style-name="P1452"><text:span text:style-name="T164"><text:bookmark-ref text:reference-format="text" text:ref-name="__RefHeading___Toc66992_20832781">CBTreeArray Position Template Parameter (CBTreeArrayPos &lt;_t_sizetype&gt;)</text:bookmark-ref></text:span><text:span text:style-name="T164">, which is capable to display an absolute or relative position within the </text:span><text:span text:style-name="T165">a container</text:span></text:p>
        </text:list-item>
        <text:list-item>
          <text:p text:style-name="P1452"><text:span text:style-name="T164"><text:bookmark-ref text:reference-format="text" text:ref-name="__RefHeading__142_1269792762">CBTreeKeySort Position Template Parameter (CBTreeKeySortPos &lt;_t_sizetype, _t_key&gt;)</text:bookmark-ref></text:span><text:span text:style-name="T164">, </text:span><text:span text:style-name="T165">which presents an absolute position by referring to a key set plus a linear offset (also called instance) within said key set</text:span></text:p>
        </text:list-item>
      </text:list>
      <text:p text:style-name="P866"><text:span text:style-name="T165">I</text:span><text:span text:style-name="T137">f none of the above position types is sufficient, then a new position type needs to be created. Also, as a result either one of the newly developed S. or if present one of the </text:span><text:span text:style-name="T137"><text:bookmark-ref text:reference-format="text" text:ref-name="__RefHeading___Toc36398_35778968">Abstract Data Classes</text:bookmark-ref></text:span><text:span text:style-name="T137"> needs to provide </text:span><text:span text:style-name="T168">its version of the</text:span><text:span text:style-name="T137"> </text:span><text:span text:style-name="T137"><text:bookmark-ref text:reference-format="text" text:ref-name="__RefHeading__2719_1647716225">Virtual Base Class Methods</text:bookmark-ref></text:span><text:span text:style-name="T137">. </text:span><text:span text:style-name="T167">These methods are required to translate between the b-tree structure and the data class' linear addressing </text:span><text:span text:style-name="T171">model </text:span><text:span text:style-name="T167">of data items. Also, </text:span><text:span text:style-name="T168">S</text:span><text:span text:style-name="T167">. may register additional pools, which has to happen during the construction. Pools describe what data has to be stored in which quantities per node. To determine if additional pools are required and how to register those, please see section </text:span><text:span text:style-name="T167"><text:bookmark-ref text:reference-format="text" text:ref-name="__RefHeading__2750_2002835030">Pools (Technical Reference)</text:bookmark-ref></text:span><text:span text:style-name="T167">.</text:span></text:p>
      <text:p text:style-name="P922"><text:span text:style-name="T166"><text:tab/>The final step is </text:span><text:span text:style-name="T160">optional. </text:span><text:span text:style-name="T166">A</text:span><text:span text:style-name="T160"> new </text:span><text:span text:style-name="T169">abstract interface class (</text:span><text:span text:style-name="T160"><text:bookmark-ref text:reference-format="text" text:ref-name="__RefHeading___Toc36400_35778968">Abstract Interface Classes</text:bookmark-ref></text:span><text:span text:style-name="T169">)</text:span><text:span text:style-name="T167"> </text:span><text:span text:style-name="T160">may be created</text:span><text:span text:style-name="T169">, </text:span><text:span text:style-name="T160">if that is desired </text:span><text:span text:style-name="T172">to aid</text:span><text:span text:style-name="T160"> the application</text:span><text:span text:style-name="T166">'s</text:span><text:span text:style-name="T160"> solution. </text:span><text:span text:style-name="T169">That new class has to be virtual derived from </text:span><text:span text:style-name="T172">CBTreeIf</text:span><text:span text:style-name="T169"> </text:span><text:span text:style-name="T172">(</text:span><text:span text:style-name="T169"><text:bookmark-ref text:reference-format="text" text:ref-name="__RefHeading___Toc36404_35778968">Abstract Container Interface (CBTreeIf)</text:bookmark-ref></text:span><text:span text:style-name="T172">)</text:span><text:span text:style-name="T169">. </text:span><text:span text:style-name="T166">This can be omitted </text:span><text:span text:style-name="T160">if </text:span><text:span text:style-name="T169">one of the</text:span><text:span text:style-name="T160"> existing</text:span><text:span text:style-name="T167"> </text:span><text:span text:style-name="T160"><text:bookmark-ref text:reference-format="text" text:ref-name="__RefHeading___Toc36400_35778968">Abstract Interface Classes</text:bookmark-ref></text:span><text:span text:style-name="T160"> is already sufficient. </text:span><text:span text:style-name="T169">In any event, </text:span><text:span text:style-name="T169"><text:bookmark-ref text:reference-format="text" text:ref-name="__RefHeading__12600_147306980">Specific Data Classes</text:bookmark-ref></text:span><text:span text:style-name="T169"> and </text:span><text:span text:style-name="T169"><text:bookmark-ref text:reference-format="text" text:ref-name="__RefHeading___Toc36398_35778968">Abstract Data Classes</text:bookmark-ref></text:span><text:span text:style-name="T169"> have to be virtual derived from any of the </text:span><text:span text:style-name="T160"><text:bookmark-ref text:reference-format="text" text:ref-name="__RefHeading___Toc36400_35778968">Abstract Interface Classes</text:bookmark-ref></text:span><text:span text:style-name="T160">, </text:span><text:span text:style-name="T169">otherwise </text:span><text:span text:style-name="T170">the compiler would face a so called diamond inheritance, which would be ambiguous and the code would not compile.</text:span></text:p>
      <text:p text:style-name="P867"/>
      <text:p text:style-name="P596"/>
      <text:h text:style-name="Heading_20_4" text:outline-level="4"><text:bookmark-start text:name="__RefHeading__7938_1499495845"/>CBTreeArray<text:bookmark-end text:name="__RefHeading__7938_1499495845"/></text:h>
      <text:p text:style-name="P596"/>
      <text:p text:style-name="P935"><text:tab/><text:span text:style-name="T601">The C. class is a type that is presenting it self as a linear array to a calling application and has an interface that is, for the most part, equal to the STL classes ::std::vector and ::std::list. Usually linear arrays and link lists have drawbacks in terms of performance, when it comes to container instances with an ample number of data sets. For instance, inserting data at the beginning of an array over and over again will get progressively slower. An application would face the same slow down, if a link list would be repeatedly and randomly accessed. The array container class discussed here doesn't have these disadvantages, since internally a b-tree is employed to executed the actual operations. As oppose to a regular b-tree, where the location of a data set is governed by a sorting criteria, here locations are determined by linear positions set by the calling application. For this to work with the b-tree framework (namely </text:span><text:span text:style-name="T601"><text:bookmark-ref text:reference-format="text" text:ref-name="__RefHeading__122_1269792762">Specific Default Container to b-tree Methods (CBTreeBaseDefaults)</text:bookmark-ref></text:span><text:span text:style-name="T601">), a number of the CBTreeBaseDefaults class' properties need to be addressed. Firstly, when the C. type inherits from CBTreeBaseDefaults, the </text:span><text:span text:style-name="T601"><text:bookmark-ref text:reference-format="text" text:ref-name="__RefHeading___Toc37860_20832781">Internal Position Template Parameter (_ti_pos)</text:bookmark-ref></text:span><text:span text:style-name="T601"> type is set to </text:span><text:span text:style-name="T601"><text:bookmark-ref text:reference-format="text" text:ref-name="__RefHeading___Toc66992_20832781">CBTreeArray Position Template Parameter (CBTreeArrayPos &lt;_t_sizetype&gt;)</text:bookmark-ref></text:span><text:span text:style-name="T601">. This type is then used by the </text:span><text:span text:style-name="T601"><text:bookmark-ref text:reference-format="text" text:ref-name="__RefHeading__2855_1647716225">Scalability Methods</text:bookmark-ref></text:span><text:span text:style-name="T601"> as a parameter type. The C. class has to provide its own version of said methods, which then allow CBTreeBaseDefaults to operate inside a b-tree structure based on linear addresses. Secondly, this </text:span><text:soft-page-break/><text:span text:style-name="T601">means that, any linear address coming from the application needs to be converted to the array position type (CBTreeArrayPos) displayed by the </text:span><text:span text:style-name="T601"><text:bookmark-ref text:reference-format="text" text:ref-name="__RefHeading___Toc66992_20832781">CBTreeArray Position Template Parameter (CBTreeArrayPos &lt;_t_sizetype&gt;)</text:bookmark-ref></text:span><text:span text:style-name="T601">.</text:span></text:p>
      <text:p text:style-name="P868"><text:tab/><text:span text:style-name="T602">As it was initially said, the C. class is aiming to be interface compatible with the STL ::std::vector and :std::list classes, as it supports iterators, which is reflected by its API (see: </text:span><text:span text:style-name="T602"><text:bookmark-ref text:reference-format="text" text:ref-name="__RefHeading__156_1269792762">CBTreeArray API</text:bookmark-ref></text:span><text:span text:style-name="T602">). However, some methods, such as reserve () and shrink_to_fit (), are missing, since the base class is doing allocations and deallocations automatically. The methods data () and get_allocator () are missing by design. The method get_allocator () needs an allocator type template parameter, which this b-tree framework doesn't support. The data back end works different as oppose to ::std::vector and is explained in the section </text:span><text:span text:style-name="T602"><text:bookmark-ref text:reference-format="text" text:ref-name="__RefHeading__2197_1893551101">Data Layer</text:bookmark-ref></text:span><text:span text:style-name="T602">. The method data () cannot be supported, because the data is not present as a linear array in memory. If an access like that is required, then one option is to use </text:span><text:span text:style-name="T602"><text:bookmark-ref text:reference-format="text" text:ref-name="__RefHeading__26203_200604027">Iterators</text:bookmark-ref></text:span><text:span text:style-name="T602"> and another option is to use the method </text:span><text:span text:style-name="T602"><text:bookmark-ref text:reference-format="text" text:ref-name="__RefHeading__1554_1677005904">serialize ()</text:bookmark-ref></text:span><text:span text:style-name="T602">. The latter allows to retrieve data in chunks and puts copies in a linear array. The methods emplace () and emplace_back () aren't supported yet, since their implementation is outstanding.</text:span></text:p>
      <text:p text:style-name="P799"/>
      <text:p text:style-name="P800"/>
      <text:h text:style-name="P1657" text:outline-level="4"><text:bookmark-start text:name="__RefHeading__12194_147306980"/>CBTreeKeySort<text:bookmark-end text:name="__RefHeading__12194_147306980"/></text:h>
      <text:p text:style-name="P596"/>
      <text:p text:style-name="P942"><text:tab/><text:span text:style-name="T603">The C. class is an ordered data container type, allowing for a customisable sorting criteria. As oppose to ::std::multimap, which divides each data set into a key type and a map type, this class sees the every data set as a whole and employs an extraction method to convert to or extract from a data set its respective </text:span><text:span text:style-name="T180">key value. This translation </text:span><text:span text:style-name="T181">is</text:span><text:span text:style-name="T180"> done by </text:span><text:span text:style-name="T181">a method called </text:span><text:span text:style-name="T180"><text:bookmark-ref text:reference-format="text" text:ref-name="__RefHeading__3581_1442666128">extract_key ()</text:bookmark-ref></text:span><text:span text:style-name="T181">, which is an arbiter selecting between a cast from data type to key type and an application class' version of </text:span><text:span text:style-name="T180"><text:bookmark-ref text:reference-format="text" text:ref-name="__RefHeading__3581_1442666128">extract_key ()</text:bookmark-ref></text:span><text:span text:style-name="T180">. </text:span><text:span text:style-name="T181">How said selection is working exactly, is explained in section </text:span><text:span text:style-name="T182"><text:bookmark-ref text:reference-format="text" text:ref-name="__RefHeading__11949_635377009">extract_key () addendum</text:bookmark-ref></text:span><text:span text:style-name="T182">. </text:span><text:span text:style-name="T181">In any event, the resulting key values are then used by a sorting criteria method called </text:span><text:span text:style-name="T180"><text:bookmark-ref text:reference-format="text" text:ref-name="__RefHeading__3579_1442666128">comp ()</text:bookmark-ref></text:span><text:span text:style-name="T180">. </text:span><text:span text:style-name="T181">By default, this method is also an arbiter and it decides if the input key values are compared using an arithmetic operation or a binary comparison. The compare selection is explained in section </text:span><text:span text:style-name="T181"><text:bookmark-ref text:reference-format="text" text:ref-name="__RefHeading__8656_2053073568">Default comp () addendum</text:bookmark-ref></text:span><text:span text:style-name="T181">. In case an application class needs to use a different sorting criteria, then it needs to provide its own version of </text:span><text:span text:style-name="T180"><text:bookmark-ref text:reference-format="text" text:ref-name="__RefHeading__3579_1442666128">comp ()</text:bookmark-ref></text:span><text:span text:style-name="T180">, </text:span><text:span text:style-name="T181">since that method is virtual. </text:span></text:p>
      <text:p text:style-name="P943"><text:tab/><text:span text:style-name="T604">The C. class has an API similar to the STL ::std::multimap interface, but some differences are present. While multimap uses ::std::pair&lt;const key type, map type&gt; as its value type, to associate a key value to a map value, C. extracts a key value from each data entry, as explained above. This has repercussions in terms of accessing a C. container instance using read / write iterators. If, for instance, multimap is being looked at, only the map part of its pair type can be modified, since the key part has a const qualifier and is therefore read-only. Hence, changing a data entry via an iterator access would be harmless, because there is no potential to corrupt the entry orde</text:span><text:span text:style-name="T183">r by </text:span><text:span text:style-name="T184">reading, modifying and the </text:span><text:span text:style-name="T183">feeding back a </text:span><text:span text:style-name="T184">data entry</text:span><text:span text:style-name="T183">. </text:span><text:span text:style-name="T604">As for the C. container type though, the situation is </text:span><text:span text:style-name="T183">very different. This container type </text:span><text:span text:style-name="T184">cannot guarantee that a </text:span><text:span text:style-name="T183">data entr</text:span><text:span text:style-name="T184">y</text:span><text:span text:style-name="T183"> </text:span><text:span text:style-name="T184">being read, modified and then written back would still be</text:span><text:span text:style-name="T183"> in order, </text:span><text:span text:style-name="T184">since it</text:span><text:span text:style-name="T185">s </text:span><text:span text:style-name="T184">key value </text:span><text:span text:style-name="T185">is not forced to be read-only</text:span><text:span text:style-name="T184">.</text:span><text:span text:style-name="T183"> </text:span><text:span text:style-name="T184">A</text:span><text:span text:style-name="T183">s a result read / write iterator types obtained from this container type work differently. </text:span><text:span text:style-name="T184">If a data set is read and modified, then o</text:span><text:span text:style-name="T183">nce it gets written back, the input data entry's key value is </text:span><text:soft-page-break/><text:span text:style-name="T183">extracted as well as the key value of the existing data entry as it is stored in the container. If both </text:span><text:span text:style-name="T604">key values are determined to be the same, the input data entry replaces the existing data entry, otherwise the existing data entry is removed, whereas subsequently the modified data entry gets inserted, while the sorting criteria is employed. This creates a lack of performance, as every time a data entry is written via a read / write iterator at least additional checks have to be executed. Also, if the modified data entry's key value is different, and as a result the above described remove-insert-process has to take place, the iterator ends up referring to one of the adjacent data entries, since iterators operate based on linear addresses. This means that, once the iterator's evaluation has completed, if the modified entry was inserted past the location the iterator is referring to, then the iterator refers to the next data entry without being moved. Otherwise, it is referring to the previous data entry without being moved. It is therefore strongly recommended to use read-only iterators with the C. container type, as they are provided by the methods </text:span><text:span text:style-name="T604"><text:bookmark-ref text:reference-format="text" text:ref-name="__RefHeading__14598_1800758390">cbegin ()</text:bookmark-ref></text:span><text:span text:style-name="T604">, </text:span><text:span text:style-name="T604"><text:bookmark-ref text:reference-format="text" text:ref-name="__RefHeading__14600_1800758390">cend ()</text:bookmark-ref></text:span><text:span text:style-name="T604">, </text:span><text:span text:style-name="T604"><text:bookmark-ref text:reference-format="text" text:ref-name="__RefHeading__14602_1800758390">crbegin ()</text:bookmark-ref></text:span><text:span text:style-name="T604"> and </text:span><text:span text:style-name="T604"><text:bookmark-ref text:reference-format="text" text:ref-name="__RefHeading__14604_1800758390">crend ()</text:bookmark-ref></text:span><text:span text:style-name="T604">. A description of these methods can be found in section </text:span><text:span text:style-name="T604"><text:bookmark-ref text:reference-format="text" text:ref-name="__RefHeading__158_1269792762">CBTreeKeySort API</text:bookmark-ref></text:span><text:span text:style-name="T604">.</text:span></text:p>
      <text:p text:style-name="P882"/>
      <text:p text:style-name="P862"/>
      <text:h text:style-name="Heading_20_4" text:outline-level="4"><text:bookmark-start text:name="__RefHeading___Toc23431_2143782557"/>Associative Containers (CBTree[Multi]Map|Set)<text:bookmark-end text:name="__RefHeading___Toc23431_2143782557"/></text:h>
      <text:p text:style-name="P596"/>
      <text:p text:style-name="P596"><text:tab/><text:span text:style-name="T680">The A. of this framework are equivalent to a sub-set of STL associative containers as displayed below:</text:span></text:p>
      <text:list xml:id="list3646761724494406900" text:style-name="L7">
        <text:list-item>
          <text:p text:style-name="P1453">CBTreeSet <text:span text:style-name="T734">is an ordered container type allowing for not more than one instance per unique key value and is equivalent to</text:span> <text:span text:style-name="T734">STL class </text:span>::std::set.</text:p>
        </text:list-item>
        <text:list-item>
          <text:p text:style-name="P1453">CBTreeMultiSet <text:span text:style-name="T734">is an ordered container type allowing for more than one instance per unique key value and is equivalent to</text:span> ::std::multiset.</text:p>
        </text:list-item>
        <text:list-item>
          <text:p text:style-name="P1453">CBTreeMap <text:span text:style-name="T734">is an ordered associative container type allowing for not more than one instance per unique key value and is equivalent to</text:span> ::std::map.</text:p>
        </text:list-item>
        <text:list-item>
          <text:p text:style-name="P1453">CBTreeMultiMap <text:span text:style-name="T734">is an ordered associative container type allowing for more than one instance per unique key value and</text:span> <text:span text:style-name="T734">is equivalent to</text:span> ::std::multimap.</text:p>
        </text:list-item>
      </text:list>
      <text:p text:style-name="P869"/>
      <text:p text:style-name="P870"><text:span text:style-name="T734">This means that, t</text:span>he interface methods of each associative container are, for the most part, equivalent to the respective STL container they are reflecting. <text:span text:style-name="T683">However, there are some differences. Most noticeably the methods get_allocator (), emplace () and emplace_hint () are not present. While get_allocator () is missing by design, since the data layer model is different from the STL classes, the methods emplace () and emplace_hint () have not been implemented yet. Also, constructors using allocator types and initialiser lists as input parameters are not supported. The reason for the absence of those is the same as mentioned above, constructors using involving allocator types cannot be supported and the development of initialiser list support is outstanding. Another noteworthy difference between the STL and the framework containers is, that the insert (const value_type &amp;) method of both ::std::map and ::std::set return a pair type, while the CBTreeMap and CBTreeSet insert (const value_type &amp;) method return an iterator. Using a different return type for </text:span><text:soft-page-break/><text:span text:style-name="T683">CBTreeMap::insert (const value_type &amp;) and CBTreeSet::insert (const value_type &amp;) was necessary, in order to have</text:span><text:span text:style-name="T173"> </text:span><text:span text:style-name="T174">the abstract data class CBTreeAssocaitaiveBase (</text:span><text:span text:style-name="T173"><text:bookmark-ref text:reference-format="text" text:ref-name="__RefHeading___Toc36398_35778968">Abstract Data Classes</text:bookmark-ref></text:span><text:span text:style-name="T174">) </text:span><text:span text:style-name="T683">as an abstract type. Please find section </text:span><text:span text:style-name="T683"><text:bookmark-ref text:reference-format="text" text:ref-name="__RefHeading__26195_200604027">CBTreeMap, CBTreeMultiMap, CBTreeSet and CBTreeMultiSet API</text:bookmark-ref></text:span><text:span text:style-name="T683"> to see the full interface description.</text:span></text:p>
      <text:p text:style-name="P78"/>
      <text:p text:style-name="P34"/>
      <text:h text:style-name="P1627" text:outline-level="3"><text:bookmark-start text:name="__RefHeading___Toc36398_35778968"/>Abstract Data Classes<text:bookmark-end text:name="__RefHeading___Toc36398_35778968"/></text:h>
      <text:p text:style-name="P871"/>
      <text:p text:style-name="P872"><text:tab/><text:span text:style-name="T684">The A. are an additional layer between the </text:span><text:span text:style-name="T684"><text:bookmark-ref text:reference-format="text" text:ref-name="__RefHeading__12600_147306980">Specific Data Classes</text:bookmark-ref></text:span><text:span text:style-name="T684"> and the </text:span><text:span text:style-name="T684"><text:bookmark-ref text:reference-format="text" text:ref-name="__RefHeading___Toc36402_35778968">Base Class Stack</text:bookmark-ref></text:span><text:span text:style-name="T684"> and unify shared parts of the </text:span><text:span text:style-name="T684"><text:bookmark-ref text:reference-format="text" text:ref-name="__RefHeading__12600_147306980">Specific Data Classes</text:bookmark-ref></text:span><text:span text:style-name="T684"> in terms of methods and member variables. Those shared methods may involve API methods exposed by the </text:span><text:span text:style-name="T684"><text:bookmark-ref text:reference-format="text" text:ref-name="__RefHeading__12600_147306980">Specific Data Classes</text:bookmark-ref></text:span><text:span text:style-name="T684"> or internal methods to be employed by classes being derived from new or expanded A.</text:span></text:p>
      <text:p text:style-name="P872"><text:span text:style-name="T684"><text:tab/>This section is interesting for developers that want to create a set of new </text:span><text:span text:style-name="T684"><text:bookmark-ref text:reference-format="text" text:ref-name="__RefHeading__12600_147306980">Specific Data Classes</text:bookmark-ref></text:span><text:span text:style-name="T684"> or expand an existing set. That is the case if:</text:span></text:p>
      <text:list xml:id="list641263103232463413" text:style-name="L8">
        <text:list-item>
          <text:p text:style-name="P1454">an existing Abstract Data Class <text:span text:style-name="T687">needs</text:span> <text:span text:style-name="T687">to be </text:span>expanded <text:span text:style-name="T685">or modified</text:span></text:p>
        </text:list-item>
        <text:list-item>
          <text:p text:style-name="P1454">a new Abstract Data Class <text:span text:style-name="T687">needs to be</text:span> created</text:p>
        </text:list-item>
        <text:list-item>
          <text:p text:style-name="P1454">or a set of new A. <text:span text:style-name="T687">need to be</text:span> created</text:p>
        </text:list-item>
      </text:list>
      <text:p text:style-name="P884"/>
      <text:p text:style-name="P885">1) <text:span text:style-name="T685">To expand an existing abstract data class, it is</text:span> best to derive a new class from <text:span text:style-name="T685">an </text:span>existing A, <text:span text:style-name="T685">that is to be expanded</text:span>. <text:span text:style-name="T685">That new class can be used as a foundation to expand functionality by implementing new methods or to modify the behaviour of the inherited class chain by replacing methods. Said replacing may also involve the </text:span><text:span text:style-name="T685"><text:bookmark-ref text:reference-format="text" text:ref-name="__RefHeading__2855_1647716225">Scalability Methods</text:bookmark-ref></text:span><text:span text:style-name="T685">.</text:span></text:p>
      <text:p text:style-name="P886">2) <text:span text:style-name="T684">If a new Abstract Data Class is created, then it needs to be derived from </text:span><text:span text:style-name="T175">CBTreeBaseDefaults </text:span><text:span text:style-name="T176">(</text:span><text:span text:style-name="T684"><text:bookmark-ref text:reference-format="text" text:ref-name="__RefHeading__122_1269792762">Specific Default Container to b-tree Methods (CBTreeBaseDefaults)</text:bookmark-ref></text:span><text:span text:style-name="T684">)</text:span><text:span text:style-name="T175">,</text:span><text:span text:style-name="T684"> which as a template parameter called _ti_pos that needs to be populated. If none of the existing </text:span><text:span text:style-name="T684"><text:bookmark-ref text:reference-format="text" text:ref-name="__RefHeading___Toc37860_20832781">Internal Position Template Parameter (_ti_pos)</text:bookmark-ref></text:span><text:span text:style-name="T684"> can be applied, then a new internal position type needs to be developed and therewith a new set of </text:span><text:span text:style-name="T684"><text:bookmark-ref text:reference-format="text" text:ref-name="__RefHeading__2855_1647716225">Scalability Methods</text:bookmark-ref></text:span><text:span text:style-name="T684">, which are employing the new type.</text:span></text:p>
      <text:p text:style-name="P887"><text:span text:style-name="T685">3) Instead of a new abstract data class, a hierarchy of new A. can be implemented if need be. This means, the A. are not restricted to only one layer and a new set of A. can involve any inheritance topology that additional </text:span><text:span text:style-name="T685"><text:bookmark-ref text:reference-format="text" text:ref-name="__RefHeading__12600_147306980">Specific Data Classes</text:bookmark-ref></text:span><text:span text:style-name="T685"> desire. The top of said new hierarchy needs to inherit from </text:span><text:span text:style-name="T175">CBTreeBaseDefaults </text:span><text:span text:style-name="T176">(</text:span><text:span text:style-name="T684"><text:bookmark-ref text:reference-format="text" text:ref-name="__RefHeading__122_1269792762">Specific Default Container to b-tree Methods (CBTreeBaseDefaults)</text:bookmark-ref></text:span><text:span text:style-name="T684">), as it is explained above at point 2).</text:span></text:p>
      <text:p text:style-name="P872"/>
      <text:p text:style-name="P872"><text:tab/><text:span text:style-name="T686">Any expanded or new abstract data class ought to be in a separate space, in terms of source file location, and not part of the b-tree framework common area, while those new source files include </text:span><text:span text:style-name="T177">btreebasedefaults.h.</text:span><text:span text:style-name="T686"> This means that, new or expanded A. are in separate source files, which are part of the application source code or at least in a separate common area, since these classes are </text:span><text:soft-page-break/><text:span text:style-name="T686">not part of the b-tree framework as it is explained in this documentation.</text:span></text:p>
      <text:p text:style-name="P873"/>
      <text:p text:style-name="P871"/>
      <text:h text:style-name="P1627" text:outline-level="3"><text:bookmark-start text:name="__RefHeading___Toc36400_35778968"/>Abstract Interface Classes<text:bookmark-end text:name="__RefHeading___Toc36400_35778968"/></text:h>
      <text:p text:style-name="P871"/>
      <text:p text:style-name="P874"><text:span text:style-name="T681"><text:tab/>The A. provide an abstract interface for a sub-set of </text:span><text:span text:style-name="T681"><text:bookmark-ref text:reference-format="text" text:ref-name="__RefHeading__12600_147306980">Specific Data Classes</text:bookmark-ref></text:span><text:span text:style-name="T681">, which is intended to be used by a calling application to access containers in a target agnostic manner. A. are derived from the </text:span><text:span text:style-name="T681"><text:bookmark-ref text:reference-format="text" text:ref-name="__RefHeading___Toc36404_35778968">Abstract Container Interface (CBTreeIf)</text:bookmark-ref></text:span><text:span text:style-name="T681">, which means methods to create iterators and basic methods such as</text:span><text:span text:style-name="T178"> </text:span><text:span text:style-name="T178"><text:bookmark-ref text:reference-format="text" text:ref-name="__RefHeading__1538_1677005904">clear ()</text:bookmark-ref></text:span><text:span text:style-name="T178">, </text:span><text:span text:style-name="T178"><text:bookmark-ref text:reference-format="text" text:ref-name="__RefHeading__1536_1677005904">size ()</text:bookmark-ref></text:span><text:span text:style-name="T178"> or </text:span><text:span text:style-name="T178"><text:bookmark-ref text:reference-format="text" text:ref-name="__RefHeading__1534_1677005904">empty ()</text:bookmark-ref></text:span><text:span text:style-name="T178"> </text:span><text:span text:style-name="T681">are present by default. Unfortunately, it is not possible to support member functions that involve template parameters, due to restrictions of the capabilities of C++. This means that, A. are limited to non-template methods only.</text:span></text:p>
      <text:p text:style-name="P875"><text:tab/><text:span text:style-name="T691">The remaining part of this section is only interesting for programmers who want to create a new Abstract Interface Class. The new interface class has to be virtual derived from CBTreeIf (</text:span><text:span text:style-name="T691"><text:bookmark-ref text:reference-format="text" text:ref-name="__RefHeading___Toc36404_35778968">Abstract Container Interface (CBTreeIf)</text:bookmark-ref></text:span><text:span text:style-name="T691">), so that instances, abstracted to that type, can access methods offered by that type. Also, any </text:span><text:span text:style-name="T691"><text:bookmark-ref text:reference-format="text" text:ref-name="__RefHeading__12600_147306980">Specific Data Classes</text:bookmark-ref></text:span><text:span text:style-name="T691"> must be virtual derived from the new type directly or via the </text:span><text:span text:style-name="T691"><text:bookmark-ref text:reference-format="text" text:ref-name="__RefHeading___Toc36398_35778968">Abstract Data Classes</text:bookmark-ref></text:span><text:span text:style-name="T691">, to ensure all virtual methods are populated with code on the </text:span><text:span text:style-name="T691"><text:bookmark-ref text:reference-format="text" text:ref-name="__RefHeading__12600_147306980">Specific Data Classes</text:bookmark-ref></text:span><text:span text:style-name="T691"> level and therefore are abstracted.</text:span></text:p>
      <text:p text:style-name="P871"/>
      <text:p text:style-name="P871"/>
      <text:h text:style-name="P1627" text:outline-level="3"><text:bookmark-start text:name="__RefHeading___Toc36402_35778968"/>Base Class Stack<text:bookmark-end text:name="__RefHeading___Toc36402_35778968"/></text:h>
      <text:p text:style-name="P596"/>
      <text:p text:style-name="P888"><text:tab/><text:span text:style-name="T688">The B. consists of two parts: the interface and the base part. The interface part is formed of the classes </text:span><text:span text:style-name="T688"><text:bookmark-ref text:reference-format="text" text:ref-name="__RefHeading___Toc36404_35778968">Abstract Container Interface (CBTreeIf)</text:bookmark-ref></text:span><text:span text:style-name="T688"> and </text:span><text:span text:style-name="T688"><text:bookmark-ref text:reference-format="text" text:ref-name="__RefHeading___Toc36406_35778968">Default Specific Interface Methods (CBTreeDefaults)</text:bookmark-ref></text:span><text:span text:style-name="T688">, while the base part is formed of </text:span><text:span text:style-name="T688"><text:bookmark-ref text:reference-format="text" text:ref-name="__RefHeading___Toc36408_35778968">Abstract Container to b-tree Interface (CBTreeBaseIf)</text:bookmark-ref></text:span><text:span text:style-name="T688"> and </text:span><text:span text:style-name="T688"><text:bookmark-ref text:reference-format="text" text:ref-name="__RefHeading__122_1269792762">Specific Default Container to b-tree Methods (CBTreeBaseDefaults)</text:bookmark-ref></text:span><text:span text:style-name="T688">. The major difference between the two interface and the two base classes in terms definition, is that the interface classes are lacking the </text:span><text:span text:style-name="T688"><text:bookmark-ref text:reference-format="text" text:ref-name="__RefHeading___Toc37860_20832781">Internal Position Template Parameter (_ti_pos)</text:bookmark-ref></text:span><text:span text:style-name="T688">, the </text:span><text:span text:style-name="T688"><text:bookmark-ref text:reference-format="text" text:ref-name="__RefHeading__1943_1480809614">Node Iterator Type (_t_nodeiter)</text:bookmark-ref></text:span><text:span text:style-name="T688"> and the </text:span><text:span text:style-name="T688"><text:bookmark-ref text:reference-format="text" text:ref-name="__RefHeading__1945_1480809614">Sub-Node Iterator Type (_t_subnodeiter)</text:bookmark-ref></text:span><text:span text:style-name="T688"> template parameters. Both the interface and the base part consist of an abstract class (CBTreeIf and CBTreeBaseIf) and a regular class (CBTreeDefaults and CBTreeBaseDefaults). While the abstract classes only contain pure virtual methods and no member variables, in order to be abstract, the regular classes contain the default specific code for the said abstract classes. (As of this release “0.04a”, this is not entirely true and since implementation is incomplete!) The reason why </text:span><text:span text:style-name="T688"><text:bookmark-ref text:reference-format="text" text:ref-name="__RefHeading___Toc36404_35778968">Abstract Container Interface (CBTreeIf)</text:bookmark-ref></text:span><text:span text:style-name="T688"> is abstract so that the </text:span><text:span text:style-name="T688"><text:bookmark-ref text:reference-format="text" text:ref-name="__RefHeading___Toc36400_35778968">Abstract Interface Classes</text:bookmark-ref></text:span><text:span text:style-name="T688"><text:bookmark-ref text:reference-format="text" text:ref-name="__RefHeading___Toc36400_35778968">Abstract Interface Classes</text:bookmark-ref></text:span><text:span text:style-name="T688"> are enabled to be derived from it. </text:span><text:span text:style-name="T688"><text:bookmark-ref text:reference-format="text" text:ref-name="__RefHeading___Toc36408_35778968">Abstract Container to b-tree Interface (CBTreeBaseIf)</text:bookmark-ref></text:span><text:span text:style-name="T688"> on the other hand has been introduced, as it wasn't clear during the development, what level of abstraction is needed within the B. and therefore it has been decided to give the development more freedom by abstracting the base part.</text:span></text:p>
      <text:p text:style-name="P938"><text:span text:style-name="T690"><text:tab/>This section explains the role of every class within the B. from top to bottom, which is in </text:span><text:soft-page-break/><text:span text:style-name="T690">reverse order as oppose to the rest of </text:span><text:span text:style-name="T690"><text:bookmark-ref text:reference-format="text" text:ref-name="__RefHeading__120_1269792762">Class Hierarchy</text:bookmark-ref></text:span><text:span text:style-name="T690">. It is more likely for a developer to be interested in how to interface with the b-tree framework via the </text:span><text:span text:style-name="T690"><text:bookmark-ref text:reference-format="text" text:ref-name="__RefHeading___Toc36404_35778968">Abstract Container Interface (CBTreeIf)</text:bookmark-ref></text:span><text:span text:style-name="T690"> methods, then how the internals of this framework function in order to created or expand existing classes, as it is explained above (see: </text:span><text:span text:style-name="T690"><text:bookmark-ref text:reference-format="text" text:ref-name="__RefHeading___Toc36398_35778968">Abstract Data Classes</text:bookmark-ref></text:span><text:span text:style-name="T690">). </text:span></text:p>
      <text:p text:style-name="P889"/>
      <text:p text:style-name="P596"/>
      <text:h text:style-name="Heading_20_4" text:outline-level="4"><text:bookmark-start text:name="__RefHeading___Toc36404_35778968"/>Abstract Container Interface (CBTreeIf)<text:bookmark-end text:name="__RefHeading___Toc36404_35778968"/></text:h>
      <text:p text:style-name="P596"/>
      <text:p text:style-name="P890"><text:tab/><text:span text:style-name="T692">The A. class is the lowest common denominator in terms of an interface for an application that is container agnostic. This means that, any of the </text:span><text:span text:style-name="T692"><text:bookmark-ref text:reference-format="text" text:ref-name="__RefHeading__12600_147306980">Specific Data Classes</text:bookmark-ref></text:span><text:span text:style-name="T692">, and therewith any Application Class, can be dynamic cast to this type. This class only contains pure virtual methods, also member variables are not present, so that this class can act as the interface as described in the section above. The default code for the declared methods is provided by the </text:span><text:span text:style-name="T692"><text:bookmark-ref text:reference-format="text" text:ref-name="__RefHeading___Toc36406_35778968">Default Specific Interface Methods (CBTreeDefaults)</text:bookmark-ref></text:span><text:span text:style-name="T692"> class.</text:span></text:p>
      <text:p text:style-name="P596"/>
      <text:p text:style-name="P596"/>
      <text:h text:style-name="Heading_20_5" text:outline-level="5"><text:bookmark-start text:name="__RefHeading___Toc36412_35778968"/>Iterator Functionality Has Been Moved Into Containers<text:bookmark-end text:name="__RefHeading___Toc36412_35778968"/></text:h>
      <text:p text:style-name="P596"/>
      <text:p text:style-name="P939"><text:tab/><text:span text:style-name="T694">Iterators are employed to refer to a specific data set in a specific data container, which in terms of how data is ordered in a container can be very different between </text:span><text:span text:style-name="T694"><text:bookmark-ref text:reference-format="text" text:ref-name="__RefHeading__12600_147306980">Specific Data Classes</text:bookmark-ref></text:span><text:span text:style-name="T694">. This would mean any specific data class would require its own set of iterator types* being defined, which would contradict the abstract nature of the </text:span><text:span text:style-name="T694"><text:bookmark-ref text:reference-format="text" text:ref-name="__RefHeading___Toc36404_35778968">Abstract Container Interface (CBTreeIf)</text:bookmark-ref></text:span><text:span text:style-name="T694"> class, as it can call container agnostic iterators into existence. To achieve that, iterators need to use the </text:span><text:span text:style-name="T694"><text:bookmark-ref text:reference-format="text" text:ref-name="__RefHeading__2855_1647716225">Scalability Methods</text:bookmark-ref></text:span><text:span text:style-name="T694">, which they can do via the </text:span><text:span text:style-name="T694"><text:bookmark-ref text:reference-format="text" text:ref-name="__RefHeading___Toc38756_1761799561">Iterator Container Access Methods</text:bookmark-ref></text:span><text:span text:style-name="T694">. However, both sets of methods are protected. Hence, for that to work,</text:span> <text:span text:style-name="T693">all b-tree framework iterator types are declared as a friend type by any class within this framework, so that protected methods can be accessed by any iterator type. This allows for the </text:span><text:span text:style-name="T693"><text:bookmark-ref text:reference-format="text" text:ref-name="__RefHeading___Toc38756_1761799561">Iterator Container Access Methods</text:bookmark-ref></text:span><text:span text:style-name="T693"> to be used as a means to manage a so called external state, which reflects what the respective container sees as a location, but is agnostic to the iterator itself. Outside the external state, an iterator also has a pointer to a container, a linear offset and a time stamp. The external state itself, contains a node ID plus a sub-node offset as well as a linear offset associated to the node ID / sub-node offset pair, which is only visible to the container. Therefore, to an iterator instance, its external state is just a void pointer. For a container, the external state contains enough information to refer to a specific data entry or to tell an iterator that an update in terms of the external state among other things is required. This means that, if an iterator has to perform an access, then the iterator's and the container's time stamp are tested to be the same. If they are the same, then the iterator's and the external state's linear offsets are tested to be the same. If the offsets are the same, then an access can be safely performed. Otherwise, if the time stamps or the linear offsets are mismatching, then the external state must be evaluated using the iterator's linear offset. Evaluating an external state, means, that the iterator's linear offset is copied to the external state's linear offset and then the new </text:span><text:soft-page-break/><text:span text:style-name="T693">external state's linear offset is employed to derive the node ID / sub-node offset pair, using the methods </text:span><text:span text:style-name="T693"><text:bookmark-ref text:reference-format="text" text:ref-name="__RefHeading___Toc18247_1542097052">evaluate_iter ()</text:bookmark-ref></text:span><text:span text:style-name="T693"> or </text:span><text:span text:style-name="T693"><text:bookmark-ref text:reference-format="text" text:ref-name="__RefHeading___Toc31683_1761799561">evaluate_iter_by_seek ()</text:bookmark-ref></text:span><text:span text:style-name="T693">.</text:span></text:p>
      <text:p text:style-name="P891">* <text:s/><text:span text:style-name="T694">set of iterator types: this refers to the four iterator types which can be found in association with every STL: iterator, const_iterator, reverse_iterator and const_reverse_iterator</text:span></text:p>
      <text:p text:style-name="P596"/>
      <text:p text:style-name="P596"/>
      <text:h text:style-name="Heading_20_4" text:outline-level="4"><text:bookmark-start text:name="__RefHeading___Toc36406_35778968"/>Default Specific Interface Methods (CBTreeDefaults)<text:bookmark-end text:name="__RefHeading___Toc36406_35778968"/></text:h>
      <text:p text:style-name="P596"/>
      <text:p text:style-name="P596"><text:span text:style-name="T689"><text:tab/>This class provides the default code for the </text:span><text:span text:style-name="T689"><text:bookmark-ref text:reference-format="text" text:ref-name="__RefHeading___Toc36404_35778968">Abstract Container Interface (CBTreeIf)</text:bookmark-ref></text:span><text:span text:style-name="T689"> in terms of </text:span><text:span text:style-name="T179">the </text:span><text:span text:style-name="T179"><text:bookmark-ref text:reference-format="text" text:ref-name="__RefHeading__1530_1677005904">CBTree API</text:bookmark-ref></text:span><text:span text:style-name="T179">. This </text:span><text:span text:style-name="T689">means that, all virtual public and some protected methods have their default code set here, while all </text:span><text:span text:style-name="T689"><text:bookmark-ref text:reference-format="text" text:ref-name="__RefHeading___Toc38756_1761799561">Iterator Container Access Methods</text:bookmark-ref></text:span><text:span text:style-name="T689"> remain pure virtual methods at this point. The</text:span> <text:span text:style-name="T689"><text:bookmark-ref text:reference-format="text" text:ref-name="__RefHeading___Toc38756_1761799561">Iterator Container Access Methods</text:bookmark-ref></text:span><text:span text:style-name="T689"> need the </text:span><text:span text:style-name="T689"><text:bookmark-ref text:reference-format="text" text:ref-name="__RefHeading__2855_1647716225">Scalability Methods</text:bookmark-ref></text:span><text:span text:style-name="T689"> to work as actual code, which don't exist at this point in the </text:span><text:span text:style-name="T689"><text:bookmark-ref text:reference-format="text" text:ref-name="__RefHeading___Toc36402_35778968">Base Class Stack</text:bookmark-ref></text:span><text:span text:style-name="T689">.</text:span></text:p>
      <text:p text:style-name="P596"/>
      <text:p text:style-name="P596"/>
      <text:h text:style-name="Heading_20_4" text:outline-level="4"><text:bookmark-start text:name="__RefHeading___Toc36408_35778968"/>Abstract Container to b-tree Interface (CBTreeBaseIf)<text:bookmark-end text:name="__RefHeading___Toc36408_35778968"/></text:h>
      <text:p text:style-name="P596"/>
      <text:p text:style-name="P596"><text:tab/><text:span text:style-name="T700">This</text:span> <text:span text:style-name="T700">class contains the pure virtual definitions of all </text:span><text:span text:style-name="T700"><text:bookmark-ref text:reference-format="text" text:ref-name="__RefHeading__2855_1647716225">Scalability Methods</text:bookmark-ref></text:span><text:span text:style-name="T700"> and has been made abstract, since it wasn't clear what level of abstraction is needed within the framework. Therefore, it has been implemented this way to have more freedom in terms of development.</text:span></text:p>
      <text:p text:style-name="P596"/>
      <text:p text:style-name="P596"/>
      <text:h text:style-name="P1658" text:outline-level="4"><text:bookmark-start text:name="__RefHeading__122_1269792762"/>Specific Default Container to b-tree Methods (CBTreeBaseDefaults)<text:bookmark-end text:name="__RefHeading__122_1269792762"/></text:h>
      <text:p text:style-name="P596"/>
      <text:p text:style-name="P905"><text:tab/><text:span text:style-name="T605">This section is relevant for readers, who intend to create one or more new </text:span><text:span text:style-name="T605"><text:bookmark-ref text:reference-format="text" text:ref-name="__RefHeading___Toc36398_35778968">Abstract Data Classes</text:bookmark-ref></text:span><text:span text:style-name="T605">. </text:span></text:p>
      <text:p text:style-name="P941"><text:span text:style-name="T605"><text:tab/>The class CBTreeBaseDefaults provides the code for all skeleton methods to function as a b-tree. This means that, the class is capable to create, destroy, merge and split nodes as well as the ability to insert or remove data entries on a very basic level. However, this class has no concept of what a data set position is (see: </text:span><text:span text:style-name="T605"><text:bookmark-ref text:reference-format="text" text:ref-name="__RefHeading___Toc37860_20832781">Internal Position Template Parameter (_ti_pos)</text:bookmark-ref></text:span><text:span text:style-name="T605">) and thus provides the definition of pure virtual methods, which form the </text:span><text:span text:style-name="T605"><text:bookmark-ref text:reference-format="text" text:ref-name="__RefHeading__2719_1647716225">Virtual Base Class Methods</text:bookmark-ref></text:span><text:span text:style-name="T605">, allowing </text:span><text:span text:style-name="T605"><text:bookmark-ref text:reference-format="text" text:ref-name="__RefHeading__12600_147306980">Specific Data Classes</text:bookmark-ref></text:span><text:span text:style-name="T605"> and </text:span><text:span text:style-name="T605"><text:bookmark-ref text:reference-format="text" text:ref-name="__RefHeading___Toc36398_35778968">Abstract Data Classes</text:bookmark-ref></text:span><text:span text:style-name="T605"> to access data entries, by providing code for said methods. Also, this class provides the default code for the </text:span><text:span text:style-name="T605"><text:bookmark-ref text:reference-format="text" text:ref-name="__RefHeading___Toc38756_1761799561">Iterator Container Access Methods</text:bookmark-ref></text:span><text:span text:style-name="T605">, as at this point in the </text:span><text:span text:style-name="T605"><text:bookmark-ref text:reference-format="text" text:ref-name="__RefHeading___Toc36402_35778968">Base Class Stack</text:bookmark-ref></text:span><text:span text:style-name="T605"> all </text:span><text:span text:style-name="T605"><text:bookmark-ref text:reference-format="text" text:ref-name="__RefHeading__2855_1647716225">Scalability Methods</text:bookmark-ref></text:span><text:span text:style-name="T605"> are at least declared as pure virtual methods and therefore can be referred to by the afore mentioned iterator methods.</text:span></text:p>
      <text:p text:style-name="P940"><text:tab/>The base class also provides a <text:span text:style-name="T29">virtual </text:span>method called <text:bookmark-ref text:reference-format="text" text:ref-name="__RefHeading__2759_1891390713">rebuild_node ()</text:bookmark-ref>, <text:span text:style-name="T738">in order</text:span> to <text:span text:style-name="T30">rebuild </text:span>a<text:span text:style-name="T30"> </text:span><text:soft-page-break/><text:span text:style-name="T30">node</text:span>'s<text:span text:style-name="T30"> integrity after data was inserted or removed. By default it updates the node's maximum index based on its sub-nodes maximum indexes, while assuming that said indexes have been updated before hand or have not been altered. Newly created </text:span><text:span text:style-name="T30"><text:bookmark-ref text:reference-format="text" text:ref-name="__RefHeading__12600_147306980">Specific Data Classes</text:bookmark-ref></text:span><text:span text:style-name="T30"> or </text:span><text:span text:style-name="T30"><text:bookmark-ref text:reference-format="text" text:ref-name="__RefHeading___Toc36398_35778968">Abstract Data Classes</text:bookmark-ref></text:span><text:span text:style-name="T30"> need to provide their own version of this method, if that new class type employs</text:span> addition<text:span text:style-name="T31">al</text:span> pools<text:span text:style-name="T32"> that are in any way integral to the b-tree structure.</text:span></text:p>
      <text:p text:style-name="P20"><text:tab/>Also a <text:span text:style-name="T33">virtual </text:span>method called <text:bookmark-ref text:reference-format="text" text:ref-name="__RefHeading__2761_1891390713">convert_pos_to_container_pos ()</text:bookmark-ref> is provided, <text:span text:style-name="T33">which allows for linear read / write accesses to any data entry by recursively tracing into the tree structure. Creating one or more new </text:span><text:span text:style-name="T33"><text:bookmark-ref text:reference-format="text" text:ref-name="__RefHeading__12600_147306980">Specific Data Classes</text:bookmark-ref></text:span><text:span text:style-name="T33"> or </text:span><text:span text:style-name="T33"><text:bookmark-ref text:reference-format="text" text:ref-name="__RefHeading___Toc36398_35778968">Abstract Data Classes</text:bookmark-ref></text:span><text:span text:style-name="T33"> providing their own version of this method is optional, but recommended if data pools can be exploited to recursively trace into a sub-tree and can be beneficial in terms of access speed.</text:span></text:p>
      <text:p text:style-name="P21"/>
      <text:p text:style-name="P22"/>
      <text:h text:style-name="Heading_20_5" text:outline-level="5"><text:bookmark-start text:name="__RefHeading__17351_1839654271"/>Node Descriptor<text:bookmark-end text:name="__RefHeading__17351_1839654271"/></text:h>
      <text:p text:style-name="P22"/>
      <text:p text:style-name="P23"><text:tab/>Every node has a <text:span text:style-name="T369">N</text:span>. telling its parent node <text:span text:style-name="T34">(nParent)</text:span>, <text:span text:style-name="T34">the number of data items stored in this node (nNumData) and the amount of data items contained by this node and this node's sub-trees combined (nMaxIdx). The N. is defined as follows:</text:span></text:p>
      <text:p text:style-name="P1056">typedef struct node_s</text:p>
      <text:p text:style-name="P1239">{</text:p>
      <text:p text:style-name="P1274"><text:span text:style-name="T36"><text:tab/>_t_nodeiter<text:tab/><text:tab/></text:span><text:span text:style-name="T37">nP</text:span><text:span text:style-name="T36">arent;</text:span></text:p>
      <text:p text:style-name="P1274"><text:span text:style-name="T36"><text:tab/>_t_sizetype<text:tab/><text:tab/></text:span><text:span text:style-name="T37">nM</text:span><text:span text:style-name="T36">axIdx;</text:span></text:p>
      <text:p text:style-name="P1274"><text:span text:style-name="T36"><text:tab/>_t_subnodeiter<text:tab/>n</text:span><text:span text:style-name="T37">N</text:span><text:span text:style-name="T36">umData;</text:span></text:p>
      <text:p text:style-name="P1239">} node_t;</text:p>
      <text:p text:style-name="P23"/>
      <text:p text:style-name="P24"><text:tab/>The member variable nParent contains the this node's parent node id. If nParent is set to the current node's id, then this node is the root node. The type <text:span text:style-name="T82">of this member </text:span>is <text:span text:style-name="T500">defined by the template parameter </text:span>_t_nodeiter and the description of that template parameter can be found here: <text:bookmark-ref text:reference-format="text" text:ref-name="__RefHeading__1943_1480809614">Node Iterator Type (_t_nodeiter)</text:bookmark-ref></text:p>
      <text:p text:style-name="P24"><text:tab/>The member variable nNumData (number of data items) contains the fill state of <text:span text:style-name="T739">a</text:span> node <text:span text:style-name="T83">in terms of data items. The number of sub-trees a node refers to is nNumData plus 1. If the top bit of that member variable is set or that member is set to zero, then this node is a leaf node and nNumData must be interpreted as its 2's complement value (ie. ~(nNumData – 1)) to calculate this node's data item fill state. In case this node is a leaf, then the number of sub-trees for this node is zero. The type of this member is defined by the template parameter _t_subnodeiter</text:span> and the description of <text:span text:style-name="T500">it </text:span>can be found here: <text:bookmark-ref text:reference-format="text" text:ref-name="__RefHeading__1945_1480809614">Sub-Node Iterator Type (_t_subnodeiter)</text:bookmark-ref></text:p>
      <text:p text:style-name="P960"><text:tab/>The member variable nMaxIdx (maximum index) <text:span text:style-name="T84">contains this node's fill state combined with the number of data entries stored within all of this node's sub-trees. If this node is a leaf node, then nMaxIdx contains this node's fill state again. If this node is the root node, then nMaxIdx contains the entire data container's fill state, which can be obtained by calling the method </text:span><text:span text:style-name="T84"><text:bookmark-ref text:reference-format="text" text:ref-name="__RefHeading__1536_1677005904">size ()</text:bookmark-ref></text:span><text:span text:style-name="T84">. The type of this member is defined by the template parameter _t_sizetype and the description of it can be found here: </text:span><text:span text:style-name="T84"><text:bookmark-ref text:reference-format="text" text:ref-name="__RefHeading__132_1269792762">Size Type (_t_sizetype)</text:bookmark-ref></text:span></text:p>
      <text:h text:style-name="Heading_20_5" text:outline-level="5"><text:bookmark-start text:name="__RefHeading__17353_1839654271"/><text:soft-page-break/>Maintenance Vector<text:bookmark-end text:name="__RefHeading__17353_1839654271"/></text:h>
      <text:p text:style-name="P22"/>
      <text:p text:style-name="P25"><text:tab/>The <text:span text:style-name="T369">M</text:span>. vector is part of every node and actually a bit vector, which contains the status of its associated node. Currently only the least significant bit is in use. If that bit is asserted, then this node is valid, has been previously reserved and therefore in use, otherwise this node is <text:span text:style-name="T370">in</text:span>valid and open to be reserved.</text:p>
      <text:p text:style-name="P25"><text:tab/>Programmers who <text:span text:style-name="T370">intend</text:span> to make additions in terms of per node statuses ought not to use the <text:span text:style-name="T501">M</text:span>., since the remaining part of this vector is reserved for future ex<text:span text:style-name="T501">pansion</text:span>s. <text:span text:style-name="T501">I</text:span>f <text:span text:style-name="T501">additional custom maintenance information needs to be stored</text:span>, then an additional pool must be created. See section: <text:bookmark-ref text:reference-format="text" text:ref-name="__RefHeading__2750_2002835030">Pools (Technical Reference)</text:bookmark-ref></text:p>
      <text:p text:style-name="P22"/>
      <text:p text:style-name="P22"/>
      <text:h text:style-name="Heading_20_5" text:outline-level="5"><text:bookmark-start text:name="__RefHeading__25079_2106829580"/>Serial Vector Pool<text:bookmark-end text:name="__RefHeading__25079_2106829580"/></text:h>
      <text:p text:style-name="P781"/>
      <text:p text:style-name="P779"><text:tab/>When a method trac<text:span text:style-name="T701">e</text:span>s into the tree structure of a container to search for a specific data item only known by its linear offset, then walking through a series of sub-node descriptors to find out what sub-node to track into is a lengthy process. To workaround that problem the so called serial vector has been created, for every inner node to have one. <text:span text:style-name="T362">The s. is formed of up to nNodeSize times 2 minus 1 entries, which are of type _t_sizetype and contains, in ascending order, for every sub-tree, the accumulated number of data items prior to their start, except for the initial sub-tree. The initial sub-tree's serial vector entry doesn't exist, since that would always be zero. See the figure below:</text:span></text:p>
      <table:table table:name="Table8" table:style-name="Table8">
        <table:table-column table:style-name="Table8.A"/>
        <table:table-row table:style-name="Table8.1">
          <table:table-cell office:value-type="string">
            <text:p text:style-name="P1315"><draw:g text:anchor-type="as-char" draw:z-index="0" draw:style-name="gr1"><draw:custom-shape draw:style-name="gr2" draw:text-style-name="P1695" xml:id="id1" draw:id="id1" svg:width="2.694cm" svg:height="2.001cm" svg:x="0.002cm" svg:y="5.02cm"><text:p text:style-name="P1694"><text:span text:style-name="T830">sub-tree: 0</text:span></text:p><text:p text:style-name="P1694"><text:span text:style-name="T830">size: n[0]</text:span></text:p><draw:enhanced-geometry svg:viewBox="0 0 21600 21600" draw:type="rectangle" draw:enhanced-path="M 0 0 L 21600 0 21600 21600 0 21600 0 0 Z N"/></draw:custom-shape><draw:custom-shape draw:style-name="gr3" draw:text-style-name="P1696" xml:id="id2" draw:id="id2" svg:width="1.348cm" svg:height="1.003cm" svg:x="2.693cm" svg:y="3.02cm"><text:p text:style-name="P1694"><text:span text:style-name="T831">1</text:span></text:p><draw:enhanced-geometry svg:viewBox="0 0 21600 21600" draw:type="rectangle" draw:enhanced-path="M 0 0 L 21600 0 21600 21600 0 21600 0 0 Z N"/></draw:custom-shape><draw:custom-shape draw:style-name="gr4" draw:text-style-name="P1695" xml:id="id3" draw:id="id3" svg:width="2.696cm" svg:height="2.001cm" svg:x="4.043cm" svg:y="5.02cm"><text:p text:style-name="P1694"><text:span text:style-name="T830">sub-tree: 1</text:span></text:p><text:p text:style-name="P1694"><text:span text:style-name="T830">size: n[1]</text:span></text:p><draw:enhanced-geometry svg:viewBox="0 0 21600 21600" draw:type="rectangle" draw:enhanced-path="M 0 0 L 21600 0 21600 21600 0 21600 0 0 Z N"/></draw:custom-shape><draw:custom-shape draw:style-name="gr5" draw:text-style-name="P1696" xml:id="id4" draw:id="id4" svg:width="1.352cm" svg:height="1.003cm" svg:x="6.736cm" svg:y="3.02cm"><text:p text:style-name="P1694"><text:span text:style-name="T831">1</text:span></text:p><draw:enhanced-geometry svg:viewBox="0 0 21600 21600" draw:type="rectangle" draw:enhanced-path="M 0 0 L 21600 0 21600 21600 0 21600 0 0 Z N"/></draw:custom-shape><draw:custom-shape draw:style-name="gr6" draw:text-style-name="P1695" xml:id="id5" draw:id="id5" svg:width="2.698cm" svg:height="2.001cm" svg:x="8.086cm" svg:y="5.02cm"><text:p text:style-name="P1694"><text:span text:style-name="T830">sub-tree: 2</text:span></text:p><text:p text:style-name="P1694"><text:span text:style-name="T830">size: n[2]</text:span></text:p><draw:enhanced-geometry svg:viewBox="0 0 21600 21600" draw:type="rectangle" draw:enhanced-path="M 0 0 L 21600 0 21600 21600 0 21600 0 0 Z N"/></draw:custom-shape><draw:custom-shape draw:style-name="gr3" draw:text-style-name="P1696" xml:id="id6" draw:id="id6" svg:width="1.348cm" svg:height="1.003cm" svg:x="10.783cm" svg:y="3.02cm"><text:p text:style-name="P1694"><text:span text:style-name="T831">1</text:span></text:p><draw:enhanced-geometry svg:viewBox="0 0 21600 21600" draw:type="rectangle" draw:enhanced-path="M 0 0 L 21600 0 21600 21600 0 21600 0 0 Z N"/></draw:custom-shape><draw:custom-shape draw:style-name="gr7" draw:text-style-name="P1695" xml:id="id7" draw:id="id7" svg:width="2.7cm" svg:height="2.001cm" svg:x="12.13cm" svg:y="5.02cm"><text:p text:style-name="P1694"><text:span text:style-name="T830">sub-tree: 3</text:span></text:p><text:p text:style-name="P1694"><text:span text:style-name="T830">size: n[3]</text:span></text:p><draw:enhanced-geometry svg:viewBox="0 0 21600 21600" draw:type="rectangle" draw:enhanced-path="M 0 0 L 21600 0 21600 21600 0 21600 0 0 Z N"/></draw:custom-shape><draw:connector draw:style-name="gr8" draw:text-style-name="P1697" draw:type="line" svg:x1="1.348cm" svg:y1="5.02cm" svg:x2="2.693cm" svg:y2="3.522cm" draw:start-shape="id1" draw:start-glue-point="0" draw:end-shape="id2" draw:end-glue-point="3" svg:d="M1348 1009l1345-1499" svg:viewBox="0 0 1348 1501"><text:p/></draw:connector><draw:connector draw:style-name="gr8" draw:text-style-name="P1697" draw:type="line" svg:x1="4.041cm" svg:y1="3.522cm" svg:x2="5.39cm" svg:y2="5.02cm" draw:start-shape="id2" draw:start-glue-point="1" draw:end-shape="id3" draw:end-glue-point="0" svg:d="M4041-490l1349 1499" svg:viewBox="0 0 1351 1501"><text:p/></draw:connector><draw:connector draw:style-name="gr8" draw:text-style-name="P1697" draw:type="line" svg:x1="5.39cm" svg:y1="5.02cm" svg:x2="6.736cm" svg:y2="3.522cm" draw:start-shape="id3" draw:start-glue-point="0" draw:end-shape="id4" draw:end-glue-point="3" svg:d="M5390 1009l1346-1499" svg:viewBox="0 0 1348 1501"><text:p/></draw:connector><draw:connector draw:style-name="gr8" draw:text-style-name="P1697" draw:type="line" svg:x1="8.087cm" svg:y1="3.522cm" svg:x2="9.433cm" svg:y2="5.02cm" draw:start-shape="id4" draw:start-glue-point="1" draw:end-shape="id5" draw:end-glue-point="0" svg:d="M8087-490l1346 1499" svg:viewBox="0 0 1348 1501"><text:p/></draw:connector><draw:connector draw:style-name="gr8" draw:text-style-name="P1697" draw:type="line" svg:x1="9.433cm" svg:y1="5.02cm" svg:x2="10.783cm" svg:y2="3.522cm" draw:start-shape="id5" draw:start-glue-point="0" draw:end-shape="id6" draw:end-glue-point="3" svg:d="M9433 1009l1350-1499" svg:viewBox="0 0 1351 1501"><text:p/></draw:connector><draw:connector draw:style-name="gr8" draw:text-style-name="P1697" draw:type="line" svg:x1="12.13cm" svg:y1="3.522cm" svg:x2="13.48cm" svg:y2="5.02cm" draw:start-shape="id6" draw:start-glue-point="1" draw:end-shape="id7" draw:end-glue-point="0" svg:d="M12130-490l1350 1499" svg:viewBox="0 0 1351 1501"><text:p/></draw:connector><draw:line draw:style-name="gr9" draw:text-style-name="P1697" svg:x1="2.688cm" svg:y1="1.021cm" svg:x2="2.688cm" svg:y2="8.021cm"><text:p/></draw:line><draw:line draw:style-name="gr10" draw:text-style-name="P1697" svg:x1="6.735cm" svg:y1="1.021cm" svg:x2="6.735cm" svg:y2="8.021cm"><text:p/></draw:line><draw:line draw:style-name="gr11" draw:text-style-name="P1697" svg:x1="10.788cm" svg:y1="1.021cm" svg:x2="10.788cm" svg:y2="8.021cm"><text:p/></draw:line><draw:custom-shape draw:style-name="gr12" draw:text-style-name="P1698" svg:width="4.038cm" svg:height="1.001cm" svg:x="2.702cm" svg:y="1.021cm"><text:p text:style-name="P1694"><text:span text:style-name="T832">s[0] = n[0]</text:span></text:p><draw:enhanced-geometry svg:viewBox="0 0 21600 21600" draw:type="rectangle" draw:enhanced-path="M 0 0 L 21600 0 21600 21600 0 21600 0 0 Z N"/></draw:custom-shape><draw:custom-shape draw:style-name="gr13" draw:text-style-name="P1699" svg:width="4.081cm" svg:height="1.001cm" svg:x="6.703cm" svg:y="1.021cm"><text:p text:style-name="P1694"><text:span text:style-name="T832">s[1] = </text:span><text:span text:style-name="T833">s[0]</text:span><text:span text:style-name="T832"> + n[1]</text:span></text:p><text:p text:style-name="P1694"><text:span text:style-name="T832">+ 1</text:span></text:p><draw:enhanced-geometry svg:viewBox="0 0 21600 21600" draw:type="rectangle" draw:enhanced-path="M 0 0 L 21600 0 21600 21600 0 21600 0 0 Z N"/></draw:custom-shape><draw:custom-shape draw:style-name="gr14" draw:text-style-name="P1700" svg:width="4.024cm" svg:height="1.001cm" svg:x="10.804cm" svg:y="1.021cm"><text:p text:style-name="P1694"><text:span text:style-name="T832">s[2] = </text:span><text:span text:style-name="T834">s[1]</text:span><text:span text:style-name="T832"> + n[2]</text:span></text:p><text:p text:style-name="P1694"><text:span text:style-name="T832">+ 1</text:span></text:p><draw:enhanced-geometry svg:viewBox="0 0 21600 21600" draw:type="rectangle" draw:enhanced-path="M 0 0 L 21600 0 21600 21600 0 21600 0 0 Z N"/></draw:custom-shape><draw:line draw:style-name="gr15" draw:text-style-name="P1697" svg:x1="0.001cm" svg:y1="1.021cm" svg:x2="0.001cm" svg:y2="8.021cm"><text:p/></draw:line><draw:custom-shape draw:style-name="gr16" draw:text-style-name="P1701" svg:width="2.694cm" svg:height="1.001cm" svg:x="0.002cm" svg:y="1.021cm"><text:p text:style-name="P1694"><text:span text:style-name="T835">0</text:span></text:p><draw:enhanced-geometry svg:viewBox="0 0 21600 21600" draw:type="rectangle" draw:enhanced-path="M 0 0 L 21600 0 21600 21600 0 21600 0 0 Z N"/></draw:custom-shape><draw:frame draw:style-name="gr17" draw:text-style-name="P1703" svg:width="5.488cm" svg:height="0.997cm" svg:x="13.273cm" svg:y="3.256cm"><draw:text-box><text:p text:style-name="P1702"><text:span text:style-name="T831">←</text:span><text:span text:style-name="T831">data items</text:span></text:p></draw:text-box></draw:frame><draw:frame draw:style-name="gr18" draw:text-style-name="P1703" svg:width="2.588cm" svg:height="0.997cm" svg:x="0.758cm" svg:y="0cm"><draw:text-box><text:p text:style-name="P1702"><text:span text:style-name="T831">node</text:span></text:p></draw:text-box></draw:frame></draw:g></text:p>
          </table:table-cell>
        </table:table-row>
      </table:table>
      <text:p text:style-name="P780"/>
      <text:p text:style-name="P883">If the data items of one node as well as all the data items of its sub-nodes were seen as an ascending series of data items, then the serial vector, displayed in red, blue and green, contains the number of data items prior to every data item. <text:span text:style-name="T701">While searching a linear offset, i</text:span>nstead of walking through the <text:soft-page-break/>sub-node descriptors, employing the already prepared s. only requires a binary search, which reduces the average number of operations from O(n) = n / 2 down to O(n) = log2 (n), while n is the current data item fill state of the node in question. Sub-tree sizes are not guaranteed to be the same, therefore finding the next node to trace into cannot be achieved by calculating an offset.</text:p>
      <text:p text:style-name="P781"/>
      <text:p text:style-name="P781"/>
      <text:h text:style-name="P1691" text:outline-level="5"><text:bookmark-start text:name="__RefHeading___Toc68050_20832781"/>Internal Position Types<text:bookmark-end text:name="__RefHeading___Toc68050_20832781"/></text:h>
      <text:p text:style-name="P968"/>
      <text:p text:style-name="P968"><text:tab/><text:span text:style-name="T769">The sub-sections of this section briefly describe the existing types suitable for the template parameter </text:span><text:span text:style-name="T769"><text:bookmark-ref text:reference-format="text" text:ref-name="__RefHeading___Toc37860_20832781">Internal Position Template Parameter (_ti_pos)</text:bookmark-ref></text:span><text:span text:style-name="T769"> and what each of their intended purpose is.</text:span></text:p>
      <text:p text:style-name="P968"/>
      <text:p text:style-name="P969"/>
      <text:h text:style-name="Heading_20_6" text:outline-level="6"><text:bookmark-start text:name="__RefHeading___Toc66992_20832781"/>CBTreeArray <text:span text:style-name="T205">Position</text:span> Template Parameter <text:span text:style-name="T205">(CBTreeArrayPos &lt;_t_sizetype&gt;)</text:span><text:bookmark-end text:name="__RefHeading___Toc66992_20832781"/></text:h>
      <text:p text:style-name="P969"/>
      <text:p text:style-name="P961"><text:tab/>The class CBTreeArray sets the template parameter _ti_pos to CBTreeArrayPos &lt;_t_sizetype&gt;, <text:span text:style-name="T206">when inheriting from CBTreeBase. This array position class (</text:span>CBTreeArrayPos<text:span text:style-name="T207">) has its own template parameter (_t_sizetype), which is set to the same type as the class' CBTreeArray _t_sizetype template parameter is set to.</text:span></text:p>
      <text:p text:style-name="P962"><text:tab/>The array position class has only one member which is of type _t_sizetype and called nIndex, <text:span text:style-name="T208">which </text:span>display<text:span text:style-name="T521">s</text:span> the <text:span text:style-name="T209">linear offset of an entry to be accessed. This offset is absolute to the sub-tree, determined by the current node being processed. In other words, whenever, during the tree walk, a sub-node is being entered, the array position is updated to the offset within the sub-tree said sub-node is referring to, until the data item in question has been found in an inner node or eventually in a leaf node.</text:span></text:p>
      <text:p text:style-name="P963"/>
      <text:p text:style-name="P963"/>
      <text:h text:style-name="Heading_20_6" text:outline-level="6"><text:bookmark-start text:name="__RefHeading__142_1269792762"/>CBTreeKeySort <text:span text:style-name="T210">Position</text:span> Template Parameter <text:span text:style-name="T210">(CBTreeKeySortPos &lt;_t_sizetype, _t_key&gt;)</text:span><text:bookmark-end text:name="__RefHeading__142_1269792762"/></text:h>
      <text:p text:style-name="P969"/>
      <text:p text:style-name="P965"><text:tab/>When CBTreeKeySort is inheriting from CBTreeBase, then the template parameter _ti_pos is set to the key sort position class CBTreeKeySortPos &lt;_t_sizetype, _t_key&gt;, while that position class' template parameters _t_sizetype and _t_key are set to the same types as they have been respectively set to for CBTreeKeySort.</text:p>
      <text:p text:style-name="P965"><text:tab/>The key sort position class has two members, <text:span text:style-name="T211">one which is of type _t_sizetype displaying the instance of a key and another is a pointer of type _t_key referring to a key value. These members are called nInstance and pKey respectively. If nInstance has all bits asserted (ie. nInstance </text:span><text:soft-page-break/><text:span text:style-name="T211">= ~0x0), then depending on the type of access the entire set of entries sharing the same key is addressed or the method can choose in what order each instance is processed to optimise that process for speed.</text:span></text:p>
      <text:p text:style-name="P965"/>
      <text:p text:style-name="P965"/>
      <text:h text:style-name="Heading_20_5" text:outline-level="5"><text:bookmark-start text:name="__RefHeading___Toc19746_430131405"/>What governs the size of the data layer?<text:bookmark-end text:name="__RefHeading___Toc19746_430131405"/></text:h>
      <text:p text:style-name="P965"/>
      <text:p text:style-name="P966"><text:tab/><text:span text:style-name="T815">In order to store data on the </text:span><text:span text:style-name="T815"><text:bookmark-ref text:reference-format="text" text:ref-name="__RefHeading__2197_1893551101">Data Layer</text:bookmark-ref></text:span><text:span text:style-name="T815"> the CBTreeBaseDefaults (</text:span><text:span text:style-name="T815"><text:bookmark-ref text:reference-format="text" text:ref-name="__RefHeading__122_1269792762">Specific Default Container to b-tree Methods (CBTreeBaseDefaults)</text:bookmark-ref></text:span><text:span text:style-name="T815"> ) class requests nodes from the </text:span><text:span text:style-name="T815"><text:bookmark-ref text:reference-format="text" text:ref-name="__RefHeading__2197_1893551101">Data Layer</text:bookmark-ref></text:span><text:span text:style-name="T815">. This means that, every time a container instance runs out of allocatable nodes, a number of nodes is requested to be made available by the </text:span><text:span text:style-name="T815"><text:bookmark-ref text:reference-format="text" text:ref-name="__RefHeading__2197_1893551101">Data Layer</text:bookmark-ref></text:span><text:span text:style-name="T815">, while the number of nodes per request is governed by the member variable m_nGrowBy. Since requesting additional space has the potential to take a long time, those requests are done in chunks. So, the larger m_nGrowBy is set the smaller is the number of requests for extra space from the </text:span><text:span text:style-name="T815"><text:bookmark-ref text:reference-format="text" text:ref-name="__RefHeading__2197_1893551101">Data Layer</text:bookmark-ref></text:span><text:span text:style-name="T815">, but it also means the </text:span><text:span text:style-name="T815"><text:bookmark-ref text:reference-format="text" text:ref-name="__RefHeading__2197_1893551101">Data Layer</text:bookmark-ref></text:span><text:span text:style-name="T815"> is potentially bloated with unused space.</text:span></text:p>
      <text:p text:style-name="P967"><text:tab/><text:span text:style-name="T816">To determine when to reduce the size of the </text:span><text:span text:style-name="T816"><text:bookmark-ref text:reference-format="text" text:ref-name="__RefHeading__2197_1893551101">Data Layer</text:bookmark-ref></text:span><text:span text:style-name="T816">, the CBTreeBaseDefaults class employs three methods called: auto_shrink (), auto_shrink_inc () and auto_shrink_dec (). When auto_shrink () is called, then the method determines the allocated node with the highest identifier and requests the </text:span><text:span text:style-name="T816"><text:bookmark-ref text:reference-format="text" text:ref-name="__RefHeading__2197_1893551101">Data Layer</text:bookmark-ref></text:span><text:span text:style-name="T816"> to de-allocate any space beyond the node. This has the potential to create a number of problems. Firstly, if m_nGrowBy would be used as a block size parameter to determine when to de-allocate, then the risk of so called border hopping would exist, in case data gets rapidly inserted and removed again. Secondly, if auto_shrink () is always called when a data entry is removed, then this method would spend a lot of time to determine the last node, since that process is iterative. To address those issues the member variable m_nAutoShrinkThreshold is employed in order to prevent too frequent calls to auto_shrink (). When a data entry is removed, then auto_shrink_inc () is called. This method increments an auto shrink counter by one and once said counter exceeds m_nAutoShrinkThreshold the method auto_shrink () is exercised. This mechanism prevents too frequent requests to the </text:span><text:span text:style-name="T816"><text:bookmark-ref text:reference-format="text" text:ref-name="__RefHeading__2197_1893551101">Data Layer</text:bookmark-ref></text:span><text:span text:style-name="T816"> to reduce size. The address the border hopping issue, the method auto_shrink_dec () is called when a data entry is inserted. This method decrements the auto shrink counter by one unless said counter is already zero. As a result potential requests to reduce size to the </text:span><text:span text:style-name="T816"><text:bookmark-ref text:reference-format="text" text:ref-name="__RefHeading__2197_1893551101">Data Layer</text:bookmark-ref></text:span><text:span text:style-name="T816"> are delayed.</text:span></text:p>
      <text:p text:style-name="P965"/>
      <text:p text:style-name="P965"/>
      <text:h text:style-name="P1628" text:outline-level="3"><text:bookmark-start text:name="__RefHeading__1733_1480809614"/>Super Class (CBTreeSuper)<text:bookmark-end text:name="__RefHeading__1733_1480809614"/></text:h>
      <text:p text:style-name="P801"/>
      <text:p text:style-name="P801"><text:span text:style-name="T116"><text:tab/>The S. class provides everything that is not based on any template parameter, such as methods to instantiate pools and time stamp methods for iterator support (</text:span><text:span text:style-name="T116"><text:bookmark-ref text:reference-format="text" text:ref-name="__RefHeading__26203_200604027">Iterators</text:bookmark-ref></text:span><text:span text:style-name="T116">). As shown in</text:span><text:span text:style-name="T101"> </text:span><text:span text:style-name="T102">the </text:span><text:span text:style-name="T101">figure </text:span><text:span text:style-name="T110">at the beginning of section </text:span><text:span text:style-name="T110"><text:bookmark-ref text:reference-format="text" text:ref-name="__RefHeading__120_1269792762">Class Hierarchy</text:bookmark-ref></text:span><text:span text:style-name="T110"> </text:span><text:span text:style-name="T116">the </text:span><text:span text:style-name="T116"><text:bookmark-ref text:reference-format="text" text:ref-name="__RefHeading___Toc36404_35778968">Abstract Container Interface (CBTreeIf)</text:bookmark-ref></text:span><text:span text:style-name="T116"> class is derived from the S.</text:span></text:p>
      <text:p text:style-name="P801"><text:soft-page-break/><text:span text:style-name="T116"><text:tab/>Also, an application may use this class as an abstract data class type ( </text:span><text:span text:style-name="T116"><text:bookmark-ref text:reference-format="text" text:ref-name="__RefHeading__12600_147306980">Specific Data Classes</text:bookmark-ref></text:span><text:span text:style-name="T116"> ), which aren't sharing any of their template parameters, if that is desired</text:span><text:span text:style-name="T85">. </text:span><text:span text:style-name="T88">However, this abstract type offers almost no functionality accept for the method</text:span><text:span text:style-name="T158"> </text:span><text:span text:style-name="T158"><text:bookmark-ref text:reference-format="text" text:ref-name="__RefHeading___Toc28726_1358898467">get_time_stamp ()</text:bookmark-ref></text:span><text:span text:style-name="T88">.</text:span></text:p>
      <text:p text:style-name="P26"/>
      <text:p text:style-name="P26"/>
      <text:h text:style-name="P1657" text:outline-level="4"><text:bookmark-start text:name="__RefHeading__2750_2002835030"/>Pools <text:span text:style-name="T93">(Technical Reference)</text:span><text:bookmark-end text:name="__RefHeading__2750_2002835030"/></text:h>
      <text:p text:style-name="P27"/>
      <text:p text:style-name="P28"><text:tab/>P. <text:span text:style-name="T502">displays</text:span> what data is stored in which quantities <text:span text:style-name="T502">per </text:span>node, <text:span text:style-name="T606">for the data layer to know how much space has be allocated</text:span>. <text:span text:style-name="T606">By default the constructor of CBTreeBaseDefaults registers the following pools</text:span>:</text:p>
      <text:list xml:id="list753399886087649958" text:style-name="L9">
        <text:list-item>
          <text:p text:style-name="P1449">descriptor (item count:1)</text:p>
        </text:list-item>
        <text:list-item>
          <text:p text:style-name="P1449">maintenance vector (item count: 1)</text:p>
        </text:list-item>
        <text:list-item>
          <text:p text:style-name="P1449">application data array (item count: node size times 2 minus 1 →<text:span text:style-name="T94"> n = t * 2 - 1</text:span>)</text:p>
        </text:list-item>
        <text:list-item>
          <text:p text:style-name="P1449">sub-node <text:span text:style-name="T740">ID </text:span>list (item count: node size times 2 →<text:span text:style-name="T94"> n = t * 2</text:span>)</text:p>
        </text:list-item>
        <text:list-item>
          <text:p text:style-name="P1450">serial vector <text:span text:style-name="T606">(item count: <text:s/>node size times 2 minus 1 → n = t * 2 - 1)</text:span></text:p>
        </text:list-item>
      </text:list>
      <text:p text:style-name="P85"/>
      <text:p text:style-name="P85"><text:span text:style-name="T96"><text:tab/>If a data </text:span><text:span text:style-name="T103">or application </text:span><text:span text:style-name="T96">class requires to register additional</text:span><text:span text:style-name="T97"> p., </text:span><text:span text:style-name="T96">then that has to</text:span><text:span text:style-name="T97"> happen during the construction of a </text:span><text:span text:style-name="T96">said </text:span><text:span text:style-name="T97">class </text:span><text:span text:style-name="T95">by calling </text:span><text:span text:style-name="T97">the</text:span><text:span text:style-name="T95"> method: </text:span><text:span text:style-name="T95"><text:bookmark-ref text:reference-format="text" text:ref-name="__RefHeading__11997_1839654271">create_dataPool ()</text:bookmark-ref></text:span><text:span text:style-name="T95">. </text:span><text:span text:style-name="T96">This method returns a pool ID, which the</text:span><text:span text:style-name="T103">n</text:span><text:span text:style-name="T96"> </text:span><text:span text:style-name="T103">has</text:span><text:span text:style-name="T98"> </text:span><text:span text:style-name="T96">to </text:span><text:span text:style-name="T98">be used to </text:span><text:span text:style-name="T96">address the newly created pool later on. </text:span><text:span text:style-name="T103">As for application classes, if ad</text:span><text:span text:style-name="T99">ditional pools </text:span><text:span text:style-name="T103">are</text:span><text:span text:style-name="T99"> created </text:span><text:span text:style-name="T103">on that abstraction level, then the application class has to </text:span><text:span text:style-name="T99">provide it</text:span><text:span text:style-name="T103">s</text:span><text:span text:style-name="T99"> own version of the </text:span><text:span text:style-name="T99"><text:bookmark-ref text:reference-format="text" text:ref-name="__RefHeading__2855_1647716225">Scalability Methods</text:bookmark-ref></text:span><text:span text:style-name="T99">. </text:span><text:span text:style-name="T154">For more information about </text:span><text:span text:style-name="T155">how </text:span><text:span text:style-name="T156">p.</text:span><text:span text:style-name="T155"> are organised </text:span><text:span text:style-name="T157">within</text:span><text:span text:style-name="T155"> the data layer, </text:span><text:span text:style-name="T154">please</text:span><text:span text:style-name="T155"> see section: </text:span><text:span text:style-name="T155"><text:bookmark-ref text:reference-format="text" text:ref-name="__RefHeading___Toc28800_465577555">Pools</text:bookmark-ref></text:span></text:p>
      <text:h text:style-name="P1659" text:outline-level="4"><text:bookmark-start text:name="__RefHeading__11997_1839654271"/>create_dataPool ()<text:bookmark-end text:name="__RefHeading__11997_1839654271"/></text:h>
      <text:p text:style-name="P85"/>
      <text:p text:style-name="P1258">uint32_t create_dataPool (CBTreeIOperBlockPoolDesc_t *pPoolDesc)</text:p>
      <text:p text:style-name="P85"/>
      <text:p text:style-name="P87">Description:</text:p>
      <text:p text:style-name="P91">This method registers an additional pool.</text:p>
      <text:p text:style-name="P94"/>
      <text:p text:style-name="P596">Input parameters:</text:p>
      <text:p text:style-name="P596">pPoolDesc<text:tab/><text:tab/>- <text:span text:style-name="T112">pointer to structure displaying pool properties (see below)</text:span></text:p>
      <text:p text:style-name="P596"/>
      <text:p text:style-name="P1057">typedef struct</text:p>
      <text:p text:style-name="P1059">{</text:p>
      <text:p text:style-name="P1239"><text:tab/>uint32_t<text:tab/><text:tab/>nTotalSize;</text:p>
      <text:p text:style-name="P1239"><text:tab/>uint32_t<text:tab/><text:tab/>nEntrySize;</text:p>
      <text:p text:style-name="P1239"><text:soft-page-break/>} CBTreeIOperBlockPoolDesc_t;</text:p>
      <text:p text:style-name="P1239"/>
      <text:p text:style-name="P97"/>
      <text:p text:style-name="P97">nTotalSize<text:tab/><text:tab/>- specifies the entire pool size in bytes</text:p>
      <text:p text:style-name="P97">nEntrySize<text:tab/><text:tab/>- specifies the size of one entry in bytes</text:p>
      <text:p text:style-name="P97"/>
      <text:p text:style-name="P87">Remarks:</text:p>
      <text:p text:style-name="P92">This method registers an additional pool <text:span text:style-name="T111">by</text:span> append<text:span text:style-name="T111">ing</text:span> a copy of the description, being pointed at by pPoolDesc, to the list of the already registered pools. To register a pool to be used by a data class, this method <text:span text:style-name="T503">has</text:span> <text:span text:style-name="T113">to be </text:span>called during the construction.</text:p>
      <text:p text:style-name="P91">A pool defines a linear array of one or more entries, <text:span text:style-name="T114">depending on what the data class requires. For instance, by default a pool for the node descriptor is registered by the base data class. Said pool contains only one entry, since one node descriptor is required per node. In such a case nTotalSize and nEntrySize are the same. If a maximum of n data items is required to be stored by a pool, then nTotalSize is nEntrySize times n. Hence, nTotalSize must be divisible by nEntrySize. Also, nTotalSize must be greater or equal to nEntrySize.</text:span></text:p>
      <text:p text:style-name="P29"/>
      <text:p text:style-name="P88">Return value:</text:p>
      <text:p text:style-name="P803">The return value is the newly created pool's identifier. This method doesn't have an error return value and in such a case the method throws an exception (std::runtimeerror::runtimeerror).</text:p>
      <text:p text:style-name="P98"/>
      <text:p text:style-name="P802"/>
      <text:p text:style-name="P802">Note: </text:p>
      <text:p text:style-name="P802">Calling this method outside of a data class constructor, <text:span text:style-name="T115">is likely to</text:span> <text:span text:style-name="T793">put that container</text:span> instance in an undefined state.</text:p>
      <text:p text:style-name="P596"/>
      <text:p text:style-name="P596"/>
      <text:h text:style-name="Heading_20_4" text:outline-level="4"><text:bookmark-start text:name="__RefHeading___Toc28726_1358898467"/>get_time_stamp ()<text:bookmark-end text:name="__RefHeading___Toc28726_1358898467"/></text:h>
      <text:p text:style-name="P596"/>
      <text:p text:style-name="P1174">btree_time_stamp_t get_time_stamp () const</text:p>
      <text:p text:style-name="P86"/>
      <text:p text:style-name="P90">Description:</text:p>
      <text:p text:style-name="P93">This method <text:span text:style-name="T729">returns a container's time stamp</text:span>.</text:p>
      <text:p text:style-name="P96"/>
      <text:p text:style-name="P90">Remarks:</text:p>
      <text:p text:style-name="P32"><text:soft-page-break/>This method is employed by iterators, allowing them to tell if a container was modified. The time stamp gets updated if a data entry was inserted, removed or modified. An iterator can then use the time stamp information and compare it to a time stamp copied before, when the iterator was evaluated previously and therefore test if that evaluation is still valid.</text:p>
      <text:p text:style-name="P30"/>
      <text:p text:style-name="P90">Return value:</text:p>
      <text:p text:style-name="P925">The returned value is a copy of the container's current time stamp, which is a structure declared as follows:</text:p>
      <text:p text:style-name="P1191">typedef struct btree_time_stamp_s</text:p>
      <text:p text:style-name="P1190">{</text:p>
      <text:p text:style-name="P1236"><text:span text:style-name="T285"><text:tab/></text:span><text:span text:style-name="T236">::std::chrono::high_resolution_clock::time_point<text:tab/></text:span><text:span text:style-name="T285"><text:tab/>sTime;</text:span></text:p>
      <text:p text:style-name="P1190"><text:tab/>uint32_t<text:tab/><text:tab/><text:tab/><text:tab/><text:tab/><text:tab/><text:tab/>nAccCtr;</text:p>
      <text:p text:style-name="P1190"/>
      <text:p text:style-name="P1190"><text:tab/>bool<text:tab/><text:tab/><text:tab/>operator== (const struct btree_time_stamp_s &amp;rTimeStamp) const</text:p>
      <text:p text:style-name="P1190"><text:tab/>{</text:p>
      <text:p text:style-name="P1190"><text:tab/><text:tab/>return ((sTime == rTimeStamp.sTime) &amp;&amp; (nAccCtr == rTimeStamp.nAccCtr));</text:p>
      <text:p text:style-name="P1190"><text:tab/>}</text:p>
      <text:p text:style-name="P1190"/>
      <text:p text:style-name="P1190"><text:tab/>bool<text:tab/><text:tab/><text:tab/>operator!= (const struct btree_time_stamp_s &amp;rTimeStamp) const</text:p>
      <text:p text:style-name="P1190"><text:tab/>{</text:p>
      <text:p text:style-name="P1190"><text:tab/><text:tab/>return ((sTime != rTimeStamp.sTime) || (nAccCtr != rTimeStamp.nAccCtr));</text:p>
      <text:p text:style-name="P1190"><text:tab/>}</text:p>
      <text:p text:style-name="P1191">} btree_time_stamp_t;</text:p>
      <text:p text:style-name="P924"/>
      <text:p text:style-name="P926">sTime<text:tab/><text:tab/>- displays the time <text:span text:style-name="T793">stamp </text:span>of the last modification</text:p>
      <text:p text:style-name="P926">nAccCtr<text:tab/>- displays the modification counter</text:p>
      <text:p text:style-name="P926"/>
      <text:p text:style-name="P596"/>
      <text:h text:style-name="P1615" text:outline-level="2"><text:bookmark-start text:name="__RefHeading__2855_1647716225"/>Scalability Methods<text:bookmark-end text:name="__RefHeading__2855_1647716225"/></text:h>
      <text:p text:style-name="P596"/>
      <text:p text:style-name="P100"><text:span text:style-name="T95"><text:tab/>This section </text:span><text:span text:style-name="T104">describes</text:span><text:span text:style-name="T95"> a number of methods </text:span><text:span text:style-name="T104">being part of the interface between the </text:span><text:span text:style-name="T104"><text:bookmark-ref text:reference-format="text" text:ref-name="__RefHeading__122_1269792762">Specific Default Container to b-tree Methods (CBTreeBaseDefaults)</text:bookmark-ref></text:span><text:span text:style-name="T104"> and a data class. </text:span>The <text:bookmark-ref text:reference-format="text" text:ref-name="__RefHeading__2719_1647716225">Virtual Base Class Methods</text:bookmark-ref> section lists all methods that need to <text:span text:style-name="T504">be</text:span> created if a new data class is required, while the <text:bookmark-ref text:reference-format="text" text:ref-name="__RefHeading__2785_1647716225">Methods Utilising Pools</text:bookmark-ref> section contains all methods that need to be <text:span text:style-name="T607">provided</text:span>, if addition pools (see: <text:bookmark-ref text:reference-format="text" text:ref-name="__RefHeading__2750_2002835030">Pools (Technical Reference)</text:bookmark-ref>) for data access optimisation have been created. <text:span text:style-name="T814">The table below shows the type definitions for the S.</text:span></text:p>
      <text:p text:style-name="P131"/>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1411">Typename</text:p>
            </table:table-cell>
            <table:table-cell table:style-name="Table28.A1" office:value-type="string">
              <text:p text:style-name="P1411">Template Parameter <text:span text:style-name="T757">or Definition</text:span></text:p>
            </table:table-cell>
            <table:table-cell table:style-name="Table28.C1" office:value-type="string">
              <text:p text:style-name="P1411">Description</text:p>
            </table:table-cell>
          </table:table-row>
        </table:table-header-rows>
        <table:table-row>
          <table:table-cell table:style-name="Table28.A2" office:value-type="string">
            <text:p text:style-name="P1341">size_type</text:p>
          </table:table-cell>
          <table:table-cell table:style-name="Table28.A2" office:value-type="string">
            <text:p text:style-name="P1401"><text:bookmark-ref text:reference-format="text" text:ref-name="__RefHeading__132_1269792762">Size Type (_t_sizetype)</text:bookmark-ref></text:p>
          </table:table-cell>
          <table:table-cell table:style-name="Table28.C2" office:value-type="string">
            <text:p text:style-name="P1347">absolute address type employed by the container for accessing individual data entries</text:p>
          </table:table-cell>
        </table:table-row>
        <table:table-row>
          <table:table-cell table:style-name="Table28.A2" office:value-type="string">
            <text:p text:style-name="P1343">position_t</text:p>
          </table:table-cell>
          <table:table-cell table:style-name="Table28.A2" office:value-type="string">
            <text:p text:style-name="P1341"><text:bookmark-ref text:reference-format="text" text:ref-name="__RefHeading___Toc37860_20832781">Internal Position Template Parameter (_ti_pos)</text:bookmark-ref></text:p>
          </table:table-cell>
          <table:table-cell table:style-name="Table28.C2" office:value-type="string">
            <text:p text:style-name="P1349">internal type employed by <text:soft-page-break/>the <text:bookmark-ref text:reference-format="text" text:ref-name="__RefHeading__122_1269792762">Specific Default Container to b-tree Methods (CBTreeBaseDefaults)</text:bookmark-ref> <text:span text:style-name="T766">to abstract accesses from the </text:span><text:span text:style-name="T766"><text:bookmark-ref text:reference-format="text" text:ref-name="__RefHeading___Toc36398_35778968">Abstract Data Classes</text:bookmark-ref></text:span></text:p>
          </table:table-cell>
        </table:table-row>
        <table:table-row>
          <table:table-cell table:style-name="Table28.A2" office:value-type="string">
            <text:p text:style-name="P1345">data_layer_properties_type</text:p>
          </table:table-cell>
          <table:table-cell table:style-name="Table28.A2" office:value-type="string">
            <text:p text:style-name="P1343"><text:bookmark-ref text:reference-format="text" text:ref-name="__RefHeading___Toc37864_20832781">Data Layer Properties Types (data_layer_properties_type)</text:bookmark-ref></text:p>
          </table:table-cell>
          <table:table-cell table:style-name="Table28.C2" office:value-type="string">
            <text:p text:style-name="P1401"><text:span text:style-name="T766">parameter defines type use by </text:span><text:bookmark-ref text:reference-format="text" text:ref-name="__RefHeading__122_1269792762">Specific Default Container to b-tree Methods (CBTreeBaseDefaults)</text:bookmark-ref> <text:span text:style-name="T766">to call a data into existence</text:span></text:p>
          </table:table-cell>
        </table:table-row>
        <table:table-row>
          <table:table-cell table:style-name="Table28.A2" office:value-type="string">
            <text:p text:style-name="P1345">node_iter_type</text:p>
          </table:table-cell>
          <table:table-cell table:style-name="Table28.A2" office:value-type="string">
            <text:p text:style-name="P1345">typename data_layer_properties_type::node_iter_type or <text:bookmark-ref text:reference-format="text" text:ref-name="__RefHeading__1943_1480809614">Node Iterator Type (_t_nodeiter)</text:bookmark-ref></text:p>
          </table:table-cell>
          <table:table-cell table:style-name="Table28.C2" office:value-type="string">
            <text:p text:style-name="P1352">type defines node address type</text:p>
          </table:table-cell>
        </table:table-row>
        <table:table-row>
          <table:table-cell table:style-name="Table28.A2" office:value-type="string">
            <text:p text:style-name="P1345">sub_node_iter_type</text:p>
          </table:table-cell>
          <table:table-cell table:style-name="Table28.A2" office:value-type="string">
            <text:p text:style-name="P1345">typename data_layer_properties_type::sub_node_iter_type or <text:bookmark-ref text:reference-format="text" text:ref-name="__RefHeading__1945_1480809614">Sub-Node Iterator Type (_t_subnodeiter)</text:bookmark-ref></text:p>
          </table:table-cell>
          <table:table-cell table:style-name="Table28.C2" office:value-type="string">
            <text:p text:style-name="P1352">type defines sub-node address type</text:p>
          </table:table-cell>
        </table:table-row>
      </table:table>
      <text:p text:style-name="P136"/>
      <text:p text:style-name="P136"/>
      <text:p text:style-name="P136"/>
      <text:h text:style-name="P1629" text:outline-level="3"><text:bookmark-start text:name="__RefHeading__2719_1647716225"/>Virtual Base Class Methods<text:bookmark-end text:name="__RefHeading__2719_1647716225"/></text:h>
      <text:p text:style-name="P94"/>
      <text:p text:style-name="P101"><text:tab/>The <text:span text:style-name="T117">V.</text:span> methods translate back and forth between the addresses being used by the application accessing the b-tree and the actual b-tree's node / sub-node pairs <text:span text:style-name="T607">and as a result act as an interface</text:span>. <text:span text:style-name="T608">That interface basically involves every method, which uses a parameter type of position_t. The base class is incapable to translate between a linear position and a node / sub-position pair, since it is an abstract type. This means that, a data class inheriting from the base class sets the parameter position_t and therefore must provide its own version of the methods listed in this section. These methods ought to be virtual, as this allows classes inheriting from interface classes to replace virtual base class methods again.</text:span></text:p>
      <text:p text:style-name="P102"/>
      <text:p text:style-name="P102"/>
      <text:h text:style-name="P1657" text:outline-level="4"><text:bookmark-start text:name="__RefHeading__4017_381094759"/>determine_position <text:span text:style-name="T118">()</text:span><text:bookmark-end text:name="__RefHeading__4017_381094759"/></text:h>
      <text:p text:style-name="P94"/>
      <text:p text:style-name="P103"><text:span text:style-name="T30">position_t determine_position (position_t</text:span> sPos, node_iter_type nNode, sub_node_iter_type &amp;nSubPos, sub_node_iter_type &amp;nSubData, <text:span text:style-name="T35">bool &amp;bFound</text:span><text:span text:style-name="T48">) </text:span><text:span text:style-name="T81">const</text:span></text:p>
      <text:p text:style-name="P94"/>
      <text:p text:style-name="P87">Description:</text:p>
      <text:p text:style-name="P104"><text:soft-page-break/>This method <text:span text:style-name="T119">is used by other methods to trace into a b-tree structure.</text:span></text:p>
      <text:p text:style-name="P94"/>
      <text:p text:style-name="P87">Input parameters:</text:p>
      <text:p text:style-name="P87">sPos<text:tab/><text:tab/>- <text:span text:style-name="T120">specifies data class specific linear position of sub-tree which nNode is referring to</text:span></text:p>
      <text:p text:style-name="P87">nNode<text:tab/><text:tab/>- <text:span text:style-name="T120">specifies node in which the next sub-node or the data entry of interest is to be <text:tab/><text:tab/><text:tab/>sought for</text:span></text:p>
      <text:p text:style-name="P87"/>
      <text:p text:style-name="P87">Output parameters:</text:p>
      <text:p text:style-name="P87">nSubPos<text:tab/>- <text:span text:style-name="T120">returns sub-node position to be entered next</text:span></text:p>
      <text:p text:style-name="P87">nSubData<text:tab/>- <text:span text:style-name="T121">returns data position if bFound is true, otherwise it returns the nearest sub-position for rotate or merge operations that may be used once this method has returned</text:span></text:p>
      <text:p text:style-name="P87">bFound<text:tab/>- <text:span text:style-name="T122">returns true if sPos is pointing at data entry of interest in nNode, otherwise false</text:span></text:p>
      <text:p text:style-name="P87"/>
      <text:p text:style-name="P87">Remarks:</text:p>
      <text:p text:style-name="P105">This method <text:span text:style-name="T119">is used by other methods to trace into a b-tree structure, in order to add, remove or access data entries. The recursive walk down is being achieved by returning enough information to the calling method for it to step into the next sub-tree. That process is stopped once bFound is asserted, which may happen if an inner node is entered and will definitely happen if the current n</text:span><text:span text:style-name="T105">ode is a leaf node. The parameter nNode and the return value of nSubData </text:span><text:span text:style-name="T106">are forming the node / sub-position pair, which </text:span><text:span text:style-name="T107">is </text:span><text:span text:style-name="T106">pointing at the data item of interest</text:span><text:span text:style-name="T105">.</text:span></text:p>
      <text:p text:style-name="P806">The initial call to this method sets nNode to root node (m_nRootNode) and sPos is set to the data class' specific linear position, that refers to the data entry of interest.</text:p>
      <text:p text:style-name="P94"/>
      <text:p text:style-name="P87">Return value:</text:p>
      <text:p text:style-name="P765"><text:span text:style-name="T123">In case nNode is referring to an inner node and i</text:span>f bFound is false, then the return value contains the linear position <text:span text:style-name="T123">within the next sub-node, otherwise for inner nodes position_t's equivalent of zero is returned. If nNode is referring to a leaf node, then bFound is always true and the return value is equal to sPos.</text:span></text:p>
      <text:p text:style-name="P95"/>
      <text:p text:style-name="P98"/>
      <text:p text:style-name="P804">Note:</text:p>
      <text:p text:style-name="P804"><text:span text:style-name="T609">The return value</text:span> is undefined if sPos refers to a position which exceeds nNode's <text:span text:style-name="T124">sub-tree </text:span>size. <text:span text:style-name="T609">Also, nSubPos remains uninitialised, if nNode is a leaf node!</text:span></text:p>
      <text:p text:style-name="P804"/>
      <text:p text:style-name="P804"><text:soft-page-break/></text:p>
      <text:h text:style-name="P1657" text:outline-level="4"><text:bookmark-start text:name="__RefHeading__4019_381094759"/>generate_prev_position <text:span text:style-name="T118">() and generate_next_position ()</text:span><text:bookmark-end text:name="__RefHeading__4019_381094759"/></text:h>
      <text:p text:style-name="P94"/>
      <text:p text:style-name="P1268">position_t generate_prev_position (node_iter_type nNode, sub_node_iter_type nSub, position_t sPos)</text:p>
      <text:p text:style-name="P1272"><text:span text:style-name="T125">position_t generate_</text:span><text:span text:style-name="T126">next</text:span><text:span text:style-name="T125">_position (node_iter_type nNode, sub_node_iter_type nSub, position_t sPos)</text:span></text:p>
      <text:p text:style-name="P94"/>
      <text:p text:style-name="P106">Description:</text:p>
      <text:p text:style-name="P107">Both <text:span text:style-name="T30">generate_prev_position </text:span>and <text:span text:style-name="T30">generate_next_position </text:span>respectively <text:span text:style-name="T30">generate the </text:span>previous or <text:span text:style-name="T30">next linear position from the current linear position and the associated node / sub-position pair</text:span>.</text:p>
      <text:p text:style-name="P106"/>
      <text:p text:style-name="P87">Input parameters:</text:p>
      <text:p text:style-name="P106">nNode<text:tab/><text:tab/>- <text:span text:style-name="T131">node part of node / sub-position pair associated with sPos</text:span></text:p>
      <text:p text:style-name="P106">nSub<text:tab/><text:tab/>- <text:span text:style-name="T131">sub-position part of node / sub-position pair associated with sPos</text:span></text:p>
      <text:p text:style-name="P106">sPos<text:tab/><text:tab/>- <text:span text:style-name="T505">current linear position associated node / sub-position pair</text:span></text:p>
      <text:p text:style-name="P87"/>
      <text:p text:style-name="P110">Remarks:</text:p>
      <text:p text:style-name="P766">These methods are used by the method remove_fromNode, in case data has to be copied in order to remove a data entry <text:span text:style-name="T132">from</text:span> an inner node by replacing with an adjacent entry from a leaf node. <text:span text:style-name="T132">The return value is then also used to remove the originating data entry of which a copy was taken from.</text:span></text:p>
      <text:p text:style-name="P107">nNode must not refer to a leaf node, <text:span text:style-name="T505">which means, these methods will never bounce at the start or the end of the contained list.</text:span></text:p>
      <text:p text:style-name="P110"/>
      <text:p text:style-name="P110">Return value:</text:p>
      <text:p text:style-name="P112"><text:span text:style-name="T133">Depending on whether generate_prev_position and generate_next_position is called t</text:span>he <text:span text:style-name="T133">previous or next linear position is returned.</text:span></text:p>
      <text:p text:style-name="P106"/>
      <text:p text:style-name="P106"/>
      <text:h text:style-name="P1657" text:outline-level="4"><text:bookmark-start text:name="__RefHeading__4021_381094759"/>find_next_<text:span text:style-name="T374">s</text:span>ub_<text:span text:style-name="T374">p</text:span>os <text:span text:style-name="T118">()</text:span><text:bookmark-end text:name="__RefHeading__4021_381094759"/></text:h>
      <text:p text:style-name="P94"/>
      <text:p text:style-name="P1268">sub_node_iter_type find_next_<text:span text:style-name="T374">s</text:span>ub_<text:span text:style-name="T374">p</text:span>os (node_iter_type nNode, position_t &amp;sPos) <text:span text:style-name="T721">const</text:span></text:p>
      <text:p text:style-name="P94"/>
      <text:p text:style-name="P113">Description:</text:p>
      <text:p text:style-name="P115">This method <text:span text:style-name="T505">returns the</text:span> sub-node <text:span text:style-name="T505">of an inner</text:span> node, based on a linear offset.</text:p>
      <text:p text:style-name="P113"><text:soft-page-break/></text:p>
      <text:p text:style-name="P113">Input parameters:</text:p>
      <text:p text:style-name="P113">nNode<text:tab/><text:tab/>- <text:span text:style-name="T134">specifies current node in which a sub-node of interest is to be sought for</text:span></text:p>
      <text:p text:style-name="P113"/>
      <text:p text:style-name="P113">Input / Output parameters:</text:p>
      <text:p text:style-name="P113">sPos<text:tab/><text:tab/>- <text:span text:style-name="T506">references the linear position inside node</text:span></text:p>
      <text:p text:style-name="P113"/>
      <text:p text:style-name="P113">Remarks:</text:p>
      <text:p text:style-name="P116">This method translates a linear <text:span text:style-name="T506">position</text:span>, displayed by sPos, of a <text:span text:style-name="T506">sub-</text:span>tree, pointed at by nNode, into a sub-position of nNode, which serves as a reference to a sub-node, <text:span text:style-name="T506">referring to a sub-tree</text:span>. Also it returns the linear address inside <text:span text:style-name="T135">said</text:span> sub-tree, <text:span text:style-name="T506">which is written back to sPos, once the method has finished</text:span>.</text:p>
      <text:p text:style-name="P113"/>
      <text:p text:style-name="P113">Return value:</text:p>
      <text:p text:style-name="P767"><text:span text:style-name="T507">If nNode is referring to an inner node </text:span>the returned value is either the sub-position referring to the next sub-node or a linear address of data item contained the current node. <text:span text:style-name="T508">It is for the calling method to determine whether a search can be aborted early or if a jump to a sub-node is required.</text:span></text:p>
      <text:p text:style-name="P768">In case nNode refers to a leaf node, then the return value is the linear address to the sought data item and the position displayed by sPos is undefined.</text:p>
      <text:p text:style-name="P113"/>
      <text:p text:style-name="P114">Note:</text:p>
      <text:p text:style-name="P807">The behaviour of this method is undefined, in case sPos exceeds the b-tree size nNode is pointing at.</text:p>
      <text:p text:style-name="P807"/>
      <text:p text:style-name="P807"/>
      <text:h text:style-name="P1630" text:outline-level="3"><text:bookmark-start text:name="__RefHeading__2785_1647716225"/>Methods Utilis<text:span text:style-name="T509">ing</text:span> Pool<text:span text:style-name="T509">s</text:span><text:bookmark-end text:name="__RefHeading__2785_1647716225"/></text:h>
      <text:p text:style-name="P17"/>
      <text:p text:style-name="P769"><text:tab/>Since the CBTreeBase class is agnostic to what dictates the location of a data item within or outside a container instance and also is unaware of potentially added <text:bookmark-ref text:reference-format="text" text:ref-name="__RefHeading__2750_2002835030">Pools (Technical Reference)</text:bookmark-ref>, it only provides a virtual interface for data classes, being derived from <text:span text:style-name="T510">said</text:span> base class. <text:span text:style-name="T510">A data class has to provide some functional methods for it to work properly within this b-tree framework and t</text:span>his section lists and describes what the minimum of th<text:span text:style-name="T510">ose methods is required.</text:span></text:p>
      <text:p text:style-name="P117"><text:span text:style-name="T510"><text:tab/>It is strongly suggested that t</text:span>he <text:span text:style-name="T509">M</text:span>. <text:span text:style-name="T510">are again virtual, in case additional pools have been created on a higher level of abstraction to optimise data access. By doing so, programmers have the option to derive specialised application classes from existing data classes or to create an abstraction </text:span><text:soft-page-break/><text:span text:style-name="T510">model on application level as they see fit. The method </text:span><text:span text:style-name="T510"><text:bookmark-ref text:reference-format="text" text:ref-name="__RefHeading__4021_381094759">find_next_sub_pos ()</text:bookmark-ref></text:span><text:span text:style-name="T510"> ought to be part these methods as well, but has already been explained in the </text:span><text:span text:style-name="T510"><text:bookmark-ref text:reference-format="text" text:ref-name="__RefHeading__2855_1647716225">Scalability Methods</text:bookmark-ref></text:span><text:span text:style-name="T510"> section. If the description of said method is needed, then please find it there.</text:span></text:p>
      <text:p text:style-name="P770"/>
      <text:p text:style-name="P117"/>
      <text:h text:style-name="P1657" text:outline-level="4"><text:bookmark-start text:name="__RefHeading__2759_1891390713"/><text:span text:style-name="T375">rebuild_node</text:span> <text:span text:style-name="T136">()</text:span><text:bookmark-end text:name="__RefHeading__2759_1891390713"/></text:h>
      <text:p text:style-name="P118"/>
      <text:p text:style-name="P1283"><text:span text:style-name="T139">v</text:span><text:span text:style-name="T142">oid </text:span><text:span text:style-name="T141">rebuild_node</text:span><text:span text:style-name="T142"> (node_iter_type nNode, int32_t triMod = 0</text:span><text:span text:style-name="T143">, </text:span><text:span text:style-name="T146">sub_node_iter_type nSubStart</text:span></text:p>
      <text:p text:style-name="P1220"><text:span text:style-name="T125"><text:s/></text:span><text:span text:style-name="T129">= 0</text:span><text:span text:style-name="T125">)</text:span></text:p>
      <text:p text:style-name="P118"/>
      <text:p text:style-name="P119">Description:</text:p>
      <text:p text:style-name="P121">This method is called if a node has been changed in terms of size.</text:p>
      <text:p text:style-name="P119"/>
      <text:p text:style-name="P119">Input parameters:</text:p>
      <text:p text:style-name="P122">nNode<text:tab/><text:tab/>- specifies the node that needs to be updated</text:p>
      <text:p text:style-name="P122">triMod<text:tab/><text:tab/>- is a tri<text:span text:style-name="T610">ple </text:span>state modifier</text:p>
      <text:p text:style-name="P122"><text:tab/><text:tab/><text:tab/>0<text:tab/>- an unknown number of entries has been added or removed</text:p>
      <text:p text:style-name="P122"><text:tab/><text:tab/><text:tab/><text:tab/>This means that the descriptor needs to be rebuild.</text:p>
      <text:p text:style-name="P122"><text:tab/><text:tab/><text:tab/>-1<text:tab/>- one entry has been removed</text:p>
      <text:p text:style-name="P122"><text:tab/><text:tab/><text:tab/>1<text:tab/>- one entry has been inserted</text:p>
      <text:p text:style-name="P805">nSubStart<text:tab/>- specifies from what point on the serial vector has to be rebuild</text:p>
      <text:p text:style-name="P122"><text:tab/><text:tab/><text:tab/><text:tab/></text:p>
      <text:p text:style-name="P119">Remarks:</text:p>
      <text:p text:style-name="P771"><text:span text:style-name="T511">By default the method updates the node's descriptor to </text:span>its<text:span text:style-name="T511"> new size </text:span>based on the information all sub-nodes provide <text:span text:style-name="T512">as well as the </text:span><text:span text:style-name="T512"><text:bookmark-ref text:reference-format="text" text:ref-name="__RefHeading__25079_2106829580">Serial Vector Pool</text:bookmark-ref></text:span>. Also, it<text:span text:style-name="T511"> assumes that all sub-nodes of the node nNode is referring to are up to date.</text:span></text:p>
      <text:p text:style-name="P771">If triMod is set to zero this method retrieves the size information of every sub-node <text:span text:style-name="T190">and combines that with its own size to generate the maximum index for this node's descriptor</text:span>, while assuming <text:span text:style-name="T512">all of </text:span>the sub-node descriptors are up to date. <text:span text:style-name="T191">By touching every sub-node's descriptor, this operation has the potential to create performance issues, if the data layer has a high latency. Furthermore, the situation can exacerbate, since some parts of the cache get overwritten by obtaining said sub-nodes descriptors, which means that frequently used data needs to be reloaded in the future. To avoid cache line oscillations the second parameter can tell the method directly in what way the size of the node has been changed, without a complete rebuild. Also, the parameter nSubStart may remedy the situation. If the calling method knows at which point the node was altered, then nSubStart can tell from what point on the node needs to be rebuild. Specialised data classes may exploit this parameter </text:span><text:soft-page-break/><text:span text:style-name="T191">in order to avoid situations that result in lowered performance.</text:span></text:p>
      <text:p text:style-name="P119"/>
      <text:p text:style-name="P120">Note:</text:p>
      <text:p text:style-name="P808">Although the parameter triMod is capable to display a size modification by more than one entry, this has not been tested and therefore values other than -1, 0 and 1 ought not to be used <text:span text:style-name="T794">for the time being</text:span>. However, values of larger magnitude are reserved for future expansions. This means that, the parameter triMod is not to be used for anything other than modifying the size of a node!</text:p>
      <text:p text:style-name="P119"/>
      <text:p text:style-name="P119"/>
      <text:h text:style-name="P1631" text:outline-level="3"><text:bookmark-start text:name="__RefHeading__3142_1376309923"/>Optional Pool Utilisation Methods<text:bookmark-end text:name="__RefHeading__3142_1376309923"/></text:h>
      <text:p text:style-name="P596"/>
      <text:p text:style-name="P123"><text:span text:style-name="T513"><text:tab/>As oppose to the </text:span><text:span text:style-name="T513"><text:bookmark-ref text:reference-format="text" text:ref-name="__RefHeading__2785_1647716225">Methods Utilising Pools</text:bookmark-ref></text:span><text:span text:style-name="T513">, t</text:span>he implementation of th<text:span text:style-name="T192">e</text:span>s<text:span text:style-name="T192">e</text:span> method<text:span text:style-name="T192">s</text:span> in a data class that uses additional pools is optional, but will help greatly exploiting those pools if they have been added <text:span text:style-name="T192">to accelerate access in terms of speed.</text:span></text:p>
      <text:p text:style-name="P596"/>
      <text:p text:style-name="P596"/>
      <text:h text:style-name="P1657" text:outline-level="4"><text:bookmark-start text:name="__RefHeading__2761_1891390713"/>convert_pos_to_container_pos <text:span text:style-name="T136">()</text:span><text:bookmark-end text:name="__RefHeading__2761_1891390713"/></text:h>
      <text:p text:style-name="P596"/>
      <text:p text:style-name="P1274"><text:span text:style-name="T139">v</text:span><text:span text:style-name="T142">oid convert_pos_to_container_pos (node_iter_type nNode, size_type nPos</text:span><text:span text:style-name="T146">, node_iter_type &amp;rRsltNode, sub_node_iter_type &amp;rRsltSubPos) </text:span><text:span text:style-name="T147">const</text:span></text:p>
      <text:p text:style-name="P1218"/>
      <text:p text:style-name="P118"/>
      <text:p text:style-name="P119">Description:</text:p>
      <text:p text:style-name="P124">This method recursively walks into <text:span text:style-name="T514">the </text:span>tree <text:span text:style-name="T514">structure of a container instance to convert a linear position to its associated node / sub-position pair.</text:span></text:p>
      <text:p text:style-name="P119"/>
      <text:p text:style-name="P119">Input parameters:</text:p>
      <text:p text:style-name="P126">nNode<text:tab/><text:tab/>- specifies the node in which the data entry is to be sought for</text:p>
      <text:p text:style-name="P126">nPos<text:tab/><text:tab/>- specifies the linear <text:span text:style-name="T193">position</text:span> of the data entry in question</text:p>
      <text:p text:style-name="P119"/>
      <text:p text:style-name="P119">Output parameters:</text:p>
      <text:p text:style-name="P126"><text:span text:style-name="T514">rRsltNode</text:span><text:tab/>- <text:span text:style-name="T515">refers to where the returned node part is to be stored at</text:span></text:p>
      <text:p text:style-name="P772">rRsltSubPos<text:tab/>- <text:span text:style-name="T515">refers to where the returned sub-position part is to be stored at</text:span></text:p>
      <text:p text:style-name="P119"/>
      <text:p text:style-name="P119"><text:soft-page-break/>Remarks:</text:p>
      <text:p text:style-name="P127"><text:span text:style-name="T194">This method recursively traces into the tree structure of a data container t</text:span>o <text:span text:style-name="T516">convert a linear position to its associated node / sub-position pair. The initial call ought to set nNode to the root node (m_nRootNode) which addresses the entire tree. nPos needs to be set to the entry's absolute linear position.</text:span></text:p>
      <text:p text:style-name="P119"/>
      <text:p text:style-name="P120">Note:</text:p>
      <text:p text:style-name="P125">The behaviour of the this method is undefined if nPos exceeds the b-tree's size. In other words, the calling method needs to make sure all parameters are correct, since this method hasn't the ability to tell that something went wrong.</text:p>
      <text:p text:style-name="P118"/>
      <text:p text:style-name="P118"/>
      <text:h text:style-name="P1616" text:outline-level="2"><text:bookmark-start text:name="__RefHeading___Toc38756_1761799561"/>Iterator Container Access Methods<text:bookmark-end text:name="__RefHeading___Toc38756_1761799561"/></text:h>
      <text:p text:style-name="P17"/>
      <text:p text:style-name="P19"><text:tab/><text:span text:style-name="T695">This section lists all methods used by this framework's iterators to manipulate an iterator's external state via the methods of its associated container. This means that, since containers have the ability to be abstracted, iterators have to be abstract types too. Otherwise, instantiating iterators on the </text:span><text:span text:style-name="T695"><text:bookmark-ref text:reference-format="text" text:ref-name="__RefHeading___Toc36404_35778968">Abstract Container Interface (CBTreeIf)</text:bookmark-ref></text:span><text:span text:style-name="T695"> layer would not be possible. Therefore said layer provides a number of pure virtual methods to be exploited by iterator types, using a so called external state, which is managed and manipulated by the iterator's associated container, while that external state remains to be agnostic for the respective iterator. In other words, an iterator only acts as a front end for a calling application and performs the actual iterator operations by invoking its associated container. That invocation happens via a set of primitive I., which are described below.</text:span></text:p>
      <text:p text:style-name="P17"/>
      <text:p text:style-name="P17"/>
      <text:h text:style-name="P1632" text:outline-level="3"><text:bookmark-start text:name="__RefHeading___Toc145280_20832781"/>Type Definitions<text:bookmark-end text:name="__RefHeading___Toc145280_20832781"/></text:h>
      <text:p text:style-name="P1011"/>
      <text:p text:style-name="P671"><text:tab/>All iterators <text:span text:style-name="T406">only have one </text:span>template parameter, which is the type of container the iterator is <text:span text:style-name="T576">going </text:span>to be used for. <text:span text:style-name="T406">This template parameter is called _ti_container and has to provide a number of definitions as shown in the table below:</text:span></text:p>
      <text:p text:style-name="P671"/>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420">Type</text:p>
            </table:table-cell>
            <table:table-cell table:style-name="Table26.A1" office:value-type="string">
              <text:p text:style-name="P1420">Definition</text:p>
            </table:table-cell>
            <table:table-cell table:style-name="Table26.C1" office:value-type="string">
              <text:p text:style-name="P1434">Description</text:p>
            </table:table-cell>
          </table:table-row>
        </table:table-header-rows>
        <table:table-row>
          <table:table-cell table:style-name="Table26.A2" office:value-type="string">
            <text:p text:style-name="P1393">value_type</text:p>
          </table:table-cell>
          <table:table-cell table:style-name="Table26.A2" office:value-type="string">
            <text:p text:style-name="P1389">_<text:span text:style-name="T790">t_data</text:span></text:p>
          </table:table-cell>
          <table:table-cell table:style-name="Table26.C2" office:value-type="string">
            <text:p text:style-name="P983">This type defines what a data entry is and what is displayed to the application by the container when accessing it.</text:p>
          </table:table-cell>
        </table:table-row>
        <text:soft-page-break/>
        <table:table-row>
          <table:table-cell table:style-name="Table26.A2" office:value-type="string">
            <text:p text:style-name="P1389">size_type</text:p>
          </table:table-cell>
          <table:table-cell table:style-name="Table26.A2" office:value-type="string">
            <text:p text:style-name="P1389">_<text:span text:style-name="T790">t_</text:span>sizetype</text:p>
          </table:table-cell>
          <table:table-cell table:style-name="Table26.C2" office:value-type="string">
            <text:p text:style-name="P1013">This defines what type is employed to address individual data entries when accessing a container as a linear array container type.</text:p>
          </table:table-cell>
        </table:table-row>
      </table:table>
      <text:p text:style-name="P1011"/>
      <text:p text:style-name="P1011"/>
      <text:p text:style-name="P1011"/>
      <text:h text:style-name="P1633" text:outline-level="3"><text:bookmark-start text:name="__RefHeading___Toc18243_1542097052"/>get_iter_state_size ()<text:bookmark-end text:name="__RefHeading___Toc18243_1542097052"/></text:h>
      <text:p text:style-name="P17"/>
      <text:p text:style-name="P1171">uint32_t get_iter_state_size () const</text:p>
      <text:p text:style-name="P17"/>
      <text:p text:style-name="P638">Description:</text:p>
      <text:p text:style-name="P892">This method returns the size of an external state.</text:p>
      <text:p text:style-name="P638"/>
      <text:p text:style-name="P638">Remarks:</text:p>
      <text:p text:style-name="P892">To obtain the size in bytes of an external state as it is being used by th<text:span text:style-name="T737">e associated</text:span> container <text:span text:style-name="T737">type</text:span>, this method can be called. The return value can be different from container <text:span text:style-name="T737">type </text:span>to container <text:span text:style-name="T737">type</text:span>, as the external state structure depends on the size of the template parameters: <text:bookmark-ref text:reference-format="text" text:ref-name="__RefHeading__132_1269792762">Size Type (_t_sizetype)</text:bookmark-ref>, <text:bookmark-ref text:reference-format="text" text:ref-name="__RefHeading__1943_1480809614">Node Iterator Type (_t_nodeiter)</text:bookmark-ref> and <text:bookmark-ref text:reference-format="text" text:ref-name="__RefHeading__1945_1480809614">Sub-Node Iterator Type (_t_subnodeiter)</text:bookmark-ref>.</text:p>
      <text:p text:style-name="P652"/>
      <text:p text:style-name="P638">Return value:</text:p>
      <text:p text:style-name="P893">This method returns the size of th<text:span text:style-name="T737">e associated</text:span> container <text:span text:style-name="T737">type's </text:span>external state structure in bytes.</text:p>
      <text:p text:style-name="P17"/>
      <text:p text:style-name="P17"/>
      <text:h text:style-name="P1634" text:outline-level="3"><text:bookmark-start text:name="__RefHeading___Toc18245_1542097052"/>reset_iter_state ()<text:bookmark-end text:name="__RefHeading___Toc18245_1542097052"/></text:h>
      <text:p text:style-name="P17"/>
      <text:p text:style-name="P1230"><text:span text:style-name="T276">v</text:span><text:span text:style-name="T236">oid reset_iter_stat</text:span><text:span text:style-name="T276">e </text:span><text:span text:style-name="T236">(void *pState) const</text:span></text:p>
      <text:p text:style-name="P17"/>
      <text:p text:style-name="P638">Description:</text:p>
      <text:p text:style-name="P893">This method resets an external state.</text:p>
      <text:p text:style-name="P638"/>
      <text:p text:style-name="P638">Input parameters:</text:p>
      <text:p text:style-name="P893">pState<text:tab/><text:tab/>- specifies the pointer to an external state structure</text:p>
      <text:p text:style-name="P638"><text:soft-page-break/></text:p>
      <text:p text:style-name="P638">Remarks:</text:p>
      <text:p text:style-name="P893">To bring an external state to its reset state, this method can be called. Once this call returns, the state will end up having all of its data set to zero.</text:p>
      <text:p text:style-name="P18"/>
      <text:p text:style-name="P17"/>
      <text:h text:style-name="P1634" text:outline-level="3"><text:bookmark-start text:name="__RefHeading___Toc18247_1542097052"/>evaluate_iter ()<text:bookmark-end text:name="__RefHeading___Toc18247_1542097052"/></text:h>
      <text:p text:style-name="P17"/>
      <text:p text:style-name="P1230"><text:span text:style-name="T277">v</text:span><text:span text:style-name="T236">oid evaluate_iter (void *pState, size_type nOffsetPos) const</text:span></text:p>
      <text:p text:style-name="P17"/>
      <text:p text:style-name="P638">Description:</text:p>
      <text:p text:style-name="P894">This method evaluates an <text:span text:style-name="T696">external state</text:span> <text:span text:style-name="T696">to assume a new linear offset</text:span>.</text:p>
      <text:p text:style-name="P638"/>
      <text:p text:style-name="P638">Input parameters:</text:p>
      <text:p text:style-name="P894">pState<text:tab/><text:tab/>- specifies pointer to external state</text:p>
      <text:p text:style-name="P894">nOffsetPos<text:tab/>- specifies new linear offset</text:p>
      <text:p text:style-name="P638"/>
      <text:p text:style-name="P638">Remarks:</text:p>
      <text:p text:style-name="P898">This method evaluates the external state specified by pState to <text:span text:style-name="T737">a</text:span> new linear position specified by nOffsetPos. The evaluation is done from the root node and therefore the external state doesn't need to be in a valid state before this method is called. If nOffsetPos is greater or equal to the size of the associated container, then call of this method is ineffective and it returns immediately. Otherwise, once this method returns, the external state has been updated and refers to the new linear offset.</text:p>
      <text:p text:style-name="P18"/>
      <text:p text:style-name="P17"/>
      <text:h text:style-name="P1634" text:outline-level="3"><text:bookmark-start text:name="__RefHeading___Toc31683_1761799561"/>evaluate_iter_by_seek ()<text:bookmark-end text:name="__RefHeading___Toc31683_1761799561"/></text:h>
      <text:p text:style-name="P17"/>
      <text:p text:style-name="P1230"><text:span text:style-name="T278">v</text:span><text:span text:style-name="T236">oid evaluate_iter_by_seek (void *pState, size_type nNewPos) const</text:span></text:p>
      <text:p text:style-name="P17"/>
      <text:p text:style-name="P898">Description:</text:p>
      <text:p text:style-name="P895">This method evaluates an <text:span text:style-name="T696">external state</text:span> <text:span text:style-name="T696">to assume a new linear offset</text:span>.</text:p>
      <text:p text:style-name="P639"/>
      <text:p text:style-name="P639">Input parameters:</text:p>
      <text:p text:style-name="P895">pState<text:tab/><text:tab/>- specifies pointer to external state</text:p>
      <text:p text:style-name="P895"><text:soft-page-break/>n<text:span text:style-name="T696">New</text:span>Pos<text:tab/>- specifies new linear offset</text:p>
      <text:p text:style-name="P639"/>
      <text:p text:style-name="P639">Remarks:</text:p>
      <text:p text:style-name="P899">This method evaluates the external state specified by pState to <text:span text:style-name="T737">a</text:span> new linear position specified by n<text:span text:style-name="T697">New</text:span>Pos. The evaluation is done from the <text:span text:style-name="T697">current location as it is referred to by the external state</text:span> and therefore <text:span text:style-name="T697">it </text:span>need<text:span text:style-name="T697">s</text:span> to be in a valid state before this method is called. If n<text:span text:style-name="T697">New</text:span>Pos is greater or equal to the size of the associated container <text:span text:style-name="T697">or nNewPos is equal to the location as it is displayed by the external state</text:span>, then call of this method is ineffective and it returns immediately. Otherwise, once this method returns, the external state has been updated and refers to the new linear offset.</text:p>
      <text:p text:style-name="P17"/>
      <text:p text:style-name="P17"/>
      <text:h text:style-name="P1634" text:outline-level="3"><text:bookmark-start text:name="__RefHeading___Toc18249_1542097052"/>is_iter_pos_evaluated ()<text:bookmark-end text:name="__RefHeading___Toc18249_1542097052"/></text:h>
      <text:p text:style-name="P17"/>
      <text:p text:style-name="P1230"><text:span text:style-name="T279">b</text:span><text:span text:style-name="T236">ool is_iter_pos_evaluated (void *pState, size_type nPos) const</text:span></text:p>
      <text:p text:style-name="P17"/>
      <text:p text:style-name="P638">Description:</text:p>
      <text:p text:style-name="P900">This method tests if an external state is referring to a specific linear offset.</text:p>
      <text:p text:style-name="P638"/>
      <text:p text:style-name="P638">Input parameters:</text:p>
      <text:p text:style-name="P896">pState<text:tab/><text:tab/>- specifies pointer to external state</text:p>
      <text:p text:style-name="P900">nPos<text:tab/><text:tab/>- specifies linear offset to be tested for</text:p>
      <text:p text:style-name="P896"/>
      <text:p text:style-name="P638">Remarks:</text:p>
      <text:p text:style-name="P900">To test if the <text:span text:style-name="T737">position</text:span> specified by an external state is <text:span text:style-name="T737">matching a linear</text:span> offset specified by nPos, <text:span text:style-name="T737">this method can be called</text:span>.</text:p>
      <text:p text:style-name="P652"/>
      <text:p text:style-name="P638">Return value:</text:p>
      <text:p text:style-name="P900">If <text:span text:style-name="T698">the offset specified by the external state is the same as the offset specified by nPos, then the return value is true. Otherwise, the return value is false.</text:span></text:p>
      <text:p text:style-name="P17"/>
      <text:p text:style-name="P17"/>
      <text:h text:style-name="P1634" text:outline-level="3"><text:bookmark-start text:name="__RefHeading___Toc18251_1542097052"/>get_iter_data ()<text:bookmark-end text:name="__RefHeading___Toc18251_1542097052"/></text:h>
      <text:p text:style-name="P17"/>
      <text:p text:style-name="P1172">value_type *get_iter_data (void *pState) const</text:p>
      <text:p text:style-name="P17"><text:soft-page-break/></text:p>
      <text:p text:style-name="P638">Description:</text:p>
      <text:p text:style-name="P902">This method retrieves a data entry from the associated container.</text:p>
      <text:p text:style-name="P638"/>
      <text:p text:style-name="P638">Input parameters:</text:p>
      <text:p text:style-name="P897">pState<text:tab/><text:tab/>- specifies pointer to external state</text:p>
      <text:p text:style-name="P901"/>
      <text:p text:style-name="P638">Remarks:</text:p>
      <text:p text:style-name="P902">To retrieve a data entry referred to by an external state, this method can be called. Before this method is called, the external state must have been evaluated, otherwise this call has the potential to throw an ::std::run_time_error exception. Once this method has returned, a copy of the returned data set <text:span text:style-name="T699">must be taken, since the next access to the associated container may invalidate the data set being pointed at</text:span>.</text:p>
      <text:p text:style-name="P652"/>
      <text:p text:style-name="P638">Return value:</text:p>
      <text:p text:style-name="P902">The return value is a pointer to the data entry of interest.</text:p>
      <text:p text:style-name="P638"/>
      <text:p text:style-name="P902">Note:</text:p>
      <text:p text:style-name="P903">This method is not thread safe and therefore doesn't allow for concurrent accesses on the same container via one or more iterators. This comes from the fact that some <text:bookmark-ref text:reference-format="text" text:ref-name="__RefHeading__2197_1893551101">Data Layer</text:bookmark-ref> types are not always keeping all data within the application's address space and as a result one read or write access may invalidate the result being pointed at. Hence, concurrent accesses must be managed by the application and an iterator using this method must take a copy to ensure access safety for the calling application.</text:p>
      <text:p text:style-name="P17"/>
      <text:p text:style-name="P17"/>
      <text:h text:style-name="P1634" text:outline-level="3"><text:bookmark-start text:name="__RefHeading___Toc18253_1542097052"/>set_iter_data ()<text:bookmark-end text:name="__RefHeading___Toc18253_1542097052"/></text:h>
      <text:p text:style-name="P17"/>
      <text:p text:style-name="P1230"><text:span text:style-name="T280">v</text:span><text:span text:style-name="T236">oid set_iter_data (void *pState, const value_type &amp;rData)</text:span></text:p>
      <text:p text:style-name="P17"/>
      <text:p text:style-name="P638">Description:</text:p>
      <text:p text:style-name="P904">This method modifies an existing data entry referred to by an external state.</text:p>
      <text:p text:style-name="P638"/>
      <text:p text:style-name="P638">Input parameters:</text:p>
      <text:p text:style-name="P904"><text:soft-page-break/>pState<text:tab/><text:tab/>- specifies pointer to external statement</text:p>
      <text:p text:style-name="P904">rData<text:tab/><text:tab/>- specifies reference to replacing data entry</text:p>
      <text:p text:style-name="P638"/>
      <text:p text:style-name="P638">Remarks:</text:p>
      <text:p text:style-name="P904">To change an existing data entry referred to by an external state, this method can be used. <text:span text:style-name="T698">Before this method is called, the external state must have been evaluated, otherwise this call has the potential to throw an ::std::run_time_error exception.</text:span></text:p>
      <text:p text:style-name="P18"/>
      <text:p text:style-name="P17"/>
      <text:h text:style-name="P1614" text:outline-level="2"><text:bookmark-start text:name="__RefHeading__130_1269792762"/>Template Parameters<text:bookmark-end text:name="__RefHeading__130_1269792762"/></text:h>
      <text:p text:style-name="P596"/>
      <text:p text:style-name="P952"><text:tab/>This section contains <text:span text:style-name="T517">descriptions about the template parameters that help defining any of the classes being shown in section </text:span><text:span text:style-name="T517"><text:bookmark-ref text:reference-format="text" text:ref-name="__RefHeading__120_1269792762">Class Hierarchy</text:bookmark-ref></text:span><text:span text:style-name="T517">. Those descriptions also involve template parameters of the </text:span><text:span text:style-name="T517"><text:bookmark-ref text:reference-format="text" text:ref-name="__RefHeading___Toc37854_20832781">Data Layer Properties (_t_datalayerproperties)</text:bookmark-ref></text:span><text:span text:style-name="T517">, which display </text:span><text:span text:style-name="T517"><text:bookmark-ref text:reference-format="text" text:ref-name="__RefHeading___Toc19011_20832781">Data Layer Dimension Types</text:bookmark-ref></text:span><text:span text:style-name="T517"> in more detail.</text:span></text:p>
      <text:p text:style-name="P958"/>
      <text:p text:style-name="P596"/>
      <text:h text:style-name="P1635" text:outline-level="3"><text:bookmark-start text:name="__RefHeading__1941_1480809614"/>Data Type (_t_data)<text:bookmark-end text:name="__RefHeading__1941_1480809614"/></text:h>
      <text:p text:style-name="P596"/>
      <text:p text:style-name="P128"><text:tab/>This template parameter specifies the data <text:span text:style-name="T17">type defining what an individual data entry is and must be set</text:span>. <text:span text:style-name="T763">Via the container's interface </text:span>the application <text:span text:style-name="T763">is then </text:span>presented with an interface equivalent to a <text:span text:style-name="T763">linear</text:span> array of type _t_data.</text:p>
      <text:p text:style-name="P129"/>
      <text:p text:style-name="P129"/>
      <text:h text:style-name="Heading_20_3" text:outline-level="3"><text:bookmark-start text:name="__RefHeading___Toc37852_20832781"/>Key Type (_t_key)<text:bookmark-end text:name="__RefHeading___Toc37852_20832781"/></text:h>
      <text:p text:style-name="P79"/>
      <text:p text:style-name="P80"><text:tab/>The _t_key <text:span text:style-name="T522">template</text:span> parameter <text:span text:style-name="T762">is only used by associative containers that have an order and defines what a key value is, while each key value is part of or derived from its associated </text:span><text:span text:style-name="T89"><text:bookmark-ref text:reference-format="text" text:ref-name="__RefHeading__1941_1480809614">Data Type (_t_data)</text:bookmark-ref></text:span><text:span text:style-name="T89"> </text:span><text:span text:style-name="T90">instance. </text:span>This means that, <text:span text:style-name="T212">if two data entries are being compared, to determine their order, then both data entries' key values are extracted using the method </text:span><text:span text:style-name="T212"><text:bookmark-ref text:reference-format="text" text:ref-name="__RefHeading__3581_1442666128">extract_key ()</text:bookmark-ref></text:span><text:span text:style-name="T212">, while the method </text:span><text:span text:style-name="T212"><text:bookmark-ref text:reference-format="text" text:ref-name="__RefHeading__3579_1442666128">comp ()</text:bookmark-ref></text:span><text:span text:style-name="T212"> is employed to determine the order between the two key values. By default, this template parameter is set to what type the template parameter </text:span><text:span text:style-name="T89"><text:bookmark-ref text:reference-format="text" text:ref-name="__RefHeading__1941_1480809614">Data Type (_t_data)</text:bookmark-ref></text:span><text:span text:style-name="T89"> </text:span><text:span text:style-name="T91">is defining </text:span><text:span text:style-name="T212">and needs to be a different type if any of the following cases occurs:</text:span></text:p>
      <text:list xml:id="list5350523982615263268" text:style-name="L10">
        <text:list-item>
          <text:p text:style-name="P1455">the key value is only a part of <text:span text:style-name="T159"><text:bookmark-ref text:reference-format="text" text:ref-name="__RefHeading__1941_1480809614">Data Type (_t_data)</text:bookmark-ref></text:span></text:p>
        </text:list-item>
        <text:list-item>
          <text:p text:style-name="P1455">the key value is not part of <text:span text:style-name="T159"><text:bookmark-ref text:reference-format="text" text:ref-name="__RefHeading__1941_1480809614">Data Type (_t_data)</text:bookmark-ref></text:span>, <text:span text:style-name="T212">but is </text:span>derived from <text:span text:style-name="T212">it</text:span></text:p>
        </text:list-item>
      </text:list>
      <text:p text:style-name="P949"><text:soft-page-break/></text:p>
      <text:p text:style-name="P953"><text:tab/>All of the above cases require the programmer to <text:span text:style-name="T522">either A) have th</text:span><text:span text:style-name="T89">e </text:span><text:span text:style-name="T89"><text:bookmark-ref text:reference-format="text" text:ref-name="__RefHeading__1941_1480809614">Data Type (_t_data)</text:bookmark-ref></text:span><text:span text:style-name="T89"> capable to cast to _t_key or being outfitted with an overloaded cast operato</text:span><text:span text:style-name="T522">r or B) to </text:span>create a <text:span text:style-name="T522">specialised data class or an application</text:span> class that inherits from CBTreeKeySort and provides its own versions of <text:bookmark-ref text:reference-format="text" text:ref-name="__RefHeading__3581_1442666128">extract_key ()</text:bookmark-ref> <text:span text:style-name="T522">via</text:span> polymorphism. <text:span text:style-name="T522">For more information see: </text:span><text:span text:style-name="T522"><text:bookmark-ref text:reference-format="text" text:ref-name="__RefHeading__11949_635377009">extract_key () addendum</text:bookmark-ref></text:span></text:p>
      <text:p text:style-name="P953"/>
      <text:p text:style-name="P953"/>
      <text:h text:style-name="Heading_20_3" text:outline-level="3"><text:bookmark-start text:name="__RefHeading___Toc37854_20832781"/>Data Layer Properties (_t_datalayerproperties)<text:bookmark-end text:name="__RefHeading___Toc37854_20832781"/></text:h>
      <text:p text:style-name="P954"/>
      <text:p text:style-name="P959"><text:span text:style-name="T765"><text:tab/>This template parameter defines all data layer dimension types, explained in the sub-sections of this section, and also, once instantiated, contains the data layer configuration. Furthermore, this type provides the </text:span><text:span text:style-name="T765"><text:bookmark-ref text:reference-format="text" text:ref-name="__RefHeading___Toc37864_20832781">Data Layer Properties Types (data_layer_properties_type)</text:bookmark-ref></text:span><text:span text:style-name="T765">, which tell a container instance what the underlying data layer looks like. So, when a b-tree container is called into existence, then a copy of the D. instance provided via a constructor parameter is taken, so that the container instance is able to use the D. copy as an input parameter for the data layer instance. This allows an application to set data layer parameters, such as a path name or cache sizes, at run-time in addition to the </text:span><text:span text:style-name="T765"><text:bookmark-ref text:reference-format="text" text:ref-name="__RefHeading___Toc37864_20832781">Data Layer Properties Types (data_layer_properties_type)</text:bookmark-ref></text:span><text:span text:style-name="T765"> set at compile time.</text:span></text:p>
      <text:p text:style-name="P954"/>
      <text:p text:style-name="P954"/>
      <text:h text:style-name="Heading_20_4" text:outline-level="4"><text:bookmark-start text:name="__RefHeading__132_1269792762"/><text:span text:style-name="T754">Size</text:span> Type (_t_sizetype)<text:bookmark-end text:name="__RefHeading__132_1269792762"/></text:h>
      <text:p text:style-name="P596"/>
      <text:p text:style-name="P130"><text:tab/>The template parameter _t_sizetype specifies the address type to be used when individual data sets within a class' instance or a key sub set need <text:span text:style-name="T518">to be </text:span>a<text:span text:style-name="T518">dd</text:span>ess<text:span text:style-name="T518">ed</text:span>. By default the parameter is set to unsigned int64, which ought to be sufficient for most applications and therefore can be left unchanged. The intention why this address type was being made a template parameter is to allow either for larger types in the future or to have unsigned int32 or 16 bit types to be compiled on such architectures which don't have intrinsic 64 bit capabilities or run significantly faster with smaller types. The latter point would also result in smaller and hopefully faster code on those platforms.</text:p>
      <text:p text:style-name="P131"><text:tab/>It is strongly suggested to keep this parameter unsigned, since none of the b-tree classes can make use of a signed type. Also binary operations in the code are expecting an unsigned type and may created undefined results, if a signed type is in use.</text:p>
      <text:p text:style-name="P133"><text:tab/>Note: This template parameter also sets a type in the node descriptor, which displays the maximum linear index of that node. This means that, it contains the number of application data items as well as all sub-trees total item count of the node in question combined. <text:span text:style-name="T195">Hence, for the root node that means, this type must be capable to display the fill state of the entire b-tree.</text:span></text:p>
      <text:p text:style-name="P596"/>
      <text:p text:style-name="P596"/>
      <text:h text:style-name="P1684" text:outline-level="4"><text:bookmark-start text:name="__RefHeading__1943_1480809614"/>Node Iterator Type (_t_nodeiter)<text:bookmark-end text:name="__RefHeading__1943_1480809614"/></text:h>
      <text:p text:style-name="P596"/>
      <text:p text:style-name="P7"><text:tab/>A <text:span text:style-name="T519">container</text:span> instance uses nodes to <text:span text:style-name="T767">display</text:span> a tree structure, that is used to <text:span text:style-name="T196">contain</text:span> the <text:span text:style-name="T196">application's </text:span>data <text:span text:style-name="T767">and as a result the individual nodes need to be addressable. This type defines what is used by the container instance to do so and ought to be set to an unsigned integer type. By Default, t</text:span>h<text:span text:style-name="T196">is template parameter is set to </text:span>an unsigned 64 bit integer and since this ought to sufficient for any application, it <text:span text:style-name="T767">rarely </text:span>need<text:span text:style-name="T767">s</text:span> to be set to anything else. <text:span text:style-name="T197">However, this address type was made a template parameter to allow for future extensions. This means that, larger type may be used in order to gain a larger address space in terms of nodes and therefore space for the application to store data or smaller types may be set to slightly increase access speed, since smaller platforms may not handle large types all that well and don't have the physical space available to accommodate a high number of nodes to begin with.</text:span></text:p>
      <text:p text:style-name="P131"><text:tab/>It is strongly suggested to keep this parameter unsigned, since none of the <text:span text:style-name="T767">container</text:span> can make use of a signed type. Also binary operations in the code are expecting an unsigned type and may created undefined results, if suddenly a signed type is in use. Note: This template parameter also sets a type in the node descriptor, which displays the parent node of the node in question. <text:span text:style-name="T767">See: </text:span><text:span text:style-name="T767"><text:bookmark-ref text:reference-format="text" text:ref-name="__RefHeading__17351_1839654271">Node Descriptor</text:bookmark-ref></text:span></text:p>
      <text:p text:style-name="P131"/>
      <text:p text:style-name="P131"/>
      <text:h text:style-name="Heading_20_4" text:outline-level="4"><text:bookmark-start text:name="__RefHeading__1945_1480809614"/>Sub-Node Iterator Type (_t_subnodeiter)<text:bookmark-end text:name="__RefHeading__1945_1480809614"/></text:h>
      <text:p text:style-name="P596"/>
      <text:p text:style-name="P16"><text:tab/>Each node contains a list of sub-nodes <text:span text:style-name="T198">and an array of application data items</text:span>. Th<text:span text:style-name="T198">is template parameter defines the </text:span>address type to a<text:span text:style-name="T520">ddr</text:span>ess <text:span text:style-name="T520">individual data sets in </text:span>said lis<text:span text:style-name="T198">t and array</text:span>. <text:span text:style-name="T768">By default, i</text:span>t is set to an unsigned 32 bit integer and <text:span text:style-name="T199">usually </text:span>there is no need to modify it. <text:span text:style-name="T198">For pretty much any application, the default type offers a range wide enough allowing for sub-node lists and application data arrays to contain sufficient amounts of items.</text:span></text:p>
      <text:p text:style-name="P132"><text:tab/>This parameter must <text:span text:style-name="T200">remain</text:span> <text:span text:style-name="T200">an </text:span>unsigned <text:span text:style-name="T200">type</text:span>, since <text:span text:style-name="T200">t</text:span>his template parameter also sets a type in the node descriptor, which displays the current number of application data items stored within that node. <text:span text:style-name="T201">If a node becomes a leaf node, then the number of data items are being displayed as 2's complement values, although this is an unsigned type. This means that, the b-tree classes contain code manually dealing with negative magnitudes stored using this type, which is expected to be unsigned. A signed type for this template parameter will result in unexpected behaviour.</text:span></text:p>
      <text:p text:style-name="P131"/>
      <text:p text:style-name="P131"/>
      <text:h text:style-name="Heading_20_4" text:outline-level="4"><text:bookmark-start text:name="__RefHeading___Toc37856_20832781"/>Absolute Address Type (_t_addresstype)<text:bookmark-end text:name="__RefHeading___Toc37856_20832781"/></text:h>
      <text:p text:style-name="P955"/>
      <text:p text:style-name="P955"><text:tab/><text:span text:style-name="T760">The A. is used by the data layer type to calculate any absolute byte address within the linear address space of the physical data layer medium. For the data layer to work correctly it is expected </text:span><text:soft-page-break/><text:span text:style-name="T760">that the set type is an unsigned integer, which is large enough to address all data to be accommodated.</text:span></text:p>
      <text:p text:style-name="P955"/>
      <text:p text:style-name="P955"/>
      <text:h text:style-name="Heading_20_4" text:outline-level="4"><text:bookmark-start text:name="__RefHeading___Toc37858_20832781"/>Relative Address Type (_t_offsettype)<text:bookmark-end text:name="__RefHeading___Toc37858_20832781"/></text:h>
      <text:p text:style-name="P131"/>
      <text:p text:style-name="P135"><text:tab/><text:span text:style-name="T761">The R. is used by the data layer type to calculate any byte address within one block. For the data layer to work correctly it is expected that the set type is an unsigned integer, which is large enough to address all data within one block. Also, it is assumed that the R.'s size is smaller or equal to the </text:span><text:span text:style-name="T761"><text:bookmark-ref text:reference-format="text" text:ref-name="__RefHeading___Toc37856_20832781">Absolute Address Type (_t_addresstype)</text:bookmark-ref></text:span><text:span text:style-name="T761"> size.</text:span></text:p>
      <text:p text:style-name="P131"/>
      <text:p text:style-name="P131"/>
      <text:h text:style-name="P1636" text:outline-level="3"><text:bookmark-start text:name="__RefHeading___Toc37860_20832781"/>Internal <text:span text:style-name="T204">Position </text:span>Template Parameter <text:span text:style-name="T204">(_ti_pos)</text:span><text:bookmark-end text:name="__RefHeading___Toc37860_20832781"/></text:h>
      <text:p text:style-name="P956"/>
      <text:p text:style-name="P956"><text:span text:style-name="T204"><text:tab/>Since the classes CBTreeBaseIf (</text:span><text:span text:style-name="T204"><text:bookmark-ref text:reference-format="text" text:ref-name="__RefHeading___Toc36408_35778968">Abstract Container to b-tree Interface (CBTreeBaseIf)</text:bookmark-ref></text:span><text:span text:style-name="T204">) and CBTreeBaseDefaults (</text:span><text:span text:style-name="T204"><text:bookmark-ref text:reference-format="text" text:ref-name="__RefHeading__122_1269792762">Specific Default Container to b-tree Methods (CBTreeBaseDefaults)</text:bookmark-ref></text:span><text:span text:style-name="T204">) have no concept of what a position is or what dictates where entries would end up relative to other entries inside the b-tree structure, a set of methods, which can be found in section </text:span><text:span text:style-name="T204"><text:bookmark-ref text:reference-format="text" text:ref-name="__RefHeading__2719_1647716225">Virtual Base Class Methods</text:bookmark-ref></text:span><text:span text:style-name="T204">, is required to define that. When a data class is inheriting from CBTreeBaseDefaults, not only must it deliver code for the afore mentioned methods, it also must set a type for _ti_pos, which allows to display relative positions within the tree structure. This means that, in general any method allowing for access to a data container must translate a position set by the calling application to _ti_pos. It is recommended to keep this translation as simple as possible, not only because the generated code could create speed penalties, but also a programmer reading or manipulating the source code must translate back and fourth between the problem the application tries to solve and the positions are handle inside the container.</text:span></text:p>
      <text:p text:style-name="P956"/>
      <text:p text:style-name="P956"/>
      <text:h text:style-name="P1617" text:outline-level="2"><text:bookmark-start text:name="__RefHeading___Toc37862_20832781"/>Container Type Definitions<text:bookmark-end text:name="__RefHeading___Toc37862_20832781"/></text:h>
      <text:p text:style-name="P131"/>
      <text:p text:style-name="P134"><text:tab/><text:span text:style-name="T756">The C. section discusses any type definition present in all some of the framework's container types. However, some of those type definitions already have been discussed in the above </text:span><text:span text:style-name="T756"><text:bookmark-ref text:reference-format="text" text:ref-name="__RefHeading__130_1269792762">Template Parameters</text:bookmark-ref></text:span><text:span text:style-name="T756"> section and it would be redundant to show them in this section again. The table below displays which </text:span><text:span text:style-name="T756"><text:bookmark-ref text:reference-format="text" text:ref-name="__RefHeading__130_1269792762">Template Parameters</text:bookmark-ref></text:span><text:span text:style-name="T756"> are an alias to what type definition.</text:span></text:p>
      <text:p text:style-name="P131"/>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410">Typename</text:p>
            </table:table-cell>
            <table:table-cell table:style-name="Table5.A1" office:value-type="string">
              <text:p text:style-name="P1410">Template Parameter <text:span text:style-name="T757">or Definition</text:span></text:p>
            </table:table-cell>
            <table:table-cell table:style-name="Table5.C1" office:value-type="string">
              <text:p text:style-name="P1410">Description</text:p>
            </table:table-cell>
          </table:table-row>
        </table:table-header-rows>
        <table:table-row>
          <table:table-cell table:style-name="Table5.A2" office:value-type="string">
            <text:p text:style-name="P1339">value_type</text:p>
          </table:table-cell>
          <table:table-cell table:style-name="Table5.A2" office:value-type="string">
            <text:p text:style-name="Table_20_Contents"><text:bookmark-ref text:reference-format="text" text:ref-name="__RefHeading__1941_1480809614">Data Type (_t_data)</text:bookmark-ref></text:p>
          </table:table-cell>
          <table:table-cell table:style-name="Table5.C2" office:value-type="string">
            <text:p text:style-name="P1346">data type that is linearly accessible via a container instance</text:p>
          </table:table-cell>
        </table:table-row>
        <table:table-row>
          <table:table-cell table:style-name="Table5.A2" office:value-type="string">
            <text:p text:style-name="P1340">key_type</text:p>
          </table:table-cell>
          <table:table-cell table:style-name="Table5.A2" office:value-type="string">
            <text:p text:style-name="Table_20_Contents"><text:bookmark-ref text:reference-format="text" text:ref-name="__RefHeading___Toc37852_20832781">Key Type (_t_key)</text:bookmark-ref></text:p>
          </table:table-cell>
          <table:table-cell table:style-name="Table5.C2" office:value-type="string">
            <text:p text:style-name="P1346">key type that is used as an operand type when ordering data in an associative container</text:p>
          </table:table-cell>
        </table:table-row>
        <table:table-row>
          <table:table-cell table:style-name="Table5.A2" office:value-type="string">
            <text:p text:style-name="P1340">size_type</text:p>
          </table:table-cell>
          <table:table-cell table:style-name="Table5.A2" office:value-type="string">
            <text:p text:style-name="Table_20_Contents"><text:bookmark-ref text:reference-format="text" text:ref-name="__RefHeading__132_1269792762">Size Type (_t_sizetype)</text:bookmark-ref></text:p>
          </table:table-cell>
          <table:table-cell table:style-name="Table5.C2" office:value-type="string">
            <text:p text:style-name="P1346">absolute address type employed by the container for accessing individual data entries</text:p>
          </table:table-cell>
        </table:table-row>
        <table:table-row>
          <table:table-cell table:style-name="Table5.A2" office:value-type="string">
            <text:p text:style-name="P1342">difference_type</text:p>
          </table:table-cell>
          <table:table-cell table:style-name="Table5.A2" office:value-type="string">
            <text:p text:style-name="P1342">typename ::std::make_signed&lt;size_type&gt;::type</text:p>
          </table:table-cell>
          <table:table-cell table:style-name="Table5.C2" office:value-type="string">
            <text:p text:style-name="P1346">relative address type employed by the container to display distance between two data entries</text:p>
          </table:table-cell>
        </table:table-row>
        <table:table-row>
          <table:table-cell table:style-name="Table5.A2" office:value-type="string">
            <text:p text:style-name="P1340">reference</text:p>
          </table:table-cell>
          <table:table-cell table:style-name="Table5.A2" office:value-type="string">
            <text:p text:style-name="P1340">value_type &amp;</text:p>
          </table:table-cell>
          <table:table-cell table:style-name="Table5.C2" office:value-type="string">
            <text:p text:style-name="P1348">type in use when referring to a read / write data entry</text:p>
          </table:table-cell>
        </table:table-row>
        <table:table-row>
          <table:table-cell table:style-name="Table5.A2" office:value-type="string">
            <text:p text:style-name="P1340">const_reference</text:p>
          </table:table-cell>
          <table:table-cell table:style-name="Table5.A2" office:value-type="string">
            <text:p text:style-name="P1340">const value_type &amp;</text:p>
          </table:table-cell>
          <table:table-cell table:style-name="Table5.C2" office:value-type="string">
            <text:p text:style-name="P1348">type in use when referring to a read-only data entry</text:p>
          </table:table-cell>
        </table:table-row>
        <table:table-row>
          <table:table-cell table:style-name="Table5.A2" office:value-type="string">
            <text:p text:style-name="P1340">pointer</text:p>
          </table:table-cell>
          <table:table-cell table:style-name="Table5.A2" office:value-type="string">
            <text:p text:style-name="P1340">value_type *</text:p>
          </table:table-cell>
          <table:table-cell table:style-name="Table5.C2" office:value-type="string">
            <text:p text:style-name="P1348">type in use when pointing to a read / write data entry</text:p>
          </table:table-cell>
        </table:table-row>
        <table:table-row>
          <table:table-cell table:style-name="Table5.A2" office:value-type="string">
            <text:p text:style-name="P1340">const_pointer</text:p>
          </table:table-cell>
          <table:table-cell table:style-name="Table5.A2" office:value-type="string">
            <text:p text:style-name="P1340">const value_type *</text:p>
          </table:table-cell>
          <table:table-cell table:style-name="Table5.C2" office:value-type="string">
            <text:p text:style-name="P1348">type in use when pointing to a read-only data entry</text:p>
          </table:table-cell>
        </table:table-row>
        <table:table-row>
          <table:table-cell table:style-name="Table5.A2" office:value-type="string">
            <text:p text:style-name="P1342">position_t</text:p>
          </table:table-cell>
          <table:table-cell table:style-name="Table5.A2" office:value-type="string">
            <text:p text:style-name="P1340"><text:bookmark-ref text:reference-format="text" text:ref-name="__RefHeading___Toc37860_20832781">Internal Position Template Parameter (_ti_pos)</text:bookmark-ref></text:p>
          </table:table-cell>
          <table:table-cell table:style-name="Table5.C2" office:value-type="string">
            <text:p text:style-name="P1348">internal type employed by the <text:bookmark-ref text:reference-format="text" text:ref-name="__RefHeading__122_1269792762">Specific Default Container to b-tree Methods (CBTreeBaseDefaults)</text:bookmark-ref> <text:span text:style-name="T766">to abstract accesses from the </text:span><text:span text:style-name="T766"><text:bookmark-ref text:reference-format="text" text:ref-name="__RefHeading___Toc36398_35778968">Abstract Data Classes</text:bookmark-ref></text:span></text:p>
          </table:table-cell>
        </table:table-row>
        <table:table-row>
          <table:table-cell table:style-name="Table5.A2" office:value-type="string">
            <text:p text:style-name="P1342">CBTreeIf_t</text:p>
          </table:table-cell>
          <table:table-cell table:style-name="Table5.A2" office:value-type="string">
            <text:p text:style-name="P1342">CBTreeIf&lt;value_type, size_type&gt;</text:p>
          </table:table-cell>
          <table:table-cell table:style-name="Table5.C2" office:value-type="string">
            <text:p text:style-name="P1350">type aids defining iterator types – see below</text:p>
          </table:table-cell>
        </table:table-row>
        <table:table-row>
          <table:table-cell table:style-name="Table5.A2" office:value-type="string">
            <text:p text:style-name="P1342">iterator</text:p>
          </table:table-cell>
          <table:table-cell table:style-name="Table5.A2" office:value-type="string">
            <text:p text:style-name="P1342">CBTreeIterator&lt;CBTreeIf_t&gt;</text:p>
          </table:table-cell>
          <table:table-cell table:style-name="Table5.C2" office:value-type="string">
            <text:p text:style-name="P1350">type defines abstract read / write iterator</text:p>
          </table:table-cell>
        </table:table-row>
        <table:table-row>
          <table:table-cell table:style-name="Table5.A2" office:value-type="string">
            <text:p text:style-name="P1342">const_iterator</text:p>
          </table:table-cell>
          <table:table-cell table:style-name="Table5.A2" office:value-type="string">
            <text:p text:style-name="P1342">CBTreeConstIterator&lt;CBTreeIf_t&gt;</text:p>
          </table:table-cell>
          <table:table-cell table:style-name="Table5.C2" office:value-type="string">
            <text:p text:style-name="P1350">type defines abstract read-only iterator</text:p>
          </table:table-cell>
        </table:table-row>
        <table:table-row>
          <table:table-cell table:style-name="Table5.A2" office:value-type="string">
            <text:p text:style-name="P1342">reverse_iterator</text:p>
          </table:table-cell>
          <table:table-cell table:style-name="Table5.A2" office:value-type="string">
            <text:p text:style-name="P1342">CBTreeReverseIterator&lt;iterator&gt;</text:p>
          </table:table-cell>
          <table:table-cell table:style-name="Table5.C2" office:value-type="string">
            <text:p text:style-name="P1350">type defines abstract read / write reverse iterator</text:p>
          </table:table-cell>
        </table:table-row>
        <table:table-row>
          <table:table-cell table:style-name="Table5.A2" office:value-type="string">
            <text:p text:style-name="P1342">const_reverse_iterator</text:p>
          </table:table-cell>
          <table:table-cell table:style-name="Table5.A2" office:value-type="string">
            <text:p text:style-name="P1342">CBTreeConstReverseIterator&lt;const_iterator&gt;</text:p>
          </table:table-cell>
          <table:table-cell table:style-name="Table5.C2" office:value-type="string">
            <text:p text:style-name="P1350">type defines abstract read- only reverse iterator</text:p>
          </table:table-cell>
        </table:table-row>
        <table:table-row>
          <table:table-cell table:style-name="Table5.A2" office:value-type="string">
            <text:p text:style-name="P1344">data_layer_properties_type</text:p>
          </table:table-cell>
          <table:table-cell table:style-name="Table5.A2" office:value-type="string">
            <text:p text:style-name="P1342"><text:bookmark-ref text:reference-format="text" text:ref-name="__RefHeading___Toc37864_20832781">Data Layer Properties Types (data_layer_properties_type)</text:bookmark-ref></text:p>
          </table:table-cell>
          <table:table-cell table:style-name="Table5.C2" office:value-type="string">
            <text:p text:style-name="Table_20_Contents"><text:span text:style-name="T766">parameter defines type use by </text:span><text:bookmark-ref text:reference-format="text" text:ref-name="__RefHeading__122_1269792762">Specific Default Container to b-tree Methods (CBTreeBaseDefaults)</text:bookmark-ref> <text:span text:style-name="T766">to </text:span><text:soft-page-break/><text:span text:style-name="T766">call a data into existence</text:span></text:p>
          </table:table-cell>
        </table:table-row>
        <table:table-row>
          <table:table-cell table:style-name="Table5.A2" office:value-type="string">
            <text:p text:style-name="P1344">node_iter_type</text:p>
          </table:table-cell>
          <table:table-cell table:style-name="Table5.A2" office:value-type="string">
            <text:p text:style-name="P1344">typename data_layer_properties_type::node_iter_type or <text:bookmark-ref text:reference-format="text" text:ref-name="__RefHeading__1943_1480809614">Node Iterator Type (_t_nodeiter)</text:bookmark-ref></text:p>
          </table:table-cell>
          <table:table-cell table:style-name="Table5.C2" office:value-type="string">
            <text:p text:style-name="P1350">type defines node address type</text:p>
          </table:table-cell>
        </table:table-row>
        <table:table-row>
          <table:table-cell table:style-name="Table5.A2" office:value-type="string">
            <text:p text:style-name="P1344">sub_node_iter_type</text:p>
          </table:table-cell>
          <table:table-cell table:style-name="Table5.A2" office:value-type="string">
            <text:p text:style-name="P1344">typename data_layer_properties_type::sub_node_iter_type or <text:bookmark-ref text:reference-format="text" text:ref-name="__RefHeading__1945_1480809614">Sub-Node Iterator Type (_t_subnodeiter)</text:bookmark-ref></text:p>
          </table:table-cell>
          <table:table-cell table:style-name="Table5.C2" office:value-type="string">
            <text:p text:style-name="P1350">type defines sub-node address type</text:p>
          </table:table-cell>
        </table:table-row>
        <table:table-row>
          <table:table-cell table:style-name="Table5.A2" office:value-type="string">
            <text:p text:style-name="P1344">address_type</text:p>
          </table:table-cell>
          <table:table-cell table:style-name="Table5.A2" office:value-type="string">
            <text:p text:style-name="P1344">typename data_layer_properties_type::address_type or <text:bookmark-ref text:reference-format="text" text:ref-name="__RefHeading___Toc37856_20832781">Absolute Address Type (_t_addresstype)</text:bookmark-ref></text:p>
          </table:table-cell>
          <table:table-cell table:style-name="Table5.C2" office:value-type="string">
            <text:p text:style-name="P1350">type defines absolute linear byte address type</text:p>
          </table:table-cell>
        </table:table-row>
        <table:table-row>
          <table:table-cell table:style-name="Table5.A2" office:value-type="string">
            <text:p text:style-name="P1344">offset_type</text:p>
          </table:table-cell>
          <table:table-cell table:style-name="Table5.A2" office:value-type="string">
            <text:p text:style-name="P1344">typename data_layer_properties_type::offset_type or <text:bookmark-ref text:reference-format="text" text:ref-name="__RefHeading___Toc37858_20832781">Relative Address Type (_t_offsettype)</text:bookmark-ref></text:p>
          </table:table-cell>
          <table:table-cell table:style-name="Table5.C2" office:value-type="string">
            <text:p text:style-name="P1350">type defines linear byte address type within one block</text:p>
          </table:table-cell>
        </table:table-row>
        <table:table-row>
          <table:table-cell table:style-name="Table5.A2" office:value-type="string">
            <text:p text:style-name="P1344">data_layer_type</text:p>
          </table:table-cell>
          <table:table-cell table:style-name="Table5.A2" office:value-type="string">
            <text:p text:style-name="P1344">typename data_layer_properties_type::data_layer_type <text:span text:style-name="T759">or </text:span><text:span text:style-name="T759"><text:bookmark-ref text:reference-format="text" text:ref-name="__RefHeading__134_1269792762">Data Layer Type Definition (data_layer_type)</text:bookmark-ref></text:span></text:p>
          </table:table-cell>
          <table:table-cell table:style-name="Table5.C2" office:value-type="string">
            <text:p text:style-name="P1350">type defines data layer type to be instantiated once data need to be stored</text:p>
          </table:table-cell>
        </table:table-row>
        <table:table-row>
          <table:table-cell table:style-name="Table5.A2" office:value-type="string">
            <text:p text:style-name="P1344">has_latency</text:p>
          </table:table-cell>
          <table:table-cell table:style-name="Table5.A2" office:value-type="string">
            <text:p text:style-name="P1344">typename data_layer_properties_type::has_latency <text:span text:style-name="T759">or </text:span><text:span text:style-name="T759"><text:bookmark-ref text:reference-format="text" text:ref-name="__RefHeading___Toc37866_20832781">Latency Property Definition (has_latency)</text:bookmark-ref></text:span></text:p>
          </table:table-cell>
          <table:table-cell table:style-name="Table5.C2" office:value-type="string">
            <text:p text:style-name="P1350">type defines if the data layer has the potential for a significant latency once being accessed</text:p>
          </table:table-cell>
        </table:table-row>
      </table:table>
      <text:p text:style-name="P131"/>
      <text:p text:style-name="P131"/>
      <text:p text:style-name="P131"/>
      <text:h text:style-name="Heading_20_3" text:outline-level="3"><text:bookmark-start text:name="__RefHeading___Toc37864_20832781"/>Data Layer Properties Type<text:span text:style-name="T764">s</text:span> (data_layer_properties_type)<text:bookmark-end text:name="__RefHeading___Toc37864_20832781"/></text:h>
      <text:p text:style-name="P131"/>
      <text:p text:style-name="P131"><text:tab/><text:span text:style-name="T759">The role of D. already has been explained in section </text:span><text:span text:style-name="T759"><text:bookmark-ref text:reference-format="text" text:ref-name="__RefHeading___Toc37854_20832781">Data Layer Properties (_t_datalayerproperties)</text:bookmark-ref></text:span><text:span text:style-name="T759">. This section only exists to introduce the sub-section containing the type definitions of the D., rather than the template parameters.</text:span></text:p>
      <text:p text:style-name="P131"/>
      <text:p text:style-name="P131"/>
      <text:h text:style-name="Heading_20_4" text:outline-level="4"><text:bookmark-start text:name="__RefHeading__134_1269792762"/>Data Layer <text:span text:style-name="T755">Type Definition (data_layer_type)</text:span><text:bookmark-end text:name="__RefHeading__134_1269792762"/></text:h>
      <text:p text:style-name="P596"/>
      <text:p text:style-name="P137"><text:tab/>The _t_datalayer template parameter <text:span text:style-name="T202">must be set to a class type compatible to the interface described in section </text:span><text:span text:style-name="T202"><text:bookmark-ref text:reference-format="text" text:ref-name="__RefHeading__2197_1893551101">Data Layer</text:bookmark-ref></text:span><text:span text:style-name="T202">. An instance of this type is called into existence as soon as data is inserted into the b-tree. The data layer class must be able to manage how and where data, coming from the b-tree, is stored and on request read back. By default this parameter is set to CBTreeRAMIO, which, as the name already suggests, stores all data in the local memory of the machine the application is running on. An alternative is CBTreeFileIO, which is capable to hold large parts of the b-tree data in a file and can be configured to only use a tiny fraction of memory, if </text:span><text:soft-page-break/><text:span text:style-name="T202">the local memory is insufficient or it is not known if a target machine has enough RAM.</text:span></text:p>
      <text:p text:style-name="P138"><text:tab/>The data layer classes have their own set to template parameters, <text:span text:style-name="T203">which need to be compatible with the above b-tree class template parameters. For more information </text:span>see: <text:bookmark-ref text:reference-format="text" text:ref-name="__RefHeading__136_1269792762">Data Layer IO Template Parameters</text:bookmark-ref>.</text:p>
      <text:p text:style-name="P137"/>
      <text:p text:style-name="P137"/>
      <text:h text:style-name="Heading_20_4" text:outline-level="4"><text:bookmark-start text:name="__RefHeading___Toc37866_20832781"/>Latency Property Definition (has_latency)<text:bookmark-end text:name="__RefHeading___Toc37866_20832781"/></text:h>
      <text:p text:style-name="P596"/>
      <text:p text:style-name="P957"><text:tab/><text:span text:style-name="T758">The data layer properties has_latency type tells the container type to be compiled, whether an access to the data layer has a latency long enough where, in terms of optimisation approaches, it is feasible to consider other options to gain the same result. For instance, if the data layer is using RAM as a medium to store data, then calculating a from other sources is likely to take longer than to simply request the result from the data layer. Otherwise, if a file is in use, then an access has the potential to take milliseconds, which is an eternity in terms processing speed on a modern CPU.</text:span></text:p>
      <text:p text:style-name="P1022">Note: This type only tells the container that there is a potential for a significant latency and does not consider data layer caches or operating system's buffering strategies.</text:p>
      <text:p text:style-name="P596"/>
      <text:p text:style-name="P596"/>
      <text:h text:style-name="P1618" text:outline-level="2"><text:bookmark-start text:name="__RefHeading__144_1269792762"/>Application Classes<text:bookmark-end text:name="__RefHeading__144_1269792762"/></text:h>
      <text:p text:style-name="P596"/>
      <text:p text:style-name="P906"><text:tab/>When writing applications, it is highly recommended to always create application classes by inheriting from <text:span text:style-name="T702">one of </text:span>the already existing <text:bookmark-ref text:reference-format="text" text:ref-name="__RefHeading__12600_147306980">Specific Data Classes</text:bookmark-ref>, even if <text:span text:style-name="T702">the newly created application class</text:span> would remain empty at first. This allows for modifications later on, since it is doubtful that the <text:bookmark-ref text:reference-format="text" text:ref-name="__RefHeading__12600_147306980">Specific Data Classes</text:bookmark-ref>, will be sufficient <text:span text:style-name="T682">during the entire life span of a project</text:span>. Creating application classes also enables to write interface<text:span text:style-name="T213">s</text:span>, which <text:span text:style-name="T523">address a specific problem the application is trying to solve and hide the inner workings of the b-tree. In other words, it ought to aid the solving process greatly, by not being required to translate back and fourth between the problem to solve and an abstract container interface. Also, a</text:span><text:span text:style-name="T108">n application class then may act as an API wrapper, as the base for more specialised application classes or as a container type directly.</text:span></text:p>
      <text:p text:style-name="P596"/>
      <text:p text:style-name="P596"/>
      <text:h text:style-name="P1637" text:outline-level="3"><text:bookmark-start text:name="__RefHeading___Toc38034_35778968"/>Assign <text:span text:style-name="T702">Methods</text:span><text:bookmark-end text:name="__RefHeading___Toc38034_35778968"/></text:h>
      <text:p text:style-name="P876"/>
      <text:p text:style-name="P877"><text:tab/><text:span text:style-name="T704">Containers can be assigned with data via a copy-constructor, assignment operators or in some case via an API method. In any event, the container is supposed to end up with the newly assigned data, which means, in any of the above scenarios, the same code can achieve that. </text:span><text:soft-page-break/><text:span text:style-name="T704">Therefore, this section is not discussing the API method </text:span><text:span text:style-name="T704"><text:bookmark-ref text:reference-format="text" text:ref-name="__RefHeading__11957_635377009">assign ()</text:bookmark-ref></text:span><text:span text:style-name="T704"> or assignment operators, but the internal method _assign (). As for the copy-construction, please see the next section (</text:span><text:span text:style-name="T704"><text:bookmark-ref text:reference-format="text" text:ref-name="__RefHeading___Toc22064_1935816075">Assignment During Copy-Construction</text:bookmark-ref></text:span><text:span text:style-name="T704">) as well, since the situation of calling virtual methods during any construction is different than calling virtual methods from regular code. This method is virtual so that application classes are capable to provide their own version, in case additional content needs to be transferred during the assignment operation.</text:span></text:p>
      <text:p text:style-name="P879"><text:tab/><text:span text:style-name="T705">The default _assign () methods provided by each </text:span><text:span text:style-name="T705"><text:bookmark-ref text:reference-format="text" text:ref-name="__RefHeading__7938_1499495845">CBTreeArray</text:bookmark-ref></text:span><text:span text:style-name="T705"> and one of the </text:span><text:span text:style-name="T705"><text:bookmark-ref text:reference-format="text" text:ref-name="__RefHeading___Toc36398_35778968">Abstract Data Classes</text:bookmark-ref></text:span><text:span text:style-name="T705"> called CBTreeAssociative, are processing data in a skewed fashion, instead of walking, data entry-by-data entry, through the source container. Because, if all source entries were linearly copied from beginning to end, then the resulting destination b-tree would have a drift in term of balance towards the end. To avoid that data is copied out of order. So, once all existing content in the destination container has been destroyed, the destination container's future depth is determined based on the size of the source container and the destination container's node size. The destination container's depth is dd = INT (t * 3 / 2) * INT (round up) ((log (ssize) / log (t))), whereas t is the destination container's node size and ssize is the source container's number of data entries. Next, the skew width is determined by n = dd + t – 1. This means, the copy process happens in n passes with each pass copying every n-th entry, while skewing the start location by one per pass. As an example: If it is assumed 10 entries are to be copied and a skew width of 3 has been determined, then the first pass copies the entries: 0, 3, 6, 9 the second pass the entries: 1, 4, 7 and the final pass the entries 2, 5, 8. As a result the destination b-tree will be balanced and performance issues towards the end of the destination container are less likely. However, since the transfer is out or order, the sequence of entries sharing the same key is not guaranteed to be the same between the source and the destination container.</text:span></text:p>
      <text:p text:style-name="P878"/>
      <text:p text:style-name="P876"/>
      <text:h text:style-name="Heading_20_4" text:outline-level="4"><text:bookmark-start text:name="__RefHeading___Toc22064_1935816075"/>Assignment During <text:span text:style-name="T703">Copy-</text:span>Construction<text:bookmark-end text:name="__RefHeading___Toc22064_1935816075"/></text:h>
      <text:p text:style-name="P876"/>
      <text:p text:style-name="P880"><text:tab/><text:span text:style-name="T736">As mentioned in the above section, calling _assert () during the construction of an instance is problematic, since said method is virtual and the v-tables are set up, once all sub-constructors have returned. This means that, if an application class provides its own version of _assign (), since it needs its content assigned in a different way than the default _assign () code of the </text:span><text:span text:style-name="T736"><text:bookmark-ref text:reference-format="text" text:ref-name="__RefHeading__12600_147306980">Specific Data Classes</text:bookmark-ref></text:span><text:span text:style-name="T736"> processes it or additional content needs to be copied across, then the application class' version is not effective during the copy-construction within the b-tree framework. An application class' _assign () method during a copy-construction is only effective in the application class' copy-constructor itself, although the method is virtual. As a result, the copy-constructors of </text:span><text:span text:style-name="T736"><text:bookmark-ref text:reference-format="text" text:ref-name="__RefHeading__7938_1499495845">CBTreeArray</text:bookmark-ref></text:span><text:span text:style-name="T736"> and CBTreeAssociative (part of the </text:span><text:span text:style-name="T736"><text:bookmark-ref text:reference-format="text" text:ref-name="__RefHeading___Toc36398_35778968">Abstract Data Classes</text:bookmark-ref></text:span><text:span text:style-name="T736">), would call the default method, which in this case is insufficient. Hence, _assign () has to be called from the application class' copy-constructor and also any of its insufficient versions would be called on lower layer class' copy-constructors within the framework, which has the potential to be a huge performance issue or in the worst case to create unexpected behaviour. To avoid that, during the copy-construction of an application class, the parameter bAssign of the respective Specific Data Class ( </text:span><text:span text:style-name="T736"><text:bookmark-ref text:reference-format="text" text:ref-name="__RefHeading__12600_147306980">Specific Data Classes</text:bookmark-ref></text:span><text:soft-page-break/><text:span text:style-name="T736">) within the sub-constructor call needs to be set to false, so that the default code of _assign () is not called. Also, once all sub-constructors have returned and the focus is back with the application class' code, then _assign () ought to be called. This call ought to be conditional, the same way it is within the </text:span><text:span text:style-name="T736"><text:bookmark-ref text:reference-format="text" text:ref-name="__RefHeading__12600_147306980">Specific Data Classes</text:bookmark-ref></text:span><text:span text:style-name="T736"> and the </text:span><text:span text:style-name="T736"><text:bookmark-ref text:reference-format="text" text:ref-name="__RefHeading___Toc36398_35778968">Abstract Data Classes</text:bookmark-ref></text:span><text:span text:style-name="T736">. That means, the application class' copy-constructor should have a boolean parameter, which must have a default value being set to the value true, in addition to the constant reference to the source container's type. If the value of that parameter is false, then the application class' _assign () method is not called. It is strongly recommended to do so, in order to avoid calling the wrong _assign () method, in case an application class becomes an abstract type within the application classes hierarchy, while more specific application classes provide their own _assign () method code.</text:span></text:p>
      <text:p text:style-name="P876"/>
      <text:p text:style-name="P876"/>
      <text:h text:style-name="P1638" text:outline-level="3"><text:bookmark-start text:name="__RefHeading__148_1269792762"/>Application Specific <text:span text:style-name="T720">Key Sort</text:span> Classes<text:bookmark-end text:name="__RefHeading__148_1269792762"/></text:h>
      <text:p text:style-name="P596"/>
      <text:p text:style-name="P937"><text:tab/>As already pointed out in <text:span text:style-name="T735">one of </text:span>the section<text:span text:style-name="T735">s</text:span> above, <text:bookmark-ref text:reference-format="text" text:ref-name="__RefHeading__144_1269792762">Application Classes</text:bookmark-ref> ought to inherit from <text:span text:style-name="T720">one of the </text:span>existing <text:bookmark-ref text:reference-format="text" text:ref-name="__RefHeading__12600_147306980">Specific Data Classes</text:bookmark-ref> to modify <text:span text:style-name="T214">these</text:span> by <text:span text:style-name="T214">employing </text:span>polymorphism. <text:bookmark-ref text:reference-format="text" text:ref-name="__RefHeading__12194_147306980">CBTreeKeySort</text:bookmark-ref> <text:span text:style-name="T214">contains</text:span> two methods that most <text:span text:style-name="T215">likely </text:span>need <text:span text:style-name="T720">be </text:span>chang<text:span text:style-name="T720">ed</text:span>. One <text:span text:style-name="T214">of which </text:span>is <text:bookmark-ref text:reference-format="text" text:ref-name="__RefHeading__3579_1442666128">comp ()</text:bookmark-ref> <text:span text:style-name="T214">and </text:span>by default <text:span text:style-name="T214">this method arithmetically or binary compares entire keys extracted from data sets, when it comes to searching. For more information see: </text:span><text:span text:style-name="T214"><text:bookmark-ref text:reference-format="text" text:ref-name="__RefHeading__8656_2053073568">Default comp () addendum</text:bookmark-ref></text:span><text:span text:style-name="T214">. The other method is </text:span><text:span text:style-name="T214"><text:bookmark-ref text:reference-format="text" text:ref-name="__RefHeading__3581_1442666128">extract_key ()</text:bookmark-ref></text:span><text:span text:style-name="T214"> and by default casting from type _t_data to type _t_key or calls a version of this method provided by the application class via polymorphism. For more information see: </text:span><text:span text:style-name="T214"><text:bookmark-ref text:reference-format="text" text:ref-name="__RefHeading__11949_635377009">extract_key () addendum</text:bookmark-ref></text:span><text:span text:style-name="T214">. As for the </text:span><text:span text:style-name="T214"><text:bookmark-ref text:reference-format="text" text:ref-name="__RefHeading___Toc23431_2143782557">Associative Containers (CBTree[Multi]Map|Set)</text:bookmark-ref></text:span><text:span text:style-name="T214">, only </text:span><text:bookmark-ref text:reference-format="text" text:ref-name="__RefHeading__3579_1442666128">comp ()</text:bookmark-ref> <text:span text:style-name="T735">needs to be considered, since if any of the </text:span><text:span text:style-name="T735"><text:bookmark-ref text:reference-format="text" text:ref-name="__RefHeading___Toc23431_2143782557">Associative Containers (CBTree[Multi]Map|Set)</text:bookmark-ref></text:span><text:span text:style-name="T735"> needs to provide its own version of </text:span><text:span text:style-name="T735"><text:bookmark-ref text:reference-format="text" text:ref-name="__RefHeading__3581_1442666128">extract_key ()</text:bookmark-ref></text:span><text:span text:style-name="T735">, then it is probably best </text:span><text:bookmark-ref text:reference-format="text" text:ref-name="__RefHeading__12194_147306980">CBTreeKeySort</text:bookmark-ref> <text:span text:style-name="T735">to begin with. This means that, the </text:span><text:span text:style-name="T735"><text:bookmark-ref text:reference-format="text" text:ref-name="__RefHeading___Toc23431_2143782557">Associative Containers (CBTree[Multi]Map|Set)</text:bookmark-ref></text:span><text:span text:style-name="T735"> already provide an </text:span><text:span text:style-name="T735"><text:bookmark-ref text:reference-format="text" text:ref-name="__RefHeading__3581_1442666128">extract_key ()</text:bookmark-ref></text:span><text:span text:style-name="T735"> method so that these container to reflect the behaviour of the respective STL equivalent containers and a modified version of </text:span><text:span text:style-name="T735"><text:bookmark-ref text:reference-format="text" text:ref-name="__RefHeading__3581_1442666128">extract_key ()</text:bookmark-ref></text:span><text:span text:style-name="T735"> void the point of using these conainers.</text:span></text:p>
      <text:p text:style-name="P596"/>
      <text:p text:style-name="P596"/>
      <text:h text:style-name="P1660" text:outline-level="4"><text:bookmark-start text:name="__RefHeading__3579_1442666128"/><text:span text:style-name="T136">comp</text:span> <text:span text:style-name="T136">()</text:span><text:bookmark-end text:name="__RefHeading__3579_1442666128"/></text:h>
      <text:p text:style-name="P596"/>
      <text:p text:style-name="P1274"><text:span text:style-name="T140">i</text:span><text:span text:style-name="T138">nt c</text:span><text:span text:style-name="T141">o</text:span><text:span text:style-name="T49">mp (</text:span><text:span text:style-name="T51">const </text:span><text:span text:style-name="T49">_t_key </text:span><text:span text:style-name="T50">&amp;rKey</text:span><text:span text:style-name="T49">0, </text:span><text:span text:style-name="T51">const </text:span><text:span text:style-name="T49">_t_key </text:span><text:span text:style-name="T50">&amp;rKey</text:span><text:span text:style-name="T49">1) </text:span><text:span text:style-name="T52">const</text:span></text:p>
      <text:p text:style-name="P596"/>
      <text:p text:style-name="P106">Description:</text:p>
      <text:p text:style-name="P139">This method is <text:span text:style-name="T523">employed</text:span> to compare two keys.</text:p>
      <text:p text:style-name="P139"/>
      <text:p text:style-name="P87">Input parameters:</text:p>
      <text:p text:style-name="P141"><text:soft-page-break/><text:span text:style-name="T216">rK</text:span>ey0<text:tab/><text:tab/>- specifies <text:span text:style-name="T216">reference</text:span> to <text:span text:style-name="T216">first </text:span>key</text:p>
      <text:p text:style-name="P141"><text:span text:style-name="T216">rK</text:span>ey1<text:tab/><text:tab/>- specifies <text:span text:style-name="T216">reference</text:span> to <text:span text:style-name="T216">second </text:span>key</text:p>
      <text:p text:style-name="P87"/>
      <text:p text:style-name="P110">Remarks:</text:p>
      <text:p text:style-name="P773">This method determines which of the input keys is deemed greater or if they both are equivalent.</text:p>
      <text:p text:style-name="P110"/>
      <text:p text:style-name="P110">Return value: <text:span text:style-name="T217">If both keys display the same value, then the return value is zero, otherwise greater than zero if rKey0 is greater than rKey1 and less than zero if rKey0 is less than rKey1.</text:span></text:p>
      <text:p text:style-name="P106"/>
      <text:p text:style-name="P108">Note:</text:p>
      <text:p text:style-name="P809">This method is called frequently during any access, therefore, when an application class provides its own version of this method, the code ought to be optimised, otherwise performance issues are to be expected.</text:p>
      <text:p text:style-name="P106"/>
      <text:p text:style-name="P106"/>
      <text:h text:style-name="Heading_20_5" text:outline-level="5"><text:bookmark-start text:name="__RefHeading__8656_2053073568"/>Default <text:span text:style-name="T375">comp () addendum</text:span><text:bookmark-end text:name="__RefHeading__8656_2053073568"/></text:h>
      <text:p text:style-name="P596"/>
      <text:p text:style-name="P35"><text:tab/>By default this method <text:span text:style-name="T376">acts as an arbiter between an arithmetic and a binary version of </text:span><text:span text:style-name="T376"><text:bookmark-ref text:reference-format="text" text:ref-name="__RefHeading__3579_1442666128">comp ()</text:bookmark-ref></text:span><text:span text:style-name="T376">, by using </text:span><text:span text:style-name="T340">typename ::std::is_arithmetic&lt;_t_key&gt;::type</text:span><text:span text:style-name="T376"> to select which method is to be used. In other words, if the key template parameter is deemed to be an arithmetic type, then </text:span><text:span text:style-name="T340">int comp (const _t_key &amp;, const _t_key &amp;, ::std::</text:span><text:span text:style-name="T377">true_type</text:span><text:span text:style-name="T340">)</text:span><text:span text:style-name="T376"> is called, otherwise </text:span><text:span text:style-name="T340">int comp (const _t_key &amp;, const _t_key &amp;, ::std::</text:span><text:span text:style-name="T377">false_type</text:span><text:span text:style-name="T340">)</text:span><text:span text:style-name="T376">. </text:span></text:p>
      <text:p text:style-name="P65"><text:span text:style-name="T524"><text:tab/>In case an application class has its own version of </text:span><text:span text:style-name="T524"><text:bookmark-ref text:reference-format="text" text:ref-name="__RefHeading__3579_1442666128">comp ()</text:bookmark-ref></text:span><text:span text:style-name="T524">, then some coding issues ought to be kept in mind. Firstly, if the key template parameter is an arithmetic type, a simple subtraction could be employed to create the return value immediately. While an arithmetic subtraction is the fastest way to get a result, it isn't always the best. The reason being, the return value is always an integer and the subtraction has the chance to overflow and also, if a floating point type is in use, which is then type cast to the result integer type, to underflow. As a result, this creates undefined behaviour. Secondly, on big endian architectures the binary comp () method may seem sufficient enough, as it creates results very similar to what an arithmetic comparison would, given the key template parameter is an integer. However, this is likely to create problems when the code is compiled for little endian architectures and the erroneous results are not immediately obvious. For some cases the second point can be ignored. For instance, if the order of keys is not relevance to solve a problem and the key is only used as a mean address a sub-set of data items, or in case it is only required to know if a key is present in the container or not.</text:span></text:p>
      <text:p text:style-name="P774"/>
      <text:p text:style-name="P596"/>
      <text:h text:style-name="P1660" text:outline-level="4"><text:bookmark-start text:name="__RefHeading__3581_1442666128"/><text:soft-page-break/>extract_key <text:span text:style-name="T136">()</text:span><text:bookmark-end text:name="__RefHeading__3581_1442666128"/></text:h>
      <text:p text:style-name="P596"/>
      <text:p text:style-name="P1270">_t_key *extract_key (_t_key *pKey, <text:span text:style-name="T218">const </text:span>_t_data &amp;<text:span text:style-name="T218">rData</text:span>) <text:span text:style-name="T721">const</text:span></text:p>
      <text:p text:style-name="P1250">_t_key *extract_key (_t_key *pKey, _t_nodeiter nNode, _t_subnodeiter nEntry) <text:span text:style-name="T721">const</text:span></text:p>
      <text:p text:style-name="P596"/>
      <text:p text:style-name="P106">Description:</text:p>
      <text:p text:style-name="P142">Th<text:span text:style-name="T525">ese</text:span> methods are used to convert internal or external data sets to <text:span text:style-name="T219">their</text:span> associated key<text:span text:style-name="T219">s</text:span>.</text:p>
      <text:p text:style-name="P139"/>
      <text:p text:style-name="P87">Input parameters:</text:p>
      <text:p text:style-name="P142"><text:span text:style-name="T218">rData</text:span><text:tab/><text:tab/>- specifies the reference to a <text:span text:style-name="T218">data set</text:span> to <text:span text:style-name="T218">be </text:span>converted</text:p>
      <text:p text:style-name="P142">nNode<text:tab/><text:tab/>- specifies the node of the node / entry pair containing the data set to be converted</text:p>
      <text:p text:style-name="P142">nEntry<text:tab/><text:tab/>- specifies the entry of the node / entry pair containing the data set to be converted</text:p>
      <text:p text:style-name="P87"/>
      <text:p text:style-name="P142">Input- / Output parameter:</text:p>
      <text:p text:style-name="P142">pKey<text:tab/><text:tab/>- specifies the pointer where the <text:span text:style-name="T219">key is to be stored at</text:span></text:p>
      <text:p text:style-name="P87"/>
      <text:p text:style-name="P110">Remarks:</text:p>
      <text:p text:style-name="P144">When the key value of a data set is required to <text:span text:style-name="T525">be </text:span>compare<text:span text:style-name="T525">d</text:span> against another key value, then th<text:span text:style-name="T525">e</text:span>s<text:span text:style-name="T525">e</text:span> method<text:span text:style-name="T525">s</text:span> <text:span text:style-name="T525">are</text:span> used to perform the conversion. Since that happens frequently, when it comes to any access, it is required to optimise the code as well as the data sets to suit fast processing if a new key sort class with a new e. method is created, otherwise performance <text:span text:style-name="T220">issues</text:span> are to be expected.</text:p>
      <text:p text:style-name="P110"/>
      <text:p text:style-name="P110">Return value:</text:p>
      <text:p text:style-name="P145">The return value always is pKey again. These methods are incapable to return error conditions.</text:p>
      <text:p text:style-name="P106"/>
      <text:p text:style-name="P106">Note:</text:p>
      <text:p text:style-name="P143">extract_key (_t_key *, _t_nodeiter, _t_subnodeiter) in general calls extract_key (_t_key *, const _t_data &amp;). This means that, if a new <text:span text:style-name="T525">class inheriting from </text:span><text:span text:style-name="T525"><text:bookmark-ref text:reference-format="text" text:ref-name="__RefHeading__12194_147306980">CBTreeKeySort</text:bookmark-ref></text:span> is created, which requires a different way to convert a data set into its key, then only <text:span text:style-name="T525">a new version of </text:span>extract_key (_t_key *, const _t_data &amp;) needs to be <text:span text:style-name="T525">created</text:span>.</text:p>
      <text:p text:style-name="P596"/>
      <text:p text:style-name="P596"/>
      <text:h text:style-name="P1692" text:outline-level="5"><text:bookmark-start text:name="__RefHeading__11949_635377009"/>extract_key () addendum<text:bookmark-end text:name="__RefHeading__11949_635377009"/></text:h>
      <text:p text:style-name="P596"/>
      <text:p text:style-name="P936"><text:span text:style-name="T380"><text:tab/>The default method </text:span><text:span text:style-name="T380"><text:bookmark-ref text:reference-format="text" text:ref-name="__RefHeading__3581_1442666128">extract_key ()</text:bookmark-ref></text:span><text:span text:style-name="T380"> of the class CBTreeAssociative (</text:span><text:span text:style-name="T380"><text:bookmark-ref text:reference-format="text" text:ref-name="__RefHeading___Toc36398_35778968">Abstract Data Classes</text:bookmark-ref></text:span><text:span text:style-name="T380">) acts as an arbiter between an extract_key () version that casts from the data type template parameter (</text:span><text:span text:style-name="T380"><text:bookmark-ref text:reference-format="text" text:ref-name="__RefHeading__1941_1480809614">Data Type (_t_data)</text:bookmark-ref></text:span><text:span text:style-name="T380">) to the key type template parameter (</text:span><text:span text:style-name="T380"><text:bookmark-ref text:reference-format="text" text:ref-name="__RefHeading___Toc37852_20832781">Key Type (_t_key)</text:bookmark-ref></text:span><text:span text:style-name="T380">) and a virtual method call of </text:span><text:span text:style-name="T380"><text:bookmark-ref text:reference-format="text" text:ref-name="__RefHeading__3581_1442666128">extract_key ()</text:bookmark-ref></text:span><text:span text:style-name="T380"> potentially given by an application class that has been derived from CBTreeAssociative. Based on what </text:span><text:span text:style-name="T341">typename ::std::is_convertible&lt;_</text:span><text:span text:style-name="T344">t_data, </text:span><text:span text:style-name="T341">_t_key&gt;::type</text:span><text:span text:style-name="T381"> returns at link time it is determined whether </text:span><text:span text:style-name="T341">_t_key *</text:span><text:span text:style-name="T342">CBTree</text:span><text:span text:style-name="T348">Associative</text:span><text:span text:style-name="T342">::</text:span><text:span text:style-name="T341">extract_key (_t_key *, const _t_data &amp;, ::std::</text:span><text:span text:style-name="T378">true_type</text:span><text:span text:style-name="T341">)</text:span><text:span text:style-name="T381"> or </text:span><text:span text:style-name="T341">_t_key *</text:span><text:span text:style-name="T342">CBTree</text:span><text:span text:style-name="T348">Associative</text:span><text:span text:style-name="T342">::</text:span><text:span text:style-name="T341">extract_key (_t_key *, const _t_data &amp;, ::std::</text:span><text:span text:style-name="T379">false</text:span><text:span text:style-name="T378">_type</text:span><text:span text:style-name="T341">)</text:span> <text:span text:style-name="T382">is called. The former call casts the input parameter </text:span><text:span text:style-name="T349">const _t_data &amp;</text:span><text:span text:style-name="T382"> to </text:span><text:span text:style-name="T349">_t_key</text:span><text:span text:style-name="T382"> and returns it. The later method simply calls </text:span><text:span text:style-name="T342">this-&gt;extract_key (const _t_key *, const _t_data &amp;)</text:span><text:span text:style-name="T382">, which is the version of </text:span><text:span text:style-name="T382"><text:bookmark-ref text:reference-format="text" text:ref-name="__RefHeading__3581_1442666128">extract_key ()</text:bookmark-ref></text:span><text:span text:style-name="T382"> given by an application class. This means that, (1) if _t_data can be cast to _t_key and the application class has not provided its version of </text:span><text:span text:style-name="T382"><text:bookmark-ref text:reference-format="text" text:ref-name="__RefHeading__3581_1442666128">extract_key ()</text:bookmark-ref></text:span><text:span text:style-name="T382">, then </text:span><text:span text:style-name="T341">_t_key *</text:span><text:span text:style-name="T342">CBTree</text:span><text:span text:style-name="T348">Associative</text:span><text:span text:style-name="T342">::</text:span><text:span text:style-name="T341">extract_key (_t_key *, const _t_data &amp;) </text:span><text:span text:style-name="T383">re-routes to </text:span><text:span text:style-name="T341">_t_key *</text:span><text:span text:style-name="T342">CBTree</text:span><text:span text:style-name="T348">Associative</text:span><text:span text:style-name="T342">::</text:span><text:span text:style-name="T341">extract_key (_t_key *, const _t_data &amp;, ::std::</text:span><text:span text:style-name="T148">true_type</text:span><text:span text:style-name="T341">)</text:span> <text:span text:style-name="T383">and the afore mentioned cast is applied. (2) If _t_data cannot be cast to _t_key and the application class has provided its version of </text:span><text:span text:style-name="T383"><text:bookmark-ref text:reference-format="text" text:ref-name="__RefHeading__3581_1442666128">extract_key ()</text:bookmark-ref></text:span><text:span text:style-name="T383">, then application class version supersedes </text:span><text:span text:style-name="T342">CBTree</text:span><text:span text:style-name="T348">Associative</text:span><text:span text:style-name="T342">::</text:span><text:span text:style-name="T341">extract_key</text:span><text:span text:style-name="T343"> ()</text:span><text:span text:style-name="T383"> and every conversion goes through the application version *. (3) If _t_data can be cast to _t_key and the application class has provided its version of </text:span><text:span text:style-name="T383"><text:bookmark-ref text:reference-format="text" text:ref-name="__RefHeading__3581_1442666128">extract_key ()</text:bookmark-ref></text:span><text:span text:style-name="T383">, then application class version still supersedes </text:span><text:span text:style-name="T342">CBTree</text:span><text:span text:style-name="T348">Associative</text:span><text:span text:style-name="T342">::</text:span><text:span text:style-name="T341">extract_key</text:span><text:span text:style-name="T343"> ()</text:span><text:span text:style-name="T383"> and case (2) applies anyway *. (4) If _t_data cannot be cast to _t_key and the application class has not provided its version of </text:span><text:span text:style-name="T383"><text:bookmark-ref text:reference-format="text" text:ref-name="__RefHeading__3581_1442666128">extract_key ()</text:bookmark-ref></text:span><text:span text:style-name="T383">, then </text:span><text:span text:style-name="T341">_t_key *</text:span><text:span text:style-name="T342">CBTree</text:span><text:span text:style-name="T348">Associative</text:span><text:span text:style-name="T342">::</text:span><text:span text:style-name="T341">extract_key (_t_key *, const _t_data &amp;)</text:span><text:span text:style-name="T383"> re-routes to </text:span><text:span text:style-name="T341">_t_key *</text:span><text:span text:style-name="T342">CBTree</text:span><text:span text:style-name="T348">Associative</text:span><text:span text:style-name="T342">::</text:span><text:span text:style-name="T341">extract_key (_t_key *, const _t_data &amp;, ::std::</text:span><text:span text:style-name="T343">false</text:span><text:span text:style-name="T148">_type</text:span><text:span text:style-name="T341">)</text:span>, <text:span text:style-name="T383">which calls </text:span><text:span text:style-name="T342">this-&gt;extract_key (const _t_key *, const _t_data &amp;)</text:span><text:span text:style-name="T383"> and since it has not been replaced </text:span><text:span text:style-name="T341">_t_key *</text:span><text:span text:style-name="T342">CBTree</text:span><text:span text:style-name="T348">Associative</text:span><text:span text:style-name="T342">::</text:span><text:span text:style-name="T341">extract_key (_t_key *, const _t_data &amp;)</text:span><text:span text:style-name="T383"> is called again. This is going to create a stack overflow at run time! Hence, a conversion via a poly-morphed </text:span><text:span text:style-name="T383"><text:bookmark-ref text:reference-format="text" text:ref-name="__RefHeading__3581_1442666128">extract_key ()</text:bookmark-ref></text:span><text:span text:style-name="T383"> method or an overloaded cast operator in _t_data that casts to _t_key has to be provided.</text:span></text:p>
      <text:p text:style-name="P596"/>
      <text:p text:style-name="P597"><text:span text:style-name="T384">* In the event that an application class (A) derives from an application class (B) and class (B) derives from </text:span><text:span text:style-name="T384"><text:bookmark-ref text:reference-format="text" text:ref-name="__RefHeading__12194_147306980">CBTreeKeySort</text:bookmark-ref></text:span><text:span text:style-name="T384"> or any other of the </text:span><text:span text:style-name="T384"><text:bookmark-ref text:reference-format="text" text:ref-name="__RefHeading___Toc23431_2143782557">Associative Containers (CBTree[Multi]Map|Set)</text:bookmark-ref></text:span><text:span text:style-name="T384">and class (A) provides its own version of </text:span><text:span text:style-name="T384"><text:bookmark-ref text:reference-format="text" text:ref-name="__RefHeading__3581_1442666128">extract_key ()</text:bookmark-ref></text:span><text:span text:style-name="T384"> and class (B) needs to temporarily call an instance of its own type into existence, then the temporarily created instance of class (B) will be using the </text:span><text:span text:style-name="T384"><text:bookmark-ref text:reference-format="text" text:ref-name="__RefHeading__3581_1442666128">extract_key ()</text:bookmark-ref></text:span><text:span text:style-name="T384"> version of CBTreeAssociative and not the version provided by class (A). This is likely to result in unexpected behaviour, which a programmer needs to keep in mind. For that reason, it is recommended not to instantiate any application class inside an application class, even if it seems to be the same type.</text:span></text:p>
      <text:p text:style-name="P881"/>
      <text:p text:style-name="P881"/>
      <text:h text:style-name="P1619" text:outline-level="2"><text:bookmark-start text:name="__RefHeading__3825_1702045846"/><text:soft-page-break/>What are b-tree classes incapable of?<text:bookmark-end text:name="__RefHeading__3825_1702045846"/></text:h>
      <text:p text:style-name="P596"/>
      <text:p text:style-name="P775"><text:tab/>This section addresses issues or situations this framework's classes are incapable to handle and may not be obvious. The aim <text:span text:style-name="T611">of this section</text:span> is to veer programmers away from trying to create solutions based on assumptions that aren't correct, by making them aware of this framework's limitations.</text:p>
      <text:p text:style-name="P596"/>
      <text:p text:style-name="P596"/>
      <text:h text:style-name="P1625" text:outline-level="3"><text:bookmark-start text:name="__RefHeading__4337_897436202"/><text:span text:style-name="T221">C</text:span>oncurrent <text:span text:style-name="T221">A</text:span>ccess<text:span text:style-name="T221">es</text:span><text:bookmark-end text:name="__RefHeading__4337_897436202"/></text:h>
      <text:p text:style-name="P146"/>
      <text:p text:style-name="P147"><text:tab/>Any concurrent access, including concurrent read accesses, leads to an undefined result, because it is not guaranteed, that on data layer level, every cache line access is exclusive. <text:span text:style-name="T222">This means that, i</text:span>f two <text:span text:style-name="T223">or more </text:span>concurrent processes are <text:span text:style-name="T224">accessing the same b-tree instance, then this is likely to result in a race condition, since this provokes cache line conflicts. </text:span><text:span text:style-name="T144">To work around that problem, a new data class </text:span><text:span text:style-name="T149">ought to</text:span><text:span text:style-name="T145"> be created by inheritance, wrapping all access methods, which are not exclusive used by design.</text:span></text:p>
      <text:p text:style-name="P148"><text:tab/>Although the above statement is only true for data layer classes that involve the usage of <text:span text:style-name="T217">exclusive</text:span> resources, <text:span text:style-name="T225">such as cache lines,</text:span> when accessing data, it is highly recommended to keep accesses exclusive at all times. Since the data layer type is set in the template parameter list, it can be changed at any point during the development of an application. If, for instance, a b-tree class was developed with _t_datalayer being set to CBTreeRAMIO and it is decided CBTreeFileIO has to be used instead, then retro fitting all concurrent accesses to the b-tree are likely to be very time consuming.</text:p>
      <text:p text:style-name="P596"/>
      <text:p text:style-name="P596"/>
      <text:h text:style-name="P1620" text:outline-level="2"><text:bookmark-start text:name="__RefHeading__2197_1893551101"/>Data Layer<text:bookmark-end text:name="__RefHeading__2197_1893551101"/></text:h>
      <text:p text:style-name="P596"/>
      <text:p text:style-name="P151"><text:tab/>When a b-tree instance requires IO access, an instance of a <text:span text:style-name="T614">d. object</text:span> will be called into existence, if it hasn't been already. <text:span text:style-name="T614">That d. instance follows either the linear or the block d. model, explained below. While the </text:span><text:span text:style-name="T614"><text:bookmark-ref text:reference-format="text" text:ref-name="__RefHeading__29589_1179839720">Linear Data Layer Model</text:bookmark-ref></text:span><text:span text:style-name="T614"> keeps data persistently available, the </text:span><text:span text:style-name="T614"><text:bookmark-ref text:reference-format="text" text:ref-name="__RefHeading__15792_2086056231">Block Data Layer Model</text:bookmark-ref></text:span><text:span text:style-name="T614"> loads and unloads blocks to keep the required amount of resources limited.</text:span></text:p>
      <text:p text:style-name="P151"><text:span text:style-name="T614"><text:tab/>T</text:span>he d. instance will handle every IO access by translating <text:span text:style-name="T613">any requested item to a pointer within the application's address space and as a result allowing for read and write operations by referring to the obtained pointer. As mentioned before, the </text:span><text:span text:style-name="T613"><text:bookmark-ref text:reference-format="text" text:ref-name="__RefHeading__15792_2086056231">Block Data Layer Model</text:bookmark-ref></text:span><text:span text:style-name="T613"> may unload blocks. However, it is guaranteed that a block, which is potentially in use, is not unloaded before an operation has completed and is about to return to the calling application.</text:span></text:p>
      <text:p text:style-name="P151"><text:tab/><text:span text:style-name="T625">If a new data class is created or modified, then the following needs to be taken into account: </text:span><text:soft-page-break/><text:span text:style-name="T625">The pointers returned by any d. are not guaranteed to stay the same and may change when the data layer is requested to change its size. This means that, when certain methods are being called, then previously acquired pointers must be re-acquired. A list of those methods can be found in this section: </text:span><text:span text:style-name="T625"><text:bookmark-ref text:reference-format="text" text:ref-name="__RefHeading__23984_1179839720">List of Base Class Methods Potentially Causing a Re-Allocation</text:bookmark-ref></text:span></text:p>
      <text:p text:style-name="P149"/>
      <text:p text:style-name="P149"/>
      <text:h text:style-name="Heading_20_3" text:outline-level="3"><text:bookmark-start text:name="__RefHeading__29589_1179839720"/>Linear Data Layer Model<text:bookmark-end text:name="__RefHeading__29589_1179839720"/></text:h>
      <text:p text:style-name="P810"/>
      <text:p text:style-name="P812"><text:tab/>Data layers following the L. create a persistent linear data array per pool. This means that, <text:span text:style-name="T615">the potential to have data loaded before it can be processed doesn't exist. Also, any kind of caching or buffering doesn't exist.</text:span></text:p>
      <text:p text:style-name="P812"><text:span text:style-name="T615"><text:tab/>When the pointer to specific data item is requested, the respective pool gets selected, the offset to that node's initial item in the selected pool is calculated by multiplying the node ID in question with the return value of </text:span><text:span text:style-name="T615"><text:bookmark-ref text:reference-format="text" text:ref-name="__RefHeading__28883_1179839720">get_pool_total_size ()</text:bookmark-ref></text:span><text:span text:style-name="T615"> and finally the entry's offset within the node is obtained by multiplying the entry number and the return value of </text:span><text:span text:style-name="T615"><text:bookmark-ref text:reference-format="text" text:ref-name="__RefHeading___Toc46927_465577555">get_pool_entry_size ()</text:bookmark-ref></text:span><text:span text:style-name="T615">. See the diagram below:</text:span></text:p>
      <text:p text:style-name="P810"/>
      <text:p text:style-name="P1284"><draw:g text:anchor-type="as-char" draw:z-index="2" draw:style-name="gr1"><draw:custom-shape draw:style-name="gr34" draw:text-style-name="P1704" svg:width="2.804cm" svg:height="1.001cm" svg:x="0.797cm" svg:y="0.961cm"><text:p text:style-name="P1694"><text:span text:style-name="T836">node descriptor: 0</text:span></text:p><draw:enhanced-geometry svg:viewBox="0 0 21600 21600" draw:mirror-horizontal="false" draw:mirror-vertical="false" draw:type="rectangle" draw:enhanced-path="M 0 0 L 21600 0 21600 21600 0 21600 0 0 Z N"/></draw:custom-shape><draw:frame draw:style-name="gr35" draw:text-style-name="P1703" svg:width="2.574cm" svg:height="0.983cm" svg:x="0cm" svg:y="0cm"><draw:text-box><text:p text:style-name="P1702"><text:span text:style-name="T831">Pool: 0</text:span></text:p></draw:text-box></draw:frame><draw:custom-shape draw:style-name="gr36" draw:text-style-name="P1706" svg:width="2.804cm" svg:height="1.001cm" svg:x="3.6cm" svg:y="0.961cm"><text:p text:style-name="P1694"><text:span text:style-name="T836">node descriptor: 1</text:span></text:p><draw:enhanced-geometry svg:viewBox="0 0 21600 21600" draw:mirror-horizontal="false" draw:mirror-vertical="false" draw:type="rectangle" draw:enhanced-path="M 0 0 L 21600 0 21600 21600 0 21600 0 0 Z N"/></draw:custom-shape><draw:custom-shape draw:style-name="gr34" draw:text-style-name="P1704" svg:width="2.804cm" svg:height="1.001cm" svg:x="6.403cm" svg:y="0.961cm"><text:p text:style-name="P1694"><text:span text:style-name="T836">node descriptor: 2</text:span></text:p><draw:enhanced-geometry svg:viewBox="0 0 21600 21600" draw:mirror-horizontal="false" draw:mirror-vertical="false" draw:type="rectangle" draw:enhanced-path="M 0 0 L 21600 0 21600 21600 0 21600 0 0 Z N"/></draw:custom-shape><draw:custom-shape draw:style-name="gr37" draw:text-style-name="P1706" svg:width="2.8cm" svg:height="1.001cm" svg:x="9.206cm" svg:y="0.961cm"><text:p text:style-name="P1694"><text:span text:style-name="T836">node descriptor: 3</text:span></text:p><draw:enhanced-geometry svg:viewBox="0 0 21600 21600" draw:mirror-horizontal="false" draw:mirror-vertical="false" draw:type="rectangle" draw:enhanced-path="M 0 0 L 21600 0 21600 21600 0 21600 0 0 Z N"/></draw:custom-shape><draw:custom-shape draw:style-name="gr38" draw:text-style-name="P1704" svg:width="2.805cm" svg:height="1.001cm" svg:x="12.005cm" svg:y="0.961cm"><text:p text:style-name="P1694"><text:span text:style-name="T836">node descriptor: 4</text:span></text:p><draw:enhanced-geometry svg:viewBox="0 0 21600 21600" draw:mirror-horizontal="false" draw:mirror-vertical="false" draw:type="rectangle" draw:enhanced-path="M 0 0 L 21600 0 21600 21600 0 21600 0 0 Z N"/></draw:custom-shape><draw:frame draw:style-name="gr35" draw:text-style-name="P1703" svg:width="2.574cm" svg:height="0.983cm" svg:x="0cm" svg:y="1.99cm"><draw:text-box><text:p text:style-name="P1702"><text:span text:style-name="T831">Pool: 1</text:span></text:p></draw:text-box></draw:frame><draw:custom-shape draw:style-name="gr39" draw:text-style-name="P1704" svg:width="0.936cm" svg:height="1.001cm" svg:x="0.797cm" svg:y="2.962cm"><text:p text:style-name="P1694"><text:span text:style-name="T836">0</text:span></text:p><draw:enhanced-geometry svg:viewBox="0 0 21600 21600" draw:mirror-horizontal="false" draw:mirror-vertical="false" draw:type="rectangle" draw:enhanced-path="M 0 0 L 21600 0 21600 21600 0 21600 0 0 Z N"/></draw:custom-shape><draw:custom-shape draw:style-name="gr40" draw:text-style-name="P1706" svg:width="0.934cm" svg:height="1.001cm" svg:x="11.072cm" svg:y="2.962cm"><text:p text:style-name="P1694"><text:span text:style-name="T836">11</text:span></text:p><draw:enhanced-geometry svg:viewBox="0 0 21600 21600" draw:mirror-horizontal="false" draw:mirror-vertical="false" draw:type="rectangle" draw:enhanced-path="M 0 0 L 21600 0 21600 21600 0 21600 0 0 Z N"/></draw:custom-shape><draw:custom-shape draw:style-name="gr39" draw:text-style-name="P1704" svg:width="0.936cm" svg:height="1.001cm" svg:x="10.137cm" svg:y="2.962cm"><text:p text:style-name="P1694"><text:span text:style-name="T836">10</text:span></text:p><draw:enhanced-geometry svg:viewBox="0 0 21600 21600" draw:mirror-horizontal="false" draw:mirror-vertical="false" draw:type="rectangle" draw:enhanced-path="M 0 0 L 21600 0 21600 21600 0 21600 0 0 Z N"/></draw:custom-shape><draw:custom-shape draw:style-name="gr41" draw:text-style-name="P1706" svg:width="0.932cm" svg:height="1.001cm" svg:x="9.206cm" svg:y="2.962cm"><text:p text:style-name="P1694"><text:span text:style-name="T836">9</text:span></text:p><draw:enhanced-geometry svg:viewBox="0 0 21600 21600" draw:mirror-horizontal="false" draw:mirror-vertical="false" draw:type="rectangle" draw:enhanced-path="M 0 0 L 21600 0 21600 21600 0 21600 0 0 Z N"/></draw:custom-shape><draw:custom-shape draw:style-name="gr39" draw:text-style-name="P1704" svg:width="0.936cm" svg:height="1.001cm" svg:x="8.271cm" svg:y="2.962cm"><text:p text:style-name="P1694"><text:span text:style-name="T836">8</text:span></text:p><draw:enhanced-geometry svg:viewBox="0 0 21600 21600" draw:mirror-horizontal="false" draw:mirror-vertical="false" draw:type="rectangle" draw:enhanced-path="M 0 0 L 21600 0 21600 21600 0 21600 0 0 Z N"/></draw:custom-shape><draw:custom-shape draw:style-name="gr42" draw:text-style-name="P1706" svg:width="0.936cm" svg:height="1.001cm" svg:x="7.336cm" svg:y="2.962cm"><text:p text:style-name="P1694"><text:span text:style-name="T836">7</text:span></text:p><draw:enhanced-geometry svg:viewBox="0 0 21600 21600" draw:mirror-horizontal="false" draw:mirror-vertical="false" draw:type="rectangle" draw:enhanced-path="M 0 0 L 21600 0 21600 21600 0 21600 0 0 Z N"/></draw:custom-shape><draw:custom-shape draw:style-name="gr43" draw:text-style-name="P1704" svg:width="0.934cm" svg:height="1.001cm" svg:x="6.403cm" svg:y="2.962cm"><text:p text:style-name="P1694"><text:span text:style-name="T836">6</text:span></text:p><draw:enhanced-geometry svg:viewBox="0 0 21600 21600" draw:mirror-horizontal="false" draw:mirror-vertical="false" draw:type="rectangle" draw:enhanced-path="M 0 0 L 21600 0 21600 21600 0 21600 0 0 Z N"/></draw:custom-shape><draw:custom-shape draw:style-name="gr42" draw:text-style-name="P1706" svg:width="0.936cm" svg:height="1.001cm" svg:x="5.468cm" svg:y="2.962cm"><text:p text:style-name="P1694"><text:span text:style-name="T836">5</text:span></text:p><draw:enhanced-geometry svg:viewBox="0 0 21600 21600" draw:mirror-horizontal="false" draw:mirror-vertical="false" draw:type="rectangle" draw:enhanced-path="M 0 0 L 21600 0 21600 21600 0 21600 0 0 Z N"/></draw:custom-shape><draw:custom-shape draw:style-name="gr43" draw:text-style-name="P1704" svg:width="0.934cm" svg:height="1.001cm" svg:x="4.535cm" svg:y="2.962cm"><text:p text:style-name="P1694"><text:span text:style-name="T836">4</text:span></text:p><draw:enhanced-geometry svg:viewBox="0 0 21600 21600" draw:mirror-horizontal="false" draw:mirror-vertical="false" draw:type="rectangle" draw:enhanced-path="M 0 0 L 21600 0 21600 21600 0 21600 0 0 Z N"/></draw:custom-shape><draw:custom-shape draw:style-name="gr42" draw:text-style-name="P1706" svg:width="0.936cm" svg:height="1.001cm" svg:x="3.6cm" svg:y="2.962cm"><text:p text:style-name="P1694"><text:span text:style-name="T836">3</text:span></text:p><draw:enhanced-geometry svg:viewBox="0 0 21600 21600" draw:mirror-horizontal="false" draw:mirror-vertical="false" draw:type="rectangle" draw:enhanced-path="M 0 0 L 21600 0 21600 21600 0 21600 0 0 Z N"/></draw:custom-shape><draw:custom-shape draw:style-name="gr39" draw:text-style-name="P1704" svg:width="0.936cm" svg:height="1.001cm" svg:x="2.665cm" svg:y="2.962cm"><text:p text:style-name="P1694"><text:span text:style-name="T836">2</text:span></text:p><draw:enhanced-geometry svg:viewBox="0 0 21600 21600" draw:mirror-horizontal="false" draw:mirror-vertical="false" draw:type="rectangle" draw:enhanced-path="M 0 0 L 21600 0 21600 21600 0 21600 0 0 Z N"/></draw:custom-shape><draw:custom-shape draw:style-name="gr40" draw:text-style-name="P1706" svg:width="0.934cm" svg:height="1.001cm" svg:x="1.732cm" svg:y="2.962cm"><text:p text:style-name="P1694"><text:span text:style-name="T836">1</text:span></text:p><draw:enhanced-geometry svg:viewBox="0 0 21600 21600" draw:mirror-horizontal="false" draw:mirror-vertical="false" draw:type="rectangle" draw:enhanced-path="M 0 0 L 21600 0 21600 21600 0 21600 0 0 Z N"/></draw:custom-shape><draw:custom-shape draw:style-name="gr39" draw:text-style-name="P1704" svg:width="0.936cm" svg:height="1.001cm" svg:x="13.875cm" svg:y="2.962cm"><text:p text:style-name="P1694"><text:span text:style-name="T836">14</text:span></text:p><draw:enhanced-geometry svg:viewBox="0 0 21600 21600" draw:mirror-horizontal="false" draw:mirror-vertical="false" draw:type="rectangle" draw:enhanced-path="M 0 0 L 21600 0 21600 21600 0 21600 0 0 Z N"/></draw:custom-shape><draw:custom-shape draw:style-name="gr42" draw:text-style-name="P1706" svg:width="0.936cm" svg:height="1.001cm" svg:x="12.94cm" svg:y="2.962cm"><text:p text:style-name="P1694"><text:span text:style-name="T836">13</text:span></text:p><draw:enhanced-geometry svg:viewBox="0 0 21600 21600" draw:mirror-horizontal="false" draw:mirror-vertical="false" draw:type="rectangle" draw:enhanced-path="M 0 0 L 21600 0 21600 21600 0 21600 0 0 Z N"/></draw:custom-shape><draw:custom-shape draw:style-name="gr39" draw:text-style-name="P1704" svg:width="0.936cm" svg:height="1.001cm" svg:x="12.005cm" svg:y="2.962cm"><text:p text:style-name="P1694"><text:span text:style-name="T836">12</text:span></text:p><draw:enhanced-geometry svg:viewBox="0 0 21600 21600" draw:mirror-horizontal="false" draw:mirror-vertical="false" draw:type="rectangle" draw:enhanced-path="M 0 0 L 21600 0 21600 21600 0 21600 0 0 Z N"/></draw:custom-shape><draw:frame draw:style-name="gr35" draw:text-style-name="P1703" svg:width="2.574cm" svg:height="0.983cm" svg:x="0cm" svg:y="4.001cm"><draw:text-box><text:p text:style-name="P1702"><text:span text:style-name="T831">Pool: 2</text:span></text:p></draw:text-box></draw:frame><draw:custom-shape draw:style-name="gr44" draw:text-style-name="P1704" svg:width="1.869cm" svg:height="1.001cm" svg:x="0.797cm" svg:y="4.962cm"><text:p text:style-name="P1694"><text:span text:style-name="T836">node: 0</text:span></text:p><text:p text:style-name="P1694"><text:span text:style-name="T836">_t_data: 0</text:span></text:p><draw:enhanced-geometry svg:viewBox="0 0 21600 21600" draw:mirror-horizontal="false" draw:mirror-vertical="false" draw:type="rectangle" draw:enhanced-path="M 0 0 L 21600 0 21600 21600 0 21600 0 0 Z N"/></draw:custom-shape><draw:custom-shape draw:style-name="gr44" draw:text-style-name="P1704" svg:width="1.869cm" svg:height="1.001cm" svg:x="13.875cm" svg:y="4.962cm"><text:p text:style-name="P1694"><text:span text:style-name="T836">node: 2</text:span></text:p><text:p text:style-name="P1694"><text:span text:style-name="T836">_t_data: 1</text:span></text:p><draw:enhanced-geometry svg:viewBox="0 0 21600 21600" draw:mirror-horizontal="false" draw:mirror-vertical="false" draw:type="rectangle" draw:enhanced-path="M 0 0 L 21600 0 21600 21600 0 21600 0 0 Z N"/></draw:custom-shape><draw:custom-shape draw:style-name="gr45" draw:text-style-name="P1704" svg:width="1.87cm" svg:height="1.001cm" svg:x="12.005cm" svg:y="4.962cm"><text:p text:style-name="P1694"><text:span text:style-name="T836">node: 2</text:span></text:p><text:p text:style-name="P1694"><text:span text:style-name="T836">_t_data: 0</text:span></text:p><draw:enhanced-geometry svg:viewBox="0 0 21600 21600" draw:mirror-horizontal="false" draw:mirror-vertical="false" draw:type="rectangle" draw:enhanced-path="M 0 0 L 21600 0 21600 21600 0 21600 0 0 Z N"/></draw:custom-shape><draw:custom-shape draw:style-name="gr46" draw:text-style-name="P1706" svg:width="1.869cm" svg:height="1.001cm" svg:x="10.137cm" svg:y="4.962cm"><text:p text:style-name="P1694"><text:span text:style-name="T836">node: 1</text:span></text:p><text:p text:style-name="P1694"><text:span text:style-name="T836">_t_data: 2</text:span></text:p><draw:enhanced-geometry svg:viewBox="0 0 21600 21600" draw:mirror-horizontal="false" draw:mirror-vertical="false" draw:type="rectangle" draw:enhanced-path="M 0 0 L 21600 0 21600 21600 0 21600 0 0 Z N"/></draw:custom-shape><draw:custom-shape draw:style-name="gr47" draw:text-style-name="P1706" svg:width="1.867cm" svg:height="1.001cm" svg:x="8.271cm" svg:y="4.962cm"><text:p text:style-name="P1694"><text:span text:style-name="T836">node: 1</text:span></text:p><text:p text:style-name="P1694"><text:span text:style-name="T836">_t_data: 1</text:span></text:p><draw:enhanced-geometry svg:viewBox="0 0 21600 21600" draw:mirror-horizontal="false" draw:mirror-vertical="false" draw:type="rectangle" draw:enhanced-path="M 0 0 L 21600 0 21600 21600 0 21600 0 0 Z N"/></draw:custom-shape><draw:custom-shape draw:style-name="gr46" draw:text-style-name="P1706" svg:width="1.869cm" svg:height="1.001cm" svg:x="6.403cm" svg:y="4.962cm"><text:p text:style-name="P1694"><text:span text:style-name="T836">node: 1</text:span></text:p><text:p text:style-name="P1694"><text:span text:style-name="T836">_t_data: 0</text:span></text:p><draw:enhanced-geometry svg:viewBox="0 0 21600 21600" draw:mirror-horizontal="false" draw:mirror-vertical="false" draw:type="rectangle" draw:enhanced-path="M 0 0 L 21600 0 21600 21600 0 21600 0 0 Z N"/></draw:custom-shape><draw:custom-shape draw:style-name="gr44" draw:text-style-name="P1704" svg:width="1.869cm" svg:height="1.001cm" svg:x="4.535cm" svg:y="4.962cm"><text:p text:style-name="P1694"><text:span text:style-name="T836">node: 0</text:span></text:p><text:p text:style-name="P1694"><text:span text:style-name="T836">_t_data: 2</text:span></text:p><draw:enhanced-geometry svg:viewBox="0 0 21600 21600" draw:mirror-horizontal="false" draw:mirror-vertical="false" draw:type="rectangle" draw:enhanced-path="M 0 0 L 21600 0 21600 21600 0 21600 0 0 Z N"/></draw:custom-shape><draw:custom-shape draw:style-name="gr45" draw:text-style-name="P1704" svg:width="1.87cm" svg:height="1.001cm" svg:x="2.665cm" svg:y="4.962cm"><text:p text:style-name="P1694"><text:span text:style-name="T836">node: 0</text:span></text:p><text:p text:style-name="P1694"><text:span text:style-name="T836">_t_data: 1</text:span></text:p><draw:enhanced-geometry svg:viewBox="0 0 21600 21600" draw:mirror-horizontal="false" draw:mirror-vertical="false" draw:type="rectangle" draw:enhanced-path="M 0 0 L 21600 0 21600 21600 0 21600 0 0 Z N"/></draw:custom-shape><draw:frame draw:style-name="gr35" draw:text-style-name="P1703" svg:width="2.574cm" svg:height="0.983cm" svg:x="0.051cm" svg:y="6.001cm"><draw:text-box><text:p text:style-name="P1702"><text:span text:style-name="T831">Pool: 3</text:span></text:p></draw:text-box></draw:frame><draw:custom-shape draw:style-name="gr39" draw:text-style-name="P1704" svg:width="0.936cm" svg:height="1.001cm" svg:x="0.797cm" svg:y="6.962cm"><text:p text:style-name="P1694"><text:span text:style-name="T836">n: 0</text:span></text:p><text:p text:style-name="P1694"><text:span text:style-name="T836">0</text:span></text:p><draw:enhanced-geometry svg:viewBox="0 0 21600 21600" draw:mirror-horizontal="false" draw:mirror-vertical="false" draw:type="rectangle" draw:enhanced-path="M 0 0 L 21600 0 21600 21600 0 21600 0 0 Z N"/></draw:custom-shape><draw:custom-shape draw:style-name="gr43" draw:text-style-name="P1704" svg:width="0.934cm" svg:height="1.001cm" svg:x="11.072cm" svg:y="6.962cm"><text:p text:style-name="P1694"><text:span text:style-name="T837">n: 2</text:span></text:p><text:p text:style-name="P1694"><text:span text:style-name="T837">3</text:span></text:p><draw:enhanced-geometry svg:viewBox="0 0 21600 21600" draw:mirror-horizontal="false" draw:mirror-vertical="false" draw:type="rectangle" draw:enhanced-path="M 0 0 L 21600 0 21600 21600 0 21600 0 0 Z N"/></draw:custom-shape><draw:custom-shape draw:style-name="gr39" draw:text-style-name="P1704" svg:width="0.936cm" svg:height="1.001cm" svg:x="10.137cm" svg:y="6.962cm"><text:p text:style-name="P1694"><text:span text:style-name="T837">n: 2</text:span></text:p><text:p text:style-name="P1694"><text:span text:style-name="T837">2</text:span></text:p><draw:enhanced-geometry svg:viewBox="0 0 21600 21600" draw:mirror-horizontal="false" draw:mirror-vertical="false" draw:type="rectangle" draw:enhanced-path="M 0 0 L 21600 0 21600 21600 0 21600 0 0 Z N"/></draw:custom-shape><draw:custom-shape draw:style-name="gr48" draw:text-style-name="P1704" svg:width="0.932cm" svg:height="1.001cm" svg:x="9.206cm" svg:y="6.962cm"><text:p text:style-name="P1694"><text:span text:style-name="T837">n: 2</text:span></text:p><text:p text:style-name="P1694"><text:span text:style-name="T837">1</text:span></text:p><draw:enhanced-geometry svg:viewBox="0 0 21600 21600" draw:mirror-horizontal="false" draw:mirror-vertical="false" draw:type="rectangle" draw:enhanced-path="M 0 0 L 21600 0 21600 21600 0 21600 0 0 Z N"/></draw:custom-shape><draw:custom-shape draw:style-name="gr39" draw:text-style-name="P1704" svg:width="0.936cm" svg:height="1.001cm" svg:x="8.271cm" svg:y="6.962cm"><text:p text:style-name="P1694"><text:span text:style-name="T837">n: 2</text:span></text:p><text:p text:style-name="P1694"><text:span text:style-name="T837">0</text:span></text:p><draw:enhanced-geometry svg:viewBox="0 0 21600 21600" draw:mirror-horizontal="false" draw:mirror-vertical="false" draw:type="rectangle" draw:enhanced-path="M 0 0 L 21600 0 21600 21600 0 21600 0 0 Z N"/></draw:custom-shape><draw:custom-shape draw:style-name="gr42" draw:text-style-name="P1706" svg:width="0.936cm" svg:height="1.001cm" svg:x="7.336cm" svg:y="6.962cm"><text:p text:style-name="P1694"><text:span text:style-name="T837">n: 1</text:span></text:p><text:p text:style-name="P1694"><text:span text:style-name="T837">3</text:span></text:p><draw:enhanced-geometry svg:viewBox="0 0 21600 21600" draw:mirror-horizontal="false" draw:mirror-vertical="false" draw:type="rectangle" draw:enhanced-path="M 0 0 L 21600 0 21600 21600 0 21600 0 0 Z N"/></draw:custom-shape><draw:custom-shape draw:style-name="gr40" draw:text-style-name="P1706" svg:width="0.934cm" svg:height="1.001cm" svg:x="6.403cm" svg:y="6.962cm"><text:p text:style-name="P1694"><text:span text:style-name="T837">n: 1</text:span></text:p><text:p text:style-name="P1694"><text:span text:style-name="T837">2</text:span></text:p><draw:enhanced-geometry svg:viewBox="0 0 21600 21600" draw:mirror-horizontal="false" draw:mirror-vertical="false" draw:type="rectangle" draw:enhanced-path="M 0 0 L 21600 0 21600 21600 0 21600 0 0 Z N"/></draw:custom-shape><draw:custom-shape draw:style-name="gr42" draw:text-style-name="P1706" svg:width="0.936cm" svg:height="1.001cm" svg:x="5.468cm" svg:y="6.962cm"><text:p text:style-name="P1694"><text:span text:style-name="T837">n: 1</text:span></text:p><text:p text:style-name="P1694"><text:span text:style-name="T837">1</text:span></text:p><draw:enhanced-geometry svg:viewBox="0 0 21600 21600" draw:mirror-horizontal="false" draw:mirror-vertical="false" draw:type="rectangle" draw:enhanced-path="M 0 0 L 21600 0 21600 21600 0 21600 0 0 Z N"/></draw:custom-shape><draw:custom-shape draw:style-name="gr40" draw:text-style-name="P1706" svg:width="0.934cm" svg:height="1.001cm" svg:x="4.535cm" svg:y="6.962cm"><text:p text:style-name="P1694"><text:span text:style-name="T837">n: 1</text:span></text:p><text:p text:style-name="P1694"><text:span text:style-name="T837">0</text:span></text:p><draw:enhanced-geometry svg:viewBox="0 0 21600 21600" draw:mirror-horizontal="false" draw:mirror-vertical="false" draw:type="rectangle" draw:enhanced-path="M 0 0 L 21600 0 21600 21600 0 21600 0 0 Z N"/></draw:custom-shape><draw:custom-shape draw:style-name="gr39" draw:text-style-name="P1704" svg:width="0.936cm" svg:height="1.001cm" svg:x="3.6cm" svg:y="6.962cm"><text:p text:style-name="P1694"><text:span text:style-name="T837">n: 0</text:span></text:p><text:p text:style-name="P1694"><text:span text:style-name="T836">3</text:span></text:p><draw:enhanced-geometry svg:viewBox="0 0 21600 21600" draw:mirror-horizontal="false" draw:mirror-vertical="false" draw:type="rectangle" draw:enhanced-path="M 0 0 L 21600 0 21600 21600 0 21600 0 0 Z N"/></draw:custom-shape><draw:custom-shape draw:style-name="gr39" draw:text-style-name="P1704" svg:width="0.936cm" svg:height="1.001cm" svg:x="2.665cm" svg:y="6.962cm"><text:p text:style-name="P1694"><text:span text:style-name="T837">n: 0</text:span></text:p><text:p text:style-name="P1694"><text:span text:style-name="T837">2</text:span></text:p><draw:enhanced-geometry svg:viewBox="0 0 21600 21600" draw:mirror-horizontal="false" draw:mirror-vertical="false" draw:type="rectangle" draw:enhanced-path="M 0 0 L 21600 0 21600 21600 0 21600 0 0 Z N"/></draw:custom-shape><draw:custom-shape draw:style-name="gr43" draw:text-style-name="P1704" svg:width="0.934cm" svg:height="1.001cm" svg:x="1.732cm" svg:y="6.962cm"><text:p text:style-name="P1694"><text:span text:style-name="T837">n: 0</text:span></text:p><text:p text:style-name="P1694"><text:span text:style-name="T837">1</text:span></text:p><draw:enhanced-geometry svg:viewBox="0 0 21600 21600" draw:mirror-horizontal="false" draw:mirror-vertical="false" draw:type="rectangle" draw:enhanced-path="M 0 0 L 21600 0 21600 21600 0 21600 0 0 Z N"/></draw:custom-shape><draw:custom-shape draw:style-name="gr42" draw:text-style-name="P1706" svg:width="0.936cm" svg:height="1.001cm" svg:x="13.875cm" svg:y="6.962cm"><text:p text:style-name="P1694"><text:span text:style-name="T837">n: 3</text:span></text:p><text:p text:style-name="P1694"><text:span text:style-name="T837">2</text:span></text:p><draw:enhanced-geometry svg:viewBox="0 0 21600 21600" draw:mirror-horizontal="false" draw:mirror-vertical="false" draw:type="rectangle" draw:enhanced-path="M 0 0 L 21600 0 21600 21600 0 21600 0 0 Z N"/></draw:custom-shape><draw:custom-shape draw:style-name="gr42" draw:text-style-name="P1706" svg:width="0.936cm" svg:height="1.001cm" svg:x="12.94cm" svg:y="6.962cm"><text:p text:style-name="P1694"><text:span text:style-name="T837">n: 3</text:span></text:p><text:p text:style-name="P1694"><text:span text:style-name="T837">1</text:span></text:p><draw:enhanced-geometry svg:viewBox="0 0 21600 21600" draw:mirror-horizontal="false" draw:mirror-vertical="false" draw:type="rectangle" draw:enhanced-path="M 0 0 L 21600 0 21600 21600 0 21600 0 0 Z N"/></draw:custom-shape><draw:custom-shape draw:style-name="gr42" draw:text-style-name="P1706" svg:width="0.936cm" svg:height="1.001cm" svg:x="12.005cm" svg:y="6.962cm"><text:p text:style-name="P1694"><text:span text:style-name="T837">n: 3</text:span></text:p><text:p text:style-name="P1694"><text:span text:style-name="T837">0</text:span></text:p><draw:enhanced-geometry svg:viewBox="0 0 21600 21600" draw:mirror-horizontal="false" draw:mirror-vertical="false" draw:type="rectangle" draw:enhanced-path="M 0 0 L 21600 0 21600 21600 0 21600 0 0 Z N"/></draw:custom-shape><draw:frame draw:style-name="gr35" draw:text-style-name="P1703" svg:width="2.574cm" svg:height="0.983cm" svg:x="0.051cm" svg:y="7.999cm"><draw:text-box><text:p text:style-name="P1702"><text:span text:style-name="T831">Pool: 4</text:span></text:p></draw:text-box></draw:frame><draw:custom-shape draw:style-name="gr44" draw:text-style-name="P1704" svg:width="1.869cm" svg:height="1.001cm" svg:x="0.797cm" svg:y="8.962cm"><text:p text:style-name="P1694"><text:span text:style-name="T836">node: 0</text:span></text:p><text:p text:style-name="P1694"><text:span text:style-name="T836">serial: 1</text:span></text:p><draw:enhanced-geometry svg:viewBox="0 0 21600 21600" draw:mirror-horizontal="false" draw:mirror-vertical="false" draw:type="rectangle" draw:enhanced-path="M 0 0 L 21600 0 21600 21600 0 21600 0 0 Z N"/></draw:custom-shape><draw:custom-shape draw:style-name="gr44" draw:text-style-name="P1704" svg:width="1.869cm" svg:height="1.001cm" svg:x="13.875cm" svg:y="8.962cm"><text:p text:style-name="P1694"><text:span text:style-name="T836">node: 2</text:span></text:p><text:p text:style-name="P1694"><text:span text:style-name="T837">serial: 2</text:span></text:p><draw:enhanced-geometry svg:viewBox="0 0 21600 21600" draw:mirror-horizontal="false" draw:mirror-vertical="false" draw:type="rectangle" draw:enhanced-path="M 0 0 L 21600 0 21600 21600 0 21600 0 0 Z N"/></draw:custom-shape><draw:custom-shape draw:style-name="gr45" draw:text-style-name="P1704" svg:width="1.87cm" svg:height="1.001cm" svg:x="12.005cm" svg:y="8.962cm"><text:p text:style-name="P1694"><text:span text:style-name="T836">node: 2</text:span></text:p><text:p text:style-name="P1694"><text:span text:style-name="T837">serial: 1</text:span></text:p><draw:enhanced-geometry svg:viewBox="0 0 21600 21600" draw:mirror-horizontal="false" draw:mirror-vertical="false" draw:type="rectangle" draw:enhanced-path="M 0 0 L 21600 0 21600 21600 0 21600 0 0 Z N"/></draw:custom-shape><draw:custom-shape draw:style-name="gr46" draw:text-style-name="P1706" svg:width="1.869cm" svg:height="1.001cm" svg:x="10.137cm" svg:y="8.962cm"><text:p text:style-name="P1694"><text:span text:style-name="T836">node: 1</text:span></text:p><text:p text:style-name="P1694"><text:span text:style-name="T837">serial: 3</text:span></text:p><draw:enhanced-geometry svg:viewBox="0 0 21600 21600" draw:mirror-horizontal="false" draw:mirror-vertical="false" draw:type="rectangle" draw:enhanced-path="M 0 0 L 21600 0 21600 21600 0 21600 0 0 Z N"/></draw:custom-shape><draw:custom-shape draw:style-name="gr47" draw:text-style-name="P1706" svg:width="1.867cm" svg:height="1.001cm" svg:x="8.271cm" svg:y="8.962cm"><text:p text:style-name="P1694"><text:span text:style-name="T836">node: 1</text:span></text:p><text:p text:style-name="P1694"><text:span text:style-name="T837">serial: 2</text:span></text:p><draw:enhanced-geometry svg:viewBox="0 0 21600 21600" draw:mirror-horizontal="false" draw:mirror-vertical="false" draw:type="rectangle" draw:enhanced-path="M 0 0 L 21600 0 21600 21600 0 21600 0 0 Z N"/></draw:custom-shape><draw:custom-shape draw:style-name="gr46" draw:text-style-name="P1706" svg:width="1.869cm" svg:height="1.001cm" svg:x="6.403cm" svg:y="8.962cm"><text:p text:style-name="P1694"><text:span text:style-name="T836">node: 1</text:span></text:p><text:p text:style-name="P1694"><text:span text:style-name="T837">serial: 1</text:span></text:p><draw:enhanced-geometry svg:viewBox="0 0 21600 21600" draw:mirror-horizontal="false" draw:mirror-vertical="false" draw:type="rectangle" draw:enhanced-path="M 0 0 L 21600 0 21600 21600 0 21600 0 0 Z N"/></draw:custom-shape><draw:custom-shape draw:style-name="gr44" draw:text-style-name="P1704" svg:width="1.869cm" svg:height="1.001cm" svg:x="4.535cm" svg:y="8.962cm"><text:p text:style-name="P1694"><text:span text:style-name="T836">node: 0</text:span></text:p><text:p text:style-name="P1694"><text:span text:style-name="T837">serial: 3</text:span></text:p><draw:enhanced-geometry svg:viewBox="0 0 21600 21600" draw:mirror-horizontal="false" draw:mirror-vertical="false" draw:type="rectangle" draw:enhanced-path="M 0 0 L 21600 0 21600 21600 0 21600 0 0 Z N"/></draw:custom-shape><draw:custom-shape draw:style-name="gr45" draw:text-style-name="P1704" svg:width="1.87cm" svg:height="1.001cm" svg:x="2.665cm" svg:y="8.962cm"><text:p text:style-name="P1694"><text:span text:style-name="T836">node: 0</text:span></text:p><text:p text:style-name="P1694"><text:span text:style-name="T837">serial: 2</text:span></text:p><draw:enhanced-geometry svg:viewBox="0 0 21600 21600" draw:mirror-horizontal="false" draw:mirror-vertical="false" draw:type="rectangle" draw:enhanced-path="M 0 0 L 21600 0 21600 21600 0 21600 0 0 Z N"/></draw:custom-shape><draw:frame draw:style-name="gr49" draw:text-style-name="P1703" svg:width="1.034cm" svg:height="0.983cm" svg:x="15.709cm" svg:y="1cm"><draw:text-box><text:p text:style-name="P1702"><text:span text:style-name="T831">...</text:span></text:p></draw:text-box></draw:frame><draw:frame draw:style-name="gr49" draw:text-style-name="P1703" svg:width="1.034cm" svg:height="0.983cm" svg:x="15.709cm" svg:y="8.999cm"><draw:text-box><text:p text:style-name="P1702"><text:span text:style-name="T831">...</text:span></text:p></draw:text-box></draw:frame><draw:frame draw:style-name="gr49" draw:text-style-name="P1703" svg:width="1.034cm" svg:height="0.983cm" svg:x="15.743cm" svg:y="6.962cm"><draw:text-box><text:p text:style-name="P1702"><text:span text:style-name="T831">...</text:span></text:p></draw:text-box></draw:frame><draw:frame draw:style-name="gr49" draw:text-style-name="P1703" svg:width="1.034cm" svg:height="0.983cm" svg:x="15.743cm" svg:y="5.001cm"><draw:text-box><text:p text:style-name="P1702"><text:span text:style-name="T831">...</text:span></text:p></draw:text-box></draw:frame><draw:frame draw:style-name="gr49" draw:text-style-name="P1703" svg:width="1.034cm" svg:height="0.983cm" svg:x="15.709cm" svg:y="2.962cm"><draw:text-box><text:p text:style-name="P1702"><text:span text:style-name="T831">...</text:span></text:p></draw:text-box></draw:frame><draw:frame draw:style-name="gr50" draw:text-style-name="P1708" svg:width="5.934cm" svg:height="0.659cm" svg:x="5.468cm" svg:y="2.417cm"><draw:text-box><text:p text:style-name="P1702"><text:span text:style-name="T830">maintenance vector of node 0 .. 14</text:span></text:p></draw:text-box></draw:frame><draw:frame draw:style-name="gr51" draw:text-style-name="P1708" svg:width="4.661cm" svg:height="0.659cm" svg:x="6.122cm" svg:y="6.417cm"><draw:text-box><text:p text:style-name="P1702"><text:span text:style-name="T830">sub-node list of node 0 .. 3</text:span></text:p></draw:text-box></draw:frame></draw:g></text:p>
      <text:p text:style-name="P810"/>
      <text:p text:style-name="P822">As it can be seen, the <text:span text:style-name="T628">L</text:span>. is basically an SOA, so that any data item <text:span text:style-name="T624">associated with any node in any pool can be accessed with the least amount of afford possible.</text:span></text:p>
      <text:p text:style-name="P810"/>
      <text:p text:style-name="P810"/>
      <text:h text:style-name="Heading_20_3" text:outline-level="3"><text:bookmark-start text:name="__RefHeading__15792_2086056231"/><text:soft-page-break/>Block Data Layer Model<text:bookmark-end text:name="__RefHeading__15792_2086056231"/></text:h>
      <text:p text:style-name="P1031"/>
      <text:p text:style-name="P813"><text:tab/><text:span text:style-name="T618">Data layers following the B. organise nodes in blocks, while each block has the same size and therewith the number of nodes contained by each block is equal. As oppose to the </text:span><text:span text:style-name="T618"><text:bookmark-ref text:reference-format="text" text:ref-name="__RefHeading__29589_1179839720">Linear Data Layer Model</text:bookmark-ref></text:span><text:span text:style-name="T618"> data may not be stored persistently and parts of the data layer are written back to the underlying physical medium once an operation has finished. The B. is not using a caching approach to decide when to read and write blocks and instead controls that by maintaining a descriptor list, which is permanently present. Once a block has been made available to allow for requests being made, it is flagged as present in its respective descriptor and guaranteed not to be unloaded during the rest of the operation. Also, the descriptor is keeping track of how many times a block is being accessed, so that when an operation completes, based on that statistical information it can be decided, which blocks are staying ready for the next operation and which blocks are written back to the physical medium. In particular this means, each time a block is being accessed either that block's data is being made available in the application's address space and the respective descriptor's access counter is reset or the access counter of the block in question is incremented, if the block was present already. If an access counter exceeds a given threshold value (currently set to 127), then all active descriptor's access counters are divided by two, which means that infrequently accessed blocks are more likely to be unloaded later in the process. However, as soon as a block has been made available it stays resident until </text:span><text:span text:style-name="T109"><text:bookmark-ref text:reference-format="text" text:ref-name="__RefHeading___Toc35266_465577555">terminate_access ()</text:bookmark-ref></text:span><text:span text:style-name="T618"> is called, which happens when a read, </text:span><text:span text:style-name="T188">write, insert or remove operation has completed. </text:span><text:span text:style-name="T189"><text:bookmark-ref text:reference-format="text" text:ref-name="__RefHeading___Toc35266_465577555">terminate_access ()</text:bookmark-ref></text:span><text:span text:style-name="T188"> is called when an operation is about to return to the calling application. That method starts to unload blocks, beginning with those having the lowest access counter, by writing them back to the physical medium, until the total amount of resources being occupied by those blocks is less or equal the address space soft limit. The only exception is the block containing the root node, which always stays resident, as the root node is definitely being employed for any access. Even simple methods like </text:span><text:span text:style-name="T188"><text:bookmark-ref text:reference-format="text" text:ref-name="__RefHeading__1534_1677005904">empty ()</text:bookmark-ref></text:span><text:span text:style-name="T188"> or </text:span><text:span text:style-name="T188"><text:bookmark-ref text:reference-format="text" text:ref-name="__RefHeading__1536_1677005904">size ()</text:bookmark-ref></text:span><text:span text:style-name="T188"> require root node access. The only way to unload the root node containing block as well, is to call </text:span><text:span text:style-name="T188"><text:bookmark-ref text:reference-format="text" text:ref-name="__RefHeading__13245_1708703198">unload ()</text:bookmark-ref></text:span><text:span text:style-name="T618">.</text:span></text:p>
      <text:p text:style-name="P811"><text:tab/><text:span text:style-name="T619">Since every access requires the conversion from a node ID to its block, which involves a division and can be very slow, the number of nodes per block is always part of the 2 to the power of n series. This allows for a shift operation to be used instead a division. As the number of nodes per block = (block size in bytes / node size in bytes) cannot go up, the selected value for n creates a result to the next smaller or equal value of nodes per block. See the diagram below:</text:span></text:p>
      <text:p text:style-name="P811"/>
      <text:p text:style-name="P150"><text:soft-page-break/><draw:g text:anchor-type="as-char" draw:z-index="1" draw:style-name="gr1"><draw:frame draw:style-name="gr19" draw:text-style-name="P1703" svg:width="2.8cm" svg:height="0.983cm" svg:x="0.037cm" svg:y="0cm"><draw:text-box><text:p text:style-name="P1702"><text:span text:style-name="T831">Block: 0</text:span></text:p></draw:text-box></draw:frame><draw:frame draw:style-name="gr20" draw:text-style-name="P1703" svg:width="2.763cm" svg:height="0.983cm" svg:x="0.878cm" svg:y="1.961cm"><draw:text-box><text:p text:style-name="P1702"><text:span text:style-name="T831">Node: 0</text:span></text:p></draw:text-box></draw:frame><draw:frame draw:style-name="gr20" draw:text-style-name="P1703" svg:width="2.763cm" svg:height="0.983cm" svg:x="0.878cm" svg:y="5.001cm"><draw:text-box><text:p text:style-name="P1702"><text:span text:style-name="T831">Node: 3</text:span></text:p></draw:text-box></draw:frame><draw:frame draw:style-name="gr20" draw:text-style-name="P1703" svg:width="2.763cm" svg:height="0.983cm" svg:x="0.878cm" svg:y="4.001cm"><draw:text-box><text:p text:style-name="P1702"><text:span text:style-name="T831">Node: 2</text:span></text:p></draw:text-box></draw:frame><draw:frame draw:style-name="gr20" draw:text-style-name="P1703" svg:width="2.763cm" svg:height="0.983cm" svg:x="0.878cm" svg:y="3cm"><draw:text-box><text:p text:style-name="P1702"><text:span text:style-name="T831">Node: 1</text:span></text:p></draw:text-box></draw:frame><draw:frame draw:style-name="gr21" draw:text-style-name="P1703" svg:width="2.514cm" svg:height="0.983cm" svg:x="3.517cm" svg:y="1cm"><draw:text-box><text:p text:style-name="P1702"><text:span text:style-name="T831">Pool: 0</text:span></text:p></draw:text-box></draw:frame><draw:frame draw:style-name="gr22" draw:text-style-name="P1703" svg:width="2.513cm" svg:height="0.983cm" svg:x="14.09cm" svg:y="1cm"><draw:text-box><text:p text:style-name="P1702"><text:span text:style-name="T831">Pool: 4</text:span></text:p></draw:text-box></draw:frame><draw:frame draw:style-name="gr22" draw:text-style-name="P1703" svg:width="2.513cm" svg:height="0.983cm" svg:x="11.43cm" svg:y="1cm"><draw:text-box><text:p text:style-name="P1702"><text:span text:style-name="T831">Pool: 3</text:span></text:p></draw:text-box></draw:frame><draw:frame draw:style-name="gr22" draw:text-style-name="P1703" svg:width="2.513cm" svg:height="0.983cm" svg:x="8.793cm" svg:y="1cm"><draw:text-box><text:p text:style-name="P1702"><text:span text:style-name="T831">Pool: 2</text:span></text:p></draw:text-box></draw:frame><draw:frame draw:style-name="gr21" draw:text-style-name="P1703" svg:width="2.514cm" svg:height="0.983cm" svg:x="6.154cm" svg:y="1cm"><draw:text-box><text:p text:style-name="P1702"><text:span text:style-name="T831">Pool: 1</text:span></text:p></draw:text-box></draw:frame><draw:custom-shape draw:style-name="gr23" draw:text-style-name="P1704" svg:width="1.759cm" svg:height="1.001cm" svg:x="3.517cm" svg:y="1.961cm"><text:p text:style-name="P1694"><text:span text:style-name="T836">node de-</text:span></text:p><text:p text:style-name="P1694"><text:span text:style-name="T836">scriptor: 0</text:span></text:p><draw:enhanced-geometry svg:viewBox="0 0 21600 21600" draw:mirror-horizontal="false" draw:mirror-vertical="false" draw:type="rectangle" draw:enhanced-path="M 0 0 L 21600 0 21600 21600 0 21600 0 0 Z N"/></draw:custom-shape><draw:custom-shape draw:style-name="gr24" draw:text-style-name="P1705" svg:width="0.879cm" svg:height="1.001cm" svg:x="5.276cm" svg:y="1.961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5" draw:text-style-name="P1704" svg:width="1.936cm" svg:height="1.001cm" svg:x="6.154cm" svg:y="1.961cm"><text:p text:style-name="P1694"><text:span text:style-name="T836">maintenance</text:span></text:p><text:p text:style-name="P1694"><text:span text:style-name="T836">vector: 0</text:span></text:p><draw:enhanced-geometry svg:viewBox="0 0 21600 21600" draw:mirror-horizontal="false" draw:mirror-vertical="false" draw:type="rectangle" draw:enhanced-path="M 0 0 L 21600 0 21600 21600 0 21600 0 0 Z N"/></draw:custom-shape><draw:custom-shape draw:style-name="gr26" draw:text-style-name="P1705" svg:width="0.705cm" svg:height="1.001cm" svg:x="8.089cm" svg:y="1.961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3" draw:text-style-name="P1704" svg:width="1.759cm" svg:height="1.001cm" svg:x="8.793cm" svg:y="1.961cm"><text:p text:style-name="P1694"><text:span text:style-name="T836">custom</text:span></text:p><text:p text:style-name="P1694"><text:span text:style-name="T836">data: 0</text:span></text:p><draw:enhanced-geometry svg:viewBox="0 0 21600 21600" draw:mirror-horizontal="false" draw:mirror-vertical="false" draw:type="rectangle" draw:enhanced-path="M 0 0 L 21600 0 21600 21600 0 21600 0 0 Z N"/></draw:custom-shape><draw:custom-shape draw:style-name="gr24" draw:text-style-name="P1705" svg:width="0.879cm" svg:height="1.001cm" svg:x="10.552cm" svg:y="1.961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3" draw:text-style-name="P1704" svg:width="1.759cm" svg:height="1.001cm" svg:x="11.43cm" svg:y="1.961cm"><text:p text:style-name="P1694"><text:span text:style-name="T836">sub-node</text:span></text:p><text:p text:style-name="P1694"><text:span text:style-name="T836">list: 0</text:span></text:p><draw:enhanced-geometry svg:viewBox="0 0 21600 21600" draw:mirror-horizontal="false" draw:mirror-vertical="false" draw:type="rectangle" draw:enhanced-path="M 0 0 L 21600 0 21600 21600 0 21600 0 0 Z N"/></draw:custom-shape><draw:custom-shape draw:style-name="gr27" draw:text-style-name="P1705" svg:width="0.881cm" svg:height="1.001cm" svg:x="13.189cm" svg:y="1.961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3" draw:text-style-name="P1704" svg:width="1.759cm" svg:height="1.001cm" svg:x="14.069cm" svg:y="1.961cm"><text:p text:style-name="P1694"><text:span text:style-name="T836">serial</text:span></text:p><text:p text:style-name="P1694"><text:span text:style-name="T836">vector: 0</text:span></text:p><draw:enhanced-geometry svg:viewBox="0 0 21600 21600" draw:mirror-horizontal="false" draw:mirror-vertical="false" draw:type="rectangle" draw:enhanced-path="M 0 0 L 21600 0 21600 21600 0 21600 0 0 Z N"/></draw:custom-shape><draw:custom-shape draw:style-name="gr24" draw:text-style-name="P1705" svg:width="0.879cm" svg:height="1.001cm" svg:x="15.827cm" svg:y="1.961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8" draw:text-style-name="P1706" svg:width="1.759cm" svg:height="1.001cm" svg:x="3.517cm" svg:y="2.962cm"><text:p text:style-name="P1694"><text:span text:style-name="T836">node de-</text:span></text:p><text:p text:style-name="P1694"><text:span text:style-name="T836">scriptor: 1</text:span></text:p><draw:enhanced-geometry svg:viewBox="0 0 21600 21600" draw:mirror-horizontal="false" draw:mirror-vertical="false" draw:type="rectangle" draw:enhanced-path="M 0 0 L 21600 0 21600 21600 0 21600 0 0 Z N"/></draw:custom-shape><draw:custom-shape draw:style-name="gr24" draw:text-style-name="P1705" svg:width="0.879cm" svg:height="1.001cm" svg:x="5.276cm" svg:y="2.962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9" draw:text-style-name="P1706" svg:width="1.936cm" svg:height="1.001cm" svg:x="6.154cm" svg:y="2.962cm"><text:p text:style-name="P1694"><text:span text:style-name="T836">maintenance</text:span></text:p><text:p text:style-name="P1694"><text:span text:style-name="T836">vector: 1</text:span></text:p><draw:enhanced-geometry svg:viewBox="0 0 21600 21600" draw:mirror-horizontal="false" draw:mirror-vertical="false" draw:type="rectangle" draw:enhanced-path="M 0 0 L 21600 0 21600 21600 0 21600 0 0 Z N"/></draw:custom-shape><draw:custom-shape draw:style-name="gr26" draw:text-style-name="P1705" svg:width="0.705cm" svg:height="1.001cm" svg:x="8.089cm" svg:y="2.962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8" draw:text-style-name="P1706" svg:width="1.759cm" svg:height="1.001cm" svg:x="8.793cm" svg:y="2.962cm"><text:p text:style-name="P1694"><text:span text:style-name="T836">custom</text:span></text:p><text:p text:style-name="P1694"><text:span text:style-name="T836">data: 1</text:span></text:p><draw:enhanced-geometry svg:viewBox="0 0 21600 21600" draw:mirror-horizontal="false" draw:mirror-vertical="false" draw:type="rectangle" draw:enhanced-path="M 0 0 L 21600 0 21600 21600 0 21600 0 0 Z N"/></draw:custom-shape><draw:custom-shape draw:style-name="gr24" draw:text-style-name="P1705" svg:width="0.879cm" svg:height="1.001cm" svg:x="10.552cm" svg:y="2.962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8" draw:text-style-name="P1706" svg:width="1.759cm" svg:height="1.001cm" svg:x="11.43cm" svg:y="2.962cm"><text:p text:style-name="P1694"><text:span text:style-name="T836">sub-node</text:span></text:p><text:p text:style-name="P1694"><text:span text:style-name="T836">list: 1</text:span></text:p><draw:enhanced-geometry svg:viewBox="0 0 21600 21600" draw:mirror-horizontal="false" draw:mirror-vertical="false" draw:type="rectangle" draw:enhanced-path="M 0 0 L 21600 0 21600 21600 0 21600 0 0 Z N"/></draw:custom-shape><draw:custom-shape draw:style-name="gr27" draw:text-style-name="P1705" svg:width="0.881cm" svg:height="1.001cm" svg:x="13.189cm" svg:y="2.962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8" draw:text-style-name="P1706" svg:width="1.759cm" svg:height="1.001cm" svg:x="14.069cm" svg:y="2.962cm"><text:p text:style-name="P1694"><text:span text:style-name="T836">serial</text:span></text:p><text:p text:style-name="P1694"><text:span text:style-name="T836">vector: 1</text:span></text:p><draw:enhanced-geometry svg:viewBox="0 0 21600 21600" draw:mirror-horizontal="false" draw:mirror-vertical="false" draw:type="rectangle" draw:enhanced-path="M 0 0 L 21600 0 21600 21600 0 21600 0 0 Z N"/></draw:custom-shape><draw:custom-shape draw:style-name="gr24" draw:text-style-name="P1705" svg:width="0.879cm" svg:height="1.001cm" svg:x="15.827cm" svg:y="2.962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3" draw:text-style-name="P1704" svg:width="1.759cm" svg:height="1.001cm" svg:x="3.517cm" svg:y="3.962cm"><text:p text:style-name="P1694"><text:span text:style-name="T836">node de-</text:span></text:p><text:p text:style-name="P1694"><text:span text:style-name="T836">scriptor: 2</text:span></text:p><draw:enhanced-geometry svg:viewBox="0 0 21600 21600" draw:mirror-horizontal="false" draw:mirror-vertical="false" draw:type="rectangle" draw:enhanced-path="M 0 0 L 21600 0 21600 21600 0 21600 0 0 Z N"/></draw:custom-shape><draw:custom-shape draw:style-name="gr24" draw:text-style-name="P1705" svg:width="0.879cm" svg:height="1.001cm" svg:x="5.276cm" svg:y="3.962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5" draw:text-style-name="P1704" svg:width="1.936cm" svg:height="1.001cm" svg:x="6.154cm" svg:y="3.962cm"><text:p text:style-name="P1694"><text:span text:style-name="T836">maintenance</text:span></text:p><text:p text:style-name="P1694"><text:span text:style-name="T836">vector: 2</text:span></text:p><draw:enhanced-geometry svg:viewBox="0 0 21600 21600" draw:mirror-horizontal="false" draw:mirror-vertical="false" draw:type="rectangle" draw:enhanced-path="M 0 0 L 21600 0 21600 21600 0 21600 0 0 Z N"/></draw:custom-shape><draw:custom-shape draw:style-name="gr26" draw:text-style-name="P1705" svg:width="0.705cm" svg:height="1.001cm" svg:x="8.089cm" svg:y="3.962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3" draw:text-style-name="P1704" svg:width="1.759cm" svg:height="1.001cm" svg:x="8.793cm" svg:y="3.962cm"><text:p text:style-name="P1694"><text:span text:style-name="T836">custom</text:span></text:p><text:p text:style-name="P1694"><text:span text:style-name="T836">data: 2</text:span></text:p><draw:enhanced-geometry svg:viewBox="0 0 21600 21600" draw:mirror-horizontal="false" draw:mirror-vertical="false" draw:type="rectangle" draw:enhanced-path="M 0 0 L 21600 0 21600 21600 0 21600 0 0 Z N"/></draw:custom-shape><draw:custom-shape draw:style-name="gr24" draw:text-style-name="P1705" svg:width="0.879cm" svg:height="1.001cm" svg:x="10.552cm" svg:y="3.962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3" draw:text-style-name="P1704" svg:width="1.759cm" svg:height="1.001cm" svg:x="11.43cm" svg:y="3.962cm"><text:p text:style-name="P1694"><text:span text:style-name="T836">sub-node</text:span></text:p><text:p text:style-name="P1694"><text:span text:style-name="T836">list: 2</text:span></text:p><draw:enhanced-geometry svg:viewBox="0 0 21600 21600" draw:mirror-horizontal="false" draw:mirror-vertical="false" draw:type="rectangle" draw:enhanced-path="M 0 0 L 21600 0 21600 21600 0 21600 0 0 Z N"/></draw:custom-shape><draw:custom-shape draw:style-name="gr27" draw:text-style-name="P1705" svg:width="0.881cm" svg:height="1.001cm" svg:x="13.189cm" svg:y="3.962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3" draw:text-style-name="P1704" svg:width="1.759cm" svg:height="1.001cm" svg:x="14.069cm" svg:y="3.962cm"><text:p text:style-name="P1694"><text:span text:style-name="T836">serial</text:span></text:p><text:p text:style-name="P1694"><text:span text:style-name="T836">vector: 2</text:span></text:p><draw:enhanced-geometry svg:viewBox="0 0 21600 21600" draw:mirror-horizontal="false" draw:mirror-vertical="false" draw:type="rectangle" draw:enhanced-path="M 0 0 L 21600 0 21600 21600 0 21600 0 0 Z N"/></draw:custom-shape><draw:custom-shape draw:style-name="gr24" draw:text-style-name="P1705" svg:width="0.879cm" svg:height="1.001cm" svg:x="15.827cm" svg:y="3.962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8" draw:text-style-name="P1706" svg:width="1.759cm" svg:height="1.001cm" svg:x="3.517cm" svg:y="4.962cm"><text:p text:style-name="P1694"><text:span text:style-name="T836">node de-</text:span></text:p><text:p text:style-name="P1694"><text:span text:style-name="T836">scriptor: 3</text:span></text:p><draw:enhanced-geometry svg:viewBox="0 0 21600 21600" draw:mirror-horizontal="false" draw:mirror-vertical="false" draw:type="rectangle" draw:enhanced-path="M 0 0 L 21600 0 21600 21600 0 21600 0 0 Z N"/></draw:custom-shape><draw:custom-shape draw:style-name="gr24" draw:text-style-name="P1705" svg:width="0.879cm" svg:height="1.001cm" svg:x="5.276cm" svg:y="4.962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9" draw:text-style-name="P1706" svg:width="1.936cm" svg:height="1.001cm" svg:x="6.154cm" svg:y="4.962cm"><text:p text:style-name="P1694"><text:span text:style-name="T836">maintenance</text:span></text:p><text:p text:style-name="P1694"><text:span text:style-name="T836">vector: 3</text:span></text:p><draw:enhanced-geometry svg:viewBox="0 0 21600 21600" draw:mirror-horizontal="false" draw:mirror-vertical="false" draw:type="rectangle" draw:enhanced-path="M 0 0 L 21600 0 21600 21600 0 21600 0 0 Z N"/></draw:custom-shape><draw:custom-shape draw:style-name="gr26" draw:text-style-name="P1705" svg:width="0.705cm" svg:height="1.001cm" svg:x="8.089cm" svg:y="4.962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8" draw:text-style-name="P1706" svg:width="1.759cm" svg:height="1.001cm" svg:x="8.793cm" svg:y="4.962cm"><text:p text:style-name="P1694"><text:span text:style-name="T836">custom</text:span></text:p><text:p text:style-name="P1694"><text:span text:style-name="T836">data: 3</text:span></text:p><draw:enhanced-geometry svg:viewBox="0 0 21600 21600" draw:mirror-horizontal="false" draw:mirror-vertical="false" draw:type="rectangle" draw:enhanced-path="M 0 0 L 21600 0 21600 21600 0 21600 0 0 Z N"/></draw:custom-shape><draw:custom-shape draw:style-name="gr24" draw:text-style-name="P1705" svg:width="0.879cm" svg:height="1.001cm" svg:x="10.552cm" svg:y="4.962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8" draw:text-style-name="P1706" svg:width="1.759cm" svg:height="1.001cm" svg:x="11.43cm" svg:y="4.962cm"><text:p text:style-name="P1694"><text:span text:style-name="T836">sub-node</text:span></text:p><text:p text:style-name="P1694"><text:span text:style-name="T836">list: 3</text:span></text:p><draw:enhanced-geometry svg:viewBox="0 0 21600 21600" draw:mirror-horizontal="false" draw:mirror-vertical="false" draw:type="rectangle" draw:enhanced-path="M 0 0 L 21600 0 21600 21600 0 21600 0 0 Z N"/></draw:custom-shape><draw:custom-shape draw:style-name="gr27" draw:text-style-name="P1705" svg:width="0.881cm" svg:height="1.001cm" svg:x="13.189cm" svg:y="4.962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8" draw:text-style-name="P1706" svg:width="1.759cm" svg:height="1.001cm" svg:x="14.069cm" svg:y="4.962cm"><text:p text:style-name="P1694"><text:span text:style-name="T836">serial</text:span></text:p><text:p text:style-name="P1694"><text:span text:style-name="T836">vector: 3</text:span></text:p><draw:enhanced-geometry svg:viewBox="0 0 21600 21600" draw:mirror-horizontal="false" draw:mirror-vertical="false" draw:type="rectangle" draw:enhanced-path="M 0 0 L 21600 0 21600 21600 0 21600 0 0 Z N"/></draw:custom-shape><draw:custom-shape draw:style-name="gr24" draw:text-style-name="P1705" svg:width="0.879cm" svg:height="1.001cm" svg:x="15.827cm" svg:y="4.962cm"><text:p text:style-name="P1694"><text:span text:style-name="T830">pad-</text:span></text:p><text:p text:style-name="P1694"><text:span text:style-name="T830">ding</text:span></text:p><draw:enhanced-geometry svg:viewBox="0 0 21600 21600" draw:type="rectangle" draw:enhanced-path="M 0 0 L 21600 0 21600 21600 0 21600 0 0 Z N"/></draw:custom-shape><draw:frame draw:style-name="gr19" draw:text-style-name="P1703" svg:width="2.8cm" svg:height="0.983cm" svg:x="0.037cm" svg:y="7.001cm"><draw:text-box><text:p text:style-name="P1702"><text:span text:style-name="T831">Block: 1</text:span></text:p></draw:text-box></draw:frame><draw:frame draw:style-name="gr20" draw:text-style-name="P1703" svg:width="2.763cm" svg:height="0.983cm" svg:x="0.878cm" svg:y="8.962cm"><draw:text-box><text:p text:style-name="P1702"><text:span text:style-name="T831">Node: 4</text:span></text:p></draw:text-box></draw:frame><draw:frame draw:style-name="gr20" draw:text-style-name="P1703" svg:width="2.763cm" svg:height="0.983cm" svg:x="0.878cm" svg:y="12cm"><draw:text-box><text:p text:style-name="P1702"><text:span text:style-name="T831">Node: 7</text:span></text:p></draw:text-box></draw:frame><draw:frame draw:style-name="gr20" draw:text-style-name="P1703" svg:width="2.763cm" svg:height="0.983cm" svg:x="0.878cm" svg:y="11cm"><draw:text-box><text:p text:style-name="P1702"><text:span text:style-name="T831">Node: 6</text:span></text:p></draw:text-box></draw:frame><draw:frame draw:style-name="gr20" draw:text-style-name="P1703" svg:width="2.763cm" svg:height="0.983cm" svg:x="0.878cm" svg:y="9.999cm"><draw:text-box><text:p text:style-name="P1702"><text:span text:style-name="T831">Node: 5</text:span></text:p></draw:text-box></draw:frame><draw:frame draw:style-name="gr21" draw:text-style-name="P1703" svg:width="2.514cm" svg:height="0.983cm" svg:x="3.517cm" svg:y="7.999cm"><draw:text-box><text:p text:style-name="P1702"><text:span text:style-name="T831">Pool: 0</text:span></text:p></draw:text-box></draw:frame><draw:frame draw:style-name="gr22" draw:text-style-name="P1703" svg:width="2.513cm" svg:height="0.983cm" svg:x="14.09cm" svg:y="7.999cm"><draw:text-box><text:p text:style-name="P1702"><text:span text:style-name="T831">Pool: 4</text:span></text:p></draw:text-box></draw:frame><draw:frame draw:style-name="gr22" draw:text-style-name="P1703" svg:width="2.513cm" svg:height="0.983cm" svg:x="11.43cm" svg:y="7.999cm"><draw:text-box><text:p text:style-name="P1702"><text:span text:style-name="T831">Pool: 3</text:span></text:p></draw:text-box></draw:frame><draw:frame draw:style-name="gr22" draw:text-style-name="P1703" svg:width="2.513cm" svg:height="0.983cm" svg:x="8.793cm" svg:y="7.999cm"><draw:text-box><text:p text:style-name="P1702"><text:span text:style-name="T831">Pool: 2</text:span></text:p></draw:text-box></draw:frame><draw:frame draw:style-name="gr21" draw:text-style-name="P1703" svg:width="2.514cm" svg:height="0.983cm" svg:x="6.154cm" svg:y="7.999cm"><draw:text-box><text:p text:style-name="P1702"><text:span text:style-name="T831">Pool: 1</text:span></text:p></draw:text-box></draw:frame><draw:custom-shape draw:style-name="gr23" draw:text-style-name="P1704" svg:width="1.759cm" svg:height="1.001cm" svg:x="3.517cm" svg:y="8.962cm"><text:p text:style-name="P1694"><text:span text:style-name="T836">node de-</text:span></text:p><text:p text:style-name="P1694"><text:span text:style-name="T836">scriptor: 4</text:span></text:p><draw:enhanced-geometry svg:viewBox="0 0 21600 21600" draw:mirror-horizontal="false" draw:mirror-vertical="false" draw:type="rectangle" draw:enhanced-path="M 0 0 L 21600 0 21600 21600 0 21600 0 0 Z N"/></draw:custom-shape><draw:custom-shape draw:style-name="gr24" draw:text-style-name="P1705" svg:width="0.879cm" svg:height="1.001cm" svg:x="5.276cm" svg:y="8.962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5" draw:text-style-name="P1704" svg:width="1.936cm" svg:height="1.001cm" svg:x="6.154cm" svg:y="8.962cm"><text:p text:style-name="P1694"><text:span text:style-name="T836">maintenance</text:span></text:p><text:p text:style-name="P1694"><text:span text:style-name="T836">vector: 4</text:span></text:p><draw:enhanced-geometry svg:viewBox="0 0 21600 21600" draw:mirror-horizontal="false" draw:mirror-vertical="false" draw:type="rectangle" draw:enhanced-path="M 0 0 L 21600 0 21600 21600 0 21600 0 0 Z N"/></draw:custom-shape><draw:custom-shape draw:style-name="gr26" draw:text-style-name="P1705" svg:width="0.705cm" svg:height="1.001cm" svg:x="8.089cm" svg:y="8.962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3" draw:text-style-name="P1704" svg:width="1.759cm" svg:height="1.001cm" svg:x="8.793cm" svg:y="8.962cm"><text:p text:style-name="P1694"><text:span text:style-name="T836">custom</text:span></text:p><text:p text:style-name="P1694"><text:span text:style-name="T836">data: 4</text:span></text:p><draw:enhanced-geometry svg:viewBox="0 0 21600 21600" draw:mirror-horizontal="false" draw:mirror-vertical="false" draw:type="rectangle" draw:enhanced-path="M 0 0 L 21600 0 21600 21600 0 21600 0 0 Z N"/></draw:custom-shape><draw:custom-shape draw:style-name="gr24" draw:text-style-name="P1705" svg:width="0.879cm" svg:height="1.001cm" svg:x="10.552cm" svg:y="8.962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3" draw:text-style-name="P1704" svg:width="1.759cm" svg:height="1.001cm" svg:x="11.43cm" svg:y="8.962cm"><text:p text:style-name="P1694"><text:span text:style-name="T836">sub-node</text:span></text:p><text:p text:style-name="P1694"><text:span text:style-name="T836">list: 4</text:span></text:p><draw:enhanced-geometry svg:viewBox="0 0 21600 21600" draw:mirror-horizontal="false" draw:mirror-vertical="false" draw:type="rectangle" draw:enhanced-path="M 0 0 L 21600 0 21600 21600 0 21600 0 0 Z N"/></draw:custom-shape><draw:custom-shape draw:style-name="gr27" draw:text-style-name="P1705" svg:width="0.881cm" svg:height="1.001cm" svg:x="13.189cm" svg:y="8.962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3" draw:text-style-name="P1704" svg:width="1.759cm" svg:height="1.001cm" svg:x="14.069cm" svg:y="8.962cm"><text:p text:style-name="P1694"><text:span text:style-name="T836">serial</text:span></text:p><text:p text:style-name="P1694"><text:span text:style-name="T836">vector: 4</text:span></text:p><draw:enhanced-geometry svg:viewBox="0 0 21600 21600" draw:mirror-horizontal="false" draw:mirror-vertical="false" draw:type="rectangle" draw:enhanced-path="M 0 0 L 21600 0 21600 21600 0 21600 0 0 Z N"/></draw:custom-shape><draw:custom-shape draw:style-name="gr24" draw:text-style-name="P1705" svg:width="0.879cm" svg:height="1.001cm" svg:x="15.827cm" svg:y="8.962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8" draw:text-style-name="P1706" svg:width="1.759cm" svg:height="1.001cm" svg:x="3.517cm" svg:y="9.962cm"><text:p text:style-name="P1694"><text:span text:style-name="T836">node de-</text:span></text:p><text:p text:style-name="P1694"><text:span text:style-name="T836">scriptor: 5</text:span></text:p><draw:enhanced-geometry svg:viewBox="0 0 21600 21600" draw:mirror-horizontal="false" draw:mirror-vertical="false" draw:type="rectangle" draw:enhanced-path="M 0 0 L 21600 0 21600 21600 0 21600 0 0 Z N"/></draw:custom-shape><draw:custom-shape draw:style-name="gr24" draw:text-style-name="P1705" svg:width="0.879cm" svg:height="1.001cm" svg:x="5.276cm" svg:y="9.962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9" draw:text-style-name="P1706" svg:width="1.936cm" svg:height="1.001cm" svg:x="6.154cm" svg:y="9.962cm"><text:p text:style-name="P1694"><text:span text:style-name="T836">maintenance</text:span></text:p><text:p text:style-name="P1694"><text:span text:style-name="T836">vector: 5</text:span></text:p><draw:enhanced-geometry svg:viewBox="0 0 21600 21600" draw:mirror-horizontal="false" draw:mirror-vertical="false" draw:type="rectangle" draw:enhanced-path="M 0 0 L 21600 0 21600 21600 0 21600 0 0 Z N"/></draw:custom-shape><draw:custom-shape draw:style-name="gr26" draw:text-style-name="P1705" svg:width="0.705cm" svg:height="1.001cm" svg:x="8.089cm" svg:y="9.962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8" draw:text-style-name="P1706" svg:width="1.759cm" svg:height="1.001cm" svg:x="8.793cm" svg:y="9.962cm"><text:p text:style-name="P1694"><text:span text:style-name="T836">custom</text:span></text:p><text:p text:style-name="P1694"><text:span text:style-name="T836">data: 5</text:span></text:p><draw:enhanced-geometry svg:viewBox="0 0 21600 21600" draw:mirror-horizontal="false" draw:mirror-vertical="false" draw:type="rectangle" draw:enhanced-path="M 0 0 L 21600 0 21600 21600 0 21600 0 0 Z N"/></draw:custom-shape><draw:custom-shape draw:style-name="gr24" draw:text-style-name="P1705" svg:width="0.879cm" svg:height="1.001cm" svg:x="10.552cm" svg:y="9.962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8" draw:text-style-name="P1706" svg:width="1.759cm" svg:height="1.001cm" svg:x="11.43cm" svg:y="9.962cm"><text:p text:style-name="P1694"><text:span text:style-name="T836">sub-node</text:span></text:p><text:p text:style-name="P1694"><text:span text:style-name="T836">list: 5</text:span></text:p><draw:enhanced-geometry svg:viewBox="0 0 21600 21600" draw:mirror-horizontal="false" draw:mirror-vertical="false" draw:type="rectangle" draw:enhanced-path="M 0 0 L 21600 0 21600 21600 0 21600 0 0 Z N"/></draw:custom-shape><draw:custom-shape draw:style-name="gr27" draw:text-style-name="P1705" svg:width="0.881cm" svg:height="1.001cm" svg:x="13.189cm" svg:y="9.962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8" draw:text-style-name="P1706" svg:width="1.759cm" svg:height="1.001cm" svg:x="14.069cm" svg:y="9.962cm"><text:p text:style-name="P1694"><text:span text:style-name="T836">serial</text:span></text:p><text:p text:style-name="P1694"><text:span text:style-name="T836">vector: 5</text:span></text:p><draw:enhanced-geometry svg:viewBox="0 0 21600 21600" draw:mirror-horizontal="false" draw:mirror-vertical="false" draw:type="rectangle" draw:enhanced-path="M 0 0 L 21600 0 21600 21600 0 21600 0 0 Z N"/></draw:custom-shape><draw:custom-shape draw:style-name="gr24" draw:text-style-name="P1705" svg:width="0.879cm" svg:height="1.001cm" svg:x="15.827cm" svg:y="9.962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3" draw:text-style-name="P1704" svg:width="1.759cm" svg:height="1.001cm" svg:x="3.517cm" svg:y="10.963cm"><text:p text:style-name="P1694"><text:span text:style-name="T836">node de-</text:span></text:p><text:p text:style-name="P1694"><text:span text:style-name="T836">scriptor: 6</text:span></text:p><draw:enhanced-geometry svg:viewBox="0 0 21600 21600" draw:mirror-horizontal="false" draw:mirror-vertical="false" draw:type="rectangle" draw:enhanced-path="M 0 0 L 21600 0 21600 21600 0 21600 0 0 Z N"/></draw:custom-shape><draw:custom-shape draw:style-name="gr24" draw:text-style-name="P1705" svg:width="0.879cm" svg:height="1.001cm" svg:x="5.276cm" svg:y="10.963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5" draw:text-style-name="P1704" svg:width="1.936cm" svg:height="1.001cm" svg:x="6.154cm" svg:y="10.963cm"><text:p text:style-name="P1694"><text:span text:style-name="T836">maintenance</text:span></text:p><text:p text:style-name="P1694"><text:span text:style-name="T836">vector: 6</text:span></text:p><draw:enhanced-geometry svg:viewBox="0 0 21600 21600" draw:mirror-horizontal="false" draw:mirror-vertical="false" draw:type="rectangle" draw:enhanced-path="M 0 0 L 21600 0 21600 21600 0 21600 0 0 Z N"/></draw:custom-shape><draw:custom-shape draw:style-name="gr26" draw:text-style-name="P1705" svg:width="0.705cm" svg:height="1.001cm" svg:x="8.089cm" svg:y="10.963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3" draw:text-style-name="P1704" svg:width="1.759cm" svg:height="1.001cm" svg:x="8.793cm" svg:y="10.963cm"><text:p text:style-name="P1694"><text:span text:style-name="T836">custom</text:span></text:p><text:p text:style-name="P1694"><text:span text:style-name="T836">data: 6</text:span></text:p><draw:enhanced-geometry svg:viewBox="0 0 21600 21600" draw:mirror-horizontal="false" draw:mirror-vertical="false" draw:type="rectangle" draw:enhanced-path="M 0 0 L 21600 0 21600 21600 0 21600 0 0 Z N"/></draw:custom-shape><draw:custom-shape draw:style-name="gr24" draw:text-style-name="P1705" svg:width="0.879cm" svg:height="1.001cm" svg:x="10.552cm" svg:y="10.963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3" draw:text-style-name="P1704" svg:width="1.759cm" svg:height="1.001cm" svg:x="11.43cm" svg:y="10.963cm"><text:p text:style-name="P1694"><text:span text:style-name="T836">sub-node</text:span></text:p><text:p text:style-name="P1694"><text:span text:style-name="T836">list: 6</text:span></text:p><draw:enhanced-geometry svg:viewBox="0 0 21600 21600" draw:mirror-horizontal="false" draw:mirror-vertical="false" draw:type="rectangle" draw:enhanced-path="M 0 0 L 21600 0 21600 21600 0 21600 0 0 Z N"/></draw:custom-shape><draw:custom-shape draw:style-name="gr27" draw:text-style-name="P1705" svg:width="0.881cm" svg:height="1.001cm" svg:x="13.189cm" svg:y="10.963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3" draw:text-style-name="P1704" svg:width="1.759cm" svg:height="1.001cm" svg:x="14.069cm" svg:y="10.963cm"><text:p text:style-name="P1694"><text:span text:style-name="T836">serial</text:span></text:p><text:p text:style-name="P1694"><text:span text:style-name="T836">vector: 6</text:span></text:p><draw:enhanced-geometry svg:viewBox="0 0 21600 21600" draw:mirror-horizontal="false" draw:mirror-vertical="false" draw:type="rectangle" draw:enhanced-path="M 0 0 L 21600 0 21600 21600 0 21600 0 0 Z N"/></draw:custom-shape><draw:custom-shape draw:style-name="gr24" draw:text-style-name="P1705" svg:width="0.879cm" svg:height="1.001cm" svg:x="15.827cm" svg:y="10.963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8" draw:text-style-name="P1706" svg:width="1.759cm" svg:height="1.001cm" svg:x="3.517cm" svg:y="11.963cm"><text:p text:style-name="P1694"><text:span text:style-name="T836">node de-</text:span></text:p><text:p text:style-name="P1694"><text:span text:style-name="T836">scriptor: 7</text:span></text:p><draw:enhanced-geometry svg:viewBox="0 0 21600 21600" draw:mirror-horizontal="false" draw:mirror-vertical="false" draw:type="rectangle" draw:enhanced-path="M 0 0 L 21600 0 21600 21600 0 21600 0 0 Z N"/></draw:custom-shape><draw:custom-shape draw:style-name="gr24" draw:text-style-name="P1705" svg:width="0.879cm" svg:height="1.001cm" svg:x="5.276cm" svg:y="11.963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9" draw:text-style-name="P1706" svg:width="1.936cm" svg:height="1.001cm" svg:x="6.154cm" svg:y="11.963cm"><text:p text:style-name="P1694"><text:span text:style-name="T836">maintenance</text:span></text:p><text:p text:style-name="P1694"><text:span text:style-name="T836">vector: 7</text:span></text:p><draw:enhanced-geometry svg:viewBox="0 0 21600 21600" draw:mirror-horizontal="false" draw:mirror-vertical="false" draw:type="rectangle" draw:enhanced-path="M 0 0 L 21600 0 21600 21600 0 21600 0 0 Z N"/></draw:custom-shape><draw:custom-shape draw:style-name="gr26" draw:text-style-name="P1705" svg:width="0.705cm" svg:height="1.001cm" svg:x="8.089cm" svg:y="11.963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8" draw:text-style-name="P1706" svg:width="1.759cm" svg:height="1.001cm" svg:x="8.793cm" svg:y="11.963cm"><text:p text:style-name="P1694"><text:span text:style-name="T836">custom</text:span></text:p><text:p text:style-name="P1694"><text:span text:style-name="T836">data: 7</text:span></text:p><draw:enhanced-geometry svg:viewBox="0 0 21600 21600" draw:mirror-horizontal="false" draw:mirror-vertical="false" draw:type="rectangle" draw:enhanced-path="M 0 0 L 21600 0 21600 21600 0 21600 0 0 Z N"/></draw:custom-shape><draw:custom-shape draw:style-name="gr24" draw:text-style-name="P1705" svg:width="0.879cm" svg:height="1.001cm" svg:x="10.552cm" svg:y="11.963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8" draw:text-style-name="P1706" svg:width="1.759cm" svg:height="1.001cm" svg:x="11.43cm" svg:y="11.963cm"><text:p text:style-name="P1694"><text:span text:style-name="T836">sub-node</text:span></text:p><text:p text:style-name="P1694"><text:span text:style-name="T836">list: 7</text:span></text:p><draw:enhanced-geometry svg:viewBox="0 0 21600 21600" draw:mirror-horizontal="false" draw:mirror-vertical="false" draw:type="rectangle" draw:enhanced-path="M 0 0 L 21600 0 21600 21600 0 21600 0 0 Z N"/></draw:custom-shape><draw:custom-shape draw:style-name="gr27" draw:text-style-name="P1705" svg:width="0.881cm" svg:height="1.001cm" svg:x="13.189cm" svg:y="11.963cm"><text:p text:style-name="P1694"><text:span text:style-name="T830">pad-</text:span></text:p><text:p text:style-name="P1694"><text:span text:style-name="T830">ding</text:span></text:p><draw:enhanced-geometry svg:viewBox="0 0 21600 21600" draw:type="rectangle" draw:enhanced-path="M 0 0 L 21600 0 21600 21600 0 21600 0 0 Z N"/></draw:custom-shape><draw:custom-shape draw:style-name="gr28" draw:text-style-name="P1706" svg:width="1.759cm" svg:height="1.001cm" svg:x="14.069cm" svg:y="11.963cm"><text:p text:style-name="P1694"><text:span text:style-name="T836">serial</text:span></text:p><text:p text:style-name="P1694"><text:span text:style-name="T836">vector: 7</text:span></text:p><draw:enhanced-geometry svg:viewBox="0 0 21600 21600" draw:mirror-horizontal="false" draw:mirror-vertical="false" draw:type="rectangle" draw:enhanced-path="M 0 0 L 21600 0 21600 21600 0 21600 0 0 Z N"/></draw:custom-shape><draw:custom-shape draw:style-name="gr24" draw:text-style-name="P1705" svg:width="0.879cm" svg:height="1.001cm" svg:x="15.827cm" svg:y="11.963cm"><text:p text:style-name="P1694"><text:span text:style-name="T830">pad-</text:span></text:p><text:p text:style-name="P1694"><text:span text:style-name="T830">ding</text:span></text:p><draw:enhanced-geometry svg:viewBox="0 0 21600 21600" draw:type="rectangle" draw:enhanced-path="M 0 0 L 21600 0 21600 21600 0 21600 0 0 Z N"/></draw:custom-shape><draw:frame draw:style-name="gr30" draw:text-style-name="P1703" svg:width="2.798cm" svg:height="0.983cm" svg:x="0cm" svg:y="14cm"><draw:text-box><text:p text:style-name="P1702"><text:span text:style-name="T831">Block: 2</text:span></text:p></draw:text-box></draw:frame><draw:frame draw:style-name="gr31" draw:text-style-name="P1703" svg:width="1.047cm" svg:height="0.983cm" svg:x="0.878cm" svg:y="14.961cm"><draw:text-box><text:p text:style-name="P1702"><text:span text:style-name="T831">...</text:span></text:p></draw:text-box></draw:frame><draw:custom-shape draw:style-name="gr32" draw:text-style-name="P1707" svg:width="13.189cm" svg:height="1.001cm" svg:x="3.517cm" svg:y="5.962cm"><text:p text:style-name="P1694"><text:span text:style-name="T831">padding to next block</text:span></text:p><draw:enhanced-geometry svg:viewBox="0 0 21600 21600" draw:type="rectangle" draw:enhanced-path="M 0 0 L 21600 0 21600 21600 0 21600 0 0 Z N"/></draw:custom-shape><draw:custom-shape draw:style-name="gr33" draw:text-style-name="P1707" svg:width="13.189cm" svg:height="0.999cm" svg:x="3.517cm" svg:y="12.963cm"><text:p text:style-name="P1694"><text:span text:style-name="T831">padding to next block</text:span></text:p><draw:enhanced-geometry svg:viewBox="0 0 21600 21600" draw:type="rectangle" draw:enhanced-path="M 0 0 L 21600 0 21600 21600 0 21600 0 0 Z N"/></draw:custom-shape></draw:g></text:p>
      <text:p text:style-name="P149"/>
      <text:p text:style-name="P823"><text:span text:style-name="T629">The diagram above shows, t</text:span>he data layer is divided into a linear list of b<text:span text:style-name="T626">locks. Those are</text:span> involv<text:span text:style-name="T309">ing</text:span> a <text:span text:style-name="T309">padding to align each block to the data layer's ideal block size. This is being done to optimise accesses in terms of speed. As mentioned before, every block contains a linear list of one or more nodes depending on the block's size. However, if a node is larger than a the data layer's block size, then blocks are being grouped, until at least one node fits into a group of blocks. Each group of blocks is trailed by padding to align them to the next same sized group of blocks.</text:span></text:p>
      <text:p text:style-name="P824"><text:tab/>Every node<text:span text:style-name="T627">'s</text:span> pool <text:span text:style-name="T627">items </text:span>have a padding, which aligns the following pool <text:span text:style-name="T627">item </text:span>to the next address divisible by <text:span text:style-name="T539">the retuned value of </text:span><text:span text:style-name="T539"><text:bookmark-ref text:reference-format="text" text:ref-name="__RefHeading___Toc49861_465577555">get_dataAlignment ()</text:bookmark-ref></text:span>.</text:p>
      <text:p text:style-name="P152"/>
      <text:p text:style-name="P149"/>
      <text:h text:style-name="P1684" text:outline-level="4"><text:bookmark-start text:name="__RefHeading__23984_1179839720"/>List of Base Class Methods Potentially Causing a Re-Allocation<text:bookmark-end text:name="__RefHeading__23984_1179839720"/></text:h>
      <text:p text:style-name="P149"/>
      <text:p text:style-name="P815"><text:tab/>This section contains a list of <text:bookmark-ref text:reference-format="text" text:ref-name="__RefHeading__122_1269792762">Specific Default Container to b-tree Methods (CBTreeBaseDefaults)</text:bookmark-ref> methods, which may cause a change of size for the data layer instance. <text:span text:style-name="T630">It</text:span> is important <text:span text:style-name="T630">to understand</text:span>, since pointers that have been obtained prior to one of those methods below, are no longer valid once any of them has been called and <text:span text:style-name="T668">they </text:span>must be re-obtained. If a new data class is created <text:span text:style-name="T630">or modified</text:span>, this must be accounted for, <text:span text:style-name="T630">otherwise this section may be omitted</text:span>.</text:p>
      <text:p text:style-name="Text_20_body"/>
      <text:p text:style-name="P591">add_to_node <text:span text:style-name="T620">()</text:span></text:p>
      <text:p text:style-name="P818">This method recursively traces into the tree structure and eventually calls insert_data_into_<text:span text:style-name="T670">node</text:span> (), which has the potential to require more nodes. Please find that method below.</text:p>
      <text:p text:style-name="Text_20_body"/>
      <text:p text:style-name="P594">insert_data_into_node ()</text:p>
      <text:p text:style-name="P818">To insert data into leaf node, this method is being called. As soon as the leaf node in question runs out of space, the method split_node () (see below) is called.</text:p>
      <text:p text:style-name="Text_20_body"/>
      <text:p text:style-name="P592">split_node <text:span text:style-name="T620">()</text:span></text:p>
      <text:p text:style-name="P820">The method split_node () splits the content of the node in question between said node and <text:span text:style-name="T621">a</text:span> newly created node <text:span text:style-name="T621">returned by </text:span>create_node (). <text:span text:style-name="T622">Also, the middle entry gets pushed up into the parent node, which results in a call to insert_data_into_node ().</text:span></text:p>
      <text:p text:style-name="P816"/>
      <text:p text:style-name="P593">create_node <text:span text:style-name="T620">()</text:span></text:p>
      <text:p text:style-name="P817">This method searches through the list of existing nodes to find a node that has not been occupied yet. If it cannot find any, then it sends a request to the data layer to make more space available for a number of nodes. The number of nodes to be reserved in addition to the already existing nodes is set by the member variable m_nGrowBySize.</text:p>
      <text:p text:style-name="P819"/>
      <text:p text:style-name="P593">remove_data_from_node <text:span text:style-name="T620">()</text:span></text:p>
      <text:p text:style-name="P821">This method <text:span text:style-name="T623">doesn't request the data layer to shrink its size per se, but instead invokes a method called auto_shrink_inc () to see if there is a chance to decrease the size of the data layer, once the remove operation has completed.</text:span></text:p>
      <text:p text:style-name="Text_20_body"/>
      <text:p text:style-name="Text_20_body"/>
      <text:h text:style-name="P1654" text:outline-level="3"><text:bookmark-start text:name="__RefHeading___Toc28800_465577555"/>Pools<text:bookmark-end text:name="__RefHeading___Toc28800_465577555"/></text:h>
      <text:p text:style-name="P825"/>
      <text:p text:style-name="P31"><text:tab/>P. describe what data in wh<text:span text:style-name="T93">ich</text:span> quantities is stored <text:span text:style-name="T631">with</text:span>in each node. <text:span text:style-name="T310">This means, in addition to the application's data also each node's associated descriptor as well as the maintenance vector, the list of sub-nodes and the serial vector is put in there. Data classes or classes inheriting from a data class can create additional pools, to optimise access by creating search vectors or any other per node data the programmer deems necessary. However, creating additional pools also means creating new code by abstracting existing methods or to write methods for accessing data tailored for specific pools. If pools have been created to optimise data access or at least the way data is being accessed, then see section </text:span><text:span text:style-name="T310"><text:bookmark-ref text:reference-format="text" text:ref-name="__RefHeading__2785_1647716225">Methods Utilising Pools</text:bookmark-ref></text:span><text:span text:style-name="T310"> for the list of methods that a new data class needs its own version of.</text:span></text:p>
      <text:p text:style-name="P31"/>
      <text:p text:style-name="P31"/>
      <text:h text:style-name="P1639" text:outline-level="3"><text:bookmark-start text:name="__RefHeading__7771_1708703198"/>Data Layer Types List<text:bookmark-end text:name="__RefHeading__7771_1708703198"/></text:h>
      <text:p text:style-name="P596"/>
      <text:p text:style-name="P153">CBTreeRAMIO:</text:p>
      <text:p text:style-name="P153"/>
      <text:list xml:id="list7293348678797363425" text:style-name="L11">
        <text:list-item>
          <text:p text:style-name="P1456">physical device</text:p>
          <text:list>
            <text:list-item>
              <text:p text:style-name="P1456">local memory</text:p>
            </text:list-item>
            <text:list-item>
              <text:p text:style-name="P1456">This may also involve local swapping, which depends on the operating system's memory settings.</text:p>
            </text:list-item>
          </text:list>
        </text:list-item>
        <text:list-item>
          <text:p text:style-name="P1456">property class name</text:p>
          <text:list>
            <text:list-item>
              <text:p text:style-name="P1456">CBTreeIOpropertiesRAM</text:p>
            </text:list-item>
          </text:list>
        </text:list-item>
        <text:list-item>
          <text:p text:style-name="P1457"><text:span text:style-name="T286">property class </text:span>constructor parameters</text:p>
          <text:list>
            <text:list-item>
              <text:p text:style-name="P1456">The CBTreeIOpropertiesRAM constructor has no parameters.</text:p>
            </text:list-item>
          </text:list>
        </text:list-item>
        <text:list-item>
          <text:p text:style-name="P1456">ideal block size</text:p>
          <text:list>
            <text:list-item>
              <text:p text:style-name="P1456">local L1 cache line size</text:p>
            </text:list-item>
            <text:list-item>
              <text:p text:style-name="P1456">This is 32 bytes on 32 bit architectures and 64 bytes on 64 bit architectures.</text:p>
            </text:list-item>
          </text:list>
        </text:list-item>
        <text:list-item>
          <text:p text:style-name="P1458">resource management</text:p>
          <text:list>
            <text:list-item>
              <text:p text:style-name="P1458">This class does not restrict itself from allocating more local memory if the already allocated amount is not enough.</text:p>
            </text:list-item>
          </text:list>
        </text:list-item>
      </text:list>
      <text:p text:style-name="P154"/>
      <text:p text:style-name="P153"/>
      <text:p text:style-name="P153">CBTreeFileIO:</text:p>
      <text:p text:style-name="P1273"><text:soft-page-break/></text:p>
      <text:list xml:id="list94428829345065" text:continue-numbering="true" text:style-name="L11">
        <text:list-item>
          <text:p text:style-name="P1456">physical device</text:p>
          <text:list>
            <text:list-item>
              <text:p text:style-name="P1456">file within a file system</text:p>
            </text:list-item>
          </text:list>
        </text:list-item>
        <text:list-item>
          <text:p text:style-name="P1456">property class name</text:p>
          <text:list>
            <text:list-item>
              <text:p text:style-name="P1456">CBTreeIOpropertiesFile</text:p>
            </text:list-item>
          </text:list>
        </text:list-item>
        <text:list-item>
          <text:p text:style-name="P1457"><text:span text:style-name="T286">property class </text:span>constructor parameters</text:p>
          <text:list>
            <text:list-item>
              <text:p text:style-name="P1457">pszPathName</text:p>
              <text:list>
                <text:list-item>
                  <text:p text:style-name="P1457">This is a pointer to a zero terminated c-string, that either contains an absolute or relative path name, which leaves it to the class to generate a file name based on the current time stamp or contains an absolute or relative path name plus a file name.</text:p>
                </text:list-item>
                <text:list-item>
                  <text:p text:style-name="P1457">This parameter is <text:span text:style-name="T287">not</text:span> optional.</text:p>
                </text:list-item>
              </text:list>
            </text:list-item>
            <text:list-item>
              <text:p text:style-name="P1459">nFileCacheNumOfLog2Lines</text:p>
              <text:list>
                <text:list-item>
                  <text:p text:style-name="P1459">This parameter controls the number of cache lines in memory to be created for the file that eventually contains the b-tree's data. The number of cache lines created is 2 to the power on n, whereas n is this parameter.</text:p>
                </text:list-item>
                <text:list-item>
                  <text:p text:style-name="P1459">This parameter is optional and if not set uses its default.</text:p>
                </text:list-item>
              </text:list>
            </text:list-item>
            <text:list-item>
              <text:p text:style-name="P1459"><text:span text:style-name="T526">nF</text:span>ileCacheNumOfBytesPerLine</text:p>
              <text:list>
                <text:list-item>
                  <text:p text:style-name="P1460">This parameter sets the size of cache lines and ought to be divisible by this data layer's ideal block size. It also acts as the lowest common denominator this data layer's constructor parameter nBlockSize.</text:p>
                </text:list-item>
                <text:list-item>
                  <text:p text:style-name="P1459">This parameter is optional and if not set uses its default.</text:p>
                </text:list-item>
              </text:list>
            </text:list-item>
          </text:list>
        </text:list-item>
        <text:list-item>
          <text:p text:style-name="P1456">ideal block size</text:p>
          <text:list>
            <text:list-item>
              <text:p text:style-name="P1457">file system's cluster size</text:p>
            </text:list-item>
          </text:list>
        </text:list-item>
        <text:list-item>
          <text:p text:style-name="P1458">resource management</text:p>
          <text:list>
            <text:list-item>
              <text:p text:style-name="P1458">This class does not restrict itself from increasing the file size if the currently file is not large enough.</text:p>
            </text:list-item>
          </text:list>
        </text:list-item>
      </text:list>
      <text:p text:style-name="P154"/>
      <text:p text:style-name="P154"/>
      <text:h text:style-name="P1626" text:outline-level="3"><text:bookmark-start text:name="__RefHeading__136_1269792762"/>Data Layer IO Template Parameters<text:bookmark-end text:name="__RefHeading__136_1269792762"/></text:h>
      <text:p text:style-name="P1012"/>
      <text:p text:style-name="P776"><text:tab/>This section describes all template parameters of the data layer classes and also explains what the limitations of those parameters are.</text:p>
      <text:p text:style-name="P155"><text:tab/>The data layer <text:span text:style-name="T527">code has been written under the </text:span>assum<text:span text:style-name="T527">ption</text:span> that all template parameters <text:span text:style-name="T527">are </text:span>an unsigned integer <text:span text:style-name="T527">type</text:span>. Although every template parameter allows for any type being set, due to <text:soft-page-break/>the keyword 'class', the resulting behaviour must adhere to the <text:span text:style-name="T288">rules</text:span> of an unsigned integer, otherwise <text:span text:style-name="T288">the behaviour of </text:span>the resulting solution is undefined. The reason why the keyword 'class' is in use for every template parameter is <text:span text:style-name="T288">to allow for potential future extensions.</text:span></text:p>
      <text:p text:style-name="P1046"/>
      <text:p text:style-name="P1046"/>
      <text:h text:style-name="P1657" text:outline-level="4"><text:bookmark-start text:name="__RefHeading__12261_1708703198"/>_t_nodeiter<text:bookmark-end text:name="__RefHeading__12261_1708703198"/></text:h>
      <text:p text:style-name="P596"/>
      <text:p text:style-name="P1047"><text:tab/>The template parameter _t_nodeiter <text:span text:style-name="T813">is the type used by the container type and the data layer type to address individual nodes in the tree structure or on the physical medium respectively. It is the data layer's responsibility to translate between the two. A too small type limits the maximum number of nodes and therewith may limit the overall maximum capacity of the container. However, a too large type may create performance issues, since extra calculations are required to handle larger types. Currently the default type is set to an unsigned 64 bit integer, which may not be ideal for 32 bit architectures. See also: </text:span><text:span text:style-name="T813"><text:bookmark-ref text:reference-format="text" text:ref-name="__RefHeading__1943_1480809614">Node Iterator Type (_t_nodeiter)</text:bookmark-ref></text:span></text:p>
      <text:p text:style-name="P596"/>
      <text:p text:style-name="P596"/>
      <text:h text:style-name="P1657" text:outline-level="4"><text:bookmark-start text:name="__RefHeading__12263_1708703198"/>_t_subnodeiter<text:bookmark-end text:name="__RefHeading__12263_1708703198"/></text:h>
      <text:p text:style-name="P596"/>
      <text:p text:style-name="P1047"><text:tab/>The template parameter _t_<text:span text:style-name="T289">sub</text:span>nodeiter <text:span text:style-name="T813">is the type used by the container type and the data layer type to address individual sub-nodes of a node in the tree structure or on the physical medium respectively. It is the data layer's responsibility to translate between the two. A too small type limits the maximum number of addressable sub-nodes and therewith may limit the overall maximum capacity of the container. However, a too large type may create performance issues, since extra calculations are required to handle larger types. Currently the default type is set to an unsigned 32 bit integer. See also: </text:span><text:span text:style-name="T813"><text:bookmark-ref text:reference-format="text" text:ref-name="__RefHeading__1945_1480809614">Sub-Node Iterator Type (_t_subnodeiter)</text:bookmark-ref></text:span></text:p>
      <text:p text:style-name="P596"/>
      <text:p text:style-name="P596"/>
      <text:h text:style-name="P1657" text:outline-level="4"><text:bookmark-start text:name="__RefHeading__12265_1708703198"/>_t_addresstype<text:bookmark-end text:name="__RefHeading__12265_1708703198"/></text:h>
      <text:p text:style-name="P596"/>
      <text:p text:style-name="P157"><text:tab/><text:span text:style-name="T776">The template parameter _t_addresstype is the type in use by the data layer to display absolute addresses when accessing the physical medium. This type sets the maximum addressable range on the physical medium accessible at run time. Currently the default type is set to an unsigned 64 bit integer, which ought to be sufficient for any existing application. Also, this must greater or equal in terms of bit width than the </text:span><text:span text:style-name="T776"><text:bookmark-ref text:reference-format="text" text:ref-name="__RefHeading__12267_1708703198">_t_offsettype</text:bookmark-ref></text:span><text:span text:style-name="T776"> type. See also: </text:span><text:span text:style-name="T776"><text:bookmark-ref text:reference-format="text" text:ref-name="__RefHeading___Toc37856_20832781">Absolute Address Type (_t_addresstype)</text:bookmark-ref></text:span></text:p>
      <text:p text:style-name="P157"/>
      <text:p text:style-name="P157"/>
      <text:h text:style-name="P1657" text:outline-level="4"><text:bookmark-start text:name="__RefHeading__12267_1708703198"/><text:soft-page-break/>_t_offsettype<text:bookmark-end text:name="__RefHeading__12267_1708703198"/></text:h>
      <text:p text:style-name="P596"/>
      <text:p text:style-name="P157"><text:tab/><text:span text:style-name="T776">The template parameter _t_offsettype is the type in use to display an absolute address within a block. Currently the default type is set to an unsigned 32 bit integer and in terms of bit width this type must be smaller or equal than the </text:span><text:span text:style-name="T776"><text:bookmark-ref text:reference-format="text" text:ref-name="__RefHeading__12265_1708703198">_t_addresstype</text:bookmark-ref></text:span><text:span text:style-name="T776">. See also: </text:span><text:span text:style-name="T776"><text:bookmark-ref text:reference-format="text" text:ref-name="__RefHeading___Toc37858_20832781">Relative Address Type (_t_offsettype)</text:bookmark-ref></text:span></text:p>
      <text:p text:style-name="P156"/>
      <text:p text:style-name="P158"/>
      <text:h text:style-name="P1640" text:outline-level="3"><text:bookmark-start text:name="__RefHeading___Toc46923_465577555"/>Data Layer Interface Methods<text:bookmark-end text:name="__RefHeading___Toc46923_465577555"/></text:h>
      <text:p text:style-name="P829"/>
      <text:p text:style-name="P827"><text:tab/>This section contains descriptions of all the data layer methods usually required for a b-tree container instance to access its data layer. <text:span text:style-name="T638">Those methods only need to be understood if a new data class is being created or modified.</text:span></text:p>
      <text:p text:style-name="P829"/>
      <text:p text:style-name="P829"/>
      <text:h text:style-name="Heading_20_4" text:outline-level="4"><text:bookmark-start text:name="__RefHeading___Toc117470_20832781"/>Type Definitions<text:bookmark-end text:name="__RefHeading___Toc117470_20832781"/></text:h>
      <text:p text:style-name="P829"/>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428">Type</text:p>
            </table:table-cell>
            <table:table-cell table:style-name="Table14.A1" office:value-type="string">
              <text:p text:style-name="P1428">Definition</text:p>
            </table:table-cell>
            <table:table-cell table:style-name="Table14.C1" office:value-type="string">
              <text:p text:style-name="P1428">Description</text:p>
            </table:table-cell>
          </table:table-row>
        </table:table-header-rows>
        <table:table-row>
          <table:table-cell table:style-name="Table14.A2" office:value-type="string">
            <text:p text:style-name="P1381">data_layer_properties_type</text:p>
          </table:table-cell>
          <table:table-cell table:style-name="Table14.A2" office:value-type="string">
            <text:p text:style-name="Table_20_Contents">_<text:span text:style-name="T778">t_datalayerproperties</text:span></text:p>
          </table:table-cell>
          <table:table-cell table:style-name="Table14.C2" office:value-type="string">
            <text:p text:style-name="P1381">This defines what is used to define all data layer dimension types and will contain the data layer's configuration once instantiated.</text:p>
          </table:table-cell>
        </table:table-row>
        <table:table-row>
          <table:table-cell table:style-name="Table14.A2" office:value-type="string">
            <text:p text:style-name="P1381">size_type</text:p>
          </table:table-cell>
          <table:table-cell table:style-name="Table14.A2" office:value-type="string">
            <text:p text:style-name="P1381">typename data_layer_properties_type::size_type</text:p>
          </table:table-cell>
          <table:table-cell table:style-name="Table14.C2" office:value-type="string">
            <text:p text:style-name="P1381">This defines what type is used to address individual data entries stored within the container.</text:p>
          </table:table-cell>
        </table:table-row>
        <table:table-row>
          <table:table-cell table:style-name="Table14.A2" office:value-type="string">
            <text:p text:style-name="P1381">node_iter_type</text:p>
          </table:table-cell>
          <table:table-cell table:style-name="Table14.A2" office:value-type="string">
            <text:p text:style-name="P1381">typename data_layer_properties_type::node_iter_type</text:p>
          </table:table-cell>
          <table:table-cell table:style-name="Table14.C2" office:value-type="string">
            <text:p text:style-name="P1381">This defines what type is used to address individual nodes to display the container's tree structure.</text:p>
          </table:table-cell>
        </table:table-row>
        <table:table-row>
          <table:table-cell table:style-name="Table14.A2" office:value-type="string">
            <text:p text:style-name="P1381">sub_node_iter_type</text:p>
          </table:table-cell>
          <table:table-cell table:style-name="Table14.A2" office:value-type="string">
            <text:p text:style-name="P1381">typename data_layer_properties_type::sub_node_iter_type</text:p>
          </table:table-cell>
          <table:table-cell table:style-name="Table14.C2" office:value-type="string">
            <text:p text:style-name="P1381">This defines what type is used to address a node's individual sub data entries to display the container's tree structure.</text:p>
          </table:table-cell>
        </table:table-row>
        <table:table-row>
          <table:table-cell table:style-name="Table14.A2" office:value-type="string">
            <text:p text:style-name="P1381">address_type</text:p>
          </table:table-cell>
          <table:table-cell table:style-name="Table14.A2" office:value-type="string">
            <text:p text:style-name="P1381">typename data_layer_properties_type::address_type</text:p>
          </table:table-cell>
          <table:table-cell table:style-name="Table14.C2" office:value-type="string">
            <text:p text:style-name="P1381">This defines what type is used to display absolute addresses for the entire range of the data layer.</text:p>
          </table:table-cell>
        </table:table-row>
        <table:table-row>
          <table:table-cell table:style-name="Table14.A2" office:value-type="string">
            <text:p text:style-name="P1381">offset_type</text:p>
          </table:table-cell>
          <table:table-cell table:style-name="Table14.A2" office:value-type="string">
            <text:p text:style-name="P1381">typename <text:soft-page-break/>data_layer_properties_type::offset_type</text:p>
          </table:table-cell>
          <table:table-cell table:style-name="Table14.C2" office:value-type="string">
            <text:p text:style-name="P1381">This defines what type is used <text:soft-page-break/>to display addresses within a block.</text:p>
          </table:table-cell>
        </table:table-row>
        <table:table-row>
          <table:table-cell table:style-name="Table14.A2" office:value-type="string">
            <text:p text:style-name="P1381">data_layer_type</text:p>
          </table:table-cell>
          <table:table-cell table:style-name="Table14.A2" office:value-type="string">
            <text:p text:style-name="P1381">typename data_layer_properties_type::data_layer_type</text:p>
          </table:table-cell>
          <table:table-cell table:style-name="Table14.C2" office:value-type="string">
            <text:p text:style-name="P1381">This type determines the data layer type that will be in use.</text:p>
          </table:table-cell>
        </table:table-row>
      </table:table>
      <text:p text:style-name="P829"/>
      <text:p text:style-name="P829"/>
      <text:p text:style-name="P829"/>
      <text:h text:style-name="P1661" text:outline-level="4"><text:bookmark-start text:name="__RefHeading__15166_1708703198"/><text:span text:style-name="T779">Abstract</text:span> Data Layer Constructor<text:bookmark-end text:name="__RefHeading__15166_1708703198"/></text:h>
      <text:p text:style-name="P829"/>
      <text:p text:style-name="P1285"><text:span text:style-name="T228">data_layer_</text:span><text:span text:style-name="T232">type</text:span></text:p>
      <text:p text:style-name="P1259">(</text:p>
      <text:p text:style-name="P1291"><text:span text:style-name="T227"><text:tab/></text:span><text:span text:style-name="T231">data_layer_properties_</text:span><text:span text:style-name="T232">type</text:span><text:span text:style-name="T227"> &amp;rDataLayerProperties,</text:span></text:p>
      <text:p text:style-name="P1259"><text:tab/><text:span text:style-name="T777">address_type</text:span> nBlockSize,</text:p>
      <text:p text:style-name="P1259"><text:tab/><text:span text:style-name="T777">sub_node_iter_type</text:span> nNodeSize,</text:p>
      <text:p text:style-name="P1259"><text:tab/>uint32_t nNumDataPools,</text:p>
      <text:p text:style-name="P1259"><text:tab/>CBTreeIOperBlockPoolDesc_t *psDataPools</text:p>
      <text:p text:style-name="P1259">)</text:p>
      <text:p text:style-name="P829"/>
      <text:p text:style-name="P198">Description:</text:p>
      <text:p text:style-name="P421">This is a generic data layer constructor as it is called by the <text:span text:style-name="T780">CBTreeBaseDefaults</text:span> class <text:span text:style-name="T780">(</text:span><text:bookmark-ref text:reference-format="text" text:ref-name="__RefHeading__122_1269792762">Specific Default Container to b-tree Methods (CBTreeBaseDefaults)</text:bookmark-ref><text:span text:style-name="T780">)</text:span>.</text:p>
      <text:p text:style-name="P198"/>
      <text:p text:style-name="P416">Parameters:</text:p>
      <text:p text:style-name="P169">rDataLayerProperties<text:tab/><text:tab/>- specifies the data layer properties / parameters which the data <text:tab/><text:tab/><text:tab/><text:tab/><text:tab/>layer is to be set up with<text:tab/><text:tab/><text:tab/><text:tab/><text:tab/><text:tab/><text:tab/><text:tab/><text:tab/><text:tab/><text:span text:style-name="T303">(see: </text:span><text:span text:style-name="T303"><text:bookmark-ref text:reference-format="text" text:ref-name="__RefHeading___Toc37854_20832781">Data Layer Properties (_t_datalayerproperties)</text:bookmark-ref></text:span><text:span text:style-name="T303">)</text:span></text:p>
      <text:p text:style-name="P169">nBlockSize<text:tab/><text:tab/><text:tab/>- specifies the optimal block size to be used when accessing the data <text:tab/><text:tab/><text:tab/><text:tab/>layer</text:p>
      <text:p text:style-name="P169">nNodeSize<text:tab/><text:tab/><text:tab/>- specifies the n<text:span text:style-name="T292">ode size through-out the tree structure</text:span></text:p>
      <text:p text:style-name="P170">nNumDataPools<text:tab/><text:tab/>- specifies the number of data pools to be set up</text:p>
      <text:p text:style-name="P177">psDataPools<text:tab/><text:tab/><text:tab/>- specifies pointer to array containing pool set up information</text:p>
      <text:p text:style-name="P423"/>
      <text:p text:style-name="P198">Remarks:</text:p>
      <text:p text:style-name="P424">When a data layer is called into existence by a b-tree container instance, this constructor <text:span text:style-name="T781">is called to initialise the instance</text:span>. While the parameter type of <text:span text:style-name="T535">rDataLayerProperties</text:span> is a template parameter and <text:span text:style-name="T536">contains the configuration specific to the data layer in use, all other parameters are generic and are explained below:</text:span></text:p>
      <text:p text:style-name="P828"><text:soft-page-break/><text:span text:style-name="T53">The parameter </text:span><text:span text:style-name="T65">nBlockSize determine</text:span><text:span text:style-name="T53">s</text:span><text:span text:style-name="T65"> the optimal block size </text:span><text:span text:style-name="T53">and consequently the optimal alignment, when accessing the data layer. </text:span><text:span text:style-name="T535">Setting the parameter nBlockSize to zero tells the data layer to automatically determine the optimal block size. This means that, the block size only needs to be manually configured if the data layer is part of a performance test or needs to be debugged. During normal operations it is recommended to set this parameter to zero.</text:span></text:p>
      <text:p text:style-name="P164">The parameter nNodeSize determines the maximum number of data items stored per node as well as the maximum number of sub-nodes one node can link to and in a further sense how large each node is going to be when stored using the data layer. In other documentations this parameter is often referred to as “t”. See below how the maximum number of data items and sub-nodes are being determined:</text:p>
      <text:list xml:id="list4469939846019661838" text:style-name="L12">
        <text:list-item>
          <text:p text:style-name="P1461">minimum number of data items is t – 1</text:p>
          <text:list>
            <text:list-item>
              <text:p text:style-name="P1461">except for when the root node is also a leaf node → in that case it is 0</text:p>
            </text:list-item>
          </text:list>
        </text:list-item>
        <text:list-item>
          <text:p text:style-name="P1461">maximum number of data items is 2 * t - 1</text:p>
        </text:list-item>
        <text:list-item>
          <text:p text:style-name="P1461">maximum number of sub-nodes is 2 * t</text:p>
        </text:list-item>
      </text:list>
      <text:p text:style-name="P488">The parameters nNumDataPools and psDataPools are the number of pools to be created per node and the pointer to an array of size nNumDataPools respectively. Please see section <text:bookmark-ref text:reference-format="text" text:ref-name="__RefHeading___Toc28800_465577555">Pools</text:bookmark-ref> to find out what pools are and please see section <text:bookmark-ref text:reference-format="text" text:ref-name="__RefHeading__2750_2002835030">Pools (Technical Reference)</text:bookmark-ref> to find out how a data class has to set up for them to be used by a data layer class.</text:p>
      <text:p text:style-name="P829"/>
      <text:p text:style-name="P198"/>
      <text:h text:style-name="P1661" text:outline-level="4"><text:bookmark-start text:name="__RefHeading__13233_1708703198"/>get_pooledData ()<text:bookmark-end text:name="__RefHeading__13233_1708703198"/></text:h>
      <text:p text:style-name="P829"/>
      <text:p text:style-name="P1066">1)</text:p>
      <text:p text:style-name="P1067">_<text:span text:style-name="T632">t_dl_data *</text:span>get_pooledData<text:span text:style-name="T799">&lt;_t_dl_data&gt;</text:span> (uint32_t nPool, node_iter_type nNode,</text:p>
      <text:p text:style-name="P1064">sub_node_iter_type nEntry)</text:p>
      <text:p text:style-name="P1066">2)</text:p>
      <text:p text:style-name="P1067">_<text:span text:style-name="T632">t_dl_data *</text:span>get_pooledData<text:span text:style-name="T799">&lt;_t_dl_data&gt;</text:span> (uint32_t nPool, node_iter_type nNode)</text:p>
      <text:p text:style-name="P829"/>
      <text:p text:style-name="P198">Description:</text:p>
      <text:p text:style-name="P429">Th<text:span text:style-name="T671">ese</text:span> method return<text:span text:style-name="T632">s</text:span> <text:span text:style-name="T632">the pointer to a data item of a specific pool, node and optional sub-entry</text:span>.</text:p>
      <text:p text:style-name="P198"/>
      <text:p text:style-name="P416"><text:span text:style-name="T304">Input p</text:span>arameters:</text:p>
      <text:p text:style-name="P429">nPool<text:tab/><text:tab/>- <text:span text:style-name="T305">specifies pool ID</text:span></text:p>
      <text:p text:style-name="P429">nNode<text:tab/><text:tab/>- <text:span text:style-name="T305">specifies node ID</text:span></text:p>
      <text:p text:style-name="P429">nEntry<text:tab/><text:tab/>- <text:span text:style-name="T305">specifies the data item offset within node</text:span></text:p>
      <text:p text:style-name="P429"/>
      <text:p text:style-name="P198">Remarks:</text:p>
      <text:p text:style-name="P410"><text:soft-page-break/>Th<text:span text:style-name="T672">ese</text:span> method<text:span text:style-name="T672">s</text:span> <text:span text:style-name="T633">enable access to a data item or list of data items by returning a pointer within the address space of the application. Said pointer refers to the base of the data item or data items associated with the specified pool, node and optional entry (method 1). The referred to address space is read / write enabled, so that if modifications need to be made a write back operation is not required. Since these methods enable access to any pool, this also involves custom data items to be returned to the calling application. It is strongly suggested that the calling application only obtains a copy of the custom data for two reasons. Firstly, it would enable the application to write directly to the data layer, which is dangerous, because the application is hardly aware of the contained b-tree structure or how data is organised on data layer level. Secondly, once an operation has completed and the application has the focus again, it is not guaranteed that the location being pointed at is still valid.</text:span></text:p>
      <text:p text:style-name="P410"/>
      <text:p text:style-name="P411">Return value:</text:p>
      <text:p text:style-name="P413">The return value is a pointer of type _t_dl_data, pointing to the base of the requested data item.</text:p>
      <text:p text:style-name="P438"/>
      <text:p text:style-name="P198">Note:</text:p>
      <text:p text:style-name="P410">nEntry must <text:span text:style-name="T306">be less than the pool's maximum size</text:span>, otherwise the result is undefined.</text:p>
      <text:p text:style-name="P412"/>
      <text:p text:style-name="P198"/>
      <text:h text:style-name="P1661" text:outline-level="4"><text:bookmark-start text:name="__RefHeading__13241_1708703198"/>insert_dataIntoPool ()<text:bookmark-end text:name="__RefHeading__13241_1708703198"/></text:h>
      <text:p text:style-name="P829"/>
      <text:p text:style-name="P1067">void insert_dataIntoPool<text:span text:style-name="T799">&lt;_t_dl_data&gt;</text:span> (uint32_t nPool, node_iter_type nNode, sub_node_iter_type nNodeLen, sub_node_iter_type nOffset, sub_node_iter_type nDataLen, <text:span text:style-name="T634">const _t_dl_data</text:span> *pData)</text:p>
      <text:p text:style-name="P829"/>
      <text:p text:style-name="P198">Description:</text:p>
      <text:p text:style-name="P431">This method inserts data into a pool <text:span text:style-name="T634">of a specific node</text:span>.</text:p>
      <text:p text:style-name="P198"/>
      <text:p text:style-name="P416">Parameters:</text:p>
      <text:p text:style-name="P431">nPool<text:tab/><text:tab/>- <text:span text:style-name="T305">specifies pool ID</text:span></text:p>
      <text:p text:style-name="P429">nNode<text:tab/><text:tab/>- <text:span text:style-name="T305">specifies node ID</text:span></text:p>
      <text:p text:style-name="P431">nNodeLen<text:tab/>- <text:span text:style-name="T308">specifies the number of data items stored in node before the insertion</text:span></text:p>
      <text:p text:style-name="P431">nOffset<text:tab/><text:tab/>- <text:span text:style-name="T308">specifies before which data item the new data is to be inserted</text:span></text:p>
      <text:p text:style-name="P431">nDataLen<text:tab/>- <text:span text:style-name="T308">specifies the number of items to be inserted</text:span></text:p>
      <text:p text:style-name="P431">pData<text:tab/><text:tab/>- <text:span text:style-name="T308">pointer to array of data to be inserted</text:span></text:p>
      <text:p text:style-name="P198"><text:soft-page-break/></text:p>
      <text:p text:style-name="P198">Remarks:</text:p>
      <text:p text:style-name="P432">This method takes all data within pool nPool of node nNode beyond nOffset and moves it back by nDataLen items. It then inserts the data being pointed at by pData to the location of nOffset. <text:span text:style-name="T634">The pool in question then results in having the size worth of nNodeLen and nDataLen entries combined.</text:span></text:p>
      <text:p text:style-name="P438"/>
      <text:p text:style-name="P198">Note:</text:p>
      <text:p text:style-name="P433">nOffset must not exceed nNodeLen, otherwise the result is undefined.</text:p>
      <text:p text:style-name="P412">n<text:span text:style-name="T308">Node</text:span>Len must <text:span text:style-name="T307">not </text:span>exceed the pool size<text:span text:style-name="T304">, otherwise the result is undefined.</text:span></text:p>
      <text:p text:style-name="P412">n<text:span text:style-name="T308">Node</text:span>Len <text:span text:style-name="T308">and nDataLen combined </text:span>must <text:span text:style-name="T307">not </text:span>exceed the pool size<text:span text:style-name="T304">, otherwise the result is undefined.</text:span></text:p>
      <text:p text:style-name="P412"/>
      <text:p text:style-name="P198"/>
      <text:h text:style-name="P1661" text:outline-level="4"><text:bookmark-start text:name="__RefHeading__13243_1708703198"/>set_size ()<text:bookmark-end text:name="__RefHeading__13243_1708703198"/></text:h>
      <text:p text:style-name="P829"/>
      <text:p text:style-name="P1060">void set_size (node_iter_type nMaxNodes)</text:p>
      <text:p text:style-name="P829"/>
      <text:p text:style-name="P198">Description:</text:p>
      <text:p text:style-name="P434">This method is used when the data layer size needs to be changed.</text:p>
      <text:p text:style-name="P198"/>
      <text:p text:style-name="P416">Parameters:</text:p>
      <text:p text:style-name="P434">nMaxNodes<text:tab/>- specifies the least amount of total nodes that must be available after this call</text:p>
      <text:p text:style-name="P198"/>
      <text:p text:style-name="P198">Remarks:</text:p>
      <text:p text:style-name="P434">This method guarantees when it returns, that at least nMaxNodes nodes can be stored via the data layer. In case the method fails an exception of type std::runtime_error is thrown.</text:p>
      <text:p text:style-name="P438"/>
      <text:p text:style-name="P198">Note:</text:p>
      <text:p text:style-name="P434">Calling this method frequently will result in performance issues.</text:p>
      <text:p text:style-name="P198"/>
      <text:p text:style-name="P198"/>
      <text:h text:style-name="P1661" text:outline-level="4"><text:bookmark-start text:name="__RefHeading__13245_1708703198"/>unload ()<text:bookmark-end text:name="__RefHeading__13245_1708703198"/></text:h>
      <text:p text:style-name="P829"/>
      <text:p text:style-name="P1060">void unload ()</text:p>
      <text:p text:style-name="P829"><text:soft-page-break/></text:p>
      <text:p text:style-name="P198">Description:</text:p>
      <text:p text:style-name="P434">This method writes all cached and buffered data back to the physical medium.</text:p>
      <text:p text:style-name="P198"/>
      <text:p text:style-name="P198">Remarks:</text:p>
      <text:p text:style-name="P434">When calling this method all caches and buffers are flushed. In addition to that every resource the data layer uses, such as allocated memory, is destroyed. Only the bare minimum to recover on the next call is left. This is useful if the environment has scares resources and it is known that this data layer is not needed for a long time. On the next method <text:span text:style-name="T537">being called </text:span>using this data layer instance caches, buffer<text:span text:style-name="T537">s</text:span> and any other resource required will be reinstated.</text:p>
      <text:p text:style-name="P438"/>
      <text:p text:style-name="P198">Note:</text:p>
      <text:p text:style-name="P434">Calling this method frequently will result in performance issues.</text:p>
      <text:p text:style-name="P434"/>
      <text:p text:style-name="P198"/>
      <text:h text:style-name="P1661" text:outline-level="4"><text:bookmark-start text:name="__RefHeading___Toc46165_465577555"/>set_root_node ()<text:bookmark-end text:name="__RefHeading___Toc46165_465577555"/></text:h>
      <text:p text:style-name="P409"/>
      <text:p text:style-name="P1209"><text:span text:style-name="T265">v</text:span><text:span text:style-name="T236">oid set_root_node (node_iter_type nRootNode)</text:span></text:p>
      <text:p text:style-name="P409"/>
      <text:p text:style-name="P198">Description:</text:p>
      <text:p text:style-name="P414">This method <text:span text:style-name="T635">tells the data layer, which node is root</text:span>.</text:p>
      <text:p text:style-name="P198"/>
      <text:p text:style-name="P416">Parameters:</text:p>
      <text:p text:style-name="P414">n<text:span text:style-name="T635">Root</text:span>Node<text:tab/><text:tab/>- specif<text:span text:style-name="T538">i</text:span>es <text:span text:style-name="T635">root </text:span>node</text:p>
      <text:p text:style-name="P198"/>
      <text:p text:style-name="P198">Remarks:</text:p>
      <text:p text:style-name="P414">This method <text:span text:style-name="T635">tells the data layer, which node is root and to optimise accesses ought not to be unloaded. Data layers following the </text:span><text:span text:style-name="T635"><text:bookmark-ref text:reference-format="text" text:ref-name="__RefHeading__15792_2086056231">Block Data Layer Model</text:bookmark-ref></text:span><text:span text:style-name="T635">, have to decide what data has to stay resident and what to unload. Those data layers may use that information to support any container class in terms of access speed. For data layers following the </text:span><text:span text:style-name="T635"><text:bookmark-ref text:reference-format="text" text:ref-name="__RefHeading__29589_1179839720">Linear Data Layer Model</text:bookmark-ref></text:span><text:span text:style-name="T635">, this method is ineffective, since all data remains available at any time.</text:span></text:p>
      <text:p text:style-name="P414"/>
      <text:p text:style-name="P414"/>
      <text:h text:style-name="P1661" text:outline-level="4"><text:bookmark-start text:name="__RefHeading___Toc35266_465577555"/><text:soft-page-break/>terminate_access ()<text:bookmark-end text:name="__RefHeading___Toc35266_465577555"/></text:h>
      <text:p text:style-name="P409"/>
      <text:p text:style-name="P1209"><text:span text:style-name="T265">v</text:span><text:span text:style-name="T236">oid </text:span><text:span text:style-name="T266">terminate_access (</text:span><text:span text:style-name="T236">)</text:span></text:p>
      <text:p text:style-name="P409"/>
      <text:p text:style-name="P198">Description:</text:p>
      <text:p text:style-name="P420">This method tells the data layer that an operation has completed.</text:p>
      <text:p text:style-name="P198"/>
      <text:p text:style-name="P198">Remarks:</text:p>
      <text:p text:style-name="P420">Some data layers use a resource management system to keep resources being in use restricted. Resources made available to the container classes on any level must stay resident for the duration of an access, so that references given to the accessing container instance are remaining valid. To tell data layer that some of the resources can be released again <text:span text:style-name="T636">this method has to be called, when an operation is about to return to the calling application.</text:span></text:p>
      <text:p text:style-name="P409"/>
      <text:p text:style-name="P414"/>
      <text:h text:style-name="P1661" text:outline-level="4"><text:bookmark-start text:name="__RefHeading__13255_1708703198"/>showdump ()<text:bookmark-end text:name="__RefHeading__13255_1708703198"/></text:h>
      <text:p text:style-name="P829"/>
      <text:p text:style-name="P1060">void showdump (std::ofstream &amp;ofs, node_iter_type nTreeSize, char *pAlloc)</text:p>
      <text:p text:style-name="P160"/>
      <text:p text:style-name="P198">Description:</text:p>
      <text:p text:style-name="P437">This method writes the content of the data layer to an output stream in HTML format.</text:p>
      <text:p text:style-name="P198"/>
      <text:p text:style-name="P416">Parameters:</text:p>
      <text:p text:style-name="P437">ofs<text:tab/><text:tab/>- reference to output stream</text:p>
      <text:p text:style-name="P437">nTreeSize<text:tab/>- specifies the number of total nodes available via the data layer</text:p>
      <text:p text:style-name="P437">pAlloc<text:tab/><text:tab/>- pointer to node allocation vector</text:p>
      <text:p text:style-name="P198"/>
      <text:p text:style-name="P198">Remarks:</text:p>
      <text:p text:style-name="P437">This method outputs two parts into the output stream. Part one is a list of all registered pools and their respective settings. Part two is a list of all block containing their nodes containing their pools. Every pools displays its raw content in hexadecimal format.</text:p>
      <text:p text:style-name="P438"/>
      <text:p text:style-name="P198">Note:</text:p>
      <text:p text:style-name="P414">This method is for debugging purposes only and ought not to be called during normal operations.</text:p>
      <text:h text:style-name="P1641" text:outline-level="3"><text:bookmark-start text:name="__RefHeading__3144_1376309923"/><text:soft-page-break/>Data Layer <text:span text:style-name="T290">Base </text:span>Class Methods<text:bookmark-end text:name="__RefHeading__3144_1376309923"/></text:h>
      <text:p text:style-name="P596"/>
      <text:p text:style-name="P777"><text:tab/>This section contains descriptions about <text:span text:style-name="T531">the most basic methods that are usually not required to access the data layer from the container instance and are only called internally. The knowledge of the methods described within this section </text:span>is only required if a new data layer needs to be created.</text:p>
      <text:p text:style-name="P596"/>
      <text:p text:style-name="P596"/>
      <text:h text:style-name="P1657" text:outline-level="4"><text:bookmark-start text:name="__RefHeading__13221_1708703198"/>CBTreeIO <text:span text:style-name="T291">Base </text:span>Constructor<text:bookmark-end text:name="__RefHeading__13221_1708703198"/></text:h>
      <text:p text:style-name="P159"/>
      <text:p text:style-name="P1274"><text:span text:style-name="T127">CBTreeIO</text:span><text:span text:style-name="T125">&lt;_t_</text:span><text:span text:style-name="T130">datalayerproperties</text:span><text:span text:style-name="T125">&gt;</text:span></text:p>
      <text:p text:style-name="P1269">(</text:p>
      <text:p text:style-name="P1271"><text:tab/>address_type nBlockSize, </text:p>
      <text:p text:style-name="P1269"><text:tab/>uint32_t nNumDataPools, </text:p>
      <text:p text:style-name="P1269"><text:tab/>CBTreeIOperBlockPoolDesc_t *psDataPools</text:p>
      <text:p text:style-name="P1269">)</text:p>
      <text:p text:style-name="P596"/>
      <text:p text:style-name="P845">Description:</text:p>
      <text:p text:style-name="P846">This constructs the basic part of a data layer instance.</text:p>
      <text:p text:style-name="P596"/>
      <text:p text:style-name="P163">Input parameters:</text:p>
      <text:p text:style-name="P66">nBlockSize<text:tab/><text:tab/><text:tab/>- specifies the optimal block size to be used when accessing the data <text:tab/><text:tab/><text:tab/><text:tab/>layer</text:p>
      <text:p text:style-name="P174">nNumDataPools<text:tab/><text:tab/>- specifies the number of data pools to be set up</text:p>
      <text:p text:style-name="P176">psDataPools<text:tab/><text:tab/><text:tab/>- specifies pointer to array containing pool set up information</text:p>
      <text:p text:style-name="P596"/>
      <text:p text:style-name="P161">Remarks:</text:p>
      <text:p text:style-name="P182">The construction of the base data layer instance consists of two parts:</text:p>
      <text:list xml:id="list5249506653696131404" text:style-name="L13">
        <text:list-item>
          <text:p text:style-name="P1464">The constructor takes a copy of parameter nNodeSize and every pool descriptor to prepare the data layer instance derived from this class for accesses.</text:p>
        </text:list-item>
        <text:list-item>
          <text:p text:style-name="P1465">Once th<text:span text:style-name="T293">is</text:span> constructor has completed and the execution has returned to the actual data layer constructor the method <text:bookmark-ref text:reference-format="text" text:ref-name="__RefHeading___Toc49119_465577555">CBTreeIO::setup ()</text:bookmark-ref> must be called <text:span text:style-name="T294">to finalise the set up. The reason why this is separate is, because the data layer constructor (see: </text:span><text:span text:style-name="T294"><text:bookmark-ref text:reference-format="text" text:ref-name="__RefHeading__15166_1708703198">Abstract Data Layer Constructor</text:bookmark-ref></text:span><text:span text:style-name="T294">) has an additional parameter nBlockSize, which has the potential to be modified by the data layer constructor before it becomes effective.</text:span></text:p>
        </text:list-item>
      </text:list>
      <text:list xml:id="list4017987832786376455" text:style-name="L14">
        <text:list-item>
          <text:list>
            <text:list-item>
              <text:p text:style-name="P1466">As stated in the parameter description, the parameter nBlockSize is the optimal <text:span text:style-name="T530">block </text:span>size in bytes to access the data layer. That doesn't necessarily mean <text:span text:style-name="T529">nBlockSize</text:span> is <text:span text:style-name="T529">big</text:span> <text:span text:style-name="T529">enough to cover at least the size allocated by one node. Please see </text:span><text:soft-page-break/><text:span text:style-name="T529">section </text:span><text:span text:style-name="T529"><text:bookmark-ref text:reference-format="text" text:ref-name="__RefHeading___Toc49119_465577555">CBTreeIO::setup ()</text:bookmark-ref></text:span><text:span text:style-name="T529"> <text:s/>to find out what happens in that case.</text:span></text:p>
            </text:list-item>
          </text:list>
        </text:list-item>
      </text:list>
      <text:p text:style-name="P183"><text:span text:style-name="T528">As a result</text:span>, the construction of a data layer instance looks as follows:</text:p>
      <text:list xml:id="list4404060250534949355" text:style-name="L15">
        <text:list-item>
          <text:p text:style-name="P1467">_t_datalayer constructor is called</text:p>
        </text:list-item>
      </text:list>
      <text:list xml:id="list7006128634369059762" text:style-name="L16">
        <text:list-item>
          <text:list>
            <text:list-item>
              <text:p text:style-name="P1469">CBTreeIO constructor is executed</text:p>
            </text:list-item>
          </text:list>
        </text:list-item>
      </text:list>
      <text:list xml:id="list94429352373930" text:continue-list="list4404060250534949355" text:style-name="L15">
        <text:list-item>
          <text:p text:style-name="P1468">_t_datalayer constructor re-determines nBlockSize</text:p>
        </text:list-item>
        <text:list-item>
          <text:p text:style-name="P1468"><text:span text:style-name="T667"><text:bookmark-ref text:reference-format="text" text:ref-name="__RefHeading___Toc49119_465577555">CBTreeIO::setup ()</text:bookmark-ref></text:span> is called by _t_datalayer constructor</text:p>
        </text:list-item>
        <text:list-item>
          <text:p text:style-name="P1468">_t_datalayer constructor <text:span text:style-name="T532">continuous</text:span></text:p>
        </text:list-item>
      </text:list>
      <text:p text:style-name="P183"/>
      <text:p text:style-name="P163">The parameter nNodeSize determines the maximum number of data items stored per node as well as the maximum number of sub-nodes one node can link to and in a further sense how large each node is going to be when stored using the data layer. In other documentations this parameter is often referred to as “t”. See below how the maximum number of data items and sub-nodes are being determined:</text:p>
      <text:list xml:id="list94429771746847" text:continue-list="list4469939846019661838" text:style-name="L12">
        <text:list-item>
          <text:p text:style-name="P1462">minimum number of data items is t – 1</text:p>
          <text:list>
            <text:list-item>
              <text:p text:style-name="P1462">except for when the root node is also a leaf node → in that case it is 0</text:p>
            </text:list-item>
          </text:list>
        </text:list-item>
        <text:list-item>
          <text:p text:style-name="P1463">maximum number of data items is 2 * t - 1</text:p>
        </text:list-item>
        <text:list-item>
          <text:p text:style-name="P1463">maximum number of sub-nodes is 2 * t</text:p>
        </text:list-item>
      </text:list>
      <text:p text:style-name="P1002">The parameters nNumDataPools and psDataPools are the number of pools to be created per node and the pointer to <text:span text:style-name="T295">the pool descriptor</text:span> array of size nNumDataPools respectively. Please see section <text:bookmark-ref text:reference-format="text" text:ref-name="__RefHeading___Toc28800_465577555">Pools</text:bookmark-ref> to find out what pools are and please see section <text:bookmark-ref text:reference-format="text" text:ref-name="__RefHeading__2750_2002835030">Pools (Technical Reference)</text:bookmark-ref> to find out how a data class has to set up pool descriptors to be used by a data layer class.</text:p>
      <text:p text:style-name="P596"/>
      <text:p text:style-name="P184"/>
      <text:h text:style-name="P1662" text:outline-level="4"><text:bookmark-start text:name="__RefHeading___Toc49119_465577555"/>CBTreeIO::setup ()<text:bookmark-end text:name="__RefHeading___Toc49119_465577555"/></text:h>
      <text:p text:style-name="P814"/>
      <text:p text:style-name="P1062">void CBTreeIO&lt;&gt;::setup (<text:span text:style-name="T795">address_type</text:span> nBlockSize)</text:p>
      <text:p text:style-name="P162"/>
      <text:p text:style-name="P109">Description:</text:p>
      <text:p text:style-name="P831">This method sets up internal variables of the base data layer class.</text:p>
      <text:p text:style-name="P140"/>
      <text:p text:style-name="P89">Input parameters:</text:p>
      <text:p text:style-name="P831">nBlockSize<text:tab/><text:tab/>- specifies the ideal block size of the data layer in question</text:p>
      <text:p text:style-name="P831"><text:s/></text:p>
      <text:p text:style-name="P111">Remarks:</text:p>
      <text:p text:style-name="P831"><text:soft-page-break/>During <text:span text:style-name="T533">its construction</text:span> a data layer instance determines its ideal block size, <text:span text:style-name="T296">which happens after the base data layer constructor has been executed. (See: </text:span><text:span text:style-name="T296"><text:bookmark-ref text:reference-format="text" text:ref-name="__RefHeading__13221_1708703198">CBTreeIO Base Constructor</text:bookmark-ref></text:span><text:span text:style-name="T296">) This means that the base data layer initialisation is incomplete and the member variables below still need to be set up as explained. </text:span></text:p>
      <text:list xml:id="list5572805093339999995" text:style-name="L17">
        <text:list-item>
          <text:p text:style-name="P1470">m_nBlockSize</text:p>
          <text:list>
            <text:list-item>
              <text:p text:style-name="P1471">This is the actual block size to be used, which can be <text:span text:style-name="T534">a multiple of </text:span>the input parameter <text:span text:style-name="T534">and is expanded increasing the multiplier until at least one node fits.</text:span></text:p>
            </text:list-item>
          </text:list>
        </text:list-item>
        <text:list-item>
          <text:p text:style-name="P1470">m_nNodesPerBlock</text:p>
          <text:list>
            <text:list-item>
              <text:p text:style-name="P1472">This is the number of nodes stored per block and is always part of the 2 to the power n series <text:span text:style-name="T297">to optimise </text:span>access speed.</text:p>
            </text:list-item>
          </text:list>
        </text:list-item>
        <text:list-item>
          <text:p text:style-name="P1470">m_nNodesPerBlockVectorSize</text:p>
          <text:list>
            <text:list-item>
              <text:p text:style-name="P1473">This is an internal parameter used to calculate addresses fast and contains the number of bits used access a node within one block. It is determined as follows: n = log (<text:span text:style-name="T298">m_nNodesPerBlock</text:span>) / log (2)</text:p>
            </text:list-item>
          </text:list>
        </text:list-item>
      </text:list>
      <text:p text:style-name="P441"/>
      <text:p text:style-name="P441"/>
      <text:h text:style-name="P1661" text:outline-level="4"><text:bookmark-start text:name="__RefHeading___Toc47657_465577555"/>unload_from_cache ()<text:bookmark-end text:name="__RefHeading___Toc47657_465577555"/></text:h>
      <text:p text:style-name="P826"/>
      <text:p text:style-name="P1060">void unload_from_cache (node_iter_type nNode)</text:p>
      <text:p text:style-name="P829"/>
      <text:p text:style-name="P198">Description:</text:p>
      <text:p text:style-name="P414">This method writes back <text:span text:style-name="T538">one</text:span> node <text:span text:style-name="T538">to the physical medium</text:span>.</text:p>
      <text:p text:style-name="P198"/>
      <text:p text:style-name="P416">Parameters:</text:p>
      <text:p text:style-name="P414">nNode<text:tab/><text:tab/>- specif<text:span text:style-name="T538">i</text:span>es node</text:p>
      <text:p text:style-name="P198"/>
      <text:p text:style-name="P198">Remarks:</text:p>
      <text:p text:style-name="P414">This method writes back every cached pool of node nNode and invalids the respective cache lines.</text:p>
      <text:p text:style-name="P438"/>
      <text:p text:style-name="P198">Note:</text:p>
      <text:p text:style-name="P414">This method is for debugging purposes only and ought not to be called during normal operations.</text:p>
      <text:p text:style-name="P198"/>
      <text:p text:style-name="P198"/>
      <text:h text:style-name="P1663" text:outline-level="4"><text:bookmark-start text:name="__RefHeading___Toc47661_465577555"/><text:soft-page-break/>set_cacheFreeze ()<text:bookmark-end text:name="__RefHeading___Toc47661_465577555"/></text:h>
      <text:p text:style-name="P830"/>
      <text:p text:style-name="P1061">void set_cacheFreeze (bool bEnabled)</text:p>
      <text:p text:style-name="P830"/>
      <text:p text:style-name="P199">Description:</text:p>
      <text:p text:style-name="P415">This method sets the data layer to read through cache mode.</text:p>
      <text:p text:style-name="P199"/>
      <text:p text:style-name="P417">Parameters:</text:p>
      <text:p text:style-name="P415">bEnabled<text:tab/>- enables or disables cache freeze mode</text:p>
      <text:p text:style-name="P199"/>
      <text:p text:style-name="P199">Remarks:</text:p>
      <text:p text:style-name="P435">This method tells the data layer to <text:span text:style-name="T457">not to load </text:span>any<text:span text:style-name="T457">thing into the </text:span>cache when reading data and makes it obtaining data directly fr<text:span text:style-name="T457">om</text:span> the physical mediu<text:span text:style-name="T457">m</text:span>, <text:span text:style-name="T457">if bEnabled is set</text:span>. However, when data is written, caches remain effect<text:span text:style-name="T455">ive</text:span>.</text:p>
      <text:p text:style-name="P439"><text:span text:style-name="T456">s. ought not to be called during normal operations, since it is for debugging purposes and offers some room for optimisation, in case an access has to pollute the cache. This means that, if a method, <text:s/>such as </text:span><text:span text:style-name="T456"><text:bookmark-ref text:reference-format="text" text:ref-name="__RefHeading__2759_1891390713">rebuild_node ()</text:bookmark-ref></text:span><text:span text:style-name="T456"> doing a full rebuild, has to successively access a number of pool entries, then the pool cache gets populated with data, of which the majority won't be used again any time soon. Furthermore, the cache then needs to be re-populated with frequently used data. The described process is very expensive in terms of processing power and can be avoided by freezing caches for the time being. By doing this, any read request is pushed to the underlying data medium, which is most likely outfitted with a cache being better prepared for larger linear reads.</text:span></text:p>
      <text:p text:style-name="P199"/>
      <text:p text:style-name="P199">Note:</text:p>
      <text:p text:style-name="P415">This method is for debugging purposes only and ought not to be called during normal operations.</text:p>
      <text:p text:style-name="P199"/>
      <text:p text:style-name="P415"/>
      <text:h text:style-name="P1663" text:outline-level="4"><text:bookmark-start text:name="__RefHeading__13251_1708703198"/>is_dataCached ()<text:bookmark-end text:name="__RefHeading__13251_1708703198"/></text:h>
      <text:p text:style-name="P830"/>
      <text:p text:style-name="P1061">bool is_dataCached (uint32_t nPool, node_iter_type nNode)</text:p>
      <text:p text:style-name="P830"/>
      <text:p text:style-name="P199">Description:</text:p>
      <text:p text:style-name="P435">This method determines if a pool of a node is cached.</text:p>
      <text:p text:style-name="P199"/>
      <text:p text:style-name="P417">Parameters:</text:p>
      <text:p text:style-name="P435"><text:soft-page-break/>nPool<text:tab/><text:tab/>- <text:span text:style-name="T305">specifies pool ID</text:span></text:p>
      <text:p text:style-name="P430">nNode<text:tab/><text:tab/>- <text:span text:style-name="T305">specifies node</text:span></text:p>
      <text:p text:style-name="P199"/>
      <text:p text:style-name="P199">Remarks:</text:p>
      <text:p text:style-name="P436">To determine if a specific pool is currently cache, this method can be used.</text:p>
      <text:p text:style-name="P439"/>
      <text:p text:style-name="P199">Return value:</text:p>
      <text:p text:style-name="P436">The return value is true if the pool in question is cache, otherwise false.</text:p>
      <text:p text:style-name="P439"/>
      <text:p text:style-name="P199">Note:</text:p>
      <text:p text:style-name="P415">This method is for debugging purposes only and ought not to be called during normal operations.</text:p>
      <text:p text:style-name="P415"/>
      <text:p text:style-name="P440"/>
      <text:h text:style-name="P1657" text:outline-level="4"><text:bookmark-start text:name="__RefHeading__13223_1708703198"/>get_maxNodes ()<text:bookmark-end text:name="__RefHeading__13223_1708703198"/></text:h>
      <text:p text:style-name="P159"/>
      <text:p text:style-name="P1058">node_iter_type get_maxNodes ()</text:p>
      <text:p text:style-name="P596"/>
      <text:p text:style-name="P184">Description:</text:p>
      <text:p text:style-name="P211">This method <text:span text:style-name="T299">returns </text:span>the maximum number of nodes <text:span text:style-name="T300">the data layer is able to currently store</text:span>.</text:p>
      <text:p text:style-name="P184"/>
      <text:p text:style-name="P184">Remarks:</text:p>
      <text:p text:style-name="P212">The data layer has the potential to fragment <text:span text:style-name="T300">or require more space than needed </text:span>due to the following situations:</text:p>
      <text:list xml:id="list3842929552340735607" text:style-name="L18">
        <text:list-item>
          <text:p text:style-name="P1474">a node is removed leaving an unallocated spot</text:p>
        </text:list-item>
        <text:list-item>
          <text:p text:style-name="P1474">space <text:span text:style-name="T301">for an additional node </text:span>is <text:span text:style-name="T301">not </text:span>available and therefore space for a number of new nodes is allocated</text:p>
        </text:list-item>
      </text:list>
      <text:p text:style-name="P212"><text:span text:style-name="T796">In order t</text:span>o determine what the maximum number of nodes, <text:span text:style-name="T300">including all allocated and unallocated nodes, present </text:span>on the data layer, this method can be <text:span text:style-name="T300">called</text:span>.</text:p>
      <text:p text:style-name="P298"/>
      <text:p text:style-name="P184">Return value:</text:p>
      <text:p text:style-name="P211"><text:span text:style-name="T299">The return value is </text:span>the maximum number of linear nodes <text:span text:style-name="T299">in accordance with the space available on the data layer</text:span>.</text:p>
      <text:p text:style-name="P298"/>
      <text:h text:style-name="P1661" text:outline-level="4"><text:bookmark-start text:name="__RefHeading___Toc46927_465577555"/><text:soft-page-break/>get_<text:span text:style-name="T616">pool_entry_size</text:span> ()<text:bookmark-end text:name="__RefHeading___Toc46927_465577555"/></text:h>
      <text:p text:style-name="P829"/>
      <text:p text:style-name="P1060">uint32_t get_<text:span text:style-name="T616">pool_entry_size</text:span> (uint32_t nPool)</text:p>
      <text:p text:style-name="P829"/>
      <text:p text:style-name="P198">Description:</text:p>
      <text:p text:style-name="P421">This method returns the byte size of one data item of a specific pool.</text:p>
      <text:p text:style-name="P198"/>
      <text:p text:style-name="P416">Parameters:</text:p>
      <text:p text:style-name="P421">nPool<text:tab/><text:tab/>- specifies the pool ID</text:p>
      <text:p text:style-name="P198"/>
      <text:p text:style-name="P198">Remarks:</text:p>
      <text:p text:style-name="P425">This method returns the number of bytes required to store one data item within the specified pool.</text:p>
      <text:p text:style-name="P438"/>
      <text:p text:style-name="P198">Return value:</text:p>
      <text:p text:style-name="P427">The returned value is the byte size of one data item of a specific pool.</text:p>
      <text:p text:style-name="P438"/>
      <text:p text:style-name="P198"/>
      <text:h text:style-name="P1661" text:outline-level="4"><text:bookmark-start text:name="__RefHeading__28883_1179839720"/>get_<text:span text:style-name="T616">pool_total_size</text:span> ()<text:bookmark-end text:name="__RefHeading__28883_1179839720"/></text:h>
      <text:p text:style-name="P829"/>
      <text:p text:style-name="P1060">uint32_t get_<text:span text:style-name="T616">pool_total_size</text:span> (uint32_t nPool)</text:p>
      <text:p text:style-name="P829"/>
      <text:p text:style-name="P198">Description:</text:p>
      <text:p text:style-name="P421">This method returns the byte size of <text:span text:style-name="T616">maximum number of</text:span> data item<text:span text:style-name="T616">s of one node</text:span> <text:span text:style-name="T616">within</text:span> a specific pool.</text:p>
      <text:p text:style-name="P198"/>
      <text:p text:style-name="P416">Parameters:</text:p>
      <text:p text:style-name="P421">nPool<text:tab/><text:tab/>- specifies the pool ID</text:p>
      <text:p text:style-name="P198"/>
      <text:p text:style-name="P198">Remarks:</text:p>
      <text:p text:style-name="P425">This method returns the number of bytes required to store one node's maximum number of data items within a specific pool.</text:p>
      <text:p text:style-name="P438"/>
      <text:p text:style-name="P198">Return value:</text:p>
      <text:p text:style-name="P427"><text:soft-page-break/>The returned value is the <text:span text:style-name="T617">maximum </text:span>byte size of one <text:span text:style-name="T617">node within</text:span> a specific pool.</text:p>
      <text:p text:style-name="P438"/>
      <text:p text:style-name="P160"/>
      <text:h text:style-name="Heading_20_3" text:outline-level="3"><text:bookmark-start text:name="__RefHeading___Toc49851_465577555"/>Data Layer Linear Class Methods<text:bookmark-end text:name="__RefHeading___Toc49851_465577555"/></text:h>
      <text:p text:style-name="P832"/>
      <text:p text:style-name="P832"><text:tab/><text:span text:style-name="T639">This section contains descriptions of all methods for data layers following the </text:span><text:span text:style-name="T639"><text:bookmark-ref text:reference-format="text" text:ref-name="__RefHeading__29589_1179839720">Linear Data Layer Model</text:bookmark-ref></text:span><text:span text:style-name="T639">. Having an understanding of those methods is only required if a new data layer needs to be created.</text:span></text:p>
      <text:p text:style-name="P832"/>
      <text:p text:style-name="P832"/>
      <text:h text:style-name="P1664" text:outline-level="4"><text:bookmark-start text:name="__RefHeading___Toc117472_20832781"/>Type Definitions<text:bookmark-end text:name="__RefHeading___Toc117472_20832781"/></text:h>
      <text:p text:style-name="P1003"/>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1429">Type</text:p>
            </table:table-cell>
            <table:table-cell table:style-name="Table19.A1" office:value-type="string">
              <text:p text:style-name="P1429">Definition</text:p>
            </table:table-cell>
            <table:table-cell table:style-name="Table19.C1" office:value-type="string">
              <text:p text:style-name="P1429">Description</text:p>
            </table:table-cell>
          </table:table-row>
        </table:table-header-rows>
        <table:table-row>
          <table:table-cell table:style-name="Table19.A2" office:value-type="string">
            <text:p text:style-name="P1382">data_layer_properties_type</text:p>
          </table:table-cell>
          <table:table-cell table:style-name="Table19.A2" office:value-type="string">
            <text:p text:style-name="P1384">_<text:span text:style-name="T778">t_datalayerproperties</text:span></text:p>
          </table:table-cell>
          <table:table-cell table:style-name="Table19.C2" office:value-type="string">
            <text:p text:style-name="P1382">This defines what is used to define all data layer dimension types and will contain the data layer's configuration once instantiated.</text:p>
          </table:table-cell>
        </table:table-row>
        <table:table-row>
          <table:table-cell table:style-name="Table19.A2" office:value-type="string">
            <text:p text:style-name="P1382">size_type</text:p>
          </table:table-cell>
          <table:table-cell table:style-name="Table19.A2" office:value-type="string">
            <text:p text:style-name="P1382">typename data_layer_properties_type::size_type</text:p>
          </table:table-cell>
          <table:table-cell table:style-name="Table19.C2" office:value-type="string">
            <text:p text:style-name="P1382">This defines what type is used to address individual data entries stored within the container.</text:p>
          </table:table-cell>
        </table:table-row>
        <table:table-row>
          <table:table-cell table:style-name="Table19.A2" office:value-type="string">
            <text:p text:style-name="P1382">node_iter_type</text:p>
          </table:table-cell>
          <table:table-cell table:style-name="Table19.A2" office:value-type="string">
            <text:p text:style-name="P1382">typename data_layer_properties_type::node_iter_type</text:p>
          </table:table-cell>
          <table:table-cell table:style-name="Table19.C2" office:value-type="string">
            <text:p text:style-name="P1382">This defines what type is used to address individual nodes to display the container's tree structure.</text:p>
          </table:table-cell>
        </table:table-row>
        <table:table-row>
          <table:table-cell table:style-name="Table19.A2" office:value-type="string">
            <text:p text:style-name="P1382">sub_node_iter_type</text:p>
          </table:table-cell>
          <table:table-cell table:style-name="Table19.A2" office:value-type="string">
            <text:p text:style-name="P1382">typename data_layer_properties_type::sub_node_iter_type</text:p>
          </table:table-cell>
          <table:table-cell table:style-name="Table19.C2" office:value-type="string">
            <text:p text:style-name="P1382">This defines what type is used to address a node's individual sub data entries to display the container's tree structure.</text:p>
          </table:table-cell>
        </table:table-row>
        <table:table-row>
          <table:table-cell table:style-name="Table19.A2" office:value-type="string">
            <text:p text:style-name="P1382">address_type</text:p>
          </table:table-cell>
          <table:table-cell table:style-name="Table19.A2" office:value-type="string">
            <text:p text:style-name="P1382">typename data_layer_properties_type::address_type</text:p>
          </table:table-cell>
          <table:table-cell table:style-name="Table19.C2" office:value-type="string">
            <text:p text:style-name="P1382">This defines what type is used to display absolute addresses for the entire range of the data layer.</text:p>
          </table:table-cell>
        </table:table-row>
        <table:table-row>
          <table:table-cell table:style-name="Table19.A2" office:value-type="string">
            <text:p text:style-name="P1382">offset_type</text:p>
          </table:table-cell>
          <table:table-cell table:style-name="Table19.A2" office:value-type="string">
            <text:p text:style-name="P1382">typename data_layer_properties_type::offset_type</text:p>
          </table:table-cell>
          <table:table-cell table:style-name="Table19.C2" office:value-type="string">
            <text:p text:style-name="P1382">This defines what type is used to display addresses within a block.</text:p>
          </table:table-cell>
        </table:table-row>
      </table:table>
      <text:p text:style-name="P842"/>
      <text:p text:style-name="P832"/>
      <text:p text:style-name="P832"/>
      <text:h text:style-name="Heading_20_4" text:outline-level="4"><text:bookmark-start text:name="__RefHeading___Toc49853_465577555"/><text:soft-page-break/>Constructor<text:bookmark-end text:name="__RefHeading___Toc49853_465577555"/></text:h>
      <text:p text:style-name="P832"/>
      <text:p text:style-name="P1275">CBTreeLinearIO&lt;<text:span text:style-name="T781">data_layer_properties_type</text:span>&gt;</text:p>
      <text:p text:style-name="P1275">(</text:p>
      <text:p text:style-name="P1275"><text:tab/>address_type nBlockSize,</text:p>
      <text:p text:style-name="P1275"><text:tab/>uint32_t nNumDataPools,</text:p>
      <text:p text:style-name="P1275"><text:tab/>CBTreeIOperBlockPoolDesc_t *psDataPools</text:p>
      <text:p text:style-name="P1256">);</text:p>
      <text:p text:style-name="P1275"/>
      <text:p text:style-name="P832"/>
      <text:p text:style-name="P847">Description:</text:p>
      <text:p text:style-name="P847">This constructs a data layer class following the <text:bookmark-ref text:reference-format="text" text:ref-name="__RefHeading__29589_1179839720">Linear Data Layer Model</text:bookmark-ref>.</text:p>
      <text:p text:style-name="P832"/>
      <text:p text:style-name="P165">Input parameters:</text:p>
      <text:p text:style-name="P67">nBlockSize<text:tab/><text:tab/><text:tab/>- specifies the optimal block size to be used when accessing the data <text:tab/><text:tab/><text:tab/><text:tab/>layer</text:p>
      <text:p text:style-name="P175">nNumDataPools<text:tab/><text:tab/>- specifies the number of data pools to be set up</text:p>
      <text:p text:style-name="P178">psDataPools<text:tab/><text:tab/><text:tab/>- specifies pointer to array containing pool set up information</text:p>
      <text:p text:style-name="P853"/>
      <text:p text:style-name="P202">Remarks:</text:p>
      <text:p text:style-name="P452">The linear data layer constructor allocates an array of pool base pointers and sets each <text:span text:style-name="T642">of those</text:span> to an invalid value. The number of base pointers created depends on the input parameter nNumDataPools and <text:span text:style-name="T642">they </text:span>are later on used <text:span text:style-name="T642">to serve as a reference </text:span>for their respective pool. What those pointers will eventually point at depends on the actual data layer in use, <text:span text:style-name="T642">since this constructor is only initialising the linear data layer model part.</text:span></text:p>
      <text:p text:style-name="P448"/>
      <text:p text:style-name="P448"/>
      <text:h text:style-name="Heading_20_4" text:outline-level="4"><text:bookmark-start text:name="__RefHeading___Toc49855_465577555"/>get_<text:span text:style-name="T640">n</text:span>ode_<text:span text:style-name="T640">base</text:span> ()<text:bookmark-end text:name="__RefHeading___Toc49855_465577555"/></text:h>
      <text:p text:style-name="P832"/>
      <text:p text:style-name="P1170">const uint8_t<text:tab/>*get_node_base (uint32_t nPool, node_iter_type nNode)</text:p>
      <text:p text:style-name="P832"/>
      <text:p text:style-name="P852">Description:</text:p>
      <text:p text:style-name="P852">This method generates the base address of a specific node within a selected pool.</text:p>
      <text:p text:style-name="P832"/>
      <text:p text:style-name="P419">Parameters:</text:p>
      <text:p text:style-name="P422">nPool<text:tab/><text:tab/>- specifies pool ID</text:p>
      <text:p text:style-name="P451">nNode<text:tab/><text:tab/>- <text:span text:style-name="T641">specifies node ID</text:span></text:p>
      <text:p text:style-name="P201"><text:soft-page-break/></text:p>
      <text:p text:style-name="P201">Remarks:</text:p>
      <text:p text:style-name="P426">This method returns <text:span text:style-name="T641">the base address of the node in question within the specified pool, while the returned base address is within the address space of the application</text:span>.</text:p>
      <text:p text:style-name="P450"/>
      <text:p text:style-name="P201">Return value:</text:p>
      <text:p text:style-name="P428">The return value <text:span text:style-name="T641">is the pointer to the base of the specified node / pool pair</text:span>.</text:p>
      <text:p text:style-name="P450"/>
      <text:p text:style-name="P833"/>
      <text:h text:style-name="Heading_20_3" text:outline-level="3"><text:bookmark-start text:name="__RefHeading___Toc49857_465577555"/>Data Layer Block Class Methods<text:bookmark-end text:name="__RefHeading___Toc49857_465577555"/></text:h>
      <text:p text:style-name="P832"/>
      <text:p text:style-name="P836"><text:tab/><text:span text:style-name="T639">This section contains descriptions of all methods for data layers following the </text:span><text:span text:style-name="T639"><text:bookmark-ref text:reference-format="text" text:ref-name="__RefHeading__15792_2086056231">Block Data Layer Model</text:bookmark-ref></text:span><text:span text:style-name="T639">. Although data layers derived from this class are organised in equally sized blocks, the underlying physical data layer is deemed to be linearly addressable. Hence, this section contains a number of method descriptions, which are translating certain quantities into linear addresses.</text:span></text:p>
      <text:p text:style-name="P849"><text:tab/>Having an understanding of any method below is only required if a new data layer needs to be created.</text:p>
      <text:p text:style-name="P834"/>
      <text:p text:style-name="P834"/>
      <text:h text:style-name="P1664" text:outline-level="4"><text:bookmark-start text:name="__RefHeading___Toc117474_20832781"/>Type Definitions<text:bookmark-end text:name="__RefHeading___Toc117474_20832781"/></text:h>
      <text:p text:style-name="P1003"/>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1429">Type</text:p>
            </table:table-cell>
            <table:table-cell table:style-name="Table20.A1" office:value-type="string">
              <text:p text:style-name="P1429">Definition</text:p>
            </table:table-cell>
            <table:table-cell table:style-name="Table20.C1" office:value-type="string">
              <text:p text:style-name="P1429">Description</text:p>
            </table:table-cell>
          </table:table-row>
        </table:table-header-rows>
        <table:table-row>
          <table:table-cell table:style-name="Table20.A2" office:value-type="string">
            <text:p text:style-name="P1382">data_layer_properties_type</text:p>
          </table:table-cell>
          <table:table-cell table:style-name="Table20.A2" office:value-type="string">
            <text:p text:style-name="P1384">_<text:span text:style-name="T778">t_datalayerproperties</text:span></text:p>
          </table:table-cell>
          <table:table-cell table:style-name="Table20.C2" office:value-type="string">
            <text:p text:style-name="P1382">This defines what is used to define all data layer dimension types and will contain the data layer's configuration once instantiated.</text:p>
          </table:table-cell>
        </table:table-row>
        <table:table-row>
          <table:table-cell table:style-name="Table20.A2" office:value-type="string">
            <text:p text:style-name="P1382">size_type</text:p>
          </table:table-cell>
          <table:table-cell table:style-name="Table20.A2" office:value-type="string">
            <text:p text:style-name="P1382">typename data_layer_properties_type::size_type</text:p>
          </table:table-cell>
          <table:table-cell table:style-name="Table20.C2" office:value-type="string">
            <text:p text:style-name="P1382">This defines what type is used to address individual data entries stored within the container.</text:p>
          </table:table-cell>
        </table:table-row>
        <table:table-row>
          <table:table-cell table:style-name="Table20.A2" office:value-type="string">
            <text:p text:style-name="P1382">node_iter_type</text:p>
          </table:table-cell>
          <table:table-cell table:style-name="Table20.A2" office:value-type="string">
            <text:p text:style-name="P1382">typename data_layer_properties_type::node_iter_type</text:p>
          </table:table-cell>
          <table:table-cell table:style-name="Table20.C2" office:value-type="string">
            <text:p text:style-name="P1382">This defines what type is used to address individual nodes to display the container's tree structure.</text:p>
          </table:table-cell>
        </table:table-row>
        <table:table-row>
          <table:table-cell table:style-name="Table20.A2" office:value-type="string">
            <text:p text:style-name="P1382">sub_node_iter_type</text:p>
          </table:table-cell>
          <table:table-cell table:style-name="Table20.A2" office:value-type="string">
            <text:p text:style-name="P1382">typename data_layer_properties_type::sub_node_iter_type</text:p>
          </table:table-cell>
          <table:table-cell table:style-name="Table20.C2" office:value-type="string">
            <text:p text:style-name="P1382">This defines what type is used to address a node's individual sub data entries to display the <text:soft-page-break/>container's tree structure.</text:p>
          </table:table-cell>
        </table:table-row>
        <table:table-row>
          <table:table-cell table:style-name="Table20.A2" office:value-type="string">
            <text:p text:style-name="P1382">address_type</text:p>
          </table:table-cell>
          <table:table-cell table:style-name="Table20.A2" office:value-type="string">
            <text:p text:style-name="P1382">typename data_layer_properties_type::address_type</text:p>
          </table:table-cell>
          <table:table-cell table:style-name="Table20.C2" office:value-type="string">
            <text:p text:style-name="P1382">This defines what type is used to display absolute addresses for the entire range of the data layer.</text:p>
          </table:table-cell>
        </table:table-row>
        <table:table-row>
          <table:table-cell table:style-name="Table20.A2" office:value-type="string">
            <text:p text:style-name="P1382">offset_type</text:p>
          </table:table-cell>
          <table:table-cell table:style-name="Table20.A2" office:value-type="string">
            <text:p text:style-name="P1382">typename data_layer_properties_type::offset_type</text:p>
          </table:table-cell>
          <table:table-cell table:style-name="Table20.C2" office:value-type="string">
            <text:p text:style-name="P1382">This defines what type is used to display addresses within a block.</text:p>
          </table:table-cell>
        </table:table-row>
      </table:table>
      <text:p text:style-name="P842"/>
      <text:p text:style-name="P834"/>
      <text:p text:style-name="P834"/>
      <text:h text:style-name="P1665" text:outline-level="4"><text:bookmark-start text:name="__RefHeading___Toc49859_465577555"/>Constructor<text:bookmark-end text:name="__RefHeading___Toc49859_465577555"/></text:h>
      <text:p text:style-name="P832"/>
      <text:p text:style-name="P1279">CBTree<text:span text:style-name="T643">Block</text:span>IO&lt;<text:span text:style-name="T781">data_layer_properties_type</text:span>&gt;</text:p>
      <text:p text:style-name="P1279">(</text:p>
      <text:p text:style-name="P1279"><text:tab/>address_type nBlockSize,</text:p>
      <text:p text:style-name="P1279"><text:tab/><text:span text:style-name="T781">sub_node_iter_type nNodeSize, </text:span></text:p>
      <text:p text:style-name="P1279"><text:tab/>uint32_t nNumDataPools,</text:p>
      <text:p text:style-name="P1279"><text:tab/>CBTreeIOperBlockPoolDesc_t *psDataPools</text:p>
      <text:p text:style-name="P1257">);</text:p>
      <text:p text:style-name="P1279"/>
      <text:p text:style-name="P835"/>
      <text:p text:style-name="P848">Description:</text:p>
      <text:p text:style-name="P848">This constructs a data layer class following the <text:bookmark-ref text:reference-format="text" text:ref-name="__RefHeading__15792_2086056231">Block Data Layer Model</text:bookmark-ref>.</text:p>
      <text:p text:style-name="P835"/>
      <text:p text:style-name="P166">Input parameters:</text:p>
      <text:p text:style-name="P70">nBlockSize<text:tab/><text:tab/><text:tab/>- specifies the optimal block size to be used when accessing the data <text:tab/><text:tab/><text:tab/><text:tab/>layer</text:p>
      <text:p text:style-name="P71">nNodeSize<text:tab/><text:tab/><text:tab/>- specifies the n<text:span text:style-name="T292">ode size through-out the tree structure</text:span></text:p>
      <text:p text:style-name="P171">nNumDataPools<text:tab/><text:tab/>- specifies the number of data pools to be set up</text:p>
      <text:p text:style-name="P179">psDataPools<text:tab/><text:tab/><text:tab/>- specifies pointer to array containing pool set up information</text:p>
      <text:p text:style-name="P854"/>
      <text:p text:style-name="P203">Remarks:</text:p>
      <text:p text:style-name="P453">The <text:span text:style-name="T643">block</text:span> data layer constructor allocates an array of <text:span text:style-name="T643">fast look up offsets </text:span>and <text:span text:style-name="T643">initialises those</text:span>. The number of <text:span text:style-name="T643">offsets</text:span> created <text:span text:style-name="T643">and initialised </text:span>depends on the input parameter nNumDataPools and <text:span text:style-name="T642">they </text:span>are later on used <text:span text:style-name="T643">for generating addresses</text:span>.</text:p>
      <text:p text:style-name="P449"/>
      <text:p text:style-name="P449"/>
      <text:h text:style-name="P1666" text:outline-level="4"><text:bookmark-start text:name="__RefHeading___Toc49861_465577555"/><text:soft-page-break/>get_dataAlignment ()<text:bookmark-end text:name="__RefHeading___Toc49861_465577555"/></text:h>
      <text:p text:style-name="P844"/>
      <text:p text:style-name="P75">offset_type get_dataAlignment ()</text:p>
      <text:p text:style-name="P844"/>
      <text:p text:style-name="P200">Description:</text:p>
      <text:p text:style-name="P442">This method returns the byte alignment for pools within a node.</text:p>
      <text:p text:style-name="P200"/>
      <text:p text:style-name="P200">Remarks:</text:p>
      <text:p text:style-name="P443">To determine what the optimal alignment for the local architecture is, this method can be called. Currently 4 and 8 are returned on 32 and 64 bit architectures, respectively.</text:p>
      <text:p text:style-name="P446"/>
      <text:p text:style-name="P200">Return value:</text:p>
      <text:p text:style-name="P443">This method returns the byte alignment employed to store pools within a node.</text:p>
      <text:p text:style-name="P200"/>
      <text:p text:style-name="P200"/>
      <text:h text:style-name="P1666" text:outline-level="4"><text:bookmark-start text:name="__RefHeading__13227_1708703198"/>get_alignedOffset ()<text:bookmark-end text:name="__RefHeading__13227_1708703198"/></text:h>
      <text:p text:style-name="P844"/>
      <text:p text:style-name="P1063">offset_type get_alignedOffset (offset_type nOffset)</text:p>
      <text:p text:style-name="P844"/>
      <text:p text:style-name="P200">Description:</text:p>
      <text:p text:style-name="P444">This method rounds an offset up to the next optimal byte alignment.</text:p>
      <text:p text:style-name="P200"/>
      <text:p text:style-name="P418">Parameters:</text:p>
      <text:p text:style-name="P444">nOffset<text:tab/><text:tab/>- specifies the byte offset to be rounded up</text:p>
      <text:p text:style-name="P200"/>
      <text:p text:style-name="P200">Remarks:</text:p>
      <text:p text:style-name="P444">This method takes the input parameter nOffset and returns the next higher offset divisible by the optimal byte alignment, based on the result of method <text:bookmark-ref text:reference-format="text" text:ref-name="__RefHeading___Toc49861_465577555">get_dataAlignment ()</text:bookmark-ref>.</text:p>
      <text:p text:style-name="P446"/>
      <text:p text:style-name="P200">Return value:</text:p>
      <text:p text:style-name="P445">The value returned by this method is the next higher offset divisible <text:span text:style-name="T302">by the optimal byte alignment.</text:span></text:p>
      <text:p text:style-name="P446"/>
      <text:h text:style-name="Heading_20_4" text:outline-level="4"><text:bookmark-start text:name="__RefHeading___Toc49863_465577555"/><text:soft-page-break/>get_blockAddress ()<text:bookmark-end text:name="__RefHeading___Toc49863_465577555"/></text:h>
      <text:p text:style-name="P447"/>
      <text:p text:style-name="P1071">address_type get_blockAddr (node_iter_type nNode)</text:p>
      <text:p text:style-name="P447"/>
      <text:p text:style-name="P455">Description:</text:p>
      <text:p text:style-name="P461">This method translates a node <text:span text:style-name="T644">ID </text:span>to the linear address of its respective block <text:span text:style-name="T797">address the node's data is stored in</text:span>.</text:p>
      <text:p text:style-name="P455"/>
      <text:p text:style-name="P455">Input parameter:</text:p>
      <text:p text:style-name="P461">nNode<text:tab/><text:tab/>- specifies node ID</text:p>
      <text:p text:style-name="P455"/>
      <text:p text:style-name="P455">Remarks:</text:p>
      <text:p text:style-name="P463">To find the linear base of the block containing the specified node <text:span text:style-name="T644">ID</text:span>, this method has to be used. It aids the process of finding the linear address of a node or pool within a node and is usually called by other address generator methods. Since this method is part of the address generation, it won't sanity check the input parameter <text:span text:style-name="T647">and just act as a function to its input parameter</text:span>.</text:p>
      <text:p text:style-name="P455"/>
      <text:p text:style-name="P455">Return value:</text:p>
      <text:p text:style-name="P461">The return value is the linear base address of the block the specified node is within.</text:p>
      <text:p text:style-name="P455"/>
      <text:p text:style-name="P455"/>
      <text:h text:style-name="Heading_20_4" text:outline-level="4"><text:bookmark-start text:name="__RefHeading___Toc49865_465577555"/>get_poolOffset ()<text:bookmark-end text:name="__RefHeading___Toc49865_465577555"/></text:h>
      <text:p text:style-name="P447"/>
      <text:p text:style-name="P1210"><text:span text:style-name="T236">offset_type get_poolOffse</text:span><text:span text:style-name="T267">t </text:span><text:span text:style-name="T236">()</text:span></text:p>
      <text:p text:style-name="P447"/>
      <text:p text:style-name="P455">Description:</text:p>
      <text:p text:style-name="P461">This method returns the number of bytes padded in before each node.</text:p>
      <text:p text:style-name="P455"/>
      <text:p text:style-name="P455">Remarks:</text:p>
      <text:p text:style-name="P465">When the pool layout per node is generated by the method <text:bookmark-ref text:reference-format="text" text:ref-name="__RefHeading___Toc49873_465577555">generate_pool_offsets ()</text:bookmark-ref>, then th<text:span text:style-name="T798">is</text:span> method is employed to tell at which byte offset the initial pool starts within every node. <text:span text:style-name="T646">If a data layer needs to have a padding prior to each node, it must provide its own version of this method. In general this is not required and therefore this method returns zero by default.</text:span></text:p>
      <text:p text:style-name="P455"/>
      <text:p text:style-name="P455"><text:soft-page-break/>Return value:</text:p>
      <text:p text:style-name="P461">The return value is the number of bytes padded in prior to each node.</text:p>
      <text:p text:style-name="P455"/>
      <text:p text:style-name="P455"/>
      <text:h text:style-name="Heading_20_4" text:outline-level="4"><text:bookmark-start text:name="__RefHeading___Toc26343_1829543551"/>get_node_offset ()<text:bookmark-end text:name="__RefHeading___Toc26343_1829543551"/></text:h>
      <text:p text:style-name="P455"/>
      <text:p text:style-name="P1117">address_type get_node_offset (node_iter_type nNode)</text:p>
      <text:p text:style-name="P455"/>
      <text:p text:style-name="P460">Description:</text:p>
      <text:p text:style-name="P464">This method translates a node <text:span text:style-name="T644">ID </text:span>to <text:span text:style-name="T673">the offset relative to the start of the block the node is within</text:span>.</text:p>
      <text:p text:style-name="P460"/>
      <text:p text:style-name="P460">Input parameter:</text:p>
      <text:p text:style-name="P464">nNode<text:tab/><text:tab/>- specifies node ID</text:p>
      <text:p text:style-name="P460"/>
      <text:p text:style-name="P460">Remarks:</text:p>
      <text:p text:style-name="P464">To find the <text:span text:style-name="T673">offset</text:span> <text:span text:style-name="T647">of a</text:span> specif<text:span text:style-name="T644">ic</text:span> node <text:span text:style-name="T673">within a block</text:span>, this method has to be <text:span text:style-name="T644">called</text:span>. Since this method is part of the address generation, it won't sanity check the input parameter <text:span text:style-name="T647">and just act as a function to its input parameter</text:span>.</text:p>
      <text:p text:style-name="P460"/>
      <text:p text:style-name="P460">Return value:</text:p>
      <text:p text:style-name="P464">The return value is the <text:span text:style-name="T673">byte offset</text:span> <text:span text:style-name="T645">of the </text:span>specified node <text:span text:style-name="T673">within the block it is container by</text:span>.</text:p>
      <text:p text:style-name="P460"/>
      <text:p text:style-name="P460"/>
      <text:h text:style-name="Heading_20_4" text:outline-level="4"><text:bookmark-start text:name="__RefHeading___Toc49867_465577555"/>get_nodeAddress ()<text:bookmark-end text:name="__RefHeading___Toc49867_465577555"/></text:h>
      <text:p text:style-name="P447"/>
      <text:p text:style-name="P1116">address_type get_nodeAddr (node_iter_type nNode)</text:p>
      <text:p text:style-name="P447"/>
      <text:p text:style-name="P455">Description:</text:p>
      <text:p text:style-name="P462">This method translates a node <text:span text:style-name="T644">ID </text:span>to <text:span text:style-name="T644">its</text:span> linear address.</text:p>
      <text:p text:style-name="P456"/>
      <text:p text:style-name="P456">Input parameter:</text:p>
      <text:p text:style-name="P462">nNode<text:tab/><text:tab/>- specifies node ID</text:p>
      <text:p text:style-name="P456"/>
      <text:p text:style-name="P456"><text:soft-page-break/>Remarks:</text:p>
      <text:p text:style-name="P462">To find the linear <text:span text:style-name="T647">address of a</text:span> specif<text:span text:style-name="T644">ic</text:span> node, this method has to be <text:span text:style-name="T644">called</text:span>. Since this method is part of the address generation, it won't sanity check the input parameter <text:span text:style-name="T647">and just act as a function to its input parameter</text:span>.</text:p>
      <text:p text:style-name="P456"/>
      <text:p text:style-name="P456">Return value:</text:p>
      <text:p text:style-name="P462">The return value is the linear base address <text:span text:style-name="T645">of the </text:span>specified node.</text:p>
      <text:p text:style-name="P456"/>
      <text:p text:style-name="P455"/>
      <text:h text:style-name="Heading_20_4" text:outline-level="4"><text:bookmark-start text:name="__RefHeading___Toc49869_465577555"/>get_per_<text:span text:style-name="T647">node_p</text:span>ool_<text:span text:style-name="T647">o</text:span>ffset ()<text:bookmark-end text:name="__RefHeading___Toc49869_465577555"/></text:h>
      <text:p text:style-name="P447"/>
      <text:p text:style-name="P1116">offset_type get_per_node_pool_offset (uint32_t nPool)</text:p>
      <text:p text:style-name="P447"/>
      <text:p text:style-name="P455">Description:</text:p>
      <text:p text:style-name="P466">This methods returns the byte offset of a selected pool within a node.</text:p>
      <text:p text:style-name="P455"/>
      <text:p text:style-name="P455">Input parameter:</text:p>
      <text:p text:style-name="P466">nPool<text:tab/><text:tab/>- specifies pool ID</text:p>
      <text:p text:style-name="P455"/>
      <text:p text:style-name="P455">Remarks:</text:p>
      <text:p text:style-name="P468">To convert a pool ID into the byte offset that pool has in a node, this method must be called. It uses the selected pool to find the offset <text:span text:style-name="T648">via</text:span> a look up table and returns it. If the input parameter exceeds the number of available pools, then an exception is thrown.</text:p>
      <text:p text:style-name="P455"/>
      <text:p text:style-name="P455">Return value:</text:p>
      <text:p text:style-name="P468">The return value is the byte offset of the selected pool.</text:p>
      <text:p text:style-name="P455"/>
      <text:p text:style-name="P455"/>
      <text:h text:style-name="Heading_20_4" text:outline-level="4"><text:bookmark-start text:name="__RefHeading___Toc49871_465577555"/>get_<text:span text:style-name="T650">p</text:span>ool_<text:span text:style-name="T650">a</text:span>ddress ()<text:bookmark-end text:name="__RefHeading___Toc49871_465577555"/></text:h>
      <text:p text:style-name="P447"/>
      <text:p text:style-name="P1210"><text:span text:style-name="T236">address_type get_pool_</text:span><text:span text:style-name="T268">a</text:span><text:span text:style-name="T236">ddr</text:span><text:span text:style-name="T268">ess</text:span><text:span text:style-name="T236"> (uint32_t nPool, node_iter_type nNode)</text:span></text:p>
      <text:p text:style-name="P447"/>
      <text:p text:style-name="P455">Description:</text:p>
      <text:p text:style-name="P467"><text:soft-page-break/>This methods returns the <text:span text:style-name="T651">linear</text:span> <text:span text:style-name="T651">address</text:span> of a selected pool <text:span text:style-name="T648">and node</text:span>.</text:p>
      <text:p text:style-name="P467"/>
      <text:p text:style-name="P455">Input parameter:</text:p>
      <text:p text:style-name="P467">nPool<text:tab/><text:tab/>- specifies pool ID</text:p>
      <text:p text:style-name="P470">nNode<text:tab/><text:tab/>- specifies node ID</text:p>
      <text:p text:style-name="P467"/>
      <text:p text:style-name="P455">Remarks:</text:p>
      <text:p text:style-name="P469">To convert a <text:span text:style-name="T648">node with selected pool therein </text:span>into <text:span text:style-name="T669">its</text:span> <text:span text:style-name="T651">linear address on the data layer</text:span>, this method must be called. <text:span text:style-name="T648">The methods </text:span><text:span text:style-name="T648"><text:bookmark-ref text:reference-format="text" text:ref-name="__RefHeading___Toc49867_465577555">get_nodeAddress ()</text:bookmark-ref></text:span><text:span text:style-name="T648"> and </text:span><text:span text:style-name="T648"><text:bookmark-ref text:reference-format="text" text:ref-name="__RefHeading___Toc49869_465577555">get_per_node_pool_offset ()</text:bookmark-ref></text:span><text:span text:style-name="T648"> are called to respectively generate the node's linear address and the pool offset of a node and finally combines the two results</text:span>. If the input parameter <text:span text:style-name="T648">nPool </text:span>exceeds the number of available pools, then an ::<text:span text:style-name="T669">std::runtimeerror</text:span> exception is thrown. <text:span text:style-name="T649">The input parameter nNode is not sanity checked and just acts like an input parameter to a function.</text:span></text:p>
      <text:p text:style-name="P457"/>
      <text:p text:style-name="P455">Return value:</text:p>
      <text:p text:style-name="P471">The return value is the linear address of a selected pool within a selected node.</text:p>
      <text:p text:style-name="P455"/>
      <text:p text:style-name="P455"/>
      <text:h text:style-name="Heading_20_4" text:outline-level="4"><text:bookmark-start text:name="__RefHeading___Toc49873_465577555"/>ge<text:span text:style-name="T652">nerate_pool_offsets</text:span> ()<text:bookmark-end text:name="__RefHeading___Toc49873_465577555"/></text:h>
      <text:p text:style-name="P447"/>
      <text:p text:style-name="P1116">offset_type generate_pool_offsets ()</text:p>
      <text:p text:style-name="P447"/>
      <text:p text:style-name="P455">Description:</text:p>
      <text:p text:style-name="P472">This method populates the pool offset lookup table.</text:p>
      <text:p text:style-name="P455"/>
      <text:p text:style-name="P455">Remarks:</text:p>
      <text:p text:style-name="P472">This method is called during the construction and populates the pool offset lookup table involving the padding prior to the initial pool returned by <text:bookmark-ref text:reference-format="text" text:ref-name="__RefHeading___Toc49865_465577555">get_poolOffset ()</text:bookmark-ref>. Any further pool offset is set up by calculating the end of the preceding pool plus a padding large enough to make the current pool's offset divisible by the return value of <text:bookmark-ref text:reference-format="text" text:ref-name="__RefHeading___Toc49861_465577555">get_dataAlignment ()</text:bookmark-ref>. The return value <text:span text:style-name="T669">of this method </text:span>is the final pool's end offset combined with the same padding that is trailed by any of the previous pools. If any of the pools sizes is already a multiple of the return value of <text:bookmark-ref text:reference-format="text" text:ref-name="__RefHeading___Toc49861_465577555">get_dataAlignment ()</text:bookmark-ref>, then the respective padding following that pool has zero length.</text:p>
      <text:p text:style-name="P455"/>
      <text:p text:style-name="P455">Return value:</text:p>
      <text:p text:style-name="P472"><text:soft-page-break/>The return value is the size of one node involving all padding prior, trailing and in between pools there <text:span text:style-name="T669">are</text:span>.</text:p>
      <text:p text:style-name="P455"/>
      <text:p text:style-name="P455"/>
      <text:h text:style-name="Heading_20_4" text:outline-level="4"><text:bookmark-start text:name="__RefHeading___Toc49875_465577555"/>realloc_descriptor_vector ()<text:bookmark-end text:name="__RefHeading___Toc49875_465577555"/></text:h>
      <text:p text:style-name="P447"/>
      <text:p text:style-name="P1210"><text:span text:style-name="T269">v</text:span><text:span text:style-name="T236">oid realloc_descriptor_vector (node_iter_type nMaxNodes)</text:span></text:p>
      <text:p text:style-name="P447"/>
      <text:p text:style-name="P455">Description:</text:p>
      <text:p text:style-name="P473">This method allocates or re-allocates a description vector large enough to accommodate at least the number of nodes specified.</text:p>
      <text:p text:style-name="P455"/>
      <text:p text:style-name="P455">Input parameter:</text:p>
      <text:p text:style-name="P473">nMaxNodes<text:tab/>- specifies the number of nodes the descriptor vector must be able to address</text:p>
      <text:p text:style-name="P455"/>
      <text:p text:style-name="P455">Remarks:</text:p>
      <text:p text:style-name="P474">This method makes sure the descriptor vector has sufficient space to accommodate a large enough number of descriptors for blocks or block groups to contain at least the specifies amount of nodes once this call returns. If <text:span text:style-name="T653">the descriptor vector wasn't called into existence before, then it is created and populated with entries set to an invalid state, otherwise the existing description vector is resized. In case of a resize, it is being tested whether the resulting vector has the same, a larger or a smaller size as before. If the resulting size is the same, then the call is ineffective and the method returns immediately. An increase in size creates a number of new descriptors, which are initialised with an invalid state, as oppose to a reduction in size. In that case a number of descriptors are dropped. Those descriptors must have been de-initialised prior to this method, otherwise they are lost. If it is not possible to allocate or re-allocate space large enough to contain the required number of descriptors, then an ::std::runtimeerror exception is thrown.</text:span></text:p>
      <text:p text:style-name="P455"/>
      <text:p text:style-name="P455"/>
      <text:h text:style-name="Heading_20_4" text:outline-level="4"><text:bookmark-start text:name="__RefHeading___Toc49877_465577555"/>convert_node_to_descriptor ()<text:bookmark-end text:name="__RefHeading___Toc49877_465577555"/></text:h>
      <text:p text:style-name="P447"/>
      <text:p text:style-name="P1210"><text:span text:style-name="T236">uint32_t convert_node_to_descripto</text:span><text:span text:style-name="T270">r </text:span><text:span text:style-name="T236">(node_iter_type nNode, bool bRoundUp = false)</text:span></text:p>
      <text:p text:style-name="P447"/>
      <text:p text:style-name="P455">Description:</text:p>
      <text:p text:style-name="P475">This method converts a node ID to its descriptor.</text:p>
      <text:p text:style-name="P455"/>
      <text:p text:style-name="P455"><text:soft-page-break/>Input parameter:</text:p>
      <text:p text:style-name="P475">nNode<text:tab/><text:tab/>- specifies node ID</text:p>
      <text:p text:style-name="P475">bRound<text:tab/>- selects if this method is in conversion or size calculation mode</text:p>
      <text:p text:style-name="P455"/>
      <text:p text:style-name="P455">Remarks:</text:p>
      <text:p text:style-name="P475">This method has two purposes. If the parameter bRound is set to false, then the method converts the specified node ID to the descriptor number associated with the block the node is stored in. In case bRound is set to true, then the input parameter is interpreted as the amount of nodes that need to be at least available after a resize operation and the returned value is the required number of descriptors to <text:span text:style-name="T798">fulfil</text:span> said requirement.</text:p>
      <text:p text:style-name="P455"/>
      <text:p text:style-name="P455">Return value:</text:p>
      <text:p text:style-name="P475">The return value is the descriptor of the block the input node is stored, if bRound is false, otherwise <text:span text:style-name="T654">it is the minimum amount of descriptors to have at least the specified number of nodes available.</text:span></text:p>
      <text:p text:style-name="P455"/>
      <text:p text:style-name="P455"/>
      <text:h text:style-name="Heading_20_4" text:outline-level="4"><text:bookmark-start text:name="__RefHeading___Toc49879_465577555"/>increment_access_counter <text:span text:style-name="T637">()</text:span><text:bookmark-end text:name="__RefHeading___Toc49879_465577555"/></text:h>
      <text:p text:style-name="P832"/>
      <text:p text:style-name="P1221"><text:span text:style-name="T271">v</text:span><text:span text:style-name="T236">oid increment_access_counter (uint32_t nDescriptor)</text:span></text:p>
      <text:p text:style-name="P832"/>
      <text:p text:style-name="P455">Description:</text:p>
      <text:p text:style-name="P478">This method controls a descriptor's access counter incrementation.</text:p>
      <text:p text:style-name="P455"/>
      <text:p text:style-name="P455">Input parameter:</text:p>
      <text:p text:style-name="P478">nDescriptor<text:tab/>- selects descriptor ID for incrementation</text:p>
      <text:p text:style-name="P455"/>
      <text:p text:style-name="P455">Remarks:</text:p>
      <text:p text:style-name="Text_20_body"><text:span text:style-name="T72">As part of the resource management, every data layer following the </text:span><text:span text:style-name="T72"><text:bookmark-ref text:reference-format="text" text:ref-name="__RefHeading__15792_2086056231">Block Data Layer Model</text:bookmark-ref></text:span><text:span text:style-name="T72"> counts the number of accesses per descriptor. This method is called to manage that incrementation and also to handle situations when an access counter of descriptor exceeds a threshold value displaye</text:span>d by m_nMaxAccessCtr. <text:span text:style-name="T655">Once an access counter is exceeding its threshold value, the access counter of every valid descriptor is divided by two. Since the access counters are used as statistical information by </text:span><text:span text:style-name="T655"><text:bookmark-ref text:reference-format="text" text:ref-name="__RefHeading___Toc35266_465577555">terminate_access ()</text:bookmark-ref></text:span><text:span text:style-name="T655"> to decide what descriptors to unload as soon as an operation has been completed, the reduction of the access counters is being done to prevent perverted situations. Those situations are, where one or more access counters become very large and also irrelevant for the </text:span><text:soft-page-break/><text:span text:style-name="T655">majority of the accesses, but aren't being unloaded. As a result more frequently used descriptors aren't staying resident and the calling application would see long call times resulting in performance issues.</text:span></text:p>
      <text:p text:style-name="P454"/>
      <text:p text:style-name="P455"/>
      <text:h text:style-name="Heading_20_3" text:outline-level="3"><text:bookmark-start text:name="__RefHeading___Toc49881_465577555"/>RAM Data Layer Methods<text:bookmark-end text:name="__RefHeading___Toc49881_465577555"/></text:h>
      <text:p text:style-name="P832"/>
      <text:p text:style-name="P838"><text:tab/><text:span text:style-name="T639">This section contains descriptions of all methods for the RAM data layer, which is following the </text:span><text:span text:style-name="T639"><text:bookmark-ref text:reference-format="text" text:ref-name="__RefHeading__29589_1179839720">Linear Data Layer Model</text:bookmark-ref></text:span><text:span text:style-name="T639">. Having an understanding of those methods is only required if the RAM data layer needs to be modified. Also, if a new linear data layer needs to be created, having the knowledge of the methods below would aid the progress.</text:span></text:p>
      <text:p text:style-name="P832"/>
      <text:p text:style-name="P832"/>
      <text:h text:style-name="P1667" text:outline-level="4"><text:bookmark-start text:name="__RefHeading___Toc117476_20832781"/>Type Definitions<text:bookmark-end text:name="__RefHeading___Toc117476_20832781"/></text:h>
      <text:p text:style-name="P1004"/>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P1430">Type</text:p>
            </table:table-cell>
            <table:table-cell table:style-name="Table21.A1" office:value-type="string">
              <text:p text:style-name="P1430">Definition</text:p>
            </table:table-cell>
            <table:table-cell table:style-name="Table21.C1" office:value-type="string">
              <text:p text:style-name="P1430">Description</text:p>
            </table:table-cell>
          </table:table-row>
        </table:table-header-rows>
        <table:table-row>
          <table:table-cell table:style-name="Table21.A2" office:value-type="string">
            <text:p text:style-name="P1383">data_layer_properties_type</text:p>
          </table:table-cell>
          <table:table-cell table:style-name="Table21.A2" office:value-type="string">
            <text:p text:style-name="P1385">_<text:span text:style-name="T778">t_datalayerproperties = CBTreeIOpropertiesRAM</text:span></text:p>
          </table:table-cell>
          <table:table-cell table:style-name="Table21.C2" office:value-type="string">
            <text:p text:style-name="P1383">This defines what is used to define all data layer dimension types and will contain the data layer's configuration once instantiated.</text:p>
          </table:table-cell>
        </table:table-row>
        <table:table-row>
          <table:table-cell table:style-name="Table21.A2" office:value-type="string">
            <text:p text:style-name="P1383">size_type</text:p>
          </table:table-cell>
          <table:table-cell table:style-name="Table21.A2" office:value-type="string">
            <text:p text:style-name="P1383">typename data_layer_properties_type::size_type</text:p>
          </table:table-cell>
          <table:table-cell table:style-name="Table21.C2" office:value-type="string">
            <text:p text:style-name="P1383">This defines what type is used to address individual data entries stored within the container.</text:p>
          </table:table-cell>
        </table:table-row>
        <table:table-row>
          <table:table-cell table:style-name="Table21.A2" office:value-type="string">
            <text:p text:style-name="P1383">node_iter_type</text:p>
          </table:table-cell>
          <table:table-cell table:style-name="Table21.A2" office:value-type="string">
            <text:p text:style-name="P1383">typename data_layer_properties_type::node_iter_type</text:p>
          </table:table-cell>
          <table:table-cell table:style-name="Table21.C2" office:value-type="string">
            <text:p text:style-name="P1383">This defines what type is used to address individual nodes to display the container's tree structure.</text:p>
          </table:table-cell>
        </table:table-row>
        <table:table-row>
          <table:table-cell table:style-name="Table21.A2" office:value-type="string">
            <text:p text:style-name="P1383">sub_node_iter_type</text:p>
          </table:table-cell>
          <table:table-cell table:style-name="Table21.A2" office:value-type="string">
            <text:p text:style-name="P1383">typename data_layer_properties_type::sub_node_iter_type</text:p>
          </table:table-cell>
          <table:table-cell table:style-name="Table21.C2" office:value-type="string">
            <text:p text:style-name="P1383">This defines what type is used to address a node's individual sub data entries to display the container's tree structure.</text:p>
          </table:table-cell>
        </table:table-row>
        <table:table-row>
          <table:table-cell table:style-name="Table21.A2" office:value-type="string">
            <text:p text:style-name="P1383">address_type</text:p>
          </table:table-cell>
          <table:table-cell table:style-name="Table21.A2" office:value-type="string">
            <text:p text:style-name="P1383">typename data_layer_properties_type::address_type</text:p>
          </table:table-cell>
          <table:table-cell table:style-name="Table21.C2" office:value-type="string">
            <text:p text:style-name="P1383">This defines what type is used to display absolute addresses for the entire range of the data layer.</text:p>
          </table:table-cell>
        </table:table-row>
        <table:table-row>
          <table:table-cell table:style-name="Table21.A2" office:value-type="string">
            <text:p text:style-name="P1383">offset_type</text:p>
          </table:table-cell>
          <table:table-cell table:style-name="Table21.A2" office:value-type="string">
            <text:p text:style-name="P1383">typename data_layer_properties_type::offset_type</text:p>
          </table:table-cell>
          <table:table-cell table:style-name="Table21.C2" office:value-type="string">
            <text:p text:style-name="P1383">This defines what type is used to display addresses within a block.</text:p>
          </table:table-cell>
        </table:table-row>
      </table:table>
      <text:p text:style-name="P843"/>
      <text:h text:style-name="Heading_20_4" text:outline-level="4"><text:bookmark-start text:name="__RefHeading___Toc49883_465577555"/><text:soft-page-break/>Constructor ()<text:bookmark-end text:name="__RefHeading___Toc49883_465577555"/></text:h>
      <text:p text:style-name="P832"/>
      <text:p text:style-name="P1280"><text:span text:style-name="T46">CBTreeRAMIO</text:span>&lt;<text:span text:style-name="T782">data_layer_properties_type</text:span>&gt;</text:p>
      <text:p text:style-name="P1280">(</text:p>
      <text:p text:style-name="P1228"><text:span text:style-name="T658"><text:tab/></text:span><text:span text:style-name="T659">data_layer_properties_type</text:span><text:span text:style-name="T657"> &amp;rDataLayerProperties, </text:span></text:p>
      <text:p text:style-name="P1224"><text:tab/>address_type nBlockSize, </text:p>
      <text:p text:style-name="P1224"><text:tab/>sub_node_iter_<text:span text:style-name="T782">type</text:span> nNodeSize,</text:p>
      <text:p text:style-name="P1224"><text:tab/>uint32_t nNumDataPools, </text:p>
      <text:p text:style-name="P1224"><text:tab/>CBTreeIOperBlockPoolDesc_t *psDataPools</text:p>
      <text:p text:style-name="P1225">)</text:p>
      <text:p text:style-name="P1280"/>
      <text:p text:style-name="P837"/>
      <text:p text:style-name="P850">Description:</text:p>
      <text:p text:style-name="P850">This constructs a <text:span text:style-name="T656">RAM </text:span>data layer <text:span text:style-name="T656">instance to be used by a container instance of this framework</text:span>.</text:p>
      <text:p text:style-name="P837"/>
      <text:p text:style-name="P167">Input parameters:</text:p>
      <text:p text:style-name="P856">rDataLayerProperties<text:tab/>- <text:span text:style-name="T660">specifies data layer set up parameters</text:span></text:p>
      <text:p text:style-name="P68">nBlockSize<text:tab/><text:tab/>- specifies the optimal block size to be used when accessing the data layer</text:p>
      <text:p text:style-name="P72">nNodeSize<text:tab/><text:tab/>- <text:span text:style-name="T535">specifies the node size through-out the tree structure</text:span></text:p>
      <text:p text:style-name="P172">nNumDataPools<text:tab/>- specifies the number of data pools to be set up</text:p>
      <text:p text:style-name="P180">psDataPools<text:tab/><text:tab/>- specifies pointer to array containing pool set up information</text:p>
      <text:p text:style-name="P855"/>
      <text:p text:style-name="P204">Remarks:</text:p>
      <text:p text:style-name="P479">This constructor calls the linear data layer <text:bookmark-ref text:reference-format="text" text:ref-name="__RefHeading___Toc49853_465577555">Constructor</text:bookmark-ref> first and then takes a copy of the input properties for later use.</text:p>
      <text:p text:style-name="P837"/>
      <text:p text:style-name="P837"/>
      <text:h text:style-name="Heading_20_3" text:outline-level="3"><text:bookmark-start text:name="__RefHeading___Toc49885_465577555"/>File Data Layer Class Methods<text:bookmark-end text:name="__RefHeading___Toc49885_465577555"/></text:h>
      <text:p text:style-name="P159"/>
      <text:p text:style-name="P838"><text:tab/><text:span text:style-name="T639">This section contains descriptions of all methods for the File data layer, which is following the </text:span><text:span text:style-name="T639"><text:bookmark-ref text:reference-format="text" text:ref-name="__RefHeading__15792_2086056231">Block Data Layer Model</text:bookmark-ref></text:span><text:span text:style-name="T639">. Having an understanding of those methods is only required if the file data layer needs to be modified. Also, if a new block data layer needs to be created, having the knowledge of the methods below would aid the progress.</text:span></text:p>
      <text:p text:style-name="P838"/>
      <text:p text:style-name="P838"/>
      <text:h text:style-name="P1685" text:outline-level="4"><text:bookmark-start text:name="__RefHeading___Toc117478_20832781"/>Type Definitions<text:bookmark-end text:name="__RefHeading___Toc117478_20832781"/></text:h>
      <text:p text:style-name="P1004"/>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430">Type</text:p>
            </table:table-cell>
            <table:table-cell table:style-name="Table22.A1" office:value-type="string">
              <text:p text:style-name="P1430">Definition</text:p>
            </table:table-cell>
            <table:table-cell table:style-name="Table22.C1" office:value-type="string">
              <text:p text:style-name="P1430">Description</text:p>
            </table:table-cell>
          </table:table-row>
        </table:table-header-rows>
        <table:table-row>
          <table:table-cell table:style-name="Table22.A2" office:value-type="string">
            <text:p text:style-name="P1383">data_layer_properties_type</text:p>
          </table:table-cell>
          <table:table-cell table:style-name="Table22.A2" office:value-type="string">
            <text:p text:style-name="P1385">_<text:span text:style-name="T778">t_datalayerproperties = CBTreeIOpropertiesFile</text:span></text:p>
          </table:table-cell>
          <table:table-cell table:style-name="Table22.C2" office:value-type="string">
            <text:p text:style-name="P1383">This defines what is used to define all data layer dimension types and will contain the data layer's configuration once instantiated.</text:p>
          </table:table-cell>
        </table:table-row>
        <table:table-row>
          <table:table-cell table:style-name="Table22.A2" office:value-type="string">
            <text:p text:style-name="P1383">size_type</text:p>
          </table:table-cell>
          <table:table-cell table:style-name="Table22.A2" office:value-type="string">
            <text:p text:style-name="P1383">typename data_layer_properties_type::size_type</text:p>
          </table:table-cell>
          <table:table-cell table:style-name="Table22.C2" office:value-type="string">
            <text:p text:style-name="P1383">This defines what type is used to address individual data entries stored within the container.</text:p>
          </table:table-cell>
        </table:table-row>
        <table:table-row>
          <table:table-cell table:style-name="Table22.A2" office:value-type="string">
            <text:p text:style-name="P1383">node_iter_type</text:p>
          </table:table-cell>
          <table:table-cell table:style-name="Table22.A2" office:value-type="string">
            <text:p text:style-name="P1383">typename data_layer_properties_type::node_iter_type</text:p>
          </table:table-cell>
          <table:table-cell table:style-name="Table22.C2" office:value-type="string">
            <text:p text:style-name="P1383">This defines what type is used to address individual nodes to display the container's tree structure.</text:p>
          </table:table-cell>
        </table:table-row>
        <table:table-row>
          <table:table-cell table:style-name="Table22.A2" office:value-type="string">
            <text:p text:style-name="P1383">sub_node_iter_type</text:p>
          </table:table-cell>
          <table:table-cell table:style-name="Table22.A2" office:value-type="string">
            <text:p text:style-name="P1383">typename data_layer_properties_type::sub_node_iter_type</text:p>
          </table:table-cell>
          <table:table-cell table:style-name="Table22.C2" office:value-type="string">
            <text:p text:style-name="P1383">This defines what type is used to address a node's individual sub data entries to display the container's tree structure.</text:p>
          </table:table-cell>
        </table:table-row>
        <table:table-row>
          <table:table-cell table:style-name="Table22.A2" office:value-type="string">
            <text:p text:style-name="P1383">address_type</text:p>
          </table:table-cell>
          <table:table-cell table:style-name="Table22.A2" office:value-type="string">
            <text:p text:style-name="P1383">typename data_layer_properties_type::address_type</text:p>
          </table:table-cell>
          <table:table-cell table:style-name="Table22.C2" office:value-type="string">
            <text:p text:style-name="P1383">This defines what type is used to display absolute addresses for the entire range of the data layer.</text:p>
          </table:table-cell>
        </table:table-row>
        <table:table-row>
          <table:table-cell table:style-name="Table22.A2" office:value-type="string">
            <text:p text:style-name="P1383">offset_type</text:p>
          </table:table-cell>
          <table:table-cell table:style-name="Table22.A2" office:value-type="string">
            <text:p text:style-name="P1383">typename data_layer_properties_type::offset_type</text:p>
          </table:table-cell>
          <table:table-cell table:style-name="Table22.C2" office:value-type="string">
            <text:p text:style-name="P1383">This defines what type is used to display addresses within a block.</text:p>
          </table:table-cell>
        </table:table-row>
      </table:table>
      <text:p text:style-name="P843"/>
      <text:p text:style-name="P843"/>
      <text:p text:style-name="P843"/>
      <text:h text:style-name="Heading_20_4" text:outline-level="4"><text:bookmark-start text:name="__RefHeading___Toc49887_465577555"/>Constructors<text:bookmark-end text:name="__RefHeading___Toc49887_465577555"/></text:h>
      <text:p text:style-name="P839"/>
      <text:p text:style-name="P1281"><text:span text:style-name="T46">CBTree</text:span><text:span text:style-name="T47">File</text:span><text:span text:style-name="T46">IO</text:span>&lt;<text:span text:style-name="T782">data_layer_properties_type</text:span>&gt;</text:p>
      <text:p text:style-name="P1281">(</text:p>
      <text:p text:style-name="P1228"><text:span text:style-name="T658"><text:tab/></text:span><text:span text:style-name="T659">data_layer_properties_type</text:span><text:span text:style-name="T657"> &amp;rDataLayerProperties, </text:span></text:p>
      <text:p text:style-name="P1227"><text:tab/>address_type nBlockSize, </text:p>
      <text:p text:style-name="P1227"><text:tab/>sub_node_iter_<text:span text:style-name="T782">type</text:span> nNodeSize,</text:p>
      <text:p text:style-name="P1227"><text:tab/>uint32_t nNumDataPools, </text:p>
      <text:p text:style-name="P1227"><text:tab/>CBTreeIOperBlockPoolDesc_t *psDataPools</text:p>
      <text:p text:style-name="P1226">)</text:p>
      <text:p text:style-name="P1281"/>
      <text:p text:style-name="P839"/>
      <text:p text:style-name="P851">Description:</text:p>
      <text:p text:style-name="P851">This constructs a <text:span text:style-name="T661">file </text:span>data layer <text:span text:style-name="T656">instance to be used by a container instance of this framework</text:span>.</text:p>
      <text:p text:style-name="P839"><text:soft-page-break/></text:p>
      <text:p text:style-name="P168">Input parameters:</text:p>
      <text:p text:style-name="P857">rDataLayerProperties<text:tab/>- <text:span text:style-name="T660">specifies data layer set up parameters</text:span></text:p>
      <text:p text:style-name="P69">nBlockSize<text:tab/><text:tab/>- specifies the optimal block size to be used when accessing the data layer</text:p>
      <text:p text:style-name="P73">nNodeSize<text:tab/><text:tab/>- <text:span text:style-name="T535">specifies the node size through-out the tree structure</text:span></text:p>
      <text:p text:style-name="P173">nNumDataPools<text:tab/>- specifies the number of data pools to be set up</text:p>
      <text:p text:style-name="P181">psDataPools<text:tab/><text:tab/>- specifies pointer to array containing pool set up information</text:p>
      <text:p text:style-name="P858"/>
      <text:p text:style-name="P205">Remarks:</text:p>
      <text:p text:style-name="P480">This constructor calls the <text:span text:style-name="T661">block</text:span> data layer <text:bookmark-ref text:reference-format="text" text:ref-name="__RefHeading___Toc49859_465577555">Constructor</text:bookmark-ref> first, then takes a copy of the input properties for later use, <text:span text:style-name="T662">continues by determining the ideal block size</text:span>. <text:span text:style-name="T662">The next step is to create a temporary file which is being deleted on close. Said file is then initialised with a length worth of one block, since some system return with an error if mapping is being attempted on a zero length file. Lastly, the mapping is initialised by calling </text:span><text:span text:style-name="T662"><text:bookmark-ref text:reference-format="text" text:ref-name="__RefHeading___Toc49889_465577555">init_mapping ()</text:bookmark-ref></text:span><text:span text:style-name="T662">.</text:span></text:p>
      <text:p text:style-name="P839"/>
      <text:p text:style-name="P832"/>
      <text:h text:style-name="Heading_20_4" text:outline-level="4"><text:bookmark-start text:name="__RefHeading___Toc49889_465577555"/>init_mapping ()<text:bookmark-end text:name="__RefHeading___Toc49889_465577555"/></text:h>
      <text:p text:style-name="P832"/>
      <text:p text:style-name="P1221"><text:span text:style-name="T272">v</text:span><text:span text:style-name="T236">oid init_mapping ()</text:span></text:p>
      <text:p text:style-name="P832"/>
      <text:p text:style-name="P458">Description:</text:p>
      <text:p text:style-name="P481">This method initialises the mapping of the file to be mapped.</text:p>
      <text:p text:style-name="P458"/>
      <text:p text:style-name="P458">Remarks:</text:p>
      <text:p text:style-name="P481">To prepare a file to be mapped into the application's memory space, this method is called. Some system have the requirement for that additional step and for those systems a mapping handle is created to be used for the mapping. Other system don't need that extra layer and for those systems this method is empty and thus ineffective. This method is called during the construction of this data layer instance and also when the mapping is re-initialised after a resize took place.</text:p>
      <text:p text:style-name="P482">If the file to be mapped was not called into existence, the file was already prepared for mapping or the process of creating a mapping handle was not successful, then an ::std::runtimeerror exception is thrown.</text:p>
      <text:p text:style-name="P458"/>
      <text:p text:style-name="P476"/>
      <text:h text:style-name="Heading_20_4" text:outline-level="4"><text:bookmark-start text:name="__RefHeading___Toc49891_465577555"/><text:soft-page-break/>exit_mapping ()<text:bookmark-end text:name="__RefHeading___Toc49891_465577555"/></text:h>
      <text:p text:style-name="P832"/>
      <text:p text:style-name="P1222"><text:span text:style-name="T272">v</text:span><text:span text:style-name="T236">oid </text:span><text:span text:style-name="T272">ex</text:span><text:span text:style-name="T236">it_mapping ()</text:span></text:p>
      <text:p text:style-name="P832"/>
      <text:p text:style-name="P458">Description:</text:p>
      <text:p text:style-name="P481">This method de-initialises the mapping of the file that was mapped.</text:p>
      <text:p text:style-name="P458"/>
      <text:p text:style-name="P458">Remarks:</text:p>
      <text:p text:style-name="P481">To shut down the mapping of a file that was used as physical back end to store its associated container's data, this method is called. Some system have the requirement for that additional step and for those systems the previously created mapping handle is closed. Other system don't need that extra layer and for those systems this method is empty and thus ineffective. This method is called during the destruction of this data layer instance and also when the mapping has to be de-initialised before a resize takes place.</text:p>
      <text:p text:style-name="P482">If the mapping was already de-initialised or closing the mapping handle was not successful, then an ::std::runtimeerror exception is thrown.</text:p>
      <text:p text:style-name="P458"/>
      <text:p text:style-name="P840"/>
      <text:h text:style-name="Heading_20_4" text:outline-level="4"><text:bookmark-start text:name="__RefHeading___Toc49893_465577555"/>map_descriptor ()<text:bookmark-end text:name="__RefHeading___Toc49893_465577555"/></text:h>
      <text:p text:style-name="P832"/>
      <text:p text:style-name="P1221"><text:span text:style-name="T273">v</text:span><text:span text:style-name="T236">oid map_descriptor (uint32_t nDescriptor)</text:span></text:p>
      <text:p text:style-name="P832"/>
      <text:p text:style-name="P458">Description:</text:p>
      <text:p text:style-name="P483">This method initialises the mapping of one block <text:span text:style-name="T663">or block group</text:span>.</text:p>
      <text:p text:style-name="P458"/>
      <text:p text:style-name="P458">Input parameter:</text:p>
      <text:p text:style-name="P483">nDescriptor<text:tab/>- specifies the descriptor ID</text:p>
      <text:p text:style-name="P458"/>
      <text:p text:style-name="P458">Remarks:</text:p>
      <text:p text:style-name="P485">This method maps a block or a block group associated with the given descriptor to the application's address space <text:span text:style-name="T665">as well as resetting the descriptor's access counter</text:span>. Said blocks are read / write enabled and therefore neither the data layer nor the data container have to make any afford in terms of copy-on-write approaches when modifying data. Also, the blocks are guaranteed to stay resident until <text:span text:style-name="T664"><text:bookmark-ref text:reference-format="text" text:ref-name="__RefHeading___Toc35266_465577555">terminate_access ()</text:bookmark-ref></text:span><text:span text:style-name="T664"> </text:span>is being called.</text:p>
      <text:p text:style-name="P485">In the event the mapping was not successful an ::std::runtimeerror exception is thrown.</text:p>
      <text:h text:style-name="Heading_20_4" text:outline-level="4"><text:bookmark-start text:name="__RefHeading___Toc49895_465577555"/><text:soft-page-break/>unmap_descriptor ()<text:bookmark-end text:name="__RefHeading___Toc49895_465577555"/></text:h>
      <text:p text:style-name="P832"/>
      <text:p text:style-name="P1223"><text:span text:style-name="T273">v</text:span><text:span text:style-name="T236">oid </text:span><text:span text:style-name="T274">un</text:span><text:span text:style-name="T236">map_descriptor (uint32_t nDescriptor)</text:span></text:p>
      <text:p text:style-name="P841"/>
      <text:p text:style-name="P459">Description:</text:p>
      <text:p text:style-name="P484">This method <text:span text:style-name="T663">de-</text:span>initialises the mapping of one block <text:span text:style-name="T663">or block group</text:span>.</text:p>
      <text:p text:style-name="P459"/>
      <text:p text:style-name="P459">Input parameter:</text:p>
      <text:p text:style-name="P484">nDescriptor<text:tab/>- specifies the descriptor ID</text:p>
      <text:p text:style-name="P459"/>
      <text:p text:style-name="P459">Remarks:</text:p>
      <text:p text:style-name="P485">This method un-maps a block or a block group associated with the given descriptor.</text:p>
      <text:p text:style-name="P485">In the event the un-mapping was not successful an ::std::runtimeerror exception is thrown.</text:p>
      <text:p text:style-name="P477"/>
      <text:p text:style-name="P476"/>
      <text:h text:style-name="Heading_20_4" text:outline-level="4"><text:bookmark-start text:name="__RefHeading___Toc49897_465577555"/>unmap_all_descriptors ()<text:bookmark-end text:name="__RefHeading___Toc49897_465577555"/></text:h>
      <text:p text:style-name="P159"/>
      <text:p text:style-name="P1229"><text:span text:style-name="T275">v</text:span><text:span text:style-name="T236">oid unmap_all_descriptors (bool bExceptRoot)</text:span></text:p>
      <text:p text:style-name="P159"/>
      <text:p text:style-name="P458">Description:</text:p>
      <text:p text:style-name="P486">This method un-maps all mapped blocks.</text:p>
      <text:p text:style-name="P458"/>
      <text:p text:style-name="P458">Input parameter:</text:p>
      <text:p text:style-name="P486">bExceptRoot<text:tab/><text:tab/>- selects if the root node containing block stays resident or not</text:p>
      <text:p text:style-name="P458"/>
      <text:p text:style-name="P458">Remarks:</text:p>
      <text:p text:style-name="P487">This method is executed when <text:bookmark-ref text:reference-format="text" text:ref-name="__RefHeading__13245_1708703198">unload ()</text:bookmark-ref> is called, since system's resources are getting scares or the container instance won't in use for a very long time or when <text:bookmark-ref text:reference-format="text" text:ref-name="__RefHeading__13243_1708703198">set_size ()</text:bookmark-ref> is called to have the data layer change in size. In case the data layer is unloaded all but the root node containing descriptor are unloaded, since that node will definitely be in use again. To achieve that the parameter bExceptRoot is set to true. If the data layer needs to be resized, then all resources must be de-initialised and bExceptRoot is set to false.</text:p>
      <text:p text:style-name="P476"/>
      <text:p text:style-name="P970"/>
      <text:h text:style-name="P1604" text:outline-level="1"><text:bookmark-start text:name="__RefHeading__154_1269792762"/><text:soft-page-break/>API Reference Guide<text:bookmark-end text:name="__RefHeading__154_1269792762"/></text:h>
      <text:p text:style-name="P596"/>
      <text:p text:style-name="P498"><text:tab/>This section provides a description of any method contained by the base, array and key sort data class as well as their respective constructors.</text:p>
      <text:p text:style-name="P596"/>
      <text:p text:style-name="P596"/>
      <text:h text:style-name="P1621" text:outline-level="2"><text:bookmark-start text:name="__RefHeading__1530_1677005904"/>CBTre<text:span text:style-name="T311">e</text:span> API<text:bookmark-end text:name="__RefHeading__1530_1677005904"/></text:h>
      <text:p text:style-name="P596"/>
      <text:p text:style-name="P778"><text:tab/>This section contains descriptions about the most basic API methods, which are always available regardless to what degree an application class has been derived from this base class. <text:span text:style-name="T540">Also, methods shown here won't be re-iterated in the data classes or STL compatible data class sections.</text:span></text:p>
      <text:p text:style-name="P596"/>
      <text:p text:style-name="P596"/>
      <text:h text:style-name="P1625" text:outline-level="3"><text:bookmark-start text:name="__RefHeading__17355_1839654271"/>CBTree<text:span text:style-name="T723">If</text:span> Constructor<text:bookmark-end text:name="__RefHeading__17355_1839654271"/></text:h>
      <text:p text:style-name="P596"/>
      <text:p text:style-name="P1244">1)</text:p>
      <text:p text:style-name="P1245">CBTreeIf<text:span text:style-name="T137">&lt;_t_data, _</text:span><text:span text:style-name="T187">t_</text:span><text:span text:style-name="T137">sizetype&gt;</text:span> ()</text:p>
      <text:p text:style-name="P1244">2)</text:p>
      <text:p text:style-name="P1182">CBTreeIf&lt;_t_data, _<text:span text:style-name="T788">t_</text:span>sizetype&gt; (const CBTreeIf&lt;_t_data, _<text:span text:style-name="T788">t_</text:span>sizetype&gt; &amp;rContainer)</text:p>
      <text:p text:style-name="P596"/>
      <text:p text:style-name="P929">Description:</text:p>
      <text:p text:style-name="P929">These constructors initialise a container on the most interface abstract level.</text:p>
      <text:p text:style-name="P596"/>
      <text:p text:style-name="P929">Input parameter:</text:p>
      <text:p text:style-name="P929">rContainer<text:tab/>- specifies the reference to a container to be copied</text:p>
      <text:p text:style-name="P929"/>
      <text:p text:style-name="P929">Reamrks:</text:p>
      <text:p text:style-name="P929">Since this class acts as an abstract interface, as described in section <text:bookmark-ref text:reference-format="text" text:ref-name="__RefHeading___Toc36404_35778968">Abstract Container Interface (CBTreeIf)</text:bookmark-ref>, these constructors are only calling the constructor of <text:bookmark-ref text:reference-format="text" text:ref-name="__RefHeading__1733_1480809614">Super Class (CBTreeSuper)</text:bookmark-ref> and return immediately.</text:p>
      <text:p text:style-name="P596"/>
      <text:p text:style-name="P596"/>
      <text:h text:style-name="P1656" text:outline-level="3"><text:bookmark-start text:name="__RefHeading__1532_1677005904"/>get_perfCtrs ()<text:bookmark-end text:name="__RefHeading__1532_1677005904"/></text:h>
      <text:p text:style-name="P596"/>
      <text:p text:style-name="P497"><text:span text:style-name="T128">v</text:span><text:span text:style-name="T125">oid get_perfCtrs (uint64_t (&amp;rHitCtrs)[], uint64_t (&amp;rMissCtrs)[])</text:span></text:p>
      <text:p text:style-name="P184"/>
      <text:p text:style-name="P184">Description:</text:p>
      <text:p text:style-name="P227">This method returns all cache hit and miss counters.</text:p>
      <text:p text:style-name="P184"/>
      <text:p text:style-name="P596">Output parameters:</text:p>
      <text:p text:style-name="P596">rHitCtrs<text:tab/><text:tab/>- <text:span text:style-name="T323">reference to array in which all hit statistics will be stored</text:span></text:p>
      <text:p text:style-name="P596">rMissCtrs<text:tab/><text:tab/>- <text:span text:style-name="T323">reference to array in which all miss statistics will be stored</text:span></text:p>
      <text:p text:style-name="P596"/>
      <text:p text:style-name="P184">Remarks:</text:p>
      <text:p text:style-name="P596"><text:span text:style-name="T54">To identify </text:span><text:span text:style-name="T55">bottlenecks caused by any cache, this method can be used. Both arrays are being filled </text:span>with the hit and miss cache statistics on any level from the data class down to the data layer. The arrays must be able to hold a size of at least PERFCTR_TERMINATOR entries. <text:span text:style-name="T324">Each of those arrays </text:span>contains the following elements in the current implementation:</text:p>
      <text:p text:style-name="P596">PERFCTR_SUPER_BLOCK_ADDR<text:tab/><text:tab/>super block address generator TLB *</text:p>
      <text:p text:style-name="P596">PERFCTR_BLOCK_ADDR<text:tab/><text:tab/><text:tab/><text:tab/>block address generator TLB *</text:p>
      <text:p text:style-name="P596">PERFCTR_RESERVATION_VECTOR_ADDR<text:tab/>reservation vector address generator TLB *</text:p>
      <text:p text:style-name="P596">PERFCTR_NODE_ADDR<text:tab/><text:tab/><text:tab/><text:tab/>node address generator TLB *</text:p>
      <text:p text:style-name="P596">PERFCTR_SUBNODE_ADDR<text:tab/><text:tab/><text:tab/>sub-node data address generator TLB *</text:p>
      <text:p text:style-name="P596">PERFCTR_SERIAL_VECTOR_ADDR<text:tab/><text:tab/>serial vector address generator TLB *</text:p>
      <text:p text:style-name="P596">PERFCTR_DATA_ADDR<text:tab/><text:tab/><text:tab/><text:tab/>data address generator TLB *</text:p>
      <text:p text:style-name="P596">PERFCTR_FILE_CACHE<text:tab/><text:tab/><text:tab/><text:tab/>file cache of internal CFileMem instance **</text:p>
      <text:p text:style-name="P596">PERFCTR_NODEDATA_DATA<text:tab/><text:tab/><text:tab/>node information data cache ***</text:p>
      <text:p text:style-name="P596">PERFCTR_SUBNODE_DATA<text:tab/><text:tab/><text:tab/>sub-node information data cache ***</text:p>
      <text:p text:style-name="P596">PERFCTR_DATA<text:tab/><text:tab/><text:tab/><text:tab/><text:tab/>top level data cache ***</text:p>
      <text:p text:style-name="P596"/>
      <text:p text:style-name="P578">TLB stands for translation look-a-side buffer.</text:p>
      <text:p text:style-name="P578">* obsolete</text:p>
      <text:p text:style-name="P578">** only if <text:span text:style-name="T541">file data layer in use</text:span>, otherwise always zero</text:p>
      <text:p text:style-name="P578">*** <text:span text:style-name="T325">element has not yet been updated to pool infrastructure</text:span></text:p>
      <text:p text:style-name="P596"><text:soft-page-break/></text:p>
      <text:p text:style-name="P596">Note:</text:p>
      <text:p text:style-name="P579">For this method to work as described above, the code must be compiled with the compile flag USE_PERFORMANCE_COUNTERS being set.</text:p>
      <text:p text:style-name="P580">The current implementation of this method dates back to a code version where pools didn't exist and the any address generation was optimised by using TLBs.</text:p>
      <text:p text:style-name="P580">The implementation is likely to be changed towards a model where the arguments fit the pool infrastructure. Hence, programmers are advised not to use this method as it is.</text:p>
      <text:p text:style-name="P580">Resetting the counters has <text:span text:style-name="T541">not </text:span>been implemented, yet.</text:p>
      <text:p text:style-name="P298"/>
      <text:p text:style-name="P298"/>
      <text:h text:style-name="P1642" text:outline-level="3"><text:bookmark-start text:name="__RefHeading__1534_1677005904"/>empty ()<text:bookmark-end text:name="__RefHeading__1534_1677005904"/></text:h>
      <text:p text:style-name="P596"/>
      <text:p text:style-name="P1250">bool empty () <text:span text:style-name="T722">const</text:span></text:p>
      <text:p text:style-name="P298"/>
      <text:p text:style-name="P184">Description:</text:p>
      <text:p text:style-name="P184">To find out if a b-tree instance contains any data, this method may be employed.</text:p>
      <text:p text:style-name="P184"/>
      <text:p text:style-name="P184">Remarks:</text:p>
      <text:p text:style-name="P184"><text:span text:style-name="T542">This method tells the caller if the container instance has any data present. A</text:span>lternative<text:span text:style-name="T542">ly</text:span> <text:bookmark-ref text:reference-format="text" text:ref-name="__RefHeading__1536_1677005904">size ()</text:bookmark-ref> may be <text:span text:style-name="T542">called</text:span> to see the number of existing data entries contained by a b-tree instance. </text:p>
      <text:p text:style-name="P298"/>
      <text:p text:style-name="P184">Return value:</text:p>
      <text:p text:style-name="P298">This method returns true if this b-tree instance contains no data, otherwise false.</text:p>
      <text:p text:style-name="P298"/>
      <text:p text:style-name="P184">Note:</text:p>
      <text:p text:style-name="P184">This method works even if the data layer has not been initialised. If that is the case, then the return value is true<text:span text:style-name="T326">, since it is assumed the b-tree is empty, instead of being invalid</text:span>.</text:p>
      <text:p text:style-name="P298"/>
      <text:p text:style-name="P298"/>
      <text:h text:style-name="P1642" text:outline-level="3"><text:bookmark-start text:name="__RefHeading__1536_1677005904"/><text:span text:style-name="T371">size</text:span> <text:span text:style-name="T136">()</text:span><text:bookmark-end text:name="__RefHeading__1536_1677005904"/></text:h>
      <text:p text:style-name="P596"/>
      <text:p text:style-name="P1250">size_type <text:span text:style-name="T371">size</text:span> () <text:span text:style-name="T722">const</text:span></text:p>
      <text:p text:style-name="P596"/>
      <text:p text:style-name="P184"><text:soft-page-break/>Description:</text:p>
      <text:p text:style-name="P404">This methods returns the number of data items stored in the container instance.</text:p>
      <text:p text:style-name="P184"/>
      <text:p text:style-name="P184">Remarks:</text:p>
      <text:p text:style-name="P404">To obtain the total number of data items that have been stored in the data container, this method has to be used. <text:span text:style-name="T327">If the data layer has been initialised, then the method reads the maxIdx value from the root node descriptor and returns it, otherwise zero is returned. </text:span>This means that, if the data layer has not been called into existence yet, this is not deemed as an invalid case and only means the container is empty.</text:p>
      <text:p text:style-name="P298"/>
      <text:p text:style-name="P184">Return value:</text:p>
      <text:p text:style-name="P525">This method returns the number of data entries present in this <text:span text:style-name="T543">container</text:span> instance.</text:p>
      <text:p text:style-name="P298"/>
      <text:p text:style-name="P596"/>
      <text:h text:style-name="P1642" text:outline-level="3"><text:bookmark-start text:name="__RefHeading__1538_1677005904"/><text:span text:style-name="T372">clear</text:span> <text:span text:style-name="T136">()</text:span><text:bookmark-end text:name="__RefHeading__1538_1677005904"/></text:h>
      <text:p text:style-name="P596"/>
      <text:p text:style-name="P1250"><text:span text:style-name="T544">void</text:span> <text:span text:style-name="T372">clear</text:span> ()</text:p>
      <text:p text:style-name="P298"/>
      <text:p text:style-name="P184">Description:</text:p>
      <text:p text:style-name="P1255">This method removes all data from the b-tree at once.</text:p>
      <text:p text:style-name="P1255"/>
      <text:p text:style-name="P1255"/>
      <text:p text:style-name="P184">Remarks:</text:p>
      <text:p text:style-name="P405">The method de-initialises the <text:span text:style-name="T544">container</text:span>'s data layer, which <text:span text:style-name="T544">is also true is only the root node exists while it doesn't contain any data. Also internal counters and pointers are reset to allow for a re-instantiation of a new data layer.</text:span></text:p>
      <text:p text:style-name="P298"/>
      <text:p text:style-name="P581">Note:</text:p>
      <text:p text:style-name="P581">If this method is called while the data <text:span text:style-name="T328">layer </text:span>has not been initialised or was de-initialised before, then it <text:span text:style-name="T544">is in</text:span>effect<text:span text:style-name="T544">ive</text:span>.</text:p>
      <text:p text:style-name="P596"/>
      <text:p text:style-name="P596"/>
      <text:h text:style-name="P1654" text:outline-level="3"><text:bookmark-start text:name="__RefHeading___Toc32943_608037452"/>begin ()<text:bookmark-end text:name="__RefHeading___Toc32943_608037452"/></text:h>
      <text:p text:style-name="P705"/>
      <text:p text:style-name="P1173">1)</text:p>
      <text:p text:style-name="P1233"><text:span text:style-name="T261">i</text:span><text:span text:style-name="T236">terator begin ()</text:span></text:p>
      <text:p text:style-name="P1234"><text:span text:style-name="T281">2</text:span><text:span text:style-name="T236">)</text:span></text:p>
      <text:p text:style-name="P1231"><text:span text:style-name="T281">const_</text:span><text:span text:style-name="T261">i</text:span><text:span text:style-name="T236">terator begin () </text:span><text:span text:style-name="T281">const</text:span></text:p>
      <text:p text:style-name="P705"/>
      <text:p text:style-name="P715">Description:</text:p>
      <text:p text:style-name="P715">Th<text:span text:style-name="T727">e</text:span>s<text:span text:style-name="T727">e</text:span> method return a<text:span text:style-name="T727">n</text:span> iterator, pointing <text:span text:style-name="T466">at</text:span> the initial data entry.</text:p>
      <text:p text:style-name="P715"/>
      <text:p text:style-name="P207">Remarks:</text:p>
      <text:p text:style-name="P398"><text:span text:style-name="T727">Method (1) instantiates </text:span>a read-<text:span text:style-name="T471">write</text:span> iterator pointing at the first data entry, <text:span text:style-name="T727">whereas method (2) instantiates a read only iterator</text:span>. <text:span text:style-name="T727">In either case, t</text:span>he returned iterator has not been evaluated, which means calling this method does not result in a penalty in terms of CPU time, <text:span text:style-name="T566">in case further arithmetic operations of that newly created iterator follow the creation.</text:span></text:p>
      <text:p text:style-name="P490"/>
      <text:p text:style-name="P923">Return value:</text:p>
      <text:p text:style-name="P715">The return value is a read-<text:span text:style-name="T471">write</text:span> <text:span text:style-name="T53">iterator pointing at the first data entry </text:span><text:span text:style-name="T73">for method (1) and a read only iterator for method (2)</text:span><text:span text:style-name="T53">. In case the data container is empty, the returned iterator points to an invalid object, which, if accessed in that state, would result in an ::std::out_fo_range exception being thrown.</text:span></text:p>
      <text:p text:style-name="P923"/>
      <text:p text:style-name="P705"/>
      <text:h text:style-name="Heading_20_3" text:outline-level="3"><text:bookmark-start text:name="__RefHeading__14614_1800758390"/>end ()<text:bookmark-end text:name="__RefHeading__14614_1800758390"/></text:h>
      <text:p text:style-name="P705"/>
      <text:p text:style-name="P1173">1)</text:p>
      <text:p text:style-name="P1233"><text:span text:style-name="T261">i</text:span><text:span text:style-name="T236">terator </text:span><text:span text:style-name="T261">end</text:span><text:span text:style-name="T236"> ()</text:span></text:p>
      <text:p text:style-name="P1173">2)</text:p>
      <text:p text:style-name="P1232"><text:span text:style-name="T281">const_</text:span><text:span text:style-name="T261">i</text:span><text:span text:style-name="T236">terator </text:span><text:span text:style-name="T261">end</text:span><text:span text:style-name="T236"> () </text:span><text:span text:style-name="T281">const</text:span></text:p>
      <text:p text:style-name="P705"/>
      <text:p text:style-name="P715">Description:</text:p>
      <text:p text:style-name="P715">Th<text:span text:style-name="T727">e</text:span>s<text:span text:style-name="T727">e</text:span> method return a<text:span text:style-name="T727">n</text:span> iterator, pointing <text:span text:style-name="T466">at</text:span> the data entry <text:span text:style-name="T463">past the final entry</text:span>.</text:p>
      <text:p text:style-name="P715"/>
      <text:p text:style-name="P207">Remarks:</text:p>
      <text:p text:style-name="P399"><text:span text:style-name="T727">Method (1) instantiates </text:span>a read-<text:span text:style-name="T471">write</text:span> iterator pointing at the <text:span text:style-name="T464">next</text:span> data entry <text:span text:style-name="T464">past the final entry</text:span>, <text:span text:style-name="T727">whereas method (2) instantiates a read only iterator</text:span>. <text:span text:style-name="T727">In either case, t</text:span>he returned iterator <text:span text:style-name="T464">can</text:span> not be evaluated, <text:span text:style-name="T464">since the external pointer of the returned iterator has been set to the return value of </text:span><text:span text:style-name="T464"><text:bookmark-ref text:reference-format="text" text:ref-name="__RefHeading__1536_1677005904">size ()</text:bookmark-ref></text:span><text:soft-page-break/><text:span text:style-name="T464">, which always points at an invalid object</text:span>.</text:p>
      <text:p text:style-name="P489">If it is not known what an external pointer in terms of iterators is, then please see section: <text:bookmark-ref text:reference-format="text" text:ref-name="__RefHeading__26203_200604027">Iterators</text:bookmark-ref></text:p>
      <text:p text:style-name="P490"/>
      <text:p text:style-name="P923">Return value:</text:p>
      <text:p text:style-name="P715">The return value is a read-<text:span text:style-name="T472">write</text:span> <text:span text:style-name="T53">iterator pointing at the </text:span><text:span text:style-name="T61">next </text:span><text:span text:style-name="T53">data entry </text:span><text:span text:style-name="T61">past the last entry, </text:span><text:span text:style-name="T73">for method (1) and a read only iterator for method (2)</text:span><text:span text:style-name="T53">.</text:span></text:p>
      <text:p text:style-name="P586"/>
      <text:p text:style-name="P586"/>
      <text:h text:style-name="Heading_20_3" text:outline-level="3"><text:bookmark-start text:name="__RefHeading__14616_1800758390"/>rbegin ()<text:bookmark-end text:name="__RefHeading__14616_1800758390"/></text:h>
      <text:p text:style-name="P705"/>
      <text:p text:style-name="P1173">1)</text:p>
      <text:p text:style-name="P1153">reverse_iterator rbegin ()</text:p>
      <text:p text:style-name="P1173">2)</text:p>
      <text:p text:style-name="P1152"><text:span text:style-name="T727">const_</text:span>reverse_iterator rbegin () <text:span text:style-name="T722">const</text:span></text:p>
      <text:p text:style-name="P705"/>
      <text:p text:style-name="P715">Description:</text:p>
      <text:p text:style-name="P715">Th<text:span text:style-name="T728">e</text:span>s<text:span text:style-name="T728">e</text:span> method<text:span text:style-name="T728">s</text:span> return a <text:span text:style-name="T465">reverse </text:span>iterator, pointing <text:span text:style-name="T466">at</text:span> the <text:span text:style-name="T465">final</text:span> data entry.</text:p>
      <text:p text:style-name="P715"/>
      <text:p text:style-name="P207">Remarks:</text:p>
      <text:p text:style-name="P400"><text:span text:style-name="T728">Method (1) instantiates </text:span>a <text:span text:style-name="T465">reverse </text:span>read-<text:span text:style-name="T472">write</text:span> iterator pointing at the <text:span text:style-name="T467">final</text:span> data entry, <text:span text:style-name="T728">wherease method (2) instantiates </text:span>a <text:span text:style-name="T465">reverse </text:span>read <text:span text:style-name="T728">only</text:span> iterator. <text:span text:style-name="T728">In either case, t</text:span>he returned iterator has not been evaluated, which means calling this method does not result in a penalty in terms of CPU time, <text:span text:style-name="T566">in case further arithmetic operations of that newly created iterator follow the creation.</text:span></text:p>
      <text:p text:style-name="P490"/>
      <text:p text:style-name="P923">Return value:</text:p>
      <text:p text:style-name="P716">The return value is a <text:span text:style-name="T469">reverse </text:span>read-<text:span text:style-name="T472">write</text:span> <text:span text:style-name="T53">iterator pointing at the </text:span><text:span text:style-name="T63">final</text:span><text:span text:style-name="T53"> data entry </text:span><text:span text:style-name="T73">for method (1) and a read only </text:span><text:span text:style-name="T74">reverse </text:span><text:span text:style-name="T73">iterator for method (2)</text:span><text:span text:style-name="T53">. In case the data container is empty, the returned iterator points </text:span><text:span text:style-name="T63">at</text:span><text:span text:style-name="T53"> an invalid object, which </text:span><text:span text:style-name="T63">the object prior the non-existing initial entry. I</text:span><text:span text:style-name="T53">f </text:span><text:span text:style-name="T63">the iterator is </text:span><text:span text:style-name="T53">accessed in that state, an ::std::out_o</text:span><text:span text:style-name="T62">f</text:span><text:span text:style-name="T53">_range exception </text:span><text:span text:style-name="T63">is</text:span><text:span text:style-name="T53"> thrown.</text:span></text:p>
      <text:p text:style-name="P586"/>
      <text:p text:style-name="P586"/>
      <text:h text:style-name="Heading_20_3" text:outline-level="3"><text:bookmark-start text:name="__RefHeading__14618_1800758390"/>rend ()<text:bookmark-end text:name="__RefHeading__14618_1800758390"/></text:h>
      <text:p text:style-name="P923"/>
      <text:p text:style-name="P1173">1)</text:p>
      <text:p text:style-name="P1233"><text:span text:style-name="T236">reverse_iterator r</text:span><text:span text:style-name="T261">end</text:span><text:span text:style-name="T236"> ()</text:span></text:p>
      <text:p text:style-name="P1173">2)</text:p>
      <text:p text:style-name="P1232"><text:soft-page-break/><text:span text:style-name="T281">const_</text:span><text:span text:style-name="T236">reverse_iterator r</text:span><text:span text:style-name="T261">end</text:span><text:span text:style-name="T236"> () </text:span><text:span text:style-name="T281">const</text:span></text:p>
      <text:p text:style-name="P923"/>
      <text:p text:style-name="P715">Description:</text:p>
      <text:p text:style-name="P715">Th<text:span text:style-name="T728">e</text:span>s<text:span text:style-name="T728">e</text:span> method<text:span text:style-name="T728">s</text:span> return a <text:span text:style-name="T465">reverse </text:span>iterator, pointing <text:span text:style-name="T466">at</text:span> the data entry <text:span text:style-name="T467">before the initial entry</text:span>.</text:p>
      <text:p text:style-name="P715"/>
      <text:p text:style-name="P207">Remarks:</text:p>
      <text:p text:style-name="P400"><text:span text:style-name="T728">Method (1) instantiates </text:span>a <text:span text:style-name="T465">reverse </text:span>read-<text:span text:style-name="T472">write</text:span> iterator pointing at the data entry <text:span text:style-name="T468">prior the first entry, whereas method (2) instantiates </text:span>a <text:span text:style-name="T465">reverse </text:span>read <text:span text:style-name="T728">only</text:span> iterator. <text:span text:style-name="T728">In either case, t</text:span>he returned iterator <text:span text:style-name="T464">can</text:span> not be evaluated, <text:span text:style-name="T464">since the external pointer of the returned iterator has been set to -1 (~0x0), which always points at an invalid object</text:span>.</text:p>
      <text:p text:style-name="P489">If it is not known what an external pointer in terms of iterators is, then please see section: <text:bookmark-ref text:reference-format="text" text:ref-name="__RefHeading__26203_200604027">Iterators</text:bookmark-ref></text:p>
      <text:p text:style-name="P489"/>
      <text:p text:style-name="P923">Return value:</text:p>
      <text:p text:style-name="P716">The return value is a <text:span text:style-name="T470">reverse </text:span>read-<text:span text:style-name="T472">write</text:span> <text:span text:style-name="T53">iterator pointing at the data entry </text:span><text:span text:style-name="T64">prior the first data entry </text:span><text:span text:style-name="T74">for method (1) and </text:span><text:span text:style-name="T53">a </text:span><text:span text:style-name="T64">reverse </text:span><text:span text:style-name="T53">read</text:span><text:span text:style-name="T75"> </text:span><text:span text:style-name="T74">only</text:span><text:span text:style-name="T53"> iterator </text:span><text:span text:style-name="T74">for method (2)</text:span><text:span text:style-name="T53">.</text:span></text:p>
      <text:p text:style-name="P586"/>
      <text:p text:style-name="P586"/>
      <text:h text:style-name="P1643" text:outline-level="3"><text:bookmark-start text:name="__RefHeading__14598_1800758390"/>cbegin ()<text:bookmark-end text:name="__RefHeading__14598_1800758390"/></text:h>
      <text:p text:style-name="P596"/>
      <text:p text:style-name="P1148">const_iterator cbegin () <text:span text:style-name="T722">const</text:span></text:p>
      <text:p text:style-name="P596"/>
      <text:p text:style-name="P711">Description:</text:p>
      <text:p text:style-name="P711">This method returns a read-only iterator, pointing <text:span text:style-name="T466">at</text:span> the initial data entry.</text:p>
      <text:p text:style-name="P711"/>
      <text:p text:style-name="P206">Remarks:</text:p>
      <text:p text:style-name="P394"><text:span text:style-name="T466">This method instantiates </text:span>a read-only iterator pointing at the first data entry. The returned iterator has not been evaluated, which means calling this method does not result in a penalty in terms of CPU time.</text:p>
      <text:p text:style-name="P393"/>
      <text:p text:style-name="Text_20_body">Return value:</text:p>
      <text:p text:style-name="P711">The return value is a read-only <text:span text:style-name="T53">iterator pointing at the first data entry. In case the data container is empty, the returned iterator points to an invalid object, which, if accessed in that state, would result in an ::std::out_fo_range exception being thrown.</text:span></text:p>
      <text:p text:style-name="Text_20_body"/>
      <text:h text:style-name="Heading_20_3" text:outline-level="3"><text:bookmark-start text:name="__RefHeading__14600_1800758390"/><text:soft-page-break/>cend ()<text:bookmark-end text:name="__RefHeading__14600_1800758390"/></text:h>
      <text:p text:style-name="P710"/>
      <text:p text:style-name="P1217"><text:span text:style-name="T236">const_iterator c</text:span><text:span text:style-name="T263">end</text:span><text:span text:style-name="T236"> () </text:span><text:span text:style-name="T281">const</text:span></text:p>
      <text:p text:style-name="P710"/>
      <text:p text:style-name="P711">Description:</text:p>
      <text:p text:style-name="P712">This method returns a read-only iterator, pointing <text:span text:style-name="T466">at</text:span> the data entry <text:span text:style-name="T463">past the final entry</text:span>.</text:p>
      <text:p text:style-name="P712"/>
      <text:p text:style-name="P194">Remarks:</text:p>
      <text:p text:style-name="P395"><text:span text:style-name="T466">This method instantiates </text:span>a read-only iterator pointing at the <text:span text:style-name="T464">next</text:span> data entry <text:span text:style-name="T464">past the final entry</text:span>. The returned iterator <text:span text:style-name="T464">can</text:span> not be evaluated, <text:span text:style-name="T464">since the returned iterator is initialised to the return value of </text:span><text:span text:style-name="T464"><text:bookmark-ref text:reference-format="text" text:ref-name="__RefHeading__1536_1677005904">size ()</text:bookmark-ref></text:span><text:span text:style-name="T464">, which always points at an invalid object</text:span>.</text:p>
      <text:p text:style-name="P401"/>
      <text:p text:style-name="P717">Return value:</text:p>
      <text:p text:style-name="P712">The return value is a read-only <text:span text:style-name="T53">iterator pointing at the </text:span><text:span text:style-name="T61">next </text:span><text:span text:style-name="T53">data entry </text:span><text:span text:style-name="T61">past the last entry</text:span><text:span text:style-name="T53">.</text:span></text:p>
      <text:p text:style-name="P583"/>
      <text:p text:style-name="P582"/>
      <text:h text:style-name="Heading_20_3" text:outline-level="3"><text:bookmark-start text:name="__RefHeading__14602_1800758390"/>crbegin ()<text:bookmark-end text:name="__RefHeading__14602_1800758390"/></text:h>
      <text:p text:style-name="P710"/>
      <text:p text:style-name="P1217"><text:span text:style-name="T236">const_</text:span><text:span text:style-name="T263">reverse_</text:span><text:span text:style-name="T236">iterator c</text:span><text:span text:style-name="T263">r</text:span><text:span text:style-name="T236">begin () </text:span><text:span text:style-name="T281">const</text:span></text:p>
      <text:p text:style-name="P710"/>
      <text:p text:style-name="P711">Description:</text:p>
      <text:p text:style-name="P713">This method returns a read-only <text:span text:style-name="T465">reverse </text:span>iterator, pointing <text:span text:style-name="T466">at</text:span> the <text:span text:style-name="T465">final</text:span> data entry.</text:p>
      <text:p text:style-name="P713"/>
      <text:p text:style-name="P195">Remarks:</text:p>
      <text:p text:style-name="P396"><text:span text:style-name="T466">This method instantiates </text:span>a <text:span text:style-name="T465">reverse </text:span>read-only iterator pointing at the <text:span text:style-name="T467">final</text:span> data entry. The returned iterator has not been evaluated, which means calling this method does not result in a penalty in terms of CPU time.</text:p>
      <text:p text:style-name="P402"/>
      <text:p text:style-name="P718">Return value:</text:p>
      <text:p text:style-name="P713">The return value is a <text:span text:style-name="T469">reverse </text:span>read-only <text:span text:style-name="T53">iterator pointing at the </text:span><text:span text:style-name="T63">final</text:span><text:span text:style-name="T53"> data entry. In case the data container is empty, the returned iterator points </text:span><text:span text:style-name="T63">at</text:span><text:span text:style-name="T53"> an invalid object, which </text:span><text:span text:style-name="T63">the object prior the non-existing initial entry. I</text:span><text:span text:style-name="T53">f </text:span><text:span text:style-name="T63">the iterator is </text:span><text:span text:style-name="T53">accessed in that state, an ::std::out_o</text:span><text:span text:style-name="T62">f</text:span><text:span text:style-name="T53">_range exception </text:span><text:span text:style-name="T63">is</text:span><text:span text:style-name="T53"> thrown.</text:span></text:p>
      <text:p text:style-name="P584"/>
      <text:h text:style-name="Heading_20_3" text:outline-level="3"><text:bookmark-start text:name="__RefHeading__14604_1800758390"/><text:soft-page-break/>crend ()<text:bookmark-end text:name="__RefHeading__14604_1800758390"/></text:h>
      <text:p text:style-name="P596"/>
      <text:p text:style-name="P1217"><text:span text:style-name="T236">const_</text:span><text:span text:style-name="T263">reverse_</text:span><text:span text:style-name="T236">iterator c</text:span><text:span text:style-name="T263">rend</text:span><text:span text:style-name="T236"> () </text:span><text:span text:style-name="T281">const</text:span></text:p>
      <text:p text:style-name="P596"/>
      <text:p text:style-name="P714">Description:</text:p>
      <text:p text:style-name="P714">This method returns a read-only <text:span text:style-name="T465">reverse </text:span>iterator, pointing <text:span text:style-name="T466">at</text:span> the data entry <text:span text:style-name="T467">before the initial entry</text:span>.</text:p>
      <text:p text:style-name="P714"/>
      <text:p text:style-name="P196">Remarks:</text:p>
      <text:p text:style-name="P397"><text:span text:style-name="T466">This method instantiates </text:span>a <text:span text:style-name="T465">reverse </text:span>read-only iterator pointing at the data entry <text:span text:style-name="T468">prior the first entry</text:span>. The returned iterator <text:span text:style-name="T464">can</text:span> not be evaluated, <text:span text:style-name="T464">since the returned iterator has been set to point at -1 (~0x0), which always points at an invalid object</text:span>.</text:p>
      <text:p text:style-name="P403"/>
      <text:p text:style-name="P719">Return value:</text:p>
      <text:p text:style-name="P714">The return value is a <text:span text:style-name="T470">reverse </text:span>read-only <text:span text:style-name="T53">iterator pointing at the data entry </text:span><text:span text:style-name="T64">prior the first data entry</text:span><text:span text:style-name="T53">.</text:span></text:p>
      <text:p text:style-name="P585"/>
      <text:p text:style-name="P585"/>
      <text:h text:style-name="P1642" text:outline-level="3"><text:bookmark-start text:name="__RefHeading__1540_1677005904"/><text:span text:style-name="T136">u</text:span>nload <text:span text:style-name="T136">()</text:span><text:bookmark-end text:name="__RefHeading__1540_1677005904"/></text:h>
      <text:p text:style-name="P596"/>
      <text:p text:style-name="P1250">void unload ()</text:p>
      <text:p text:style-name="P596"/>
      <text:p text:style-name="P184">Description:</text:p>
      <text:p text:style-name="P298"><text:span text:style-name="T328">This method </text:span>unload<text:span text:style-name="T328">s</text:span> all data to <text:span text:style-name="T328">the medium.</text:span></text:p>
      <text:p text:style-name="P298"/>
      <text:p text:style-name="P228">Remarks:</text:p>
      <text:p text:style-name="P298">This method stores all data in th<text:span text:style-name="T328">e</text:span> instance<text:span text:style-name="T328">'s</text:span> associated temporary file and frees all temporary buffers and data caches. <text:span text:style-name="T328">It</text:span> <text:span text:style-name="T328">may be</text:span> useful if the resources on a system are scarce and it is known <text:span text:style-name="T328">access is </text:span>not needed for a long time.</text:p>
      <text:p text:style-name="P406">It is not required to reload the data, since this is done by any call trying to access <text:span text:style-name="T328">the instance</text:span>. However, even a call to <text:span text:style-name="T545">a simple method, like </text:span><text:span text:style-name="T545"><text:bookmark-ref text:reference-format="text" text:ref-name="__RefHeading__1536_1677005904">size ()</text:bookmark-ref></text:span><text:span text:style-name="T545"> or </text:span><text:span text:style-name="T545"><text:bookmark-ref text:reference-format="text" text:ref-name="__RefHeading__1534_1677005904">empty ()</text:bookmark-ref></text:span><text:span text:style-name="T545">, were a reload wouldn't be expected,</text:span> will cause data to be reloaded. Hence, if <text:span text:style-name="T725">it is not the intention to reload a container's data layer</text:span>, then don<text:span text:style-name="T329">'</text:span>t call any <text:span text:style-name="T725">that container's</text:span> methods.</text:p>
      <text:p text:style-name="P298">Also call<text:span text:style-name="T329">ing</text:span> th<text:span text:style-name="T329">e</text:span> unload method <text:span text:style-name="T329">too frequently is not recommended</text:span>, <text:span text:style-name="T328">as</text:span> <text:span text:style-name="T328">i</text:span>t will result in significant performance <text:span text:style-name="T545">issues</text:span>.</text:p>
      <text:p text:style-name="P298"/>
      <text:p text:style-name="P228"><text:soft-page-break/>Note:</text:p>
      <text:p text:style-name="P228">If this method is called while the data <text:span text:style-name="T545">layer </text:span>has not been initialised or was de-initialised before, then this method <text:span text:style-name="T545">is in</text:span>effect<text:span text:style-name="T545">ive</text:span>. This is also the case, if the <text:span text:style-name="T545">container has been </text:span>unloaded before <text:span text:style-name="T726">and has not been reloaded in the mean time</text:span>.</text:p>
      <text:p text:style-name="P596"/>
      <text:p text:style-name="P596"/>
      <text:h text:style-name="Heading_20_2" text:outline-level="2"><text:bookmark-start text:name="__RefHeading___Toc30600_1358898467"/>CBTreeBaseDefaults<text:bookmark-end text:name="__RefHeading___Toc30600_1358898467"/></text:h>
      <text:p text:style-name="P596"/>
      <text:p text:style-name="P596"><text:tab/><text:span text:style-name="T731">The class C. implements what is described in section </text:span><text:span text:style-name="T731"><text:bookmark-ref text:reference-format="text" text:ref-name="__RefHeading__122_1269792762">Specific Default Container to b-tree Methods (CBTreeBaseDefaults)</text:bookmark-ref></text:span><text:span text:style-name="T731">.</text:span></text:p>
      <text:p text:style-name="P596"/>
      <text:p text:style-name="P596"/>
      <text:h text:style-name="P1644" text:outline-level="3"><text:bookmark-start text:name="__RefHeading___Toc164793_20832781"/>Type Definitions<text:bookmark-end text:name="__RefHeading___Toc164793_20832781"/></text:h>
      <text:p text:style-name="P754"/>
      <text:p text:style-name="P973"><text:tab/>This container class is derived from <text:span text:style-name="T770">CBTreeBaseIf (</text:span><text:span text:style-name="T770"><text:bookmark-ref text:reference-format="text" text:ref-name="__RefHeading___Toc36408_35778968">Abstract Container to b-tree Interface (CBTreeBaseIf)</text:bookmark-ref></text:span><text:span text:style-name="T770">) as it can be seen in the </text:span><text:span text:style-name="T770"><text:bookmark-ref text:reference-format="text" text:ref-name="__RefHeading__120_1269792762">Class Hierarchy</text:bookmark-ref></text:span><text:span text:style-name="T770"> diagram </text:span>and <text:span text:style-name="T490">defines the following types</text:span>:</text:p>
      <text:p text:style-name="P672"/>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1421">Type</text:p>
            </table:table-cell>
            <table:table-cell table:style-name="Table27.A1" office:value-type="string">
              <text:p text:style-name="P1421">Definition</text:p>
            </table:table-cell>
            <table:table-cell table:style-name="Table27.C1" office:value-type="string">
              <text:p text:style-name="P1427">Description</text:p>
            </table:table-cell>
          </table:table-row>
        </table:table-header-rows>
        <table:table-row>
          <table:table-cell table:style-name="Table27.A2" office:value-type="string">
            <text:p text:style-name="P1367">value_type</text:p>
          </table:table-cell>
          <table:table-cell table:style-name="Table27.A2" office:value-type="string">
            <text:p text:style-name="P1358">_<text:span text:style-name="T770">t_data</text:span></text:p>
          </table:table-cell>
          <table:table-cell table:style-name="Table27.C2" office:value-type="string">
            <text:p text:style-name="P987">This type defines what a data entry is and what is displayed to the application by the container when accessing it.</text:p>
          </table:table-cell>
        </table:table-row>
        <table:table-row>
          <table:table-cell table:style-name="Table27.A2" office:value-type="string">
            <text:p text:style-name="P1397">data_layer_properties_type</text:p>
          </table:table-cell>
          <table:table-cell table:style-name="Table27.A2" office:value-type="string">
            <text:p text:style-name="P1398">_<text:span text:style-name="T791">t_datalayerproperties</text:span></text:p>
          </table:table-cell>
          <table:table-cell table:style-name="Table27.C2" office:value-type="string">
            <text:p text:style-name="P964">This type aids the definition of the types below.</text:p>
          </table:table-cell>
        </table:table-row>
        <table:table-row>
          <table:table-cell table:style-name="Table27.A2" office:value-type="string">
            <text:p text:style-name="P1344">node_iter_type</text:p>
          </table:table-cell>
          <table:table-cell table:style-name="Table27.A2" office:value-type="string">
            <text:p text:style-name="P1344">typename data_layer_properties_type::node_iter_type</text:p>
          </table:table-cell>
          <table:table-cell table:style-name="Table27.C2" office:value-type="string">
            <text:p text:style-name="P1351"><text:span text:style-name="T801">This </text:span>defines <text:span text:style-name="T801">what </text:span>type <text:span text:style-name="T801">is used to address individual nodes within the tree structure.</text:span></text:p>
          </table:table-cell>
        </table:table-row>
        <table:table-row>
          <table:table-cell table:style-name="Table27.A2" office:value-type="string">
            <text:p text:style-name="P1396">sub_node_iter_type</text:p>
          </table:table-cell>
          <table:table-cell table:style-name="Table27.A2" office:value-type="string">
            <text:p text:style-name="P1396">typename data_layer_properties_type::sub_node_iter_type</text:p>
          </table:table-cell>
          <table:table-cell table:style-name="Table27.C2" office:value-type="string">
            <text:p text:style-name="P1012">This defines what type is used to address individual data entries within a node.</text:p>
          </table:table-cell>
        </table:table-row>
      </table:table>
      <text:p text:style-name="P1032"/>
      <text:p text:style-name="P987"/>
      <text:p text:style-name="P1032"/>
      <text:h text:style-name="P1654" text:outline-level="3"><text:bookmark-start text:name="__RefHeading___Toc30602_1358898467"/>Constructor<text:bookmark-end text:name="__RefHeading___Toc30602_1358898467"/></text:h>
      <text:p text:style-name="P596"/>
      <text:p text:style-name="P1262">CBTreeBase<text:span text:style-name="T731">Defaults</text:span>&lt;_<text:span text:style-name="T800">ti_pos, _t_data, _t_datalayerproperties</text:span>&gt;</text:p>
      <text:p text:style-name="P1262">(</text:p>
      <text:p text:style-name="P1262"><text:tab/>_t_datalayerproperties &amp;rDataLayerProperties, </text:p>
      <text:p text:style-name="P1262"><text:tab/>bayerTreeCacheDescription_t *psCacheDescription, </text:p>
      <text:p text:style-name="P1262"><text:tab/>sub_node_iter_type nNodeSize</text:p>
      <text:p text:style-name="P1262">)</text:p>
      <text:p text:style-name="P928"/>
      <text:p text:style-name="P209">Description:</text:p>
      <text:p text:style-name="P214">The CBTreeBase<text:span text:style-name="T731">Defaults</text:span> constructor is called when a b-tree data class of any type is called into exist<text:span text:style-name="T312">e</text:span>nce.</text:p>
      <text:p text:style-name="P492"/>
      <text:p text:style-name="P226">Input parameters:</text:p>
      <text:p text:style-name="P500">rDataLayerProperties<text:tab/><text:tab/>- reference<text:span text:style-name="T540">s</text:span> data layer <text:span text:style-name="T313">properties</text:span> *</text:p>
      <text:p text:style-name="P500">psCacheDescription<text:tab/><text:tab/>- <text:span text:style-name="T540">specifies</text:span> pointer referring to a <text:span text:style-name="T314">cache description structure specifying <text:tab/><text:tab/><text:tab/><text:tab/>the cache dimensions for this b-tree data class instance **</text:span></text:p>
      <text:p text:style-name="P500">nNodeSize<text:tab/><text:tab/><text:tab/>- <text:span text:style-name="T315">specifies the node size parameter</text:span></text:p>
      <text:p text:style-name="P575"/>
      <text:p text:style-name="P576">* <text:span text:style-name="T316">see section: </text:span><text:span text:style-name="T316"><text:bookmark-ref text:reference-format="text" text:ref-name="__RefHeading___Toc37854_20832781">Data Layer Properties (_t_datalayerproperties)</text:bookmark-ref></text:span><text:span text:style-name="T316"> and </text:span><text:span text:style-name="T316"><text:bookmark-ref text:reference-format="text" text:ref-name="__RefHeading__134_1269792762">Data Layer Type Definition (data_layer_type)</text:bookmark-ref></text:span></text:p>
      <text:p text:style-name="P575">** <text:span text:style-name="T317">structure psCacheDescription points at:</text:span></text:p>
      <text:p text:style-name="P575"/>
      <text:p text:style-name="P1065">typedef struct</text:p>
      <text:p text:style-name="P1240">{</text:p>
      <text:p text:style-name="P1240"><text:tab/>uint32_t<text:tab/>nMinNumberOfBytesPerSuperBlock;</text:p>
      <text:p text:style-name="P1240">} bayerTreeCacheDescription_t;</text:p>
      <text:p text:style-name="P1240"/>
      <text:p text:style-name="P928"/>
      <text:p text:style-name="P928">nMinNumberOfBytesPerSuperBlock<text:tab/><text:tab/>- specifies the ideal block size for the data layer</text:p>
      <text:p text:style-name="P928"/>
      <text:p text:style-name="P928">Remarks:</text:p>
      <text:p text:style-name="P927">The constructor <text:span text:style-name="T540">initialises the most basic parts of the container to be called into existence, by </text:span>tak<text:span text:style-name="T540">ing</text:span> a copy of what <text:span text:style-name="T319">rDataLayerProperties </text:span><text:span text:style-name="T318">is referring to, which is used as soon as the data layer needs to be called into existence. Also, copies are taken from the individual parameters contained by what the pointer of </text:span><text:span text:style-name="T319">psCacheDescription </text:span><text:span text:style-name="T318">is referring to.</text:span></text:p>
      <text:p text:style-name="P927"><text:span text:style-name="T318">p</text:span><text:span text:style-name="T319">sCacheDescription-</text:span><text:span text:style-name="T318">&gt;nMinNumberOfBytesPerSuperBlock: This parameter is used </text:span><text:span text:style-name="T320">during</text:span><text:span text:style-name="T318"> the data layer instantiation and sets parameter nBlockSize of the data layer constructor. Usually this parameter is set to zero and therefore the data layer set its ideal or default block size on its own. </text:span><text:soft-page-break/><text:span text:style-name="T318">However, if an application needs to manually set the data layer block size, </text:span><text:span text:style-name="T322">for instance to debug the data layer or to run a performance test, </text:span><text:span text:style-name="T318">then this parameter is to be </text:span><text:span text:style-name="T322">modified to the desired value</text:span><text:span text:style-name="T318">. </text:span><text:span text:style-name="T322">For more information see section: </text:span><text:span text:style-name="T322"><text:bookmark-ref text:reference-format="text" text:ref-name="__RefHeading__15166_1708703198">Abstract Data Layer Constructor</text:bookmark-ref></text:span></text:p>
      <text:p text:style-name="P932">The parameter nNodeSize (in more generic b-tree documentations often referred to as parameter “t”) determines how many data items and sub-node entries are stored in every node. The resulting number of sub-node entries is nNodeSize times 2 (t * 2), while the number data entries is nNodeSize times 2 minus 1 (t * 2 – 1).</text:p>
      <text:p text:style-name="P928"/>
      <text:p text:style-name="P928"/>
      <text:h text:style-name="P1642" text:outline-level="3"><text:bookmark-start text:name="__RefHeading__1542_1677005904"/>test_integrity ()<text:bookmark-end text:name="__RefHeading__1542_1677005904"/></text:h>
      <text:p text:style-name="P596"/>
      <text:p text:style-name="P1250">bool test_integrity ()</text:p>
      <text:p text:style-name="P596"/>
      <text:p text:style-name="P184">Description:</text:p>
      <text:p text:style-name="P228">This method performs a self test of the b-tree's integrity.</text:p>
      <text:p text:style-name="P298"/>
      <text:p text:style-name="P228">Remarks:</text:p>
      <text:p text:style-name="P248">This method tells the b-tree to test every node's integrity. This means that, the b-tree is being walked through and every node is tested for the correct parent node identifier, if the sub-tree size is correct and additional tests may be done depending on what type of data class is this being called on (ie. CBTreeKeySort also tests the key order in every node).</text:p>
      <text:p text:style-name="P248">Also it is being tested if two or more nodes are not sharing the same node identifier, if walking from a parent node to a child node and vice versa is working correctly <text:span text:style-name="T330">and if a node falsely claims to be the root node</text:span>.</text:p>
      <text:p text:style-name="P298"/>
      <text:p text:style-name="P228">Return value:</text:p>
      <text:p text:style-name="P249">The return value is true in case the self test didn't bring up any errors, otherwise false.</text:p>
      <text:p text:style-name="P228"/>
      <text:p text:style-name="P228">Note:</text:p>
      <text:p text:style-name="P596">If the method was incapable to walk through the entire tree, because it has encountered an undefined state in which it is impossible to proceed, then an std::exception <text:span text:style-name="T331">is thrown. Therefore the call of this method must always happen within a try block.</text:span></text:p>
      <text:p text:style-name="P587">This method ought not to be called during normal operations and only aids development purposes. This method is likely to cause performance <text:span text:style-name="T546">issues</text:span> when called too frequently, not only the walk through the tree structure can take very long, depending on the size of the tree, but also all caches are being brought into a state which is unlikely to be ideal for normal applications.</text:p>
      <text:h text:style-name="P1625" text:outline-level="3"><text:bookmark-start text:name="__RefHeading__1544_1677005904"/><text:soft-page-break/><text:span text:style-name="T829">show_integrity ()</text:span><text:bookmark-end text:name="__RefHeading__1544_1677005904"/></text:h>
      <text:p text:style-name="P596"/>
      <text:p text:style-name="P1250">void show_integrity (const char *pFilename)</text:p>
      <text:p text:style-name="P596"/>
      <text:p text:style-name="P184">Description:</text:p>
      <text:p text:style-name="P250">This method prints the current b-tree structure as well as additional debug information into a HTML formatted file.</text:p>
      <text:p text:style-name="P298"/>
      <text:p text:style-name="P215">Input parameters:</text:p>
      <text:p text:style-name="P501">pFilename<text:tab/><text:tab/>- specifies pointer to <text:span text:style-name="T546">output </text:span>file name</text:p>
      <text:p text:style-name="P525"/>
      <text:p text:style-name="P228">Remarks:</text:p>
      <text:p text:style-name="P251">For development purposes the structure of a b-tree plus additional debug information can be printed into HTML file, which then can be viewed in any internet browser. The method recursively walks through the tree and prints any node descriptor it comes across in plain text as well as every node's content. Errors that had been identified by <text:bookmark-ref text:reference-format="text" text:ref-name="__RefHeading__1542_1677005904">test_integrity ()</text:bookmark-ref> are high lighted as bold red text within the output tree, given that said method managed to complete. In case <text:bookmark-ref text:reference-format="text" text:ref-name="__RefHeading__1542_1677005904">test_integrity ()</text:bookmark-ref> didn't complete due to an assertion being hit the output of the b-tree structure is likely to be incomplete.</text:p>
      <text:p text:style-name="P252">The next part being output is a linear list of all node descriptors contained by all blocks that have been called into existence so far, while any node being invalid is displayed as grey text. <text:span text:style-name="T332">The element n</text:span>NumData <text:span text:style-name="T332">is </text:span>printed <text:span text:style-name="T332">as its </text:span>2's complement decimal value.</text:p>
      <text:p text:style-name="P253">The final part shows some data layer variables, the pool set up as it has been configured during the construction of the data class instance, followed a linear list of every node's pools, displaying the raw data therein. <text:span text:style-name="T333">The data layer variables displayed are as follows:</text:span></text:p>
      <text:p text:style-name="P253"/>
      <text:p text:style-name="P253">m_nBlockSize<text:tab/><text:tab/><text:tab/><text:tab/><text:span text:style-name="T333">block size in bytes</text:span></text:p>
      <text:p text:style-name="P253">m_nNodeSize<text:tab/><text:tab/><text:tab/><text:tab/><text:span text:style-name="T333">node size parameter as it has been given during the construction</text:span></text:p>
      <text:p text:style-name="P253">m_nNodesPerBlock<text:tab/><text:tab/><text:tab/><text:span text:style-name="T333">number of nodes stored in one block</text:span></text:p>
      <text:p text:style-name="P253">m_nNodesPerBlockVectorSize<text:tab/><text:span text:style-name="T333">log2 of </text:span>m_nNodesPerBlock</text:p>
      <text:p text:style-name="P253">m_nAlignedNodeSize<text:tab/><text:tab/><text:tab/><text:span text:style-name="T333">size of one node plus padding</text:span></text:p>
      <text:p text:style-name="P253">m_nNumPerBlockDataPools<text:tab/><text:tab/><text:span text:style-name="T333">number of pools</text:span></text:p>
      <text:p text:style-name="P253"/>
      <text:p text:style-name="P254"><text:span text:style-name="T334">The next sub part of the data dump section shows a table containing information about every registered pool. </text:span>The information displayed per pool is as follows:</text:p>
      <text:p text:style-name="P254"><text:soft-page-break/>m_psPerBlockDataPools-&gt;nCacheVectorSize</text:p>
      <text:p text:style-name="P254"><text:tab/><text:tab/><text:tab/><text:tab/><text:tab/>number of cache mask bit as configured during the <text:tab/><text:tab/><text:tab/><text:tab/><text:tab/><text:tab/><text:tab/>construction</text:p>
      <text:p text:style-name="P254">m_psPerBlockDataPools-&gt;nEntrySize</text:p>
      <text:p text:style-name="P254"><text:tab/><text:tab/><text:tab/><text:tab/><text:tab/>size of one data item as configured during the construction</text:p>
      <text:p text:style-name="P254">m_psPerBlockDataPools-&gt;nTotalSize</text:p>
      <text:p text:style-name="P254"><text:tab/><text:tab/><text:tab/><text:tab/><text:tab/>size of all data items as configured during the construction</text:p>
      <text:p text:style-name="P254">m_pnPerBlockPoolCacheMaskes</text:p>
      <text:p text:style-name="P254"><text:tab/><text:tab/><text:tab/><text:tab/><text:tab/><text:span text:style-name="T334">cache mask of a pools determined by </text:span>m_psPerBlockDataPools-&gt;nCacheVectorSize</text:p>
      <text:p text:style-name="P254">m_pnPerBlockPoolOffset</text:p>
      <text:p text:style-name="P254"><text:tab/><text:tab/><text:tab/><text:tab/><text:tab/><text:span text:style-name="T334">offset of a pool within a node</text:span></text:p>
      <text:p text:style-name="P255"/>
      <text:p text:style-name="P256">The final sub part of the data dump section is a linear list of every block that has been called into existence on the data layer. Each block's section displays the nodes stored in it, while each node shows its pools raw contents preceded by the absolute data layer byte offset of the respective pool. All information coming from the data layer are displayed as grey text, except if the data layer employs caches. Pools being cached <text:span text:style-name="T335">have their contents displayed twice. Once as it is directly stored on the data layer and once as it is coming from the pool cache, being printed as grey and blue text respectively.</text:span></text:p>
      <text:p text:style-name="P255"/>
      <text:p text:style-name="P244">Note:</text:p>
      <text:p text:style-name="P244"><text:span text:style-name="T336">For this method to correctly output the content of each data item within the b-tree structure, as it is required for the initial section of HTML file being written to, every data class must provide its version of the method </text:span><text:span text:style-name="T336"><text:bookmark-ref text:reference-format="text" text:ref-name="__RefHeading__5421_161159794">showdata ()</text:bookmark-ref></text:span><text:span text:style-name="T336">, since it is impossible for the classes </text:span><text:span text:style-name="T336"><text:bookmark-ref text:reference-format="text" text:ref-name="__RefHeading__122_1269792762">Specific Default Container to b-tree Methods (CBTreeBaseDefaults)</text:bookmark-ref></text:span><text:span text:style-name="T336"> as well as </text:span><text:span text:style-name="T336"><text:bookmark-ref text:reference-format="text" text:ref-name="__RefHeading__12600_147306980">Specific Data Classes</text:bookmark-ref></text:span><text:span text:style-name="T336"> to interpret the raw data coming from the data layer. If </text:span><text:span text:style-name="T336"><text:bookmark-ref text:reference-format="text" text:ref-name="__RefHeading__5421_161159794">showdata ()</text:bookmark-ref></text:span><text:span text:style-name="T336"> is not provided, then in case s. is called the data items in the HTLM output are left blank, rendering the initial part of the debug output almost useless.</text:span></text:p>
      <text:p text:style-name="P244"/>
      <text:p text:style-name="P244"/>
      <text:h text:style-name="P1625" text:outline-level="3"><text:bookmark-start text:name="__RefHeading__5421_161159794"/>showdata ()<text:bookmark-end text:name="__RefHeading__5421_161159794"/></text:h>
      <text:p text:style-name="P588"/>
      <text:p text:style-name="P1192"><text:span text:style-name="T229">b</text:span><text:span text:style-name="T227">ool showdata (std::ofstream &amp;ofs, node_iter_type nNode, sub_node_iter_type nSubPos)</text:span></text:p>
      <text:p text:style-name="P588"/>
      <text:p text:style-name="P184">Description:</text:p>
      <text:p text:style-name="P257"><text:soft-page-break/>This method displays the data of a node in HTML format and prints it to ofs or tests a node for its integrity.</text:p>
      <text:p text:style-name="P298"/>
      <text:p text:style-name="P215">Input parameters:</text:p>
      <text:p text:style-name="P502">ofs<text:tab/><text:tab/>- reference to output file stream</text:p>
      <text:p text:style-name="P502">nNode<text:tab/><text:tab/>- specifies node of node / sub-position pair to be displayed</text:p>
      <text:p text:style-name="P502">nSubPos<text:tab/>- specifies sub-position of node / sub-position pair to be displayed</text:p>
      <text:p text:style-name="P525"/>
      <text:p text:style-name="P228">Remarks:</text:p>
      <text:p text:style-name="P258">This method has two modes it can run in. If ofs.is_open () returns true, then the method interprets the data item being specified by nNode and nSubPos to be printed in HTML format and writes the result to the output file stream (ofs) as well as testing for the data's integrity. If ofs.is_open () returns false, then only the data pointed by the nNode / nSubPos pair is tested for its correct integrity.</text:p>
      <text:p text:style-name="P255"/>
      <text:p text:style-name="P228">Return value:</text:p>
      <text:p text:style-name="P257">Returns true if the data integrity is correct, otherwise false. <text:span text:style-name="T337">Whether the stream (ofs) is open or not, has no impact on the return value.</text:span></text:p>
      <text:p text:style-name="P257"/>
      <text:p text:style-name="P257"/>
      <text:h text:style-name="P1621" text:outline-level="2"><text:bookmark-start text:name="__RefHeading__156_1269792762"/>CBTreeArray API<text:bookmark-end text:name="__RefHeading__156_1269792762"/></text:h>
      <text:p text:style-name="P596"/>
      <text:p text:style-name="P596"/>
      <text:h text:style-name="P1645" text:outline-level="3"><text:bookmark-start text:name="__RefHeading___Toc117480_20832781"/>Type Definitions<text:bookmark-end text:name="__RefHeading___Toc117480_20832781"/></text:h>
      <text:p text:style-name="P751"/>
      <text:p text:style-name="P972"><text:tab/>This container class is derived from <text:span text:style-name="T770">CBTreeBaseDefaults (</text:span><text:span text:style-name="T770"><text:bookmark-ref text:reference-format="text" text:ref-name="__RefHeading__122_1269792762">Specific Default Container to b-tree Methods (CBTreeBaseDefaults)</text:bookmark-ref></text:span><text:span text:style-name="T770">) as it can be seen in the </text:span><text:span text:style-name="T770"><text:bookmark-ref text:reference-format="text" text:ref-name="__RefHeading__120_1269792762">Class Hierarchy</text:bookmark-ref></text:span><text:span text:style-name="T770"> diagram </text:span>and <text:span text:style-name="T490">defines the following types</text:span>:</text:p>
      <text:p text:style-name="P664"/>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413">Type</text:p>
            </table:table-cell>
            <table:table-cell table:style-name="Table16.A1" office:value-type="string">
              <text:p text:style-name="P1413">Definition</text:p>
            </table:table-cell>
            <table:table-cell table:style-name="Table16.C1" office:value-type="string">
              <text:p text:style-name="P1423">Description</text:p>
            </table:table-cell>
          </table:table-row>
        </table:table-header-rows>
        <table:table-row>
          <table:table-cell table:style-name="Table16.A2" office:value-type="string">
            <text:p text:style-name="P1363">value_type</text:p>
          </table:table-cell>
          <table:table-cell table:style-name="Table16.A2" office:value-type="string">
            <text:p text:style-name="P1354">_<text:span text:style-name="T770">t_data</text:span></text:p>
          </table:table-cell>
          <table:table-cell table:style-name="Table16.C2" office:value-type="string">
            <text:p text:style-name="P976">This type defines what a data entry is and what is displayed to the application by the container when accessing it.</text:p>
          </table:table-cell>
        </table:table-row>
        <table:table-row>
          <table:table-cell table:style-name="Table16.A2" office:value-type="string">
            <text:p text:style-name="P1363">size_type</text:p>
          </table:table-cell>
          <table:table-cell table:style-name="Table16.A2" office:value-type="string">
            <text:p text:style-name="P1363">typename <text:soft-page-break/>data_layer_properties_type::size_type</text:p>
          </table:table-cell>
          <table:table-cell table:style-name="Table16.C2" office:value-type="string">
            <text:p text:style-name="P1014">This defines what type is <text:soft-page-break/>employed to address individual data entries when accessing a container as a linear array container type.</text:p>
          </table:table-cell>
        </table:table-row>
        <table:table-row>
          <table:table-cell table:style-name="Table16.A2" office:value-type="string">
            <text:p text:style-name="P1363">reference</text:p>
          </table:table-cell>
          <table:table-cell table:style-name="Table16.A2" office:value-type="string">
            <text:p text:style-name="P1363">value_type &amp;</text:p>
          </table:table-cell>
          <table:table-cell table:style-name="Table16.C2" office:value-type="string">
            <text:p text:style-name="P1023">This type defines what a read / write reference of a data entry is.</text:p>
          </table:table-cell>
        </table:table-row>
        <table:table-row>
          <table:table-cell table:style-name="Table16.A2" office:value-type="string">
            <text:p text:style-name="P1363">const_reference</text:p>
          </table:table-cell>
          <table:table-cell table:style-name="Table16.A2" office:value-type="string">
            <text:p text:style-name="P1363">const value_type &amp;</text:p>
          </table:table-cell>
          <table:table-cell table:style-name="Table16.C2" office:value-type="string">
            <text:p text:style-name="P1023">This type defines what a read-only reference of a data entry is.</text:p>
          </table:table-cell>
        </table:table-row>
        <table:table-row>
          <table:table-cell table:style-name="Table16.A2" office:value-type="string">
            <text:p text:style-name="P1363">pointer</text:p>
          </table:table-cell>
          <table:table-cell table:style-name="Table16.A2" office:value-type="string">
            <text:p text:style-name="P1363">value_type *</text:p>
          </table:table-cell>
          <table:table-cell table:style-name="Table16.C2" office:value-type="string">
            <text:p text:style-name="P1023">This type defines what a read / write pointer of a data entry is.</text:p>
          </table:table-cell>
        </table:table-row>
        <table:table-row>
          <table:table-cell table:style-name="Table16.A2" office:value-type="string">
            <text:p text:style-name="P1363">const_pointer</text:p>
          </table:table-cell>
          <table:table-cell table:style-name="Table16.A2" office:value-type="string">
            <text:p text:style-name="P1363">const value_type *</text:p>
          </table:table-cell>
          <table:table-cell table:style-name="Table16.C2" office:value-type="string">
            <text:p text:style-name="P1023">This type defines what a read-only pointer of a data entry is.</text:p>
          </table:table-cell>
        </table:table-row>
        <table:table-row>
          <table:table-cell table:style-name="Table16.A2" office:value-type="string">
            <text:p text:style-name="P1363">difference_type</text:p>
          </table:table-cell>
          <table:table-cell table:style-name="Table16.A2" office:value-type="string">
            <text:p text:style-name="P1363">typename ::std::make_signed&lt;size_type&gt;::type</text:p>
          </table:table-cell>
          <table:table-cell table:style-name="Table16.C2" office:value-type="string">
            <text:p text:style-name="P1023">This defines what types is used to display the distance between two data entries is.</text:p>
          </table:table-cell>
        </table:table-row>
        <table:table-row>
          <table:table-cell table:style-name="Table16.A2" office:value-type="string">
            <text:p text:style-name="P1375">CBTree<text:span text:style-name="T771">If</text:span>_t</text:p>
          </table:table-cell>
          <table:table-cell table:style-name="Table16.A2" office:value-type="string">
            <text:p text:style-name="P1375">CBTree<text:span text:style-name="T771">If&lt;value_type, size_type&gt;</text:span></text:p>
          </table:table-cell>
          <table:table-cell table:style-name="Table16.C2" office:value-type="string">
            <text:p text:style-name="P989">This type aids the definition of the types below.</text:p>
          </table:table-cell>
        </table:table-row>
        <table:table-row>
          <table:table-cell table:style-name="Table16.A2" office:value-type="string">
            <text:p text:style-name="P1369">iterator</text:p>
          </table:table-cell>
          <table:table-cell table:style-name="Table16.A2" office:value-type="string">
            <text:p text:style-name="P1369">typename CBTree<text:span text:style-name="T771">If</text:span>_t::iterator</text:p>
          </table:table-cell>
          <table:table-cell table:style-name="Table16.C2" office:value-type="string">
            <text:p text:style-name="P1023">This defines what is used as a read / write iterator type.</text:p>
          </table:table-cell>
        </table:table-row>
        <table:table-row>
          <table:table-cell table:style-name="Table16.A2" office:value-type="string">
            <text:p text:style-name="P1369">const_iterator</text:p>
          </table:table-cell>
          <table:table-cell table:style-name="Table16.A2" office:value-type="string">
            <text:p text:style-name="P1370">typename CBTree<text:span text:style-name="T771">If</text:span>_t::const_iterator</text:p>
          </table:table-cell>
          <table:table-cell table:style-name="Table16.C2" office:value-type="string">
            <text:p text:style-name="P1023">This defines what is used as a read -only iterator type.</text:p>
          </table:table-cell>
        </table:table-row>
        <table:table-row>
          <table:table-cell table:style-name="Table16.A2" office:value-type="string">
            <text:p text:style-name="P1369">reverse_iterator</text:p>
          </table:table-cell>
          <table:table-cell table:style-name="Table16.A2" office:value-type="string">
            <text:p text:style-name="P1370">typename CBTree<text:span text:style-name="T771">If</text:span>_t::reverse_iterator</text:p>
          </table:table-cell>
          <table:table-cell table:style-name="Table16.C2" office:value-type="string">
            <text:p text:style-name="P1023">This defines what is used as a read / write reverse iterator type.</text:p>
          </table:table-cell>
        </table:table-row>
        <table:table-row>
          <table:table-cell table:style-name="Table16.A2" office:value-type="string">
            <text:p text:style-name="P1369">const_reverse_iterator</text:p>
          </table:table-cell>
          <table:table-cell table:style-name="Table16.A2" office:value-type="string">
            <text:p text:style-name="P1370">typename CBTree<text:span text:style-name="T771">If</text:span>_t::const_reverse_iterator</text:p>
          </table:table-cell>
          <table:table-cell table:style-name="Table16.C2" office:value-type="string">
            <text:p text:style-name="P1023">This defines what is used as a read -only reverse iterator type.</text:p>
          </table:table-cell>
        </table:table-row>
        <table:table-row>
          <table:table-cell table:style-name="Table16.A2" office:value-type="string">
            <text:p text:style-name="P1400">CBTreeArrayIf_t</text:p>
          </table:table-cell>
          <table:table-cell table:style-name="Table16.A2" office:value-type="string">
            <text:p text:style-name="P1400">CBTreeArrayIf&lt;value_type, size_type&gt;</text:p>
          </table:table-cell>
          <table:table-cell table:style-name="Table16.C2" office:value-type="string">
            <text:p text:style-name="P1034">This defines what the most abstract type is within the framework.</text:p>
          </table:table-cell>
        </table:table-row>
      </table:table>
      <text:p text:style-name="P988"/>
      <text:h text:style-name="P1625" text:outline-level="3"><text:bookmark-start text:name="__RefHeading__9841_161159794"/>CBTreeArray Constructor<text:bookmark-end text:name="__RefHeading__9841_161159794"/></text:h>
      <text:p text:style-name="P596"/>
      <text:p text:style-name="P1264">1)</text:p>
      <text:p text:style-name="P1263">CBTreeArray&lt;_<text:span text:style-name="T782">t_data, _t_datalayerproperties</text:span>&gt;</text:p>
      <text:p text:style-name="P1260">(</text:p>
      <text:p text:style-name="P1260"><text:tab/>data_layer_properties_<text:span text:style-name="T783">type</text:span> &amp;rDataLayerProperties, </text:p>
      <text:p text:style-name="P1260"><text:tab/>bayerTreeCacheDescription_t *psCacheDescription, </text:p>
      <text:p text:style-name="P1260"><text:soft-page-break/><text:tab/>sub_node_iter_<text:span text:style-name="T783">type</text:span> nNodeSize</text:p>
      <text:p text:style-name="P1265">)</text:p>
      <text:p text:style-name="P1264">2)</text:p>
      <text:p text:style-name="P1247">CBTreeArray&lt;_t_data, _t_datalayerproperties&gt;</text:p>
      <text:p text:style-name="P1248">(</text:p>
      <text:p text:style-name="P1186"><text:tab/>const CBTreeArray&lt;_t_data, _t_datalayerproperties&gt; &amp;rBT, </text:p>
      <text:p text:style-name="P1186"><text:tab/>bool bAssign = true</text:p>
      <text:p text:style-name="P1246">)</text:p>
      <text:p text:style-name="P1249">3)</text:p>
      <text:p text:style-name="P1242">CBTreeArray&lt;_t_data, _t_datalayerproperties&gt;</text:p>
      <text:p text:style-name="P1248">(</text:p>
      <text:p text:style-name="P1248"><text:tab/>CBTreeArray&lt;_t_data, _t_datalayerproperties&gt; &amp;&amp;rRhBT</text:p>
      <text:p text:style-name="P1249">)</text:p>
      <text:p text:style-name="P596"/>
      <text:p text:style-name="P184">Description:</text:p>
      <text:p text:style-name="P213">The CBTree<text:span text:style-name="T312">Array</text:span> constructor is called when a b-tree <text:span text:style-name="T312">array </text:span>data class is called into exist<text:span text:style-name="T312">e</text:span>nce.</text:p>
      <text:p text:style-name="P298"/>
      <text:p text:style-name="P215">Input parameters:</text:p>
      <text:p text:style-name="P499">rDataLayerProperties<text:tab/><text:tab/><text:tab/>is a reference which specifies the <text:span text:style-name="T313">properties</text:span> <text:span text:style-name="T313">for</text:span> a data layer <text:tab/><text:tab/><text:tab/><text:tab/><text:tab/>class *</text:p>
      <text:p text:style-name="P596"><text:span text:style-name="T319">psCacheDescription<text:tab/><text:tab/><text:tab/>is a pointer referring to a </text:span><text:span text:style-name="T321">cache description structure <text:tab/><text:tab/><text:tab/><text:tab/><text:tab/><text:tab/>specifying the </text:span>cache dimensions for this b-tree data class <text:tab/><text:tab/><text:tab/><text:tab/><text:tab/><text:tab/>instance *</text:p>
      <text:p text:style-name="P596">nNodeSize<text:tab/><text:tab/><text:tab/><text:tab/>specifies the node size parameter *</text:p>
      <text:p text:style-name="P1033">rBT<text:tab/><text:tab/><text:tab/><text:tab/><text:tab/>specifies the reference of a container instance to be copied</text:p>
      <text:p text:style-name="P1033">bAssign<text:tab/><text:tab/><text:tab/><text:tab/>specifies if the source container's content is to be copied as <text:tab/><text:tab/><text:tab/><text:tab/><text:tab/><text:tab/>well</text:p>
      <text:p text:style-name="P1033">rRhBT<text:tab/><text:tab/><text:tab/><text:tab/><text:tab/>specifies the reference of a container instance to be moved</text:p>
      <text:p text:style-name="P596"/>
      <text:p text:style-name="P525">* <text:span text:style-name="T338">This parameter has already been explained in section </text:span><text:span text:style-name="T338"><text:bookmark-ref text:reference-format="text" text:ref-name="__RefHeading__17355_1839654271">CBTreeIf Constructor</text:bookmark-ref></text:span><text:span text:style-name="T338"> and only a brief description is given here. If more information is needed, then please refer to said section.</text:span></text:p>
      <text:p text:style-name="P596"/>
      <text:p text:style-name="P596"/>
      <text:h text:style-name="Heading_20_3" text:outline-level="3"><text:bookmark-start text:name="__RefHeading__11957_635377009"/>assign ()<text:bookmark-end text:name="__RefHeading__11957_635377009"/></text:h>
      <text:p text:style-name="P598"/>
      <text:p text:style-name="P1278">1)</text:p>
      <text:p text:style-name="P1276">void assign<text:span text:style-name="T802">&lt;_t_iterator&gt;</text:span> (_t_iterator sItFirst, _t_iterator sItLast)</text:p>
      <text:p text:style-name="P1277">2)</text:p>
      <text:p text:style-name="P1275">void assign (size_type nNewSize, const value_type&amp; rVal)</text:p>
      <text:p text:style-name="P598"/>
      <text:p text:style-name="P598">Description:</text:p>
      <text:p text:style-name="P600"><text:soft-page-break/>These methods assign new content to <text:span text:style-name="T547">a</text:span> container.</text:p>
      <text:p text:style-name="P598"/>
      <text:p text:style-name="P598">Input parameter:</text:p>
      <text:p text:style-name="P600">sItFirst<text:tab/><text:tab/>- <text:span text:style-name="T386">specifies iterator associated with initial element to be assigned</text:span></text:p>
      <text:p text:style-name="P601">sItLast<text:tab/><text:tab/>- <text:span text:style-name="T386">specifies iterator associated with subsequent element to be assigned</text:span></text:p>
      <text:p text:style-name="P600">nNewSize<text:tab/>- <text:span text:style-name="T386">specifies new size the container will end up with</text:span></text:p>
      <text:p text:style-name="P600">rVal<text:tab/><text:tab/>- <text:span text:style-name="T386">specifies fill element</text:span></text:p>
      <text:p text:style-name="P598"/>
      <text:p text:style-name="P598">Remarks:</text:p>
      <text:p text:style-name="P605">These methods will destroy any previously stored content <text:span text:style-name="T547">of</text:span> the container in use and replace it with the content according to their specified parameters. <text:span text:style-name="T388">This means that the data layer is destroyed and then constructed again, except if sItFirst equals sItLast or nNewSize is zero. In those cases the data layer remains destroyed, until another call needs to stored data in this container.</text:span></text:p>
      <text:p text:style-name="P610">Method <text:span text:style-name="T547">(</text:span>1<text:span text:style-name="T547">)</text:span> iterates element by element from sItFirst onwards until sItLast has been found. In case sItLast is not being found and the container associated with sItFirst goes beyond its last element, then an ::std::out_of_range exception is thrown.</text:p>
      <text:p text:style-name="P598"/>
      <text:p text:style-name="P598">Note:</text:p>
      <text:p text:style-name="P610">For method <text:span text:style-name="T547">(</text:span>1<text:span text:style-name="T547">)</text:span>, in case the input iterators are referring <text:span text:style-name="T393">to </text:span>the target container itself, then all elements before sItFirst and all elements after sItLast are being deleted, which means the method is capable of self-referencing. However, if sItLast is before sItFirst or <text:span text:style-name="T548">one</text:span> of those input iterators is referring to a container other than this container, then the behaviour is undefined.</text:p>
      <text:p text:style-name="P609"><text:span text:style-name="T387">For method (1), t</text:span>ype _t_iterator must be <text:span text:style-name="T387">an iterator that is </text:span>at least category ::std::<text:span text:style-name="T387">forward_iterator_tag to function. To achieve best results in terms of performance, type _t_iterator must be an iterator that is category ::std::random_access_iterator_tag to allow the a. method to move back and forth quickly, creating an idealised order of elements in the target container.</text:span></text:p>
      <text:p text:style-name="P598"/>
      <text:p text:style-name="P598"/>
      <text:h text:style-name="Heading_20_3" text:outline-level="3"><text:bookmark-start text:name="__RefHeading__11959_635377009"/>pu<text:span text:style-name="T385">sh</text:span>_back ()<text:bookmark-end text:name="__RefHeading__11959_635377009"/></text:h>
      <text:p text:style-name="P598"/>
      <text:p text:style-name="P1275"><text:span text:style-name="T151">v</text:span><text:span text:style-name="T150">oid push_back (const value_type &amp;rData)</text:span></text:p>
      <text:p text:style-name="P598"/>
      <text:p text:style-name="P598">Description:</text:p>
      <text:p text:style-name="P610">This method appends a new <text:span text:style-name="T549">data item</text:span> to the end of the container.</text:p>
      <text:p text:style-name="P598"><text:soft-page-break/></text:p>
      <text:p text:style-name="P598">Input parameter:</text:p>
      <text:p text:style-name="P610">rData<text:tab/><text:tab/>- specifies reference <text:span text:style-name="T549">to data item to be appended</text:span></text:p>
      <text:p text:style-name="P598"/>
      <text:p text:style-name="P598">Remarks:</text:p>
      <text:p text:style-name="P610">This method <text:span text:style-name="T389">adds the data item referred to by rData to the location this-&gt;cend () is pointing at, effectively increasing the target container size by one. This method is incapable to return an error and in case the item cannot be appended, then an ::std::runtimeerror exception is thrown.</text:span></text:p>
      <text:p text:style-name="P598"/>
      <text:p text:style-name="P598"/>
      <text:h text:style-name="Heading_20_3" text:outline-level="3"><text:bookmark-start text:name="__RefHeading__11961_635377009"/>pop_back ()<text:bookmark-end text:name="__RefHeading__11961_635377009"/></text:h>
      <text:p text:style-name="P598"/>
      <text:p text:style-name="P1193"><text:span text:style-name="T237">v</text:span><text:span text:style-name="T236">oid pop_back ()</text:span></text:p>
      <text:p text:style-name="P1072"/>
      <text:p text:style-name="P598"/>
      <text:p text:style-name="P598">Description:</text:p>
      <text:p text:style-name="P614">This method removes the last element of the target container.</text:p>
      <text:p text:style-name="P598"/>
      <text:p text:style-name="P598">Remarks:</text:p>
      <text:p text:style-name="P614">This method removes the last element of the target container, effectively decreasing its size by one. In cast the target container is empty, then an ::std::out_of_range exception is thrown. </text:p>
      <text:p text:style-name="P598"/>
      <text:p text:style-name="P598"/>
      <text:h text:style-name="Heading_20_3" text:outline-level="3"><text:bookmark-start text:name="__RefHeading__11963_635377009"/>insert ()<text:bookmark-end text:name="__RefHeading__11963_635377009"/></text:h>
      <text:p text:style-name="P598"/>
      <text:p text:style-name="P1074">1)</text:p>
      <text:p text:style-name="P1076">template &lt;class _t_iterator&gt;</text:p>
      <text:p text:style-name="P1078">iterator insert (const_iterator sCIterPos, _t_iterator sItFirst, _t_iterator sItLast)</text:p>
      <text:p text:style-name="P1074">2)</text:p>
      <text:p text:style-name="P1073">iterator insert (const_iterator sCIterPos, const value_type&amp; rData)</text:p>
      <text:p text:style-name="P1074">3)</text:p>
      <text:p text:style-name="P1076">iterator insert (const_iterator sCIterPos, const size_type nLen, const value_type&amp; rData)</text:p>
      <text:p text:style-name="P598"/>
      <text:p text:style-name="P598">Description:</text:p>
      <text:p text:style-name="P614">These methods insert new data elements into a target container.</text:p>
      <text:p text:style-name="P598"/>
      <text:p text:style-name="P598"><text:soft-page-break/>Input parameter:</text:p>
      <text:p text:style-name="P614">sCIterPos<text:tab/>- <text:span text:style-name="T390">specifies position where data items are to be inserted</text:span></text:p>
      <text:p text:style-name="P602">sItFirst<text:tab/><text:tab/>- <text:span text:style-name="T386">specifies iterator associated with initial element to be assigned</text:span></text:p>
      <text:p text:style-name="P602">sItLast<text:tab/><text:tab/>- <text:span text:style-name="T386">specifies iterator associated with subsequent element to be assigned</text:span></text:p>
      <text:p text:style-name="P615">rData<text:tab/><text:tab/>- <text:span text:style-name="T391">specifies data element (2) or fill element (3) to be inserted</text:span></text:p>
      <text:p text:style-name="P614">nLen<text:tab/><text:tab/>- <text:span text:style-name="T391">specifies how many fill elements to be inserted</text:span></text:p>
      <text:p text:style-name="P598"/>
      <text:p text:style-name="P598">Remarks:</text:p>
      <text:p text:style-name="P621"><text:span text:style-name="T550">A</text:span>ccording to their parameters, <text:span text:style-name="T550">t</text:span>hese methods will insert one or more data items to the target container. In case either sItFirst equals sItLast or nLen is zero, the call is ineffective neither the stored data nor the state of the target container is being altered, only an iterator version of parameter sCIterPos is returned.</text:p>
      <text:p text:style-name="P613">Method <text:span text:style-name="T550">(</text:span>1<text:span text:style-name="T550">)</text:span> iterates element by element from sItFirst onwards until sItLast has been found. <text:span text:style-name="T550">Any found element is inserted into the container in the same order they have been iterated through from their source. That series of elements is inserted at the position the parameter sCIterPos is pointing at. </text:span>In case sItLast is not being found and the container associated with sItFirst goes beyond its last element, then an ::std::out_of_range exception is thrown.</text:p>
      <text:p text:style-name="P782">Method (2) inserts the data item rData at the position sCIterPos is pointing at, into the container. If sCIterPos is exceeding the container, then <text:span text:style-name="T388">an ::std::out_of_range exception is thrown.</text:span></text:p>
      <text:p text:style-name="P782">Method (3) inserts nLen data items rData at the position sCIterPos is pointing at, into the container. If sCIterPos is exceeding the container, then <text:span text:style-name="T388">an ::std::out_of_range exception is thrown.</text:span></text:p>
      <text:p text:style-name="P606"/>
      <text:p text:style-name="P598">Return value:</text:p>
      <text:p text:style-name="P618">All methods return an iterator pointing at the initial location <text:span text:style-name="T392">where data was being inserted.</text:span></text:p>
      <text:p text:style-name="P598"/>
      <text:p text:style-name="P598">Note:</text:p>
      <text:p text:style-name="P611">For method <text:span text:style-name="T550">(</text:span>1<text:span text:style-name="T550">)</text:span>, in case the input iterators are referring <text:span text:style-name="T393">to </text:span>the target container itself, then <text:span text:style-name="T393">the method acts as if it would take a copy of all elements between sItFirst and sItLast, to then paste those back in where sCIterPos is pointing as. This means that,</text:span> the method is capable of self-referencing, <text:span text:style-name="T393">without destroying the order of elements</text:span>. However, if sItLast is before sItFirst or <text:span text:style-name="T550">one</text:span> of those input iterators is referring to a container other than th<text:span text:style-name="T396">e target</text:span> container, then the behaviour is undefined.</text:p>
      <text:p text:style-name="P1482"/>
      <text:p text:style-name="P1482"/>
      <text:h text:style-name="P1654" text:outline-level="3"><text:bookmark-start text:name="__RefHeading___Toc38053_1052419689"/>emplace ()<text:bookmark-end text:name="__RefHeading___Toc38053_1052419689"/></text:h>
      <text:p text:style-name="P1486"/>
      <text:p text:style-name="P1567"><text:span text:style-name="T40">i</text:span><text:span text:style-name="T39">terator emplace (const_iterator sCIterPos, value_type &amp;&amp;rData)</text:span></text:p>
      <text:p text:style-name="P1567"/>
      <text:p text:style-name="P1567"/>
      <text:p text:style-name="P1484">Description:</text:p>
      <text:p text:style-name="P1496">Th<text:span text:style-name="T820">i</text:span>s method insert<text:span text:style-name="T820">s</text:span> <text:span text:style-name="T820">a </text:span>new data element into a target container <text:span text:style-name="T820">by constructing it in place</text:span>.</text:p>
      <text:p text:style-name="P1484"/>
      <text:p text:style-name="P1484">Input parameter:</text:p>
      <text:p text:style-name="P1496">sCIterPos<text:tab/>- <text:span text:style-name="T390">specifies position where data items are to be inserted</text:span></text:p>
      <text:p text:style-name="P1504"><text:span text:style-name="T819">rrData<text:tab/></text:span><text:tab/>- <text:span text:style-name="T386">specifies constructor parameters to be forwarded to construct an entry in place</text:span></text:p>
      <text:p text:style-name="P1484"/>
      <text:p text:style-name="P1484">Remarks:</text:p>
      <text:p text:style-name="P1513">This method constructs a data entry with the constructor parameters specified by rrData at the position specified by sCIterPos. As a result, the container size is increased by one, <text:span text:style-name="T820">since all data entries from sCIterPos and onwards will end up one position further down, while the new entry is constructed in place.</text:span></text:p>
      <text:p text:style-name="P1508"/>
      <text:p text:style-name="P1484">Return value:</text:p>
      <text:p text:style-name="P1511"><text:span text:style-name="T820">This </text:span>method return<text:span text:style-name="T820">s</text:span> an iterator pointing at the initial location <text:span text:style-name="T392">where data was being inserted.</text:span></text:p>
      <text:p text:style-name="P1484"/>
      <text:p text:style-name="P1487"/>
      <text:h text:style-name="Heading_20_3" text:outline-level="3"><text:bookmark-start text:name="__RefHeading___Toc38055_1052419689"/>emplace_back ()<text:bookmark-end text:name="__RefHeading___Toc38055_1052419689"/></text:h>
      <text:p text:style-name="P1486"/>
      <text:p text:style-name="P1568"><text:span text:style-name="T39">iterator emplace_back (value_type &amp;&amp;rData)</text:span></text:p>
      <text:p text:style-name="P1486"/>
      <text:p text:style-name="P1485">Description:</text:p>
      <text:p text:style-name="P1497">Th<text:span text:style-name="T820">i</text:span>s method <text:span text:style-name="T820">appends</text:span> <text:span text:style-name="T820">a </text:span>new data element to a target container <text:span text:style-name="T820">by constructing it in place</text:span>.</text:p>
      <text:p text:style-name="P1485"/>
      <text:p text:style-name="P1485">Input parameter:</text:p>
      <text:p text:style-name="P1505"><text:span text:style-name="T819">rrData<text:tab/></text:span><text:tab/>- <text:span text:style-name="T386">specifies constructor parameters to be forwarded to construct an entry in place</text:span></text:p>
      <text:p text:style-name="P1485"/>
      <text:p text:style-name="P1485">Remarks:</text:p>
      <text:p text:style-name="P1514"><text:soft-page-break/>This method constructs a data entry with the constructor parameters specified by rrData at the <text:span text:style-name="T820">last </text:span>position <text:span text:style-name="T820">of the container</text:span>. As a result, the container size is increased by one, <text:span text:style-name="T820">since the new entry is constructed in place at the end of the container.</text:span></text:p>
      <text:p text:style-name="P1509"/>
      <text:p text:style-name="P1485">Return value:</text:p>
      <text:p text:style-name="P1512"><text:span text:style-name="T820">This </text:span>method return<text:span text:style-name="T820">s</text:span> an iterator pointing at the initial location <text:span text:style-name="T392">where data was being inserted.</text:span></text:p>
      <text:p text:style-name="P1485"/>
      <text:p text:style-name="P1488"/>
      <text:h text:style-name="Heading_20_3" text:outline-level="3"><text:bookmark-start text:name="__RefHeading__11965_635377009"/>erase ()<text:bookmark-end text:name="__RefHeading__11965_635377009"/></text:h>
      <text:p text:style-name="P598"/>
      <text:p text:style-name="P1075">1)</text:p>
      <text:p text:style-name="P1194"><text:span text:style-name="T238">i</text:span><text:span text:style-name="T236">terator erase (const_iterator sCIterPos)</text:span></text:p>
      <text:p text:style-name="P1075">2)</text:p>
      <text:p text:style-name="P1093">iterator erase (const_iterator sCIterFirst, const_iterator sCIterLast)</text:p>
      <text:p text:style-name="P1204"/>
      <text:p text:style-name="P598"/>
      <text:p text:style-name="P598">Description:</text:p>
      <text:p text:style-name="P622">These methods remove one or more elements from the target container.</text:p>
      <text:p text:style-name="P598"/>
      <text:p text:style-name="P598">Input parameter:</text:p>
      <text:p text:style-name="P622">sCIterPos<text:tab/>- specifies location of data item to be removed</text:p>
      <text:p text:style-name="P622">sCIterFirst<text:tab/>- specifies location of initial item to be removed</text:p>
      <text:p text:style-name="P622">sCIterLast<text:tab/>- specifies location of final item to be removed</text:p>
      <text:p text:style-name="P598"/>
      <text:p text:style-name="P598">Remarks:</text:p>
      <text:p text:style-name="Text_20_body">To remove one or more entries, these methods are to be used. If <text:span text:style-name="T398">any </text:span>method is called with an empty target container or method (2<text:span text:style-name="T394">) is called with sCIterLast pointing at an illegal location such as before sCIterFirst or beyond the end of the target container, then an ::std::out_of_range exception is thrown. In general, the only behavioural exception is; if sCIterFirst equals sCIterLast. In that case, the call of method (2) is ineffective and the return value is an iterator version of sCIterFirst.</text:span></text:p>
      <text:p text:style-name="P598"/>
      <text:p text:style-name="P598">Return value:</text:p>
      <text:p text:style-name="P623">The return value is an iterator pointing to the location where data was being removed from.</text:p>
      <text:p text:style-name="P598"/>
      <text:p text:style-name="P598"/>
      <text:h text:style-name="Heading_20_3" text:outline-level="3"><text:bookmark-start text:name="__RefHeading__11967_635377009"/><text:soft-page-break/>swap ()<text:bookmark-end text:name="__RefHeading__11967_635377009"/></text:h>
      <text:p text:style-name="P598"/>
      <text:p text:style-name="P1183">1)</text:p>
      <text:p text:style-name="P1195"><text:span text:style-name="T239">v</text:span><text:span text:style-name="T236">oid swap (CBTreeArray &amp;rArray)</text:span></text:p>
      <text:p text:style-name="P1183">2)</text:p>
      <text:p text:style-name="P1195"><text:span text:style-name="T239">v</text:span><text:span text:style-name="T236">oid swap (CBTreeArray</text:span><text:span text:style-name="T283">If_t</text:span><text:span text:style-name="T236"> &amp;rArray</text:span><text:span text:style-name="T283">If</text:span><text:span text:style-name="T236">)</text:span></text:p>
      <text:p text:style-name="P1072"/>
      <text:p text:style-name="P598"/>
      <text:p text:style-name="P598">Description:</text:p>
      <text:p text:style-name="P626">This method swaps the content of a <text:span text:style-name="T551">source container </text:span>with the content of the target container.</text:p>
      <text:p text:style-name="P598"/>
      <text:p text:style-name="P598">Input parameter:</text:p>
      <text:p text:style-name="P626">rArray<text:tab/><text:tab/>- specifies reference to <text:span text:style-name="T551">target container</text:span> the content is to be swapped with</text:p>
      <text:p text:style-name="P627">rArray<text:span text:style-name="T803">If</text:span><text:tab/>- specifies reference to <text:span text:style-name="T803">an abstract target container</text:span> the content is to be swapped with</text:p>
      <text:p text:style-name="P598"/>
      <text:p text:style-name="P598">Remarks:</text:p>
      <text:p text:style-name="P628">Th<text:span text:style-name="T803">e</text:span>s<text:span text:style-name="T803">e</text:span> method swap the content of two <text:span text:style-name="T551">containers</text:span> by their entire status as well as the pointers to the respective data layer instances. The only exceptions are, the subscript wrapper object, which is used as return value template by the <text:span text:style-name="T792">assignment operator (</text:span><text:span text:style-name="T792"><text:bookmark-ref text:reference-format="text" text:ref-name="__RefHeading__1558_1677005904">operator=</text:bookmark-ref></text:span><text:span text:style-name="T792">)</text:span>, the iterator registration list and the time stamp state. However, the time stamp state of the source and target container get updated, so that any iterator calling either container is forced to re-evaluate.</text:p>
      <text:p text:style-name="P598"/>
      <text:p text:style-name="P598"/>
      <text:h text:style-name="P1642" text:outline-level="3"><text:bookmark-start text:name="__RefHeading__1554_1677005904"/>serialize <text:span text:style-name="T136">()</text:span><text:bookmark-end text:name="__RefHeading__1554_1677005904"/></text:h>
      <text:p text:style-name="P596"/>
      <text:p text:style-name="P1250">size_type serialize (size_type n<text:span text:style-name="T552">Start</text:span>, size_type n<text:span text:style-name="T552">Len</text:span>, value_type *pData)</text:p>
      <text:p text:style-name="P184"/>
      <text:p text:style-name="P184">Description:</text:p>
      <text:p text:style-name="P259">This method reads a sequence of data entries and writes those back into an output array.</text:p>
      <text:p text:style-name="P298"/>
      <text:p text:style-name="P215">Input parameters:</text:p>
      <text:p text:style-name="P259">n<text:span text:style-name="T552">Start</text:span><text:tab/><text:tab/>- specifies linear <text:span text:style-name="T552">position of initial entry</text:span></text:p>
      <text:p text:style-name="P259">n<text:span text:style-name="T552">Len</text:span><text:tab/><text:tab/>- specifies <text:span text:style-name="T552">number of data items </text:span>to be output</text:p>
      <text:p text:style-name="P259">pData<text:tab/><text:tab/>- specifies a pointer to an array large enough to hold all output data</text:p>
      <text:p text:style-name="P259"/>
      <text:p text:style-name="P228"><text:soft-page-break/>Remarks:</text:p>
      <text:p text:style-name="P520">This method <text:span text:style-name="T552">finds</text:span> the position <text:span text:style-name="T552">associated with linear address </text:span>n<text:span text:style-name="T552">Start</text:span>. From that point on the method walks along entries in an ascending order and progressively writes the data <text:span text:style-name="T552">items</text:span> to the array pData is pointing at, until <text:span text:style-name="T552">at least nLen data items have been output</text:span>.</text:p>
      <text:p text:style-name="Text_20_body"><text:span text:style-name="T552">If this method hits the final data item before nLen entries have been output, then the method aborts early and the array pData is pointing at may not be fully used</text:span>. <text:span text:style-name="T552">The method is ineffective if nLen is set to zero. </text:span></text:p>
      <text:p text:style-name="P494"/>
      <text:p text:style-name="P228">Return value:</text:p>
      <text:p text:style-name="P271">The value returned i<text:span text:style-name="T553">s</text:span> the number of data items that have successfully retrieved from the <text:span text:style-name="T553">container</text:span> and written to the output array. If everything went successful, then the return value is equal to n<text:span text:style-name="T553">Len</text:span>. In case the return value is lower than that, then the end of the <text:span text:style-name="T553">container</text:span> must have been <text:span text:style-name="T553">encountered</text:span> prematurely during the data entry walk. </text:p>
      <text:p text:style-name="P271"/>
      <text:p text:style-name="P271"/>
      <text:h text:style-name="P1642" text:outline-level="3"><text:bookmark-start text:name="__RefHeading__1558_1677005904"/>operator=<text:bookmark-end text:name="__RefHeading__1558_1677005904"/></text:h>
      <text:p text:style-name="P596"/>
      <text:p text:style-name="P1254">1)</text:p>
      <text:p text:style-name="P1251">CBTreeArray&lt;&gt; &amp;operator= (<text:span text:style-name="T804">const </text:span>CBTreeArray&lt;_t_data, _t_datalayerproperties&gt; &amp;rBT)</text:p>
      <text:p text:style-name="P1184">2)</text:p>
      <text:p text:style-name="P1187">CBTreeArray&lt;&gt; &amp;operator= (CBTreeArray&lt;_t_data, _t_datalayerproperties&gt; &amp;&amp;rRhBT)</text:p>
      <text:p text:style-name="P596"/>
      <text:p text:style-name="P184">Description:</text:p>
      <text:p text:style-name="P284">This is an overloaded array <text:span text:style-name="T554">data </text:span>class assignment <text:span text:style-name="T804">and move </text:span>operator.</text:p>
      <text:p text:style-name="P298"/>
      <text:p text:style-name="P215">Input parameter:</text:p>
      <text:p text:style-name="P287">rBT<text:tab/><text:tab/><text:span text:style-name="T351">specifies the reference of a source container to take a copy of</text:span></text:p>
      <text:p text:style-name="P288">r<text:span text:style-name="T804">Rh</text:span>BT<text:tab/><text:tab/><text:span text:style-name="T351">specifies the reference of a source container to be moved</text:span></text:p>
      <text:p text:style-name="P259"/>
      <text:p text:style-name="P228">Remarks:</text:p>
      <text:p text:style-name="P522">Th<text:span text:style-name="T804">ese</text:span> operator<text:span text:style-name="T804">s</text:span> <text:span text:style-name="T555">destroy all data in the target container </text:span>and cop<text:span text:style-name="T804">y or swap</text:span> all data from <text:span text:style-name="T555">the source container </text:span>rBT to the <text:span text:style-name="T555">target container</text:span>. <text:span text:style-name="T555">Also copied across will be </text:span>parameters such as:</text:p>
      <text:list xml:id="list3015411473878136126" text:style-name="L19">
        <text:list-item>
          <text:p text:style-name="P1479">data layer properties</text:p>
        </text:list-item>
        <text:list-item>
          <text:p text:style-name="P1479">nodes size</text:p>
        </text:list-item>
        <text:list-item>
          <text:p text:style-name="P1479">cache description</text:p>
        </text:list-item>
      </text:list>
      <text:p text:style-name="P522"><text:soft-page-break/></text:p>
      <text:p text:style-name="P565">Th<text:span text:style-name="T804">e</text:span> <text:span text:style-name="T804">assignment </text:span>operator <text:span text:style-name="T805">(1) </text:span>tries to balance the tree structure as evenly as possible, which means the tree structure of rBT and the target instance are not guaranteed to be the <text:span text:style-name="T804">exact </text:span>same, <text:span text:style-name="T804">in terms of tree structure</text:span>. However, this has no influence on how <text:span text:style-name="T804">any</text:span> <text:span text:style-name="T804">process, accessing the container, </text:span>sees the data. This means that, rBT and the target instance will appear the same to the calling application.</text:p>
      <text:p text:style-name="P577">The move operator (2) swaps any member of the source and target container, except for <text:span text:style-name="T806">the subscript wrapper object, which is used as return value template by the assignment operator (</text:span><text:span text:style-name="T806"><text:bookmark-ref text:reference-format="text" text:ref-name="__RefHeading__1558_1677005904">operator=</text:bookmark-ref></text:span><text:span text:style-name="T806">), the iterator registration list and the time stamp state. However, the time stamp state of the source and target container get updated, so that any iterator calling either container is forced to re-evaluate.</text:span></text:p>
      <text:p text:style-name="P503"/>
      <text:p text:style-name="P228">Return value:</text:p>
      <text:p text:style-name="P289">The return value is a reference to the <text:span text:style-name="T555">target container</text:span>.</text:p>
      <text:p text:style-name="P271"/>
      <text:p text:style-name="P271">Note:</text:p>
      <text:p text:style-name="P271"><text:span text:style-name="T352">Calling this operator frequently may create</text:span> <text:span text:style-name="T353">performance issues in case the instance to be copied contains a large array.</text:span></text:p>
      <text:p text:style-name="P596"/>
      <text:p text:style-name="P596"/>
      <text:h text:style-name="P1646" text:outline-level="3"><text:bookmark-start text:name="__RefHeading__1562_1677005904"/>oper<text:span text:style-name="T350">a</text:span>tor[]<text:bookmark-end text:name="__RefHeading__1562_1677005904"/></text:h>
      <text:p text:style-name="P596"/>
      <text:p text:style-name="P1241">1)</text:p>
      <text:p text:style-name="P1252"><text:span text:style-name="T226">CBTreeArrayAccessWrapper</text:span>&lt;&gt; operator[] (const size_type nPos)</text:p>
      <text:p text:style-name="P1253">2)</text:p>
      <text:p text:style-name="P1188">const value_type&amp; operator[] (const size_type nPos) const</text:p>
      <text:p text:style-name="P596"/>
      <text:p text:style-name="P184">Description:</text:p>
      <text:p text:style-name="P283">Th<text:span text:style-name="T805">e</text:span>s<text:span text:style-name="T805">e</text:span> <text:span text:style-name="T805">are</text:span> overloaded b-tree array class <text:span text:style-name="T354">subscript </text:span>operator<text:span text:style-name="T805">s</text:span>.</text:p>
      <text:p text:style-name="P298"/>
      <text:p text:style-name="P215">Input parameter:</text:p>
      <text:p text:style-name="P291">nPos<text:tab/><text:tab/>specifies the linear position to be <text:span text:style-name="T355">accessed</text:span></text:p>
      <text:p text:style-name="P259"/>
      <text:p text:style-name="P228">Remarks:</text:p>
      <text:p text:style-name="P1035">Th<text:span text:style-name="T805">e</text:span> <text:span text:style-name="T805">read / write sub-script operator (1) </text:span>creates an instance of <text:span text:style-name="T355">type </text:span><text:span text:style-name="T355"><text:bookmark-ref text:reference-format="text" text:ref-name="__RefHeading__9843_161159794">CBTreeArrayAccessWrapper</text:bookmark-ref></text:span>, <text:span text:style-name="T355">which provides an overloaded cast operator to handle read accesses and an overloaded assignment operator to handle write accesses. Since the subscript operator cannot distinguish between read and </text:span><text:soft-page-break/><text:span text:style-name="T355">write accesses by itself, it must divert accesses to the already mentioned wrapper class to aid this operator to that end.</text:span></text:p>
      <text:p text:style-name="P1036">The read-only subscript operator (2) copies the <text:span text:style-name="T807">a data entry instance to a separate location, which is being referred to by the return value.</text:span></text:p>
      <text:p text:style-name="P228">Return value:</text:p>
      <text:p text:style-name="P1037"><text:span text:style-name="T356">The return value of operator (1) is an instance of </text:span><text:span text:style-name="T356"><text:bookmark-ref text:reference-format="text" text:ref-name="__RefHeading__9843_161159794">CBTreeArrayAccessWrapper</text:bookmark-ref></text:span><text:span text:style-name="T356">, which uses the same template parameter settings as </text:span><text:span text:style-name="T38">this</text:span>.</text:p>
      <text:p text:style-name="P1036">The <text:span text:style-name="T356">return value of operator (</text:span>2<text:span text:style-name="T356">) is </text:span>a const reference <text:span text:style-name="T807">to a copy of the data entry that has been requested.</text:span></text:p>
      <text:p text:style-name="P596"/>
      <text:p text:style-name="P596"/>
      <text:h text:style-name="P1647" text:outline-level="3"><text:bookmark-start text:name="__RefHeading__9843_161159794"/>CBTreeArra<text:span text:style-name="T808">y</text:span>AccessWrapper<text:bookmark-end text:name="__RefHeading__9843_161159794"/></text:h>
      <text:p text:style-name="P596"/>
      <text:p text:style-name="P589"><text:tab/>This class exists solely to aid the compiler to generate the correct code for lvalue and rvalue (reads and writes) accesses when a CBTreeArray data class is accessed via a subscript operat<text:span text:style-name="T357">or</text:span>. Creating a generic subscript operator for class CBTreeArray <text:span text:style-name="T556">is</text:span> not possible, since, <text:span text:style-name="T556">dependent on the data layer in use,</text:span> the returned reference would have potentially pointed to a cache line, which results in a number of problems. Firstly, the cache can be overwritten by any other call to the same array class instance. <text:span text:style-name="T357">This means that, the reference is volatile and the result may become invalid at any point. Secondly, the reference doesn't offer any trigger in case its content has been modified and therewith any write would be eventually discarded. Thirdly, if the data layer has been destroyed for any reason, such as </text:span><text:span text:style-name="T357"><text:bookmark-ref text:reference-format="text" text:ref-name="__RefHeading__1538_1677005904">clear ()</text:bookmark-ref></text:span><text:span text:style-name="T357"> has been called or the b-tree class instance itself no longer exists, then the next access to the returned reference is guaranteed to fail with an access violation.</text:span></text:p>
      <text:p text:style-name="P589"/>
      <text:p text:style-name="P589"/>
      <text:h text:style-name="P1657" text:outline-level="4"><text:bookmark-start text:name="__RefHeading__9845_161159794"/>CBTreeArrayAccessWrapper <text:span text:style-name="T357">Constructor</text:span><text:bookmark-end text:name="__RefHeading__9845_161159794"/></text:h>
      <text:p text:style-name="P596"/>
      <text:p text:style-name="P1292"><text:span text:style-name="T227">CBTreeArrayAccessWrapper&lt;_</text:span><text:span text:style-name="T233">t_data, _t_sizetype</text:span><text:span text:style-name="T227">&gt;</text:span></text:p>
      <text:p text:style-name="P1266">(</text:p>
      <text:p text:style-name="P1292"><text:span text:style-name="T227"><text:tab/>CBTreeArray</text:span><text:span text:style-name="T233">If</text:span><text:span text:style-name="T227">&lt;_</text:span><text:span text:style-name="T233">t_data, _t_sizetype</text:span><text:span text:style-name="T227">&gt; &amp;rInstance</text:span></text:p>
      <text:p text:style-name="P1267">)</text:p>
      <text:p text:style-name="P596"/>
      <text:p text:style-name="P184">Description:</text:p>
      <text:p text:style-name="P407">This constructor initialises a sub-script wrapper instance aiding the container type <text:bookmark-ref text:reference-format="text" text:ref-name="__RefHeading__7938_1499495845">CBTreeArray</text:bookmark-ref> when it is not clear if a read or write access has to be performed.</text:p>
      <text:p text:style-name="P298"/>
      <text:p text:style-name="P215">Input parameters:</text:p>
      <text:p text:style-name="P590"><text:soft-page-break/>rInstance<text:tab/>- specifies a reference of a data class instance to be accessed</text:p>
      <text:p text:style-name="P596"/>
      <text:p text:style-name="P596">Remarks:</text:p>
      <text:p text:style-name="P783"><text:span text:style-name="T66">This </text:span><text:span text:style-name="T67">constructor is executed when a sub-script wrapper </text:span><text:span text:style-name="T66">type is called into existence </text:span><text:span text:style-name="T67">telling</text:span><text:span text:style-name="T66"> the compiler how to handle </text:span><text:span text:style-name="T67">an </text:span><text:span text:style-name="T66">lvalue </text:span><text:span text:style-name="T67">or</text:span><text:span text:style-name="T66"> rvalue </text:span><text:span text:style-name="T67">access to an </text:span><text:span text:style-name="T66">array data class instance. </text:span>The constructor takes a copy of <text:span text:style-name="T809">the </text:span>parameter, <text:span text:style-name="T557">which is then </text:span>used <text:span text:style-name="T557">by the</text:span> overloaded operator<text:span text:style-name="T557">s</text:span> being part of this class, <text:span text:style-name="T557">once it is has determined if a read or write access is required.</text:span></text:p>
      <text:p text:style-name="P596"/>
      <text:p text:style-name="P596"/>
      <text:h text:style-name="Heading_20_4" text:outline-level="4"><text:bookmark-start text:name="__RefHeading___Toc170976_20832781"/>set ()<text:bookmark-end text:name="__RefHeading___Toc170976_20832781"/></text:h>
      <text:p text:style-name="P596"/>
      <text:p text:style-name="P1238"><text:span text:style-name="T284">v</text:span><text:span text:style-name="T236">oid set (const _t_sizetype nPos)</text:span></text:p>
      <text:p text:style-name="P596"/>
      <text:p text:style-name="P1038">Description:</text:p>
      <text:p text:style-name="P1038">This method sets the absolute linear offset of the data entry to be accessed.</text:p>
      <text:p text:style-name="P596"/>
      <text:p text:style-name="P1038">Input Parameter:</text:p>
      <text:p text:style-name="P1038">nPos<text:tab/><text:tab/>- specifies the absolute linear offset to be accessed</text:p>
      <text:p text:style-name="P1038"/>
      <text:p text:style-name="P1038">Remarks:</text:p>
      <text:p text:style-name="P1039">This method sets the absolute linear offset of the data entry to be accessed. The input parameter is not sanity checked and therefore may be out of the container's range. If that is the case, then this would only be a problem once the wrapper instance is employed to access the container, which would result in an ::std::runtimeerror exception being thrown. </text:p>
      <text:p text:style-name="P1038"/>
      <text:p text:style-name="P1038"/>
      <text:h text:style-name="Heading_20_4" text:outline-level="4"><text:bookmark-start text:name="__RefHeading___Toc170978_20832781"/>operator*<text:bookmark-end text:name="__RefHeading___Toc170978_20832781"/></text:h>
      <text:p text:style-name="P1040"/>
      <text:p text:style-name="P1189">_t_data &amp; operator* ()</text:p>
      <text:p text:style-name="P1040"/>
      <text:p text:style-name="P1041">Description:</text:p>
      <text:p text:style-name="P1041">This overloaded indirection operator returns a read-only reference the wrapper is pointing at.</text:p>
      <text:p text:style-name="P1041"/>
      <text:p text:style-name="P1041">Remarks:</text:p>
      <text:p text:style-name="P1041"><text:soft-page-break/>The operator returns a reference to a data entry the wrapper is referring to. The data entry of interest <text:span text:style-name="T810">can</text:span> be selected by using the method <text:bookmark-ref text:reference-format="text" text:ref-name="__RefHeading___Toc170976_20832781">set ()</text:bookmark-ref>, otherwise the data entry this operator returns is the initial entry of the container this wrapper instance is associated with.</text:p>
      <text:p text:style-name="P1043">On access the operator copies the data entry to a member of the wrapper and returns a reference to that. This means that, in terms of container access, the result is read-only, since any write to the return value is discarded once the wrapper performs the next access. In case, the selected data entry is not in range of the associated container, then an ::std::runtimeerror exception is thrown.</text:p>
      <text:p text:style-name="P1043"/>
      <text:p text:style-name="P1043">Return value:</text:p>
      <text:p text:style-name="P1043">The return value is a reference to a copy of a data entry that has been selected prior to access.</text:p>
      <text:p text:style-name="P1040"/>
      <text:p text:style-name="P1040"/>
      <text:h text:style-name="Heading_20_4" text:outline-level="4"><text:bookmark-start text:name="__RefHeading___Toc177195_20832781"/>operator-&gt;<text:bookmark-end text:name="__RefHeading___Toc177195_20832781"/></text:h>
      <text:p text:style-name="P1040"/>
      <text:p text:style-name="P1189">_t_data &amp; operator-&gt; ()</text:p>
      <text:p text:style-name="P1040"/>
      <text:p text:style-name="P1042">Description:</text:p>
      <text:p text:style-name="P1042">This overloaded indirection operator returns a read-only reference the wrapper is pointing at.</text:p>
      <text:p text:style-name="P1042"/>
      <text:p text:style-name="P1042">Remarks:</text:p>
      <text:p text:style-name="P1042">The operator returns a reference to a data entry the wrapper is referring to. The data entry of interest <text:span text:style-name="T810">can</text:span> be selected by using the method <text:bookmark-ref text:reference-format="text" text:ref-name="__RefHeading___Toc170976_20832781">set ()</text:bookmark-ref>, otherwise the data entry this operator returns is the initial entry of the container this wrapper instance is associated with.</text:p>
      <text:p text:style-name="P1043">On access the operator copies the data entry to a member of the wrapper and returns a reference to that. This means that, in terms of container access, the result is read-only, since any write to the return value is discarded once the wrapper performs the next access. In case, the selected data entry is not in range of the associated container, then an ::std::runtimeerror exception is thrown.</text:p>
      <text:p text:style-name="P1043"/>
      <text:p text:style-name="P1043">Return value:</text:p>
      <text:p text:style-name="P1043">The return value is a reference to a copy of a data entry that has been selected prior to access.</text:p>
      <text:p text:style-name="P1044"/>
      <text:p text:style-name="P1043">Note:</text:p>
      <text:p text:style-name="P1043">In the current implementation this operator redirects its call to <text:bookmark-ref text:reference-format="text" text:ref-name="__RefHeading___Toc170978_20832781">operator*</text:bookmark-ref>, resulting in equivalent behaviour.</text:p>
      <text:p text:style-name="P1040"/>
      <text:h text:style-name="P1668" text:outline-level="4"><text:bookmark-start text:name="__RefHeading___Toc177197_20832781"/><text:soft-page-break/>operator <text:span text:style-name="T395">const </text:span>value_type &amp;<text:bookmark-end text:name="__RefHeading___Toc177197_20832781"/></text:h>
      <text:p text:style-name="P1044"/>
      <text:p text:style-name="P1068">operator const value_type&amp; ()</text:p>
      <text:p text:style-name="P1044"/>
      <text:p text:style-name="P210">Description:</text:p>
      <text:p text:style-name="P285">This is an overloaded array <text:span text:style-name="T358">subscript access wrapper </text:span>class <text:span text:style-name="T361">cast </text:span>operator <text:span text:style-name="T359">and acts as the lvalue part of the CBTreeArray's overloaded subscript operator</text:span>.</text:p>
      <text:p text:style-name="P496"/>
      <text:p text:style-name="P247">Remarks:</text:p>
      <text:p text:style-name="P785">This operator <text:span text:style-name="T360">uses linear position being set during the construction to return the entry associated with said linear position. In case an error occurs, this operator throws an std::runtimeerror exception. This means that, code sections employing this operator ought to be embedded by a try-catch-section.</text:span></text:p>
      <text:p text:style-name="P1044"/>
      <text:p text:style-name="P1044"/>
      <text:h text:style-name="P1668" text:outline-level="4"><text:bookmark-start text:name="__RefHeading__9847_161159794"/>operator=<text:bookmark-end text:name="__RefHeading__9847_161159794"/></text:h>
      <text:p text:style-name="P34"/>
      <text:p text:style-name="P1069">1)</text:p>
      <text:p text:style-name="P1203"><text:span text:style-name="T45">CBTreeArrayAccessWrapper&lt;_t_data, _t_sizetype&gt; &amp;</text:span><text:span text:style-name="T230">o</text:span><text:span text:style-name="T227">perator= (value_type const &amp;rData)</text:span></text:p>
      <text:p text:style-name="P1069">2)</text:p>
      <text:p text:style-name="P1237"><text:span text:style-name="T44">CBTreeArrayAccessWrapper&lt;_t_data, _t_sizetype&gt; &amp;</text:span><text:span text:style-name="T227">operator=</text:span></text:p>
      <text:p text:style-name="P1070">(</text:p>
      <text:p text:style-name="P1185"><text:tab/>const CBTreeArrayAccessWrapper&lt;_t_data, _t_sizetype&gt; &amp;rData</text:p>
      <text:p text:style-name="P1185">)</text:p>
      <text:p text:style-name="P34"/>
      <text:p text:style-name="P184">Description:</text:p>
      <text:p text:style-name="P283">Th<text:span text:style-name="T812">e</text:span>s<text:span text:style-name="T812">e</text:span> overloaded <text:span text:style-name="T358">assignment </text:span>operator<text:span text:style-name="T812">s</text:span> <text:span text:style-name="T811">take an rvalue and transfers it to the data entry being referred to.</text:span></text:p>
      <text:p text:style-name="P298"/>
      <text:p text:style-name="P215">Input parameter:</text:p>
      <text:p text:style-name="P291"><text:span text:style-name="T358">rData</text:span><text:tab/><text:tab/>specifies <text:span text:style-name="T358">the reference of a data item to be written</text:span></text:p>
      <text:p text:style-name="P259"/>
      <text:p text:style-name="P228">Remarks:</text:p>
      <text:p text:style-name="P784">Th<text:span text:style-name="T812">e</text:span>s<text:span text:style-name="T812">e</text:span> operator<text:span text:style-name="T812">s</text:span> <text:span text:style-name="T360">use the linear position being selected by the method </text:span><text:span text:style-name="T360"><text:bookmark-ref text:reference-format="text" text:ref-name="__RefHeading___Toc170976_20832781">set ()</text:bookmark-ref></text:span><text:span text:style-name="T360"> as well as the input parameter rData to modify the existing entry associated with said linear position. In case an error occurs, this operator throws an std::runtimeerror exception. This means that, code sections employing this operator ought to be embedded by a try-catch-section.</text:span></text:p>
      <text:p text:style-name="P596"><text:soft-page-break/></text:p>
      <text:p text:style-name="P228">Return value:</text:p>
      <text:p text:style-name="P33">As per definition of the assignment operator, a reference to <text:span text:style-name="T227">this</text:span> is returned.</text:p>
      <text:p text:style-name="P596"/>
      <text:h text:style-name="P1657" text:outline-level="4"/>
      <text:h text:style-name="P1621" text:outline-level="2"><text:bookmark-start text:name="__RefHeading__158_1269792762"/>CBTreeKeySort API<text:bookmark-end text:name="__RefHeading__158_1269792762"/></text:h>
      <text:p text:style-name="P596"/>
      <text:p text:style-name="P596"/>
      <text:h text:style-name="Heading_20_3" text:outline-level="3"><text:bookmark-start text:name="__RefHeading___Toc89445_20832781"/>Type Definitions<text:bookmark-end text:name="__RefHeading___Toc89445_20832781"/></text:h>
      <text:p text:style-name="P750"/>
      <text:p text:style-name="P971"><text:tab/>This container class is derived from <text:span text:style-name="T770">CBTreeAssociative, which one of the </text:span><text:span text:style-name="T770"><text:bookmark-ref text:reference-format="text" text:ref-name="__RefHeading___Toc36398_35778968">Abstract Data Classes</text:bookmark-ref></text:span> <text:span text:style-name="T770">as it can be seen in the </text:span><text:span text:style-name="T770"><text:bookmark-ref text:reference-format="text" text:ref-name="__RefHeading__120_1269792762">Class Hierarchy</text:bookmark-ref></text:span><text:span text:style-name="T770"> diagram </text:span>and <text:span text:style-name="T490">defines the following types</text:span>:</text:p>
      <text:p text:style-name="P663"/>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412">Type</text:p>
            </table:table-cell>
            <table:table-cell table:style-name="Table6.A1" office:value-type="string">
              <text:p text:style-name="P1412">Definition</text:p>
            </table:table-cell>
            <table:table-cell table:style-name="Table6.C1" office:value-type="string">
              <text:p text:style-name="P1422">Description</text:p>
            </table:table-cell>
          </table:table-row>
        </table:table-header-rows>
        <table:table-row>
          <table:table-cell table:style-name="Table6.A2" office:value-type="string">
            <text:p text:style-name="P1362">value_type</text:p>
          </table:table-cell>
          <table:table-cell table:style-name="Table6.A2" office:value-type="string">
            <text:p text:style-name="P1353">_<text:span text:style-name="T770">t_data</text:span></text:p>
          </table:table-cell>
          <table:table-cell table:style-name="Table6.C2" office:value-type="string">
            <text:p text:style-name="P984">This type defines what a data entry is and what is displayed to the application by the container when accessing it.</text:p>
          </table:table-cell>
        </table:table-row>
        <table:table-row>
          <table:table-cell table:style-name="Table6.A2" office:value-type="string">
            <text:p text:style-name="P1362">key_type</text:p>
          </table:table-cell>
          <table:table-cell table:style-name="Table6.A2" office:value-type="string">
            <text:p text:style-name="P1353">_<text:span text:style-name="T770">t_key</text:span></text:p>
          </table:table-cell>
          <table:table-cell table:style-name="Table6.C2" office:value-type="string">
            <text:p text:style-name="P979">This defines what type is used as an operand for the sorting criteria when determining the order of data entries stored by the container.</text:p>
          </table:table-cell>
        </table:table-row>
        <table:table-row>
          <table:table-cell table:style-name="Table6.A2" office:value-type="string">
            <text:p text:style-name="P1362">size_type</text:p>
          </table:table-cell>
          <table:table-cell table:style-name="Table6.A2" office:value-type="string">
            <text:p text:style-name="P1362">typename data_layer_properties_type::size_type</text:p>
          </table:table-cell>
          <table:table-cell table:style-name="Table6.C2" office:value-type="string">
            <text:p text:style-name="P1015">This defines what type is employed to address individual data entries when accessing a container as a linear array container type.</text:p>
          </table:table-cell>
        </table:table-row>
        <table:table-row>
          <table:table-cell table:style-name="Table6.A2" office:value-type="string">
            <text:p text:style-name="P1362">reference</text:p>
          </table:table-cell>
          <table:table-cell table:style-name="Table6.A2" office:value-type="string">
            <text:p text:style-name="P1362">value_type &amp;</text:p>
          </table:table-cell>
          <table:table-cell table:style-name="Table6.C2" office:value-type="string">
            <text:p text:style-name="P1024">This type defines what a read / write reference of a data entry is.</text:p>
          </table:table-cell>
        </table:table-row>
        <table:table-row>
          <table:table-cell table:style-name="Table6.A2" office:value-type="string">
            <text:p text:style-name="P1362">const_reference</text:p>
          </table:table-cell>
          <table:table-cell table:style-name="Table6.A2" office:value-type="string">
            <text:p text:style-name="P1362">const value_type &amp;</text:p>
          </table:table-cell>
          <table:table-cell table:style-name="Table6.C2" office:value-type="string">
            <text:p text:style-name="P1024">This type defines what a read-only reference of a data entry is.</text:p>
          </table:table-cell>
        </table:table-row>
        <table:table-row>
          <table:table-cell table:style-name="Table6.A2" office:value-type="string">
            <text:p text:style-name="P1362">pointer</text:p>
          </table:table-cell>
          <table:table-cell table:style-name="Table6.A2" office:value-type="string">
            <text:p text:style-name="P1362">value_type *</text:p>
          </table:table-cell>
          <table:table-cell table:style-name="Table6.C2" office:value-type="string">
            <text:p text:style-name="P1024">This type defines what a read / write pointer of a data entry is.</text:p>
          </table:table-cell>
        </table:table-row>
        <text:soft-page-break/>
        <table:table-row>
          <table:table-cell table:style-name="Table6.A2" office:value-type="string">
            <text:p text:style-name="P1362">const_pointer</text:p>
          </table:table-cell>
          <table:table-cell table:style-name="Table6.A2" office:value-type="string">
            <text:p text:style-name="P1362">const value_type *</text:p>
          </table:table-cell>
          <table:table-cell table:style-name="Table6.C2" office:value-type="string">
            <text:p text:style-name="P1024">This type defines what a read-only pointer of a data entry is.</text:p>
          </table:table-cell>
        </table:table-row>
        <table:table-row>
          <table:table-cell table:style-name="Table6.A2" office:value-type="string">
            <text:p text:style-name="P1362">difference_type</text:p>
          </table:table-cell>
          <table:table-cell table:style-name="Table6.A2" office:value-type="string">
            <text:p text:style-name="P1362">typename ::std::make_signed&lt;size_type&gt;::type</text:p>
          </table:table-cell>
          <table:table-cell table:style-name="Table6.C2" office:value-type="string">
            <text:p text:style-name="P1024">This defines what types is used to display the distance between two data entries is.</text:p>
          </table:table-cell>
        </table:table-row>
        <table:table-row>
          <table:table-cell table:style-name="Table6.A2" office:value-type="string">
            <text:p text:style-name="P1375">CBTreeAssociative_t</text:p>
          </table:table-cell>
          <table:table-cell table:style-name="Table6.A2" office:value-type="string">
            <text:p text:style-name="P1375">CBTreeAssociative<text:span text:style-name="T772">&lt;value_type, key_type, data_layer_properties_type&gt;</text:span></text:p>
          </table:table-cell>
          <table:table-cell table:style-name="Table6.C2" office:value-type="string">
            <text:p text:style-name="P989">This type aids the definition of the types below.</text:p>
          </table:table-cell>
        </table:table-row>
        <table:table-row>
          <table:table-cell table:style-name="Table6.A2" office:value-type="string">
            <text:p text:style-name="P1368">iterator</text:p>
          </table:table-cell>
          <table:table-cell table:style-name="Table6.A2" office:value-type="string">
            <text:p text:style-name="P1368">typename CBTreeAssociative_t::iterator</text:p>
          </table:table-cell>
          <table:table-cell table:style-name="Table6.C2" office:value-type="string">
            <text:p text:style-name="P1023">This defines what is used as a read / write iterator type.</text:p>
          </table:table-cell>
        </table:table-row>
        <table:table-row>
          <table:table-cell table:style-name="Table6.A2" office:value-type="string">
            <text:p text:style-name="P1368">const_iterator</text:p>
          </table:table-cell>
          <table:table-cell table:style-name="Table6.A2" office:value-type="string">
            <text:p text:style-name="P1368">typename CBTreeAssociative_t::const_iterator</text:p>
          </table:table-cell>
          <table:table-cell table:style-name="Table6.C2" office:value-type="string">
            <text:p text:style-name="P1023">This defines what is used as a read -only iterator type.</text:p>
          </table:table-cell>
        </table:table-row>
        <table:table-row>
          <table:table-cell table:style-name="Table6.A2" office:value-type="string">
            <text:p text:style-name="P1368">reverse_iterator</text:p>
          </table:table-cell>
          <table:table-cell table:style-name="Table6.A2" office:value-type="string">
            <text:p text:style-name="P1368">typename CBTreeAssociative_t::reverse_iterator</text:p>
          </table:table-cell>
          <table:table-cell table:style-name="Table6.C2" office:value-type="string">
            <text:p text:style-name="P1023">This defines what is used as a read / write reverse iterator type.</text:p>
          </table:table-cell>
        </table:table-row>
        <table:table-row>
          <table:table-cell table:style-name="Table6.A2" office:value-type="string">
            <text:p text:style-name="P1368">const_reverse_iterator</text:p>
          </table:table-cell>
          <table:table-cell table:style-name="Table6.A2" office:value-type="string">
            <text:p text:style-name="P1368">typename CBTreeAssociative_t::const_reverse_iterator</text:p>
          </table:table-cell>
          <table:table-cell table:style-name="Table6.C2" office:value-type="string">
            <text:p text:style-name="P1023">This defines what is used as a read -only reverse iterator type.</text:p>
          </table:table-cell>
        </table:table-row>
      </table:table>
      <text:p text:style-name="P974"/>
      <text:p text:style-name="P975"/>
      <text:p text:style-name="P595"/>
      <text:h text:style-name="P1625" text:outline-level="3"><text:bookmark-start text:name="__RefHeading__5237_184873616"/>CBTreeKeySort Constructor<text:bookmark-end text:name="__RefHeading__5237_184873616"/></text:h>
      <text:p text:style-name="P596"/>
      <text:p text:style-name="P1261">CBTreeKeySort&lt;_<text:span text:style-name="T784">t_data, _t_key, _t_datalayerproperties</text:span>&gt;</text:p>
      <text:p text:style-name="P1261">(</text:p>
      <text:p text:style-name="P1261"><text:tab/>data_layer_properties_<text:span text:style-name="T784">type</text:span> &amp;rDataLayerProperties, </text:p>
      <text:p text:style-name="P1261"><text:tab/>bayerTreeCacheDescription_t *psCacheDescription, </text:p>
      <text:p text:style-name="P1261"><text:tab/>sub_node_iter_<text:span text:style-name="T784">type</text:span> nNodeSize</text:p>
      <text:p text:style-name="P1261">)</text:p>
      <text:p text:style-name="P596"/>
      <text:p text:style-name="P184">Description:</text:p>
      <text:p text:style-name="P213">The CBTree<text:span text:style-name="T362">KeySort</text:span> constructor is called when a <text:span text:style-name="T362">key sort </text:span>data class is called into exist<text:span text:style-name="T312">e</text:span>nce.</text:p>
      <text:p text:style-name="P298"/>
      <text:p text:style-name="P215">Input parameters:</text:p>
      <text:p text:style-name="P499">rDataLayerProperties<text:tab/><text:tab/><text:tab/>is a reference which specifies the <text:span text:style-name="T313">properties</text:span> <text:span text:style-name="T313">for</text:span> a data layer <text:tab/><text:tab/><text:tab/><text:tab/><text:tab/>class *</text:p>
      <text:p text:style-name="P596"><text:span text:style-name="T319">psCacheDescription<text:tab/><text:tab/><text:tab/>is a pointer referring to a </text:span><text:span text:style-name="T321">cache description structure <text:tab/><text:tab/><text:tab/><text:tab/><text:tab/><text:tab/>specifying the </text:span>cache dimensions for this b-tree data class <text:tab/><text:soft-page-break/><text:tab/><text:tab/><text:tab/><text:tab/><text:tab/>instance *</text:p>
      <text:p text:style-name="P596">nNodeSize<text:tab/><text:tab/><text:tab/><text:tab/>specifies the node size parameter *</text:p>
      <text:p text:style-name="P596"/>
      <text:p text:style-name="P525">* <text:span text:style-name="T338">This parameter has already been explained in section </text:span><text:span text:style-name="T338"><text:bookmark-ref text:reference-format="text" text:ref-name="__RefHeading__17355_1839654271">CBTreeIf Constructor</text:bookmark-ref></text:span><text:span text:style-name="T338"> and only a brief description is given here. If more information is needed, then please refer to said section.</text:span></text:p>
      <text:p text:style-name="P596"/>
      <text:p text:style-name="P596"/>
      <text:h text:style-name="Heading_20_3" text:outline-level="3"><text:bookmark-start text:name="__RefHeading__9615_200604027"/>insert ()<text:bookmark-end text:name="__RefHeading__9615_200604027"/></text:h>
      <text:p text:style-name="P596"/>
      <text:p text:style-name="P1094">1)</text:p>
      <text:p text:style-name="P1123">template &lt;class _t_iterator&gt;</text:p>
      <text:p text:style-name="P1077">void insert (_t_iterator sItFirst, _t_iterator sItLast)</text:p>
      <text:p text:style-name="P1094">2)</text:p>
      <text:p text:style-name="P1572">const_iterator insert (const value_type &amp;rData)</text:p>
      <text:p text:style-name="P1569">3)</text:p>
      <text:p text:style-name="P1569">iterator insert (const_iterator sCIterH<text:span text:style-name="T824">i</text:span>nt, const value_type &amp;rData);</text:p>
      <text:p text:style-name="P596"/>
      <text:p text:style-name="P631">Description:</text:p>
      <text:p text:style-name="P616">These methods insert new data elements into a target container.</text:p>
      <text:p text:style-name="P616"/>
      <text:p text:style-name="P631">Input parameters:</text:p>
      <text:p text:style-name="P603">sItFirst<text:tab/><text:tab/>- <text:span text:style-name="T386">specifies iterator associated with initial element to be inserted</text:span></text:p>
      <text:p text:style-name="P603">sItLast<text:tab/><text:tab/>- <text:span text:style-name="T386">specifies iterator associated with subsequent of the last element to be inserted</text:span></text:p>
      <text:p text:style-name="P616">rData<text:tab/><text:tab/>- <text:span text:style-name="T391">specifies reference to data element to be inserted</text:span></text:p>
      <text:p text:style-name="P1515">sCIterHint<text:tab/>- <text:span text:style-name="T822">indicates</text:span> position <text:span text:style-name="T822">near the place where data entry is to be inserted</text:span></text:p>
      <text:p text:style-name="P632"/>
      <text:p text:style-name="P631">Remarks:</text:p>
      <text:p text:style-name="P619">These methods will insert one or more data items to the target container, according to their parameters. In case sItFirst equals sItLast, the call is ineffective neither the stored data nor the state of the target container is being altered.</text:p>
      <text:p text:style-name="P612">Method <text:span text:style-name="T494">(</text:span>1<text:span text:style-name="T494">)</text:span> iterates element by element from sItFirst onwards until sItLast has been found. In case sItLast is not being found and the container associated with sItFirst goes beyond its last element, then an ::std::out_of_range exception is thrown.</text:p>
      <text:p text:style-name="P1517">Method (2) inserts one new data entry, while it depends on the key value the data entry generates where the new data entry is being inserted.</text:p>
      <text:p text:style-name="P1517">Method (3) <text:s/>inserts one new data entry, while trying to use sCIterHint as an indicator where that <text:soft-page-break/>insertion has to take place, for an accelerated operation. If the position displayed by sCIterHint is insufficient to be used, then this method ignores sCIterHint and falls back to method (2).</text:p>
      <text:p text:style-name="P612"/>
      <text:p text:style-name="P762">Return value:</text:p>
      <text:p text:style-name="P762">The return value of method<text:span text:style-name="T823">s</text:span> (2) <text:span text:style-name="T823">and (3)</text:span> is <text:span text:style-name="T823">the position</text:span> associating the location where the data set has been inserted.</text:p>
      <text:p text:style-name="P607"/>
      <text:p text:style-name="P631">Note:</text:p>
      <text:p text:style-name="P612">For method <text:span text:style-name="T494">(</text:span>1<text:span text:style-name="T494">)</text:span>, in case the input iterators are referring <text:span text:style-name="T393">to </text:span>the target container itself, then <text:span text:style-name="T393">the method acts as if it would take a copy of all elements between sItFirst and sItLast, to then insert those as if these were data elements from a different source. This means that,</text:span> the method is capable of self-referencing, <text:span text:style-name="T393">without destroying elements or ending up in an invalid state</text:span>. However, if sItLast is before sItFirst or <text:span text:style-name="T558">one</text:span> of those input iterators is referring to a container other than th<text:span text:style-name="T396">e target</text:span> container, then the behaviour is undefined.</text:p>
      <text:p text:style-name="P596"/>
      <text:p text:style-name="P596"/>
      <text:h text:style-name="Heading_20_3" text:outline-level="3"><text:bookmark-start text:name="__RefHeading___Toc30519_1052419689"/>emplace ()<text:bookmark-end text:name="__RefHeading___Toc30519_1052419689"/></text:h>
      <text:p text:style-name="P1521"/>
      <text:p text:style-name="P1586"><text:span text:style-name="T42">1)</text:span></text:p>
      <text:p text:style-name="P1591"><text:span text:style-name="T41">i</text:span><text:span text:style-name="T39">terator emplace (value_type &amp;&amp;r</text:span><text:span text:style-name="T42">r</text:span><text:span text:style-name="T39">Data)</text:span></text:p>
      <text:p text:style-name="P1587"><text:span text:style-name="T39">2)</text:span></text:p>
      <text:p text:style-name="P1578"><text:span text:style-name="T234">template</text:span><text:span text:style-name="T234">&lt;</text:span><text:span text:style-name="T234">class</text:span><text:span text:style-name="T234"> ..._t_va_args&gt;</text:span></text:p>
      <text:p text:style-name="P1587"><text:span text:style-name="T39">iterator emplace (_t_va_args &amp;&amp; ... rrArgs)</text:span></text:p>
      <text:p text:style-name="P596"/>
      <text:p text:style-name="P1525">Description:</text:p>
      <text:p text:style-name="P1536">These methods insert a new data entry by constructing it in place.</text:p>
      <text:p text:style-name="P1499"/>
      <text:p text:style-name="P1525">Input parameters:</text:p>
      <text:p text:style-name="P1536">rrData<text:tab/><text:tab/>- specifies input for the move constructor to move<text:span text:style-name="T386"> an entry in place</text:span></text:p>
      <text:p text:style-name="P1536">rrArgs<text:tab/><text:tab/>- <text:span text:style-name="T386">specifies constructor parameters to be forwarded to construct an entry in place</text:span></text:p>
      <text:p text:style-name="P1499"/>
      <text:p text:style-name="P1525">Remarks:</text:p>
      <text:p text:style-name="P1542">Both methods construct a new entry in place based on the constructor arguments, which increases the container size by one.</text:p>
      <text:p text:style-name="P1490"/>
      <text:p text:style-name="P1530">Return value:</text:p>
      <text:p text:style-name="P1536"><text:soft-page-break/>Both methods return an iterator specifying the location where the new data entry has been constructed.</text:p>
      <text:p text:style-name="P1490"/>
      <text:p text:style-name="P1490"/>
      <text:h text:style-name="Heading_20_3" text:outline-level="3"><text:bookmark-start text:name="__RefHeading___Toc38057_1052419689"/>emplace_back ()<text:bookmark-end text:name="__RefHeading___Toc38057_1052419689"/></text:h>
      <text:p text:style-name="P596"/>
      <text:p text:style-name="P1596"><text:span text:style-name="T43">1)</text:span></text:p>
      <text:p text:style-name="P1592"><text:span text:style-name="T41">i</text:span><text:span text:style-name="T39">terator emplace_hint (const_iterator sCIterHint, value_type &amp;&amp;rData)</text:span></text:p>
      <text:p text:style-name="P1597"><text:span text:style-name="T39">2)</text:span></text:p>
      <text:p text:style-name="P1582"><text:span text:style-name="T234">template</text:span><text:span text:style-name="T234">&lt;</text:span><text:span text:style-name="T234">class</text:span><text:span text:style-name="T234"> ..._t_va_args&gt;</text:span></text:p>
      <text:p text:style-name="P1582"><text:span text:style-name="T234">iterator emplace_hint (const_iterator sCIterHint, _t_va_args &amp;&amp; ... rrArgs)</text:span></text:p>
      <text:p text:style-name="P596"/>
      <text:p text:style-name="P1526">Description:</text:p>
      <text:p text:style-name="P1537">These methods insert a new data entry by constructing it in place, <text:span text:style-name="T824">while trying to exploit a hint indicator for accelerated access</text:span>.</text:p>
      <text:p text:style-name="P1500"/>
      <text:p text:style-name="P1526">Input parameters:</text:p>
      <text:p text:style-name="P1537">rrData<text:tab/><text:tab/>- specifies input for the move constructor to move<text:span text:style-name="T386"> an entry in place</text:span></text:p>
      <text:p text:style-name="P1537">rrArgs<text:tab/><text:tab/>- <text:span text:style-name="T386">specifies constructor parameters to be forwarded to construct an entry in place</text:span></text:p>
      <text:p text:style-name="P1547">sCIterHint<text:tab/>- indicates <text:span text:style-name="T821">position near the place where data entry is to be </text:span>constructed</text:p>
      <text:p text:style-name="P1500"/>
      <text:p text:style-name="P1526">Remarks:</text:p>
      <text:p text:style-name="P1543">Both methods construct a new entry in place based on the constructor arguments, which increases the container size by one<text:span text:style-name="T823">, while trying to use sCIterHint as an indicator where that insertion has to take place, for an accelerated operation. If the position displayed by sCIterHint is insufficient to be used, then both methods ignore sCIterHint and fall back to their </text:span><text:span text:style-name="T823"><text:bookmark-ref text:reference-format="text" text:ref-name="__RefHeading___Toc30519_1052419689">emplace ()</text:bookmark-ref></text:span><text:span text:style-name="T823"> equivalents.</text:span></text:p>
      <text:p text:style-name="P1491"/>
      <text:p text:style-name="P1531">Return value:</text:p>
      <text:p text:style-name="P1537">Both methods return an iterator specifying the location where the new data entry has been constructed.</text:p>
      <text:p text:style-name="P1537"/>
      <text:p text:style-name="P1537"/>
      <text:h text:style-name="Heading_20_3" text:outline-level="3"><text:bookmark-start text:name="__RefHeading__9617_200604027"/>erase ()<text:bookmark-end text:name="__RefHeading__9617_200604027"/></text:h>
      <text:p text:style-name="P640"/>
      <text:p text:style-name="P1095">1)</text:p>
      <text:p text:style-name="P1079">const_iterator erase (const_iterator sCIterPos)</text:p>
      <text:p text:style-name="P1095"><text:soft-page-break/>2)</text:p>
      <text:p text:style-name="P1079">size_type erase (const key_type &amp;rKey)</text:p>
      <text:p text:style-name="P1095">3)</text:p>
      <text:p text:style-name="P1124">const_iterator erase (const_iterator sCIterFirst, const_iterator sCIterLast)</text:p>
      <text:p text:style-name="P640"/>
      <text:p text:style-name="P631">Description:</text:p>
      <text:p text:style-name="P641">These methods remove one or more elements.</text:p>
      <text:p text:style-name="P641"/>
      <text:p text:style-name="P631">Input parameters:</text:p>
      <text:p text:style-name="P642">sCIterPos<text:tab/>- <text:span text:style-name="T397">specifies position of data entry to be removed</text:span></text:p>
      <text:p text:style-name="P642">rKey<text:tab/><text:tab/>- <text:span text:style-name="T397">specifies key of data entries to be removed </text:span></text:p>
      <text:p text:style-name="P642">sCIterFirst<text:tab/>- <text:span text:style-name="T397">specifies initial position of data entries to be removed</text:span></text:p>
      <text:p text:style-name="P643">sCIterLast<text:tab/>- <text:span text:style-name="T397">specifies data entry following the final data entry to be removed</text:span></text:p>
      <text:p text:style-name="P631"/>
      <text:p text:style-name="P631">Remarks:</text:p>
      <text:p text:style-name="P644">To remove one or more entries, these methods <text:span text:style-name="T558">can</text:span> be used. If <text:span text:style-name="T398">any </text:span>method is called with an empty target container or method (<text:span text:style-name="T398">3) is called with sCIterLast pointing at an illegal location such as before sCIterFirst or beyond the end of the target container, then an ::std::out_of_range exception is thrown. O</text:span><text:span text:style-name="T100">ne behavioural exception is; if sCIterFirst equals sCIterLast. </text:span><text:span text:style-name="T398">In that case, the call of method (3) is ineffective and the return value is sCIterFirst again. Also, if, for method (2), the specifies key is not present in the container, then the call is ineffective and the return value is zero.</text:span></text:p>
      <text:p text:style-name="P599"/>
      <text:p text:style-name="P631">Return value:</text:p>
      <text:p text:style-name="P624">The return value <text:span text:style-name="T398">of method (1) and (3) </text:span>is an iterator pointing to the location where data was being removed from.</text:p>
      <text:p text:style-name="P645">Method (2) returns the number of data entries that were removed.</text:p>
      <text:p text:style-name="P645"/>
      <text:p text:style-name="P645"/>
      <text:h text:style-name="Heading_20_3" text:outline-level="3"><text:bookmark-start text:name="__RefHeading__9619_200604027"/>swap ()<text:bookmark-end text:name="__RefHeading__9619_200604027"/></text:h>
      <text:p text:style-name="P640"/>
      <text:p text:style-name="P1205"><text:span text:style-name="T240">v</text:span><text:span text:style-name="T236">oid swap (CBTreeKeySort &amp;rKeySort</text:span><text:span text:style-name="T240">)</text:span></text:p>
      <text:p text:style-name="P640"/>
      <text:p text:style-name="P631">Description:</text:p>
      <text:p text:style-name="P647">This method swaps the content of <text:span text:style-name="T558">a source and a target</text:span> key sort container.</text:p>
      <text:p text:style-name="P631"/>
      <text:p text:style-name="P631"><text:soft-page-break/>Input parameters:</text:p>
      <text:p text:style-name="P647">rKeySort<text:tab/>- specifies reference to source container, content is to be swapped with</text:p>
      <text:p text:style-name="P631"/>
      <text:p text:style-name="P631">Remarks:</text:p>
      <text:p text:style-name="P629">This method swaps the content of two <text:span text:style-name="T399">key sort containers</text:span> by their entire status as well as the pointers to the respective data layer instances. The only exceptions are the iterator registration list and the time stamp state. However, the time stamp state of the source and target container get updated, so that any iterator calling the either container is forced to re-evaluate its location.</text:p>
      <text:p text:style-name="P648"/>
      <text:p text:style-name="P640"/>
      <text:h text:style-name="P1648" text:outline-level="3"><text:bookmark-start text:name="__RefHeading__9621_200604027"/>find ()<text:bookmark-end text:name="__RefHeading__9621_200604027"/></text:h>
      <text:p text:style-name="P640"/>
      <text:p text:style-name="P1125">const_iterator find (const key_type &amp;rKey) <text:span text:style-name="T722">const</text:span></text:p>
      <text:p text:style-name="P640"/>
      <text:p text:style-name="P631">Description:</text:p>
      <text:p text:style-name="P649">This method finds the location of a key.</text:p>
      <text:p text:style-name="P631"/>
      <text:p text:style-name="P631">Input parameters:</text:p>
      <text:p text:style-name="P649">rKey<text:tab/><text:tab/>- specifies reference of key which associated entries are to be located</text:p>
      <text:p text:style-name="P631"/>
      <text:p text:style-name="P631">Remarks:</text:p>
      <text:p text:style-name="P650">This method finds the location of one data entry which has the associated key specified by the input parameter rKey. In case more than one entry shar<text:span text:style-name="T559">ing</text:span> the same key <text:span text:style-name="T559">is present</text:span>, then it isn't <text:span text:style-name="T474">guaranteed to be</text:span> the initial position of that data entry sub-set <text:span text:style-name="T559">in question</text:span>. To find the initial position of a key-set <text:bookmark-ref text:reference-format="text" text:ref-name="__RefHeading__9625_200604027">lower_bound ()</text:bookmark-ref> <text:span text:style-name="T474">has</text:span> to be <text:span text:style-name="T559">called</text:span>. This method is useful to find out if data entries with a specific <text:span text:style-name="T474">key </text:span>exist, since it has the chance of an early abort when tracing into the <text:span text:style-name="T559">container</text:span>.</text:p>
      <text:p text:style-name="P649"/>
      <text:p text:style-name="P631">Return value:</text:p>
      <text:p text:style-name="P651">If a<text:span text:style-name="T560">ny</text:span> data entry that has an associated key has been found, then <text:span text:style-name="T475">the</text:span> returned const_iterator points at said entry, otherwise it points at a value equivalent to <text:span text:style-name="T474">the return value of</text:span> <text:span text:style-name="T95"><text:bookmark-ref text:reference-format="text" text:ref-name="__RefHeading__14600_1800758390">cend ()</text:bookmark-ref></text:span>.</text:p>
      <text:p text:style-name="P631"/>
      <text:p text:style-name="P640"/>
      <text:h text:style-name="P1654" text:outline-level="3"><text:bookmark-start text:name="__RefHeading__9625_200604027"/>lower_bound ()<text:bookmark-end text:name="__RefHeading__9625_200604027"/></text:h>
      <text:p text:style-name="P640"/>
      <text:p text:style-name="P1125">const_iterator lower_bound (const key_type &amp;rKey)</text:p>
      <text:p text:style-name="P640"/>
      <text:p text:style-name="P631">Description:</text:p>
      <text:p text:style-name="P653">This method returns the initial location of <text:span text:style-name="T560">an entry</text:span> set sharing the same key.</text:p>
      <text:p text:style-name="P631"/>
      <text:p text:style-name="P631">Input parameters:</text:p>
      <text:p text:style-name="P653">rKey<text:tab/><text:tab/>- specifies key associated with data entry set</text:p>
      <text:p text:style-name="P631"/>
      <text:p text:style-name="P631">Remarks:</text:p>
      <text:p text:style-name="P654">This method is employed if the initial location of a <text:span text:style-name="T561">data entry </text:span>set sharing the same key, <text:span text:style-name="T400">specified by the input parameter rKey,</text:span> <text:span text:style-name="T400">has to be found. </text:span></text:p>
      <text:p text:style-name="P631"/>
      <text:p text:style-name="P631">Return value:</text:p>
      <text:p text:style-name="P657">The return value is a const_iterator, which if the call was successful, is pointing at the initial location of the data entries, that have an associated key value equal to input parameter rKey, otherwise it points at the location of a data entry being associated with a key deemed to have the next greater key value.</text:p>
      <text:p text:style-name="P631"/>
      <text:p text:style-name="P640"/>
      <text:h text:style-name="Heading_20_3" text:outline-level="3"><text:bookmark-start text:name="__RefHeading__9627_200604027"/>upper_bound ()<text:bookmark-end text:name="__RefHeading__9627_200604027"/></text:h>
      <text:p text:style-name="P640"/>
      <text:p text:style-name="P1125">const_iterator upper_bound (const key_type &amp;rKey)</text:p>
      <text:p text:style-name="P640"/>
      <text:p text:style-name="P631">Description:</text:p>
      <text:p text:style-name="P654">This method returns the location of a<text:span text:style-name="T401">n entry followed by</text:span> set of data entries sharing the same key.</text:p>
      <text:p text:style-name="P654"/>
      <text:p text:style-name="P631">Input parameters:</text:p>
      <text:p text:style-name="P654">rKey<text:tab/><text:tab/>- specifies key associated with data entry set</text:p>
      <text:p text:style-name="P654"/>
      <text:p text:style-name="P631">Remarks:</text:p>
      <text:p text:style-name="P654">This method is employed if the location <text:span text:style-name="T401">of a data entry following</text:span> a set of data entries sharing the <text:soft-page-break/>same key, <text:span text:style-name="T400">specified by the input parameter rKey,</text:span> <text:span text:style-name="T400">has to be found. </text:span></text:p>
      <text:p text:style-name="P654"/>
      <text:p text:style-name="P631">Return value:</text:p>
      <text:p text:style-name="P657">The return value is a const_iterator, which if the call was successful, is pointing at the location of <text:span text:style-name="T401">a data entry followed by</text:span> the data entries, that have an associated key value equal to input parameter rKey, otherwise it points at the location <text:span text:style-name="T401">equivalent to this-&gt;cend ()</text:span>.</text:p>
      <text:p text:style-name="P640"/>
      <text:p text:style-name="P640"/>
      <text:h text:style-name="Heading_20_3" text:outline-level="3"><text:bookmark-start text:name="__RefHeading__9629_200604027"/>get_prev_key ()<text:bookmark-end text:name="__RefHeading__9629_200604027"/></text:h>
      <text:p text:style-name="P640"/>
      <text:p text:style-name="P1205"><text:span text:style-name="T241">v</text:span><text:span text:style-name="T236">oid get_</text:span><text:span text:style-name="T242">prev</text:span><text:span text:style-name="T236">_key (const key_type &amp;rKey, key_type &amp;r</text:span><text:span text:style-name="T264">Prev</text:span><text:span text:style-name="T236">Key, bool &amp;bBounce) </text:span><text:span text:style-name="T281">const</text:span></text:p>
      <text:p text:style-name="P640"/>
      <text:p text:style-name="P631">Description:</text:p>
      <text:p text:style-name="P661">This method finds the next <text:span text:style-name="T403">smaller</text:span> key value of a specified key value.</text:p>
      <text:p text:style-name="P660"/>
      <text:p text:style-name="P631">Input parameter:</text:p>
      <text:p text:style-name="P660">rKey<text:tab/><text:tab/>- specifies reference to key value</text:p>
      <text:p text:style-name="P660"/>
      <text:p text:style-name="P660">Output parameters:</text:p>
      <text:p text:style-name="P660">n<text:span text:style-name="T403">Prev</text:span>Key<text:tab/>- specifies reference to previous key value</text:p>
      <text:p text:style-name="P660">bBounce<text:tab/>- specifies reference to bounce value</text:p>
      <text:p text:style-name="P660"/>
      <text:p text:style-name="P631">Remarks:</text:p>
      <text:p text:style-name="P786">This method looks for a key value deemed to be next <text:span text:style-name="T403">smaller</text:span> key value of specified by input parameter rKey. If the method was successful and a <text:span text:style-name="T403">smaller</text:span> key has been found, then bBounce is <text:span text:style-name="T403">returned as</text:span> false and r<text:span text:style-name="T403">Prev</text:span>Key contains the next <text:span text:style-name="T403">smaller</text:span> key, otherwise bBounce is true and r<text:span text:style-name="T403">Prev</text:span>Key is undefined.</text:p>
      <text:p text:style-name="P786"/>
      <text:p text:style-name="P793">Note:</text:p>
      <text:p text:style-name="P786">This method also works even if a data set associated with input parameter rKey is not present.</text:p>
      <text:p text:style-name="P634"/>
      <text:p text:style-name="P630"/>
      <text:h text:style-name="Heading_20_3" text:outline-level="3"><text:bookmark-start text:name="__RefHeading__9631_200604027"/><text:soft-page-break/>get_next_key ()<text:bookmark-end text:name="__RefHeading__9631_200604027"/></text:h>
      <text:p text:style-name="P640"/>
      <text:p text:style-name="P1205"><text:span text:style-name="T241">v</text:span><text:span text:style-name="T236">oid get_</text:span><text:span text:style-name="T242">next</text:span><text:span text:style-name="T236">_key (const key_type &amp;rKey, key_type &amp;r</text:span><text:span text:style-name="T264">Next</text:span><text:span text:style-name="T236">Key, bool &amp;bBounce) </text:span><text:span text:style-name="T281">const</text:span></text:p>
      <text:p text:style-name="P640"/>
      <text:p text:style-name="P631">Description:</text:p>
      <text:p text:style-name="P660">This method finds the next greater key value of a specified key value.</text:p>
      <text:p text:style-name="P660"/>
      <text:p text:style-name="P633">Input parameter:</text:p>
      <text:p text:style-name="P660">rKey<text:tab/><text:tab/>- specifies reference to key value</text:p>
      <text:p text:style-name="P660"/>
      <text:p text:style-name="P660">Output parameters:</text:p>
      <text:p text:style-name="P660"><text:span text:style-name="T402">r</text:span>NextKey<text:tab/>- specifies reference to next key value</text:p>
      <text:p text:style-name="P660">bBounce<text:tab/>- specifies reference to bounce value</text:p>
      <text:p text:style-name="P660"/>
      <text:p text:style-name="P633">Remarks:</text:p>
      <text:p text:style-name="P786">This method looks for a key value deemed to be next greater key value of specified by input parameter rKey. If the method was successful and a greater key has been found, then bBounce is <text:span text:style-name="T403">returned as</text:span> false and rNextKey contains the next greater key, otherwise bBounce is true and rNextKey is undefined.</text:p>
      <text:p text:style-name="P786"/>
      <text:p text:style-name="P793">Note:</text:p>
      <text:p text:style-name="P786">This method also works even if a data set associated with input parameter rKey is not present.</text:p>
      <text:p text:style-name="P786"/>
      <text:p text:style-name="P786"/>
      <text:h text:style-name="P1649" text:outline-level="3"><text:bookmark-start text:name="__RefHeading__1572_1677005904"/><text:span text:style-name="T373">count</text:span> <text:span text:style-name="T136">()</text:span><text:bookmark-end text:name="__RefHeading__1572_1677005904"/></text:h>
      <text:p text:style-name="P596"/>
      <text:p text:style-name="P1250">size_type <text:span text:style-name="T373">count</text:span> (<text:span text:style-name="T562">const </text:span>value_type <text:span text:style-name="T562">&amp;rK</text:span>ey)</text:p>
      <text:p text:style-name="P596"/>
      <text:p text:style-name="P184">Description:</text:p>
      <text:p text:style-name="P292">This method determines <text:span text:style-name="T364">the number of entries sharing the same key.</text:span></text:p>
      <text:p text:style-name="P298"/>
      <text:p text:style-name="P215">Input parameters:</text:p>
      <text:p text:style-name="P524"><text:span text:style-name="T563">rK</text:span>ey<text:tab/><text:tab/>- specifies the key <text:span text:style-name="T363">in question</text:span></text:p>
      <text:p text:style-name="P525"><text:soft-page-break/></text:p>
      <text:p text:style-name="P228">Remarks:</text:p>
      <text:p text:style-name="P293">To <text:span text:style-name="T365">determine</text:span> <text:span text:style-name="T365">how many </text:span>entries <text:span text:style-name="T365">are </text:span>sharing the same key, this method is used. <text:span text:style-name="T366">It does so by tracing into the container, while looking for any key that is equal to the value given by parameter key. Once any data entry containing the key in question has been found, the method walks backward until a data entry with a different key value has been found or the beginning of the container has been reached. The last step walks forward until a data entry with a different key value has been found or the end of the tree has been reached, while counting the number of entries sharing the same key. This means that, if the container instance has one or more large data sets sharing the same key, then employing this method may result in performance issues.</text:span></text:p>
      <text:p text:style-name="P493"/>
      <text:p text:style-name="P228">Return value:</text:p>
      <text:p text:style-name="P294">If the method was successful, then a linear position is returned, otherwise the return value has all bits asserted ((size_type) ~0). <text:span text:style-name="T563">If no data items using the key value rKey are present, then the return value is zero.</text:span></text:p>
      <text:p text:style-name="P295"/>
      <text:p text:style-name="P295"/>
      <text:h text:style-name="P1642" text:outline-level="3"><text:bookmark-start text:name="__RefHeading__1576_1677005904"/>serialize <text:span text:style-name="T136">()</text:span><text:bookmark-end text:name="__RefHeading__1576_1677005904"/></text:h>
      <text:p text:style-name="P596"/>
      <text:p text:style-name="P1250">size_type serialize (<text:span text:style-name="T564">const </text:span>size_type n<text:span text:style-name="T564">Start</text:span>, <text:span text:style-name="T564">const </text:span>size_type n<text:span text:style-name="T564">Len</text:span>, value_type *pData)</text:p>
      <text:p text:style-name="P596"/>
      <text:p text:style-name="P184">Description:</text:p>
      <text:p text:style-name="P259">This method reads a sequence of data entries and writes those back into an output array.</text:p>
      <text:p text:style-name="P298"/>
      <text:p text:style-name="P224">Input parameters:</text:p>
      <text:p text:style-name="P268">n<text:span text:style-name="T552">Start</text:span><text:tab/><text:tab/>- specifies linear <text:span text:style-name="T552">position of initial entry</text:span></text:p>
      <text:p text:style-name="P268">n<text:span text:style-name="T552">Len</text:span><text:tab/><text:tab/>- specifies <text:span text:style-name="T552">number of data items </text:span>to be output</text:p>
      <text:p text:style-name="P268">pData<text:tab/><text:tab/>- specifies a pointer to an array large enough to hold all output data</text:p>
      <text:p text:style-name="P268"/>
      <text:p text:style-name="P242">Remarks:</text:p>
      <text:p text:style-name="P521">This method <text:span text:style-name="T552">finds</text:span> the position <text:span text:style-name="T552">associated with linear address </text:span>n<text:span text:style-name="T552">Start</text:span>. From that point on the method walks along entries in an ascending order and progressively writes the data <text:span text:style-name="T552">items</text:span> to the array pData is pointing at, until <text:span text:style-name="T552">at least nLen data items have been output</text:span>.</text:p>
      <text:p text:style-name="P787"><text:span text:style-name="T552">If this method hits the final data item before nLen entries have been output, then the method aborts early and the array pData is pointing at may not be fully used</text:span>. <text:span text:style-name="T552">The method is ineffective if nLen is </text:span><text:soft-page-break/><text:span text:style-name="T552">set to zero. </text:span></text:p>
      <text:p text:style-name="P495"/>
      <text:p text:style-name="P242">Return value:</text:p>
      <text:p text:style-name="P280">The value returned i<text:span text:style-name="T553">s</text:span> the number of data items that have successfully retrieved from the <text:span text:style-name="T553">container</text:span> and written to the output array. If everything went successful, then the return value is equal to n<text:span text:style-name="T553">Len</text:span>. In case the return value is lower than that, then the end of the <text:span text:style-name="T553">container</text:span> must have been <text:span text:style-name="T553">encountered</text:span> prematurely during the data entry walk. </text:p>
      <text:p text:style-name="P787"/>
      <text:p text:style-name="P596"/>
      <text:h text:style-name="P1649" text:outline-level="3"><text:bookmark-start text:name="__RefHeading__1578_1677005904"/>operator<text:span text:style-name="T362">=</text:span><text:bookmark-end text:name="__RefHeading__1578_1677005904"/></text:h>
      <text:p text:style-name="P596"/>
      <text:p text:style-name="P1250">CBTreeKeySort&lt;&gt; &amp;operator= (CBTreeKeySort&lt;_t_data, _t_key, _t_datalayerproperties&gt; &amp;rBT)</text:p>
      <text:p text:style-name="P596"/>
      <text:p text:style-name="P184">Description:</text:p>
      <text:p text:style-name="P283">This is an overloaded <text:span text:style-name="T367">key sort</text:span> class assignment operator.</text:p>
      <text:p text:style-name="P298"/>
      <text:p text:style-name="P224">Input parameter:</text:p>
      <text:p text:style-name="P286">rBT<text:tab/><text:tab/><text:span text:style-name="T351">specifies the reference of a source container to take a copy of</text:span></text:p>
      <text:p text:style-name="P268"/>
      <text:p text:style-name="P242">Remarks:</text:p>
      <text:p text:style-name="P523">This operator <text:span text:style-name="T555">destroys all data in the target container </text:span>and copies all data from <text:span text:style-name="T555">the source container </text:span>rBT to the <text:span text:style-name="T555">target container</text:span>. <text:span text:style-name="T555">Also copied across will be </text:span>parameters such as:</text:p>
      <text:list xml:id="list94429919035088" text:continue-numbering="true" text:style-name="L19">
        <text:list-item>
          <text:p text:style-name="P1480">data layer properties</text:p>
        </text:list-item>
        <text:list-item>
          <text:p text:style-name="P1480">nodes size</text:p>
        </text:list-item>
        <text:list-item>
          <text:p text:style-name="P1480">cache description</text:p>
        </text:list-item>
      </text:list>
      <text:p text:style-name="P523"/>
      <text:p text:style-name="P566">This operator tries to balance the tree structure as evenly as possible, which means the tree structure of rBT and the target instance are not guaranteed to be the same. However, this has no influence on how the calling process sees the data. This means that, rBT and the target instance will appear the same to the calling application.</text:p>
      <text:p text:style-name="P517"/>
      <text:p text:style-name="P242">Return value:</text:p>
      <text:p text:style-name="P290">The return value is a reference to the <text:span text:style-name="T555">target container</text:span>.</text:p>
      <text:p text:style-name="P280"/>
      <text:p text:style-name="P280"><text:soft-page-break/>Note:</text:p>
      <text:p text:style-name="P280"><text:span text:style-name="T352">Calling this operator frequently may create</text:span> <text:span text:style-name="T353">performance issues in case the instance to be copied contains a large amount of data items.</text:span></text:p>
      <text:p text:style-name="P297">Also, data entries sharing the same key are not guaranteed to have <text:span text:style-name="T565">an</text:span> identical order as provided b<text:span text:style-name="T565">y</text:span> the source <text:span text:style-name="T565">container</text:span> instance, <text:span text:style-name="T368">in order to keep the resulting b-tree structure as balanced as possible</text:span>.</text:p>
      <text:p text:style-name="P296"/>
      <text:p text:style-name="P296"/>
      <text:h text:style-name="Heading_20_2" text:outline-level="2"><text:bookmark-start text:name="__RefHeading__26193_200604027"/>STL <text:span text:style-name="T732">Equivalent</text:span> <text:span text:style-name="T435">C</text:span>ontainers<text:bookmark-end text:name="__RefHeading__26193_200604027"/></text:h>
      <text:p text:style-name="P596"/>
      <text:p text:style-name="P701"><text:tab/>The b-tree framework offers a number of classes, which are aiming to be <text:span text:style-name="T732">eqiuivalent with the</text:span> existing STL data containers. See below:</text:p>
      <text:p text:style-name="P701">b-tree framework class<text:tab/><text:tab/><text:tab/><text:span text:style-name="T666">interchanges with</text:span></text:p>
      <text:p text:style-name="P701">CBTreeMap<text:tab/><text:tab/><text:tab/><text:tab/><text:tab/>::std::map</text:p>
      <text:p text:style-name="P701">CBTreeMultiMap<text:tab/><text:tab/><text:tab/><text:tab/>::std::multimap</text:p>
      <text:p text:style-name="P701">CBTreeSet<text:tab/><text:tab/><text:tab/><text:tab/><text:tab/>::std::set</text:p>
      <text:p text:style-name="P701">CBTreeMultiSet<text:tab/><text:tab/><text:tab/><text:tab/>::std::multiset</text:p>
      <text:p text:style-name="P701">CBTreeArray *<text:tab/><text:tab/><text:tab/><text:tab/>::std::vector</text:p>
      <text:p text:style-name="P701"/>
      <text:p text:style-name="P701">* <text:span text:style-name="T460">The CBTreeArray API section can be found here: </text:span><text:span text:style-name="T460"><text:bookmark-ref text:reference-format="text" text:ref-name="__RefHeading__156_1269792762">CBTreeArray API</text:bookmark-ref></text:span></text:p>
      <text:p text:style-name="P701"/>
      <text:p text:style-name="P788"><text:span text:style-name="T458"><text:tab/>Although the classes listed above are mostly method interface compatible, they have some significant differences that must be addressed. Firstly, the template parameter set has a very divergent approach in terms of what will the container classes use to make data available to a calling application. This means that, the STL classes allow to set what return types will be used, while the b-tree framework classes are using already set return types and instead allow for an alternate data layer to be set. Secondly, due to the b-tree framework's alpha state, it is lacking a number of methods. The most obvious missing methods are those which ought to have a const-qualifier set, in addition to the methods emplace () as well as emplace_hint (). The explanation why the b-tree framework classes lacking any const-qualified method, is because any b-tree instance has a root node cache, which isn't guaranteed to be up-to-date and thus has the potential to be written to on any access, even when calling </text:span><text:span text:style-name="T458"><text:bookmark-ref text:reference-format="text" text:ref-name="__RefHeading__1536_1677005904">size ()</text:bookmark-ref></text:span><text:span text:style-name="T458"> or </text:span><text:span text:style-name="T458"><text:bookmark-ref text:reference-format="text" text:ref-name="__RefHeading__1534_1677005904">empty ()</text:bookmark-ref></text:span><text:span text:style-name="T458">. The emplace methods haven't been implemented yet, since the absence of them can be worked around by calling </text:span><text:span text:style-name="T458"><text:bookmark-ref text:reference-format="text" text:ref-name="__RefHeading__9615_200604027">insert ()</text:bookmark-ref></text:span><text:span text:style-name="T458">.</text:span></text:p>
      <text:p text:style-name="P788"/>
      <text:p text:style-name="P596"/>
      <text:h text:style-name="P1650" text:outline-level="3"><text:bookmark-start text:name="__RefHeading__26195_200604027"/><text:soft-page-break/>CBTreeMap, CBTree<text:span text:style-name="T460">Multi</text:span>Map, CBTree<text:span text:style-name="T460">Set and CBTreeMultiSet API</text:span><text:bookmark-end text:name="__RefHeading__26195_200604027"/></text:h>
      <text:p text:style-name="P993"/>
      <text:p text:style-name="P708"><text:tab/>As discussed above, the four container classes CBTreeMap, CBTreeMultiMap, CBTreeSet and CBTreeMultiSet are aiming to be <text:span text:style-name="T732">equivalent</text:span> <text:span text:style-name="T666">with</text:span> their respective STL counter parts. Since <text:span text:style-name="T462">these four classes have </text:span>very similar interfaces, <text:span text:style-name="T461">it makes sense for them to be derived from the same source, which in their case is the </text:span><text:span text:style-name="T461"><text:bookmark-ref text:reference-format="text" text:ref-name="__RefHeading___Toc36398_35778968">Abstract Data Classes</text:bookmark-ref></text:span><text:span text:style-name="T461">. Hence, a number of API methods, of the four classes in question, have already been displayed in the sections </text:span><text:span text:style-name="T461"><text:bookmark-ref text:reference-format="text" text:ref-name="__RefHeading__1530_1677005904">CBTree API</text:bookmark-ref></text:span><text:span text:style-name="T461"> as well as </text:span><text:span text:style-name="T461"><text:bookmark-ref text:reference-format="text" text:ref-name="__RefHeading__158_1269792762">CBTreeKeySort API</text:bookmark-ref></text:span><text:span text:style-name="T461">. See the list below:</text:span></text:p>
      <text:p text:style-name="P708"/>
      <text:p text:style-name="P720">Method<text:tab/><text:tab/><text:tab/>Class</text:p>
      <text:p text:style-name="P709"><text:bookmark-ref text:reference-format="text" text:ref-name="__RefHeading__14598_1800758390">cbegin ()</text:bookmark-ref><text:tab/><text:tab/><text:tab/><text:span text:style-name="T461"><text:bookmark-ref text:reference-format="text" text:ref-name="__RefHeading__122_1269792762">Specific Default Container to b-tree Methods (CBTreeBaseDefaults)</text:bookmark-ref></text:span></text:p>
      <text:p text:style-name="P709"><text:bookmark-ref text:reference-format="text" text:ref-name="__RefHeading__14600_1800758390">cend ()</text:bookmark-ref><text:tab/><text:tab/><text:tab/><text:tab/><text:span text:style-name="T461"><text:bookmark-ref text:reference-format="text" text:ref-name="__RefHeading__122_1269792762">Specific Default Container to b-tree Methods (CBTreeBaseDefaults)</text:bookmark-ref></text:span></text:p>
      <text:p text:style-name="P709"><text:bookmark-ref text:reference-format="text" text:ref-name="__RefHeading__14602_1800758390">crbegin ()</text:bookmark-ref><text:tab/><text:tab/><text:tab/><text:span text:style-name="T461"><text:bookmark-ref text:reference-format="text" text:ref-name="__RefHeading__122_1269792762">Specific Default Container to b-tree Methods (CBTreeBaseDefaults)</text:bookmark-ref></text:span></text:p>
      <text:p text:style-name="P709"><text:bookmark-ref text:reference-format="text" text:ref-name="__RefHeading__14604_1800758390">crend ()</text:bookmark-ref><text:tab/><text:tab/><text:tab/><text:span text:style-name="T461"><text:bookmark-ref text:reference-format="text" text:ref-name="__RefHeading__122_1269792762">Specific Default Container to b-tree Methods (CBTreeBaseDefaults)</text:bookmark-ref></text:span></text:p>
      <text:p text:style-name="P709"><text:bookmark-ref text:reference-format="text" text:ref-name="__RefHeading__1534_1677005904">empty ()</text:bookmark-ref><text:tab/><text:tab/><text:tab/><text:span text:style-name="T461"><text:bookmark-ref text:reference-format="text" text:ref-name="__RefHeading__122_1269792762">Specific Default Container to b-tree Methods (CBTreeBaseDefaults)</text:bookmark-ref></text:span></text:p>
      <text:p text:style-name="P709"><text:bookmark-ref text:reference-format="text" text:ref-name="__RefHeading__1536_1677005904">size ()</text:bookmark-ref><text:tab/><text:tab/><text:tab/><text:tab/><text:span text:style-name="T461"><text:bookmark-ref text:reference-format="text" text:ref-name="__RefHeading__122_1269792762">Specific Default Container to b-tree Methods (CBTreeBaseDefaults)</text:bookmark-ref></text:span></text:p>
      <text:p text:style-name="P709"><text:bookmark-ref text:reference-format="text" text:ref-name="__RefHeading__9619_200604027">swap ()</text:bookmark-ref><text:tab/><text:tab/><text:tab/><text:tab/><text:span text:style-name="T461"><text:bookmark-ref text:reference-format="text" text:ref-name="__RefHeading__12194_147306980">CBTreeKeySort</text:bookmark-ref></text:span></text:p>
      <text:p text:style-name="P709"><text:bookmark-ref text:reference-format="text" text:ref-name="__RefHeading__1538_1677005904">clear ()</text:bookmark-ref><text:tab/><text:tab/><text:tab/><text:tab/><text:span text:style-name="T461"><text:bookmark-ref text:reference-format="text" text:ref-name="__RefHeading__122_1269792762">Specific Default Container to b-tree Methods (CBTreeBaseDefaults)</text:bookmark-ref></text:span></text:p>
      <text:p text:style-name="P709"><text:bookmark-ref text:reference-format="text" text:ref-name="__RefHeading__1572_1677005904">count ()</text:bookmark-ref><text:tab/><text:tab/><text:tab/><text:span text:style-name="T461"><text:bookmark-ref text:reference-format="text" text:ref-name="__RefHeading__12194_147306980">CBTreeKeySort</text:bookmark-ref></text:span></text:p>
      <text:p text:style-name="P596"/>
      <text:p text:style-name="P1045">These methods won't be discussed here again. To see the description of those methods, click the respective link above. <text:span text:style-name="T666">Furthermore, those four classes are derived from the </text:span><text:span text:style-name="T666"><text:bookmark-ref text:reference-format="text" text:ref-name="__RefHeading___Toc36398_35778968">Abstract Data Classes</text:bookmark-ref></text:span><text:span text:style-name="T666"> and they are </text:span><text:span text:style-name="T666"><text:bookmark-ref text:reference-format="text" text:ref-name="__RefHeading__144_1269792762">Application Classes</text:bookmark-ref></text:span><text:span text:style-name="T666">, therefore already providing their own methods of </text:span><text:span text:style-name="T666"><text:bookmark-ref text:reference-format="text" text:ref-name="__RefHeading__3579_1442666128">comp ()</text:bookmark-ref></text:span><text:span text:style-name="T666"> and </text:span><text:span text:style-name="T666"><text:bookmark-ref text:reference-format="text" text:ref-name="__RefHeading__3581_1442666128">extract_key ()</text:bookmark-ref></text:span><text:span text:style-name="T666">. The </text:span><text:span text:style-name="T666"><text:bookmark-ref text:reference-format="text" text:ref-name="__RefHeading__3579_1442666128">comp ()</text:bookmark-ref></text:span><text:span text:style-name="T666"> method provided is linked as an arithmetic comparison in case ::std::is_arithmetic&lt;_t_keytype&gt;::type is resolved as ::std::true_type, otherwise it is resolved as a method that binary compares key values. Unlike the STL containers, the comparison function is not part of the template parameters and in case something other than an equivalent of ::std::less is required, a new version of <text:s/></text:span><text:span text:style-name="T666"><text:bookmark-ref text:reference-format="text" text:ref-name="__RefHeading__3579_1442666128">comp ()</text:bookmark-ref></text:span><text:span text:style-name="T666"> is needed. This new version has to be introduced by creating a new container class that inherits from the respective STL equivalent application class in question. The </text:span><text:span text:style-name="T666"><text:bookmark-ref text:reference-format="text" text:ref-name="__RefHeading__3581_1442666128">extract_key ()</text:bookmark-ref></text:span><text:span text:style-name="T666"> method on the other hand ought to be sufficient for most applications, since it extracts an already existing key value from a data set in question. This means, as the STL container classes don't have any complex data set to key value conversion and the STL equivalent application classes are reflecting that, it is unlikely that the given </text:span><text:span text:style-name="T666"><text:bookmark-ref text:reference-format="text" text:ref-name="__RefHeading__3581_1442666128">extract_key ()</text:bookmark-ref></text:span><text:span text:style-name="T666"> method needs replacing.</text:span></text:p>
      <text:p text:style-name="P596"/>
      <text:p text:style-name="P596"/>
      <text:h text:style-name="P1669" text:outline-level="4"><text:bookmark-start text:name="__RefHeading__14620_1800758390"/><text:soft-page-break/>max_size ()<text:bookmark-end text:name="__RefHeading__14620_1800758390"/></text:h>
      <text:p text:style-name="P721"/>
      <text:p text:style-name="P1161">size_type max_size () <text:span text:style-name="T722">const</text:span></text:p>
      <text:p text:style-name="P721"/>
      <text:p text:style-name="P726">Description:</text:p>
      <text:p text:style-name="P726">This method returns the maximum number of addressable data entries.</text:p>
      <text:p text:style-name="P726"/>
      <text:p text:style-name="P726">Remarks:</text:p>
      <text:p text:style-name="P726">To obtain the theoretical maximum number of addressable data entries, this method must be called. The actual maximum size <text:span text:style-name="T473">is likely to be much lower, since it </text:span>depends on a number of different <text:span text:style-name="T473">template parameters, such as </text:span><text:span text:style-name="T473"><text:bookmark-ref text:reference-format="text" text:ref-name="__RefHeading__134_1269792762">Data Layer Type Definition (data_layer_type)</text:bookmark-ref></text:span><text:span text:style-name="T473"> and </text:span><text:span text:style-name="T473"><text:bookmark-ref text:reference-format="text" text:ref-name="__RefHeading__1943_1480809614">Node Iterator Type (_t_nodeiter)</text:bookmark-ref></text:span><text:span text:style-name="T473"> as well as </text:span><text:span text:style-name="T473"><text:bookmark-ref text:reference-format="text" text:ref-name="__RefHeading__1945_1480809614">Sub-Node Iterator Type (_t_subnodeiter)</text:bookmark-ref></text:span><text:span text:style-name="T473">. While the data layer may run out of resources, the node- and sub-node iterator type template parameters are limiting the maximum size by showing a restricted address space. An additional factor is, that a theoretical top address ((size_type) ~0x0U) is reserved for internal use.</text:span></text:p>
      <text:p text:style-name="P726"/>
      <text:p text:style-name="P726">Return value:</text:p>
      <text:p text:style-name="P728">The return value is the theoretical maximum size, which is generated as follows: <text:span text:style-name="T473">((size_type) ~0x0U) - </text:span>1.</text:p>
      <text:p text:style-name="P721"/>
      <text:p text:style-name="P721"/>
      <text:h text:style-name="P1670" text:outline-level="4"><text:bookmark-start text:name="__RefHeading__32395_1800758390"/>erase ()<text:bookmark-end text:name="__RefHeading__32395_1800758390"/></text:h>
      <text:p text:style-name="P730"/>
      <text:p text:style-name="P1156">1)</text:p>
      <text:p text:style-name="P1202"><text:span text:style-name="T262">i</text:span><text:span text:style-name="T236">terator erase (const_iterator sCIterPos)</text:span></text:p>
      <text:p text:style-name="P1156">2)</text:p>
      <text:p text:style-name="P1086">size_type erase (const key_type &amp;rKey)</text:p>
      <text:p text:style-name="P1156">3)</text:p>
      <text:p text:style-name="P1162">iterator erase (const_iterator sCIterFirst, const_iterator sCIterLast)</text:p>
      <text:p text:style-name="P730"/>
      <text:p text:style-name="P731">Description:</text:p>
      <text:p text:style-name="P731">These methods remove one or more data entries from a data container.</text:p>
      <text:p text:style-name="P731"/>
      <text:p text:style-name="P731">Input parameters:</text:p>
      <text:p text:style-name="P731">sCIterPos<text:tab/>- <text:span text:style-name="T478">specifies iterator referring to data entry to be removed</text:span></text:p>
      <text:p text:style-name="P731">rKey<text:tab/><text:tab/>- <text:span text:style-name="T478">references key value equivalent to any data entry to be removed</text:span></text:p>
      <text:p text:style-name="P732"><text:soft-page-break/>sCIterFirst<text:tab/>- <text:span text:style-name="T478">specifies iterator referring to initial data entry to be removed</text:span></text:p>
      <text:p text:style-name="P732">sCIterLast<text:tab/>- <text:span text:style-name="T478">specifies iterator referring the data entry following the last item to be removed</text:span></text:p>
      <text:p text:style-name="P731"/>
      <text:p text:style-name="P731">Remarks:</text:p>
      <text:p text:style-name="P733">To remove one or more entries, these methods are to be used. If <text:span text:style-name="T398">any </text:span>method is called with an empty target container or method (<text:span text:style-name="T398">3) is called with sCIterLast pointing at an illegal location such as before sCIterFirst or beyond the end of the target container, then an ::std::out_of_range exception is thrown. O</text:span><text:span text:style-name="T100">ne behavioural exception is; if sCIterFirst equals sCIterLast. </text:span><text:span text:style-name="T398">In that case, the call of method (3) is ineffective and the return value is an iterator version of sCIterFirst. Also, if, for method (2), the specifies key is not present in the container, then the call is ineffective and the return value is zero.</text:span></text:p>
      <text:p text:style-name="P733"/>
      <text:p text:style-name="P731">Return value:</text:p>
      <text:p text:style-name="P625">The return value <text:span text:style-name="T398">of method (1) and (3) </text:span>is an iterator pointing to the location where data was being removed from.</text:p>
      <text:p text:style-name="P646">Method (2) returns the number of data entries that were removed.</text:p>
      <text:p text:style-name="P646"/>
      <text:p text:style-name="P646"/>
      <text:h text:style-name="P1670" text:outline-level="4"><text:bookmark-start text:name="__RefHeading__14626_1800758390"/>key_comp ()<text:bookmark-end text:name="__RefHeading__14626_1800758390"/></text:h>
      <text:p text:style-name="P725"/>
      <text:p text:style-name="P1156">key_compare key_comp () const</text:p>
      <text:p text:style-name="P725"/>
      <text:p text:style-name="P734">Description:</text:p>
      <text:p text:style-name="P736">This method returns an object capable of comparing two key values.</text:p>
      <text:p text:style-name="P734"/>
      <text:p text:style-name="P734">Remarks:</text:p>
      <text:p text:style-name="P738">If it is required to compare two key value, then this method can be employed to create an object able to do so. The returned object has an overloaded call operator, that has two <text:span text:style-name="T481">input </text:span>parameters of type <text:span text:style-name="T339">const _t_keytype</text:span> and returns a value of type <text:span text:style-name="T339">bool</text:span>. <text:span text:style-name="T479">As oppose to the internal comparison method </text:span><text:span text:style-name="T479"><text:bookmark-ref text:reference-format="text" text:ref-name="__RefHeading__3579_1442666128">comp ()</text:bookmark-ref></text:span><text:span text:style-name="T479"> the return type of the overloaded call operator is not an integer and follows a strict weak ordering. This means that, if the first parameter of said call operator is deemed to be less than the second parameter, then the result is </text:span><text:span text:style-name="T346">true</text:span><text:span text:style-name="T479">, otherwise </text:span><text:span text:style-name="T346">false</text:span><text:span text:style-name="T479">.</text:span></text:p>
      <text:p text:style-name="P734"/>
      <text:p text:style-name="P734">Return value:</text:p>
      <text:p text:style-name="P739">The return value is an object containing an overloaded call operator, which is capable to compare <text:soft-page-break/>key values. <text:span text:style-name="T482">The return type of said operator is a boolean, which, if the call operator's first input parameter is less than the second parameter, is returned as </text:span><text:span text:style-name="T346">true</text:span><text:span text:style-name="T479">, otherwise </text:span><text:span text:style-name="T346">false</text:span><text:span text:style-name="T482">. Two keys are deemed equivalent, if the input parameters can be given in any order and the result is always </text:span><text:span text:style-name="T346">false</text:span><text:span text:style-name="T482">.</text:span></text:p>
      <text:p text:style-name="P734"/>
      <text:p text:style-name="P740">Note:</text:p>
      <text:p text:style-name="P742">Although the overloaded <text:span text:style-name="T480">default </text:span>call operator uses the method <text:span text:style-name="T479"><text:bookmark-ref text:reference-format="text" text:ref-name="__RefHeading__3579_1442666128">comp ()</text:bookmark-ref></text:span><text:span text:style-name="T479"> </text:span>to produce <text:span text:style-name="T484">the desired</text:span> result, the chosen return type is <text:span text:style-name="T345">bool</text:span> to remain compatible with the existing STL classes.</text:p>
      <text:p text:style-name="P740"/>
      <text:p text:style-name="P725"/>
      <text:h text:style-name="P1670" text:outline-level="4"><text:bookmark-start text:name="__RefHeading__14628_1800758390"/>value_comp ()<text:bookmark-end text:name="__RefHeading__14628_1800758390"/></text:h>
      <text:p text:style-name="P730"/>
      <text:p text:style-name="P1162">value_compare value_comp () const</text:p>
      <text:p text:style-name="P730"/>
      <text:p text:style-name="P735">Description:</text:p>
      <text:p text:style-name="P737">This method returns an object capable of comparing <text:span text:style-name="T483">the keys of </text:span>two <text:span text:style-name="T483">data items</text:span>.</text:p>
      <text:p text:style-name="P735"/>
      <text:p text:style-name="P735">Remarks:</text:p>
      <text:p text:style-name="P739">If it is required to compare <text:span text:style-name="T483">the keys of two data items</text:span>, then this method can be employed to create an object able to do so. The returned object has an overloaded call operator, that has two <text:span text:style-name="T481">input </text:span>parameters of type <text:span text:style-name="T339">const _t_</text:span><text:span text:style-name="T347">valuetype</text:span> and returns a value of type <text:span text:style-name="T339">bool</text:span>. <text:span text:style-name="T479">As oppose to the internal comparison method </text:span><text:span text:style-name="T479"><text:bookmark-ref text:reference-format="text" text:ref-name="__RefHeading__3579_1442666128">comp ()</text:bookmark-ref></text:span><text:span text:style-name="T479"> the return type of the overloaded call operator is not an integer and follows a strict weak ordering. This means that, if the first parameter of said call operator is deemed to be less than the second parameter, then the result is </text:span><text:span text:style-name="T346">true</text:span><text:span text:style-name="T479">, otherwise </text:span><text:span text:style-name="T346">false</text:span><text:span text:style-name="T479">.</text:span></text:p>
      <text:p text:style-name="P735"/>
      <text:p text:style-name="P735">Return value:</text:p>
      <text:p text:style-name="P739">The return value is an object containing an overloaded call operator, which is capable to compare <text:span text:style-name="T483">the keys of two data items</text:span>. <text:span text:style-name="T482">The return type of said operator is a boolean, which, if the call operator's first input parameter is less than the second parameter, is returned as </text:span><text:span text:style-name="T346">true</text:span><text:span text:style-name="T479">, otherwise </text:span><text:span text:style-name="T346">false</text:span><text:span text:style-name="T482">. Two keys of their data entries are deemed equivalent, if the input parameters can be given in any order and the result is always </text:span><text:span text:style-name="T346">false</text:span><text:span text:style-name="T482">.</text:span></text:p>
      <text:p text:style-name="P735"/>
      <text:p text:style-name="P741">Note:</text:p>
      <text:p text:style-name="P741">Although the overloaded <text:span text:style-name="T480">default </text:span>call operator uses the method <text:span text:style-name="T479"><text:bookmark-ref text:reference-format="text" text:ref-name="__RefHeading__3579_1442666128">comp ()</text:bookmark-ref></text:span><text:span text:style-name="T479"> </text:span>to produce <text:span text:style-name="T484">the desired</text:span> result, the chosen return type is <text:span text:style-name="T345">bool</text:span> to remain compatible with the existing STL classes.</text:p>
      <text:p text:style-name="P741"/>
      <text:h text:style-name="P1670" text:outline-level="4"><text:bookmark-start text:name="__RefHeading__22316_1800758390"/><text:soft-page-break/>find ()<text:bookmark-end text:name="__RefHeading__22316_1800758390"/></text:h>
      <text:p text:style-name="P727"/>
      <text:p text:style-name="P1157">iterator find (const key_type &amp;rKey) <text:span text:style-name="T722">const</text:span></text:p>
      <text:p text:style-name="P722"/>
      <text:p text:style-name="P635">Description:</text:p>
      <text:p text:style-name="P650">This method finds the location of a key.</text:p>
      <text:p text:style-name="P635"/>
      <text:p text:style-name="P635">Input parameters:</text:p>
      <text:p text:style-name="P650">rKey<text:tab/><text:tab/>- specifies reference of key which associated entries are to be located</text:p>
      <text:p text:style-name="P635"/>
      <text:p text:style-name="P635">Remarks:</text:p>
      <text:p text:style-name="P650">This method finds the location of one data entry which has the associated key specified by the input parameter rKey. In case more than one entry share the same key, then it isn't <text:span text:style-name="T474">guaranteed to be</text:span> the initial position of that key's data entry sub-set. To find the initial position of a key-set <text:bookmark-ref text:reference-format="text" text:ref-name="__RefHeading__9625_200604027">lower_bound ()</text:bookmark-ref> <text:span text:style-name="T474">has</text:span> to be used. This method is useful to find out if data entries with a specific <text:span text:style-name="T474">key </text:span>exist, since it has the chance of an early abort when tracing into the b-tree structure.</text:p>
      <text:p text:style-name="P650"/>
      <text:p text:style-name="P635">Return value:</text:p>
      <text:p text:style-name="P650">If a data entry that has an associated key <text:span text:style-name="T567">is being</text:span> found, then <text:span text:style-name="T474">the</text:span> returned iterator points at said entry, otherwise it points at a value equivalent to <text:span text:style-name="T474">the return value of</text:span> <text:span text:style-name="T95">this-&gt;end ()</text:span>.</text:p>
      <text:p text:style-name="P723"/>
      <text:p text:style-name="P722"/>
      <text:h text:style-name="P1669" text:outline-level="4"><text:bookmark-start text:name="__RefHeading__14632_1800758390"/>lower_bound ()<text:bookmark-end text:name="__RefHeading__14632_1800758390"/></text:h>
      <text:p text:style-name="P722"/>
      <text:p text:style-name="P1157">iterator lower_bound (const key_type &amp;rKey)</text:p>
      <text:p text:style-name="P722"/>
      <text:p text:style-name="P635">Description:</text:p>
      <text:p text:style-name="P655">This method returns the initial location of a set of data entries sharing the same key.</text:p>
      <text:p text:style-name="P635"/>
      <text:p text:style-name="P635">Input parameters:</text:p>
      <text:p text:style-name="P655">rKey<text:tab/><text:tab/>- specifies key associated with data entry set</text:p>
      <text:p text:style-name="P635"/>
      <text:p text:style-name="P635">Remarks:</text:p>
      <text:p text:style-name="P655">This method is employed if the initial location of a set of data entries sharing the same key, <text:soft-page-break/><text:span text:style-name="T400">specified by the input parameter rKey,</text:span> <text:span text:style-name="T400">has to be found. </text:span></text:p>
      <text:p text:style-name="P635"/>
      <text:p text:style-name="P635">Return value:</text:p>
      <text:p text:style-name="P658">The return value is a<text:span text:style-name="T476">n</text:span> iterator, which if the call was successful, is pointing at the initial location of the data entries, that have an associated key value equal to input parameter rKey, otherwise it points at the location of a data entry being associated with a key deemed to have the next greater key value.</text:p>
      <text:p text:style-name="P658"/>
      <text:p text:style-name="P658"/>
      <text:h text:style-name="P1669" text:outline-level="4"><text:bookmark-start text:name="__RefHeading__14634_1800758390"/>upper_bound ()<text:bookmark-end text:name="__RefHeading__14634_1800758390"/></text:h>
      <text:p text:style-name="P722"/>
      <text:p text:style-name="P1157">iterator upper_bound (const key_type &amp;rKey)</text:p>
      <text:p text:style-name="P722"/>
      <text:p text:style-name="P636">Description:</text:p>
      <text:p text:style-name="P656">This method returns the location of a<text:span text:style-name="T401">n entry followed by a</text:span> set of data entries sharing the same key.</text:p>
      <text:p text:style-name="P656"/>
      <text:p text:style-name="P636">Input parameters:</text:p>
      <text:p text:style-name="P656">rKey<text:tab/><text:tab/>- specifies key associated with data entry set</text:p>
      <text:p text:style-name="P656"/>
      <text:p text:style-name="P636">Remarks:</text:p>
      <text:p text:style-name="P656">This method is employed if the location <text:span text:style-name="T401">of a data entry following</text:span> a set of data entries sharing the same key, <text:span text:style-name="T400">specified by the input parameter rKey,</text:span> <text:span text:style-name="T400">has to be found. </text:span></text:p>
      <text:p text:style-name="P656"/>
      <text:p text:style-name="P636">Return value:</text:p>
      <text:p text:style-name="P659">The return value is a<text:span text:style-name="T476">n</text:span> iterator, which if the call was successful, is pointing at the location of <text:span text:style-name="T401">a data entry followed by</text:span> the data entries, that have an associated key value equal to input parameter rKey, otherwise it points at the location <text:span text:style-name="T401">equivalent to this-&gt;end ()</text:span>.</text:p>
      <text:p text:style-name="P724"/>
      <text:h text:style-name="P1651" text:outline-level="3"><text:bookmark-start text:name="__RefHeading__32397_1800758390"/>CBTreeMap <text:span text:style-name="T477">and CBTreeMultiMap</text:span><text:bookmark-end text:name="__RefHeading__32397_1800758390"/></text:h>
      <text:p text:style-name="P721"/>
      <text:p text:style-name="P721"/>
      <text:h text:style-name="P1671" text:outline-level="4"><text:bookmark-start text:name="__RefHeading__32399_1800758390"/>extract_key ()<text:bookmark-end text:name="__RefHeading__32399_1800758390"/></text:h>
      <text:p text:style-name="P729"/>
      <text:p text:style-name="P1163">key_type *extract_key (key_type *pKey, const value_t<text:span text:style-name="T788">ype</text:span> &amp;rData) <text:span text:style-name="T721">const</text:span></text:p>
      <text:p text:style-name="P729"><text:soft-page-break/></text:p>
      <text:p text:style-name="P743">Description:</text:p>
      <text:p text:style-name="P743">This method extracts the key value from a data item.</text:p>
      <text:p text:style-name="P743"/>
      <text:p text:style-name="P743">Input parameter:</text:p>
      <text:p text:style-name="P743">rData<text:tab/><text:tab/>- <text:span text:style-name="T485">references data item where the key value is extracted from</text:span></text:p>
      <text:p text:style-name="P743"/>
      <text:p text:style-name="P743">Input- / Output parameter:</text:p>
      <text:p text:style-name="P743">pKey<text:tab/><text:tab/>- <text:span text:style-name="T485">specifies pointer where the extracted key value is written to</text:span></text:p>
      <text:p text:style-name="P743"/>
      <text:p text:style-name="P743">Remarks:</text:p>
      <text:p text:style-name="P745">This method provides the functionality to extract a key value from a data item or convert a data item to its associated key value, exactly the way <text:span text:style-name="T486">the data container does it before comparing keys, when ordering data entries.</text:span></text:p>
      <text:p text:style-name="P743"/>
      <text:p text:style-name="P743">Return value:</text:p>
      <text:p text:style-name="P744">The return value is equal to the input parameter pKey, <text:span text:style-name="T487">which allows this method to be used as an input parameter for other methods.</text:span></text:p>
      <text:p text:style-name="P721"/>
      <text:p text:style-name="P721"/>
      <text:h text:style-name="P1652" text:outline-level="3"><text:bookmark-start text:name="__RefHeading__20412_1800758390"/>CBTreeMap<text:bookmark-end text:name="__RefHeading__20412_1800758390"/></text:h>
      <text:p text:style-name="P596"/>
      <text:p text:style-name="P746"><text:tab/>The C. class is a container <text:span text:style-name="T488">type sorting data entries in an ascending order. Each data entry consists of a key value and a map value. While the key value is used as an operand for the sorting criteria, the map value is payload data associated with its key value. This container is only allowing for unique key values. This means that, if a data entry containing key A already exists, then inserting an additional data entry using the same key value A won't be successful.</text:span></text:p>
      <text:p text:style-name="P746"/>
      <text:h text:style-name="Heading_20_4" text:outline-level="4"><text:bookmark-start text:name="__RefHeading__38020_981793909"/>Type Definitions<text:bookmark-end text:name="__RefHeading__38020_981793909"/></text:h>
      <text:p text:style-name="P746"/>
      <text:p text:style-name="P994"><text:span text:style-name="T773"><text:tab/>This container class is derived from CBTreeAssociativeBase, which one of the </text:span><text:span text:style-name="T773"><text:bookmark-ref text:reference-format="text" text:ref-name="__RefHeading___Toc36398_35778968">Abstract Data Classes</text:bookmark-ref></text:span><text:span text:style-name="T773"> as it can be seen in the </text:span><text:span text:style-name="T773"><text:bookmark-ref text:reference-format="text" text:ref-name="__RefHeading__120_1269792762">Class Hierarchy</text:bookmark-ref></text:span><text:span text:style-name="T773"> diagram and defines the following types:</text:span></text:p>
      <text:p text:style-name="P665"/>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414">Type</text:p>
            </table:table-cell>
            <table:table-cell table:style-name="Table18.A1" office:value-type="string">
              <text:p text:style-name="P1414">Definition</text:p>
            </table:table-cell>
            <table:table-cell table:style-name="Table18.C1" office:value-type="string">
              <text:p text:style-name="P1424">Description</text:p>
            </table:table-cell>
          </table:table-row>
        </table:table-header-rows>
        <table:table-row>
          <table:table-cell table:style-name="Table18.A2" office:value-type="string">
            <text:p text:style-name="P1364">key_type</text:p>
          </table:table-cell>
          <table:table-cell table:style-name="Table18.A2" office:value-type="string">
            <text:p text:style-name="P1355">_<text:span text:style-name="T770">t_keytype</text:span></text:p>
          </table:table-cell>
          <table:table-cell table:style-name="Table18.C2" office:value-type="string">
            <text:p text:style-name="P978">This defines what type is used as an operand for the sorting criteria when determining the order of data entries stored by the container.</text:p>
          </table:table-cell>
        </table:table-row>
        <table:table-row>
          <table:table-cell table:style-name="Table18.A2" office:value-type="string">
            <text:p text:style-name="P1379">map_type</text:p>
          </table:table-cell>
          <table:table-cell table:style-name="Table18.A2" office:value-type="string">
            <text:p text:style-name="P1355">_<text:span text:style-name="T774">t_maptype</text:span></text:p>
          </table:table-cell>
          <table:table-cell table:style-name="Table18.C2" office:value-type="string">
            <text:p text:style-name="P978">This defines what type is used <text:span text:style-name="T774">for</text:span> <text:span text:style-name="T774">the mapped data being associated with a key value of key_type.</text:span></text:p>
          </table:table-cell>
        </table:table-row>
        <table:table-row>
          <table:table-cell table:style-name="Table18.A2" office:value-type="string">
            <text:p text:style-name="P1364">value_type</text:p>
          </table:table-cell>
          <table:table-cell table:style-name="Table18.A2" office:value-type="string">
            <text:p text:style-name="P1379">typename ::std::pair&lt;key_type, map_type&gt;</text:p>
          </table:table-cell>
          <table:table-cell table:style-name="Table18.C2" office:value-type="string">
            <text:p text:style-name="P977">This type defines what a data entry is and what is displayed to the application by the container when accessing it.</text:p>
          </table:table-cell>
        </table:table-row>
        <table:table-row>
          <table:table-cell table:style-name="Table18.A2" office:value-type="string">
            <text:p text:style-name="P1364">size_type</text:p>
          </table:table-cell>
          <table:table-cell table:style-name="Table18.A2" office:value-type="string">
            <text:p text:style-name="P1364">typename data_layer_properties_type::size_type</text:p>
          </table:table-cell>
          <table:table-cell table:style-name="Table18.C2" office:value-type="string">
            <text:p text:style-name="P1016">This defines what type is employed to address individual data entries when accessing a container as a linear array container type.</text:p>
          </table:table-cell>
        </table:table-row>
        <table:table-row>
          <table:table-cell table:style-name="Table18.A2" office:value-type="string">
            <text:p text:style-name="P1364">reference</text:p>
          </table:table-cell>
          <table:table-cell table:style-name="Table18.A2" office:value-type="string">
            <text:p text:style-name="P1364">value_type &amp;</text:p>
          </table:table-cell>
          <table:table-cell table:style-name="Table18.C2" office:value-type="string">
            <text:p text:style-name="P1025">This type defines what a read / write reference of a data entry is.</text:p>
          </table:table-cell>
        </table:table-row>
        <table:table-row>
          <table:table-cell table:style-name="Table18.A2" office:value-type="string">
            <text:p text:style-name="P1364">const_reference</text:p>
          </table:table-cell>
          <table:table-cell table:style-name="Table18.A2" office:value-type="string">
            <text:p text:style-name="P1364">const value_type &amp;</text:p>
          </table:table-cell>
          <table:table-cell table:style-name="Table18.C2" office:value-type="string">
            <text:p text:style-name="P1025">This type defines what a read-only reference of a data entry is.</text:p>
          </table:table-cell>
        </table:table-row>
        <table:table-row>
          <table:table-cell table:style-name="Table18.A2" office:value-type="string">
            <text:p text:style-name="P1364">pointer</text:p>
          </table:table-cell>
          <table:table-cell table:style-name="Table18.A2" office:value-type="string">
            <text:p text:style-name="P1364">value_type *</text:p>
          </table:table-cell>
          <table:table-cell table:style-name="Table18.C2" office:value-type="string">
            <text:p text:style-name="P1025">This type defines what a read / write pointer of a data entry is.</text:p>
          </table:table-cell>
        </table:table-row>
        <table:table-row>
          <table:table-cell table:style-name="Table18.A2" office:value-type="string">
            <text:p text:style-name="P1364">const_pointer</text:p>
          </table:table-cell>
          <table:table-cell table:style-name="Table18.A2" office:value-type="string">
            <text:p text:style-name="P1364">const value_type *</text:p>
          </table:table-cell>
          <table:table-cell table:style-name="Table18.C2" office:value-type="string">
            <text:p text:style-name="P1025">This type defines what a read-only pointer of a data entry is.</text:p>
          </table:table-cell>
        </table:table-row>
        <table:table-row>
          <table:table-cell table:style-name="Table18.A2" office:value-type="string">
            <text:p text:style-name="P1364">difference_type</text:p>
          </table:table-cell>
          <table:table-cell table:style-name="Table18.A2" office:value-type="string">
            <text:p text:style-name="P1364">typename ::std::make_signed&lt;size_type&gt;::type</text:p>
          </table:table-cell>
          <table:table-cell table:style-name="Table18.C2" office:value-type="string">
            <text:p text:style-name="P1025">This defines what types is used to display the distance between two data entries is.</text:p>
          </table:table-cell>
        </table:table-row>
        <table:table-row>
          <table:table-cell table:style-name="Table18.A2" office:value-type="string">
            <text:p text:style-name="P1397">data_layer_properties_type</text:p>
          </table:table-cell>
          <table:table-cell table:style-name="Table18.A2" office:value-type="string">
            <text:p text:style-name="P1398">_<text:span text:style-name="T791">t_datalayerproperties</text:span></text:p>
          </table:table-cell>
          <table:table-cell table:style-name="Table18.C2" office:value-type="string">
            <text:p text:style-name="P964">This type aids the definition of the types below.</text:p>
          </table:table-cell>
        </table:table-row>
        <table:table-row>
          <table:table-cell table:style-name="Table18.A2" office:value-type="string">
            <text:p text:style-name="P1396">sub_node_iter_type</text:p>
          </table:table-cell>
          <table:table-cell table:style-name="Table18.A2" office:value-type="string">
            <text:p text:style-name="P1396">typename data_layer_properties_type::sub_node_iter_type</text:p>
          </table:table-cell>
          <table:table-cell table:style-name="Table18.C2" office:value-type="string">
            <text:p text:style-name="P1012">This defines what type is used to address individual data entries within a node.</text:p>
          </table:table-cell>
        </table:table-row>
        <table:table-row>
          <table:table-cell table:style-name="Table18.A2" office:value-type="string">
            <text:p text:style-name="P1376">CBTreeAssociative<text:span text:style-name="T775">Base</text:span>_t</text:p>
          </table:table-cell>
          <table:table-cell table:style-name="Table18.A2" office:value-type="string">
            <text:p text:style-name="P1376">CBTreeAssociative<text:span text:style-name="T775">Base&lt;value_type, key_type, data_layer_properties_type&gt;</text:span></text:p>
          </table:table-cell>
          <table:table-cell table:style-name="Table18.C2" office:value-type="string">
            <text:p text:style-name="P990">This type aids the definition of the types below.</text:p>
          </table:table-cell>
        </table:table-row>
        <text:soft-page-break/>
        <table:table-row>
          <table:table-cell table:style-name="Table18.A2" office:value-type="string">
            <text:p text:style-name="P1371">iterator</text:p>
          </table:table-cell>
          <table:table-cell table:style-name="Table18.A2" office:value-type="string">
            <text:p text:style-name="P1371">typename CBTreeAssociative<text:span text:style-name="T775">Base</text:span>_t::iterator</text:p>
          </table:table-cell>
          <table:table-cell table:style-name="Table18.C2" office:value-type="string">
            <text:p text:style-name="P1025">This defines what is used as a read / write iterator type.</text:p>
          </table:table-cell>
        </table:table-row>
        <table:table-row>
          <table:table-cell table:style-name="Table18.A2" office:value-type="string">
            <text:p text:style-name="P1371">const_iterator</text:p>
          </table:table-cell>
          <table:table-cell table:style-name="Table18.A2" office:value-type="string">
            <text:p text:style-name="P1372">typename CBTreeAssociative<text:span text:style-name="T775">Base</text:span>_t::const_iterator</text:p>
          </table:table-cell>
          <table:table-cell table:style-name="Table18.C2" office:value-type="string">
            <text:p text:style-name="P1025">This defines what is used as a read -only iterator type.</text:p>
          </table:table-cell>
        </table:table-row>
        <table:table-row>
          <table:table-cell table:style-name="Table18.A2" office:value-type="string">
            <text:p text:style-name="P1371">reverse_iterator</text:p>
          </table:table-cell>
          <table:table-cell table:style-name="Table18.A2" office:value-type="string">
            <text:p text:style-name="P1372">typename CBTreeAssociative<text:span text:style-name="T775">Base</text:span>_t::reverse_iterator</text:p>
          </table:table-cell>
          <table:table-cell table:style-name="Table18.C2" office:value-type="string">
            <text:p text:style-name="P1025">This defines what is used as a read / write reverse iterator type.</text:p>
          </table:table-cell>
        </table:table-row>
        <table:table-row>
          <table:table-cell table:style-name="Table18.A2" office:value-type="string">
            <text:p text:style-name="P1371">const_reverse_iterator</text:p>
          </table:table-cell>
          <table:table-cell table:style-name="Table18.A2" office:value-type="string">
            <text:p text:style-name="P1372">typename CBTreeAssociative<text:span text:style-name="T775">Base</text:span>_t::const_reverse_iterator</text:p>
          </table:table-cell>
          <table:table-cell table:style-name="Table18.C2" office:value-type="string">
            <text:p text:style-name="P1025">This defines what is used as a read -only reverse iterator type.</text:p>
          </table:table-cell>
        </table:table-row>
        <table:table-row>
          <table:table-cell table:style-name="Table18.A2" office:value-type="string">
            <text:p text:style-name="P1359">key_compare</text:p>
          </table:table-cell>
          <table:table-cell table:style-name="Table18.A2" office:value-type="string">
            <text:p text:style-name="P1359">struct key_compare_s&lt;<text:span text:style-name="T775">key_type</text:span>&gt;</text:p>
          </table:table-cell>
          <table:table-cell table:style-name="Table18.C2" office:value-type="string">
            <text:p text:style-name="P995">This defines what type is in use to compare two key values of key_type using its operator ().</text:p>
          </table:table-cell>
        </table:table-row>
        <table:table-row>
          <table:table-cell table:style-name="Table18.A2" office:value-type="string">
            <text:p text:style-name="P1359">value_compare</text:p>
          </table:table-cell>
          <table:table-cell table:style-name="Table18.A2" office:value-type="string">
            <text:p text:style-name="P1359">struct value_compare_s&lt;value_t<text:span text:style-name="T775">ype</text:span>&gt;</text:p>
          </table:table-cell>
          <table:table-cell table:style-name="Table18.C2" office:value-type="string">
            <text:p text:style-name="P995">This defines what type is in use to compare two data entries of value_type using its operator ().</text:p>
          </table:table-cell>
        </table:table-row>
      </table:table>
      <text:p text:style-name="P665"/>
      <text:p text:style-name="P997"/>
      <text:p text:style-name="P1282"/>
      <text:h text:style-name="Heading_20_4" text:outline-level="4"><text:bookmark-start text:name="__RefHeading__14606_1800758390"/>Constructor<text:bookmark-end text:name="__RefHeading__14606_1800758390"/></text:h>
      <text:p text:style-name="P702"/>
      <text:p text:style-name="P1149">1)</text:p>
      <text:p text:style-name="P1154">CBTreeMap&lt;_t_keytype, _t_maptype, _t_datalayerproperties&gt;</text:p>
      <text:p text:style-name="P1177">(</text:p>
      <text:p text:style-name="P1235"><text:span text:style-name="T236"><text:tab/>data_layer_properties_</text:span><text:span text:style-name="T282">type</text:span><text:span text:style-name="T236"> &amp;rDataLayerProperties,</text:span></text:p>
      <text:p text:style-name="P1175"><text:tab/>bayerTreeCacheDescription_t *psCacheDescription, </text:p>
      <text:p text:style-name="P1089"><text:tab/>sub_node_iter_type nNodeSize</text:p>
      <text:p text:style-name="P1089">)</text:p>
      <text:p text:style-name="P1149">2)</text:p>
      <text:p text:style-name="P1177">CBTreeMap&lt;_t_keytype, _t_maptype, _t_datalayerproperties&gt;</text:p>
      <text:p text:style-name="P1177">(</text:p>
      <text:p text:style-name="P1177"><text:span text:style-name="T724"><text:tab/>const CBTreeMap&lt;_t_keytype, _t_maptype, _t_datalayerproperties&gt;</text:span> &amp;rBT, </text:p>
      <text:p text:style-name="P1177"><text:tab/>bool bAssign = true</text:p>
      <text:p text:style-name="P1177">)</text:p>
      <text:p text:style-name="P55"/>
      <text:p text:style-name="P56">Description:</text:p>
      <text:p text:style-name="P64">These constructors initialise an object of type <text:span text:style-name="T496"><text:bookmark-ref text:reference-format="text" text:ref-name="__RefHeading__20412_1800758390">CBTreeMap</text:bookmark-ref></text:span>.</text:p>
      <text:p text:style-name="P57"/>
      <text:p text:style-name="P56">Input parameter:</text:p>
      <text:p text:style-name="P61">rDataLayerProperties<text:tab/>- references a data layer properties object, which must be compatible to the <text:soft-page-break/><text:tab/><text:tab/><text:tab/>template parameter _t_datal<text:span text:style-name="T489">a</text:span>yer</text:p>
      <text:p text:style-name="P61">psCacheDescription<text:tab/>- specifies pointer to cache description data structure</text:p>
      <text:p text:style-name="P61">nNodeSize<text:tab/><text:tab/>- specifies node size parameter being used for this instance</text:p>
      <text:p text:style-name="P64">rBT<text:tab/><text:tab/><text:tab/>- references <text:span text:style-name="T496"><text:bookmark-ref text:reference-format="text" text:ref-name="__RefHeading__20412_1800758390">CBTreeMap</text:bookmark-ref></text:span> instance of which to take a copy <text:span text:style-name="T568">of</text:span></text:p>
      <text:p text:style-name="P61">bAssign<text:tab/><text:tab/>- specifies, when taking a copy, if content will be copied across</text:p>
      <text:p text:style-name="P57"/>
      <text:p text:style-name="P56">Remarks:</text:p>
      <text:p text:style-name="P758"><text:span text:style-name="T568">C</text:span>onstructor (1) initialise<text:span text:style-name="T568">s</text:span> the <text:bookmark-ref text:reference-format="text" text:ref-name="__RefHeading__20412_1800758390">CBTreeMap</text:bookmark-ref> instance by calling the <text:bookmark-ref text:reference-format="text" text:ref-name="__RefHeading__5237_184873616">CBTreeKeySort Constructor</text:bookmark-ref>. <text:span text:style-name="T492">Since, th</text:span>e parameter set <text:span text:style-name="T492">of this constructor and its </text:span><text:span text:style-name="T492"><text:bookmark-ref text:reference-format="text" text:ref-name="__RefHeading__158_1269792762">CBTreeKeySort API</text:bookmark-ref></text:span><text:span text:style-name="T492"> counterpart </text:span>are a perfect match, <text:span text:style-name="T492">the parameters </text:span>are <text:span text:style-name="T492">only </text:span>forwarded <text:span text:style-name="T492">and the actual initialisation happens there</text:span>.</text:p>
      <text:p text:style-name="P790">As for the copy constructor (2), to set the parameter bAssign to false is useful if only the properties, rather than the content, have to be copied across. This is helpful prior to creating a sub-set of entries for instance.<text:span text:style-name="T137"> </text:span><text:span text:style-name="T152">In case </text:span><text:span text:style-name="T153">the compiler needs the code for a copy constructor, then the default parameter of bAssign = true applies.</text:span></text:p>
      <text:p text:style-name="P77"/>
      <text:p text:style-name="P77"/>
      <text:h text:style-name="Heading_20_4" text:outline-level="4"><text:bookmark-start text:name="__RefHeading__14610_1800758390"/>Assignment Operator<text:bookmark-end text:name="__RefHeading__14610_1800758390"/></text:h>
      <text:p text:style-name="P596"/>
      <text:p text:style-name="P1177">CBTreeMap<text:span text:style-name="T785">&lt;</text:span>...&gt; &amp; operator= (CBTreeMap&lt;_t_keytype, _t_maptype, _t_datalayerproperties&gt; &amp;rBT)</text:p>
      <text:p text:style-name="P596"/>
      <text:p text:style-name="P759">Description:</text:p>
      <text:p text:style-name="P759">This operator copies the contents from <text:span text:style-name="T569">a source</text:span> <text:bookmark-ref text:reference-format="text" text:ref-name="__RefHeading__20412_1800758390">CBTreeMap</text:bookmark-ref> instance to <text:span text:style-name="T569">a target</text:span> instance.</text:p>
      <text:p text:style-name="P759"/>
      <text:p text:style-name="P759">Input parameter:</text:p>
      <text:p text:style-name="P759">rBT<text:tab/><text:tab/>- references instance to source <text:bookmark-ref text:reference-format="text" text:ref-name="__RefHeading__20412_1800758390">CBTreeMap</text:bookmark-ref></text:p>
      <text:p text:style-name="P759"/>
      <text:p text:style-name="P759">Remarks:</text:p>
      <text:p text:style-name="P759">This operator destroys all contents of the target <text:bookmark-ref text:reference-format="text" text:ref-name="__RefHeading__20412_1800758390">CBTreeMap</text:bookmark-ref> instance and then inserts all contents from the source <text:bookmark-ref text:reference-format="text" text:ref-name="__RefHeading__20412_1800758390">CBTreeMap</text:bookmark-ref> instance. In case <text:span text:style-name="T339">this</text:span> (target) and <text:span text:style-name="T339">&amp;rBT</text:span> (source) are pointing at the same <text:span text:style-name="T497">instance</text:span>, the call to this method is ineffective and returns immediately.</text:p>
      <text:p text:style-name="P759"/>
      <text:p text:style-name="P759">Return value:</text:p>
      <text:p text:style-name="P759">The return value is a reference to the target <text:bookmark-ref text:reference-format="text" text:ref-name="__RefHeading__20412_1800758390">CBTreeMap</text:bookmark-ref> instance.</text:p>
      <text:p text:style-name="P759"/>
      <text:h text:style-name="Heading_20_4" text:outline-level="4"><text:bookmark-start text:name="__RefHeading__14622_1800758390"/><text:soft-page-break/>insert ()<text:bookmark-end text:name="__RefHeading__14622_1800758390"/></text:h>
      <text:p text:style-name="P596"/>
      <text:p text:style-name="P1155">1)</text:p>
      <text:p text:style-name="P1164">template &lt;class _t_iterator&gt;</text:p>
      <text:p text:style-name="P1077">void insert (_t_iterator sItFirst, _t_iterator sItLast)</text:p>
      <text:p text:style-name="P1155">2)</text:p>
      <text:p text:style-name="P1573"><text:span text:style-name="T785">iterator</text:span> insert (const value_t<text:span text:style-name="T788">ype</text:span> &amp;rData)</text:p>
      <text:p text:style-name="P1570">3)</text:p>
      <text:p text:style-name="P1570">iterator insert (const_iterator sCIterH<text:span text:style-name="T824">i</text:span>nt, const value_type &amp;rData);</text:p>
      <text:p text:style-name="P596"/>
      <text:p text:style-name="P759">Description:</text:p>
      <text:p text:style-name="P759">These methods insert new data entries into the data container.</text:p>
      <text:p text:style-name="P759"/>
      <text:p text:style-name="P763">Input parameters:</text:p>
      <text:p text:style-name="P604">sItFirst<text:tab/><text:tab/>- <text:span text:style-name="T386">specifies iterator associated with initial element to be inserted</text:span></text:p>
      <text:p text:style-name="P604">sItLast<text:tab/><text:tab/>- <text:span text:style-name="T386">specifies iterator associated with subsequent of the last element to be inserted</text:span></text:p>
      <text:p text:style-name="P617">rData<text:tab/><text:tab/>- <text:span text:style-name="T391">specifies reference to data element to be inserted</text:span></text:p>
      <text:p text:style-name="P1528"><text:span text:style-name="T821">sCIterHint<text:tab/>- indicates position near the place where data entry is to be inserted</text:span></text:p>
      <text:p text:style-name="P1528"/>
      <text:p text:style-name="P637">Remarks:</text:p>
      <text:p text:style-name="P620">These methods will insert one or more data <text:span text:style-name="T785">entries</text:span> <text:span text:style-name="T570">in</text:span>to the target container, according to their parameters. In case sItFirst equals sItLast, the call is ineffective neither the stored data nor the state of the target container is being altered. <text:span text:style-name="T825">Also, if a data entry displaying the same key value as any of the values being input already exists, then they are omitted. While method (1) does that silently, both method (2) and (3) are returning with an error state.</text:span></text:p>
      <text:p text:style-name="P1494">Method version <text:span text:style-name="T495">(</text:span>1<text:span text:style-name="T495">)</text:span> iterates element by element from sItFirst onwards until sItLast has been found. In case sItLast is not being found and the container associated with sItFirst goes beyond its last element, then an ::std::out_of_range exception is thrown.</text:p>
      <text:p text:style-name="P1518">Method (2) inserts one new data entry, while it depends on the key value the data entry generates where the new data entry is being inserted.</text:p>
      <text:p text:style-name="P1518">Method (3) <text:s/>inserts one new data entry, while trying to use sCIterHint as an indicator where that insertion has to take place, for an accelerated operation. If the position displayed by sCIterHint is insufficient to be used, then this method ignores sCIterHint and falls back to method (2).</text:p>
      <text:p text:style-name="P608"/>
      <text:p text:style-name="P762">Return value:</text:p>
      <text:p text:style-name="P1532">The return value of method (2) <text:span text:style-name="T825">and (3) </text:span>is an <text:span text:style-name="T498">iterator, which is associated with the location where the newly added data entry has been inserted</text:span>. <text:span text:style-name="T785">If the method was not successful, because a data entry </text:span><text:soft-page-break/><text:span text:style-name="T785">with the same key value already existed, then the return value is equal to what the method </text:span><text:span text:style-name="T785"><text:bookmark-ref text:reference-format="text" text:ref-name="__RefHeading__14614_1800758390">end ()</text:bookmark-ref></text:span><text:span text:style-name="T785"> returns, once this method's call completed.</text:span></text:p>
      <text:p text:style-name="P1528"/>
      <text:p text:style-name="P1528">Note:</text:p>
      <text:p text:style-name="P1493">For method <text:span text:style-name="T494">(</text:span>1<text:span text:style-name="T494">)</text:span>, in case the input iterators are referring <text:span text:style-name="T393">to </text:span>the target container itself, then <text:span text:style-name="T393">the method acts as if it would take a copy of all elements between sItFirst and sItLast, to then insert those as if these were data elements from a different source. This means that,</text:span> the method is capable of self-referencing, <text:span text:style-name="T393">without destroying elements or ending up in an invalid state</text:span>. However, if sItLast is before sItFirst or <text:span text:style-name="T558">one</text:span> of those input iterators is referring to a container other than th<text:span text:style-name="T396">e target</text:span> container, then the behaviour is undefined.</text:p>
      <text:p text:style-name="P1534"/>
      <text:p text:style-name="P1534"/>
      <text:h text:style-name="Heading_20_4" text:outline-level="4"><text:bookmark-start text:name="__RefHeading___Toc31588_1052419689"/>emplace ()<text:bookmark-end text:name="__RefHeading___Toc31588_1052419689"/></text:h>
      <text:p text:style-name="P1522"/>
      <text:p text:style-name="P1601"><text:span text:style-name="T42">1)</text:span></text:p>
      <text:p text:style-name="P1593"><text:span text:style-name="T41">i</text:span><text:span text:style-name="T39">terator emplace (value_type &amp;&amp;r</text:span><text:span text:style-name="T42">r</text:span><text:span text:style-name="T39">Data)</text:span></text:p>
      <text:p text:style-name="P1588"><text:span text:style-name="T39">2)</text:span></text:p>
      <text:p text:style-name="P1579"><text:span text:style-name="T234">template</text:span><text:span text:style-name="T234">&lt;</text:span><text:span text:style-name="T234">class</text:span><text:span text:style-name="T234"> ..._t_va_args&gt;</text:span></text:p>
      <text:p text:style-name="P1588"><text:span text:style-name="T39">iterator emplace (_t_va_args &amp;&amp; ... rrArgs)</text:span></text:p>
      <text:p text:style-name="P1551"/>
      <text:p text:style-name="P1527">Description:</text:p>
      <text:p text:style-name="P1538">These methods insert a new data entry by constructing it in place.</text:p>
      <text:p text:style-name="P1501"/>
      <text:p text:style-name="P1527">Input parameters:</text:p>
      <text:p text:style-name="P1538">rrData<text:tab/><text:tab/>- specifies input for the move constructor to move<text:span text:style-name="T386"> an entry in place</text:span></text:p>
      <text:p text:style-name="P1538">rrArgs<text:tab/><text:tab/>- <text:span text:style-name="T386">specifies constructor parameters to be forwarded to construct an entry in place</text:span></text:p>
      <text:p text:style-name="P1501"/>
      <text:p text:style-name="P1527">Remarks:</text:p>
      <text:p text:style-name="P1544">Both methods construct a new entry in place based on the constructor arguments, which increases the container size by one, <text:span text:style-name="T827">unless an entry with the same key value already exists.</text:span></text:p>
      <text:p text:style-name="P1492"/>
      <text:p text:style-name="P1533">Return value:</text:p>
      <text:p text:style-name="P1540">Both methods return an iterator specifying the location where the new data entry has been constructed, <text:span text:style-name="T827">if the operation was successful. Otherwise</text:span>, <text:span text:style-name="T827">a data entry with the same key already existed and a value equivalent to </text:span><text:span text:style-name="T827"><text:bookmark-ref text:reference-format="text" text:ref-name="__RefHeading__14614_1800758390">end ()</text:bookmark-ref></text:span><text:span text:style-name="T827"> is returned.</text:span></text:p>
      <text:p text:style-name="P1492"/>
      <text:h text:style-name="Heading_20_4" text:outline-level="4"><text:bookmark-start text:name="__RefHeading___Toc38059_1052419689"/><text:soft-page-break/>emplace_<text:span text:style-name="T826">hint</text:span> ()<text:bookmark-end text:name="__RefHeading___Toc38059_1052419689"/></text:h>
      <text:p text:style-name="P1551"/>
      <text:p text:style-name="P1601"><text:span text:style-name="T43">1)</text:span></text:p>
      <text:p text:style-name="P1593"><text:span text:style-name="T41">i</text:span><text:span text:style-name="T39">terator emplace_hint (const_iterator sCIterHint, value_type &amp;&amp;rData)</text:span></text:p>
      <text:p text:style-name="P1598"><text:span text:style-name="T39">2)</text:span></text:p>
      <text:p text:style-name="P1583"><text:span text:style-name="T234">template</text:span><text:span text:style-name="T234">&lt;</text:span><text:span text:style-name="T234">class</text:span><text:span text:style-name="T234"> ..._t_va_args&gt;</text:span></text:p>
      <text:p text:style-name="P1583"><text:span text:style-name="T234">iterator emplace_hint (const_iterator sCIterHint, _t_va_args &amp;&amp; ... rrArgs)</text:span></text:p>
      <text:p text:style-name="P1551"/>
      <text:p text:style-name="P1527">Description:</text:p>
      <text:p text:style-name="P1538">These methods insert a new data entry by constructing it in place, <text:span text:style-name="T824">while trying to exploit a hint indicator for accelerated access</text:span>.</text:p>
      <text:p text:style-name="P1501"/>
      <text:p text:style-name="P1527">Input parameters:</text:p>
      <text:p text:style-name="P1538">rrData<text:tab/><text:tab/>- specifies input for the move constructor to move<text:span text:style-name="T386"> an entry in place</text:span></text:p>
      <text:p text:style-name="P1538">rrArgs<text:tab/><text:tab/>- <text:span text:style-name="T386">specifies constructor parameters to be forwarded to construct an entry in place</text:span></text:p>
      <text:p text:style-name="P1548">sCIterHint<text:tab/>- indicates <text:span text:style-name="T821">position near the place where data entry is to be </text:span>constructed</text:p>
      <text:p text:style-name="P1501"/>
      <text:p text:style-name="P1527">Remarks:</text:p>
      <text:p text:style-name="P1544">Both methods construct a new entry in place based on the constructor arguments, which increases the container size by one<text:span text:style-name="T823">, while trying to use sCIterHint as an indicator where that insertion has to take place, for an accelerated operation. If the position displayed by sCIterHint is insufficient to be used, then both methods ignore sCIterHint and fall back to their </text:span><text:span text:style-name="T823"><text:bookmark-ref text:reference-format="text" text:ref-name="__RefHeading___Toc31588_1052419689">emplace ()</text:bookmark-ref></text:span><text:span text:style-name="T823"> equivalents. If a data entry with the same key value already existed, then neither a new data entry is constructed nor inserted, while the container remains in the same state.</text:span></text:p>
      <text:p text:style-name="P1492"/>
      <text:p text:style-name="P1533">Return value:</text:p>
      <text:p text:style-name="P1540">Both methods return an iterator specifying the location where the new data entry has been constructed, <text:span text:style-name="T827">if the operation was successful. Otherwise</text:span>, <text:span text:style-name="T827">a data entry with the same key already existed and a value equivalent to </text:span><text:span text:style-name="T827"><text:bookmark-ref text:reference-format="text" text:ref-name="__RefHeading__14614_1800758390">end ()</text:bookmark-ref></text:span><text:span text:style-name="T827"> is returned</text:span>.</text:p>
      <text:p text:style-name="P1538"/>
      <text:p text:style-name="P1538"/>
      <text:h text:style-name="Heading_20_3" text:outline-level="3"><text:bookmark-start text:name="__RefHeading__26197_200604027"/>CBTree<text:span text:style-name="T499">Multi</text:span>Map<text:bookmark-end text:name="__RefHeading__26197_200604027"/></text:h>
      <text:p text:style-name="P596"/>
      <text:p text:style-name="P749"><text:tab/>The C. class is a container <text:span text:style-name="T488">type sorting data entries in an ascending order. Each data entry consists of a key value and a map value. While the key value is used as an operand for the sorting criteria, the map value is payload data associated with its key value. This container is allowing for more than one data entry sharing the same key value. This means that, if a data entry containing key </text:span><text:soft-page-break/><text:span text:style-name="T488">A already exists, then inserting an additional data entry using the same key value A will result in said new data entry being appended to the same key value set of data entries already present in the data container.</text:span></text:p>
      <text:p text:style-name="P747"/>
      <text:p text:style-name="P747"/>
      <text:h text:style-name="P1672" text:outline-level="4"><text:bookmark-start text:name="__RefHeading___Toc117482_20832781"/>Type Definitions<text:bookmark-end text:name="__RefHeading___Toc117482_20832781"/></text:h>
      <text:p text:style-name="P752"/>
      <text:p text:style-name="P1000"><text:span text:style-name="T773"><text:tab/>This container class is derived from CBTreeAssociativeBase, which one of the </text:span><text:span text:style-name="T773"><text:bookmark-ref text:reference-format="text" text:ref-name="__RefHeading___Toc36398_35778968">Abstract Data Classes</text:bookmark-ref></text:span><text:span text:style-name="T773"> as it can be seen in the </text:span><text:span text:style-name="T773"><text:bookmark-ref text:reference-format="text" text:ref-name="__RefHeading__120_1269792762">Class Hierarchy</text:bookmark-ref></text:span><text:span text:style-name="T773"> diagram and defines the following types:</text:span></text:p>
      <text:p text:style-name="P666"/>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415">Type</text:p>
            </table:table-cell>
            <table:table-cell table:style-name="Table11.A1" office:value-type="string">
              <text:p text:style-name="P1415">Definition</text:p>
            </table:table-cell>
            <table:table-cell table:style-name="Table11.C1" office:value-type="string">
              <text:p text:style-name="P1425">Description</text:p>
            </table:table-cell>
          </table:table-row>
        </table:table-header-rows>
        <table:table-row>
          <table:table-cell table:style-name="Table11.A2" office:value-type="string">
            <text:p text:style-name="P1365">key_type</text:p>
          </table:table-cell>
          <table:table-cell table:style-name="Table11.A2" office:value-type="string">
            <text:p text:style-name="P1356">_<text:span text:style-name="T770">t_keytype</text:span></text:p>
          </table:table-cell>
          <table:table-cell table:style-name="Table11.C2" office:value-type="string">
            <text:p text:style-name="P980">This defines what type is used as an operand for the sorting criteria when determining the order of data entries stored by the container.</text:p>
          </table:table-cell>
        </table:table-row>
        <table:table-row>
          <table:table-cell table:style-name="Table11.A2" office:value-type="string">
            <text:p text:style-name="P1380">map_type</text:p>
          </table:table-cell>
          <table:table-cell table:style-name="Table11.A2" office:value-type="string">
            <text:p text:style-name="P1356">_<text:span text:style-name="T774">t_maptype</text:span></text:p>
          </table:table-cell>
          <table:table-cell table:style-name="Table11.C2" office:value-type="string">
            <text:p text:style-name="P980">This defines what type is used <text:span text:style-name="T774">for</text:span> <text:span text:style-name="T774">the mapped data being associated with a key value of key_type.</text:span></text:p>
          </table:table-cell>
        </table:table-row>
        <table:table-row>
          <table:table-cell table:style-name="Table11.A2" office:value-type="string">
            <text:p text:style-name="P1365">value_type</text:p>
          </table:table-cell>
          <table:table-cell table:style-name="Table11.A2" office:value-type="string">
            <text:p text:style-name="P1380">typename ::std::pair&lt;key_type, map_type&gt;</text:p>
          </table:table-cell>
          <table:table-cell table:style-name="Table11.C2" office:value-type="string">
            <text:p text:style-name="P980">This type defines what a data entry is and what is displayed to the application by the container when accessing it.</text:p>
          </table:table-cell>
        </table:table-row>
        <table:table-row>
          <table:table-cell table:style-name="Table11.A2" office:value-type="string">
            <text:p text:style-name="P1365">size_type</text:p>
          </table:table-cell>
          <table:table-cell table:style-name="Table11.A2" office:value-type="string">
            <text:p text:style-name="P1365">typename data_layer_properties_type::size_type</text:p>
          </table:table-cell>
          <table:table-cell table:style-name="Table11.C2" office:value-type="string">
            <text:p text:style-name="P1017">This defines what type is employed to address individual data entries when accessing a container as a linear array container type.</text:p>
          </table:table-cell>
        </table:table-row>
        <table:table-row>
          <table:table-cell table:style-name="Table11.A2" office:value-type="string">
            <text:p text:style-name="P1365">reference</text:p>
          </table:table-cell>
          <table:table-cell table:style-name="Table11.A2" office:value-type="string">
            <text:p text:style-name="P1365">value_type &amp;</text:p>
          </table:table-cell>
          <table:table-cell table:style-name="Table11.C2" office:value-type="string">
            <text:p text:style-name="P1026">This type defines what a read / write reference of a data entry is.</text:p>
          </table:table-cell>
        </table:table-row>
        <table:table-row>
          <table:table-cell table:style-name="Table11.A2" office:value-type="string">
            <text:p text:style-name="P1365">const_reference</text:p>
          </table:table-cell>
          <table:table-cell table:style-name="Table11.A2" office:value-type="string">
            <text:p text:style-name="P1365">const value_type &amp;</text:p>
          </table:table-cell>
          <table:table-cell table:style-name="Table11.C2" office:value-type="string">
            <text:p text:style-name="P1026">This type defines what a read-only reference of a data entry is.</text:p>
          </table:table-cell>
        </table:table-row>
        <table:table-row>
          <table:table-cell table:style-name="Table11.A2" office:value-type="string">
            <text:p text:style-name="P1365">pointer</text:p>
          </table:table-cell>
          <table:table-cell table:style-name="Table11.A2" office:value-type="string">
            <text:p text:style-name="P1365">value_type *</text:p>
          </table:table-cell>
          <table:table-cell table:style-name="Table11.C2" office:value-type="string">
            <text:p text:style-name="P1026">This type defines what a read / write pointer of a data entry is.</text:p>
          </table:table-cell>
        </table:table-row>
        <table:table-row>
          <table:table-cell table:style-name="Table11.A2" office:value-type="string">
            <text:p text:style-name="P1365">const_pointer</text:p>
          </table:table-cell>
          <table:table-cell table:style-name="Table11.A2" office:value-type="string">
            <text:p text:style-name="P1365">const value_type *</text:p>
          </table:table-cell>
          <table:table-cell table:style-name="Table11.C2" office:value-type="string">
            <text:p text:style-name="P1026">This type defines what a read-only pointer of a data entry is.</text:p>
          </table:table-cell>
        </table:table-row>
        <text:soft-page-break/>
        <table:table-row>
          <table:table-cell table:style-name="Table11.A2" office:value-type="string">
            <text:p text:style-name="P1365">difference_type</text:p>
          </table:table-cell>
          <table:table-cell table:style-name="Table11.A2" office:value-type="string">
            <text:p text:style-name="P1365">typename ::std::make_signed&lt;size_type&gt;::type</text:p>
          </table:table-cell>
          <table:table-cell table:style-name="Table11.C2" office:value-type="string">
            <text:p text:style-name="P1026">This defines what types is used to display the distance between two data entries is.</text:p>
          </table:table-cell>
        </table:table-row>
        <table:table-row>
          <table:table-cell table:style-name="Table11.A2" office:value-type="string">
            <text:p text:style-name="P1397">data_layer_properties_type</text:p>
          </table:table-cell>
          <table:table-cell table:style-name="Table11.A2" office:value-type="string">
            <text:p text:style-name="P1398">_<text:span text:style-name="T791">t_datalayerproperties</text:span></text:p>
          </table:table-cell>
          <table:table-cell table:style-name="Table11.C2" office:value-type="string">
            <text:p text:style-name="P964">This type aids the definition of the types below.</text:p>
          </table:table-cell>
        </table:table-row>
        <table:table-row>
          <table:table-cell table:style-name="Table11.A2" office:value-type="string">
            <text:p text:style-name="P1396">sub_node_iter_type</text:p>
          </table:table-cell>
          <table:table-cell table:style-name="Table11.A2" office:value-type="string">
            <text:p text:style-name="P1396">typename data_layer_properties_type::sub_node_iter_type</text:p>
          </table:table-cell>
          <table:table-cell table:style-name="Table11.C2" office:value-type="string">
            <text:p text:style-name="P1012">This defines what type is used to address individual data entries within a node.</text:p>
          </table:table-cell>
        </table:table-row>
        <table:table-row>
          <table:table-cell table:style-name="Table11.A2" office:value-type="string">
            <text:p text:style-name="P1377">CBTreeAssociative<text:span text:style-name="T775">Base</text:span>_t</text:p>
          </table:table-cell>
          <table:table-cell table:style-name="Table11.A2" office:value-type="string">
            <text:p text:style-name="P1377">CBTreeAssociative<text:span text:style-name="T775">Base&lt;value_type, key_type, data_layer_properties_type&gt;</text:span></text:p>
          </table:table-cell>
          <table:table-cell table:style-name="Table11.C2" office:value-type="string">
            <text:p text:style-name="P991">This type aids the definition of the types below.</text:p>
          </table:table-cell>
        </table:table-row>
        <table:table-row>
          <table:table-cell table:style-name="Table11.A2" office:value-type="string">
            <text:p text:style-name="P1373">iterator</text:p>
          </table:table-cell>
          <table:table-cell table:style-name="Table11.A2" office:value-type="string">
            <text:p text:style-name="P1373">typename CBTreeAssociative<text:span text:style-name="T775">Base</text:span>_t::iterator</text:p>
          </table:table-cell>
          <table:table-cell table:style-name="Table11.C2" office:value-type="string">
            <text:p text:style-name="P1026">This defines what is used as a read / write iterator type.</text:p>
          </table:table-cell>
        </table:table-row>
        <table:table-row>
          <table:table-cell table:style-name="Table11.A2" office:value-type="string">
            <text:p text:style-name="P1373">const_iterator</text:p>
          </table:table-cell>
          <table:table-cell table:style-name="Table11.A2" office:value-type="string">
            <text:p text:style-name="P1373">typename CBTreeAssociative<text:span text:style-name="T775">Base</text:span>_t::const_iterator</text:p>
          </table:table-cell>
          <table:table-cell table:style-name="Table11.C2" office:value-type="string">
            <text:p text:style-name="P1026">This defines what is used as a read -only iterator type.</text:p>
          </table:table-cell>
        </table:table-row>
        <table:table-row>
          <table:table-cell table:style-name="Table11.A2" office:value-type="string">
            <text:p text:style-name="P1373">reverse_iterator</text:p>
          </table:table-cell>
          <table:table-cell table:style-name="Table11.A2" office:value-type="string">
            <text:p text:style-name="P1373">typename CBTreeAssociative<text:span text:style-name="T775">Base</text:span>_t::reverse_iterator</text:p>
          </table:table-cell>
          <table:table-cell table:style-name="Table11.C2" office:value-type="string">
            <text:p text:style-name="P1026">This defines what is used as a read / write reverse iterator type.</text:p>
          </table:table-cell>
        </table:table-row>
        <table:table-row>
          <table:table-cell table:style-name="Table11.A2" office:value-type="string">
            <text:p text:style-name="P1373">const_reverse_iterator</text:p>
          </table:table-cell>
          <table:table-cell table:style-name="Table11.A2" office:value-type="string">
            <text:p text:style-name="P1373">typename CBTreeAssociative<text:span text:style-name="T775">Base</text:span>_t::const_reverse_iterator</text:p>
          </table:table-cell>
          <table:table-cell table:style-name="Table11.C2" office:value-type="string">
            <text:p text:style-name="P1026">This defines what is used as a read -only reverse iterator type.</text:p>
          </table:table-cell>
        </table:table-row>
        <table:table-row>
          <table:table-cell table:style-name="Table11.A2" office:value-type="string">
            <text:p text:style-name="P1360">key_compare</text:p>
          </table:table-cell>
          <table:table-cell table:style-name="Table11.A2" office:value-type="string">
            <text:p text:style-name="P1360">struct key_compare_s&lt;<text:span text:style-name="T775">key_type</text:span>&gt;</text:p>
          </table:table-cell>
          <table:table-cell table:style-name="Table11.C2" office:value-type="string">
            <text:p text:style-name="P995">This defines what type is in use to compare two key values of key_type using its operator ().</text:p>
          </table:table-cell>
        </table:table-row>
        <table:table-row>
          <table:table-cell table:style-name="Table11.A2" office:value-type="string">
            <text:p text:style-name="P1360">value_compare</text:p>
          </table:table-cell>
          <table:table-cell table:style-name="Table11.A2" office:value-type="string">
            <text:p text:style-name="P1360">struct value_compare_s&lt;value_t<text:span text:style-name="T775">ype</text:span>&gt;</text:p>
          </table:table-cell>
          <table:table-cell table:style-name="Table11.C2" office:value-type="string">
            <text:p text:style-name="P995">This defines what type is in use to compare two data entries of value_type using its operator ().</text:p>
          </table:table-cell>
        </table:table-row>
      </table:table>
      <text:p text:style-name="P666"/>
      <text:p text:style-name="P666"/>
      <text:p text:style-name="P666"/>
      <text:h text:style-name="P1673" text:outline-level="4"><text:bookmark-start text:name="__RefHeading__14636_1800758390"/>Constructor<text:bookmark-end text:name="__RefHeading__14636_1800758390"/></text:h>
      <text:p text:style-name="P703"/>
      <text:p text:style-name="P1150">1)</text:p>
      <text:p text:style-name="P1177">CBTreeMultiMap&lt;_t_keytype, _t_maptype, _t_datalayerproperties&gt;</text:p>
      <text:p text:style-name="P1177">(</text:p>
      <text:p text:style-name="P1177"><text:tab/>_t_datalayerproperties &amp;rDataLayerProperties,</text:p>
      <text:p text:style-name="P1175"><text:tab/>bayerTreeCacheDescription_t *psCacheDescription, </text:p>
      <text:p text:style-name="P1175"><text:tab/>sub_node_iter_type nNodeSize</text:p>
      <text:p text:style-name="P1089">)</text:p>
      <text:p text:style-name="P1158"><text:soft-page-break/>2)</text:p>
      <text:p text:style-name="P1177">CBTreeMultiMap&lt;_t_keytype, _t_maptype, _t_datalayerproperties&gt;</text:p>
      <text:p text:style-name="P1177">(</text:p>
      <text:p text:style-name="P1177"><text:span text:style-name="T724"><text:tab/>const CBTreeMultiMap&lt;_t_keytype, _t_maptype, _t_datalayerproperties&gt;</text:span> &amp;rBT, </text:p>
      <text:p text:style-name="P1177"><text:tab/>bool bAssign = true</text:p>
      <text:p text:style-name="P1177">)</text:p>
      <text:p text:style-name="P1159"/>
      <text:p text:style-name="P58"/>
      <text:p text:style-name="P58">Description:</text:p>
      <text:p text:style-name="P63">These constructors initialise an object of type <text:span text:style-name="T493"><text:bookmark-ref text:reference-format="text" text:ref-name="__RefHeading__26197_200604027">CBTreeMultiMap</text:bookmark-ref></text:span>.</text:p>
      <text:p text:style-name="P58"/>
      <text:p text:style-name="P58">Input parameter:</text:p>
      <text:p text:style-name="P62">rDataLayerProperties<text:tab/>- references a data layer properties object, which must be compatible to the <text:tab/><text:tab/><text:tab/>template parameter _t_datal<text:span text:style-name="T489">a</text:span>yer</text:p>
      <text:p text:style-name="P62">psCacheDescription<text:tab/>- specifies pointer to cache description data structure</text:p>
      <text:p text:style-name="P62">nNodeSize<text:tab/><text:tab/>- specifies node size parameter being used for this instance</text:p>
      <text:p text:style-name="P63">rBT<text:tab/><text:tab/><text:tab/>- references <text:span text:style-name="T493"><text:bookmark-ref text:reference-format="text" text:ref-name="__RefHeading__26197_200604027">CBTreeMultiMap</text:bookmark-ref></text:span> instance of which to take a copy from</text:p>
      <text:p text:style-name="P62">bAssign<text:tab/><text:tab/>- specifies, when taking a copy, if content will be copied across</text:p>
      <text:p text:style-name="P58"/>
      <text:p text:style-name="P58">Remarks:</text:p>
      <text:p text:style-name="P755"><text:span text:style-name="T571">C</text:span>onstructor (1) initialise<text:span text:style-name="T571">s</text:span> the <text:bookmark-ref text:reference-format="text" text:ref-name="__RefHeading__26197_200604027">CBTreeMultiMap</text:bookmark-ref> instance by calling the <text:bookmark-ref text:reference-format="text" text:ref-name="__RefHeading__5237_184873616">CBTreeKeySort Constructor</text:bookmark-ref>. <text:span text:style-name="T492">Since, th</text:span>e parameter set <text:span text:style-name="T492">of this constructor and its </text:span><text:span text:style-name="T492"><text:bookmark-ref text:reference-format="text" text:ref-name="__RefHeading__158_1269792762">CBTreeKeySort API</text:bookmark-ref></text:span><text:span text:style-name="T492"> counterpart </text:span>are a perfect match, <text:span text:style-name="T492">the parameters </text:span>are <text:span text:style-name="T492">only </text:span>forwarded <text:span text:style-name="T492">and the actual initialisation happens there</text:span>.</text:p>
      <text:p text:style-name="P790">As for the copy constructor (2), to set the parameter bAssign to false is useful if only the properties, rather than the content, have to be copied across. This is helpful prior to creating a sub-set of entries for instance.<text:span text:style-name="T137"> </text:span><text:span text:style-name="T152">In case </text:span><text:span text:style-name="T153">the compiler needs the code for a copy constructor, then the default parameter of bAssign = true applies.</text:span></text:p>
      <text:p text:style-name="P792"/>
      <text:p text:style-name="P792"/>
      <text:h text:style-name="P1673" text:outline-level="4"><text:bookmark-start text:name="__RefHeading__14640_1800758390"/>Assignment Operator<text:bookmark-end text:name="__RefHeading__14640_1800758390"/></text:h>
      <text:p text:style-name="P706"/>
      <text:p text:style-name="P1178">CBTreeMultiMap&lt;...&gt; &amp; operator= (CBTreeMultiMap&lt;_t_keytype, _t_maptype, _t_datalayerproperties&gt; &amp;rBT)</text:p>
      <text:p text:style-name="P706"/>
      <text:p text:style-name="P760">Description:</text:p>
      <text:p text:style-name="P760">This operator copies the contents from <text:span text:style-name="T571">a source</text:span> <text:bookmark-ref text:reference-format="text" text:ref-name="__RefHeading__26197_200604027">CBTreeMultiMap</text:bookmark-ref> instance to a <text:span text:style-name="T571">target </text:span>instance.</text:p>
      <text:p text:style-name="P760"/>
      <text:p text:style-name="P760"><text:soft-page-break/>Input parameter:</text:p>
      <text:p text:style-name="P760">rBT<text:tab/><text:tab/>- references instance to source <text:bookmark-ref text:reference-format="text" text:ref-name="__RefHeading__26197_200604027">CBTreeMultiMap</text:bookmark-ref></text:p>
      <text:p text:style-name="P760"/>
      <text:p text:style-name="P760">Remarks:</text:p>
      <text:p text:style-name="P760">This operator destroys all contents of the target <text:bookmark-ref text:reference-format="text" text:ref-name="__RefHeading__26197_200604027">CBTreeMultiMap</text:bookmark-ref> instance and then inserts all contents from the source <text:bookmark-ref text:reference-format="text" text:ref-name="__RefHeading__26197_200604027">CBTreeMultiMap</text:bookmark-ref> instance. In case <text:span text:style-name="T339">this</text:span> (target) and <text:span text:style-name="T339">&amp;rBT</text:span> (source) are pointing at the same <text:span text:style-name="T497">instance</text:span>, the call to this method is ineffective and returns immediately.</text:p>
      <text:p text:style-name="P760"/>
      <text:p text:style-name="P760">Return value:</text:p>
      <text:p text:style-name="P760">The return value is a reference to the target <text:bookmark-ref text:reference-format="text" text:ref-name="__RefHeading__26197_200604027">CBTreeMultiMap</text:bookmark-ref> instance.</text:p>
      <text:p text:style-name="P760"/>
      <text:p text:style-name="P760"/>
      <text:h text:style-name="P1673" text:outline-level="4"><text:bookmark-start text:name="__RefHeading__14652_1800758390"/>insert ()<text:bookmark-end text:name="__RefHeading__14652_1800758390"/></text:h>
      <text:p text:style-name="P1555"/>
      <text:p text:style-name="P1575">1)</text:p>
      <text:p text:style-name="P1577">template &lt;class _t_iterator&gt;</text:p>
      <text:p text:style-name="P1574">void insert (_t_iterator sItFirst, _t_iterator sItLast)</text:p>
      <text:p text:style-name="P1575">2)</text:p>
      <text:p text:style-name="P1574">const_iterator insert (const value_type &amp;rData)</text:p>
      <text:p text:style-name="P1571">3)</text:p>
      <text:p text:style-name="P1571">iterator insert (const_iterator sCIterH<text:span text:style-name="T824">i</text:span>nt, const value_type &amp;rData);</text:p>
      <text:p text:style-name="P1555"/>
      <text:p text:style-name="P1529">Description:</text:p>
      <text:p text:style-name="P1503">These methods insert new data elements into a target container.</text:p>
      <text:p text:style-name="P1503"/>
      <text:p text:style-name="P1529">Input parameters:</text:p>
      <text:p text:style-name="P1506">sItFirst<text:tab/><text:tab/>- <text:span text:style-name="T386">specifies iterator associated with initial element to be inserted</text:span></text:p>
      <text:p text:style-name="P1506">sItLast<text:tab/><text:tab/>- <text:span text:style-name="T386">specifies iterator associated with subsequent of the last element to be inserted</text:span></text:p>
      <text:p text:style-name="P1503">rData<text:tab/><text:tab/>- <text:span text:style-name="T391">specifies reference to data element to be inserted</text:span></text:p>
      <text:p text:style-name="P1516">sCIterHint<text:tab/>- <text:span text:style-name="T822">indicates</text:span> position <text:span text:style-name="T822">near the place where data entry is to be inserted</text:span></text:p>
      <text:p text:style-name="P1529"/>
      <text:p text:style-name="P1529">Remarks:</text:p>
      <text:p text:style-name="P1507">These methods will insert one or more data items to the target container, according to their parameters. In case sItFirst equals sItLast, the call is ineffective neither the stored data nor the state of the target container is being altered.</text:p>
      <text:p text:style-name="P1495"><text:soft-page-break/>Method <text:span text:style-name="T494">(</text:span>1<text:span text:style-name="T494">)</text:span> iterates element by element from sItFirst onwards until sItLast has been found. In case sItLast is not being found and the container associated with sItFirst goes beyond its last element, then an ::std::out_of_range exception is thrown.</text:p>
      <text:p text:style-name="P1519">Method (2) inserts one new data entry, while it depends on the key value the data entry generates where the new data entry is being inserted.</text:p>
      <text:p text:style-name="P1519">Method (3) <text:s/>inserts one new data entry, while trying to use sCIterHint as an indicator where that insertion has to take place, for an accelerated operation. If the position displayed by sCIterHint is insufficient to be used, then this method ignores sCIterHint and falls back to method (2).</text:p>
      <text:p text:style-name="P1495"/>
      <text:p text:style-name="P1535">Return value:</text:p>
      <text:p text:style-name="P1535">The return value of method<text:span text:style-name="T823">s</text:span> (2) <text:span text:style-name="T823">and (3)</text:span> is <text:span text:style-name="T823">the position</text:span> associating the location where the data set has been inserted.</text:p>
      <text:p text:style-name="P1510"/>
      <text:p text:style-name="P1529">Note:</text:p>
      <text:p text:style-name="P1495">For method <text:span text:style-name="T494">(</text:span>1<text:span text:style-name="T494">)</text:span>, in case the input iterators are referring <text:span text:style-name="T393">to </text:span>the target container itself, then <text:span text:style-name="T393">the method acts as if it would take a copy of all elements between sItFirst and sItLast, to then insert those as if these were data elements from a different source. This means that,</text:span> the method is capable of self-referencing, <text:span text:style-name="T393">without destroying elements or ending up in an invalid state</text:span>. However, if sItLast is before sItFirst or <text:span text:style-name="T558">one</text:span> of those input iterators is referring to a container other than th<text:span text:style-name="T396">e target</text:span> container, then the behaviour is undefined.</text:p>
      <text:p text:style-name="P1495"/>
      <text:p text:style-name="P1495"/>
      <text:h text:style-name="Heading_20_4" text:outline-level="4"><text:bookmark-start text:name="__RefHeading___Toc36966_1052419689"/>emplace ()<text:bookmark-end text:name="__RefHeading___Toc36966_1052419689"/></text:h>
      <text:p text:style-name="P1523"/>
      <text:p text:style-name="P1602"><text:span text:style-name="T42">1)</text:span></text:p>
      <text:p text:style-name="P1594"><text:span text:style-name="T41">i</text:span><text:span text:style-name="T39">terator emplace (value_type &amp;&amp;r</text:span><text:span text:style-name="T42">r</text:span><text:span text:style-name="T39">Data)</text:span></text:p>
      <text:p text:style-name="P1589"><text:span text:style-name="T39">2)</text:span></text:p>
      <text:p text:style-name="P1580"><text:span text:style-name="T234">template</text:span><text:span text:style-name="T234">&lt;</text:span><text:span text:style-name="T234">class</text:span><text:span text:style-name="T234"> ..._t_va_args&gt;</text:span></text:p>
      <text:p text:style-name="P1589"><text:span text:style-name="T39">iterator emplace (_t_va_args &amp;&amp; ... rrArgs)</text:span></text:p>
      <text:p text:style-name="P1552"/>
      <text:p text:style-name="P1528">Description:</text:p>
      <text:p text:style-name="P1539">These methods insert a new data entry by constructing it in place.</text:p>
      <text:p text:style-name="P1502"/>
      <text:p text:style-name="P1528">Input parameters:</text:p>
      <text:p text:style-name="P1539">rrData<text:tab/><text:tab/>- specifies input for the move constructor to move<text:span text:style-name="T386"> an entry in place</text:span></text:p>
      <text:p text:style-name="P1539">rrArgs<text:tab/><text:tab/>- <text:span text:style-name="T386">specifies constructor parameters to be forwarded to construct an entry in place</text:span></text:p>
      <text:p text:style-name="P1502"/>
      <text:p text:style-name="P1528"><text:soft-page-break/>Remarks:</text:p>
      <text:p text:style-name="P1545">Both methods construct a new entry in place based on the constructor arguments, which increases the container size by one.</text:p>
      <text:p text:style-name="P1493"/>
      <text:p text:style-name="P1534">Return value:</text:p>
      <text:p text:style-name="P1539">Both methods return an iterator specifying the location where the new data entry has been constructed.</text:p>
      <text:p text:style-name="P1493"/>
      <text:p text:style-name="P1493"/>
      <text:h text:style-name="Heading_20_4" text:outline-level="4"><text:bookmark-start text:name="__RefHeading___Toc38061_1052419689"/>emplace_<text:span text:style-name="T826">hint</text:span> ()<text:bookmark-end text:name="__RefHeading___Toc38061_1052419689"/></text:h>
      <text:p text:style-name="P1552"/>
      <text:p text:style-name="P1602"><text:span text:style-name="T43">1)</text:span></text:p>
      <text:p text:style-name="P1594"><text:span text:style-name="T41">i</text:span><text:span text:style-name="T39">terator emplace_hint (const_iterator sCIterHint, value_type &amp;&amp;rData)</text:span></text:p>
      <text:p text:style-name="P1599"><text:span text:style-name="T39">2)</text:span></text:p>
      <text:p text:style-name="P1584"><text:span text:style-name="T234">template</text:span><text:span text:style-name="T234">&lt;</text:span><text:span text:style-name="T234">class</text:span><text:span text:style-name="T234"> ..._t_va_args&gt;</text:span></text:p>
      <text:p text:style-name="P1584"><text:span text:style-name="T234">iterator emplace_hint (const_iterator sCIterHint, _t_va_args &amp;&amp; ... rrArgs)</text:span></text:p>
      <text:p text:style-name="P1552"/>
      <text:p text:style-name="P1528">Description:</text:p>
      <text:p text:style-name="P1539">These methods insert a new data entry by constructing it in place, <text:span text:style-name="T824">while trying to exploit a hint indicator for accelerated access</text:span>.</text:p>
      <text:p text:style-name="P1502"/>
      <text:p text:style-name="P1528">Input parameters:</text:p>
      <text:p text:style-name="P1539">rrData<text:tab/><text:tab/>- specifies input for the move constructor to move<text:span text:style-name="T386"> an entry in place</text:span></text:p>
      <text:p text:style-name="P1539">rrArgs<text:tab/><text:tab/>- <text:span text:style-name="T386">specifies constructor parameters to be forwarded to construct an entry in place</text:span></text:p>
      <text:p text:style-name="P1549">sCIterHint<text:tab/>- indicates <text:span text:style-name="T821">position near the place where data entry is to be </text:span>constructed</text:p>
      <text:p text:style-name="P1502"/>
      <text:p text:style-name="P1528">Remarks:</text:p>
      <text:p text:style-name="P1545">Both methods construct a new entry in place based on the constructor arguments, which increases the container size by one<text:span text:style-name="T823">, while trying to use sCIterHint as an indicator where that insertion has to take place, for an accelerated operation. If the position displayed by sCIterHint is insufficient to be used, then both methods ignore sCIterHint and fall back to their </text:span><text:span text:style-name="T823"><text:bookmark-ref text:reference-format="text" text:ref-name="__RefHeading___Toc36966_1052419689">emplace ()</text:bookmark-ref></text:span><text:span text:style-name="T823"> equivalents.</text:span></text:p>
      <text:p text:style-name="P1493"/>
      <text:p text:style-name="P1534">Return value:</text:p>
      <text:p text:style-name="P1539">Both methods return an iterator specifying the location where the new data entry has been constructed.</text:p>
      <text:h text:style-name="Heading_20_3" text:outline-level="3"><text:bookmark-start text:name="__RefHeading__26199_200604027"/><text:soft-page-break/>CBTreeSet<text:bookmark-end text:name="__RefHeading__26199_200604027"/></text:h>
      <text:p text:style-name="P596"/>
      <text:p text:style-name="P748"><text:tab/>The C. class is a container <text:span text:style-name="T488">type sorting data entries in an ascending order. Each data entry is a key value, which is used as an operand for the sorting criteria, This container is only allowing for unique key values. This means that, if a data entry containing key A already exists, then inserting an additional data entry using the same key value A won't be successful.</text:span></text:p>
      <text:p text:style-name="P748"/>
      <text:p text:style-name="P748"/>
      <text:h text:style-name="P1672" text:outline-level="4"><text:bookmark-start text:name="__RefHeading___Toc117484_20832781"/>Type Definitions<text:bookmark-end text:name="__RefHeading___Toc117484_20832781"/></text:h>
      <text:p text:style-name="P752"/>
      <text:p text:style-name="P1000"><text:span text:style-name="T773"><text:tab/>This container class is derived from CBTreeAssociativeBase, which one of the </text:span><text:span text:style-name="T773"><text:bookmark-ref text:reference-format="text" text:ref-name="__RefHeading___Toc36398_35778968">Abstract Data Classes</text:bookmark-ref></text:span><text:span text:style-name="T773"> as it can be seen in the </text:span><text:span text:style-name="T773"><text:bookmark-ref text:reference-format="text" text:ref-name="__RefHeading__120_1269792762">Class Hierarchy</text:bookmark-ref></text:span><text:span text:style-name="T773"> diagram and defines the following types:</text:span></text:p>
      <text:p text:style-name="P666"/>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415">Type</text:p>
            </table:table-cell>
            <table:table-cell table:style-name="Table12.A1" office:value-type="string">
              <text:p text:style-name="P1415">Definition</text:p>
            </table:table-cell>
            <table:table-cell table:style-name="Table12.C1" office:value-type="string">
              <text:p text:style-name="P1425">Description</text:p>
            </table:table-cell>
          </table:table-row>
        </table:table-header-rows>
        <table:table-row>
          <table:table-cell table:style-name="Table12.A2" office:value-type="string">
            <text:p text:style-name="P1365">key_type</text:p>
          </table:table-cell>
          <table:table-cell table:style-name="Table12.A2" office:value-type="string">
            <text:p text:style-name="P1356">_<text:span text:style-name="T770">t_keytype</text:span></text:p>
          </table:table-cell>
          <table:table-cell table:style-name="Table12.C2" office:value-type="string">
            <text:p text:style-name="P980">This defines what type is used as an operand for the sorting criteria when determining the order of data entries stored by the container.</text:p>
          </table:table-cell>
        </table:table-row>
        <table:table-row>
          <table:table-cell table:style-name="Table12.A2" office:value-type="string">
            <text:p text:style-name="P1365">value_type</text:p>
          </table:table-cell>
          <table:table-cell table:style-name="Table12.A2" office:value-type="string">
            <text:p text:style-name="P1356">_<text:span text:style-name="T770">t_keytype</text:span></text:p>
          </table:table-cell>
          <table:table-cell table:style-name="Table12.C2" office:value-type="string">
            <text:p text:style-name="P980">This type defines what a data entry is and what is displayed to the application by the container when accessing it.</text:p>
          </table:table-cell>
        </table:table-row>
        <table:table-row>
          <table:table-cell table:style-name="Table12.A2" office:value-type="string">
            <text:p text:style-name="P1365">size_type</text:p>
          </table:table-cell>
          <table:table-cell table:style-name="Table12.A2" office:value-type="string">
            <text:p text:style-name="P1365">typename data_layer_properties_type::size_type</text:p>
          </table:table-cell>
          <table:table-cell table:style-name="Table12.C2" office:value-type="string">
            <text:p text:style-name="P1017">This defines what type is employed to address individual data entries when accessing a container as a linear array container type.</text:p>
          </table:table-cell>
        </table:table-row>
        <table:table-row>
          <table:table-cell table:style-name="Table12.A2" office:value-type="string">
            <text:p text:style-name="P1365">reference</text:p>
          </table:table-cell>
          <table:table-cell table:style-name="Table12.A2" office:value-type="string">
            <text:p text:style-name="P1365">value_type &amp;</text:p>
          </table:table-cell>
          <table:table-cell table:style-name="Table12.C2" office:value-type="string">
            <text:p text:style-name="P1026">This type defines what a read / write reference of a data entry is.</text:p>
          </table:table-cell>
        </table:table-row>
        <table:table-row>
          <table:table-cell table:style-name="Table12.A2" office:value-type="string">
            <text:p text:style-name="P1365">const_reference</text:p>
          </table:table-cell>
          <table:table-cell table:style-name="Table12.A2" office:value-type="string">
            <text:p text:style-name="P1365">const value_type &amp;</text:p>
          </table:table-cell>
          <table:table-cell table:style-name="Table12.C2" office:value-type="string">
            <text:p text:style-name="P1026">This type defines what a read-only reference of a data entry is.</text:p>
          </table:table-cell>
        </table:table-row>
        <table:table-row>
          <table:table-cell table:style-name="Table12.A2" office:value-type="string">
            <text:p text:style-name="P1365">pointer</text:p>
          </table:table-cell>
          <table:table-cell table:style-name="Table12.A2" office:value-type="string">
            <text:p text:style-name="P1365">value_type *</text:p>
          </table:table-cell>
          <table:table-cell table:style-name="Table12.C2" office:value-type="string">
            <text:p text:style-name="P1026">This type defines what a read / write pointer of a data entry is.</text:p>
          </table:table-cell>
        </table:table-row>
        <table:table-row>
          <table:table-cell table:style-name="Table12.A2" office:value-type="string">
            <text:p text:style-name="P1365">const_pointer</text:p>
          </table:table-cell>
          <table:table-cell table:style-name="Table12.A2" office:value-type="string">
            <text:p text:style-name="P1365">const value_type *</text:p>
          </table:table-cell>
          <table:table-cell table:style-name="Table12.C2" office:value-type="string">
            <text:p text:style-name="P1026">This type defines what a read-only pointer of a data entry is.</text:p>
          </table:table-cell>
        </table:table-row>
        <text:soft-page-break/>
        <table:table-row>
          <table:table-cell table:style-name="Table12.A2" office:value-type="string">
            <text:p text:style-name="P1365">difference_type</text:p>
          </table:table-cell>
          <table:table-cell table:style-name="Table12.A2" office:value-type="string">
            <text:p text:style-name="P1365">typename ::std::make_signed&lt;size_type&gt;::type</text:p>
          </table:table-cell>
          <table:table-cell table:style-name="Table12.C2" office:value-type="string">
            <text:p text:style-name="P1026">This defines what types is used to display the distance between two data entries is.</text:p>
          </table:table-cell>
        </table:table-row>
        <table:table-row>
          <table:table-cell table:style-name="Table12.A2" office:value-type="string">
            <text:p text:style-name="P1377">CBTreeAssociative<text:span text:style-name="T775">Base</text:span>_t</text:p>
          </table:table-cell>
          <table:table-cell table:style-name="Table12.A2" office:value-type="string">
            <text:p text:style-name="P1377">CBTreeAssociative<text:span text:style-name="T775">Base&lt;value_type, key_type, data_layer_properties_type&gt;</text:span></text:p>
          </table:table-cell>
          <table:table-cell table:style-name="Table12.C2" office:value-type="string">
            <text:p text:style-name="P991">This type aids the definition of the types below.</text:p>
          </table:table-cell>
        </table:table-row>
        <table:table-row>
          <table:table-cell table:style-name="Table12.A2" office:value-type="string">
            <text:p text:style-name="P1373">iterator</text:p>
          </table:table-cell>
          <table:table-cell table:style-name="Table12.A2" office:value-type="string">
            <text:p text:style-name="P1373">typename CBTreeAssociative<text:span text:style-name="T775">Base</text:span>_t::iterator</text:p>
          </table:table-cell>
          <table:table-cell table:style-name="Table12.C2" office:value-type="string">
            <text:p text:style-name="P1026">This defines what is used as a read / write iterator type.</text:p>
          </table:table-cell>
        </table:table-row>
        <table:table-row>
          <table:table-cell table:style-name="Table12.A2" office:value-type="string">
            <text:p text:style-name="P1373">const_iterator</text:p>
          </table:table-cell>
          <table:table-cell table:style-name="Table12.A2" office:value-type="string">
            <text:p text:style-name="P1373">typename CBTreeAssociative<text:span text:style-name="T775">Base</text:span>_t::const_iterator</text:p>
          </table:table-cell>
          <table:table-cell table:style-name="Table12.C2" office:value-type="string">
            <text:p text:style-name="P1026">This defines what is used as a read -only iterator type.</text:p>
          </table:table-cell>
        </table:table-row>
        <table:table-row>
          <table:table-cell table:style-name="Table12.A2" office:value-type="string">
            <text:p text:style-name="P1373">reverse_iterator</text:p>
          </table:table-cell>
          <table:table-cell table:style-name="Table12.A2" office:value-type="string">
            <text:p text:style-name="P1373">typename CBTreeAssociative<text:span text:style-name="T775">Base</text:span>_t::reverse_iterator</text:p>
          </table:table-cell>
          <table:table-cell table:style-name="Table12.C2" office:value-type="string">
            <text:p text:style-name="P1026">This defines what is used as a read / write reverse iterator type.</text:p>
          </table:table-cell>
        </table:table-row>
        <table:table-row>
          <table:table-cell table:style-name="Table12.A2" office:value-type="string">
            <text:p text:style-name="P1373">const_reverse_iterator</text:p>
          </table:table-cell>
          <table:table-cell table:style-name="Table12.A2" office:value-type="string">
            <text:p text:style-name="P1373">typename CBTreeAssociative<text:span text:style-name="T775">Base</text:span>_t::const_reverse_iterator</text:p>
          </table:table-cell>
          <table:table-cell table:style-name="Table12.C2" office:value-type="string">
            <text:p text:style-name="P1026">This defines what is used as a read -only reverse iterator type.</text:p>
          </table:table-cell>
        </table:table-row>
        <table:table-row>
          <table:table-cell table:style-name="Table12.A2" office:value-type="string">
            <text:p text:style-name="P1360">key_compare</text:p>
          </table:table-cell>
          <table:table-cell table:style-name="Table12.A2" office:value-type="string">
            <text:p text:style-name="P1360">struct key_compare_s&lt;<text:span text:style-name="T775">key_type</text:span>&gt;</text:p>
          </table:table-cell>
          <table:table-cell table:style-name="Table12.C2" office:value-type="string">
            <text:p text:style-name="P995">This defines what type is in use to compare two key values of key_type using its operator ().</text:p>
          </table:table-cell>
        </table:table-row>
        <table:table-row>
          <table:table-cell table:style-name="Table12.A2" office:value-type="string">
            <text:p text:style-name="P1360">value_compare</text:p>
          </table:table-cell>
          <table:table-cell table:style-name="Table12.A2" office:value-type="string">
            <text:p text:style-name="P1360">struct value_compare_s&lt;value_t<text:span text:style-name="T775">ype</text:span>&gt;</text:p>
          </table:table-cell>
          <table:table-cell table:style-name="Table12.C2" office:value-type="string">
            <text:p text:style-name="P995">This defines what type is in use to compare two data entries of value_type using its operator ().</text:p>
          </table:table-cell>
        </table:table-row>
      </table:table>
      <text:p text:style-name="P666"/>
      <text:p text:style-name="P998"/>
      <text:p text:style-name="P1290"/>
      <text:h text:style-name="P1673" text:outline-level="4"><text:bookmark-start text:name="__RefHeading__14666_1800758390"/>Constructor<text:bookmark-end text:name="__RefHeading__14666_1800758390"/></text:h>
      <text:p text:style-name="P703"/>
      <text:p text:style-name="P1150">1)</text:p>
      <text:p text:style-name="P1178">CBTreeSet&lt;_t_keytype, _t_datalayerproperties&gt;</text:p>
      <text:p text:style-name="P1178">(</text:p>
      <text:p text:style-name="P1178"><text:tab/>data_layer_properties_<text:span text:style-name="T786">type</text:span> &amp;rDataLayerProperties, </text:p>
      <text:p text:style-name="P1178"><text:tab/>bayerTreeCacheDescription_t *psCacheDescription, </text:p>
      <text:p text:style-name="P1178"><text:tab/>sub_node_iter_<text:span text:style-name="T786">type</text:span> nNodeSize</text:p>
      <text:p text:style-name="P1090">)</text:p>
      <text:p text:style-name="P1158">2)</text:p>
      <text:p text:style-name="P1178">CBTreeSet&lt;_t_keytype, _t_datalayerproperties&gt;</text:p>
      <text:p text:style-name="P1178">(</text:p>
      <text:p text:style-name="P1178"><text:span text:style-name="T724"><text:tab/>const CBTreeSet&lt;_t_keytype, _t_datalayerproperties&gt;</text:span> &amp;rBT, </text:p>
      <text:p text:style-name="P1178"><text:tab/>bool bAssign = true</text:p>
      <text:p text:style-name="P1178">)</text:p>
      <text:p text:style-name="P1159"/>
      <text:p text:style-name="P59"/>
      <text:p text:style-name="P59"><text:soft-page-break/>Description:</text:p>
      <text:p text:style-name="P63">These constructors initialise an object of type <text:span text:style-name="T491"><text:bookmark-ref text:reference-format="text" text:ref-name="__RefHeading__26199_200604027">CBTreeSet</text:bookmark-ref></text:span>.</text:p>
      <text:p text:style-name="P59"/>
      <text:p text:style-name="P59">Input parameter:</text:p>
      <text:p text:style-name="P63">rDataLayerProperties<text:tab/>- references a data layer properties object, which must be compatible to the <text:tab/><text:tab/><text:tab/>template parameter _t_datal<text:span text:style-name="T489">a</text:span>yer</text:p>
      <text:p text:style-name="P63">psCacheDescription<text:tab/>- specifies pointer to cache description data structure</text:p>
      <text:p text:style-name="P63">nNodeSize<text:tab/><text:tab/>- specifies node size parameter being used for this instance</text:p>
      <text:p text:style-name="P63">rBT<text:tab/><text:tab/><text:tab/>- references <text:span text:style-name="T491"><text:bookmark-ref text:reference-format="text" text:ref-name="__RefHeading__26199_200604027">CBTreeSet</text:bookmark-ref></text:span> instance of which to take a copy from</text:p>
      <text:p text:style-name="P63">bAssign<text:tab/><text:tab/>- specifies, when taking a copy, if content will be copied across</text:p>
      <text:p text:style-name="P59"/>
      <text:p text:style-name="P59">Remarks:</text:p>
      <text:p text:style-name="P756"><text:span text:style-name="T572">C</text:span>onstructor (1) initialise<text:span text:style-name="T572">s</text:span> the <text:span text:style-name="T491"><text:bookmark-ref text:reference-format="text" text:ref-name="__RefHeading__26199_200604027">CBTreeSet</text:bookmark-ref></text:span> instance by calling the <text:bookmark-ref text:reference-format="text" text:ref-name="__RefHeading__5237_184873616">CBTreeKeySort Constructor</text:bookmark-ref>. <text:span text:style-name="T492">Since, th</text:span>e parameter set <text:span text:style-name="T492">of this constructor and its </text:span><text:span text:style-name="T492"><text:bookmark-ref text:reference-format="text" text:ref-name="__RefHeading__158_1269792762">CBTreeKeySort API</text:bookmark-ref></text:span><text:span text:style-name="T492"> counterpart </text:span>are a perfect match, <text:span text:style-name="T492">the parameters </text:span>are <text:span text:style-name="T492">only </text:span>forwarded <text:span text:style-name="T492">and the actual initialisation happens there</text:span>.</text:p>
      <text:p text:style-name="P789"><text:span text:style-name="T137">As for the copy constructor (2), to set the parameter bAssign to false is useful if only the properties, rather than the content, have to be copied across. This is helpful prior to creating a sub-set of entries for instance. </text:span><text:span text:style-name="T152">In case </text:span><text:span text:style-name="T153">the compiler needs the code for a copy constructor, then the default parameter of bAssign = true applies.</text:span></text:p>
      <text:p text:style-name="P74"/>
      <text:p text:style-name="P54"/>
      <text:h text:style-name="P1673" text:outline-level="4"><text:bookmark-start text:name="__RefHeading__14668_1800758390"/>Assignment Operator<text:bookmark-end text:name="__RefHeading__14668_1800758390"/></text:h>
      <text:p text:style-name="P706"/>
      <text:p text:style-name="P1178">CBTreeSet&lt;...&gt; &amp; operator= (CBTreeSet&lt;_t_keytype, _t_datalayerproperties&gt; &amp;rBT)</text:p>
      <text:p text:style-name="P706"/>
      <text:p text:style-name="P761">Description:</text:p>
      <text:p text:style-name="P761">This operator copies the contents from <text:span text:style-name="T573">a source</text:span> <text:span text:style-name="T491"><text:bookmark-ref text:reference-format="text" text:ref-name="__RefHeading__26199_200604027">CBTreeSet</text:bookmark-ref></text:span> instance to <text:span text:style-name="T573">a target </text:span>instance.</text:p>
      <text:p text:style-name="P761"/>
      <text:p text:style-name="P761">Input parameter:</text:p>
      <text:p text:style-name="P761">rBT<text:tab/><text:tab/>- references instance to source <text:span text:style-name="T491"><text:bookmark-ref text:reference-format="text" text:ref-name="__RefHeading__26199_200604027">CBTreeSet</text:bookmark-ref></text:span></text:p>
      <text:p text:style-name="P761"/>
      <text:p text:style-name="P761">Remarks:</text:p>
      <text:p text:style-name="P761">This operator destroys all contents of the target <text:span text:style-name="T491"><text:bookmark-ref text:reference-format="text" text:ref-name="__RefHeading__26199_200604027">CBTreeSet</text:bookmark-ref></text:span> instance and then inserts all contents from the source <text:span text:style-name="T491"><text:bookmark-ref text:reference-format="text" text:ref-name="__RefHeading__26199_200604027">CBTreeSet</text:bookmark-ref></text:span> instance. In case <text:span text:style-name="T339">this</text:span> (target) and <text:span text:style-name="T339">&amp;rBT</text:span> (source) are pointing at the same <text:soft-page-break/><text:span text:style-name="T497">instance</text:span>, the call to this method is ineffective and returns immediately.</text:p>
      <text:p text:style-name="P761"/>
      <text:p text:style-name="P761">Return value:</text:p>
      <text:p text:style-name="P761">The return value is a reference to the target <text:span text:style-name="T491"><text:bookmark-ref text:reference-format="text" text:ref-name="__RefHeading__26199_200604027">CBTreeSet</text:bookmark-ref></text:span> instance.</text:p>
      <text:p text:style-name="P761"/>
      <text:p text:style-name="P764"/>
      <text:h text:style-name="P1673" text:outline-level="4"><text:bookmark-start text:name="__RefHeading__14680_1800758390"/>insert ()<text:bookmark-end text:name="__RefHeading__14680_1800758390"/></text:h>
      <text:p text:style-name="P1555"/>
      <text:p text:style-name="P1576">1)</text:p>
      <text:p text:style-name="P1577">template &lt;class _t_iterator&gt;</text:p>
      <text:p text:style-name="P1574">void insert (_t_iterator sItFirst, _t_iterator sItLast)</text:p>
      <text:p text:style-name="P1576">2)</text:p>
      <text:p text:style-name="P1574"><text:span text:style-name="T785">iterator</text:span> insert (const value_t<text:span text:style-name="T788">ype</text:span> &amp;rData)</text:p>
      <text:p text:style-name="P1571">3)</text:p>
      <text:p text:style-name="P1571">iterator insert (const_iterator sCIterH<text:span text:style-name="T824">i</text:span>nt, const value_type &amp;rData);</text:p>
      <text:p text:style-name="P1555"/>
      <text:p text:style-name="P1553">Description:</text:p>
      <text:p text:style-name="P1553">These methods insert new data entries into the data container.</text:p>
      <text:p text:style-name="P1553"/>
      <text:p text:style-name="P1554">Input parameters:</text:p>
      <text:p text:style-name="P1506">sItFirst<text:tab/><text:tab/>- <text:span text:style-name="T386">specifies iterator associated with initial element to be inserted</text:span></text:p>
      <text:p text:style-name="P1506">sItLast<text:tab/><text:tab/>- <text:span text:style-name="T386">specifies iterator associated with subsequent of the last element to be inserted</text:span></text:p>
      <text:p text:style-name="P1503">rData<text:tab/><text:tab/>- <text:span text:style-name="T391">specifies reference to data element to be inserted</text:span></text:p>
      <text:p text:style-name="P1529"><text:span text:style-name="T821">sCIterHint<text:tab/>- indicates position near the place where data entry is to be inserted</text:span></text:p>
      <text:p text:style-name="P1529"/>
      <text:p text:style-name="P1529">Remarks:</text:p>
      <text:p text:style-name="P1507">These methods will insert one or more data <text:span text:style-name="T785">entries</text:span> <text:span text:style-name="T570">in</text:span>to the target container, according to their parameters. In case sItFirst equals sItLast, the call is ineffective neither the stored data nor the state of the target container is being altered. <text:span text:style-name="T825">Also, if a data entry displaying the same key value as any of the values being input already exists, then they are omitted. While method (1) does that silently, both method (2) and (3) are returning with an error state.</text:span></text:p>
      <text:p text:style-name="P1495">Method version <text:span text:style-name="T495">(</text:span>1<text:span text:style-name="T495">)</text:span> iterates element by element from sItFirst onwards until sItLast has been found. In case sItLast is not being found and the container associated with sItFirst goes beyond its last element, then an ::std::out_of_range exception is thrown.</text:p>
      <text:p text:style-name="P1519">Method (2) inserts one new data entry, while it depends on the key value the data entry generates where the new data entry is being inserted.</text:p>
      <text:p text:style-name="P1519"><text:soft-page-break/>Method (3) <text:s/>inserts one new data entry, while trying to use sCIterHint as an indicator where that insertion has to take place, for an accelerated operation. If the position displayed by sCIterHint is insufficient to be used, then this method ignores sCIterHint and falls back to method (2).</text:p>
      <text:p text:style-name="P1510"/>
      <text:p text:style-name="P1535">Return value:</text:p>
      <text:p text:style-name="P1535">The return value of method (2) <text:span text:style-name="T825">and (3) </text:span>is an <text:span text:style-name="T498">iterator, which is associated with the location where the newly added data entry has been inserted</text:span>. <text:span text:style-name="T785">If the method was not successful, because a data entry with the same key value already existed, then the return value is equal to what the method </text:span><text:span text:style-name="T785"><text:bookmark-ref text:reference-format="text" text:ref-name="__RefHeading__14614_1800758390">end ()</text:bookmark-ref></text:span><text:span text:style-name="T785"> returns, once this method's call completed.</text:span></text:p>
      <text:p text:style-name="P1529"/>
      <text:p text:style-name="P1529">Note:</text:p>
      <text:p text:style-name="P1495">For method <text:span text:style-name="T494">(</text:span>1<text:span text:style-name="T494">)</text:span>, in case the input iterators are referring <text:span text:style-name="T393">to </text:span>the target container itself, then <text:span text:style-name="T393">the method acts as if it would take a copy of all elements between sItFirst and sItLast, to then insert those as if these were data elements from a different source. This means that,</text:span> the method is capable of self-referencing, <text:span text:style-name="T393">without destroying elements or ending up in an invalid state</text:span>. However, if sItLast is before sItFirst or <text:span text:style-name="T558">one</text:span> of those input iterators is referring to a container other than th<text:span text:style-name="T396">e target</text:span> container, then the behaviour is undefined.</text:p>
      <text:p text:style-name="P1535"/>
      <text:p text:style-name="P1535"/>
      <text:h text:style-name="P1682" text:outline-level="4"><text:bookmark-start text:name="__RefHeading___Toc31588_10524196893"/>emplace ()<text:bookmark-end text:name="__RefHeading___Toc31588_10524196893"/></text:h>
      <text:p text:style-name="P1524"/>
      <text:p text:style-name="P1603"><text:span text:style-name="T42">1)</text:span></text:p>
      <text:p text:style-name="P1595"><text:span text:style-name="T41">i</text:span><text:span text:style-name="T39">terator emplace (value_type &amp;&amp;r</text:span><text:span text:style-name="T42">r</text:span><text:span text:style-name="T39">Data)</text:span></text:p>
      <text:p text:style-name="P1590"><text:span text:style-name="T39">2)</text:span></text:p>
      <text:p text:style-name="P1581"><text:span text:style-name="T234">template</text:span><text:span text:style-name="T234">&lt;</text:span><text:span text:style-name="T234">class</text:span><text:span text:style-name="T234"> ..._t_va_args&gt;</text:span></text:p>
      <text:p text:style-name="P1590"><text:span text:style-name="T39">iterator emplace (_t_va_args &amp;&amp; ... rrArgs)</text:span></text:p>
      <text:p text:style-name="P1555"/>
      <text:p text:style-name="P1529">Description:</text:p>
      <text:p text:style-name="P1541">These methods insert a new data entry by constructing it in place.</text:p>
      <text:p text:style-name="P1503"/>
      <text:p text:style-name="P1529">Input parameters:</text:p>
      <text:p text:style-name="P1541">rrData<text:tab/><text:tab/>- specifies input for the move constructor to move<text:span text:style-name="T386"> an entry in place</text:span></text:p>
      <text:p text:style-name="P1541">rrArgs<text:tab/><text:tab/>- <text:span text:style-name="T386">specifies constructor parameters to be forwarded to construct an entry in place</text:span></text:p>
      <text:p text:style-name="P1503"/>
      <text:p text:style-name="P1529">Remarks:</text:p>
      <text:p text:style-name="P1546">Both methods construct a new entry in place based on the constructor arguments, which increases the container size by one, <text:span text:style-name="T827">unless an entry with the same key value already exists.</text:span></text:p>
      <text:p text:style-name="P1495"><text:soft-page-break/></text:p>
      <text:p text:style-name="P1535">Return value:</text:p>
      <text:p text:style-name="P1541">Both methods return an iterator specifying the location where the new data entry has been constructed, <text:span text:style-name="T827">if the operation was successful. Otherwise</text:span>, <text:span text:style-name="T827">a data entry with the same key already existed and a value equivalent to </text:span><text:span text:style-name="T827"><text:bookmark-ref text:reference-format="text" text:ref-name="__RefHeading__14614_1800758390">end ()</text:bookmark-ref></text:span><text:span text:style-name="T827"> is returned.</text:span></text:p>
      <text:p text:style-name="P1495"/>
      <text:p text:style-name="P1495"/>
      <text:h text:style-name="P1682" text:outline-level="4"><text:bookmark-start text:name="__RefHeading___Toc38063_1052419689"/>emplace_<text:span text:style-name="T826">hint</text:span> ()<text:bookmark-end text:name="__RefHeading___Toc38063_1052419689"/></text:h>
      <text:p text:style-name="P1555"/>
      <text:p text:style-name="P1603"><text:span text:style-name="T43">1)</text:span></text:p>
      <text:p text:style-name="P1595"><text:span text:style-name="T41">i</text:span><text:span text:style-name="T39">terator emplace_hint (const_iterator sCIterHint, value_type &amp;&amp;rData)</text:span></text:p>
      <text:p text:style-name="P1600"><text:span text:style-name="T39">2)</text:span></text:p>
      <text:p text:style-name="P1585"><text:span text:style-name="T234">template</text:span><text:span text:style-name="T234">&lt;</text:span><text:span text:style-name="T234">class</text:span><text:span text:style-name="T234"> ..._t_va_args&gt;</text:span></text:p>
      <text:p text:style-name="P1585"><text:span text:style-name="T234">iterator emplace_hint (const_iterator sCIterHint, _t_va_args &amp;&amp; ... rrArgs)</text:span></text:p>
      <text:p text:style-name="P1555"/>
      <text:p text:style-name="P1529">Description:</text:p>
      <text:p text:style-name="P1541">These methods insert a new data entry by constructing it in place, <text:span text:style-name="T824">while trying to exploit a hint indicator for accelerated access</text:span>.</text:p>
      <text:p text:style-name="P1503"/>
      <text:p text:style-name="P1529">Input parameters:</text:p>
      <text:p text:style-name="P1541">rrData<text:tab/><text:tab/>- specifies input for the move constructor to move<text:span text:style-name="T386"> an entry in place</text:span></text:p>
      <text:p text:style-name="P1541">rrArgs<text:tab/><text:tab/>- <text:span text:style-name="T386">specifies constructor parameters to be forwarded to construct an entry in place</text:span></text:p>
      <text:p text:style-name="P1550">sCIterHint<text:tab/>- indicates <text:span text:style-name="T821">position near the place where data entry is to be </text:span>constructed</text:p>
      <text:p text:style-name="P1503"/>
      <text:p text:style-name="P1529">Remarks:</text:p>
      <text:p text:style-name="P1546">Both methods construct a new entry in place based on the constructor arguments, which increases the container size by one<text:span text:style-name="T823">, while trying to use sCIterHint as an indicator where that insertion has to take place, for an accelerated operation. If the position displayed by sCIterHint is insufficient to be used, then both methods ignore sCIterHint and fall back to their </text:span><text:span text:style-name="T823"><text:bookmark-ref text:reference-format="text" text:ref-name="__RefHeading___Toc31588_10524196893">emplace ()</text:bookmark-ref></text:span><text:span text:style-name="T823"> equivalents. If a data entry with the same key value already existed, then neither a new data entry is constructed nor inserted, while the container remains in the same state.</text:span></text:p>
      <text:p text:style-name="P1495"/>
      <text:p text:style-name="P1535">Return value:</text:p>
      <text:p text:style-name="P1541">Both methods return an iterator specifying the location where the new data entry has been constructed, <text:span text:style-name="T827">if the operation was successful. Otherwise</text:span>, <text:span text:style-name="T827">a data entry with the same key already existed and a value equivalent to </text:span><text:span text:style-name="T827"><text:bookmark-ref text:reference-format="text" text:ref-name="__RefHeading__14614_1800758390">end ()</text:bookmark-ref></text:span><text:span text:style-name="T827"> is returned</text:span>.</text:p>
      <text:h text:style-name="Heading_20_3" text:outline-level="3"><text:bookmark-start text:name="__RefHeading__26201_200604027"/><text:soft-page-break/>CBTreeMulti<text:span text:style-name="T459">Set</text:span><text:bookmark-end text:name="__RefHeading__26201_200604027"/></text:h>
      <text:p text:style-name="P596"/>
      <text:p text:style-name="P749"><text:tab/>The C. class is a container <text:span text:style-name="T488">type sorting data entries in an ascending order. Each data entry is a key value, which is used as an operand for the sorting criteria. This container is allowing for more than one data entry sharing the same key value. This means that, if a data entry containing key A already exists, then inserting an additional data entry using the same key value A will result in said new data entry being appended to the same key value set of data entries already present in the data container.</text:span></text:p>
      <text:p text:style-name="P749"/>
      <text:p text:style-name="P749"/>
      <text:h text:style-name="P1683" text:outline-level="4"><text:bookmark-start text:name="__RefHeading___Toc117486_20832781"/>Type Definitions<text:bookmark-end text:name="__RefHeading___Toc117486_20832781"/></text:h>
      <text:p text:style-name="P753"/>
      <text:p text:style-name="P1001"><text:span text:style-name="T773"><text:tab/>This container class is derived from CBTreeAssociativeBase, which one of the </text:span><text:span text:style-name="T773"><text:bookmark-ref text:reference-format="text" text:ref-name="__RefHeading___Toc36398_35778968">Abstract Data Classes</text:bookmark-ref></text:span><text:span text:style-name="T773"> as it can be seen in the </text:span><text:span text:style-name="T773"><text:bookmark-ref text:reference-format="text" text:ref-name="__RefHeading__120_1269792762">Class Hierarchy</text:bookmark-ref></text:span><text:span text:style-name="T773"> diagram and defines the following types:</text:span></text:p>
      <text:p text:style-name="P667"/>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416">Type</text:p>
            </table:table-cell>
            <table:table-cell table:style-name="Table13.A1" office:value-type="string">
              <text:p text:style-name="P1416">Definition</text:p>
            </table:table-cell>
            <table:table-cell table:style-name="Table13.C1" office:value-type="string">
              <text:p text:style-name="P1426">Description</text:p>
            </table:table-cell>
          </table:table-row>
        </table:table-header-rows>
        <table:table-row>
          <table:table-cell table:style-name="Table13.A2" office:value-type="string">
            <text:p text:style-name="P1366">key_type</text:p>
          </table:table-cell>
          <table:table-cell table:style-name="Table13.A2" office:value-type="string">
            <text:p text:style-name="P1357">_<text:span text:style-name="T770">t_keytype</text:span></text:p>
          </table:table-cell>
          <table:table-cell table:style-name="Table13.C2" office:value-type="string">
            <text:p text:style-name="P981">This defines what type is used as an operand for the sorting criteria when determining the order of data entries stored by the container.</text:p>
          </table:table-cell>
        </table:table-row>
        <table:table-row>
          <table:table-cell table:style-name="Table13.A2" office:value-type="string">
            <text:p text:style-name="P1366">value_type</text:p>
          </table:table-cell>
          <table:table-cell table:style-name="Table13.A2" office:value-type="string">
            <text:p text:style-name="P1357">_<text:span text:style-name="T770">t_keytype</text:span></text:p>
          </table:table-cell>
          <table:table-cell table:style-name="Table13.C2" office:value-type="string">
            <text:p text:style-name="P981">This type defines what a data entry is and what is displayed to the application by the container when accessing it.</text:p>
          </table:table-cell>
        </table:table-row>
        <table:table-row>
          <table:table-cell table:style-name="Table13.A2" office:value-type="string">
            <text:p text:style-name="P1366">size_type</text:p>
          </table:table-cell>
          <table:table-cell table:style-name="Table13.A2" office:value-type="string">
            <text:p text:style-name="P1366">typename data_layer_properties_type::size_type</text:p>
          </table:table-cell>
          <table:table-cell table:style-name="Table13.C2" office:value-type="string">
            <text:p text:style-name="P1018">This defines what type is employed to address individual data entries when accessing a container as a linear array container type.</text:p>
          </table:table-cell>
        </table:table-row>
        <table:table-row>
          <table:table-cell table:style-name="Table13.A2" office:value-type="string">
            <text:p text:style-name="P1366">reference</text:p>
          </table:table-cell>
          <table:table-cell table:style-name="Table13.A2" office:value-type="string">
            <text:p text:style-name="P1366">value_type &amp;</text:p>
          </table:table-cell>
          <table:table-cell table:style-name="Table13.C2" office:value-type="string">
            <text:p text:style-name="P1027">This type defines what a read / write reference of a data entry is.</text:p>
          </table:table-cell>
        </table:table-row>
        <table:table-row>
          <table:table-cell table:style-name="Table13.A2" office:value-type="string">
            <text:p text:style-name="P1366">const_reference</text:p>
          </table:table-cell>
          <table:table-cell table:style-name="Table13.A2" office:value-type="string">
            <text:p text:style-name="P1366">const value_type &amp;</text:p>
          </table:table-cell>
          <table:table-cell table:style-name="Table13.C2" office:value-type="string">
            <text:p text:style-name="P1027">This type defines what a read-only reference of a data entry is.</text:p>
          </table:table-cell>
        </table:table-row>
        <table:table-row>
          <table:table-cell table:style-name="Table13.A2" office:value-type="string">
            <text:p text:style-name="P1366">pointer</text:p>
          </table:table-cell>
          <table:table-cell table:style-name="Table13.A2" office:value-type="string">
            <text:p text:style-name="P1366">value_type *</text:p>
          </table:table-cell>
          <table:table-cell table:style-name="Table13.C2" office:value-type="string">
            <text:p text:style-name="P1027">This type defines what a read / write pointer of a data entry is.</text:p>
          </table:table-cell>
        </table:table-row>
        <text:soft-page-break/>
        <table:table-row>
          <table:table-cell table:style-name="Table13.A2" office:value-type="string">
            <text:p text:style-name="P1366">const_pointer</text:p>
          </table:table-cell>
          <table:table-cell table:style-name="Table13.A2" office:value-type="string">
            <text:p text:style-name="P1366">const value_type *</text:p>
          </table:table-cell>
          <table:table-cell table:style-name="Table13.C2" office:value-type="string">
            <text:p text:style-name="P1027">This type defines what a read-only pointer of a data entry is.</text:p>
          </table:table-cell>
        </table:table-row>
        <table:table-row>
          <table:table-cell table:style-name="Table13.A2" office:value-type="string">
            <text:p text:style-name="P1366">difference_type</text:p>
          </table:table-cell>
          <table:table-cell table:style-name="Table13.A2" office:value-type="string">
            <text:p text:style-name="P1366">typename ::std::make_signed&lt;size_type&gt;::type</text:p>
          </table:table-cell>
          <table:table-cell table:style-name="Table13.C2" office:value-type="string">
            <text:p text:style-name="P1027">This defines what types is used to display the distance between two data entries is.</text:p>
          </table:table-cell>
        </table:table-row>
        <table:table-row>
          <table:table-cell table:style-name="Table13.A2" office:value-type="string">
            <text:p text:style-name="P1378">CBTreeAssociative<text:span text:style-name="T775">Base</text:span>_t</text:p>
          </table:table-cell>
          <table:table-cell table:style-name="Table13.A2" office:value-type="string">
            <text:p text:style-name="P1378">CBTreeAssociative<text:span text:style-name="T775">Base&lt;value_type, key_type, data_layer_properties_type&gt;</text:span></text:p>
          </table:table-cell>
          <table:table-cell table:style-name="Table13.C2" office:value-type="string">
            <text:p text:style-name="P992">This type aids the definition of the types below.</text:p>
          </table:table-cell>
        </table:table-row>
        <table:table-row>
          <table:table-cell table:style-name="Table13.A2" office:value-type="string">
            <text:p text:style-name="P1374">iterator</text:p>
          </table:table-cell>
          <table:table-cell table:style-name="Table13.A2" office:value-type="string">
            <text:p text:style-name="P1374">typename CBTreeAssociative<text:span text:style-name="T775">Base</text:span>_t::iterator</text:p>
          </table:table-cell>
          <table:table-cell table:style-name="Table13.C2" office:value-type="string">
            <text:p text:style-name="P1027">This defines what is used as a read / write iterator type.</text:p>
          </table:table-cell>
        </table:table-row>
        <table:table-row>
          <table:table-cell table:style-name="Table13.A2" office:value-type="string">
            <text:p text:style-name="P1374">const_iterator</text:p>
          </table:table-cell>
          <table:table-cell table:style-name="Table13.A2" office:value-type="string">
            <text:p text:style-name="P1374">typename CBTreeAssociative<text:span text:style-name="T775">Base</text:span>_t::const_iterator</text:p>
          </table:table-cell>
          <table:table-cell table:style-name="Table13.C2" office:value-type="string">
            <text:p text:style-name="P1027">This defines what is used as a read -only iterator type.</text:p>
          </table:table-cell>
        </table:table-row>
        <table:table-row>
          <table:table-cell table:style-name="Table13.A2" office:value-type="string">
            <text:p text:style-name="P1374">reverse_iterator</text:p>
          </table:table-cell>
          <table:table-cell table:style-name="Table13.A2" office:value-type="string">
            <text:p text:style-name="P1374">typename CBTreeAssociative<text:span text:style-name="T775">Base</text:span>_t::reverse_iterator</text:p>
          </table:table-cell>
          <table:table-cell table:style-name="Table13.C2" office:value-type="string">
            <text:p text:style-name="P1027">This defines what is used as a read / write reverse iterator type.</text:p>
          </table:table-cell>
        </table:table-row>
        <table:table-row>
          <table:table-cell table:style-name="Table13.A2" office:value-type="string">
            <text:p text:style-name="P1374">const_reverse_iterator</text:p>
          </table:table-cell>
          <table:table-cell table:style-name="Table13.A2" office:value-type="string">
            <text:p text:style-name="P1374">typename CBTreeAssociative<text:span text:style-name="T775">Base</text:span>_t::const_reverse_iterator</text:p>
          </table:table-cell>
          <table:table-cell table:style-name="Table13.C2" office:value-type="string">
            <text:p text:style-name="P1027">This defines what is used as a read -only reverse iterator type.</text:p>
          </table:table-cell>
        </table:table-row>
        <table:table-row>
          <table:table-cell table:style-name="Table13.A2" office:value-type="string">
            <text:p text:style-name="P1361">key_compare</text:p>
          </table:table-cell>
          <table:table-cell table:style-name="Table13.A2" office:value-type="string">
            <text:p text:style-name="P1361">struct key_compare_s&lt;<text:span text:style-name="T775">key_type</text:span>&gt;</text:p>
          </table:table-cell>
          <table:table-cell table:style-name="Table13.C2" office:value-type="string">
            <text:p text:style-name="P996">This defines what type is in use to compare two key values of key_type using its operator ().</text:p>
          </table:table-cell>
        </table:table-row>
        <table:table-row>
          <table:table-cell table:style-name="Table13.A2" office:value-type="string">
            <text:p text:style-name="P1361">value_compare</text:p>
          </table:table-cell>
          <table:table-cell table:style-name="Table13.A2" office:value-type="string">
            <text:p text:style-name="P1361">struct value_compare_s&lt;value_t<text:span text:style-name="T775">ype</text:span>&gt;</text:p>
          </table:table-cell>
          <table:table-cell table:style-name="Table13.C2" office:value-type="string">
            <text:p text:style-name="P996">This defines what type is in use to compare two data entries of value_type using its operator ().</text:p>
          </table:table-cell>
        </table:table-row>
      </table:table>
      <text:p text:style-name="P667"/>
      <text:p text:style-name="P667"/>
      <text:p text:style-name="P999"/>
      <text:h text:style-name="P1674" text:outline-level="4"><text:bookmark-start text:name="__RefHeading__14694_1800758390"/>Constructor<text:bookmark-end text:name="__RefHeading__14694_1800758390"/></text:h>
      <text:p text:style-name="P704"/>
      <text:p text:style-name="P1151">1)</text:p>
      <text:p text:style-name="P1178">CBTreeMultiSet&lt;_t_keytype, _t_datalayerproperties&gt;</text:p>
      <text:p text:style-name="P1178">(</text:p>
      <text:p text:style-name="P1178"><text:tab/>data_layer_properties_<text:span text:style-name="T786">type</text:span> &amp;rDataLayerProperties, </text:p>
      <text:p text:style-name="P1178"><text:tab/>bayerTreeCacheDescription_t *psCacheDescription, </text:p>
      <text:p text:style-name="P1178"><text:tab/>sub_node_iter_<text:span text:style-name="T786">type</text:span> nNodeSize</text:p>
      <text:p text:style-name="P1090">)</text:p>
      <text:p text:style-name="P1160">2)</text:p>
      <text:p text:style-name="P1178">CBTreeMultiSet&lt;_t_keytype, _t_datalayerproperties&gt;</text:p>
      <text:p text:style-name="P1178">(</text:p>
      <text:p text:style-name="P1178"><text:span text:style-name="T724"><text:tab/>const CBTreeMultiSet&lt;_t_keytype, _t_datalayerproperties&gt;</text:span> &amp;rBT, </text:p>
      <text:p text:style-name="P1178"><text:tab/>bool bAssign = true</text:p>
      <text:p text:style-name="P1178"><text:soft-page-break/>)</text:p>
      <text:p text:style-name="P60"/>
      <text:p text:style-name="P60">Description:</text:p>
      <text:p text:style-name="P64">These constructors initialise an object of type <text:span text:style-name="T491"><text:bookmark-ref text:reference-format="text" text:ref-name="__RefHeading__26201_200604027">CBTreeMultiSet</text:bookmark-ref></text:span>.</text:p>
      <text:p text:style-name="P60"/>
      <text:p text:style-name="P60">Input parameter:</text:p>
      <text:p text:style-name="P64">rDataLayerProperties<text:tab/>- references a data layer properties object, which must be compatible to the <text:tab/><text:tab/><text:tab/>template parameter _t_datal<text:span text:style-name="T489">a</text:span>yer</text:p>
      <text:p text:style-name="P64">psCacheDescription<text:tab/>- specifies pointer to cache description data structure</text:p>
      <text:p text:style-name="P64">nNodeSize<text:tab/><text:tab/>- specifies node size parameter being used for this instance</text:p>
      <text:p text:style-name="P64">rBT<text:tab/><text:tab/><text:tab/>- references <text:span text:style-name="T491"><text:bookmark-ref text:reference-format="text" text:ref-name="__RefHeading__26201_200604027">CBTreeMultiSet</text:bookmark-ref></text:span> instance of which to take a copy from</text:p>
      <text:p text:style-name="P64">bAssign<text:tab/><text:tab/>- specifies, when taking a copy, if content will be copied across</text:p>
      <text:p text:style-name="P60"/>
      <text:p text:style-name="P60">Remarks:</text:p>
      <text:p text:style-name="P757"><text:span text:style-name="T574">C</text:span>onstructors (1) initialise<text:span text:style-name="T574">s</text:span> the <text:span text:style-name="T491"><text:bookmark-ref text:reference-format="text" text:ref-name="__RefHeading__26201_200604027">CBTreeMultiSet</text:bookmark-ref></text:span> instance by calling the <text:bookmark-ref text:reference-format="text" text:ref-name="__RefHeading__5237_184873616">CBTreeKeySort Constructor</text:bookmark-ref>. <text:span text:style-name="T492">Since, th</text:span>e parameter set <text:span text:style-name="T492">of this constructor and its </text:span><text:span text:style-name="T492"><text:bookmark-ref text:reference-format="text" text:ref-name="__RefHeading__158_1269792762">CBTreeKeySort API</text:bookmark-ref></text:span><text:span text:style-name="T492"> counterpart </text:span>are a perfect match, <text:span text:style-name="T492">the parameters </text:span>are <text:span text:style-name="T492">only </text:span>forwarded <text:span text:style-name="T492">and the actual initialisation happens there</text:span>.</text:p>
      <text:p text:style-name="P791"><text:span text:style-name="T137">As for the copy constructor (2), to set the parameter bAssign to false is useful if only the properties, rather than the content, have to be copied across. This is helpful prior to creating a sub-set of entries for instance. </text:span><text:span text:style-name="T152">In case </text:span><text:span text:style-name="T153">the compiler needs the code for a copy constructor, then the default parameter of bAssign = true applies.</text:span></text:p>
      <text:p text:style-name="P76"/>
      <text:p text:style-name="P76"/>
      <text:h text:style-name="P1674" text:outline-level="4"><text:bookmark-start text:name="__RefHeading__14696_1800758390"/>Assignment Operator<text:bookmark-end text:name="__RefHeading__14696_1800758390"/></text:h>
      <text:p text:style-name="P707"/>
      <text:p text:style-name="P1181">CBTreeMultiSet&lt;...&gt; &amp; operator= (CBTreeMultiSet&lt;_t_keytype, _t_datalayerproperties&gt; &amp;rBT)</text:p>
      <text:p text:style-name="P707"/>
      <text:p text:style-name="P761">Description:</text:p>
      <text:p text:style-name="P761">This operator copies the contents from <text:span text:style-name="T575">a source</text:span> <text:span text:style-name="T491"><text:bookmark-ref text:reference-format="text" text:ref-name="__RefHeading__26201_200604027">CBTreeMultiSet</text:bookmark-ref></text:span> instance to a <text:span text:style-name="T575">target </text:span>instance.</text:p>
      <text:p text:style-name="P761"/>
      <text:p text:style-name="P761">Input parameter:</text:p>
      <text:p text:style-name="P761">rBT<text:tab/><text:tab/>- references instance to source <text:span text:style-name="T491"><text:bookmark-ref text:reference-format="text" text:ref-name="__RefHeading__26201_200604027">CBTreeMultiSet</text:bookmark-ref></text:span></text:p>
      <text:p text:style-name="P761"/>
      <text:p text:style-name="P761">Remarks:</text:p>
      <text:p text:style-name="P761"><text:soft-page-break/>This operator destroys all contents of the target <text:span text:style-name="T491"><text:bookmark-ref text:reference-format="text" text:ref-name="__RefHeading__26201_200604027">CBTreeMultiSet</text:bookmark-ref></text:span> instance and then inserts all contents from the source <text:span text:style-name="T491"><text:bookmark-ref text:reference-format="text" text:ref-name="__RefHeading__26201_200604027">CBTreeMultiSet</text:bookmark-ref></text:span> instance. In case <text:span text:style-name="T339">this</text:span> (target) and <text:span text:style-name="T339">&amp;rBT</text:span> (source) are pointing at the same <text:span text:style-name="T497">instance</text:span>, the call to this method is ineffective and returns immediately.</text:p>
      <text:p text:style-name="P761"/>
      <text:p text:style-name="P761">Return value:</text:p>
      <text:p text:style-name="P761">The return value is a reference to the target <text:span text:style-name="T491"><text:bookmark-ref text:reference-format="text" text:ref-name="__RefHeading__26201_200604027">CBTreeMultiSet</text:bookmark-ref></text:span> instance.</text:p>
      <text:p text:style-name="P761"/>
      <text:p text:style-name="P764"/>
      <text:h text:style-name="P1674" text:outline-level="4"><text:bookmark-start text:name="__RefHeading__14708_1800758390"/>insert ()<text:bookmark-end text:name="__RefHeading__14708_1800758390"/></text:h>
      <text:p text:style-name="P1555"/>
      <text:p text:style-name="P1575">1)</text:p>
      <text:p text:style-name="P1577">template &lt;class _t_iterator&gt;</text:p>
      <text:p text:style-name="P1574">void insert (_t_iterator sItFirst, _t_iterator sItLast)</text:p>
      <text:p text:style-name="P1575">2)</text:p>
      <text:p text:style-name="P1574">const_iterator insert (const value_type &amp;rData)</text:p>
      <text:p text:style-name="P1571">3)</text:p>
      <text:p text:style-name="P1571">iterator insert (const_iterator sCIterH<text:span text:style-name="T824">i</text:span>nt, const value_type &amp;rData);</text:p>
      <text:p text:style-name="P1555"/>
      <text:p text:style-name="P1529">Description:</text:p>
      <text:p text:style-name="P1503">These methods insert new data elements into a target container.</text:p>
      <text:p text:style-name="P1503"/>
      <text:p text:style-name="P1529">Input parameters:</text:p>
      <text:p text:style-name="P1506">sItFirst<text:tab/><text:tab/>- <text:span text:style-name="T386">specifies iterator associated with initial element to be inserted</text:span></text:p>
      <text:p text:style-name="P1506">sItLast<text:tab/><text:tab/>- <text:span text:style-name="T386">specifies iterator associated with subsequent of the last element to be inserted</text:span></text:p>
      <text:p text:style-name="P1503">rData<text:tab/><text:tab/>- <text:span text:style-name="T391">specifies reference to data element to be inserted</text:span></text:p>
      <text:p text:style-name="P1516">sCIterHint<text:tab/>- <text:span text:style-name="T822">indicates</text:span> position <text:span text:style-name="T822">near the place where data entry is to be inserted</text:span></text:p>
      <text:p text:style-name="P1529"/>
      <text:p text:style-name="P1529">Remarks:</text:p>
      <text:p text:style-name="P1507">These methods will insert one or more data items to the target container, according to their parameters. In case sItFirst equals sItLast, the call is ineffective neither the stored data nor the state of the target container is being altered.</text:p>
      <text:p text:style-name="P1495">Method <text:span text:style-name="T494">(</text:span>1<text:span text:style-name="T494">)</text:span> iterates element by element from sItFirst onwards until sItLast has been found. In case sItLast is not being found and the container associated with sItFirst goes beyond its last element, then an ::std::out_of_range exception is thrown.</text:p>
      <text:p text:style-name="P1519">Method (2) inserts one new data entry, while it depends on the key value the data entry generates where the new data entry is being inserted.</text:p>
      <text:p text:style-name="P1519"><text:soft-page-break/>Method (3) <text:s/>inserts one new data entry, while trying to use sCIterHint as an indicator where that insertion has to take place, for an accelerated operation. If the position displayed by sCIterHint is insufficient to be used, then this method ignores sCIterHint and falls back to method (2).</text:p>
      <text:p text:style-name="P1495"/>
      <text:p text:style-name="P1535">Return value:</text:p>
      <text:p text:style-name="P1535">The return value of method<text:span text:style-name="T823">s</text:span> (2) <text:span text:style-name="T823">and (3)</text:span> is <text:span text:style-name="T823">the position</text:span> associating the location where the data set has been inserted.</text:p>
      <text:p text:style-name="P1510"/>
      <text:p text:style-name="P1529">Note:</text:p>
      <text:p text:style-name="P1495">For method <text:span text:style-name="T494">(</text:span>1<text:span text:style-name="T494">)</text:span>, in case the input iterators are referring <text:span text:style-name="T393">to </text:span>the target container itself, then <text:span text:style-name="T393">the method acts as if it would take a copy of all elements between sItFirst and sItLast, to then insert those as if these were data elements from a different source. This means that,</text:span> the method is capable of self-referencing, <text:span text:style-name="T393">without destroying elements or ending up in an invalid state</text:span>. However, if sItLast is before sItFirst or <text:span text:style-name="T558">one</text:span> of those input iterators is referring to a container other than th<text:span text:style-name="T396">e target</text:span> container, then the behaviour is undefined.</text:p>
      <text:p text:style-name="P1495"/>
      <text:p text:style-name="P1495"/>
      <text:h text:style-name="P1682" text:outline-level="4"><text:bookmark-start text:name="__RefHeading___Toc36966_10524196891"/>emplace ()<text:bookmark-end text:name="__RefHeading___Toc36966_10524196891"/></text:h>
      <text:p text:style-name="P1524"/>
      <text:p text:style-name="P1603"><text:span text:style-name="T42">1)</text:span></text:p>
      <text:p text:style-name="P1595"><text:span text:style-name="T41">i</text:span><text:span text:style-name="T39">terator emplace (value_type &amp;&amp;r</text:span><text:span text:style-name="T42">r</text:span><text:span text:style-name="T39">Data)</text:span></text:p>
      <text:p text:style-name="P1590"><text:span text:style-name="T39">2)</text:span></text:p>
      <text:p text:style-name="P1581"><text:span text:style-name="T234">template</text:span><text:span text:style-name="T234">&lt;</text:span><text:span text:style-name="T234">class</text:span><text:span text:style-name="T234"> ..._t_va_args&gt;</text:span></text:p>
      <text:p text:style-name="P1590"><text:span text:style-name="T39">iterator emplace (_t_va_args &amp;&amp; ... rrArgs)</text:span></text:p>
      <text:p text:style-name="P1555"/>
      <text:p text:style-name="P1529">Description:</text:p>
      <text:p text:style-name="P1541">These methods insert a new data entry by constructing it in place.</text:p>
      <text:p text:style-name="P1503"/>
      <text:p text:style-name="P1529">Input parameters:</text:p>
      <text:p text:style-name="P1541">rrData<text:tab/><text:tab/>- specifies input for the move constructor to move<text:span text:style-name="T386"> an entry in place</text:span></text:p>
      <text:p text:style-name="P1541">rrArgs<text:tab/><text:tab/>- <text:span text:style-name="T386">specifies constructor parameters to be forwarded to construct an entry in place</text:span></text:p>
      <text:p text:style-name="P1503"/>
      <text:p text:style-name="P1529">Remarks:</text:p>
      <text:p text:style-name="P1546">Both methods construct a new entry in place based on the constructor arguments, which increases the container size by one.</text:p>
      <text:p text:style-name="P1495"/>
      <text:p text:style-name="P1535"><text:soft-page-break/>Return value:</text:p>
      <text:p text:style-name="P1541">Both methods return an iterator specifying the location where the new data entry has been constructed.</text:p>
      <text:p text:style-name="P1495"/>
      <text:p text:style-name="P1495"/>
      <text:h text:style-name="P1682" text:outline-level="4"><text:bookmark-start text:name="__RefHeading___Toc38065_1052419689"/>emplace_<text:span text:style-name="T826">hint</text:span> ()<text:bookmark-end text:name="__RefHeading___Toc38065_1052419689"/></text:h>
      <text:p text:style-name="P1555"/>
      <text:p text:style-name="P1603"><text:span text:style-name="T43">1)</text:span></text:p>
      <text:p text:style-name="P1595"><text:span text:style-name="T41">i</text:span><text:span text:style-name="T39">terator emplace_hint (const_iterator sCIterHint, value_type &amp;&amp;rData)</text:span></text:p>
      <text:p text:style-name="P1600"><text:span text:style-name="T39">2)</text:span></text:p>
      <text:p text:style-name="P1585"><text:span text:style-name="T234">template</text:span><text:span text:style-name="T234">&lt;</text:span><text:span text:style-name="T234">class</text:span><text:span text:style-name="T234"> ..._t_va_args&gt;</text:span></text:p>
      <text:p text:style-name="P1585"><text:span text:style-name="T234">iterator emplace_hint (const_iterator sCIterHint, _t_va_args &amp;&amp; ... rrArgs)</text:span></text:p>
      <text:p text:style-name="P1555"/>
      <text:p text:style-name="P1529">Description:</text:p>
      <text:p text:style-name="P1541">These methods insert a new data entry by constructing it in place, <text:span text:style-name="T824">while trying to exploit a hint indicator for accelerated access</text:span>.</text:p>
      <text:p text:style-name="P1503"/>
      <text:p text:style-name="P1529">Input parameters:</text:p>
      <text:p text:style-name="P1541">rrData<text:tab/><text:tab/>- specifies input for the move constructor to move<text:span text:style-name="T386"> an entry in place</text:span></text:p>
      <text:p text:style-name="P1541">rrArgs<text:tab/><text:tab/>- <text:span text:style-name="T386">specifies constructor parameters to be forwarded to construct an entry in place</text:span></text:p>
      <text:p text:style-name="P1550">sCIterHint<text:tab/>- indicates <text:span text:style-name="T821">position near the place where data entry is to be </text:span>constructed</text:p>
      <text:p text:style-name="P1503"/>
      <text:p text:style-name="P1529">Remarks:</text:p>
      <text:p text:style-name="P1546">Both methods construct a new entry in place based on the constructor arguments, which increases the container size by one<text:span text:style-name="T823">, while trying to use sCIterHint as an indicator where that insertion has to take place, for an accelerated operation. If the position displayed by sCIterHint is insufficient to be used, then both methods ignore sCIterHint and fall back to their </text:span><text:span text:style-name="T823"><text:bookmark-ref text:reference-format="text" text:ref-name="__RefHeading___Toc36966_10524196891">emplace ()</text:bookmark-ref></text:span><text:span text:style-name="T823"> equivalents.</text:span></text:p>
      <text:p text:style-name="P1495"/>
      <text:p text:style-name="P1535">Return value:</text:p>
      <text:p text:style-name="P1541">Both methods return an iterator specifying the location where the new data entry has been constructed.</text:p>
      <text:p text:style-name="P1541"/>
      <text:p text:style-name="P1555"/>
      <text:h text:style-name="P1622" text:outline-level="2"><text:bookmark-start text:name="__RefHeading__26203_200604027"/>Iterators<text:bookmark-end text:name="__RefHeading__26203_200604027"/></text:h>
      <text:p text:style-name="P596"/>
      <text:p text:style-name="P662"><text:tab/>This section shows what iterator types are available and what methods exist to have those interact with an application. <text:span text:style-name="T407">Also, a sub-section is dedicated to a data read / write return type used by non-const iterator types, which can be found here: </text:span><text:span text:style-name="T407"><text:bookmark-ref text:reference-format="text" text:ref-name="__RefHeading__16806_200604027">CBTreeIteratorSubScriptWrapper</text:bookmark-ref></text:span></text:p>
      <text:p text:style-name="P682"><text:span text:style-name="T577"><text:tab/>I.</text:span> <text:span text:style-name="T577">are</text:span> capable of fast forwarding and rewinding to any location by using its overloaded arithmetic operators. <text:span text:style-name="T410">It is legal to make the iterator end up pointing to a location outside of its associated container's range for as long as an access is not taking place while being in that state. This is possible due to the lazy evaluation approach this b-tree framework iterator types are exercising. This means that, I. have an external pointer, which is modified by the application or initialised by a container, and also it has an internal pointer being associated with the location within the b-tree structure. Once an access is taking place, the external pointer needs to be in range, otherwise an ::std::out_of_range exception is thrown. If the external pointer is in range, then the external and internal pointer are checked to be equal. In case they are equal, then the iterator was evaluated before, so that a re-evaluation is not needed, otherwise the internal pointer is re-evaluated to the external pointer's location and the iterator tries to find the quickest way to do so. When an iterator is initialised, then the internal pointer and the time stamp counter are set to an invalid state to make sure an iterator is evaluated on the first access.</text:span></text:p>
      <text:p text:style-name="P794"><text:tab/>To ensure that an iterator and its associated container are always synchronised, both have a time stamp, which has two components:</text:p>
      <text:p text:style-name="P794">- a container access counter</text:p>
      <text:p text:style-name="P794">- the time when the container was last modified</text:p>
      <text:p text:style-name="P596"/>
      <text:p text:style-name="P794">The access counter is incremented every time the container is modified in terms of size (i.e. when data is inserted or removed). If that is the case, then also the last access time is updated. When an iterator requires to access its associated data container and time stamps are not equal, then the iterator has to be fully re-evaluated, since after a modification it is not guaranteed that the iterator is still pointing at the correct location or that the location still exists. Also it is made sure that the iterator is still associated with the container in question, because there is the potential that an iterator can be re-initialised with a different container.</text:p>
      <text:p text:style-name="P596"/>
      <text:p text:style-name="P596"/>
      <text:h text:style-name="Heading_20_3" text:outline-level="3"><text:bookmark-start text:name="__RefHeading__16548_200604027"/>CBTreeConstIterator<text:bookmark-end text:name="__RefHeading__16548_200604027"/></text:h>
      <text:p text:style-name="P596"/>
      <text:p text:style-name="P681"><text:tab/>The C. is <text:span text:style-name="T577">utilised</text:span> to read-only access data sets it is pointing at <text:span text:style-name="T578">and has one template parameter called _ti_container, which is the type of data container to be used when performing operations. This container type must provide a number of type definitions, as described in section </text:span><text:span text:style-name="T578"><text:bookmark-ref text:reference-format="text" text:ref-name="__RefHeading___Toc117488_20832781">Type Definitions</text:bookmark-ref></text:span><text:span text:style-name="T578">, for this iterator type to work. Furthermore, C. is inheriting from ::std::iterator with </text:span><text:soft-page-break/><text:span text:style-name="T578">its template parameters set up as follows:</text:span></text:p>
      <text:p text:style-name="P99"><text:span text:style-name="T408">_Category<text:tab/>- ::std::random_access_i</text:span><text:span text:style-name="T86">terator_tag</text:span></text:p>
      <text:p text:style-name="P99"><text:span text:style-name="T86">_Ty<text:tab/><text:tab/>- </text:span><text:span text:style-name="T87">typename _ti_container::</text:span><text:span text:style-name="T92">value_type</text:span></text:p>
      <text:p text:style-name="P676"><text:span text:style-name="T87">_</text:span><text:span text:style-name="T86">Diff<text:tab/><text:tab/>- </text:span><text:span text:style-name="T87">typename _ti_container::</text:span><text:span text:style-name="T92">difference</text:span><text:span text:style-name="T86">_type</text:span></text:p>
      <text:p text:style-name="P677"><text:span text:style-name="T86">_</text:span><text:span text:style-name="T92">Pointer<text:tab/>- </text:span><text:span text:style-name="T87">typename _ti_container::</text:span><text:span text:style-name="T92">pointer</text:span></text:p>
      <text:p text:style-name="P677"><text:span text:style-name="T92">_Reference<text:tab/>- </text:span><text:span text:style-name="T87">typename _ti_container::</text:span><text:span text:style-name="T92">reference</text:span></text:p>
      <text:p text:style-name="P596"/>
      <text:p text:style-name="P596"/>
      <text:h text:style-name="Heading_20_4" text:outline-level="4"><text:bookmark-start text:name="__RefHeading___Toc117488_20832781"/>Type Definitions<text:bookmark-end text:name="__RefHeading___Toc117488_20832781"/></text:h>
      <text:p text:style-name="P1008"/>
      <text:p text:style-name="P668"><text:tab/>All iterators <text:span text:style-name="T406">only have one </text:span>template parameter, which is the type of container the iterator is <text:span text:style-name="T576">going </text:span>to be used for. <text:span text:style-name="T406">This template parameter is called _ti_container and has to provide a number of definitions as shown in the table below:</text:span></text:p>
      <text:p text:style-name="P668"/>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417">Type</text:p>
            </table:table-cell>
            <table:table-cell table:style-name="Table10.A1" office:value-type="string">
              <text:p text:style-name="P1417">Definition</text:p>
            </table:table-cell>
            <table:table-cell table:style-name="Table10.C1" office:value-type="string">
              <text:p text:style-name="P1431">Description</text:p>
            </table:table-cell>
          </table:table-row>
        </table:table-header-rows>
        <table:table-row>
          <table:table-cell table:style-name="Table10.A2" office:value-type="string">
            <text:p text:style-name="P1386">container_t</text:p>
          </table:table-cell>
          <table:table-cell table:style-name="Table10.A2" office:value-type="string">
            <text:p text:style-name="P1394">_<text:span text:style-name="T405">ti_container</text:span></text:p>
          </table:table-cell>
          <table:table-cell table:style-name="Table10.C2" office:value-type="string">
            <text:p text:style-name="P1005">This definition is the data container type that <text:span text:style-name="T576">will be</text:span> us<text:span text:style-name="T576">ing</text:span> th<text:span text:style-name="T576">e</text:span> iterator type <text:span text:style-name="T576">in question</text:span>.</text:p>
          </table:table-cell>
        </table:table-row>
        <table:table-row>
          <table:table-cell table:style-name="Table10.A2" office:value-type="string">
            <text:p text:style-name="P1390">value_type</text:p>
          </table:table-cell>
          <table:table-cell table:style-name="Table10.A2" office:value-type="string">
            <text:p text:style-name="P1386">typename container_t::<text:span text:style-name="T787">value_type</text:span></text:p>
          </table:table-cell>
          <table:table-cell table:style-name="Table10.C2" office:value-type="string">
            <text:p text:style-name="P985">This type defines what a data entry is and what is displayed to the application by the container when accessing it.</text:p>
          </table:table-cell>
        </table:table-row>
        <table:table-row>
          <table:table-cell table:style-name="Table10.A2" office:value-type="string">
            <text:p text:style-name="P1386">size_type</text:p>
          </table:table-cell>
          <table:table-cell table:style-name="Table10.A2" office:value-type="string">
            <text:p text:style-name="P1386">typename container_t::size_type</text:p>
          </table:table-cell>
          <table:table-cell table:style-name="Table10.C2" office:value-type="string">
            <text:p text:style-name="P1019">This defines what type is employed to address individual data entries when accessing a container as a linear array container type.</text:p>
          </table:table-cell>
        </table:table-row>
        <table:table-row>
          <table:table-cell table:style-name="Table10.A2" office:value-type="string">
            <text:p text:style-name="P1390">difference_type</text:p>
          </table:table-cell>
          <table:table-cell table:style-name="Table10.A2" office:value-type="string">
            <text:p text:style-name="P1386">typename container_t::<text:span text:style-name="T787">difference_type</text:span></text:p>
          </table:table-cell>
          <table:table-cell table:style-name="Table10.C2" office:value-type="string">
            <text:p text:style-name="P1028">This defines what types is used to display the distance between two data entries is.</text:p>
          </table:table-cell>
        </table:table-row>
        <table:table-row>
          <table:table-cell table:style-name="Table10.A2" office:value-type="string">
            <text:p text:style-name="P1390">reference</text:p>
          </table:table-cell>
          <table:table-cell table:style-name="Table10.A2" office:value-type="string">
            <text:p text:style-name="P1386">typename container_t::<text:span text:style-name="T787">reference</text:span></text:p>
          </table:table-cell>
          <table:table-cell table:style-name="Table10.C2" office:value-type="string">
            <text:p text:style-name="P1028">This type defines what a read / write reference of a data entry is.</text:p>
          </table:table-cell>
        </table:table-row>
        <table:table-row>
          <table:table-cell table:style-name="Table10.A2" office:value-type="string">
            <text:p text:style-name="P1390">pointer</text:p>
          </table:table-cell>
          <table:table-cell table:style-name="Table10.A2" office:value-type="string">
            <text:p text:style-name="P1386">typename container_t::<text:span text:style-name="T787">pointer</text:span></text:p>
          </table:table-cell>
          <table:table-cell table:style-name="Table10.C2" office:value-type="string">
            <text:p text:style-name="P1028">This type defines what a read / write pointer of a data entry is.</text:p>
          </table:table-cell>
        </table:table-row>
      </table:table>
      <text:p text:style-name="P1008"/>
      <text:p text:style-name="P1008"/>
      <text:h text:style-name="P1675" text:outline-level="4"><text:bookmark-start text:name="__RefHeading__26205_200604027"/><text:soft-page-break/>Constructor<text:bookmark-end text:name="__RefHeading__26205_200604027"/></text:h>
      <text:p text:style-name="P376"/>
      <text:p text:style-name="P1243">1)</text:p>
      <text:p text:style-name="P1102">CBTreeConstIterator&lt;_ti_container&gt; ()</text:p>
      <text:p text:style-name="P1096">2)</text:p>
      <text:p text:style-name="P1126">CBTreeConstIterator&lt;_ti_container&gt; (_ti_container *<text:span text:style-name="T580">pContainer</text:span>, sizetype_t nPos, </text:p>
      <text:p text:style-name="P1080">bool bRegister = true)</text:p>
      <text:p text:style-name="P1096">3)</text:p>
      <text:p text:style-name="P1165">CBTreeConstIterator&lt;_ti_container&gt; (_ti_container *<text:span text:style-name="T580">pContainer</text:span>, sizetype_t nPos, </text:p>
      <text:p text:style-name="P1080">nodeiter_t nNode, subnodeiter_t nSub, btree_time_stamp_t sTimeStamp, bool bRegister = true)</text:p>
      <text:p text:style-name="P1096">4)</text:p>
      <text:p text:style-name="P1126">CBTreeConstIterator&lt;_ti_container&gt; (const CBTreeConstIterator &amp;rIter, bool bRegister = true)</text:p>
      <text:p text:style-name="P36"/>
      <text:p text:style-name="P185">Description:</text:p>
      <text:p text:style-name="P300">These constructors initialise a b-tree <text:span text:style-name="T589">framework read-only </text:span>iterator.</text:p>
      <text:p text:style-name="P299"/>
      <text:p text:style-name="P216">Input parameters:</text:p>
      <text:p text:style-name="P300">p<text:span text:style-name="T580">Container</text:span><text:tab/>- specifies pointer to <text:span text:style-name="T430">container</text:span> this iterator will be associated with</text:p>
      <text:p text:style-name="P300">nPos<text:tab/><text:tab/>- specifies absolute linear position this iterator is to be initialised with</text:p>
      <text:p text:style-name="P300">nNode<text:tab/><text:tab/>- specifies node of node / entry pair associated with absolute linear position</text:p>
      <text:p text:style-name="P300">nSub<text:tab/><text:tab/>- specifies entry of node / entry pair associated with absolute linear position</text:p>
      <text:p text:style-name="P300">sTimeStamp<text:tab/>- <text:span text:style-name="T415">specifies initial time stamp this iterator will be set up with</text:span></text:p>
      <text:p text:style-name="P300">rIter<text:tab/><text:tab/>- <text:span text:style-name="T415">references iterator instance to take a copy of</text:span></text:p>
      <text:p text:style-name="P300">bRegister<text:tab/>- <text:span text:style-name="T415">specifies if this iterator will be registered with its associated b-tree instance</text:span></text:p>
      <text:p text:style-name="P260"/>
      <text:p text:style-name="P229">Remarks:</text:p>
      <text:p text:style-name="P570">These constructors initialise an iterator instance to be used with a b-tree <text:span text:style-name="T579">container</text:span>. The only exception is the default constructor (1), which only sets the iterator to a <text:span text:style-name="T579">disassociated</text:span> state. <text:span text:style-name="T594">So, this iterator has to be initialised, using its </text:span><text:span text:style-name="T594"><text:bookmark-ref text:reference-format="text" text:ref-name="__RefHeading__14213_679988836">Assignment Operator</text:bookmark-ref></text:span><text:span text:style-name="T594">, before any valid access can take place</text:span>. <text:span text:style-name="T416">Constructor (2) only sets up the external pointer to nPos and due to the lazy evaluation approach, the b-tree iterators exercise, the internal pointer is not evaluated on construction. This is useful if further arithmetic operations are performed with the newly created instance and an immediate access is not required.</text:span></text:p>
      <text:p text:style-name="P526">To fully initialise an iterator, the next variant (3) has to be used. The external and internal pointer are set to nPos, while the nNode and nSub have to display the correct node / entry pair associated with the internal pointer. This way of constructing an iterator is helpful if the evaluation took place externally and an immediate access is due.</text:p>
      <text:p text:style-name="P526">The copy constructor (4), does as the name already says. It takes a copy of the state of rIter, may <text:soft-page-break/>that be evaluated or not, and initialises this iterator with the taken copy.</text:p>
      <text:p text:style-name="P567">Since an iterator can be associated with a container, it has to be ensured that a container exists, once an iterator is using said container for an access. An iterator itself cannot tell if the container it is associated with is still present. Hence, a container instance has to flag to the iterators, which are registered with it, that it is about to be destroyed. <text:span text:style-name="T580">If the parameter bRegister is set to true, then the newly created iterator is registering itself with the container instance being pointed at by pContainer. Setting bRegister to false skips the registration and is useful if an iterator only exists temporarily.</text:span></text:p>
      <text:p text:style-name="P567"/>
      <text:p text:style-name="P569">Note:</text:p>
      <text:p text:style-name="P569">For the registration to work probably the code must be compiled with the build flag BTREE_ITERATOR_REGISTRATION. Building the code without that flag is helpful to create faster code, since the registration can be time consuming in case a large number of iterators is registered with a few number of containers. However, the application or any class using the iterators <text:s/>has to make sure any iterator isn't accessing a de-initialised container instance.</text:p>
      <text:p text:style-name="P567"/>
      <text:p text:style-name="P683"/>
      <text:h text:style-name="Heading_20_4" text:outline-level="4"><text:bookmark-start text:name="__RefHeading__26207_200604027"/>detach ()<text:bookmark-end text:name="__RefHeading__26207_200604027"/></text:h>
      <text:p text:style-name="P185"/>
      <text:p text:style-name="P1206"><text:span text:style-name="T244">v</text:span><text:span text:style-name="T236">oid detach ()</text:span></text:p>
      <text:p text:style-name="P185"/>
      <text:p text:style-name="P186">Description:</text:p>
      <text:p text:style-name="P352">This method detaches an iterator from a <text:span text:style-name="T581">container</text:span> instance.</text:p>
      <text:p text:style-name="P299"/>
      <text:p text:style-name="P229">Remarks:</text:p>
      <text:p text:style-name="P529">In case th<text:span text:style-name="T430">e target</text:span> iterator<text:span text:style-name="T417">'s</text:span> b-tree instance is <text:span text:style-name="T417">about to be destroyed, the container instance's destructor calls this method to reset the member variable m_pContainer to NULL and invalidates the time stamp. This ensures that the iterator is not trying to access a b-tree instance, which no longer exists.</text:span></text:p>
      <text:p text:style-name="P504"/>
      <text:p text:style-name="P272">Note:</text:p>
      <text:p text:style-name="P685">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88">the type, displayed by the </text:span>template parameter _ti_container, <text:span text:style-name="T581">can</text:span> only access public members.</text:p>
      <text:p text:style-name="P685"/>
      <text:h text:style-name="Heading_20_4" text:outline-level="4"><text:bookmark-start text:name="__RefHeading__26209_200604027"/><text:soft-page-break/>swap ()<text:bookmark-end text:name="__RefHeading__26209_200604027"/></text:h>
      <text:p text:style-name="P185"/>
      <text:p text:style-name="P1206"><text:span text:style-name="T245">v</text:span><text:span text:style-name="T236">oid swap (CBTreeConstIterator &amp;rRight)</text:span></text:p>
      <text:p text:style-name="P185"/>
      <text:p text:style-name="P185">Description:</text:p>
      <text:p text:style-name="P306">This method swaps the state of two iterators.</text:p>
      <text:p text:style-name="P299"/>
      <text:p text:style-name="P216">Input parameters:</text:p>
      <text:p text:style-name="P306">rRight<text:tab/><text:tab/>- references iterator which state is to be swapped with th<text:span text:style-name="T430">e target</text:span> iterator's state</text:p>
      <text:p text:style-name="P306"/>
      <text:p text:style-name="P229">Remarks:</text:p>
      <text:p text:style-name="P530">This method swaps the state of two iterator instances. <text:span text:style-name="T418">If any of the involved iterators is registered with a b-tree instance, then those registrations are swapped too, unless both iterators are registered with the same b-tree instance or not registered at all. The call of this method is ineffective, in case rRight is the same instance as “*this”.</text:span></text:p>
      <text:p text:style-name="P504"/>
      <text:p text:style-name="P683"/>
      <text:h text:style-name="P1676" text:outline-level="4"><text:bookmark-start text:name="__RefHeading__14213_679988836"/><text:span text:style-name="T419">Assignment</text:span> Operator<text:bookmark-end text:name="__RefHeading__14213_679988836"/></text:h>
      <text:p text:style-name="P187"/>
      <text:p text:style-name="P1107">CBTreeConstIterator&amp; operator= (const CBTreeConstIterator &amp;rIter)</text:p>
      <text:p text:style-name="P187"/>
      <text:p text:style-name="P187">Description:</text:p>
      <text:p text:style-name="P309">This operator copies the state of a <text:span text:style-name="T581">source</text:span> iterator to this instance.</text:p>
      <text:p text:style-name="P308"/>
      <text:p text:style-name="P217">Input parameters:</text:p>
      <text:p text:style-name="P309">rIter<text:tab/><text:tab/>- reference to <text:span text:style-name="T581">source</text:span> iterator instance</text:p>
      <text:p text:style-name="P261"/>
      <text:p text:style-name="P230">Remarks:</text:p>
      <text:p text:style-name="P532"><text:span text:style-name="T446">To take a copy of an iterator instance, this operator has to be used. </text:span>If the <text:span text:style-name="T581">source</text:span> iterator rIter is associated with a different b-tree container than th<text:span text:style-name="T430">e target</text:span> iterator, then the assignment operator unregisters th<text:span text:style-name="T430">e target</text:span> iterator <text:span text:style-name="T430">from</text:span> its associated b-tree container. In any event, th<text:span text:style-name="T430">e</text:span> operator then copies the state of the external iterator across. If <text:span text:style-name="T420">the target iterator was previously unregistered, then it is registered with the new b-tree instance.</text:span></text:p>
      <text:p text:style-name="P505"/>
      <text:p text:style-name="P230"><text:soft-page-break/>Return value:</text:p>
      <text:p text:style-name="P317">The return value is a reference to the updated <text:span text:style-name="T446">target </text:span>iterator.</text:p>
      <text:p text:style-name="P273"/>
      <text:p text:style-name="P944"/>
      <text:h text:style-name="P1676" text:outline-level="4"><text:bookmark-start text:name="__RefHeading__26215_200604027"/>Compar<text:span text:style-name="T435">ison</text:span> Operators<text:bookmark-end text:name="__RefHeading__26215_200604027"/></text:h>
      <text:p text:style-name="P185"/>
      <text:p text:style-name="P1097">1)</text:p>
      <text:p text:style-name="P1207"><text:span text:style-name="T246">b</text:span><text:span text:style-name="T236">ool operator== (const CBTreeConstIterator &amp;rIter)</text:span></text:p>
      <text:p text:style-name="P1118">2)</text:p>
      <text:p text:style-name="P1127">bool operator!= (const CBTreeConstIterator &amp;rIter)</text:p>
      <text:p text:style-name="P185"/>
      <text:p text:style-name="P185">Description:</text:p>
      <text:p text:style-name="P320">These operators tell if two iterators display the same offset or not.</text:p>
      <text:p text:style-name="P299"/>
      <text:p text:style-name="P216">Input parameters:</text:p>
      <text:p text:style-name="P320">rIter<text:tab/><text:tab/>- reference to external iterator instance</text:p>
      <text:p text:style-name="P260"/>
      <text:p text:style-name="P229">Remarks:</text:p>
      <text:p text:style-name="P572">These operators compare the offset of this and an external iterator and return whether they are equal or not. It doesn't matter if <text:span text:style-name="T448">those</text:span> iterators are associated with different container <text:span text:style-name="T582">instances</text:span>. However, if one or both iterators <text:span text:style-name="T582">are not registered with a container instance</text:span> (ie. m_p<text:span text:style-name="T582">Container</text:span> is set to NULL), then <text:span text:style-name="T582">an ::std::runtimeerror exception is thrown</text:span>. <text:span text:style-name="T582">I</text:span>f both <text:span text:style-name="T595">this and the external </text:span>iterator are the same instance, <text:span text:style-name="T582">then</text:span> the result is always displayed as equal, even if said instance <text:span text:style-name="T582">is not fully initialised</text:span></text:p>
      <text:p text:style-name="P504"/>
      <text:p text:style-name="P229">Return value:</text:p>
      <text:p text:style-name="P322">As for operator (1), if the result is deemed to be equal, then true is returned, otherwise false. Operator (2) returns the exact opposite of what operator (1) returns.</text:p>
      <text:p text:style-name="P272"/>
      <text:p text:style-name="P683"/>
      <text:h text:style-name="P1677" text:outline-level="4"><text:bookmark-start text:name="__RefHeading__14215_679988836"/><text:span text:style-name="T421">Indirection</text:span> Operator<text:bookmark-end text:name="__RefHeading__14215_679988836"/></text:h>
      <text:p text:style-name="P188"/>
      <text:p text:style-name="P1108"><text:span text:style-name="T788">value</text:span>_t<text:span text:style-name="T788">ype</text:span> &amp; operator* ()</text:p>
      <text:p text:style-name="P188"/>
      <text:p text:style-name="P188">Description:</text:p>
      <text:p text:style-name="P325"><text:soft-page-break/>This operator provides <text:span text:style-name="T422">pseudo </text:span>read-only access to the data <text:span text:style-name="T422">item</text:span> th<text:span text:style-name="T430">e</text:span> iterator is pointing at.</text:p>
      <text:p text:style-name="P324"/>
      <text:p text:style-name="P231">Remarks:</text:p>
      <text:p text:style-name="P539">To access a data item within the container th<text:span text:style-name="T430">e</text:span> iterator is associated with, the indirection operator has to be used. If the iterator is pointing to a location outside of its associated container, then an ::std::out_of_range exception is thrown. The returned reference is non-const, but if it is being written to, then the write is ineffective <text:span text:style-name="T438">and only a buffer being part of the iterator is modified</text:span>. <text:span text:style-name="T583">This modification is discarded once the next access takes place, even if the iterator has not been moved in the meantime.</text:span></text:p>
      <text:p text:style-name="P573">If the iterator is not associated with a data container, then an ::std::runtime_error exception is thrown.</text:p>
      <text:p text:style-name="P506"/>
      <text:p text:style-name="P231">Return value:</text:p>
      <text:p text:style-name="P332">The return value is a reference to the data element th<text:span text:style-name="T431">e</text:span> iterator is pointing at.</text:p>
      <text:p text:style-name="P687"/>
      <text:p text:style-name="P687"/>
      <text:h text:style-name="P1677" text:outline-level="4"><text:bookmark-start text:name="__RefHeading__26217_200604027"/>De-reference Operator<text:bookmark-end text:name="__RefHeading__26217_200604027"/></text:h>
      <text:p text:style-name="P185"/>
      <text:p text:style-name="P1109"><text:span text:style-name="T788">value</text:span>_t<text:span text:style-name="T788">ype</text:span> * operator-&gt; ()</text:p>
      <text:p text:style-name="P185"/>
      <text:p text:style-name="P185">Description:</text:p>
      <text:p text:style-name="P332">This operator provides a pointer to the data element the iterator is pointing at.</text:p>
      <text:p text:style-name="P299"/>
      <text:p text:style-name="P229">Remarks:</text:p>
      <text:p text:style-name="P537">The de-reference operator provides a pointer the data element th<text:span text:style-name="T431">e</text:span> iterator is pointing at. Since this a <text:span text:style-name="T423">const</text:span> iterator providing read-only access, any writes <text:span text:style-name="T423">would modify an internal copy of the data element in question, as oppose to altering the actual data in the b-tree structure. If that copy is modified, then this modification is discarded once the next access takes place, even if the iterator is not been moved bin the meantime. In case the iterator is pointing to a location that exceeds the container, then an ::std::out_of_range exception is thrown.</text:span></text:p>
      <text:p text:style-name="P573">If the iterator is not associated with a data container, then an ::std::runtime_error exception is thrown.</text:p>
      <text:p text:style-name="P229">Return value:</text:p>
      <text:p text:style-name="P341">The return value is a pointer to the data element th<text:span text:style-name="T431">e</text:span> iterator is pointing at.</text:p>
      <text:p text:style-name="P341"/>
      <text:h text:style-name="Heading_20_4" text:outline-level="4"><text:bookmark-start text:name="__RefHeading__26219_200604027"/><text:soft-page-break/><text:span text:style-name="T414">Unary</text:span> Operators<text:bookmark-end text:name="__RefHeading__26219_200604027"/></text:h>
      <text:p text:style-name="P185"/>
      <text:p text:style-name="P1098">1)</text:p>
      <text:p text:style-name="P1103">CBTreeConstIterator &amp; operator++ ()</text:p>
      <text:p text:style-name="P1119">2)</text:p>
      <text:p text:style-name="P1081">CBTreeConstIterator <text:s text:c="2"/>operator++ (int)</text:p>
      <text:p text:style-name="P1119">3)</text:p>
      <text:p text:style-name="P1081">CBTreeConstIterator &amp; operator-- ()</text:p>
      <text:p text:style-name="P1119">4)</text:p>
      <text:p text:style-name="P1128">CBTreeConstIterator <text:s text:c="2"/>operator-- (int)</text:p>
      <text:p text:style-name="P185"/>
      <text:p text:style-name="P185">Description:</text:p>
      <text:p text:style-name="P342">These operators move the location an iterator is pointing at by one <text:span text:style-name="T584">position forward or backward</text:span>.</text:p>
      <text:p text:style-name="P299"/>
      <text:p text:style-name="P216">Input parameters:</text:p>
      <text:p text:style-name="P343">&lt;name less&gt;<text:tab/>- <text:span text:style-name="T431">if present, then it </text:span>specifies that the operator is postfix</text:p>
      <text:p text:style-name="P260"/>
      <text:p text:style-name="P229">Remarks:</text:p>
      <text:p text:style-name="P542">To increment or decrement the location an iterator is pointing at <text:span text:style-name="T424">by one</text:span>, these operators are being used. Since these operators don't access the container associated with th<text:span text:style-name="T431">e</text:span> iterator, the resulting location may exceed the container range, without an exception being thrown.</text:p>
      <text:p text:style-name="P542"/>
      <text:p text:style-name="P229">Return value:</text:p>
      <text:p text:style-name="P344">For prefix operators <text:span text:style-name="T425">(1, 3)</text:span>, the return value is a reference to the updated iterator instance. As oppose to postfix operators <text:span text:style-name="T425">(2, 4)</text:span>, where the return value is a copy of the iterator instance prior to its mo<text:span text:style-name="T425">di</text:span>fication.</text:p>
      <text:p text:style-name="P272"/>
      <text:p text:style-name="P272"/>
      <text:h text:style-name="Heading_20_4" text:outline-level="4"><text:bookmark-start text:name="__RefHeading__26221_200604027"/>Compound Operators<text:bookmark-end text:name="__RefHeading__26221_200604027"/></text:h>
      <text:p text:style-name="P185"/>
      <text:p text:style-name="P1099">1)</text:p>
      <text:p text:style-name="P1104">CBTreeConstIterator &amp; operator+= (const int nOperand)</text:p>
      <text:p text:style-name="P1120">2)</text:p>
      <text:p text:style-name="P1082">CBTreeConstIterator &amp; operator+= (const sizetype_t nOperand)</text:p>
      <text:p text:style-name="P1120">3)</text:p>
      <text:p text:style-name="P1196"><text:span text:style-name="T236">CBTreeConstIterator &amp; operator+= (const CBTreeConstIterator &amp;</text:span><text:span text:style-name="T248">rIter</text:span><text:span text:style-name="T236">)</text:span></text:p>
      <text:p text:style-name="P1120">4)</text:p>
      <text:p text:style-name="P1082">CBTreeConstIterator &amp; operator-= (const int nOperand)</text:p>
      <text:p text:style-name="P1120">5)</text:p>
      <text:p text:style-name="P1082">CBTreeConstIterator &amp; operator-= (const sizetype_t nOperand)</text:p>
      <text:p text:style-name="P1120"><text:soft-page-break/>6)</text:p>
      <text:p text:style-name="P1211"><text:span text:style-name="T236">CBTreeConstIterator &amp; operator-= (const CBTreeConstIterator &amp;</text:span><text:span text:style-name="T248">rIter</text:span><text:span text:style-name="T236">)</text:span></text:p>
      <text:p text:style-name="P36"/>
      <text:p text:style-name="P185">Description:</text:p>
      <text:p text:style-name="P345">These operators <text:span text:style-name="T434">move an </text:span>iterator <text:span text:style-name="T434">forward or backward </text:span>by an arbitrary distance.</text:p>
      <text:p text:style-name="P299"/>
      <text:p text:style-name="P216">Input parameter:</text:p>
      <text:p text:style-name="P346">nOperand<text:tab/>- specifies distance the location <text:span text:style-name="T584">the </text:span>iterator <text:span text:style-name="T584">is pointing at will</text:span> be moved</text:p>
      <text:p text:style-name="P353">rIter<text:tab/><text:tab/>- reference to external iterator displaying <text:span text:style-name="T424">distance the </text:span>target <text:span text:style-name="T424">iterator will be moved</text:span></text:p>
      <text:p text:style-name="P260"/>
      <text:p text:style-name="P229">Remarks:</text:p>
      <text:p text:style-name="P545">If the location an iterator is pointing at has to be moved by a variable distance, then these operators may be used. <text:span text:style-name="T585">The o</text:span>perators <text:span text:style-name="T426">(1, 4) </text:span>allow for negative inputs <text:span text:style-name="T585">and therefore</text:span> <text:span text:style-name="T426">are able to invert their operation in case the input is indeed negative. This means that, if an iterator is incremented by a negative number, then the result is equivalent to said iterator being decremented by that number's absolute value and vice versa. In case the magnitude of nOperand is deemed to be zero, then calling these operators is ineffective. Since these operators are not accessing the container associated with the target iterator, the resulting iterator may exceed the container's range, without an exception being thrown. However, if the target iterator is not associated with a container instance, then an ::std::runtime_error exception is thrown.</text:span></text:p>
      <text:p text:style-name="P558">In case operator (3, 6) are being used, rIter doesn't need to be associated with the same container as the target iterator is. Basically, the external pointer of rIter is extracted and then used as if operator (2, 5) has been called.</text:p>
      <text:p text:style-name="P504"/>
      <text:p text:style-name="P229">Return value:</text:p>
      <text:p text:style-name="P348">The return value is always a reference to the updated iterator instance.</text:p>
      <text:p text:style-name="P272"/>
      <text:p text:style-name="P272"/>
      <text:h text:style-name="Heading_20_4" text:outline-level="4"><text:bookmark-start text:name="__RefHeading__26223_200604027"/>Binary Operators<text:bookmark-end text:name="__RefHeading__26223_200604027"/></text:h>
      <text:p text:style-name="P185"/>
      <text:p text:style-name="P1100">1)</text:p>
      <text:p text:style-name="P1106">const CBTreeConstIterator operator+ (const int nOperand) <text:span text:style-name="T450">const</text:span></text:p>
      <text:p text:style-name="P1121">2)</text:p>
      <text:p text:style-name="P1084">const CBTreeConstIterator operator+ (const sizetype_t nOperand) <text:span text:style-name="T450">const</text:span></text:p>
      <text:p text:style-name="P1121">3)</text:p>
      <text:p text:style-name="P1201"><text:span text:style-name="T236">const CBTreeConstIterator operator+ (const CBTreeConstIterator &amp;</text:span><text:span text:style-name="T249">rIter</text:span><text:span text:style-name="T236">) </text:span><text:span text:style-name="T260">const</text:span></text:p>
      <text:p text:style-name="P1121">4)</text:p>
      <text:p text:style-name="P1084">const CBTreeConstIterator operator- (const int nOperand) <text:span text:style-name="T450">const</text:span></text:p>
      <text:p text:style-name="P1121"><text:soft-page-break/>5)</text:p>
      <text:p text:style-name="P1084">const CBTreeConstIterator operator- (const sizetype_t nOperand) <text:span text:style-name="T450">const</text:span></text:p>
      <text:p text:style-name="P1121">6)</text:p>
      <text:p text:style-name="P1212"><text:span text:style-name="T236">const sizetype_t operator- (const CBTreeConstIterator &amp;</text:span><text:span text:style-name="T249">rIter</text:span><text:span text:style-name="T236">) </text:span><text:span text:style-name="T260">const</text:span></text:p>
      <text:p text:style-name="P36"/>
      <text:p text:style-name="P185">Description:</text:p>
      <text:p text:style-name="P350">The operators <text:span text:style-name="T450">(1-5)</text:span> <text:span text:style-name="T427">calculate the location a newly created iterator will be pointing at and return the new iterator instance. Operator (6) determines the distance between two iterators.</text:span></text:p>
      <text:p text:style-name="P299"/>
      <text:p text:style-name="P216">Input parameter:</text:p>
      <text:p text:style-name="P347">nOperand<text:tab/>- specifies distance the location <text:span text:style-name="T584">the </text:span>iterator <text:span text:style-name="T584">is pointing at will</text:span> be moved</text:p>
      <text:p text:style-name="P354">rIter<text:tab/><text:tab/>- reference to external iterator displaying <text:span text:style-name="T424">distance the </text:span>target <text:span text:style-name="T424">iterator will be moved</text:span></text:p>
      <text:p text:style-name="P269"/>
      <text:p text:style-name="P229">Remarks:</text:p>
      <text:p text:style-name="P543">If the location an iterator is pointing at has to be moved by a variable distance, then these operators may be used. Operators <text:span text:style-name="T440">(1, 4) </text:span>that allow for negative inputs <text:span text:style-name="T426">are able to invert their operation in case the input is indeed negative. This means that, if an iterator is incremented by a negative number, then the result is equivalent to said iterator being decremented by that number's absolute value and vice versa. In case the magnitude of nOperand is deemed to be zero, then calling these operators is ineffective, except for operator (6), where the result would be an equivalent of the target iterator's external pointer. Since these operators are not accessing the container associated with the target iterator, the resulting iterator may exceed the container's range, without an exception being thrown. However, if the target iterator is not associated with a container instance, then an ::std::runtime_error exception is thrown.</text:span></text:p>
      <text:p text:style-name="P559">In case operator (3) is being used, rIter doesn't need to be associated with the same container as the target iterator is. Basically, the external pointer of rIter is extracted and then used as if operator (2) has been called.</text:p>
      <text:p text:style-name="P507"/>
      <text:p text:style-name="P229">Return value:</text:p>
      <text:p text:style-name="P349">The return value is a <text:span text:style-name="T450">newly created </text:span>iterator instance <text:span text:style-name="T450">pointing at the result of its respective operation</text:span>, <text:span text:style-name="T429">except for operator (6), where the result displayed the distance between two iterators</text:span>.</text:p>
      <text:p text:style-name="P349"/>
      <text:p text:style-name="P272">Note:</text:p>
      <text:p text:style-name="P688">Programmers are advised not to use operator (6) directly and instead use ::std::distance to determine the difference between to iterators. Operator (6) <text:span text:style-name="T428">solely</text:span> exists, so that ::std::distance is able to make use of it.</text:p>
      <text:p text:style-name="P683"/>
      <text:h text:style-name="Heading_20_4" text:outline-level="4"><text:bookmark-start text:name="__RefHeading__26225_200604027"/><text:soft-page-break/>Equality Operators<text:bookmark-end text:name="__RefHeading__26225_200604027"/></text:h>
      <text:p text:style-name="P185"/>
      <text:p text:style-name="P1101">1)</text:p>
      <text:p text:style-name="P1208"><text:span text:style-name="T247">b</text:span><text:span text:style-name="T236">ool operator&lt; (const CBTreeConstIterator &amp;</text:span><text:span text:style-name="T250">rIter</text:span><text:span text:style-name="T236">)</text:span></text:p>
      <text:p text:style-name="P1122">2)</text:p>
      <text:p text:style-name="P1197"><text:span text:style-name="T236">bool operator&lt;= (const CBTreeConstIterator &amp;</text:span><text:span text:style-name="T243">rIter</text:span><text:span text:style-name="T236">)</text:span></text:p>
      <text:p text:style-name="P1122">3)</text:p>
      <text:p text:style-name="P1197"><text:span text:style-name="T236">bool operator&gt; (const CBTreeConstIterator &amp;</text:span><text:span text:style-name="T243">rIter</text:span><text:span text:style-name="T236">)</text:span></text:p>
      <text:p text:style-name="P1122">4)</text:p>
      <text:p text:style-name="P1213"><text:span text:style-name="T236">bool operator&gt;= (const CBTreeConstIterator &amp;</text:span><text:span text:style-name="T243">rIter</text:span><text:span text:style-name="T236">)</text:span></text:p>
      <text:p text:style-name="P185"/>
      <text:p text:style-name="P185">Description:</text:p>
      <text:p text:style-name="P351">To determine <text:span text:style-name="T432">the equality between this and an external</text:span> iterator, these operators are to be used. </text:p>
      <text:p text:style-name="P299"/>
      <text:p text:style-name="P216">Input parameters:</text:p>
      <text:p text:style-name="P351"><text:span text:style-name="T433">rIter<text:tab/></text:span><text:tab/>- <text:span text:style-name="T432">references</text:span> the <text:span text:style-name="T432">external </text:span>iterator to compare against</text:p>
      <text:p text:style-name="P260"/>
      <text:p text:style-name="P229">Remarks:</text:p>
      <text:p text:style-name="P547">These operators determine <text:span text:style-name="T436">if the external iterator is greater or smaller than this iterator. Only the external pointer of both iterators is employed to determine the result. This means that, both this and the external iterator may be outside their respective container's range, without an exception being thrown, since none of the containers is being accessed. Also, this and the external iterator don't need to be associated with the same container. However, if this or the external iterator is not associated with a container instance, then an ::std::runtime_error exception is thrown.</text:span></text:p>
      <text:p text:style-name="P504"/>
      <text:p text:style-name="P229">Return value:</text:p>
      <text:p text:style-name="P355">Operator (1) returns true if th<text:span text:style-name="T586">is</text:span> iterator is deemed to be smaller than the external iterator, otherwise false.</text:p>
      <text:p text:style-name="P355">Operator (2) returns true if th<text:span text:style-name="T586">is</text:span> iterator is deemed to be smaller than or equal to the external iterator, otherwise false. </text:p>
      <text:p text:style-name="P355">Operator (3) returns true if th<text:span text:style-name="T586">is</text:span> iterator is deemed to be greater than the external iterator, otherwise false.</text:p>
      <text:p text:style-name="P355">Operator (4) returns true if th<text:span text:style-name="T586">is</text:span> iterator is deemed to be greater than or equal to the external iterator, otherwise false. </text:p>
      <text:p text:style-name="P272"/>
      <text:p text:style-name="P683"/>
      <text:h text:style-name="Heading_20_4" text:outline-level="4"><text:bookmark-start text:name="__RefHeading__26227_200604027"/><text:soft-page-break/>Sub-Script Operators<text:bookmark-end text:name="__RefHeading__26227_200604027"/></text:h>
      <text:p text:style-name="P185"/>
      <text:p text:style-name="P1113">1)</text:p>
      <text:p text:style-name="P1105"><text:span text:style-name="T788">value_type</text:span> &amp; operator[] (const int nPos)</text:p>
      <text:p text:style-name="P1129">2)</text:p>
      <text:p text:style-name="P1179"><text:span text:style-name="T789">value_type</text:span> &amp; operator[] (const sizetype_t nPos)</text:p>
      <text:p text:style-name="P36"/>
      <text:p text:style-name="P185">Description:</text:p>
      <text:p text:style-name="P326">Th<text:span text:style-name="T437">ese</text:span> operator<text:span text:style-name="T437">s</text:span> provide <text:span text:style-name="T422">pseudo </text:span>read-only access to <text:span text:style-name="T437">a</text:span> data <text:span text:style-name="T422">item</text:span> <text:span text:style-name="T437">relative to the position </text:span>th<text:span text:style-name="T430">e</text:span> iterator is pointing at.</text:p>
      <text:p text:style-name="P299"/>
      <text:p text:style-name="P216">Input parameters:</text:p>
      <text:p text:style-name="P356">nPos<text:tab/><text:tab/>- specifies relative position the iterator is currently pointing at</text:p>
      <text:p text:style-name="P260"/>
      <text:p text:style-name="P360">Remarks:</text:p>
      <text:p text:style-name="P538">To access a data item within the container th<text:span text:style-name="T430">e</text:span> iterator is associated with, the <text:span text:style-name="T438">sub-script</text:span> operator<text:span text:style-name="T438">s</text:span> <text:span text:style-name="T438">may be </text:span>used. <text:span text:style-name="T438">The current location the iterator is pointing at is combined with the input parameter nPos to determine what data item will be accessed. </text:span>If the <text:span text:style-name="T438">result</text:span> is pointing to a location outside of its associated container, then an ::std::out_of_range exception is thrown. <text:span text:style-name="T438">If the location the iterator is pointing at, is outside </text:span>of its associated container, <text:span text:style-name="T438">but in combination with nPos results in a valid location not exceeding said container again, then the access is valid and an exception is not thrown. </text:span>The returned reference is non-const, but if it is being written to, then the write is ineffective <text:span text:style-name="T438">and only a buffer being part of the iterator is modified</text:span>. <text:span text:style-name="T583">This modification is discarded once the next access takes place, even if the iterator is not moved in the meantime and nPos remains the same.</text:span></text:p>
      <text:p text:style-name="P548">The input parameter nPos of operator (1) may be negative <text:span text:style-name="T587">and due to the subtraction of nPos from the iterator's current position, results in a location prior to what the iterator is pointing at.</text:span></text:p>
      <text:p text:style-name="P508"/>
      <text:p text:style-name="P246">Return value:</text:p>
      <text:p text:style-name="P333">The return value is a reference to the data element the iterator is pointing at and the input parameter nPos combined.</text:p>
      <text:p text:style-name="P333"/>
      <text:p text:style-name="P333"/>
      <text:h text:style-name="Heading_20_4" text:outline-level="4"><text:bookmark-start text:name="__RefHeading__26229_200604027"/>get_container ()<text:bookmark-end text:name="__RefHeading__26229_200604027"/></text:h>
      <text:p text:style-name="P185"/>
      <text:p text:style-name="P1206"><text:span text:style-name="T236">_ti_container* get_containe</text:span><text:span text:style-name="T251">r </text:span><text:span text:style-name="T236">()</text:span></text:p>
      <text:p text:style-name="P185"/>
      <text:p text:style-name="P185">Description:</text:p>
      <text:p text:style-name="P364"><text:soft-page-break/>This method returns a pointer to the data container associated with the iterator.</text:p>
      <text:p text:style-name="P299"/>
      <text:p text:style-name="P229">Remarks:</text:p>
      <text:p text:style-name="P552">To retrieve a pointer to the data container instance currently being associated with the iterator, this method has to be called. In case the iterator isn't associated with a data container, the return value is NULL.</text:p>
      <text:p text:style-name="P504"/>
      <text:p text:style-name="P229">Return value:</text:p>
      <text:p text:style-name="P364">If the iterator currently is associated with a data container then a pointer that container is returned, otherwise the returned pointer is NULL.</text:p>
      <text:p text:style-name="P274"/>
      <text:p text:style-name="P274">Note:</text:p>
      <text:p text:style-name="P684">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88">the type, displayed by the </text:span>template parameter _ti_container, <text:span text:style-name="T581">can</text:span> only access public members.</text:p>
      <text:p text:style-name="P274"/>
      <text:p text:style-name="P683"/>
      <text:h text:style-name="Heading_20_4" text:outline-level="4"><text:bookmark-start text:name="__RefHeading__26231_200604027"/>is_btree_valid ()<text:bookmark-end text:name="__RefHeading__26231_200604027"/></text:h>
      <text:p text:style-name="P185"/>
      <text:p text:style-name="P1206"><text:span text:style-name="T252">b</text:span><text:span text:style-name="T236">ool is_btree_valid ()</text:span></text:p>
      <text:p text:style-name="P185"/>
      <text:p text:style-name="P185">Description:</text:p>
      <text:p text:style-name="P365">This method determines if the iterator is associated with a data container.</text:p>
      <text:p text:style-name="P299"/>
      <text:p text:style-name="P229">Remarks:</text:p>
      <text:p text:style-name="P553">To determine if an iterator is currently associated with a data container, this method has to be called.</text:p>
      <text:p text:style-name="P504"/>
      <text:p text:style-name="P229">Return value:</text:p>
      <text:p text:style-name="P365">If the iterator is associated with a data container then the return value is true, otherwise false.</text:p>
      <text:p text:style-name="P272"/>
      <text:p text:style-name="P274">Note:</text:p>
      <text:p text:style-name="P684">This method isn't supposed to be called by an application and ought to be a protected member. It has <text:soft-page-break/>been made public though, since the container type (defined by _ti_container) needs access to this method, when the container instance is being destroyed. With C++11 it isn't possible to friend template parameters, which means, that <text:span text:style-name="T588">the type, displayed by the </text:span>template parameter _ti_container, <text:span text:style-name="T581">can</text:span> only access public members.</text:p>
      <text:p text:style-name="P689"/>
      <text:p text:style-name="P683"/>
      <text:h text:style-name="Heading_20_4" text:outline-level="4"><text:bookmark-start text:name="__RefHeading__26233_200604027"/>is_evaluated ()<text:bookmark-end text:name="__RefHeading__26233_200604027"/></text:h>
      <text:p text:style-name="P185"/>
      <text:p text:style-name="P1206"><text:span text:style-name="T253">b</text:span><text:span text:style-name="T236">ool is_evaluated ()</text:span></text:p>
      <text:p text:style-name="P185"/>
      <text:p text:style-name="P185">Description:</text:p>
      <text:p text:style-name="P366">This method determines if the next access to the data element the iterator is pointing at, will result in an evaluation.</text:p>
      <text:p text:style-name="P299"/>
      <text:p text:style-name="P229">Remarks:</text:p>
      <text:p text:style-name="P554">This method tests if the time stamp of the iterator and its associated data container are the same and if the external and internal pointer of the iterator are equal. If either of those tests fails, then the next data access requires an evaluation. This means that, on the next data access the iterator has to determine what the new node / <text:span text:style-name="T439">sub-position</text:span> pair inside the data container associated with the external pointer is.</text:p>
      <text:p text:style-name="P504"/>
      <text:p text:style-name="P229">Return value:</text:p>
      <text:p text:style-name="P367">The return value is true, if the next access to the data container doesn't require the iterator to evaluate the new node / <text:span text:style-name="T439">sub-position</text:span> pair, otherwise false.</text:p>
      <text:p text:style-name="P272"/>
      <text:p text:style-name="P274">Note:</text:p>
      <text:p text:style-name="P684">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88">the type, displayed by the </text:span>template parameter _ti_container, <text:span text:style-name="T581">can</text:span> only access public members.</text:p>
      <text:p text:style-name="P684"/>
      <text:p text:style-name="P684"/>
      <text:h text:style-name="Heading_20_4" text:outline-level="4"><text:bookmark-start text:name="__RefHeading__26235_200604027"/>sync ()<text:bookmark-end text:name="__RefHeading__26235_200604027"/></text:h>
      <text:p text:style-name="P185"/>
      <text:p text:style-name="P1206"><text:span text:style-name="T254">v</text:span><text:span text:style-name="T236">oid sync ()</text:span></text:p>
      <text:p text:style-name="P185"><text:soft-page-break/></text:p>
      <text:p text:style-name="P185">Description:</text:p>
      <text:p text:style-name="P368">This method synchronises the iterator with its associated data container.</text:p>
      <text:p text:style-name="P299"/>
      <text:p text:style-name="P229">Remarks:</text:p>
      <text:p text:style-name="P555">The method <text:span text:style-name="T76">synchronises the iterator with its associated data container, </text:span><text:span text:style-name="T35">by evaluating the iterator in case the data container has been modified since the last access or by rewinding or fast forwarding if the external and the internal pointer of the iterator are mismatching. </text:span><text:span text:style-name="T77">Once this method has returned, then the iterator may access the data item it is pointing at without any further processing to be done.</text:span></text:p>
      <text:p text:style-name="P504"/>
      <text:p text:style-name="P274">Note:</text:p>
      <text:p text:style-name="P684">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88">the type, displayed by the </text:span>template parameter _ti_container, <text:span text:style-name="T581">can</text:span> only access public members.</text:p>
      <text:p text:style-name="P274"/>
      <text:p text:style-name="P683"/>
      <text:h text:style-name="Heading_20_4" text:outline-level="4"><text:bookmark-start text:name="__RefHeading__26237_200604027"/>get_pos ()<text:bookmark-end text:name="__RefHeading__26237_200604027"/></text:h>
      <text:p text:style-name="P185"/>
      <text:p text:style-name="P1109">sizetype_t get_pos ()</text:p>
      <text:p text:style-name="P185"/>
      <text:p text:style-name="P185">Description:</text:p>
      <text:p text:style-name="P369">This method retrieves the external pointer of the iterator.</text:p>
      <text:p text:style-name="P299"/>
      <text:p text:style-name="P229">Remarks:</text:p>
      <text:p text:style-name="P556">Iterators have an external pointer member variable and its state can be read by using this method.</text:p>
      <text:p text:style-name="P504"/>
      <text:p text:style-name="P229">Return value:</text:p>
      <text:p text:style-name="P369">The return value is the current state of the external pointer of the iterator.</text:p>
      <text:p text:style-name="P272"/>
      <text:p text:style-name="P274">Note:</text:p>
      <text:p text:style-name="P684">This method isn't supposed to be called by an application and ought to be a protected member. It has been made public though, since the container type (defined by _ti_container) needs access to this <text:soft-page-break/>method, when the container instance is being destroyed. With C++11 it isn't possible to friend template parameters, which means, that <text:span text:style-name="T588">the type, displayed by the </text:span>template parameter _ti_container, <text:span text:style-name="T581">can</text:span> only access public members.</text:p>
      <text:p text:style-name="P274"/>
      <text:p text:style-name="P274"/>
      <text:h text:style-name="Heading_20_4" text:outline-level="4"><text:bookmark-start text:name="__RefHeading___Toc28728_1358898467"/>get_iterator_state ()<text:bookmark-end text:name="__RefHeading___Toc28728_1358898467"/></text:h>
      <text:p text:style-name="P274"/>
      <text:p text:style-name="P1112"><text:span text:style-name="T730">v</text:span>oid * get_iterator_state ()</text:p>
      <text:p text:style-name="P208"/>
      <text:p text:style-name="P208">Description:</text:p>
      <text:p text:style-name="P370">This method <text:span text:style-name="T730">returns a pointer to an iterator's external state</text:span>.</text:p>
      <text:p text:style-name="P491"/>
      <text:p text:style-name="P245">Remarks:</text:p>
      <text:p text:style-name="P574">To retrieve the external state of an iterator for a container to be used, this method has to be called.</text:p>
      <text:p text:style-name="P519"/>
      <text:p text:style-name="P245">Return value:</text:p>
      <text:p text:style-name="P370">The return value is <text:span text:style-name="T730">a pointer to the external state of this iterator</text:span>.</text:p>
      <text:p text:style-name="P282"/>
      <text:p text:style-name="P282">Note:</text:p>
      <text:p text:style-name="P686">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88">the type, displayed by the </text:span>template parameter _ti_container, <text:span text:style-name="T581">can</text:span> only access public members.</text:p>
      <text:p text:style-name="P274"/>
      <text:p text:style-name="P683"/>
      <text:h text:style-name="Heading_20_4" text:outline-level="4"><text:bookmark-start text:name="__RefHeading__26243_200604027"/>set_time_stamp ()<text:bookmark-end text:name="__RefHeading__26243_200604027"/></text:h>
      <text:p text:style-name="P185"/>
      <text:p text:style-name="P1206"><text:span text:style-name="T255">v</text:span><text:span text:style-name="T236">oid set_time_stamp (_ti_container *pContainer)</text:span></text:p>
      <text:p text:style-name="P185"/>
      <text:p text:style-name="P185">Description:</text:p>
      <text:p text:style-name="P371">This method sets the time stamp of the iterator.</text:p>
      <text:p text:style-name="P299"/>
      <text:p text:style-name="P216">Input parameter:</text:p>
      <text:p text:style-name="P371"><text:soft-page-break/>pContainer<text:tab/>- specifies pointer <text:span text:style-name="T588">to the </text:span>container of which the time stamp <text:span text:style-name="T588">will</text:span> be copied across</text:p>
      <text:p text:style-name="P260"/>
      <text:p text:style-name="P229">Remarks:</text:p>
      <text:p text:style-name="P557">This method copies the time stamp of the specified data container to the time stamp of the iterator. If the specified data container is not the same as the data container the iterator is associated with, then an ::std::runtime_error exception is thrown. In case the iterator is not associated with a data container and the specified container is set to NULL, then the resulting behaviour is undefined.</text:p>
      <text:p text:style-name="P504"/>
      <text:p text:style-name="P274">Note:</text:p>
      <text:p text:style-name="P684">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588">the type, displayed by the </text:span>template parameter _ti_container, <text:span text:style-name="T581">can</text:span> only access public members.</text:p>
      <text:p text:style-name="P689"/>
      <text:p text:style-name="P683"/>
      <text:h text:style-name="Heading_20_4" text:outline-level="4"><text:bookmark-start text:name="__RefHeading__26245_200604027"/>Friend Operators<text:bookmark-end text:name="__RefHeading__26245_200604027"/></text:h>
      <text:p text:style-name="P185"/>
      <text:p text:style-name="P1114">1)</text:p>
      <text:p text:style-name="P1110">template &lt;class _ti_container&gt;</text:p>
      <text:p text:style-name="P1071">friend typename ::CBTreeConstIterator&lt;_ti_container&gt; operator+ (</text:p>
      <text:p text:style-name="P1071"><text:tab/>typename _ti_container::sizetype_t nLhs, </text:p>
      <text:p text:style-name="P1077"><text:tab/>const typename ::CBTreeConstIterator&lt;_ti_container&gt; &amp;nRhs);</text:p>
      <text:p text:style-name="P1130">2)</text:p>
      <text:p text:style-name="P1134">template &lt;class _ti_container&gt;</text:p>
      <text:p text:style-name="P1071">friend typename ::CBTreeConstIterator&lt;_ti_container&gt; operator+ (</text:p>
      <text:p text:style-name="P1071"><text:tab/>int nLhs, </text:p>
      <text:p text:style-name="P1071"><text:tab/>const typename ::CBTreeConstIterator&lt;_ti_container&gt; &amp;nRhs);</text:p>
      <text:p text:style-name="P185"/>
      <text:p text:style-name="P185">Description:</text:p>
      <text:p text:style-name="P372">These operators combine a value and an iterator to calculate the location to be pointed at by a new iterator.</text:p>
      <text:p text:style-name="P299"/>
      <text:p text:style-name="P216">Input parameters:</text:p>
      <text:p text:style-name="P372">nLhs<text:tab/><text:tab/>- specifies left hand side operand to be combined</text:p>
      <text:p text:style-name="P372">nRhs<text:tab/><text:tab/>- specifies right hand side operand to be combined</text:p>
      <text:p text:style-name="P260"/>
      <text:p text:style-name="P229">Remarks:</text:p>
      <text:p text:style-name="P560"><text:soft-page-break/>These operators are the commutative versions of the arithmetic binary addition operators <text:span text:style-name="T588">(</text:span><text:span text:style-name="T588"><text:bookmark-ref text:reference-format="text" text:ref-name="__RefHeading__26223_200604027">Binary Operators</text:bookmark-ref></text:span><text:span text:style-name="T588">) </text:span>allowing to offset an iterator by an integer or size_type type. </text:p>
      <text:p text:style-name="P546">Operator <text:span text:style-name="T440">(2), which is </text:span>allow<text:span text:style-name="T440">ing</text:span> for negative inputs, <text:span text:style-name="T440">is able to invert its operation in case the input is indeed negative. This means that, if an iterator is incremented by a negative number, then the result is equivalent to said iterator being decremented by that number's absolute value. In case the magnitude of nLhs is deemed to be zero, then calling these operators is ineffective and only a copy of nRhs is returned. Since these operators are not accessing the container associated with the target iterator, the resulting iterator may exceed the container's range, without an exception being thrown.</text:span></text:p>
      <text:p text:style-name="P504"/>
      <text:p text:style-name="P229">Return value:</text:p>
      <text:p text:style-name="P375">The return value is an iterator, which is associated with the same container as nRhs and displays the result of the operation <text:span text:style-name="T592">via</text:span> its external pointer, <text:span text:style-name="T592">hence it is not evaluated once those operators have returned.</text:span></text:p>
      <text:p text:style-name="P272"/>
      <text:p text:style-name="P683"/>
      <text:h text:style-name="Heading_20_3" text:outline-level="3"><text:bookmark-start text:name="__RefHeading__21465_200604027"/>CBTreeIterator<text:bookmark-end text:name="__RefHeading__21465_200604027"/></text:h>
      <text:p text:style-name="P596"/>
      <text:p text:style-name="P678"><text:tab/>The iterator type C. inherits from <text:bookmark-ref text:reference-format="text" text:ref-name="__RefHeading__16548_200604027">CBTreeConstIterator</text:bookmark-ref>, <text:span text:style-name="T411">which in addition to the type it is originating from, is capable to provide read / write access. Said access is possible via a class called </text:span><text:span text:style-name="T411"><text:bookmark-ref text:reference-format="text" text:ref-name="__RefHeading__16806_200604027">CBTreeIteratorSubScriptWrapper</text:bookmark-ref></text:span><text:span text:style-name="T411">, which is returned by one of the </text:span><text:span text:style-name="T411"><text:bookmark-ref text:reference-format="text" text:ref-name="__RefHeading__14219_679988836">Indirection Operators</text:bookmark-ref></text:span><text:span text:style-name="T411"> and the </text:span><text:span text:style-name="T411"><text:bookmark-ref text:reference-format="text" text:ref-name="__RefHeading__14223_679988836">Sub-Script Operators</text:bookmark-ref></text:span><text:span text:style-name="T411"> of this iterator type.</text:span></text:p>
      <text:p text:style-name="P795"><text:tab/>The iterator type C. also has only one template parameter called _ti_container, which is the type of data container to be used when performing operations. <text:span text:style-name="T589">Since this iterator type is derived from <text:s/></text:span><text:span text:style-name="T589"><text:bookmark-ref text:reference-format="text" text:ref-name="__RefHeading__16548_200604027">CBTreeConstIterator</text:bookmark-ref></text:span><text:span text:style-name="T589"> type, the container type set by _ti_container has to provide the same </text:span><text:span text:style-name="T589"><text:bookmark-ref text:reference-format="text" text:ref-name="__RefHeading___Toc116439_20832781">Type Definitions</text:bookmark-ref></text:span><text:span text:style-name="T589"> for this iterator type to work. Also any member that has been defined for </text:span><text:span text:style-name="T589"><text:bookmark-ref text:reference-format="text" text:ref-name="__RefHeading__16548_200604027">CBTreeConstIterator</text:bookmark-ref></text:span><text:span text:style-name="T589"> is present in this iterator type and won't be explained here again. If a description of those methods and operators are required, then please find the appropriate section above.</text:span></text:p>
      <text:p text:style-name="P673"/>
      <text:p text:style-name="P673"/>
      <text:h text:style-name="Heading_20_4" text:outline-level="4"><text:bookmark-start text:name="__RefHeading___Toc116439_20832781"/>Type Definitions<text:bookmark-end text:name="__RefHeading___Toc116439_20832781"/></text:h>
      <text:p text:style-name="P1009"/>
      <text:p text:style-name="P669"><text:tab/>All iterators <text:span text:style-name="T406">only have one </text:span>template parameter, which is the type of container the iterator is <text:span text:style-name="T576">going </text:span>to be used for. <text:span text:style-name="T406">This template parameter is called _ti_container and has to provide a number of definitions as shown in the table below:</text:span></text:p>
      <text:p text:style-name="P669"/>
      <table:table table:name="Table23" table:style-name="Table23">
        <table:table-column table:style-name="Table23.A"/>
        <table:table-column table:style-name="Table23.B"/>
        <table:table-column table:style-name="Table23.C"/>
        <table:table-header-rows>
          <text:soft-page-break/>
          <table:table-row>
            <table:table-cell table:style-name="Table23.A1" office:value-type="string">
              <text:p text:style-name="P1418">Type</text:p>
            </table:table-cell>
            <table:table-cell table:style-name="Table23.A1" office:value-type="string">
              <text:p text:style-name="P1418">Definition</text:p>
            </table:table-cell>
            <table:table-cell table:style-name="Table23.C1" office:value-type="string">
              <text:p text:style-name="P1432">Description</text:p>
            </table:table-cell>
          </table:table-row>
        </table:table-header-rows>
        <table:table-row>
          <table:table-cell table:style-name="Table23.A2" office:value-type="string">
            <text:p text:style-name="P1387">container_t</text:p>
          </table:table-cell>
          <table:table-cell table:style-name="Table23.A2" office:value-type="string">
            <text:p text:style-name="P1395">_<text:span text:style-name="T405">ti_container</text:span></text:p>
          </table:table-cell>
          <table:table-cell table:style-name="Table23.C2" office:value-type="string">
            <text:p text:style-name="P1006">This definition is the data container type that <text:span text:style-name="T576">will be</text:span> us<text:span text:style-name="T576">ing</text:span> th<text:span text:style-name="T576">e</text:span> iterator type <text:span text:style-name="T576">in question</text:span>.</text:p>
          </table:table-cell>
        </table:table-row>
        <table:table-row>
          <table:table-cell table:style-name="Table23.A2" office:value-type="string">
            <text:p text:style-name="P1391">value_type</text:p>
          </table:table-cell>
          <table:table-cell table:style-name="Table23.A2" office:value-type="string">
            <text:p text:style-name="P1387">typename container_t::<text:span text:style-name="T787">value_type</text:span></text:p>
          </table:table-cell>
          <table:table-cell table:style-name="Table23.C2" office:value-type="string">
            <text:p text:style-name="P982">This type defines what a data entry is and what is displayed to the application by the container when accessing it.</text:p>
          </table:table-cell>
        </table:table-row>
        <table:table-row>
          <table:table-cell table:style-name="Table23.A2" office:value-type="string">
            <text:p text:style-name="P1387">size_type</text:p>
          </table:table-cell>
          <table:table-cell table:style-name="Table23.A2" office:value-type="string">
            <text:p text:style-name="P1387">typename container_t::size_type</text:p>
          </table:table-cell>
          <table:table-cell table:style-name="Table23.C2" office:value-type="string">
            <text:p text:style-name="P1020">This defines what type is employed to address individual data entries when accessing a container as a linear array container type.</text:p>
          </table:table-cell>
        </table:table-row>
        <table:table-row>
          <table:table-cell table:style-name="Table23.A2" office:value-type="string">
            <text:p text:style-name="P1391">difference_type</text:p>
          </table:table-cell>
          <table:table-cell table:style-name="Table23.A2" office:value-type="string">
            <text:p text:style-name="P1387">typename container_t::<text:span text:style-name="T787">difference_type</text:span></text:p>
          </table:table-cell>
          <table:table-cell table:style-name="Table23.C2" office:value-type="string">
            <text:p text:style-name="P1029">This defines what types is used to display the distance between two data entries is.</text:p>
          </table:table-cell>
        </table:table-row>
        <table:table-row>
          <table:table-cell table:style-name="Table23.A2" office:value-type="string">
            <text:p text:style-name="P1391">reference</text:p>
          </table:table-cell>
          <table:table-cell table:style-name="Table23.A2" office:value-type="string">
            <text:p text:style-name="P1387">typename container_t::<text:span text:style-name="T787">reference</text:span></text:p>
          </table:table-cell>
          <table:table-cell table:style-name="Table23.C2" office:value-type="string">
            <text:p text:style-name="P1029">This type defines what a read / write reference of a data entry is.</text:p>
          </table:table-cell>
        </table:table-row>
        <table:table-row>
          <table:table-cell table:style-name="Table23.A2" office:value-type="string">
            <text:p text:style-name="P1391">pointer</text:p>
          </table:table-cell>
          <table:table-cell table:style-name="Table23.A2" office:value-type="string">
            <text:p text:style-name="P1387">typename container_t::<text:span text:style-name="T787">pointer</text:span></text:p>
          </table:table-cell>
          <table:table-cell table:style-name="Table23.C2" office:value-type="string">
            <text:p text:style-name="P1029">This type defines what a read / write pointer of a data entry is.</text:p>
          </table:table-cell>
        </table:table-row>
      </table:table>
      <text:p text:style-name="P1009"/>
      <text:p text:style-name="P1009"/>
      <text:p text:style-name="P1009"/>
      <text:h text:style-name="P1678" text:outline-level="4"><text:bookmark-start text:name="__RefHeading__14217_679988836"/>Constructor<text:bookmark-end text:name="__RefHeading__14217_679988836"/></text:h>
      <text:p text:style-name="P596"/>
      <text:p text:style-name="P1135">1)</text:p>
      <text:p text:style-name="P1083">CBTreeIterator&lt;_ti_container&gt; ()</text:p>
      <text:p text:style-name="P1135">2)</text:p>
      <text:p text:style-name="P1166">CBTreeIterator&lt;_ti_container&gt; (_ti_container *p<text:span text:style-name="T590">Container</text:span>, sizetype_t nPos, bool</text:p>
      <text:p text:style-name="P1087">bRegister = true)</text:p>
      <text:p text:style-name="P1135">3)</text:p>
      <text:p text:style-name="P1083">CBTreeIterator&lt;_ti_container&gt; (const CBTreeIterator &amp;rIter, bool bRegister = true)</text:p>
      <text:p text:style-name="P1135">4)</text:p>
      <text:p text:style-name="P1176">CBTreeIterator&lt;_ti_container&gt; (const CBTreeReverseIterator&lt;CBTreeIterator&lt;_ti_container&gt; &gt;</text:p>
      <text:p text:style-name="P1091">&amp;rRIter, bool bRegister = true)</text:p>
      <text:p text:style-name="P1135">5)</text:p>
      <text:p text:style-name="P1141">CBTreeIterator&lt;_ti_container&gt; (const CBTreeConstIterator&lt;_ti_container&gt; &amp;rIter, bool bRegister = true)</text:p>
      <text:p text:style-name="P34"/>
      <text:p text:style-name="P41">Description:</text:p>
      <text:p text:style-name="P305">These constructors initialise a b-tree <text:span text:style-name="T589">framework read-write </text:span>iterator.</text:p>
      <text:p text:style-name="P301"><text:soft-page-break/></text:p>
      <text:p text:style-name="P41">Input parameters:</text:p>
      <text:p text:style-name="P48">p<text:span text:style-name="T590">Container</text:span><text:span text:style-name="T56"><text:tab/>- specifies pointer to </text:span><text:span text:style-name="T57">container</text:span><text:span text:style-name="T56"> this iterator will be associated with</text:span></text:p>
      <text:p text:style-name="P48">rIter<text:span text:style-name="T56"><text:tab/><text:tab/>- </text:span><text:span text:style-name="T58">references iterator instance to take a copy of</text:span></text:p>
      <text:p text:style-name="P52"><text:span text:style-name="T58">r</text:span><text:span text:style-name="T68">R</text:span><text:span text:style-name="T58">Iter</text:span><text:span text:style-name="T56"><text:tab/><text:tab/>- </text:span><text:span text:style-name="T58">references </text:span><text:span text:style-name="T68">reverse </text:span><text:span text:style-name="T58">iterator instance to take a copy of</text:span></text:p>
      <text:p text:style-name="P48">nPos<text:span text:style-name="T56"><text:tab/><text:tab/>- specifies absolute linear position this iterator is to be initialised with</text:span></text:p>
      <text:p text:style-name="P48">bRegister<text:span text:style-name="T56"><text:tab/>- </text:span><text:span text:style-name="T58">specifies if this iterator will be registered with its associated </text:span><text:span text:style-name="T69">container</text:span><text:span text:style-name="T58"> instance</text:span></text:p>
      <text:p text:style-name="P41"/>
      <text:p text:style-name="P41">Remarks:</text:p>
      <text:p text:style-name="P570">These constructors initialise an iterator instance to be used with a b-tree instance. The only exception is the default constructor (1), which only sets the iterator to a <text:span text:style-name="T579">disassociated</text:span> state. <text:span text:style-name="T594">So, this iterator has to be initialised, using its </text:span><text:span text:style-name="T594"><text:bookmark-ref text:reference-format="text" text:ref-name="__RefHeading__14221_679988836">Assignment Operator</text:bookmark-ref></text:span><text:span text:style-name="T594">, before any valid access can take place</text:span>. <text:span text:style-name="T416">Constructor (2) only sets up the external pointer to nPos and due to the lazy evaluation approach, the b-tree iterators exercise, the internal pointer is not evaluated on construction. This is useful if further arithmetic operations are to be performed with the newly created instance and an immediate access is not required.</text:span></text:p>
      <text:p text:style-name="P527">The copy constructor (<text:span text:style-name="T441">3</text:span>), does as the name already says. It takes a copy of the state of rIter, may that be evaluated or not, and initialises this iterator with the taken copy.</text:p>
      <text:p text:style-name="P562">The constructors (4, 5) exist so that the <text:bookmark-ref text:reference-format="text" text:ref-name="__RefHeading__26223_200604027">Binary Operators</text:bookmark-ref> and <text:bookmark-ref text:reference-format="text" text:ref-name="__RefHeading__26221_200604027">Compound Operators</text:bookmark-ref> inherited from <text:bookmark-ref text:reference-format="text" text:ref-name="__RefHeading__16548_200604027">CBTreeConstIterator</text:bookmark-ref> are enable to work with the <text:bookmark-ref text:reference-format="text" text:ref-name="__RefHeading__21465_200604027">CBTreeIterator</text:bookmark-ref>.</text:p>
      <text:p text:style-name="P568">Since an iterator can be associated with a container, it has to be ensured that a container exists, once an iterator is using said container for an access. An iterator itself cannot tell if the container it is associated with is still present. Hence, a container instance has to flag to the iterators, which are registered with it, that it is about to be destroyed. <text:span text:style-name="T580">If the parameter bRegister is set to true, then the newly created iterator is registering itself with the container instance being pointed at by pContainer. Setting bRegister to false skips the registration and is useful if an iterator only exists temporarily.</text:span></text:p>
      <text:p text:style-name="P39"/>
      <text:p text:style-name="P569">Note:</text:p>
      <text:p text:style-name="P569">For the registration to work probably the code must be compiled with the build flag BTREE_ITERATOR_REGISTRATION. Building the code without that flag is helpful to create faster code, since the registration can be time consuming in case a large number of iterators is registered with a few number of containers. However, the application or any class using the iterators <text:s/>has to make sure any iterator isn't accessing a de-initialised container instance.</text:p>
      <text:p text:style-name="P40"/>
      <text:p text:style-name="P41"/>
      <text:h text:style-name="Heading_20_4" text:outline-level="4"><text:bookmark-start text:name="__RefHeading__14219_679988836"/><text:soft-page-break/>Indirection Operators<text:bookmark-end text:name="__RefHeading__14219_679988836"/></text:h>
      <text:p text:style-name="P41"/>
      <text:p text:style-name="P1138">1)</text:p>
      <text:p text:style-name="P1180">const <text:span text:style-name="T789">value_type</text:span> &amp; operator* () const</text:p>
      <text:p text:style-name="P1138">2)</text:p>
      <text:p text:style-name="P1214"><text:span text:style-name="T257">CBTreeIteratorSubScriptWrapper&lt;_ti_container&gt; </text:span><text:span text:style-name="T236">operator* ()</text:span></text:p>
      <text:p text:style-name="P41"/>
      <text:p text:style-name="P45">Description:</text:p>
      <text:p text:style-name="P327">Th<text:span text:style-name="T442">e</text:span>s<text:span text:style-name="T442">e</text:span> operator<text:span text:style-name="T442">s</text:span> provide access to the data <text:span text:style-name="T422">item</text:span> th<text:span text:style-name="T430">e</text:span> iterator is pointing at.</text:p>
      <text:p text:style-name="P377"/>
      <text:p text:style-name="P232">Remarks:</text:p>
      <text:p text:style-name="P541">To access a data item within the container th<text:span text:style-name="T430">e</text:span> iterator is associated with, the indirection operator has to be used. If the iterator is pointing <text:span text:style-name="T591">a</text:span>t a location outside of its associated container, then an ::std::out_of_range exception is thrown.</text:p>
      <text:p text:style-name="P573">If the iterator is not associated with a data container, then an ::std::runtime_error exception is thrown.</text:p>
      <text:p text:style-name="P509"/>
      <text:p text:style-name="P232">Return value:</text:p>
      <text:p text:style-name="P334"><text:span text:style-name="T442">In case operator (1) is used, the return value provides read-only access. As oppose to operator (2), which is provides read / write access by returning an object of type </text:span><text:span text:style-name="T442"><text:bookmark-ref text:reference-format="text" text:ref-name="__RefHeading__16806_200604027">CBTreeIteratorSubScriptWrapper</text:bookmark-ref></text:span><text:span text:style-name="T442">. This object will provide read access via its overloaded assignment operator and write access via its overloaded cast operator.</text:span></text:p>
      <text:p text:style-name="P334"/>
      <text:p text:style-name="P334"/>
      <text:h text:style-name="Heading_20_4" text:outline-level="4"><text:bookmark-start text:name="__RefHeading__14221_679988836"/>Assignment Operator<text:bookmark-end text:name="__RefHeading__14221_679988836"/></text:h>
      <text:p text:style-name="P45"/>
      <text:p text:style-name="P1136">CBTreeIterator &amp; operator= (const CBTreeIterator &amp;rIter)</text:p>
      <text:p text:style-name="P45"/>
      <text:p text:style-name="P45">Description:</text:p>
      <text:p text:style-name="P310">This operator copies the state of a <text:span text:style-name="T591">source</text:span> iterator to th<text:span text:style-name="T443">e target</text:span> instance.</text:p>
      <text:p text:style-name="P310"/>
      <text:p text:style-name="P378">Input parameter:</text:p>
      <text:p text:style-name="P311">rIter<text:tab/><text:tab/>- reference to <text:span text:style-name="T591">source</text:span> iterator instance</text:p>
      <text:p text:style-name="P262"/>
      <text:p text:style-name="P233">Remarks:</text:p>
      <text:p text:style-name="P533"><text:soft-page-break/><text:span text:style-name="T35">This operator copies the state of a </text:span><text:span text:style-name="T78">source</text:span><text:span text:style-name="T35"> iterator to th</text:span><text:span text:style-name="T79">e target</text:span><text:span text:style-name="T35"> instance. </text:span>If the <text:span text:style-name="T591">source</text:span> iterator rIter is associated with a different b-tree container than th<text:span text:style-name="T430">e target</text:span> iterator, then the assignment operator unregisters th<text:span text:style-name="T430">e target</text:span> iterator <text:span text:style-name="T430">from</text:span> its associated b-tree container. In any event, th<text:span text:style-name="T430">e</text:span> operator then copies the state of the <text:span text:style-name="T591">source</text:span> iterator across. If <text:span text:style-name="T420">the target iterator was previously unregistered, then it is registered with the new b-tree instance.</text:span></text:p>
      <text:p text:style-name="P510"/>
      <text:p text:style-name="P233">Return value:</text:p>
      <text:p text:style-name="P316">The return value is a reference to the updated iterator.</text:p>
      <text:p text:style-name="P275"/>
      <text:p text:style-name="P42"/>
      <text:h text:style-name="Heading_20_4" text:outline-level="4"><text:bookmark-start text:name="__RefHeading__14223_679988836"/>Sub-Script Operators<text:bookmark-end text:name="__RefHeading__14223_679988836"/></text:h>
      <text:p text:style-name="P45"/>
      <text:p text:style-name="P1132">1)</text:p>
      <text:p text:style-name="P1198"><text:span text:style-name="T256">CBTreeIteratorSubScriptWrapper&lt;_ti_container&gt; </text:span><text:span text:style-name="T236">operator[] (const int nPos)</text:span></text:p>
      <text:p text:style-name="P1132">2)</text:p>
      <text:p text:style-name="P1071">CBTreeIteratorSubScriptWrapper&lt;_ti_container&gt; operator[] (const sizetype_t nPos)</text:p>
      <text:p text:style-name="P45"/>
      <text:p text:style-name="P45">Description:</text:p>
      <text:p text:style-name="P328">Th<text:span text:style-name="T437">ese</text:span> operator<text:span text:style-name="T437">s</text:span> provide access to <text:span text:style-name="T437">a</text:span> data <text:span text:style-name="T422">item</text:span> <text:span text:style-name="T437">relative to the position </text:span>th<text:span text:style-name="T430">e</text:span> iterator is pointing at.</text:p>
      <text:p text:style-name="P381"/>
      <text:p text:style-name="P218">Input parameters:</text:p>
      <text:p text:style-name="P357">nPos<text:tab/><text:tab/>- specifies relative position the iterator is currently pointing at</text:p>
      <text:p text:style-name="P262"/>
      <text:p text:style-name="P361">Remarks:</text:p>
      <text:p text:style-name="P535">To access a data item within the container th<text:span text:style-name="T430">e</text:span> iterator is associated with, the <text:span text:style-name="T438">sub-script</text:span> operator<text:span text:style-name="T438">s</text:span> <text:span text:style-name="T438">may be </text:span>used. <text:span text:style-name="T438">The current location the iterator is pointing is combined with the input parameter nPos to determine what data item will be accessed. </text:span>If the <text:span text:style-name="T438">result</text:span> is pointing to a location outside of its associated container, then an ::std::out_of_range exception is thrown. <text:span text:style-name="T438">If the location the iterator is pointing at, is outside </text:span>of its associated container, <text:span text:style-name="T438">but the combination with nPos results in a location not exceeding said container again, then the access is valid and an exception is not thrown. </text:span>The return <text:span text:style-name="T444">value is an object of type </text:span><text:span text:style-name="T444"><text:bookmark-ref text:reference-format="text" text:ref-name="__RefHeading__16806_200604027">CBTreeIteratorSubScriptWrapper</text:bookmark-ref></text:span><text:span text:style-name="T444">, which provides read / write access.</text:span></text:p>
      <text:p text:style-name="P549">The input parameter nPos of operator (1) may be negative <text:span text:style-name="T587">and due to the subtraction of nPos from the iterator's current position, results in a location prior to what the iterator is pointing at</text:span>.</text:p>
      <text:p text:style-name="P510"/>
      <text:p text:style-name="P233">Return value:</text:p>
      <text:p text:style-name="P335"><text:soft-page-break/>The return value <text:span text:style-name="T444">is an object of type </text:span><text:span text:style-name="T444"><text:bookmark-ref text:reference-format="text" text:ref-name="__RefHeading__16806_200604027">CBTreeIteratorSubScriptWrapper</text:bookmark-ref></text:span><text:span text:style-name="T444">, which provides read / write access. Said object allows for read access via its overloaded assignment operator and write access via its overloaded cast operator.</text:span></text:p>
      <text:p text:style-name="P45"/>
      <text:p text:style-name="P34"/>
      <text:h text:style-name="P1679" text:outline-level="4"><text:bookmark-start text:name="__RefHeading__14225_679988836"/>Friend Operators<text:bookmark-end text:name="__RefHeading__14225_679988836"/></text:h>
      <text:p text:style-name="P189"/>
      <text:p text:style-name="P1115">1)</text:p>
      <text:p text:style-name="P1111">template &lt;class _ti_container&gt;</text:p>
      <text:p text:style-name="P1140">friend typename ::CBTreeIterator&lt;_ti_container&gt; operator+ (</text:p>
      <text:p text:style-name="P1140"><text:tab/>typename _ti_container::sizetype_t nLhs, </text:p>
      <text:p text:style-name="P1140"><text:tab/>const typename ::CBTreeIterator&lt;_ti_container&gt; &amp;nRhs);</text:p>
      <text:p text:style-name="P1131">2)</text:p>
      <text:p text:style-name="P1140">template &lt;class _ti_container&gt;</text:p>
      <text:p text:style-name="P1140">friend typename ::CBTreeIterator&lt;_ti_container&gt; operator+ (</text:p>
      <text:p text:style-name="P1140"><text:tab/>int nLhs, </text:p>
      <text:p text:style-name="P1140"><text:tab/>const typename ::CBTreeIterator&lt;_ti_container&gt; &amp;nRhs);</text:p>
      <text:p text:style-name="P189"/>
      <text:p text:style-name="P189">Description:</text:p>
      <text:p text:style-name="P373">These operators combine a value and an iterator to calculate the location to be pointed at by a new iterator.</text:p>
      <text:p text:style-name="P382"/>
      <text:p text:style-name="P219">Input parameters:</text:p>
      <text:p text:style-name="P373">nLhs<text:tab/><text:tab/>- specifies left hand side operand to be combined</text:p>
      <text:p text:style-name="P373">nRhs<text:tab/><text:tab/>- specifies right hand side operand to be combined</text:p>
      <text:p text:style-name="P263"/>
      <text:p text:style-name="P234">Remarks:</text:p>
      <text:p text:style-name="P561">These operators are the commutative versions of the arithmetic binary addition operators, <text:span text:style-name="T445">inherited from </text:span><text:span text:style-name="T445"><text:bookmark-ref text:reference-format="text" text:ref-name="__RefHeading__16548_200604027">CBTreeConstIterator</text:bookmark-ref></text:span>, allowing to offset an iterator by an integer or size_type type. </text:p>
      <text:p text:style-name="P544">Operator <text:span text:style-name="T440">(2), which is </text:span>allow<text:span text:style-name="T440">ing</text:span> for negative inputs, <text:span text:style-name="T440">is able to invert its operation in case the input is indeed negative. This means that, if an iterator is incremented by a negative number, then the result is equivalent to said iterator being decremented by that number's absolute value. In case the magnitude of nLhs is deemed to be zero, then calling these operators is ineffective and only a copy of nRhs is returned. Since these operators are not accessing the container associated with the target iterator, the resulting iterator may exceed the container's range, without an exception being thrown.</text:span></text:p>
      <text:p text:style-name="P511"/>
      <text:p text:style-name="P234">Return value:</text:p>
      <text:p text:style-name="P374">The return value is an iterator, which is associated with the same container as nRhs and displays the result of the operation <text:span text:style-name="T592">via</text:span> its external pointer, <text:span text:style-name="T592">hence it is not evaluated once those operators have </text:span><text:soft-page-break/><text:span text:style-name="T592">returned.</text:span></text:p>
      <text:p text:style-name="P374"/>
      <text:p text:style-name="P374"/>
      <text:h text:style-name="P1653" text:outline-level="3"><text:bookmark-start text:name="__RefHeading__20931_200604027"/>CBTree<text:span text:style-name="T404">Const</text:span>ReverseIterator<text:bookmark-end text:name="__RefHeading__20931_200604027"/></text:h>
      <text:p text:style-name="P596"/>
      <text:p text:style-name="P796"><text:tab/>This iterator type <text:span text:style-name="T413">operates in reverse order when addressing individual data entries. This means that, when addressing the initial, second, third etc. entry it respectively gets mapped to the final, second last, third last etc. data item. Reverse iterators are useful in situations were parts of a contain need to accessed in reverse order, while keeping the iterator type abstract.</text:span></text:p>
      <text:p text:style-name="P679"><text:tab/>The iterator type C. inherits from ::<text:span text:style-name="T412">std::reverse_iterator with its template parameter set to </text:span><text:span text:style-name="T412"><text:bookmark-ref text:reference-format="text" text:ref-name="__RefHeading__16548_200604027">CBTreeConstIterator</text:bookmark-ref></text:span><text:span text:style-name="T412"> and as a result only provides read-only access.</text:span></text:p>
      <text:p text:style-name="P596"/>
      <text:p text:style-name="P596"/>
      <text:h text:style-name="Heading_20_4" text:outline-level="4"><text:bookmark-start text:name="__RefHeading___Toc117490_20832781"/>Type Definitions<text:bookmark-end text:name="__RefHeading___Toc117490_20832781"/></text:h>
      <text:p text:style-name="P1010"/>
      <text:p text:style-name="P670"><text:tab/>All iterators <text:span text:style-name="T406">only have one </text:span>template parameter, which is the type of container the iterator is <text:span text:style-name="T576">going </text:span>to be used for. <text:span text:style-name="T406">This template parameter is called _ti_container and has to provide a number of definitions as shown in the table below:</text:span></text:p>
      <text:p text:style-name="P670"/>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1419">Type</text:p>
            </table:table-cell>
            <table:table-cell table:style-name="Table24.A1" office:value-type="string">
              <text:p text:style-name="P1419">Definition</text:p>
            </table:table-cell>
            <table:table-cell table:style-name="Table24.C1" office:value-type="string">
              <text:p text:style-name="P1433">Description</text:p>
            </table:table-cell>
          </table:table-row>
        </table:table-header-rows>
        <table:table-row>
          <table:table-cell table:style-name="Table24.A2" office:value-type="string">
            <text:p text:style-name="P1388">container_t</text:p>
          </table:table-cell>
          <table:table-cell table:style-name="Table24.A2" office:value-type="string">
            <text:p text:style-name="P1399">typename _t_iterator::container_t</text:p>
          </table:table-cell>
          <table:table-cell table:style-name="Table24.C2" office:value-type="string">
            <text:p text:style-name="P1007">This definition is the data container type that <text:span text:style-name="T576">will be</text:span> us<text:span text:style-name="T576">ing</text:span> th<text:span text:style-name="T576">e</text:span> iterator type <text:span text:style-name="T576">in question</text:span>.</text:p>
          </table:table-cell>
        </table:table-row>
        <table:table-row>
          <table:table-cell table:style-name="Table24.A2" office:value-type="string">
            <text:p text:style-name="P1392">value_type</text:p>
          </table:table-cell>
          <table:table-cell table:style-name="Table24.A2" office:value-type="string">
            <text:p text:style-name="P1388">typename container_t::<text:span text:style-name="T787">value_type</text:span></text:p>
          </table:table-cell>
          <table:table-cell table:style-name="Table24.C2" office:value-type="string">
            <text:p text:style-name="P986">This type defines what a data entry is and what is displayed to the application by the container when accessing it.</text:p>
          </table:table-cell>
        </table:table-row>
        <table:table-row>
          <table:table-cell table:style-name="Table24.A2" office:value-type="string">
            <text:p text:style-name="P1388">size_type</text:p>
          </table:table-cell>
          <table:table-cell table:style-name="Table24.A2" office:value-type="string">
            <text:p text:style-name="P1388">typename container_t::size_type</text:p>
          </table:table-cell>
          <table:table-cell table:style-name="Table24.C2" office:value-type="string">
            <text:p text:style-name="P1021">This defines what type is employed to address individual data entries when accessing a container as a linear array container type.</text:p>
          </table:table-cell>
        </table:table-row>
        <table:table-row>
          <table:table-cell table:style-name="Table24.A2" office:value-type="string">
            <text:p text:style-name="P1392">difference_type</text:p>
          </table:table-cell>
          <table:table-cell table:style-name="Table24.A2" office:value-type="string">
            <text:p text:style-name="P1388">typename container_t::<text:span text:style-name="T787">difference_type</text:span></text:p>
          </table:table-cell>
          <table:table-cell table:style-name="Table24.C2" office:value-type="string">
            <text:p text:style-name="P1030">This defines what types is used to display the distance between two data entries is.</text:p>
          </table:table-cell>
        </table:table-row>
        <table:table-row>
          <table:table-cell table:style-name="Table24.A2" office:value-type="string">
            <text:p text:style-name="P1392">reference</text:p>
          </table:table-cell>
          <table:table-cell table:style-name="Table24.A2" office:value-type="string">
            <text:p text:style-name="P1388">typename container_t::<text:span text:style-name="T787">reference</text:span></text:p>
          </table:table-cell>
          <table:table-cell table:style-name="Table24.C2" office:value-type="string">
            <text:p text:style-name="P1030">This type defines what a read / write <text:soft-page-break/>reference of a data entry is.</text:p>
          </table:table-cell>
        </table:table-row>
        <table:table-row>
          <table:table-cell table:style-name="Table24.A2" office:value-type="string">
            <text:p text:style-name="P1392">pointer</text:p>
          </table:table-cell>
          <table:table-cell table:style-name="Table24.A2" office:value-type="string">
            <text:p text:style-name="P1388">typename container_t::<text:span text:style-name="T787">pointer</text:span></text:p>
          </table:table-cell>
          <table:table-cell table:style-name="Table24.C2" office:value-type="string">
            <text:p text:style-name="P1030">This type defines what a read / write pointer of a data entry is.</text:p>
          </table:table-cell>
        </table:table-row>
      </table:table>
      <text:p text:style-name="P1010"/>
      <text:p text:style-name="P1010"/>
      <text:p text:style-name="P1010"/>
      <text:h text:style-name="P1680" text:outline-level="4"><text:bookmark-start text:name="__RefHeading__14227_679988836"/>Constructor<text:bookmark-end text:name="__RefHeading__14227_679988836"/></text:h>
      <text:p text:style-name="P596"/>
      <text:p text:style-name="P1142">1)</text:p>
      <text:p text:style-name="P1085">CBTreeConstReverseIterator&lt;_t_iterator&gt; ()</text:p>
      <text:p text:style-name="P1142">2)</text:p>
      <text:p text:style-name="P1085">CBTreeConstReverseIterator&lt;_t_iterator&gt; (const _t_iterator &amp;rIter)</text:p>
      <text:p text:style-name="P1142">3)</text:p>
      <text:p text:style-name="P1145">CBTreeConstReverseIterator&lt;_t_iterator&gt; (const CBTreeConstReverseIterator&lt;_t_iterator&gt; &amp;rIter)</text:p>
      <text:p text:style-name="P596"/>
      <text:p text:style-name="P690">Description:</text:p>
      <text:p text:style-name="P302">These constructors initialise a b-tree <text:span text:style-name="T593">framework read-only reverse-</text:span>iterator.</text:p>
      <text:p text:style-name="P302"/>
      <text:p text:style-name="P690">Input parameter:</text:p>
      <text:p text:style-name="P49">rIter<text:span text:style-name="T56"><text:tab/><text:tab/>- </text:span><text:span text:style-name="T58">references iterator instance to take a copy of</text:span></text:p>
      <text:p text:style-name="P389"/>
      <text:p text:style-name="P690">Remark:</text:p>
      <text:p text:style-name="P570">These constructors initialise a <text:span text:style-name="T593">read-only reverse-</text:span>iterator instance to be used with a b-tree <text:span text:style-name="T593">framework container </text:span>instance. The only exception is the default constructor (1), which only sets the iterator to a <text:span text:style-name="T579">disassociated</text:span> state. <text:span text:style-name="T594">So, this iterator has to be initialised, using its </text:span><text:span text:style-name="T594"><text:bookmark-ref text:reference-format="text" text:ref-name="__RefHeading__14231_679988836">Assignment Operator</text:bookmark-ref></text:span><text:span text:style-name="T594">, before any valid access can take place</text:span>. <text:span text:style-name="T416">Constructor (2) uses a reference of type template parameter _t_iterator, which this iterator type is based on, to initialise the current instance. Usually _t_iterator is set to </text:span><text:span text:style-name="T416"><text:bookmark-ref text:reference-format="text" text:ref-name="__RefHeading__16548_200604027">CBTreeConstIterator</text:bookmark-ref></text:span><text:span text:style-name="T416">, which means that, this iterator is initialised via the copy constructor of this iterator's base type.</text:span></text:p>
      <text:p text:style-name="P1481">The copy constructor (<text:span text:style-name="T441">3</text:span>), does as the name already says. It takes a copy of the state of rIter, may that be evaluated or not, and initialises this iterator with the taken copy.</text:p>
      <text:p text:style-name="P1481"/>
      <text:p text:style-name="P1481"/>
      <text:h text:style-name="P1684" text:outline-level="4"><text:bookmark-start text:name="__RefHeading__14229_679988836"/>swap ()<text:bookmark-end text:name="__RefHeading__14229_679988836"/></text:h>
      <text:p text:style-name="P695"/>
      <text:p text:style-name="P1215"><text:span text:style-name="T258">v</text:span><text:span text:style-name="T236">oid swap (CBTreeConstReverseIterator &amp;rRight)</text:span></text:p>
      <text:p text:style-name="P695"/>
      <text:p text:style-name="P691">Description:</text:p>
      <text:p text:style-name="P307">This method swaps the state of two iterators.</text:p>
      <text:p text:style-name="P383"/>
      <text:p text:style-name="P220">Input parameter:</text:p>
      <text:p text:style-name="P307">rRight<text:tab/><text:tab/>- references iterator which state is to be swapped with th<text:span text:style-name="T430">e target</text:span> iterator's state</text:p>
      <text:p text:style-name="P307"/>
      <text:p text:style-name="P235">Remarks:</text:p>
      <text:p text:style-name="P531">This method swaps the state of two <text:span text:style-name="T595">reverse </text:span>iterator instances. <text:span text:style-name="T418">If any of the involved iterators is registered with a container instance, then those registrations are swapped too, unless both iterators are registered with the same container instance. The call of this method is ineffective, in case rRight is the same instance as “*this”.</text:span></text:p>
      <text:p text:style-name="P512"/>
      <text:p text:style-name="P695"/>
      <text:h text:style-name="Heading_20_4" text:outline-level="4"><text:bookmark-start text:name="__RefHeading__14231_679988836"/>Assignment Operator<text:bookmark-end text:name="__RefHeading__14231_679988836"/></text:h>
      <text:p text:style-name="P695"/>
      <text:p text:style-name="P1146">CBTreeConstReverseIterator&lt;_t_iterator&gt; &amp; operator= (const reverse_iterator&lt;_t_iterator&gt; &amp;rIter)</text:p>
      <text:p text:style-name="P695"/>
      <text:p text:style-name="P190">Description:</text:p>
      <text:p text:style-name="P312">This operator copies the state of a <text:span text:style-name="T595">source</text:span> iterator <text:span text:style-name="T595">instance </text:span>to this instance.</text:p>
      <text:p text:style-name="P384"/>
      <text:p text:style-name="P221">Input parameters:</text:p>
      <text:p text:style-name="P312">rIter<text:tab/><text:tab/>- reference to <text:span text:style-name="T595">source</text:span> iterator instance</text:p>
      <text:p text:style-name="P264"/>
      <text:p text:style-name="P236">Remarks:</text:p>
      <text:p text:style-name="P532"><text:span text:style-name="T446">To take a copy of a reverse-iterator instance, this operator has to be used. </text:span>If the <text:span text:style-name="T595">source</text:span> iterator rIter is associated with a different container than th<text:span text:style-name="T430">e target</text:span> iterator, then the assignment operator unregisters th<text:span text:style-name="T430">e target</text:span> iterator <text:span text:style-name="T430">from</text:span> its associated container. In any event, th<text:span text:style-name="T430">e</text:span> operator then copies the state of the <text:span text:style-name="T595">source</text:span> iterator across. If <text:span text:style-name="T420">the target iterator was previously unregistered, then it is registered with the new container instance.</text:span></text:p>
      <text:p text:style-name="P513"><text:soft-page-break/></text:p>
      <text:p text:style-name="P236">Return value:</text:p>
      <text:p text:style-name="P317">The return value is a reference to the updated <text:span text:style-name="T446">target </text:span>iterator.</text:p>
      <text:p text:style-name="P276"/>
      <text:p text:style-name="P694"/>
      <text:h text:style-name="Heading_20_4" text:outline-level="4"><text:bookmark-start text:name="__RefHeading__14233_679988836"/>Comparison Operators<text:bookmark-end text:name="__RefHeading__14233_679988836"/></text:h>
      <text:p text:style-name="P695"/>
      <text:p text:style-name="P1143">1)</text:p>
      <text:p text:style-name="P1199"><text:span text:style-name="T259">b</text:span><text:span text:style-name="T236">ool operator== (const CBTreeConstReverseIterator &amp;rIter)</text:span></text:p>
      <text:p text:style-name="P1143">2)</text:p>
      <text:p text:style-name="P1147">bool operator!= (const CBTreeConstReverseIterator &amp;rIter)</text:p>
      <text:p text:style-name="P695"/>
      <text:p text:style-name="P191">Description:</text:p>
      <text:p text:style-name="P321">These operators <text:span text:style-name="T595">return</text:span> if two <text:span text:style-name="T595">reverse-</text:span>iterators display the same offset.</text:p>
      <text:p text:style-name="P385"/>
      <text:p text:style-name="P222">Input parameters:</text:p>
      <text:p text:style-name="P321">rIter<text:tab/><text:tab/>- reference to external iterator instance</text:p>
      <text:p text:style-name="P265"/>
      <text:p text:style-name="P237">Remarks:</text:p>
      <text:p text:style-name="P571">These operators compare the offset of this and an external iterator and return whether they are equal or not. It doesn't matter if <text:span text:style-name="T447">those</text:span> iterators are associated with different container <text:span text:style-name="T595">instances</text:span>. However, if one or both iterators <text:span text:style-name="T595">are not associated with a container</text:span> (<text:span text:style-name="T595">i</text:span>.e. m_p<text:span text:style-name="T595">Container</text:span> is set to NULL), then the result is always deemed as not equal. <text:span text:style-name="T582">I</text:span>f both <text:span text:style-name="T595">this and the external </text:span>iterator are the same instance, <text:span text:style-name="T582">then</text:span> the result is always displayed as equal, even if said instance <text:span text:style-name="T582">is not fully initialised</text:span>.</text:p>
      <text:p text:style-name="P514"/>
      <text:p text:style-name="P237">Return value:</text:p>
      <text:p text:style-name="P323">As for operator (1), if the result is deemed to be equal, then true is returned, otherwise false. Operator (2) returns the exact opposite of what operator (1) returns.</text:p>
      <text:p text:style-name="P277"/>
      <text:p text:style-name="P694"/>
      <text:h text:style-name="Heading_20_4" text:outline-level="4"><text:bookmark-start text:name="__RefHeading__14235_679988836"/>Indirection Operator<text:bookmark-end text:name="__RefHeading__14235_679988836"/></text:h>
      <text:p text:style-name="P695"/>
      <text:p text:style-name="P1179"><text:span text:style-name="T789">value_type</text:span> &amp; operator* ()</text:p>
      <text:p text:style-name="P695"/>
      <text:p text:style-name="P192">Description:</text:p>
      <text:p text:style-name="P329"><text:soft-page-break/>This operator provides <text:span text:style-name="T422">pseudo </text:span>read-only access to the data <text:span text:style-name="T422">item</text:span> th<text:span text:style-name="T430">e</text:span> iterator is pointing at.</text:p>
      <text:p text:style-name="P386"/>
      <text:p text:style-name="P238">Remarks:</text:p>
      <text:p text:style-name="P540">To access a data item within the container th<text:span text:style-name="T430">e</text:span> iterator is associated with, the indirection operator has to be used. If the iterator is pointing to a location outside of its associated container, then an ::std::out_of_range exception is thrown. The returned reference is non-const, but if it is being written to, then the write is ineffective <text:span text:style-name="T438">and only a buffer being part of the iterator is modified</text:span>. <text:span text:style-name="T583">This modification is discarded once the next access takes place, even if the iterator has not been moved in the meantime.</text:span></text:p>
      <text:p text:style-name="P573">If the iterator is not associated with a data container, then an ::std::runtime_error exception is thrown.</text:p>
      <text:p text:style-name="P573"/>
      <text:p text:style-name="P238">Return value:</text:p>
      <text:p text:style-name="P336">The return value is a reference to the data element th<text:span text:style-name="T431">e</text:span> iterator is pointing at.</text:p>
      <text:p text:style-name="P696"/>
      <text:p text:style-name="P694"/>
      <text:h text:style-name="Heading_20_4" text:outline-level="4"><text:bookmark-start text:name="__RefHeading__14237_679988836"/>De-<text:span text:style-name="T449">r</text:span>eference Operator<text:bookmark-end text:name="__RefHeading__14237_679988836"/></text:h>
      <text:p text:style-name="P695"/>
      <text:p text:style-name="P1179"><text:span text:style-name="T789">value_type</text:span> * operator-&gt; ()</text:p>
      <text:p text:style-name="P695"/>
      <text:p text:style-name="P193">Description:</text:p>
      <text:p text:style-name="P337">This operator provides a pointer to the data element the iterator is pointing at.</text:p>
      <text:p text:style-name="P387"/>
      <text:p text:style-name="P239">Remarks:</text:p>
      <text:p text:style-name="P540">The de-reference operator provides a pointer the data element th<text:span text:style-name="T431">e</text:span> iterator is pointing at. Since this a <text:span text:style-name="T423">const</text:span> iterator providing read-only access, any writes <text:span text:style-name="T423">would modify an internal copy of the data element in question, as oppose to altering the actual data in the b-tree structure. If that copy is modified, then this modification is discarded once the next access takes place, even if the iterator has not been moved in the meantime. In case the iterator is pointing to a location that exceeds the container, then an ::std::out_of_range exception is thrown.</text:span></text:p>
      <text:p text:style-name="P518"/>
      <text:p text:style-name="P239">Return value:</text:p>
      <text:p text:style-name="P340">The return value is a pointer to the data element th<text:span text:style-name="T431">e</text:span> iterator is pointing at.</text:p>
      <text:p text:style-name="P278"/>
      <text:p text:style-name="P694"/>
      <text:h text:style-name="Heading_20_4" text:outline-level="4"><text:bookmark-start text:name="__RefHeading__14239_679988836"/><text:soft-page-break/>Sub-Script Operator<text:bookmark-end text:name="__RefHeading__14239_679988836"/></text:h>
      <text:p text:style-name="P695"/>
      <text:p text:style-name="P1168">1)</text:p>
      <text:p text:style-name="P1092"><text:span text:style-name="T789">value_type</text:span> &amp; operator[] (const int nPos)</text:p>
      <text:p text:style-name="P1168">2)</text:p>
      <text:p text:style-name="P1179"><text:span text:style-name="T789">value_type</text:span> &amp; operator[] (const sizetype_t nPos)</text:p>
      <text:p text:style-name="P695"/>
      <text:p text:style-name="P197">Description:</text:p>
      <text:p text:style-name="P331">Th<text:span text:style-name="T437">ese</text:span> operator<text:span text:style-name="T437">s</text:span> provide <text:span text:style-name="T422">pseudo </text:span>read-only access to <text:span text:style-name="T437">a</text:span> data <text:span text:style-name="T422">item</text:span> <text:span text:style-name="T437">relative to the position </text:span>th<text:span text:style-name="T430">e</text:span> iterator is pointing at.</text:p>
      <text:p text:style-name="P408"/>
      <text:p text:style-name="P225">Input parameters:</text:p>
      <text:p text:style-name="P359">nPos<text:tab/><text:tab/>- specifies relative position the iterator is currently pointing at</text:p>
      <text:p text:style-name="P270"/>
      <text:p text:style-name="P363">Remarks:</text:p>
      <text:p text:style-name="P540">To access a data item within the container th<text:span text:style-name="T430">e</text:span> iterator is associated with, the <text:span text:style-name="T438">sub-script</text:span> operator<text:span text:style-name="T438">s</text:span> <text:span text:style-name="T438">may be </text:span>used. <text:span text:style-name="T438">The current location the iterator is pointing at is combined with the input parameter nPos to determine what data item will be accessed. </text:span>If the <text:span text:style-name="T438">result</text:span> is pointing to a location outside of its associated container, then an ::std::out_of_range exception is thrown. <text:span text:style-name="T438">If the location the iterator is pointing at, is outside </text:span>of its associated container, <text:span text:style-name="T438">but in combination with nPos results in a valid location not exceeding said container again, then the access is valid and an exception is not thrown. </text:span>The returned reference is non-const, but if it is being written to, then the write is ineffective <text:span text:style-name="T438">and only a buffer being part of the iterator is modified</text:span>. <text:span text:style-name="T583">This modification is discarded once the next access takes place, even if the iterator is not moved in the meantime and nPos remains the same.</text:span></text:p>
      <text:p text:style-name="P550">The input parameter nPos of operator (1) may be negative <text:span text:style-name="T587">and due to the subtraction of nPos from the iterator's current position, results in a location prior to what the iterator is pointing at.</text:span></text:p>
      <text:p text:style-name="P518"/>
      <text:p text:style-name="P243">Return value:</text:p>
      <text:p text:style-name="P339">The return value is a reference to the data element the iterator is pointing at and the input parameter nPos combined.</text:p>
      <text:p text:style-name="P281"/>
      <text:p text:style-name="P695"/>
      <text:h text:style-name="Heading_20_3" text:outline-level="3"><text:bookmark-start text:name="__RefHeading__26247_200604027"/>CBTreeReverseIterator<text:bookmark-end text:name="__RefHeading__26247_200604027"/></text:h>
      <text:p text:style-name="P596"/>
      <text:p text:style-name="P680"><text:tab/>The iterator type C. inherits from <text:bookmark-ref text:reference-format="text" text:ref-name="__RefHeading__20931_200604027">CBTreeConstReverseIterator</text:bookmark-ref>, <text:span text:style-name="T411">which in addition to the type it is originating from, is capable to provide read / write access. Said access is possible via a class called </text:span><text:span text:style-name="T411"><text:bookmark-ref text:reference-format="text" text:ref-name="__RefHeading__16806_200604027">CBTreeIteratorSubScriptWrapper</text:bookmark-ref></text:span><text:span text:style-name="T411">, which is returned by one of the </text:span><text:span text:style-name="T411"><text:bookmark-ref text:reference-format="text" text:ref-name="__RefHeading__14219_6799888361">Indirection Operators</text:bookmark-ref></text:span><text:span text:style-name="T411"> and </text:span><text:soft-page-break/><text:span text:style-name="T411">the </text:span><text:span text:style-name="T411"><text:bookmark-ref text:reference-format="text" text:ref-name="__RefHeading__14223_6799888361">Sub-Script Operators</text:bookmark-ref></text:span><text:span text:style-name="T411"> of this iterator type.</text:span></text:p>
      <text:p text:style-name="P675"><text:span text:style-name="T409"><text:tab/>The iterator type C. also has only one template parameter called _t_iterator, which is the type of base iterator to be used when performing operations. This base iterator type is used as a template parameter to complete </text:span><text:span text:style-name="T409"><text:bookmark-ref text:reference-format="text" text:ref-name="__RefHeading__20931_200604027">CBTreeConstReverseIterator</text:bookmark-ref></text:span><text:span text:style-name="T409"> this class is inheriting from and in general is the template parameter _ti_container of </text:span><text:span text:style-name="T409"><text:bookmark-ref text:reference-format="text" text:ref-name="__RefHeading__20931_200604027">CBTreeConstReverseIterator</text:bookmark-ref></text:span><text:span text:style-name="T409"> is set to </text:span><text:span text:style-name="T409"><text:bookmark-ref text:reference-format="text" text:ref-name="__RefHeading__21465_200604027">CBTreeIterator</text:bookmark-ref></text:span><text:span text:style-name="T409"> instead of </text:span><text:span text:style-name="T409"><text:bookmark-ref text:reference-format="text" text:ref-name="__RefHeading__16548_200604027">CBTreeConstIterator</text:bookmark-ref></text:span><text:span text:style-name="T409">.</text:span></text:p>
      <text:p text:style-name="P674"/>
      <text:p text:style-name="P674"/>
      <text:h text:style-name="Heading_20_4" text:outline-level="4"><text:bookmark-start text:name="__RefHeading___Toc117492_20832781"/>Type Definitions<text:bookmark-end text:name="__RefHeading___Toc117492_20832781"/></text:h>
      <text:p text:style-name="P1010"/>
      <text:p text:style-name="P670"><text:tab/>All iterators <text:span text:style-name="T406">only have one </text:span>template parameter, which is the type of container the iterator is <text:span text:style-name="T576">going </text:span>to be used for. <text:span text:style-name="T406">This template parameter is called _ti_container and has to provide a number of definitions as shown in the table below:</text:span></text:p>
      <text:p text:style-name="P670"/>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1419">Type</text:p>
            </table:table-cell>
            <table:table-cell table:style-name="Table25.A1" office:value-type="string">
              <text:p text:style-name="P1419">Definition</text:p>
            </table:table-cell>
            <table:table-cell table:style-name="Table25.C1" office:value-type="string">
              <text:p text:style-name="P1433">Description</text:p>
            </table:table-cell>
          </table:table-row>
        </table:table-header-rows>
        <table:table-row>
          <table:table-cell table:style-name="Table25.A2" office:value-type="string">
            <text:p text:style-name="P1388">container_t</text:p>
          </table:table-cell>
          <table:table-cell table:style-name="Table25.A2" office:value-type="string">
            <text:p text:style-name="P1399">typename _t_iterator::container_t</text:p>
          </table:table-cell>
          <table:table-cell table:style-name="Table25.C2" office:value-type="string">
            <text:p text:style-name="P1007">This definition is the data container type that <text:span text:style-name="T576">will be</text:span> us<text:span text:style-name="T576">ing</text:span> th<text:span text:style-name="T576">e</text:span> iterator type <text:span text:style-name="T576">in question</text:span>.</text:p>
          </table:table-cell>
        </table:table-row>
        <table:table-row>
          <table:table-cell table:style-name="Table25.A2" office:value-type="string">
            <text:p text:style-name="P1392">value_type</text:p>
          </table:table-cell>
          <table:table-cell table:style-name="Table25.A2" office:value-type="string">
            <text:p text:style-name="P1388">typename container_t::<text:span text:style-name="T787">value_type</text:span></text:p>
          </table:table-cell>
          <table:table-cell table:style-name="Table25.C2" office:value-type="string">
            <text:p text:style-name="P986">This type defines what a data entry is and what is displayed to the application by the container when accessing it.</text:p>
          </table:table-cell>
        </table:table-row>
        <table:table-row>
          <table:table-cell table:style-name="Table25.A2" office:value-type="string">
            <text:p text:style-name="P1388">size_type</text:p>
          </table:table-cell>
          <table:table-cell table:style-name="Table25.A2" office:value-type="string">
            <text:p text:style-name="P1388">typename container_t::size_type</text:p>
          </table:table-cell>
          <table:table-cell table:style-name="Table25.C2" office:value-type="string">
            <text:p text:style-name="P1021">This defines what type is employed to address individual data entries when accessing a container as a linear array container type.</text:p>
          </table:table-cell>
        </table:table-row>
        <table:table-row>
          <table:table-cell table:style-name="Table25.A2" office:value-type="string">
            <text:p text:style-name="P1392">difference_type</text:p>
          </table:table-cell>
          <table:table-cell table:style-name="Table25.A2" office:value-type="string">
            <text:p text:style-name="P1388">typename container_t::<text:span text:style-name="T787">difference_type</text:span></text:p>
          </table:table-cell>
          <table:table-cell table:style-name="Table25.C2" office:value-type="string">
            <text:p text:style-name="P1030">This defines what types is used to display the distance between two data entries is.</text:p>
          </table:table-cell>
        </table:table-row>
        <table:table-row>
          <table:table-cell table:style-name="Table25.A2" office:value-type="string">
            <text:p text:style-name="P1392">reference</text:p>
          </table:table-cell>
          <table:table-cell table:style-name="Table25.A2" office:value-type="string">
            <text:p text:style-name="P1388">typename container_t::<text:span text:style-name="T787">reference</text:span></text:p>
          </table:table-cell>
          <table:table-cell table:style-name="Table25.C2" office:value-type="string">
            <text:p text:style-name="P1030">This type defines what a read / write reference of a data entry is.</text:p>
          </table:table-cell>
        </table:table-row>
        <table:table-row>
          <table:table-cell table:style-name="Table25.A2" office:value-type="string">
            <text:p text:style-name="P1392">pointer</text:p>
          </table:table-cell>
          <table:table-cell table:style-name="Table25.A2" office:value-type="string">
            <text:p text:style-name="P1388">typename container_t::<text:span text:style-name="T787">pointer</text:span></text:p>
          </table:table-cell>
          <table:table-cell table:style-name="Table25.C2" office:value-type="string">
            <text:p text:style-name="P1030">This type defines what a read / write pointer of a data entry is.</text:p>
          </table:table-cell>
        </table:table-row>
      </table:table>
      <text:p text:style-name="P1010"/>
      <text:p text:style-name="P1010"/>
      <text:p text:style-name="P1010"/>
      <text:h text:style-name="P1680" text:outline-level="4"><text:bookmark-start text:name="__RefHeading__15513_679988836"/><text:soft-page-break/>Constructor<text:bookmark-end text:name="__RefHeading__15513_679988836"/></text:h>
      <text:p text:style-name="P697"/>
      <text:p text:style-name="P1169">1)</text:p>
      <text:p text:style-name="P1088">CBTreeReverseIterator&lt;_t_iterator&gt; ()</text:p>
      <text:p text:style-name="P1169">2)</text:p>
      <text:p text:style-name="P1088">CBTreeReverseIterator&lt;_t_iterator&gt; (const _t_iterator &amp;rIter)</text:p>
      <text:p text:style-name="P1169">3)</text:p>
      <text:p text:style-name="P1167">CBTreeReverseIterator&lt;_t_iterator&gt; (const CBTreeReverseIterator&lt;_t_iterator&gt; &amp;rIter)</text:p>
      <text:p text:style-name="P1216"/>
      <text:p text:style-name="P53"/>
      <text:p text:style-name="P43">Description:</text:p>
      <text:p text:style-name="P303">These constructors initialise a b-tree <text:span text:style-name="T596">framework read-write reverse-</text:span>iterator.</text:p>
      <text:p text:style-name="P303"/>
      <text:p text:style-name="P692">Input parameter:</text:p>
      <text:p text:style-name="P50">rIter<text:span text:style-name="T56"><text:tab/><text:tab/>- </text:span><text:span text:style-name="T58">references iterator instance to take a copy off</text:span></text:p>
      <text:p text:style-name="P390"/>
      <text:p text:style-name="P692">Remark:</text:p>
      <text:p text:style-name="P570">These constructors initialise an iterator instance to be used with a b-tree instance. The only exception is the default constructor (1), which only sets the iterator to a <text:span text:style-name="T594">disassociated</text:span> state. <text:span text:style-name="T594">So, this iterator has to be initialised, using its </text:span><text:span text:style-name="T594"><text:bookmark-ref text:reference-format="text" text:ref-name="__RefHeading__14221_6799888361">Assignment Operator</text:bookmark-ref></text:span><text:span text:style-name="T594">, before any valid access can take place</text:span>. <text:span text:style-name="T416">Constructor (2) uses a reference of type template parameter _t_iterator, which this iterator type is based on, to initialise the current instance. Usually _t_iterator is set to </text:span><text:span text:style-name="T416"><text:bookmark-ref text:reference-format="text" text:ref-name="__RefHeading__21465_200604027">CBTreeIterator</text:bookmark-ref></text:span><text:span text:style-name="T416">, which means that, this iterator is initialised via the copy constructor of this iterator's base type.</text:span></text:p>
      <text:p text:style-name="P528">The copy constructor (<text:span text:style-name="T441">3</text:span>), does as the name already says. It takes a copy of the state of rIter, may that be evaluated or not, and initialises this iterator with the taken copy.</text:p>
      <text:p text:style-name="P37"/>
      <text:p text:style-name="P43"/>
      <text:h text:style-name="P1681" text:outline-level="4"><text:bookmark-start text:name="__RefHeading__14219_6799888361"/>Indirection Operators<text:bookmark-end text:name="__RefHeading__14219_6799888361"/></text:h>
      <text:p text:style-name="P43"/>
      <text:p text:style-name="P1139">1)</text:p>
      <text:p text:style-name="P1180">const <text:span text:style-name="T789">value_type</text:span> &amp; operator* () const</text:p>
      <text:p text:style-name="P1139">2)</text:p>
      <text:p text:style-name="P1216"><text:span text:style-name="T257">CBTreeIteratorSubScriptWrapper&lt;_ti_container&gt; </text:span><text:span text:style-name="T236">operator* ()</text:span></text:p>
      <text:p text:style-name="P43"/>
      <text:p text:style-name="P46">Description:</text:p>
      <text:p text:style-name="P330">Th<text:span text:style-name="T442">e</text:span>s<text:span text:style-name="T442">e</text:span> operator<text:span text:style-name="T442">s</text:span> provide access to the data <text:span text:style-name="T422">item</text:span> th<text:span text:style-name="T430">e</text:span> iterator is pointing at.</text:p>
      <text:p text:style-name="P388"/>
      <text:p text:style-name="P240">Remarks:</text:p>
      <text:p text:style-name="P536"><text:soft-page-break/>To access a data item within the container th<text:span text:style-name="T430">e</text:span> iterator is associated with, the indirection operator has to be used. If the iterator is pointing to a location outside of its associated container, then an ::std::out_of_range exception is thrown.</text:p>
      <text:p text:style-name="P573">If the iterator is not associated with a data container, then an ::std::runtime_error exception is thrown.</text:p>
      <text:p text:style-name="P573"/>
      <text:p text:style-name="P240">Return value:</text:p>
      <text:p text:style-name="P338"><text:span text:style-name="T442">In case operator (1) is used, the return value provides read-only access. As oppose to operator (2), which is provides read / write access by returning an object of type </text:span><text:span text:style-name="T442"><text:bookmark-ref text:reference-format="text" text:ref-name="__RefHeading__16806_200604027">CBTreeIteratorSubScriptWrapper</text:bookmark-ref></text:span><text:span text:style-name="T442">. The afore mentioned object will provide read access via its overloaded assignment operator and write access via its overloaded cast operator.</text:span></text:p>
      <text:p text:style-name="P43"/>
      <text:p text:style-name="P43"/>
      <text:h text:style-name="P1681" text:outline-level="4"><text:bookmark-start text:name="__RefHeading__14221_6799888361"/>Assignment Operator<text:bookmark-end text:name="__RefHeading__14221_6799888361"/></text:h>
      <text:p text:style-name="P46"/>
      <text:p text:style-name="P1137">CBTreeReverseIterator &amp; operator= (const CBTreeReverseIterator &amp;rIter)</text:p>
      <text:p text:style-name="P46"/>
      <text:p text:style-name="P46">Description:</text:p>
      <text:p text:style-name="P313">This operator copies the state of a <text:span text:style-name="T597">source</text:span> iterator to th<text:span text:style-name="T443">e target</text:span> instance.</text:p>
      <text:p text:style-name="P313"/>
      <text:p text:style-name="P379">Input parameter:</text:p>
      <text:p text:style-name="P313">rIter<text:tab/><text:tab/>- reference to <text:span text:style-name="T597">source</text:span> iterator instance</text:p>
      <text:p text:style-name="P266"/>
      <text:p text:style-name="P240">Remarks:</text:p>
      <text:p text:style-name="P534"><text:span text:style-name="T35">This operator copies the state of a </text:span><text:span text:style-name="T80">source</text:span><text:span text:style-name="T35"> iterator to th</text:span><text:span text:style-name="T79">e target</text:span><text:span text:style-name="T35"> instance. </text:span>If the <text:span text:style-name="T597">source</text:span> iterator rIter is associated with a different b-tree container than th<text:span text:style-name="T430">e target</text:span> iterator, then the assignment operator unregisters th<text:span text:style-name="T430">e target</text:span> iterator <text:span text:style-name="T430">from</text:span> its associated container. In any event, th<text:span text:style-name="T430">e</text:span> operator then copies the state of the <text:span text:style-name="T597">source</text:span> iterator across. If <text:span text:style-name="T420">the target iterator was previously unregistered, then it is registered with the new container instance.</text:span></text:p>
      <text:p text:style-name="P515"/>
      <text:p text:style-name="P240">Return value:</text:p>
      <text:p text:style-name="P318">The return value is a reference to the updated iterator.</text:p>
      <text:p text:style-name="P279"/>
      <text:p text:style-name="P279"/>
      <text:h text:style-name="P1681" text:outline-level="4"><text:bookmark-start text:name="__RefHeading__14223_6799888361"/><text:soft-page-break/>Sub-Script Operators<text:bookmark-end text:name="__RefHeading__14223_6799888361"/></text:h>
      <text:p text:style-name="P46"/>
      <text:p text:style-name="P1133">1)</text:p>
      <text:p text:style-name="P1200"><text:span text:style-name="T256">CBTreeIteratorSubScriptWrapper&lt;_ti_container&gt; </text:span><text:span text:style-name="T236">operator[] (const int nPos)</text:span></text:p>
      <text:p text:style-name="P1133">2)</text:p>
      <text:p text:style-name="P1144">CBTreeIteratorSubScriptWrapper&lt;_ti_container&gt; operator[] (const sizetype_t nPos)</text:p>
      <text:p text:style-name="P46"/>
      <text:p text:style-name="P46">Description:</text:p>
      <text:p text:style-name="P330">Th<text:span text:style-name="T437">ese</text:span> operator<text:span text:style-name="T437">s</text:span> provide access to <text:span text:style-name="T437">a</text:span> data <text:span text:style-name="T422">item</text:span> <text:span text:style-name="T437">relative to the position </text:span>th<text:span text:style-name="T430">e</text:span> iterator is pointing at.</text:p>
      <text:p text:style-name="P388"/>
      <text:p text:style-name="P223">Input parameters:</text:p>
      <text:p text:style-name="P358">nPos<text:tab/><text:tab/>- specifies relative position the iterator is currently pointing at</text:p>
      <text:p text:style-name="P266"/>
      <text:p text:style-name="P362">Remarks:</text:p>
      <text:p text:style-name="P536">To access a data item within the container th<text:span text:style-name="T430">e</text:span> iterator is associated with, the <text:span text:style-name="T438">sub-script</text:span> operator<text:span text:style-name="T438">s</text:span> <text:span text:style-name="T438">may be </text:span>used. <text:span text:style-name="T438">The current location the iterator is pointing is combined with the input parameter nPos to determine what data item will be accessed. </text:span>If the <text:span text:style-name="T438">result</text:span> is pointing to a location outside of its associated container, then an ::std::out_of_range exception is thrown. <text:span text:style-name="T438">If the location the iterator is pointing at, is outside </text:span>of its associated container, <text:span text:style-name="T438">but the combination with nPos results in a location not exceeding said container, then the access is valid and an exception is not thrown. </text:span>The return <text:span text:style-name="T444">value is an object of type </text:span><text:span text:style-name="T444"><text:bookmark-ref text:reference-format="text" text:ref-name="__RefHeading__16806_200604027">CBTreeIteratorSubScriptWrapper</text:bookmark-ref></text:span><text:span text:style-name="T444">, which provides read / write access.</text:span></text:p>
      <text:p text:style-name="P551">The input parameter nPos of operator (1) may be negative <text:span text:style-name="T587">and due to the subtraction of nPos from the iterator's current position, results in a location prior to what the iterator is pointing at</text:span>.</text:p>
      <text:p text:style-name="P515"/>
      <text:p text:style-name="P240">Return value:</text:p>
      <text:p text:style-name="P338">The return value <text:span text:style-name="T444">is an object of type </text:span><text:span text:style-name="T444"><text:bookmark-ref text:reference-format="text" text:ref-name="__RefHeading__16806_200604027">CBTreeIteratorSubScriptWrapper</text:bookmark-ref></text:span><text:span text:style-name="T444">, which provides read / write access. Said object allows for read access via its overloaded assignment operator and write access via its overloaded cast operator.</text:span></text:p>
      <text:p text:style-name="P46"/>
      <text:p text:style-name="P697"/>
      <text:h text:style-name="Heading_20_3" text:outline-level="3"><text:bookmark-start text:name="__RefHeading__16806_200604027"/>CBTreeIteratorSubScriptWrapper<text:bookmark-end text:name="__RefHeading__16806_200604027"/></text:h>
      <text:p text:style-name="P596"/>
      <text:p text:style-name="P698"><text:tab/>As it <text:span text:style-name="T597">can </text:span>be <text:span text:style-name="T597">seen in the sections</text:span> above, there are two types of iterators. One of those types is read-only, such as <text:bookmark-ref text:reference-format="text" text:ref-name="__RefHeading__16548_200604027">CBTreeConstIterator</text:bookmark-ref> and <text:bookmark-ref text:reference-format="text" text:ref-name="__RefHeading__20931_200604027">CBTreeConstReverseIterator</text:bookmark-ref>, and the other type is read-write capable, like <text:bookmark-ref text:reference-format="text" text:ref-name="__RefHeading__21465_200604027">CBTreeIterator</text:bookmark-ref> and <text:bookmark-ref text:reference-format="text" text:ref-name="__RefHeading__26247_200604027">CBTreeReverseIterator</text:bookmark-ref>. While the read-only types indirection operator returns a reference to an internal buffer, and thus making it impossible to manipulate the container's content, the read-write types need an arbiter to class, which is telling the <text:soft-page-break/><text:span text:style-name="T451">iterator's </text:span>container if a read or a write operation has to be performed. <text:span text:style-name="T451">A reference cannot be returned in case a latter type is in use, since it is not known what data layer type is in use and a would-be returned reference could potentially point at a cache inside the data layer. Manipulations of said cache via a reference are hard to detect and more to the point, a cache can be overwritten at any point in time. To work around this problem the afore mentioned arbiter class is needed. </text:span>The C. class acts as <text:span text:style-name="T452">that arbiter and is retuned by the iterator types </text:span><text:bookmark-ref text:reference-format="text" text:ref-name="__RefHeading__21465_200604027">CBTreeIterator</text:bookmark-ref> and <text:bookmark-ref text:reference-format="text" text:ref-name="__RefHeading__26247_200604027">CBTreeReverseIterator</text:bookmark-ref> <text:span text:style-name="T452">indirection and sub-script operators. C. has a cast operator which handles read operations and an assignment operator which handles writes.</text:span></text:p>
      <text:p text:style-name="P596"/>
      <text:p text:style-name="P596"/>
      <text:h text:style-name="Heading_20_4" text:outline-level="4"><text:bookmark-start text:name="__RefHeading__13294_1997614794"/>Constructor<text:bookmark-end text:name="__RefHeading__13294_1997614794"/></text:h>
      <text:p text:style-name="P596"/>
      <text:p text:style-name="P1148">CBTreeIteratorSubScriptWrapper&lt;_ti_container&gt; (const CBTreeIterator&lt;_ti_container&gt; &amp;rInstance, sizetype_t nPos)</text:p>
      <text:p text:style-name="P596"/>
      <text:p text:style-name="P44">Description:</text:p>
      <text:p text:style-name="P392">This constructor initialises an iterator read-write access wrapper instance.</text:p>
      <text:p text:style-name="P304"/>
      <text:p text:style-name="P693">Input parameter:</text:p>
      <text:p text:style-name="P51">rI<text:span text:style-name="T59">nstance<text:tab/>- </text:span><text:span text:style-name="T60">references </text:span><text:span text:style-name="T70">to read-write capable iterator</text:span></text:p>
      <text:p text:style-name="P392">nPos<text:tab/><text:tab/>- specifies the <text:span text:style-name="T598">realtive</text:span> location to be accessed</text:p>
      <text:p text:style-name="P391"/>
      <text:p text:style-name="P693">Remark<text:span text:style-name="T453">s</text:span>:</text:p>
      <text:p text:style-name="P699">This <text:span text:style-name="T60">constructor initialises an iterator read-write access wrapper instance, </text:span><text:span text:style-name="T53">which usually is used as a nameless instance by the calling application. </text:span><text:span text:style-name="T70">A copy of the iterator reference and the </text:span><text:span text:style-name="T71">releative location </text:span><text:span text:style-name="T70">parameter nPos are take for later use, when it is decided if a read or write operation has to take place.</text:span></text:p>
      <text:p text:style-name="P693"/>
      <text:p text:style-name="P38"/>
      <text:h text:style-name="Heading_20_4" text:outline-level="4"><text:bookmark-start text:name="__RefHeading__13296_1997614794"/>Assignment Operator<text:bookmark-end text:name="__RefHeading__13296_1997614794"/></text:h>
      <text:p text:style-name="P596"/>
      <text:p text:style-name="P1179">CBTreeIteratorSubScriptWrapper&lt;_ti_container&gt; &amp; operator= (const <text:span text:style-name="T789">value_type</text:span> &amp;rData)</text:p>
      <text:p text:style-name="P596"/>
      <text:p text:style-name="P47">Description:</text:p>
      <text:p text:style-name="P314">This operator <text:span text:style-name="T453">handles writes to a read-write capable iterator.</text:span></text:p>
      <text:p text:style-name="P314"/>
      <text:p text:style-name="P380"><text:soft-page-break/>Input parameter:</text:p>
      <text:p text:style-name="P314">r<text:span text:style-name="T453">Data</text:span><text:tab/><text:tab/>- reference<text:span text:style-name="T453">s</text:span> <text:span text:style-name="T453">a data item to be written</text:span></text:p>
      <text:p text:style-name="P267"/>
      <text:p text:style-name="P241">Remarks:</text:p>
      <text:p text:style-name="P563">When a read-write iterator has been written to, then this operator of the returned access wrapper class instance handles it. The location the data will be written to, is the <text:span text:style-name="T598">location of the read-write iterator rInstance combined with the relative</text:span> location nPos. <text:span text:style-name="T598">If the resulting location in exceeding the container size the iterator is associated with, then an ::std::out_of_range exception is thrown. In case the iterator is not associated with a container instance at all, then an ::std::runtime_error exception is thrown.</text:span></text:p>
      <text:p text:style-name="P516"/>
      <text:p text:style-name="P241">Return value:</text:p>
      <text:p text:style-name="P319">The return value is a reference to the <text:span text:style-name="T453">wrapper class instance</text:span>.</text:p>
      <text:p text:style-name="P700"/>
      <text:p text:style-name="P596"/>
      <text:h text:style-name="Heading_20_4" text:outline-level="4"><text:bookmark-start text:name="__RefHeading__13298_1997614794"/>Cast Operator<text:bookmark-end text:name="__RefHeading__13298_1997614794"/></text:h>
      <text:p text:style-name="P596"/>
      <text:p text:style-name="P1179">operator const <text:span text:style-name="T789">value_type</text:span> &amp; ()</text:p>
      <text:p text:style-name="P596"/>
      <text:p text:style-name="P47">Description:</text:p>
      <text:p text:style-name="P315">This operator <text:span text:style-name="T453">handles reads to a read-write capable iterator.</text:span></text:p>
      <text:p text:style-name="P314"/>
      <text:p text:style-name="P241">Remarks:</text:p>
      <text:p text:style-name="P564">When a read-write iterator <text:span text:style-name="T454">is</text:span> be<text:span text:style-name="T454">ing</text:span> <text:span text:style-name="T454">read from</text:span>, then this operator of the returned access wrapper class instance handles it. The location the data <text:span text:style-name="T454">is returned from</text:span>, is the <text:span text:style-name="T598">location of the read-write iterator rInstance combined with the relative</text:span> location nPos. <text:span text:style-name="T598">If the resulting location in exceeding the container size the iterator is associated with, then an ::std::out_of_range exception is thrown. In case the iterator is not associated with a container instance at all, then an ::std::runtime_error exception is thrown.</text:span></text:p>
      <text:p text:style-name="P564"/>
      <text:p text:style-name="P241">Return value:</text:p>
      <text:p text:style-name="P319">The return value is a reference to <text:span text:style-name="T454">an internal buffer, which contains a copy of the data item in question</text:span>.</text:p>
      <text:p text:style-name="P700"/>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2" svg:font-family="Mangal"/>
    <style:font-face style:name="Consolas1" svg:font-family="Consolas" style:font-family-generic="roman"/>
    <style:font-face style:name="Liberation Sans3" svg:font-family="'Liberation Sans'" style:font-family-generic="swiss"/>
    <style:font-face style:name="Liberation Sans2" svg:font-family="'Liberation Sans'" style:font-adornments="Regular" style:font-family-generic="swiss"/>
    <style:font-face style:name="Consolas2" svg:font-family="Consolas" style:font-family-generic="modern" style:font-pitch="fixed"/>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SimSun1" svg:font-family="SimSun"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10" draw:display-name="Dashed (var) 10" draw:style="rect" draw:dots1="1" draw:dots1-length="0.009cm" draw:dots2="1" draw:dots2-length="0.009cm" draw:distance="0.009cm"/>
    <draw:stroke-dash draw:name="Dashed_20__28_var_29__20_11" draw:display-name="Dashed (var) 11" draw:style="rect" draw:dots1="1" draw:dots1-length="0.009cm" draw:dots2="1" draw:dots2-length="0.009cm" draw:distance="0.009cm"/>
    <draw:stroke-dash draw:name="Dashed_20__28_var_29__20_12" draw:display-name="Dashed (var) 12" draw:style="rect" draw:dots1="1" draw:dots1-length="0.009cm" draw:dots2="1" draw:dots2-length="0.009cm" draw:distance="0.009cm"/>
    <draw:stroke-dash draw:name="Dashed_20__28_var_29__20_13" draw:display-name="Dashed (var) 13" draw:style="rect" draw:dots1="1" draw:dots1-length="0.009cm" draw:dots2="1" draw:dots2-length="0.009cm" draw:distance="0.009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Dashed_20__28_var_29__20_6" draw:display-name="Dashed (var) 6" draw:style="rect" draw:dots1="1" draw:dots1-length="63%" draw:distance="63%"/>
    <draw:stroke-dash draw:name="Dashed_20__28_var_29__20_7" draw:display-name="Dashed (var) 7" draw:style="rect" draw:dots1="1" draw:dots1-length="63%" draw:distance="63%"/>
    <draw:stroke-dash draw:name="Dashed_20__28_var_29__20_8" draw:display-name="Dashed (var) 8" draw:style="rect" draw:dots1="1" draw:dots1-length="63%" draw:distance="63%"/>
    <draw:stroke-dash draw:name="Dashed_20__28_var_29__20_9" draw:display-name="Dashed (var) 9" draw:style="rect" draw:dots1="1" draw:dots1-length="0.009cm" draw:dots2="1" draw:dots2-length="0.009cm" draw:distance="0.009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default-outline-level="6" style:list-style-name="" style:class="text">
      <style:paragraph-properties text:number-lines="true" text:line-number="0"/>
    </style:style>
    <style:style style:name="Contents_20_6" style:display-name="Contents 6" style:family="paragraph" style:parent-style-name="Index" style:default-outline-level="" style:class="index">
      <loext:graphic-properties draw:fill-image-width="0cm" draw:fill-image-height="0cm"/>
      <style:paragraph-properties fo:margin-left="2.499cm" fo:margin-right="0cm" fo:text-indent="0cm" style:auto-text-indent="false" style:shadow="non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7:21:04.102000000</meta:creation-date>
    <dc:date>2016-10-31T09:44:26.222000000</dc:date>
    <meta:editing-duration>P30DT2H40M41S</meta:editing-duration>
    <meta:editing-cycles>709</meta:editing-cycles>
    <meta:generator>LibreOffice/5.1.5.2$Windows_x86 LibreOffice_project/7a864d8825610a8c07cfc3bc01dd4fce6a9447e5</meta:generator>
    <meta:document-statistic meta:table-count="29" meta:image-count="0" meta:object-count="0" meta:page-count="208" meta:paragraph-count="3827" meta:word-count="52466" meta:character-count="333586" meta:non-whitespace-character-count="284162"/>
  </office:meta>
</office:document-meta>
</file>